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29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0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5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ffff00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 style:data-style-name="N105">
      <style:table-cell-properties fo:background-color="#ffff00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 style:data-style-name="N105">
      <style:table-cell-properties fo:background-color="#ffff00"/>
      <style:text-properties fo:font-style="italic" style:font-style-asian="italic" style:font-style-complex="italic"/>
    </style:style>
    <style:style style:name="ce6" style:family="table-cell" style:parent-style-name="Default" style:data-style-name="N106"/>
    <style:style style:name="ce7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eriod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razon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140" calcext:value-type="float">
            <text:p>5140</text:p>
          </table:table-cell>
          <table:table-cell office:value-type="float" office:value="20" calcext:value-type="float">
            <text:p>20</text:p>
          </table:table-cell>
          <table:table-cell table:formula="of:=[.C2]/[.B2]" office:value-type="float" office:value="0.00389105058365759" calcext:value-type="float">
            <text:p>0,003891050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580" calcext:value-type="float">
            <text:p>2580</text:p>
          </table:table-cell>
          <table:table-cell office:value-type="float" office:value="20" calcext:value-type="float">
            <text:p>20</text:p>
          </table:table-cell>
          <table:table-cell table:formula="of:=[.C3]/[.B3]" office:value-type="float" office:value="0.00775193798449612" calcext:value-type="float">
            <text:p>0,007751938</text:p>
          </table:table-cell>
        </table:table-row>
      </table:table>
      <table:table table:name="L=2" table:style-name="ta1">
        <table:table-column table:style-name="co2" table:default-cell-style-name="Default"/>
        <table:table-column table:style-name="co1" table:default-cell-style-name="ce6"/>
        <table:table-column table:style-name="co3" table:default-cell-style-name="ce6"/>
        <table:table-column table:style-name="co1" table:number-columns-repeated="3" table:default-cell-style-name="ce6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ter value</text:p>
          </table:table-cell>
          <table:table-cell table:style-name="ce2" office:value-type="float" office:value="0.5" calcext:value-type="float">
            <text:p>0,500</text:p>
          </table:table-cell>
          <table:table-cell table:style-name="Default" office:value-type="string" calcext:value-type="string">
            <text:p>Between -1 and 1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cale</text:p>
          </table:table-cell>
          <table:table-cell table:style-name="ce3" table:formula="of:=2^[.D2]-1" office:value-type="float" office:value="4095" calcext:value-type="float">
            <text:p>4095</text:p>
          </table:table-cell>
          <table:table-cell table:style-name="ce8" office:value-type="string" calcext:value-type="string">
            <text:p>Bits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table:style-name="ce4" table:formula="of:=[.B1]*[.B2]" office:value-type="float" office:value="2047.5" calcext:value-type="float">
            <text:p>2047,500</text:p>
          </table:table-cell>
          <table:table-cell table:style-name="ce8" office:value-type="string" calcext:value-type="string">
            <text:p>Output weight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sult</text:p>
          </table:table-cell>
          <table:table-cell table:style-name="ce5" table:formula="of:=AVERAGE([.A9:.A2009])" office:value-type="float" office:value="2049.02348825587" calcext:value-type="float">
            <text:p>2049,023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Maximum (bits)</text:p>
          </table:table-cell>
          <table:table-cell table:formula="of:=LOG(ABS(MAX([.B8:.B2009]));2)" office:value-type="float" office:value="13.7654415085202" calcext:value-type="float">
            <text:p>13,8</text:p>
          </table:table-cell>
          <table:table-cell table:formula="of:=LOG(MAX([.C8:.C2009]);2)" office:value-type="float" office:value="13.2629023171113" calcext:value-type="float">
            <text:p>13,3</text:p>
          </table:table-cell>
          <table:table-cell table:formula="of:=LOG(MAX([.D8:.D2009]);2)" office:value-type="float" office:value="13.2629023171113" calcext:value-type="float">
            <text:p>13,3</text:p>
          </table:table-cell>
          <table:table-cell table:formula="of:=LOG(MAX([.E8:.E2009]);2)" office:value-type="float" office:value="14.2629023171113" calcext:value-type="float">
            <text:p>14,3</text:p>
          </table:table-cell>
          <table:table-cell table:formula="of:=LOG(MAX([.F8:.F2009]);2)" office:value-type="float" office:value="13.2629023171113" calcext:value-type="float">
            <text:p>13,3</text:p>
          </table:table-cell>
          <table:table-cell/>
          <table:table-cell office:value-type="string" calcext:value-type="string">
            <text:p>Internal bit width</text:p>
          </table:table-cell>
          <table:table-cell table:style-name="ce6" table:formula="of:=MAX([.B5:.F6])" office:value-type="float" office:value="14.2629023171113" calcext:value-type="float">
            <text:p>14,3</text:p>
          </table:table-cell>
        </table:table-row>
        <table:table-row table:style-name="ro1">
          <table:table-cell table:style-name="ce1" office:value-type="string" calcext:value-type="string">
            <text:p>Minimum (bits)</text:p>
          </table:table-cell>
          <table:table-cell table:formula="of:=LOG(ABS(MIN([.B8:.B2009]));2)" office:value-type="float" office:value="13.0507839563649" calcext:value-type="float">
            <text:p>13,1</text:p>
          </table:table-cell>
          <table:table-cell table:formula="of:=LOG(ABS(MIN([.C8:.C2009]));2)" office:value-type="float" office:value="12.0998408990007" calcext:value-type="float">
            <text:p>12,1</text:p>
          </table:table-cell>
          <table:table-cell table:formula="of:=LOG(ABS(MIN([.D8:.D2009]));2)" office:value-type="float" office:value="12.0998408990007" calcext:value-type="float">
            <text:p>12,1</text:p>
          </table:table-cell>
          <table:table-cell table:formula="of:=LOG(ABS(MIN([.E8:.E2009]));2)" office:value-type="float" office:value="13.0998408990007" calcext:value-type="float">
            <text:p>13,1</text:p>
          </table:table-cell>
          <table:table-cell table:formula="of:=LOG(ABS(MIN([.F8:.F2009]));2)" office:value-type="float" office:value="12.0998408990007" calcext:value-type="float">
            <text:p>12,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rror [-1]</text:p>
          </table:table-cell>
          <table:table-cell table:style-name="ce1" office:value-type="string" calcext:value-type="string">
            <text:p>Error [-1] * 2</text:p>
          </table:table-cell>
          <table:table-cell table:style-name="ce1" office:value-type="string" calcext:value-type="string">
            <text:p>Error [-2]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</text:p>
          </table:table-cell>
          <table:table-cell table:formula="of:=[.$B$3]" office:value-type="float" office:value="2047.5" calcext:value-type="float">
            <text:p>2047,5</text:p>
          </table:table-cell>
          <table:table-cell table:number-columns-repeated="3" office:value-type="float" office:value="0" calcext:value-type="float">
            <text:p>0,0</text:p>
          </table:table-cell>
          <table:table-cell table:number-columns-repeated="3"/>
        </table:table-row>
        <table:table-row table:style-name="ro1">
          <table:table-cell table:formula="of:=IF([.B9]&gt;=0;1;-1)*(2^[.$D$3])" office:value-type="float" office:value="4096" calcext:value-type="float">
            <text:p>4096</text:p>
          </table:table-cell>
          <table:table-cell table:formula="of:=[.$B$3]+[.E9]-[.F9]" office:value-type="float" office:value="6142.5" calcext:value-type="float">
            <text:p>6142,5</text:p>
          </table:table-cell>
          <table:table-cell table:formula="of:=[.B9]-[.A9]" office:value-type="float" office:value="2046.5" calcext:value-type="float">
            <text:p>2046,5</text:p>
          </table:table-cell>
          <table:table-cell table:formula="of:=[.C8]" office:value-type="float" office:value="2047.5" calcext:value-type="float">
            <text:p>2047,5</text:p>
          </table:table-cell>
          <table:table-cell table:formula="of:=[.D9]*2" office:value-type="float" office:value="4095" calcext:value-type="float">
            <text:p>4095,0</text:p>
          </table:table-cell>
          <table:table-cell table:formula="of:=[.D8]" office:value-type="float" office:value="0" calcext:value-type="float">
            <text:p>0,0</text:p>
          </table:table-cell>
          <table:table-cell table:number-columns-repeated="3"/>
        </table:table-row>
        <table:table-row table:style-name="ro1">
          <table:table-cell table:formula="of:=IF([.B10]&gt;=0;1;-1)*(2^[.$D$3])" office:value-type="float" office:value="4096" calcext:value-type="float">
            <text:p>4096</text:p>
          </table:table-cell>
          <table:table-cell table:formula="of:=[.$B$3]+[.E10]-[.F10]" office:value-type="float" office:value="4093" calcext:value-type="float">
            <text:p>4093,0</text:p>
          </table:table-cell>
          <table:table-cell table:formula="of:=[.B10]-[.A10]" office:value-type="float" office:value="-3" calcext:value-type="float">
            <text:p>-3,0</text:p>
          </table:table-cell>
          <table:table-cell table:formula="of:=[.C9]" office:value-type="float" office:value="2046.5" calcext:value-type="float">
            <text:p>2046,5</text:p>
          </table:table-cell>
          <table:table-cell table:formula="of:=[.D10]*2" office:value-type="float" office:value="4093" calcext:value-type="float">
            <text:p>4093,0</text:p>
          </table:table-cell>
          <table:table-cell table:formula="of:=[.D9]" office:value-type="float" office:value="2047.5" calcext:value-type="float">
            <text:p>2047,5</text:p>
          </table:table-cell>
          <table:table-cell table:number-columns-repeated="3"/>
        </table:table-row>
        <table:table-row table:style-name="ro1">
          <table:table-cell table:formula="of:=IF([.B11]&gt;=0;1;-1)*(2^[.$D$3])" office:value-type="float" office:value="-4096" calcext:value-type="float">
            <text:p>-4096</text:p>
          </table:table-cell>
          <table:table-cell table:formula="of:=[.$B$3]+[.E11]-[.F11]" office:value-type="float" office:value="-5" calcext:value-type="float">
            <text:p>-5,0</text:p>
          </table:table-cell>
          <table:table-cell table:formula="of:=[.B11]-[.A11]" office:value-type="float" office:value="4091" calcext:value-type="float">
            <text:p>4091,0</text:p>
          </table:table-cell>
          <table:table-cell table:formula="of:=[.C10]" office:value-type="float" office:value="-3" calcext:value-type="float">
            <text:p>-3,0</text:p>
          </table:table-cell>
          <table:table-cell table:formula="of:=[.D11]*2" office:value-type="float" office:value="-6" calcext:value-type="float">
            <text:p>-6,0</text:p>
          </table:table-cell>
          <table:table-cell table:formula="of:=[.D10]" office:value-type="float" office:value="2046.5" calcext:value-type="float">
            <text:p>2046,5</text:p>
          </table:table-cell>
          <table:table-cell table:number-columns-repeated="3"/>
        </table:table-row>
        <table:table-row table:style-name="ro1">
          <table:table-cell table:formula="of:=IF([.B12]&gt;=0;1;-1)*(2^[.$D$3])" office:value-type="float" office:value="4096" calcext:value-type="float">
            <text:p>4096</text:p>
          </table:table-cell>
          <table:table-cell table:formula="of:=[.$B$3]+[.E12]-[.F12]" office:value-type="float" office:value="10232.5" calcext:value-type="float">
            <text:p>10232,5</text:p>
          </table:table-cell>
          <table:table-cell table:formula="of:=[.B12]-[.A12]" office:value-type="float" office:value="6136.5" calcext:value-type="float">
            <text:p>6136,5</text:p>
          </table:table-cell>
          <table:table-cell table:formula="of:=[.C11]" office:value-type="float" office:value="4091" calcext:value-type="float">
            <text:p>4091,0</text:p>
          </table:table-cell>
          <table:table-cell table:formula="of:=[.D12]*2" office:value-type="float" office:value="8182" calcext:value-type="float">
            <text:p>8182,0</text:p>
          </table:table-cell>
          <table:table-cell table:formula="of:=[.D11]" office:value-type="float" office:value="-3" calcext:value-type="float">
            <text:p>-3,0</text:p>
          </table:table-cell>
          <table:table-cell table:number-columns-repeated="3"/>
        </table:table-row>
        <table:table-row table:style-name="ro1">
          <table:table-cell table:formula="of:=IF([.B13]&gt;=0;1;-1)*(2^[.$D$3])" office:value-type="float" office:value="4096" calcext:value-type="float">
            <text:p>4096</text:p>
          </table:table-cell>
          <table:table-cell table:formula="of:=[.$B$3]+[.E13]-[.F13]" office:value-type="float" office:value="10229.5" calcext:value-type="float">
            <text:p>10229,5</text:p>
          </table:table-cell>
          <table:table-cell table:formula="of:=[.B13]-[.A13]" office:value-type="float" office:value="6133.5" calcext:value-type="float">
            <text:p>6133,5</text:p>
          </table:table-cell>
          <table:table-cell table:formula="of:=[.C12]" office:value-type="float" office:value="6136.5" calcext:value-type="float">
            <text:p>6136,5</text:p>
          </table:table-cell>
          <table:table-cell table:formula="of:=[.D13]*2" office:value-type="float" office:value="12273" calcext:value-type="float">
            <text:p>12273,0</text:p>
          </table:table-cell>
          <table:table-cell table:formula="of:=[.D12]" office:value-type="float" office:value="4091" calcext:value-type="float">
            <text:p>4091,0</text:p>
          </table:table-cell>
          <table:table-cell table:number-columns-repeated="3"/>
        </table:table-row>
        <table:table-row table:style-name="ro1">
          <table:table-cell table:formula="of:=IF([.B14]&gt;=0;1;-1)*(2^[.$D$3])" office:value-type="float" office:value="4096" calcext:value-type="float">
            <text:p>4096</text:p>
          </table:table-cell>
          <table:table-cell table:formula="of:=[.$B$3]+[.E14]-[.F14]" office:value-type="float" office:value="8178" calcext:value-type="float">
            <text:p>8178,0</text:p>
          </table:table-cell>
          <table:table-cell table:formula="of:=[.B14]-[.A14]" office:value-type="float" office:value="4082" calcext:value-type="float">
            <text:p>4082,0</text:p>
          </table:table-cell>
          <table:table-cell table:formula="of:=[.C13]" office:value-type="float" office:value="6133.5" calcext:value-type="float">
            <text:p>6133,5</text:p>
          </table:table-cell>
          <table:table-cell table:formula="of:=[.D14]*2" office:value-type="float" office:value="12267" calcext:value-type="float">
            <text:p>12267,0</text:p>
          </table:table-cell>
          <table:table-cell table:formula="of:=[.D13]" office:value-type="float" office:value="6136.5" calcext:value-type="float">
            <text:p>6136,5</text:p>
          </table:table-cell>
          <table:table-cell table:number-columns-repeated="3"/>
        </table:table-row>
        <table:table-row table:style-name="ro1">
          <table:table-cell table:formula="of:=IF([.B15]&gt;=0;1;-1)*(2^[.$D$3])" office:value-type="float" office:value="4096" calcext:value-type="float">
            <text:p>4096</text:p>
          </table:table-cell>
          <table:table-cell table:formula="of:=[.$B$3]+[.E15]-[.F15]" office:value-type="float" office:value="4078" calcext:value-type="float">
            <text:p>4078,0</text:p>
          </table:table-cell>
          <table:table-cell table:formula="of:=[.B15]-[.A15]" office:value-type="float" office:value="-18" calcext:value-type="float">
            <text:p>-18,0</text:p>
          </table:table-cell>
          <table:table-cell table:formula="of:=[.C14]" office:value-type="float" office:value="4082" calcext:value-type="float">
            <text:p>4082,0</text:p>
          </table:table-cell>
          <table:table-cell table:formula="of:=[.D15]*2" office:value-type="float" office:value="8164" calcext:value-type="float">
            <text:p>8164,0</text:p>
          </table:table-cell>
          <table:table-cell table:formula="of:=[.D14]" office:value-type="float" office:value="6133.5" calcext:value-type="float">
            <text:p>6133,5</text:p>
          </table:table-cell>
          <table:table-cell table:number-columns-repeated="3"/>
        </table:table-row>
        <table:table-row table:style-name="ro1">
          <table:table-cell table:formula="of:=IF([.B16]&gt;=0;1;-1)*(2^[.$D$3])" office:value-type="float" office:value="-4096" calcext:value-type="float">
            <text:p>-4096</text:p>
          </table:table-cell>
          <table:table-cell table:formula="of:=[.$B$3]+[.E16]-[.F16]" office:value-type="float" office:value="-2070.5" calcext:value-type="float">
            <text:p>-2070,5</text:p>
          </table:table-cell>
          <table:table-cell table:formula="of:=[.B16]-[.A16]" office:value-type="float" office:value="2025.5" calcext:value-type="float">
            <text:p>2025,5</text:p>
          </table:table-cell>
          <table:table-cell table:formula="of:=[.C15]" office:value-type="float" office:value="-18" calcext:value-type="float">
            <text:p>-18,0</text:p>
          </table:table-cell>
          <table:table-cell table:formula="of:=[.D16]*2" office:value-type="float" office:value="-36" calcext:value-type="float">
            <text:p>-36,0</text:p>
          </table:table-cell>
          <table:table-cell table:formula="of:=[.D15]" office:value-type="float" office:value="4082" calcext:value-type="float">
            <text:p>4082,0</text:p>
          </table:table-cell>
          <table:table-cell table:number-columns-repeated="3"/>
        </table:table-row>
        <table:table-row table:style-name="ro1">
          <table:table-cell table:formula="of:=IF([.B17]&gt;=0;1;-1)*(2^[.$D$3])" office:value-type="float" office:value="4096" calcext:value-type="float">
            <text:p>4096</text:p>
          </table:table-cell>
          <table:table-cell table:formula="of:=[.$B$3]+[.E17]-[.F17]" office:value-type="float" office:value="6116.5" calcext:value-type="float">
            <text:p>6116,5</text:p>
          </table:table-cell>
          <table:table-cell table:formula="of:=[.B17]-[.A17]" office:value-type="float" office:value="2020.5" calcext:value-type="float">
            <text:p>2020,5</text:p>
          </table:table-cell>
          <table:table-cell table:formula="of:=[.C16]" office:value-type="float" office:value="2025.5" calcext:value-type="float">
            <text:p>2025,5</text:p>
          </table:table-cell>
          <table:table-cell table:formula="of:=[.D17]*2" office:value-type="float" office:value="4051" calcext:value-type="float">
            <text:p>4051,0</text:p>
          </table:table-cell>
          <table:table-cell table:formula="of:=[.D16]" office:value-type="float" office:value="-18" calcext:value-type="float">
            <text:p>-18,0</text:p>
          </table:table-cell>
          <table:table-cell table:number-columns-repeated="3"/>
        </table:table-row>
        <table:table-row table:style-name="ro1">
          <table:table-cell table:formula="of:=IF([.B18]&gt;=0;1;-1)*(2^[.$D$3])" office:value-type="float" office:value="4096" calcext:value-type="float">
            <text:p>4096</text:p>
          </table:table-cell>
          <table:table-cell table:formula="of:=[.$B$3]+[.E18]-[.F18]" office:value-type="float" office:value="4063" calcext:value-type="float">
            <text:p>4063,0</text:p>
          </table:table-cell>
          <table:table-cell table:formula="of:=[.B18]-[.A18]" office:value-type="float" office:value="-33" calcext:value-type="float">
            <text:p>-33,0</text:p>
          </table:table-cell>
          <table:table-cell table:formula="of:=[.C17]" office:value-type="float" office:value="2020.5" calcext:value-type="float">
            <text:p>2020,5</text:p>
          </table:table-cell>
          <table:table-cell table:formula="of:=[.D18]*2" office:value-type="float" office:value="4041" calcext:value-type="float">
            <text:p>4041,0</text:p>
          </table:table-cell>
          <table:table-cell table:formula="of:=[.D17]" office:value-type="float" office:value="2025.5" calcext:value-type="float">
            <text:p>2025,5</text:p>
          </table:table-cell>
          <table:table-cell table:number-columns-repeated="3"/>
        </table:table-row>
        <table:table-row table:style-name="ro1">
          <table:table-cell table:formula="of:=IF([.B19]&gt;=0;1;-1)*(2^[.$D$3])" office:value-type="float" office:value="-4096" calcext:value-type="float">
            <text:p>-4096</text:p>
          </table:table-cell>
          <table:table-cell table:formula="of:=[.$B$3]+[.E19]-[.F19]" office:value-type="float" office:value="-39" calcext:value-type="float">
            <text:p>-39,0</text:p>
          </table:table-cell>
          <table:table-cell table:formula="of:=[.B19]-[.A19]" office:value-type="float" office:value="4057" calcext:value-type="float">
            <text:p>4057,0</text:p>
          </table:table-cell>
          <table:table-cell table:formula="of:=[.C18]" office:value-type="float" office:value="-33" calcext:value-type="float">
            <text:p>-33,0</text:p>
          </table:table-cell>
          <table:table-cell table:formula="of:=[.D19]*2" office:value-type="float" office:value="-66" calcext:value-type="float">
            <text:p>-66,0</text:p>
          </table:table-cell>
          <table:table-cell table:formula="of:=[.D18]" office:value-type="float" office:value="2020.5" calcext:value-type="float">
            <text:p>2020,5</text:p>
          </table:table-cell>
          <table:table-cell table:number-columns-repeated="3"/>
        </table:table-row>
        <table:table-row table:style-name="ro1">
          <table:table-cell table:formula="of:=IF([.B20]&gt;=0;1;-1)*(2^[.$D$3])" office:value-type="float" office:value="4096" calcext:value-type="float">
            <text:p>4096</text:p>
          </table:table-cell>
          <table:table-cell table:formula="of:=[.$B$3]+[.E20]-[.F20]" office:value-type="float" office:value="10194.5" calcext:value-type="float">
            <text:p>10194,5</text:p>
          </table:table-cell>
          <table:table-cell table:formula="of:=[.B20]-[.A20]" office:value-type="float" office:value="6098.5" calcext:value-type="float">
            <text:p>6098,5</text:p>
          </table:table-cell>
          <table:table-cell table:formula="of:=[.C19]" office:value-type="float" office:value="4057" calcext:value-type="float">
            <text:p>4057,0</text:p>
          </table:table-cell>
          <table:table-cell table:formula="of:=[.D20]*2" office:value-type="float" office:value="8114" calcext:value-type="float">
            <text:p>8114,0</text:p>
          </table:table-cell>
          <table:table-cell table:formula="of:=[.D19]" office:value-type="float" office:value="-33" calcext:value-type="float">
            <text:p>-33,0</text:p>
          </table:table-cell>
          <table:table-cell table:number-columns-repeated="3"/>
        </table:table-row>
        <table:table-row table:style-name="ro1">
          <table:table-cell table:formula="of:=IF([.B21]&gt;=0;1;-1)*(2^[.$D$3])" office:value-type="float" office:value="4096" calcext:value-type="float">
            <text:p>4096</text:p>
          </table:table-cell>
          <table:table-cell table:formula="of:=[.$B$3]+[.E21]-[.F21]" office:value-type="float" office:value="10187.5" calcext:value-type="float">
            <text:p>10187,5</text:p>
          </table:table-cell>
          <table:table-cell table:formula="of:=[.B21]-[.A21]" office:value-type="float" office:value="6091.5" calcext:value-type="float">
            <text:p>6091,5</text:p>
          </table:table-cell>
          <table:table-cell table:formula="of:=[.C20]" office:value-type="float" office:value="6098.5" calcext:value-type="float">
            <text:p>6098,5</text:p>
          </table:table-cell>
          <table:table-cell table:formula="of:=[.D21]*2" office:value-type="float" office:value="12197" calcext:value-type="float">
            <text:p>12197,0</text:p>
          </table:table-cell>
          <table:table-cell table:formula="of:=[.D20]" office:value-type="float" office:value="4057" calcext:value-type="float">
            <text:p>4057,0</text:p>
          </table:table-cell>
          <table:table-cell table:number-columns-repeated="3"/>
        </table:table-row>
        <table:table-row table:style-name="ro1">
          <table:table-cell table:formula="of:=IF([.B22]&gt;=0;1;-1)*(2^[.$D$3])" office:value-type="float" office:value="4096" calcext:value-type="float">
            <text:p>4096</text:p>
          </table:table-cell>
          <table:table-cell table:formula="of:=[.$B$3]+[.E22]-[.F22]" office:value-type="float" office:value="8132" calcext:value-type="float">
            <text:p>8132,0</text:p>
          </table:table-cell>
          <table:table-cell table:formula="of:=[.B22]-[.A22]" office:value-type="float" office:value="4036" calcext:value-type="float">
            <text:p>4036,0</text:p>
          </table:table-cell>
          <table:table-cell table:formula="of:=[.C21]" office:value-type="float" office:value="6091.5" calcext:value-type="float">
            <text:p>6091,5</text:p>
          </table:table-cell>
          <table:table-cell table:formula="of:=[.D22]*2" office:value-type="float" office:value="12183" calcext:value-type="float">
            <text:p>12183,0</text:p>
          </table:table-cell>
          <table:table-cell table:formula="of:=[.D21]" office:value-type="float" office:value="6098.5" calcext:value-type="float">
            <text:p>6098,5</text:p>
          </table:table-cell>
          <table:table-cell table:number-columns-repeated="3"/>
        </table:table-row>
        <table:table-row table:style-name="ro1">
          <table:table-cell table:formula="of:=IF([.B23]&gt;=0;1;-1)*(2^[.$D$3])" office:value-type="float" office:value="4096" calcext:value-type="float">
            <text:p>4096</text:p>
          </table:table-cell>
          <table:table-cell table:formula="of:=[.$B$3]+[.E23]-[.F23]" office:value-type="float" office:value="4028" calcext:value-type="float">
            <text:p>4028,0</text:p>
          </table:table-cell>
          <table:table-cell table:formula="of:=[.B23]-[.A23]" office:value-type="float" office:value="-68" calcext:value-type="float">
            <text:p>-68,0</text:p>
          </table:table-cell>
          <table:table-cell table:formula="of:=[.C22]" office:value-type="float" office:value="4036" calcext:value-type="float">
            <text:p>4036,0</text:p>
          </table:table-cell>
          <table:table-cell table:formula="of:=[.D23]*2" office:value-type="float" office:value="8072" calcext:value-type="float">
            <text:p>8072,0</text:p>
          </table:table-cell>
          <table:table-cell table:formula="of:=[.D22]" office:value-type="float" office:value="6091.5" calcext:value-type="float">
            <text:p>6091,5</text:p>
          </table:table-cell>
          <table:table-cell table:number-columns-repeated="3"/>
        </table:table-row>
        <table:table-row table:style-name="ro1">
          <table:table-cell table:formula="of:=IF([.B24]&gt;=0;1;-1)*(2^[.$D$3])" office:value-type="float" office:value="-4096" calcext:value-type="float">
            <text:p>-4096</text:p>
          </table:table-cell>
          <table:table-cell table:formula="of:=[.$B$3]+[.E24]-[.F24]" office:value-type="float" office:value="-2124.5" calcext:value-type="float">
            <text:p>-2124,5</text:p>
          </table:table-cell>
          <table:table-cell table:formula="of:=[.B24]-[.A24]" office:value-type="float" office:value="1971.5" calcext:value-type="float">
            <text:p>1971,5</text:p>
          </table:table-cell>
          <table:table-cell table:formula="of:=[.C23]" office:value-type="float" office:value="-68" calcext:value-type="float">
            <text:p>-68,0</text:p>
          </table:table-cell>
          <table:table-cell table:formula="of:=[.D24]*2" office:value-type="float" office:value="-136" calcext:value-type="float">
            <text:p>-136,0</text:p>
          </table:table-cell>
          <table:table-cell table:formula="of:=[.D23]" office:value-type="float" office:value="4036" calcext:value-type="float">
            <text:p>4036,0</text:p>
          </table:table-cell>
          <table:table-cell table:number-columns-repeated="3"/>
        </table:table-row>
        <table:table-row table:style-name="ro1">
          <table:table-cell table:formula="of:=IF([.B25]&gt;=0;1;-1)*(2^[.$D$3])" office:value-type="float" office:value="4096" calcext:value-type="float">
            <text:p>4096</text:p>
          </table:table-cell>
          <table:table-cell table:formula="of:=[.$B$3]+[.E25]-[.F25]" office:value-type="float" office:value="6058.5" calcext:value-type="float">
            <text:p>6058,5</text:p>
          </table:table-cell>
          <table:table-cell table:formula="of:=[.B25]-[.A25]" office:value-type="float" office:value="1962.5" calcext:value-type="float">
            <text:p>1962,5</text:p>
          </table:table-cell>
          <table:table-cell table:formula="of:=[.C24]" office:value-type="float" office:value="1971.5" calcext:value-type="float">
            <text:p>1971,5</text:p>
          </table:table-cell>
          <table:table-cell table:formula="of:=[.D25]*2" office:value-type="float" office:value="3943" calcext:value-type="float">
            <text:p>3943,0</text:p>
          </table:table-cell>
          <table:table-cell table:formula="of:=[.D24]" office:value-type="float" office:value="-68" calcext:value-type="float">
            <text:p>-68,0</text:p>
          </table:table-cell>
          <table:table-cell table:number-columns-repeated="3"/>
        </table:table-row>
        <table:table-row table:style-name="ro1">
          <table:table-cell table:formula="of:=IF([.B26]&gt;=0;1;-1)*(2^[.$D$3])" office:value-type="float" office:value="4096" calcext:value-type="float">
            <text:p>4096</text:p>
          </table:table-cell>
          <table:table-cell table:formula="of:=[.$B$3]+[.E26]-[.F26]" office:value-type="float" office:value="4001" calcext:value-type="float">
            <text:p>4001,0</text:p>
          </table:table-cell>
          <table:table-cell table:formula="of:=[.B26]-[.A26]" office:value-type="float" office:value="-95" calcext:value-type="float">
            <text:p>-95,0</text:p>
          </table:table-cell>
          <table:table-cell table:formula="of:=[.C25]" office:value-type="float" office:value="1962.5" calcext:value-type="float">
            <text:p>1962,5</text:p>
          </table:table-cell>
          <table:table-cell table:formula="of:=[.D26]*2" office:value-type="float" office:value="3925" calcext:value-type="float">
            <text:p>3925,0</text:p>
          </table:table-cell>
          <table:table-cell table:formula="of:=[.D25]" office:value-type="float" office:value="1971.5" calcext:value-type="float">
            <text:p>1971,5</text:p>
          </table:table-cell>
          <table:table-cell table:number-columns-repeated="3"/>
        </table:table-row>
        <table:table-row table:style-name="ro1">
          <table:table-cell table:formula="of:=IF([.B27]&gt;=0;1;-1)*(2^[.$D$3])" office:value-type="float" office:value="-4096" calcext:value-type="float">
            <text:p>-4096</text:p>
          </table:table-cell>
          <table:table-cell table:formula="of:=[.$B$3]+[.E27]-[.F27]" office:value-type="float" office:value="-105" calcext:value-type="float">
            <text:p>-105,0</text:p>
          </table:table-cell>
          <table:table-cell table:formula="of:=[.B27]-[.A27]" office:value-type="float" office:value="3991" calcext:value-type="float">
            <text:p>3991,0</text:p>
          </table:table-cell>
          <table:table-cell table:formula="of:=[.C26]" office:value-type="float" office:value="-95" calcext:value-type="float">
            <text:p>-95,0</text:p>
          </table:table-cell>
          <table:table-cell table:formula="of:=[.D27]*2" office:value-type="float" office:value="-190" calcext:value-type="float">
            <text:p>-190,0</text:p>
          </table:table-cell>
          <table:table-cell table:formula="of:=[.D26]" office:value-type="float" office:value="1962.5" calcext:value-type="float">
            <text:p>1962,5</text:p>
          </table:table-cell>
          <table:table-cell table:number-columns-repeated="3"/>
        </table:table-row>
        <table:table-row table:style-name="ro1">
          <table:table-cell table:formula="of:=IF([.B28]&gt;=0;1;-1)*(2^[.$D$3])" office:value-type="float" office:value="4096" calcext:value-type="float">
            <text:p>4096</text:p>
          </table:table-cell>
          <table:table-cell table:formula="of:=[.$B$3]+[.E28]-[.F28]" office:value-type="float" office:value="10124.5" calcext:value-type="float">
            <text:p>10124,5</text:p>
          </table:table-cell>
          <table:table-cell table:formula="of:=[.B28]-[.A28]" office:value-type="float" office:value="6028.5" calcext:value-type="float">
            <text:p>6028,5</text:p>
          </table:table-cell>
          <table:table-cell table:formula="of:=[.C27]" office:value-type="float" office:value="3991" calcext:value-type="float">
            <text:p>3991,0</text:p>
          </table:table-cell>
          <table:table-cell table:formula="of:=[.D28]*2" office:value-type="float" office:value="7982" calcext:value-type="float">
            <text:p>7982,0</text:p>
          </table:table-cell>
          <table:table-cell table:formula="of:=[.D27]" office:value-type="float" office:value="-95" calcext:value-type="float">
            <text:p>-95,0</text:p>
          </table:table-cell>
          <table:table-cell table:number-columns-repeated="3"/>
        </table:table-row>
        <table:table-row table:style-name="ro1">
          <table:table-cell table:formula="of:=IF([.B29]&gt;=0;1;-1)*(2^[.$D$3])" office:value-type="float" office:value="4096" calcext:value-type="float">
            <text:p>4096</text:p>
          </table:table-cell>
          <table:table-cell table:formula="of:=[.$B$3]+[.E29]-[.F29]" office:value-type="float" office:value="10113.5" calcext:value-type="float">
            <text:p>10113,5</text:p>
          </table:table-cell>
          <table:table-cell table:formula="of:=[.B29]-[.A29]" office:value-type="float" office:value="6017.5" calcext:value-type="float">
            <text:p>6017,5</text:p>
          </table:table-cell>
          <table:table-cell table:formula="of:=[.C28]" office:value-type="float" office:value="6028.5" calcext:value-type="float">
            <text:p>6028,5</text:p>
          </table:table-cell>
          <table:table-cell table:formula="of:=[.D29]*2" office:value-type="float" office:value="12057" calcext:value-type="float">
            <text:p>12057,0</text:p>
          </table:table-cell>
          <table:table-cell table:formula="of:=[.D28]" office:value-type="float" office:value="3991" calcext:value-type="float">
            <text:p>3991,0</text:p>
          </table:table-cell>
          <table:table-cell table:number-columns-repeated="3"/>
        </table:table-row>
        <table:table-row table:style-name="ro1">
          <table:table-cell table:formula="of:=IF([.B30]&gt;=0;1;-1)*(2^[.$D$3])" office:value-type="float" office:value="4096" calcext:value-type="float">
            <text:p>4096</text:p>
          </table:table-cell>
          <table:table-cell table:formula="of:=[.$B$3]+[.E30]-[.F30]" office:value-type="float" office:value="8054" calcext:value-type="float">
            <text:p>8054,0</text:p>
          </table:table-cell>
          <table:table-cell table:formula="of:=[.B30]-[.A30]" office:value-type="float" office:value="3958" calcext:value-type="float">
            <text:p>3958,0</text:p>
          </table:table-cell>
          <table:table-cell table:formula="of:=[.C29]" office:value-type="float" office:value="6017.5" calcext:value-type="float">
            <text:p>6017,5</text:p>
          </table:table-cell>
          <table:table-cell table:formula="of:=[.D30]*2" office:value-type="float" office:value="12035" calcext:value-type="float">
            <text:p>12035,0</text:p>
          </table:table-cell>
          <table:table-cell table:formula="of:=[.D29]" office:value-type="float" office:value="6028.5" calcext:value-type="float">
            <text:p>6028,5</text:p>
          </table:table-cell>
          <table:table-cell table:number-columns-repeated="3"/>
        </table:table-row>
        <table:table-row table:style-name="ro1">
          <table:table-cell table:formula="of:=IF([.B31]&gt;=0;1;-1)*(2^[.$D$3])" office:value-type="float" office:value="4096" calcext:value-type="float">
            <text:p>4096</text:p>
          </table:table-cell>
          <table:table-cell table:formula="of:=[.$B$3]+[.E31]-[.F31]" office:value-type="float" office:value="3946" calcext:value-type="float">
            <text:p>3946,0</text:p>
          </table:table-cell>
          <table:table-cell table:formula="of:=[.B31]-[.A31]" office:value-type="float" office:value="-150" calcext:value-type="float">
            <text:p>-150,0</text:p>
          </table:table-cell>
          <table:table-cell table:formula="of:=[.C30]" office:value-type="float" office:value="3958" calcext:value-type="float">
            <text:p>3958,0</text:p>
          </table:table-cell>
          <table:table-cell table:formula="of:=[.D31]*2" office:value-type="float" office:value="7916" calcext:value-type="float">
            <text:p>7916,0</text:p>
          </table:table-cell>
          <table:table-cell table:formula="of:=[.D30]" office:value-type="float" office:value="6017.5" calcext:value-type="float">
            <text:p>6017,5</text:p>
          </table:table-cell>
          <table:table-cell table:number-columns-repeated="3"/>
        </table:table-row>
        <table:table-row table:style-name="ro1">
          <table:table-cell table:formula="of:=IF([.B32]&gt;=0;1;-1)*(2^[.$D$3])" office:value-type="float" office:value="-4096" calcext:value-type="float">
            <text:p>-4096</text:p>
          </table:table-cell>
          <table:table-cell table:formula="of:=[.$B$3]+[.E32]-[.F32]" office:value-type="float" office:value="-2210.5" calcext:value-type="float">
            <text:p>-2210,5</text:p>
          </table:table-cell>
          <table:table-cell table:formula="of:=[.B32]-[.A32]" office:value-type="float" office:value="1885.5" calcext:value-type="float">
            <text:p>1885,5</text:p>
          </table:table-cell>
          <table:table-cell table:formula="of:=[.C31]" office:value-type="float" office:value="-150" calcext:value-type="float">
            <text:p>-150,0</text:p>
          </table:table-cell>
          <table:table-cell table:formula="of:=[.D32]*2" office:value-type="float" office:value="-300" calcext:value-type="float">
            <text:p>-300,0</text:p>
          </table:table-cell>
          <table:table-cell table:formula="of:=[.D31]" office:value-type="float" office:value="3958" calcext:value-type="float">
            <text:p>3958,0</text:p>
          </table:table-cell>
          <table:table-cell table:number-columns-repeated="3"/>
        </table:table-row>
        <table:table-row table:style-name="ro1">
          <table:table-cell table:formula="of:=IF([.B33]&gt;=0;1;-1)*(2^[.$D$3])" office:value-type="float" office:value="4096" calcext:value-type="float">
            <text:p>4096</text:p>
          </table:table-cell>
          <table:table-cell table:formula="of:=[.$B$3]+[.E33]-[.F33]" office:value-type="float" office:value="5968.5" calcext:value-type="float">
            <text:p>5968,5</text:p>
          </table:table-cell>
          <table:table-cell table:formula="of:=[.B33]-[.A33]" office:value-type="float" office:value="1872.5" calcext:value-type="float">
            <text:p>1872,5</text:p>
          </table:table-cell>
          <table:table-cell table:formula="of:=[.C32]" office:value-type="float" office:value="1885.5" calcext:value-type="float">
            <text:p>1885,5</text:p>
          </table:table-cell>
          <table:table-cell table:formula="of:=[.D33]*2" office:value-type="float" office:value="3771" calcext:value-type="float">
            <text:p>3771,0</text:p>
          </table:table-cell>
          <table:table-cell table:formula="of:=[.D32]" office:value-type="float" office:value="-150" calcext:value-type="float">
            <text:p>-150,0</text:p>
          </table:table-cell>
          <table:table-cell table:number-columns-repeated="3"/>
        </table:table-row>
        <table:table-row table:style-name="ro1">
          <table:table-cell table:formula="of:=IF([.B34]&gt;=0;1;-1)*(2^[.$D$3])" office:value-type="float" office:value="4096" calcext:value-type="float">
            <text:p>4096</text:p>
          </table:table-cell>
          <table:table-cell table:formula="of:=[.$B$3]+[.E34]-[.F34]" office:value-type="float" office:value="3907" calcext:value-type="float">
            <text:p>3907,0</text:p>
          </table:table-cell>
          <table:table-cell table:formula="of:=[.B34]-[.A34]" office:value-type="float" office:value="-189" calcext:value-type="float">
            <text:p>-189,0</text:p>
          </table:table-cell>
          <table:table-cell table:formula="of:=[.C33]" office:value-type="float" office:value="1872.5" calcext:value-type="float">
            <text:p>1872,5</text:p>
          </table:table-cell>
          <table:table-cell table:formula="of:=[.D34]*2" office:value-type="float" office:value="3745" calcext:value-type="float">
            <text:p>3745,0</text:p>
          </table:table-cell>
          <table:table-cell table:formula="of:=[.D33]" office:value-type="float" office:value="1885.5" calcext:value-type="float">
            <text:p>1885,5</text:p>
          </table:table-cell>
          <table:table-cell table:number-columns-repeated="3"/>
        </table:table-row>
        <table:table-row table:style-name="ro1">
          <table:table-cell table:formula="of:=IF([.B35]&gt;=0;1;-1)*(2^[.$D$3])" office:value-type="float" office:value="-4096" calcext:value-type="float">
            <text:p>-4096</text:p>
          </table:table-cell>
          <table:table-cell table:formula="of:=[.$B$3]+[.E35]-[.F35]" office:value-type="float" office:value="-203" calcext:value-type="float">
            <text:p>-203,0</text:p>
          </table:table-cell>
          <table:table-cell table:formula="of:=[.B35]-[.A35]" office:value-type="float" office:value="3893" calcext:value-type="float">
            <text:p>3893,0</text:p>
          </table:table-cell>
          <table:table-cell table:formula="of:=[.C34]" office:value-type="float" office:value="-189" calcext:value-type="float">
            <text:p>-189,0</text:p>
          </table:table-cell>
          <table:table-cell table:formula="of:=[.D35]*2" office:value-type="float" office:value="-378" calcext:value-type="float">
            <text:p>-378,0</text:p>
          </table:table-cell>
          <table:table-cell table:formula="of:=[.D34]" office:value-type="float" office:value="1872.5" calcext:value-type="float">
            <text:p>1872,5</text:p>
          </table:table-cell>
          <table:table-cell table:number-columns-repeated="3"/>
        </table:table-row>
        <table:table-row table:style-name="ro1">
          <table:table-cell table:formula="of:=IF([.B36]&gt;=0;1;-1)*(2^[.$D$3])" office:value-type="float" office:value="4096" calcext:value-type="float">
            <text:p>4096</text:p>
          </table:table-cell>
          <table:table-cell table:formula="of:=[.$B$3]+[.E36]-[.F36]" office:value-type="float" office:value="10022.5" calcext:value-type="float">
            <text:p>10022,5</text:p>
          </table:table-cell>
          <table:table-cell table:formula="of:=[.B36]-[.A36]" office:value-type="float" office:value="5926.5" calcext:value-type="float">
            <text:p>5926,5</text:p>
          </table:table-cell>
          <table:table-cell table:formula="of:=[.C35]" office:value-type="float" office:value="3893" calcext:value-type="float">
            <text:p>3893,0</text:p>
          </table:table-cell>
          <table:table-cell table:formula="of:=[.D36]*2" office:value-type="float" office:value="7786" calcext:value-type="float">
            <text:p>7786,0</text:p>
          </table:table-cell>
          <table:table-cell table:formula="of:=[.D35]" office:value-type="float" office:value="-189" calcext:value-type="float">
            <text:p>-189,0</text:p>
          </table:table-cell>
          <table:table-cell table:number-columns-repeated="3"/>
        </table:table-row>
        <table:table-row table:style-name="ro1">
          <table:table-cell table:formula="of:=IF([.B37]&gt;=0;1;-1)*(2^[.$D$3])" office:value-type="float" office:value="4096" calcext:value-type="float">
            <text:p>4096</text:p>
          </table:table-cell>
          <table:table-cell table:formula="of:=[.$B$3]+[.E37]-[.F37]" office:value-type="float" office:value="10007.5" calcext:value-type="float">
            <text:p>10007,5</text:p>
          </table:table-cell>
          <table:table-cell table:formula="of:=[.B37]-[.A37]" office:value-type="float" office:value="5911.5" calcext:value-type="float">
            <text:p>5911,5</text:p>
          </table:table-cell>
          <table:table-cell table:formula="of:=[.C36]" office:value-type="float" office:value="5926.5" calcext:value-type="float">
            <text:p>5926,5</text:p>
          </table:table-cell>
          <table:table-cell table:formula="of:=[.D37]*2" office:value-type="float" office:value="11853" calcext:value-type="float">
            <text:p>11853,0</text:p>
          </table:table-cell>
          <table:table-cell table:formula="of:=[.D36]" office:value-type="float" office:value="3893" calcext:value-type="float">
            <text:p>3893,0</text:p>
          </table:table-cell>
          <table:table-cell table:number-columns-repeated="3"/>
        </table:table-row>
        <table:table-row table:style-name="ro1">
          <table:table-cell table:formula="of:=IF([.B38]&gt;=0;1;-1)*(2^[.$D$3])" office:value-type="float" office:value="4096" calcext:value-type="float">
            <text:p>4096</text:p>
          </table:table-cell>
          <table:table-cell table:formula="of:=[.$B$3]+[.E38]-[.F38]" office:value-type="float" office:value="7944" calcext:value-type="float">
            <text:p>7944,0</text:p>
          </table:table-cell>
          <table:table-cell table:formula="of:=[.B38]-[.A38]" office:value-type="float" office:value="3848" calcext:value-type="float">
            <text:p>3848,0</text:p>
          </table:table-cell>
          <table:table-cell table:formula="of:=[.C37]" office:value-type="float" office:value="5911.5" calcext:value-type="float">
            <text:p>5911,5</text:p>
          </table:table-cell>
          <table:table-cell table:formula="of:=[.D38]*2" office:value-type="float" office:value="11823" calcext:value-type="float">
            <text:p>11823,0</text:p>
          </table:table-cell>
          <table:table-cell table:formula="of:=[.D37]" office:value-type="float" office:value="5926.5" calcext:value-type="float">
            <text:p>5926,5</text:p>
          </table:table-cell>
          <table:table-cell table:number-columns-repeated="3"/>
        </table:table-row>
        <table:table-row table:style-name="ro1">
          <table:table-cell table:formula="of:=IF([.B39]&gt;=0;1;-1)*(2^[.$D$3])" office:value-type="float" office:value="4096" calcext:value-type="float">
            <text:p>4096</text:p>
          </table:table-cell>
          <table:table-cell table:formula="of:=[.$B$3]+[.E39]-[.F39]" office:value-type="float" office:value="3832" calcext:value-type="float">
            <text:p>3832,0</text:p>
          </table:table-cell>
          <table:table-cell table:formula="of:=[.B39]-[.A39]" office:value-type="float" office:value="-264" calcext:value-type="float">
            <text:p>-264,0</text:p>
          </table:table-cell>
          <table:table-cell table:formula="of:=[.C38]" office:value-type="float" office:value="3848" calcext:value-type="float">
            <text:p>3848,0</text:p>
          </table:table-cell>
          <table:table-cell table:formula="of:=[.D39]*2" office:value-type="float" office:value="7696" calcext:value-type="float">
            <text:p>7696,0</text:p>
          </table:table-cell>
          <table:table-cell table:formula="of:=[.D38]" office:value-type="float" office:value="5911.5" calcext:value-type="float">
            <text:p>5911,5</text:p>
          </table:table-cell>
          <table:table-cell table:number-columns-repeated="3"/>
        </table:table-row>
        <table:table-row table:style-name="ro1">
          <table:table-cell table:formula="of:=IF([.B40]&gt;=0;1;-1)*(2^[.$D$3])" office:value-type="float" office:value="-4096" calcext:value-type="float">
            <text:p>-4096</text:p>
          </table:table-cell>
          <table:table-cell table:formula="of:=[.$B$3]+[.E40]-[.F40]" office:value-type="float" office:value="-2328.5" calcext:value-type="float">
            <text:p>-2328,5</text:p>
          </table:table-cell>
          <table:table-cell table:formula="of:=[.B40]-[.A40]" office:value-type="float" office:value="1767.5" calcext:value-type="float">
            <text:p>1767,5</text:p>
          </table:table-cell>
          <table:table-cell table:formula="of:=[.C39]" office:value-type="float" office:value="-264" calcext:value-type="float">
            <text:p>-264,0</text:p>
          </table:table-cell>
          <table:table-cell table:formula="of:=[.D40]*2" office:value-type="float" office:value="-528" calcext:value-type="float">
            <text:p>-528,0</text:p>
          </table:table-cell>
          <table:table-cell table:formula="of:=[.D39]" office:value-type="float" office:value="3848" calcext:value-type="float">
            <text:p>3848,0</text:p>
          </table:table-cell>
          <table:table-cell table:number-columns-repeated="3"/>
        </table:table-row>
        <table:table-row table:style-name="ro1">
          <table:table-cell table:formula="of:=IF([.B41]&gt;=0;1;-1)*(2^[.$D$3])" office:value-type="float" office:value="4096" calcext:value-type="float">
            <text:p>4096</text:p>
          </table:table-cell>
          <table:table-cell table:formula="of:=[.$B$3]+[.E41]-[.F41]" office:value-type="float" office:value="5846.5" calcext:value-type="float">
            <text:p>5846,5</text:p>
          </table:table-cell>
          <table:table-cell table:formula="of:=[.B41]-[.A41]" office:value-type="float" office:value="1750.5" calcext:value-type="float">
            <text:p>1750,5</text:p>
          </table:table-cell>
          <table:table-cell table:formula="of:=[.C40]" office:value-type="float" office:value="1767.5" calcext:value-type="float">
            <text:p>1767,5</text:p>
          </table:table-cell>
          <table:table-cell table:formula="of:=[.D41]*2" office:value-type="float" office:value="3535" calcext:value-type="float">
            <text:p>3535,0</text:p>
          </table:table-cell>
          <table:table-cell table:formula="of:=[.D40]" office:value-type="float" office:value="-264" calcext:value-type="float">
            <text:p>-264,0</text:p>
          </table:table-cell>
          <table:table-cell table:number-columns-repeated="3"/>
        </table:table-row>
        <table:table-row table:style-name="ro1">
          <table:table-cell table:formula="of:=IF([.B42]&gt;=0;1;-1)*(2^[.$D$3])" office:value-type="float" office:value="4096" calcext:value-type="float">
            <text:p>4096</text:p>
          </table:table-cell>
          <table:table-cell table:formula="of:=[.$B$3]+[.E42]-[.F42]" office:value-type="float" office:value="3781" calcext:value-type="float">
            <text:p>3781,0</text:p>
          </table:table-cell>
          <table:table-cell table:formula="of:=[.B42]-[.A42]" office:value-type="float" office:value="-315" calcext:value-type="float">
            <text:p>-315,0</text:p>
          </table:table-cell>
          <table:table-cell table:formula="of:=[.C41]" office:value-type="float" office:value="1750.5" calcext:value-type="float">
            <text:p>1750,5</text:p>
          </table:table-cell>
          <table:table-cell table:formula="of:=[.D42]*2" office:value-type="float" office:value="3501" calcext:value-type="float">
            <text:p>3501,0</text:p>
          </table:table-cell>
          <table:table-cell table:formula="of:=[.D41]" office:value-type="float" office:value="1767.5" calcext:value-type="float">
            <text:p>1767,5</text:p>
          </table:table-cell>
          <table:table-cell table:number-columns-repeated="3"/>
        </table:table-row>
        <table:table-row table:style-name="ro1">
          <table:table-cell table:formula="of:=IF([.B43]&gt;=0;1;-1)*(2^[.$D$3])" office:value-type="float" office:value="-4096" calcext:value-type="float">
            <text:p>-4096</text:p>
          </table:table-cell>
          <table:table-cell table:formula="of:=[.$B$3]+[.E43]-[.F43]" office:value-type="float" office:value="-333" calcext:value-type="float">
            <text:p>-333,0</text:p>
          </table:table-cell>
          <table:table-cell table:formula="of:=[.B43]-[.A43]" office:value-type="float" office:value="3763" calcext:value-type="float">
            <text:p>3763,0</text:p>
          </table:table-cell>
          <table:table-cell table:formula="of:=[.C42]" office:value-type="float" office:value="-315" calcext:value-type="float">
            <text:p>-315,0</text:p>
          </table:table-cell>
          <table:table-cell table:formula="of:=[.D43]*2" office:value-type="float" office:value="-630" calcext:value-type="float">
            <text:p>-630,0</text:p>
          </table:table-cell>
          <table:table-cell table:formula="of:=[.D42]" office:value-type="float" office:value="1750.5" calcext:value-type="float">
            <text:p>1750,5</text:p>
          </table:table-cell>
          <table:table-cell table:number-columns-repeated="3"/>
        </table:table-row>
        <table:table-row table:style-name="ro1">
          <table:table-cell table:formula="of:=IF([.B44]&gt;=0;1;-1)*(2^[.$D$3])" office:value-type="float" office:value="4096" calcext:value-type="float">
            <text:p>4096</text:p>
          </table:table-cell>
          <table:table-cell table:formula="of:=[.$B$3]+[.E44]-[.F44]" office:value-type="float" office:value="9888.5" calcext:value-type="float">
            <text:p>9888,5</text:p>
          </table:table-cell>
          <table:table-cell table:formula="of:=[.B44]-[.A44]" office:value-type="float" office:value="5792.5" calcext:value-type="float">
            <text:p>5792,5</text:p>
          </table:table-cell>
          <table:table-cell table:formula="of:=[.C43]" office:value-type="float" office:value="3763" calcext:value-type="float">
            <text:p>3763,0</text:p>
          </table:table-cell>
          <table:table-cell table:formula="of:=[.D44]*2" office:value-type="float" office:value="7526" calcext:value-type="float">
            <text:p>7526,0</text:p>
          </table:table-cell>
          <table:table-cell table:formula="of:=[.D43]" office:value-type="float" office:value="-315" calcext:value-type="float">
            <text:p>-315,0</text:p>
          </table:table-cell>
          <table:table-cell table:number-columns-repeated="3"/>
        </table:table-row>
        <table:table-row table:style-name="ro1">
          <table:table-cell table:formula="of:=IF([.B45]&gt;=0;1;-1)*(2^[.$D$3])" office:value-type="float" office:value="4096" calcext:value-type="float">
            <text:p>4096</text:p>
          </table:table-cell>
          <table:table-cell table:formula="of:=[.$B$3]+[.E45]-[.F45]" office:value-type="float" office:value="9869.5" calcext:value-type="float">
            <text:p>9869,5</text:p>
          </table:table-cell>
          <table:table-cell table:formula="of:=[.B45]-[.A45]" office:value-type="float" office:value="5773.5" calcext:value-type="float">
            <text:p>5773,5</text:p>
          </table:table-cell>
          <table:table-cell table:formula="of:=[.C44]" office:value-type="float" office:value="5792.5" calcext:value-type="float">
            <text:p>5792,5</text:p>
          </table:table-cell>
          <table:table-cell table:formula="of:=[.D45]*2" office:value-type="float" office:value="11585" calcext:value-type="float">
            <text:p>11585,0</text:p>
          </table:table-cell>
          <table:table-cell table:formula="of:=[.D44]" office:value-type="float" office:value="3763" calcext:value-type="float">
            <text:p>3763,0</text:p>
          </table:table-cell>
          <table:table-cell table:number-columns-repeated="3"/>
        </table:table-row>
        <table:table-row table:style-name="ro1">
          <table:table-cell table:formula="of:=IF([.B46]&gt;=0;1;-1)*(2^[.$D$3])" office:value-type="float" office:value="4096" calcext:value-type="float">
            <text:p>4096</text:p>
          </table:table-cell>
          <table:table-cell table:formula="of:=[.$B$3]+[.E46]-[.F46]" office:value-type="float" office:value="7802" calcext:value-type="float">
            <text:p>7802,0</text:p>
          </table:table-cell>
          <table:table-cell table:formula="of:=[.B46]-[.A46]" office:value-type="float" office:value="3706" calcext:value-type="float">
            <text:p>3706,0</text:p>
          </table:table-cell>
          <table:table-cell table:formula="of:=[.C45]" office:value-type="float" office:value="5773.5" calcext:value-type="float">
            <text:p>5773,5</text:p>
          </table:table-cell>
          <table:table-cell table:formula="of:=[.D46]*2" office:value-type="float" office:value="11547" calcext:value-type="float">
            <text:p>11547,0</text:p>
          </table:table-cell>
          <table:table-cell table:formula="of:=[.D45]" office:value-type="float" office:value="5792.5" calcext:value-type="float">
            <text:p>5792,5</text:p>
          </table:table-cell>
          <table:table-cell table:number-columns-repeated="3"/>
        </table:table-row>
        <table:table-row table:style-name="ro1">
          <table:table-cell table:formula="of:=IF([.B47]&gt;=0;1;-1)*(2^[.$D$3])" office:value-type="float" office:value="4096" calcext:value-type="float">
            <text:p>4096</text:p>
          </table:table-cell>
          <table:table-cell table:formula="of:=[.$B$3]+[.E47]-[.F47]" office:value-type="float" office:value="3686" calcext:value-type="float">
            <text:p>3686,0</text:p>
          </table:table-cell>
          <table:table-cell table:formula="of:=[.B47]-[.A47]" office:value-type="float" office:value="-410" calcext:value-type="float">
            <text:p>-410,0</text:p>
          </table:table-cell>
          <table:table-cell table:formula="of:=[.C46]" office:value-type="float" office:value="3706" calcext:value-type="float">
            <text:p>3706,0</text:p>
          </table:table-cell>
          <table:table-cell table:formula="of:=[.D47]*2" office:value-type="float" office:value="7412" calcext:value-type="float">
            <text:p>7412,0</text:p>
          </table:table-cell>
          <table:table-cell table:formula="of:=[.D46]" office:value-type="float" office:value="5773.5" calcext:value-type="float">
            <text:p>5773,5</text:p>
          </table:table-cell>
          <table:table-cell table:number-columns-repeated="3"/>
        </table:table-row>
        <table:table-row table:style-name="ro1">
          <table:table-cell table:formula="of:=IF([.B48]&gt;=0;1;-1)*(2^[.$D$3])" office:value-type="float" office:value="-4096" calcext:value-type="float">
            <text:p>-4096</text:p>
          </table:table-cell>
          <table:table-cell table:formula="of:=[.$B$3]+[.E48]-[.F48]" office:value-type="float" office:value="-2478.5" calcext:value-type="float">
            <text:p>-2478,5</text:p>
          </table:table-cell>
          <table:table-cell table:formula="of:=[.B48]-[.A48]" office:value-type="float" office:value="1617.5" calcext:value-type="float">
            <text:p>1617,5</text:p>
          </table:table-cell>
          <table:table-cell table:formula="of:=[.C47]" office:value-type="float" office:value="-410" calcext:value-type="float">
            <text:p>-410,0</text:p>
          </table:table-cell>
          <table:table-cell table:formula="of:=[.D48]*2" office:value-type="float" office:value="-820" calcext:value-type="float">
            <text:p>-820,0</text:p>
          </table:table-cell>
          <table:table-cell table:formula="of:=[.D47]" office:value-type="float" office:value="3706" calcext:value-type="float">
            <text:p>3706,0</text:p>
          </table:table-cell>
          <table:table-cell table:number-columns-repeated="3"/>
        </table:table-row>
        <table:table-row table:style-name="ro1">
          <table:table-cell table:formula="of:=IF([.B49]&gt;=0;1;-1)*(2^[.$D$3])" office:value-type="float" office:value="4096" calcext:value-type="float">
            <text:p>4096</text:p>
          </table:table-cell>
          <table:table-cell table:formula="of:=[.$B$3]+[.E49]-[.F49]" office:value-type="float" office:value="5692.5" calcext:value-type="float">
            <text:p>5692,5</text:p>
          </table:table-cell>
          <table:table-cell table:formula="of:=[.B49]-[.A49]" office:value-type="float" office:value="1596.5" calcext:value-type="float">
            <text:p>1596,5</text:p>
          </table:table-cell>
          <table:table-cell table:formula="of:=[.C48]" office:value-type="float" office:value="1617.5" calcext:value-type="float">
            <text:p>1617,5</text:p>
          </table:table-cell>
          <table:table-cell table:formula="of:=[.D49]*2" office:value-type="float" office:value="3235" calcext:value-type="float">
            <text:p>3235,0</text:p>
          </table:table-cell>
          <table:table-cell table:formula="of:=[.D48]" office:value-type="float" office:value="-410" calcext:value-type="float">
            <text:p>-410,0</text:p>
          </table:table-cell>
          <table:table-cell table:number-columns-repeated="3"/>
        </table:table-row>
        <table:table-row table:style-name="ro1">
          <table:table-cell table:formula="of:=IF([.B50]&gt;=0;1;-1)*(2^[.$D$3])" office:value-type="float" office:value="4096" calcext:value-type="float">
            <text:p>4096</text:p>
          </table:table-cell>
          <table:table-cell table:formula="of:=[.$B$3]+[.E50]-[.F50]" office:value-type="float" office:value="3623" calcext:value-type="float">
            <text:p>3623,0</text:p>
          </table:table-cell>
          <table:table-cell table:formula="of:=[.B50]-[.A50]" office:value-type="float" office:value="-473" calcext:value-type="float">
            <text:p>-473,0</text:p>
          </table:table-cell>
          <table:table-cell table:formula="of:=[.C49]" office:value-type="float" office:value="1596.5" calcext:value-type="float">
            <text:p>1596,5</text:p>
          </table:table-cell>
          <table:table-cell table:formula="of:=[.D50]*2" office:value-type="float" office:value="3193" calcext:value-type="float">
            <text:p>3193,0</text:p>
          </table:table-cell>
          <table:table-cell table:formula="of:=[.D49]" office:value-type="float" office:value="1617.5" calcext:value-type="float">
            <text:p>1617,5</text:p>
          </table:table-cell>
          <table:table-cell table:number-columns-repeated="3"/>
        </table:table-row>
        <table:table-row table:style-name="ro1">
          <table:table-cell table:formula="of:=IF([.B51]&gt;=0;1;-1)*(2^[.$D$3])" office:value-type="float" office:value="-4096" calcext:value-type="float">
            <text:p>-4096</text:p>
          </table:table-cell>
          <table:table-cell table:formula="of:=[.$B$3]+[.E51]-[.F51]" office:value-type="float" office:value="-495" calcext:value-type="float">
            <text:p>-495,0</text:p>
          </table:table-cell>
          <table:table-cell table:formula="of:=[.B51]-[.A51]" office:value-type="float" office:value="3601" calcext:value-type="float">
            <text:p>3601,0</text:p>
          </table:table-cell>
          <table:table-cell table:formula="of:=[.C50]" office:value-type="float" office:value="-473" calcext:value-type="float">
            <text:p>-473,0</text:p>
          </table:table-cell>
          <table:table-cell table:formula="of:=[.D51]*2" office:value-type="float" office:value="-946" calcext:value-type="float">
            <text:p>-946,0</text:p>
          </table:table-cell>
          <table:table-cell table:formula="of:=[.D50]" office:value-type="float" office:value="1596.5" calcext:value-type="float">
            <text:p>1596,5</text:p>
          </table:table-cell>
          <table:table-cell table:number-columns-repeated="3"/>
        </table:table-row>
        <table:table-row table:style-name="ro1">
          <table:table-cell table:formula="of:=IF([.B52]&gt;=0;1;-1)*(2^[.$D$3])" office:value-type="float" office:value="4096" calcext:value-type="float">
            <text:p>4096</text:p>
          </table:table-cell>
          <table:table-cell table:formula="of:=[.$B$3]+[.E52]-[.F52]" office:value-type="float" office:value="9722.5" calcext:value-type="float">
            <text:p>9722,5</text:p>
          </table:table-cell>
          <table:table-cell table:formula="of:=[.B52]-[.A52]" office:value-type="float" office:value="5626.5" calcext:value-type="float">
            <text:p>5626,5</text:p>
          </table:table-cell>
          <table:table-cell table:formula="of:=[.C51]" office:value-type="float" office:value="3601" calcext:value-type="float">
            <text:p>3601,0</text:p>
          </table:table-cell>
          <table:table-cell table:formula="of:=[.D52]*2" office:value-type="float" office:value="7202" calcext:value-type="float">
            <text:p>7202,0</text:p>
          </table:table-cell>
          <table:table-cell table:formula="of:=[.D51]" office:value-type="float" office:value="-473" calcext:value-type="float">
            <text:p>-473,0</text:p>
          </table:table-cell>
          <table:table-cell table:number-columns-repeated="3"/>
        </table:table-row>
        <table:table-row table:style-name="ro1">
          <table:table-cell table:formula="of:=IF([.B53]&gt;=0;1;-1)*(2^[.$D$3])" office:value-type="float" office:value="4096" calcext:value-type="float">
            <text:p>4096</text:p>
          </table:table-cell>
          <table:table-cell table:formula="of:=[.$B$3]+[.E53]-[.F53]" office:value-type="float" office:value="9699.5" calcext:value-type="float">
            <text:p>9699,5</text:p>
          </table:table-cell>
          <table:table-cell table:formula="of:=[.B53]-[.A53]" office:value-type="float" office:value="5603.5" calcext:value-type="float">
            <text:p>5603,5</text:p>
          </table:table-cell>
          <table:table-cell table:formula="of:=[.C52]" office:value-type="float" office:value="5626.5" calcext:value-type="float">
            <text:p>5626,5</text:p>
          </table:table-cell>
          <table:table-cell table:formula="of:=[.D53]*2" office:value-type="float" office:value="11253" calcext:value-type="float">
            <text:p>11253,0</text:p>
          </table:table-cell>
          <table:table-cell table:formula="of:=[.D52]" office:value-type="float" office:value="3601" calcext:value-type="float">
            <text:p>3601,0</text:p>
          </table:table-cell>
          <table:table-cell table:number-columns-repeated="3"/>
        </table:table-row>
        <table:table-row table:style-name="ro1">
          <table:table-cell table:formula="of:=IF([.B54]&gt;=0;1;-1)*(2^[.$D$3])" office:value-type="float" office:value="4096" calcext:value-type="float">
            <text:p>4096</text:p>
          </table:table-cell>
          <table:table-cell table:formula="of:=[.$B$3]+[.E54]-[.F54]" office:value-type="float" office:value="7628" calcext:value-type="float">
            <text:p>7628,0</text:p>
          </table:table-cell>
          <table:table-cell table:formula="of:=[.B54]-[.A54]" office:value-type="float" office:value="3532" calcext:value-type="float">
            <text:p>3532,0</text:p>
          </table:table-cell>
          <table:table-cell table:formula="of:=[.C53]" office:value-type="float" office:value="5603.5" calcext:value-type="float">
            <text:p>5603,5</text:p>
          </table:table-cell>
          <table:table-cell table:formula="of:=[.D54]*2" office:value-type="float" office:value="11207" calcext:value-type="float">
            <text:p>11207,0</text:p>
          </table:table-cell>
          <table:table-cell table:formula="of:=[.D53]" office:value-type="float" office:value="5626.5" calcext:value-type="float">
            <text:p>5626,5</text:p>
          </table:table-cell>
          <table:table-cell table:number-columns-repeated="3"/>
        </table:table-row>
        <table:table-row table:style-name="ro1">
          <table:table-cell table:formula="of:=IF([.B55]&gt;=0;1;-1)*(2^[.$D$3])" office:value-type="float" office:value="4096" calcext:value-type="float">
            <text:p>4096</text:p>
          </table:table-cell>
          <table:table-cell table:formula="of:=[.$B$3]+[.E55]-[.F55]" office:value-type="float" office:value="3508" calcext:value-type="float">
            <text:p>3508,0</text:p>
          </table:table-cell>
          <table:table-cell table:formula="of:=[.B55]-[.A55]" office:value-type="float" office:value="-588" calcext:value-type="float">
            <text:p>-588,0</text:p>
          </table:table-cell>
          <table:table-cell table:formula="of:=[.C54]" office:value-type="float" office:value="3532" calcext:value-type="float">
            <text:p>3532,0</text:p>
          </table:table-cell>
          <table:table-cell table:formula="of:=[.D55]*2" office:value-type="float" office:value="7064" calcext:value-type="float">
            <text:p>7064,0</text:p>
          </table:table-cell>
          <table:table-cell table:formula="of:=[.D54]" office:value-type="float" office:value="5603.5" calcext:value-type="float">
            <text:p>5603,5</text:p>
          </table:table-cell>
          <table:table-cell table:number-columns-repeated="3"/>
        </table:table-row>
        <table:table-row table:style-name="ro1">
          <table:table-cell table:formula="of:=IF([.B56]&gt;=0;1;-1)*(2^[.$D$3])" office:value-type="float" office:value="-4096" calcext:value-type="float">
            <text:p>-4096</text:p>
          </table:table-cell>
          <table:table-cell table:formula="of:=[.$B$3]+[.E56]-[.F56]" office:value-type="float" office:value="-2660.5" calcext:value-type="float">
            <text:p>-2660,5</text:p>
          </table:table-cell>
          <table:table-cell table:formula="of:=[.B56]-[.A56]" office:value-type="float" office:value="1435.5" calcext:value-type="float">
            <text:p>1435,5</text:p>
          </table:table-cell>
          <table:table-cell table:formula="of:=[.C55]" office:value-type="float" office:value="-588" calcext:value-type="float">
            <text:p>-588,0</text:p>
          </table:table-cell>
          <table:table-cell table:formula="of:=[.D56]*2" office:value-type="float" office:value="-1176" calcext:value-type="float">
            <text:p>-1176,0</text:p>
          </table:table-cell>
          <table:table-cell table:formula="of:=[.D55]" office:value-type="float" office:value="3532" calcext:value-type="float">
            <text:p>3532,0</text:p>
          </table:table-cell>
          <table:table-cell table:number-columns-repeated="3"/>
        </table:table-row>
        <table:table-row table:style-name="ro1">
          <table:table-cell table:formula="of:=IF([.B57]&gt;=0;1;-1)*(2^[.$D$3])" office:value-type="float" office:value="4096" calcext:value-type="float">
            <text:p>4096</text:p>
          </table:table-cell>
          <table:table-cell table:formula="of:=[.$B$3]+[.E57]-[.F57]" office:value-type="float" office:value="5506.5" calcext:value-type="float">
            <text:p>5506,5</text:p>
          </table:table-cell>
          <table:table-cell table:formula="of:=[.B57]-[.A57]" office:value-type="float" office:value="1410.5" calcext:value-type="float">
            <text:p>1410,5</text:p>
          </table:table-cell>
          <table:table-cell table:formula="of:=[.C56]" office:value-type="float" office:value="1435.5" calcext:value-type="float">
            <text:p>1435,5</text:p>
          </table:table-cell>
          <table:table-cell table:formula="of:=[.D57]*2" office:value-type="float" office:value="2871" calcext:value-type="float">
            <text:p>2871,0</text:p>
          </table:table-cell>
          <table:table-cell table:formula="of:=[.D56]" office:value-type="float" office:value="-588" calcext:value-type="float">
            <text:p>-588,0</text:p>
          </table:table-cell>
          <table:table-cell table:number-columns-repeated="3"/>
        </table:table-row>
        <table:table-row table:style-name="ro1">
          <table:table-cell table:formula="of:=IF([.B58]&gt;=0;1;-1)*(2^[.$D$3])" office:value-type="float" office:value="4096" calcext:value-type="float">
            <text:p>4096</text:p>
          </table:table-cell>
          <table:table-cell table:formula="of:=[.$B$3]+[.E58]-[.F58]" office:value-type="float" office:value="3433" calcext:value-type="float">
            <text:p>3433,0</text:p>
          </table:table-cell>
          <table:table-cell table:formula="of:=[.B58]-[.A58]" office:value-type="float" office:value="-663" calcext:value-type="float">
            <text:p>-663,0</text:p>
          </table:table-cell>
          <table:table-cell table:formula="of:=[.C57]" office:value-type="float" office:value="1410.5" calcext:value-type="float">
            <text:p>1410,5</text:p>
          </table:table-cell>
          <table:table-cell table:formula="of:=[.D58]*2" office:value-type="float" office:value="2821" calcext:value-type="float">
            <text:p>2821,0</text:p>
          </table:table-cell>
          <table:table-cell table:formula="of:=[.D57]" office:value-type="float" office:value="1435.5" calcext:value-type="float">
            <text:p>1435,5</text:p>
          </table:table-cell>
          <table:table-cell table:number-columns-repeated="3"/>
        </table:table-row>
        <table:table-row table:style-name="ro1">
          <table:table-cell table:formula="of:=IF([.B59]&gt;=0;1;-1)*(2^[.$D$3])" office:value-type="float" office:value="-4096" calcext:value-type="float">
            <text:p>-4096</text:p>
          </table:table-cell>
          <table:table-cell table:formula="of:=[.$B$3]+[.E59]-[.F59]" office:value-type="float" office:value="-689" calcext:value-type="float">
            <text:p>-689,0</text:p>
          </table:table-cell>
          <table:table-cell table:formula="of:=[.B59]-[.A59]" office:value-type="float" office:value="3407" calcext:value-type="float">
            <text:p>3407,0</text:p>
          </table:table-cell>
          <table:table-cell table:formula="of:=[.C58]" office:value-type="float" office:value="-663" calcext:value-type="float">
            <text:p>-663,0</text:p>
          </table:table-cell>
          <table:table-cell table:formula="of:=[.D59]*2" office:value-type="float" office:value="-1326" calcext:value-type="float">
            <text:p>-1326,0</text:p>
          </table:table-cell>
          <table:table-cell table:formula="of:=[.D58]" office:value-type="float" office:value="1410.5" calcext:value-type="float">
            <text:p>1410,5</text:p>
          </table:table-cell>
          <table:table-cell table:number-columns-repeated="3"/>
        </table:table-row>
        <table:table-row table:style-name="ro1">
          <table:table-cell table:formula="of:=IF([.B60]&gt;=0;1;-1)*(2^[.$D$3])" office:value-type="float" office:value="4096" calcext:value-type="float">
            <text:p>4096</text:p>
          </table:table-cell>
          <table:table-cell table:formula="of:=[.$B$3]+[.E60]-[.F60]" office:value-type="float" office:value="9524.5" calcext:value-type="float">
            <text:p>9524,5</text:p>
          </table:table-cell>
          <table:table-cell table:formula="of:=[.B60]-[.A60]" office:value-type="float" office:value="5428.5" calcext:value-type="float">
            <text:p>5428,5</text:p>
          </table:table-cell>
          <table:table-cell table:formula="of:=[.C59]" office:value-type="float" office:value="3407" calcext:value-type="float">
            <text:p>3407,0</text:p>
          </table:table-cell>
          <table:table-cell table:formula="of:=[.D60]*2" office:value-type="float" office:value="6814" calcext:value-type="float">
            <text:p>6814,0</text:p>
          </table:table-cell>
          <table:table-cell table:formula="of:=[.D59]" office:value-type="float" office:value="-663" calcext:value-type="float">
            <text:p>-663,0</text:p>
          </table:table-cell>
          <table:table-cell table:number-columns-repeated="3"/>
        </table:table-row>
        <table:table-row table:style-name="ro1">
          <table:table-cell table:formula="of:=IF([.B61]&gt;=0;1;-1)*(2^[.$D$3])" office:value-type="float" office:value="4096" calcext:value-type="float">
            <text:p>4096</text:p>
          </table:table-cell>
          <table:table-cell table:formula="of:=[.$B$3]+[.E61]-[.F61]" office:value-type="float" office:value="9497.5" calcext:value-type="float">
            <text:p>9497,5</text:p>
          </table:table-cell>
          <table:table-cell table:formula="of:=[.B61]-[.A61]" office:value-type="float" office:value="5401.5" calcext:value-type="float">
            <text:p>5401,5</text:p>
          </table:table-cell>
          <table:table-cell table:formula="of:=[.C60]" office:value-type="float" office:value="5428.5" calcext:value-type="float">
            <text:p>5428,5</text:p>
          </table:table-cell>
          <table:table-cell table:formula="of:=[.D61]*2" office:value-type="float" office:value="10857" calcext:value-type="float">
            <text:p>10857,0</text:p>
          </table:table-cell>
          <table:table-cell table:formula="of:=[.D60]" office:value-type="float" office:value="3407" calcext:value-type="float">
            <text:p>3407,0</text:p>
          </table:table-cell>
          <table:table-cell table:number-columns-repeated="3"/>
        </table:table-row>
        <table:table-row table:style-name="ro1">
          <table:table-cell table:formula="of:=IF([.B62]&gt;=0;1;-1)*(2^[.$D$3])" office:value-type="float" office:value="4096" calcext:value-type="float">
            <text:p>4096</text:p>
          </table:table-cell>
          <table:table-cell table:formula="of:=[.$B$3]+[.E62]-[.F62]" office:value-type="float" office:value="7422" calcext:value-type="float">
            <text:p>7422,0</text:p>
          </table:table-cell>
          <table:table-cell table:formula="of:=[.B62]-[.A62]" office:value-type="float" office:value="3326" calcext:value-type="float">
            <text:p>3326,0</text:p>
          </table:table-cell>
          <table:table-cell table:formula="of:=[.C61]" office:value-type="float" office:value="5401.5" calcext:value-type="float">
            <text:p>5401,5</text:p>
          </table:table-cell>
          <table:table-cell table:formula="of:=[.D62]*2" office:value-type="float" office:value="10803" calcext:value-type="float">
            <text:p>10803,0</text:p>
          </table:table-cell>
          <table:table-cell table:formula="of:=[.D61]" office:value-type="float" office:value="5428.5" calcext:value-type="float">
            <text:p>5428,5</text:p>
          </table:table-cell>
          <table:table-cell table:number-columns-repeated="3"/>
        </table:table-row>
        <table:table-row table:style-name="ro1">
          <table:table-cell table:formula="of:=IF([.B63]&gt;=0;1;-1)*(2^[.$D$3])" office:value-type="float" office:value="4096" calcext:value-type="float">
            <text:p>4096</text:p>
          </table:table-cell>
          <table:table-cell table:formula="of:=[.$B$3]+[.E63]-[.F63]" office:value-type="float" office:value="3298" calcext:value-type="float">
            <text:p>3298,0</text:p>
          </table:table-cell>
          <table:table-cell table:formula="of:=[.B63]-[.A63]" office:value-type="float" office:value="-798" calcext:value-type="float">
            <text:p>-798,0</text:p>
          </table:table-cell>
          <table:table-cell table:formula="of:=[.C62]" office:value-type="float" office:value="3326" calcext:value-type="float">
            <text:p>3326,0</text:p>
          </table:table-cell>
          <table:table-cell table:formula="of:=[.D63]*2" office:value-type="float" office:value="6652" calcext:value-type="float">
            <text:p>6652,0</text:p>
          </table:table-cell>
          <table:table-cell table:formula="of:=[.D62]" office:value-type="float" office:value="5401.5" calcext:value-type="float">
            <text:p>5401,5</text:p>
          </table:table-cell>
          <table:table-cell table:number-columns-repeated="3"/>
        </table:table-row>
        <table:table-row table:style-name="ro1">
          <table:table-cell table:formula="of:=IF([.B64]&gt;=0;1;-1)*(2^[.$D$3])" office:value-type="float" office:value="-4096" calcext:value-type="float">
            <text:p>-4096</text:p>
          </table:table-cell>
          <table:table-cell table:formula="of:=[.$B$3]+[.E64]-[.F64]" office:value-type="float" office:value="-2874.5" calcext:value-type="float">
            <text:p>-2874,5</text:p>
          </table:table-cell>
          <table:table-cell table:formula="of:=[.B64]-[.A64]" office:value-type="float" office:value="1221.5" calcext:value-type="float">
            <text:p>1221,5</text:p>
          </table:table-cell>
          <table:table-cell table:formula="of:=[.C63]" office:value-type="float" office:value="-798" calcext:value-type="float">
            <text:p>-798,0</text:p>
          </table:table-cell>
          <table:table-cell table:formula="of:=[.D64]*2" office:value-type="float" office:value="-1596" calcext:value-type="float">
            <text:p>-1596,0</text:p>
          </table:table-cell>
          <table:table-cell table:formula="of:=[.D63]" office:value-type="float" office:value="3326" calcext:value-type="float">
            <text:p>3326,0</text:p>
          </table:table-cell>
          <table:table-cell table:number-columns-repeated="3"/>
        </table:table-row>
        <table:table-row table:style-name="ro1">
          <table:table-cell table:formula="of:=IF([.B65]&gt;=0;1;-1)*(2^[.$D$3])" office:value-type="float" office:value="4096" calcext:value-type="float">
            <text:p>4096</text:p>
          </table:table-cell>
          <table:table-cell table:formula="of:=[.$B$3]+[.E65]-[.F65]" office:value-type="float" office:value="5288.5" calcext:value-type="float">
            <text:p>5288,5</text:p>
          </table:table-cell>
          <table:table-cell table:formula="of:=[.B65]-[.A65]" office:value-type="float" office:value="1192.5" calcext:value-type="float">
            <text:p>1192,5</text:p>
          </table:table-cell>
          <table:table-cell table:formula="of:=[.C64]" office:value-type="float" office:value="1221.5" calcext:value-type="float">
            <text:p>1221,5</text:p>
          </table:table-cell>
          <table:table-cell table:formula="of:=[.D65]*2" office:value-type="float" office:value="2443" calcext:value-type="float">
            <text:p>2443,0</text:p>
          </table:table-cell>
          <table:table-cell table:formula="of:=[.D64]" office:value-type="float" office:value="-798" calcext:value-type="float">
            <text:p>-798,0</text:p>
          </table:table-cell>
          <table:table-cell table:number-columns-repeated="3"/>
        </table:table-row>
        <table:table-row table:style-name="ro1">
          <table:table-cell table:formula="of:=IF([.B66]&gt;=0;1;-1)*(2^[.$D$3])" office:value-type="float" office:value="4096" calcext:value-type="float">
            <text:p>4096</text:p>
          </table:table-cell>
          <table:table-cell table:formula="of:=[.$B$3]+[.E66]-[.F66]" office:value-type="float" office:value="3211" calcext:value-type="float">
            <text:p>3211,0</text:p>
          </table:table-cell>
          <table:table-cell table:formula="of:=[.B66]-[.A66]" office:value-type="float" office:value="-885" calcext:value-type="float">
            <text:p>-885,0</text:p>
          </table:table-cell>
          <table:table-cell table:formula="of:=[.C65]" office:value-type="float" office:value="1192.5" calcext:value-type="float">
            <text:p>1192,5</text:p>
          </table:table-cell>
          <table:table-cell table:formula="of:=[.D66]*2" office:value-type="float" office:value="2385" calcext:value-type="float">
            <text:p>2385,0</text:p>
          </table:table-cell>
          <table:table-cell table:formula="of:=[.D65]" office:value-type="float" office:value="1221.5" calcext:value-type="float">
            <text:p>1221,5</text:p>
          </table:table-cell>
          <table:table-cell table:number-columns-repeated="3"/>
        </table:table-row>
        <table:table-row table:style-name="ro1">
          <table:table-cell table:formula="of:=IF([.B67]&gt;=0;1;-1)*(2^[.$D$3])" office:value-type="float" office:value="-4096" calcext:value-type="float">
            <text:p>-4096</text:p>
          </table:table-cell>
          <table:table-cell table:formula="of:=[.$B$3]+[.E67]-[.F67]" office:value-type="float" office:value="-915" calcext:value-type="float">
            <text:p>-915,0</text:p>
          </table:table-cell>
          <table:table-cell table:formula="of:=[.B67]-[.A67]" office:value-type="float" office:value="3181" calcext:value-type="float">
            <text:p>3181,0</text:p>
          </table:table-cell>
          <table:table-cell table:formula="of:=[.C66]" office:value-type="float" office:value="-885" calcext:value-type="float">
            <text:p>-885,0</text:p>
          </table:table-cell>
          <table:table-cell table:formula="of:=[.D67]*2" office:value-type="float" office:value="-1770" calcext:value-type="float">
            <text:p>-1770,0</text:p>
          </table:table-cell>
          <table:table-cell table:formula="of:=[.D66]" office:value-type="float" office:value="1192.5" calcext:value-type="float">
            <text:p>1192,5</text:p>
          </table:table-cell>
          <table:table-cell table:number-columns-repeated="3"/>
        </table:table-row>
        <table:table-row table:style-name="ro1">
          <table:table-cell table:formula="of:=IF([.B68]&gt;=0;1;-1)*(2^[.$D$3])" office:value-type="float" office:value="4096" calcext:value-type="float">
            <text:p>4096</text:p>
          </table:table-cell>
          <table:table-cell table:formula="of:=[.$B$3]+[.E68]-[.F68]" office:value-type="float" office:value="9294.5" calcext:value-type="float">
            <text:p>9294,5</text:p>
          </table:table-cell>
          <table:table-cell table:formula="of:=[.B68]-[.A68]" office:value-type="float" office:value="5198.5" calcext:value-type="float">
            <text:p>5198,5</text:p>
          </table:table-cell>
          <table:table-cell table:formula="of:=[.C67]" office:value-type="float" office:value="3181" calcext:value-type="float">
            <text:p>3181,0</text:p>
          </table:table-cell>
          <table:table-cell table:formula="of:=[.D68]*2" office:value-type="float" office:value="6362" calcext:value-type="float">
            <text:p>6362,0</text:p>
          </table:table-cell>
          <table:table-cell table:formula="of:=[.D67]" office:value-type="float" office:value="-885" calcext:value-type="float">
            <text:p>-885,0</text:p>
          </table:table-cell>
          <table:table-cell table:number-columns-repeated="3"/>
        </table:table-row>
        <table:table-row table:style-name="ro1">
          <table:table-cell table:formula="of:=IF([.B69]&gt;=0;1;-1)*(2^[.$D$3])" office:value-type="float" office:value="4096" calcext:value-type="float">
            <text:p>4096</text:p>
          </table:table-cell>
          <table:table-cell table:formula="of:=[.$B$3]+[.E69]-[.F69]" office:value-type="float" office:value="9263.5" calcext:value-type="float">
            <text:p>9263,5</text:p>
          </table:table-cell>
          <table:table-cell table:formula="of:=[.B69]-[.A69]" office:value-type="float" office:value="5167.5" calcext:value-type="float">
            <text:p>5167,5</text:p>
          </table:table-cell>
          <table:table-cell table:formula="of:=[.C68]" office:value-type="float" office:value="5198.5" calcext:value-type="float">
            <text:p>5198,5</text:p>
          </table:table-cell>
          <table:table-cell table:formula="of:=[.D69]*2" office:value-type="float" office:value="10397" calcext:value-type="float">
            <text:p>10397,0</text:p>
          </table:table-cell>
          <table:table-cell table:formula="of:=[.D68]" office:value-type="float" office:value="3181" calcext:value-type="float">
            <text:p>3181,0</text:p>
          </table:table-cell>
          <table:table-cell table:number-columns-repeated="3"/>
        </table:table-row>
        <table:table-row table:style-name="ro1">
          <table:table-cell table:formula="of:=IF([.B70]&gt;=0;1;-1)*(2^[.$D$3])" office:value-type="float" office:value="4096" calcext:value-type="float">
            <text:p>4096</text:p>
          </table:table-cell>
          <table:table-cell table:formula="of:=[.$B$3]+[.E70]-[.F70]" office:value-type="float" office:value="7184" calcext:value-type="float">
            <text:p>7184,0</text:p>
          </table:table-cell>
          <table:table-cell table:formula="of:=[.B70]-[.A70]" office:value-type="float" office:value="3088" calcext:value-type="float">
            <text:p>3088,0</text:p>
          </table:table-cell>
          <table:table-cell table:formula="of:=[.C69]" office:value-type="float" office:value="5167.5" calcext:value-type="float">
            <text:p>5167,5</text:p>
          </table:table-cell>
          <table:table-cell table:formula="of:=[.D70]*2" office:value-type="float" office:value="10335" calcext:value-type="float">
            <text:p>10335,0</text:p>
          </table:table-cell>
          <table:table-cell table:formula="of:=[.D69]" office:value-type="float" office:value="5198.5" calcext:value-type="float">
            <text:p>5198,5</text:p>
          </table:table-cell>
          <table:table-cell table:number-columns-repeated="3"/>
        </table:table-row>
        <table:table-row table:style-name="ro1">
          <table:table-cell table:formula="of:=IF([.B71]&gt;=0;1;-1)*(2^[.$D$3])" office:value-type="float" office:value="4096" calcext:value-type="float">
            <text:p>4096</text:p>
          </table:table-cell>
          <table:table-cell table:formula="of:=[.$B$3]+[.E71]-[.F71]" office:value-type="float" office:value="3056" calcext:value-type="float">
            <text:p>3056,0</text:p>
          </table:table-cell>
          <table:table-cell table:formula="of:=[.B71]-[.A71]" office:value-type="float" office:value="-1040" calcext:value-type="float">
            <text:p>-1040,0</text:p>
          </table:table-cell>
          <table:table-cell table:formula="of:=[.C70]" office:value-type="float" office:value="3088" calcext:value-type="float">
            <text:p>3088,0</text:p>
          </table:table-cell>
          <table:table-cell table:formula="of:=[.D71]*2" office:value-type="float" office:value="6176" calcext:value-type="float">
            <text:p>6176,0</text:p>
          </table:table-cell>
          <table:table-cell table:formula="of:=[.D70]" office:value-type="float" office:value="5167.5" calcext:value-type="float">
            <text:p>5167,5</text:p>
          </table:table-cell>
          <table:table-cell table:number-columns-repeated="3"/>
        </table:table-row>
        <table:table-row table:style-name="ro1">
          <table:table-cell table:formula="of:=IF([.B72]&gt;=0;1;-1)*(2^[.$D$3])" office:value-type="float" office:value="-4096" calcext:value-type="float">
            <text:p>-4096</text:p>
          </table:table-cell>
          <table:table-cell table:formula="of:=[.$B$3]+[.E72]-[.F72]" office:value-type="float" office:value="-3120.5" calcext:value-type="float">
            <text:p>-3120,5</text:p>
          </table:table-cell>
          <table:table-cell table:formula="of:=[.B72]-[.A72]" office:value-type="float" office:value="975.5" calcext:value-type="float">
            <text:p>975,5</text:p>
          </table:table-cell>
          <table:table-cell table:formula="of:=[.C71]" office:value-type="float" office:value="-1040" calcext:value-type="float">
            <text:p>-1040,0</text:p>
          </table:table-cell>
          <table:table-cell table:formula="of:=[.D72]*2" office:value-type="float" office:value="-2080" calcext:value-type="float">
            <text:p>-2080,0</text:p>
          </table:table-cell>
          <table:table-cell table:formula="of:=[.D71]" office:value-type="float" office:value="3088" calcext:value-type="float">
            <text:p>3088,0</text:p>
          </table:table-cell>
          <table:table-cell table:number-columns-repeated="3"/>
        </table:table-row>
        <table:table-row table:style-name="ro1">
          <table:table-cell table:formula="of:=IF([.B73]&gt;=0;1;-1)*(2^[.$D$3])" office:value-type="float" office:value="4096" calcext:value-type="float">
            <text:p>4096</text:p>
          </table:table-cell>
          <table:table-cell table:formula="of:=[.$B$3]+[.E73]-[.F73]" office:value-type="float" office:value="5038.5" calcext:value-type="float">
            <text:p>5038,5</text:p>
          </table:table-cell>
          <table:table-cell table:formula="of:=[.B73]-[.A73]" office:value-type="float" office:value="942.5" calcext:value-type="float">
            <text:p>942,5</text:p>
          </table:table-cell>
          <table:table-cell table:formula="of:=[.C72]" office:value-type="float" office:value="975.5" calcext:value-type="float">
            <text:p>975,5</text:p>
          </table:table-cell>
          <table:table-cell table:formula="of:=[.D73]*2" office:value-type="float" office:value="1951" calcext:value-type="float">
            <text:p>1951,0</text:p>
          </table:table-cell>
          <table:table-cell table:formula="of:=[.D72]" office:value-type="float" office:value="-1040" calcext:value-type="float">
            <text:p>-1040,0</text:p>
          </table:table-cell>
          <table:table-cell table:number-columns-repeated="3"/>
        </table:table-row>
        <table:table-row table:style-name="ro1">
          <table:table-cell table:formula="of:=IF([.B74]&gt;=0;1;-1)*(2^[.$D$3])" office:value-type="float" office:value="4096" calcext:value-type="float">
            <text:p>4096</text:p>
          </table:table-cell>
          <table:table-cell table:formula="of:=[.$B$3]+[.E74]-[.F74]" office:value-type="float" office:value="2957" calcext:value-type="float">
            <text:p>2957,0</text:p>
          </table:table-cell>
          <table:table-cell table:formula="of:=[.B74]-[.A74]" office:value-type="float" office:value="-1139" calcext:value-type="float">
            <text:p>-1139,0</text:p>
          </table:table-cell>
          <table:table-cell table:formula="of:=[.C73]" office:value-type="float" office:value="942.5" calcext:value-type="float">
            <text:p>942,5</text:p>
          </table:table-cell>
          <table:table-cell table:formula="of:=[.D74]*2" office:value-type="float" office:value="1885" calcext:value-type="float">
            <text:p>1885,0</text:p>
          </table:table-cell>
          <table:table-cell table:formula="of:=[.D73]" office:value-type="float" office:value="975.5" calcext:value-type="float">
            <text:p>975,5</text:p>
          </table:table-cell>
          <table:table-cell table:number-columns-repeated="3"/>
        </table:table-row>
        <table:table-row table:style-name="ro1">
          <table:table-cell table:formula="of:=IF([.B75]&gt;=0;1;-1)*(2^[.$D$3])" office:value-type="float" office:value="-4096" calcext:value-type="float">
            <text:p>-4096</text:p>
          </table:table-cell>
          <table:table-cell table:formula="of:=[.$B$3]+[.E75]-[.F75]" office:value-type="float" office:value="-1173" calcext:value-type="float">
            <text:p>-1173,0</text:p>
          </table:table-cell>
          <table:table-cell table:formula="of:=[.B75]-[.A75]" office:value-type="float" office:value="2923" calcext:value-type="float">
            <text:p>2923,0</text:p>
          </table:table-cell>
          <table:table-cell table:formula="of:=[.C74]" office:value-type="float" office:value="-1139" calcext:value-type="float">
            <text:p>-1139,0</text:p>
          </table:table-cell>
          <table:table-cell table:formula="of:=[.D75]*2" office:value-type="float" office:value="-2278" calcext:value-type="float">
            <text:p>-2278,0</text:p>
          </table:table-cell>
          <table:table-cell table:formula="of:=[.D74]" office:value-type="float" office:value="942.5" calcext:value-type="float">
            <text:p>942,5</text:p>
          </table:table-cell>
          <table:table-cell table:number-columns-repeated="3"/>
        </table:table-row>
        <table:table-row table:style-name="ro1">
          <table:table-cell table:formula="of:=IF([.B76]&gt;=0;1;-1)*(2^[.$D$3])" office:value-type="float" office:value="4096" calcext:value-type="float">
            <text:p>4096</text:p>
          </table:table-cell>
          <table:table-cell table:formula="of:=[.$B$3]+[.E76]-[.F76]" office:value-type="float" office:value="9032.5" calcext:value-type="float">
            <text:p>9032,5</text:p>
          </table:table-cell>
          <table:table-cell table:formula="of:=[.B76]-[.A76]" office:value-type="float" office:value="4936.5" calcext:value-type="float">
            <text:p>4936,5</text:p>
          </table:table-cell>
          <table:table-cell table:formula="of:=[.C75]" office:value-type="float" office:value="2923" calcext:value-type="float">
            <text:p>2923,0</text:p>
          </table:table-cell>
          <table:table-cell table:formula="of:=[.D76]*2" office:value-type="float" office:value="5846" calcext:value-type="float">
            <text:p>5846,0</text:p>
          </table:table-cell>
          <table:table-cell table:formula="of:=[.D75]" office:value-type="float" office:value="-1139" calcext:value-type="float">
            <text:p>-1139,0</text:p>
          </table:table-cell>
          <table:table-cell table:number-columns-repeated="3"/>
        </table:table-row>
        <table:table-row table:style-name="ro1">
          <table:table-cell table:formula="of:=IF([.B77]&gt;=0;1;-1)*(2^[.$D$3])" office:value-type="float" office:value="4096" calcext:value-type="float">
            <text:p>4096</text:p>
          </table:table-cell>
          <table:table-cell table:formula="of:=[.$B$3]+[.E77]-[.F77]" office:value-type="float" office:value="8997.5" calcext:value-type="float">
            <text:p>8997,5</text:p>
          </table:table-cell>
          <table:table-cell table:formula="of:=[.B77]-[.A77]" office:value-type="float" office:value="4901.5" calcext:value-type="float">
            <text:p>4901,5</text:p>
          </table:table-cell>
          <table:table-cell table:formula="of:=[.C76]" office:value-type="float" office:value="4936.5" calcext:value-type="float">
            <text:p>4936,5</text:p>
          </table:table-cell>
          <table:table-cell table:formula="of:=[.D77]*2" office:value-type="float" office:value="9873" calcext:value-type="float">
            <text:p>9873,0</text:p>
          </table:table-cell>
          <table:table-cell table:formula="of:=[.D76]" office:value-type="float" office:value="2923" calcext:value-type="float">
            <text:p>2923,0</text:p>
          </table:table-cell>
          <table:table-cell table:number-columns-repeated="3"/>
        </table:table-row>
        <table:table-row table:style-name="ro1">
          <table:table-cell table:formula="of:=IF([.B78]&gt;=0;1;-1)*(2^[.$D$3])" office:value-type="float" office:value="4096" calcext:value-type="float">
            <text:p>4096</text:p>
          </table:table-cell>
          <table:table-cell table:formula="of:=[.$B$3]+[.E78]-[.F78]" office:value-type="float" office:value="6914" calcext:value-type="float">
            <text:p>6914,0</text:p>
          </table:table-cell>
          <table:table-cell table:formula="of:=[.B78]-[.A78]" office:value-type="float" office:value="2818" calcext:value-type="float">
            <text:p>2818,0</text:p>
          </table:table-cell>
          <table:table-cell table:formula="of:=[.C77]" office:value-type="float" office:value="4901.5" calcext:value-type="float">
            <text:p>4901,5</text:p>
          </table:table-cell>
          <table:table-cell table:formula="of:=[.D78]*2" office:value-type="float" office:value="9803" calcext:value-type="float">
            <text:p>9803,0</text:p>
          </table:table-cell>
          <table:table-cell table:formula="of:=[.D77]" office:value-type="float" office:value="4936.5" calcext:value-type="float">
            <text:p>4936,5</text:p>
          </table:table-cell>
          <table:table-cell table:number-columns-repeated="3"/>
        </table:table-row>
        <table:table-row table:style-name="ro1">
          <table:table-cell table:formula="of:=IF([.B79]&gt;=0;1;-1)*(2^[.$D$3])" office:value-type="float" office:value="4096" calcext:value-type="float">
            <text:p>4096</text:p>
          </table:table-cell>
          <table:table-cell table:formula="of:=[.$B$3]+[.E79]-[.F79]" office:value-type="float" office:value="2782" calcext:value-type="float">
            <text:p>2782,0</text:p>
          </table:table-cell>
          <table:table-cell table:formula="of:=[.B79]-[.A79]" office:value-type="float" office:value="-1314" calcext:value-type="float">
            <text:p>-1314,0</text:p>
          </table:table-cell>
          <table:table-cell table:formula="of:=[.C78]" office:value-type="float" office:value="2818" calcext:value-type="float">
            <text:p>2818,0</text:p>
          </table:table-cell>
          <table:table-cell table:formula="of:=[.D79]*2" office:value-type="float" office:value="5636" calcext:value-type="float">
            <text:p>5636,0</text:p>
          </table:table-cell>
          <table:table-cell table:formula="of:=[.D78]" office:value-type="float" office:value="4901.5" calcext:value-type="float">
            <text:p>4901,5</text:p>
          </table:table-cell>
          <table:table-cell table:number-columns-repeated="3"/>
        </table:table-row>
        <table:table-row table:style-name="ro1">
          <table:table-cell table:formula="of:=IF([.B80]&gt;=0;1;-1)*(2^[.$D$3])" office:value-type="float" office:value="-4096" calcext:value-type="float">
            <text:p>-4096</text:p>
          </table:table-cell>
          <table:table-cell table:formula="of:=[.$B$3]+[.E80]-[.F80]" office:value-type="float" office:value="-3398.5" calcext:value-type="float">
            <text:p>-3398,5</text:p>
          </table:table-cell>
          <table:table-cell table:formula="of:=[.B80]-[.A80]" office:value-type="float" office:value="697.5" calcext:value-type="float">
            <text:p>697,5</text:p>
          </table:table-cell>
          <table:table-cell table:formula="of:=[.C79]" office:value-type="float" office:value="-1314" calcext:value-type="float">
            <text:p>-1314,0</text:p>
          </table:table-cell>
          <table:table-cell table:formula="of:=[.D80]*2" office:value-type="float" office:value="-2628" calcext:value-type="float">
            <text:p>-2628,0</text:p>
          </table:table-cell>
          <table:table-cell table:formula="of:=[.D79]" office:value-type="float" office:value="2818" calcext:value-type="float">
            <text:p>2818,0</text:p>
          </table:table-cell>
          <table:table-cell table:number-columns-repeated="3"/>
        </table:table-row>
        <table:table-row table:style-name="ro1">
          <table:table-cell table:formula="of:=IF([.B81]&gt;=0;1;-1)*(2^[.$D$3])" office:value-type="float" office:value="4096" calcext:value-type="float">
            <text:p>4096</text:p>
          </table:table-cell>
          <table:table-cell table:formula="of:=[.$B$3]+[.E81]-[.F81]" office:value-type="float" office:value="4756.5" calcext:value-type="float">
            <text:p>4756,5</text:p>
          </table:table-cell>
          <table:table-cell table:formula="of:=[.B81]-[.A81]" office:value-type="float" office:value="660.5" calcext:value-type="float">
            <text:p>660,5</text:p>
          </table:table-cell>
          <table:table-cell table:formula="of:=[.C80]" office:value-type="float" office:value="697.5" calcext:value-type="float">
            <text:p>697,5</text:p>
          </table:table-cell>
          <table:table-cell table:formula="of:=[.D81]*2" office:value-type="float" office:value="1395" calcext:value-type="float">
            <text:p>1395,0</text:p>
          </table:table-cell>
          <table:table-cell table:formula="of:=[.D80]" office:value-type="float" office:value="-1314" calcext:value-type="float">
            <text:p>-1314,0</text:p>
          </table:table-cell>
          <table:table-cell table:number-columns-repeated="3"/>
        </table:table-row>
        <table:table-row table:style-name="ro1">
          <table:table-cell table:formula="of:=IF([.B82]&gt;=0;1;-1)*(2^[.$D$3])" office:value-type="float" office:value="4096" calcext:value-type="float">
            <text:p>4096</text:p>
          </table:table-cell>
          <table:table-cell table:formula="of:=[.$B$3]+[.E82]-[.F82]" office:value-type="float" office:value="2671" calcext:value-type="float">
            <text:p>2671,0</text:p>
          </table:table-cell>
          <table:table-cell table:formula="of:=[.B82]-[.A82]" office:value-type="float" office:value="-1425" calcext:value-type="float">
            <text:p>-1425,0</text:p>
          </table:table-cell>
          <table:table-cell table:formula="of:=[.C81]" office:value-type="float" office:value="660.5" calcext:value-type="float">
            <text:p>660,5</text:p>
          </table:table-cell>
          <table:table-cell table:formula="of:=[.D82]*2" office:value-type="float" office:value="1321" calcext:value-type="float">
            <text:p>1321,0</text:p>
          </table:table-cell>
          <table:table-cell table:formula="of:=[.D81]" office:value-type="float" office:value="697.5" calcext:value-type="float">
            <text:p>697,5</text:p>
          </table:table-cell>
          <table:table-cell table:number-columns-repeated="3"/>
        </table:table-row>
        <table:table-row table:style-name="ro1">
          <table:table-cell table:formula="of:=IF([.B83]&gt;=0;1;-1)*(2^[.$D$3])" office:value-type="float" office:value="-4096" calcext:value-type="float">
            <text:p>-4096</text:p>
          </table:table-cell>
          <table:table-cell table:formula="of:=[.$B$3]+[.E83]-[.F83]" office:value-type="float" office:value="-1463" calcext:value-type="float">
            <text:p>-1463,0</text:p>
          </table:table-cell>
          <table:table-cell table:formula="of:=[.B83]-[.A83]" office:value-type="float" office:value="2633" calcext:value-type="float">
            <text:p>2633,0</text:p>
          </table:table-cell>
          <table:table-cell table:formula="of:=[.C82]" office:value-type="float" office:value="-1425" calcext:value-type="float">
            <text:p>-1425,0</text:p>
          </table:table-cell>
          <table:table-cell table:formula="of:=[.D83]*2" office:value-type="float" office:value="-2850" calcext:value-type="float">
            <text:p>-2850,0</text:p>
          </table:table-cell>
          <table:table-cell table:formula="of:=[.D82]" office:value-type="float" office:value="660.5" calcext:value-type="float">
            <text:p>660,5</text:p>
          </table:table-cell>
          <table:table-cell table:number-columns-repeated="3"/>
        </table:table-row>
        <table:table-row table:style-name="ro1">
          <table:table-cell table:formula="of:=IF([.B84]&gt;=0;1;-1)*(2^[.$D$3])" office:value-type="float" office:value="4096" calcext:value-type="float">
            <text:p>4096</text:p>
          </table:table-cell>
          <table:table-cell table:formula="of:=[.$B$3]+[.E84]-[.F84]" office:value-type="float" office:value="8738.5" calcext:value-type="float">
            <text:p>8738,5</text:p>
          </table:table-cell>
          <table:table-cell table:formula="of:=[.B84]-[.A84]" office:value-type="float" office:value="4642.5" calcext:value-type="float">
            <text:p>4642,5</text:p>
          </table:table-cell>
          <table:table-cell table:formula="of:=[.C83]" office:value-type="float" office:value="2633" calcext:value-type="float">
            <text:p>2633,0</text:p>
          </table:table-cell>
          <table:table-cell table:formula="of:=[.D84]*2" office:value-type="float" office:value="5266" calcext:value-type="float">
            <text:p>5266,0</text:p>
          </table:table-cell>
          <table:table-cell table:formula="of:=[.D83]" office:value-type="float" office:value="-1425" calcext:value-type="float">
            <text:p>-1425,0</text:p>
          </table:table-cell>
          <table:table-cell table:number-columns-repeated="3"/>
        </table:table-row>
        <table:table-row table:style-name="ro1">
          <table:table-cell table:formula="of:=IF([.B85]&gt;=0;1;-1)*(2^[.$D$3])" office:value-type="float" office:value="4096" calcext:value-type="float">
            <text:p>4096</text:p>
          </table:table-cell>
          <table:table-cell table:formula="of:=[.$B$3]+[.E85]-[.F85]" office:value-type="float" office:value="8699.5" calcext:value-type="float">
            <text:p>8699,5</text:p>
          </table:table-cell>
          <table:table-cell table:formula="of:=[.B85]-[.A85]" office:value-type="float" office:value="4603.5" calcext:value-type="float">
            <text:p>4603,5</text:p>
          </table:table-cell>
          <table:table-cell table:formula="of:=[.C84]" office:value-type="float" office:value="4642.5" calcext:value-type="float">
            <text:p>4642,5</text:p>
          </table:table-cell>
          <table:table-cell table:formula="of:=[.D85]*2" office:value-type="float" office:value="9285" calcext:value-type="float">
            <text:p>9285,0</text:p>
          </table:table-cell>
          <table:table-cell table:formula="of:=[.D84]" office:value-type="float" office:value="2633" calcext:value-type="float">
            <text:p>2633,0</text:p>
          </table:table-cell>
          <table:table-cell table:number-columns-repeated="3"/>
        </table:table-row>
        <table:table-row table:style-name="ro1">
          <table:table-cell table:formula="of:=IF([.B86]&gt;=0;1;-1)*(2^[.$D$3])" office:value-type="float" office:value="4096" calcext:value-type="float">
            <text:p>4096</text:p>
          </table:table-cell>
          <table:table-cell table:formula="of:=[.$B$3]+[.E86]-[.F86]" office:value-type="float" office:value="6612" calcext:value-type="float">
            <text:p>6612,0</text:p>
          </table:table-cell>
          <table:table-cell table:formula="of:=[.B86]-[.A86]" office:value-type="float" office:value="2516" calcext:value-type="float">
            <text:p>2516,0</text:p>
          </table:table-cell>
          <table:table-cell table:formula="of:=[.C85]" office:value-type="float" office:value="4603.5" calcext:value-type="float">
            <text:p>4603,5</text:p>
          </table:table-cell>
          <table:table-cell table:formula="of:=[.D86]*2" office:value-type="float" office:value="9207" calcext:value-type="float">
            <text:p>9207,0</text:p>
          </table:table-cell>
          <table:table-cell table:formula="of:=[.D85]" office:value-type="float" office:value="4642.5" calcext:value-type="float">
            <text:p>4642,5</text:p>
          </table:table-cell>
          <table:table-cell table:number-columns-repeated="3"/>
        </table:table-row>
        <table:table-row table:style-name="ro1">
          <table:table-cell table:formula="of:=IF([.B87]&gt;=0;1;-1)*(2^[.$D$3])" office:value-type="float" office:value="4096" calcext:value-type="float">
            <text:p>4096</text:p>
          </table:table-cell>
          <table:table-cell table:formula="of:=[.$B$3]+[.E87]-[.F87]" office:value-type="float" office:value="2476" calcext:value-type="float">
            <text:p>2476,0</text:p>
          </table:table-cell>
          <table:table-cell table:formula="of:=[.B87]-[.A87]" office:value-type="float" office:value="-1620" calcext:value-type="float">
            <text:p>-1620,0</text:p>
          </table:table-cell>
          <table:table-cell table:formula="of:=[.C86]" office:value-type="float" office:value="2516" calcext:value-type="float">
            <text:p>2516,0</text:p>
          </table:table-cell>
          <table:table-cell table:formula="of:=[.D87]*2" office:value-type="float" office:value="5032" calcext:value-type="float">
            <text:p>5032,0</text:p>
          </table:table-cell>
          <table:table-cell table:formula="of:=[.D86]" office:value-type="float" office:value="4603.5" calcext:value-type="float">
            <text:p>4603,5</text:p>
          </table:table-cell>
          <table:table-cell table:number-columns-repeated="3"/>
        </table:table-row>
        <table:table-row table:style-name="ro1">
          <table:table-cell table:formula="of:=IF([.B88]&gt;=0;1;-1)*(2^[.$D$3])" office:value-type="float" office:value="-4096" calcext:value-type="float">
            <text:p>-4096</text:p>
          </table:table-cell>
          <table:table-cell table:formula="of:=[.$B$3]+[.E88]-[.F88]" office:value-type="float" office:value="-3708.5" calcext:value-type="float">
            <text:p>-3708,5</text:p>
          </table:table-cell>
          <table:table-cell table:formula="of:=[.B88]-[.A88]" office:value-type="float" office:value="387.5" calcext:value-type="float">
            <text:p>387,5</text:p>
          </table:table-cell>
          <table:table-cell table:formula="of:=[.C87]" office:value-type="float" office:value="-1620" calcext:value-type="float">
            <text:p>-1620,0</text:p>
          </table:table-cell>
          <table:table-cell table:formula="of:=[.D88]*2" office:value-type="float" office:value="-3240" calcext:value-type="float">
            <text:p>-3240,0</text:p>
          </table:table-cell>
          <table:table-cell table:formula="of:=[.D87]" office:value-type="float" office:value="2516" calcext:value-type="float">
            <text:p>2516,0</text:p>
          </table:table-cell>
          <table:table-cell table:number-columns-repeated="3"/>
        </table:table-row>
        <table:table-row table:style-name="ro1">
          <table:table-cell table:formula="of:=IF([.B89]&gt;=0;1;-1)*(2^[.$D$3])" office:value-type="float" office:value="4096" calcext:value-type="float">
            <text:p>4096</text:p>
          </table:table-cell>
          <table:table-cell table:formula="of:=[.$B$3]+[.E89]-[.F89]" office:value-type="float" office:value="4442.5" calcext:value-type="float">
            <text:p>4442,5</text:p>
          </table:table-cell>
          <table:table-cell table:formula="of:=[.B89]-[.A89]" office:value-type="float" office:value="346.5" calcext:value-type="float">
            <text:p>346,5</text:p>
          </table:table-cell>
          <table:table-cell table:formula="of:=[.C88]" office:value-type="float" office:value="387.5" calcext:value-type="float">
            <text:p>387,5</text:p>
          </table:table-cell>
          <table:table-cell table:formula="of:=[.D89]*2" office:value-type="float" office:value="775" calcext:value-type="float">
            <text:p>775,0</text:p>
          </table:table-cell>
          <table:table-cell table:formula="of:=[.D88]" office:value-type="float" office:value="-1620" calcext:value-type="float">
            <text:p>-1620,0</text:p>
          </table:table-cell>
          <table:table-cell table:number-columns-repeated="3"/>
        </table:table-row>
        <table:table-row table:style-name="ro1">
          <table:table-cell table:formula="of:=IF([.B90]&gt;=0;1;-1)*(2^[.$D$3])" office:value-type="float" office:value="4096" calcext:value-type="float">
            <text:p>4096</text:p>
          </table:table-cell>
          <table:table-cell table:formula="of:=[.$B$3]+[.E90]-[.F90]" office:value-type="float" office:value="2353" calcext:value-type="float">
            <text:p>2353,0</text:p>
          </table:table-cell>
          <table:table-cell table:formula="of:=[.B90]-[.A90]" office:value-type="float" office:value="-1743" calcext:value-type="float">
            <text:p>-1743,0</text:p>
          </table:table-cell>
          <table:table-cell table:formula="of:=[.C89]" office:value-type="float" office:value="346.5" calcext:value-type="float">
            <text:p>346,5</text:p>
          </table:table-cell>
          <table:table-cell table:formula="of:=[.D90]*2" office:value-type="float" office:value="693" calcext:value-type="float">
            <text:p>693,0</text:p>
          </table:table-cell>
          <table:table-cell table:formula="of:=[.D89]" office:value-type="float" office:value="387.5" calcext:value-type="float">
            <text:p>387,5</text:p>
          </table:table-cell>
          <table:table-cell table:number-columns-repeated="3"/>
        </table:table-row>
        <table:table-row table:style-name="ro1">
          <table:table-cell table:formula="of:=IF([.B91]&gt;=0;1;-1)*(2^[.$D$3])" office:value-type="float" office:value="-4096" calcext:value-type="float">
            <text:p>-4096</text:p>
          </table:table-cell>
          <table:table-cell table:formula="of:=[.$B$3]+[.E91]-[.F91]" office:value-type="float" office:value="-1785" calcext:value-type="float">
            <text:p>-1785,0</text:p>
          </table:table-cell>
          <table:table-cell table:formula="of:=[.B91]-[.A91]" office:value-type="float" office:value="2311" calcext:value-type="float">
            <text:p>2311,0</text:p>
          </table:table-cell>
          <table:table-cell table:formula="of:=[.C90]" office:value-type="float" office:value="-1743" calcext:value-type="float">
            <text:p>-1743,0</text:p>
          </table:table-cell>
          <table:table-cell table:formula="of:=[.D91]*2" office:value-type="float" office:value="-3486" calcext:value-type="float">
            <text:p>-3486,0</text:p>
          </table:table-cell>
          <table:table-cell table:formula="of:=[.D90]" office:value-type="float" office:value="346.5" calcext:value-type="float">
            <text:p>346,5</text:p>
          </table:table-cell>
          <table:table-cell table:number-columns-repeated="3"/>
        </table:table-row>
        <table:table-row table:style-name="ro1">
          <table:table-cell table:formula="of:=IF([.B92]&gt;=0;1;-1)*(2^[.$D$3])" office:value-type="float" office:value="4096" calcext:value-type="float">
            <text:p>4096</text:p>
          </table:table-cell>
          <table:table-cell table:formula="of:=[.$B$3]+[.E92]-[.F92]" office:value-type="float" office:value="8412.5" calcext:value-type="float">
            <text:p>8412,5</text:p>
          </table:table-cell>
          <table:table-cell table:formula="of:=[.B92]-[.A92]" office:value-type="float" office:value="4316.5" calcext:value-type="float">
            <text:p>4316,5</text:p>
          </table:table-cell>
          <table:table-cell table:formula="of:=[.C91]" office:value-type="float" office:value="2311" calcext:value-type="float">
            <text:p>2311,0</text:p>
          </table:table-cell>
          <table:table-cell table:formula="of:=[.D92]*2" office:value-type="float" office:value="4622" calcext:value-type="float">
            <text:p>4622,0</text:p>
          </table:table-cell>
          <table:table-cell table:formula="of:=[.D91]" office:value-type="float" office:value="-1743" calcext:value-type="float">
            <text:p>-1743,0</text:p>
          </table:table-cell>
          <table:table-cell table:number-columns-repeated="3"/>
        </table:table-row>
        <table:table-row table:style-name="ro1">
          <table:table-cell table:formula="of:=IF([.B93]&gt;=0;1;-1)*(2^[.$D$3])" office:value-type="float" office:value="4096" calcext:value-type="float">
            <text:p>4096</text:p>
          </table:table-cell>
          <table:table-cell table:formula="of:=[.$B$3]+[.E93]-[.F93]" office:value-type="float" office:value="8369.5" calcext:value-type="float">
            <text:p>8369,5</text:p>
          </table:table-cell>
          <table:table-cell table:formula="of:=[.B93]-[.A93]" office:value-type="float" office:value="4273.5" calcext:value-type="float">
            <text:p>4273,5</text:p>
          </table:table-cell>
          <table:table-cell table:formula="of:=[.C92]" office:value-type="float" office:value="4316.5" calcext:value-type="float">
            <text:p>4316,5</text:p>
          </table:table-cell>
          <table:table-cell table:formula="of:=[.D93]*2" office:value-type="float" office:value="8633" calcext:value-type="float">
            <text:p>8633,0</text:p>
          </table:table-cell>
          <table:table-cell table:formula="of:=[.D92]" office:value-type="float" office:value="2311" calcext:value-type="float">
            <text:p>2311,0</text:p>
          </table:table-cell>
          <table:table-cell table:number-columns-repeated="3"/>
        </table:table-row>
        <table:table-row table:style-name="ro1">
          <table:table-cell table:formula="of:=IF([.B94]&gt;=0;1;-1)*(2^[.$D$3])" office:value-type="float" office:value="4096" calcext:value-type="float">
            <text:p>4096</text:p>
          </table:table-cell>
          <table:table-cell table:formula="of:=[.$B$3]+[.E94]-[.F94]" office:value-type="float" office:value="6278" calcext:value-type="float">
            <text:p>6278,0</text:p>
          </table:table-cell>
          <table:table-cell table:formula="of:=[.B94]-[.A94]" office:value-type="float" office:value="2182" calcext:value-type="float">
            <text:p>2182,0</text:p>
          </table:table-cell>
          <table:table-cell table:formula="of:=[.C93]" office:value-type="float" office:value="4273.5" calcext:value-type="float">
            <text:p>4273,5</text:p>
          </table:table-cell>
          <table:table-cell table:formula="of:=[.D94]*2" office:value-type="float" office:value="8547" calcext:value-type="float">
            <text:p>8547,0</text:p>
          </table:table-cell>
          <table:table-cell table:formula="of:=[.D93]" office:value-type="float" office:value="4316.5" calcext:value-type="float">
            <text:p>4316,5</text:p>
          </table:table-cell>
          <table:table-cell table:number-columns-repeated="3"/>
        </table:table-row>
        <table:table-row table:style-name="ro1">
          <table:table-cell table:formula="of:=IF([.B95]&gt;=0;1;-1)*(2^[.$D$3])" office:value-type="float" office:value="4096" calcext:value-type="float">
            <text:p>4096</text:p>
          </table:table-cell>
          <table:table-cell table:formula="of:=[.$B$3]+[.E95]-[.F95]" office:value-type="float" office:value="2138" calcext:value-type="float">
            <text:p>2138,0</text:p>
          </table:table-cell>
          <table:table-cell table:formula="of:=[.B95]-[.A95]" office:value-type="float" office:value="-1958" calcext:value-type="float">
            <text:p>-1958,0</text:p>
          </table:table-cell>
          <table:table-cell table:formula="of:=[.C94]" office:value-type="float" office:value="2182" calcext:value-type="float">
            <text:p>2182,0</text:p>
          </table:table-cell>
          <table:table-cell table:formula="of:=[.D95]*2" office:value-type="float" office:value="4364" calcext:value-type="float">
            <text:p>4364,0</text:p>
          </table:table-cell>
          <table:table-cell table:formula="of:=[.D94]" office:value-type="float" office:value="4273.5" calcext:value-type="float">
            <text:p>4273,5</text:p>
          </table:table-cell>
          <table:table-cell table:number-columns-repeated="3"/>
        </table:table-row>
        <table:table-row table:style-name="ro1">
          <table:table-cell table:formula="of:=IF([.B96]&gt;=0;1;-1)*(2^[.$D$3])" office:value-type="float" office:value="-4096" calcext:value-type="float">
            <text:p>-4096</text:p>
          </table:table-cell>
          <table:table-cell table:formula="of:=[.$B$3]+[.E96]-[.F96]" office:value-type="float" office:value="-4050.5" calcext:value-type="float">
            <text:p>-4050,5</text:p>
          </table:table-cell>
          <table:table-cell table:formula="of:=[.B96]-[.A96]" office:value-type="float" office:value="45.5" calcext:value-type="float">
            <text:p>45,5</text:p>
          </table:table-cell>
          <table:table-cell table:formula="of:=[.C95]" office:value-type="float" office:value="-1958" calcext:value-type="float">
            <text:p>-1958,0</text:p>
          </table:table-cell>
          <table:table-cell table:formula="of:=[.D96]*2" office:value-type="float" office:value="-3916" calcext:value-type="float">
            <text:p>-3916,0</text:p>
          </table:table-cell>
          <table:table-cell table:formula="of:=[.D95]" office:value-type="float" office:value="2182" calcext:value-type="float">
            <text:p>2182,0</text:p>
          </table:table-cell>
          <table:table-cell table:number-columns-repeated="3"/>
        </table:table-row>
        <table:table-row table:style-name="ro1">
          <table:table-cell table:formula="of:=IF([.B97]&gt;=0;1;-1)*(2^[.$D$3])" office:value-type="float" office:value="4096" calcext:value-type="float">
            <text:p>4096</text:p>
          </table:table-cell>
          <table:table-cell table:formula="of:=[.$B$3]+[.E97]-[.F97]" office:value-type="float" office:value="4096.5" calcext:value-type="float">
            <text:p>4096,5</text:p>
          </table:table-cell>
          <table:table-cell table:formula="of:=[.B97]-[.A97]" office:value-type="float" office:value="0.5" calcext:value-type="float">
            <text:p>0,5</text:p>
          </table:table-cell>
          <table:table-cell table:formula="of:=[.C96]" office:value-type="float" office:value="45.5" calcext:value-type="float">
            <text:p>45,5</text:p>
          </table:table-cell>
          <table:table-cell table:formula="of:=[.D97]*2" office:value-type="float" office:value="91" calcext:value-type="float">
            <text:p>91,0</text:p>
          </table:table-cell>
          <table:table-cell table:formula="of:=[.D96]" office:value-type="float" office:value="-1958" calcext:value-type="float">
            <text:p>-1958,0</text:p>
          </table:table-cell>
          <table:table-cell table:number-columns-repeated="3"/>
        </table:table-row>
        <table:table-row table:style-name="ro1">
          <table:table-cell table:formula="of:=IF([.B98]&gt;=0;1;-1)*(2^[.$D$3])" office:value-type="float" office:value="4096" calcext:value-type="float">
            <text:p>4096</text:p>
          </table:table-cell>
          <table:table-cell table:formula="of:=[.$B$3]+[.E98]-[.F98]" office:value-type="float" office:value="2003" calcext:value-type="float">
            <text:p>2003,0</text:p>
          </table:table-cell>
          <table:table-cell table:formula="of:=[.B98]-[.A98]" office:value-type="float" office:value="-2093" calcext:value-type="float">
            <text:p>-2093,0</text:p>
          </table:table-cell>
          <table:table-cell table:formula="of:=[.C97]" office:value-type="float" office:value="0.5" calcext:value-type="float">
            <text:p>0,5</text:p>
          </table:table-cell>
          <table:table-cell table:formula="of:=[.D98]*2" office:value-type="float" office:value="1" calcext:value-type="float">
            <text:p>1,0</text:p>
          </table:table-cell>
          <table:table-cell table:formula="of:=[.D97]" office:value-type="float" office:value="45.5" calcext:value-type="float">
            <text:p>45,5</text:p>
          </table:table-cell>
          <table:table-cell table:number-columns-repeated="3"/>
        </table:table-row>
        <table:table-row table:style-name="ro1">
          <table:table-cell table:formula="of:=IF([.B99]&gt;=0;1;-1)*(2^[.$D$3])" office:value-type="float" office:value="-4096" calcext:value-type="float">
            <text:p>-4096</text:p>
          </table:table-cell>
          <table:table-cell table:formula="of:=[.$B$3]+[.E99]-[.F99]" office:value-type="float" office:value="-2139" calcext:value-type="float">
            <text:p>-2139,0</text:p>
          </table:table-cell>
          <table:table-cell table:formula="of:=[.B99]-[.A99]" office:value-type="float" office:value="1957" calcext:value-type="float">
            <text:p>1957,0</text:p>
          </table:table-cell>
          <table:table-cell table:formula="of:=[.C98]" office:value-type="float" office:value="-2093" calcext:value-type="float">
            <text:p>-2093,0</text:p>
          </table:table-cell>
          <table:table-cell table:formula="of:=[.D99]*2" office:value-type="float" office:value="-4186" calcext:value-type="float">
            <text:p>-4186,0</text:p>
          </table:table-cell>
          <table:table-cell table:formula="of:=[.D98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formula="of:=IF([.B100]&gt;=0;1;-1)*(2^[.$D$3])" office:value-type="float" office:value="4096" calcext:value-type="float">
            <text:p>4096</text:p>
          </table:table-cell>
          <table:table-cell table:formula="of:=[.$B$3]+[.E100]-[.F100]" office:value-type="float" office:value="8054.5" calcext:value-type="float">
            <text:p>8054,5</text:p>
          </table:table-cell>
          <table:table-cell table:formula="of:=[.B100]-[.A100]" office:value-type="float" office:value="3958.5" calcext:value-type="float">
            <text:p>3958,5</text:p>
          </table:table-cell>
          <table:table-cell table:formula="of:=[.C99]" office:value-type="float" office:value="1957" calcext:value-type="float">
            <text:p>1957,0</text:p>
          </table:table-cell>
          <table:table-cell table:formula="of:=[.D100]*2" office:value-type="float" office:value="3914" calcext:value-type="float">
            <text:p>3914,0</text:p>
          </table:table-cell>
          <table:table-cell table:formula="of:=[.D99]" office:value-type="float" office:value="-2093" calcext:value-type="float">
            <text:p>-2093,0</text:p>
          </table:table-cell>
          <table:table-cell table:number-columns-repeated="3"/>
        </table:table-row>
        <table:table-row table:style-name="ro1">
          <table:table-cell table:formula="of:=IF([.B101]&gt;=0;1;-1)*(2^[.$D$3])" office:value-type="float" office:value="4096" calcext:value-type="float">
            <text:p>4096</text:p>
          </table:table-cell>
          <table:table-cell table:formula="of:=[.$B$3]+[.E101]-[.F101]" office:value-type="float" office:value="8007.5" calcext:value-type="float">
            <text:p>8007,5</text:p>
          </table:table-cell>
          <table:table-cell table:formula="of:=[.B101]-[.A101]" office:value-type="float" office:value="3911.5" calcext:value-type="float">
            <text:p>3911,5</text:p>
          </table:table-cell>
          <table:table-cell table:formula="of:=[.C100]" office:value-type="float" office:value="3958.5" calcext:value-type="float">
            <text:p>3958,5</text:p>
          </table:table-cell>
          <table:table-cell table:formula="of:=[.D101]*2" office:value-type="float" office:value="7917" calcext:value-type="float">
            <text:p>7917,0</text:p>
          </table:table-cell>
          <table:table-cell table:formula="of:=[.D100]" office:value-type="float" office:value="1957" calcext:value-type="float">
            <text:p>1957,0</text:p>
          </table:table-cell>
          <table:table-cell table:number-columns-repeated="3"/>
        </table:table-row>
        <table:table-row table:style-name="ro1">
          <table:table-cell table:formula="of:=IF([.B102]&gt;=0;1;-1)*(2^[.$D$3])" office:value-type="float" office:value="4096" calcext:value-type="float">
            <text:p>4096</text:p>
          </table:table-cell>
          <table:table-cell table:formula="of:=[.$B$3]+[.E102]-[.F102]" office:value-type="float" office:value="5912" calcext:value-type="float">
            <text:p>5912,0</text:p>
          </table:table-cell>
          <table:table-cell table:formula="of:=[.B102]-[.A102]" office:value-type="float" office:value="1816" calcext:value-type="float">
            <text:p>1816,0</text:p>
          </table:table-cell>
          <table:table-cell table:formula="of:=[.C101]" office:value-type="float" office:value="3911.5" calcext:value-type="float">
            <text:p>3911,5</text:p>
          </table:table-cell>
          <table:table-cell table:formula="of:=[.D102]*2" office:value-type="float" office:value="7823" calcext:value-type="float">
            <text:p>7823,0</text:p>
          </table:table-cell>
          <table:table-cell table:formula="of:=[.D101]" office:value-type="float" office:value="3958.5" calcext:value-type="float">
            <text:p>3958,5</text:p>
          </table:table-cell>
          <table:table-cell table:number-columns-repeated="3"/>
        </table:table-row>
        <table:table-row table:style-name="ro1">
          <table:table-cell table:formula="of:=IF([.B103]&gt;=0;1;-1)*(2^[.$D$3])" office:value-type="float" office:value="4096" calcext:value-type="float">
            <text:p>4096</text:p>
          </table:table-cell>
          <table:table-cell table:formula="of:=[.$B$3]+[.E103]-[.F103]" office:value-type="float" office:value="1768" calcext:value-type="float">
            <text:p>1768,0</text:p>
          </table:table-cell>
          <table:table-cell table:formula="of:=[.B103]-[.A103]" office:value-type="float" office:value="-2328" calcext:value-type="float">
            <text:p>-2328,0</text:p>
          </table:table-cell>
          <table:table-cell table:formula="of:=[.C102]" office:value-type="float" office:value="1816" calcext:value-type="float">
            <text:p>1816,0</text:p>
          </table:table-cell>
          <table:table-cell table:formula="of:=[.D103]*2" office:value-type="float" office:value="3632" calcext:value-type="float">
            <text:p>3632,0</text:p>
          </table:table-cell>
          <table:table-cell table:formula="of:=[.D102]" office:value-type="float" office:value="3911.5" calcext:value-type="float">
            <text:p>3911,5</text:p>
          </table:table-cell>
          <table:table-cell table:number-columns-repeated="3"/>
        </table:table-row>
        <table:table-row table:style-name="ro1">
          <table:table-cell table:formula="of:=IF([.B104]&gt;=0;1;-1)*(2^[.$D$3])" office:value-type="float" office:value="-4096" calcext:value-type="float">
            <text:p>-4096</text:p>
          </table:table-cell>
          <table:table-cell table:formula="of:=[.$B$3]+[.E104]-[.F104]" office:value-type="float" office:value="-4424.5" calcext:value-type="float">
            <text:p>-4424,5</text:p>
          </table:table-cell>
          <table:table-cell table:formula="of:=[.B104]-[.A104]" office:value-type="float" office:value="-328.5" calcext:value-type="float">
            <text:p>-328,5</text:p>
          </table:table-cell>
          <table:table-cell table:formula="of:=[.C103]" office:value-type="float" office:value="-2328" calcext:value-type="float">
            <text:p>-2328,0</text:p>
          </table:table-cell>
          <table:table-cell table:formula="of:=[.D104]*2" office:value-type="float" office:value="-4656" calcext:value-type="float">
            <text:p>-4656,0</text:p>
          </table:table-cell>
          <table:table-cell table:formula="of:=[.D103]" office:value-type="float" office:value="1816" calcext:value-type="float">
            <text:p>1816,0</text:p>
          </table:table-cell>
          <table:table-cell table:number-columns-repeated="3"/>
        </table:table-row>
        <table:table-row table:style-name="ro1">
          <table:table-cell table:formula="of:=IF([.B105]&gt;=0;1;-1)*(2^[.$D$3])" office:value-type="float" office:value="4096" calcext:value-type="float">
            <text:p>4096</text:p>
          </table:table-cell>
          <table:table-cell table:formula="of:=[.$B$3]+[.E105]-[.F105]" office:value-type="float" office:value="3718.5" calcext:value-type="float">
            <text:p>3718,5</text:p>
          </table:table-cell>
          <table:table-cell table:formula="of:=[.B105]-[.A105]" office:value-type="float" office:value="-377.5" calcext:value-type="float">
            <text:p>-377,5</text:p>
          </table:table-cell>
          <table:table-cell table:formula="of:=[.C104]" office:value-type="float" office:value="-328.5" calcext:value-type="float">
            <text:p>-328,5</text:p>
          </table:table-cell>
          <table:table-cell table:formula="of:=[.D105]*2" office:value-type="float" office:value="-657" calcext:value-type="float">
            <text:p>-657,0</text:p>
          </table:table-cell>
          <table:table-cell table:formula="of:=[.D104]" office:value-type="float" office:value="-2328" calcext:value-type="float">
            <text:p>-2328,0</text:p>
          </table:table-cell>
          <table:table-cell table:number-columns-repeated="3"/>
        </table:table-row>
        <table:table-row table:style-name="ro1">
          <table:table-cell table:formula="of:=IF([.B106]&gt;=0;1;-1)*(2^[.$D$3])" office:value-type="float" office:value="4096" calcext:value-type="float">
            <text:p>4096</text:p>
          </table:table-cell>
          <table:table-cell table:formula="of:=[.$B$3]+[.E106]-[.F106]" office:value-type="float" office:value="1621" calcext:value-type="float">
            <text:p>1621,0</text:p>
          </table:table-cell>
          <table:table-cell table:formula="of:=[.B106]-[.A106]" office:value-type="float" office:value="-2475" calcext:value-type="float">
            <text:p>-2475,0</text:p>
          </table:table-cell>
          <table:table-cell table:formula="of:=[.C105]" office:value-type="float" office:value="-377.5" calcext:value-type="float">
            <text:p>-377,5</text:p>
          </table:table-cell>
          <table:table-cell table:formula="of:=[.D106]*2" office:value-type="float" office:value="-755" calcext:value-type="float">
            <text:p>-755,0</text:p>
          </table:table-cell>
          <table:table-cell table:formula="of:=[.D105]" office:value-type="float" office:value="-328.5" calcext:value-type="float">
            <text:p>-328,5</text:p>
          </table:table-cell>
          <table:table-cell table:number-columns-repeated="3"/>
        </table:table-row>
        <table:table-row table:style-name="ro1">
          <table:table-cell table:formula="of:=IF([.B107]&gt;=0;1;-1)*(2^[.$D$3])" office:value-type="float" office:value="-4096" calcext:value-type="float">
            <text:p>-4096</text:p>
          </table:table-cell>
          <table:table-cell table:formula="of:=[.$B$3]+[.E107]-[.F107]" office:value-type="float" office:value="-2525" calcext:value-type="float">
            <text:p>-2525,0</text:p>
          </table:table-cell>
          <table:table-cell table:formula="of:=[.B107]-[.A107]" office:value-type="float" office:value="1571" calcext:value-type="float">
            <text:p>1571,0</text:p>
          </table:table-cell>
          <table:table-cell table:formula="of:=[.C106]" office:value-type="float" office:value="-2475" calcext:value-type="float">
            <text:p>-2475,0</text:p>
          </table:table-cell>
          <table:table-cell table:formula="of:=[.D107]*2" office:value-type="float" office:value="-4950" calcext:value-type="float">
            <text:p>-4950,0</text:p>
          </table:table-cell>
          <table:table-cell table:formula="of:=[.D106]" office:value-type="float" office:value="-377.5" calcext:value-type="float">
            <text:p>-377,5</text:p>
          </table:table-cell>
          <table:table-cell table:number-columns-repeated="3"/>
        </table:table-row>
        <table:table-row table:style-name="ro1">
          <table:table-cell table:formula="of:=IF([.B108]&gt;=0;1;-1)*(2^[.$D$3])" office:value-type="float" office:value="4096" calcext:value-type="float">
            <text:p>4096</text:p>
          </table:table-cell>
          <table:table-cell table:formula="of:=[.$B$3]+[.E108]-[.F108]" office:value-type="float" office:value="7664.5" calcext:value-type="float">
            <text:p>7664,5</text:p>
          </table:table-cell>
          <table:table-cell table:formula="of:=[.B108]-[.A108]" office:value-type="float" office:value="3568.5" calcext:value-type="float">
            <text:p>3568,5</text:p>
          </table:table-cell>
          <table:table-cell table:formula="of:=[.C107]" office:value-type="float" office:value="1571" calcext:value-type="float">
            <text:p>1571,0</text:p>
          </table:table-cell>
          <table:table-cell table:formula="of:=[.D108]*2" office:value-type="float" office:value="3142" calcext:value-type="float">
            <text:p>3142,0</text:p>
          </table:table-cell>
          <table:table-cell table:formula="of:=[.D107]" office:value-type="float" office:value="-2475" calcext:value-type="float">
            <text:p>-2475,0</text:p>
          </table:table-cell>
          <table:table-cell table:number-columns-repeated="3"/>
        </table:table-row>
        <table:table-row table:style-name="ro1">
          <table:table-cell table:formula="of:=IF([.B109]&gt;=0;1;-1)*(2^[.$D$3])" office:value-type="float" office:value="4096" calcext:value-type="float">
            <text:p>4096</text:p>
          </table:table-cell>
          <table:table-cell table:formula="of:=[.$B$3]+[.E109]-[.F109]" office:value-type="float" office:value="7613.5" calcext:value-type="float">
            <text:p>7613,5</text:p>
          </table:table-cell>
          <table:table-cell table:formula="of:=[.B109]-[.A109]" office:value-type="float" office:value="3517.5" calcext:value-type="float">
            <text:p>3517,5</text:p>
          </table:table-cell>
          <table:table-cell table:formula="of:=[.C108]" office:value-type="float" office:value="3568.5" calcext:value-type="float">
            <text:p>3568,5</text:p>
          </table:table-cell>
          <table:table-cell table:formula="of:=[.D109]*2" office:value-type="float" office:value="7137" calcext:value-type="float">
            <text:p>7137,0</text:p>
          </table:table-cell>
          <table:table-cell table:formula="of:=[.D108]" office:value-type="float" office:value="1571" calcext:value-type="float">
            <text:p>1571,0</text:p>
          </table:table-cell>
          <table:table-cell table:number-columns-repeated="3"/>
        </table:table-row>
        <table:table-row table:style-name="ro1">
          <table:table-cell table:formula="of:=IF([.B110]&gt;=0;1;-1)*(2^[.$D$3])" office:value-type="float" office:value="4096" calcext:value-type="float">
            <text:p>4096</text:p>
          </table:table-cell>
          <table:table-cell table:formula="of:=[.$B$3]+[.E110]-[.F110]" office:value-type="float" office:value="5514" calcext:value-type="float">
            <text:p>5514,0</text:p>
          </table:table-cell>
          <table:table-cell table:formula="of:=[.B110]-[.A110]" office:value-type="float" office:value="1418" calcext:value-type="float">
            <text:p>1418,0</text:p>
          </table:table-cell>
          <table:table-cell table:formula="of:=[.C109]" office:value-type="float" office:value="3517.5" calcext:value-type="float">
            <text:p>3517,5</text:p>
          </table:table-cell>
          <table:table-cell table:formula="of:=[.D110]*2" office:value-type="float" office:value="7035" calcext:value-type="float">
            <text:p>7035,0</text:p>
          </table:table-cell>
          <table:table-cell table:formula="of:=[.D109]" office:value-type="float" office:value="3568.5" calcext:value-type="float">
            <text:p>3568,5</text:p>
          </table:table-cell>
          <table:table-cell table:number-columns-repeated="3"/>
        </table:table-row>
        <table:table-row table:style-name="ro1">
          <table:table-cell table:formula="of:=IF([.B111]&gt;=0;1;-1)*(2^[.$D$3])" office:value-type="float" office:value="4096" calcext:value-type="float">
            <text:p>4096</text:p>
          </table:table-cell>
          <table:table-cell table:formula="of:=[.$B$3]+[.E111]-[.F111]" office:value-type="float" office:value="1366" calcext:value-type="float">
            <text:p>1366,0</text:p>
          </table:table-cell>
          <table:table-cell table:formula="of:=[.B111]-[.A111]" office:value-type="float" office:value="-2730" calcext:value-type="float">
            <text:p>-2730,0</text:p>
          </table:table-cell>
          <table:table-cell table:formula="of:=[.C110]" office:value-type="float" office:value="1418" calcext:value-type="float">
            <text:p>1418,0</text:p>
          </table:table-cell>
          <table:table-cell table:formula="of:=[.D111]*2" office:value-type="float" office:value="2836" calcext:value-type="float">
            <text:p>2836,0</text:p>
          </table:table-cell>
          <table:table-cell table:formula="of:=[.D110]" office:value-type="float" office:value="3517.5" calcext:value-type="float">
            <text:p>3517,5</text:p>
          </table:table-cell>
          <table:table-cell table:number-columns-repeated="3"/>
        </table:table-row>
        <table:table-row table:style-name="ro1">
          <table:table-cell table:formula="of:=IF([.B112]&gt;=0;1;-1)*(2^[.$D$3])" office:value-type="float" office:value="-4096" calcext:value-type="float">
            <text:p>-4096</text:p>
          </table:table-cell>
          <table:table-cell table:formula="of:=[.$B$3]+[.E112]-[.F112]" office:value-type="float" office:value="-4830.5" calcext:value-type="float">
            <text:p>-4830,5</text:p>
          </table:table-cell>
          <table:table-cell table:formula="of:=[.B112]-[.A112]" office:value-type="float" office:value="-734.5" calcext:value-type="float">
            <text:p>-734,5</text:p>
          </table:table-cell>
          <table:table-cell table:formula="of:=[.C111]" office:value-type="float" office:value="-2730" calcext:value-type="float">
            <text:p>-2730,0</text:p>
          </table:table-cell>
          <table:table-cell table:formula="of:=[.D112]*2" office:value-type="float" office:value="-5460" calcext:value-type="float">
            <text:p>-5460,0</text:p>
          </table:table-cell>
          <table:table-cell table:formula="of:=[.D111]" office:value-type="float" office:value="1418" calcext:value-type="float">
            <text:p>1418,0</text:p>
          </table:table-cell>
          <table:table-cell table:number-columns-repeated="3"/>
        </table:table-row>
        <table:table-row table:style-name="ro1">
          <table:table-cell table:formula="of:=IF([.B113]&gt;=0;1;-1)*(2^[.$D$3])" office:value-type="float" office:value="4096" calcext:value-type="float">
            <text:p>4096</text:p>
          </table:table-cell>
          <table:table-cell table:formula="of:=[.$B$3]+[.E113]-[.F113]" office:value-type="float" office:value="3308.5" calcext:value-type="float">
            <text:p>3308,5</text:p>
          </table:table-cell>
          <table:table-cell table:formula="of:=[.B113]-[.A113]" office:value-type="float" office:value="-787.5" calcext:value-type="float">
            <text:p>-787,5</text:p>
          </table:table-cell>
          <table:table-cell table:formula="of:=[.C112]" office:value-type="float" office:value="-734.5" calcext:value-type="float">
            <text:p>-734,5</text:p>
          </table:table-cell>
          <table:table-cell table:formula="of:=[.D113]*2" office:value-type="float" office:value="-1469" calcext:value-type="float">
            <text:p>-1469,0</text:p>
          </table:table-cell>
          <table:table-cell table:formula="of:=[.D112]" office:value-type="float" office:value="-2730" calcext:value-type="float">
            <text:p>-2730,0</text:p>
          </table:table-cell>
          <table:table-cell table:number-columns-repeated="3"/>
        </table:table-row>
        <table:table-row table:style-name="ro1">
          <table:table-cell table:formula="of:=IF([.B114]&gt;=0;1;-1)*(2^[.$D$3])" office:value-type="float" office:value="4096" calcext:value-type="float">
            <text:p>4096</text:p>
          </table:table-cell>
          <table:table-cell table:formula="of:=[.$B$3]+[.E114]-[.F114]" office:value-type="float" office:value="1207" calcext:value-type="float">
            <text:p>1207,0</text:p>
          </table:table-cell>
          <table:table-cell table:formula="of:=[.B114]-[.A114]" office:value-type="float" office:value="-2889" calcext:value-type="float">
            <text:p>-2889,0</text:p>
          </table:table-cell>
          <table:table-cell table:formula="of:=[.C113]" office:value-type="float" office:value="-787.5" calcext:value-type="float">
            <text:p>-787,5</text:p>
          </table:table-cell>
          <table:table-cell table:formula="of:=[.D114]*2" office:value-type="float" office:value="-1575" calcext:value-type="float">
            <text:p>-1575,0</text:p>
          </table:table-cell>
          <table:table-cell table:formula="of:=[.D113]" office:value-type="float" office:value="-734.5" calcext:value-type="float">
            <text:p>-734,5</text:p>
          </table:table-cell>
          <table:table-cell table:number-columns-repeated="3"/>
        </table:table-row>
        <table:table-row table:style-name="ro1">
          <table:table-cell table:formula="of:=IF([.B115]&gt;=0;1;-1)*(2^[.$D$3])" office:value-type="float" office:value="-4096" calcext:value-type="float">
            <text:p>-4096</text:p>
          </table:table-cell>
          <table:table-cell table:formula="of:=[.$B$3]+[.E115]-[.F115]" office:value-type="float" office:value="-2943" calcext:value-type="float">
            <text:p>-2943,0</text:p>
          </table:table-cell>
          <table:table-cell table:formula="of:=[.B115]-[.A115]" office:value-type="float" office:value="1153" calcext:value-type="float">
            <text:p>1153,0</text:p>
          </table:table-cell>
          <table:table-cell table:formula="of:=[.C114]" office:value-type="float" office:value="-2889" calcext:value-type="float">
            <text:p>-2889,0</text:p>
          </table:table-cell>
          <table:table-cell table:formula="of:=[.D115]*2" office:value-type="float" office:value="-5778" calcext:value-type="float">
            <text:p>-5778,0</text:p>
          </table:table-cell>
          <table:table-cell table:formula="of:=[.D114]" office:value-type="float" office:value="-787.5" calcext:value-type="float">
            <text:p>-787,5</text:p>
          </table:table-cell>
          <table:table-cell table:number-columns-repeated="3"/>
        </table:table-row>
        <table:table-row table:style-name="ro1">
          <table:table-cell table:formula="of:=IF([.B116]&gt;=0;1;-1)*(2^[.$D$3])" office:value-type="float" office:value="4096" calcext:value-type="float">
            <text:p>4096</text:p>
          </table:table-cell>
          <table:table-cell table:formula="of:=[.$B$3]+[.E116]-[.F116]" office:value-type="float" office:value="7242.5" calcext:value-type="float">
            <text:p>7242,5</text:p>
          </table:table-cell>
          <table:table-cell table:formula="of:=[.B116]-[.A116]" office:value-type="float" office:value="3146.5" calcext:value-type="float">
            <text:p>3146,5</text:p>
          </table:table-cell>
          <table:table-cell table:formula="of:=[.C115]" office:value-type="float" office:value="1153" calcext:value-type="float">
            <text:p>1153,0</text:p>
          </table:table-cell>
          <table:table-cell table:formula="of:=[.D116]*2" office:value-type="float" office:value="2306" calcext:value-type="float">
            <text:p>2306,0</text:p>
          </table:table-cell>
          <table:table-cell table:formula="of:=[.D115]" office:value-type="float" office:value="-2889" calcext:value-type="float">
            <text:p>-2889,0</text:p>
          </table:table-cell>
          <table:table-cell table:number-columns-repeated="3"/>
        </table:table-row>
        <table:table-row table:style-name="ro1">
          <table:table-cell table:formula="of:=IF([.B117]&gt;=0;1;-1)*(2^[.$D$3])" office:value-type="float" office:value="4096" calcext:value-type="float">
            <text:p>4096</text:p>
          </table:table-cell>
          <table:table-cell table:formula="of:=[.$B$3]+[.E117]-[.F117]" office:value-type="float" office:value="7187.5" calcext:value-type="float">
            <text:p>7187,5</text:p>
          </table:table-cell>
          <table:table-cell table:formula="of:=[.B117]-[.A117]" office:value-type="float" office:value="3091.5" calcext:value-type="float">
            <text:p>3091,5</text:p>
          </table:table-cell>
          <table:table-cell table:formula="of:=[.C116]" office:value-type="float" office:value="3146.5" calcext:value-type="float">
            <text:p>3146,5</text:p>
          </table:table-cell>
          <table:table-cell table:formula="of:=[.D117]*2" office:value-type="float" office:value="6293" calcext:value-type="float">
            <text:p>6293,0</text:p>
          </table:table-cell>
          <table:table-cell table:formula="of:=[.D116]" office:value-type="float" office:value="1153" calcext:value-type="float">
            <text:p>1153,0</text:p>
          </table:table-cell>
          <table:table-cell table:number-columns-repeated="3"/>
        </table:table-row>
        <table:table-row table:style-name="ro1">
          <table:table-cell table:formula="of:=IF([.B118]&gt;=0;1;-1)*(2^[.$D$3])" office:value-type="float" office:value="4096" calcext:value-type="float">
            <text:p>4096</text:p>
          </table:table-cell>
          <table:table-cell table:formula="of:=[.$B$3]+[.E118]-[.F118]" office:value-type="float" office:value="5084" calcext:value-type="float">
            <text:p>5084,0</text:p>
          </table:table-cell>
          <table:table-cell table:formula="of:=[.B118]-[.A118]" office:value-type="float" office:value="988" calcext:value-type="float">
            <text:p>988,0</text:p>
          </table:table-cell>
          <table:table-cell table:formula="of:=[.C117]" office:value-type="float" office:value="3091.5" calcext:value-type="float">
            <text:p>3091,5</text:p>
          </table:table-cell>
          <table:table-cell table:formula="of:=[.D118]*2" office:value-type="float" office:value="6183" calcext:value-type="float">
            <text:p>6183,0</text:p>
          </table:table-cell>
          <table:table-cell table:formula="of:=[.D117]" office:value-type="float" office:value="3146.5" calcext:value-type="float">
            <text:p>3146,5</text:p>
          </table:table-cell>
          <table:table-cell table:number-columns-repeated="3"/>
        </table:table-row>
        <table:table-row table:style-name="ro1">
          <table:table-cell table:formula="of:=IF([.B119]&gt;=0;1;-1)*(2^[.$D$3])" office:value-type="float" office:value="4096" calcext:value-type="float">
            <text:p>4096</text:p>
          </table:table-cell>
          <table:table-cell table:formula="of:=[.$B$3]+[.E119]-[.F119]" office:value-type="float" office:value="932" calcext:value-type="float">
            <text:p>932,0</text:p>
          </table:table-cell>
          <table:table-cell table:formula="of:=[.B119]-[.A119]" office:value-type="float" office:value="-3164" calcext:value-type="float">
            <text:p>-3164,0</text:p>
          </table:table-cell>
          <table:table-cell table:formula="of:=[.C118]" office:value-type="float" office:value="988" calcext:value-type="float">
            <text:p>988,0</text:p>
          </table:table-cell>
          <table:table-cell table:formula="of:=[.D119]*2" office:value-type="float" office:value="1976" calcext:value-type="float">
            <text:p>1976,0</text:p>
          </table:table-cell>
          <table:table-cell table:formula="of:=[.D118]" office:value-type="float" office:value="3091.5" calcext:value-type="float">
            <text:p>3091,5</text:p>
          </table:table-cell>
          <table:table-cell table:number-columns-repeated="3"/>
        </table:table-row>
        <table:table-row table:style-name="ro1">
          <table:table-cell table:formula="of:=IF([.B120]&gt;=0;1;-1)*(2^[.$D$3])" office:value-type="float" office:value="-4096" calcext:value-type="float">
            <text:p>-4096</text:p>
          </table:table-cell>
          <table:table-cell table:formula="of:=[.$B$3]+[.E120]-[.F120]" office:value-type="float" office:value="-5268.5" calcext:value-type="float">
            <text:p>-5268,5</text:p>
          </table:table-cell>
          <table:table-cell table:formula="of:=[.B120]-[.A120]" office:value-type="float" office:value="-1172.5" calcext:value-type="float">
            <text:p>-1172,5</text:p>
          </table:table-cell>
          <table:table-cell table:formula="of:=[.C119]" office:value-type="float" office:value="-3164" calcext:value-type="float">
            <text:p>-3164,0</text:p>
          </table:table-cell>
          <table:table-cell table:formula="of:=[.D120]*2" office:value-type="float" office:value="-6328" calcext:value-type="float">
            <text:p>-6328,0</text:p>
          </table:table-cell>
          <table:table-cell table:formula="of:=[.D119]" office:value-type="float" office:value="988" calcext:value-type="float">
            <text:p>988,0</text:p>
          </table:table-cell>
          <table:table-cell table:number-columns-repeated="3"/>
        </table:table-row>
        <table:table-row table:style-name="ro1">
          <table:table-cell table:formula="of:=IF([.B121]&gt;=0;1;-1)*(2^[.$D$3])" office:value-type="float" office:value="4096" calcext:value-type="float">
            <text:p>4096</text:p>
          </table:table-cell>
          <table:table-cell table:formula="of:=[.$B$3]+[.E121]-[.F121]" office:value-type="float" office:value="2866.5" calcext:value-type="float">
            <text:p>2866,5</text:p>
          </table:table-cell>
          <table:table-cell table:formula="of:=[.B121]-[.A121]" office:value-type="float" office:value="-1229.5" calcext:value-type="float">
            <text:p>-1229,5</text:p>
          </table:table-cell>
          <table:table-cell table:formula="of:=[.C120]" office:value-type="float" office:value="-1172.5" calcext:value-type="float">
            <text:p>-1172,5</text:p>
          </table:table-cell>
          <table:table-cell table:formula="of:=[.D121]*2" office:value-type="float" office:value="-2345" calcext:value-type="float">
            <text:p>-2345,0</text:p>
          </table:table-cell>
          <table:table-cell table:formula="of:=[.D120]" office:value-type="float" office:value="-3164" calcext:value-type="float">
            <text:p>-3164,0</text:p>
          </table:table-cell>
          <table:table-cell table:number-columns-repeated="3"/>
        </table:table-row>
        <table:table-row table:style-name="ro1">
          <table:table-cell table:formula="of:=IF([.B122]&gt;=0;1;-1)*(2^[.$D$3])" office:value-type="float" office:value="4096" calcext:value-type="float">
            <text:p>4096</text:p>
          </table:table-cell>
          <table:table-cell table:formula="of:=[.$B$3]+[.E122]-[.F122]" office:value-type="float" office:value="761" calcext:value-type="float">
            <text:p>761,0</text:p>
          </table:table-cell>
          <table:table-cell table:formula="of:=[.B122]-[.A122]" office:value-type="float" office:value="-3335" calcext:value-type="float">
            <text:p>-3335,0</text:p>
          </table:table-cell>
          <table:table-cell table:formula="of:=[.C121]" office:value-type="float" office:value="-1229.5" calcext:value-type="float">
            <text:p>-1229,5</text:p>
          </table:table-cell>
          <table:table-cell table:formula="of:=[.D122]*2" office:value-type="float" office:value="-2459" calcext:value-type="float">
            <text:p>-2459,0</text:p>
          </table:table-cell>
          <table:table-cell table:formula="of:=[.D121]" office:value-type="float" office:value="-1172.5" calcext:value-type="float">
            <text:p>-1172,5</text:p>
          </table:table-cell>
          <table:table-cell table:number-columns-repeated="3"/>
        </table:table-row>
        <table:table-row table:style-name="ro1">
          <table:table-cell table:formula="of:=IF([.B123]&gt;=0;1;-1)*(2^[.$D$3])" office:value-type="float" office:value="-4096" calcext:value-type="float">
            <text:p>-4096</text:p>
          </table:table-cell>
          <table:table-cell table:formula="of:=[.$B$3]+[.E123]-[.F123]" office:value-type="float" office:value="-3393" calcext:value-type="float">
            <text:p>-3393,0</text:p>
          </table:table-cell>
          <table:table-cell table:formula="of:=[.B123]-[.A123]" office:value-type="float" office:value="703" calcext:value-type="float">
            <text:p>703,0</text:p>
          </table:table-cell>
          <table:table-cell table:formula="of:=[.C122]" office:value-type="float" office:value="-3335" calcext:value-type="float">
            <text:p>-3335,0</text:p>
          </table:table-cell>
          <table:table-cell table:formula="of:=[.D123]*2" office:value-type="float" office:value="-6670" calcext:value-type="float">
            <text:p>-6670,0</text:p>
          </table:table-cell>
          <table:table-cell table:formula="of:=[.D122]" office:value-type="float" office:value="-1229.5" calcext:value-type="float">
            <text:p>-1229,5</text:p>
          </table:table-cell>
          <table:table-cell table:number-columns-repeated="3"/>
        </table:table-row>
        <table:table-row table:style-name="ro1">
          <table:table-cell table:formula="of:=IF([.B124]&gt;=0;1;-1)*(2^[.$D$3])" office:value-type="float" office:value="4096" calcext:value-type="float">
            <text:p>4096</text:p>
          </table:table-cell>
          <table:table-cell table:formula="of:=[.$B$3]+[.E124]-[.F124]" office:value-type="float" office:value="6788.5" calcext:value-type="float">
            <text:p>6788,5</text:p>
          </table:table-cell>
          <table:table-cell table:formula="of:=[.B124]-[.A124]" office:value-type="float" office:value="2692.5" calcext:value-type="float">
            <text:p>2692,5</text:p>
          </table:table-cell>
          <table:table-cell table:formula="of:=[.C123]" office:value-type="float" office:value="703" calcext:value-type="float">
            <text:p>703,0</text:p>
          </table:table-cell>
          <table:table-cell table:formula="of:=[.D124]*2" office:value-type="float" office:value="1406" calcext:value-type="float">
            <text:p>1406,0</text:p>
          </table:table-cell>
          <table:table-cell table:formula="of:=[.D123]" office:value-type="float" office:value="-3335" calcext:value-type="float">
            <text:p>-3335,0</text:p>
          </table:table-cell>
          <table:table-cell table:number-columns-repeated="3"/>
        </table:table-row>
        <table:table-row table:style-name="ro1">
          <table:table-cell table:formula="of:=IF([.B125]&gt;=0;1;-1)*(2^[.$D$3])" office:value-type="float" office:value="4096" calcext:value-type="float">
            <text:p>4096</text:p>
          </table:table-cell>
          <table:table-cell table:formula="of:=[.$B$3]+[.E125]-[.F125]" office:value-type="float" office:value="6729.5" calcext:value-type="float">
            <text:p>6729,5</text:p>
          </table:table-cell>
          <table:table-cell table:formula="of:=[.B125]-[.A125]" office:value-type="float" office:value="2633.5" calcext:value-type="float">
            <text:p>2633,5</text:p>
          </table:table-cell>
          <table:table-cell table:formula="of:=[.C124]" office:value-type="float" office:value="2692.5" calcext:value-type="float">
            <text:p>2692,5</text:p>
          </table:table-cell>
          <table:table-cell table:formula="of:=[.D125]*2" office:value-type="float" office:value="5385" calcext:value-type="float">
            <text:p>5385,0</text:p>
          </table:table-cell>
          <table:table-cell table:formula="of:=[.D124]" office:value-type="float" office:value="703" calcext:value-type="float">
            <text:p>703,0</text:p>
          </table:table-cell>
          <table:table-cell table:number-columns-repeated="3"/>
        </table:table-row>
        <table:table-row table:style-name="ro1">
          <table:table-cell table:formula="of:=IF([.B126]&gt;=0;1;-1)*(2^[.$D$3])" office:value-type="float" office:value="4096" calcext:value-type="float">
            <text:p>4096</text:p>
          </table:table-cell>
          <table:table-cell table:formula="of:=[.$B$3]+[.E126]-[.F126]" office:value-type="float" office:value="4622" calcext:value-type="float">
            <text:p>4622,0</text:p>
          </table:table-cell>
          <table:table-cell table:formula="of:=[.B126]-[.A126]" office:value-type="float" office:value="526" calcext:value-type="float">
            <text:p>526,0</text:p>
          </table:table-cell>
          <table:table-cell table:formula="of:=[.C125]" office:value-type="float" office:value="2633.5" calcext:value-type="float">
            <text:p>2633,5</text:p>
          </table:table-cell>
          <table:table-cell table:formula="of:=[.D126]*2" office:value-type="float" office:value="5267" calcext:value-type="float">
            <text:p>5267,0</text:p>
          </table:table-cell>
          <table:table-cell table:formula="of:=[.D125]" office:value-type="float" office:value="2692.5" calcext:value-type="float">
            <text:p>2692,5</text:p>
          </table:table-cell>
          <table:table-cell table:number-columns-repeated="3"/>
        </table:table-row>
        <table:table-row table:style-name="ro1">
          <table:table-cell table:formula="of:=IF([.B127]&gt;=0;1;-1)*(2^[.$D$3])" office:value-type="float" office:value="4096" calcext:value-type="float">
            <text:p>4096</text:p>
          </table:table-cell>
          <table:table-cell table:formula="of:=[.$B$3]+[.E127]-[.F127]" office:value-type="float" office:value="466" calcext:value-type="float">
            <text:p>466,0</text:p>
          </table:table-cell>
          <table:table-cell table:formula="of:=[.B127]-[.A127]" office:value-type="float" office:value="-3630" calcext:value-type="float">
            <text:p>-3630,0</text:p>
          </table:table-cell>
          <table:table-cell table:formula="of:=[.C126]" office:value-type="float" office:value="526" calcext:value-type="float">
            <text:p>526,0</text:p>
          </table:table-cell>
          <table:table-cell table:formula="of:=[.D127]*2" office:value-type="float" office:value="1052" calcext:value-type="float">
            <text:p>1052,0</text:p>
          </table:table-cell>
          <table:table-cell table:formula="of:=[.D126]" office:value-type="float" office:value="2633.5" calcext:value-type="float">
            <text:p>2633,5</text:p>
          </table:table-cell>
          <table:table-cell table:number-columns-repeated="3"/>
        </table:table-row>
        <table:table-row table:style-name="ro1">
          <table:table-cell table:formula="of:=IF([.B128]&gt;=0;1;-1)*(2^[.$D$3])" office:value-type="float" office:value="-4096" calcext:value-type="float">
            <text:p>-4096</text:p>
          </table:table-cell>
          <table:table-cell table:formula="of:=[.$B$3]+[.E128]-[.F128]" office:value-type="float" office:value="-5738.5" calcext:value-type="float">
            <text:p>-5738,5</text:p>
          </table:table-cell>
          <table:table-cell table:formula="of:=[.B128]-[.A128]" office:value-type="float" office:value="-1642.5" calcext:value-type="float">
            <text:p>-1642,5</text:p>
          </table:table-cell>
          <table:table-cell table:formula="of:=[.C127]" office:value-type="float" office:value="-3630" calcext:value-type="float">
            <text:p>-3630,0</text:p>
          </table:table-cell>
          <table:table-cell table:formula="of:=[.D128]*2" office:value-type="float" office:value="-7260" calcext:value-type="float">
            <text:p>-7260,0</text:p>
          </table:table-cell>
          <table:table-cell table:formula="of:=[.D127]" office:value-type="float" office:value="526" calcext:value-type="float">
            <text:p>526,0</text:p>
          </table:table-cell>
          <table:table-cell table:number-columns-repeated="3"/>
        </table:table-row>
        <table:table-row table:style-name="ro1">
          <table:table-cell table:formula="of:=IF([.B129]&gt;=0;1;-1)*(2^[.$D$3])" office:value-type="float" office:value="4096" calcext:value-type="float">
            <text:p>4096</text:p>
          </table:table-cell>
          <table:table-cell table:formula="of:=[.$B$3]+[.E129]-[.F129]" office:value-type="float" office:value="2392.5" calcext:value-type="float">
            <text:p>2392,5</text:p>
          </table:table-cell>
          <table:table-cell table:formula="of:=[.B129]-[.A129]" office:value-type="float" office:value="-1703.5" calcext:value-type="float">
            <text:p>-1703,5</text:p>
          </table:table-cell>
          <table:table-cell table:formula="of:=[.C128]" office:value-type="float" office:value="-1642.5" calcext:value-type="float">
            <text:p>-1642,5</text:p>
          </table:table-cell>
          <table:table-cell table:formula="of:=[.D129]*2" office:value-type="float" office:value="-3285" calcext:value-type="float">
            <text:p>-3285,0</text:p>
          </table:table-cell>
          <table:table-cell table:formula="of:=[.D128]" office:value-type="float" office:value="-3630" calcext:value-type="float">
            <text:p>-3630,0</text:p>
          </table:table-cell>
          <table:table-cell table:number-columns-repeated="3"/>
        </table:table-row>
        <table:table-row table:style-name="ro1">
          <table:table-cell table:formula="of:=IF([.B130]&gt;=0;1;-1)*(2^[.$D$3])" office:value-type="float" office:value="4096" calcext:value-type="float">
            <text:p>4096</text:p>
          </table:table-cell>
          <table:table-cell table:formula="of:=[.$B$3]+[.E130]-[.F130]" office:value-type="float" office:value="283" calcext:value-type="float">
            <text:p>283,0</text:p>
          </table:table-cell>
          <table:table-cell table:formula="of:=[.B130]-[.A130]" office:value-type="float" office:value="-3813" calcext:value-type="float">
            <text:p>-3813,0</text:p>
          </table:table-cell>
          <table:table-cell table:formula="of:=[.C129]" office:value-type="float" office:value="-1703.5" calcext:value-type="float">
            <text:p>-1703,5</text:p>
          </table:table-cell>
          <table:table-cell table:formula="of:=[.D130]*2" office:value-type="float" office:value="-3407" calcext:value-type="float">
            <text:p>-3407,0</text:p>
          </table:table-cell>
          <table:table-cell table:formula="of:=[.D129]" office:value-type="float" office:value="-1642.5" calcext:value-type="float">
            <text:p>-1642,5</text:p>
          </table:table-cell>
          <table:table-cell table:number-columns-repeated="3"/>
        </table:table-row>
        <table:table-row table:style-name="ro1">
          <table:table-cell table:formula="of:=IF([.B131]&gt;=0;1;-1)*(2^[.$D$3])" office:value-type="float" office:value="-4096" calcext:value-type="float">
            <text:p>-4096</text:p>
          </table:table-cell>
          <table:table-cell table:formula="of:=[.$B$3]+[.E131]-[.F131]" office:value-type="float" office:value="-3875" calcext:value-type="float">
            <text:p>-3875,0</text:p>
          </table:table-cell>
          <table:table-cell table:formula="of:=[.B131]-[.A131]" office:value-type="float" office:value="221" calcext:value-type="float">
            <text:p>221,0</text:p>
          </table:table-cell>
          <table:table-cell table:formula="of:=[.C130]" office:value-type="float" office:value="-3813" calcext:value-type="float">
            <text:p>-3813,0</text:p>
          </table:table-cell>
          <table:table-cell table:formula="of:=[.D131]*2" office:value-type="float" office:value="-7626" calcext:value-type="float">
            <text:p>-7626,0</text:p>
          </table:table-cell>
          <table:table-cell table:formula="of:=[.D130]" office:value-type="float" office:value="-1703.5" calcext:value-type="float">
            <text:p>-1703,5</text:p>
          </table:table-cell>
          <table:table-cell table:number-columns-repeated="3"/>
        </table:table-row>
        <table:table-row table:style-name="ro1">
          <table:table-cell table:formula="of:=IF([.B132]&gt;=0;1;-1)*(2^[.$D$3])" office:value-type="float" office:value="4096" calcext:value-type="float">
            <text:p>4096</text:p>
          </table:table-cell>
          <table:table-cell table:formula="of:=[.$B$3]+[.E132]-[.F132]" office:value-type="float" office:value="6302.5" calcext:value-type="float">
            <text:p>6302,5</text:p>
          </table:table-cell>
          <table:table-cell table:formula="of:=[.B132]-[.A132]" office:value-type="float" office:value="2206.5" calcext:value-type="float">
            <text:p>2206,5</text:p>
          </table:table-cell>
          <table:table-cell table:formula="of:=[.C131]" office:value-type="float" office:value="221" calcext:value-type="float">
            <text:p>221,0</text:p>
          </table:table-cell>
          <table:table-cell table:formula="of:=[.D132]*2" office:value-type="float" office:value="442" calcext:value-type="float">
            <text:p>442,0</text:p>
          </table:table-cell>
          <table:table-cell table:formula="of:=[.D131]" office:value-type="float" office:value="-3813" calcext:value-type="float">
            <text:p>-3813,0</text:p>
          </table:table-cell>
          <table:table-cell table:number-columns-repeated="3"/>
        </table:table-row>
        <table:table-row table:style-name="ro1">
          <table:table-cell table:formula="of:=IF([.B133]&gt;=0;1;-1)*(2^[.$D$3])" office:value-type="float" office:value="4096" calcext:value-type="float">
            <text:p>4096</text:p>
          </table:table-cell>
          <table:table-cell table:formula="of:=[.$B$3]+[.E133]-[.F133]" office:value-type="float" office:value="6239.5" calcext:value-type="float">
            <text:p>6239,5</text:p>
          </table:table-cell>
          <table:table-cell table:formula="of:=[.B133]-[.A133]" office:value-type="float" office:value="2143.5" calcext:value-type="float">
            <text:p>2143,5</text:p>
          </table:table-cell>
          <table:table-cell table:formula="of:=[.C132]" office:value-type="float" office:value="2206.5" calcext:value-type="float">
            <text:p>2206,5</text:p>
          </table:table-cell>
          <table:table-cell table:formula="of:=[.D133]*2" office:value-type="float" office:value="4413" calcext:value-type="float">
            <text:p>4413,0</text:p>
          </table:table-cell>
          <table:table-cell table:formula="of:=[.D132]" office:value-type="float" office:value="221" calcext:value-type="float">
            <text:p>221,0</text:p>
          </table:table-cell>
          <table:table-cell table:number-columns-repeated="3"/>
        </table:table-row>
        <table:table-row table:style-name="ro1">
          <table:table-cell table:formula="of:=IF([.B134]&gt;=0;1;-1)*(2^[.$D$3])" office:value-type="float" office:value="4096" calcext:value-type="float">
            <text:p>4096</text:p>
          </table:table-cell>
          <table:table-cell table:formula="of:=[.$B$3]+[.E134]-[.F134]" office:value-type="float" office:value="4128" calcext:value-type="float">
            <text:p>4128,0</text:p>
          </table:table-cell>
          <table:table-cell table:formula="of:=[.B134]-[.A134]" office:value-type="float" office:value="32" calcext:value-type="float">
            <text:p>32,0</text:p>
          </table:table-cell>
          <table:table-cell table:formula="of:=[.C133]" office:value-type="float" office:value="2143.5" calcext:value-type="float">
            <text:p>2143,5</text:p>
          </table:table-cell>
          <table:table-cell table:formula="of:=[.D134]*2" office:value-type="float" office:value="4287" calcext:value-type="float">
            <text:p>4287,0</text:p>
          </table:table-cell>
          <table:table-cell table:formula="of:=[.D133]" office:value-type="float" office:value="2206.5" calcext:value-type="float">
            <text:p>2206,5</text:p>
          </table:table-cell>
          <table:table-cell table:number-columns-repeated="3"/>
        </table:table-row>
        <table:table-row table:style-name="ro1">
          <table:table-cell table:formula="of:=IF([.B135]&gt;=0;1;-1)*(2^[.$D$3])" office:value-type="float" office:value="-4096" calcext:value-type="float">
            <text:p>-4096</text:p>
          </table:table-cell>
          <table:table-cell table:formula="of:=[.$B$3]+[.E135]-[.F135]" office:value-type="float" office:value="-32" calcext:value-type="float">
            <text:p>-32,0</text:p>
          </table:table-cell>
          <table:table-cell table:formula="of:=[.B135]-[.A135]" office:value-type="float" office:value="4064" calcext:value-type="float">
            <text:p>4064,0</text:p>
          </table:table-cell>
          <table:table-cell table:formula="of:=[.C134]" office:value-type="float" office:value="32" calcext:value-type="float">
            <text:p>32,0</text:p>
          </table:table-cell>
          <table:table-cell table:formula="of:=[.D135]*2" office:value-type="float" office:value="64" calcext:value-type="float">
            <text:p>64,0</text:p>
          </table:table-cell>
          <table:table-cell table:formula="of:=[.D134]" office:value-type="float" office:value="2143.5" calcext:value-type="float">
            <text:p>2143,5</text:p>
          </table:table-cell>
          <table:table-cell table:number-columns-repeated="3"/>
        </table:table-row>
        <table:table-row table:style-name="ro1">
          <table:table-cell table:formula="of:=IF([.B136]&gt;=0;1;-1)*(2^[.$D$3])" office:value-type="float" office:value="4096" calcext:value-type="float">
            <text:p>4096</text:p>
          </table:table-cell>
          <table:table-cell table:formula="of:=[.$B$3]+[.E136]-[.F136]" office:value-type="float" office:value="10143.5" calcext:value-type="float">
            <text:p>10143,5</text:p>
          </table:table-cell>
          <table:table-cell table:formula="of:=[.B136]-[.A136]" office:value-type="float" office:value="6047.5" calcext:value-type="float">
            <text:p>6047,5</text:p>
          </table:table-cell>
          <table:table-cell table:formula="of:=[.C135]" office:value-type="float" office:value="4064" calcext:value-type="float">
            <text:p>4064,0</text:p>
          </table:table-cell>
          <table:table-cell table:formula="of:=[.D136]*2" office:value-type="float" office:value="8128" calcext:value-type="float">
            <text:p>8128,0</text:p>
          </table:table-cell>
          <table:table-cell table:formula="of:=[.D135]" office:value-type="float" office:value="32" calcext:value-type="float">
            <text:p>32,0</text:p>
          </table:table-cell>
          <table:table-cell table:number-columns-repeated="3"/>
        </table:table-row>
        <table:table-row table:style-name="ro1">
          <table:table-cell table:formula="of:=IF([.B137]&gt;=0;1;-1)*(2^[.$D$3])" office:value-type="float" office:value="4096" calcext:value-type="float">
            <text:p>4096</text:p>
          </table:table-cell>
          <table:table-cell table:formula="of:=[.$B$3]+[.E137]-[.F137]" office:value-type="float" office:value="10078.5" calcext:value-type="float">
            <text:p>10078,5</text:p>
          </table:table-cell>
          <table:table-cell table:formula="of:=[.B137]-[.A137]" office:value-type="float" office:value="5982.5" calcext:value-type="float">
            <text:p>5982,5</text:p>
          </table:table-cell>
          <table:table-cell table:formula="of:=[.C136]" office:value-type="float" office:value="6047.5" calcext:value-type="float">
            <text:p>6047,5</text:p>
          </table:table-cell>
          <table:table-cell table:formula="of:=[.D137]*2" office:value-type="float" office:value="12095" calcext:value-type="float">
            <text:p>12095,0</text:p>
          </table:table-cell>
          <table:table-cell table:formula="of:=[.D136]" office:value-type="float" office:value="4064" calcext:value-type="float">
            <text:p>4064,0</text:p>
          </table:table-cell>
          <table:table-cell table:number-columns-repeated="3"/>
        </table:table-row>
        <table:table-row table:style-name="ro1">
          <table:table-cell table:formula="of:=IF([.B138]&gt;=0;1;-1)*(2^[.$D$3])" office:value-type="float" office:value="4096" calcext:value-type="float">
            <text:p>4096</text:p>
          </table:table-cell>
          <table:table-cell table:formula="of:=[.$B$3]+[.E138]-[.F138]" office:value-type="float" office:value="7965" calcext:value-type="float">
            <text:p>7965,0</text:p>
          </table:table-cell>
          <table:table-cell table:formula="of:=[.B138]-[.A138]" office:value-type="float" office:value="3869" calcext:value-type="float">
            <text:p>3869,0</text:p>
          </table:table-cell>
          <table:table-cell table:formula="of:=[.C137]" office:value-type="float" office:value="5982.5" calcext:value-type="float">
            <text:p>5982,5</text:p>
          </table:table-cell>
          <table:table-cell table:formula="of:=[.D138]*2" office:value-type="float" office:value="11965" calcext:value-type="float">
            <text:p>11965,0</text:p>
          </table:table-cell>
          <table:table-cell table:formula="of:=[.D137]" office:value-type="float" office:value="6047.5" calcext:value-type="float">
            <text:p>6047,5</text:p>
          </table:table-cell>
          <table:table-cell table:number-columns-repeated="3"/>
        </table:table-row>
        <table:table-row table:style-name="ro1">
          <table:table-cell table:formula="of:=IF([.B139]&gt;=0;1;-1)*(2^[.$D$3])" office:value-type="float" office:value="4096" calcext:value-type="float">
            <text:p>4096</text:p>
          </table:table-cell>
          <table:table-cell table:formula="of:=[.$B$3]+[.E139]-[.F139]" office:value-type="float" office:value="3803" calcext:value-type="float">
            <text:p>3803,0</text:p>
          </table:table-cell>
          <table:table-cell table:formula="of:=[.B139]-[.A139]" office:value-type="float" office:value="-293" calcext:value-type="float">
            <text:p>-293,0</text:p>
          </table:table-cell>
          <table:table-cell table:formula="of:=[.C138]" office:value-type="float" office:value="3869" calcext:value-type="float">
            <text:p>3869,0</text:p>
          </table:table-cell>
          <table:table-cell table:formula="of:=[.D139]*2" office:value-type="float" office:value="7738" calcext:value-type="float">
            <text:p>7738,0</text:p>
          </table:table-cell>
          <table:table-cell table:formula="of:=[.D138]" office:value-type="float" office:value="5982.5" calcext:value-type="float">
            <text:p>5982,5</text:p>
          </table:table-cell>
          <table:table-cell table:number-columns-repeated="3"/>
        </table:table-row>
        <table:table-row table:style-name="ro1">
          <table:table-cell table:formula="of:=IF([.B140]&gt;=0;1;-1)*(2^[.$D$3])" office:value-type="float" office:value="-4096" calcext:value-type="float">
            <text:p>-4096</text:p>
          </table:table-cell>
          <table:table-cell table:formula="of:=[.$B$3]+[.E140]-[.F140]" office:value-type="float" office:value="-2407.5" calcext:value-type="float">
            <text:p>-2407,5</text:p>
          </table:table-cell>
          <table:table-cell table:formula="of:=[.B140]-[.A140]" office:value-type="float" office:value="1688.5" calcext:value-type="float">
            <text:p>1688,5</text:p>
          </table:table-cell>
          <table:table-cell table:formula="of:=[.C139]" office:value-type="float" office:value="-293" calcext:value-type="float">
            <text:p>-293,0</text:p>
          </table:table-cell>
          <table:table-cell table:formula="of:=[.D140]*2" office:value-type="float" office:value="-586" calcext:value-type="float">
            <text:p>-586,0</text:p>
          </table:table-cell>
          <table:table-cell table:formula="of:=[.D139]" office:value-type="float" office:value="3869" calcext:value-type="float">
            <text:p>3869,0</text:p>
          </table:table-cell>
          <table:table-cell table:number-columns-repeated="3"/>
        </table:table-row>
        <table:table-row table:style-name="ro1">
          <table:table-cell table:formula="of:=IF([.B141]&gt;=0;1;-1)*(2^[.$D$3])" office:value-type="float" office:value="4096" calcext:value-type="float">
            <text:p>4096</text:p>
          </table:table-cell>
          <table:table-cell table:formula="of:=[.$B$3]+[.E141]-[.F141]" office:value-type="float" office:value="5717.5" calcext:value-type="float">
            <text:p>5717,5</text:p>
          </table:table-cell>
          <table:table-cell table:formula="of:=[.B141]-[.A141]" office:value-type="float" office:value="1621.5" calcext:value-type="float">
            <text:p>1621,5</text:p>
          </table:table-cell>
          <table:table-cell table:formula="of:=[.C140]" office:value-type="float" office:value="1688.5" calcext:value-type="float">
            <text:p>1688,5</text:p>
          </table:table-cell>
          <table:table-cell table:formula="of:=[.D141]*2" office:value-type="float" office:value="3377" calcext:value-type="float">
            <text:p>3377,0</text:p>
          </table:table-cell>
          <table:table-cell table:formula="of:=[.D140]" office:value-type="float" office:value="-293" calcext:value-type="float">
            <text:p>-293,0</text:p>
          </table:table-cell>
          <table:table-cell table:number-columns-repeated="3"/>
        </table:table-row>
        <table:table-row table:style-name="ro1">
          <table:table-cell table:formula="of:=IF([.B142]&gt;=0;1;-1)*(2^[.$D$3])" office:value-type="float" office:value="4096" calcext:value-type="float">
            <text:p>4096</text:p>
          </table:table-cell>
          <table:table-cell table:formula="of:=[.$B$3]+[.E142]-[.F142]" office:value-type="float" office:value="3602" calcext:value-type="float">
            <text:p>3602,0</text:p>
          </table:table-cell>
          <table:table-cell table:formula="of:=[.B142]-[.A142]" office:value-type="float" office:value="-494" calcext:value-type="float">
            <text:p>-494,0</text:p>
          </table:table-cell>
          <table:table-cell table:formula="of:=[.C141]" office:value-type="float" office:value="1621.5" calcext:value-type="float">
            <text:p>1621,5</text:p>
          </table:table-cell>
          <table:table-cell table:formula="of:=[.D142]*2" office:value-type="float" office:value="3243" calcext:value-type="float">
            <text:p>3243,0</text:p>
          </table:table-cell>
          <table:table-cell table:formula="of:=[.D141]" office:value-type="float" office:value="1688.5" calcext:value-type="float">
            <text:p>1688,5</text:p>
          </table:table-cell>
          <table:table-cell table:number-columns-repeated="3"/>
        </table:table-row>
        <table:table-row table:style-name="ro1">
          <table:table-cell table:formula="of:=IF([.B143]&gt;=0;1;-1)*(2^[.$D$3])" office:value-type="float" office:value="-4096" calcext:value-type="float">
            <text:p>-4096</text:p>
          </table:table-cell>
          <table:table-cell table:formula="of:=[.$B$3]+[.E143]-[.F143]" office:value-type="float" office:value="-562" calcext:value-type="float">
            <text:p>-562,0</text:p>
          </table:table-cell>
          <table:table-cell table:formula="of:=[.B143]-[.A143]" office:value-type="float" office:value="3534" calcext:value-type="float">
            <text:p>3534,0</text:p>
          </table:table-cell>
          <table:table-cell table:formula="of:=[.C142]" office:value-type="float" office:value="-494" calcext:value-type="float">
            <text:p>-494,0</text:p>
          </table:table-cell>
          <table:table-cell table:formula="of:=[.D143]*2" office:value-type="float" office:value="-988" calcext:value-type="float">
            <text:p>-988,0</text:p>
          </table:table-cell>
          <table:table-cell table:formula="of:=[.D142]" office:value-type="float" office:value="1621.5" calcext:value-type="float">
            <text:p>1621,5</text:p>
          </table:table-cell>
          <table:table-cell table:number-columns-repeated="3"/>
        </table:table-row>
        <table:table-row table:style-name="ro1">
          <table:table-cell table:formula="of:=IF([.B144]&gt;=0;1;-1)*(2^[.$D$3])" office:value-type="float" office:value="4096" calcext:value-type="float">
            <text:p>4096</text:p>
          </table:table-cell>
          <table:table-cell table:formula="of:=[.$B$3]+[.E144]-[.F144]" office:value-type="float" office:value="9609.5" calcext:value-type="float">
            <text:p>9609,5</text:p>
          </table:table-cell>
          <table:table-cell table:formula="of:=[.B144]-[.A144]" office:value-type="float" office:value="5513.5" calcext:value-type="float">
            <text:p>5513,5</text:p>
          </table:table-cell>
          <table:table-cell table:formula="of:=[.C143]" office:value-type="float" office:value="3534" calcext:value-type="float">
            <text:p>3534,0</text:p>
          </table:table-cell>
          <table:table-cell table:formula="of:=[.D144]*2" office:value-type="float" office:value="7068" calcext:value-type="float">
            <text:p>7068,0</text:p>
          </table:table-cell>
          <table:table-cell table:formula="of:=[.D143]" office:value-type="float" office:value="-494" calcext:value-type="float">
            <text:p>-494,0</text:p>
          </table:table-cell>
          <table:table-cell table:number-columns-repeated="3"/>
        </table:table-row>
        <table:table-row table:style-name="ro1">
          <table:table-cell table:formula="of:=IF([.B145]&gt;=0;1;-1)*(2^[.$D$3])" office:value-type="float" office:value="4096" calcext:value-type="float">
            <text:p>4096</text:p>
          </table:table-cell>
          <table:table-cell table:formula="of:=[.$B$3]+[.E145]-[.F145]" office:value-type="float" office:value="9540.5" calcext:value-type="float">
            <text:p>9540,5</text:p>
          </table:table-cell>
          <table:table-cell table:formula="of:=[.B145]-[.A145]" office:value-type="float" office:value="5444.5" calcext:value-type="float">
            <text:p>5444,5</text:p>
          </table:table-cell>
          <table:table-cell table:formula="of:=[.C144]" office:value-type="float" office:value="5513.5" calcext:value-type="float">
            <text:p>5513,5</text:p>
          </table:table-cell>
          <table:table-cell table:formula="of:=[.D145]*2" office:value-type="float" office:value="11027" calcext:value-type="float">
            <text:p>11027,0</text:p>
          </table:table-cell>
          <table:table-cell table:formula="of:=[.D144]" office:value-type="float" office:value="3534" calcext:value-type="float">
            <text:p>3534,0</text:p>
          </table:table-cell>
          <table:table-cell table:number-columns-repeated="3"/>
        </table:table-row>
        <table:table-row table:style-name="ro1">
          <table:table-cell table:formula="of:=IF([.B146]&gt;=0;1;-1)*(2^[.$D$3])" office:value-type="float" office:value="4096" calcext:value-type="float">
            <text:p>4096</text:p>
          </table:table-cell>
          <table:table-cell table:formula="of:=[.$B$3]+[.E146]-[.F146]" office:value-type="float" office:value="7423" calcext:value-type="float">
            <text:p>7423,0</text:p>
          </table:table-cell>
          <table:table-cell table:formula="of:=[.B146]-[.A146]" office:value-type="float" office:value="3327" calcext:value-type="float">
            <text:p>3327,0</text:p>
          </table:table-cell>
          <table:table-cell table:formula="of:=[.C145]" office:value-type="float" office:value="5444.5" calcext:value-type="float">
            <text:p>5444,5</text:p>
          </table:table-cell>
          <table:table-cell table:formula="of:=[.D146]*2" office:value-type="float" office:value="10889" calcext:value-type="float">
            <text:p>10889,0</text:p>
          </table:table-cell>
          <table:table-cell table:formula="of:=[.D145]" office:value-type="float" office:value="5513.5" calcext:value-type="float">
            <text:p>5513,5</text:p>
          </table:table-cell>
          <table:table-cell table:number-columns-repeated="3"/>
        </table:table-row>
        <table:table-row table:style-name="ro1">
          <table:table-cell table:formula="of:=IF([.B147]&gt;=0;1;-1)*(2^[.$D$3])" office:value-type="float" office:value="4096" calcext:value-type="float">
            <text:p>4096</text:p>
          </table:table-cell>
          <table:table-cell table:formula="of:=[.$B$3]+[.E147]-[.F147]" office:value-type="float" office:value="3257" calcext:value-type="float">
            <text:p>3257,0</text:p>
          </table:table-cell>
          <table:table-cell table:formula="of:=[.B147]-[.A147]" office:value-type="float" office:value="-839" calcext:value-type="float">
            <text:p>-839,0</text:p>
          </table:table-cell>
          <table:table-cell table:formula="of:=[.C146]" office:value-type="float" office:value="3327" calcext:value-type="float">
            <text:p>3327,0</text:p>
          </table:table-cell>
          <table:table-cell table:formula="of:=[.D147]*2" office:value-type="float" office:value="6654" calcext:value-type="float">
            <text:p>6654,0</text:p>
          </table:table-cell>
          <table:table-cell table:formula="of:=[.D146]" office:value-type="float" office:value="5444.5" calcext:value-type="float">
            <text:p>5444,5</text:p>
          </table:table-cell>
          <table:table-cell table:number-columns-repeated="3"/>
        </table:table-row>
        <table:table-row table:style-name="ro1">
          <table:table-cell table:formula="of:=IF([.B148]&gt;=0;1;-1)*(2^[.$D$3])" office:value-type="float" office:value="-4096" calcext:value-type="float">
            <text:p>-4096</text:p>
          </table:table-cell>
          <table:table-cell table:formula="of:=[.$B$3]+[.E148]-[.F148]" office:value-type="float" office:value="-2957.5" calcext:value-type="float">
            <text:p>-2957,5</text:p>
          </table:table-cell>
          <table:table-cell table:formula="of:=[.B148]-[.A148]" office:value-type="float" office:value="1138.5" calcext:value-type="float">
            <text:p>1138,5</text:p>
          </table:table-cell>
          <table:table-cell table:formula="of:=[.C147]" office:value-type="float" office:value="-839" calcext:value-type="float">
            <text:p>-839,0</text:p>
          </table:table-cell>
          <table:table-cell table:formula="of:=[.D148]*2" office:value-type="float" office:value="-1678" calcext:value-type="float">
            <text:p>-1678,0</text:p>
          </table:table-cell>
          <table:table-cell table:formula="of:=[.D147]" office:value-type="float" office:value="3327" calcext:value-type="float">
            <text:p>3327,0</text:p>
          </table:table-cell>
          <table:table-cell table:number-columns-repeated="3"/>
        </table:table-row>
        <table:table-row table:style-name="ro1">
          <table:table-cell table:formula="of:=IF([.B149]&gt;=0;1;-1)*(2^[.$D$3])" office:value-type="float" office:value="4096" calcext:value-type="float">
            <text:p>4096</text:p>
          </table:table-cell>
          <table:table-cell table:formula="of:=[.$B$3]+[.E149]-[.F149]" office:value-type="float" office:value="5163.5" calcext:value-type="float">
            <text:p>5163,5</text:p>
          </table:table-cell>
          <table:table-cell table:formula="of:=[.B149]-[.A149]" office:value-type="float" office:value="1067.5" calcext:value-type="float">
            <text:p>1067,5</text:p>
          </table:table-cell>
          <table:table-cell table:formula="of:=[.C148]" office:value-type="float" office:value="1138.5" calcext:value-type="float">
            <text:p>1138,5</text:p>
          </table:table-cell>
          <table:table-cell table:formula="of:=[.D149]*2" office:value-type="float" office:value="2277" calcext:value-type="float">
            <text:p>2277,0</text:p>
          </table:table-cell>
          <table:table-cell table:formula="of:=[.D148]" office:value-type="float" office:value="-839" calcext:value-type="float">
            <text:p>-839,0</text:p>
          </table:table-cell>
          <table:table-cell table:number-columns-repeated="3"/>
        </table:table-row>
        <table:table-row table:style-name="ro1">
          <table:table-cell table:formula="of:=IF([.B150]&gt;=0;1;-1)*(2^[.$D$3])" office:value-type="float" office:value="4096" calcext:value-type="float">
            <text:p>4096</text:p>
          </table:table-cell>
          <table:table-cell table:formula="of:=[.$B$3]+[.E150]-[.F150]" office:value-type="float" office:value="3044" calcext:value-type="float">
            <text:p>3044,0</text:p>
          </table:table-cell>
          <table:table-cell table:formula="of:=[.B150]-[.A150]" office:value-type="float" office:value="-1052" calcext:value-type="float">
            <text:p>-1052,0</text:p>
          </table:table-cell>
          <table:table-cell table:formula="of:=[.C149]" office:value-type="float" office:value="1067.5" calcext:value-type="float">
            <text:p>1067,5</text:p>
          </table:table-cell>
          <table:table-cell table:formula="of:=[.D150]*2" office:value-type="float" office:value="2135" calcext:value-type="float">
            <text:p>2135,0</text:p>
          </table:table-cell>
          <table:table-cell table:formula="of:=[.D149]" office:value-type="float" office:value="1138.5" calcext:value-type="float">
            <text:p>1138,5</text:p>
          </table:table-cell>
          <table:table-cell table:number-columns-repeated="3"/>
        </table:table-row>
        <table:table-row table:style-name="ro1">
          <table:table-cell table:formula="of:=IF([.B151]&gt;=0;1;-1)*(2^[.$D$3])" office:value-type="float" office:value="-4096" calcext:value-type="float">
            <text:p>-4096</text:p>
          </table:table-cell>
          <table:table-cell table:formula="of:=[.$B$3]+[.E151]-[.F151]" office:value-type="float" office:value="-1124" calcext:value-type="float">
            <text:p>-1124,0</text:p>
          </table:table-cell>
          <table:table-cell table:formula="of:=[.B151]-[.A151]" office:value-type="float" office:value="2972" calcext:value-type="float">
            <text:p>2972,0</text:p>
          </table:table-cell>
          <table:table-cell table:formula="of:=[.C150]" office:value-type="float" office:value="-1052" calcext:value-type="float">
            <text:p>-1052,0</text:p>
          </table:table-cell>
          <table:table-cell table:formula="of:=[.D151]*2" office:value-type="float" office:value="-2104" calcext:value-type="float">
            <text:p>-2104,0</text:p>
          </table:table-cell>
          <table:table-cell table:formula="of:=[.D150]" office:value-type="float" office:value="1067.5" calcext:value-type="float">
            <text:p>1067,5</text:p>
          </table:table-cell>
          <table:table-cell table:number-columns-repeated="3"/>
        </table:table-row>
        <table:table-row table:style-name="ro1">
          <table:table-cell table:formula="of:=IF([.B152]&gt;=0;1;-1)*(2^[.$D$3])" office:value-type="float" office:value="4096" calcext:value-type="float">
            <text:p>4096</text:p>
          </table:table-cell>
          <table:table-cell table:formula="of:=[.$B$3]+[.E152]-[.F152]" office:value-type="float" office:value="9043.5" calcext:value-type="float">
            <text:p>9043,5</text:p>
          </table:table-cell>
          <table:table-cell table:formula="of:=[.B152]-[.A152]" office:value-type="float" office:value="4947.5" calcext:value-type="float">
            <text:p>4947,5</text:p>
          </table:table-cell>
          <table:table-cell table:formula="of:=[.C151]" office:value-type="float" office:value="2972" calcext:value-type="float">
            <text:p>2972,0</text:p>
          </table:table-cell>
          <table:table-cell table:formula="of:=[.D152]*2" office:value-type="float" office:value="5944" calcext:value-type="float">
            <text:p>5944,0</text:p>
          </table:table-cell>
          <table:table-cell table:formula="of:=[.D151]" office:value-type="float" office:value="-1052" calcext:value-type="float">
            <text:p>-1052,0</text:p>
          </table:table-cell>
          <table:table-cell table:number-columns-repeated="3"/>
        </table:table-row>
        <table:table-row table:style-name="ro1">
          <table:table-cell table:formula="of:=IF([.B153]&gt;=0;1;-1)*(2^[.$D$3])" office:value-type="float" office:value="4096" calcext:value-type="float">
            <text:p>4096</text:p>
          </table:table-cell>
          <table:table-cell table:formula="of:=[.$B$3]+[.E153]-[.F153]" office:value-type="float" office:value="8970.5" calcext:value-type="float">
            <text:p>8970,5</text:p>
          </table:table-cell>
          <table:table-cell table:formula="of:=[.B153]-[.A153]" office:value-type="float" office:value="4874.5" calcext:value-type="float">
            <text:p>4874,5</text:p>
          </table:table-cell>
          <table:table-cell table:formula="of:=[.C152]" office:value-type="float" office:value="4947.5" calcext:value-type="float">
            <text:p>4947,5</text:p>
          </table:table-cell>
          <table:table-cell table:formula="of:=[.D153]*2" office:value-type="float" office:value="9895" calcext:value-type="float">
            <text:p>9895,0</text:p>
          </table:table-cell>
          <table:table-cell table:formula="of:=[.D152]" office:value-type="float" office:value="2972" calcext:value-type="float">
            <text:p>2972,0</text:p>
          </table:table-cell>
          <table:table-cell table:number-columns-repeated="3"/>
        </table:table-row>
        <table:table-row table:style-name="ro1">
          <table:table-cell table:formula="of:=IF([.B154]&gt;=0;1;-1)*(2^[.$D$3])" office:value-type="float" office:value="4096" calcext:value-type="float">
            <text:p>4096</text:p>
          </table:table-cell>
          <table:table-cell table:formula="of:=[.$B$3]+[.E154]-[.F154]" office:value-type="float" office:value="6849" calcext:value-type="float">
            <text:p>6849,0</text:p>
          </table:table-cell>
          <table:table-cell table:formula="of:=[.B154]-[.A154]" office:value-type="float" office:value="2753" calcext:value-type="float">
            <text:p>2753,0</text:p>
          </table:table-cell>
          <table:table-cell table:formula="of:=[.C153]" office:value-type="float" office:value="4874.5" calcext:value-type="float">
            <text:p>4874,5</text:p>
          </table:table-cell>
          <table:table-cell table:formula="of:=[.D154]*2" office:value-type="float" office:value="9749" calcext:value-type="float">
            <text:p>9749,0</text:p>
          </table:table-cell>
          <table:table-cell table:formula="of:=[.D153]" office:value-type="float" office:value="4947.5" calcext:value-type="float">
            <text:p>4947,5</text:p>
          </table:table-cell>
          <table:table-cell table:number-columns-repeated="3"/>
        </table:table-row>
        <table:table-row table:style-name="ro1">
          <table:table-cell table:formula="of:=IF([.B155]&gt;=0;1;-1)*(2^[.$D$3])" office:value-type="float" office:value="4096" calcext:value-type="float">
            <text:p>4096</text:p>
          </table:table-cell>
          <table:table-cell table:formula="of:=[.$B$3]+[.E155]-[.F155]" office:value-type="float" office:value="2679" calcext:value-type="float">
            <text:p>2679,0</text:p>
          </table:table-cell>
          <table:table-cell table:formula="of:=[.B155]-[.A155]" office:value-type="float" office:value="-1417" calcext:value-type="float">
            <text:p>-1417,0</text:p>
          </table:table-cell>
          <table:table-cell table:formula="of:=[.C154]" office:value-type="float" office:value="2753" calcext:value-type="float">
            <text:p>2753,0</text:p>
          </table:table-cell>
          <table:table-cell table:formula="of:=[.D155]*2" office:value-type="float" office:value="5506" calcext:value-type="float">
            <text:p>5506,0</text:p>
          </table:table-cell>
          <table:table-cell table:formula="of:=[.D154]" office:value-type="float" office:value="4874.5" calcext:value-type="float">
            <text:p>4874,5</text:p>
          </table:table-cell>
          <table:table-cell table:number-columns-repeated="3"/>
        </table:table-row>
        <table:table-row table:style-name="ro1">
          <table:table-cell table:formula="of:=IF([.B156]&gt;=0;1;-1)*(2^[.$D$3])" office:value-type="float" office:value="-4096" calcext:value-type="float">
            <text:p>-4096</text:p>
          </table:table-cell>
          <table:table-cell table:formula="of:=[.$B$3]+[.E156]-[.F156]" office:value-type="float" office:value="-3539.5" calcext:value-type="float">
            <text:p>-3539,5</text:p>
          </table:table-cell>
          <table:table-cell table:formula="of:=[.B156]-[.A156]" office:value-type="float" office:value="556.5" calcext:value-type="float">
            <text:p>556,5</text:p>
          </table:table-cell>
          <table:table-cell table:formula="of:=[.C155]" office:value-type="float" office:value="-1417" calcext:value-type="float">
            <text:p>-1417,0</text:p>
          </table:table-cell>
          <table:table-cell table:formula="of:=[.D156]*2" office:value-type="float" office:value="-2834" calcext:value-type="float">
            <text:p>-2834,0</text:p>
          </table:table-cell>
          <table:table-cell table:formula="of:=[.D155]" office:value-type="float" office:value="2753" calcext:value-type="float">
            <text:p>2753,0</text:p>
          </table:table-cell>
          <table:table-cell table:number-columns-repeated="3"/>
        </table:table-row>
        <table:table-row table:style-name="ro1">
          <table:table-cell table:formula="of:=IF([.B157]&gt;=0;1;-1)*(2^[.$D$3])" office:value-type="float" office:value="4096" calcext:value-type="float">
            <text:p>4096</text:p>
          </table:table-cell>
          <table:table-cell table:formula="of:=[.$B$3]+[.E157]-[.F157]" office:value-type="float" office:value="4577.5" calcext:value-type="float">
            <text:p>4577,5</text:p>
          </table:table-cell>
          <table:table-cell table:formula="of:=[.B157]-[.A157]" office:value-type="float" office:value="481.5" calcext:value-type="float">
            <text:p>481,5</text:p>
          </table:table-cell>
          <table:table-cell table:formula="of:=[.C156]" office:value-type="float" office:value="556.5" calcext:value-type="float">
            <text:p>556,5</text:p>
          </table:table-cell>
          <table:table-cell table:formula="of:=[.D157]*2" office:value-type="float" office:value="1113" calcext:value-type="float">
            <text:p>1113,0</text:p>
          </table:table-cell>
          <table:table-cell table:formula="of:=[.D156]" office:value-type="float" office:value="-1417" calcext:value-type="float">
            <text:p>-1417,0</text:p>
          </table:table-cell>
          <table:table-cell table:number-columns-repeated="3"/>
        </table:table-row>
        <table:table-row table:style-name="ro1">
          <table:table-cell table:formula="of:=IF([.B158]&gt;=0;1;-1)*(2^[.$D$3])" office:value-type="float" office:value="4096" calcext:value-type="float">
            <text:p>4096</text:p>
          </table:table-cell>
          <table:table-cell table:formula="of:=[.$B$3]+[.E158]-[.F158]" office:value-type="float" office:value="2454" calcext:value-type="float">
            <text:p>2454,0</text:p>
          </table:table-cell>
          <table:table-cell table:formula="of:=[.B158]-[.A158]" office:value-type="float" office:value="-1642" calcext:value-type="float">
            <text:p>-1642,0</text:p>
          </table:table-cell>
          <table:table-cell table:formula="of:=[.C157]" office:value-type="float" office:value="481.5" calcext:value-type="float">
            <text:p>481,5</text:p>
          </table:table-cell>
          <table:table-cell table:formula="of:=[.D158]*2" office:value-type="float" office:value="963" calcext:value-type="float">
            <text:p>963,0</text:p>
          </table:table-cell>
          <table:table-cell table:formula="of:=[.D157]" office:value-type="float" office:value="556.5" calcext:value-type="float">
            <text:p>556,5</text:p>
          </table:table-cell>
          <table:table-cell table:number-columns-repeated="3"/>
        </table:table-row>
        <table:table-row table:style-name="ro1">
          <table:table-cell table:formula="of:=IF([.B159]&gt;=0;1;-1)*(2^[.$D$3])" office:value-type="float" office:value="-4096" calcext:value-type="float">
            <text:p>-4096</text:p>
          </table:table-cell>
          <table:table-cell table:formula="of:=[.$B$3]+[.E159]-[.F159]" office:value-type="float" office:value="-1718" calcext:value-type="float">
            <text:p>-1718,0</text:p>
          </table:table-cell>
          <table:table-cell table:formula="of:=[.B159]-[.A159]" office:value-type="float" office:value="2378" calcext:value-type="float">
            <text:p>2378,0</text:p>
          </table:table-cell>
          <table:table-cell table:formula="of:=[.C158]" office:value-type="float" office:value="-1642" calcext:value-type="float">
            <text:p>-1642,0</text:p>
          </table:table-cell>
          <table:table-cell table:formula="of:=[.D159]*2" office:value-type="float" office:value="-3284" calcext:value-type="float">
            <text:p>-3284,0</text:p>
          </table:table-cell>
          <table:table-cell table:formula="of:=[.D158]" office:value-type="float" office:value="481.5" calcext:value-type="float">
            <text:p>481,5</text:p>
          </table:table-cell>
          <table:table-cell table:number-columns-repeated="3"/>
        </table:table-row>
        <table:table-row table:style-name="ro1">
          <table:table-cell table:formula="of:=IF([.B160]&gt;=0;1;-1)*(2^[.$D$3])" office:value-type="float" office:value="4096" calcext:value-type="float">
            <text:p>4096</text:p>
          </table:table-cell>
          <table:table-cell table:formula="of:=[.$B$3]+[.E160]-[.F160]" office:value-type="float" office:value="8445.5" calcext:value-type="float">
            <text:p>8445,5</text:p>
          </table:table-cell>
          <table:table-cell table:formula="of:=[.B160]-[.A160]" office:value-type="float" office:value="4349.5" calcext:value-type="float">
            <text:p>4349,5</text:p>
          </table:table-cell>
          <table:table-cell table:formula="of:=[.C159]" office:value-type="float" office:value="2378" calcext:value-type="float">
            <text:p>2378,0</text:p>
          </table:table-cell>
          <table:table-cell table:formula="of:=[.D160]*2" office:value-type="float" office:value="4756" calcext:value-type="float">
            <text:p>4756,0</text:p>
          </table:table-cell>
          <table:table-cell table:formula="of:=[.D159]" office:value-type="float" office:value="-1642" calcext:value-type="float">
            <text:p>-1642,0</text:p>
          </table:table-cell>
          <table:table-cell table:number-columns-repeated="3"/>
        </table:table-row>
        <table:table-row table:style-name="ro1">
          <table:table-cell table:formula="of:=IF([.B161]&gt;=0;1;-1)*(2^[.$D$3])" office:value-type="float" office:value="4096" calcext:value-type="float">
            <text:p>4096</text:p>
          </table:table-cell>
          <table:table-cell table:formula="of:=[.$B$3]+[.E161]-[.F161]" office:value-type="float" office:value="8368.5" calcext:value-type="float">
            <text:p>8368,5</text:p>
          </table:table-cell>
          <table:table-cell table:formula="of:=[.B161]-[.A161]" office:value-type="float" office:value="4272.5" calcext:value-type="float">
            <text:p>4272,5</text:p>
          </table:table-cell>
          <table:table-cell table:formula="of:=[.C160]" office:value-type="float" office:value="4349.5" calcext:value-type="float">
            <text:p>4349,5</text:p>
          </table:table-cell>
          <table:table-cell table:formula="of:=[.D161]*2" office:value-type="float" office:value="8699" calcext:value-type="float">
            <text:p>8699,0</text:p>
          </table:table-cell>
          <table:table-cell table:formula="of:=[.D160]" office:value-type="float" office:value="2378" calcext:value-type="float">
            <text:p>2378,0</text:p>
          </table:table-cell>
          <table:table-cell table:number-columns-repeated="3"/>
        </table:table-row>
        <table:table-row table:style-name="ro1">
          <table:table-cell table:formula="of:=IF([.B162]&gt;=0;1;-1)*(2^[.$D$3])" office:value-type="float" office:value="4096" calcext:value-type="float">
            <text:p>4096</text:p>
          </table:table-cell>
          <table:table-cell table:formula="of:=[.$B$3]+[.E162]-[.F162]" office:value-type="float" office:value="6243" calcext:value-type="float">
            <text:p>6243,0</text:p>
          </table:table-cell>
          <table:table-cell table:formula="of:=[.B162]-[.A162]" office:value-type="float" office:value="2147" calcext:value-type="float">
            <text:p>2147,0</text:p>
          </table:table-cell>
          <table:table-cell table:formula="of:=[.C161]" office:value-type="float" office:value="4272.5" calcext:value-type="float">
            <text:p>4272,5</text:p>
          </table:table-cell>
          <table:table-cell table:formula="of:=[.D162]*2" office:value-type="float" office:value="8545" calcext:value-type="float">
            <text:p>8545,0</text:p>
          </table:table-cell>
          <table:table-cell table:formula="of:=[.D161]" office:value-type="float" office:value="4349.5" calcext:value-type="float">
            <text:p>4349,5</text:p>
          </table:table-cell>
          <table:table-cell table:number-columns-repeated="3"/>
        </table:table-row>
        <table:table-row table:style-name="ro1">
          <table:table-cell table:formula="of:=IF([.B163]&gt;=0;1;-1)*(2^[.$D$3])" office:value-type="float" office:value="4096" calcext:value-type="float">
            <text:p>4096</text:p>
          </table:table-cell>
          <table:table-cell table:formula="of:=[.$B$3]+[.E163]-[.F163]" office:value-type="float" office:value="2069" calcext:value-type="float">
            <text:p>2069,0</text:p>
          </table:table-cell>
          <table:table-cell table:formula="of:=[.B163]-[.A163]" office:value-type="float" office:value="-2027" calcext:value-type="float">
            <text:p>-2027,0</text:p>
          </table:table-cell>
          <table:table-cell table:formula="of:=[.C162]" office:value-type="float" office:value="2147" calcext:value-type="float">
            <text:p>2147,0</text:p>
          </table:table-cell>
          <table:table-cell table:formula="of:=[.D163]*2" office:value-type="float" office:value="4294" calcext:value-type="float">
            <text:p>4294,0</text:p>
          </table:table-cell>
          <table:table-cell table:formula="of:=[.D162]" office:value-type="float" office:value="4272.5" calcext:value-type="float">
            <text:p>4272,5</text:p>
          </table:table-cell>
          <table:table-cell table:number-columns-repeated="3"/>
        </table:table-row>
        <table:table-row table:style-name="ro1">
          <table:table-cell table:formula="of:=IF([.B164]&gt;=0;1;-1)*(2^[.$D$3])" office:value-type="float" office:value="-4096" calcext:value-type="float">
            <text:p>-4096</text:p>
          </table:table-cell>
          <table:table-cell table:formula="of:=[.$B$3]+[.E164]-[.F164]" office:value-type="float" office:value="-4153.5" calcext:value-type="float">
            <text:p>-4153,5</text:p>
          </table:table-cell>
          <table:table-cell table:formula="of:=[.B164]-[.A164]" office:value-type="float" office:value="-57.5" calcext:value-type="float">
            <text:p>-57,5</text:p>
          </table:table-cell>
          <table:table-cell table:formula="of:=[.C163]" office:value-type="float" office:value="-2027" calcext:value-type="float">
            <text:p>-2027,0</text:p>
          </table:table-cell>
          <table:table-cell table:formula="of:=[.D164]*2" office:value-type="float" office:value="-4054" calcext:value-type="float">
            <text:p>-4054,0</text:p>
          </table:table-cell>
          <table:table-cell table:formula="of:=[.D163]" office:value-type="float" office:value="2147" calcext:value-type="float">
            <text:p>2147,0</text:p>
          </table:table-cell>
          <table:table-cell table:number-columns-repeated="3"/>
        </table:table-row>
        <table:table-row table:style-name="ro1">
          <table:table-cell table:formula="of:=IF([.B165]&gt;=0;1;-1)*(2^[.$D$3])" office:value-type="float" office:value="4096" calcext:value-type="float">
            <text:p>4096</text:p>
          </table:table-cell>
          <table:table-cell table:formula="of:=[.$B$3]+[.E165]-[.F165]" office:value-type="float" office:value="3959.5" calcext:value-type="float">
            <text:p>3959,5</text:p>
          </table:table-cell>
          <table:table-cell table:formula="of:=[.B165]-[.A165]" office:value-type="float" office:value="-136.5" calcext:value-type="float">
            <text:p>-136,5</text:p>
          </table:table-cell>
          <table:table-cell table:formula="of:=[.C164]" office:value-type="float" office:value="-57.5" calcext:value-type="float">
            <text:p>-57,5</text:p>
          </table:table-cell>
          <table:table-cell table:formula="of:=[.D165]*2" office:value-type="float" office:value="-115" calcext:value-type="float">
            <text:p>-115,0</text:p>
          </table:table-cell>
          <table:table-cell table:formula="of:=[.D164]" office:value-type="float" office:value="-2027" calcext:value-type="float">
            <text:p>-2027,0</text:p>
          </table:table-cell>
          <table:table-cell table:number-columns-repeated="3"/>
        </table:table-row>
        <table:table-row table:style-name="ro1">
          <table:table-cell table:formula="of:=IF([.B166]&gt;=0;1;-1)*(2^[.$D$3])" office:value-type="float" office:value="4096" calcext:value-type="float">
            <text:p>4096</text:p>
          </table:table-cell>
          <table:table-cell table:formula="of:=[.$B$3]+[.E166]-[.F166]" office:value-type="float" office:value="1832" calcext:value-type="float">
            <text:p>1832,0</text:p>
          </table:table-cell>
          <table:table-cell table:formula="of:=[.B166]-[.A166]" office:value-type="float" office:value="-2264" calcext:value-type="float">
            <text:p>-2264,0</text:p>
          </table:table-cell>
          <table:table-cell table:formula="of:=[.C165]" office:value-type="float" office:value="-136.5" calcext:value-type="float">
            <text:p>-136,5</text:p>
          </table:table-cell>
          <table:table-cell table:formula="of:=[.D166]*2" office:value-type="float" office:value="-273" calcext:value-type="float">
            <text:p>-273,0</text:p>
          </table:table-cell>
          <table:table-cell table:formula="of:=[.D165]" office:value-type="float" office:value="-57.5" calcext:value-type="float">
            <text:p>-57,5</text:p>
          </table:table-cell>
          <table:table-cell table:number-columns-repeated="3"/>
        </table:table-row>
        <table:table-row table:style-name="ro1">
          <table:table-cell table:formula="of:=IF([.B167]&gt;=0;1;-1)*(2^[.$D$3])" office:value-type="float" office:value="-4096" calcext:value-type="float">
            <text:p>-4096</text:p>
          </table:table-cell>
          <table:table-cell table:formula="of:=[.$B$3]+[.E167]-[.F167]" office:value-type="float" office:value="-2344" calcext:value-type="float">
            <text:p>-2344,0</text:p>
          </table:table-cell>
          <table:table-cell table:formula="of:=[.B167]-[.A167]" office:value-type="float" office:value="1752" calcext:value-type="float">
            <text:p>1752,0</text:p>
          </table:table-cell>
          <table:table-cell table:formula="of:=[.C166]" office:value-type="float" office:value="-2264" calcext:value-type="float">
            <text:p>-2264,0</text:p>
          </table:table-cell>
          <table:table-cell table:formula="of:=[.D167]*2" office:value-type="float" office:value="-4528" calcext:value-type="float">
            <text:p>-4528,0</text:p>
          </table:table-cell>
          <table:table-cell table:formula="of:=[.D166]" office:value-type="float" office:value="-136.5" calcext:value-type="float">
            <text:p>-136,5</text:p>
          </table:table-cell>
          <table:table-cell table:number-columns-repeated="3"/>
        </table:table-row>
        <table:table-row table:style-name="ro1">
          <table:table-cell table:formula="of:=IF([.B168]&gt;=0;1;-1)*(2^[.$D$3])" office:value-type="float" office:value="4096" calcext:value-type="float">
            <text:p>4096</text:p>
          </table:table-cell>
          <table:table-cell table:formula="of:=[.$B$3]+[.E168]-[.F168]" office:value-type="float" office:value="7815.5" calcext:value-type="float">
            <text:p>7815,5</text:p>
          </table:table-cell>
          <table:table-cell table:formula="of:=[.B168]-[.A168]" office:value-type="float" office:value="3719.5" calcext:value-type="float">
            <text:p>3719,5</text:p>
          </table:table-cell>
          <table:table-cell table:formula="of:=[.C167]" office:value-type="float" office:value="1752" calcext:value-type="float">
            <text:p>1752,0</text:p>
          </table:table-cell>
          <table:table-cell table:formula="of:=[.D168]*2" office:value-type="float" office:value="3504" calcext:value-type="float">
            <text:p>3504,0</text:p>
          </table:table-cell>
          <table:table-cell table:formula="of:=[.D167]" office:value-type="float" office:value="-2264" calcext:value-type="float">
            <text:p>-2264,0</text:p>
          </table:table-cell>
          <table:table-cell table:number-columns-repeated="3"/>
        </table:table-row>
        <table:table-row table:style-name="ro1">
          <table:table-cell table:formula="of:=IF([.B169]&gt;=0;1;-1)*(2^[.$D$3])" office:value-type="float" office:value="4096" calcext:value-type="float">
            <text:p>4096</text:p>
          </table:table-cell>
          <table:table-cell table:formula="of:=[.$B$3]+[.E169]-[.F169]" office:value-type="float" office:value="7734.5" calcext:value-type="float">
            <text:p>7734,5</text:p>
          </table:table-cell>
          <table:table-cell table:formula="of:=[.B169]-[.A169]" office:value-type="float" office:value="3638.5" calcext:value-type="float">
            <text:p>3638,5</text:p>
          </table:table-cell>
          <table:table-cell table:formula="of:=[.C168]" office:value-type="float" office:value="3719.5" calcext:value-type="float">
            <text:p>3719,5</text:p>
          </table:table-cell>
          <table:table-cell table:formula="of:=[.D169]*2" office:value-type="float" office:value="7439" calcext:value-type="float">
            <text:p>7439,0</text:p>
          </table:table-cell>
          <table:table-cell table:formula="of:=[.D168]" office:value-type="float" office:value="1752" calcext:value-type="float">
            <text:p>1752,0</text:p>
          </table:table-cell>
          <table:table-cell table:number-columns-repeated="3"/>
        </table:table-row>
        <table:table-row table:style-name="ro1">
          <table:table-cell table:formula="of:=IF([.B170]&gt;=0;1;-1)*(2^[.$D$3])" office:value-type="float" office:value="4096" calcext:value-type="float">
            <text:p>4096</text:p>
          </table:table-cell>
          <table:table-cell table:formula="of:=[.$B$3]+[.E170]-[.F170]" office:value-type="float" office:value="5605" calcext:value-type="float">
            <text:p>5605,0</text:p>
          </table:table-cell>
          <table:table-cell table:formula="of:=[.B170]-[.A170]" office:value-type="float" office:value="1509" calcext:value-type="float">
            <text:p>1509,0</text:p>
          </table:table-cell>
          <table:table-cell table:formula="of:=[.C169]" office:value-type="float" office:value="3638.5" calcext:value-type="float">
            <text:p>3638,5</text:p>
          </table:table-cell>
          <table:table-cell table:formula="of:=[.D170]*2" office:value-type="float" office:value="7277" calcext:value-type="float">
            <text:p>7277,0</text:p>
          </table:table-cell>
          <table:table-cell table:formula="of:=[.D169]" office:value-type="float" office:value="3719.5" calcext:value-type="float">
            <text:p>3719,5</text:p>
          </table:table-cell>
          <table:table-cell table:number-columns-repeated="3"/>
        </table:table-row>
        <table:table-row table:style-name="ro1">
          <table:table-cell table:formula="of:=IF([.B171]&gt;=0;1;-1)*(2^[.$D$3])" office:value-type="float" office:value="4096" calcext:value-type="float">
            <text:p>4096</text:p>
          </table:table-cell>
          <table:table-cell table:formula="of:=[.$B$3]+[.E171]-[.F171]" office:value-type="float" office:value="1427" calcext:value-type="float">
            <text:p>1427,0</text:p>
          </table:table-cell>
          <table:table-cell table:formula="of:=[.B171]-[.A171]" office:value-type="float" office:value="-2669" calcext:value-type="float">
            <text:p>-2669,0</text:p>
          </table:table-cell>
          <table:table-cell table:formula="of:=[.C170]" office:value-type="float" office:value="1509" calcext:value-type="float">
            <text:p>1509,0</text:p>
          </table:table-cell>
          <table:table-cell table:formula="of:=[.D171]*2" office:value-type="float" office:value="3018" calcext:value-type="float">
            <text:p>3018,0</text:p>
          </table:table-cell>
          <table:table-cell table:formula="of:=[.D170]" office:value-type="float" office:value="3638.5" calcext:value-type="float">
            <text:p>3638,5</text:p>
          </table:table-cell>
          <table:table-cell table:number-columns-repeated="3"/>
        </table:table-row>
        <table:table-row table:style-name="ro1">
          <table:table-cell table:formula="of:=IF([.B172]&gt;=0;1;-1)*(2^[.$D$3])" office:value-type="float" office:value="-4096" calcext:value-type="float">
            <text:p>-4096</text:p>
          </table:table-cell>
          <table:table-cell table:formula="of:=[.$B$3]+[.E172]-[.F172]" office:value-type="float" office:value="-4799.5" calcext:value-type="float">
            <text:p>-4799,5</text:p>
          </table:table-cell>
          <table:table-cell table:formula="of:=[.B172]-[.A172]" office:value-type="float" office:value="-703.5" calcext:value-type="float">
            <text:p>-703,5</text:p>
          </table:table-cell>
          <table:table-cell table:formula="of:=[.C171]" office:value-type="float" office:value="-2669" calcext:value-type="float">
            <text:p>-2669,0</text:p>
          </table:table-cell>
          <table:table-cell table:formula="of:=[.D172]*2" office:value-type="float" office:value="-5338" calcext:value-type="float">
            <text:p>-5338,0</text:p>
          </table:table-cell>
          <table:table-cell table:formula="of:=[.D171]" office:value-type="float" office:value="1509" calcext:value-type="float">
            <text:p>1509,0</text:p>
          </table:table-cell>
          <table:table-cell table:number-columns-repeated="3"/>
        </table:table-row>
        <table:table-row table:style-name="ro1">
          <table:table-cell table:formula="of:=IF([.B173]&gt;=0;1;-1)*(2^[.$D$3])" office:value-type="float" office:value="4096" calcext:value-type="float">
            <text:p>4096</text:p>
          </table:table-cell>
          <table:table-cell table:formula="of:=[.$B$3]+[.E173]-[.F173]" office:value-type="float" office:value="3309.5" calcext:value-type="float">
            <text:p>3309,5</text:p>
          </table:table-cell>
          <table:table-cell table:formula="of:=[.B173]-[.A173]" office:value-type="float" office:value="-786.5" calcext:value-type="float">
            <text:p>-786,5</text:p>
          </table:table-cell>
          <table:table-cell table:formula="of:=[.C172]" office:value-type="float" office:value="-703.5" calcext:value-type="float">
            <text:p>-703,5</text:p>
          </table:table-cell>
          <table:table-cell table:formula="of:=[.D173]*2" office:value-type="float" office:value="-1407" calcext:value-type="float">
            <text:p>-1407,0</text:p>
          </table:table-cell>
          <table:table-cell table:formula="of:=[.D172]" office:value-type="float" office:value="-2669" calcext:value-type="float">
            <text:p>-2669,0</text:p>
          </table:table-cell>
          <table:table-cell table:number-columns-repeated="3"/>
        </table:table-row>
        <table:table-row table:style-name="ro1">
          <table:table-cell table:formula="of:=IF([.B174]&gt;=0;1;-1)*(2^[.$D$3])" office:value-type="float" office:value="4096" calcext:value-type="float">
            <text:p>4096</text:p>
          </table:table-cell>
          <table:table-cell table:formula="of:=[.$B$3]+[.E174]-[.F174]" office:value-type="float" office:value="1178" calcext:value-type="float">
            <text:p>1178,0</text:p>
          </table:table-cell>
          <table:table-cell table:formula="of:=[.B174]-[.A174]" office:value-type="float" office:value="-2918" calcext:value-type="float">
            <text:p>-2918,0</text:p>
          </table:table-cell>
          <table:table-cell table:formula="of:=[.C173]" office:value-type="float" office:value="-786.5" calcext:value-type="float">
            <text:p>-786,5</text:p>
          </table:table-cell>
          <table:table-cell table:formula="of:=[.D174]*2" office:value-type="float" office:value="-1573" calcext:value-type="float">
            <text:p>-1573,0</text:p>
          </table:table-cell>
          <table:table-cell table:formula="of:=[.D173]" office:value-type="float" office:value="-703.5" calcext:value-type="float">
            <text:p>-703,5</text:p>
          </table:table-cell>
          <table:table-cell table:number-columns-repeated="3"/>
        </table:table-row>
        <table:table-row table:style-name="ro1">
          <table:table-cell table:formula="of:=IF([.B175]&gt;=0;1;-1)*(2^[.$D$3])" office:value-type="float" office:value="-4096" calcext:value-type="float">
            <text:p>-4096</text:p>
          </table:table-cell>
          <table:table-cell table:formula="of:=[.$B$3]+[.E175]-[.F175]" office:value-type="float" office:value="-3002" calcext:value-type="float">
            <text:p>-3002,0</text:p>
          </table:table-cell>
          <table:table-cell table:formula="of:=[.B175]-[.A175]" office:value-type="float" office:value="1094" calcext:value-type="float">
            <text:p>1094,0</text:p>
          </table:table-cell>
          <table:table-cell table:formula="of:=[.C174]" office:value-type="float" office:value="-2918" calcext:value-type="float">
            <text:p>-2918,0</text:p>
          </table:table-cell>
          <table:table-cell table:formula="of:=[.D175]*2" office:value-type="float" office:value="-5836" calcext:value-type="float">
            <text:p>-5836,0</text:p>
          </table:table-cell>
          <table:table-cell table:formula="of:=[.D174]" office:value-type="float" office:value="-786.5" calcext:value-type="float">
            <text:p>-786,5</text:p>
          </table:table-cell>
          <table:table-cell table:number-columns-repeated="3"/>
        </table:table-row>
        <table:table-row table:style-name="ro1">
          <table:table-cell table:formula="of:=IF([.B176]&gt;=0;1;-1)*(2^[.$D$3])" office:value-type="float" office:value="4096" calcext:value-type="float">
            <text:p>4096</text:p>
          </table:table-cell>
          <table:table-cell table:formula="of:=[.$B$3]+[.E176]-[.F176]" office:value-type="float" office:value="7153.5" calcext:value-type="float">
            <text:p>7153,5</text:p>
          </table:table-cell>
          <table:table-cell table:formula="of:=[.B176]-[.A176]" office:value-type="float" office:value="3057.5" calcext:value-type="float">
            <text:p>3057,5</text:p>
          </table:table-cell>
          <table:table-cell table:formula="of:=[.C175]" office:value-type="float" office:value="1094" calcext:value-type="float">
            <text:p>1094,0</text:p>
          </table:table-cell>
          <table:table-cell table:formula="of:=[.D176]*2" office:value-type="float" office:value="2188" calcext:value-type="float">
            <text:p>2188,0</text:p>
          </table:table-cell>
          <table:table-cell table:formula="of:=[.D175]" office:value-type="float" office:value="-2918" calcext:value-type="float">
            <text:p>-2918,0</text:p>
          </table:table-cell>
          <table:table-cell table:number-columns-repeated="3"/>
        </table:table-row>
        <table:table-row table:style-name="ro1">
          <table:table-cell table:formula="of:=IF([.B177]&gt;=0;1;-1)*(2^[.$D$3])" office:value-type="float" office:value="4096" calcext:value-type="float">
            <text:p>4096</text:p>
          </table:table-cell>
          <table:table-cell table:formula="of:=[.$B$3]+[.E177]-[.F177]" office:value-type="float" office:value="7068.5" calcext:value-type="float">
            <text:p>7068,5</text:p>
          </table:table-cell>
          <table:table-cell table:formula="of:=[.B177]-[.A177]" office:value-type="float" office:value="2972.5" calcext:value-type="float">
            <text:p>2972,5</text:p>
          </table:table-cell>
          <table:table-cell table:formula="of:=[.C176]" office:value-type="float" office:value="3057.5" calcext:value-type="float">
            <text:p>3057,5</text:p>
          </table:table-cell>
          <table:table-cell table:formula="of:=[.D177]*2" office:value-type="float" office:value="6115" calcext:value-type="float">
            <text:p>6115,0</text:p>
          </table:table-cell>
          <table:table-cell table:formula="of:=[.D176]" office:value-type="float" office:value="1094" calcext:value-type="float">
            <text:p>1094,0</text:p>
          </table:table-cell>
          <table:table-cell table:number-columns-repeated="3"/>
        </table:table-row>
        <table:table-row table:style-name="ro1">
          <table:table-cell table:formula="of:=IF([.B178]&gt;=0;1;-1)*(2^[.$D$3])" office:value-type="float" office:value="4096" calcext:value-type="float">
            <text:p>4096</text:p>
          </table:table-cell>
          <table:table-cell table:formula="of:=[.$B$3]+[.E178]-[.F178]" office:value-type="float" office:value="4935" calcext:value-type="float">
            <text:p>4935,0</text:p>
          </table:table-cell>
          <table:table-cell table:formula="of:=[.B178]-[.A178]" office:value-type="float" office:value="839" calcext:value-type="float">
            <text:p>839,0</text:p>
          </table:table-cell>
          <table:table-cell table:formula="of:=[.C177]" office:value-type="float" office:value="2972.5" calcext:value-type="float">
            <text:p>2972,5</text:p>
          </table:table-cell>
          <table:table-cell table:formula="of:=[.D178]*2" office:value-type="float" office:value="5945" calcext:value-type="float">
            <text:p>5945,0</text:p>
          </table:table-cell>
          <table:table-cell table:formula="of:=[.D177]" office:value-type="float" office:value="3057.5" calcext:value-type="float">
            <text:p>3057,5</text:p>
          </table:table-cell>
          <table:table-cell table:number-columns-repeated="3"/>
        </table:table-row>
        <table:table-row table:style-name="ro1">
          <table:table-cell table:formula="of:=IF([.B179]&gt;=0;1;-1)*(2^[.$D$3])" office:value-type="float" office:value="4096" calcext:value-type="float">
            <text:p>4096</text:p>
          </table:table-cell>
          <table:table-cell table:formula="of:=[.$B$3]+[.E179]-[.F179]" office:value-type="float" office:value="753" calcext:value-type="float">
            <text:p>753,0</text:p>
          </table:table-cell>
          <table:table-cell table:formula="of:=[.B179]-[.A179]" office:value-type="float" office:value="-3343" calcext:value-type="float">
            <text:p>-3343,0</text:p>
          </table:table-cell>
          <table:table-cell table:formula="of:=[.C178]" office:value-type="float" office:value="839" calcext:value-type="float">
            <text:p>839,0</text:p>
          </table:table-cell>
          <table:table-cell table:formula="of:=[.D179]*2" office:value-type="float" office:value="1678" calcext:value-type="float">
            <text:p>1678,0</text:p>
          </table:table-cell>
          <table:table-cell table:formula="of:=[.D178]" office:value-type="float" office:value="2972.5" calcext:value-type="float">
            <text:p>2972,5</text:p>
          </table:table-cell>
          <table:table-cell table:number-columns-repeated="3"/>
        </table:table-row>
        <table:table-row table:style-name="ro1">
          <table:table-cell table:formula="of:=IF([.B180]&gt;=0;1;-1)*(2^[.$D$3])" office:value-type="float" office:value="-4096" calcext:value-type="float">
            <text:p>-4096</text:p>
          </table:table-cell>
          <table:table-cell table:formula="of:=[.$B$3]+[.E180]-[.F180]" office:value-type="float" office:value="-5477.5" calcext:value-type="float">
            <text:p>-5477,5</text:p>
          </table:table-cell>
          <table:table-cell table:formula="of:=[.B180]-[.A180]" office:value-type="float" office:value="-1381.5" calcext:value-type="float">
            <text:p>-1381,5</text:p>
          </table:table-cell>
          <table:table-cell table:formula="of:=[.C179]" office:value-type="float" office:value="-3343" calcext:value-type="float">
            <text:p>-3343,0</text:p>
          </table:table-cell>
          <table:table-cell table:formula="of:=[.D180]*2" office:value-type="float" office:value="-6686" calcext:value-type="float">
            <text:p>-6686,0</text:p>
          </table:table-cell>
          <table:table-cell table:formula="of:=[.D179]" office:value-type="float" office:value="839" calcext:value-type="float">
            <text:p>839,0</text:p>
          </table:table-cell>
          <table:table-cell table:number-columns-repeated="3"/>
        </table:table-row>
        <table:table-row table:style-name="ro1">
          <table:table-cell table:formula="of:=IF([.B181]&gt;=0;1;-1)*(2^[.$D$3])" office:value-type="float" office:value="4096" calcext:value-type="float">
            <text:p>4096</text:p>
          </table:table-cell>
          <table:table-cell table:formula="of:=[.$B$3]+[.E181]-[.F181]" office:value-type="float" office:value="2627.5" calcext:value-type="float">
            <text:p>2627,5</text:p>
          </table:table-cell>
          <table:table-cell table:formula="of:=[.B181]-[.A181]" office:value-type="float" office:value="-1468.5" calcext:value-type="float">
            <text:p>-1468,5</text:p>
          </table:table-cell>
          <table:table-cell table:formula="of:=[.C180]" office:value-type="float" office:value="-1381.5" calcext:value-type="float">
            <text:p>-1381,5</text:p>
          </table:table-cell>
          <table:table-cell table:formula="of:=[.D181]*2" office:value-type="float" office:value="-2763" calcext:value-type="float">
            <text:p>-2763,0</text:p>
          </table:table-cell>
          <table:table-cell table:formula="of:=[.D180]" office:value-type="float" office:value="-3343" calcext:value-type="float">
            <text:p>-3343,0</text:p>
          </table:table-cell>
          <table:table-cell table:number-columns-repeated="3"/>
        </table:table-row>
        <table:table-row table:style-name="ro1">
          <table:table-cell table:formula="of:=IF([.B182]&gt;=0;1;-1)*(2^[.$D$3])" office:value-type="float" office:value="4096" calcext:value-type="float">
            <text:p>4096</text:p>
          </table:table-cell>
          <table:table-cell table:formula="of:=[.$B$3]+[.E182]-[.F182]" office:value-type="float" office:value="492" calcext:value-type="float">
            <text:p>492,0</text:p>
          </table:table-cell>
          <table:table-cell table:formula="of:=[.B182]-[.A182]" office:value-type="float" office:value="-3604" calcext:value-type="float">
            <text:p>-3604,0</text:p>
          </table:table-cell>
          <table:table-cell table:formula="of:=[.C181]" office:value-type="float" office:value="-1468.5" calcext:value-type="float">
            <text:p>-1468,5</text:p>
          </table:table-cell>
          <table:table-cell table:formula="of:=[.D182]*2" office:value-type="float" office:value="-2937" calcext:value-type="float">
            <text:p>-2937,0</text:p>
          </table:table-cell>
          <table:table-cell table:formula="of:=[.D181]" office:value-type="float" office:value="-1381.5" calcext:value-type="float">
            <text:p>-1381,5</text:p>
          </table:table-cell>
          <table:table-cell table:number-columns-repeated="3"/>
        </table:table-row>
        <table:table-row table:style-name="ro1">
          <table:table-cell table:formula="of:=IF([.B183]&gt;=0;1;-1)*(2^[.$D$3])" office:value-type="float" office:value="-4096" calcext:value-type="float">
            <text:p>-4096</text:p>
          </table:table-cell>
          <table:table-cell table:formula="of:=[.$B$3]+[.E183]-[.F183]" office:value-type="float" office:value="-3692" calcext:value-type="float">
            <text:p>-3692,0</text:p>
          </table:table-cell>
          <table:table-cell table:formula="of:=[.B183]-[.A183]" office:value-type="float" office:value="404" calcext:value-type="float">
            <text:p>404,0</text:p>
          </table:table-cell>
          <table:table-cell table:formula="of:=[.C182]" office:value-type="float" office:value="-3604" calcext:value-type="float">
            <text:p>-3604,0</text:p>
          </table:table-cell>
          <table:table-cell table:formula="of:=[.D183]*2" office:value-type="float" office:value="-7208" calcext:value-type="float">
            <text:p>-7208,0</text:p>
          </table:table-cell>
          <table:table-cell table:formula="of:=[.D182]" office:value-type="float" office:value="-1468.5" calcext:value-type="float">
            <text:p>-1468,5</text:p>
          </table:table-cell>
          <table:table-cell table:number-columns-repeated="3"/>
        </table:table-row>
        <table:table-row table:style-name="ro1">
          <table:table-cell table:formula="of:=IF([.B184]&gt;=0;1;-1)*(2^[.$D$3])" office:value-type="float" office:value="4096" calcext:value-type="float">
            <text:p>4096</text:p>
          </table:table-cell>
          <table:table-cell table:formula="of:=[.$B$3]+[.E184]-[.F184]" office:value-type="float" office:value="6459.5" calcext:value-type="float">
            <text:p>6459,5</text:p>
          </table:table-cell>
          <table:table-cell table:formula="of:=[.B184]-[.A184]" office:value-type="float" office:value="2363.5" calcext:value-type="float">
            <text:p>2363,5</text:p>
          </table:table-cell>
          <table:table-cell table:formula="of:=[.C183]" office:value-type="float" office:value="404" calcext:value-type="float">
            <text:p>404,0</text:p>
          </table:table-cell>
          <table:table-cell table:formula="of:=[.D184]*2" office:value-type="float" office:value="808" calcext:value-type="float">
            <text:p>808,0</text:p>
          </table:table-cell>
          <table:table-cell table:formula="of:=[.D183]" office:value-type="float" office:value="-3604" calcext:value-type="float">
            <text:p>-3604,0</text:p>
          </table:table-cell>
          <table:table-cell table:number-columns-repeated="3"/>
        </table:table-row>
        <table:table-row table:style-name="ro1">
          <table:table-cell table:formula="of:=IF([.B185]&gt;=0;1;-1)*(2^[.$D$3])" office:value-type="float" office:value="4096" calcext:value-type="float">
            <text:p>4096</text:p>
          </table:table-cell>
          <table:table-cell table:formula="of:=[.$B$3]+[.E185]-[.F185]" office:value-type="float" office:value="6370.5" calcext:value-type="float">
            <text:p>6370,5</text:p>
          </table:table-cell>
          <table:table-cell table:formula="of:=[.B185]-[.A185]" office:value-type="float" office:value="2274.5" calcext:value-type="float">
            <text:p>2274,5</text:p>
          </table:table-cell>
          <table:table-cell table:formula="of:=[.C184]" office:value-type="float" office:value="2363.5" calcext:value-type="float">
            <text:p>2363,5</text:p>
          </table:table-cell>
          <table:table-cell table:formula="of:=[.D185]*2" office:value-type="float" office:value="4727" calcext:value-type="float">
            <text:p>4727,0</text:p>
          </table:table-cell>
          <table:table-cell table:formula="of:=[.D184]" office:value-type="float" office:value="404" calcext:value-type="float">
            <text:p>404,0</text:p>
          </table:table-cell>
          <table:table-cell table:number-columns-repeated="3"/>
        </table:table-row>
        <table:table-row table:style-name="ro1">
          <table:table-cell table:formula="of:=IF([.B186]&gt;=0;1;-1)*(2^[.$D$3])" office:value-type="float" office:value="4096" calcext:value-type="float">
            <text:p>4096</text:p>
          </table:table-cell>
          <table:table-cell table:formula="of:=[.$B$3]+[.E186]-[.F186]" office:value-type="float" office:value="4233" calcext:value-type="float">
            <text:p>4233,0</text:p>
          </table:table-cell>
          <table:table-cell table:formula="of:=[.B186]-[.A186]" office:value-type="float" office:value="137" calcext:value-type="float">
            <text:p>137,0</text:p>
          </table:table-cell>
          <table:table-cell table:formula="of:=[.C185]" office:value-type="float" office:value="2274.5" calcext:value-type="float">
            <text:p>2274,5</text:p>
          </table:table-cell>
          <table:table-cell table:formula="of:=[.D186]*2" office:value-type="float" office:value="4549" calcext:value-type="float">
            <text:p>4549,0</text:p>
          </table:table-cell>
          <table:table-cell table:formula="of:=[.D185]" office:value-type="float" office:value="2363.5" calcext:value-type="float">
            <text:p>2363,5</text:p>
          </table:table-cell>
          <table:table-cell table:number-columns-repeated="3"/>
        </table:table-row>
        <table:table-row table:style-name="ro1">
          <table:table-cell table:formula="of:=IF([.B187]&gt;=0;1;-1)*(2^[.$D$3])" office:value-type="float" office:value="4096" calcext:value-type="float">
            <text:p>4096</text:p>
          </table:table-cell>
          <table:table-cell table:formula="of:=[.$B$3]+[.E187]-[.F187]" office:value-type="float" office:value="47" calcext:value-type="float">
            <text:p>47,0</text:p>
          </table:table-cell>
          <table:table-cell table:formula="of:=[.B187]-[.A187]" office:value-type="float" office:value="-4049" calcext:value-type="float">
            <text:p>-4049,0</text:p>
          </table:table-cell>
          <table:table-cell table:formula="of:=[.C186]" office:value-type="float" office:value="137" calcext:value-type="float">
            <text:p>137,0</text:p>
          </table:table-cell>
          <table:table-cell table:formula="of:=[.D187]*2" office:value-type="float" office:value="274" calcext:value-type="float">
            <text:p>274,0</text:p>
          </table:table-cell>
          <table:table-cell table:formula="of:=[.D186]" office:value-type="float" office:value="2274.5" calcext:value-type="float">
            <text:p>2274,5</text:p>
          </table:table-cell>
          <table:table-cell table:number-columns-repeated="3"/>
        </table:table-row>
        <table:table-row table:style-name="ro1">
          <table:table-cell table:formula="of:=IF([.B188]&gt;=0;1;-1)*(2^[.$D$3])" office:value-type="float" office:value="-4096" calcext:value-type="float">
            <text:p>-4096</text:p>
          </table:table-cell>
          <table:table-cell table:formula="of:=[.$B$3]+[.E188]-[.F188]" office:value-type="float" office:value="-6187.5" calcext:value-type="float">
            <text:p>-6187,5</text:p>
          </table:table-cell>
          <table:table-cell table:formula="of:=[.B188]-[.A188]" office:value-type="float" office:value="-2091.5" calcext:value-type="float">
            <text:p>-2091,5</text:p>
          </table:table-cell>
          <table:table-cell table:formula="of:=[.C187]" office:value-type="float" office:value="-4049" calcext:value-type="float">
            <text:p>-4049,0</text:p>
          </table:table-cell>
          <table:table-cell table:formula="of:=[.D188]*2" office:value-type="float" office:value="-8098" calcext:value-type="float">
            <text:p>-8098,0</text:p>
          </table:table-cell>
          <table:table-cell table:formula="of:=[.D187]" office:value-type="float" office:value="137" calcext:value-type="float">
            <text:p>137,0</text:p>
          </table:table-cell>
          <table:table-cell table:number-columns-repeated="3"/>
        </table:table-row>
        <table:table-row table:style-name="ro1">
          <table:table-cell table:formula="of:=IF([.B189]&gt;=0;1;-1)*(2^[.$D$3])" office:value-type="float" office:value="4096" calcext:value-type="float">
            <text:p>4096</text:p>
          </table:table-cell>
          <table:table-cell table:formula="of:=[.$B$3]+[.E189]-[.F189]" office:value-type="float" office:value="1913.5" calcext:value-type="float">
            <text:p>1913,5</text:p>
          </table:table-cell>
          <table:table-cell table:formula="of:=[.B189]-[.A189]" office:value-type="float" office:value="-2182.5" calcext:value-type="float">
            <text:p>-2182,5</text:p>
          </table:table-cell>
          <table:table-cell table:formula="of:=[.C188]" office:value-type="float" office:value="-2091.5" calcext:value-type="float">
            <text:p>-2091,5</text:p>
          </table:table-cell>
          <table:table-cell table:formula="of:=[.D189]*2" office:value-type="float" office:value="-4183" calcext:value-type="float">
            <text:p>-4183,0</text:p>
          </table:table-cell>
          <table:table-cell table:formula="of:=[.D188]" office:value-type="float" office:value="-4049" calcext:value-type="float">
            <text:p>-4049,0</text:p>
          </table:table-cell>
          <table:table-cell table:number-columns-repeated="3"/>
        </table:table-row>
        <table:table-row table:style-name="ro1">
          <table:table-cell table:formula="of:=IF([.B190]&gt;=0;1;-1)*(2^[.$D$3])" office:value-type="float" office:value="-4096" calcext:value-type="float">
            <text:p>-4096</text:p>
          </table:table-cell>
          <table:table-cell table:formula="of:=[.$B$3]+[.E190]-[.F190]" office:value-type="float" office:value="-226" calcext:value-type="float">
            <text:p>-226,0</text:p>
          </table:table-cell>
          <table:table-cell table:formula="of:=[.B190]-[.A190]" office:value-type="float" office:value="3870" calcext:value-type="float">
            <text:p>3870,0</text:p>
          </table:table-cell>
          <table:table-cell table:formula="of:=[.C189]" office:value-type="float" office:value="-2182.5" calcext:value-type="float">
            <text:p>-2182,5</text:p>
          </table:table-cell>
          <table:table-cell table:formula="of:=[.D190]*2" office:value-type="float" office:value="-4365" calcext:value-type="float">
            <text:p>-4365,0</text:p>
          </table:table-cell>
          <table:table-cell table:formula="of:=[.D189]" office:value-type="float" office:value="-2091.5" calcext:value-type="float">
            <text:p>-2091,5</text:p>
          </table:table-cell>
          <table:table-cell table:number-columns-repeated="3"/>
        </table:table-row>
        <table:table-row table:style-name="ro1">
          <table:table-cell table:formula="of:=IF([.B191]&gt;=0;1;-1)*(2^[.$D$3])" office:value-type="float" office:value="4096" calcext:value-type="float">
            <text:p>4096</text:p>
          </table:table-cell>
          <table:table-cell table:formula="of:=[.$B$3]+[.E191]-[.F191]" office:value-type="float" office:value="11970" calcext:value-type="float">
            <text:p>11970,0</text:p>
          </table:table-cell>
          <table:table-cell table:formula="of:=[.B191]-[.A191]" office:value-type="float" office:value="7874" calcext:value-type="float">
            <text:p>7874,0</text:p>
          </table:table-cell>
          <table:table-cell table:formula="of:=[.C190]" office:value-type="float" office:value="3870" calcext:value-type="float">
            <text:p>3870,0</text:p>
          </table:table-cell>
          <table:table-cell table:formula="of:=[.D191]*2" office:value-type="float" office:value="7740" calcext:value-type="float">
            <text:p>7740,0</text:p>
          </table:table-cell>
          <table:table-cell table:formula="of:=[.D190]" office:value-type="float" office:value="-2182.5" calcext:value-type="float">
            <text:p>-2182,5</text:p>
          </table:table-cell>
          <table:table-cell table:number-columns-repeated="3"/>
        </table:table-row>
        <table:table-row table:style-name="ro1">
          <table:table-cell table:formula="of:=IF([.B192]&gt;=0;1;-1)*(2^[.$D$3])" office:value-type="float" office:value="4096" calcext:value-type="float">
            <text:p>4096</text:p>
          </table:table-cell>
          <table:table-cell table:formula="of:=[.$B$3]+[.E192]-[.F192]" office:value-type="float" office:value="13925.5" calcext:value-type="float">
            <text:p>13925,5</text:p>
          </table:table-cell>
          <table:table-cell table:formula="of:=[.B192]-[.A192]" office:value-type="float" office:value="9829.5" calcext:value-type="float">
            <text:p>9829,5</text:p>
          </table:table-cell>
          <table:table-cell table:formula="of:=[.C191]" office:value-type="float" office:value="7874" calcext:value-type="float">
            <text:p>7874,0</text:p>
          </table:table-cell>
          <table:table-cell table:formula="of:=[.D192]*2" office:value-type="float" office:value="15748" calcext:value-type="float">
            <text:p>15748,0</text:p>
          </table:table-cell>
          <table:table-cell table:formula="of:=[.D191]" office:value-type="float" office:value="3870" calcext:value-type="float">
            <text:p>3870,0</text:p>
          </table:table-cell>
          <table:table-cell table:number-columns-repeated="3"/>
        </table:table-row>
        <table:table-row table:style-name="ro1">
          <table:table-cell table:formula="of:=IF([.B193]&gt;=0;1;-1)*(2^[.$D$3])" office:value-type="float" office:value="4096" calcext:value-type="float">
            <text:p>4096</text:p>
          </table:table-cell>
          <table:table-cell table:formula="of:=[.$B$3]+[.E193]-[.F193]" office:value-type="float" office:value="13832.5" calcext:value-type="float">
            <text:p>13832,5</text:p>
          </table:table-cell>
          <table:table-cell table:formula="of:=[.B193]-[.A193]" office:value-type="float" office:value="9736.5" calcext:value-type="float">
            <text:p>9736,5</text:p>
          </table:table-cell>
          <table:table-cell table:formula="of:=[.C192]" office:value-type="float" office:value="9829.5" calcext:value-type="float">
            <text:p>9829,5</text:p>
          </table:table-cell>
          <table:table-cell table:formula="of:=[.D193]*2" office:value-type="float" office:value="19659" calcext:value-type="float">
            <text:p>19659,0</text:p>
          </table:table-cell>
          <table:table-cell table:formula="of:=[.D192]" office:value-type="float" office:value="7874" calcext:value-type="float">
            <text:p>7874,0</text:p>
          </table:table-cell>
          <table:table-cell table:number-columns-repeated="3"/>
        </table:table-row>
        <table:table-row table:style-name="ro1">
          <table:table-cell table:formula="of:=IF([.B194]&gt;=0;1;-1)*(2^[.$D$3])" office:value-type="float" office:value="4096" calcext:value-type="float">
            <text:p>4096</text:p>
          </table:table-cell>
          <table:table-cell table:formula="of:=[.$B$3]+[.E194]-[.F194]" office:value-type="float" office:value="11691" calcext:value-type="float">
            <text:p>11691,0</text:p>
          </table:table-cell>
          <table:table-cell table:formula="of:=[.B194]-[.A194]" office:value-type="float" office:value="7595" calcext:value-type="float">
            <text:p>7595,0</text:p>
          </table:table-cell>
          <table:table-cell table:formula="of:=[.C193]" office:value-type="float" office:value="9736.5" calcext:value-type="float">
            <text:p>9736,5</text:p>
          </table:table-cell>
          <table:table-cell table:formula="of:=[.D194]*2" office:value-type="float" office:value="19473" calcext:value-type="float">
            <text:p>19473,0</text:p>
          </table:table-cell>
          <table:table-cell table:formula="of:=[.D193]" office:value-type="float" office:value="9829.5" calcext:value-type="float">
            <text:p>9829,5</text:p>
          </table:table-cell>
          <table:table-cell table:number-columns-repeated="3"/>
        </table:table-row>
        <table:table-row table:style-name="ro1">
          <table:table-cell table:formula="of:=IF([.B195]&gt;=0;1;-1)*(2^[.$D$3])" office:value-type="float" office:value="4096" calcext:value-type="float">
            <text:p>4096</text:p>
          </table:table-cell>
          <table:table-cell table:formula="of:=[.$B$3]+[.E195]-[.F195]" office:value-type="float" office:value="7501" calcext:value-type="float">
            <text:p>7501,0</text:p>
          </table:table-cell>
          <table:table-cell table:formula="of:=[.B195]-[.A195]" office:value-type="float" office:value="3405" calcext:value-type="float">
            <text:p>3405,0</text:p>
          </table:table-cell>
          <table:table-cell table:formula="of:=[.C194]" office:value-type="float" office:value="7595" calcext:value-type="float">
            <text:p>7595,0</text:p>
          </table:table-cell>
          <table:table-cell table:formula="of:=[.D195]*2" office:value-type="float" office:value="15190" calcext:value-type="float">
            <text:p>15190,0</text:p>
          </table:table-cell>
          <table:table-cell table:formula="of:=[.D194]" office:value-type="float" office:value="9736.5" calcext:value-type="float">
            <text:p>9736,5</text:p>
          </table:table-cell>
          <table:table-cell table:number-columns-repeated="3"/>
        </table:table-row>
        <table:table-row table:style-name="ro1">
          <table:table-cell table:formula="of:=IF([.B196]&gt;=0;1;-1)*(2^[.$D$3])" office:value-type="float" office:value="4096" calcext:value-type="float">
            <text:p>4096</text:p>
          </table:table-cell>
          <table:table-cell table:formula="of:=[.$B$3]+[.E196]-[.F196]" office:value-type="float" office:value="1262.5" calcext:value-type="float">
            <text:p>1262,5</text:p>
          </table:table-cell>
          <table:table-cell table:formula="of:=[.B196]-[.A196]" office:value-type="float" office:value="-2833.5" calcext:value-type="float">
            <text:p>-2833,5</text:p>
          </table:table-cell>
          <table:table-cell table:formula="of:=[.C195]" office:value-type="float" office:value="3405" calcext:value-type="float">
            <text:p>3405,0</text:p>
          </table:table-cell>
          <table:table-cell table:formula="of:=[.D196]*2" office:value-type="float" office:value="6810" calcext:value-type="float">
            <text:p>6810,0</text:p>
          </table:table-cell>
          <table:table-cell table:formula="of:=[.D195]" office:value-type="float" office:value="7595" calcext:value-type="float">
            <text:p>7595,0</text:p>
          </table:table-cell>
          <table:table-cell table:number-columns-repeated="3"/>
        </table:table-row>
        <table:table-row table:style-name="ro1">
          <table:table-cell table:formula="of:=IF([.B197]&gt;=0;1;-1)*(2^[.$D$3])" office:value-type="float" office:value="-4096" calcext:value-type="float">
            <text:p>-4096</text:p>
          </table:table-cell>
          <table:table-cell table:formula="of:=[.$B$3]+[.E197]-[.F197]" office:value-type="float" office:value="-7024.5" calcext:value-type="float">
            <text:p>-7024,5</text:p>
          </table:table-cell>
          <table:table-cell table:formula="of:=[.B197]-[.A197]" office:value-type="float" office:value="-2928.5" calcext:value-type="float">
            <text:p>-2928,5</text:p>
          </table:table-cell>
          <table:table-cell table:formula="of:=[.C196]" office:value-type="float" office:value="-2833.5" calcext:value-type="float">
            <text:p>-2833,5</text:p>
          </table:table-cell>
          <table:table-cell table:formula="of:=[.D197]*2" office:value-type="float" office:value="-5667" calcext:value-type="float">
            <text:p>-5667,0</text:p>
          </table:table-cell>
          <table:table-cell table:formula="of:=[.D196]" office:value-type="float" office:value="3405" calcext:value-type="float">
            <text:p>3405,0</text:p>
          </table:table-cell>
          <table:table-cell table:number-columns-repeated="3"/>
        </table:table-row>
        <table:table-row table:style-name="ro1">
          <table:table-cell table:formula="of:=IF([.B198]&gt;=0;1;-1)*(2^[.$D$3])" office:value-type="float" office:value="-4096" calcext:value-type="float">
            <text:p>-4096</text:p>
          </table:table-cell>
          <table:table-cell table:formula="of:=[.$B$3]+[.E198]-[.F198]" office:value-type="float" office:value="-976" calcext:value-type="float">
            <text:p>-976,0</text:p>
          </table:table-cell>
          <table:table-cell table:formula="of:=[.B198]-[.A198]" office:value-type="float" office:value="3120" calcext:value-type="float">
            <text:p>3120,0</text:p>
          </table:table-cell>
          <table:table-cell table:formula="of:=[.C197]" office:value-type="float" office:value="-2928.5" calcext:value-type="float">
            <text:p>-2928,5</text:p>
          </table:table-cell>
          <table:table-cell table:formula="of:=[.D198]*2" office:value-type="float" office:value="-5857" calcext:value-type="float">
            <text:p>-5857,0</text:p>
          </table:table-cell>
          <table:table-cell table:formula="of:=[.D197]" office:value-type="float" office:value="-2833.5" calcext:value-type="float">
            <text:p>-2833,5</text:p>
          </table:table-cell>
          <table:table-cell table:number-columns-repeated="3"/>
        </table:table-row>
        <table:table-row table:style-name="ro1">
          <table:table-cell table:formula="of:=IF([.B199]&gt;=0;1;-1)*(2^[.$D$3])" office:value-type="float" office:value="4096" calcext:value-type="float">
            <text:p>4096</text:p>
          </table:table-cell>
          <table:table-cell table:formula="of:=[.$B$3]+[.E199]-[.F199]" office:value-type="float" office:value="11216" calcext:value-type="float">
            <text:p>11216,0</text:p>
          </table:table-cell>
          <table:table-cell table:formula="of:=[.B199]-[.A199]" office:value-type="float" office:value="7120" calcext:value-type="float">
            <text:p>7120,0</text:p>
          </table:table-cell>
          <table:table-cell table:formula="of:=[.C198]" office:value-type="float" office:value="3120" calcext:value-type="float">
            <text:p>3120,0</text:p>
          </table:table-cell>
          <table:table-cell table:formula="of:=[.D199]*2" office:value-type="float" office:value="6240" calcext:value-type="float">
            <text:p>6240,0</text:p>
          </table:table-cell>
          <table:table-cell table:formula="of:=[.D198]" office:value-type="float" office:value="-2928.5" calcext:value-type="float">
            <text:p>-2928,5</text:p>
          </table:table-cell>
          <table:table-cell table:number-columns-repeated="3"/>
        </table:table-row>
        <table:table-row table:style-name="ro1">
          <table:table-cell table:formula="of:=IF([.B200]&gt;=0;1;-1)*(2^[.$D$3])" office:value-type="float" office:value="4096" calcext:value-type="float">
            <text:p>4096</text:p>
          </table:table-cell>
          <table:table-cell table:formula="of:=[.$B$3]+[.E200]-[.F200]" office:value-type="float" office:value="13167.5" calcext:value-type="float">
            <text:p>13167,5</text:p>
          </table:table-cell>
          <table:table-cell table:formula="of:=[.B200]-[.A200]" office:value-type="float" office:value="9071.5" calcext:value-type="float">
            <text:p>9071,5</text:p>
          </table:table-cell>
          <table:table-cell table:formula="of:=[.C199]" office:value-type="float" office:value="7120" calcext:value-type="float">
            <text:p>7120,0</text:p>
          </table:table-cell>
          <table:table-cell table:formula="of:=[.D200]*2" office:value-type="float" office:value="14240" calcext:value-type="float">
            <text:p>14240,0</text:p>
          </table:table-cell>
          <table:table-cell table:formula="of:=[.D199]" office:value-type="float" office:value="3120" calcext:value-type="float">
            <text:p>3120,0</text:p>
          </table:table-cell>
          <table:table-cell table:number-columns-repeated="3"/>
        </table:table-row>
        <table:table-row table:style-name="ro1">
          <table:table-cell table:formula="of:=IF([.B201]&gt;=0;1;-1)*(2^[.$D$3])" office:value-type="float" office:value="4096" calcext:value-type="float">
            <text:p>4096</text:p>
          </table:table-cell>
          <table:table-cell table:formula="of:=[.$B$3]+[.E201]-[.F201]" office:value-type="float" office:value="13070.5" calcext:value-type="float">
            <text:p>13070,5</text:p>
          </table:table-cell>
          <table:table-cell table:formula="of:=[.B201]-[.A201]" office:value-type="float" office:value="8974.5" calcext:value-type="float">
            <text:p>8974,5</text:p>
          </table:table-cell>
          <table:table-cell table:formula="of:=[.C200]" office:value-type="float" office:value="9071.5" calcext:value-type="float">
            <text:p>9071,5</text:p>
          </table:table-cell>
          <table:table-cell table:formula="of:=[.D201]*2" office:value-type="float" office:value="18143" calcext:value-type="float">
            <text:p>18143,0</text:p>
          </table:table-cell>
          <table:table-cell table:formula="of:=[.D200]" office:value-type="float" office:value="7120" calcext:value-type="float">
            <text:p>7120,0</text:p>
          </table:table-cell>
          <table:table-cell table:number-columns-repeated="3"/>
        </table:table-row>
        <table:table-row table:style-name="ro1">
          <table:table-cell table:formula="of:=IF([.B202]&gt;=0;1;-1)*(2^[.$D$3])" office:value-type="float" office:value="4096" calcext:value-type="float">
            <text:p>4096</text:p>
          </table:table-cell>
          <table:table-cell table:formula="of:=[.$B$3]+[.E202]-[.F202]" office:value-type="float" office:value="10925" calcext:value-type="float">
            <text:p>10925,0</text:p>
          </table:table-cell>
          <table:table-cell table:formula="of:=[.B202]-[.A202]" office:value-type="float" office:value="6829" calcext:value-type="float">
            <text:p>6829,0</text:p>
          </table:table-cell>
          <table:table-cell table:formula="of:=[.C201]" office:value-type="float" office:value="8974.5" calcext:value-type="float">
            <text:p>8974,5</text:p>
          </table:table-cell>
          <table:table-cell table:formula="of:=[.D202]*2" office:value-type="float" office:value="17949" calcext:value-type="float">
            <text:p>17949,0</text:p>
          </table:table-cell>
          <table:table-cell table:formula="of:=[.D201]" office:value-type="float" office:value="9071.5" calcext:value-type="float">
            <text:p>9071,5</text:p>
          </table:table-cell>
          <table:table-cell table:number-columns-repeated="3"/>
        </table:table-row>
        <table:table-row table:style-name="ro1">
          <table:table-cell table:formula="of:=IF([.B203]&gt;=0;1;-1)*(2^[.$D$3])" office:value-type="float" office:value="4096" calcext:value-type="float">
            <text:p>4096</text:p>
          </table:table-cell>
          <table:table-cell table:formula="of:=[.$B$3]+[.E203]-[.F203]" office:value-type="float" office:value="6731" calcext:value-type="float">
            <text:p>6731,0</text:p>
          </table:table-cell>
          <table:table-cell table:formula="of:=[.B203]-[.A203]" office:value-type="float" office:value="2635" calcext:value-type="float">
            <text:p>2635,0</text:p>
          </table:table-cell>
          <table:table-cell table:formula="of:=[.C202]" office:value-type="float" office:value="6829" calcext:value-type="float">
            <text:p>6829,0</text:p>
          </table:table-cell>
          <table:table-cell table:formula="of:=[.D203]*2" office:value-type="float" office:value="13658" calcext:value-type="float">
            <text:p>13658,0</text:p>
          </table:table-cell>
          <table:table-cell table:formula="of:=[.D202]" office:value-type="float" office:value="8974.5" calcext:value-type="float">
            <text:p>8974,5</text:p>
          </table:table-cell>
          <table:table-cell table:number-columns-repeated="3"/>
        </table:table-row>
        <table:table-row table:style-name="ro1">
          <table:table-cell table:formula="of:=IF([.B204]&gt;=0;1;-1)*(2^[.$D$3])" office:value-type="float" office:value="4096" calcext:value-type="float">
            <text:p>4096</text:p>
          </table:table-cell>
          <table:table-cell table:formula="of:=[.$B$3]+[.E204]-[.F204]" office:value-type="float" office:value="488.5" calcext:value-type="float">
            <text:p>488,5</text:p>
          </table:table-cell>
          <table:table-cell table:formula="of:=[.B204]-[.A204]" office:value-type="float" office:value="-3607.5" calcext:value-type="float">
            <text:p>-3607,5</text:p>
          </table:table-cell>
          <table:table-cell table:formula="of:=[.C203]" office:value-type="float" office:value="2635" calcext:value-type="float">
            <text:p>2635,0</text:p>
          </table:table-cell>
          <table:table-cell table:formula="of:=[.D204]*2" office:value-type="float" office:value="5270" calcext:value-type="float">
            <text:p>5270,0</text:p>
          </table:table-cell>
          <table:table-cell table:formula="of:=[.D203]" office:value-type="float" office:value="6829" calcext:value-type="float">
            <text:p>6829,0</text:p>
          </table:table-cell>
          <table:table-cell table:number-columns-repeated="3"/>
        </table:table-row>
        <table:table-row table:style-name="ro1">
          <table:table-cell table:formula="of:=IF([.B205]&gt;=0;1;-1)*(2^[.$D$3])" office:value-type="float" office:value="-4096" calcext:value-type="float">
            <text:p>-4096</text:p>
          </table:table-cell>
          <table:table-cell table:formula="of:=[.$B$3]+[.E205]-[.F205]" office:value-type="float" office:value="-7802.5" calcext:value-type="float">
            <text:p>-7802,5</text:p>
          </table:table-cell>
          <table:table-cell table:formula="of:=[.B205]-[.A205]" office:value-type="float" office:value="-3706.5" calcext:value-type="float">
            <text:p>-3706,5</text:p>
          </table:table-cell>
          <table:table-cell table:formula="of:=[.C204]" office:value-type="float" office:value="-3607.5" calcext:value-type="float">
            <text:p>-3607,5</text:p>
          </table:table-cell>
          <table:table-cell table:formula="of:=[.D205]*2" office:value-type="float" office:value="-7215" calcext:value-type="float">
            <text:p>-7215,0</text:p>
          </table:table-cell>
          <table:table-cell table:formula="of:=[.D204]" office:value-type="float" office:value="2635" calcext:value-type="float">
            <text:p>2635,0</text:p>
          </table:table-cell>
          <table:table-cell table:number-columns-repeated="3"/>
        </table:table-row>
        <table:table-row table:style-name="ro1">
          <table:table-cell table:formula="of:=IF([.B206]&gt;=0;1;-1)*(2^[.$D$3])" office:value-type="float" office:value="-4096" calcext:value-type="float">
            <text:p>-4096</text:p>
          </table:table-cell>
          <table:table-cell table:formula="of:=[.$B$3]+[.E206]-[.F206]" office:value-type="float" office:value="-1758" calcext:value-type="float">
            <text:p>-1758,0</text:p>
          </table:table-cell>
          <table:table-cell table:formula="of:=[.B206]-[.A206]" office:value-type="float" office:value="2338" calcext:value-type="float">
            <text:p>2338,0</text:p>
          </table:table-cell>
          <table:table-cell table:formula="of:=[.C205]" office:value-type="float" office:value="-3706.5" calcext:value-type="float">
            <text:p>-3706,5</text:p>
          </table:table-cell>
          <table:table-cell table:formula="of:=[.D206]*2" office:value-type="float" office:value="-7413" calcext:value-type="float">
            <text:p>-7413,0</text:p>
          </table:table-cell>
          <table:table-cell table:formula="of:=[.D205]" office:value-type="float" office:value="-3607.5" calcext:value-type="float">
            <text:p>-3607,5</text:p>
          </table:table-cell>
          <table:table-cell table:number-columns-repeated="3"/>
        </table:table-row>
        <table:table-row table:style-name="ro1">
          <table:table-cell table:formula="of:=IF([.B207]&gt;=0;1;-1)*(2^[.$D$3])" office:value-type="float" office:value="4096" calcext:value-type="float">
            <text:p>4096</text:p>
          </table:table-cell>
          <table:table-cell table:formula="of:=[.$B$3]+[.E207]-[.F207]" office:value-type="float" office:value="10430" calcext:value-type="float">
            <text:p>10430,0</text:p>
          </table:table-cell>
          <table:table-cell table:formula="of:=[.B207]-[.A207]" office:value-type="float" office:value="6334" calcext:value-type="float">
            <text:p>6334,0</text:p>
          </table:table-cell>
          <table:table-cell table:formula="of:=[.C206]" office:value-type="float" office:value="2338" calcext:value-type="float">
            <text:p>2338,0</text:p>
          </table:table-cell>
          <table:table-cell table:formula="of:=[.D207]*2" office:value-type="float" office:value="4676" calcext:value-type="float">
            <text:p>4676,0</text:p>
          </table:table-cell>
          <table:table-cell table:formula="of:=[.D206]" office:value-type="float" office:value="-3706.5" calcext:value-type="float">
            <text:p>-3706,5</text:p>
          </table:table-cell>
          <table:table-cell table:number-columns-repeated="3"/>
        </table:table-row>
        <table:table-row table:style-name="ro1">
          <table:table-cell table:formula="of:=IF([.B208]&gt;=0;1;-1)*(2^[.$D$3])" office:value-type="float" office:value="4096" calcext:value-type="float">
            <text:p>4096</text:p>
          </table:table-cell>
          <table:table-cell table:formula="of:=[.$B$3]+[.E208]-[.F208]" office:value-type="float" office:value="12377.5" calcext:value-type="float">
            <text:p>12377,5</text:p>
          </table:table-cell>
          <table:table-cell table:formula="of:=[.B208]-[.A208]" office:value-type="float" office:value="8281.5" calcext:value-type="float">
            <text:p>8281,5</text:p>
          </table:table-cell>
          <table:table-cell table:formula="of:=[.C207]" office:value-type="float" office:value="6334" calcext:value-type="float">
            <text:p>6334,0</text:p>
          </table:table-cell>
          <table:table-cell table:formula="of:=[.D208]*2" office:value-type="float" office:value="12668" calcext:value-type="float">
            <text:p>12668,0</text:p>
          </table:table-cell>
          <table:table-cell table:formula="of:=[.D207]" office:value-type="float" office:value="2338" calcext:value-type="float">
            <text:p>2338,0</text:p>
          </table:table-cell>
          <table:table-cell table:number-columns-repeated="3"/>
        </table:table-row>
        <table:table-row table:style-name="ro1">
          <table:table-cell table:formula="of:=IF([.B209]&gt;=0;1;-1)*(2^[.$D$3])" office:value-type="float" office:value="4096" calcext:value-type="float">
            <text:p>4096</text:p>
          </table:table-cell>
          <table:table-cell table:formula="of:=[.$B$3]+[.E209]-[.F209]" office:value-type="float" office:value="12276.5" calcext:value-type="float">
            <text:p>12276,5</text:p>
          </table:table-cell>
          <table:table-cell table:formula="of:=[.B209]-[.A209]" office:value-type="float" office:value="8180.5" calcext:value-type="float">
            <text:p>8180,5</text:p>
          </table:table-cell>
          <table:table-cell table:formula="of:=[.C208]" office:value-type="float" office:value="8281.5" calcext:value-type="float">
            <text:p>8281,5</text:p>
          </table:table-cell>
          <table:table-cell table:formula="of:=[.D209]*2" office:value-type="float" office:value="16563" calcext:value-type="float">
            <text:p>16563,0</text:p>
          </table:table-cell>
          <table:table-cell table:formula="of:=[.D208]" office:value-type="float" office:value="6334" calcext:value-type="float">
            <text:p>6334,0</text:p>
          </table:table-cell>
          <table:table-cell table:number-columns-repeated="3"/>
        </table:table-row>
        <table:table-row table:style-name="ro1">
          <table:table-cell table:formula="of:=IF([.B210]&gt;=0;1;-1)*(2^[.$D$3])" office:value-type="float" office:value="4096" calcext:value-type="float">
            <text:p>4096</text:p>
          </table:table-cell>
          <table:table-cell table:formula="of:=[.$B$3]+[.E210]-[.F210]" office:value-type="float" office:value="10127" calcext:value-type="float">
            <text:p>10127,0</text:p>
          </table:table-cell>
          <table:table-cell table:formula="of:=[.B210]-[.A210]" office:value-type="float" office:value="6031" calcext:value-type="float">
            <text:p>6031,0</text:p>
          </table:table-cell>
          <table:table-cell table:formula="of:=[.C209]" office:value-type="float" office:value="8180.5" calcext:value-type="float">
            <text:p>8180,5</text:p>
          </table:table-cell>
          <table:table-cell table:formula="of:=[.D210]*2" office:value-type="float" office:value="16361" calcext:value-type="float">
            <text:p>16361,0</text:p>
          </table:table-cell>
          <table:table-cell table:formula="of:=[.D209]" office:value-type="float" office:value="8281.5" calcext:value-type="float">
            <text:p>8281,5</text:p>
          </table:table-cell>
          <table:table-cell table:number-columns-repeated="3"/>
        </table:table-row>
        <table:table-row table:style-name="ro1">
          <table:table-cell table:formula="of:=IF([.B211]&gt;=0;1;-1)*(2^[.$D$3])" office:value-type="float" office:value="4096" calcext:value-type="float">
            <text:p>4096</text:p>
          </table:table-cell>
          <table:table-cell table:formula="of:=[.$B$3]+[.E211]-[.F211]" office:value-type="float" office:value="5929" calcext:value-type="float">
            <text:p>5929,0</text:p>
          </table:table-cell>
          <table:table-cell table:formula="of:=[.B211]-[.A211]" office:value-type="float" office:value="1833" calcext:value-type="float">
            <text:p>1833,0</text:p>
          </table:table-cell>
          <table:table-cell table:formula="of:=[.C210]" office:value-type="float" office:value="6031" calcext:value-type="float">
            <text:p>6031,0</text:p>
          </table:table-cell>
          <table:table-cell table:formula="of:=[.D211]*2" office:value-type="float" office:value="12062" calcext:value-type="float">
            <text:p>12062,0</text:p>
          </table:table-cell>
          <table:table-cell table:formula="of:=[.D210]" office:value-type="float" office:value="8180.5" calcext:value-type="float">
            <text:p>8180,5</text:p>
          </table:table-cell>
          <table:table-cell table:number-columns-repeated="3"/>
        </table:table-row>
        <table:table-row table:style-name="ro1">
          <table:table-cell table:formula="of:=IF([.B212]&gt;=0;1;-1)*(2^[.$D$3])" office:value-type="float" office:value="-4096" calcext:value-type="float">
            <text:p>-4096</text:p>
          </table:table-cell>
          <table:table-cell table:formula="of:=[.$B$3]+[.E212]-[.F212]" office:value-type="float" office:value="-317.5" calcext:value-type="float">
            <text:p>-317,5</text:p>
          </table:table-cell>
          <table:table-cell table:formula="of:=[.B212]-[.A212]" office:value-type="float" office:value="3778.5" calcext:value-type="float">
            <text:p>3778,5</text:p>
          </table:table-cell>
          <table:table-cell table:formula="of:=[.C211]" office:value-type="float" office:value="1833" calcext:value-type="float">
            <text:p>1833,0</text:p>
          </table:table-cell>
          <table:table-cell table:formula="of:=[.D212]*2" office:value-type="float" office:value="3666" calcext:value-type="float">
            <text:p>3666,0</text:p>
          </table:table-cell>
          <table:table-cell table:formula="of:=[.D211]" office:value-type="float" office:value="6031" calcext:value-type="float">
            <text:p>6031,0</text:p>
          </table:table-cell>
          <table:table-cell table:number-columns-repeated="3"/>
        </table:table-row>
        <table:table-row table:style-name="ro1">
          <table:table-cell table:formula="of:=IF([.B213]&gt;=0;1;-1)*(2^[.$D$3])" office:value-type="float" office:value="4096" calcext:value-type="float">
            <text:p>4096</text:p>
          </table:table-cell>
          <table:table-cell table:formula="of:=[.$B$3]+[.E213]-[.F213]" office:value-type="float" office:value="7771.5" calcext:value-type="float">
            <text:p>7771,5</text:p>
          </table:table-cell>
          <table:table-cell table:formula="of:=[.B213]-[.A213]" office:value-type="float" office:value="3675.5" calcext:value-type="float">
            <text:p>3675,5</text:p>
          </table:table-cell>
          <table:table-cell table:formula="of:=[.C212]" office:value-type="float" office:value="3778.5" calcext:value-type="float">
            <text:p>3778,5</text:p>
          </table:table-cell>
          <table:table-cell table:formula="of:=[.D213]*2" office:value-type="float" office:value="7557" calcext:value-type="float">
            <text:p>7557,0</text:p>
          </table:table-cell>
          <table:table-cell table:formula="of:=[.D212]" office:value-type="float" office:value="1833" calcext:value-type="float">
            <text:p>1833,0</text:p>
          </table:table-cell>
          <table:table-cell table:number-columns-repeated="3"/>
        </table:table-row>
        <table:table-row table:style-name="ro1">
          <table:table-cell table:formula="of:=IF([.B214]&gt;=0;1;-1)*(2^[.$D$3])" office:value-type="float" office:value="4096" calcext:value-type="float">
            <text:p>4096</text:p>
          </table:table-cell>
          <table:table-cell table:formula="of:=[.$B$3]+[.E214]-[.F214]" office:value-type="float" office:value="5620" calcext:value-type="float">
            <text:p>5620,0</text:p>
          </table:table-cell>
          <table:table-cell table:formula="of:=[.B214]-[.A214]" office:value-type="float" office:value="1524" calcext:value-type="float">
            <text:p>1524,0</text:p>
          </table:table-cell>
          <table:table-cell table:formula="of:=[.C213]" office:value-type="float" office:value="3675.5" calcext:value-type="float">
            <text:p>3675,5</text:p>
          </table:table-cell>
          <table:table-cell table:formula="of:=[.D214]*2" office:value-type="float" office:value="7351" calcext:value-type="float">
            <text:p>7351,0</text:p>
          </table:table-cell>
          <table:table-cell table:formula="of:=[.D213]" office:value-type="float" office:value="3778.5" calcext:value-type="float">
            <text:p>3778,5</text:p>
          </table:table-cell>
          <table:table-cell table:number-columns-repeated="3"/>
        </table:table-row>
        <table:table-row table:style-name="ro1">
          <table:table-cell table:formula="of:=IF([.B215]&gt;=0;1;-1)*(2^[.$D$3])" office:value-type="float" office:value="4096" calcext:value-type="float">
            <text:p>4096</text:p>
          </table:table-cell>
          <table:table-cell table:formula="of:=[.$B$3]+[.E215]-[.F215]" office:value-type="float" office:value="1420" calcext:value-type="float">
            <text:p>1420,0</text:p>
          </table:table-cell>
          <table:table-cell table:formula="of:=[.B215]-[.A215]" office:value-type="float" office:value="-2676" calcext:value-type="float">
            <text:p>-2676,0</text:p>
          </table:table-cell>
          <table:table-cell table:formula="of:=[.C214]" office:value-type="float" office:value="1524" calcext:value-type="float">
            <text:p>1524,0</text:p>
          </table:table-cell>
          <table:table-cell table:formula="of:=[.D215]*2" office:value-type="float" office:value="3048" calcext:value-type="float">
            <text:p>3048,0</text:p>
          </table:table-cell>
          <table:table-cell table:formula="of:=[.D214]" office:value-type="float" office:value="3675.5" calcext:value-type="float">
            <text:p>3675,5</text:p>
          </table:table-cell>
          <table:table-cell table:number-columns-repeated="3"/>
        </table:table-row>
        <table:table-row table:style-name="ro1">
          <table:table-cell table:formula="of:=IF([.B216]&gt;=0;1;-1)*(2^[.$D$3])" office:value-type="float" office:value="-4096" calcext:value-type="float">
            <text:p>-4096</text:p>
          </table:table-cell>
          <table:table-cell table:formula="of:=[.$B$3]+[.E216]-[.F216]" office:value-type="float" office:value="-4828.5" calcext:value-type="float">
            <text:p>-4828,5</text:p>
          </table:table-cell>
          <table:table-cell table:formula="of:=[.B216]-[.A216]" office:value-type="float" office:value="-732.5" calcext:value-type="float">
            <text:p>-732,5</text:p>
          </table:table-cell>
          <table:table-cell table:formula="of:=[.C215]" office:value-type="float" office:value="-2676" calcext:value-type="float">
            <text:p>-2676,0</text:p>
          </table:table-cell>
          <table:table-cell table:formula="of:=[.D216]*2" office:value-type="float" office:value="-5352" calcext:value-type="float">
            <text:p>-5352,0</text:p>
          </table:table-cell>
          <table:table-cell table:formula="of:=[.D215]" office:value-type="float" office:value="1524" calcext:value-type="float">
            <text:p>1524,0</text:p>
          </table:table-cell>
          <table:table-cell table:number-columns-repeated="3"/>
        </table:table-row>
        <table:table-row table:style-name="ro1">
          <table:table-cell table:formula="of:=IF([.B217]&gt;=0;1;-1)*(2^[.$D$3])" office:value-type="float" office:value="4096" calcext:value-type="float">
            <text:p>4096</text:p>
          </table:table-cell>
          <table:table-cell table:formula="of:=[.$B$3]+[.E217]-[.F217]" office:value-type="float" office:value="3258.5" calcext:value-type="float">
            <text:p>3258,5</text:p>
          </table:table-cell>
          <table:table-cell table:formula="of:=[.B217]-[.A217]" office:value-type="float" office:value="-837.5" calcext:value-type="float">
            <text:p>-837,5</text:p>
          </table:table-cell>
          <table:table-cell table:formula="of:=[.C216]" office:value-type="float" office:value="-732.5" calcext:value-type="float">
            <text:p>-732,5</text:p>
          </table:table-cell>
          <table:table-cell table:formula="of:=[.D217]*2" office:value-type="float" office:value="-1465" calcext:value-type="float">
            <text:p>-1465,0</text:p>
          </table:table-cell>
          <table:table-cell table:formula="of:=[.D216]" office:value-type="float" office:value="-2676" calcext:value-type="float">
            <text:p>-2676,0</text:p>
          </table:table-cell>
          <table:table-cell table:number-columns-repeated="3"/>
        </table:table-row>
        <table:table-row table:style-name="ro1">
          <table:table-cell table:formula="of:=IF([.B218]&gt;=0;1;-1)*(2^[.$D$3])" office:value-type="float" office:value="4096" calcext:value-type="float">
            <text:p>4096</text:p>
          </table:table-cell>
          <table:table-cell table:formula="of:=[.$B$3]+[.E218]-[.F218]" office:value-type="float" office:value="1105" calcext:value-type="float">
            <text:p>1105,0</text:p>
          </table:table-cell>
          <table:table-cell table:formula="of:=[.B218]-[.A218]" office:value-type="float" office:value="-2991" calcext:value-type="float">
            <text:p>-2991,0</text:p>
          </table:table-cell>
          <table:table-cell table:formula="of:=[.C217]" office:value-type="float" office:value="-837.5" calcext:value-type="float">
            <text:p>-837,5</text:p>
          </table:table-cell>
          <table:table-cell table:formula="of:=[.D218]*2" office:value-type="float" office:value="-1675" calcext:value-type="float">
            <text:p>-1675,0</text:p>
          </table:table-cell>
          <table:table-cell table:formula="of:=[.D217]" office:value-type="float" office:value="-732.5" calcext:value-type="float">
            <text:p>-732,5</text:p>
          </table:table-cell>
          <table:table-cell table:number-columns-repeated="3"/>
        </table:table-row>
        <table:table-row table:style-name="ro1">
          <table:table-cell table:formula="of:=IF([.B219]&gt;=0;1;-1)*(2^[.$D$3])" office:value-type="float" office:value="-4096" calcext:value-type="float">
            <text:p>-4096</text:p>
          </table:table-cell>
          <table:table-cell table:formula="of:=[.$B$3]+[.E219]-[.F219]" office:value-type="float" office:value="-3097" calcext:value-type="float">
            <text:p>-3097,0</text:p>
          </table:table-cell>
          <table:table-cell table:formula="of:=[.B219]-[.A219]" office:value-type="float" office:value="999" calcext:value-type="float">
            <text:p>999,0</text:p>
          </table:table-cell>
          <table:table-cell table:formula="of:=[.C218]" office:value-type="float" office:value="-2991" calcext:value-type="float">
            <text:p>-2991,0</text:p>
          </table:table-cell>
          <table:table-cell table:formula="of:=[.D219]*2" office:value-type="float" office:value="-5982" calcext:value-type="float">
            <text:p>-5982,0</text:p>
          </table:table-cell>
          <table:table-cell table:formula="of:=[.D218]" office:value-type="float" office:value="-837.5" calcext:value-type="float">
            <text:p>-837,5</text:p>
          </table:table-cell>
          <table:table-cell table:number-columns-repeated="3"/>
        </table:table-row>
        <table:table-row table:style-name="ro1">
          <table:table-cell table:formula="of:=IF([.B220]&gt;=0;1;-1)*(2^[.$D$3])" office:value-type="float" office:value="4096" calcext:value-type="float">
            <text:p>4096</text:p>
          </table:table-cell>
          <table:table-cell table:formula="of:=[.$B$3]+[.E220]-[.F220]" office:value-type="float" office:value="7036.5" calcext:value-type="float">
            <text:p>7036,5</text:p>
          </table:table-cell>
          <table:table-cell table:formula="of:=[.B220]-[.A220]" office:value-type="float" office:value="2940.5" calcext:value-type="float">
            <text:p>2940,5</text:p>
          </table:table-cell>
          <table:table-cell table:formula="of:=[.C219]" office:value-type="float" office:value="999" calcext:value-type="float">
            <text:p>999,0</text:p>
          </table:table-cell>
          <table:table-cell table:formula="of:=[.D220]*2" office:value-type="float" office:value="1998" calcext:value-type="float">
            <text:p>1998,0</text:p>
          </table:table-cell>
          <table:table-cell table:formula="of:=[.D219]" office:value-type="float" office:value="-2991" calcext:value-type="float">
            <text:p>-2991,0</text:p>
          </table:table-cell>
          <table:table-cell table:number-columns-repeated="3"/>
        </table:table-row>
        <table:table-row table:style-name="ro1">
          <table:table-cell table:formula="of:=IF([.B221]&gt;=0;1;-1)*(2^[.$D$3])" office:value-type="float" office:value="4096" calcext:value-type="float">
            <text:p>4096</text:p>
          </table:table-cell>
          <table:table-cell table:formula="of:=[.$B$3]+[.E221]-[.F221]" office:value-type="float" office:value="6929.5" calcext:value-type="float">
            <text:p>6929,5</text:p>
          </table:table-cell>
          <table:table-cell table:formula="of:=[.B221]-[.A221]" office:value-type="float" office:value="2833.5" calcext:value-type="float">
            <text:p>2833,5</text:p>
          </table:table-cell>
          <table:table-cell table:formula="of:=[.C220]" office:value-type="float" office:value="2940.5" calcext:value-type="float">
            <text:p>2940,5</text:p>
          </table:table-cell>
          <table:table-cell table:formula="of:=[.D221]*2" office:value-type="float" office:value="5881" calcext:value-type="float">
            <text:p>5881,0</text:p>
          </table:table-cell>
          <table:table-cell table:formula="of:=[.D220]" office:value-type="float" office:value="999" calcext:value-type="float">
            <text:p>999,0</text:p>
          </table:table-cell>
          <table:table-cell table:number-columns-repeated="3"/>
        </table:table-row>
        <table:table-row table:style-name="ro1">
          <table:table-cell table:formula="of:=IF([.B222]&gt;=0;1;-1)*(2^[.$D$3])" office:value-type="float" office:value="4096" calcext:value-type="float">
            <text:p>4096</text:p>
          </table:table-cell>
          <table:table-cell table:formula="of:=[.$B$3]+[.E222]-[.F222]" office:value-type="float" office:value="4774" calcext:value-type="float">
            <text:p>4774,0</text:p>
          </table:table-cell>
          <table:table-cell table:formula="of:=[.B222]-[.A222]" office:value-type="float" office:value="678" calcext:value-type="float">
            <text:p>678,0</text:p>
          </table:table-cell>
          <table:table-cell table:formula="of:=[.C221]" office:value-type="float" office:value="2833.5" calcext:value-type="float">
            <text:p>2833,5</text:p>
          </table:table-cell>
          <table:table-cell table:formula="of:=[.D222]*2" office:value-type="float" office:value="5667" calcext:value-type="float">
            <text:p>5667,0</text:p>
          </table:table-cell>
          <table:table-cell table:formula="of:=[.D221]" office:value-type="float" office:value="2940.5" calcext:value-type="float">
            <text:p>2940,5</text:p>
          </table:table-cell>
          <table:table-cell table:number-columns-repeated="3"/>
        </table:table-row>
        <table:table-row table:style-name="ro1">
          <table:table-cell table:formula="of:=IF([.B223]&gt;=0;1;-1)*(2^[.$D$3])" office:value-type="float" office:value="4096" calcext:value-type="float">
            <text:p>4096</text:p>
          </table:table-cell>
          <table:table-cell table:formula="of:=[.$B$3]+[.E223]-[.F223]" office:value-type="float" office:value="570" calcext:value-type="float">
            <text:p>570,0</text:p>
          </table:table-cell>
          <table:table-cell table:formula="of:=[.B223]-[.A223]" office:value-type="float" office:value="-3526" calcext:value-type="float">
            <text:p>-3526,0</text:p>
          </table:table-cell>
          <table:table-cell table:formula="of:=[.C222]" office:value-type="float" office:value="678" calcext:value-type="float">
            <text:p>678,0</text:p>
          </table:table-cell>
          <table:table-cell table:formula="of:=[.D223]*2" office:value-type="float" office:value="1356" calcext:value-type="float">
            <text:p>1356,0</text:p>
          </table:table-cell>
          <table:table-cell table:formula="of:=[.D222]" office:value-type="float" office:value="2833.5" calcext:value-type="float">
            <text:p>2833,5</text:p>
          </table:table-cell>
          <table:table-cell table:number-columns-repeated="3"/>
        </table:table-row>
        <table:table-row table:style-name="ro1">
          <table:table-cell table:formula="of:=IF([.B224]&gt;=0;1;-1)*(2^[.$D$3])" office:value-type="float" office:value="-4096" calcext:value-type="float">
            <text:p>-4096</text:p>
          </table:table-cell>
          <table:table-cell table:formula="of:=[.$B$3]+[.E224]-[.F224]" office:value-type="float" office:value="-5682.5" calcext:value-type="float">
            <text:p>-5682,5</text:p>
          </table:table-cell>
          <table:table-cell table:formula="of:=[.B224]-[.A224]" office:value-type="float" office:value="-1586.5" calcext:value-type="float">
            <text:p>-1586,5</text:p>
          </table:table-cell>
          <table:table-cell table:formula="of:=[.C223]" office:value-type="float" office:value="-3526" calcext:value-type="float">
            <text:p>-3526,0</text:p>
          </table:table-cell>
          <table:table-cell table:formula="of:=[.D224]*2" office:value-type="float" office:value="-7052" calcext:value-type="float">
            <text:p>-7052,0</text:p>
          </table:table-cell>
          <table:table-cell table:formula="of:=[.D223]" office:value-type="float" office:value="678" calcext:value-type="float">
            <text:p>678,0</text:p>
          </table:table-cell>
          <table:table-cell table:number-columns-repeated="3"/>
        </table:table-row>
        <table:table-row table:style-name="ro1">
          <table:table-cell table:formula="of:=IF([.B225]&gt;=0;1;-1)*(2^[.$D$3])" office:value-type="float" office:value="4096" calcext:value-type="float">
            <text:p>4096</text:p>
          </table:table-cell>
          <table:table-cell table:formula="of:=[.$B$3]+[.E225]-[.F225]" office:value-type="float" office:value="2400.5" calcext:value-type="float">
            <text:p>2400,5</text:p>
          </table:table-cell>
          <table:table-cell table:formula="of:=[.B225]-[.A225]" office:value-type="float" office:value="-1695.5" calcext:value-type="float">
            <text:p>-1695,5</text:p>
          </table:table-cell>
          <table:table-cell table:formula="of:=[.C224]" office:value-type="float" office:value="-1586.5" calcext:value-type="float">
            <text:p>-1586,5</text:p>
          </table:table-cell>
          <table:table-cell table:formula="of:=[.D225]*2" office:value-type="float" office:value="-3173" calcext:value-type="float">
            <text:p>-3173,0</text:p>
          </table:table-cell>
          <table:table-cell table:formula="of:=[.D224]" office:value-type="float" office:value="-3526" calcext:value-type="float">
            <text:p>-3526,0</text:p>
          </table:table-cell>
          <table:table-cell table:number-columns-repeated="3"/>
        </table:table-row>
        <table:table-row table:style-name="ro1">
          <table:table-cell table:formula="of:=IF([.B226]&gt;=0;1;-1)*(2^[.$D$3])" office:value-type="float" office:value="4096" calcext:value-type="float">
            <text:p>4096</text:p>
          </table:table-cell>
          <table:table-cell table:formula="of:=[.$B$3]+[.E226]-[.F226]" office:value-type="float" office:value="243" calcext:value-type="float">
            <text:p>243,0</text:p>
          </table:table-cell>
          <table:table-cell table:formula="of:=[.B226]-[.A226]" office:value-type="float" office:value="-3853" calcext:value-type="float">
            <text:p>-3853,0</text:p>
          </table:table-cell>
          <table:table-cell table:formula="of:=[.C225]" office:value-type="float" office:value="-1695.5" calcext:value-type="float">
            <text:p>-1695,5</text:p>
          </table:table-cell>
          <table:table-cell table:formula="of:=[.D226]*2" office:value-type="float" office:value="-3391" calcext:value-type="float">
            <text:p>-3391,0</text:p>
          </table:table-cell>
          <table:table-cell table:formula="of:=[.D225]" office:value-type="float" office:value="-1586.5" calcext:value-type="float">
            <text:p>-1586,5</text:p>
          </table:table-cell>
          <table:table-cell table:number-columns-repeated="3"/>
        </table:table-row>
        <table:table-row table:style-name="ro1">
          <table:table-cell table:formula="of:=IF([.B227]&gt;=0;1;-1)*(2^[.$D$3])" office:value-type="float" office:value="-4096" calcext:value-type="float">
            <text:p>-4096</text:p>
          </table:table-cell>
          <table:table-cell table:formula="of:=[.$B$3]+[.E227]-[.F227]" office:value-type="float" office:value="-3963" calcext:value-type="float">
            <text:p>-3963,0</text:p>
          </table:table-cell>
          <table:table-cell table:formula="of:=[.B227]-[.A227]" office:value-type="float" office:value="133" calcext:value-type="float">
            <text:p>133,0</text:p>
          </table:table-cell>
          <table:table-cell table:formula="of:=[.C226]" office:value-type="float" office:value="-3853" calcext:value-type="float">
            <text:p>-3853,0</text:p>
          </table:table-cell>
          <table:table-cell table:formula="of:=[.D227]*2" office:value-type="float" office:value="-7706" calcext:value-type="float">
            <text:p>-7706,0</text:p>
          </table:table-cell>
          <table:table-cell table:formula="of:=[.D226]" office:value-type="float" office:value="-1695.5" calcext:value-type="float">
            <text:p>-1695,5</text:p>
          </table:table-cell>
          <table:table-cell table:number-columns-repeated="3"/>
        </table:table-row>
        <table:table-row table:style-name="ro1">
          <table:table-cell table:formula="of:=IF([.B228]&gt;=0;1;-1)*(2^[.$D$3])" office:value-type="float" office:value="4096" calcext:value-type="float">
            <text:p>4096</text:p>
          </table:table-cell>
          <table:table-cell table:formula="of:=[.$B$3]+[.E228]-[.F228]" office:value-type="float" office:value="6166.5" calcext:value-type="float">
            <text:p>6166,5</text:p>
          </table:table-cell>
          <table:table-cell table:formula="of:=[.B228]-[.A228]" office:value-type="float" office:value="2070.5" calcext:value-type="float">
            <text:p>2070,5</text:p>
          </table:table-cell>
          <table:table-cell table:formula="of:=[.C227]" office:value-type="float" office:value="133" calcext:value-type="float">
            <text:p>133,0</text:p>
          </table:table-cell>
          <table:table-cell table:formula="of:=[.D228]*2" office:value-type="float" office:value="266" calcext:value-type="float">
            <text:p>266,0</text:p>
          </table:table-cell>
          <table:table-cell table:formula="of:=[.D227]" office:value-type="float" office:value="-3853" calcext:value-type="float">
            <text:p>-3853,0</text:p>
          </table:table-cell>
          <table:table-cell table:number-columns-repeated="3"/>
        </table:table-row>
        <table:table-row table:style-name="ro1">
          <table:table-cell table:formula="of:=IF([.B229]&gt;=0;1;-1)*(2^[.$D$3])" office:value-type="float" office:value="4096" calcext:value-type="float">
            <text:p>4096</text:p>
          </table:table-cell>
          <table:table-cell table:formula="of:=[.$B$3]+[.E229]-[.F229]" office:value-type="float" office:value="6055.5" calcext:value-type="float">
            <text:p>6055,5</text:p>
          </table:table-cell>
          <table:table-cell table:formula="of:=[.B229]-[.A229]" office:value-type="float" office:value="1959.5" calcext:value-type="float">
            <text:p>1959,5</text:p>
          </table:table-cell>
          <table:table-cell table:formula="of:=[.C228]" office:value-type="float" office:value="2070.5" calcext:value-type="float">
            <text:p>2070,5</text:p>
          </table:table-cell>
          <table:table-cell table:formula="of:=[.D229]*2" office:value-type="float" office:value="4141" calcext:value-type="float">
            <text:p>4141,0</text:p>
          </table:table-cell>
          <table:table-cell table:formula="of:=[.D228]" office:value-type="float" office:value="133" calcext:value-type="float">
            <text:p>133,0</text:p>
          </table:table-cell>
          <table:table-cell table:number-columns-repeated="3"/>
        </table:table-row>
        <table:table-row table:style-name="ro1">
          <table:table-cell table:formula="of:=IF([.B230]&gt;=0;1;-1)*(2^[.$D$3])" office:value-type="float" office:value="4096" calcext:value-type="float">
            <text:p>4096</text:p>
          </table:table-cell>
          <table:table-cell table:formula="of:=[.$B$3]+[.E230]-[.F230]" office:value-type="float" office:value="3896" calcext:value-type="float">
            <text:p>3896,0</text:p>
          </table:table-cell>
          <table:table-cell table:formula="of:=[.B230]-[.A230]" office:value-type="float" office:value="-200" calcext:value-type="float">
            <text:p>-200,0</text:p>
          </table:table-cell>
          <table:table-cell table:formula="of:=[.C229]" office:value-type="float" office:value="1959.5" calcext:value-type="float">
            <text:p>1959,5</text:p>
          </table:table-cell>
          <table:table-cell table:formula="of:=[.D230]*2" office:value-type="float" office:value="3919" calcext:value-type="float">
            <text:p>3919,0</text:p>
          </table:table-cell>
          <table:table-cell table:formula="of:=[.D229]" office:value-type="float" office:value="2070.5" calcext:value-type="float">
            <text:p>2070,5</text:p>
          </table:table-cell>
          <table:table-cell table:number-columns-repeated="3"/>
        </table:table-row>
        <table:table-row table:style-name="ro1">
          <table:table-cell table:formula="of:=IF([.B231]&gt;=0;1;-1)*(2^[.$D$3])" office:value-type="float" office:value="-4096" calcext:value-type="float">
            <text:p>-4096</text:p>
          </table:table-cell>
          <table:table-cell table:formula="of:=[.$B$3]+[.E231]-[.F231]" office:value-type="float" office:value="-312" calcext:value-type="float">
            <text:p>-312,0</text:p>
          </table:table-cell>
          <table:table-cell table:formula="of:=[.B231]-[.A231]" office:value-type="float" office:value="3784" calcext:value-type="float">
            <text:p>3784,0</text:p>
          </table:table-cell>
          <table:table-cell table:formula="of:=[.C230]" office:value-type="float" office:value="-200" calcext:value-type="float">
            <text:p>-200,0</text:p>
          </table:table-cell>
          <table:table-cell table:formula="of:=[.D231]*2" office:value-type="float" office:value="-400" calcext:value-type="float">
            <text:p>-400,0</text:p>
          </table:table-cell>
          <table:table-cell table:formula="of:=[.D230]" office:value-type="float" office:value="1959.5" calcext:value-type="float">
            <text:p>1959,5</text:p>
          </table:table-cell>
          <table:table-cell table:number-columns-repeated="3"/>
        </table:table-row>
        <table:table-row table:style-name="ro1">
          <table:table-cell table:formula="of:=IF([.B232]&gt;=0;1;-1)*(2^[.$D$3])" office:value-type="float" office:value="4096" calcext:value-type="float">
            <text:p>4096</text:p>
          </table:table-cell>
          <table:table-cell table:formula="of:=[.$B$3]+[.E232]-[.F232]" office:value-type="float" office:value="9815.5" calcext:value-type="float">
            <text:p>9815,5</text:p>
          </table:table-cell>
          <table:table-cell table:formula="of:=[.B232]-[.A232]" office:value-type="float" office:value="5719.5" calcext:value-type="float">
            <text:p>5719,5</text:p>
          </table:table-cell>
          <table:table-cell table:formula="of:=[.C231]" office:value-type="float" office:value="3784" calcext:value-type="float">
            <text:p>3784,0</text:p>
          </table:table-cell>
          <table:table-cell table:formula="of:=[.D232]*2" office:value-type="float" office:value="7568" calcext:value-type="float">
            <text:p>7568,0</text:p>
          </table:table-cell>
          <table:table-cell table:formula="of:=[.D231]" office:value-type="float" office:value="-200" calcext:value-type="float">
            <text:p>-200,0</text:p>
          </table:table-cell>
          <table:table-cell table:number-columns-repeated="3"/>
        </table:table-row>
        <table:table-row table:style-name="ro1">
          <table:table-cell table:formula="of:=IF([.B233]&gt;=0;1;-1)*(2^[.$D$3])" office:value-type="float" office:value="4096" calcext:value-type="float">
            <text:p>4096</text:p>
          </table:table-cell>
          <table:table-cell table:formula="of:=[.$B$3]+[.E233]-[.F233]" office:value-type="float" office:value="9702.5" calcext:value-type="float">
            <text:p>9702,5</text:p>
          </table:table-cell>
          <table:table-cell table:formula="of:=[.B233]-[.A233]" office:value-type="float" office:value="5606.5" calcext:value-type="float">
            <text:p>5606,5</text:p>
          </table:table-cell>
          <table:table-cell table:formula="of:=[.C232]" office:value-type="float" office:value="5719.5" calcext:value-type="float">
            <text:p>5719,5</text:p>
          </table:table-cell>
          <table:table-cell table:formula="of:=[.D233]*2" office:value-type="float" office:value="11439" calcext:value-type="float">
            <text:p>11439,0</text:p>
          </table:table-cell>
          <table:table-cell table:formula="of:=[.D232]" office:value-type="float" office:value="3784" calcext:value-type="float">
            <text:p>3784,0</text:p>
          </table:table-cell>
          <table:table-cell table:number-columns-repeated="3"/>
        </table:table-row>
        <table:table-row table:style-name="ro1">
          <table:table-cell table:formula="of:=IF([.B234]&gt;=0;1;-1)*(2^[.$D$3])" office:value-type="float" office:value="4096" calcext:value-type="float">
            <text:p>4096</text:p>
          </table:table-cell>
          <table:table-cell table:formula="of:=[.$B$3]+[.E234]-[.F234]" office:value-type="float" office:value="7541" calcext:value-type="float">
            <text:p>7541,0</text:p>
          </table:table-cell>
          <table:table-cell table:formula="of:=[.B234]-[.A234]" office:value-type="float" office:value="3445" calcext:value-type="float">
            <text:p>3445,0</text:p>
          </table:table-cell>
          <table:table-cell table:formula="of:=[.C233]" office:value-type="float" office:value="5606.5" calcext:value-type="float">
            <text:p>5606,5</text:p>
          </table:table-cell>
          <table:table-cell table:formula="of:=[.D234]*2" office:value-type="float" office:value="11213" calcext:value-type="float">
            <text:p>11213,0</text:p>
          </table:table-cell>
          <table:table-cell table:formula="of:=[.D233]" office:value-type="float" office:value="5719.5" calcext:value-type="float">
            <text:p>5719,5</text:p>
          </table:table-cell>
          <table:table-cell table:number-columns-repeated="3"/>
        </table:table-row>
        <table:table-row table:style-name="ro1">
          <table:table-cell table:formula="of:=IF([.B235]&gt;=0;1;-1)*(2^[.$D$3])" office:value-type="float" office:value="4096" calcext:value-type="float">
            <text:p>4096</text:p>
          </table:table-cell>
          <table:table-cell table:formula="of:=[.$B$3]+[.E235]-[.F235]" office:value-type="float" office:value="3331" calcext:value-type="float">
            <text:p>3331,0</text:p>
          </table:table-cell>
          <table:table-cell table:formula="of:=[.B235]-[.A235]" office:value-type="float" office:value="-765" calcext:value-type="float">
            <text:p>-765,0</text:p>
          </table:table-cell>
          <table:table-cell table:formula="of:=[.C234]" office:value-type="float" office:value="3445" calcext:value-type="float">
            <text:p>3445,0</text:p>
          </table:table-cell>
          <table:table-cell table:formula="of:=[.D235]*2" office:value-type="float" office:value="6890" calcext:value-type="float">
            <text:p>6890,0</text:p>
          </table:table-cell>
          <table:table-cell table:formula="of:=[.D234]" office:value-type="float" office:value="5606.5" calcext:value-type="float">
            <text:p>5606,5</text:p>
          </table:table-cell>
          <table:table-cell table:number-columns-repeated="3"/>
        </table:table-row>
        <table:table-row table:style-name="ro1">
          <table:table-cell table:formula="of:=IF([.B236]&gt;=0;1;-1)*(2^[.$D$3])" office:value-type="float" office:value="-4096" calcext:value-type="float">
            <text:p>-4096</text:p>
          </table:table-cell>
          <table:table-cell table:formula="of:=[.$B$3]+[.E236]-[.F236]" office:value-type="float" office:value="-2927.5" calcext:value-type="float">
            <text:p>-2927,5</text:p>
          </table:table-cell>
          <table:table-cell table:formula="of:=[.B236]-[.A236]" office:value-type="float" office:value="1168.5" calcext:value-type="float">
            <text:p>1168,5</text:p>
          </table:table-cell>
          <table:table-cell table:formula="of:=[.C235]" office:value-type="float" office:value="-765" calcext:value-type="float">
            <text:p>-765,0</text:p>
          </table:table-cell>
          <table:table-cell table:formula="of:=[.D236]*2" office:value-type="float" office:value="-1530" calcext:value-type="float">
            <text:p>-1530,0</text:p>
          </table:table-cell>
          <table:table-cell table:formula="of:=[.D235]" office:value-type="float" office:value="3445" calcext:value-type="float">
            <text:p>3445,0</text:p>
          </table:table-cell>
          <table:table-cell table:number-columns-repeated="3"/>
        </table:table-row>
        <table:table-row table:style-name="ro1">
          <table:table-cell table:formula="of:=IF([.B237]&gt;=0;1;-1)*(2^[.$D$3])" office:value-type="float" office:value="4096" calcext:value-type="float">
            <text:p>4096</text:p>
          </table:table-cell>
          <table:table-cell table:formula="of:=[.$B$3]+[.E237]-[.F237]" office:value-type="float" office:value="5149.5" calcext:value-type="float">
            <text:p>5149,5</text:p>
          </table:table-cell>
          <table:table-cell table:formula="of:=[.B237]-[.A237]" office:value-type="float" office:value="1053.5" calcext:value-type="float">
            <text:p>1053,5</text:p>
          </table:table-cell>
          <table:table-cell table:formula="of:=[.C236]" office:value-type="float" office:value="1168.5" calcext:value-type="float">
            <text:p>1168,5</text:p>
          </table:table-cell>
          <table:table-cell table:formula="of:=[.D237]*2" office:value-type="float" office:value="2337" calcext:value-type="float">
            <text:p>2337,0</text:p>
          </table:table-cell>
          <table:table-cell table:formula="of:=[.D236]" office:value-type="float" office:value="-765" calcext:value-type="float">
            <text:p>-765,0</text:p>
          </table:table-cell>
          <table:table-cell table:number-columns-repeated="3"/>
        </table:table-row>
        <table:table-row table:style-name="ro1">
          <table:table-cell table:formula="of:=IF([.B238]&gt;=0;1;-1)*(2^[.$D$3])" office:value-type="float" office:value="4096" calcext:value-type="float">
            <text:p>4096</text:p>
          </table:table-cell>
          <table:table-cell table:formula="of:=[.$B$3]+[.E238]-[.F238]" office:value-type="float" office:value="2986" calcext:value-type="float">
            <text:p>2986,0</text:p>
          </table:table-cell>
          <table:table-cell table:formula="of:=[.B238]-[.A238]" office:value-type="float" office:value="-1110" calcext:value-type="float">
            <text:p>-1110,0</text:p>
          </table:table-cell>
          <table:table-cell table:formula="of:=[.C237]" office:value-type="float" office:value="1053.5" calcext:value-type="float">
            <text:p>1053,5</text:p>
          </table:table-cell>
          <table:table-cell table:formula="of:=[.D238]*2" office:value-type="float" office:value="2107" calcext:value-type="float">
            <text:p>2107,0</text:p>
          </table:table-cell>
          <table:table-cell table:formula="of:=[.D237]" office:value-type="float" office:value="1168.5" calcext:value-type="float">
            <text:p>1168,5</text:p>
          </table:table-cell>
          <table:table-cell table:number-columns-repeated="3"/>
        </table:table-row>
        <table:table-row table:style-name="ro1">
          <table:table-cell table:formula="of:=IF([.B239]&gt;=0;1;-1)*(2^[.$D$3])" office:value-type="float" office:value="-4096" calcext:value-type="float">
            <text:p>-4096</text:p>
          </table:table-cell>
          <table:table-cell table:formula="of:=[.$B$3]+[.E239]-[.F239]" office:value-type="float" office:value="-1226" calcext:value-type="float">
            <text:p>-1226,0</text:p>
          </table:table-cell>
          <table:table-cell table:formula="of:=[.B239]-[.A239]" office:value-type="float" office:value="2870" calcext:value-type="float">
            <text:p>2870,0</text:p>
          </table:table-cell>
          <table:table-cell table:formula="of:=[.C238]" office:value-type="float" office:value="-1110" calcext:value-type="float">
            <text:p>-1110,0</text:p>
          </table:table-cell>
          <table:table-cell table:formula="of:=[.D239]*2" office:value-type="float" office:value="-2220" calcext:value-type="float">
            <text:p>-2220,0</text:p>
          </table:table-cell>
          <table:table-cell table:formula="of:=[.D238]" office:value-type="float" office:value="1053.5" calcext:value-type="float">
            <text:p>1053,5</text:p>
          </table:table-cell>
          <table:table-cell table:number-columns-repeated="3"/>
        </table:table-row>
        <table:table-row table:style-name="ro1">
          <table:table-cell table:formula="of:=IF([.B240]&gt;=0;1;-1)*(2^[.$D$3])" office:value-type="float" office:value="4096" calcext:value-type="float">
            <text:p>4096</text:p>
          </table:table-cell>
          <table:table-cell table:formula="of:=[.$B$3]+[.E240]-[.F240]" office:value-type="float" office:value="8897.5" calcext:value-type="float">
            <text:p>8897,5</text:p>
          </table:table-cell>
          <table:table-cell table:formula="of:=[.B240]-[.A240]" office:value-type="float" office:value="4801.5" calcext:value-type="float">
            <text:p>4801,5</text:p>
          </table:table-cell>
          <table:table-cell table:formula="of:=[.C239]" office:value-type="float" office:value="2870" calcext:value-type="float">
            <text:p>2870,0</text:p>
          </table:table-cell>
          <table:table-cell table:formula="of:=[.D240]*2" office:value-type="float" office:value="5740" calcext:value-type="float">
            <text:p>5740,0</text:p>
          </table:table-cell>
          <table:table-cell table:formula="of:=[.D239]" office:value-type="float" office:value="-1110" calcext:value-type="float">
            <text:p>-1110,0</text:p>
          </table:table-cell>
          <table:table-cell table:number-columns-repeated="3"/>
        </table:table-row>
        <table:table-row table:style-name="ro1">
          <table:table-cell table:formula="of:=IF([.B241]&gt;=0;1;-1)*(2^[.$D$3])" office:value-type="float" office:value="4096" calcext:value-type="float">
            <text:p>4096</text:p>
          </table:table-cell>
          <table:table-cell table:formula="of:=[.$B$3]+[.E241]-[.F241]" office:value-type="float" office:value="8780.5" calcext:value-type="float">
            <text:p>8780,5</text:p>
          </table:table-cell>
          <table:table-cell table:formula="of:=[.B241]-[.A241]" office:value-type="float" office:value="4684.5" calcext:value-type="float">
            <text:p>4684,5</text:p>
          </table:table-cell>
          <table:table-cell table:formula="of:=[.C240]" office:value-type="float" office:value="4801.5" calcext:value-type="float">
            <text:p>4801,5</text:p>
          </table:table-cell>
          <table:table-cell table:formula="of:=[.D241]*2" office:value-type="float" office:value="9603" calcext:value-type="float">
            <text:p>9603,0</text:p>
          </table:table-cell>
          <table:table-cell table:formula="of:=[.D240]" office:value-type="float" office:value="2870" calcext:value-type="float">
            <text:p>2870,0</text:p>
          </table:table-cell>
          <table:table-cell table:number-columns-repeated="3"/>
        </table:table-row>
        <table:table-row table:style-name="ro1">
          <table:table-cell table:formula="of:=IF([.B242]&gt;=0;1;-1)*(2^[.$D$3])" office:value-type="float" office:value="4096" calcext:value-type="float">
            <text:p>4096</text:p>
          </table:table-cell>
          <table:table-cell table:formula="of:=[.$B$3]+[.E242]-[.F242]" office:value-type="float" office:value="6615" calcext:value-type="float">
            <text:p>6615,0</text:p>
          </table:table-cell>
          <table:table-cell table:formula="of:=[.B242]-[.A242]" office:value-type="float" office:value="2519" calcext:value-type="float">
            <text:p>2519,0</text:p>
          </table:table-cell>
          <table:table-cell table:formula="of:=[.C241]" office:value-type="float" office:value="4684.5" calcext:value-type="float">
            <text:p>4684,5</text:p>
          </table:table-cell>
          <table:table-cell table:formula="of:=[.D242]*2" office:value-type="float" office:value="9369" calcext:value-type="float">
            <text:p>9369,0</text:p>
          </table:table-cell>
          <table:table-cell table:formula="of:=[.D241]" office:value-type="float" office:value="4801.5" calcext:value-type="float">
            <text:p>4801,5</text:p>
          </table:table-cell>
          <table:table-cell table:number-columns-repeated="3"/>
        </table:table-row>
        <table:table-row table:style-name="ro1">
          <table:table-cell table:formula="of:=IF([.B243]&gt;=0;1;-1)*(2^[.$D$3])" office:value-type="float" office:value="4096" calcext:value-type="float">
            <text:p>4096</text:p>
          </table:table-cell>
          <table:table-cell table:formula="of:=[.$B$3]+[.E243]-[.F243]" office:value-type="float" office:value="2401" calcext:value-type="float">
            <text:p>2401,0</text:p>
          </table:table-cell>
          <table:table-cell table:formula="of:=[.B243]-[.A243]" office:value-type="float" office:value="-1695" calcext:value-type="float">
            <text:p>-1695,0</text:p>
          </table:table-cell>
          <table:table-cell table:formula="of:=[.C242]" office:value-type="float" office:value="2519" calcext:value-type="float">
            <text:p>2519,0</text:p>
          </table:table-cell>
          <table:table-cell table:formula="of:=[.D243]*2" office:value-type="float" office:value="5038" calcext:value-type="float">
            <text:p>5038,0</text:p>
          </table:table-cell>
          <table:table-cell table:formula="of:=[.D242]" office:value-type="float" office:value="4684.5" calcext:value-type="float">
            <text:p>4684,5</text:p>
          </table:table-cell>
          <table:table-cell table:number-columns-repeated="3"/>
        </table:table-row>
        <table:table-row table:style-name="ro1">
          <table:table-cell table:formula="of:=IF([.B244]&gt;=0;1;-1)*(2^[.$D$3])" office:value-type="float" office:value="-4096" calcext:value-type="float">
            <text:p>-4096</text:p>
          </table:table-cell>
          <table:table-cell table:formula="of:=[.$B$3]+[.E244]-[.F244]" office:value-type="float" office:value="-3861.5" calcext:value-type="float">
            <text:p>-3861,5</text:p>
          </table:table-cell>
          <table:table-cell table:formula="of:=[.B244]-[.A244]" office:value-type="float" office:value="234.5" calcext:value-type="float">
            <text:p>234,5</text:p>
          </table:table-cell>
          <table:table-cell table:formula="of:=[.C243]" office:value-type="float" office:value="-1695" calcext:value-type="float">
            <text:p>-1695,0</text:p>
          </table:table-cell>
          <table:table-cell table:formula="of:=[.D244]*2" office:value-type="float" office:value="-3390" calcext:value-type="float">
            <text:p>-3390,0</text:p>
          </table:table-cell>
          <table:table-cell table:formula="of:=[.D243]" office:value-type="float" office:value="2519" calcext:value-type="float">
            <text:p>2519,0</text:p>
          </table:table-cell>
          <table:table-cell table:number-columns-repeated="3"/>
        </table:table-row>
        <table:table-row table:style-name="ro1">
          <table:table-cell table:formula="of:=IF([.B245]&gt;=0;1;-1)*(2^[.$D$3])" office:value-type="float" office:value="4096" calcext:value-type="float">
            <text:p>4096</text:p>
          </table:table-cell>
          <table:table-cell table:formula="of:=[.$B$3]+[.E245]-[.F245]" office:value-type="float" office:value="4211.5" calcext:value-type="float">
            <text:p>4211,5</text:p>
          </table:table-cell>
          <table:table-cell table:formula="of:=[.B245]-[.A245]" office:value-type="float" office:value="115.5" calcext:value-type="float">
            <text:p>115,5</text:p>
          </table:table-cell>
          <table:table-cell table:formula="of:=[.C244]" office:value-type="float" office:value="234.5" calcext:value-type="float">
            <text:p>234,5</text:p>
          </table:table-cell>
          <table:table-cell table:formula="of:=[.D245]*2" office:value-type="float" office:value="469" calcext:value-type="float">
            <text:p>469,0</text:p>
          </table:table-cell>
          <table:table-cell table:formula="of:=[.D244]" office:value-type="float" office:value="-1695" calcext:value-type="float">
            <text:p>-1695,0</text:p>
          </table:table-cell>
          <table:table-cell table:number-columns-repeated="3"/>
        </table:table-row>
        <table:table-row table:style-name="ro1">
          <table:table-cell table:formula="of:=IF([.B246]&gt;=0;1;-1)*(2^[.$D$3])" office:value-type="float" office:value="4096" calcext:value-type="float">
            <text:p>4096</text:p>
          </table:table-cell>
          <table:table-cell table:formula="of:=[.$B$3]+[.E246]-[.F246]" office:value-type="float" office:value="2044" calcext:value-type="float">
            <text:p>2044,0</text:p>
          </table:table-cell>
          <table:table-cell table:formula="of:=[.B246]-[.A246]" office:value-type="float" office:value="-2052" calcext:value-type="float">
            <text:p>-2052,0</text:p>
          </table:table-cell>
          <table:table-cell table:formula="of:=[.C245]" office:value-type="float" office:value="115.5" calcext:value-type="float">
            <text:p>115,5</text:p>
          </table:table-cell>
          <table:table-cell table:formula="of:=[.D246]*2" office:value-type="float" office:value="231" calcext:value-type="float">
            <text:p>231,0</text:p>
          </table:table-cell>
          <table:table-cell table:formula="of:=[.D245]" office:value-type="float" office:value="234.5" calcext:value-type="float">
            <text:p>234,5</text:p>
          </table:table-cell>
          <table:table-cell table:number-columns-repeated="3"/>
        </table:table-row>
        <table:table-row table:style-name="ro1">
          <table:table-cell table:formula="of:=IF([.B247]&gt;=0;1;-1)*(2^[.$D$3])" office:value-type="float" office:value="-4096" calcext:value-type="float">
            <text:p>-4096</text:p>
          </table:table-cell>
          <table:table-cell table:formula="of:=[.$B$3]+[.E247]-[.F247]" office:value-type="float" office:value="-2172" calcext:value-type="float">
            <text:p>-2172,0</text:p>
          </table:table-cell>
          <table:table-cell table:formula="of:=[.B247]-[.A247]" office:value-type="float" office:value="1924" calcext:value-type="float">
            <text:p>1924,0</text:p>
          </table:table-cell>
          <table:table-cell table:formula="of:=[.C246]" office:value-type="float" office:value="-2052" calcext:value-type="float">
            <text:p>-2052,0</text:p>
          </table:table-cell>
          <table:table-cell table:formula="of:=[.D247]*2" office:value-type="float" office:value="-4104" calcext:value-type="float">
            <text:p>-4104,0</text:p>
          </table:table-cell>
          <table:table-cell table:formula="of:=[.D246]" office:value-type="float" office:value="115.5" calcext:value-type="float">
            <text:p>115,5</text:p>
          </table:table-cell>
          <table:table-cell table:number-columns-repeated="3"/>
        </table:table-row>
        <table:table-row table:style-name="ro1">
          <table:table-cell table:formula="of:=IF([.B248]&gt;=0;1;-1)*(2^[.$D$3])" office:value-type="float" office:value="4096" calcext:value-type="float">
            <text:p>4096</text:p>
          </table:table-cell>
          <table:table-cell table:formula="of:=[.$B$3]+[.E248]-[.F248]" office:value-type="float" office:value="7947.5" calcext:value-type="float">
            <text:p>7947,5</text:p>
          </table:table-cell>
          <table:table-cell table:formula="of:=[.B248]-[.A248]" office:value-type="float" office:value="3851.5" calcext:value-type="float">
            <text:p>3851,5</text:p>
          </table:table-cell>
          <table:table-cell table:formula="of:=[.C247]" office:value-type="float" office:value="1924" calcext:value-type="float">
            <text:p>1924,0</text:p>
          </table:table-cell>
          <table:table-cell table:formula="of:=[.D248]*2" office:value-type="float" office:value="3848" calcext:value-type="float">
            <text:p>3848,0</text:p>
          </table:table-cell>
          <table:table-cell table:formula="of:=[.D247]" office:value-type="float" office:value="-2052" calcext:value-type="float">
            <text:p>-2052,0</text:p>
          </table:table-cell>
          <table:table-cell table:number-columns-repeated="3"/>
        </table:table-row>
        <table:table-row table:style-name="ro1">
          <table:table-cell table:formula="of:=IF([.B249]&gt;=0;1;-1)*(2^[.$D$3])" office:value-type="float" office:value="4096" calcext:value-type="float">
            <text:p>4096</text:p>
          </table:table-cell>
          <table:table-cell table:formula="of:=[.$B$3]+[.E249]-[.F249]" office:value-type="float" office:value="7826.5" calcext:value-type="float">
            <text:p>7826,5</text:p>
          </table:table-cell>
          <table:table-cell table:formula="of:=[.B249]-[.A249]" office:value-type="float" office:value="3730.5" calcext:value-type="float">
            <text:p>3730,5</text:p>
          </table:table-cell>
          <table:table-cell table:formula="of:=[.C248]" office:value-type="float" office:value="3851.5" calcext:value-type="float">
            <text:p>3851,5</text:p>
          </table:table-cell>
          <table:table-cell table:formula="of:=[.D249]*2" office:value-type="float" office:value="7703" calcext:value-type="float">
            <text:p>7703,0</text:p>
          </table:table-cell>
          <table:table-cell table:formula="of:=[.D248]" office:value-type="float" office:value="1924" calcext:value-type="float">
            <text:p>1924,0</text:p>
          </table:table-cell>
          <table:table-cell table:number-columns-repeated="3"/>
        </table:table-row>
        <table:table-row table:style-name="ro1">
          <table:table-cell table:formula="of:=IF([.B250]&gt;=0;1;-1)*(2^[.$D$3])" office:value-type="float" office:value="4096" calcext:value-type="float">
            <text:p>4096</text:p>
          </table:table-cell>
          <table:table-cell table:formula="of:=[.$B$3]+[.E250]-[.F250]" office:value-type="float" office:value="5657" calcext:value-type="float">
            <text:p>5657,0</text:p>
          </table:table-cell>
          <table:table-cell table:formula="of:=[.B250]-[.A250]" office:value-type="float" office:value="1561" calcext:value-type="float">
            <text:p>1561,0</text:p>
          </table:table-cell>
          <table:table-cell table:formula="of:=[.C249]" office:value-type="float" office:value="3730.5" calcext:value-type="float">
            <text:p>3730,5</text:p>
          </table:table-cell>
          <table:table-cell table:formula="of:=[.D250]*2" office:value-type="float" office:value="7461" calcext:value-type="float">
            <text:p>7461,0</text:p>
          </table:table-cell>
          <table:table-cell table:formula="of:=[.D249]" office:value-type="float" office:value="3851.5" calcext:value-type="float">
            <text:p>3851,5</text:p>
          </table:table-cell>
          <table:table-cell table:number-columns-repeated="3"/>
        </table:table-row>
        <table:table-row table:style-name="ro1">
          <table:table-cell table:formula="of:=IF([.B251]&gt;=0;1;-1)*(2^[.$D$3])" office:value-type="float" office:value="4096" calcext:value-type="float">
            <text:p>4096</text:p>
          </table:table-cell>
          <table:table-cell table:formula="of:=[.$B$3]+[.E251]-[.F251]" office:value-type="float" office:value="1439" calcext:value-type="float">
            <text:p>1439,0</text:p>
          </table:table-cell>
          <table:table-cell table:formula="of:=[.B251]-[.A251]" office:value-type="float" office:value="-2657" calcext:value-type="float">
            <text:p>-2657,0</text:p>
          </table:table-cell>
          <table:table-cell table:formula="of:=[.C250]" office:value-type="float" office:value="1561" calcext:value-type="float">
            <text:p>1561,0</text:p>
          </table:table-cell>
          <table:table-cell table:formula="of:=[.D251]*2" office:value-type="float" office:value="3122" calcext:value-type="float">
            <text:p>3122,0</text:p>
          </table:table-cell>
          <table:table-cell table:formula="of:=[.D250]" office:value-type="float" office:value="3730.5" calcext:value-type="float">
            <text:p>3730,5</text:p>
          </table:table-cell>
          <table:table-cell table:number-columns-repeated="3"/>
        </table:table-row>
        <table:table-row table:style-name="ro1">
          <table:table-cell table:formula="of:=IF([.B252]&gt;=0;1;-1)*(2^[.$D$3])" office:value-type="float" office:value="-4096" calcext:value-type="float">
            <text:p>-4096</text:p>
          </table:table-cell>
          <table:table-cell table:formula="of:=[.$B$3]+[.E252]-[.F252]" office:value-type="float" office:value="-4827.5" calcext:value-type="float">
            <text:p>-4827,5</text:p>
          </table:table-cell>
          <table:table-cell table:formula="of:=[.B252]-[.A252]" office:value-type="float" office:value="-731.5" calcext:value-type="float">
            <text:p>-731,5</text:p>
          </table:table-cell>
          <table:table-cell table:formula="of:=[.C251]" office:value-type="float" office:value="-2657" calcext:value-type="float">
            <text:p>-2657,0</text:p>
          </table:table-cell>
          <table:table-cell table:formula="of:=[.D252]*2" office:value-type="float" office:value="-5314" calcext:value-type="float">
            <text:p>-5314,0</text:p>
          </table:table-cell>
          <table:table-cell table:formula="of:=[.D251]" office:value-type="float" office:value="1561" calcext:value-type="float">
            <text:p>1561,0</text:p>
          </table:table-cell>
          <table:table-cell table:number-columns-repeated="3"/>
        </table:table-row>
        <table:table-row table:style-name="ro1">
          <table:table-cell table:formula="of:=IF([.B253]&gt;=0;1;-1)*(2^[.$D$3])" office:value-type="float" office:value="4096" calcext:value-type="float">
            <text:p>4096</text:p>
          </table:table-cell>
          <table:table-cell table:formula="of:=[.$B$3]+[.E253]-[.F253]" office:value-type="float" office:value="3241.5" calcext:value-type="float">
            <text:p>3241,5</text:p>
          </table:table-cell>
          <table:table-cell table:formula="of:=[.B253]-[.A253]" office:value-type="float" office:value="-854.5" calcext:value-type="float">
            <text:p>-854,5</text:p>
          </table:table-cell>
          <table:table-cell table:formula="of:=[.C252]" office:value-type="float" office:value="-731.5" calcext:value-type="float">
            <text:p>-731,5</text:p>
          </table:table-cell>
          <table:table-cell table:formula="of:=[.D253]*2" office:value-type="float" office:value="-1463" calcext:value-type="float">
            <text:p>-1463,0</text:p>
          </table:table-cell>
          <table:table-cell table:formula="of:=[.D252]" office:value-type="float" office:value="-2657" calcext:value-type="float">
            <text:p>-2657,0</text:p>
          </table:table-cell>
          <table:table-cell table:number-columns-repeated="3"/>
        </table:table-row>
        <table:table-row table:style-name="ro1">
          <table:table-cell table:formula="of:=IF([.B254]&gt;=0;1;-1)*(2^[.$D$3])" office:value-type="float" office:value="4096" calcext:value-type="float">
            <text:p>4096</text:p>
          </table:table-cell>
          <table:table-cell table:formula="of:=[.$B$3]+[.E254]-[.F254]" office:value-type="float" office:value="1070" calcext:value-type="float">
            <text:p>1070,0</text:p>
          </table:table-cell>
          <table:table-cell table:formula="of:=[.B254]-[.A254]" office:value-type="float" office:value="-3026" calcext:value-type="float">
            <text:p>-3026,0</text:p>
          </table:table-cell>
          <table:table-cell table:formula="of:=[.C253]" office:value-type="float" office:value="-854.5" calcext:value-type="float">
            <text:p>-854,5</text:p>
          </table:table-cell>
          <table:table-cell table:formula="of:=[.D254]*2" office:value-type="float" office:value="-1709" calcext:value-type="float">
            <text:p>-1709,0</text:p>
          </table:table-cell>
          <table:table-cell table:formula="of:=[.D253]" office:value-type="float" office:value="-731.5" calcext:value-type="float">
            <text:p>-731,5</text:p>
          </table:table-cell>
          <table:table-cell table:number-columns-repeated="3"/>
        </table:table-row>
        <table:table-row table:style-name="ro1">
          <table:table-cell table:formula="of:=IF([.B255]&gt;=0;1;-1)*(2^[.$D$3])" office:value-type="float" office:value="-4096" calcext:value-type="float">
            <text:p>-4096</text:p>
          </table:table-cell>
          <table:table-cell table:formula="of:=[.$B$3]+[.E255]-[.F255]" office:value-type="float" office:value="-3150" calcext:value-type="float">
            <text:p>-3150,0</text:p>
          </table:table-cell>
          <table:table-cell table:formula="of:=[.B255]-[.A255]" office:value-type="float" office:value="946" calcext:value-type="float">
            <text:p>946,0</text:p>
          </table:table-cell>
          <table:table-cell table:formula="of:=[.C254]" office:value-type="float" office:value="-3026" calcext:value-type="float">
            <text:p>-3026,0</text:p>
          </table:table-cell>
          <table:table-cell table:formula="of:=[.D255]*2" office:value-type="float" office:value="-6052" calcext:value-type="float">
            <text:p>-6052,0</text:p>
          </table:table-cell>
          <table:table-cell table:formula="of:=[.D254]" office:value-type="float" office:value="-854.5" calcext:value-type="float">
            <text:p>-854,5</text:p>
          </table:table-cell>
          <table:table-cell table:number-columns-repeated="3"/>
        </table:table-row>
        <table:table-row table:style-name="ro1">
          <table:table-cell table:formula="of:=IF([.B256]&gt;=0;1;-1)*(2^[.$D$3])" office:value-type="float" office:value="4096" calcext:value-type="float">
            <text:p>4096</text:p>
          </table:table-cell>
          <table:table-cell table:formula="of:=[.$B$3]+[.E256]-[.F256]" office:value-type="float" office:value="6965.5" calcext:value-type="float">
            <text:p>6965,5</text:p>
          </table:table-cell>
          <table:table-cell table:formula="of:=[.B256]-[.A256]" office:value-type="float" office:value="2869.5" calcext:value-type="float">
            <text:p>2869,5</text:p>
          </table:table-cell>
          <table:table-cell table:formula="of:=[.C255]" office:value-type="float" office:value="946" calcext:value-type="float">
            <text:p>946,0</text:p>
          </table:table-cell>
          <table:table-cell table:formula="of:=[.D256]*2" office:value-type="float" office:value="1892" calcext:value-type="float">
            <text:p>1892,0</text:p>
          </table:table-cell>
          <table:table-cell table:formula="of:=[.D255]" office:value-type="float" office:value="-3026" calcext:value-type="float">
            <text:p>-3026,0</text:p>
          </table:table-cell>
          <table:table-cell table:number-columns-repeated="3"/>
        </table:table-row>
        <table:table-row table:style-name="ro1">
          <table:table-cell table:formula="of:=IF([.B257]&gt;=0;1;-1)*(2^[.$D$3])" office:value-type="float" office:value="4096" calcext:value-type="float">
            <text:p>4096</text:p>
          </table:table-cell>
          <table:table-cell table:formula="of:=[.$B$3]+[.E257]-[.F257]" office:value-type="float" office:value="6840.5" calcext:value-type="float">
            <text:p>6840,5</text:p>
          </table:table-cell>
          <table:table-cell table:formula="of:=[.B257]-[.A257]" office:value-type="float" office:value="2744.5" calcext:value-type="float">
            <text:p>2744,5</text:p>
          </table:table-cell>
          <table:table-cell table:formula="of:=[.C256]" office:value-type="float" office:value="2869.5" calcext:value-type="float">
            <text:p>2869,5</text:p>
          </table:table-cell>
          <table:table-cell table:formula="of:=[.D257]*2" office:value-type="float" office:value="5739" calcext:value-type="float">
            <text:p>5739,0</text:p>
          </table:table-cell>
          <table:table-cell table:formula="of:=[.D256]" office:value-type="float" office:value="946" calcext:value-type="float">
            <text:p>946,0</text:p>
          </table:table-cell>
          <table:table-cell table:number-columns-repeated="3"/>
        </table:table-row>
        <table:table-row table:style-name="ro1">
          <table:table-cell table:formula="of:=IF([.B258]&gt;=0;1;-1)*(2^[.$D$3])" office:value-type="float" office:value="4096" calcext:value-type="float">
            <text:p>4096</text:p>
          </table:table-cell>
          <table:table-cell table:formula="of:=[.$B$3]+[.E258]-[.F258]" office:value-type="float" office:value="4667" calcext:value-type="float">
            <text:p>4667,0</text:p>
          </table:table-cell>
          <table:table-cell table:formula="of:=[.B258]-[.A258]" office:value-type="float" office:value="571" calcext:value-type="float">
            <text:p>571,0</text:p>
          </table:table-cell>
          <table:table-cell table:formula="of:=[.C257]" office:value-type="float" office:value="2744.5" calcext:value-type="float">
            <text:p>2744,5</text:p>
          </table:table-cell>
          <table:table-cell table:formula="of:=[.D258]*2" office:value-type="float" office:value="5489" calcext:value-type="float">
            <text:p>5489,0</text:p>
          </table:table-cell>
          <table:table-cell table:formula="of:=[.D257]" office:value-type="float" office:value="2869.5" calcext:value-type="float">
            <text:p>2869,5</text:p>
          </table:table-cell>
          <table:table-cell table:number-columns-repeated="3"/>
        </table:table-row>
        <table:table-row table:style-name="ro1">
          <table:table-cell table:formula="of:=IF([.B259]&gt;=0;1;-1)*(2^[.$D$3])" office:value-type="float" office:value="4096" calcext:value-type="float">
            <text:p>4096</text:p>
          </table:table-cell>
          <table:table-cell table:formula="of:=[.$B$3]+[.E259]-[.F259]" office:value-type="float" office:value="445" calcext:value-type="float">
            <text:p>445,0</text:p>
          </table:table-cell>
          <table:table-cell table:formula="of:=[.B259]-[.A259]" office:value-type="float" office:value="-3651" calcext:value-type="float">
            <text:p>-3651,0</text:p>
          </table:table-cell>
          <table:table-cell table:formula="of:=[.C258]" office:value-type="float" office:value="571" calcext:value-type="float">
            <text:p>571,0</text:p>
          </table:table-cell>
          <table:table-cell table:formula="of:=[.D259]*2" office:value-type="float" office:value="1142" calcext:value-type="float">
            <text:p>1142,0</text:p>
          </table:table-cell>
          <table:table-cell table:formula="of:=[.D258]" office:value-type="float" office:value="2744.5" calcext:value-type="float">
            <text:p>2744,5</text:p>
          </table:table-cell>
          <table:table-cell table:number-columns-repeated="3"/>
        </table:table-row>
        <table:table-row table:style-name="ro1">
          <table:table-cell table:formula="of:=IF([.B260]&gt;=0;1;-1)*(2^[.$D$3])" office:value-type="float" office:value="-4096" calcext:value-type="float">
            <text:p>-4096</text:p>
          </table:table-cell>
          <table:table-cell table:formula="of:=[.$B$3]+[.E260]-[.F260]" office:value-type="float" office:value="-5825.5" calcext:value-type="float">
            <text:p>-5825,5</text:p>
          </table:table-cell>
          <table:table-cell table:formula="of:=[.B260]-[.A260]" office:value-type="float" office:value="-1729.5" calcext:value-type="float">
            <text:p>-1729,5</text:p>
          </table:table-cell>
          <table:table-cell table:formula="of:=[.C259]" office:value-type="float" office:value="-3651" calcext:value-type="float">
            <text:p>-3651,0</text:p>
          </table:table-cell>
          <table:table-cell table:formula="of:=[.D260]*2" office:value-type="float" office:value="-7302" calcext:value-type="float">
            <text:p>-7302,0</text:p>
          </table:table-cell>
          <table:table-cell table:formula="of:=[.D259]" office:value-type="float" office:value="571" calcext:value-type="float">
            <text:p>571,0</text:p>
          </table:table-cell>
          <table:table-cell table:number-columns-repeated="3"/>
        </table:table-row>
        <table:table-row table:style-name="ro1">
          <table:table-cell table:formula="of:=IF([.B261]&gt;=0;1;-1)*(2^[.$D$3])" office:value-type="float" office:value="4096" calcext:value-type="float">
            <text:p>4096</text:p>
          </table:table-cell>
          <table:table-cell table:formula="of:=[.$B$3]+[.E261]-[.F261]" office:value-type="float" office:value="2239.5" calcext:value-type="float">
            <text:p>2239,5</text:p>
          </table:table-cell>
          <table:table-cell table:formula="of:=[.B261]-[.A261]" office:value-type="float" office:value="-1856.5" calcext:value-type="float">
            <text:p>-1856,5</text:p>
          </table:table-cell>
          <table:table-cell table:formula="of:=[.C260]" office:value-type="float" office:value="-1729.5" calcext:value-type="float">
            <text:p>-1729,5</text:p>
          </table:table-cell>
          <table:table-cell table:formula="of:=[.D261]*2" office:value-type="float" office:value="-3459" calcext:value-type="float">
            <text:p>-3459,0</text:p>
          </table:table-cell>
          <table:table-cell table:formula="of:=[.D260]" office:value-type="float" office:value="-3651" calcext:value-type="float">
            <text:p>-3651,0</text:p>
          </table:table-cell>
          <table:table-cell table:number-columns-repeated="3"/>
        </table:table-row>
        <table:table-row table:style-name="ro1">
          <table:table-cell table:formula="of:=IF([.B262]&gt;=0;1;-1)*(2^[.$D$3])" office:value-type="float" office:value="4096" calcext:value-type="float">
            <text:p>4096</text:p>
          </table:table-cell>
          <table:table-cell table:formula="of:=[.$B$3]+[.E262]-[.F262]" office:value-type="float" office:value="64" calcext:value-type="float">
            <text:p>64,0</text:p>
          </table:table-cell>
          <table:table-cell table:formula="of:=[.B262]-[.A262]" office:value-type="float" office:value="-4032" calcext:value-type="float">
            <text:p>-4032,0</text:p>
          </table:table-cell>
          <table:table-cell table:formula="of:=[.C261]" office:value-type="float" office:value="-1856.5" calcext:value-type="float">
            <text:p>-1856,5</text:p>
          </table:table-cell>
          <table:table-cell table:formula="of:=[.D262]*2" office:value-type="float" office:value="-3713" calcext:value-type="float">
            <text:p>-3713,0</text:p>
          </table:table-cell>
          <table:table-cell table:formula="of:=[.D261]" office:value-type="float" office:value="-1729.5" calcext:value-type="float">
            <text:p>-1729,5</text:p>
          </table:table-cell>
          <table:table-cell table:number-columns-repeated="3"/>
        </table:table-row>
        <table:table-row table:style-name="ro1">
          <table:table-cell table:formula="of:=IF([.B263]&gt;=0;1;-1)*(2^[.$D$3])" office:value-type="float" office:value="-4096" calcext:value-type="float">
            <text:p>-4096</text:p>
          </table:table-cell>
          <table:table-cell table:formula="of:=[.$B$3]+[.E263]-[.F263]" office:value-type="float" office:value="-4160" calcext:value-type="float">
            <text:p>-4160,0</text:p>
          </table:table-cell>
          <table:table-cell table:formula="of:=[.B263]-[.A263]" office:value-type="float" office:value="-64" calcext:value-type="float">
            <text:p>-64,0</text:p>
          </table:table-cell>
          <table:table-cell table:formula="of:=[.C262]" office:value-type="float" office:value="-4032" calcext:value-type="float">
            <text:p>-4032,0</text:p>
          </table:table-cell>
          <table:table-cell table:formula="of:=[.D263]*2" office:value-type="float" office:value="-8064" calcext:value-type="float">
            <text:p>-8064,0</text:p>
          </table:table-cell>
          <table:table-cell table:formula="of:=[.D262]" office:value-type="float" office:value="-1856.5" calcext:value-type="float">
            <text:p>-1856,5</text:p>
          </table:table-cell>
          <table:table-cell table:number-columns-repeated="3"/>
        </table:table-row>
        <table:table-row table:style-name="ro1">
          <table:table-cell table:formula="of:=IF([.B264]&gt;=0;1;-1)*(2^[.$D$3])" office:value-type="float" office:value="4096" calcext:value-type="float">
            <text:p>4096</text:p>
          </table:table-cell>
          <table:table-cell table:formula="of:=[.$B$3]+[.E264]-[.F264]" office:value-type="float" office:value="5951.5" calcext:value-type="float">
            <text:p>5951,5</text:p>
          </table:table-cell>
          <table:table-cell table:formula="of:=[.B264]-[.A264]" office:value-type="float" office:value="1855.5" calcext:value-type="float">
            <text:p>1855,5</text:p>
          </table:table-cell>
          <table:table-cell table:formula="of:=[.C263]" office:value-type="float" office:value="-64" calcext:value-type="float">
            <text:p>-64,0</text:p>
          </table:table-cell>
          <table:table-cell table:formula="of:=[.D264]*2" office:value-type="float" office:value="-128" calcext:value-type="float">
            <text:p>-128,0</text:p>
          </table:table-cell>
          <table:table-cell table:formula="of:=[.D263]" office:value-type="float" office:value="-4032" calcext:value-type="float">
            <text:p>-4032,0</text:p>
          </table:table-cell>
          <table:table-cell table:number-columns-repeated="3"/>
        </table:table-row>
        <table:table-row table:style-name="ro1">
          <table:table-cell table:formula="of:=IF([.B265]&gt;=0;1;-1)*(2^[.$D$3])" office:value-type="float" office:value="4096" calcext:value-type="float">
            <text:p>4096</text:p>
          </table:table-cell>
          <table:table-cell table:formula="of:=[.$B$3]+[.E265]-[.F265]" office:value-type="float" office:value="5822.5" calcext:value-type="float">
            <text:p>5822,5</text:p>
          </table:table-cell>
          <table:table-cell table:formula="of:=[.B265]-[.A265]" office:value-type="float" office:value="1726.5" calcext:value-type="float">
            <text:p>1726,5</text:p>
          </table:table-cell>
          <table:table-cell table:formula="of:=[.C264]" office:value-type="float" office:value="1855.5" calcext:value-type="float">
            <text:p>1855,5</text:p>
          </table:table-cell>
          <table:table-cell table:formula="of:=[.D265]*2" office:value-type="float" office:value="3711" calcext:value-type="float">
            <text:p>3711,0</text:p>
          </table:table-cell>
          <table:table-cell table:formula="of:=[.D264]" office:value-type="float" office:value="-64" calcext:value-type="float">
            <text:p>-64,0</text:p>
          </table:table-cell>
          <table:table-cell table:number-columns-repeated="3"/>
        </table:table-row>
        <table:table-row table:style-name="ro1">
          <table:table-cell table:formula="of:=IF([.B266]&gt;=0;1;-1)*(2^[.$D$3])" office:value-type="float" office:value="4096" calcext:value-type="float">
            <text:p>4096</text:p>
          </table:table-cell>
          <table:table-cell table:formula="of:=[.$B$3]+[.E266]-[.F266]" office:value-type="float" office:value="3645" calcext:value-type="float">
            <text:p>3645,0</text:p>
          </table:table-cell>
          <table:table-cell table:formula="of:=[.B266]-[.A266]" office:value-type="float" office:value="-451" calcext:value-type="float">
            <text:p>-451,0</text:p>
          </table:table-cell>
          <table:table-cell table:formula="of:=[.C265]" office:value-type="float" office:value="1726.5" calcext:value-type="float">
            <text:p>1726,5</text:p>
          </table:table-cell>
          <table:table-cell table:formula="of:=[.D266]*2" office:value-type="float" office:value="3453" calcext:value-type="float">
            <text:p>3453,0</text:p>
          </table:table-cell>
          <table:table-cell table:formula="of:=[.D265]" office:value-type="float" office:value="1855.5" calcext:value-type="float">
            <text:p>1855,5</text:p>
          </table:table-cell>
          <table:table-cell table:number-columns-repeated="3"/>
        </table:table-row>
        <table:table-row table:style-name="ro1">
          <table:table-cell table:formula="of:=IF([.B267]&gt;=0;1;-1)*(2^[.$D$3])" office:value-type="float" office:value="-4096" calcext:value-type="float">
            <text:p>-4096</text:p>
          </table:table-cell>
          <table:table-cell table:formula="of:=[.$B$3]+[.E267]-[.F267]" office:value-type="float" office:value="-581" calcext:value-type="float">
            <text:p>-581,0</text:p>
          </table:table-cell>
          <table:table-cell table:formula="of:=[.B267]-[.A267]" office:value-type="float" office:value="3515" calcext:value-type="float">
            <text:p>3515,0</text:p>
          </table:table-cell>
          <table:table-cell table:formula="of:=[.C266]" office:value-type="float" office:value="-451" calcext:value-type="float">
            <text:p>-451,0</text:p>
          </table:table-cell>
          <table:table-cell table:formula="of:=[.D267]*2" office:value-type="float" office:value="-902" calcext:value-type="float">
            <text:p>-902,0</text:p>
          </table:table-cell>
          <table:table-cell table:formula="of:=[.D266]" office:value-type="float" office:value="1726.5" calcext:value-type="float">
            <text:p>1726,5</text:p>
          </table:table-cell>
          <table:table-cell table:number-columns-repeated="3"/>
        </table:table-row>
        <table:table-row table:style-name="ro1">
          <table:table-cell table:formula="of:=IF([.B268]&gt;=0;1;-1)*(2^[.$D$3])" office:value-type="float" office:value="4096" calcext:value-type="float">
            <text:p>4096</text:p>
          </table:table-cell>
          <table:table-cell table:formula="of:=[.$B$3]+[.E268]-[.F268]" office:value-type="float" office:value="9528.5" calcext:value-type="float">
            <text:p>9528,5</text:p>
          </table:table-cell>
          <table:table-cell table:formula="of:=[.B268]-[.A268]" office:value-type="float" office:value="5432.5" calcext:value-type="float">
            <text:p>5432,5</text:p>
          </table:table-cell>
          <table:table-cell table:formula="of:=[.C267]" office:value-type="float" office:value="3515" calcext:value-type="float">
            <text:p>3515,0</text:p>
          </table:table-cell>
          <table:table-cell table:formula="of:=[.D268]*2" office:value-type="float" office:value="7030" calcext:value-type="float">
            <text:p>7030,0</text:p>
          </table:table-cell>
          <table:table-cell table:formula="of:=[.D267]" office:value-type="float" office:value="-451" calcext:value-type="float">
            <text:p>-451,0</text:p>
          </table:table-cell>
          <table:table-cell table:number-columns-repeated="3"/>
        </table:table-row>
        <table:table-row table:style-name="ro1">
          <table:table-cell table:formula="of:=IF([.B269]&gt;=0;1;-1)*(2^[.$D$3])" office:value-type="float" office:value="4096" calcext:value-type="float">
            <text:p>4096</text:p>
          </table:table-cell>
          <table:table-cell table:formula="of:=[.$B$3]+[.E269]-[.F269]" office:value-type="float" office:value="9397.5" calcext:value-type="float">
            <text:p>9397,5</text:p>
          </table:table-cell>
          <table:table-cell table:formula="of:=[.B269]-[.A269]" office:value-type="float" office:value="5301.5" calcext:value-type="float">
            <text:p>5301,5</text:p>
          </table:table-cell>
          <table:table-cell table:formula="of:=[.C268]" office:value-type="float" office:value="5432.5" calcext:value-type="float">
            <text:p>5432,5</text:p>
          </table:table-cell>
          <table:table-cell table:formula="of:=[.D269]*2" office:value-type="float" office:value="10865" calcext:value-type="float">
            <text:p>10865,0</text:p>
          </table:table-cell>
          <table:table-cell table:formula="of:=[.D268]" office:value-type="float" office:value="3515" calcext:value-type="float">
            <text:p>3515,0</text:p>
          </table:table-cell>
          <table:table-cell table:number-columns-repeated="3"/>
        </table:table-row>
        <table:table-row table:style-name="ro1">
          <table:table-cell table:formula="of:=IF([.B270]&gt;=0;1;-1)*(2^[.$D$3])" office:value-type="float" office:value="4096" calcext:value-type="float">
            <text:p>4096</text:p>
          </table:table-cell>
          <table:table-cell table:formula="of:=[.$B$3]+[.E270]-[.F270]" office:value-type="float" office:value="7218" calcext:value-type="float">
            <text:p>7218,0</text:p>
          </table:table-cell>
          <table:table-cell table:formula="of:=[.B270]-[.A270]" office:value-type="float" office:value="3122" calcext:value-type="float">
            <text:p>3122,0</text:p>
          </table:table-cell>
          <table:table-cell table:formula="of:=[.C269]" office:value-type="float" office:value="5301.5" calcext:value-type="float">
            <text:p>5301,5</text:p>
          </table:table-cell>
          <table:table-cell table:formula="of:=[.D270]*2" office:value-type="float" office:value="10603" calcext:value-type="float">
            <text:p>10603,0</text:p>
          </table:table-cell>
          <table:table-cell table:formula="of:=[.D269]" office:value-type="float" office:value="5432.5" calcext:value-type="float">
            <text:p>5432,5</text:p>
          </table:table-cell>
          <table:table-cell table:number-columns-repeated="3"/>
        </table:table-row>
        <table:table-row table:style-name="ro1">
          <table:table-cell table:formula="of:=IF([.B271]&gt;=0;1;-1)*(2^[.$D$3])" office:value-type="float" office:value="4096" calcext:value-type="float">
            <text:p>4096</text:p>
          </table:table-cell>
          <table:table-cell table:formula="of:=[.$B$3]+[.E271]-[.F271]" office:value-type="float" office:value="2990" calcext:value-type="float">
            <text:p>2990,0</text:p>
          </table:table-cell>
          <table:table-cell table:formula="of:=[.B271]-[.A271]" office:value-type="float" office:value="-1106" calcext:value-type="float">
            <text:p>-1106,0</text:p>
          </table:table-cell>
          <table:table-cell table:formula="of:=[.C270]" office:value-type="float" office:value="3122" calcext:value-type="float">
            <text:p>3122,0</text:p>
          </table:table-cell>
          <table:table-cell table:formula="of:=[.D271]*2" office:value-type="float" office:value="6244" calcext:value-type="float">
            <text:p>6244,0</text:p>
          </table:table-cell>
          <table:table-cell table:formula="of:=[.D270]" office:value-type="float" office:value="5301.5" calcext:value-type="float">
            <text:p>5301,5</text:p>
          </table:table-cell>
          <table:table-cell table:number-columns-repeated="3"/>
        </table:table-row>
        <table:table-row table:style-name="ro1">
          <table:table-cell table:formula="of:=IF([.B272]&gt;=0;1;-1)*(2^[.$D$3])" office:value-type="float" office:value="-4096" calcext:value-type="float">
            <text:p>-4096</text:p>
          </table:table-cell>
          <table:table-cell table:formula="of:=[.$B$3]+[.E272]-[.F272]" office:value-type="float" office:value="-3286.5" calcext:value-type="float">
            <text:p>-3286,5</text:p>
          </table:table-cell>
          <table:table-cell table:formula="of:=[.B272]-[.A272]" office:value-type="float" office:value="809.5" calcext:value-type="float">
            <text:p>809,5</text:p>
          </table:table-cell>
          <table:table-cell table:formula="of:=[.C271]" office:value-type="float" office:value="-1106" calcext:value-type="float">
            <text:p>-1106,0</text:p>
          </table:table-cell>
          <table:table-cell table:formula="of:=[.D272]*2" office:value-type="float" office:value="-2212" calcext:value-type="float">
            <text:p>-2212,0</text:p>
          </table:table-cell>
          <table:table-cell table:formula="of:=[.D271]" office:value-type="float" office:value="3122" calcext:value-type="float">
            <text:p>3122,0</text:p>
          </table:table-cell>
          <table:table-cell table:number-columns-repeated="3"/>
        </table:table-row>
        <table:table-row table:style-name="ro1">
          <table:table-cell table:formula="of:=IF([.B273]&gt;=0;1;-1)*(2^[.$D$3])" office:value-type="float" office:value="4096" calcext:value-type="float">
            <text:p>4096</text:p>
          </table:table-cell>
          <table:table-cell table:formula="of:=[.$B$3]+[.E273]-[.F273]" office:value-type="float" office:value="4772.5" calcext:value-type="float">
            <text:p>4772,5</text:p>
          </table:table-cell>
          <table:table-cell table:formula="of:=[.B273]-[.A273]" office:value-type="float" office:value="676.5" calcext:value-type="float">
            <text:p>676,5</text:p>
          </table:table-cell>
          <table:table-cell table:formula="of:=[.C272]" office:value-type="float" office:value="809.5" calcext:value-type="float">
            <text:p>809,5</text:p>
          </table:table-cell>
          <table:table-cell table:formula="of:=[.D273]*2" office:value-type="float" office:value="1619" calcext:value-type="float">
            <text:p>1619,0</text:p>
          </table:table-cell>
          <table:table-cell table:formula="of:=[.D272]" office:value-type="float" office:value="-1106" calcext:value-type="float">
            <text:p>-1106,0</text:p>
          </table:table-cell>
          <table:table-cell table:number-columns-repeated="3"/>
        </table:table-row>
        <table:table-row table:style-name="ro1">
          <table:table-cell table:formula="of:=IF([.B274]&gt;=0;1;-1)*(2^[.$D$3])" office:value-type="float" office:value="4096" calcext:value-type="float">
            <text:p>4096</text:p>
          </table:table-cell>
          <table:table-cell table:formula="of:=[.$B$3]+[.E274]-[.F274]" office:value-type="float" office:value="2591" calcext:value-type="float">
            <text:p>2591,0</text:p>
          </table:table-cell>
          <table:table-cell table:formula="of:=[.B274]-[.A274]" office:value-type="float" office:value="-1505" calcext:value-type="float">
            <text:p>-1505,0</text:p>
          </table:table-cell>
          <table:table-cell table:formula="of:=[.C273]" office:value-type="float" office:value="676.5" calcext:value-type="float">
            <text:p>676,5</text:p>
          </table:table-cell>
          <table:table-cell table:formula="of:=[.D274]*2" office:value-type="float" office:value="1353" calcext:value-type="float">
            <text:p>1353,0</text:p>
          </table:table-cell>
          <table:table-cell table:formula="of:=[.D273]" office:value-type="float" office:value="809.5" calcext:value-type="float">
            <text:p>809,5</text:p>
          </table:table-cell>
          <table:table-cell table:number-columns-repeated="3"/>
        </table:table-row>
        <table:table-row table:style-name="ro1">
          <table:table-cell table:formula="of:=IF([.B275]&gt;=0;1;-1)*(2^[.$D$3])" office:value-type="float" office:value="-4096" calcext:value-type="float">
            <text:p>-4096</text:p>
          </table:table-cell>
          <table:table-cell table:formula="of:=[.$B$3]+[.E275]-[.F275]" office:value-type="float" office:value="-1639" calcext:value-type="float">
            <text:p>-1639,0</text:p>
          </table:table-cell>
          <table:table-cell table:formula="of:=[.B275]-[.A275]" office:value-type="float" office:value="2457" calcext:value-type="float">
            <text:p>2457,0</text:p>
          </table:table-cell>
          <table:table-cell table:formula="of:=[.C274]" office:value-type="float" office:value="-1505" calcext:value-type="float">
            <text:p>-1505,0</text:p>
          </table:table-cell>
          <table:table-cell table:formula="of:=[.D275]*2" office:value-type="float" office:value="-3010" calcext:value-type="float">
            <text:p>-3010,0</text:p>
          </table:table-cell>
          <table:table-cell table:formula="of:=[.D274]" office:value-type="float" office:value="676.5" calcext:value-type="float">
            <text:p>676,5</text:p>
          </table:table-cell>
          <table:table-cell table:number-columns-repeated="3"/>
        </table:table-row>
        <table:table-row table:style-name="ro1">
          <table:table-cell table:formula="of:=IF([.B276]&gt;=0;1;-1)*(2^[.$D$3])" office:value-type="float" office:value="4096" calcext:value-type="float">
            <text:p>4096</text:p>
          </table:table-cell>
          <table:table-cell table:formula="of:=[.$B$3]+[.E276]-[.F276]" office:value-type="float" office:value="8466.5" calcext:value-type="float">
            <text:p>8466,5</text:p>
          </table:table-cell>
          <table:table-cell table:formula="of:=[.B276]-[.A276]" office:value-type="float" office:value="4370.5" calcext:value-type="float">
            <text:p>4370,5</text:p>
          </table:table-cell>
          <table:table-cell table:formula="of:=[.C275]" office:value-type="float" office:value="2457" calcext:value-type="float">
            <text:p>2457,0</text:p>
          </table:table-cell>
          <table:table-cell table:formula="of:=[.D276]*2" office:value-type="float" office:value="4914" calcext:value-type="float">
            <text:p>4914,0</text:p>
          </table:table-cell>
          <table:table-cell table:formula="of:=[.D275]" office:value-type="float" office:value="-1505" calcext:value-type="float">
            <text:p>-1505,0</text:p>
          </table:table-cell>
          <table:table-cell table:number-columns-repeated="3"/>
        </table:table-row>
        <table:table-row table:style-name="ro1">
          <table:table-cell table:formula="of:=IF([.B277]&gt;=0;1;-1)*(2^[.$D$3])" office:value-type="float" office:value="4096" calcext:value-type="float">
            <text:p>4096</text:p>
          </table:table-cell>
          <table:table-cell table:formula="of:=[.$B$3]+[.E277]-[.F277]" office:value-type="float" office:value="8331.5" calcext:value-type="float">
            <text:p>8331,5</text:p>
          </table:table-cell>
          <table:table-cell table:formula="of:=[.B277]-[.A277]" office:value-type="float" office:value="4235.5" calcext:value-type="float">
            <text:p>4235,5</text:p>
          </table:table-cell>
          <table:table-cell table:formula="of:=[.C276]" office:value-type="float" office:value="4370.5" calcext:value-type="float">
            <text:p>4370,5</text:p>
          </table:table-cell>
          <table:table-cell table:formula="of:=[.D277]*2" office:value-type="float" office:value="8741" calcext:value-type="float">
            <text:p>8741,0</text:p>
          </table:table-cell>
          <table:table-cell table:formula="of:=[.D276]" office:value-type="float" office:value="2457" calcext:value-type="float">
            <text:p>2457,0</text:p>
          </table:table-cell>
          <table:table-cell table:number-columns-repeated="3"/>
        </table:table-row>
        <table:table-row table:style-name="ro1">
          <table:table-cell table:formula="of:=IF([.B278]&gt;=0;1;-1)*(2^[.$D$3])" office:value-type="float" office:value="4096" calcext:value-type="float">
            <text:p>4096</text:p>
          </table:table-cell>
          <table:table-cell table:formula="of:=[.$B$3]+[.E278]-[.F278]" office:value-type="float" office:value="6148" calcext:value-type="float">
            <text:p>6148,0</text:p>
          </table:table-cell>
          <table:table-cell table:formula="of:=[.B278]-[.A278]" office:value-type="float" office:value="2052" calcext:value-type="float">
            <text:p>2052,0</text:p>
          </table:table-cell>
          <table:table-cell table:formula="of:=[.C277]" office:value-type="float" office:value="4235.5" calcext:value-type="float">
            <text:p>4235,5</text:p>
          </table:table-cell>
          <table:table-cell table:formula="of:=[.D278]*2" office:value-type="float" office:value="8471" calcext:value-type="float">
            <text:p>8471,0</text:p>
          </table:table-cell>
          <table:table-cell table:formula="of:=[.D277]" office:value-type="float" office:value="4370.5" calcext:value-type="float">
            <text:p>4370,5</text:p>
          </table:table-cell>
          <table:table-cell table:number-columns-repeated="3"/>
        </table:table-row>
        <table:table-row table:style-name="ro1">
          <table:table-cell table:formula="of:=IF([.B279]&gt;=0;1;-1)*(2^[.$D$3])" office:value-type="float" office:value="4096" calcext:value-type="float">
            <text:p>4096</text:p>
          </table:table-cell>
          <table:table-cell table:formula="of:=[.$B$3]+[.E279]-[.F279]" office:value-type="float" office:value="1916" calcext:value-type="float">
            <text:p>1916,0</text:p>
          </table:table-cell>
          <table:table-cell table:formula="of:=[.B279]-[.A279]" office:value-type="float" office:value="-2180" calcext:value-type="float">
            <text:p>-2180,0</text:p>
          </table:table-cell>
          <table:table-cell table:formula="of:=[.C278]" office:value-type="float" office:value="2052" calcext:value-type="float">
            <text:p>2052,0</text:p>
          </table:table-cell>
          <table:table-cell table:formula="of:=[.D279]*2" office:value-type="float" office:value="4104" calcext:value-type="float">
            <text:p>4104,0</text:p>
          </table:table-cell>
          <table:table-cell table:formula="of:=[.D278]" office:value-type="float" office:value="4235.5" calcext:value-type="float">
            <text:p>4235,5</text:p>
          </table:table-cell>
          <table:table-cell table:number-columns-repeated="3"/>
        </table:table-row>
        <table:table-row table:style-name="ro1">
          <table:table-cell table:formula="of:=IF([.B280]&gt;=0;1;-1)*(2^[.$D$3])" office:value-type="float" office:value="-4096" calcext:value-type="float">
            <text:p>-4096</text:p>
          </table:table-cell>
          <table:table-cell table:formula="of:=[.$B$3]+[.E280]-[.F280]" office:value-type="float" office:value="-4364.5" calcext:value-type="float">
            <text:p>-4364,5</text:p>
          </table:table-cell>
          <table:table-cell table:formula="of:=[.B280]-[.A280]" office:value-type="float" office:value="-268.5" calcext:value-type="float">
            <text:p>-268,5</text:p>
          </table:table-cell>
          <table:table-cell table:formula="of:=[.C279]" office:value-type="float" office:value="-2180" calcext:value-type="float">
            <text:p>-2180,0</text:p>
          </table:table-cell>
          <table:table-cell table:formula="of:=[.D280]*2" office:value-type="float" office:value="-4360" calcext:value-type="float">
            <text:p>-4360,0</text:p>
          </table:table-cell>
          <table:table-cell table:formula="of:=[.D279]" office:value-type="float" office:value="2052" calcext:value-type="float">
            <text:p>2052,0</text:p>
          </table:table-cell>
          <table:table-cell table:number-columns-repeated="3"/>
        </table:table-row>
        <table:table-row table:style-name="ro1">
          <table:table-cell table:formula="of:=IF([.B281]&gt;=0;1;-1)*(2^[.$D$3])" office:value-type="float" office:value="4096" calcext:value-type="float">
            <text:p>4096</text:p>
          </table:table-cell>
          <table:table-cell table:formula="of:=[.$B$3]+[.E281]-[.F281]" office:value-type="float" office:value="3690.5" calcext:value-type="float">
            <text:p>3690,5</text:p>
          </table:table-cell>
          <table:table-cell table:formula="of:=[.B281]-[.A281]" office:value-type="float" office:value="-405.5" calcext:value-type="float">
            <text:p>-405,5</text:p>
          </table:table-cell>
          <table:table-cell table:formula="of:=[.C280]" office:value-type="float" office:value="-268.5" calcext:value-type="float">
            <text:p>-268,5</text:p>
          </table:table-cell>
          <table:table-cell table:formula="of:=[.D281]*2" office:value-type="float" office:value="-537" calcext:value-type="float">
            <text:p>-537,0</text:p>
          </table:table-cell>
          <table:table-cell table:formula="of:=[.D280]" office:value-type="float" office:value="-2180" calcext:value-type="float">
            <text:p>-2180,0</text:p>
          </table:table-cell>
          <table:table-cell table:number-columns-repeated="3"/>
        </table:table-row>
        <table:table-row table:style-name="ro1">
          <table:table-cell table:formula="of:=IF([.B282]&gt;=0;1;-1)*(2^[.$D$3])" office:value-type="float" office:value="4096" calcext:value-type="float">
            <text:p>4096</text:p>
          </table:table-cell>
          <table:table-cell table:formula="of:=[.$B$3]+[.E282]-[.F282]" office:value-type="float" office:value="1505" calcext:value-type="float">
            <text:p>1505,0</text:p>
          </table:table-cell>
          <table:table-cell table:formula="of:=[.B282]-[.A282]" office:value-type="float" office:value="-2591" calcext:value-type="float">
            <text:p>-2591,0</text:p>
          </table:table-cell>
          <table:table-cell table:formula="of:=[.C281]" office:value-type="float" office:value="-405.5" calcext:value-type="float">
            <text:p>-405,5</text:p>
          </table:table-cell>
          <table:table-cell table:formula="of:=[.D282]*2" office:value-type="float" office:value="-811" calcext:value-type="float">
            <text:p>-811,0</text:p>
          </table:table-cell>
          <table:table-cell table:formula="of:=[.D281]" office:value-type="float" office:value="-268.5" calcext:value-type="float">
            <text:p>-268,5</text:p>
          </table:table-cell>
          <table:table-cell table:number-columns-repeated="3"/>
        </table:table-row>
        <table:table-row table:style-name="ro1">
          <table:table-cell table:formula="of:=IF([.B283]&gt;=0;1;-1)*(2^[.$D$3])" office:value-type="float" office:value="-4096" calcext:value-type="float">
            <text:p>-4096</text:p>
          </table:table-cell>
          <table:table-cell table:formula="of:=[.$B$3]+[.E283]-[.F283]" office:value-type="float" office:value="-2729" calcext:value-type="float">
            <text:p>-2729,0</text:p>
          </table:table-cell>
          <table:table-cell table:formula="of:=[.B283]-[.A283]" office:value-type="float" office:value="1367" calcext:value-type="float">
            <text:p>1367,0</text:p>
          </table:table-cell>
          <table:table-cell table:formula="of:=[.C282]" office:value-type="float" office:value="-2591" calcext:value-type="float">
            <text:p>-2591,0</text:p>
          </table:table-cell>
          <table:table-cell table:formula="of:=[.D283]*2" office:value-type="float" office:value="-5182" calcext:value-type="float">
            <text:p>-5182,0</text:p>
          </table:table-cell>
          <table:table-cell table:formula="of:=[.D282]" office:value-type="float" office:value="-405.5" calcext:value-type="float">
            <text:p>-405,5</text:p>
          </table:table-cell>
          <table:table-cell table:number-columns-repeated="3"/>
        </table:table-row>
        <table:table-row table:style-name="ro1">
          <table:table-cell table:formula="of:=IF([.B284]&gt;=0;1;-1)*(2^[.$D$3])" office:value-type="float" office:value="4096" calcext:value-type="float">
            <text:p>4096</text:p>
          </table:table-cell>
          <table:table-cell table:formula="of:=[.$B$3]+[.E284]-[.F284]" office:value-type="float" office:value="7372.5" calcext:value-type="float">
            <text:p>7372,5</text:p>
          </table:table-cell>
          <table:table-cell table:formula="of:=[.B284]-[.A284]" office:value-type="float" office:value="3276.5" calcext:value-type="float">
            <text:p>3276,5</text:p>
          </table:table-cell>
          <table:table-cell table:formula="of:=[.C283]" office:value-type="float" office:value="1367" calcext:value-type="float">
            <text:p>1367,0</text:p>
          </table:table-cell>
          <table:table-cell table:formula="of:=[.D284]*2" office:value-type="float" office:value="2734" calcext:value-type="float">
            <text:p>2734,0</text:p>
          </table:table-cell>
          <table:table-cell table:formula="of:=[.D283]" office:value-type="float" office:value="-2591" calcext:value-type="float">
            <text:p>-2591,0</text:p>
          </table:table-cell>
          <table:table-cell table:number-columns-repeated="3"/>
        </table:table-row>
        <table:table-row table:style-name="ro1">
          <table:table-cell table:formula="of:=IF([.B285]&gt;=0;1;-1)*(2^[.$D$3])" office:value-type="float" office:value="4096" calcext:value-type="float">
            <text:p>4096</text:p>
          </table:table-cell>
          <table:table-cell table:formula="of:=[.$B$3]+[.E285]-[.F285]" office:value-type="float" office:value="7233.5" calcext:value-type="float">
            <text:p>7233,5</text:p>
          </table:table-cell>
          <table:table-cell table:formula="of:=[.B285]-[.A285]" office:value-type="float" office:value="3137.5" calcext:value-type="float">
            <text:p>3137,5</text:p>
          </table:table-cell>
          <table:table-cell table:formula="of:=[.C284]" office:value-type="float" office:value="3276.5" calcext:value-type="float">
            <text:p>3276,5</text:p>
          </table:table-cell>
          <table:table-cell table:formula="of:=[.D285]*2" office:value-type="float" office:value="6553" calcext:value-type="float">
            <text:p>6553,0</text:p>
          </table:table-cell>
          <table:table-cell table:formula="of:=[.D284]" office:value-type="float" office:value="1367" calcext:value-type="float">
            <text:p>1367,0</text:p>
          </table:table-cell>
          <table:table-cell table:number-columns-repeated="3"/>
        </table:table-row>
        <table:table-row table:style-name="ro1">
          <table:table-cell table:formula="of:=IF([.B286]&gt;=0;1;-1)*(2^[.$D$3])" office:value-type="float" office:value="4096" calcext:value-type="float">
            <text:p>4096</text:p>
          </table:table-cell>
          <table:table-cell table:formula="of:=[.$B$3]+[.E286]-[.F286]" office:value-type="float" office:value="5046" calcext:value-type="float">
            <text:p>5046,0</text:p>
          </table:table-cell>
          <table:table-cell table:formula="of:=[.B286]-[.A286]" office:value-type="float" office:value="950" calcext:value-type="float">
            <text:p>950,0</text:p>
          </table:table-cell>
          <table:table-cell table:formula="of:=[.C285]" office:value-type="float" office:value="3137.5" calcext:value-type="float">
            <text:p>3137,5</text:p>
          </table:table-cell>
          <table:table-cell table:formula="of:=[.D286]*2" office:value-type="float" office:value="6275" calcext:value-type="float">
            <text:p>6275,0</text:p>
          </table:table-cell>
          <table:table-cell table:formula="of:=[.D285]" office:value-type="float" office:value="3276.5" calcext:value-type="float">
            <text:p>3276,5</text:p>
          </table:table-cell>
          <table:table-cell table:number-columns-repeated="3"/>
        </table:table-row>
        <table:table-row table:style-name="ro1">
          <table:table-cell table:formula="of:=IF([.B287]&gt;=0;1;-1)*(2^[.$D$3])" office:value-type="float" office:value="4096" calcext:value-type="float">
            <text:p>4096</text:p>
          </table:table-cell>
          <table:table-cell table:formula="of:=[.$B$3]+[.E287]-[.F287]" office:value-type="float" office:value="810" calcext:value-type="float">
            <text:p>810,0</text:p>
          </table:table-cell>
          <table:table-cell table:formula="of:=[.B287]-[.A287]" office:value-type="float" office:value="-3286" calcext:value-type="float">
            <text:p>-3286,0</text:p>
          </table:table-cell>
          <table:table-cell table:formula="of:=[.C286]" office:value-type="float" office:value="950" calcext:value-type="float">
            <text:p>950,0</text:p>
          </table:table-cell>
          <table:table-cell table:formula="of:=[.D287]*2" office:value-type="float" office:value="1900" calcext:value-type="float">
            <text:p>1900,0</text:p>
          </table:table-cell>
          <table:table-cell table:formula="of:=[.D286]" office:value-type="float" office:value="3137.5" calcext:value-type="float">
            <text:p>3137,5</text:p>
          </table:table-cell>
          <table:table-cell table:number-columns-repeated="3"/>
        </table:table-row>
        <table:table-row table:style-name="ro1">
          <table:table-cell table:formula="of:=IF([.B288]&gt;=0;1;-1)*(2^[.$D$3])" office:value-type="float" office:value="-4096" calcext:value-type="float">
            <text:p>-4096</text:p>
          </table:table-cell>
          <table:table-cell table:formula="of:=[.$B$3]+[.E288]-[.F288]" office:value-type="float" office:value="-5474.5" calcext:value-type="float">
            <text:p>-5474,5</text:p>
          </table:table-cell>
          <table:table-cell table:formula="of:=[.B288]-[.A288]" office:value-type="float" office:value="-1378.5" calcext:value-type="float">
            <text:p>-1378,5</text:p>
          </table:table-cell>
          <table:table-cell table:formula="of:=[.C287]" office:value-type="float" office:value="-3286" calcext:value-type="float">
            <text:p>-3286,0</text:p>
          </table:table-cell>
          <table:table-cell table:formula="of:=[.D288]*2" office:value-type="float" office:value="-6572" calcext:value-type="float">
            <text:p>-6572,0</text:p>
          </table:table-cell>
          <table:table-cell table:formula="of:=[.D287]" office:value-type="float" office:value="950" calcext:value-type="float">
            <text:p>950,0</text:p>
          </table:table-cell>
          <table:table-cell table:number-columns-repeated="3"/>
        </table:table-row>
        <table:table-row table:style-name="ro1">
          <table:table-cell table:formula="of:=IF([.B289]&gt;=0;1;-1)*(2^[.$D$3])" office:value-type="float" office:value="4096" calcext:value-type="float">
            <text:p>4096</text:p>
          </table:table-cell>
          <table:table-cell table:formula="of:=[.$B$3]+[.E289]-[.F289]" office:value-type="float" office:value="2576.5" calcext:value-type="float">
            <text:p>2576,5</text:p>
          </table:table-cell>
          <table:table-cell table:formula="of:=[.B289]-[.A289]" office:value-type="float" office:value="-1519.5" calcext:value-type="float">
            <text:p>-1519,5</text:p>
          </table:table-cell>
          <table:table-cell table:formula="of:=[.C288]" office:value-type="float" office:value="-1378.5" calcext:value-type="float">
            <text:p>-1378,5</text:p>
          </table:table-cell>
          <table:table-cell table:formula="of:=[.D289]*2" office:value-type="float" office:value="-2757" calcext:value-type="float">
            <text:p>-2757,0</text:p>
          </table:table-cell>
          <table:table-cell table:formula="of:=[.D288]" office:value-type="float" office:value="-3286" calcext:value-type="float">
            <text:p>-3286,0</text:p>
          </table:table-cell>
          <table:table-cell table:number-columns-repeated="3"/>
        </table:table-row>
        <table:table-row table:style-name="ro1">
          <table:table-cell table:formula="of:=IF([.B290]&gt;=0;1;-1)*(2^[.$D$3])" office:value-type="float" office:value="4096" calcext:value-type="float">
            <text:p>4096</text:p>
          </table:table-cell>
          <table:table-cell table:formula="of:=[.$B$3]+[.E290]-[.F290]" office:value-type="float" office:value="387" calcext:value-type="float">
            <text:p>387,0</text:p>
          </table:table-cell>
          <table:table-cell table:formula="of:=[.B290]-[.A290]" office:value-type="float" office:value="-3709" calcext:value-type="float">
            <text:p>-3709,0</text:p>
          </table:table-cell>
          <table:table-cell table:formula="of:=[.C289]" office:value-type="float" office:value="-1519.5" calcext:value-type="float">
            <text:p>-1519,5</text:p>
          </table:table-cell>
          <table:table-cell table:formula="of:=[.D290]*2" office:value-type="float" office:value="-3039" calcext:value-type="float">
            <text:p>-3039,0</text:p>
          </table:table-cell>
          <table:table-cell table:formula="of:=[.D289]" office:value-type="float" office:value="-1378.5" calcext:value-type="float">
            <text:p>-1378,5</text:p>
          </table:table-cell>
          <table:table-cell table:number-columns-repeated="3"/>
        </table:table-row>
        <table:table-row table:style-name="ro1">
          <table:table-cell table:formula="of:=IF([.B291]&gt;=0;1;-1)*(2^[.$D$3])" office:value-type="float" office:value="-4096" calcext:value-type="float">
            <text:p>-4096</text:p>
          </table:table-cell>
          <table:table-cell table:formula="of:=[.$B$3]+[.E291]-[.F291]" office:value-type="float" office:value="-3851" calcext:value-type="float">
            <text:p>-3851,0</text:p>
          </table:table-cell>
          <table:table-cell table:formula="of:=[.B291]-[.A291]" office:value-type="float" office:value="245" calcext:value-type="float">
            <text:p>245,0</text:p>
          </table:table-cell>
          <table:table-cell table:formula="of:=[.C290]" office:value-type="float" office:value="-3709" calcext:value-type="float">
            <text:p>-3709,0</text:p>
          </table:table-cell>
          <table:table-cell table:formula="of:=[.D291]*2" office:value-type="float" office:value="-7418" calcext:value-type="float">
            <text:p>-7418,0</text:p>
          </table:table-cell>
          <table:table-cell table:formula="of:=[.D290]" office:value-type="float" office:value="-1519.5" calcext:value-type="float">
            <text:p>-1519,5</text:p>
          </table:table-cell>
          <table:table-cell table:number-columns-repeated="3"/>
        </table:table-row>
        <table:table-row table:style-name="ro1">
          <table:table-cell table:formula="of:=IF([.B292]&gt;=0;1;-1)*(2^[.$D$3])" office:value-type="float" office:value="4096" calcext:value-type="float">
            <text:p>4096</text:p>
          </table:table-cell>
          <table:table-cell table:formula="of:=[.$B$3]+[.E292]-[.F292]" office:value-type="float" office:value="6246.5" calcext:value-type="float">
            <text:p>6246,5</text:p>
          </table:table-cell>
          <table:table-cell table:formula="of:=[.B292]-[.A292]" office:value-type="float" office:value="2150.5" calcext:value-type="float">
            <text:p>2150,5</text:p>
          </table:table-cell>
          <table:table-cell table:formula="of:=[.C291]" office:value-type="float" office:value="245" calcext:value-type="float">
            <text:p>245,0</text:p>
          </table:table-cell>
          <table:table-cell table:formula="of:=[.D292]*2" office:value-type="float" office:value="490" calcext:value-type="float">
            <text:p>490,0</text:p>
          </table:table-cell>
          <table:table-cell table:formula="of:=[.D291]" office:value-type="float" office:value="-3709" calcext:value-type="float">
            <text:p>-3709,0</text:p>
          </table:table-cell>
          <table:table-cell table:number-columns-repeated="3"/>
        </table:table-row>
        <table:table-row table:style-name="ro1">
          <table:table-cell table:formula="of:=IF([.B293]&gt;=0;1;-1)*(2^[.$D$3])" office:value-type="float" office:value="4096" calcext:value-type="float">
            <text:p>4096</text:p>
          </table:table-cell>
          <table:table-cell table:formula="of:=[.$B$3]+[.E293]-[.F293]" office:value-type="float" office:value="6103.5" calcext:value-type="float">
            <text:p>6103,5</text:p>
          </table:table-cell>
          <table:table-cell table:formula="of:=[.B293]-[.A293]" office:value-type="float" office:value="2007.5" calcext:value-type="float">
            <text:p>2007,5</text:p>
          </table:table-cell>
          <table:table-cell table:formula="of:=[.C292]" office:value-type="float" office:value="2150.5" calcext:value-type="float">
            <text:p>2150,5</text:p>
          </table:table-cell>
          <table:table-cell table:formula="of:=[.D293]*2" office:value-type="float" office:value="4301" calcext:value-type="float">
            <text:p>4301,0</text:p>
          </table:table-cell>
          <table:table-cell table:formula="of:=[.D292]" office:value-type="float" office:value="245" calcext:value-type="float">
            <text:p>245,0</text:p>
          </table:table-cell>
          <table:table-cell table:number-columns-repeated="3"/>
        </table:table-row>
        <table:table-row table:style-name="ro1">
          <table:table-cell table:formula="of:=IF([.B294]&gt;=0;1;-1)*(2^[.$D$3])" office:value-type="float" office:value="4096" calcext:value-type="float">
            <text:p>4096</text:p>
          </table:table-cell>
          <table:table-cell table:formula="of:=[.$B$3]+[.E294]-[.F294]" office:value-type="float" office:value="3912" calcext:value-type="float">
            <text:p>3912,0</text:p>
          </table:table-cell>
          <table:table-cell table:formula="of:=[.B294]-[.A294]" office:value-type="float" office:value="-184" calcext:value-type="float">
            <text:p>-184,0</text:p>
          </table:table-cell>
          <table:table-cell table:formula="of:=[.C293]" office:value-type="float" office:value="2007.5" calcext:value-type="float">
            <text:p>2007,5</text:p>
          </table:table-cell>
          <table:table-cell table:formula="of:=[.D294]*2" office:value-type="float" office:value="4015" calcext:value-type="float">
            <text:p>4015,0</text:p>
          </table:table-cell>
          <table:table-cell table:formula="of:=[.D293]" office:value-type="float" office:value="2150.5" calcext:value-type="float">
            <text:p>2150,5</text:p>
          </table:table-cell>
          <table:table-cell table:number-columns-repeated="3"/>
        </table:table-row>
        <table:table-row table:style-name="ro1">
          <table:table-cell table:formula="of:=IF([.B295]&gt;=0;1;-1)*(2^[.$D$3])" office:value-type="float" office:value="-4096" calcext:value-type="float">
            <text:p>-4096</text:p>
          </table:table-cell>
          <table:table-cell table:formula="of:=[.$B$3]+[.E295]-[.F295]" office:value-type="float" office:value="-328" calcext:value-type="float">
            <text:p>-328,0</text:p>
          </table:table-cell>
          <table:table-cell table:formula="of:=[.B295]-[.A295]" office:value-type="float" office:value="3768" calcext:value-type="float">
            <text:p>3768,0</text:p>
          </table:table-cell>
          <table:table-cell table:formula="of:=[.C294]" office:value-type="float" office:value="-184" calcext:value-type="float">
            <text:p>-184,0</text:p>
          </table:table-cell>
          <table:table-cell table:formula="of:=[.D295]*2" office:value-type="float" office:value="-368" calcext:value-type="float">
            <text:p>-368,0</text:p>
          </table:table-cell>
          <table:table-cell table:formula="of:=[.D294]" office:value-type="float" office:value="2007.5" calcext:value-type="float">
            <text:p>2007,5</text:p>
          </table:table-cell>
          <table:table-cell table:number-columns-repeated="3"/>
        </table:table-row>
        <table:table-row table:style-name="ro1">
          <table:table-cell table:formula="of:=IF([.B296]&gt;=0;1;-1)*(2^[.$D$3])" office:value-type="float" office:value="4096" calcext:value-type="float">
            <text:p>4096</text:p>
          </table:table-cell>
          <table:table-cell table:formula="of:=[.$B$3]+[.E296]-[.F296]" office:value-type="float" office:value="9767.5" calcext:value-type="float">
            <text:p>9767,5</text:p>
          </table:table-cell>
          <table:table-cell table:formula="of:=[.B296]-[.A296]" office:value-type="float" office:value="5671.5" calcext:value-type="float">
            <text:p>5671,5</text:p>
          </table:table-cell>
          <table:table-cell table:formula="of:=[.C295]" office:value-type="float" office:value="3768" calcext:value-type="float">
            <text:p>3768,0</text:p>
          </table:table-cell>
          <table:table-cell table:formula="of:=[.D296]*2" office:value-type="float" office:value="7536" calcext:value-type="float">
            <text:p>7536,0</text:p>
          </table:table-cell>
          <table:table-cell table:formula="of:=[.D295]" office:value-type="float" office:value="-184" calcext:value-type="float">
            <text:p>-184,0</text:p>
          </table:table-cell>
          <table:table-cell table:number-columns-repeated="3"/>
        </table:table-row>
        <table:table-row table:style-name="ro1">
          <table:table-cell table:formula="of:=IF([.B297]&gt;=0;1;-1)*(2^[.$D$3])" office:value-type="float" office:value="4096" calcext:value-type="float">
            <text:p>4096</text:p>
          </table:table-cell>
          <table:table-cell table:formula="of:=[.$B$3]+[.E297]-[.F297]" office:value-type="float" office:value="9622.5" calcext:value-type="float">
            <text:p>9622,5</text:p>
          </table:table-cell>
          <table:table-cell table:formula="of:=[.B297]-[.A297]" office:value-type="float" office:value="5526.5" calcext:value-type="float">
            <text:p>5526,5</text:p>
          </table:table-cell>
          <table:table-cell table:formula="of:=[.C296]" office:value-type="float" office:value="5671.5" calcext:value-type="float">
            <text:p>5671,5</text:p>
          </table:table-cell>
          <table:table-cell table:formula="of:=[.D297]*2" office:value-type="float" office:value="11343" calcext:value-type="float">
            <text:p>11343,0</text:p>
          </table:table-cell>
          <table:table-cell table:formula="of:=[.D296]" office:value-type="float" office:value="3768" calcext:value-type="float">
            <text:p>3768,0</text:p>
          </table:table-cell>
          <table:table-cell table:number-columns-repeated="3"/>
        </table:table-row>
        <table:table-row table:style-name="ro1">
          <table:table-cell table:formula="of:=IF([.B298]&gt;=0;1;-1)*(2^[.$D$3])" office:value-type="float" office:value="4096" calcext:value-type="float">
            <text:p>4096</text:p>
          </table:table-cell>
          <table:table-cell table:formula="of:=[.$B$3]+[.E298]-[.F298]" office:value-type="float" office:value="7429" calcext:value-type="float">
            <text:p>7429,0</text:p>
          </table:table-cell>
          <table:table-cell table:formula="of:=[.B298]-[.A298]" office:value-type="float" office:value="3333" calcext:value-type="float">
            <text:p>3333,0</text:p>
          </table:table-cell>
          <table:table-cell table:formula="of:=[.C297]" office:value-type="float" office:value="5526.5" calcext:value-type="float">
            <text:p>5526,5</text:p>
          </table:table-cell>
          <table:table-cell table:formula="of:=[.D298]*2" office:value-type="float" office:value="11053" calcext:value-type="float">
            <text:p>11053,0</text:p>
          </table:table-cell>
          <table:table-cell table:formula="of:=[.D297]" office:value-type="float" office:value="5671.5" calcext:value-type="float">
            <text:p>5671,5</text:p>
          </table:table-cell>
          <table:table-cell table:number-columns-repeated="3"/>
        </table:table-row>
        <table:table-row table:style-name="ro1">
          <table:table-cell table:formula="of:=IF([.B299]&gt;=0;1;-1)*(2^[.$D$3])" office:value-type="float" office:value="4096" calcext:value-type="float">
            <text:p>4096</text:p>
          </table:table-cell>
          <table:table-cell table:formula="of:=[.$B$3]+[.E299]-[.F299]" office:value-type="float" office:value="3187" calcext:value-type="float">
            <text:p>3187,0</text:p>
          </table:table-cell>
          <table:table-cell table:formula="of:=[.B299]-[.A299]" office:value-type="float" office:value="-909" calcext:value-type="float">
            <text:p>-909,0</text:p>
          </table:table-cell>
          <table:table-cell table:formula="of:=[.C298]" office:value-type="float" office:value="3333" calcext:value-type="float">
            <text:p>3333,0</text:p>
          </table:table-cell>
          <table:table-cell table:formula="of:=[.D299]*2" office:value-type="float" office:value="6666" calcext:value-type="float">
            <text:p>6666,0</text:p>
          </table:table-cell>
          <table:table-cell table:formula="of:=[.D298]" office:value-type="float" office:value="5526.5" calcext:value-type="float">
            <text:p>5526,5</text:p>
          </table:table-cell>
          <table:table-cell table:number-columns-repeated="3"/>
        </table:table-row>
        <table:table-row table:style-name="ro1">
          <table:table-cell table:formula="of:=IF([.B300]&gt;=0;1;-1)*(2^[.$D$3])" office:value-type="float" office:value="-4096" calcext:value-type="float">
            <text:p>-4096</text:p>
          </table:table-cell>
          <table:table-cell table:formula="of:=[.$B$3]+[.E300]-[.F300]" office:value-type="float" office:value="-3103.5" calcext:value-type="float">
            <text:p>-3103,5</text:p>
          </table:table-cell>
          <table:table-cell table:formula="of:=[.B300]-[.A300]" office:value-type="float" office:value="992.5" calcext:value-type="float">
            <text:p>992,5</text:p>
          </table:table-cell>
          <table:table-cell table:formula="of:=[.C299]" office:value-type="float" office:value="-909" calcext:value-type="float">
            <text:p>-909,0</text:p>
          </table:table-cell>
          <table:table-cell table:formula="of:=[.D300]*2" office:value-type="float" office:value="-1818" calcext:value-type="float">
            <text:p>-1818,0</text:p>
          </table:table-cell>
          <table:table-cell table:formula="of:=[.D299]" office:value-type="float" office:value="3333" calcext:value-type="float">
            <text:p>3333,0</text:p>
          </table:table-cell>
          <table:table-cell table:number-columns-repeated="3"/>
        </table:table-row>
        <table:table-row table:style-name="ro1">
          <table:table-cell table:formula="of:=IF([.B301]&gt;=0;1;-1)*(2^[.$D$3])" office:value-type="float" office:value="4096" calcext:value-type="float">
            <text:p>4096</text:p>
          </table:table-cell>
          <table:table-cell table:formula="of:=[.$B$3]+[.E301]-[.F301]" office:value-type="float" office:value="4941.5" calcext:value-type="float">
            <text:p>4941,5</text:p>
          </table:table-cell>
          <table:table-cell table:formula="of:=[.B301]-[.A301]" office:value-type="float" office:value="845.5" calcext:value-type="float">
            <text:p>845,5</text:p>
          </table:table-cell>
          <table:table-cell table:formula="of:=[.C300]" office:value-type="float" office:value="992.5" calcext:value-type="float">
            <text:p>992,5</text:p>
          </table:table-cell>
          <table:table-cell table:formula="of:=[.D301]*2" office:value-type="float" office:value="1985" calcext:value-type="float">
            <text:p>1985,0</text:p>
          </table:table-cell>
          <table:table-cell table:formula="of:=[.D300]" office:value-type="float" office:value="-909" calcext:value-type="float">
            <text:p>-909,0</text:p>
          </table:table-cell>
          <table:table-cell table:number-columns-repeated="3"/>
        </table:table-row>
        <table:table-row table:style-name="ro1">
          <table:table-cell table:formula="of:=IF([.B302]&gt;=0;1;-1)*(2^[.$D$3])" office:value-type="float" office:value="4096" calcext:value-type="float">
            <text:p>4096</text:p>
          </table:table-cell>
          <table:table-cell table:formula="of:=[.$B$3]+[.E302]-[.F302]" office:value-type="float" office:value="2746" calcext:value-type="float">
            <text:p>2746,0</text:p>
          </table:table-cell>
          <table:table-cell table:formula="of:=[.B302]-[.A302]" office:value-type="float" office:value="-1350" calcext:value-type="float">
            <text:p>-1350,0</text:p>
          </table:table-cell>
          <table:table-cell table:formula="of:=[.C301]" office:value-type="float" office:value="845.5" calcext:value-type="float">
            <text:p>845,5</text:p>
          </table:table-cell>
          <table:table-cell table:formula="of:=[.D302]*2" office:value-type="float" office:value="1691" calcext:value-type="float">
            <text:p>1691,0</text:p>
          </table:table-cell>
          <table:table-cell table:formula="of:=[.D301]" office:value-type="float" office:value="992.5" calcext:value-type="float">
            <text:p>992,5</text:p>
          </table:table-cell>
          <table:table-cell table:number-columns-repeated="3"/>
        </table:table-row>
        <table:table-row table:style-name="ro1">
          <table:table-cell table:formula="of:=IF([.B303]&gt;=0;1;-1)*(2^[.$D$3])" office:value-type="float" office:value="-4096" calcext:value-type="float">
            <text:p>-4096</text:p>
          </table:table-cell>
          <table:table-cell table:formula="of:=[.$B$3]+[.E303]-[.F303]" office:value-type="float" office:value="-1498" calcext:value-type="float">
            <text:p>-1498,0</text:p>
          </table:table-cell>
          <table:table-cell table:formula="of:=[.B303]-[.A303]" office:value-type="float" office:value="2598" calcext:value-type="float">
            <text:p>2598,0</text:p>
          </table:table-cell>
          <table:table-cell table:formula="of:=[.C302]" office:value-type="float" office:value="-1350" calcext:value-type="float">
            <text:p>-1350,0</text:p>
          </table:table-cell>
          <table:table-cell table:formula="of:=[.D303]*2" office:value-type="float" office:value="-2700" calcext:value-type="float">
            <text:p>-2700,0</text:p>
          </table:table-cell>
          <table:table-cell table:formula="of:=[.D302]" office:value-type="float" office:value="845.5" calcext:value-type="float">
            <text:p>845,5</text:p>
          </table:table-cell>
          <table:table-cell table:number-columns-repeated="3"/>
        </table:table-row>
        <table:table-row table:style-name="ro1">
          <table:table-cell table:formula="of:=IF([.B304]&gt;=0;1;-1)*(2^[.$D$3])" office:value-type="float" office:value="4096" calcext:value-type="float">
            <text:p>4096</text:p>
          </table:table-cell>
          <table:table-cell table:formula="of:=[.$B$3]+[.E304]-[.F304]" office:value-type="float" office:value="8593.5" calcext:value-type="float">
            <text:p>8593,5</text:p>
          </table:table-cell>
          <table:table-cell table:formula="of:=[.B304]-[.A304]" office:value-type="float" office:value="4497.5" calcext:value-type="float">
            <text:p>4497,5</text:p>
          </table:table-cell>
          <table:table-cell table:formula="of:=[.C303]" office:value-type="float" office:value="2598" calcext:value-type="float">
            <text:p>2598,0</text:p>
          </table:table-cell>
          <table:table-cell table:formula="of:=[.D304]*2" office:value-type="float" office:value="5196" calcext:value-type="float">
            <text:p>5196,0</text:p>
          </table:table-cell>
          <table:table-cell table:formula="of:=[.D303]" office:value-type="float" office:value="-1350" calcext:value-type="float">
            <text:p>-1350,0</text:p>
          </table:table-cell>
          <table:table-cell table:number-columns-repeated="3"/>
        </table:table-row>
        <table:table-row table:style-name="ro1">
          <table:table-cell table:formula="of:=IF([.B305]&gt;=0;1;-1)*(2^[.$D$3])" office:value-type="float" office:value="4096" calcext:value-type="float">
            <text:p>4096</text:p>
          </table:table-cell>
          <table:table-cell table:formula="of:=[.$B$3]+[.E305]-[.F305]" office:value-type="float" office:value="8444.5" calcext:value-type="float">
            <text:p>8444,5</text:p>
          </table:table-cell>
          <table:table-cell table:formula="of:=[.B305]-[.A305]" office:value-type="float" office:value="4348.5" calcext:value-type="float">
            <text:p>4348,5</text:p>
          </table:table-cell>
          <table:table-cell table:formula="of:=[.C304]" office:value-type="float" office:value="4497.5" calcext:value-type="float">
            <text:p>4497,5</text:p>
          </table:table-cell>
          <table:table-cell table:formula="of:=[.D305]*2" office:value-type="float" office:value="8995" calcext:value-type="float">
            <text:p>8995,0</text:p>
          </table:table-cell>
          <table:table-cell table:formula="of:=[.D304]" office:value-type="float" office:value="2598" calcext:value-type="float">
            <text:p>2598,0</text:p>
          </table:table-cell>
          <table:table-cell table:number-columns-repeated="3"/>
        </table:table-row>
        <table:table-row table:style-name="ro1">
          <table:table-cell table:formula="of:=IF([.B306]&gt;=0;1;-1)*(2^[.$D$3])" office:value-type="float" office:value="4096" calcext:value-type="float">
            <text:p>4096</text:p>
          </table:table-cell>
          <table:table-cell table:formula="of:=[.$B$3]+[.E306]-[.F306]" office:value-type="float" office:value="6247" calcext:value-type="float">
            <text:p>6247,0</text:p>
          </table:table-cell>
          <table:table-cell table:formula="of:=[.B306]-[.A306]" office:value-type="float" office:value="2151" calcext:value-type="float">
            <text:p>2151,0</text:p>
          </table:table-cell>
          <table:table-cell table:formula="of:=[.C305]" office:value-type="float" office:value="4348.5" calcext:value-type="float">
            <text:p>4348,5</text:p>
          </table:table-cell>
          <table:table-cell table:formula="of:=[.D306]*2" office:value-type="float" office:value="8697" calcext:value-type="float">
            <text:p>8697,0</text:p>
          </table:table-cell>
          <table:table-cell table:formula="of:=[.D305]" office:value-type="float" office:value="4497.5" calcext:value-type="float">
            <text:p>4497,5</text:p>
          </table:table-cell>
          <table:table-cell table:number-columns-repeated="3"/>
        </table:table-row>
        <table:table-row table:style-name="ro1">
          <table:table-cell table:formula="of:=IF([.B307]&gt;=0;1;-1)*(2^[.$D$3])" office:value-type="float" office:value="4096" calcext:value-type="float">
            <text:p>4096</text:p>
          </table:table-cell>
          <table:table-cell table:formula="of:=[.$B$3]+[.E307]-[.F307]" office:value-type="float" office:value="2001" calcext:value-type="float">
            <text:p>2001,0</text:p>
          </table:table-cell>
          <table:table-cell table:formula="of:=[.B307]-[.A307]" office:value-type="float" office:value="-2095" calcext:value-type="float">
            <text:p>-2095,0</text:p>
          </table:table-cell>
          <table:table-cell table:formula="of:=[.C306]" office:value-type="float" office:value="2151" calcext:value-type="float">
            <text:p>2151,0</text:p>
          </table:table-cell>
          <table:table-cell table:formula="of:=[.D307]*2" office:value-type="float" office:value="4302" calcext:value-type="float">
            <text:p>4302,0</text:p>
          </table:table-cell>
          <table:table-cell table:formula="of:=[.D306]" office:value-type="float" office:value="4348.5" calcext:value-type="float">
            <text:p>4348,5</text:p>
          </table:table-cell>
          <table:table-cell table:number-columns-repeated="3"/>
        </table:table-row>
        <table:table-row table:style-name="ro1">
          <table:table-cell table:formula="of:=IF([.B308]&gt;=0;1;-1)*(2^[.$D$3])" office:value-type="float" office:value="-4096" calcext:value-type="float">
            <text:p>-4096</text:p>
          </table:table-cell>
          <table:table-cell table:formula="of:=[.$B$3]+[.E308]-[.F308]" office:value-type="float" office:value="-4293.5" calcext:value-type="float">
            <text:p>-4293,5</text:p>
          </table:table-cell>
          <table:table-cell table:formula="of:=[.B308]-[.A308]" office:value-type="float" office:value="-197.5" calcext:value-type="float">
            <text:p>-197,5</text:p>
          </table:table-cell>
          <table:table-cell table:formula="of:=[.C307]" office:value-type="float" office:value="-2095" calcext:value-type="float">
            <text:p>-2095,0</text:p>
          </table:table-cell>
          <table:table-cell table:formula="of:=[.D308]*2" office:value-type="float" office:value="-4190" calcext:value-type="float">
            <text:p>-4190,0</text:p>
          </table:table-cell>
          <table:table-cell table:formula="of:=[.D307]" office:value-type="float" office:value="2151" calcext:value-type="float">
            <text:p>2151,0</text:p>
          </table:table-cell>
          <table:table-cell table:number-columns-repeated="3"/>
        </table:table-row>
        <table:table-row table:style-name="ro1">
          <table:table-cell table:formula="of:=IF([.B309]&gt;=0;1;-1)*(2^[.$D$3])" office:value-type="float" office:value="4096" calcext:value-type="float">
            <text:p>4096</text:p>
          </table:table-cell>
          <table:table-cell table:formula="of:=[.$B$3]+[.E309]-[.F309]" office:value-type="float" office:value="3747.5" calcext:value-type="float">
            <text:p>3747,5</text:p>
          </table:table-cell>
          <table:table-cell table:formula="of:=[.B309]-[.A309]" office:value-type="float" office:value="-348.5" calcext:value-type="float">
            <text:p>-348,5</text:p>
          </table:table-cell>
          <table:table-cell table:formula="of:=[.C308]" office:value-type="float" office:value="-197.5" calcext:value-type="float">
            <text:p>-197,5</text:p>
          </table:table-cell>
          <table:table-cell table:formula="of:=[.D309]*2" office:value-type="float" office:value="-395" calcext:value-type="float">
            <text:p>-395,0</text:p>
          </table:table-cell>
          <table:table-cell table:formula="of:=[.D308]" office:value-type="float" office:value="-2095" calcext:value-type="float">
            <text:p>-2095,0</text:p>
          </table:table-cell>
          <table:table-cell table:number-columns-repeated="3"/>
        </table:table-row>
        <table:table-row table:style-name="ro1">
          <table:table-cell table:formula="of:=IF([.B310]&gt;=0;1;-1)*(2^[.$D$3])" office:value-type="float" office:value="4096" calcext:value-type="float">
            <text:p>4096</text:p>
          </table:table-cell>
          <table:table-cell table:formula="of:=[.$B$3]+[.E310]-[.F310]" office:value-type="float" office:value="1548" calcext:value-type="float">
            <text:p>1548,0</text:p>
          </table:table-cell>
          <table:table-cell table:formula="of:=[.B310]-[.A310]" office:value-type="float" office:value="-2548" calcext:value-type="float">
            <text:p>-2548,0</text:p>
          </table:table-cell>
          <table:table-cell table:formula="of:=[.C309]" office:value-type="float" office:value="-348.5" calcext:value-type="float">
            <text:p>-348,5</text:p>
          </table:table-cell>
          <table:table-cell table:formula="of:=[.D310]*2" office:value-type="float" office:value="-697" calcext:value-type="float">
            <text:p>-697,0</text:p>
          </table:table-cell>
          <table:table-cell table:formula="of:=[.D309]" office:value-type="float" office:value="-197.5" calcext:value-type="float">
            <text:p>-197,5</text:p>
          </table:table-cell>
          <table:table-cell table:number-columns-repeated="3"/>
        </table:table-row>
        <table:table-row table:style-name="ro1">
          <table:table-cell table:formula="of:=IF([.B311]&gt;=0;1;-1)*(2^[.$D$3])" office:value-type="float" office:value="-4096" calcext:value-type="float">
            <text:p>-4096</text:p>
          </table:table-cell>
          <table:table-cell table:formula="of:=[.$B$3]+[.E311]-[.F311]" office:value-type="float" office:value="-2700" calcext:value-type="float">
            <text:p>-2700,0</text:p>
          </table:table-cell>
          <table:table-cell table:formula="of:=[.B311]-[.A311]" office:value-type="float" office:value="1396" calcext:value-type="float">
            <text:p>1396,0</text:p>
          </table:table-cell>
          <table:table-cell table:formula="of:=[.C310]" office:value-type="float" office:value="-2548" calcext:value-type="float">
            <text:p>-2548,0</text:p>
          </table:table-cell>
          <table:table-cell table:formula="of:=[.D311]*2" office:value-type="float" office:value="-5096" calcext:value-type="float">
            <text:p>-5096,0</text:p>
          </table:table-cell>
          <table:table-cell table:formula="of:=[.D310]" office:value-type="float" office:value="-348.5" calcext:value-type="float">
            <text:p>-348,5</text:p>
          </table:table-cell>
          <table:table-cell table:number-columns-repeated="3"/>
        </table:table-row>
        <table:table-row table:style-name="ro1">
          <table:table-cell table:formula="of:=IF([.B312]&gt;=0;1;-1)*(2^[.$D$3])" office:value-type="float" office:value="4096" calcext:value-type="float">
            <text:p>4096</text:p>
          </table:table-cell>
          <table:table-cell table:formula="of:=[.$B$3]+[.E312]-[.F312]" office:value-type="float" office:value="7387.5" calcext:value-type="float">
            <text:p>7387,5</text:p>
          </table:table-cell>
          <table:table-cell table:formula="of:=[.B312]-[.A312]" office:value-type="float" office:value="3291.5" calcext:value-type="float">
            <text:p>3291,5</text:p>
          </table:table-cell>
          <table:table-cell table:formula="of:=[.C311]" office:value-type="float" office:value="1396" calcext:value-type="float">
            <text:p>1396,0</text:p>
          </table:table-cell>
          <table:table-cell table:formula="of:=[.D312]*2" office:value-type="float" office:value="2792" calcext:value-type="float">
            <text:p>2792,0</text:p>
          </table:table-cell>
          <table:table-cell table:formula="of:=[.D311]" office:value-type="float" office:value="-2548" calcext:value-type="float">
            <text:p>-2548,0</text:p>
          </table:table-cell>
          <table:table-cell table:number-columns-repeated="3"/>
        </table:table-row>
        <table:table-row table:style-name="ro1">
          <table:table-cell table:formula="of:=IF([.B313]&gt;=0;1;-1)*(2^[.$D$3])" office:value-type="float" office:value="4096" calcext:value-type="float">
            <text:p>4096</text:p>
          </table:table-cell>
          <table:table-cell table:formula="of:=[.$B$3]+[.E313]-[.F313]" office:value-type="float" office:value="7234.5" calcext:value-type="float">
            <text:p>7234,5</text:p>
          </table:table-cell>
          <table:table-cell table:formula="of:=[.B313]-[.A313]" office:value-type="float" office:value="3138.5" calcext:value-type="float">
            <text:p>3138,5</text:p>
          </table:table-cell>
          <table:table-cell table:formula="of:=[.C312]" office:value-type="float" office:value="3291.5" calcext:value-type="float">
            <text:p>3291,5</text:p>
          </table:table-cell>
          <table:table-cell table:formula="of:=[.D313]*2" office:value-type="float" office:value="6583" calcext:value-type="float">
            <text:p>6583,0</text:p>
          </table:table-cell>
          <table:table-cell table:formula="of:=[.D312]" office:value-type="float" office:value="1396" calcext:value-type="float">
            <text:p>1396,0</text:p>
          </table:table-cell>
          <table:table-cell table:number-columns-repeated="3"/>
        </table:table-row>
        <table:table-row table:style-name="ro1">
          <table:table-cell table:formula="of:=IF([.B314]&gt;=0;1;-1)*(2^[.$D$3])" office:value-type="float" office:value="4096" calcext:value-type="float">
            <text:p>4096</text:p>
          </table:table-cell>
          <table:table-cell table:formula="of:=[.$B$3]+[.E314]-[.F314]" office:value-type="float" office:value="5033" calcext:value-type="float">
            <text:p>5033,0</text:p>
          </table:table-cell>
          <table:table-cell table:formula="of:=[.B314]-[.A314]" office:value-type="float" office:value="937" calcext:value-type="float">
            <text:p>937,0</text:p>
          </table:table-cell>
          <table:table-cell table:formula="of:=[.C313]" office:value-type="float" office:value="3138.5" calcext:value-type="float">
            <text:p>3138,5</text:p>
          </table:table-cell>
          <table:table-cell table:formula="of:=[.D314]*2" office:value-type="float" office:value="6277" calcext:value-type="float">
            <text:p>6277,0</text:p>
          </table:table-cell>
          <table:table-cell table:formula="of:=[.D313]" office:value-type="float" office:value="3291.5" calcext:value-type="float">
            <text:p>3291,5</text:p>
          </table:table-cell>
          <table:table-cell table:number-columns-repeated="3"/>
        </table:table-row>
        <table:table-row table:style-name="ro1">
          <table:table-cell table:formula="of:=IF([.B315]&gt;=0;1;-1)*(2^[.$D$3])" office:value-type="float" office:value="4096" calcext:value-type="float">
            <text:p>4096</text:p>
          </table:table-cell>
          <table:table-cell table:formula="of:=[.$B$3]+[.E315]-[.F315]" office:value-type="float" office:value="783" calcext:value-type="float">
            <text:p>783,0</text:p>
          </table:table-cell>
          <table:table-cell table:formula="of:=[.B315]-[.A315]" office:value-type="float" office:value="-3313" calcext:value-type="float">
            <text:p>-3313,0</text:p>
          </table:table-cell>
          <table:table-cell table:formula="of:=[.C314]" office:value-type="float" office:value="937" calcext:value-type="float">
            <text:p>937,0</text:p>
          </table:table-cell>
          <table:table-cell table:formula="of:=[.D315]*2" office:value-type="float" office:value="1874" calcext:value-type="float">
            <text:p>1874,0</text:p>
          </table:table-cell>
          <table:table-cell table:formula="of:=[.D314]" office:value-type="float" office:value="3138.5" calcext:value-type="float">
            <text:p>3138,5</text:p>
          </table:table-cell>
          <table:table-cell table:number-columns-repeated="3"/>
        </table:table-row>
        <table:table-row table:style-name="ro1">
          <table:table-cell table:formula="of:=IF([.B316]&gt;=0;1;-1)*(2^[.$D$3])" office:value-type="float" office:value="-4096" calcext:value-type="float">
            <text:p>-4096</text:p>
          </table:table-cell>
          <table:table-cell table:formula="of:=[.$B$3]+[.E316]-[.F316]" office:value-type="float" office:value="-5515.5" calcext:value-type="float">
            <text:p>-5515,5</text:p>
          </table:table-cell>
          <table:table-cell table:formula="of:=[.B316]-[.A316]" office:value-type="float" office:value="-1419.5" calcext:value-type="float">
            <text:p>-1419,5</text:p>
          </table:table-cell>
          <table:table-cell table:formula="of:=[.C315]" office:value-type="float" office:value="-3313" calcext:value-type="float">
            <text:p>-3313,0</text:p>
          </table:table-cell>
          <table:table-cell table:formula="of:=[.D316]*2" office:value-type="float" office:value="-6626" calcext:value-type="float">
            <text:p>-6626,0</text:p>
          </table:table-cell>
          <table:table-cell table:formula="of:=[.D315]" office:value-type="float" office:value="937" calcext:value-type="float">
            <text:p>937,0</text:p>
          </table:table-cell>
          <table:table-cell table:number-columns-repeated="3"/>
        </table:table-row>
        <table:table-row table:style-name="ro1">
          <table:table-cell table:formula="of:=IF([.B317]&gt;=0;1;-1)*(2^[.$D$3])" office:value-type="float" office:value="4096" calcext:value-type="float">
            <text:p>4096</text:p>
          </table:table-cell>
          <table:table-cell table:formula="of:=[.$B$3]+[.E317]-[.F317]" office:value-type="float" office:value="2521.5" calcext:value-type="float">
            <text:p>2521,5</text:p>
          </table:table-cell>
          <table:table-cell table:formula="of:=[.B317]-[.A317]" office:value-type="float" office:value="-1574.5" calcext:value-type="float">
            <text:p>-1574,5</text:p>
          </table:table-cell>
          <table:table-cell table:formula="of:=[.C316]" office:value-type="float" office:value="-1419.5" calcext:value-type="float">
            <text:p>-1419,5</text:p>
          </table:table-cell>
          <table:table-cell table:formula="of:=[.D317]*2" office:value-type="float" office:value="-2839" calcext:value-type="float">
            <text:p>-2839,0</text:p>
          </table:table-cell>
          <table:table-cell table:formula="of:=[.D316]" office:value-type="float" office:value="-3313" calcext:value-type="float">
            <text:p>-3313,0</text:p>
          </table:table-cell>
          <table:table-cell table:number-columns-repeated="3"/>
        </table:table-row>
        <table:table-row table:style-name="ro1">
          <table:table-cell table:formula="of:=IF([.B318]&gt;=0;1;-1)*(2^[.$D$3])" office:value-type="float" office:value="4096" calcext:value-type="float">
            <text:p>4096</text:p>
          </table:table-cell>
          <table:table-cell table:formula="of:=[.$B$3]+[.E318]-[.F318]" office:value-type="float" office:value="318" calcext:value-type="float">
            <text:p>318,0</text:p>
          </table:table-cell>
          <table:table-cell table:formula="of:=[.B318]-[.A318]" office:value-type="float" office:value="-3778" calcext:value-type="float">
            <text:p>-3778,0</text:p>
          </table:table-cell>
          <table:table-cell table:formula="of:=[.C317]" office:value-type="float" office:value="-1574.5" calcext:value-type="float">
            <text:p>-1574,5</text:p>
          </table:table-cell>
          <table:table-cell table:formula="of:=[.D318]*2" office:value-type="float" office:value="-3149" calcext:value-type="float">
            <text:p>-3149,0</text:p>
          </table:table-cell>
          <table:table-cell table:formula="of:=[.D317]" office:value-type="float" office:value="-1419.5" calcext:value-type="float">
            <text:p>-1419,5</text:p>
          </table:table-cell>
          <table:table-cell table:number-columns-repeated="3"/>
        </table:table-row>
        <table:table-row table:style-name="ro1">
          <table:table-cell table:formula="of:=IF([.B319]&gt;=0;1;-1)*(2^[.$D$3])" office:value-type="float" office:value="-4096" calcext:value-type="float">
            <text:p>-4096</text:p>
          </table:table-cell>
          <table:table-cell table:formula="of:=[.$B$3]+[.E319]-[.F319]" office:value-type="float" office:value="-3934" calcext:value-type="float">
            <text:p>-3934,0</text:p>
          </table:table-cell>
          <table:table-cell table:formula="of:=[.B319]-[.A319]" office:value-type="float" office:value="162" calcext:value-type="float">
            <text:p>162,0</text:p>
          </table:table-cell>
          <table:table-cell table:formula="of:=[.C318]" office:value-type="float" office:value="-3778" calcext:value-type="float">
            <text:p>-3778,0</text:p>
          </table:table-cell>
          <table:table-cell table:formula="of:=[.D319]*2" office:value-type="float" office:value="-7556" calcext:value-type="float">
            <text:p>-7556,0</text:p>
          </table:table-cell>
          <table:table-cell table:formula="of:=[.D318]" office:value-type="float" office:value="-1574.5" calcext:value-type="float">
            <text:p>-1574,5</text:p>
          </table:table-cell>
          <table:table-cell table:number-columns-repeated="3"/>
        </table:table-row>
        <table:table-row table:style-name="ro1">
          <table:table-cell table:formula="of:=IF([.B320]&gt;=0;1;-1)*(2^[.$D$3])" office:value-type="float" office:value="4096" calcext:value-type="float">
            <text:p>4096</text:p>
          </table:table-cell>
          <table:table-cell table:formula="of:=[.$B$3]+[.E320]-[.F320]" office:value-type="float" office:value="6149.5" calcext:value-type="float">
            <text:p>6149,5</text:p>
          </table:table-cell>
          <table:table-cell table:formula="of:=[.B320]-[.A320]" office:value-type="float" office:value="2053.5" calcext:value-type="float">
            <text:p>2053,5</text:p>
          </table:table-cell>
          <table:table-cell table:formula="of:=[.C319]" office:value-type="float" office:value="162" calcext:value-type="float">
            <text:p>162,0</text:p>
          </table:table-cell>
          <table:table-cell table:formula="of:=[.D320]*2" office:value-type="float" office:value="324" calcext:value-type="float">
            <text:p>324,0</text:p>
          </table:table-cell>
          <table:table-cell table:formula="of:=[.D319]" office:value-type="float" office:value="-3778" calcext:value-type="float">
            <text:p>-3778,0</text:p>
          </table:table-cell>
          <table:table-cell table:number-columns-repeated="3"/>
        </table:table-row>
        <table:table-row table:style-name="ro1">
          <table:table-cell table:formula="of:=IF([.B321]&gt;=0;1;-1)*(2^[.$D$3])" office:value-type="float" office:value="4096" calcext:value-type="float">
            <text:p>4096</text:p>
          </table:table-cell>
          <table:table-cell table:formula="of:=[.$B$3]+[.E321]-[.F321]" office:value-type="float" office:value="5992.5" calcext:value-type="float">
            <text:p>5992,5</text:p>
          </table:table-cell>
          <table:table-cell table:formula="of:=[.B321]-[.A321]" office:value-type="float" office:value="1896.5" calcext:value-type="float">
            <text:p>1896,5</text:p>
          </table:table-cell>
          <table:table-cell table:formula="of:=[.C320]" office:value-type="float" office:value="2053.5" calcext:value-type="float">
            <text:p>2053,5</text:p>
          </table:table-cell>
          <table:table-cell table:formula="of:=[.D321]*2" office:value-type="float" office:value="4107" calcext:value-type="float">
            <text:p>4107,0</text:p>
          </table:table-cell>
          <table:table-cell table:formula="of:=[.D320]" office:value-type="float" office:value="162" calcext:value-type="float">
            <text:p>162,0</text:p>
          </table:table-cell>
          <table:table-cell table:number-columns-repeated="3"/>
        </table:table-row>
        <table:table-row table:style-name="ro1">
          <table:table-cell table:formula="of:=IF([.B322]&gt;=0;1;-1)*(2^[.$D$3])" office:value-type="float" office:value="4096" calcext:value-type="float">
            <text:p>4096</text:p>
          </table:table-cell>
          <table:table-cell table:formula="of:=[.$B$3]+[.E322]-[.F322]" office:value-type="float" office:value="3787" calcext:value-type="float">
            <text:p>3787,0</text:p>
          </table:table-cell>
          <table:table-cell table:formula="of:=[.B322]-[.A322]" office:value-type="float" office:value="-309" calcext:value-type="float">
            <text:p>-309,0</text:p>
          </table:table-cell>
          <table:table-cell table:formula="of:=[.C321]" office:value-type="float" office:value="1896.5" calcext:value-type="float">
            <text:p>1896,5</text:p>
          </table:table-cell>
          <table:table-cell table:formula="of:=[.D322]*2" office:value-type="float" office:value="3793" calcext:value-type="float">
            <text:p>3793,0</text:p>
          </table:table-cell>
          <table:table-cell table:formula="of:=[.D321]" office:value-type="float" office:value="2053.5" calcext:value-type="float">
            <text:p>2053,5</text:p>
          </table:table-cell>
          <table:table-cell table:number-columns-repeated="3"/>
        </table:table-row>
        <table:table-row table:style-name="ro1">
          <table:table-cell table:formula="of:=IF([.B323]&gt;=0;1;-1)*(2^[.$D$3])" office:value-type="float" office:value="-4096" calcext:value-type="float">
            <text:p>-4096</text:p>
          </table:table-cell>
          <table:table-cell table:formula="of:=[.$B$3]+[.E323]-[.F323]" office:value-type="float" office:value="-467" calcext:value-type="float">
            <text:p>-467,0</text:p>
          </table:table-cell>
          <table:table-cell table:formula="of:=[.B323]-[.A323]" office:value-type="float" office:value="3629" calcext:value-type="float">
            <text:p>3629,0</text:p>
          </table:table-cell>
          <table:table-cell table:formula="of:=[.C322]" office:value-type="float" office:value="-309" calcext:value-type="float">
            <text:p>-309,0</text:p>
          </table:table-cell>
          <table:table-cell table:formula="of:=[.D323]*2" office:value-type="float" office:value="-618" calcext:value-type="float">
            <text:p>-618,0</text:p>
          </table:table-cell>
          <table:table-cell table:formula="of:=[.D322]" office:value-type="float" office:value="1896.5" calcext:value-type="float">
            <text:p>1896,5</text:p>
          </table:table-cell>
          <table:table-cell table:number-columns-repeated="3"/>
        </table:table-row>
        <table:table-row table:style-name="ro1">
          <table:table-cell table:formula="of:=IF([.B324]&gt;=0;1;-1)*(2^[.$D$3])" office:value-type="float" office:value="4096" calcext:value-type="float">
            <text:p>4096</text:p>
          </table:table-cell>
          <table:table-cell table:formula="of:=[.$B$3]+[.E324]-[.F324]" office:value-type="float" office:value="9614.5" calcext:value-type="float">
            <text:p>9614,5</text:p>
          </table:table-cell>
          <table:table-cell table:formula="of:=[.B324]-[.A324]" office:value-type="float" office:value="5518.5" calcext:value-type="float">
            <text:p>5518,5</text:p>
          </table:table-cell>
          <table:table-cell table:formula="of:=[.C323]" office:value-type="float" office:value="3629" calcext:value-type="float">
            <text:p>3629,0</text:p>
          </table:table-cell>
          <table:table-cell table:formula="of:=[.D324]*2" office:value-type="float" office:value="7258" calcext:value-type="float">
            <text:p>7258,0</text:p>
          </table:table-cell>
          <table:table-cell table:formula="of:=[.D323]" office:value-type="float" office:value="-309" calcext:value-type="float">
            <text:p>-309,0</text:p>
          </table:table-cell>
          <table:table-cell table:number-columns-repeated="3"/>
        </table:table-row>
        <table:table-row table:style-name="ro1">
          <table:table-cell table:formula="of:=IF([.B325]&gt;=0;1;-1)*(2^[.$D$3])" office:value-type="float" office:value="4096" calcext:value-type="float">
            <text:p>4096</text:p>
          </table:table-cell>
          <table:table-cell table:formula="of:=[.$B$3]+[.E325]-[.F325]" office:value-type="float" office:value="9455.5" calcext:value-type="float">
            <text:p>9455,5</text:p>
          </table:table-cell>
          <table:table-cell table:formula="of:=[.B325]-[.A325]" office:value-type="float" office:value="5359.5" calcext:value-type="float">
            <text:p>5359,5</text:p>
          </table:table-cell>
          <table:table-cell table:formula="of:=[.C324]" office:value-type="float" office:value="5518.5" calcext:value-type="float">
            <text:p>5518,5</text:p>
          </table:table-cell>
          <table:table-cell table:formula="of:=[.D325]*2" office:value-type="float" office:value="11037" calcext:value-type="float">
            <text:p>11037,0</text:p>
          </table:table-cell>
          <table:table-cell table:formula="of:=[.D324]" office:value-type="float" office:value="3629" calcext:value-type="float">
            <text:p>3629,0</text:p>
          </table:table-cell>
          <table:table-cell table:number-columns-repeated="3"/>
        </table:table-row>
        <table:table-row table:style-name="ro1">
          <table:table-cell table:formula="of:=IF([.B326]&gt;=0;1;-1)*(2^[.$D$3])" office:value-type="float" office:value="4096" calcext:value-type="float">
            <text:p>4096</text:p>
          </table:table-cell>
          <table:table-cell table:formula="of:=[.$B$3]+[.E326]-[.F326]" office:value-type="float" office:value="7248" calcext:value-type="float">
            <text:p>7248,0</text:p>
          </table:table-cell>
          <table:table-cell table:formula="of:=[.B326]-[.A326]" office:value-type="float" office:value="3152" calcext:value-type="float">
            <text:p>3152,0</text:p>
          </table:table-cell>
          <table:table-cell table:formula="of:=[.C325]" office:value-type="float" office:value="5359.5" calcext:value-type="float">
            <text:p>5359,5</text:p>
          </table:table-cell>
          <table:table-cell table:formula="of:=[.D326]*2" office:value-type="float" office:value="10719" calcext:value-type="float">
            <text:p>10719,0</text:p>
          </table:table-cell>
          <table:table-cell table:formula="of:=[.D325]" office:value-type="float" office:value="5518.5" calcext:value-type="float">
            <text:p>5518,5</text:p>
          </table:table-cell>
          <table:table-cell table:number-columns-repeated="3"/>
        </table:table-row>
        <table:table-row table:style-name="ro1">
          <table:table-cell table:formula="of:=IF([.B327]&gt;=0;1;-1)*(2^[.$D$3])" office:value-type="float" office:value="4096" calcext:value-type="float">
            <text:p>4096</text:p>
          </table:table-cell>
          <table:table-cell table:formula="of:=[.$B$3]+[.E327]-[.F327]" office:value-type="float" office:value="2992" calcext:value-type="float">
            <text:p>2992,0</text:p>
          </table:table-cell>
          <table:table-cell table:formula="of:=[.B327]-[.A327]" office:value-type="float" office:value="-1104" calcext:value-type="float">
            <text:p>-1104,0</text:p>
          </table:table-cell>
          <table:table-cell table:formula="of:=[.C326]" office:value-type="float" office:value="3152" calcext:value-type="float">
            <text:p>3152,0</text:p>
          </table:table-cell>
          <table:table-cell table:formula="of:=[.D327]*2" office:value-type="float" office:value="6304" calcext:value-type="float">
            <text:p>6304,0</text:p>
          </table:table-cell>
          <table:table-cell table:formula="of:=[.D326]" office:value-type="float" office:value="5359.5" calcext:value-type="float">
            <text:p>5359,5</text:p>
          </table:table-cell>
          <table:table-cell table:number-columns-repeated="3"/>
        </table:table-row>
        <table:table-row table:style-name="ro1">
          <table:table-cell table:formula="of:=IF([.B328]&gt;=0;1;-1)*(2^[.$D$3])" office:value-type="float" office:value="-4096" calcext:value-type="float">
            <text:p>-4096</text:p>
          </table:table-cell>
          <table:table-cell table:formula="of:=[.$B$3]+[.E328]-[.F328]" office:value-type="float" office:value="-3312.5" calcext:value-type="float">
            <text:p>-3312,5</text:p>
          </table:table-cell>
          <table:table-cell table:formula="of:=[.B328]-[.A328]" office:value-type="float" office:value="783.5" calcext:value-type="float">
            <text:p>783,5</text:p>
          </table:table-cell>
          <table:table-cell table:formula="of:=[.C327]" office:value-type="float" office:value="-1104" calcext:value-type="float">
            <text:p>-1104,0</text:p>
          </table:table-cell>
          <table:table-cell table:formula="of:=[.D328]*2" office:value-type="float" office:value="-2208" calcext:value-type="float">
            <text:p>-2208,0</text:p>
          </table:table-cell>
          <table:table-cell table:formula="of:=[.D327]" office:value-type="float" office:value="3152" calcext:value-type="float">
            <text:p>3152,0</text:p>
          </table:table-cell>
          <table:table-cell table:number-columns-repeated="3"/>
        </table:table-row>
        <table:table-row table:style-name="ro1">
          <table:table-cell table:formula="of:=IF([.B329]&gt;=0;1;-1)*(2^[.$D$3])" office:value-type="float" office:value="4096" calcext:value-type="float">
            <text:p>4096</text:p>
          </table:table-cell>
          <table:table-cell table:formula="of:=[.$B$3]+[.E329]-[.F329]" office:value-type="float" office:value="4718.5" calcext:value-type="float">
            <text:p>4718,5</text:p>
          </table:table-cell>
          <table:table-cell table:formula="of:=[.B329]-[.A329]" office:value-type="float" office:value="622.5" calcext:value-type="float">
            <text:p>622,5</text:p>
          </table:table-cell>
          <table:table-cell table:formula="of:=[.C328]" office:value-type="float" office:value="783.5" calcext:value-type="float">
            <text:p>783,5</text:p>
          </table:table-cell>
          <table:table-cell table:formula="of:=[.D329]*2" office:value-type="float" office:value="1567" calcext:value-type="float">
            <text:p>1567,0</text:p>
          </table:table-cell>
          <table:table-cell table:formula="of:=[.D328]" office:value-type="float" office:value="-1104" calcext:value-type="float">
            <text:p>-1104,0</text:p>
          </table:table-cell>
          <table:table-cell table:number-columns-repeated="3"/>
        </table:table-row>
        <table:table-row table:style-name="ro1">
          <table:table-cell table:formula="of:=IF([.B330]&gt;=0;1;-1)*(2^[.$D$3])" office:value-type="float" office:value="4096" calcext:value-type="float">
            <text:p>4096</text:p>
          </table:table-cell>
          <table:table-cell table:formula="of:=[.$B$3]+[.E330]-[.F330]" office:value-type="float" office:value="2509" calcext:value-type="float">
            <text:p>2509,0</text:p>
          </table:table-cell>
          <table:table-cell table:formula="of:=[.B330]-[.A330]" office:value-type="float" office:value="-1587" calcext:value-type="float">
            <text:p>-1587,0</text:p>
          </table:table-cell>
          <table:table-cell table:formula="of:=[.C329]" office:value-type="float" office:value="622.5" calcext:value-type="float">
            <text:p>622,5</text:p>
          </table:table-cell>
          <table:table-cell table:formula="of:=[.D330]*2" office:value-type="float" office:value="1245" calcext:value-type="float">
            <text:p>1245,0</text:p>
          </table:table-cell>
          <table:table-cell table:formula="of:=[.D329]" office:value-type="float" office:value="783.5" calcext:value-type="float">
            <text:p>783,5</text:p>
          </table:table-cell>
          <table:table-cell table:number-columns-repeated="3"/>
        </table:table-row>
        <table:table-row table:style-name="ro1">
          <table:table-cell table:formula="of:=IF([.B331]&gt;=0;1;-1)*(2^[.$D$3])" office:value-type="float" office:value="-4096" calcext:value-type="float">
            <text:p>-4096</text:p>
          </table:table-cell>
          <table:table-cell table:formula="of:=[.$B$3]+[.E331]-[.F331]" office:value-type="float" office:value="-1749" calcext:value-type="float">
            <text:p>-1749,0</text:p>
          </table:table-cell>
          <table:table-cell table:formula="of:=[.B331]-[.A331]" office:value-type="float" office:value="2347" calcext:value-type="float">
            <text:p>2347,0</text:p>
          </table:table-cell>
          <table:table-cell table:formula="of:=[.C330]" office:value-type="float" office:value="-1587" calcext:value-type="float">
            <text:p>-1587,0</text:p>
          </table:table-cell>
          <table:table-cell table:formula="of:=[.D331]*2" office:value-type="float" office:value="-3174" calcext:value-type="float">
            <text:p>-3174,0</text:p>
          </table:table-cell>
          <table:table-cell table:formula="of:=[.D330]" office:value-type="float" office:value="622.5" calcext:value-type="float">
            <text:p>622,5</text:p>
          </table:table-cell>
          <table:table-cell table:number-columns-repeated="3"/>
        </table:table-row>
        <table:table-row table:style-name="ro1">
          <table:table-cell table:formula="of:=IF([.B332]&gt;=0;1;-1)*(2^[.$D$3])" office:value-type="float" office:value="4096" calcext:value-type="float">
            <text:p>4096</text:p>
          </table:table-cell>
          <table:table-cell table:formula="of:=[.$B$3]+[.E332]-[.F332]" office:value-type="float" office:value="8328.5" calcext:value-type="float">
            <text:p>8328,5</text:p>
          </table:table-cell>
          <table:table-cell table:formula="of:=[.B332]-[.A332]" office:value-type="float" office:value="4232.5" calcext:value-type="float">
            <text:p>4232,5</text:p>
          </table:table-cell>
          <table:table-cell table:formula="of:=[.C331]" office:value-type="float" office:value="2347" calcext:value-type="float">
            <text:p>2347,0</text:p>
          </table:table-cell>
          <table:table-cell table:formula="of:=[.D332]*2" office:value-type="float" office:value="4694" calcext:value-type="float">
            <text:p>4694,0</text:p>
          </table:table-cell>
          <table:table-cell table:formula="of:=[.D331]" office:value-type="float" office:value="-1587" calcext:value-type="float">
            <text:p>-1587,0</text:p>
          </table:table-cell>
          <table:table-cell table:number-columns-repeated="3"/>
        </table:table-row>
        <table:table-row table:style-name="ro1">
          <table:table-cell table:formula="of:=IF([.B333]&gt;=0;1;-1)*(2^[.$D$3])" office:value-type="float" office:value="4096" calcext:value-type="float">
            <text:p>4096</text:p>
          </table:table-cell>
          <table:table-cell table:formula="of:=[.$B$3]+[.E333]-[.F333]" office:value-type="float" office:value="8165.5" calcext:value-type="float">
            <text:p>8165,5</text:p>
          </table:table-cell>
          <table:table-cell table:formula="of:=[.B333]-[.A333]" office:value-type="float" office:value="4069.5" calcext:value-type="float">
            <text:p>4069,5</text:p>
          </table:table-cell>
          <table:table-cell table:formula="of:=[.C332]" office:value-type="float" office:value="4232.5" calcext:value-type="float">
            <text:p>4232,5</text:p>
          </table:table-cell>
          <table:table-cell table:formula="of:=[.D333]*2" office:value-type="float" office:value="8465" calcext:value-type="float">
            <text:p>8465,0</text:p>
          </table:table-cell>
          <table:table-cell table:formula="of:=[.D332]" office:value-type="float" office:value="2347" calcext:value-type="float">
            <text:p>2347,0</text:p>
          </table:table-cell>
          <table:table-cell table:number-columns-repeated="3"/>
        </table:table-row>
        <table:table-row table:style-name="ro1">
          <table:table-cell table:formula="of:=IF([.B334]&gt;=0;1;-1)*(2^[.$D$3])" office:value-type="float" office:value="4096" calcext:value-type="float">
            <text:p>4096</text:p>
          </table:table-cell>
          <table:table-cell table:formula="of:=[.$B$3]+[.E334]-[.F334]" office:value-type="float" office:value="5954" calcext:value-type="float">
            <text:p>5954,0</text:p>
          </table:table-cell>
          <table:table-cell table:formula="of:=[.B334]-[.A334]" office:value-type="float" office:value="1858" calcext:value-type="float">
            <text:p>1858,0</text:p>
          </table:table-cell>
          <table:table-cell table:formula="of:=[.C333]" office:value-type="float" office:value="4069.5" calcext:value-type="float">
            <text:p>4069,5</text:p>
          </table:table-cell>
          <table:table-cell table:formula="of:=[.D334]*2" office:value-type="float" office:value="8139" calcext:value-type="float">
            <text:p>8139,0</text:p>
          </table:table-cell>
          <table:table-cell table:formula="of:=[.D333]" office:value-type="float" office:value="4232.5" calcext:value-type="float">
            <text:p>4232,5</text:p>
          </table:table-cell>
          <table:table-cell table:number-columns-repeated="3"/>
        </table:table-row>
        <table:table-row table:style-name="ro1">
          <table:table-cell table:formula="of:=IF([.B335]&gt;=0;1;-1)*(2^[.$D$3])" office:value-type="float" office:value="4096" calcext:value-type="float">
            <text:p>4096</text:p>
          </table:table-cell>
          <table:table-cell table:formula="of:=[.$B$3]+[.E335]-[.F335]" office:value-type="float" office:value="1694" calcext:value-type="float">
            <text:p>1694,0</text:p>
          </table:table-cell>
          <table:table-cell table:formula="of:=[.B335]-[.A335]" office:value-type="float" office:value="-2402" calcext:value-type="float">
            <text:p>-2402,0</text:p>
          </table:table-cell>
          <table:table-cell table:formula="of:=[.C334]" office:value-type="float" office:value="1858" calcext:value-type="float">
            <text:p>1858,0</text:p>
          </table:table-cell>
          <table:table-cell table:formula="of:=[.D335]*2" office:value-type="float" office:value="3716" calcext:value-type="float">
            <text:p>3716,0</text:p>
          </table:table-cell>
          <table:table-cell table:formula="of:=[.D334]" office:value-type="float" office:value="4069.5" calcext:value-type="float">
            <text:p>4069,5</text:p>
          </table:table-cell>
          <table:table-cell table:number-columns-repeated="3"/>
        </table:table-row>
        <table:table-row table:style-name="ro1">
          <table:table-cell table:formula="of:=IF([.B336]&gt;=0;1;-1)*(2^[.$D$3])" office:value-type="float" office:value="-4096" calcext:value-type="float">
            <text:p>-4096</text:p>
          </table:table-cell>
          <table:table-cell table:formula="of:=[.$B$3]+[.E336]-[.F336]" office:value-type="float" office:value="-4614.5" calcext:value-type="float">
            <text:p>-4614,5</text:p>
          </table:table-cell>
          <table:table-cell table:formula="of:=[.B336]-[.A336]" office:value-type="float" office:value="-518.5" calcext:value-type="float">
            <text:p>-518,5</text:p>
          </table:table-cell>
          <table:table-cell table:formula="of:=[.C335]" office:value-type="float" office:value="-2402" calcext:value-type="float">
            <text:p>-2402,0</text:p>
          </table:table-cell>
          <table:table-cell table:formula="of:=[.D336]*2" office:value-type="float" office:value="-4804" calcext:value-type="float">
            <text:p>-4804,0</text:p>
          </table:table-cell>
          <table:table-cell table:formula="of:=[.D335]" office:value-type="float" office:value="1858" calcext:value-type="float">
            <text:p>1858,0</text:p>
          </table:table-cell>
          <table:table-cell table:number-columns-repeated="3"/>
        </table:table-row>
        <table:table-row table:style-name="ro1">
          <table:table-cell table:formula="of:=IF([.B337]&gt;=0;1;-1)*(2^[.$D$3])" office:value-type="float" office:value="4096" calcext:value-type="float">
            <text:p>4096</text:p>
          </table:table-cell>
          <table:table-cell table:formula="of:=[.$B$3]+[.E337]-[.F337]" office:value-type="float" office:value="3412.5" calcext:value-type="float">
            <text:p>3412,5</text:p>
          </table:table-cell>
          <table:table-cell table:formula="of:=[.B337]-[.A337]" office:value-type="float" office:value="-683.5" calcext:value-type="float">
            <text:p>-683,5</text:p>
          </table:table-cell>
          <table:table-cell table:formula="of:=[.C336]" office:value-type="float" office:value="-518.5" calcext:value-type="float">
            <text:p>-518,5</text:p>
          </table:table-cell>
          <table:table-cell table:formula="of:=[.D337]*2" office:value-type="float" office:value="-1037" calcext:value-type="float">
            <text:p>-1037,0</text:p>
          </table:table-cell>
          <table:table-cell table:formula="of:=[.D336]" office:value-type="float" office:value="-2402" calcext:value-type="float">
            <text:p>-2402,0</text:p>
          </table:table-cell>
          <table:table-cell table:number-columns-repeated="3"/>
        </table:table-row>
        <table:table-row table:style-name="ro1">
          <table:table-cell table:formula="of:=IF([.B338]&gt;=0;1;-1)*(2^[.$D$3])" office:value-type="float" office:value="4096" calcext:value-type="float">
            <text:p>4096</text:p>
          </table:table-cell>
          <table:table-cell table:formula="of:=[.$B$3]+[.E338]-[.F338]" office:value-type="float" office:value="1199" calcext:value-type="float">
            <text:p>1199,0</text:p>
          </table:table-cell>
          <table:table-cell table:formula="of:=[.B338]-[.A338]" office:value-type="float" office:value="-2897" calcext:value-type="float">
            <text:p>-2897,0</text:p>
          </table:table-cell>
          <table:table-cell table:formula="of:=[.C337]" office:value-type="float" office:value="-683.5" calcext:value-type="float">
            <text:p>-683,5</text:p>
          </table:table-cell>
          <table:table-cell table:formula="of:=[.D338]*2" office:value-type="float" office:value="-1367" calcext:value-type="float">
            <text:p>-1367,0</text:p>
          </table:table-cell>
          <table:table-cell table:formula="of:=[.D337]" office:value-type="float" office:value="-518.5" calcext:value-type="float">
            <text:p>-518,5</text:p>
          </table:table-cell>
          <table:table-cell table:number-columns-repeated="3"/>
        </table:table-row>
        <table:table-row table:style-name="ro1">
          <table:table-cell table:formula="of:=IF([.B339]&gt;=0;1;-1)*(2^[.$D$3])" office:value-type="float" office:value="-4096" calcext:value-type="float">
            <text:p>-4096</text:p>
          </table:table-cell>
          <table:table-cell table:formula="of:=[.$B$3]+[.E339]-[.F339]" office:value-type="float" office:value="-3063" calcext:value-type="float">
            <text:p>-3063,0</text:p>
          </table:table-cell>
          <table:table-cell table:formula="of:=[.B339]-[.A339]" office:value-type="float" office:value="1033" calcext:value-type="float">
            <text:p>1033,0</text:p>
          </table:table-cell>
          <table:table-cell table:formula="of:=[.C338]" office:value-type="float" office:value="-2897" calcext:value-type="float">
            <text:p>-2897,0</text:p>
          </table:table-cell>
          <table:table-cell table:formula="of:=[.D339]*2" office:value-type="float" office:value="-5794" calcext:value-type="float">
            <text:p>-5794,0</text:p>
          </table:table-cell>
          <table:table-cell table:formula="of:=[.D338]" office:value-type="float" office:value="-683.5" calcext:value-type="float">
            <text:p>-683,5</text:p>
          </table:table-cell>
          <table:table-cell table:number-columns-repeated="3"/>
        </table:table-row>
        <table:table-row table:style-name="ro1">
          <table:table-cell table:formula="of:=IF([.B340]&gt;=0;1;-1)*(2^[.$D$3])" office:value-type="float" office:value="4096" calcext:value-type="float">
            <text:p>4096</text:p>
          </table:table-cell>
          <table:table-cell table:formula="of:=[.$B$3]+[.E340]-[.F340]" office:value-type="float" office:value="7010.5" calcext:value-type="float">
            <text:p>7010,5</text:p>
          </table:table-cell>
          <table:table-cell table:formula="of:=[.B340]-[.A340]" office:value-type="float" office:value="2914.5" calcext:value-type="float">
            <text:p>2914,5</text:p>
          </table:table-cell>
          <table:table-cell table:formula="of:=[.C339]" office:value-type="float" office:value="1033" calcext:value-type="float">
            <text:p>1033,0</text:p>
          </table:table-cell>
          <table:table-cell table:formula="of:=[.D340]*2" office:value-type="float" office:value="2066" calcext:value-type="float">
            <text:p>2066,0</text:p>
          </table:table-cell>
          <table:table-cell table:formula="of:=[.D339]" office:value-type="float" office:value="-2897" calcext:value-type="float">
            <text:p>-2897,0</text:p>
          </table:table-cell>
          <table:table-cell table:number-columns-repeated="3"/>
        </table:table-row>
        <table:table-row table:style-name="ro1">
          <table:table-cell table:formula="of:=IF([.B341]&gt;=0;1;-1)*(2^[.$D$3])" office:value-type="float" office:value="4096" calcext:value-type="float">
            <text:p>4096</text:p>
          </table:table-cell>
          <table:table-cell table:formula="of:=[.$B$3]+[.E341]-[.F341]" office:value-type="float" office:value="6843.5" calcext:value-type="float">
            <text:p>6843,5</text:p>
          </table:table-cell>
          <table:table-cell table:formula="of:=[.B341]-[.A341]" office:value-type="float" office:value="2747.5" calcext:value-type="float">
            <text:p>2747,5</text:p>
          </table:table-cell>
          <table:table-cell table:formula="of:=[.C340]" office:value-type="float" office:value="2914.5" calcext:value-type="float">
            <text:p>2914,5</text:p>
          </table:table-cell>
          <table:table-cell table:formula="of:=[.D341]*2" office:value-type="float" office:value="5829" calcext:value-type="float">
            <text:p>5829,0</text:p>
          </table:table-cell>
          <table:table-cell table:formula="of:=[.D340]" office:value-type="float" office:value="1033" calcext:value-type="float">
            <text:p>1033,0</text:p>
          </table:table-cell>
          <table:table-cell table:number-columns-repeated="3"/>
        </table:table-row>
        <table:table-row table:style-name="ro1">
          <table:table-cell table:formula="of:=IF([.B342]&gt;=0;1;-1)*(2^[.$D$3])" office:value-type="float" office:value="4096" calcext:value-type="float">
            <text:p>4096</text:p>
          </table:table-cell>
          <table:table-cell table:formula="of:=[.$B$3]+[.E342]-[.F342]" office:value-type="float" office:value="4628" calcext:value-type="float">
            <text:p>4628,0</text:p>
          </table:table-cell>
          <table:table-cell table:formula="of:=[.B342]-[.A342]" office:value-type="float" office:value="532" calcext:value-type="float">
            <text:p>532,0</text:p>
          </table:table-cell>
          <table:table-cell table:formula="of:=[.C341]" office:value-type="float" office:value="2747.5" calcext:value-type="float">
            <text:p>2747,5</text:p>
          </table:table-cell>
          <table:table-cell table:formula="of:=[.D342]*2" office:value-type="float" office:value="5495" calcext:value-type="float">
            <text:p>5495,0</text:p>
          </table:table-cell>
          <table:table-cell table:formula="of:=[.D341]" office:value-type="float" office:value="2914.5" calcext:value-type="float">
            <text:p>2914,5</text:p>
          </table:table-cell>
          <table:table-cell table:number-columns-repeated="3"/>
        </table:table-row>
        <table:table-row table:style-name="ro1">
          <table:table-cell table:formula="of:=IF([.B343]&gt;=0;1;-1)*(2^[.$D$3])" office:value-type="float" office:value="4096" calcext:value-type="float">
            <text:p>4096</text:p>
          </table:table-cell>
          <table:table-cell table:formula="of:=[.$B$3]+[.E343]-[.F343]" office:value-type="float" office:value="364" calcext:value-type="float">
            <text:p>364,0</text:p>
          </table:table-cell>
          <table:table-cell table:formula="of:=[.B343]-[.A343]" office:value-type="float" office:value="-3732" calcext:value-type="float">
            <text:p>-3732,0</text:p>
          </table:table-cell>
          <table:table-cell table:formula="of:=[.C342]" office:value-type="float" office:value="532" calcext:value-type="float">
            <text:p>532,0</text:p>
          </table:table-cell>
          <table:table-cell table:formula="of:=[.D343]*2" office:value-type="float" office:value="1064" calcext:value-type="float">
            <text:p>1064,0</text:p>
          </table:table-cell>
          <table:table-cell table:formula="of:=[.D342]" office:value-type="float" office:value="2747.5" calcext:value-type="float">
            <text:p>2747,5</text:p>
          </table:table-cell>
          <table:table-cell table:number-columns-repeated="3"/>
        </table:table-row>
        <table:table-row table:style-name="ro1">
          <table:table-cell table:formula="of:=IF([.B344]&gt;=0;1;-1)*(2^[.$D$3])" office:value-type="float" office:value="-4096" calcext:value-type="float">
            <text:p>-4096</text:p>
          </table:table-cell>
          <table:table-cell table:formula="of:=[.$B$3]+[.E344]-[.F344]" office:value-type="float" office:value="-5948.5" calcext:value-type="float">
            <text:p>-5948,5</text:p>
          </table:table-cell>
          <table:table-cell table:formula="of:=[.B344]-[.A344]" office:value-type="float" office:value="-1852.5" calcext:value-type="float">
            <text:p>-1852,5</text:p>
          </table:table-cell>
          <table:table-cell table:formula="of:=[.C343]" office:value-type="float" office:value="-3732" calcext:value-type="float">
            <text:p>-3732,0</text:p>
          </table:table-cell>
          <table:table-cell table:formula="of:=[.D344]*2" office:value-type="float" office:value="-7464" calcext:value-type="float">
            <text:p>-7464,0</text:p>
          </table:table-cell>
          <table:table-cell table:formula="of:=[.D343]" office:value-type="float" office:value="532" calcext:value-type="float">
            <text:p>532,0</text:p>
          </table:table-cell>
          <table:table-cell table:number-columns-repeated="3"/>
        </table:table-row>
        <table:table-row table:style-name="ro1">
          <table:table-cell table:formula="of:=IF([.B345]&gt;=0;1;-1)*(2^[.$D$3])" office:value-type="float" office:value="4096" calcext:value-type="float">
            <text:p>4096</text:p>
          </table:table-cell>
          <table:table-cell table:formula="of:=[.$B$3]+[.E345]-[.F345]" office:value-type="float" office:value="2074.5" calcext:value-type="float">
            <text:p>2074,5</text:p>
          </table:table-cell>
          <table:table-cell table:formula="of:=[.B345]-[.A345]" office:value-type="float" office:value="-2021.5" calcext:value-type="float">
            <text:p>-2021,5</text:p>
          </table:table-cell>
          <table:table-cell table:formula="of:=[.C344]" office:value-type="float" office:value="-1852.5" calcext:value-type="float">
            <text:p>-1852,5</text:p>
          </table:table-cell>
          <table:table-cell table:formula="of:=[.D345]*2" office:value-type="float" office:value="-3705" calcext:value-type="float">
            <text:p>-3705,0</text:p>
          </table:table-cell>
          <table:table-cell table:formula="of:=[.D344]" office:value-type="float" office:value="-3732" calcext:value-type="float">
            <text:p>-3732,0</text:p>
          </table:table-cell>
          <table:table-cell table:number-columns-repeated="3"/>
        </table:table-row>
        <table:table-row table:style-name="ro1">
          <table:table-cell table:formula="of:=IF([.B346]&gt;=0;1;-1)*(2^[.$D$3])" office:value-type="float" office:value="-4096" calcext:value-type="float">
            <text:p>-4096</text:p>
          </table:table-cell>
          <table:table-cell table:formula="of:=[.$B$3]+[.E346]-[.F346]" office:value-type="float" office:value="-143" calcext:value-type="float">
            <text:p>-143,0</text:p>
          </table:table-cell>
          <table:table-cell table:formula="of:=[.B346]-[.A346]" office:value-type="float" office:value="3953" calcext:value-type="float">
            <text:p>3953,0</text:p>
          </table:table-cell>
          <table:table-cell table:formula="of:=[.C345]" office:value-type="float" office:value="-2021.5" calcext:value-type="float">
            <text:p>-2021,5</text:p>
          </table:table-cell>
          <table:table-cell table:formula="of:=[.D346]*2" office:value-type="float" office:value="-4043" calcext:value-type="float">
            <text:p>-4043,0</text:p>
          </table:table-cell>
          <table:table-cell table:formula="of:=[.D345]" office:value-type="float" office:value="-1852.5" calcext:value-type="float">
            <text:p>-1852,5</text:p>
          </table:table-cell>
          <table:table-cell table:number-columns-repeated="3"/>
        </table:table-row>
        <table:table-row table:style-name="ro1">
          <table:table-cell table:formula="of:=IF([.B347]&gt;=0;1;-1)*(2^[.$D$3])" office:value-type="float" office:value="4096" calcext:value-type="float">
            <text:p>4096</text:p>
          </table:table-cell>
          <table:table-cell table:formula="of:=[.$B$3]+[.E347]-[.F347]" office:value-type="float" office:value="11975" calcext:value-type="float">
            <text:p>11975,0</text:p>
          </table:table-cell>
          <table:table-cell table:formula="of:=[.B347]-[.A347]" office:value-type="float" office:value="7879" calcext:value-type="float">
            <text:p>7879,0</text:p>
          </table:table-cell>
          <table:table-cell table:formula="of:=[.C346]" office:value-type="float" office:value="3953" calcext:value-type="float">
            <text:p>3953,0</text:p>
          </table:table-cell>
          <table:table-cell table:formula="of:=[.D347]*2" office:value-type="float" office:value="7906" calcext:value-type="float">
            <text:p>7906,0</text:p>
          </table:table-cell>
          <table:table-cell table:formula="of:=[.D346]" office:value-type="float" office:value="-2021.5" calcext:value-type="float">
            <text:p>-2021,5</text:p>
          </table:table-cell>
          <table:table-cell table:number-columns-repeated="3"/>
        </table:table-row>
        <table:table-row table:style-name="ro1">
          <table:table-cell table:formula="of:=IF([.B348]&gt;=0;1;-1)*(2^[.$D$3])" office:value-type="float" office:value="4096" calcext:value-type="float">
            <text:p>4096</text:p>
          </table:table-cell>
          <table:table-cell table:formula="of:=[.$B$3]+[.E348]-[.F348]" office:value-type="float" office:value="13852.5" calcext:value-type="float">
            <text:p>13852,5</text:p>
          </table:table-cell>
          <table:table-cell table:formula="of:=[.B348]-[.A348]" office:value-type="float" office:value="9756.5" calcext:value-type="float">
            <text:p>9756,5</text:p>
          </table:table-cell>
          <table:table-cell table:formula="of:=[.C347]" office:value-type="float" office:value="7879" calcext:value-type="float">
            <text:p>7879,0</text:p>
          </table:table-cell>
          <table:table-cell table:formula="of:=[.D348]*2" office:value-type="float" office:value="15758" calcext:value-type="float">
            <text:p>15758,0</text:p>
          </table:table-cell>
          <table:table-cell table:formula="of:=[.D347]" office:value-type="float" office:value="3953" calcext:value-type="float">
            <text:p>3953,0</text:p>
          </table:table-cell>
          <table:table-cell table:number-columns-repeated="3"/>
        </table:table-row>
        <table:table-row table:style-name="ro1">
          <table:table-cell table:formula="of:=IF([.B349]&gt;=0;1;-1)*(2^[.$D$3])" office:value-type="float" office:value="4096" calcext:value-type="float">
            <text:p>4096</text:p>
          </table:table-cell>
          <table:table-cell table:formula="of:=[.$B$3]+[.E349]-[.F349]" office:value-type="float" office:value="13681.5" calcext:value-type="float">
            <text:p>13681,5</text:p>
          </table:table-cell>
          <table:table-cell table:formula="of:=[.B349]-[.A349]" office:value-type="float" office:value="9585.5" calcext:value-type="float">
            <text:p>9585,5</text:p>
          </table:table-cell>
          <table:table-cell table:formula="of:=[.C348]" office:value-type="float" office:value="9756.5" calcext:value-type="float">
            <text:p>9756,5</text:p>
          </table:table-cell>
          <table:table-cell table:formula="of:=[.D349]*2" office:value-type="float" office:value="19513" calcext:value-type="float">
            <text:p>19513,0</text:p>
          </table:table-cell>
          <table:table-cell table:formula="of:=[.D348]" office:value-type="float" office:value="7879" calcext:value-type="float">
            <text:p>7879,0</text:p>
          </table:table-cell>
          <table:table-cell table:number-columns-repeated="3"/>
        </table:table-row>
        <table:table-row table:style-name="ro1">
          <table:table-cell table:formula="of:=IF([.B350]&gt;=0;1;-1)*(2^[.$D$3])" office:value-type="float" office:value="4096" calcext:value-type="float">
            <text:p>4096</text:p>
          </table:table-cell>
          <table:table-cell table:formula="of:=[.$B$3]+[.E350]-[.F350]" office:value-type="float" office:value="11462" calcext:value-type="float">
            <text:p>11462,0</text:p>
          </table:table-cell>
          <table:table-cell table:formula="of:=[.B350]-[.A350]" office:value-type="float" office:value="7366" calcext:value-type="float">
            <text:p>7366,0</text:p>
          </table:table-cell>
          <table:table-cell table:formula="of:=[.C349]" office:value-type="float" office:value="9585.5" calcext:value-type="float">
            <text:p>9585,5</text:p>
          </table:table-cell>
          <table:table-cell table:formula="of:=[.D350]*2" office:value-type="float" office:value="19171" calcext:value-type="float">
            <text:p>19171,0</text:p>
          </table:table-cell>
          <table:table-cell table:formula="of:=[.D349]" office:value-type="float" office:value="9756.5" calcext:value-type="float">
            <text:p>9756,5</text:p>
          </table:table-cell>
          <table:table-cell table:number-columns-repeated="3"/>
        </table:table-row>
        <table:table-row table:style-name="ro1">
          <table:table-cell table:formula="of:=IF([.B351]&gt;=0;1;-1)*(2^[.$D$3])" office:value-type="float" office:value="4096" calcext:value-type="float">
            <text:p>4096</text:p>
          </table:table-cell>
          <table:table-cell table:formula="of:=[.$B$3]+[.E351]-[.F351]" office:value-type="float" office:value="7194" calcext:value-type="float">
            <text:p>7194,0</text:p>
          </table:table-cell>
          <table:table-cell table:formula="of:=[.B351]-[.A351]" office:value-type="float" office:value="3098" calcext:value-type="float">
            <text:p>3098,0</text:p>
          </table:table-cell>
          <table:table-cell table:formula="of:=[.C350]" office:value-type="float" office:value="7366" calcext:value-type="float">
            <text:p>7366,0</text:p>
          </table:table-cell>
          <table:table-cell table:formula="of:=[.D351]*2" office:value-type="float" office:value="14732" calcext:value-type="float">
            <text:p>14732,0</text:p>
          </table:table-cell>
          <table:table-cell table:formula="of:=[.D350]" office:value-type="float" office:value="9585.5" calcext:value-type="float">
            <text:p>9585,5</text:p>
          </table:table-cell>
          <table:table-cell table:number-columns-repeated="3"/>
        </table:table-row>
        <table:table-row table:style-name="ro1">
          <table:table-cell table:formula="of:=IF([.B352]&gt;=0;1;-1)*(2^[.$D$3])" office:value-type="float" office:value="4096" calcext:value-type="float">
            <text:p>4096</text:p>
          </table:table-cell>
          <table:table-cell table:formula="of:=[.$B$3]+[.E352]-[.F352]" office:value-type="float" office:value="877.5" calcext:value-type="float">
            <text:p>877,5</text:p>
          </table:table-cell>
          <table:table-cell table:formula="of:=[.B352]-[.A352]" office:value-type="float" office:value="-3218.5" calcext:value-type="float">
            <text:p>-3218,5</text:p>
          </table:table-cell>
          <table:table-cell table:formula="of:=[.C351]" office:value-type="float" office:value="3098" calcext:value-type="float">
            <text:p>3098,0</text:p>
          </table:table-cell>
          <table:table-cell table:formula="of:=[.D352]*2" office:value-type="float" office:value="6196" calcext:value-type="float">
            <text:p>6196,0</text:p>
          </table:table-cell>
          <table:table-cell table:formula="of:=[.D351]" office:value-type="float" office:value="7366" calcext:value-type="float">
            <text:p>7366,0</text:p>
          </table:table-cell>
          <table:table-cell table:number-columns-repeated="3"/>
        </table:table-row>
        <table:table-row table:style-name="ro1">
          <table:table-cell table:formula="of:=IF([.B353]&gt;=0;1;-1)*(2^[.$D$3])" office:value-type="float" office:value="-4096" calcext:value-type="float">
            <text:p>-4096</text:p>
          </table:table-cell>
          <table:table-cell table:formula="of:=[.$B$3]+[.E353]-[.F353]" office:value-type="float" office:value="-7487.5" calcext:value-type="float">
            <text:p>-7487,5</text:p>
          </table:table-cell>
          <table:table-cell table:formula="of:=[.B353]-[.A353]" office:value-type="float" office:value="-3391.5" calcext:value-type="float">
            <text:p>-3391,5</text:p>
          </table:table-cell>
          <table:table-cell table:formula="of:=[.C352]" office:value-type="float" office:value="-3218.5" calcext:value-type="float">
            <text:p>-3218,5</text:p>
          </table:table-cell>
          <table:table-cell table:formula="of:=[.D353]*2" office:value-type="float" office:value="-6437" calcext:value-type="float">
            <text:p>-6437,0</text:p>
          </table:table-cell>
          <table:table-cell table:formula="of:=[.D352]" office:value-type="float" office:value="3098" calcext:value-type="float">
            <text:p>3098,0</text:p>
          </table:table-cell>
          <table:table-cell table:number-columns-repeated="3"/>
        </table:table-row>
        <table:table-row table:style-name="ro1">
          <table:table-cell table:formula="of:=IF([.B354]&gt;=0;1;-1)*(2^[.$D$3])" office:value-type="float" office:value="-4096" calcext:value-type="float">
            <text:p>-4096</text:p>
          </table:table-cell>
          <table:table-cell table:formula="of:=[.$B$3]+[.E354]-[.F354]" office:value-type="float" office:value="-1517" calcext:value-type="float">
            <text:p>-1517,0</text:p>
          </table:table-cell>
          <table:table-cell table:formula="of:=[.B354]-[.A354]" office:value-type="float" office:value="2579" calcext:value-type="float">
            <text:p>2579,0</text:p>
          </table:table-cell>
          <table:table-cell table:formula="of:=[.C353]" office:value-type="float" office:value="-3391.5" calcext:value-type="float">
            <text:p>-3391,5</text:p>
          </table:table-cell>
          <table:table-cell table:formula="of:=[.D354]*2" office:value-type="float" office:value="-6783" calcext:value-type="float">
            <text:p>-6783,0</text:p>
          </table:table-cell>
          <table:table-cell table:formula="of:=[.D353]" office:value-type="float" office:value="-3218.5" calcext:value-type="float">
            <text:p>-3218,5</text:p>
          </table:table-cell>
          <table:table-cell table:number-columns-repeated="3"/>
        </table:table-row>
        <table:table-row table:style-name="ro1">
          <table:table-cell table:formula="of:=IF([.B355]&gt;=0;1;-1)*(2^[.$D$3])" office:value-type="float" office:value="4096" calcext:value-type="float">
            <text:p>4096</text:p>
          </table:table-cell>
          <table:table-cell table:formula="of:=[.$B$3]+[.E355]-[.F355]" office:value-type="float" office:value="10597" calcext:value-type="float">
            <text:p>10597,0</text:p>
          </table:table-cell>
          <table:table-cell table:formula="of:=[.B355]-[.A355]" office:value-type="float" office:value="6501" calcext:value-type="float">
            <text:p>6501,0</text:p>
          </table:table-cell>
          <table:table-cell table:formula="of:=[.C354]" office:value-type="float" office:value="2579" calcext:value-type="float">
            <text:p>2579,0</text:p>
          </table:table-cell>
          <table:table-cell table:formula="of:=[.D355]*2" office:value-type="float" office:value="5158" calcext:value-type="float">
            <text:p>5158,0</text:p>
          </table:table-cell>
          <table:table-cell table:formula="of:=[.D354]" office:value-type="float" office:value="-3391.5" calcext:value-type="float">
            <text:p>-3391,5</text:p>
          </table:table-cell>
          <table:table-cell table:number-columns-repeated="3"/>
        </table:table-row>
        <table:table-row table:style-name="ro1">
          <table:table-cell table:formula="of:=IF([.B356]&gt;=0;1;-1)*(2^[.$D$3])" office:value-type="float" office:value="4096" calcext:value-type="float">
            <text:p>4096</text:p>
          </table:table-cell>
          <table:table-cell table:formula="of:=[.$B$3]+[.E356]-[.F356]" office:value-type="float" office:value="12470.5" calcext:value-type="float">
            <text:p>12470,5</text:p>
          </table:table-cell>
          <table:table-cell table:formula="of:=[.B356]-[.A356]" office:value-type="float" office:value="8374.5" calcext:value-type="float">
            <text:p>8374,5</text:p>
          </table:table-cell>
          <table:table-cell table:formula="of:=[.C355]" office:value-type="float" office:value="6501" calcext:value-type="float">
            <text:p>6501,0</text:p>
          </table:table-cell>
          <table:table-cell table:formula="of:=[.D356]*2" office:value-type="float" office:value="13002" calcext:value-type="float">
            <text:p>13002,0</text:p>
          </table:table-cell>
          <table:table-cell table:formula="of:=[.D355]" office:value-type="float" office:value="2579" calcext:value-type="float">
            <text:p>2579,0</text:p>
          </table:table-cell>
          <table:table-cell table:number-columns-repeated="3"/>
        </table:table-row>
        <table:table-row table:style-name="ro1">
          <table:table-cell table:formula="of:=IF([.B357]&gt;=0;1;-1)*(2^[.$D$3])" office:value-type="float" office:value="4096" calcext:value-type="float">
            <text:p>4096</text:p>
          </table:table-cell>
          <table:table-cell table:formula="of:=[.$B$3]+[.E357]-[.F357]" office:value-type="float" office:value="12295.5" calcext:value-type="float">
            <text:p>12295,5</text:p>
          </table:table-cell>
          <table:table-cell table:formula="of:=[.B357]-[.A357]" office:value-type="float" office:value="8199.5" calcext:value-type="float">
            <text:p>8199,5</text:p>
          </table:table-cell>
          <table:table-cell table:formula="of:=[.C356]" office:value-type="float" office:value="8374.5" calcext:value-type="float">
            <text:p>8374,5</text:p>
          </table:table-cell>
          <table:table-cell table:formula="of:=[.D357]*2" office:value-type="float" office:value="16749" calcext:value-type="float">
            <text:p>16749,0</text:p>
          </table:table-cell>
          <table:table-cell table:formula="of:=[.D356]" office:value-type="float" office:value="6501" calcext:value-type="float">
            <text:p>6501,0</text:p>
          </table:table-cell>
          <table:table-cell table:number-columns-repeated="3"/>
        </table:table-row>
        <table:table-row table:style-name="ro1">
          <table:table-cell table:formula="of:=IF([.B358]&gt;=0;1;-1)*(2^[.$D$3])" office:value-type="float" office:value="4096" calcext:value-type="float">
            <text:p>4096</text:p>
          </table:table-cell>
          <table:table-cell table:formula="of:=[.$B$3]+[.E358]-[.F358]" office:value-type="float" office:value="10072" calcext:value-type="float">
            <text:p>10072,0</text:p>
          </table:table-cell>
          <table:table-cell table:formula="of:=[.B358]-[.A358]" office:value-type="float" office:value="5976" calcext:value-type="float">
            <text:p>5976,0</text:p>
          </table:table-cell>
          <table:table-cell table:formula="of:=[.C357]" office:value-type="float" office:value="8199.5" calcext:value-type="float">
            <text:p>8199,5</text:p>
          </table:table-cell>
          <table:table-cell table:formula="of:=[.D358]*2" office:value-type="float" office:value="16399" calcext:value-type="float">
            <text:p>16399,0</text:p>
          </table:table-cell>
          <table:table-cell table:formula="of:=[.D357]" office:value-type="float" office:value="8374.5" calcext:value-type="float">
            <text:p>8374,5</text:p>
          </table:table-cell>
          <table:table-cell table:number-columns-repeated="3"/>
        </table:table-row>
        <table:table-row table:style-name="ro1">
          <table:table-cell table:formula="of:=IF([.B359]&gt;=0;1;-1)*(2^[.$D$3])" office:value-type="float" office:value="4096" calcext:value-type="float">
            <text:p>4096</text:p>
          </table:table-cell>
          <table:table-cell table:formula="of:=[.$B$3]+[.E359]-[.F359]" office:value-type="float" office:value="5800" calcext:value-type="float">
            <text:p>5800,0</text:p>
          </table:table-cell>
          <table:table-cell table:formula="of:=[.B359]-[.A359]" office:value-type="float" office:value="1704" calcext:value-type="float">
            <text:p>1704,0</text:p>
          </table:table-cell>
          <table:table-cell table:formula="of:=[.C358]" office:value-type="float" office:value="5976" calcext:value-type="float">
            <text:p>5976,0</text:p>
          </table:table-cell>
          <table:table-cell table:formula="of:=[.D359]*2" office:value-type="float" office:value="11952" calcext:value-type="float">
            <text:p>11952,0</text:p>
          </table:table-cell>
          <table:table-cell table:formula="of:=[.D358]" office:value-type="float" office:value="8199.5" calcext:value-type="float">
            <text:p>8199,5</text:p>
          </table:table-cell>
          <table:table-cell table:number-columns-repeated="3"/>
        </table:table-row>
        <table:table-row table:style-name="ro1">
          <table:table-cell table:formula="of:=IF([.B360]&gt;=0;1;-1)*(2^[.$D$3])" office:value-type="float" office:value="-4096" calcext:value-type="float">
            <text:p>-4096</text:p>
          </table:table-cell>
          <table:table-cell table:formula="of:=[.$B$3]+[.E360]-[.F360]" office:value-type="float" office:value="-520.5" calcext:value-type="float">
            <text:p>-520,5</text:p>
          </table:table-cell>
          <table:table-cell table:formula="of:=[.B360]-[.A360]" office:value-type="float" office:value="3575.5" calcext:value-type="float">
            <text:p>3575,5</text:p>
          </table:table-cell>
          <table:table-cell table:formula="of:=[.C359]" office:value-type="float" office:value="1704" calcext:value-type="float">
            <text:p>1704,0</text:p>
          </table:table-cell>
          <table:table-cell table:formula="of:=[.D360]*2" office:value-type="float" office:value="3408" calcext:value-type="float">
            <text:p>3408,0</text:p>
          </table:table-cell>
          <table:table-cell table:formula="of:=[.D359]" office:value-type="float" office:value="5976" calcext:value-type="float">
            <text:p>5976,0</text:p>
          </table:table-cell>
          <table:table-cell table:number-columns-repeated="3"/>
        </table:table-row>
        <table:table-row table:style-name="ro1">
          <table:table-cell table:formula="of:=IF([.B361]&gt;=0;1;-1)*(2^[.$D$3])" office:value-type="float" office:value="4096" calcext:value-type="float">
            <text:p>4096</text:p>
          </table:table-cell>
          <table:table-cell table:formula="of:=[.$B$3]+[.E361]-[.F361]" office:value-type="float" office:value="7494.5" calcext:value-type="float">
            <text:p>7494,5</text:p>
          </table:table-cell>
          <table:table-cell table:formula="of:=[.B361]-[.A361]" office:value-type="float" office:value="3398.5" calcext:value-type="float">
            <text:p>3398,5</text:p>
          </table:table-cell>
          <table:table-cell table:formula="of:=[.C360]" office:value-type="float" office:value="3575.5" calcext:value-type="float">
            <text:p>3575,5</text:p>
          </table:table-cell>
          <table:table-cell table:formula="of:=[.D361]*2" office:value-type="float" office:value="7151" calcext:value-type="float">
            <text:p>7151,0</text:p>
          </table:table-cell>
          <table:table-cell table:formula="of:=[.D360]" office:value-type="float" office:value="1704" calcext:value-type="float">
            <text:p>1704,0</text:p>
          </table:table-cell>
          <table:table-cell table:number-columns-repeated="3"/>
        </table:table-row>
        <table:table-row table:style-name="ro1">
          <table:table-cell table:formula="of:=IF([.B362]&gt;=0;1;-1)*(2^[.$D$3])" office:value-type="float" office:value="4096" calcext:value-type="float">
            <text:p>4096</text:p>
          </table:table-cell>
          <table:table-cell table:formula="of:=[.$B$3]+[.E362]-[.F362]" office:value-type="float" office:value="5269" calcext:value-type="float">
            <text:p>5269,0</text:p>
          </table:table-cell>
          <table:table-cell table:formula="of:=[.B362]-[.A362]" office:value-type="float" office:value="1173" calcext:value-type="float">
            <text:p>1173,0</text:p>
          </table:table-cell>
          <table:table-cell table:formula="of:=[.C361]" office:value-type="float" office:value="3398.5" calcext:value-type="float">
            <text:p>3398,5</text:p>
          </table:table-cell>
          <table:table-cell table:formula="of:=[.D362]*2" office:value-type="float" office:value="6797" calcext:value-type="float">
            <text:p>6797,0</text:p>
          </table:table-cell>
          <table:table-cell table:formula="of:=[.D361]" office:value-type="float" office:value="3575.5" calcext:value-type="float">
            <text:p>3575,5</text:p>
          </table:table-cell>
          <table:table-cell table:number-columns-repeated="3"/>
        </table:table-row>
        <table:table-row table:style-name="ro1">
          <table:table-cell table:formula="of:=IF([.B363]&gt;=0;1;-1)*(2^[.$D$3])" office:value-type="float" office:value="4096" calcext:value-type="float">
            <text:p>4096</text:p>
          </table:table-cell>
          <table:table-cell table:formula="of:=[.$B$3]+[.E363]-[.F363]" office:value-type="float" office:value="995" calcext:value-type="float">
            <text:p>995,0</text:p>
          </table:table-cell>
          <table:table-cell table:formula="of:=[.B363]-[.A363]" office:value-type="float" office:value="-3101" calcext:value-type="float">
            <text:p>-3101,0</text:p>
          </table:table-cell>
          <table:table-cell table:formula="of:=[.C362]" office:value-type="float" office:value="1173" calcext:value-type="float">
            <text:p>1173,0</text:p>
          </table:table-cell>
          <table:table-cell table:formula="of:=[.D363]*2" office:value-type="float" office:value="2346" calcext:value-type="float">
            <text:p>2346,0</text:p>
          </table:table-cell>
          <table:table-cell table:formula="of:=[.D362]" office:value-type="float" office:value="3398.5" calcext:value-type="float">
            <text:p>3398,5</text:p>
          </table:table-cell>
          <table:table-cell table:number-columns-repeated="3"/>
        </table:table-row>
        <table:table-row table:style-name="ro1">
          <table:table-cell table:formula="of:=IF([.B364]&gt;=0;1;-1)*(2^[.$D$3])" office:value-type="float" office:value="-4096" calcext:value-type="float">
            <text:p>-4096</text:p>
          </table:table-cell>
          <table:table-cell table:formula="of:=[.$B$3]+[.E364]-[.F364]" office:value-type="float" office:value="-5327.5" calcext:value-type="float">
            <text:p>-5327,5</text:p>
          </table:table-cell>
          <table:table-cell table:formula="of:=[.B364]-[.A364]" office:value-type="float" office:value="-1231.5" calcext:value-type="float">
            <text:p>-1231,5</text:p>
          </table:table-cell>
          <table:table-cell table:formula="of:=[.C363]" office:value-type="float" office:value="-3101" calcext:value-type="float">
            <text:p>-3101,0</text:p>
          </table:table-cell>
          <table:table-cell table:formula="of:=[.D364]*2" office:value-type="float" office:value="-6202" calcext:value-type="float">
            <text:p>-6202,0</text:p>
          </table:table-cell>
          <table:table-cell table:formula="of:=[.D363]" office:value-type="float" office:value="1173" calcext:value-type="float">
            <text:p>1173,0</text:p>
          </table:table-cell>
          <table:table-cell table:number-columns-repeated="3"/>
        </table:table-row>
        <table:table-row table:style-name="ro1">
          <table:table-cell table:formula="of:=IF([.B365]&gt;=0;1;-1)*(2^[.$D$3])" office:value-type="float" office:value="4096" calcext:value-type="float">
            <text:p>4096</text:p>
          </table:table-cell>
          <table:table-cell table:formula="of:=[.$B$3]+[.E365]-[.F365]" office:value-type="float" office:value="2685.5" calcext:value-type="float">
            <text:p>2685,5</text:p>
          </table:table-cell>
          <table:table-cell table:formula="of:=[.B365]-[.A365]" office:value-type="float" office:value="-1410.5" calcext:value-type="float">
            <text:p>-1410,5</text:p>
          </table:table-cell>
          <table:table-cell table:formula="of:=[.C364]" office:value-type="float" office:value="-1231.5" calcext:value-type="float">
            <text:p>-1231,5</text:p>
          </table:table-cell>
          <table:table-cell table:formula="of:=[.D365]*2" office:value-type="float" office:value="-2463" calcext:value-type="float">
            <text:p>-2463,0</text:p>
          </table:table-cell>
          <table:table-cell table:formula="of:=[.D364]" office:value-type="float" office:value="-3101" calcext:value-type="float">
            <text:p>-3101,0</text:p>
          </table:table-cell>
          <table:table-cell table:number-columns-repeated="3"/>
        </table:table-row>
        <table:table-row table:style-name="ro1">
          <table:table-cell table:formula="of:=IF([.B366]&gt;=0;1;-1)*(2^[.$D$3])" office:value-type="float" office:value="4096" calcext:value-type="float">
            <text:p>4096</text:p>
          </table:table-cell>
          <table:table-cell table:formula="of:=[.$B$3]+[.E366]-[.F366]" office:value-type="float" office:value="458" calcext:value-type="float">
            <text:p>458,0</text:p>
          </table:table-cell>
          <table:table-cell table:formula="of:=[.B366]-[.A366]" office:value-type="float" office:value="-3638" calcext:value-type="float">
            <text:p>-3638,0</text:p>
          </table:table-cell>
          <table:table-cell table:formula="of:=[.C365]" office:value-type="float" office:value="-1410.5" calcext:value-type="float">
            <text:p>-1410,5</text:p>
          </table:table-cell>
          <table:table-cell table:formula="of:=[.D366]*2" office:value-type="float" office:value="-2821" calcext:value-type="float">
            <text:p>-2821,0</text:p>
          </table:table-cell>
          <table:table-cell table:formula="of:=[.D365]" office:value-type="float" office:value="-1231.5" calcext:value-type="float">
            <text:p>-1231,5</text:p>
          </table:table-cell>
          <table:table-cell table:number-columns-repeated="3"/>
        </table:table-row>
        <table:table-row table:style-name="ro1">
          <table:table-cell table:formula="of:=IF([.B367]&gt;=0;1;-1)*(2^[.$D$3])" office:value-type="float" office:value="-4096" calcext:value-type="float">
            <text:p>-4096</text:p>
          </table:table-cell>
          <table:table-cell table:formula="of:=[.$B$3]+[.E367]-[.F367]" office:value-type="float" office:value="-3818" calcext:value-type="float">
            <text:p>-3818,0</text:p>
          </table:table-cell>
          <table:table-cell table:formula="of:=[.B367]-[.A367]" office:value-type="float" office:value="278" calcext:value-type="float">
            <text:p>278,0</text:p>
          </table:table-cell>
          <table:table-cell table:formula="of:=[.C366]" office:value-type="float" office:value="-3638" calcext:value-type="float">
            <text:p>-3638,0</text:p>
          </table:table-cell>
          <table:table-cell table:formula="of:=[.D367]*2" office:value-type="float" office:value="-7276" calcext:value-type="float">
            <text:p>-7276,0</text:p>
          </table:table-cell>
          <table:table-cell table:formula="of:=[.D366]" office:value-type="float" office:value="-1410.5" calcext:value-type="float">
            <text:p>-1410,5</text:p>
          </table:table-cell>
          <table:table-cell table:number-columns-repeated="3"/>
        </table:table-row>
        <table:table-row table:style-name="ro1">
          <table:table-cell table:formula="of:=IF([.B368]&gt;=0;1;-1)*(2^[.$D$3])" office:value-type="float" office:value="4096" calcext:value-type="float">
            <text:p>4096</text:p>
          </table:table-cell>
          <table:table-cell table:formula="of:=[.$B$3]+[.E368]-[.F368]" office:value-type="float" office:value="6241.5" calcext:value-type="float">
            <text:p>6241,5</text:p>
          </table:table-cell>
          <table:table-cell table:formula="of:=[.B368]-[.A368]" office:value-type="float" office:value="2145.5" calcext:value-type="float">
            <text:p>2145,5</text:p>
          </table:table-cell>
          <table:table-cell table:formula="of:=[.C367]" office:value-type="float" office:value="278" calcext:value-type="float">
            <text:p>278,0</text:p>
          </table:table-cell>
          <table:table-cell table:formula="of:=[.D368]*2" office:value-type="float" office:value="556" calcext:value-type="float">
            <text:p>556,0</text:p>
          </table:table-cell>
          <table:table-cell table:formula="of:=[.D367]" office:value-type="float" office:value="-3638" calcext:value-type="float">
            <text:p>-3638,0</text:p>
          </table:table-cell>
          <table:table-cell table:number-columns-repeated="3"/>
        </table:table-row>
        <table:table-row table:style-name="ro1">
          <table:table-cell table:formula="of:=IF([.B369]&gt;=0;1;-1)*(2^[.$D$3])" office:value-type="float" office:value="4096" calcext:value-type="float">
            <text:p>4096</text:p>
          </table:table-cell>
          <table:table-cell table:formula="of:=[.$B$3]+[.E369]-[.F369]" office:value-type="float" office:value="6060.5" calcext:value-type="float">
            <text:p>6060,5</text:p>
          </table:table-cell>
          <table:table-cell table:formula="of:=[.B369]-[.A369]" office:value-type="float" office:value="1964.5" calcext:value-type="float">
            <text:p>1964,5</text:p>
          </table:table-cell>
          <table:table-cell table:formula="of:=[.C368]" office:value-type="float" office:value="2145.5" calcext:value-type="float">
            <text:p>2145,5</text:p>
          </table:table-cell>
          <table:table-cell table:formula="of:=[.D369]*2" office:value-type="float" office:value="4291" calcext:value-type="float">
            <text:p>4291,0</text:p>
          </table:table-cell>
          <table:table-cell table:formula="of:=[.D368]" office:value-type="float" office:value="278" calcext:value-type="float">
            <text:p>278,0</text:p>
          </table:table-cell>
          <table:table-cell table:number-columns-repeated="3"/>
        </table:table-row>
        <table:table-row table:style-name="ro1">
          <table:table-cell table:formula="of:=IF([.B370]&gt;=0;1;-1)*(2^[.$D$3])" office:value-type="float" office:value="4096" calcext:value-type="float">
            <text:p>4096</text:p>
          </table:table-cell>
          <table:table-cell table:formula="of:=[.$B$3]+[.E370]-[.F370]" office:value-type="float" office:value="3831" calcext:value-type="float">
            <text:p>3831,0</text:p>
          </table:table-cell>
          <table:table-cell table:formula="of:=[.B370]-[.A370]" office:value-type="float" office:value="-265" calcext:value-type="float">
            <text:p>-265,0</text:p>
          </table:table-cell>
          <table:table-cell table:formula="of:=[.C369]" office:value-type="float" office:value="1964.5" calcext:value-type="float">
            <text:p>1964,5</text:p>
          </table:table-cell>
          <table:table-cell table:formula="of:=[.D370]*2" office:value-type="float" office:value="3929" calcext:value-type="float">
            <text:p>3929,0</text:p>
          </table:table-cell>
          <table:table-cell table:formula="of:=[.D369]" office:value-type="float" office:value="2145.5" calcext:value-type="float">
            <text:p>2145,5</text:p>
          </table:table-cell>
          <table:table-cell table:number-columns-repeated="3"/>
        </table:table-row>
        <table:table-row table:style-name="ro1">
          <table:table-cell table:formula="of:=IF([.B371]&gt;=0;1;-1)*(2^[.$D$3])" office:value-type="float" office:value="-4096" calcext:value-type="float">
            <text:p>-4096</text:p>
          </table:table-cell>
          <table:table-cell table:formula="of:=[.$B$3]+[.E371]-[.F371]" office:value-type="float" office:value="-447" calcext:value-type="float">
            <text:p>-447,0</text:p>
          </table:table-cell>
          <table:table-cell table:formula="of:=[.B371]-[.A371]" office:value-type="float" office:value="3649" calcext:value-type="float">
            <text:p>3649,0</text:p>
          </table:table-cell>
          <table:table-cell table:formula="of:=[.C370]" office:value-type="float" office:value="-265" calcext:value-type="float">
            <text:p>-265,0</text:p>
          </table:table-cell>
          <table:table-cell table:formula="of:=[.D371]*2" office:value-type="float" office:value="-530" calcext:value-type="float">
            <text:p>-530,0</text:p>
          </table:table-cell>
          <table:table-cell table:formula="of:=[.D370]" office:value-type="float" office:value="1964.5" calcext:value-type="float">
            <text:p>1964,5</text:p>
          </table:table-cell>
          <table:table-cell table:number-columns-repeated="3"/>
        </table:table-row>
        <table:table-row table:style-name="ro1">
          <table:table-cell table:formula="of:=IF([.B372]&gt;=0;1;-1)*(2^[.$D$3])" office:value-type="float" office:value="4096" calcext:value-type="float">
            <text:p>4096</text:p>
          </table:table-cell>
          <table:table-cell table:formula="of:=[.$B$3]+[.E372]-[.F372]" office:value-type="float" office:value="9610.5" calcext:value-type="float">
            <text:p>9610,5</text:p>
          </table:table-cell>
          <table:table-cell table:formula="of:=[.B372]-[.A372]" office:value-type="float" office:value="5514.5" calcext:value-type="float">
            <text:p>5514,5</text:p>
          </table:table-cell>
          <table:table-cell table:formula="of:=[.C371]" office:value-type="float" office:value="3649" calcext:value-type="float">
            <text:p>3649,0</text:p>
          </table:table-cell>
          <table:table-cell table:formula="of:=[.D372]*2" office:value-type="float" office:value="7298" calcext:value-type="float">
            <text:p>7298,0</text:p>
          </table:table-cell>
          <table:table-cell table:formula="of:=[.D371]" office:value-type="float" office:value="-265" calcext:value-type="float">
            <text:p>-265,0</text:p>
          </table:table-cell>
          <table:table-cell table:number-columns-repeated="3"/>
        </table:table-row>
        <table:table-row table:style-name="ro1">
          <table:table-cell table:formula="of:=IF([.B373]&gt;=0;1;-1)*(2^[.$D$3])" office:value-type="float" office:value="4096" calcext:value-type="float">
            <text:p>4096</text:p>
          </table:table-cell>
          <table:table-cell table:formula="of:=[.$B$3]+[.E373]-[.F373]" office:value-type="float" office:value="9427.5" calcext:value-type="float">
            <text:p>9427,5</text:p>
          </table:table-cell>
          <table:table-cell table:formula="of:=[.B373]-[.A373]" office:value-type="float" office:value="5331.5" calcext:value-type="float">
            <text:p>5331,5</text:p>
          </table:table-cell>
          <table:table-cell table:formula="of:=[.C372]" office:value-type="float" office:value="5514.5" calcext:value-type="float">
            <text:p>5514,5</text:p>
          </table:table-cell>
          <table:table-cell table:formula="of:=[.D373]*2" office:value-type="float" office:value="11029" calcext:value-type="float">
            <text:p>11029,0</text:p>
          </table:table-cell>
          <table:table-cell table:formula="of:=[.D372]" office:value-type="float" office:value="3649" calcext:value-type="float">
            <text:p>3649,0</text:p>
          </table:table-cell>
          <table:table-cell table:number-columns-repeated="3"/>
        </table:table-row>
        <table:table-row table:style-name="ro1">
          <table:table-cell table:formula="of:=IF([.B374]&gt;=0;1;-1)*(2^[.$D$3])" office:value-type="float" office:value="4096" calcext:value-type="float">
            <text:p>4096</text:p>
          </table:table-cell>
          <table:table-cell table:formula="of:=[.$B$3]+[.E374]-[.F374]" office:value-type="float" office:value="7196" calcext:value-type="float">
            <text:p>7196,0</text:p>
          </table:table-cell>
          <table:table-cell table:formula="of:=[.B374]-[.A374]" office:value-type="float" office:value="3100" calcext:value-type="float">
            <text:p>3100,0</text:p>
          </table:table-cell>
          <table:table-cell table:formula="of:=[.C373]" office:value-type="float" office:value="5331.5" calcext:value-type="float">
            <text:p>5331,5</text:p>
          </table:table-cell>
          <table:table-cell table:formula="of:=[.D374]*2" office:value-type="float" office:value="10663" calcext:value-type="float">
            <text:p>10663,0</text:p>
          </table:table-cell>
          <table:table-cell table:formula="of:=[.D373]" office:value-type="float" office:value="5514.5" calcext:value-type="float">
            <text:p>5514,5</text:p>
          </table:table-cell>
          <table:table-cell table:number-columns-repeated="3"/>
        </table:table-row>
        <table:table-row table:style-name="ro1">
          <table:table-cell table:formula="of:=IF([.B375]&gt;=0;1;-1)*(2^[.$D$3])" office:value-type="float" office:value="4096" calcext:value-type="float">
            <text:p>4096</text:p>
          </table:table-cell>
          <table:table-cell table:formula="of:=[.$B$3]+[.E375]-[.F375]" office:value-type="float" office:value="2916" calcext:value-type="float">
            <text:p>2916,0</text:p>
          </table:table-cell>
          <table:table-cell table:formula="of:=[.B375]-[.A375]" office:value-type="float" office:value="-1180" calcext:value-type="float">
            <text:p>-1180,0</text:p>
          </table:table-cell>
          <table:table-cell table:formula="of:=[.C374]" office:value-type="float" office:value="3100" calcext:value-type="float">
            <text:p>3100,0</text:p>
          </table:table-cell>
          <table:table-cell table:formula="of:=[.D375]*2" office:value-type="float" office:value="6200" calcext:value-type="float">
            <text:p>6200,0</text:p>
          </table:table-cell>
          <table:table-cell table:formula="of:=[.D374]" office:value-type="float" office:value="5331.5" calcext:value-type="float">
            <text:p>5331,5</text:p>
          </table:table-cell>
          <table:table-cell table:number-columns-repeated="3"/>
        </table:table-row>
        <table:table-row table:style-name="ro1">
          <table:table-cell table:formula="of:=IF([.B376]&gt;=0;1;-1)*(2^[.$D$3])" office:value-type="float" office:value="-4096" calcext:value-type="float">
            <text:p>-4096</text:p>
          </table:table-cell>
          <table:table-cell table:formula="of:=[.$B$3]+[.E376]-[.F376]" office:value-type="float" office:value="-3412.5" calcext:value-type="float">
            <text:p>-3412,5</text:p>
          </table:table-cell>
          <table:table-cell table:formula="of:=[.B376]-[.A376]" office:value-type="float" office:value="683.5" calcext:value-type="float">
            <text:p>683,5</text:p>
          </table:table-cell>
          <table:table-cell table:formula="of:=[.C375]" office:value-type="float" office:value="-1180" calcext:value-type="float">
            <text:p>-1180,0</text:p>
          </table:table-cell>
          <table:table-cell table:formula="of:=[.D376]*2" office:value-type="float" office:value="-2360" calcext:value-type="float">
            <text:p>-2360,0</text:p>
          </table:table-cell>
          <table:table-cell table:formula="of:=[.D375]" office:value-type="float" office:value="3100" calcext:value-type="float">
            <text:p>3100,0</text:p>
          </table:table-cell>
          <table:table-cell table:number-columns-repeated="3"/>
        </table:table-row>
        <table:table-row table:style-name="ro1">
          <table:table-cell table:formula="of:=IF([.B377]&gt;=0;1;-1)*(2^[.$D$3])" office:value-type="float" office:value="4096" calcext:value-type="float">
            <text:p>4096</text:p>
          </table:table-cell>
          <table:table-cell table:formula="of:=[.$B$3]+[.E377]-[.F377]" office:value-type="float" office:value="4594.5" calcext:value-type="float">
            <text:p>4594,5</text:p>
          </table:table-cell>
          <table:table-cell table:formula="of:=[.B377]-[.A377]" office:value-type="float" office:value="498.5" calcext:value-type="float">
            <text:p>498,5</text:p>
          </table:table-cell>
          <table:table-cell table:formula="of:=[.C376]" office:value-type="float" office:value="683.5" calcext:value-type="float">
            <text:p>683,5</text:p>
          </table:table-cell>
          <table:table-cell table:formula="of:=[.D377]*2" office:value-type="float" office:value="1367" calcext:value-type="float">
            <text:p>1367,0</text:p>
          </table:table-cell>
          <table:table-cell table:formula="of:=[.D376]" office:value-type="float" office:value="-1180" calcext:value-type="float">
            <text:p>-1180,0</text:p>
          </table:table-cell>
          <table:table-cell table:number-columns-repeated="3"/>
        </table:table-row>
        <table:table-row table:style-name="ro1">
          <table:table-cell table:formula="of:=IF([.B378]&gt;=0;1;-1)*(2^[.$D$3])" office:value-type="float" office:value="4096" calcext:value-type="float">
            <text:p>4096</text:p>
          </table:table-cell>
          <table:table-cell table:formula="of:=[.$B$3]+[.E378]-[.F378]" office:value-type="float" office:value="2361" calcext:value-type="float">
            <text:p>2361,0</text:p>
          </table:table-cell>
          <table:table-cell table:formula="of:=[.B378]-[.A378]" office:value-type="float" office:value="-1735" calcext:value-type="float">
            <text:p>-1735,0</text:p>
          </table:table-cell>
          <table:table-cell table:formula="of:=[.C377]" office:value-type="float" office:value="498.5" calcext:value-type="float">
            <text:p>498,5</text:p>
          </table:table-cell>
          <table:table-cell table:formula="of:=[.D378]*2" office:value-type="float" office:value="997" calcext:value-type="float">
            <text:p>997,0</text:p>
          </table:table-cell>
          <table:table-cell table:formula="of:=[.D377]" office:value-type="float" office:value="683.5" calcext:value-type="float">
            <text:p>683,5</text:p>
          </table:table-cell>
          <table:table-cell table:number-columns-repeated="3"/>
        </table:table-row>
        <table:table-row table:style-name="ro1">
          <table:table-cell table:formula="of:=IF([.B379]&gt;=0;1;-1)*(2^[.$D$3])" office:value-type="float" office:value="-4096" calcext:value-type="float">
            <text:p>-4096</text:p>
          </table:table-cell>
          <table:table-cell table:formula="of:=[.$B$3]+[.E379]-[.F379]" office:value-type="float" office:value="-1921" calcext:value-type="float">
            <text:p>-1921,0</text:p>
          </table:table-cell>
          <table:table-cell table:formula="of:=[.B379]-[.A379]" office:value-type="float" office:value="2175" calcext:value-type="float">
            <text:p>2175,0</text:p>
          </table:table-cell>
          <table:table-cell table:formula="of:=[.C378]" office:value-type="float" office:value="-1735" calcext:value-type="float">
            <text:p>-1735,0</text:p>
          </table:table-cell>
          <table:table-cell table:formula="of:=[.D379]*2" office:value-type="float" office:value="-3470" calcext:value-type="float">
            <text:p>-3470,0</text:p>
          </table:table-cell>
          <table:table-cell table:formula="of:=[.D378]" office:value-type="float" office:value="498.5" calcext:value-type="float">
            <text:p>498,5</text:p>
          </table:table-cell>
          <table:table-cell table:number-columns-repeated="3"/>
        </table:table-row>
        <table:table-row table:style-name="ro1">
          <table:table-cell table:formula="of:=IF([.B380]&gt;=0;1;-1)*(2^[.$D$3])" office:value-type="float" office:value="4096" calcext:value-type="float">
            <text:p>4096</text:p>
          </table:table-cell>
          <table:table-cell table:formula="of:=[.$B$3]+[.E380]-[.F380]" office:value-type="float" office:value="8132.5" calcext:value-type="float">
            <text:p>8132,5</text:p>
          </table:table-cell>
          <table:table-cell table:formula="of:=[.B380]-[.A380]" office:value-type="float" office:value="4036.5" calcext:value-type="float">
            <text:p>4036,5</text:p>
          </table:table-cell>
          <table:table-cell table:formula="of:=[.C379]" office:value-type="float" office:value="2175" calcext:value-type="float">
            <text:p>2175,0</text:p>
          </table:table-cell>
          <table:table-cell table:formula="of:=[.D380]*2" office:value-type="float" office:value="4350" calcext:value-type="float">
            <text:p>4350,0</text:p>
          </table:table-cell>
          <table:table-cell table:formula="of:=[.D379]" office:value-type="float" office:value="-1735" calcext:value-type="float">
            <text:p>-1735,0</text:p>
          </table:table-cell>
          <table:table-cell table:number-columns-repeated="3"/>
        </table:table-row>
        <table:table-row table:style-name="ro1">
          <table:table-cell table:formula="of:=IF([.B381]&gt;=0;1;-1)*(2^[.$D$3])" office:value-type="float" office:value="4096" calcext:value-type="float">
            <text:p>4096</text:p>
          </table:table-cell>
          <table:table-cell table:formula="of:=[.$B$3]+[.E381]-[.F381]" office:value-type="float" office:value="7945.5" calcext:value-type="float">
            <text:p>7945,5</text:p>
          </table:table-cell>
          <table:table-cell table:formula="of:=[.B381]-[.A381]" office:value-type="float" office:value="3849.5" calcext:value-type="float">
            <text:p>3849,5</text:p>
          </table:table-cell>
          <table:table-cell table:formula="of:=[.C380]" office:value-type="float" office:value="4036.5" calcext:value-type="float">
            <text:p>4036,5</text:p>
          </table:table-cell>
          <table:table-cell table:formula="of:=[.D381]*2" office:value-type="float" office:value="8073" calcext:value-type="float">
            <text:p>8073,0</text:p>
          </table:table-cell>
          <table:table-cell table:formula="of:=[.D380]" office:value-type="float" office:value="2175" calcext:value-type="float">
            <text:p>2175,0</text:p>
          </table:table-cell>
          <table:table-cell table:number-columns-repeated="3"/>
        </table:table-row>
        <table:table-row table:style-name="ro1">
          <table:table-cell table:formula="of:=IF([.B382]&gt;=0;1;-1)*(2^[.$D$3])" office:value-type="float" office:value="4096" calcext:value-type="float">
            <text:p>4096</text:p>
          </table:table-cell>
          <table:table-cell table:formula="of:=[.$B$3]+[.E382]-[.F382]" office:value-type="float" office:value="5710" calcext:value-type="float">
            <text:p>5710,0</text:p>
          </table:table-cell>
          <table:table-cell table:formula="of:=[.B382]-[.A382]" office:value-type="float" office:value="1614" calcext:value-type="float">
            <text:p>1614,0</text:p>
          </table:table-cell>
          <table:table-cell table:formula="of:=[.C381]" office:value-type="float" office:value="3849.5" calcext:value-type="float">
            <text:p>3849,5</text:p>
          </table:table-cell>
          <table:table-cell table:formula="of:=[.D382]*2" office:value-type="float" office:value="7699" calcext:value-type="float">
            <text:p>7699,0</text:p>
          </table:table-cell>
          <table:table-cell table:formula="of:=[.D381]" office:value-type="float" office:value="4036.5" calcext:value-type="float">
            <text:p>4036,5</text:p>
          </table:table-cell>
          <table:table-cell table:number-columns-repeated="3"/>
        </table:table-row>
        <table:table-row table:style-name="ro1">
          <table:table-cell table:formula="of:=IF([.B383]&gt;=0;1;-1)*(2^[.$D$3])" office:value-type="float" office:value="4096" calcext:value-type="float">
            <text:p>4096</text:p>
          </table:table-cell>
          <table:table-cell table:formula="of:=[.$B$3]+[.E383]-[.F383]" office:value-type="float" office:value="1426" calcext:value-type="float">
            <text:p>1426,0</text:p>
          </table:table-cell>
          <table:table-cell table:formula="of:=[.B383]-[.A383]" office:value-type="float" office:value="-2670" calcext:value-type="float">
            <text:p>-2670,0</text:p>
          </table:table-cell>
          <table:table-cell table:formula="of:=[.C382]" office:value-type="float" office:value="1614" calcext:value-type="float">
            <text:p>1614,0</text:p>
          </table:table-cell>
          <table:table-cell table:formula="of:=[.D383]*2" office:value-type="float" office:value="3228" calcext:value-type="float">
            <text:p>3228,0</text:p>
          </table:table-cell>
          <table:table-cell table:formula="of:=[.D382]" office:value-type="float" office:value="3849.5" calcext:value-type="float">
            <text:p>3849,5</text:p>
          </table:table-cell>
          <table:table-cell table:number-columns-repeated="3"/>
        </table:table-row>
        <table:table-row table:style-name="ro1">
          <table:table-cell table:formula="of:=IF([.B384]&gt;=0;1;-1)*(2^[.$D$3])" office:value-type="float" office:value="-4096" calcext:value-type="float">
            <text:p>-4096</text:p>
          </table:table-cell>
          <table:table-cell table:formula="of:=[.$B$3]+[.E384]-[.F384]" office:value-type="float" office:value="-4906.5" calcext:value-type="float">
            <text:p>-4906,5</text:p>
          </table:table-cell>
          <table:table-cell table:formula="of:=[.B384]-[.A384]" office:value-type="float" office:value="-810.5" calcext:value-type="float">
            <text:p>-810,5</text:p>
          </table:table-cell>
          <table:table-cell table:formula="of:=[.C383]" office:value-type="float" office:value="-2670" calcext:value-type="float">
            <text:p>-2670,0</text:p>
          </table:table-cell>
          <table:table-cell table:formula="of:=[.D384]*2" office:value-type="float" office:value="-5340" calcext:value-type="float">
            <text:p>-5340,0</text:p>
          </table:table-cell>
          <table:table-cell table:formula="of:=[.D383]" office:value-type="float" office:value="1614" calcext:value-type="float">
            <text:p>1614,0</text:p>
          </table:table-cell>
          <table:table-cell table:number-columns-repeated="3"/>
        </table:table-row>
        <table:table-row table:style-name="ro1">
          <table:table-cell table:formula="of:=IF([.B385]&gt;=0;1;-1)*(2^[.$D$3])" office:value-type="float" office:value="4096" calcext:value-type="float">
            <text:p>4096</text:p>
          </table:table-cell>
          <table:table-cell table:formula="of:=[.$B$3]+[.E385]-[.F385]" office:value-type="float" office:value="3096.5" calcext:value-type="float">
            <text:p>3096,5</text:p>
          </table:table-cell>
          <table:table-cell table:formula="of:=[.B385]-[.A385]" office:value-type="float" office:value="-999.5" calcext:value-type="float">
            <text:p>-999,5</text:p>
          </table:table-cell>
          <table:table-cell table:formula="of:=[.C384]" office:value-type="float" office:value="-810.5" calcext:value-type="float">
            <text:p>-810,5</text:p>
          </table:table-cell>
          <table:table-cell table:formula="of:=[.D385]*2" office:value-type="float" office:value="-1621" calcext:value-type="float">
            <text:p>-1621,0</text:p>
          </table:table-cell>
          <table:table-cell table:formula="of:=[.D384]" office:value-type="float" office:value="-2670" calcext:value-type="float">
            <text:p>-2670,0</text:p>
          </table:table-cell>
          <table:table-cell table:number-columns-repeated="3"/>
        </table:table-row>
        <table:table-row table:style-name="ro1">
          <table:table-cell table:formula="of:=IF([.B386]&gt;=0;1;-1)*(2^[.$D$3])" office:value-type="float" office:value="4096" calcext:value-type="float">
            <text:p>4096</text:p>
          </table:table-cell>
          <table:table-cell table:formula="of:=[.$B$3]+[.E386]-[.F386]" office:value-type="float" office:value="859" calcext:value-type="float">
            <text:p>859,0</text:p>
          </table:table-cell>
          <table:table-cell table:formula="of:=[.B386]-[.A386]" office:value-type="float" office:value="-3237" calcext:value-type="float">
            <text:p>-3237,0</text:p>
          </table:table-cell>
          <table:table-cell table:formula="of:=[.C385]" office:value-type="float" office:value="-999.5" calcext:value-type="float">
            <text:p>-999,5</text:p>
          </table:table-cell>
          <table:table-cell table:formula="of:=[.D386]*2" office:value-type="float" office:value="-1999" calcext:value-type="float">
            <text:p>-1999,0</text:p>
          </table:table-cell>
          <table:table-cell table:formula="of:=[.D385]" office:value-type="float" office:value="-810.5" calcext:value-type="float">
            <text:p>-810,5</text:p>
          </table:table-cell>
          <table:table-cell table:number-columns-repeated="3"/>
        </table:table-row>
        <table:table-row table:style-name="ro1">
          <table:table-cell table:formula="of:=IF([.B387]&gt;=0;1;-1)*(2^[.$D$3])" office:value-type="float" office:value="-4096" calcext:value-type="float">
            <text:p>-4096</text:p>
          </table:table-cell>
          <table:table-cell table:formula="of:=[.$B$3]+[.E387]-[.F387]" office:value-type="float" office:value="-3427" calcext:value-type="float">
            <text:p>-3427,0</text:p>
          </table:table-cell>
          <table:table-cell table:formula="of:=[.B387]-[.A387]" office:value-type="float" office:value="669" calcext:value-type="float">
            <text:p>669,0</text:p>
          </table:table-cell>
          <table:table-cell table:formula="of:=[.C386]" office:value-type="float" office:value="-3237" calcext:value-type="float">
            <text:p>-3237,0</text:p>
          </table:table-cell>
          <table:table-cell table:formula="of:=[.D387]*2" office:value-type="float" office:value="-6474" calcext:value-type="float">
            <text:p>-6474,0</text:p>
          </table:table-cell>
          <table:table-cell table:formula="of:=[.D386]" office:value-type="float" office:value="-999.5" calcext:value-type="float">
            <text:p>-999,5</text:p>
          </table:table-cell>
          <table:table-cell table:number-columns-repeated="3"/>
        </table:table-row>
        <table:table-row table:style-name="ro1">
          <table:table-cell table:formula="of:=IF([.B388]&gt;=0;1;-1)*(2^[.$D$3])" office:value-type="float" office:value="4096" calcext:value-type="float">
            <text:p>4096</text:p>
          </table:table-cell>
          <table:table-cell table:formula="of:=[.$B$3]+[.E388]-[.F388]" office:value-type="float" office:value="6622.5" calcext:value-type="float">
            <text:p>6622,5</text:p>
          </table:table-cell>
          <table:table-cell table:formula="of:=[.B388]-[.A388]" office:value-type="float" office:value="2526.5" calcext:value-type="float">
            <text:p>2526,5</text:p>
          </table:table-cell>
          <table:table-cell table:formula="of:=[.C387]" office:value-type="float" office:value="669" calcext:value-type="float">
            <text:p>669,0</text:p>
          </table:table-cell>
          <table:table-cell table:formula="of:=[.D388]*2" office:value-type="float" office:value="1338" calcext:value-type="float">
            <text:p>1338,0</text:p>
          </table:table-cell>
          <table:table-cell table:formula="of:=[.D387]" office:value-type="float" office:value="-3237" calcext:value-type="float">
            <text:p>-3237,0</text:p>
          </table:table-cell>
          <table:table-cell table:number-columns-repeated="3"/>
        </table:table-row>
        <table:table-row table:style-name="ro1">
          <table:table-cell table:formula="of:=IF([.B389]&gt;=0;1;-1)*(2^[.$D$3])" office:value-type="float" office:value="4096" calcext:value-type="float">
            <text:p>4096</text:p>
          </table:table-cell>
          <table:table-cell table:formula="of:=[.$B$3]+[.E389]-[.F389]" office:value-type="float" office:value="6431.5" calcext:value-type="float">
            <text:p>6431,5</text:p>
          </table:table-cell>
          <table:table-cell table:formula="of:=[.B389]-[.A389]" office:value-type="float" office:value="2335.5" calcext:value-type="float">
            <text:p>2335,5</text:p>
          </table:table-cell>
          <table:table-cell table:formula="of:=[.C388]" office:value-type="float" office:value="2526.5" calcext:value-type="float">
            <text:p>2526,5</text:p>
          </table:table-cell>
          <table:table-cell table:formula="of:=[.D389]*2" office:value-type="float" office:value="5053" calcext:value-type="float">
            <text:p>5053,0</text:p>
          </table:table-cell>
          <table:table-cell table:formula="of:=[.D388]" office:value-type="float" office:value="669" calcext:value-type="float">
            <text:p>669,0</text:p>
          </table:table-cell>
          <table:table-cell table:number-columns-repeated="3"/>
        </table:table-row>
        <table:table-row table:style-name="ro1">
          <table:table-cell table:formula="of:=IF([.B390]&gt;=0;1;-1)*(2^[.$D$3])" office:value-type="float" office:value="4096" calcext:value-type="float">
            <text:p>4096</text:p>
          </table:table-cell>
          <table:table-cell table:formula="of:=[.$B$3]+[.E390]-[.F390]" office:value-type="float" office:value="4192" calcext:value-type="float">
            <text:p>4192,0</text:p>
          </table:table-cell>
          <table:table-cell table:formula="of:=[.B390]-[.A390]" office:value-type="float" office:value="96" calcext:value-type="float">
            <text:p>96,0</text:p>
          </table:table-cell>
          <table:table-cell table:formula="of:=[.C389]" office:value-type="float" office:value="2335.5" calcext:value-type="float">
            <text:p>2335,5</text:p>
          </table:table-cell>
          <table:table-cell table:formula="of:=[.D390]*2" office:value-type="float" office:value="4671" calcext:value-type="float">
            <text:p>4671,0</text:p>
          </table:table-cell>
          <table:table-cell table:formula="of:=[.D389]" office:value-type="float" office:value="2526.5" calcext:value-type="float">
            <text:p>2526,5</text:p>
          </table:table-cell>
          <table:table-cell table:number-columns-repeated="3"/>
        </table:table-row>
        <table:table-row table:style-name="ro1">
          <table:table-cell table:formula="of:=IF([.B391]&gt;=0;1;-1)*(2^[.$D$3])" office:value-type="float" office:value="-4096" calcext:value-type="float">
            <text:p>-4096</text:p>
          </table:table-cell>
          <table:table-cell table:formula="of:=[.$B$3]+[.E391]-[.F391]" office:value-type="float" office:value="-96" calcext:value-type="float">
            <text:p>-96,0</text:p>
          </table:table-cell>
          <table:table-cell table:formula="of:=[.B391]-[.A391]" office:value-type="float" office:value="4000" calcext:value-type="float">
            <text:p>4000,0</text:p>
          </table:table-cell>
          <table:table-cell table:formula="of:=[.C390]" office:value-type="float" office:value="96" calcext:value-type="float">
            <text:p>96,0</text:p>
          </table:table-cell>
          <table:table-cell table:formula="of:=[.D391]*2" office:value-type="float" office:value="192" calcext:value-type="float">
            <text:p>192,0</text:p>
          </table:table-cell>
          <table:table-cell table:formula="of:=[.D390]" office:value-type="float" office:value="2335.5" calcext:value-type="float">
            <text:p>2335,5</text:p>
          </table:table-cell>
          <table:table-cell table:number-columns-repeated="3"/>
        </table:table-row>
        <table:table-row table:style-name="ro1">
          <table:table-cell table:formula="of:=IF([.B392]&gt;=0;1;-1)*(2^[.$D$3])" office:value-type="float" office:value="4096" calcext:value-type="float">
            <text:p>4096</text:p>
          </table:table-cell>
          <table:table-cell table:formula="of:=[.$B$3]+[.E392]-[.F392]" office:value-type="float" office:value="9951.5" calcext:value-type="float">
            <text:p>9951,5</text:p>
          </table:table-cell>
          <table:table-cell table:formula="of:=[.B392]-[.A392]" office:value-type="float" office:value="5855.5" calcext:value-type="float">
            <text:p>5855,5</text:p>
          </table:table-cell>
          <table:table-cell table:formula="of:=[.C391]" office:value-type="float" office:value="4000" calcext:value-type="float">
            <text:p>4000,0</text:p>
          </table:table-cell>
          <table:table-cell table:formula="of:=[.D392]*2" office:value-type="float" office:value="8000" calcext:value-type="float">
            <text:p>8000,0</text:p>
          </table:table-cell>
          <table:table-cell table:formula="of:=[.D391]" office:value-type="float" office:value="96" calcext:value-type="float">
            <text:p>96,0</text:p>
          </table:table-cell>
          <table:table-cell table:number-columns-repeated="3"/>
        </table:table-row>
        <table:table-row table:style-name="ro1">
          <table:table-cell table:formula="of:=IF([.B393]&gt;=0;1;-1)*(2^[.$D$3])" office:value-type="float" office:value="4096" calcext:value-type="float">
            <text:p>4096</text:p>
          </table:table-cell>
          <table:table-cell table:formula="of:=[.$B$3]+[.E393]-[.F393]" office:value-type="float" office:value="9758.5" calcext:value-type="float">
            <text:p>9758,5</text:p>
          </table:table-cell>
          <table:table-cell table:formula="of:=[.B393]-[.A393]" office:value-type="float" office:value="5662.5" calcext:value-type="float">
            <text:p>5662,5</text:p>
          </table:table-cell>
          <table:table-cell table:formula="of:=[.C392]" office:value-type="float" office:value="5855.5" calcext:value-type="float">
            <text:p>5855,5</text:p>
          </table:table-cell>
          <table:table-cell table:formula="of:=[.D393]*2" office:value-type="float" office:value="11711" calcext:value-type="float">
            <text:p>11711,0</text:p>
          </table:table-cell>
          <table:table-cell table:formula="of:=[.D392]" office:value-type="float" office:value="4000" calcext:value-type="float">
            <text:p>4000,0</text:p>
          </table:table-cell>
          <table:table-cell table:number-columns-repeated="3"/>
        </table:table-row>
        <table:table-row table:style-name="ro1">
          <table:table-cell table:formula="of:=IF([.B394]&gt;=0;1;-1)*(2^[.$D$3])" office:value-type="float" office:value="4096" calcext:value-type="float">
            <text:p>4096</text:p>
          </table:table-cell>
          <table:table-cell table:formula="of:=[.$B$3]+[.E394]-[.F394]" office:value-type="float" office:value="7517" calcext:value-type="float">
            <text:p>7517,0</text:p>
          </table:table-cell>
          <table:table-cell table:formula="of:=[.B394]-[.A394]" office:value-type="float" office:value="3421" calcext:value-type="float">
            <text:p>3421,0</text:p>
          </table:table-cell>
          <table:table-cell table:formula="of:=[.C393]" office:value-type="float" office:value="5662.5" calcext:value-type="float">
            <text:p>5662,5</text:p>
          </table:table-cell>
          <table:table-cell table:formula="of:=[.D394]*2" office:value-type="float" office:value="11325" calcext:value-type="float">
            <text:p>11325,0</text:p>
          </table:table-cell>
          <table:table-cell table:formula="of:=[.D393]" office:value-type="float" office:value="5855.5" calcext:value-type="float">
            <text:p>5855,5</text:p>
          </table:table-cell>
          <table:table-cell table:number-columns-repeated="3"/>
        </table:table-row>
        <table:table-row table:style-name="ro1">
          <table:table-cell table:formula="of:=IF([.B395]&gt;=0;1;-1)*(2^[.$D$3])" office:value-type="float" office:value="4096" calcext:value-type="float">
            <text:p>4096</text:p>
          </table:table-cell>
          <table:table-cell table:formula="of:=[.$B$3]+[.E395]-[.F395]" office:value-type="float" office:value="3227" calcext:value-type="float">
            <text:p>3227,0</text:p>
          </table:table-cell>
          <table:table-cell table:formula="of:=[.B395]-[.A395]" office:value-type="float" office:value="-869" calcext:value-type="float">
            <text:p>-869,0</text:p>
          </table:table-cell>
          <table:table-cell table:formula="of:=[.C394]" office:value-type="float" office:value="3421" calcext:value-type="float">
            <text:p>3421,0</text:p>
          </table:table-cell>
          <table:table-cell table:formula="of:=[.D395]*2" office:value-type="float" office:value="6842" calcext:value-type="float">
            <text:p>6842,0</text:p>
          </table:table-cell>
          <table:table-cell table:formula="of:=[.D394]" office:value-type="float" office:value="5662.5" calcext:value-type="float">
            <text:p>5662,5</text:p>
          </table:table-cell>
          <table:table-cell table:number-columns-repeated="3"/>
        </table:table-row>
        <table:table-row table:style-name="ro1">
          <table:table-cell table:formula="of:=IF([.B396]&gt;=0;1;-1)*(2^[.$D$3])" office:value-type="float" office:value="-4096" calcext:value-type="float">
            <text:p>-4096</text:p>
          </table:table-cell>
          <table:table-cell table:formula="of:=[.$B$3]+[.E396]-[.F396]" office:value-type="float" office:value="-3111.5" calcext:value-type="float">
            <text:p>-3111,5</text:p>
          </table:table-cell>
          <table:table-cell table:formula="of:=[.B396]-[.A396]" office:value-type="float" office:value="984.5" calcext:value-type="float">
            <text:p>984,5</text:p>
          </table:table-cell>
          <table:table-cell table:formula="of:=[.C395]" office:value-type="float" office:value="-869" calcext:value-type="float">
            <text:p>-869,0</text:p>
          </table:table-cell>
          <table:table-cell table:formula="of:=[.D396]*2" office:value-type="float" office:value="-1738" calcext:value-type="float">
            <text:p>-1738,0</text:p>
          </table:table-cell>
          <table:table-cell table:formula="of:=[.D395]" office:value-type="float" office:value="3421" calcext:value-type="float">
            <text:p>3421,0</text:p>
          </table:table-cell>
          <table:table-cell table:number-columns-repeated="3"/>
        </table:table-row>
        <table:table-row table:style-name="ro1">
          <table:table-cell table:formula="of:=IF([.B397]&gt;=0;1;-1)*(2^[.$D$3])" office:value-type="float" office:value="4096" calcext:value-type="float">
            <text:p>4096</text:p>
          </table:table-cell>
          <table:table-cell table:formula="of:=[.$B$3]+[.E397]-[.F397]" office:value-type="float" office:value="4885.5" calcext:value-type="float">
            <text:p>4885,5</text:p>
          </table:table-cell>
          <table:table-cell table:formula="of:=[.B397]-[.A397]" office:value-type="float" office:value="789.5" calcext:value-type="float">
            <text:p>789,5</text:p>
          </table:table-cell>
          <table:table-cell table:formula="of:=[.C396]" office:value-type="float" office:value="984.5" calcext:value-type="float">
            <text:p>984,5</text:p>
          </table:table-cell>
          <table:table-cell table:formula="of:=[.D397]*2" office:value-type="float" office:value="1969" calcext:value-type="float">
            <text:p>1969,0</text:p>
          </table:table-cell>
          <table:table-cell table:formula="of:=[.D396]" office:value-type="float" office:value="-869" calcext:value-type="float">
            <text:p>-869,0</text:p>
          </table:table-cell>
          <table:table-cell table:number-columns-repeated="3"/>
        </table:table-row>
        <table:table-row table:style-name="ro1">
          <table:table-cell table:formula="of:=IF([.B398]&gt;=0;1;-1)*(2^[.$D$3])" office:value-type="float" office:value="4096" calcext:value-type="float">
            <text:p>4096</text:p>
          </table:table-cell>
          <table:table-cell table:formula="of:=[.$B$3]+[.E398]-[.F398]" office:value-type="float" office:value="2642" calcext:value-type="float">
            <text:p>2642,0</text:p>
          </table:table-cell>
          <table:table-cell table:formula="of:=[.B398]-[.A398]" office:value-type="float" office:value="-1454" calcext:value-type="float">
            <text:p>-1454,0</text:p>
          </table:table-cell>
          <table:table-cell table:formula="of:=[.C397]" office:value-type="float" office:value="789.5" calcext:value-type="float">
            <text:p>789,5</text:p>
          </table:table-cell>
          <table:table-cell table:formula="of:=[.D398]*2" office:value-type="float" office:value="1579" calcext:value-type="float">
            <text:p>1579,0</text:p>
          </table:table-cell>
          <table:table-cell table:formula="of:=[.D397]" office:value-type="float" office:value="984.5" calcext:value-type="float">
            <text:p>984,5</text:p>
          </table:table-cell>
          <table:table-cell table:number-columns-repeated="3"/>
        </table:table-row>
        <table:table-row table:style-name="ro1">
          <table:table-cell table:formula="of:=IF([.B399]&gt;=0;1;-1)*(2^[.$D$3])" office:value-type="float" office:value="-4096" calcext:value-type="float">
            <text:p>-4096</text:p>
          </table:table-cell>
          <table:table-cell table:formula="of:=[.$B$3]+[.E399]-[.F399]" office:value-type="float" office:value="-1650" calcext:value-type="float">
            <text:p>-1650,0</text:p>
          </table:table-cell>
          <table:table-cell table:formula="of:=[.B399]-[.A399]" office:value-type="float" office:value="2446" calcext:value-type="float">
            <text:p>2446,0</text:p>
          </table:table-cell>
          <table:table-cell table:formula="of:=[.C398]" office:value-type="float" office:value="-1454" calcext:value-type="float">
            <text:p>-1454,0</text:p>
          </table:table-cell>
          <table:table-cell table:formula="of:=[.D399]*2" office:value-type="float" office:value="-2908" calcext:value-type="float">
            <text:p>-2908,0</text:p>
          </table:table-cell>
          <table:table-cell table:formula="of:=[.D398]" office:value-type="float" office:value="789.5" calcext:value-type="float">
            <text:p>789,5</text:p>
          </table:table-cell>
          <table:table-cell table:number-columns-repeated="3"/>
        </table:table-row>
        <table:table-row table:style-name="ro1">
          <table:table-cell table:formula="of:=IF([.B400]&gt;=0;1;-1)*(2^[.$D$3])" office:value-type="float" office:value="4096" calcext:value-type="float">
            <text:p>4096</text:p>
          </table:table-cell>
          <table:table-cell table:formula="of:=[.$B$3]+[.E400]-[.F400]" office:value-type="float" office:value="8393.5" calcext:value-type="float">
            <text:p>8393,5</text:p>
          </table:table-cell>
          <table:table-cell table:formula="of:=[.B400]-[.A400]" office:value-type="float" office:value="4297.5" calcext:value-type="float">
            <text:p>4297,5</text:p>
          </table:table-cell>
          <table:table-cell table:formula="of:=[.C399]" office:value-type="float" office:value="2446" calcext:value-type="float">
            <text:p>2446,0</text:p>
          </table:table-cell>
          <table:table-cell table:formula="of:=[.D400]*2" office:value-type="float" office:value="4892" calcext:value-type="float">
            <text:p>4892,0</text:p>
          </table:table-cell>
          <table:table-cell table:formula="of:=[.D399]" office:value-type="float" office:value="-1454" calcext:value-type="float">
            <text:p>-1454,0</text:p>
          </table:table-cell>
          <table:table-cell table:number-columns-repeated="3"/>
        </table:table-row>
        <table:table-row table:style-name="ro1">
          <table:table-cell table:formula="of:=IF([.B401]&gt;=0;1;-1)*(2^[.$D$3])" office:value-type="float" office:value="4096" calcext:value-type="float">
            <text:p>4096</text:p>
          </table:table-cell>
          <table:table-cell table:formula="of:=[.$B$3]+[.E401]-[.F401]" office:value-type="float" office:value="8196.5" calcext:value-type="float">
            <text:p>8196,5</text:p>
          </table:table-cell>
          <table:table-cell table:formula="of:=[.B401]-[.A401]" office:value-type="float" office:value="4100.5" calcext:value-type="float">
            <text:p>4100,5</text:p>
          </table:table-cell>
          <table:table-cell table:formula="of:=[.C400]" office:value-type="float" office:value="4297.5" calcext:value-type="float">
            <text:p>4297,5</text:p>
          </table:table-cell>
          <table:table-cell table:formula="of:=[.D401]*2" office:value-type="float" office:value="8595" calcext:value-type="float">
            <text:p>8595,0</text:p>
          </table:table-cell>
          <table:table-cell table:formula="of:=[.D400]" office:value-type="float" office:value="2446" calcext:value-type="float">
            <text:p>2446,0</text:p>
          </table:table-cell>
          <table:table-cell table:number-columns-repeated="3"/>
        </table:table-row>
        <table:table-row table:style-name="ro1">
          <table:table-cell table:formula="of:=IF([.B402]&gt;=0;1;-1)*(2^[.$D$3])" office:value-type="float" office:value="4096" calcext:value-type="float">
            <text:p>4096</text:p>
          </table:table-cell>
          <table:table-cell table:formula="of:=[.$B$3]+[.E402]-[.F402]" office:value-type="float" office:value="5951" calcext:value-type="float">
            <text:p>5951,0</text:p>
          </table:table-cell>
          <table:table-cell table:formula="of:=[.B402]-[.A402]" office:value-type="float" office:value="1855" calcext:value-type="float">
            <text:p>1855,0</text:p>
          </table:table-cell>
          <table:table-cell table:formula="of:=[.C401]" office:value-type="float" office:value="4100.5" calcext:value-type="float">
            <text:p>4100,5</text:p>
          </table:table-cell>
          <table:table-cell table:formula="of:=[.D402]*2" office:value-type="float" office:value="8201" calcext:value-type="float">
            <text:p>8201,0</text:p>
          </table:table-cell>
          <table:table-cell table:formula="of:=[.D401]" office:value-type="float" office:value="4297.5" calcext:value-type="float">
            <text:p>4297,5</text:p>
          </table:table-cell>
          <table:table-cell table:number-columns-repeated="3"/>
        </table:table-row>
        <table:table-row table:style-name="ro1">
          <table:table-cell table:formula="of:=IF([.B403]&gt;=0;1;-1)*(2^[.$D$3])" office:value-type="float" office:value="4096" calcext:value-type="float">
            <text:p>4096</text:p>
          </table:table-cell>
          <table:table-cell table:formula="of:=[.$B$3]+[.E403]-[.F403]" office:value-type="float" office:value="1657" calcext:value-type="float">
            <text:p>1657,0</text:p>
          </table:table-cell>
          <table:table-cell table:formula="of:=[.B403]-[.A403]" office:value-type="float" office:value="-2439" calcext:value-type="float">
            <text:p>-2439,0</text:p>
          </table:table-cell>
          <table:table-cell table:formula="of:=[.C402]" office:value-type="float" office:value="1855" calcext:value-type="float">
            <text:p>1855,0</text:p>
          </table:table-cell>
          <table:table-cell table:formula="of:=[.D403]*2" office:value-type="float" office:value="3710" calcext:value-type="float">
            <text:p>3710,0</text:p>
          </table:table-cell>
          <table:table-cell table:formula="of:=[.D402]" office:value-type="float" office:value="4100.5" calcext:value-type="float">
            <text:p>4100,5</text:p>
          </table:table-cell>
          <table:table-cell table:number-columns-repeated="3"/>
        </table:table-row>
        <table:table-row table:style-name="ro1">
          <table:table-cell table:formula="of:=IF([.B404]&gt;=0;1;-1)*(2^[.$D$3])" office:value-type="float" office:value="-4096" calcext:value-type="float">
            <text:p>-4096</text:p>
          </table:table-cell>
          <table:table-cell table:formula="of:=[.$B$3]+[.E404]-[.F404]" office:value-type="float" office:value="-4685.5" calcext:value-type="float">
            <text:p>-4685,5</text:p>
          </table:table-cell>
          <table:table-cell table:formula="of:=[.B404]-[.A404]" office:value-type="float" office:value="-589.5" calcext:value-type="float">
            <text:p>-589,5</text:p>
          </table:table-cell>
          <table:table-cell table:formula="of:=[.C403]" office:value-type="float" office:value="-2439" calcext:value-type="float">
            <text:p>-2439,0</text:p>
          </table:table-cell>
          <table:table-cell table:formula="of:=[.D404]*2" office:value-type="float" office:value="-4878" calcext:value-type="float">
            <text:p>-4878,0</text:p>
          </table:table-cell>
          <table:table-cell table:formula="of:=[.D403]" office:value-type="float" office:value="1855" calcext:value-type="float">
            <text:p>1855,0</text:p>
          </table:table-cell>
          <table:table-cell table:number-columns-repeated="3"/>
        </table:table-row>
        <table:table-row table:style-name="ro1">
          <table:table-cell table:formula="of:=IF([.B405]&gt;=0;1;-1)*(2^[.$D$3])" office:value-type="float" office:value="4096" calcext:value-type="float">
            <text:p>4096</text:p>
          </table:table-cell>
          <table:table-cell table:formula="of:=[.$B$3]+[.E405]-[.F405]" office:value-type="float" office:value="3307.5" calcext:value-type="float">
            <text:p>3307,5</text:p>
          </table:table-cell>
          <table:table-cell table:formula="of:=[.B405]-[.A405]" office:value-type="float" office:value="-788.5" calcext:value-type="float">
            <text:p>-788,5</text:p>
          </table:table-cell>
          <table:table-cell table:formula="of:=[.C404]" office:value-type="float" office:value="-589.5" calcext:value-type="float">
            <text:p>-589,5</text:p>
          </table:table-cell>
          <table:table-cell table:formula="of:=[.D405]*2" office:value-type="float" office:value="-1179" calcext:value-type="float">
            <text:p>-1179,0</text:p>
          </table:table-cell>
          <table:table-cell table:formula="of:=[.D404]" office:value-type="float" office:value="-2439" calcext:value-type="float">
            <text:p>-2439,0</text:p>
          </table:table-cell>
          <table:table-cell table:number-columns-repeated="3"/>
        </table:table-row>
        <table:table-row table:style-name="ro1">
          <table:table-cell table:formula="of:=IF([.B406]&gt;=0;1;-1)*(2^[.$D$3])" office:value-type="float" office:value="4096" calcext:value-type="float">
            <text:p>4096</text:p>
          </table:table-cell>
          <table:table-cell table:formula="of:=[.$B$3]+[.E406]-[.F406]" office:value-type="float" office:value="1060" calcext:value-type="float">
            <text:p>1060,0</text:p>
          </table:table-cell>
          <table:table-cell table:formula="of:=[.B406]-[.A406]" office:value-type="float" office:value="-3036" calcext:value-type="float">
            <text:p>-3036,0</text:p>
          </table:table-cell>
          <table:table-cell table:formula="of:=[.C405]" office:value-type="float" office:value="-788.5" calcext:value-type="float">
            <text:p>-788,5</text:p>
          </table:table-cell>
          <table:table-cell table:formula="of:=[.D406]*2" office:value-type="float" office:value="-1577" calcext:value-type="float">
            <text:p>-1577,0</text:p>
          </table:table-cell>
          <table:table-cell table:formula="of:=[.D405]" office:value-type="float" office:value="-589.5" calcext:value-type="float">
            <text:p>-589,5</text:p>
          </table:table-cell>
          <table:table-cell table:number-columns-repeated="3"/>
        </table:table-row>
        <table:table-row table:style-name="ro1">
          <table:table-cell table:formula="of:=IF([.B407]&gt;=0;1;-1)*(2^[.$D$3])" office:value-type="float" office:value="-4096" calcext:value-type="float">
            <text:p>-4096</text:p>
          </table:table-cell>
          <table:table-cell table:formula="of:=[.$B$3]+[.E407]-[.F407]" office:value-type="float" office:value="-3236" calcext:value-type="float">
            <text:p>-3236,0</text:p>
          </table:table-cell>
          <table:table-cell table:formula="of:=[.B407]-[.A407]" office:value-type="float" office:value="860" calcext:value-type="float">
            <text:p>860,0</text:p>
          </table:table-cell>
          <table:table-cell table:formula="of:=[.C406]" office:value-type="float" office:value="-3036" calcext:value-type="float">
            <text:p>-3036,0</text:p>
          </table:table-cell>
          <table:table-cell table:formula="of:=[.D407]*2" office:value-type="float" office:value="-6072" calcext:value-type="float">
            <text:p>-6072,0</text:p>
          </table:table-cell>
          <table:table-cell table:formula="of:=[.D406]" office:value-type="float" office:value="-788.5" calcext:value-type="float">
            <text:p>-788,5</text:p>
          </table:table-cell>
          <table:table-cell table:number-columns-repeated="3"/>
        </table:table-row>
        <table:table-row table:style-name="ro1">
          <table:table-cell table:formula="of:=IF([.B408]&gt;=0;1;-1)*(2^[.$D$3])" office:value-type="float" office:value="4096" calcext:value-type="float">
            <text:p>4096</text:p>
          </table:table-cell>
          <table:table-cell table:formula="of:=[.$B$3]+[.E408]-[.F408]" office:value-type="float" office:value="6803.5" calcext:value-type="float">
            <text:p>6803,5</text:p>
          </table:table-cell>
          <table:table-cell table:formula="of:=[.B408]-[.A408]" office:value-type="float" office:value="2707.5" calcext:value-type="float">
            <text:p>2707,5</text:p>
          </table:table-cell>
          <table:table-cell table:formula="of:=[.C407]" office:value-type="float" office:value="860" calcext:value-type="float">
            <text:p>860,0</text:p>
          </table:table-cell>
          <table:table-cell table:formula="of:=[.D408]*2" office:value-type="float" office:value="1720" calcext:value-type="float">
            <text:p>1720,0</text:p>
          </table:table-cell>
          <table:table-cell table:formula="of:=[.D407]" office:value-type="float" office:value="-3036" calcext:value-type="float">
            <text:p>-3036,0</text:p>
          </table:table-cell>
          <table:table-cell table:number-columns-repeated="3"/>
        </table:table-row>
        <table:table-row table:style-name="ro1">
          <table:table-cell table:formula="of:=IF([.B409]&gt;=0;1;-1)*(2^[.$D$3])" office:value-type="float" office:value="4096" calcext:value-type="float">
            <text:p>4096</text:p>
          </table:table-cell>
          <table:table-cell table:formula="of:=[.$B$3]+[.E409]-[.F409]" office:value-type="float" office:value="6602.5" calcext:value-type="float">
            <text:p>6602,5</text:p>
          </table:table-cell>
          <table:table-cell table:formula="of:=[.B409]-[.A409]" office:value-type="float" office:value="2506.5" calcext:value-type="float">
            <text:p>2506,5</text:p>
          </table:table-cell>
          <table:table-cell table:formula="of:=[.C408]" office:value-type="float" office:value="2707.5" calcext:value-type="float">
            <text:p>2707,5</text:p>
          </table:table-cell>
          <table:table-cell table:formula="of:=[.D409]*2" office:value-type="float" office:value="5415" calcext:value-type="float">
            <text:p>5415,0</text:p>
          </table:table-cell>
          <table:table-cell table:formula="of:=[.D408]" office:value-type="float" office:value="860" calcext:value-type="float">
            <text:p>860,0</text:p>
          </table:table-cell>
          <table:table-cell table:number-columns-repeated="3"/>
        </table:table-row>
        <table:table-row table:style-name="ro1">
          <table:table-cell table:formula="of:=IF([.B410]&gt;=0;1;-1)*(2^[.$D$3])" office:value-type="float" office:value="4096" calcext:value-type="float">
            <text:p>4096</text:p>
          </table:table-cell>
          <table:table-cell table:formula="of:=[.$B$3]+[.E410]-[.F410]" office:value-type="float" office:value="4353" calcext:value-type="float">
            <text:p>4353,0</text:p>
          </table:table-cell>
          <table:table-cell table:formula="of:=[.B410]-[.A410]" office:value-type="float" office:value="257" calcext:value-type="float">
            <text:p>257,0</text:p>
          </table:table-cell>
          <table:table-cell table:formula="of:=[.C409]" office:value-type="float" office:value="2506.5" calcext:value-type="float">
            <text:p>2506,5</text:p>
          </table:table-cell>
          <table:table-cell table:formula="of:=[.D410]*2" office:value-type="float" office:value="5013" calcext:value-type="float">
            <text:p>5013,0</text:p>
          </table:table-cell>
          <table:table-cell table:formula="of:=[.D409]" office:value-type="float" office:value="2707.5" calcext:value-type="float">
            <text:p>2707,5</text:p>
          </table:table-cell>
          <table:table-cell table:number-columns-repeated="3"/>
        </table:table-row>
        <table:table-row table:style-name="ro1">
          <table:table-cell table:formula="of:=IF([.B411]&gt;=0;1;-1)*(2^[.$D$3])" office:value-type="float" office:value="4096" calcext:value-type="float">
            <text:p>4096</text:p>
          </table:table-cell>
          <table:table-cell table:formula="of:=[.$B$3]+[.E411]-[.F411]" office:value-type="float" office:value="55" calcext:value-type="float">
            <text:p>55,0</text:p>
          </table:table-cell>
          <table:table-cell table:formula="of:=[.B411]-[.A411]" office:value-type="float" office:value="-4041" calcext:value-type="float">
            <text:p>-4041,0</text:p>
          </table:table-cell>
          <table:table-cell table:formula="of:=[.C410]" office:value-type="float" office:value="257" calcext:value-type="float">
            <text:p>257,0</text:p>
          </table:table-cell>
          <table:table-cell table:formula="of:=[.D411]*2" office:value-type="float" office:value="514" calcext:value-type="float">
            <text:p>514,0</text:p>
          </table:table-cell>
          <table:table-cell table:formula="of:=[.D410]" office:value-type="float" office:value="2506.5" calcext:value-type="float">
            <text:p>2506,5</text:p>
          </table:table-cell>
          <table:table-cell table:number-columns-repeated="3"/>
        </table:table-row>
        <table:table-row table:style-name="ro1">
          <table:table-cell table:formula="of:=IF([.B412]&gt;=0;1;-1)*(2^[.$D$3])" office:value-type="float" office:value="-4096" calcext:value-type="float">
            <text:p>-4096</text:p>
          </table:table-cell>
          <table:table-cell table:formula="of:=[.$B$3]+[.E412]-[.F412]" office:value-type="float" office:value="-6291.5" calcext:value-type="float">
            <text:p>-6291,5</text:p>
          </table:table-cell>
          <table:table-cell table:formula="of:=[.B412]-[.A412]" office:value-type="float" office:value="-2195.5" calcext:value-type="float">
            <text:p>-2195,5</text:p>
          </table:table-cell>
          <table:table-cell table:formula="of:=[.C411]" office:value-type="float" office:value="-4041" calcext:value-type="float">
            <text:p>-4041,0</text:p>
          </table:table-cell>
          <table:table-cell table:formula="of:=[.D412]*2" office:value-type="float" office:value="-8082" calcext:value-type="float">
            <text:p>-8082,0</text:p>
          </table:table-cell>
          <table:table-cell table:formula="of:=[.D411]" office:value-type="float" office:value="257" calcext:value-type="float">
            <text:p>257,0</text:p>
          </table:table-cell>
          <table:table-cell table:number-columns-repeated="3"/>
        </table:table-row>
        <table:table-row table:style-name="ro1">
          <table:table-cell table:formula="of:=IF([.B413]&gt;=0;1;-1)*(2^[.$D$3])" office:value-type="float" office:value="4096" calcext:value-type="float">
            <text:p>4096</text:p>
          </table:table-cell>
          <table:table-cell table:formula="of:=[.$B$3]+[.E413]-[.F413]" office:value-type="float" office:value="1697.5" calcext:value-type="float">
            <text:p>1697,5</text:p>
          </table:table-cell>
          <table:table-cell table:formula="of:=[.B413]-[.A413]" office:value-type="float" office:value="-2398.5" calcext:value-type="float">
            <text:p>-2398,5</text:p>
          </table:table-cell>
          <table:table-cell table:formula="of:=[.C412]" office:value-type="float" office:value="-2195.5" calcext:value-type="float">
            <text:p>-2195,5</text:p>
          </table:table-cell>
          <table:table-cell table:formula="of:=[.D413]*2" office:value-type="float" office:value="-4391" calcext:value-type="float">
            <text:p>-4391,0</text:p>
          </table:table-cell>
          <table:table-cell table:formula="of:=[.D412]" office:value-type="float" office:value="-4041" calcext:value-type="float">
            <text:p>-4041,0</text:p>
          </table:table-cell>
          <table:table-cell table:number-columns-repeated="3"/>
        </table:table-row>
        <table:table-row table:style-name="ro1">
          <table:table-cell table:formula="of:=IF([.B414]&gt;=0;1;-1)*(2^[.$D$3])" office:value-type="float" office:value="-4096" calcext:value-type="float">
            <text:p>-4096</text:p>
          </table:table-cell>
          <table:table-cell table:formula="of:=[.$B$3]+[.E414]-[.F414]" office:value-type="float" office:value="-554" calcext:value-type="float">
            <text:p>-554,0</text:p>
          </table:table-cell>
          <table:table-cell table:formula="of:=[.B414]-[.A414]" office:value-type="float" office:value="3542" calcext:value-type="float">
            <text:p>3542,0</text:p>
          </table:table-cell>
          <table:table-cell table:formula="of:=[.C413]" office:value-type="float" office:value="-2398.5" calcext:value-type="float">
            <text:p>-2398,5</text:p>
          </table:table-cell>
          <table:table-cell table:formula="of:=[.D414]*2" office:value-type="float" office:value="-4797" calcext:value-type="float">
            <text:p>-4797,0</text:p>
          </table:table-cell>
          <table:table-cell table:formula="of:=[.D413]" office:value-type="float" office:value="-2195.5" calcext:value-type="float">
            <text:p>-2195,5</text:p>
          </table:table-cell>
          <table:table-cell table:number-columns-repeated="3"/>
        </table:table-row>
        <table:table-row table:style-name="ro1">
          <table:table-cell table:formula="of:=IF([.B415]&gt;=0;1;-1)*(2^[.$D$3])" office:value-type="float" office:value="4096" calcext:value-type="float">
            <text:p>4096</text:p>
          </table:table-cell>
          <table:table-cell table:formula="of:=[.$B$3]+[.E415]-[.F415]" office:value-type="float" office:value="11530" calcext:value-type="float">
            <text:p>11530,0</text:p>
          </table:table-cell>
          <table:table-cell table:formula="of:=[.B415]-[.A415]" office:value-type="float" office:value="7434" calcext:value-type="float">
            <text:p>7434,0</text:p>
          </table:table-cell>
          <table:table-cell table:formula="of:=[.C414]" office:value-type="float" office:value="3542" calcext:value-type="float">
            <text:p>3542,0</text:p>
          </table:table-cell>
          <table:table-cell table:formula="of:=[.D415]*2" office:value-type="float" office:value="7084" calcext:value-type="float">
            <text:p>7084,0</text:p>
          </table:table-cell>
          <table:table-cell table:formula="of:=[.D414]" office:value-type="float" office:value="-2398.5" calcext:value-type="float">
            <text:p>-2398,5</text:p>
          </table:table-cell>
          <table:table-cell table:number-columns-repeated="3"/>
        </table:table-row>
        <table:table-row table:style-name="ro1">
          <table:table-cell table:formula="of:=IF([.B416]&gt;=0;1;-1)*(2^[.$D$3])" office:value-type="float" office:value="4096" calcext:value-type="float">
            <text:p>4096</text:p>
          </table:table-cell>
          <table:table-cell table:formula="of:=[.$B$3]+[.E416]-[.F416]" office:value-type="float" office:value="13373.5" calcext:value-type="float">
            <text:p>13373,5</text:p>
          </table:table-cell>
          <table:table-cell table:formula="of:=[.B416]-[.A416]" office:value-type="float" office:value="9277.5" calcext:value-type="float">
            <text:p>9277,5</text:p>
          </table:table-cell>
          <table:table-cell table:formula="of:=[.C415]" office:value-type="float" office:value="7434" calcext:value-type="float">
            <text:p>7434,0</text:p>
          </table:table-cell>
          <table:table-cell table:formula="of:=[.D416]*2" office:value-type="float" office:value="14868" calcext:value-type="float">
            <text:p>14868,0</text:p>
          </table:table-cell>
          <table:table-cell table:formula="of:=[.D415]" office:value-type="float" office:value="3542" calcext:value-type="float">
            <text:p>3542,0</text:p>
          </table:table-cell>
          <table:table-cell table:number-columns-repeated="3"/>
        </table:table-row>
        <table:table-row table:style-name="ro1">
          <table:table-cell table:formula="of:=IF([.B417]&gt;=0;1;-1)*(2^[.$D$3])" office:value-type="float" office:value="4096" calcext:value-type="float">
            <text:p>4096</text:p>
          </table:table-cell>
          <table:table-cell table:formula="of:=[.$B$3]+[.E417]-[.F417]" office:value-type="float" office:value="13168.5" calcext:value-type="float">
            <text:p>13168,5</text:p>
          </table:table-cell>
          <table:table-cell table:formula="of:=[.B417]-[.A417]" office:value-type="float" office:value="9072.5" calcext:value-type="float">
            <text:p>9072,5</text:p>
          </table:table-cell>
          <table:table-cell table:formula="of:=[.C416]" office:value-type="float" office:value="9277.5" calcext:value-type="float">
            <text:p>9277,5</text:p>
          </table:table-cell>
          <table:table-cell table:formula="of:=[.D417]*2" office:value-type="float" office:value="18555" calcext:value-type="float">
            <text:p>18555,0</text:p>
          </table:table-cell>
          <table:table-cell table:formula="of:=[.D416]" office:value-type="float" office:value="7434" calcext:value-type="float">
            <text:p>7434,0</text:p>
          </table:table-cell>
          <table:table-cell table:number-columns-repeated="3"/>
        </table:table-row>
        <table:table-row table:style-name="ro1">
          <table:table-cell table:formula="of:=IF([.B418]&gt;=0;1;-1)*(2^[.$D$3])" office:value-type="float" office:value="4096" calcext:value-type="float">
            <text:p>4096</text:p>
          </table:table-cell>
          <table:table-cell table:formula="of:=[.$B$3]+[.E418]-[.F418]" office:value-type="float" office:value="10915" calcext:value-type="float">
            <text:p>10915,0</text:p>
          </table:table-cell>
          <table:table-cell table:formula="of:=[.B418]-[.A418]" office:value-type="float" office:value="6819" calcext:value-type="float">
            <text:p>6819,0</text:p>
          </table:table-cell>
          <table:table-cell table:formula="of:=[.C417]" office:value-type="float" office:value="9072.5" calcext:value-type="float">
            <text:p>9072,5</text:p>
          </table:table-cell>
          <table:table-cell table:formula="of:=[.D418]*2" office:value-type="float" office:value="18145" calcext:value-type="float">
            <text:p>18145,0</text:p>
          </table:table-cell>
          <table:table-cell table:formula="of:=[.D417]" office:value-type="float" office:value="9277.5" calcext:value-type="float">
            <text:p>9277,5</text:p>
          </table:table-cell>
          <table:table-cell table:number-columns-repeated="3"/>
        </table:table-row>
        <table:table-row table:style-name="ro1">
          <table:table-cell table:formula="of:=IF([.B419]&gt;=0;1;-1)*(2^[.$D$3])" office:value-type="float" office:value="4096" calcext:value-type="float">
            <text:p>4096</text:p>
          </table:table-cell>
          <table:table-cell table:formula="of:=[.$B$3]+[.E419]-[.F419]" office:value-type="float" office:value="6613" calcext:value-type="float">
            <text:p>6613,0</text:p>
          </table:table-cell>
          <table:table-cell table:formula="of:=[.B419]-[.A419]" office:value-type="float" office:value="2517" calcext:value-type="float">
            <text:p>2517,0</text:p>
          </table:table-cell>
          <table:table-cell table:formula="of:=[.C418]" office:value-type="float" office:value="6819" calcext:value-type="float">
            <text:p>6819,0</text:p>
          </table:table-cell>
          <table:table-cell table:formula="of:=[.D419]*2" office:value-type="float" office:value="13638" calcext:value-type="float">
            <text:p>13638,0</text:p>
          </table:table-cell>
          <table:table-cell table:formula="of:=[.D418]" office:value-type="float" office:value="9072.5" calcext:value-type="float">
            <text:p>9072,5</text:p>
          </table:table-cell>
          <table:table-cell table:number-columns-repeated="3"/>
        </table:table-row>
        <table:table-row table:style-name="ro1">
          <table:table-cell table:formula="of:=IF([.B420]&gt;=0;1;-1)*(2^[.$D$3])" office:value-type="float" office:value="4096" calcext:value-type="float">
            <text:p>4096</text:p>
          </table:table-cell>
          <table:table-cell table:formula="of:=[.$B$3]+[.E420]-[.F420]" office:value-type="float" office:value="262.5" calcext:value-type="float">
            <text:p>262,5</text:p>
          </table:table-cell>
          <table:table-cell table:formula="of:=[.B420]-[.A420]" office:value-type="float" office:value="-3833.5" calcext:value-type="float">
            <text:p>-3833,5</text:p>
          </table:table-cell>
          <table:table-cell table:formula="of:=[.C419]" office:value-type="float" office:value="2517" calcext:value-type="float">
            <text:p>2517,0</text:p>
          </table:table-cell>
          <table:table-cell table:formula="of:=[.D420]*2" office:value-type="float" office:value="5034" calcext:value-type="float">
            <text:p>5034,0</text:p>
          </table:table-cell>
          <table:table-cell table:formula="of:=[.D419]" office:value-type="float" office:value="6819" calcext:value-type="float">
            <text:p>6819,0</text:p>
          </table:table-cell>
          <table:table-cell table:number-columns-repeated="3"/>
        </table:table-row>
        <table:table-row table:style-name="ro1">
          <table:table-cell table:formula="of:=IF([.B421]&gt;=0;1;-1)*(2^[.$D$3])" office:value-type="float" office:value="-4096" calcext:value-type="float">
            <text:p>-4096</text:p>
          </table:table-cell>
          <table:table-cell table:formula="of:=[.$B$3]+[.E421]-[.F421]" office:value-type="float" office:value="-8136.5" calcext:value-type="float">
            <text:p>-8136,5</text:p>
          </table:table-cell>
          <table:table-cell table:formula="of:=[.B421]-[.A421]" office:value-type="float" office:value="-4040.5" calcext:value-type="float">
            <text:p>-4040,5</text:p>
          </table:table-cell>
          <table:table-cell table:formula="of:=[.C420]" office:value-type="float" office:value="-3833.5" calcext:value-type="float">
            <text:p>-3833,5</text:p>
          </table:table-cell>
          <table:table-cell table:formula="of:=[.D421]*2" office:value-type="float" office:value="-7667" calcext:value-type="float">
            <text:p>-7667,0</text:p>
          </table:table-cell>
          <table:table-cell table:formula="of:=[.D420]" office:value-type="float" office:value="2517" calcext:value-type="float">
            <text:p>2517,0</text:p>
          </table:table-cell>
          <table:table-cell table:number-columns-repeated="3"/>
        </table:table-row>
        <table:table-row table:style-name="ro1">
          <table:table-cell table:formula="of:=IF([.B422]&gt;=0;1;-1)*(2^[.$D$3])" office:value-type="float" office:value="-4096" calcext:value-type="float">
            <text:p>-4096</text:p>
          </table:table-cell>
          <table:table-cell table:formula="of:=[.$B$3]+[.E422]-[.F422]" office:value-type="float" office:value="-2200" calcext:value-type="float">
            <text:p>-2200,0</text:p>
          </table:table-cell>
          <table:table-cell table:formula="of:=[.B422]-[.A422]" office:value-type="float" office:value="1896" calcext:value-type="float">
            <text:p>1896,0</text:p>
          </table:table-cell>
          <table:table-cell table:formula="of:=[.C421]" office:value-type="float" office:value="-4040.5" calcext:value-type="float">
            <text:p>-4040,5</text:p>
          </table:table-cell>
          <table:table-cell table:formula="of:=[.D422]*2" office:value-type="float" office:value="-8081" calcext:value-type="float">
            <text:p>-8081,0</text:p>
          </table:table-cell>
          <table:table-cell table:formula="of:=[.D421]" office:value-type="float" office:value="-3833.5" calcext:value-type="float">
            <text:p>-3833,5</text:p>
          </table:table-cell>
          <table:table-cell table:number-columns-repeated="3"/>
        </table:table-row>
        <table:table-row table:style-name="ro1">
          <table:table-cell table:formula="of:=IF([.B423]&gt;=0;1;-1)*(2^[.$D$3])" office:value-type="float" office:value="4096" calcext:value-type="float">
            <text:p>4096</text:p>
          </table:table-cell>
          <table:table-cell table:formula="of:=[.$B$3]+[.E423]-[.F423]" office:value-type="float" office:value="9880" calcext:value-type="float">
            <text:p>9880,0</text:p>
          </table:table-cell>
          <table:table-cell table:formula="of:=[.B423]-[.A423]" office:value-type="float" office:value="5784" calcext:value-type="float">
            <text:p>5784,0</text:p>
          </table:table-cell>
          <table:table-cell table:formula="of:=[.C422]" office:value-type="float" office:value="1896" calcext:value-type="float">
            <text:p>1896,0</text:p>
          </table:table-cell>
          <table:table-cell table:formula="of:=[.D423]*2" office:value-type="float" office:value="3792" calcext:value-type="float">
            <text:p>3792,0</text:p>
          </table:table-cell>
          <table:table-cell table:formula="of:=[.D422]" office:value-type="float" office:value="-4040.5" calcext:value-type="float">
            <text:p>-4040,5</text:p>
          </table:table-cell>
          <table:table-cell table:number-columns-repeated="3"/>
        </table:table-row>
        <table:table-row table:style-name="ro1">
          <table:table-cell table:formula="of:=IF([.B424]&gt;=0;1;-1)*(2^[.$D$3])" office:value-type="float" office:value="4096" calcext:value-type="float">
            <text:p>4096</text:p>
          </table:table-cell>
          <table:table-cell table:formula="of:=[.$B$3]+[.E424]-[.F424]" office:value-type="float" office:value="11719.5" calcext:value-type="float">
            <text:p>11719,5</text:p>
          </table:table-cell>
          <table:table-cell table:formula="of:=[.B424]-[.A424]" office:value-type="float" office:value="7623.5" calcext:value-type="float">
            <text:p>7623,5</text:p>
          </table:table-cell>
          <table:table-cell table:formula="of:=[.C423]" office:value-type="float" office:value="5784" calcext:value-type="float">
            <text:p>5784,0</text:p>
          </table:table-cell>
          <table:table-cell table:formula="of:=[.D424]*2" office:value-type="float" office:value="11568" calcext:value-type="float">
            <text:p>11568,0</text:p>
          </table:table-cell>
          <table:table-cell table:formula="of:=[.D423]" office:value-type="float" office:value="1896" calcext:value-type="float">
            <text:p>1896,0</text:p>
          </table:table-cell>
          <table:table-cell table:number-columns-repeated="3"/>
        </table:table-row>
        <table:table-row table:style-name="ro1">
          <table:table-cell table:formula="of:=IF([.B425]&gt;=0;1;-1)*(2^[.$D$3])" office:value-type="float" office:value="4096" calcext:value-type="float">
            <text:p>4096</text:p>
          </table:table-cell>
          <table:table-cell table:formula="of:=[.$B$3]+[.E425]-[.F425]" office:value-type="float" office:value="11510.5" calcext:value-type="float">
            <text:p>11510,5</text:p>
          </table:table-cell>
          <table:table-cell table:formula="of:=[.B425]-[.A425]" office:value-type="float" office:value="7414.5" calcext:value-type="float">
            <text:p>7414,5</text:p>
          </table:table-cell>
          <table:table-cell table:formula="of:=[.C424]" office:value-type="float" office:value="7623.5" calcext:value-type="float">
            <text:p>7623,5</text:p>
          </table:table-cell>
          <table:table-cell table:formula="of:=[.D425]*2" office:value-type="float" office:value="15247" calcext:value-type="float">
            <text:p>15247,0</text:p>
          </table:table-cell>
          <table:table-cell table:formula="of:=[.D424]" office:value-type="float" office:value="5784" calcext:value-type="float">
            <text:p>5784,0</text:p>
          </table:table-cell>
          <table:table-cell table:number-columns-repeated="3"/>
        </table:table-row>
        <table:table-row table:style-name="ro1">
          <table:table-cell table:formula="of:=IF([.B426]&gt;=0;1;-1)*(2^[.$D$3])" office:value-type="float" office:value="4096" calcext:value-type="float">
            <text:p>4096</text:p>
          </table:table-cell>
          <table:table-cell table:formula="of:=[.$B$3]+[.E426]-[.F426]" office:value-type="float" office:value="9253" calcext:value-type="float">
            <text:p>9253,0</text:p>
          </table:table-cell>
          <table:table-cell table:formula="of:=[.B426]-[.A426]" office:value-type="float" office:value="5157" calcext:value-type="float">
            <text:p>5157,0</text:p>
          </table:table-cell>
          <table:table-cell table:formula="of:=[.C425]" office:value-type="float" office:value="7414.5" calcext:value-type="float">
            <text:p>7414,5</text:p>
          </table:table-cell>
          <table:table-cell table:formula="of:=[.D426]*2" office:value-type="float" office:value="14829" calcext:value-type="float">
            <text:p>14829,0</text:p>
          </table:table-cell>
          <table:table-cell table:formula="of:=[.D425]" office:value-type="float" office:value="7623.5" calcext:value-type="float">
            <text:p>7623,5</text:p>
          </table:table-cell>
          <table:table-cell table:number-columns-repeated="3"/>
        </table:table-row>
        <table:table-row table:style-name="ro1">
          <table:table-cell table:formula="of:=IF([.B427]&gt;=0;1;-1)*(2^[.$D$3])" office:value-type="float" office:value="4096" calcext:value-type="float">
            <text:p>4096</text:p>
          </table:table-cell>
          <table:table-cell table:formula="of:=[.$B$3]+[.E427]-[.F427]" office:value-type="float" office:value="4947" calcext:value-type="float">
            <text:p>4947,0</text:p>
          </table:table-cell>
          <table:table-cell table:formula="of:=[.B427]-[.A427]" office:value-type="float" office:value="851" calcext:value-type="float">
            <text:p>851,0</text:p>
          </table:table-cell>
          <table:table-cell table:formula="of:=[.C426]" office:value-type="float" office:value="5157" calcext:value-type="float">
            <text:p>5157,0</text:p>
          </table:table-cell>
          <table:table-cell table:formula="of:=[.D427]*2" office:value-type="float" office:value="10314" calcext:value-type="float">
            <text:p>10314,0</text:p>
          </table:table-cell>
          <table:table-cell table:formula="of:=[.D426]" office:value-type="float" office:value="7414.5" calcext:value-type="float">
            <text:p>7414,5</text:p>
          </table:table-cell>
          <table:table-cell table:number-columns-repeated="3"/>
        </table:table-row>
        <table:table-row table:style-name="ro1">
          <table:table-cell table:formula="of:=IF([.B428]&gt;=0;1;-1)*(2^[.$D$3])" office:value-type="float" office:value="-4096" calcext:value-type="float">
            <text:p>-4096</text:p>
          </table:table-cell>
          <table:table-cell table:formula="of:=[.$B$3]+[.E428]-[.F428]" office:value-type="float" office:value="-1407.5" calcext:value-type="float">
            <text:p>-1407,5</text:p>
          </table:table-cell>
          <table:table-cell table:formula="of:=[.B428]-[.A428]" office:value-type="float" office:value="2688.5" calcext:value-type="float">
            <text:p>2688,5</text:p>
          </table:table-cell>
          <table:table-cell table:formula="of:=[.C427]" office:value-type="float" office:value="851" calcext:value-type="float">
            <text:p>851,0</text:p>
          </table:table-cell>
          <table:table-cell table:formula="of:=[.D428]*2" office:value-type="float" office:value="1702" calcext:value-type="float">
            <text:p>1702,0</text:p>
          </table:table-cell>
          <table:table-cell table:formula="of:=[.D427]" office:value-type="float" office:value="5157" calcext:value-type="float">
            <text:p>5157,0</text:p>
          </table:table-cell>
          <table:table-cell table:number-columns-repeated="3"/>
        </table:table-row>
        <table:table-row table:style-name="ro1">
          <table:table-cell table:formula="of:=IF([.B429]&gt;=0;1;-1)*(2^[.$D$3])" office:value-type="float" office:value="4096" calcext:value-type="float">
            <text:p>4096</text:p>
          </table:table-cell>
          <table:table-cell table:formula="of:=[.$B$3]+[.E429]-[.F429]" office:value-type="float" office:value="6573.5" calcext:value-type="float">
            <text:p>6573,5</text:p>
          </table:table-cell>
          <table:table-cell table:formula="of:=[.B429]-[.A429]" office:value-type="float" office:value="2477.5" calcext:value-type="float">
            <text:p>2477,5</text:p>
          </table:table-cell>
          <table:table-cell table:formula="of:=[.C428]" office:value-type="float" office:value="2688.5" calcext:value-type="float">
            <text:p>2688,5</text:p>
          </table:table-cell>
          <table:table-cell table:formula="of:=[.D429]*2" office:value-type="float" office:value="5377" calcext:value-type="float">
            <text:p>5377,0</text:p>
          </table:table-cell>
          <table:table-cell table:formula="of:=[.D428]" office:value-type="float" office:value="851" calcext:value-type="float">
            <text:p>851,0</text:p>
          </table:table-cell>
          <table:table-cell table:number-columns-repeated="3"/>
        </table:table-row>
        <table:table-row table:style-name="ro1">
          <table:table-cell table:formula="of:=IF([.B430]&gt;=0;1;-1)*(2^[.$D$3])" office:value-type="float" office:value="4096" calcext:value-type="float">
            <text:p>4096</text:p>
          </table:table-cell>
          <table:table-cell table:formula="of:=[.$B$3]+[.E430]-[.F430]" office:value-type="float" office:value="4314" calcext:value-type="float">
            <text:p>4314,0</text:p>
          </table:table-cell>
          <table:table-cell table:formula="of:=[.B430]-[.A430]" office:value-type="float" office:value="218" calcext:value-type="float">
            <text:p>218,0</text:p>
          </table:table-cell>
          <table:table-cell table:formula="of:=[.C429]" office:value-type="float" office:value="2477.5" calcext:value-type="float">
            <text:p>2477,5</text:p>
          </table:table-cell>
          <table:table-cell table:formula="of:=[.D430]*2" office:value-type="float" office:value="4955" calcext:value-type="float">
            <text:p>4955,0</text:p>
          </table:table-cell>
          <table:table-cell table:formula="of:=[.D429]" office:value-type="float" office:value="2688.5" calcext:value-type="float">
            <text:p>2688,5</text:p>
          </table:table-cell>
          <table:table-cell table:number-columns-repeated="3"/>
        </table:table-row>
        <table:table-row table:style-name="ro1">
          <table:table-cell table:formula="of:=IF([.B431]&gt;=0;1;-1)*(2^[.$D$3])" office:value-type="float" office:value="4096" calcext:value-type="float">
            <text:p>4096</text:p>
          </table:table-cell>
          <table:table-cell table:formula="of:=[.$B$3]+[.E431]-[.F431]" office:value-type="float" office:value="6" calcext:value-type="float">
            <text:p>6,0</text:p>
          </table:table-cell>
          <table:table-cell table:formula="of:=[.B431]-[.A431]" office:value-type="float" office:value="-4090" calcext:value-type="float">
            <text:p>-4090,0</text:p>
          </table:table-cell>
          <table:table-cell table:formula="of:=[.C430]" office:value-type="float" office:value="218" calcext:value-type="float">
            <text:p>218,0</text:p>
          </table:table-cell>
          <table:table-cell table:formula="of:=[.D431]*2" office:value-type="float" office:value="436" calcext:value-type="float">
            <text:p>436,0</text:p>
          </table:table-cell>
          <table:table-cell table:formula="of:=[.D430]" office:value-type="float" office:value="2477.5" calcext:value-type="float">
            <text:p>2477,5</text:p>
          </table:table-cell>
          <table:table-cell table:number-columns-repeated="3"/>
        </table:table-row>
        <table:table-row table:style-name="ro1">
          <table:table-cell table:formula="of:=IF([.B432]&gt;=0;1;-1)*(2^[.$D$3])" office:value-type="float" office:value="-4096" calcext:value-type="float">
            <text:p>-4096</text:p>
          </table:table-cell>
          <table:table-cell table:formula="of:=[.$B$3]+[.E432]-[.F432]" office:value-type="float" office:value="-6350.5" calcext:value-type="float">
            <text:p>-6350,5</text:p>
          </table:table-cell>
          <table:table-cell table:formula="of:=[.B432]-[.A432]" office:value-type="float" office:value="-2254.5" calcext:value-type="float">
            <text:p>-2254,5</text:p>
          </table:table-cell>
          <table:table-cell table:formula="of:=[.C431]" office:value-type="float" office:value="-4090" calcext:value-type="float">
            <text:p>-4090,0</text:p>
          </table:table-cell>
          <table:table-cell table:formula="of:=[.D432]*2" office:value-type="float" office:value="-8180" calcext:value-type="float">
            <text:p>-8180,0</text:p>
          </table:table-cell>
          <table:table-cell table:formula="of:=[.D431]" office:value-type="float" office:value="218" calcext:value-type="float">
            <text:p>218,0</text:p>
          </table:table-cell>
          <table:table-cell table:number-columns-repeated="3"/>
        </table:table-row>
        <table:table-row table:style-name="ro1">
          <table:table-cell table:formula="of:=IF([.B433]&gt;=0;1;-1)*(2^[.$D$3])" office:value-type="float" office:value="4096" calcext:value-type="float">
            <text:p>4096</text:p>
          </table:table-cell>
          <table:table-cell table:formula="of:=[.$B$3]+[.E433]-[.F433]" office:value-type="float" office:value="1628.5" calcext:value-type="float">
            <text:p>1628,5</text:p>
          </table:table-cell>
          <table:table-cell table:formula="of:=[.B433]-[.A433]" office:value-type="float" office:value="-2467.5" calcext:value-type="float">
            <text:p>-2467,5</text:p>
          </table:table-cell>
          <table:table-cell table:formula="of:=[.C432]" office:value-type="float" office:value="-2254.5" calcext:value-type="float">
            <text:p>-2254,5</text:p>
          </table:table-cell>
          <table:table-cell table:formula="of:=[.D433]*2" office:value-type="float" office:value="-4509" calcext:value-type="float">
            <text:p>-4509,0</text:p>
          </table:table-cell>
          <table:table-cell table:formula="of:=[.D432]" office:value-type="float" office:value="-4090" calcext:value-type="float">
            <text:p>-4090,0</text:p>
          </table:table-cell>
          <table:table-cell table:number-columns-repeated="3"/>
        </table:table-row>
        <table:table-row table:style-name="ro1">
          <table:table-cell table:formula="of:=IF([.B434]&gt;=0;1;-1)*(2^[.$D$3])" office:value-type="float" office:value="-4096" calcext:value-type="float">
            <text:p>-4096</text:p>
          </table:table-cell>
          <table:table-cell table:formula="of:=[.$B$3]+[.E434]-[.F434]" office:value-type="float" office:value="-633" calcext:value-type="float">
            <text:p>-633,0</text:p>
          </table:table-cell>
          <table:table-cell table:formula="of:=[.B434]-[.A434]" office:value-type="float" office:value="3463" calcext:value-type="float">
            <text:p>3463,0</text:p>
          </table:table-cell>
          <table:table-cell table:formula="of:=[.C433]" office:value-type="float" office:value="-2467.5" calcext:value-type="float">
            <text:p>-2467,5</text:p>
          </table:table-cell>
          <table:table-cell table:formula="of:=[.D434]*2" office:value-type="float" office:value="-4935" calcext:value-type="float">
            <text:p>-4935,0</text:p>
          </table:table-cell>
          <table:table-cell table:formula="of:=[.D433]" office:value-type="float" office:value="-2254.5" calcext:value-type="float">
            <text:p>-2254,5</text:p>
          </table:table-cell>
          <table:table-cell table:number-columns-repeated="3"/>
        </table:table-row>
        <table:table-row table:style-name="ro1">
          <table:table-cell table:formula="of:=IF([.B435]&gt;=0;1;-1)*(2^[.$D$3])" office:value-type="float" office:value="4096" calcext:value-type="float">
            <text:p>4096</text:p>
          </table:table-cell>
          <table:table-cell table:formula="of:=[.$B$3]+[.E435]-[.F435]" office:value-type="float" office:value="11441" calcext:value-type="float">
            <text:p>11441,0</text:p>
          </table:table-cell>
          <table:table-cell table:formula="of:=[.B435]-[.A435]" office:value-type="float" office:value="7345" calcext:value-type="float">
            <text:p>7345,0</text:p>
          </table:table-cell>
          <table:table-cell table:formula="of:=[.C434]" office:value-type="float" office:value="3463" calcext:value-type="float">
            <text:p>3463,0</text:p>
          </table:table-cell>
          <table:table-cell table:formula="of:=[.D435]*2" office:value-type="float" office:value="6926" calcext:value-type="float">
            <text:p>6926,0</text:p>
          </table:table-cell>
          <table:table-cell table:formula="of:=[.D434]" office:value-type="float" office:value="-2467.5" calcext:value-type="float">
            <text:p>-2467,5</text:p>
          </table:table-cell>
          <table:table-cell table:number-columns-repeated="3"/>
        </table:table-row>
        <table:table-row table:style-name="ro1">
          <table:table-cell table:formula="of:=IF([.B436]&gt;=0;1;-1)*(2^[.$D$3])" office:value-type="float" office:value="4096" calcext:value-type="float">
            <text:p>4096</text:p>
          </table:table-cell>
          <table:table-cell table:formula="of:=[.$B$3]+[.E436]-[.F436]" office:value-type="float" office:value="13274.5" calcext:value-type="float">
            <text:p>13274,5</text:p>
          </table:table-cell>
          <table:table-cell table:formula="of:=[.B436]-[.A436]" office:value-type="float" office:value="9178.5" calcext:value-type="float">
            <text:p>9178,5</text:p>
          </table:table-cell>
          <table:table-cell table:formula="of:=[.C435]" office:value-type="float" office:value="7345" calcext:value-type="float">
            <text:p>7345,0</text:p>
          </table:table-cell>
          <table:table-cell table:formula="of:=[.D436]*2" office:value-type="float" office:value="14690" calcext:value-type="float">
            <text:p>14690,0</text:p>
          </table:table-cell>
          <table:table-cell table:formula="of:=[.D435]" office:value-type="float" office:value="3463" calcext:value-type="float">
            <text:p>3463,0</text:p>
          </table:table-cell>
          <table:table-cell table:number-columns-repeated="3"/>
        </table:table-row>
        <table:table-row table:style-name="ro1">
          <table:table-cell table:formula="of:=IF([.B437]&gt;=0;1;-1)*(2^[.$D$3])" office:value-type="float" office:value="4096" calcext:value-type="float">
            <text:p>4096</text:p>
          </table:table-cell>
          <table:table-cell table:formula="of:=[.$B$3]+[.E437]-[.F437]" office:value-type="float" office:value="13059.5" calcext:value-type="float">
            <text:p>13059,5</text:p>
          </table:table-cell>
          <table:table-cell table:formula="of:=[.B437]-[.A437]" office:value-type="float" office:value="8963.5" calcext:value-type="float">
            <text:p>8963,5</text:p>
          </table:table-cell>
          <table:table-cell table:formula="of:=[.C436]" office:value-type="float" office:value="9178.5" calcext:value-type="float">
            <text:p>9178,5</text:p>
          </table:table-cell>
          <table:table-cell table:formula="of:=[.D437]*2" office:value-type="float" office:value="18357" calcext:value-type="float">
            <text:p>18357,0</text:p>
          </table:table-cell>
          <table:table-cell table:formula="of:=[.D436]" office:value-type="float" office:value="7345" calcext:value-type="float">
            <text:p>7345,0</text:p>
          </table:table-cell>
          <table:table-cell table:number-columns-repeated="3"/>
        </table:table-row>
        <table:table-row table:style-name="ro1">
          <table:table-cell table:formula="of:=IF([.B438]&gt;=0;1;-1)*(2^[.$D$3])" office:value-type="float" office:value="4096" calcext:value-type="float">
            <text:p>4096</text:p>
          </table:table-cell>
          <table:table-cell table:formula="of:=[.$B$3]+[.E438]-[.F438]" office:value-type="float" office:value="10796" calcext:value-type="float">
            <text:p>10796,0</text:p>
          </table:table-cell>
          <table:table-cell table:formula="of:=[.B438]-[.A438]" office:value-type="float" office:value="6700" calcext:value-type="float">
            <text:p>6700,0</text:p>
          </table:table-cell>
          <table:table-cell table:formula="of:=[.C437]" office:value-type="float" office:value="8963.5" calcext:value-type="float">
            <text:p>8963,5</text:p>
          </table:table-cell>
          <table:table-cell table:formula="of:=[.D438]*2" office:value-type="float" office:value="17927" calcext:value-type="float">
            <text:p>17927,0</text:p>
          </table:table-cell>
          <table:table-cell table:formula="of:=[.D437]" office:value-type="float" office:value="9178.5" calcext:value-type="float">
            <text:p>9178,5</text:p>
          </table:table-cell>
          <table:table-cell table:number-columns-repeated="3"/>
        </table:table-row>
        <table:table-row table:style-name="ro1">
          <table:table-cell table:formula="of:=IF([.B439]&gt;=0;1;-1)*(2^[.$D$3])" office:value-type="float" office:value="4096" calcext:value-type="float">
            <text:p>4096</text:p>
          </table:table-cell>
          <table:table-cell table:formula="of:=[.$B$3]+[.E439]-[.F439]" office:value-type="float" office:value="6484" calcext:value-type="float">
            <text:p>6484,0</text:p>
          </table:table-cell>
          <table:table-cell table:formula="of:=[.B439]-[.A439]" office:value-type="float" office:value="2388" calcext:value-type="float">
            <text:p>2388,0</text:p>
          </table:table-cell>
          <table:table-cell table:formula="of:=[.C438]" office:value-type="float" office:value="6700" calcext:value-type="float">
            <text:p>6700,0</text:p>
          </table:table-cell>
          <table:table-cell table:formula="of:=[.D439]*2" office:value-type="float" office:value="13400" calcext:value-type="float">
            <text:p>13400,0</text:p>
          </table:table-cell>
          <table:table-cell table:formula="of:=[.D438]" office:value-type="float" office:value="8963.5" calcext:value-type="float">
            <text:p>8963,5</text:p>
          </table:table-cell>
          <table:table-cell table:number-columns-repeated="3"/>
        </table:table-row>
        <table:table-row table:style-name="ro1">
          <table:table-cell table:formula="of:=IF([.B440]&gt;=0;1;-1)*(2^[.$D$3])" office:value-type="float" office:value="4096" calcext:value-type="float">
            <text:p>4096</text:p>
          </table:table-cell>
          <table:table-cell table:formula="of:=[.$B$3]+[.E440]-[.F440]" office:value-type="float" office:value="123.5" calcext:value-type="float">
            <text:p>123,5</text:p>
          </table:table-cell>
          <table:table-cell table:formula="of:=[.B440]-[.A440]" office:value-type="float" office:value="-3972.5" calcext:value-type="float">
            <text:p>-3972,5</text:p>
          </table:table-cell>
          <table:table-cell table:formula="of:=[.C439]" office:value-type="float" office:value="2388" calcext:value-type="float">
            <text:p>2388,0</text:p>
          </table:table-cell>
          <table:table-cell table:formula="of:=[.D440]*2" office:value-type="float" office:value="4776" calcext:value-type="float">
            <text:p>4776,0</text:p>
          </table:table-cell>
          <table:table-cell table:formula="of:=[.D439]" office:value-type="float" office:value="6700" calcext:value-type="float">
            <text:p>6700,0</text:p>
          </table:table-cell>
          <table:table-cell table:number-columns-repeated="3"/>
        </table:table-row>
        <table:table-row table:style-name="ro1">
          <table:table-cell table:formula="of:=IF([.B441]&gt;=0;1;-1)*(2^[.$D$3])" office:value-type="float" office:value="-4096" calcext:value-type="float">
            <text:p>-4096</text:p>
          </table:table-cell>
          <table:table-cell table:formula="of:=[.$B$3]+[.E441]-[.F441]" office:value-type="float" office:value="-8285.5" calcext:value-type="float">
            <text:p>-8285,5</text:p>
          </table:table-cell>
          <table:table-cell table:formula="of:=[.B441]-[.A441]" office:value-type="float" office:value="-4189.5" calcext:value-type="float">
            <text:p>-4189,5</text:p>
          </table:table-cell>
          <table:table-cell table:formula="of:=[.C440]" office:value-type="float" office:value="-3972.5" calcext:value-type="float">
            <text:p>-3972,5</text:p>
          </table:table-cell>
          <table:table-cell table:formula="of:=[.D441]*2" office:value-type="float" office:value="-7945" calcext:value-type="float">
            <text:p>-7945,0</text:p>
          </table:table-cell>
          <table:table-cell table:formula="of:=[.D440]" office:value-type="float" office:value="2388" calcext:value-type="float">
            <text:p>2388,0</text:p>
          </table:table-cell>
          <table:table-cell table:number-columns-repeated="3"/>
        </table:table-row>
        <table:table-row table:style-name="ro1">
          <table:table-cell table:formula="of:=IF([.B442]&gt;=0;1;-1)*(2^[.$D$3])" office:value-type="float" office:value="-4096" calcext:value-type="float">
            <text:p>-4096</text:p>
          </table:table-cell>
          <table:table-cell table:formula="of:=[.$B$3]+[.E442]-[.F442]" office:value-type="float" office:value="-2359" calcext:value-type="float">
            <text:p>-2359,0</text:p>
          </table:table-cell>
          <table:table-cell table:formula="of:=[.B442]-[.A442]" office:value-type="float" office:value="1737" calcext:value-type="float">
            <text:p>1737,0</text:p>
          </table:table-cell>
          <table:table-cell table:formula="of:=[.C441]" office:value-type="float" office:value="-4189.5" calcext:value-type="float">
            <text:p>-4189,5</text:p>
          </table:table-cell>
          <table:table-cell table:formula="of:=[.D442]*2" office:value-type="float" office:value="-8379" calcext:value-type="float">
            <text:p>-8379,0</text:p>
          </table:table-cell>
          <table:table-cell table:formula="of:=[.D441]" office:value-type="float" office:value="-3972.5" calcext:value-type="float">
            <text:p>-3972,5</text:p>
          </table:table-cell>
          <table:table-cell table:number-columns-repeated="3"/>
        </table:table-row>
        <table:table-row table:style-name="ro1">
          <table:table-cell table:formula="of:=IF([.B443]&gt;=0;1;-1)*(2^[.$D$3])" office:value-type="float" office:value="4096" calcext:value-type="float">
            <text:p>4096</text:p>
          </table:table-cell>
          <table:table-cell table:formula="of:=[.$B$3]+[.E443]-[.F443]" office:value-type="float" office:value="9711" calcext:value-type="float">
            <text:p>9711,0</text:p>
          </table:table-cell>
          <table:table-cell table:formula="of:=[.B443]-[.A443]" office:value-type="float" office:value="5615" calcext:value-type="float">
            <text:p>5615,0</text:p>
          </table:table-cell>
          <table:table-cell table:formula="of:=[.C442]" office:value-type="float" office:value="1737" calcext:value-type="float">
            <text:p>1737,0</text:p>
          </table:table-cell>
          <table:table-cell table:formula="of:=[.D443]*2" office:value-type="float" office:value="3474" calcext:value-type="float">
            <text:p>3474,0</text:p>
          </table:table-cell>
          <table:table-cell table:formula="of:=[.D442]" office:value-type="float" office:value="-4189.5" calcext:value-type="float">
            <text:p>-4189,5</text:p>
          </table:table-cell>
          <table:table-cell table:number-columns-repeated="3"/>
        </table:table-row>
        <table:table-row table:style-name="ro1">
          <table:table-cell table:formula="of:=IF([.B444]&gt;=0;1;-1)*(2^[.$D$3])" office:value-type="float" office:value="4096" calcext:value-type="float">
            <text:p>4096</text:p>
          </table:table-cell>
          <table:table-cell table:formula="of:=[.$B$3]+[.E444]-[.F444]" office:value-type="float" office:value="11540.5" calcext:value-type="float">
            <text:p>11540,5</text:p>
          </table:table-cell>
          <table:table-cell table:formula="of:=[.B444]-[.A444]" office:value-type="float" office:value="7444.5" calcext:value-type="float">
            <text:p>7444,5</text:p>
          </table:table-cell>
          <table:table-cell table:formula="of:=[.C443]" office:value-type="float" office:value="5615" calcext:value-type="float">
            <text:p>5615,0</text:p>
          </table:table-cell>
          <table:table-cell table:formula="of:=[.D444]*2" office:value-type="float" office:value="11230" calcext:value-type="float">
            <text:p>11230,0</text:p>
          </table:table-cell>
          <table:table-cell table:formula="of:=[.D443]" office:value-type="float" office:value="1737" calcext:value-type="float">
            <text:p>1737,0</text:p>
          </table:table-cell>
          <table:table-cell table:number-columns-repeated="3"/>
        </table:table-row>
        <table:table-row table:style-name="ro1">
          <table:table-cell table:formula="of:=IF([.B445]&gt;=0;1;-1)*(2^[.$D$3])" office:value-type="float" office:value="4096" calcext:value-type="float">
            <text:p>4096</text:p>
          </table:table-cell>
          <table:table-cell table:formula="of:=[.$B$3]+[.E445]-[.F445]" office:value-type="float" office:value="11321.5" calcext:value-type="float">
            <text:p>11321,5</text:p>
          </table:table-cell>
          <table:table-cell table:formula="of:=[.B445]-[.A445]" office:value-type="float" office:value="7225.5" calcext:value-type="float">
            <text:p>7225,5</text:p>
          </table:table-cell>
          <table:table-cell table:formula="of:=[.C444]" office:value-type="float" office:value="7444.5" calcext:value-type="float">
            <text:p>7444,5</text:p>
          </table:table-cell>
          <table:table-cell table:formula="of:=[.D445]*2" office:value-type="float" office:value="14889" calcext:value-type="float">
            <text:p>14889,0</text:p>
          </table:table-cell>
          <table:table-cell table:formula="of:=[.D444]" office:value-type="float" office:value="5615" calcext:value-type="float">
            <text:p>5615,0</text:p>
          </table:table-cell>
          <table:table-cell table:number-columns-repeated="3"/>
        </table:table-row>
        <table:table-row table:style-name="ro1">
          <table:table-cell table:formula="of:=IF([.B446]&gt;=0;1;-1)*(2^[.$D$3])" office:value-type="float" office:value="4096" calcext:value-type="float">
            <text:p>4096</text:p>
          </table:table-cell>
          <table:table-cell table:formula="of:=[.$B$3]+[.E446]-[.F446]" office:value-type="float" office:value="9054" calcext:value-type="float">
            <text:p>9054,0</text:p>
          </table:table-cell>
          <table:table-cell table:formula="of:=[.B446]-[.A446]" office:value-type="float" office:value="4958" calcext:value-type="float">
            <text:p>4958,0</text:p>
          </table:table-cell>
          <table:table-cell table:formula="of:=[.C445]" office:value-type="float" office:value="7225.5" calcext:value-type="float">
            <text:p>7225,5</text:p>
          </table:table-cell>
          <table:table-cell table:formula="of:=[.D446]*2" office:value-type="float" office:value="14451" calcext:value-type="float">
            <text:p>14451,0</text:p>
          </table:table-cell>
          <table:table-cell table:formula="of:=[.D445]" office:value-type="float" office:value="7444.5" calcext:value-type="float">
            <text:p>7444,5</text:p>
          </table:table-cell>
          <table:table-cell table:number-columns-repeated="3"/>
        </table:table-row>
        <table:table-row table:style-name="ro1">
          <table:table-cell table:formula="of:=IF([.B447]&gt;=0;1;-1)*(2^[.$D$3])" office:value-type="float" office:value="4096" calcext:value-type="float">
            <text:p>4096</text:p>
          </table:table-cell>
          <table:table-cell table:formula="of:=[.$B$3]+[.E447]-[.F447]" office:value-type="float" office:value="4738" calcext:value-type="float">
            <text:p>4738,0</text:p>
          </table:table-cell>
          <table:table-cell table:formula="of:=[.B447]-[.A447]" office:value-type="float" office:value="642" calcext:value-type="float">
            <text:p>642,0</text:p>
          </table:table-cell>
          <table:table-cell table:formula="of:=[.C446]" office:value-type="float" office:value="4958" calcext:value-type="float">
            <text:p>4958,0</text:p>
          </table:table-cell>
          <table:table-cell table:formula="of:=[.D447]*2" office:value-type="float" office:value="9916" calcext:value-type="float">
            <text:p>9916,0</text:p>
          </table:table-cell>
          <table:table-cell table:formula="of:=[.D446]" office:value-type="float" office:value="7225.5" calcext:value-type="float">
            <text:p>7225,5</text:p>
          </table:table-cell>
          <table:table-cell table:number-columns-repeated="3"/>
        </table:table-row>
        <table:table-row table:style-name="ro1">
          <table:table-cell table:formula="of:=IF([.B448]&gt;=0;1;-1)*(2^[.$D$3])" office:value-type="float" office:value="-4096" calcext:value-type="float">
            <text:p>-4096</text:p>
          </table:table-cell>
          <table:table-cell table:formula="of:=[.$B$3]+[.E448]-[.F448]" office:value-type="float" office:value="-1626.5" calcext:value-type="float">
            <text:p>-1626,5</text:p>
          </table:table-cell>
          <table:table-cell table:formula="of:=[.B448]-[.A448]" office:value-type="float" office:value="2469.5" calcext:value-type="float">
            <text:p>2469,5</text:p>
          </table:table-cell>
          <table:table-cell table:formula="of:=[.C447]" office:value-type="float" office:value="642" calcext:value-type="float">
            <text:p>642,0</text:p>
          </table:table-cell>
          <table:table-cell table:formula="of:=[.D448]*2" office:value-type="float" office:value="1284" calcext:value-type="float">
            <text:p>1284,0</text:p>
          </table:table-cell>
          <table:table-cell table:formula="of:=[.D447]" office:value-type="float" office:value="4958" calcext:value-type="float">
            <text:p>4958,0</text:p>
          </table:table-cell>
          <table:table-cell table:number-columns-repeated="3"/>
        </table:table-row>
        <table:table-row table:style-name="ro1">
          <table:table-cell table:formula="of:=IF([.B449]&gt;=0;1;-1)*(2^[.$D$3])" office:value-type="float" office:value="4096" calcext:value-type="float">
            <text:p>4096</text:p>
          </table:table-cell>
          <table:table-cell table:formula="of:=[.$B$3]+[.E449]-[.F449]" office:value-type="float" office:value="6344.5" calcext:value-type="float">
            <text:p>6344,5</text:p>
          </table:table-cell>
          <table:table-cell table:formula="of:=[.B449]-[.A449]" office:value-type="float" office:value="2248.5" calcext:value-type="float">
            <text:p>2248,5</text:p>
          </table:table-cell>
          <table:table-cell table:formula="of:=[.C448]" office:value-type="float" office:value="2469.5" calcext:value-type="float">
            <text:p>2469,5</text:p>
          </table:table-cell>
          <table:table-cell table:formula="of:=[.D449]*2" office:value-type="float" office:value="4939" calcext:value-type="float">
            <text:p>4939,0</text:p>
          </table:table-cell>
          <table:table-cell table:formula="of:=[.D448]" office:value-type="float" office:value="642" calcext:value-type="float">
            <text:p>642,0</text:p>
          </table:table-cell>
          <table:table-cell table:number-columns-repeated="3"/>
        </table:table-row>
        <table:table-row table:style-name="ro1">
          <table:table-cell table:formula="of:=IF([.B450]&gt;=0;1;-1)*(2^[.$D$3])" office:value-type="float" office:value="4096" calcext:value-type="float">
            <text:p>4096</text:p>
          </table:table-cell>
          <table:table-cell table:formula="of:=[.$B$3]+[.E450]-[.F450]" office:value-type="float" office:value="4075" calcext:value-type="float">
            <text:p>4075,0</text:p>
          </table:table-cell>
          <table:table-cell table:formula="of:=[.B450]-[.A450]" office:value-type="float" office:value="-21" calcext:value-type="float">
            <text:p>-21,0</text:p>
          </table:table-cell>
          <table:table-cell table:formula="of:=[.C449]" office:value-type="float" office:value="2248.5" calcext:value-type="float">
            <text:p>2248,5</text:p>
          </table:table-cell>
          <table:table-cell table:formula="of:=[.D450]*2" office:value-type="float" office:value="4497" calcext:value-type="float">
            <text:p>4497,0</text:p>
          </table:table-cell>
          <table:table-cell table:formula="of:=[.D449]" office:value-type="float" office:value="2469.5" calcext:value-type="float">
            <text:p>2469,5</text:p>
          </table:table-cell>
          <table:table-cell table:number-columns-repeated="3"/>
        </table:table-row>
        <table:table-row table:style-name="ro1">
          <table:table-cell table:formula="of:=IF([.B451]&gt;=0;1;-1)*(2^[.$D$3])" office:value-type="float" office:value="-4096" calcext:value-type="float">
            <text:p>-4096</text:p>
          </table:table-cell>
          <table:table-cell table:formula="of:=[.$B$3]+[.E451]-[.F451]" office:value-type="float" office:value="-243" calcext:value-type="float">
            <text:p>-243,0</text:p>
          </table:table-cell>
          <table:table-cell table:formula="of:=[.B451]-[.A451]" office:value-type="float" office:value="3853" calcext:value-type="float">
            <text:p>3853,0</text:p>
          </table:table-cell>
          <table:table-cell table:formula="of:=[.C450]" office:value-type="float" office:value="-21" calcext:value-type="float">
            <text:p>-21,0</text:p>
          </table:table-cell>
          <table:table-cell table:formula="of:=[.D451]*2" office:value-type="float" office:value="-42" calcext:value-type="float">
            <text:p>-42,0</text:p>
          </table:table-cell>
          <table:table-cell table:formula="of:=[.D450]" office:value-type="float" office:value="2248.5" calcext:value-type="float">
            <text:p>2248,5</text:p>
          </table:table-cell>
          <table:table-cell table:number-columns-repeated="3"/>
        </table:table-row>
        <table:table-row table:style-name="ro1">
          <table:table-cell table:formula="of:=IF([.B452]&gt;=0;1;-1)*(2^[.$D$3])" office:value-type="float" office:value="4096" calcext:value-type="float">
            <text:p>4096</text:p>
          </table:table-cell>
          <table:table-cell table:formula="of:=[.$B$3]+[.E452]-[.F452]" office:value-type="float" office:value="9774.5" calcext:value-type="float">
            <text:p>9774,5</text:p>
          </table:table-cell>
          <table:table-cell table:formula="of:=[.B452]-[.A452]" office:value-type="float" office:value="5678.5" calcext:value-type="float">
            <text:p>5678,5</text:p>
          </table:table-cell>
          <table:table-cell table:formula="of:=[.C451]" office:value-type="float" office:value="3853" calcext:value-type="float">
            <text:p>3853,0</text:p>
          </table:table-cell>
          <table:table-cell table:formula="of:=[.D452]*2" office:value-type="float" office:value="7706" calcext:value-type="float">
            <text:p>7706,0</text:p>
          </table:table-cell>
          <table:table-cell table:formula="of:=[.D451]" office:value-type="float" office:value="-21" calcext:value-type="float">
            <text:p>-21,0</text:p>
          </table:table-cell>
          <table:table-cell table:number-columns-repeated="3"/>
        </table:table-row>
        <table:table-row table:style-name="ro1">
          <table:table-cell table:formula="of:=IF([.B453]&gt;=0;1;-1)*(2^[.$D$3])" office:value-type="float" office:value="4096" calcext:value-type="float">
            <text:p>4096</text:p>
          </table:table-cell>
          <table:table-cell table:formula="of:=[.$B$3]+[.E453]-[.F453]" office:value-type="float" office:value="9551.5" calcext:value-type="float">
            <text:p>9551,5</text:p>
          </table:table-cell>
          <table:table-cell table:formula="of:=[.B453]-[.A453]" office:value-type="float" office:value="5455.5" calcext:value-type="float">
            <text:p>5455,5</text:p>
          </table:table-cell>
          <table:table-cell table:formula="of:=[.C452]" office:value-type="float" office:value="5678.5" calcext:value-type="float">
            <text:p>5678,5</text:p>
          </table:table-cell>
          <table:table-cell table:formula="of:=[.D453]*2" office:value-type="float" office:value="11357" calcext:value-type="float">
            <text:p>11357,0</text:p>
          </table:table-cell>
          <table:table-cell table:formula="of:=[.D452]" office:value-type="float" office:value="3853" calcext:value-type="float">
            <text:p>3853,0</text:p>
          </table:table-cell>
          <table:table-cell table:number-columns-repeated="3"/>
        </table:table-row>
        <table:table-row table:style-name="ro1">
          <table:table-cell table:formula="of:=IF([.B454]&gt;=0;1;-1)*(2^[.$D$3])" office:value-type="float" office:value="4096" calcext:value-type="float">
            <text:p>4096</text:p>
          </table:table-cell>
          <table:table-cell table:formula="of:=[.$B$3]+[.E454]-[.F454]" office:value-type="float" office:value="7280" calcext:value-type="float">
            <text:p>7280,0</text:p>
          </table:table-cell>
          <table:table-cell table:formula="of:=[.B454]-[.A454]" office:value-type="float" office:value="3184" calcext:value-type="float">
            <text:p>3184,0</text:p>
          </table:table-cell>
          <table:table-cell table:formula="of:=[.C453]" office:value-type="float" office:value="5455.5" calcext:value-type="float">
            <text:p>5455,5</text:p>
          </table:table-cell>
          <table:table-cell table:formula="of:=[.D454]*2" office:value-type="float" office:value="10911" calcext:value-type="float">
            <text:p>10911,0</text:p>
          </table:table-cell>
          <table:table-cell table:formula="of:=[.D453]" office:value-type="float" office:value="5678.5" calcext:value-type="float">
            <text:p>5678,5</text:p>
          </table:table-cell>
          <table:table-cell table:number-columns-repeated="3"/>
        </table:table-row>
        <table:table-row table:style-name="ro1">
          <table:table-cell table:formula="of:=IF([.B455]&gt;=0;1;-1)*(2^[.$D$3])" office:value-type="float" office:value="4096" calcext:value-type="float">
            <text:p>4096</text:p>
          </table:table-cell>
          <table:table-cell table:formula="of:=[.$B$3]+[.E455]-[.F455]" office:value-type="float" office:value="2960" calcext:value-type="float">
            <text:p>2960,0</text:p>
          </table:table-cell>
          <table:table-cell table:formula="of:=[.B455]-[.A455]" office:value-type="float" office:value="-1136" calcext:value-type="float">
            <text:p>-1136,0</text:p>
          </table:table-cell>
          <table:table-cell table:formula="of:=[.C454]" office:value-type="float" office:value="3184" calcext:value-type="float">
            <text:p>3184,0</text:p>
          </table:table-cell>
          <table:table-cell table:formula="of:=[.D455]*2" office:value-type="float" office:value="6368" calcext:value-type="float">
            <text:p>6368,0</text:p>
          </table:table-cell>
          <table:table-cell table:formula="of:=[.D454]" office:value-type="float" office:value="5455.5" calcext:value-type="float">
            <text:p>5455,5</text:p>
          </table:table-cell>
          <table:table-cell table:number-columns-repeated="3"/>
        </table:table-row>
        <table:table-row table:style-name="ro1">
          <table:table-cell table:formula="of:=IF([.B456]&gt;=0;1;-1)*(2^[.$D$3])" office:value-type="float" office:value="-4096" calcext:value-type="float">
            <text:p>-4096</text:p>
          </table:table-cell>
          <table:table-cell table:formula="of:=[.$B$3]+[.E456]-[.F456]" office:value-type="float" office:value="-3408.5" calcext:value-type="float">
            <text:p>-3408,5</text:p>
          </table:table-cell>
          <table:table-cell table:formula="of:=[.B456]-[.A456]" office:value-type="float" office:value="687.5" calcext:value-type="float">
            <text:p>687,5</text:p>
          </table:table-cell>
          <table:table-cell table:formula="of:=[.C455]" office:value-type="float" office:value="-1136" calcext:value-type="float">
            <text:p>-1136,0</text:p>
          </table:table-cell>
          <table:table-cell table:formula="of:=[.D456]*2" office:value-type="float" office:value="-2272" calcext:value-type="float">
            <text:p>-2272,0</text:p>
          </table:table-cell>
          <table:table-cell table:formula="of:=[.D455]" office:value-type="float" office:value="3184" calcext:value-type="float">
            <text:p>3184,0</text:p>
          </table:table-cell>
          <table:table-cell table:number-columns-repeated="3"/>
        </table:table-row>
        <table:table-row table:style-name="ro1">
          <table:table-cell table:formula="of:=IF([.B457]&gt;=0;1;-1)*(2^[.$D$3])" office:value-type="float" office:value="4096" calcext:value-type="float">
            <text:p>4096</text:p>
          </table:table-cell>
          <table:table-cell table:formula="of:=[.$B$3]+[.E457]-[.F457]" office:value-type="float" office:value="4558.5" calcext:value-type="float">
            <text:p>4558,5</text:p>
          </table:table-cell>
          <table:table-cell table:formula="of:=[.B457]-[.A457]" office:value-type="float" office:value="462.5" calcext:value-type="float">
            <text:p>462,5</text:p>
          </table:table-cell>
          <table:table-cell table:formula="of:=[.C456]" office:value-type="float" office:value="687.5" calcext:value-type="float">
            <text:p>687,5</text:p>
          </table:table-cell>
          <table:table-cell table:formula="of:=[.D457]*2" office:value-type="float" office:value="1375" calcext:value-type="float">
            <text:p>1375,0</text:p>
          </table:table-cell>
          <table:table-cell table:formula="of:=[.D456]" office:value-type="float" office:value="-1136" calcext:value-type="float">
            <text:p>-1136,0</text:p>
          </table:table-cell>
          <table:table-cell table:number-columns-repeated="3"/>
        </table:table-row>
        <table:table-row table:style-name="ro1">
          <table:table-cell table:formula="of:=IF([.B458]&gt;=0;1;-1)*(2^[.$D$3])" office:value-type="float" office:value="4096" calcext:value-type="float">
            <text:p>4096</text:p>
          </table:table-cell>
          <table:table-cell table:formula="of:=[.$B$3]+[.E458]-[.F458]" office:value-type="float" office:value="2285" calcext:value-type="float">
            <text:p>2285,0</text:p>
          </table:table-cell>
          <table:table-cell table:formula="of:=[.B458]-[.A458]" office:value-type="float" office:value="-1811" calcext:value-type="float">
            <text:p>-1811,0</text:p>
          </table:table-cell>
          <table:table-cell table:formula="of:=[.C457]" office:value-type="float" office:value="462.5" calcext:value-type="float">
            <text:p>462,5</text:p>
          </table:table-cell>
          <table:table-cell table:formula="of:=[.D458]*2" office:value-type="float" office:value="925" calcext:value-type="float">
            <text:p>925,0</text:p>
          </table:table-cell>
          <table:table-cell table:formula="of:=[.D457]" office:value-type="float" office:value="687.5" calcext:value-type="float">
            <text:p>687,5</text:p>
          </table:table-cell>
          <table:table-cell table:number-columns-repeated="3"/>
        </table:table-row>
        <table:table-row table:style-name="ro1">
          <table:table-cell table:formula="of:=IF([.B459]&gt;=0;1;-1)*(2^[.$D$3])" office:value-type="float" office:value="-4096" calcext:value-type="float">
            <text:p>-4096</text:p>
          </table:table-cell>
          <table:table-cell table:formula="of:=[.$B$3]+[.E459]-[.F459]" office:value-type="float" office:value="-2037" calcext:value-type="float">
            <text:p>-2037,0</text:p>
          </table:table-cell>
          <table:table-cell table:formula="of:=[.B459]-[.A459]" office:value-type="float" office:value="2059" calcext:value-type="float">
            <text:p>2059,0</text:p>
          </table:table-cell>
          <table:table-cell table:formula="of:=[.C458]" office:value-type="float" office:value="-1811" calcext:value-type="float">
            <text:p>-1811,0</text:p>
          </table:table-cell>
          <table:table-cell table:formula="of:=[.D459]*2" office:value-type="float" office:value="-3622" calcext:value-type="float">
            <text:p>-3622,0</text:p>
          </table:table-cell>
          <table:table-cell table:formula="of:=[.D458]" office:value-type="float" office:value="462.5" calcext:value-type="float">
            <text:p>462,5</text:p>
          </table:table-cell>
          <table:table-cell table:number-columns-repeated="3"/>
        </table:table-row>
        <table:table-row table:style-name="ro1">
          <table:table-cell table:formula="of:=IF([.B460]&gt;=0;1;-1)*(2^[.$D$3])" office:value-type="float" office:value="4096" calcext:value-type="float">
            <text:p>4096</text:p>
          </table:table-cell>
          <table:table-cell table:formula="of:=[.$B$3]+[.E460]-[.F460]" office:value-type="float" office:value="7976.5" calcext:value-type="float">
            <text:p>7976,5</text:p>
          </table:table-cell>
          <table:table-cell table:formula="of:=[.B460]-[.A460]" office:value-type="float" office:value="3880.5" calcext:value-type="float">
            <text:p>3880,5</text:p>
          </table:table-cell>
          <table:table-cell table:formula="of:=[.C459]" office:value-type="float" office:value="2059" calcext:value-type="float">
            <text:p>2059,0</text:p>
          </table:table-cell>
          <table:table-cell table:formula="of:=[.D460]*2" office:value-type="float" office:value="4118" calcext:value-type="float">
            <text:p>4118,0</text:p>
          </table:table-cell>
          <table:table-cell table:formula="of:=[.D459]" office:value-type="float" office:value="-1811" calcext:value-type="float">
            <text:p>-1811,0</text:p>
          </table:table-cell>
          <table:table-cell table:number-columns-repeated="3"/>
        </table:table-row>
        <table:table-row table:style-name="ro1">
          <table:table-cell table:formula="of:=IF([.B461]&gt;=0;1;-1)*(2^[.$D$3])" office:value-type="float" office:value="4096" calcext:value-type="float">
            <text:p>4096</text:p>
          </table:table-cell>
          <table:table-cell table:formula="of:=[.$B$3]+[.E461]-[.F461]" office:value-type="float" office:value="7749.5" calcext:value-type="float">
            <text:p>7749,5</text:p>
          </table:table-cell>
          <table:table-cell table:formula="of:=[.B461]-[.A461]" office:value-type="float" office:value="3653.5" calcext:value-type="float">
            <text:p>3653,5</text:p>
          </table:table-cell>
          <table:table-cell table:formula="of:=[.C460]" office:value-type="float" office:value="3880.5" calcext:value-type="float">
            <text:p>3880,5</text:p>
          </table:table-cell>
          <table:table-cell table:formula="of:=[.D461]*2" office:value-type="float" office:value="7761" calcext:value-type="float">
            <text:p>7761,0</text:p>
          </table:table-cell>
          <table:table-cell table:formula="of:=[.D460]" office:value-type="float" office:value="2059" calcext:value-type="float">
            <text:p>2059,0</text:p>
          </table:table-cell>
          <table:table-cell table:number-columns-repeated="3"/>
        </table:table-row>
        <table:table-row table:style-name="ro1">
          <table:table-cell table:formula="of:=IF([.B462]&gt;=0;1;-1)*(2^[.$D$3])" office:value-type="float" office:value="4096" calcext:value-type="float">
            <text:p>4096</text:p>
          </table:table-cell>
          <table:table-cell table:formula="of:=[.$B$3]+[.E462]-[.F462]" office:value-type="float" office:value="5474" calcext:value-type="float">
            <text:p>5474,0</text:p>
          </table:table-cell>
          <table:table-cell table:formula="of:=[.B462]-[.A462]" office:value-type="float" office:value="1378" calcext:value-type="float">
            <text:p>1378,0</text:p>
          </table:table-cell>
          <table:table-cell table:formula="of:=[.C461]" office:value-type="float" office:value="3653.5" calcext:value-type="float">
            <text:p>3653,5</text:p>
          </table:table-cell>
          <table:table-cell table:formula="of:=[.D462]*2" office:value-type="float" office:value="7307" calcext:value-type="float">
            <text:p>7307,0</text:p>
          </table:table-cell>
          <table:table-cell table:formula="of:=[.D461]" office:value-type="float" office:value="3880.5" calcext:value-type="float">
            <text:p>3880,5</text:p>
          </table:table-cell>
          <table:table-cell table:number-columns-repeated="3"/>
        </table:table-row>
        <table:table-row table:style-name="ro1">
          <table:table-cell table:formula="of:=IF([.B463]&gt;=0;1;-1)*(2^[.$D$3])" office:value-type="float" office:value="4096" calcext:value-type="float">
            <text:p>4096</text:p>
          </table:table-cell>
          <table:table-cell table:formula="of:=[.$B$3]+[.E463]-[.F463]" office:value-type="float" office:value="1150" calcext:value-type="float">
            <text:p>1150,0</text:p>
          </table:table-cell>
          <table:table-cell table:formula="of:=[.B463]-[.A463]" office:value-type="float" office:value="-2946" calcext:value-type="float">
            <text:p>-2946,0</text:p>
          </table:table-cell>
          <table:table-cell table:formula="of:=[.C462]" office:value-type="float" office:value="1378" calcext:value-type="float">
            <text:p>1378,0</text:p>
          </table:table-cell>
          <table:table-cell table:formula="of:=[.D463]*2" office:value-type="float" office:value="2756" calcext:value-type="float">
            <text:p>2756,0</text:p>
          </table:table-cell>
          <table:table-cell table:formula="of:=[.D462]" office:value-type="float" office:value="3653.5" calcext:value-type="float">
            <text:p>3653,5</text:p>
          </table:table-cell>
          <table:table-cell table:number-columns-repeated="3"/>
        </table:table-row>
        <table:table-row table:style-name="ro1">
          <table:table-cell table:formula="of:=IF([.B464]&gt;=0;1;-1)*(2^[.$D$3])" office:value-type="float" office:value="-4096" calcext:value-type="float">
            <text:p>-4096</text:p>
          </table:table-cell>
          <table:table-cell table:formula="of:=[.$B$3]+[.E464]-[.F464]" office:value-type="float" office:value="-5222.5" calcext:value-type="float">
            <text:p>-5222,5</text:p>
          </table:table-cell>
          <table:table-cell table:formula="of:=[.B464]-[.A464]" office:value-type="float" office:value="-1126.5" calcext:value-type="float">
            <text:p>-1126,5</text:p>
          </table:table-cell>
          <table:table-cell table:formula="of:=[.C463]" office:value-type="float" office:value="-2946" calcext:value-type="float">
            <text:p>-2946,0</text:p>
          </table:table-cell>
          <table:table-cell table:formula="of:=[.D464]*2" office:value-type="float" office:value="-5892" calcext:value-type="float">
            <text:p>-5892,0</text:p>
          </table:table-cell>
          <table:table-cell table:formula="of:=[.D463]" office:value-type="float" office:value="1378" calcext:value-type="float">
            <text:p>1378,0</text:p>
          </table:table-cell>
          <table:table-cell table:number-columns-repeated="3"/>
        </table:table-row>
        <table:table-row table:style-name="ro1">
          <table:table-cell table:formula="of:=IF([.B465]&gt;=0;1;-1)*(2^[.$D$3])" office:value-type="float" office:value="4096" calcext:value-type="float">
            <text:p>4096</text:p>
          </table:table-cell>
          <table:table-cell table:formula="of:=[.$B$3]+[.E465]-[.F465]" office:value-type="float" office:value="2740.5" calcext:value-type="float">
            <text:p>2740,5</text:p>
          </table:table-cell>
          <table:table-cell table:formula="of:=[.B465]-[.A465]" office:value-type="float" office:value="-1355.5" calcext:value-type="float">
            <text:p>-1355,5</text:p>
          </table:table-cell>
          <table:table-cell table:formula="of:=[.C464]" office:value-type="float" office:value="-1126.5" calcext:value-type="float">
            <text:p>-1126,5</text:p>
          </table:table-cell>
          <table:table-cell table:formula="of:=[.D465]*2" office:value-type="float" office:value="-2253" calcext:value-type="float">
            <text:p>-2253,0</text:p>
          </table:table-cell>
          <table:table-cell table:formula="of:=[.D464]" office:value-type="float" office:value="-2946" calcext:value-type="float">
            <text:p>-2946,0</text:p>
          </table:table-cell>
          <table:table-cell table:number-columns-repeated="3"/>
        </table:table-row>
        <table:table-row table:style-name="ro1">
          <table:table-cell table:formula="of:=IF([.B466]&gt;=0;1;-1)*(2^[.$D$3])" office:value-type="float" office:value="4096" calcext:value-type="float">
            <text:p>4096</text:p>
          </table:table-cell>
          <table:table-cell table:formula="of:=[.$B$3]+[.E466]-[.F466]" office:value-type="float" office:value="463" calcext:value-type="float">
            <text:p>463,0</text:p>
          </table:table-cell>
          <table:table-cell table:formula="of:=[.B466]-[.A466]" office:value-type="float" office:value="-3633" calcext:value-type="float">
            <text:p>-3633,0</text:p>
          </table:table-cell>
          <table:table-cell table:formula="of:=[.C465]" office:value-type="float" office:value="-1355.5" calcext:value-type="float">
            <text:p>-1355,5</text:p>
          </table:table-cell>
          <table:table-cell table:formula="of:=[.D466]*2" office:value-type="float" office:value="-2711" calcext:value-type="float">
            <text:p>-2711,0</text:p>
          </table:table-cell>
          <table:table-cell table:formula="of:=[.D465]" office:value-type="float" office:value="-1126.5" calcext:value-type="float">
            <text:p>-1126,5</text:p>
          </table:table-cell>
          <table:table-cell table:number-columns-repeated="3"/>
        </table:table-row>
        <table:table-row table:style-name="ro1">
          <table:table-cell table:formula="of:=IF([.B467]&gt;=0;1;-1)*(2^[.$D$3])" office:value-type="float" office:value="-4096" calcext:value-type="float">
            <text:p>-4096</text:p>
          </table:table-cell>
          <table:table-cell table:formula="of:=[.$B$3]+[.E467]-[.F467]" office:value-type="float" office:value="-3863" calcext:value-type="float">
            <text:p>-3863,0</text:p>
          </table:table-cell>
          <table:table-cell table:formula="of:=[.B467]-[.A467]" office:value-type="float" office:value="233" calcext:value-type="float">
            <text:p>233,0</text:p>
          </table:table-cell>
          <table:table-cell table:formula="of:=[.C466]" office:value-type="float" office:value="-3633" calcext:value-type="float">
            <text:p>-3633,0</text:p>
          </table:table-cell>
          <table:table-cell table:formula="of:=[.D467]*2" office:value-type="float" office:value="-7266" calcext:value-type="float">
            <text:p>-7266,0</text:p>
          </table:table-cell>
          <table:table-cell table:formula="of:=[.D466]" office:value-type="float" office:value="-1355.5" calcext:value-type="float">
            <text:p>-1355,5</text:p>
          </table:table-cell>
          <table:table-cell table:number-columns-repeated="3"/>
        </table:table-row>
        <table:table-row table:style-name="ro1">
          <table:table-cell table:formula="of:=IF([.B468]&gt;=0;1;-1)*(2^[.$D$3])" office:value-type="float" office:value="4096" calcext:value-type="float">
            <text:p>4096</text:p>
          </table:table-cell>
          <table:table-cell table:formula="of:=[.$B$3]+[.E468]-[.F468]" office:value-type="float" office:value="6146.5" calcext:value-type="float">
            <text:p>6146,5</text:p>
          </table:table-cell>
          <table:table-cell table:formula="of:=[.B468]-[.A468]" office:value-type="float" office:value="2050.5" calcext:value-type="float">
            <text:p>2050,5</text:p>
          </table:table-cell>
          <table:table-cell table:formula="of:=[.C467]" office:value-type="float" office:value="233" calcext:value-type="float">
            <text:p>233,0</text:p>
          </table:table-cell>
          <table:table-cell table:formula="of:=[.D468]*2" office:value-type="float" office:value="466" calcext:value-type="float">
            <text:p>466,0</text:p>
          </table:table-cell>
          <table:table-cell table:formula="of:=[.D467]" office:value-type="float" office:value="-3633" calcext:value-type="float">
            <text:p>-3633,0</text:p>
          </table:table-cell>
          <table:table-cell table:number-columns-repeated="3"/>
        </table:table-row>
        <table:table-row table:style-name="ro1">
          <table:table-cell table:formula="of:=IF([.B469]&gt;=0;1;-1)*(2^[.$D$3])" office:value-type="float" office:value="4096" calcext:value-type="float">
            <text:p>4096</text:p>
          </table:table-cell>
          <table:table-cell table:formula="of:=[.$B$3]+[.E469]-[.F469]" office:value-type="float" office:value="5915.5" calcext:value-type="float">
            <text:p>5915,5</text:p>
          </table:table-cell>
          <table:table-cell table:formula="of:=[.B469]-[.A469]" office:value-type="float" office:value="1819.5" calcext:value-type="float">
            <text:p>1819,5</text:p>
          </table:table-cell>
          <table:table-cell table:formula="of:=[.C468]" office:value-type="float" office:value="2050.5" calcext:value-type="float">
            <text:p>2050,5</text:p>
          </table:table-cell>
          <table:table-cell table:formula="of:=[.D469]*2" office:value-type="float" office:value="4101" calcext:value-type="float">
            <text:p>4101,0</text:p>
          </table:table-cell>
          <table:table-cell table:formula="of:=[.D468]" office:value-type="float" office:value="233" calcext:value-type="float">
            <text:p>233,0</text:p>
          </table:table-cell>
          <table:table-cell table:number-columns-repeated="3"/>
        </table:table-row>
        <table:table-row table:style-name="ro1">
          <table:table-cell table:formula="of:=IF([.B470]&gt;=0;1;-1)*(2^[.$D$3])" office:value-type="float" office:value="4096" calcext:value-type="float">
            <text:p>4096</text:p>
          </table:table-cell>
          <table:table-cell table:formula="of:=[.$B$3]+[.E470]-[.F470]" office:value-type="float" office:value="3636" calcext:value-type="float">
            <text:p>3636,0</text:p>
          </table:table-cell>
          <table:table-cell table:formula="of:=[.B470]-[.A470]" office:value-type="float" office:value="-460" calcext:value-type="float">
            <text:p>-460,0</text:p>
          </table:table-cell>
          <table:table-cell table:formula="of:=[.C469]" office:value-type="float" office:value="1819.5" calcext:value-type="float">
            <text:p>1819,5</text:p>
          </table:table-cell>
          <table:table-cell table:formula="of:=[.D470]*2" office:value-type="float" office:value="3639" calcext:value-type="float">
            <text:p>3639,0</text:p>
          </table:table-cell>
          <table:table-cell table:formula="of:=[.D469]" office:value-type="float" office:value="2050.5" calcext:value-type="float">
            <text:p>2050,5</text:p>
          </table:table-cell>
          <table:table-cell table:number-columns-repeated="3"/>
        </table:table-row>
        <table:table-row table:style-name="ro1">
          <table:table-cell table:formula="of:=IF([.B471]&gt;=0;1;-1)*(2^[.$D$3])" office:value-type="float" office:value="-4096" calcext:value-type="float">
            <text:p>-4096</text:p>
          </table:table-cell>
          <table:table-cell table:formula="of:=[.$B$3]+[.E471]-[.F471]" office:value-type="float" office:value="-692" calcext:value-type="float">
            <text:p>-692,0</text:p>
          </table:table-cell>
          <table:table-cell table:formula="of:=[.B471]-[.A471]" office:value-type="float" office:value="3404" calcext:value-type="float">
            <text:p>3404,0</text:p>
          </table:table-cell>
          <table:table-cell table:formula="of:=[.C470]" office:value-type="float" office:value="-460" calcext:value-type="float">
            <text:p>-460,0</text:p>
          </table:table-cell>
          <table:table-cell table:formula="of:=[.D471]*2" office:value-type="float" office:value="-920" calcext:value-type="float">
            <text:p>-920,0</text:p>
          </table:table-cell>
          <table:table-cell table:formula="of:=[.D470]" office:value-type="float" office:value="1819.5" calcext:value-type="float">
            <text:p>1819,5</text:p>
          </table:table-cell>
          <table:table-cell table:number-columns-repeated="3"/>
        </table:table-row>
        <table:table-row table:style-name="ro1">
          <table:table-cell table:formula="of:=IF([.B472]&gt;=0;1;-1)*(2^[.$D$3])" office:value-type="float" office:value="4096" calcext:value-type="float">
            <text:p>4096</text:p>
          </table:table-cell>
          <table:table-cell table:formula="of:=[.$B$3]+[.E472]-[.F472]" office:value-type="float" office:value="9315.5" calcext:value-type="float">
            <text:p>9315,5</text:p>
          </table:table-cell>
          <table:table-cell table:formula="of:=[.B472]-[.A472]" office:value-type="float" office:value="5219.5" calcext:value-type="float">
            <text:p>5219,5</text:p>
          </table:table-cell>
          <table:table-cell table:formula="of:=[.C471]" office:value-type="float" office:value="3404" calcext:value-type="float">
            <text:p>3404,0</text:p>
          </table:table-cell>
          <table:table-cell table:formula="of:=[.D472]*2" office:value-type="float" office:value="6808" calcext:value-type="float">
            <text:p>6808,0</text:p>
          </table:table-cell>
          <table:table-cell table:formula="of:=[.D471]" office:value-type="float" office:value="-460" calcext:value-type="float">
            <text:p>-460,0</text:p>
          </table:table-cell>
          <table:table-cell table:number-columns-repeated="3"/>
        </table:table-row>
        <table:table-row table:style-name="ro1">
          <table:table-cell table:formula="of:=IF([.B473]&gt;=0;1;-1)*(2^[.$D$3])" office:value-type="float" office:value="4096" calcext:value-type="float">
            <text:p>4096</text:p>
          </table:table-cell>
          <table:table-cell table:formula="of:=[.$B$3]+[.E473]-[.F473]" office:value-type="float" office:value="9082.5" calcext:value-type="float">
            <text:p>9082,5</text:p>
          </table:table-cell>
          <table:table-cell table:formula="of:=[.B473]-[.A473]" office:value-type="float" office:value="4986.5" calcext:value-type="float">
            <text:p>4986,5</text:p>
          </table:table-cell>
          <table:table-cell table:formula="of:=[.C472]" office:value-type="float" office:value="5219.5" calcext:value-type="float">
            <text:p>5219,5</text:p>
          </table:table-cell>
          <table:table-cell table:formula="of:=[.D473]*2" office:value-type="float" office:value="10439" calcext:value-type="float">
            <text:p>10439,0</text:p>
          </table:table-cell>
          <table:table-cell table:formula="of:=[.D472]" office:value-type="float" office:value="3404" calcext:value-type="float">
            <text:p>3404,0</text:p>
          </table:table-cell>
          <table:table-cell table:number-columns-repeated="3"/>
        </table:table-row>
        <table:table-row table:style-name="ro1">
          <table:table-cell table:formula="of:=IF([.B474]&gt;=0;1;-1)*(2^[.$D$3])" office:value-type="float" office:value="4096" calcext:value-type="float">
            <text:p>4096</text:p>
          </table:table-cell>
          <table:table-cell table:formula="of:=[.$B$3]+[.E474]-[.F474]" office:value-type="float" office:value="6801" calcext:value-type="float">
            <text:p>6801,0</text:p>
          </table:table-cell>
          <table:table-cell table:formula="of:=[.B474]-[.A474]" office:value-type="float" office:value="2705" calcext:value-type="float">
            <text:p>2705,0</text:p>
          </table:table-cell>
          <table:table-cell table:formula="of:=[.C473]" office:value-type="float" office:value="4986.5" calcext:value-type="float">
            <text:p>4986,5</text:p>
          </table:table-cell>
          <table:table-cell table:formula="of:=[.D474]*2" office:value-type="float" office:value="9973" calcext:value-type="float">
            <text:p>9973,0</text:p>
          </table:table-cell>
          <table:table-cell table:formula="of:=[.D473]" office:value-type="float" office:value="5219.5" calcext:value-type="float">
            <text:p>5219,5</text:p>
          </table:table-cell>
          <table:table-cell table:number-columns-repeated="3"/>
        </table:table-row>
        <table:table-row table:style-name="ro1">
          <table:table-cell table:formula="of:=IF([.B475]&gt;=0;1;-1)*(2^[.$D$3])" office:value-type="float" office:value="4096" calcext:value-type="float">
            <text:p>4096</text:p>
          </table:table-cell>
          <table:table-cell table:formula="of:=[.$B$3]+[.E475]-[.F475]" office:value-type="float" office:value="2471" calcext:value-type="float">
            <text:p>2471,0</text:p>
          </table:table-cell>
          <table:table-cell table:formula="of:=[.B475]-[.A475]" office:value-type="float" office:value="-1625" calcext:value-type="float">
            <text:p>-1625,0</text:p>
          </table:table-cell>
          <table:table-cell table:formula="of:=[.C474]" office:value-type="float" office:value="2705" calcext:value-type="float">
            <text:p>2705,0</text:p>
          </table:table-cell>
          <table:table-cell table:formula="of:=[.D475]*2" office:value-type="float" office:value="5410" calcext:value-type="float">
            <text:p>5410,0</text:p>
          </table:table-cell>
          <table:table-cell table:formula="of:=[.D474]" office:value-type="float" office:value="4986.5" calcext:value-type="float">
            <text:p>4986,5</text:p>
          </table:table-cell>
          <table:table-cell table:number-columns-repeated="3"/>
        </table:table-row>
        <table:table-row table:style-name="ro1">
          <table:table-cell table:formula="of:=IF([.B476]&gt;=0;1;-1)*(2^[.$D$3])" office:value-type="float" office:value="-4096" calcext:value-type="float">
            <text:p>-4096</text:p>
          </table:table-cell>
          <table:table-cell table:formula="of:=[.$B$3]+[.E476]-[.F476]" office:value-type="float" office:value="-3907.5" calcext:value-type="float">
            <text:p>-3907,5</text:p>
          </table:table-cell>
          <table:table-cell table:formula="of:=[.B476]-[.A476]" office:value-type="float" office:value="188.5" calcext:value-type="float">
            <text:p>188,5</text:p>
          </table:table-cell>
          <table:table-cell table:formula="of:=[.C475]" office:value-type="float" office:value="-1625" calcext:value-type="float">
            <text:p>-1625,0</text:p>
          </table:table-cell>
          <table:table-cell table:formula="of:=[.D476]*2" office:value-type="float" office:value="-3250" calcext:value-type="float">
            <text:p>-3250,0</text:p>
          </table:table-cell>
          <table:table-cell table:formula="of:=[.D475]" office:value-type="float" office:value="2705" calcext:value-type="float">
            <text:p>2705,0</text:p>
          </table:table-cell>
          <table:table-cell table:number-columns-repeated="3"/>
        </table:table-row>
        <table:table-row table:style-name="ro1">
          <table:table-cell table:formula="of:=IF([.B477]&gt;=0;1;-1)*(2^[.$D$3])" office:value-type="float" office:value="4096" calcext:value-type="float">
            <text:p>4096</text:p>
          </table:table-cell>
          <table:table-cell table:formula="of:=[.$B$3]+[.E477]-[.F477]" office:value-type="float" office:value="4049.5" calcext:value-type="float">
            <text:p>4049,5</text:p>
          </table:table-cell>
          <table:table-cell table:formula="of:=[.B477]-[.A477]" office:value-type="float" office:value="-46.5" calcext:value-type="float">
            <text:p>-46,5</text:p>
          </table:table-cell>
          <table:table-cell table:formula="of:=[.C476]" office:value-type="float" office:value="188.5" calcext:value-type="float">
            <text:p>188,5</text:p>
          </table:table-cell>
          <table:table-cell table:formula="of:=[.D477]*2" office:value-type="float" office:value="377" calcext:value-type="float">
            <text:p>377,0</text:p>
          </table:table-cell>
          <table:table-cell table:formula="of:=[.D476]" office:value-type="float" office:value="-1625" calcext:value-type="float">
            <text:p>-1625,0</text:p>
          </table:table-cell>
          <table:table-cell table:number-columns-repeated="3"/>
        </table:table-row>
        <table:table-row table:style-name="ro1">
          <table:table-cell table:formula="of:=IF([.B478]&gt;=0;1;-1)*(2^[.$D$3])" office:value-type="float" office:value="4096" calcext:value-type="float">
            <text:p>4096</text:p>
          </table:table-cell>
          <table:table-cell table:formula="of:=[.$B$3]+[.E478]-[.F478]" office:value-type="float" office:value="1766" calcext:value-type="float">
            <text:p>1766,0</text:p>
          </table:table-cell>
          <table:table-cell table:formula="of:=[.B478]-[.A478]" office:value-type="float" office:value="-2330" calcext:value-type="float">
            <text:p>-2330,0</text:p>
          </table:table-cell>
          <table:table-cell table:formula="of:=[.C477]" office:value-type="float" office:value="-46.5" calcext:value-type="float">
            <text:p>-46,5</text:p>
          </table:table-cell>
          <table:table-cell table:formula="of:=[.D478]*2" office:value-type="float" office:value="-93" calcext:value-type="float">
            <text:p>-93,0</text:p>
          </table:table-cell>
          <table:table-cell table:formula="of:=[.D477]" office:value-type="float" office:value="188.5" calcext:value-type="float">
            <text:p>188,5</text:p>
          </table:table-cell>
          <table:table-cell table:number-columns-repeated="3"/>
        </table:table-row>
        <table:table-row table:style-name="ro1">
          <table:table-cell table:formula="of:=IF([.B479]&gt;=0;1;-1)*(2^[.$D$3])" office:value-type="float" office:value="-4096" calcext:value-type="float">
            <text:p>-4096</text:p>
          </table:table-cell>
          <table:table-cell table:formula="of:=[.$B$3]+[.E479]-[.F479]" office:value-type="float" office:value="-2566" calcext:value-type="float">
            <text:p>-2566,0</text:p>
          </table:table-cell>
          <table:table-cell table:formula="of:=[.B479]-[.A479]" office:value-type="float" office:value="1530" calcext:value-type="float">
            <text:p>1530,0</text:p>
          </table:table-cell>
          <table:table-cell table:formula="of:=[.C478]" office:value-type="float" office:value="-2330" calcext:value-type="float">
            <text:p>-2330,0</text:p>
          </table:table-cell>
          <table:table-cell table:formula="of:=[.D479]*2" office:value-type="float" office:value="-4660" calcext:value-type="float">
            <text:p>-4660,0</text:p>
          </table:table-cell>
          <table:table-cell table:formula="of:=[.D478]" office:value-type="float" office:value="-46.5" calcext:value-type="float">
            <text:p>-46,5</text:p>
          </table:table-cell>
          <table:table-cell table:number-columns-repeated="3"/>
        </table:table-row>
        <table:table-row table:style-name="ro1">
          <table:table-cell table:formula="of:=IF([.B480]&gt;=0;1;-1)*(2^[.$D$3])" office:value-type="float" office:value="4096" calcext:value-type="float">
            <text:p>4096</text:p>
          </table:table-cell>
          <table:table-cell table:formula="of:=[.$B$3]+[.E480]-[.F480]" office:value-type="float" office:value="7437.5" calcext:value-type="float">
            <text:p>7437,5</text:p>
          </table:table-cell>
          <table:table-cell table:formula="of:=[.B480]-[.A480]" office:value-type="float" office:value="3341.5" calcext:value-type="float">
            <text:p>3341,5</text:p>
          </table:table-cell>
          <table:table-cell table:formula="of:=[.C479]" office:value-type="float" office:value="1530" calcext:value-type="float">
            <text:p>1530,0</text:p>
          </table:table-cell>
          <table:table-cell table:formula="of:=[.D480]*2" office:value-type="float" office:value="3060" calcext:value-type="float">
            <text:p>3060,0</text:p>
          </table:table-cell>
          <table:table-cell table:formula="of:=[.D479]" office:value-type="float" office:value="-2330" calcext:value-type="float">
            <text:p>-2330,0</text:p>
          </table:table-cell>
          <table:table-cell table:number-columns-repeated="3"/>
        </table:table-row>
        <table:table-row table:style-name="ro1">
          <table:table-cell table:formula="of:=IF([.B481]&gt;=0;1;-1)*(2^[.$D$3])" office:value-type="float" office:value="4096" calcext:value-type="float">
            <text:p>4096</text:p>
          </table:table-cell>
          <table:table-cell table:formula="of:=[.$B$3]+[.E481]-[.F481]" office:value-type="float" office:value="7200.5" calcext:value-type="float">
            <text:p>7200,5</text:p>
          </table:table-cell>
          <table:table-cell table:formula="of:=[.B481]-[.A481]" office:value-type="float" office:value="3104.5" calcext:value-type="float">
            <text:p>3104,5</text:p>
          </table:table-cell>
          <table:table-cell table:formula="of:=[.C480]" office:value-type="float" office:value="3341.5" calcext:value-type="float">
            <text:p>3341,5</text:p>
          </table:table-cell>
          <table:table-cell table:formula="of:=[.D481]*2" office:value-type="float" office:value="6683" calcext:value-type="float">
            <text:p>6683,0</text:p>
          </table:table-cell>
          <table:table-cell table:formula="of:=[.D480]" office:value-type="float" office:value="1530" calcext:value-type="float">
            <text:p>1530,0</text:p>
          </table:table-cell>
          <table:table-cell table:number-columns-repeated="3"/>
        </table:table-row>
        <table:table-row table:style-name="ro1">
          <table:table-cell table:formula="of:=IF([.B482]&gt;=0;1;-1)*(2^[.$D$3])" office:value-type="float" office:value="4096" calcext:value-type="float">
            <text:p>4096</text:p>
          </table:table-cell>
          <table:table-cell table:formula="of:=[.$B$3]+[.E482]-[.F482]" office:value-type="float" office:value="4915" calcext:value-type="float">
            <text:p>4915,0</text:p>
          </table:table-cell>
          <table:table-cell table:formula="of:=[.B482]-[.A482]" office:value-type="float" office:value="819" calcext:value-type="float">
            <text:p>819,0</text:p>
          </table:table-cell>
          <table:table-cell table:formula="of:=[.C481]" office:value-type="float" office:value="3104.5" calcext:value-type="float">
            <text:p>3104,5</text:p>
          </table:table-cell>
          <table:table-cell table:formula="of:=[.D482]*2" office:value-type="float" office:value="6209" calcext:value-type="float">
            <text:p>6209,0</text:p>
          </table:table-cell>
          <table:table-cell table:formula="of:=[.D481]" office:value-type="float" office:value="3341.5" calcext:value-type="float">
            <text:p>3341,5</text:p>
          </table:table-cell>
          <table:table-cell table:number-columns-repeated="3"/>
        </table:table-row>
        <table:table-row table:style-name="ro1">
          <table:table-cell table:formula="of:=IF([.B483]&gt;=0;1;-1)*(2^[.$D$3])" office:value-type="float" office:value="4096" calcext:value-type="float">
            <text:p>4096</text:p>
          </table:table-cell>
          <table:table-cell table:formula="of:=[.$B$3]+[.E483]-[.F483]" office:value-type="float" office:value="581" calcext:value-type="float">
            <text:p>581,0</text:p>
          </table:table-cell>
          <table:table-cell table:formula="of:=[.B483]-[.A483]" office:value-type="float" office:value="-3515" calcext:value-type="float">
            <text:p>-3515,0</text:p>
          </table:table-cell>
          <table:table-cell table:formula="of:=[.C482]" office:value-type="float" office:value="819" calcext:value-type="float">
            <text:p>819,0</text:p>
          </table:table-cell>
          <table:table-cell table:formula="of:=[.D483]*2" office:value-type="float" office:value="1638" calcext:value-type="float">
            <text:p>1638,0</text:p>
          </table:table-cell>
          <table:table-cell table:formula="of:=[.D482]" office:value-type="float" office:value="3104.5" calcext:value-type="float">
            <text:p>3104,5</text:p>
          </table:table-cell>
          <table:table-cell table:number-columns-repeated="3"/>
        </table:table-row>
        <table:table-row table:style-name="ro1">
          <table:table-cell table:formula="of:=IF([.B484]&gt;=0;1;-1)*(2^[.$D$3])" office:value-type="float" office:value="-4096" calcext:value-type="float">
            <text:p>-4096</text:p>
          </table:table-cell>
          <table:table-cell table:formula="of:=[.$B$3]+[.E484]-[.F484]" office:value-type="float" office:value="-5801.5" calcext:value-type="float">
            <text:p>-5801,5</text:p>
          </table:table-cell>
          <table:table-cell table:formula="of:=[.B484]-[.A484]" office:value-type="float" office:value="-1705.5" calcext:value-type="float">
            <text:p>-1705,5</text:p>
          </table:table-cell>
          <table:table-cell table:formula="of:=[.C483]" office:value-type="float" office:value="-3515" calcext:value-type="float">
            <text:p>-3515,0</text:p>
          </table:table-cell>
          <table:table-cell table:formula="of:=[.D484]*2" office:value-type="float" office:value="-7030" calcext:value-type="float">
            <text:p>-7030,0</text:p>
          </table:table-cell>
          <table:table-cell table:formula="of:=[.D483]" office:value-type="float" office:value="819" calcext:value-type="float">
            <text:p>819,0</text:p>
          </table:table-cell>
          <table:table-cell table:number-columns-repeated="3"/>
        </table:table-row>
        <table:table-row table:style-name="ro1">
          <table:table-cell table:formula="of:=IF([.B485]&gt;=0;1;-1)*(2^[.$D$3])" office:value-type="float" office:value="4096" calcext:value-type="float">
            <text:p>4096</text:p>
          </table:table-cell>
          <table:table-cell table:formula="of:=[.$B$3]+[.E485]-[.F485]" office:value-type="float" office:value="2151.5" calcext:value-type="float">
            <text:p>2151,5</text:p>
          </table:table-cell>
          <table:table-cell table:formula="of:=[.B485]-[.A485]" office:value-type="float" office:value="-1944.5" calcext:value-type="float">
            <text:p>-1944,5</text:p>
          </table:table-cell>
          <table:table-cell table:formula="of:=[.C484]" office:value-type="float" office:value="-1705.5" calcext:value-type="float">
            <text:p>-1705,5</text:p>
          </table:table-cell>
          <table:table-cell table:formula="of:=[.D485]*2" office:value-type="float" office:value="-3411" calcext:value-type="float">
            <text:p>-3411,0</text:p>
          </table:table-cell>
          <table:table-cell table:formula="of:=[.D484]" office:value-type="float" office:value="-3515" calcext:value-type="float">
            <text:p>-3515,0</text:p>
          </table:table-cell>
          <table:table-cell table:number-columns-repeated="3"/>
        </table:table-row>
        <table:table-row table:style-name="ro1">
          <table:table-cell table:formula="of:=IF([.B486]&gt;=0;1;-1)*(2^[.$D$3])" office:value-type="float" office:value="-4096" calcext:value-type="float">
            <text:p>-4096</text:p>
          </table:table-cell>
          <table:table-cell table:formula="of:=[.$B$3]+[.E486]-[.F486]" office:value-type="float" office:value="-136" calcext:value-type="float">
            <text:p>-136,0</text:p>
          </table:table-cell>
          <table:table-cell table:formula="of:=[.B486]-[.A486]" office:value-type="float" office:value="3960" calcext:value-type="float">
            <text:p>3960,0</text:p>
          </table:table-cell>
          <table:table-cell table:formula="of:=[.C485]" office:value-type="float" office:value="-1944.5" calcext:value-type="float">
            <text:p>-1944,5</text:p>
          </table:table-cell>
          <table:table-cell table:formula="of:=[.D486]*2" office:value-type="float" office:value="-3889" calcext:value-type="float">
            <text:p>-3889,0</text:p>
          </table:table-cell>
          <table:table-cell table:formula="of:=[.D485]" office:value-type="float" office:value="-1705.5" calcext:value-type="float">
            <text:p>-1705,5</text:p>
          </table:table-cell>
          <table:table-cell table:number-columns-repeated="3"/>
        </table:table-row>
        <table:table-row table:style-name="ro1">
          <table:table-cell table:formula="of:=IF([.B487]&gt;=0;1;-1)*(2^[.$D$3])" office:value-type="float" office:value="4096" calcext:value-type="float">
            <text:p>4096</text:p>
          </table:table-cell>
          <table:table-cell table:formula="of:=[.$B$3]+[.E487]-[.F487]" office:value-type="float" office:value="11912" calcext:value-type="float">
            <text:p>11912,0</text:p>
          </table:table-cell>
          <table:table-cell table:formula="of:=[.B487]-[.A487]" office:value-type="float" office:value="7816" calcext:value-type="float">
            <text:p>7816,0</text:p>
          </table:table-cell>
          <table:table-cell table:formula="of:=[.C486]" office:value-type="float" office:value="3960" calcext:value-type="float">
            <text:p>3960,0</text:p>
          </table:table-cell>
          <table:table-cell table:formula="of:=[.D487]*2" office:value-type="float" office:value="7920" calcext:value-type="float">
            <text:p>7920,0</text:p>
          </table:table-cell>
          <table:table-cell table:formula="of:=[.D486]" office:value-type="float" office:value="-1944.5" calcext:value-type="float">
            <text:p>-1944,5</text:p>
          </table:table-cell>
          <table:table-cell table:number-columns-repeated="3"/>
        </table:table-row>
        <table:table-row table:style-name="ro1">
          <table:table-cell table:formula="of:=IF([.B488]&gt;=0;1;-1)*(2^[.$D$3])" office:value-type="float" office:value="4096" calcext:value-type="float">
            <text:p>4096</text:p>
          </table:table-cell>
          <table:table-cell table:formula="of:=[.$B$3]+[.E488]-[.F488]" office:value-type="float" office:value="13719.5" calcext:value-type="float">
            <text:p>13719,5</text:p>
          </table:table-cell>
          <table:table-cell table:formula="of:=[.B488]-[.A488]" office:value-type="float" office:value="9623.5" calcext:value-type="float">
            <text:p>9623,5</text:p>
          </table:table-cell>
          <table:table-cell table:formula="of:=[.C487]" office:value-type="float" office:value="7816" calcext:value-type="float">
            <text:p>7816,0</text:p>
          </table:table-cell>
          <table:table-cell table:formula="of:=[.D488]*2" office:value-type="float" office:value="15632" calcext:value-type="float">
            <text:p>15632,0</text:p>
          </table:table-cell>
          <table:table-cell table:formula="of:=[.D487]" office:value-type="float" office:value="3960" calcext:value-type="float">
            <text:p>3960,0</text:p>
          </table:table-cell>
          <table:table-cell table:number-columns-repeated="3"/>
        </table:table-row>
        <table:table-row table:style-name="ro1">
          <table:table-cell table:formula="of:=IF([.B489]&gt;=0;1;-1)*(2^[.$D$3])" office:value-type="float" office:value="4096" calcext:value-type="float">
            <text:p>4096</text:p>
          </table:table-cell>
          <table:table-cell table:formula="of:=[.$B$3]+[.E489]-[.F489]" office:value-type="float" office:value="13478.5" calcext:value-type="float">
            <text:p>13478,5</text:p>
          </table:table-cell>
          <table:table-cell table:formula="of:=[.B489]-[.A489]" office:value-type="float" office:value="9382.5" calcext:value-type="float">
            <text:p>9382,5</text:p>
          </table:table-cell>
          <table:table-cell table:formula="of:=[.C488]" office:value-type="float" office:value="9623.5" calcext:value-type="float">
            <text:p>9623,5</text:p>
          </table:table-cell>
          <table:table-cell table:formula="of:=[.D489]*2" office:value-type="float" office:value="19247" calcext:value-type="float">
            <text:p>19247,0</text:p>
          </table:table-cell>
          <table:table-cell table:formula="of:=[.D488]" office:value-type="float" office:value="7816" calcext:value-type="float">
            <text:p>7816,0</text:p>
          </table:table-cell>
          <table:table-cell table:number-columns-repeated="3"/>
        </table:table-row>
        <table:table-row table:style-name="ro1">
          <table:table-cell table:formula="of:=IF([.B490]&gt;=0;1;-1)*(2^[.$D$3])" office:value-type="float" office:value="4096" calcext:value-type="float">
            <text:p>4096</text:p>
          </table:table-cell>
          <table:table-cell table:formula="of:=[.$B$3]+[.E490]-[.F490]" office:value-type="float" office:value="11189" calcext:value-type="float">
            <text:p>11189,0</text:p>
          </table:table-cell>
          <table:table-cell table:formula="of:=[.B490]-[.A490]" office:value-type="float" office:value="7093" calcext:value-type="float">
            <text:p>7093,0</text:p>
          </table:table-cell>
          <table:table-cell table:formula="of:=[.C489]" office:value-type="float" office:value="9382.5" calcext:value-type="float">
            <text:p>9382,5</text:p>
          </table:table-cell>
          <table:table-cell table:formula="of:=[.D490]*2" office:value-type="float" office:value="18765" calcext:value-type="float">
            <text:p>18765,0</text:p>
          </table:table-cell>
          <table:table-cell table:formula="of:=[.D489]" office:value-type="float" office:value="9623.5" calcext:value-type="float">
            <text:p>9623,5</text:p>
          </table:table-cell>
          <table:table-cell table:number-columns-repeated="3"/>
        </table:table-row>
        <table:table-row table:style-name="ro1">
          <table:table-cell table:formula="of:=IF([.B491]&gt;=0;1;-1)*(2^[.$D$3])" office:value-type="float" office:value="4096" calcext:value-type="float">
            <text:p>4096</text:p>
          </table:table-cell>
          <table:table-cell table:formula="of:=[.$B$3]+[.E491]-[.F491]" office:value-type="float" office:value="6851" calcext:value-type="float">
            <text:p>6851,0</text:p>
          </table:table-cell>
          <table:table-cell table:formula="of:=[.B491]-[.A491]" office:value-type="float" office:value="2755" calcext:value-type="float">
            <text:p>2755,0</text:p>
          </table:table-cell>
          <table:table-cell table:formula="of:=[.C490]" office:value-type="float" office:value="7093" calcext:value-type="float">
            <text:p>7093,0</text:p>
          </table:table-cell>
          <table:table-cell table:formula="of:=[.D491]*2" office:value-type="float" office:value="14186" calcext:value-type="float">
            <text:p>14186,0</text:p>
          </table:table-cell>
          <table:table-cell table:formula="of:=[.D490]" office:value-type="float" office:value="9382.5" calcext:value-type="float">
            <text:p>9382,5</text:p>
          </table:table-cell>
          <table:table-cell table:number-columns-repeated="3"/>
        </table:table-row>
        <table:table-row table:style-name="ro1">
          <table:table-cell table:formula="of:=IF([.B492]&gt;=0;1;-1)*(2^[.$D$3])" office:value-type="float" office:value="4096" calcext:value-type="float">
            <text:p>4096</text:p>
          </table:table-cell>
          <table:table-cell table:formula="of:=[.$B$3]+[.E492]-[.F492]" office:value-type="float" office:value="464.5" calcext:value-type="float">
            <text:p>464,5</text:p>
          </table:table-cell>
          <table:table-cell table:formula="of:=[.B492]-[.A492]" office:value-type="float" office:value="-3631.5" calcext:value-type="float">
            <text:p>-3631,5</text:p>
          </table:table-cell>
          <table:table-cell table:formula="of:=[.C491]" office:value-type="float" office:value="2755" calcext:value-type="float">
            <text:p>2755,0</text:p>
          </table:table-cell>
          <table:table-cell table:formula="of:=[.D492]*2" office:value-type="float" office:value="5510" calcext:value-type="float">
            <text:p>5510,0</text:p>
          </table:table-cell>
          <table:table-cell table:formula="of:=[.D491]" office:value-type="float" office:value="7093" calcext:value-type="float">
            <text:p>7093,0</text:p>
          </table:table-cell>
          <table:table-cell table:number-columns-repeated="3"/>
        </table:table-row>
        <table:table-row table:style-name="ro1">
          <table:table-cell table:formula="of:=IF([.B493]&gt;=0;1;-1)*(2^[.$D$3])" office:value-type="float" office:value="-4096" calcext:value-type="float">
            <text:p>-4096</text:p>
          </table:table-cell>
          <table:table-cell table:formula="of:=[.$B$3]+[.E493]-[.F493]" office:value-type="float" office:value="-7970.5" calcext:value-type="float">
            <text:p>-7970,5</text:p>
          </table:table-cell>
          <table:table-cell table:formula="of:=[.B493]-[.A493]" office:value-type="float" office:value="-3874.5" calcext:value-type="float">
            <text:p>-3874,5</text:p>
          </table:table-cell>
          <table:table-cell table:formula="of:=[.C492]" office:value-type="float" office:value="-3631.5" calcext:value-type="float">
            <text:p>-3631,5</text:p>
          </table:table-cell>
          <table:table-cell table:formula="of:=[.D493]*2" office:value-type="float" office:value="-7263" calcext:value-type="float">
            <text:p>-7263,0</text:p>
          </table:table-cell>
          <table:table-cell table:formula="of:=[.D492]" office:value-type="float" office:value="2755" calcext:value-type="float">
            <text:p>2755,0</text:p>
          </table:table-cell>
          <table:table-cell table:number-columns-repeated="3"/>
        </table:table-row>
        <table:table-row table:style-name="ro1">
          <table:table-cell table:formula="of:=IF([.B494]&gt;=0;1;-1)*(2^[.$D$3])" office:value-type="float" office:value="-4096" calcext:value-type="float">
            <text:p>-4096</text:p>
          </table:table-cell>
          <table:table-cell table:formula="of:=[.$B$3]+[.E494]-[.F494]" office:value-type="float" office:value="-2070" calcext:value-type="float">
            <text:p>-2070,0</text:p>
          </table:table-cell>
          <table:table-cell table:formula="of:=[.B494]-[.A494]" office:value-type="float" office:value="2026" calcext:value-type="float">
            <text:p>2026,0</text:p>
          </table:table-cell>
          <table:table-cell table:formula="of:=[.C493]" office:value-type="float" office:value="-3874.5" calcext:value-type="float">
            <text:p>-3874,5</text:p>
          </table:table-cell>
          <table:table-cell table:formula="of:=[.D494]*2" office:value-type="float" office:value="-7749" calcext:value-type="float">
            <text:p>-7749,0</text:p>
          </table:table-cell>
          <table:table-cell table:formula="of:=[.D493]" office:value-type="float" office:value="-3631.5" calcext:value-type="float">
            <text:p>-3631,5</text:p>
          </table:table-cell>
          <table:table-cell table:number-columns-repeated="3"/>
        </table:table-row>
        <table:table-row table:style-name="ro1">
          <table:table-cell table:formula="of:=IF([.B495]&gt;=0;1;-1)*(2^[.$D$3])" office:value-type="float" office:value="4096" calcext:value-type="float">
            <text:p>4096</text:p>
          </table:table-cell>
          <table:table-cell table:formula="of:=[.$B$3]+[.E495]-[.F495]" office:value-type="float" office:value="9974" calcext:value-type="float">
            <text:p>9974,0</text:p>
          </table:table-cell>
          <table:table-cell table:formula="of:=[.B495]-[.A495]" office:value-type="float" office:value="5878" calcext:value-type="float">
            <text:p>5878,0</text:p>
          </table:table-cell>
          <table:table-cell table:formula="of:=[.C494]" office:value-type="float" office:value="2026" calcext:value-type="float">
            <text:p>2026,0</text:p>
          </table:table-cell>
          <table:table-cell table:formula="of:=[.D495]*2" office:value-type="float" office:value="4052" calcext:value-type="float">
            <text:p>4052,0</text:p>
          </table:table-cell>
          <table:table-cell table:formula="of:=[.D494]" office:value-type="float" office:value="-3874.5" calcext:value-type="float">
            <text:p>-3874,5</text:p>
          </table:table-cell>
          <table:table-cell table:number-columns-repeated="3"/>
        </table:table-row>
        <table:table-row table:style-name="ro1">
          <table:table-cell table:formula="of:=IF([.B496]&gt;=0;1;-1)*(2^[.$D$3])" office:value-type="float" office:value="4096" calcext:value-type="float">
            <text:p>4096</text:p>
          </table:table-cell>
          <table:table-cell table:formula="of:=[.$B$3]+[.E496]-[.F496]" office:value-type="float" office:value="11777.5" calcext:value-type="float">
            <text:p>11777,5</text:p>
          </table:table-cell>
          <table:table-cell table:formula="of:=[.B496]-[.A496]" office:value-type="float" office:value="7681.5" calcext:value-type="float">
            <text:p>7681,5</text:p>
          </table:table-cell>
          <table:table-cell table:formula="of:=[.C495]" office:value-type="float" office:value="5878" calcext:value-type="float">
            <text:p>5878,0</text:p>
          </table:table-cell>
          <table:table-cell table:formula="of:=[.D496]*2" office:value-type="float" office:value="11756" calcext:value-type="float">
            <text:p>11756,0</text:p>
          </table:table-cell>
          <table:table-cell table:formula="of:=[.D495]" office:value-type="float" office:value="2026" calcext:value-type="float">
            <text:p>2026,0</text:p>
          </table:table-cell>
          <table:table-cell table:number-columns-repeated="3"/>
        </table:table-row>
        <table:table-row table:style-name="ro1">
          <table:table-cell table:formula="of:=IF([.B497]&gt;=0;1;-1)*(2^[.$D$3])" office:value-type="float" office:value="4096" calcext:value-type="float">
            <text:p>4096</text:p>
          </table:table-cell>
          <table:table-cell table:formula="of:=[.$B$3]+[.E497]-[.F497]" office:value-type="float" office:value="11532.5" calcext:value-type="float">
            <text:p>11532,5</text:p>
          </table:table-cell>
          <table:table-cell table:formula="of:=[.B497]-[.A497]" office:value-type="float" office:value="7436.5" calcext:value-type="float">
            <text:p>7436,5</text:p>
          </table:table-cell>
          <table:table-cell table:formula="of:=[.C496]" office:value-type="float" office:value="7681.5" calcext:value-type="float">
            <text:p>7681,5</text:p>
          </table:table-cell>
          <table:table-cell table:formula="of:=[.D497]*2" office:value-type="float" office:value="15363" calcext:value-type="float">
            <text:p>15363,0</text:p>
          </table:table-cell>
          <table:table-cell table:formula="of:=[.D496]" office:value-type="float" office:value="5878" calcext:value-type="float">
            <text:p>5878,0</text:p>
          </table:table-cell>
          <table:table-cell table:number-columns-repeated="3"/>
        </table:table-row>
        <table:table-row table:style-name="ro1">
          <table:table-cell table:formula="of:=IF([.B498]&gt;=0;1;-1)*(2^[.$D$3])" office:value-type="float" office:value="4096" calcext:value-type="float">
            <text:p>4096</text:p>
          </table:table-cell>
          <table:table-cell table:formula="of:=[.$B$3]+[.E498]-[.F498]" office:value-type="float" office:value="9239" calcext:value-type="float">
            <text:p>9239,0</text:p>
          </table:table-cell>
          <table:table-cell table:formula="of:=[.B498]-[.A498]" office:value-type="float" office:value="5143" calcext:value-type="float">
            <text:p>5143,0</text:p>
          </table:table-cell>
          <table:table-cell table:formula="of:=[.C497]" office:value-type="float" office:value="7436.5" calcext:value-type="float">
            <text:p>7436,5</text:p>
          </table:table-cell>
          <table:table-cell table:formula="of:=[.D498]*2" office:value-type="float" office:value="14873" calcext:value-type="float">
            <text:p>14873,0</text:p>
          </table:table-cell>
          <table:table-cell table:formula="of:=[.D497]" office:value-type="float" office:value="7681.5" calcext:value-type="float">
            <text:p>7681,5</text:p>
          </table:table-cell>
          <table:table-cell table:number-columns-repeated="3"/>
        </table:table-row>
        <table:table-row table:style-name="ro1">
          <table:table-cell table:formula="of:=IF([.B499]&gt;=0;1;-1)*(2^[.$D$3])" office:value-type="float" office:value="4096" calcext:value-type="float">
            <text:p>4096</text:p>
          </table:table-cell>
          <table:table-cell table:formula="of:=[.$B$3]+[.E499]-[.F499]" office:value-type="float" office:value="4897" calcext:value-type="float">
            <text:p>4897,0</text:p>
          </table:table-cell>
          <table:table-cell table:formula="of:=[.B499]-[.A499]" office:value-type="float" office:value="801" calcext:value-type="float">
            <text:p>801,0</text:p>
          </table:table-cell>
          <table:table-cell table:formula="of:=[.C498]" office:value-type="float" office:value="5143" calcext:value-type="float">
            <text:p>5143,0</text:p>
          </table:table-cell>
          <table:table-cell table:formula="of:=[.D499]*2" office:value-type="float" office:value="10286" calcext:value-type="float">
            <text:p>10286,0</text:p>
          </table:table-cell>
          <table:table-cell table:formula="of:=[.D498]" office:value-type="float" office:value="7436.5" calcext:value-type="float">
            <text:p>7436,5</text:p>
          </table:table-cell>
          <table:table-cell table:number-columns-repeated="3"/>
        </table:table-row>
        <table:table-row table:style-name="ro1">
          <table:table-cell table:formula="of:=IF([.B500]&gt;=0;1;-1)*(2^[.$D$3])" office:value-type="float" office:value="-4096" calcext:value-type="float">
            <text:p>-4096</text:p>
          </table:table-cell>
          <table:table-cell table:formula="of:=[.$B$3]+[.E500]-[.F500]" office:value-type="float" office:value="-1493.5" calcext:value-type="float">
            <text:p>-1493,5</text:p>
          </table:table-cell>
          <table:table-cell table:formula="of:=[.B500]-[.A500]" office:value-type="float" office:value="2602.5" calcext:value-type="float">
            <text:p>2602,5</text:p>
          </table:table-cell>
          <table:table-cell table:formula="of:=[.C499]" office:value-type="float" office:value="801" calcext:value-type="float">
            <text:p>801,0</text:p>
          </table:table-cell>
          <table:table-cell table:formula="of:=[.D500]*2" office:value-type="float" office:value="1602" calcext:value-type="float">
            <text:p>1602,0</text:p>
          </table:table-cell>
          <table:table-cell table:formula="of:=[.D499]" office:value-type="float" office:value="5143" calcext:value-type="float">
            <text:p>5143,0</text:p>
          </table:table-cell>
          <table:table-cell table:number-columns-repeated="3"/>
        </table:table-row>
        <table:table-row table:style-name="ro1">
          <table:table-cell table:formula="of:=IF([.B501]&gt;=0;1;-1)*(2^[.$D$3])" office:value-type="float" office:value="4096" calcext:value-type="float">
            <text:p>4096</text:p>
          </table:table-cell>
          <table:table-cell table:formula="of:=[.$B$3]+[.E501]-[.F501]" office:value-type="float" office:value="6451.5" calcext:value-type="float">
            <text:p>6451,5</text:p>
          </table:table-cell>
          <table:table-cell table:formula="of:=[.B501]-[.A501]" office:value-type="float" office:value="2355.5" calcext:value-type="float">
            <text:p>2355,5</text:p>
          </table:table-cell>
          <table:table-cell table:formula="of:=[.C500]" office:value-type="float" office:value="2602.5" calcext:value-type="float">
            <text:p>2602,5</text:p>
          </table:table-cell>
          <table:table-cell table:formula="of:=[.D501]*2" office:value-type="float" office:value="5205" calcext:value-type="float">
            <text:p>5205,0</text:p>
          </table:table-cell>
          <table:table-cell table:formula="of:=[.D500]" office:value-type="float" office:value="801" calcext:value-type="float">
            <text:p>801,0</text:p>
          </table:table-cell>
          <table:table-cell table:number-columns-repeated="3"/>
        </table:table-row>
        <table:table-row table:style-name="ro1">
          <table:table-cell table:formula="of:=IF([.B502]&gt;=0;1;-1)*(2^[.$D$3])" office:value-type="float" office:value="4096" calcext:value-type="float">
            <text:p>4096</text:p>
          </table:table-cell>
          <table:table-cell table:formula="of:=[.$B$3]+[.E502]-[.F502]" office:value-type="float" office:value="4156" calcext:value-type="float">
            <text:p>4156,0</text:p>
          </table:table-cell>
          <table:table-cell table:formula="of:=[.B502]-[.A502]" office:value-type="float" office:value="60" calcext:value-type="float">
            <text:p>60,0</text:p>
          </table:table-cell>
          <table:table-cell table:formula="of:=[.C501]" office:value-type="float" office:value="2355.5" calcext:value-type="float">
            <text:p>2355,5</text:p>
          </table:table-cell>
          <table:table-cell table:formula="of:=[.D502]*2" office:value-type="float" office:value="4711" calcext:value-type="float">
            <text:p>4711,0</text:p>
          </table:table-cell>
          <table:table-cell table:formula="of:=[.D501]" office:value-type="float" office:value="2602.5" calcext:value-type="float">
            <text:p>2602,5</text:p>
          </table:table-cell>
          <table:table-cell table:number-columns-repeated="3"/>
        </table:table-row>
        <table:table-row table:style-name="ro1">
          <table:table-cell table:formula="of:=IF([.B503]&gt;=0;1;-1)*(2^[.$D$3])" office:value-type="float" office:value="-4096" calcext:value-type="float">
            <text:p>-4096</text:p>
          </table:table-cell>
          <table:table-cell table:formula="of:=[.$B$3]+[.E503]-[.F503]" office:value-type="float" office:value="-188" calcext:value-type="float">
            <text:p>-188,0</text:p>
          </table:table-cell>
          <table:table-cell table:formula="of:=[.B503]-[.A503]" office:value-type="float" office:value="3908" calcext:value-type="float">
            <text:p>3908,0</text:p>
          </table:table-cell>
          <table:table-cell table:formula="of:=[.C502]" office:value-type="float" office:value="60" calcext:value-type="float">
            <text:p>60,0</text:p>
          </table:table-cell>
          <table:table-cell table:formula="of:=[.D503]*2" office:value-type="float" office:value="120" calcext:value-type="float">
            <text:p>120,0</text:p>
          </table:table-cell>
          <table:table-cell table:formula="of:=[.D502]" office:value-type="float" office:value="2355.5" calcext:value-type="float">
            <text:p>2355,5</text:p>
          </table:table-cell>
          <table:table-cell table:number-columns-repeated="3"/>
        </table:table-row>
        <table:table-row table:style-name="ro1">
          <table:table-cell table:formula="of:=IF([.B504]&gt;=0;1;-1)*(2^[.$D$3])" office:value-type="float" office:value="4096" calcext:value-type="float">
            <text:p>4096</text:p>
          </table:table-cell>
          <table:table-cell table:formula="of:=[.$B$3]+[.E504]-[.F504]" office:value-type="float" office:value="9803.5" calcext:value-type="float">
            <text:p>9803,5</text:p>
          </table:table-cell>
          <table:table-cell table:formula="of:=[.B504]-[.A504]" office:value-type="float" office:value="5707.5" calcext:value-type="float">
            <text:p>5707,5</text:p>
          </table:table-cell>
          <table:table-cell table:formula="of:=[.C503]" office:value-type="float" office:value="3908" calcext:value-type="float">
            <text:p>3908,0</text:p>
          </table:table-cell>
          <table:table-cell table:formula="of:=[.D504]*2" office:value-type="float" office:value="7816" calcext:value-type="float">
            <text:p>7816,0</text:p>
          </table:table-cell>
          <table:table-cell table:formula="of:=[.D503]" office:value-type="float" office:value="60" calcext:value-type="float">
            <text:p>60,0</text:p>
          </table:table-cell>
          <table:table-cell table:number-columns-repeated="3"/>
        </table:table-row>
        <table:table-row table:style-name="ro1">
          <table:table-cell table:formula="of:=IF([.B505]&gt;=0;1;-1)*(2^[.$D$3])" office:value-type="float" office:value="4096" calcext:value-type="float">
            <text:p>4096</text:p>
          </table:table-cell>
          <table:table-cell table:formula="of:=[.$B$3]+[.E505]-[.F505]" office:value-type="float" office:value="9554.5" calcext:value-type="float">
            <text:p>9554,5</text:p>
          </table:table-cell>
          <table:table-cell table:formula="of:=[.B505]-[.A505]" office:value-type="float" office:value="5458.5" calcext:value-type="float">
            <text:p>5458,5</text:p>
          </table:table-cell>
          <table:table-cell table:formula="of:=[.C504]" office:value-type="float" office:value="5707.5" calcext:value-type="float">
            <text:p>5707,5</text:p>
          </table:table-cell>
          <table:table-cell table:formula="of:=[.D505]*2" office:value-type="float" office:value="11415" calcext:value-type="float">
            <text:p>11415,0</text:p>
          </table:table-cell>
          <table:table-cell table:formula="of:=[.D504]" office:value-type="float" office:value="3908" calcext:value-type="float">
            <text:p>3908,0</text:p>
          </table:table-cell>
          <table:table-cell table:number-columns-repeated="3"/>
        </table:table-row>
        <table:table-row table:style-name="ro1">
          <table:table-cell table:formula="of:=IF([.B506]&gt;=0;1;-1)*(2^[.$D$3])" office:value-type="float" office:value="4096" calcext:value-type="float">
            <text:p>4096</text:p>
          </table:table-cell>
          <table:table-cell table:formula="of:=[.$B$3]+[.E506]-[.F506]" office:value-type="float" office:value="7257" calcext:value-type="float">
            <text:p>7257,0</text:p>
          </table:table-cell>
          <table:table-cell table:formula="of:=[.B506]-[.A506]" office:value-type="float" office:value="3161" calcext:value-type="float">
            <text:p>3161,0</text:p>
          </table:table-cell>
          <table:table-cell table:formula="of:=[.C505]" office:value-type="float" office:value="5458.5" calcext:value-type="float">
            <text:p>5458,5</text:p>
          </table:table-cell>
          <table:table-cell table:formula="of:=[.D506]*2" office:value-type="float" office:value="10917" calcext:value-type="float">
            <text:p>10917,0</text:p>
          </table:table-cell>
          <table:table-cell table:formula="of:=[.D505]" office:value-type="float" office:value="5707.5" calcext:value-type="float">
            <text:p>5707,5</text:p>
          </table:table-cell>
          <table:table-cell table:number-columns-repeated="3"/>
        </table:table-row>
        <table:table-row table:style-name="ro1">
          <table:table-cell table:formula="of:=IF([.B507]&gt;=0;1;-1)*(2^[.$D$3])" office:value-type="float" office:value="4096" calcext:value-type="float">
            <text:p>4096</text:p>
          </table:table-cell>
          <table:table-cell table:formula="of:=[.$B$3]+[.E507]-[.F507]" office:value-type="float" office:value="2911" calcext:value-type="float">
            <text:p>2911,0</text:p>
          </table:table-cell>
          <table:table-cell table:formula="of:=[.B507]-[.A507]" office:value-type="float" office:value="-1185" calcext:value-type="float">
            <text:p>-1185,0</text:p>
          </table:table-cell>
          <table:table-cell table:formula="of:=[.C506]" office:value-type="float" office:value="3161" calcext:value-type="float">
            <text:p>3161,0</text:p>
          </table:table-cell>
          <table:table-cell table:formula="of:=[.D507]*2" office:value-type="float" office:value="6322" calcext:value-type="float">
            <text:p>6322,0</text:p>
          </table:table-cell>
          <table:table-cell table:formula="of:=[.D506]" office:value-type="float" office:value="5458.5" calcext:value-type="float">
            <text:p>5458,5</text:p>
          </table:table-cell>
          <table:table-cell table:number-columns-repeated="3"/>
        </table:table-row>
        <table:table-row table:style-name="ro1">
          <table:table-cell table:formula="of:=IF([.B508]&gt;=0;1;-1)*(2^[.$D$3])" office:value-type="float" office:value="-4096" calcext:value-type="float">
            <text:p>-4096</text:p>
          </table:table-cell>
          <table:table-cell table:formula="of:=[.$B$3]+[.E508]-[.F508]" office:value-type="float" office:value="-3483.5" calcext:value-type="float">
            <text:p>-3483,5</text:p>
          </table:table-cell>
          <table:table-cell table:formula="of:=[.B508]-[.A508]" office:value-type="float" office:value="612.5" calcext:value-type="float">
            <text:p>612,5</text:p>
          </table:table-cell>
          <table:table-cell table:formula="of:=[.C507]" office:value-type="float" office:value="-1185" calcext:value-type="float">
            <text:p>-1185,0</text:p>
          </table:table-cell>
          <table:table-cell table:formula="of:=[.D508]*2" office:value-type="float" office:value="-2370" calcext:value-type="float">
            <text:p>-2370,0</text:p>
          </table:table-cell>
          <table:table-cell table:formula="of:=[.D507]" office:value-type="float" office:value="3161" calcext:value-type="float">
            <text:p>3161,0</text:p>
          </table:table-cell>
          <table:table-cell table:number-columns-repeated="3"/>
        </table:table-row>
        <table:table-row table:style-name="ro1">
          <table:table-cell table:formula="of:=IF([.B509]&gt;=0;1;-1)*(2^[.$D$3])" office:value-type="float" office:value="4096" calcext:value-type="float">
            <text:p>4096</text:p>
          </table:table-cell>
          <table:table-cell table:formula="of:=[.$B$3]+[.E509]-[.F509]" office:value-type="float" office:value="4457.5" calcext:value-type="float">
            <text:p>4457,5</text:p>
          </table:table-cell>
          <table:table-cell table:formula="of:=[.B509]-[.A509]" office:value-type="float" office:value="361.5" calcext:value-type="float">
            <text:p>361,5</text:p>
          </table:table-cell>
          <table:table-cell table:formula="of:=[.C508]" office:value-type="float" office:value="612.5" calcext:value-type="float">
            <text:p>612,5</text:p>
          </table:table-cell>
          <table:table-cell table:formula="of:=[.D509]*2" office:value-type="float" office:value="1225" calcext:value-type="float">
            <text:p>1225,0</text:p>
          </table:table-cell>
          <table:table-cell table:formula="of:=[.D508]" office:value-type="float" office:value="-1185" calcext:value-type="float">
            <text:p>-1185,0</text:p>
          </table:table-cell>
          <table:table-cell table:number-columns-repeated="3"/>
        </table:table-row>
        <table:table-row table:style-name="ro1">
          <table:table-cell table:formula="of:=IF([.B510]&gt;=0;1;-1)*(2^[.$D$3])" office:value-type="float" office:value="4096" calcext:value-type="float">
            <text:p>4096</text:p>
          </table:table-cell>
          <table:table-cell table:formula="of:=[.$B$3]+[.E510]-[.F510]" office:value-type="float" office:value="2158" calcext:value-type="float">
            <text:p>2158,0</text:p>
          </table:table-cell>
          <table:table-cell table:formula="of:=[.B510]-[.A510]" office:value-type="float" office:value="-1938" calcext:value-type="float">
            <text:p>-1938,0</text:p>
          </table:table-cell>
          <table:table-cell table:formula="of:=[.C509]" office:value-type="float" office:value="361.5" calcext:value-type="float">
            <text:p>361,5</text:p>
          </table:table-cell>
          <table:table-cell table:formula="of:=[.D510]*2" office:value-type="float" office:value="723" calcext:value-type="float">
            <text:p>723,0</text:p>
          </table:table-cell>
          <table:table-cell table:formula="of:=[.D509]" office:value-type="float" office:value="612.5" calcext:value-type="float">
            <text:p>612,5</text:p>
          </table:table-cell>
          <table:table-cell table:number-columns-repeated="3"/>
        </table:table-row>
        <table:table-row table:style-name="ro1">
          <table:table-cell table:formula="of:=IF([.B511]&gt;=0;1;-1)*(2^[.$D$3])" office:value-type="float" office:value="-4096" calcext:value-type="float">
            <text:p>-4096</text:p>
          </table:table-cell>
          <table:table-cell table:formula="of:=[.$B$3]+[.E511]-[.F511]" office:value-type="float" office:value="-2190" calcext:value-type="float">
            <text:p>-2190,0</text:p>
          </table:table-cell>
          <table:table-cell table:formula="of:=[.B511]-[.A511]" office:value-type="float" office:value="1906" calcext:value-type="float">
            <text:p>1906,0</text:p>
          </table:table-cell>
          <table:table-cell table:formula="of:=[.C510]" office:value-type="float" office:value="-1938" calcext:value-type="float">
            <text:p>-1938,0</text:p>
          </table:table-cell>
          <table:table-cell table:formula="of:=[.D511]*2" office:value-type="float" office:value="-3876" calcext:value-type="float">
            <text:p>-3876,0</text:p>
          </table:table-cell>
          <table:table-cell table:formula="of:=[.D510]" office:value-type="float" office:value="361.5" calcext:value-type="float">
            <text:p>361,5</text:p>
          </table:table-cell>
          <table:table-cell table:number-columns-repeated="3"/>
        </table:table-row>
        <table:table-row table:style-name="ro1">
          <table:table-cell table:formula="of:=IF([.B512]&gt;=0;1;-1)*(2^[.$D$3])" office:value-type="float" office:value="4096" calcext:value-type="float">
            <text:p>4096</text:p>
          </table:table-cell>
          <table:table-cell table:formula="of:=[.$B$3]+[.E512]-[.F512]" office:value-type="float" office:value="7797.5" calcext:value-type="float">
            <text:p>7797,5</text:p>
          </table:table-cell>
          <table:table-cell table:formula="of:=[.B512]-[.A512]" office:value-type="float" office:value="3701.5" calcext:value-type="float">
            <text:p>3701,5</text:p>
          </table:table-cell>
          <table:table-cell table:formula="of:=[.C511]" office:value-type="float" office:value="1906" calcext:value-type="float">
            <text:p>1906,0</text:p>
          </table:table-cell>
          <table:table-cell table:formula="of:=[.D512]*2" office:value-type="float" office:value="3812" calcext:value-type="float">
            <text:p>3812,0</text:p>
          </table:table-cell>
          <table:table-cell table:formula="of:=[.D511]" office:value-type="float" office:value="-1938" calcext:value-type="float">
            <text:p>-1938,0</text:p>
          </table:table-cell>
          <table:table-cell table:number-columns-repeated="3"/>
        </table:table-row>
        <table:table-row table:style-name="ro1">
          <table:table-cell table:formula="of:=IF([.B513]&gt;=0;1;-1)*(2^[.$D$3])" office:value-type="float" office:value="4096" calcext:value-type="float">
            <text:p>4096</text:p>
          </table:table-cell>
          <table:table-cell table:formula="of:=[.$B$3]+[.E513]-[.F513]" office:value-type="float" office:value="7544.5" calcext:value-type="float">
            <text:p>7544,5</text:p>
          </table:table-cell>
          <table:table-cell table:formula="of:=[.B513]-[.A513]" office:value-type="float" office:value="3448.5" calcext:value-type="float">
            <text:p>3448,5</text:p>
          </table:table-cell>
          <table:table-cell table:formula="of:=[.C512]" office:value-type="float" office:value="3701.5" calcext:value-type="float">
            <text:p>3701,5</text:p>
          </table:table-cell>
          <table:table-cell table:formula="of:=[.D513]*2" office:value-type="float" office:value="7403" calcext:value-type="float">
            <text:p>7403,0</text:p>
          </table:table-cell>
          <table:table-cell table:formula="of:=[.D512]" office:value-type="float" office:value="1906" calcext:value-type="float">
            <text:p>1906,0</text:p>
          </table:table-cell>
          <table:table-cell table:number-columns-repeated="3"/>
        </table:table-row>
        <table:table-row table:style-name="ro1">
          <table:table-cell table:formula="of:=IF([.B514]&gt;=0;1;-1)*(2^[.$D$3])" office:value-type="float" office:value="4096" calcext:value-type="float">
            <text:p>4096</text:p>
          </table:table-cell>
          <table:table-cell table:formula="of:=[.$B$3]+[.E514]-[.F514]" office:value-type="float" office:value="5243" calcext:value-type="float">
            <text:p>5243,0</text:p>
          </table:table-cell>
          <table:table-cell table:formula="of:=[.B514]-[.A514]" office:value-type="float" office:value="1147" calcext:value-type="float">
            <text:p>1147,0</text:p>
          </table:table-cell>
          <table:table-cell table:formula="of:=[.C513]" office:value-type="float" office:value="3448.5" calcext:value-type="float">
            <text:p>3448,5</text:p>
          </table:table-cell>
          <table:table-cell table:formula="of:=[.D514]*2" office:value-type="float" office:value="6897" calcext:value-type="float">
            <text:p>6897,0</text:p>
          </table:table-cell>
          <table:table-cell table:formula="of:=[.D513]" office:value-type="float" office:value="3701.5" calcext:value-type="float">
            <text:p>3701,5</text:p>
          </table:table-cell>
          <table:table-cell table:number-columns-repeated="3"/>
        </table:table-row>
        <table:table-row table:style-name="ro1">
          <table:table-cell table:formula="of:=IF([.B515]&gt;=0;1;-1)*(2^[.$D$3])" office:value-type="float" office:value="4096" calcext:value-type="float">
            <text:p>4096</text:p>
          </table:table-cell>
          <table:table-cell table:formula="of:=[.$B$3]+[.E515]-[.F515]" office:value-type="float" office:value="893" calcext:value-type="float">
            <text:p>893,0</text:p>
          </table:table-cell>
          <table:table-cell table:formula="of:=[.B515]-[.A515]" office:value-type="float" office:value="-3203" calcext:value-type="float">
            <text:p>-3203,0</text:p>
          </table:table-cell>
          <table:table-cell table:formula="of:=[.C514]" office:value-type="float" office:value="1147" calcext:value-type="float">
            <text:p>1147,0</text:p>
          </table:table-cell>
          <table:table-cell table:formula="of:=[.D515]*2" office:value-type="float" office:value="2294" calcext:value-type="float">
            <text:p>2294,0</text:p>
          </table:table-cell>
          <table:table-cell table:formula="of:=[.D514]" office:value-type="float" office:value="3448.5" calcext:value-type="float">
            <text:p>3448,5</text:p>
          </table:table-cell>
          <table:table-cell table:number-columns-repeated="3"/>
        </table:table-row>
        <table:table-row table:style-name="ro1">
          <table:table-cell table:formula="of:=IF([.B516]&gt;=0;1;-1)*(2^[.$D$3])" office:value-type="float" office:value="-4096" calcext:value-type="float">
            <text:p>-4096</text:p>
          </table:table-cell>
          <table:table-cell table:formula="of:=[.$B$3]+[.E516]-[.F516]" office:value-type="float" office:value="-5505.5" calcext:value-type="float">
            <text:p>-5505,5</text:p>
          </table:table-cell>
          <table:table-cell table:formula="of:=[.B516]-[.A516]" office:value-type="float" office:value="-1409.5" calcext:value-type="float">
            <text:p>-1409,5</text:p>
          </table:table-cell>
          <table:table-cell table:formula="of:=[.C515]" office:value-type="float" office:value="-3203" calcext:value-type="float">
            <text:p>-3203,0</text:p>
          </table:table-cell>
          <table:table-cell table:formula="of:=[.D516]*2" office:value-type="float" office:value="-6406" calcext:value-type="float">
            <text:p>-6406,0</text:p>
          </table:table-cell>
          <table:table-cell table:formula="of:=[.D515]" office:value-type="float" office:value="1147" calcext:value-type="float">
            <text:p>1147,0</text:p>
          </table:table-cell>
          <table:table-cell table:number-columns-repeated="3"/>
        </table:table-row>
        <table:table-row table:style-name="ro1">
          <table:table-cell table:formula="of:=IF([.B517]&gt;=0;1;-1)*(2^[.$D$3])" office:value-type="float" office:value="4096" calcext:value-type="float">
            <text:p>4096</text:p>
          </table:table-cell>
          <table:table-cell table:formula="of:=[.$B$3]+[.E517]-[.F517]" office:value-type="float" office:value="2431.5" calcext:value-type="float">
            <text:p>2431,5</text:p>
          </table:table-cell>
          <table:table-cell table:formula="of:=[.B517]-[.A517]" office:value-type="float" office:value="-1664.5" calcext:value-type="float">
            <text:p>-1664,5</text:p>
          </table:table-cell>
          <table:table-cell table:formula="of:=[.C516]" office:value-type="float" office:value="-1409.5" calcext:value-type="float">
            <text:p>-1409,5</text:p>
          </table:table-cell>
          <table:table-cell table:formula="of:=[.D517]*2" office:value-type="float" office:value="-2819" calcext:value-type="float">
            <text:p>-2819,0</text:p>
          </table:table-cell>
          <table:table-cell table:formula="of:=[.D516]" office:value-type="float" office:value="-3203" calcext:value-type="float">
            <text:p>-3203,0</text:p>
          </table:table-cell>
          <table:table-cell table:number-columns-repeated="3"/>
        </table:table-row>
        <table:table-row table:style-name="ro1">
          <table:table-cell table:formula="of:=IF([.B518]&gt;=0;1;-1)*(2^[.$D$3])" office:value-type="float" office:value="4096" calcext:value-type="float">
            <text:p>4096</text:p>
          </table:table-cell>
          <table:table-cell table:formula="of:=[.$B$3]+[.E518]-[.F518]" office:value-type="float" office:value="128" calcext:value-type="float">
            <text:p>128,0</text:p>
          </table:table-cell>
          <table:table-cell table:formula="of:=[.B518]-[.A518]" office:value-type="float" office:value="-3968" calcext:value-type="float">
            <text:p>-3968,0</text:p>
          </table:table-cell>
          <table:table-cell table:formula="of:=[.C517]" office:value-type="float" office:value="-1664.5" calcext:value-type="float">
            <text:p>-1664,5</text:p>
          </table:table-cell>
          <table:table-cell table:formula="of:=[.D518]*2" office:value-type="float" office:value="-3329" calcext:value-type="float">
            <text:p>-3329,0</text:p>
          </table:table-cell>
          <table:table-cell table:formula="of:=[.D517]" office:value-type="float" office:value="-1409.5" calcext:value-type="float">
            <text:p>-1409,5</text:p>
          </table:table-cell>
          <table:table-cell table:number-columns-repeated="3"/>
        </table:table-row>
        <table:table-row table:style-name="ro1">
          <table:table-cell table:formula="of:=IF([.B519]&gt;=0;1;-1)*(2^[.$D$3])" office:value-type="float" office:value="-4096" calcext:value-type="float">
            <text:p>-4096</text:p>
          </table:table-cell>
          <table:table-cell table:formula="of:=[.$B$3]+[.E519]-[.F519]" office:value-type="float" office:value="-4224" calcext:value-type="float">
            <text:p>-4224,0</text:p>
          </table:table-cell>
          <table:table-cell table:formula="of:=[.B519]-[.A519]" office:value-type="float" office:value="-128" calcext:value-type="float">
            <text:p>-128,0</text:p>
          </table:table-cell>
          <table:table-cell table:formula="of:=[.C518]" office:value-type="float" office:value="-3968" calcext:value-type="float">
            <text:p>-3968,0</text:p>
          </table:table-cell>
          <table:table-cell table:formula="of:=[.D519]*2" office:value-type="float" office:value="-7936" calcext:value-type="float">
            <text:p>-7936,0</text:p>
          </table:table-cell>
          <table:table-cell table:formula="of:=[.D518]" office:value-type="float" office:value="-1664.5" calcext:value-type="float">
            <text:p>-1664,5</text:p>
          </table:table-cell>
          <table:table-cell table:number-columns-repeated="3"/>
        </table:table-row>
        <table:table-row table:style-name="ro1">
          <table:table-cell table:formula="of:=IF([.B520]&gt;=0;1;-1)*(2^[.$D$3])" office:value-type="float" office:value="4096" calcext:value-type="float">
            <text:p>4096</text:p>
          </table:table-cell>
          <table:table-cell table:formula="of:=[.$B$3]+[.E520]-[.F520]" office:value-type="float" office:value="5759.5" calcext:value-type="float">
            <text:p>5759,5</text:p>
          </table:table-cell>
          <table:table-cell table:formula="of:=[.B520]-[.A520]" office:value-type="float" office:value="1663.5" calcext:value-type="float">
            <text:p>1663,5</text:p>
          </table:table-cell>
          <table:table-cell table:formula="of:=[.C519]" office:value-type="float" office:value="-128" calcext:value-type="float">
            <text:p>-128,0</text:p>
          </table:table-cell>
          <table:table-cell table:formula="of:=[.D520]*2" office:value-type="float" office:value="-256" calcext:value-type="float">
            <text:p>-256,0</text:p>
          </table:table-cell>
          <table:table-cell table:formula="of:=[.D519]" office:value-type="float" office:value="-3968" calcext:value-type="float">
            <text:p>-3968,0</text:p>
          </table:table-cell>
          <table:table-cell table:number-columns-repeated="3"/>
        </table:table-row>
        <table:table-row table:style-name="ro1">
          <table:table-cell table:formula="of:=IF([.B521]&gt;=0;1;-1)*(2^[.$D$3])" office:value-type="float" office:value="4096" calcext:value-type="float">
            <text:p>4096</text:p>
          </table:table-cell>
          <table:table-cell table:formula="of:=[.$B$3]+[.E521]-[.F521]" office:value-type="float" office:value="5502.5" calcext:value-type="float">
            <text:p>5502,5</text:p>
          </table:table-cell>
          <table:table-cell table:formula="of:=[.B521]-[.A521]" office:value-type="float" office:value="1406.5" calcext:value-type="float">
            <text:p>1406,5</text:p>
          </table:table-cell>
          <table:table-cell table:formula="of:=[.C520]" office:value-type="float" office:value="1663.5" calcext:value-type="float">
            <text:p>1663,5</text:p>
          </table:table-cell>
          <table:table-cell table:formula="of:=[.D521]*2" office:value-type="float" office:value="3327" calcext:value-type="float">
            <text:p>3327,0</text:p>
          </table:table-cell>
          <table:table-cell table:formula="of:=[.D520]" office:value-type="float" office:value="-128" calcext:value-type="float">
            <text:p>-128,0</text:p>
          </table:table-cell>
          <table:table-cell table:number-columns-repeated="3"/>
        </table:table-row>
        <table:table-row table:style-name="ro1">
          <table:table-cell table:formula="of:=IF([.B522]&gt;=0;1;-1)*(2^[.$D$3])" office:value-type="float" office:value="4096" calcext:value-type="float">
            <text:p>4096</text:p>
          </table:table-cell>
          <table:table-cell table:formula="of:=[.$B$3]+[.E522]-[.F522]" office:value-type="float" office:value="3197" calcext:value-type="float">
            <text:p>3197,0</text:p>
          </table:table-cell>
          <table:table-cell table:formula="of:=[.B522]-[.A522]" office:value-type="float" office:value="-899" calcext:value-type="float">
            <text:p>-899,0</text:p>
          </table:table-cell>
          <table:table-cell table:formula="of:=[.C521]" office:value-type="float" office:value="1406.5" calcext:value-type="float">
            <text:p>1406,5</text:p>
          </table:table-cell>
          <table:table-cell table:formula="of:=[.D522]*2" office:value-type="float" office:value="2813" calcext:value-type="float">
            <text:p>2813,0</text:p>
          </table:table-cell>
          <table:table-cell table:formula="of:=[.D521]" office:value-type="float" office:value="1663.5" calcext:value-type="float">
            <text:p>1663,5</text:p>
          </table:table-cell>
          <table:table-cell table:number-columns-repeated="3"/>
        </table:table-row>
        <table:table-row table:style-name="ro1">
          <table:table-cell table:formula="of:=IF([.B523]&gt;=0;1;-1)*(2^[.$D$3])" office:value-type="float" office:value="-4096" calcext:value-type="float">
            <text:p>-4096</text:p>
          </table:table-cell>
          <table:table-cell table:formula="of:=[.$B$3]+[.E523]-[.F523]" office:value-type="float" office:value="-1157" calcext:value-type="float">
            <text:p>-1157,0</text:p>
          </table:table-cell>
          <table:table-cell table:formula="of:=[.B523]-[.A523]" office:value-type="float" office:value="2939" calcext:value-type="float">
            <text:p>2939,0</text:p>
          </table:table-cell>
          <table:table-cell table:formula="of:=[.C522]" office:value-type="float" office:value="-899" calcext:value-type="float">
            <text:p>-899,0</text:p>
          </table:table-cell>
          <table:table-cell table:formula="of:=[.D523]*2" office:value-type="float" office:value="-1798" calcext:value-type="float">
            <text:p>-1798,0</text:p>
          </table:table-cell>
          <table:table-cell table:formula="of:=[.D522]" office:value-type="float" office:value="1406.5" calcext:value-type="float">
            <text:p>1406,5</text:p>
          </table:table-cell>
          <table:table-cell table:number-columns-repeated="3"/>
        </table:table-row>
        <table:table-row table:style-name="ro1">
          <table:table-cell table:formula="of:=IF([.B524]&gt;=0;1;-1)*(2^[.$D$3])" office:value-type="float" office:value="4096" calcext:value-type="float">
            <text:p>4096</text:p>
          </table:table-cell>
          <table:table-cell table:formula="of:=[.$B$3]+[.E524]-[.F524]" office:value-type="float" office:value="8824.5" calcext:value-type="float">
            <text:p>8824,5</text:p>
          </table:table-cell>
          <table:table-cell table:formula="of:=[.B524]-[.A524]" office:value-type="float" office:value="4728.5" calcext:value-type="float">
            <text:p>4728,5</text:p>
          </table:table-cell>
          <table:table-cell table:formula="of:=[.C523]" office:value-type="float" office:value="2939" calcext:value-type="float">
            <text:p>2939,0</text:p>
          </table:table-cell>
          <table:table-cell table:formula="of:=[.D524]*2" office:value-type="float" office:value="5878" calcext:value-type="float">
            <text:p>5878,0</text:p>
          </table:table-cell>
          <table:table-cell table:formula="of:=[.D523]" office:value-type="float" office:value="-899" calcext:value-type="float">
            <text:p>-899,0</text:p>
          </table:table-cell>
          <table:table-cell table:number-columns-repeated="3"/>
        </table:table-row>
        <table:table-row table:style-name="ro1">
          <table:table-cell table:formula="of:=IF([.B525]&gt;=0;1;-1)*(2^[.$D$3])" office:value-type="float" office:value="4096" calcext:value-type="float">
            <text:p>4096</text:p>
          </table:table-cell>
          <table:table-cell table:formula="of:=[.$B$3]+[.E525]-[.F525]" office:value-type="float" office:value="8565.5" calcext:value-type="float">
            <text:p>8565,5</text:p>
          </table:table-cell>
          <table:table-cell table:formula="of:=[.B525]-[.A525]" office:value-type="float" office:value="4469.5" calcext:value-type="float">
            <text:p>4469,5</text:p>
          </table:table-cell>
          <table:table-cell table:formula="of:=[.C524]" office:value-type="float" office:value="4728.5" calcext:value-type="float">
            <text:p>4728,5</text:p>
          </table:table-cell>
          <table:table-cell table:formula="of:=[.D525]*2" office:value-type="float" office:value="9457" calcext:value-type="float">
            <text:p>9457,0</text:p>
          </table:table-cell>
          <table:table-cell table:formula="of:=[.D524]" office:value-type="float" office:value="2939" calcext:value-type="float">
            <text:p>2939,0</text:p>
          </table:table-cell>
          <table:table-cell table:number-columns-repeated="3"/>
        </table:table-row>
        <table:table-row table:style-name="ro1">
          <table:table-cell table:formula="of:=IF([.B526]&gt;=0;1;-1)*(2^[.$D$3])" office:value-type="float" office:value="4096" calcext:value-type="float">
            <text:p>4096</text:p>
          </table:table-cell>
          <table:table-cell table:formula="of:=[.$B$3]+[.E526]-[.F526]" office:value-type="float" office:value="6258" calcext:value-type="float">
            <text:p>6258,0</text:p>
          </table:table-cell>
          <table:table-cell table:formula="of:=[.B526]-[.A526]" office:value-type="float" office:value="2162" calcext:value-type="float">
            <text:p>2162,0</text:p>
          </table:table-cell>
          <table:table-cell table:formula="of:=[.C525]" office:value-type="float" office:value="4469.5" calcext:value-type="float">
            <text:p>4469,5</text:p>
          </table:table-cell>
          <table:table-cell table:formula="of:=[.D526]*2" office:value-type="float" office:value="8939" calcext:value-type="float">
            <text:p>8939,0</text:p>
          </table:table-cell>
          <table:table-cell table:formula="of:=[.D525]" office:value-type="float" office:value="4728.5" calcext:value-type="float">
            <text:p>4728,5</text:p>
          </table:table-cell>
          <table:table-cell table:number-columns-repeated="3"/>
        </table:table-row>
        <table:table-row table:style-name="ro1">
          <table:table-cell table:formula="of:=IF([.B527]&gt;=0;1;-1)*(2^[.$D$3])" office:value-type="float" office:value="4096" calcext:value-type="float">
            <text:p>4096</text:p>
          </table:table-cell>
          <table:table-cell table:formula="of:=[.$B$3]+[.E527]-[.F527]" office:value-type="float" office:value="1902" calcext:value-type="float">
            <text:p>1902,0</text:p>
          </table:table-cell>
          <table:table-cell table:formula="of:=[.B527]-[.A527]" office:value-type="float" office:value="-2194" calcext:value-type="float">
            <text:p>-2194,0</text:p>
          </table:table-cell>
          <table:table-cell table:formula="of:=[.C526]" office:value-type="float" office:value="2162" calcext:value-type="float">
            <text:p>2162,0</text:p>
          </table:table-cell>
          <table:table-cell table:formula="of:=[.D527]*2" office:value-type="float" office:value="4324" calcext:value-type="float">
            <text:p>4324,0</text:p>
          </table:table-cell>
          <table:table-cell table:formula="of:=[.D526]" office:value-type="float" office:value="4469.5" calcext:value-type="float">
            <text:p>4469,5</text:p>
          </table:table-cell>
          <table:table-cell table:number-columns-repeated="3"/>
        </table:table-row>
        <table:table-row table:style-name="ro1">
          <table:table-cell table:formula="of:=IF([.B528]&gt;=0;1;-1)*(2^[.$D$3])" office:value-type="float" office:value="-4096" calcext:value-type="float">
            <text:p>-4096</text:p>
          </table:table-cell>
          <table:table-cell table:formula="of:=[.$B$3]+[.E528]-[.F528]" office:value-type="float" office:value="-4502.5" calcext:value-type="float">
            <text:p>-4502,5</text:p>
          </table:table-cell>
          <table:table-cell table:formula="of:=[.B528]-[.A528]" office:value-type="float" office:value="-406.5" calcext:value-type="float">
            <text:p>-406,5</text:p>
          </table:table-cell>
          <table:table-cell table:formula="of:=[.C527]" office:value-type="float" office:value="-2194" calcext:value-type="float">
            <text:p>-2194,0</text:p>
          </table:table-cell>
          <table:table-cell table:formula="of:=[.D528]*2" office:value-type="float" office:value="-4388" calcext:value-type="float">
            <text:p>-4388,0</text:p>
          </table:table-cell>
          <table:table-cell table:formula="of:=[.D527]" office:value-type="float" office:value="2162" calcext:value-type="float">
            <text:p>2162,0</text:p>
          </table:table-cell>
          <table:table-cell table:number-columns-repeated="3"/>
        </table:table-row>
        <table:table-row table:style-name="ro1">
          <table:table-cell table:formula="of:=IF([.B529]&gt;=0;1;-1)*(2^[.$D$3])" office:value-type="float" office:value="4096" calcext:value-type="float">
            <text:p>4096</text:p>
          </table:table-cell>
          <table:table-cell table:formula="of:=[.$B$3]+[.E529]-[.F529]" office:value-type="float" office:value="3428.5" calcext:value-type="float">
            <text:p>3428,5</text:p>
          </table:table-cell>
          <table:table-cell table:formula="of:=[.B529]-[.A529]" office:value-type="float" office:value="-667.5" calcext:value-type="float">
            <text:p>-667,5</text:p>
          </table:table-cell>
          <table:table-cell table:formula="of:=[.C528]" office:value-type="float" office:value="-406.5" calcext:value-type="float">
            <text:p>-406,5</text:p>
          </table:table-cell>
          <table:table-cell table:formula="of:=[.D529]*2" office:value-type="float" office:value="-813" calcext:value-type="float">
            <text:p>-813,0</text:p>
          </table:table-cell>
          <table:table-cell table:formula="of:=[.D528]" office:value-type="float" office:value="-2194" calcext:value-type="float">
            <text:p>-2194,0</text:p>
          </table:table-cell>
          <table:table-cell table:number-columns-repeated="3"/>
        </table:table-row>
        <table:table-row table:style-name="ro1">
          <table:table-cell table:formula="of:=IF([.B530]&gt;=0;1;-1)*(2^[.$D$3])" office:value-type="float" office:value="4096" calcext:value-type="float">
            <text:p>4096</text:p>
          </table:table-cell>
          <table:table-cell table:formula="of:=[.$B$3]+[.E530]-[.F530]" office:value-type="float" office:value="1119" calcext:value-type="float">
            <text:p>1119,0</text:p>
          </table:table-cell>
          <table:table-cell table:formula="of:=[.B530]-[.A530]" office:value-type="float" office:value="-2977" calcext:value-type="float">
            <text:p>-2977,0</text:p>
          </table:table-cell>
          <table:table-cell table:formula="of:=[.C529]" office:value-type="float" office:value="-667.5" calcext:value-type="float">
            <text:p>-667,5</text:p>
          </table:table-cell>
          <table:table-cell table:formula="of:=[.D530]*2" office:value-type="float" office:value="-1335" calcext:value-type="float">
            <text:p>-1335,0</text:p>
          </table:table-cell>
          <table:table-cell table:formula="of:=[.D529]" office:value-type="float" office:value="-406.5" calcext:value-type="float">
            <text:p>-406,5</text:p>
          </table:table-cell>
          <table:table-cell table:number-columns-repeated="3"/>
        </table:table-row>
        <table:table-row table:style-name="ro1">
          <table:table-cell table:formula="of:=IF([.B531]&gt;=0;1;-1)*(2^[.$D$3])" office:value-type="float" office:value="-4096" calcext:value-type="float">
            <text:p>-4096</text:p>
          </table:table-cell>
          <table:table-cell table:formula="of:=[.$B$3]+[.E531]-[.F531]" office:value-type="float" office:value="-3239" calcext:value-type="float">
            <text:p>-3239,0</text:p>
          </table:table-cell>
          <table:table-cell table:formula="of:=[.B531]-[.A531]" office:value-type="float" office:value="857" calcext:value-type="float">
            <text:p>857,0</text:p>
          </table:table-cell>
          <table:table-cell table:formula="of:=[.C530]" office:value-type="float" office:value="-2977" calcext:value-type="float">
            <text:p>-2977,0</text:p>
          </table:table-cell>
          <table:table-cell table:formula="of:=[.D531]*2" office:value-type="float" office:value="-5954" calcext:value-type="float">
            <text:p>-5954,0</text:p>
          </table:table-cell>
          <table:table-cell table:formula="of:=[.D530]" office:value-type="float" office:value="-667.5" calcext:value-type="float">
            <text:p>-667,5</text:p>
          </table:table-cell>
          <table:table-cell table:number-columns-repeated="3"/>
        </table:table-row>
        <table:table-row table:style-name="ro1">
          <table:table-cell table:formula="of:=IF([.B532]&gt;=0;1;-1)*(2^[.$D$3])" office:value-type="float" office:value="4096" calcext:value-type="float">
            <text:p>4096</text:p>
          </table:table-cell>
          <table:table-cell table:formula="of:=[.$B$3]+[.E532]-[.F532]" office:value-type="float" office:value="6738.5" calcext:value-type="float">
            <text:p>6738,5</text:p>
          </table:table-cell>
          <table:table-cell table:formula="of:=[.B532]-[.A532]" office:value-type="float" office:value="2642.5" calcext:value-type="float">
            <text:p>2642,5</text:p>
          </table:table-cell>
          <table:table-cell table:formula="of:=[.C531]" office:value-type="float" office:value="857" calcext:value-type="float">
            <text:p>857,0</text:p>
          </table:table-cell>
          <table:table-cell table:formula="of:=[.D532]*2" office:value-type="float" office:value="1714" calcext:value-type="float">
            <text:p>1714,0</text:p>
          </table:table-cell>
          <table:table-cell table:formula="of:=[.D531]" office:value-type="float" office:value="-2977" calcext:value-type="float">
            <text:p>-2977,0</text:p>
          </table:table-cell>
          <table:table-cell table:number-columns-repeated="3"/>
        </table:table-row>
        <table:table-row table:style-name="ro1">
          <table:table-cell table:formula="of:=IF([.B533]&gt;=0;1;-1)*(2^[.$D$3])" office:value-type="float" office:value="4096" calcext:value-type="float">
            <text:p>4096</text:p>
          </table:table-cell>
          <table:table-cell table:formula="of:=[.$B$3]+[.E533]-[.F533]" office:value-type="float" office:value="6475.5" calcext:value-type="float">
            <text:p>6475,5</text:p>
          </table:table-cell>
          <table:table-cell table:formula="of:=[.B533]-[.A533]" office:value-type="float" office:value="2379.5" calcext:value-type="float">
            <text:p>2379,5</text:p>
          </table:table-cell>
          <table:table-cell table:formula="of:=[.C532]" office:value-type="float" office:value="2642.5" calcext:value-type="float">
            <text:p>2642,5</text:p>
          </table:table-cell>
          <table:table-cell table:formula="of:=[.D533]*2" office:value-type="float" office:value="5285" calcext:value-type="float">
            <text:p>5285,0</text:p>
          </table:table-cell>
          <table:table-cell table:formula="of:=[.D532]" office:value-type="float" office:value="857" calcext:value-type="float">
            <text:p>857,0</text:p>
          </table:table-cell>
          <table:table-cell table:number-columns-repeated="3"/>
        </table:table-row>
        <table:table-row table:style-name="ro1">
          <table:table-cell table:formula="of:=IF([.B534]&gt;=0;1;-1)*(2^[.$D$3])" office:value-type="float" office:value="4096" calcext:value-type="float">
            <text:p>4096</text:p>
          </table:table-cell>
          <table:table-cell table:formula="of:=[.$B$3]+[.E534]-[.F534]" office:value-type="float" office:value="4164" calcext:value-type="float">
            <text:p>4164,0</text:p>
          </table:table-cell>
          <table:table-cell table:formula="of:=[.B534]-[.A534]" office:value-type="float" office:value="68" calcext:value-type="float">
            <text:p>68,0</text:p>
          </table:table-cell>
          <table:table-cell table:formula="of:=[.C533]" office:value-type="float" office:value="2379.5" calcext:value-type="float">
            <text:p>2379,5</text:p>
          </table:table-cell>
          <table:table-cell table:formula="of:=[.D534]*2" office:value-type="float" office:value="4759" calcext:value-type="float">
            <text:p>4759,0</text:p>
          </table:table-cell>
          <table:table-cell table:formula="of:=[.D533]" office:value-type="float" office:value="2642.5" calcext:value-type="float">
            <text:p>2642,5</text:p>
          </table:table-cell>
          <table:table-cell table:number-columns-repeated="3"/>
        </table:table-row>
        <table:table-row table:style-name="ro1">
          <table:table-cell table:formula="of:=IF([.B535]&gt;=0;1;-1)*(2^[.$D$3])" office:value-type="float" office:value="-4096" calcext:value-type="float">
            <text:p>-4096</text:p>
          </table:table-cell>
          <table:table-cell table:formula="of:=[.$B$3]+[.E535]-[.F535]" office:value-type="float" office:value="-196" calcext:value-type="float">
            <text:p>-196,0</text:p>
          </table:table-cell>
          <table:table-cell table:formula="of:=[.B535]-[.A535]" office:value-type="float" office:value="3900" calcext:value-type="float">
            <text:p>3900,0</text:p>
          </table:table-cell>
          <table:table-cell table:formula="of:=[.C534]" office:value-type="float" office:value="68" calcext:value-type="float">
            <text:p>68,0</text:p>
          </table:table-cell>
          <table:table-cell table:formula="of:=[.D535]*2" office:value-type="float" office:value="136" calcext:value-type="float">
            <text:p>136,0</text:p>
          </table:table-cell>
          <table:table-cell table:formula="of:=[.D534]" office:value-type="float" office:value="2379.5" calcext:value-type="float">
            <text:p>2379,5</text:p>
          </table:table-cell>
          <table:table-cell table:number-columns-repeated="3"/>
        </table:table-row>
        <table:table-row table:style-name="ro1">
          <table:table-cell table:formula="of:=IF([.B536]&gt;=0;1;-1)*(2^[.$D$3])" office:value-type="float" office:value="4096" calcext:value-type="float">
            <text:p>4096</text:p>
          </table:table-cell>
          <table:table-cell table:formula="of:=[.$B$3]+[.E536]-[.F536]" office:value-type="float" office:value="9779.5" calcext:value-type="float">
            <text:p>9779,5</text:p>
          </table:table-cell>
          <table:table-cell table:formula="of:=[.B536]-[.A536]" office:value-type="float" office:value="5683.5" calcext:value-type="float">
            <text:p>5683,5</text:p>
          </table:table-cell>
          <table:table-cell table:formula="of:=[.C535]" office:value-type="float" office:value="3900" calcext:value-type="float">
            <text:p>3900,0</text:p>
          </table:table-cell>
          <table:table-cell table:formula="of:=[.D536]*2" office:value-type="float" office:value="7800" calcext:value-type="float">
            <text:p>7800,0</text:p>
          </table:table-cell>
          <table:table-cell table:formula="of:=[.D535]" office:value-type="float" office:value="68" calcext:value-type="float">
            <text:p>68,0</text:p>
          </table:table-cell>
          <table:table-cell table:number-columns-repeated="3"/>
        </table:table-row>
        <table:table-row table:style-name="ro1">
          <table:table-cell table:formula="of:=IF([.B537]&gt;=0;1;-1)*(2^[.$D$3])" office:value-type="float" office:value="4096" calcext:value-type="float">
            <text:p>4096</text:p>
          </table:table-cell>
          <table:table-cell table:formula="of:=[.$B$3]+[.E537]-[.F537]" office:value-type="float" office:value="9514.5" calcext:value-type="float">
            <text:p>9514,5</text:p>
          </table:table-cell>
          <table:table-cell table:formula="of:=[.B537]-[.A537]" office:value-type="float" office:value="5418.5" calcext:value-type="float">
            <text:p>5418,5</text:p>
          </table:table-cell>
          <table:table-cell table:formula="of:=[.C536]" office:value-type="float" office:value="5683.5" calcext:value-type="float">
            <text:p>5683,5</text:p>
          </table:table-cell>
          <table:table-cell table:formula="of:=[.D537]*2" office:value-type="float" office:value="11367" calcext:value-type="float">
            <text:p>11367,0</text:p>
          </table:table-cell>
          <table:table-cell table:formula="of:=[.D536]" office:value-type="float" office:value="3900" calcext:value-type="float">
            <text:p>3900,0</text:p>
          </table:table-cell>
          <table:table-cell table:number-columns-repeated="3"/>
        </table:table-row>
        <table:table-row table:style-name="ro1">
          <table:table-cell table:formula="of:=IF([.B538]&gt;=0;1;-1)*(2^[.$D$3])" office:value-type="float" office:value="4096" calcext:value-type="float">
            <text:p>4096</text:p>
          </table:table-cell>
          <table:table-cell table:formula="of:=[.$B$3]+[.E538]-[.F538]" office:value-type="float" office:value="7201" calcext:value-type="float">
            <text:p>7201,0</text:p>
          </table:table-cell>
          <table:table-cell table:formula="of:=[.B538]-[.A538]" office:value-type="float" office:value="3105" calcext:value-type="float">
            <text:p>3105,0</text:p>
          </table:table-cell>
          <table:table-cell table:formula="of:=[.C537]" office:value-type="float" office:value="5418.5" calcext:value-type="float">
            <text:p>5418,5</text:p>
          </table:table-cell>
          <table:table-cell table:formula="of:=[.D538]*2" office:value-type="float" office:value="10837" calcext:value-type="float">
            <text:p>10837,0</text:p>
          </table:table-cell>
          <table:table-cell table:formula="of:=[.D537]" office:value-type="float" office:value="5683.5" calcext:value-type="float">
            <text:p>5683,5</text:p>
          </table:table-cell>
          <table:table-cell table:number-columns-repeated="3"/>
        </table:table-row>
        <table:table-row table:style-name="ro1">
          <table:table-cell table:formula="of:=IF([.B539]&gt;=0;1;-1)*(2^[.$D$3])" office:value-type="float" office:value="4096" calcext:value-type="float">
            <text:p>4096</text:p>
          </table:table-cell>
          <table:table-cell table:formula="of:=[.$B$3]+[.E539]-[.F539]" office:value-type="float" office:value="2839" calcext:value-type="float">
            <text:p>2839,0</text:p>
          </table:table-cell>
          <table:table-cell table:formula="of:=[.B539]-[.A539]" office:value-type="float" office:value="-1257" calcext:value-type="float">
            <text:p>-1257,0</text:p>
          </table:table-cell>
          <table:table-cell table:formula="of:=[.C538]" office:value-type="float" office:value="3105" calcext:value-type="float">
            <text:p>3105,0</text:p>
          </table:table-cell>
          <table:table-cell table:formula="of:=[.D539]*2" office:value-type="float" office:value="6210" calcext:value-type="float">
            <text:p>6210,0</text:p>
          </table:table-cell>
          <table:table-cell table:formula="of:=[.D538]" office:value-type="float" office:value="5418.5" calcext:value-type="float">
            <text:p>5418,5</text:p>
          </table:table-cell>
          <table:table-cell table:number-columns-repeated="3"/>
        </table:table-row>
        <table:table-row table:style-name="ro1">
          <table:table-cell table:formula="of:=IF([.B540]&gt;=0;1;-1)*(2^[.$D$3])" office:value-type="float" office:value="-4096" calcext:value-type="float">
            <text:p>-4096</text:p>
          </table:table-cell>
          <table:table-cell table:formula="of:=[.$B$3]+[.E540]-[.F540]" office:value-type="float" office:value="-3571.5" calcext:value-type="float">
            <text:p>-3571,5</text:p>
          </table:table-cell>
          <table:table-cell table:formula="of:=[.B540]-[.A540]" office:value-type="float" office:value="524.5" calcext:value-type="float">
            <text:p>524,5</text:p>
          </table:table-cell>
          <table:table-cell table:formula="of:=[.C539]" office:value-type="float" office:value="-1257" calcext:value-type="float">
            <text:p>-1257,0</text:p>
          </table:table-cell>
          <table:table-cell table:formula="of:=[.D540]*2" office:value-type="float" office:value="-2514" calcext:value-type="float">
            <text:p>-2514,0</text:p>
          </table:table-cell>
          <table:table-cell table:formula="of:=[.D539]" office:value-type="float" office:value="3105" calcext:value-type="float">
            <text:p>3105,0</text:p>
          </table:table-cell>
          <table:table-cell table:number-columns-repeated="3"/>
        </table:table-row>
        <table:table-row table:style-name="ro1">
          <table:table-cell table:formula="of:=IF([.B541]&gt;=0;1;-1)*(2^[.$D$3])" office:value-type="float" office:value="4096" calcext:value-type="float">
            <text:p>4096</text:p>
          </table:table-cell>
          <table:table-cell table:formula="of:=[.$B$3]+[.E541]-[.F541]" office:value-type="float" office:value="4353.5" calcext:value-type="float">
            <text:p>4353,5</text:p>
          </table:table-cell>
          <table:table-cell table:formula="of:=[.B541]-[.A541]" office:value-type="float" office:value="257.5" calcext:value-type="float">
            <text:p>257,5</text:p>
          </table:table-cell>
          <table:table-cell table:formula="of:=[.C540]" office:value-type="float" office:value="524.5" calcext:value-type="float">
            <text:p>524,5</text:p>
          </table:table-cell>
          <table:table-cell table:formula="of:=[.D541]*2" office:value-type="float" office:value="1049" calcext:value-type="float">
            <text:p>1049,0</text:p>
          </table:table-cell>
          <table:table-cell table:formula="of:=[.D540]" office:value-type="float" office:value="-1257" calcext:value-type="float">
            <text:p>-1257,0</text:p>
          </table:table-cell>
          <table:table-cell table:number-columns-repeated="3"/>
        </table:table-row>
        <table:table-row table:style-name="ro1">
          <table:table-cell table:formula="of:=IF([.B542]&gt;=0;1;-1)*(2^[.$D$3])" office:value-type="float" office:value="4096" calcext:value-type="float">
            <text:p>4096</text:p>
          </table:table-cell>
          <table:table-cell table:formula="of:=[.$B$3]+[.E542]-[.F542]" office:value-type="float" office:value="2038" calcext:value-type="float">
            <text:p>2038,0</text:p>
          </table:table-cell>
          <table:table-cell table:formula="of:=[.B542]-[.A542]" office:value-type="float" office:value="-2058" calcext:value-type="float">
            <text:p>-2058,0</text:p>
          </table:table-cell>
          <table:table-cell table:formula="of:=[.C541]" office:value-type="float" office:value="257.5" calcext:value-type="float">
            <text:p>257,5</text:p>
          </table:table-cell>
          <table:table-cell table:formula="of:=[.D542]*2" office:value-type="float" office:value="515" calcext:value-type="float">
            <text:p>515,0</text:p>
          </table:table-cell>
          <table:table-cell table:formula="of:=[.D541]" office:value-type="float" office:value="524.5" calcext:value-type="float">
            <text:p>524,5</text:p>
          </table:table-cell>
          <table:table-cell table:number-columns-repeated="3"/>
        </table:table-row>
        <table:table-row table:style-name="ro1">
          <table:table-cell table:formula="of:=IF([.B543]&gt;=0;1;-1)*(2^[.$D$3])" office:value-type="float" office:value="-4096" calcext:value-type="float">
            <text:p>-4096</text:p>
          </table:table-cell>
          <table:table-cell table:formula="of:=[.$B$3]+[.E543]-[.F543]" office:value-type="float" office:value="-2326" calcext:value-type="float">
            <text:p>-2326,0</text:p>
          </table:table-cell>
          <table:table-cell table:formula="of:=[.B543]-[.A543]" office:value-type="float" office:value="1770" calcext:value-type="float">
            <text:p>1770,0</text:p>
          </table:table-cell>
          <table:table-cell table:formula="of:=[.C542]" office:value-type="float" office:value="-2058" calcext:value-type="float">
            <text:p>-2058,0</text:p>
          </table:table-cell>
          <table:table-cell table:formula="of:=[.D543]*2" office:value-type="float" office:value="-4116" calcext:value-type="float">
            <text:p>-4116,0</text:p>
          </table:table-cell>
          <table:table-cell table:formula="of:=[.D542]" office:value-type="float" office:value="257.5" calcext:value-type="float">
            <text:p>257,5</text:p>
          </table:table-cell>
          <table:table-cell table:number-columns-repeated="3"/>
        </table:table-row>
        <table:table-row table:style-name="ro1">
          <table:table-cell table:formula="of:=IF([.B544]&gt;=0;1;-1)*(2^[.$D$3])" office:value-type="float" office:value="4096" calcext:value-type="float">
            <text:p>4096</text:p>
          </table:table-cell>
          <table:table-cell table:formula="of:=[.$B$3]+[.E544]-[.F544]" office:value-type="float" office:value="7645.5" calcext:value-type="float">
            <text:p>7645,5</text:p>
          </table:table-cell>
          <table:table-cell table:formula="of:=[.B544]-[.A544]" office:value-type="float" office:value="3549.5" calcext:value-type="float">
            <text:p>3549,5</text:p>
          </table:table-cell>
          <table:table-cell table:formula="of:=[.C543]" office:value-type="float" office:value="1770" calcext:value-type="float">
            <text:p>1770,0</text:p>
          </table:table-cell>
          <table:table-cell table:formula="of:=[.D544]*2" office:value-type="float" office:value="3540" calcext:value-type="float">
            <text:p>3540,0</text:p>
          </table:table-cell>
          <table:table-cell table:formula="of:=[.D543]" office:value-type="float" office:value="-2058" calcext:value-type="float">
            <text:p>-2058,0</text:p>
          </table:table-cell>
          <table:table-cell table:number-columns-repeated="3"/>
        </table:table-row>
        <table:table-row table:style-name="ro1">
          <table:table-cell table:formula="of:=IF([.B545]&gt;=0;1;-1)*(2^[.$D$3])" office:value-type="float" office:value="4096" calcext:value-type="float">
            <text:p>4096</text:p>
          </table:table-cell>
          <table:table-cell table:formula="of:=[.$B$3]+[.E545]-[.F545]" office:value-type="float" office:value="7376.5" calcext:value-type="float">
            <text:p>7376,5</text:p>
          </table:table-cell>
          <table:table-cell table:formula="of:=[.B545]-[.A545]" office:value-type="float" office:value="3280.5" calcext:value-type="float">
            <text:p>3280,5</text:p>
          </table:table-cell>
          <table:table-cell table:formula="of:=[.C544]" office:value-type="float" office:value="3549.5" calcext:value-type="float">
            <text:p>3549,5</text:p>
          </table:table-cell>
          <table:table-cell table:formula="of:=[.D545]*2" office:value-type="float" office:value="7099" calcext:value-type="float">
            <text:p>7099,0</text:p>
          </table:table-cell>
          <table:table-cell table:formula="of:=[.D544]" office:value-type="float" office:value="1770" calcext:value-type="float">
            <text:p>1770,0</text:p>
          </table:table-cell>
          <table:table-cell table:number-columns-repeated="3"/>
        </table:table-row>
        <table:table-row table:style-name="ro1">
          <table:table-cell table:formula="of:=IF([.B546]&gt;=0;1;-1)*(2^[.$D$3])" office:value-type="float" office:value="4096" calcext:value-type="float">
            <text:p>4096</text:p>
          </table:table-cell>
          <table:table-cell table:formula="of:=[.$B$3]+[.E546]-[.F546]" office:value-type="float" office:value="5059" calcext:value-type="float">
            <text:p>5059,0</text:p>
          </table:table-cell>
          <table:table-cell table:formula="of:=[.B546]-[.A546]" office:value-type="float" office:value="963" calcext:value-type="float">
            <text:p>963,0</text:p>
          </table:table-cell>
          <table:table-cell table:formula="of:=[.C545]" office:value-type="float" office:value="3280.5" calcext:value-type="float">
            <text:p>3280,5</text:p>
          </table:table-cell>
          <table:table-cell table:formula="of:=[.D546]*2" office:value-type="float" office:value="6561" calcext:value-type="float">
            <text:p>6561,0</text:p>
          </table:table-cell>
          <table:table-cell table:formula="of:=[.D545]" office:value-type="float" office:value="3549.5" calcext:value-type="float">
            <text:p>3549,5</text:p>
          </table:table-cell>
          <table:table-cell table:number-columns-repeated="3"/>
        </table:table-row>
        <table:table-row table:style-name="ro1">
          <table:table-cell table:formula="of:=IF([.B547]&gt;=0;1;-1)*(2^[.$D$3])" office:value-type="float" office:value="4096" calcext:value-type="float">
            <text:p>4096</text:p>
          </table:table-cell>
          <table:table-cell table:formula="of:=[.$B$3]+[.E547]-[.F547]" office:value-type="float" office:value="693" calcext:value-type="float">
            <text:p>693,0</text:p>
          </table:table-cell>
          <table:table-cell table:formula="of:=[.B547]-[.A547]" office:value-type="float" office:value="-3403" calcext:value-type="float">
            <text:p>-3403,0</text:p>
          </table:table-cell>
          <table:table-cell table:formula="of:=[.C546]" office:value-type="float" office:value="963" calcext:value-type="float">
            <text:p>963,0</text:p>
          </table:table-cell>
          <table:table-cell table:formula="of:=[.D547]*2" office:value-type="float" office:value="1926" calcext:value-type="float">
            <text:p>1926,0</text:p>
          </table:table-cell>
          <table:table-cell table:formula="of:=[.D546]" office:value-type="float" office:value="3280.5" calcext:value-type="float">
            <text:p>3280,5</text:p>
          </table:table-cell>
          <table:table-cell table:number-columns-repeated="3"/>
        </table:table-row>
        <table:table-row table:style-name="ro1">
          <table:table-cell table:formula="of:=IF([.B548]&gt;=0;1;-1)*(2^[.$D$3])" office:value-type="float" office:value="-4096" calcext:value-type="float">
            <text:p>-4096</text:p>
          </table:table-cell>
          <table:table-cell table:formula="of:=[.$B$3]+[.E548]-[.F548]" office:value-type="float" office:value="-5721.5" calcext:value-type="float">
            <text:p>-5721,5</text:p>
          </table:table-cell>
          <table:table-cell table:formula="of:=[.B548]-[.A548]" office:value-type="float" office:value="-1625.5" calcext:value-type="float">
            <text:p>-1625,5</text:p>
          </table:table-cell>
          <table:table-cell table:formula="of:=[.C547]" office:value-type="float" office:value="-3403" calcext:value-type="float">
            <text:p>-3403,0</text:p>
          </table:table-cell>
          <table:table-cell table:formula="of:=[.D548]*2" office:value-type="float" office:value="-6806" calcext:value-type="float">
            <text:p>-6806,0</text:p>
          </table:table-cell>
          <table:table-cell table:formula="of:=[.D547]" office:value-type="float" office:value="963" calcext:value-type="float">
            <text:p>963,0</text:p>
          </table:table-cell>
          <table:table-cell table:number-columns-repeated="3"/>
        </table:table-row>
        <table:table-row table:style-name="ro1">
          <table:table-cell table:formula="of:=IF([.B549]&gt;=0;1;-1)*(2^[.$D$3])" office:value-type="float" office:value="4096" calcext:value-type="float">
            <text:p>4096</text:p>
          </table:table-cell>
          <table:table-cell table:formula="of:=[.$B$3]+[.E549]-[.F549]" office:value-type="float" office:value="2199.5" calcext:value-type="float">
            <text:p>2199,5</text:p>
          </table:table-cell>
          <table:table-cell table:formula="of:=[.B549]-[.A549]" office:value-type="float" office:value="-1896.5" calcext:value-type="float">
            <text:p>-1896,5</text:p>
          </table:table-cell>
          <table:table-cell table:formula="of:=[.C548]" office:value-type="float" office:value="-1625.5" calcext:value-type="float">
            <text:p>-1625,5</text:p>
          </table:table-cell>
          <table:table-cell table:formula="of:=[.D549]*2" office:value-type="float" office:value="-3251" calcext:value-type="float">
            <text:p>-3251,0</text:p>
          </table:table-cell>
          <table:table-cell table:formula="of:=[.D548]" office:value-type="float" office:value="-3403" calcext:value-type="float">
            <text:p>-3403,0</text:p>
          </table:table-cell>
          <table:table-cell table:number-columns-repeated="3"/>
        </table:table-row>
        <table:table-row table:style-name="ro1">
          <table:table-cell table:formula="of:=IF([.B550]&gt;=0;1;-1)*(2^[.$D$3])" office:value-type="float" office:value="-4096" calcext:value-type="float">
            <text:p>-4096</text:p>
          </table:table-cell>
          <table:table-cell table:formula="of:=[.$B$3]+[.E550]-[.F550]" office:value-type="float" office:value="-120" calcext:value-type="float">
            <text:p>-120,0</text:p>
          </table:table-cell>
          <table:table-cell table:formula="of:=[.B550]-[.A550]" office:value-type="float" office:value="3976" calcext:value-type="float">
            <text:p>3976,0</text:p>
          </table:table-cell>
          <table:table-cell table:formula="of:=[.C549]" office:value-type="float" office:value="-1896.5" calcext:value-type="float">
            <text:p>-1896,5</text:p>
          </table:table-cell>
          <table:table-cell table:formula="of:=[.D550]*2" office:value-type="float" office:value="-3793" calcext:value-type="float">
            <text:p>-3793,0</text:p>
          </table:table-cell>
          <table:table-cell table:formula="of:=[.D549]" office:value-type="float" office:value="-1625.5" calcext:value-type="float">
            <text:p>-1625,5</text:p>
          </table:table-cell>
          <table:table-cell table:number-columns-repeated="3"/>
        </table:table-row>
        <table:table-row table:style-name="ro1">
          <table:table-cell table:formula="of:=IF([.B551]&gt;=0;1;-1)*(2^[.$D$3])" office:value-type="float" office:value="4096" calcext:value-type="float">
            <text:p>4096</text:p>
          </table:table-cell>
          <table:table-cell table:formula="of:=[.$B$3]+[.E551]-[.F551]" office:value-type="float" office:value="11896" calcext:value-type="float">
            <text:p>11896,0</text:p>
          </table:table-cell>
          <table:table-cell table:formula="of:=[.B551]-[.A551]" office:value-type="float" office:value="7800" calcext:value-type="float">
            <text:p>7800,0</text:p>
          </table:table-cell>
          <table:table-cell table:formula="of:=[.C550]" office:value-type="float" office:value="3976" calcext:value-type="float">
            <text:p>3976,0</text:p>
          </table:table-cell>
          <table:table-cell table:formula="of:=[.D551]*2" office:value-type="float" office:value="7952" calcext:value-type="float">
            <text:p>7952,0</text:p>
          </table:table-cell>
          <table:table-cell table:formula="of:=[.D550]" office:value-type="float" office:value="-1896.5" calcext:value-type="float">
            <text:p>-1896,5</text:p>
          </table:table-cell>
          <table:table-cell table:number-columns-repeated="3"/>
        </table:table-row>
        <table:table-row table:style-name="ro1">
          <table:table-cell table:formula="of:=IF([.B552]&gt;=0;1;-1)*(2^[.$D$3])" office:value-type="float" office:value="4096" calcext:value-type="float">
            <text:p>4096</text:p>
          </table:table-cell>
          <table:table-cell table:formula="of:=[.$B$3]+[.E552]-[.F552]" office:value-type="float" office:value="13671.5" calcext:value-type="float">
            <text:p>13671,5</text:p>
          </table:table-cell>
          <table:table-cell table:formula="of:=[.B552]-[.A552]" office:value-type="float" office:value="9575.5" calcext:value-type="float">
            <text:p>9575,5</text:p>
          </table:table-cell>
          <table:table-cell table:formula="of:=[.C551]" office:value-type="float" office:value="7800" calcext:value-type="float">
            <text:p>7800,0</text:p>
          </table:table-cell>
          <table:table-cell table:formula="of:=[.D552]*2" office:value-type="float" office:value="15600" calcext:value-type="float">
            <text:p>15600,0</text:p>
          </table:table-cell>
          <table:table-cell table:formula="of:=[.D551]" office:value-type="float" office:value="3976" calcext:value-type="float">
            <text:p>3976,0</text:p>
          </table:table-cell>
          <table:table-cell table:number-columns-repeated="3"/>
        </table:table-row>
        <table:table-row table:style-name="ro1">
          <table:table-cell table:formula="of:=IF([.B553]&gt;=0;1;-1)*(2^[.$D$3])" office:value-type="float" office:value="4096" calcext:value-type="float">
            <text:p>4096</text:p>
          </table:table-cell>
          <table:table-cell table:formula="of:=[.$B$3]+[.E553]-[.F553]" office:value-type="float" office:value="13398.5" calcext:value-type="float">
            <text:p>13398,5</text:p>
          </table:table-cell>
          <table:table-cell table:formula="of:=[.B553]-[.A553]" office:value-type="float" office:value="9302.5" calcext:value-type="float">
            <text:p>9302,5</text:p>
          </table:table-cell>
          <table:table-cell table:formula="of:=[.C552]" office:value-type="float" office:value="9575.5" calcext:value-type="float">
            <text:p>9575,5</text:p>
          </table:table-cell>
          <table:table-cell table:formula="of:=[.D553]*2" office:value-type="float" office:value="19151" calcext:value-type="float">
            <text:p>19151,0</text:p>
          </table:table-cell>
          <table:table-cell table:formula="of:=[.D552]" office:value-type="float" office:value="7800" calcext:value-type="float">
            <text:p>7800,0</text:p>
          </table:table-cell>
          <table:table-cell table:number-columns-repeated="3"/>
        </table:table-row>
        <table:table-row table:style-name="ro1">
          <table:table-cell table:formula="of:=IF([.B554]&gt;=0;1;-1)*(2^[.$D$3])" office:value-type="float" office:value="4096" calcext:value-type="float">
            <text:p>4096</text:p>
          </table:table-cell>
          <table:table-cell table:formula="of:=[.$B$3]+[.E554]-[.F554]" office:value-type="float" office:value="11077" calcext:value-type="float">
            <text:p>11077,0</text:p>
          </table:table-cell>
          <table:table-cell table:formula="of:=[.B554]-[.A554]" office:value-type="float" office:value="6981" calcext:value-type="float">
            <text:p>6981,0</text:p>
          </table:table-cell>
          <table:table-cell table:formula="of:=[.C553]" office:value-type="float" office:value="9302.5" calcext:value-type="float">
            <text:p>9302,5</text:p>
          </table:table-cell>
          <table:table-cell table:formula="of:=[.D554]*2" office:value-type="float" office:value="18605" calcext:value-type="float">
            <text:p>18605,0</text:p>
          </table:table-cell>
          <table:table-cell table:formula="of:=[.D553]" office:value-type="float" office:value="9575.5" calcext:value-type="float">
            <text:p>9575,5</text:p>
          </table:table-cell>
          <table:table-cell table:number-columns-repeated="3"/>
        </table:table-row>
        <table:table-row table:style-name="ro1">
          <table:table-cell table:formula="of:=IF([.B555]&gt;=0;1;-1)*(2^[.$D$3])" office:value-type="float" office:value="4096" calcext:value-type="float">
            <text:p>4096</text:p>
          </table:table-cell>
          <table:table-cell table:formula="of:=[.$B$3]+[.E555]-[.F555]" office:value-type="float" office:value="6707" calcext:value-type="float">
            <text:p>6707,0</text:p>
          </table:table-cell>
          <table:table-cell table:formula="of:=[.B555]-[.A555]" office:value-type="float" office:value="2611" calcext:value-type="float">
            <text:p>2611,0</text:p>
          </table:table-cell>
          <table:table-cell table:formula="of:=[.C554]" office:value-type="float" office:value="6981" calcext:value-type="float">
            <text:p>6981,0</text:p>
          </table:table-cell>
          <table:table-cell table:formula="of:=[.D555]*2" office:value-type="float" office:value="13962" calcext:value-type="float">
            <text:p>13962,0</text:p>
          </table:table-cell>
          <table:table-cell table:formula="of:=[.D554]" office:value-type="float" office:value="9302.5" calcext:value-type="float">
            <text:p>9302,5</text:p>
          </table:table-cell>
          <table:table-cell table:number-columns-repeated="3"/>
        </table:table-row>
        <table:table-row table:style-name="ro1">
          <table:table-cell table:formula="of:=IF([.B556]&gt;=0;1;-1)*(2^[.$D$3])" office:value-type="float" office:value="4096" calcext:value-type="float">
            <text:p>4096</text:p>
          </table:table-cell>
          <table:table-cell table:formula="of:=[.$B$3]+[.E556]-[.F556]" office:value-type="float" office:value="288.5" calcext:value-type="float">
            <text:p>288,5</text:p>
          </table:table-cell>
          <table:table-cell table:formula="of:=[.B556]-[.A556]" office:value-type="float" office:value="-3807.5" calcext:value-type="float">
            <text:p>-3807,5</text:p>
          </table:table-cell>
          <table:table-cell table:formula="of:=[.C555]" office:value-type="float" office:value="2611" calcext:value-type="float">
            <text:p>2611,0</text:p>
          </table:table-cell>
          <table:table-cell table:formula="of:=[.D556]*2" office:value-type="float" office:value="5222" calcext:value-type="float">
            <text:p>5222,0</text:p>
          </table:table-cell>
          <table:table-cell table:formula="of:=[.D555]" office:value-type="float" office:value="6981" calcext:value-type="float">
            <text:p>6981,0</text:p>
          </table:table-cell>
          <table:table-cell table:number-columns-repeated="3"/>
        </table:table-row>
        <table:table-row table:style-name="ro1">
          <table:table-cell table:formula="of:=IF([.B557]&gt;=0;1;-1)*(2^[.$D$3])" office:value-type="float" office:value="-4096" calcext:value-type="float">
            <text:p>-4096</text:p>
          </table:table-cell>
          <table:table-cell table:formula="of:=[.$B$3]+[.E557]-[.F557]" office:value-type="float" office:value="-8178.5" calcext:value-type="float">
            <text:p>-8178,5</text:p>
          </table:table-cell>
          <table:table-cell table:formula="of:=[.B557]-[.A557]" office:value-type="float" office:value="-4082.5" calcext:value-type="float">
            <text:p>-4082,5</text:p>
          </table:table-cell>
          <table:table-cell table:formula="of:=[.C556]" office:value-type="float" office:value="-3807.5" calcext:value-type="float">
            <text:p>-3807,5</text:p>
          </table:table-cell>
          <table:table-cell table:formula="of:=[.D557]*2" office:value-type="float" office:value="-7615" calcext:value-type="float">
            <text:p>-7615,0</text:p>
          </table:table-cell>
          <table:table-cell table:formula="of:=[.D556]" office:value-type="float" office:value="2611" calcext:value-type="float">
            <text:p>2611,0</text:p>
          </table:table-cell>
          <table:table-cell table:number-columns-repeated="3"/>
        </table:table-row>
        <table:table-row table:style-name="ro1">
          <table:table-cell table:formula="of:=IF([.B558]&gt;=0;1;-1)*(2^[.$D$3])" office:value-type="float" office:value="-4096" calcext:value-type="float">
            <text:p>-4096</text:p>
          </table:table-cell>
          <table:table-cell table:formula="of:=[.$B$3]+[.E558]-[.F558]" office:value-type="float" office:value="-2310" calcext:value-type="float">
            <text:p>-2310,0</text:p>
          </table:table-cell>
          <table:table-cell table:formula="of:=[.B558]-[.A558]" office:value-type="float" office:value="1786" calcext:value-type="float">
            <text:p>1786,0</text:p>
          </table:table-cell>
          <table:table-cell table:formula="of:=[.C557]" office:value-type="float" office:value="-4082.5" calcext:value-type="float">
            <text:p>-4082,5</text:p>
          </table:table-cell>
          <table:table-cell table:formula="of:=[.D558]*2" office:value-type="float" office:value="-8165" calcext:value-type="float">
            <text:p>-8165,0</text:p>
          </table:table-cell>
          <table:table-cell table:formula="of:=[.D557]" office:value-type="float" office:value="-3807.5" calcext:value-type="float">
            <text:p>-3807,5</text:p>
          </table:table-cell>
          <table:table-cell table:number-columns-repeated="3"/>
        </table:table-row>
        <table:table-row table:style-name="ro1">
          <table:table-cell table:formula="of:=IF([.B559]&gt;=0;1;-1)*(2^[.$D$3])" office:value-type="float" office:value="4096" calcext:value-type="float">
            <text:p>4096</text:p>
          </table:table-cell>
          <table:table-cell table:formula="of:=[.$B$3]+[.E559]-[.F559]" office:value-type="float" office:value="9702" calcext:value-type="float">
            <text:p>9702,0</text:p>
          </table:table-cell>
          <table:table-cell table:formula="of:=[.B559]-[.A559]" office:value-type="float" office:value="5606" calcext:value-type="float">
            <text:p>5606,0</text:p>
          </table:table-cell>
          <table:table-cell table:formula="of:=[.C558]" office:value-type="float" office:value="1786" calcext:value-type="float">
            <text:p>1786,0</text:p>
          </table:table-cell>
          <table:table-cell table:formula="of:=[.D559]*2" office:value-type="float" office:value="3572" calcext:value-type="float">
            <text:p>3572,0</text:p>
          </table:table-cell>
          <table:table-cell table:formula="of:=[.D558]" office:value-type="float" office:value="-4082.5" calcext:value-type="float">
            <text:p>-4082,5</text:p>
          </table:table-cell>
          <table:table-cell table:number-columns-repeated="3"/>
        </table:table-row>
        <table:table-row table:style-name="ro1">
          <table:table-cell table:formula="of:=IF([.B560]&gt;=0;1;-1)*(2^[.$D$3])" office:value-type="float" office:value="4096" calcext:value-type="float">
            <text:p>4096</text:p>
          </table:table-cell>
          <table:table-cell table:formula="of:=[.$B$3]+[.E560]-[.F560]" office:value-type="float" office:value="11473.5" calcext:value-type="float">
            <text:p>11473,5</text:p>
          </table:table-cell>
          <table:table-cell table:formula="of:=[.B560]-[.A560]" office:value-type="float" office:value="7377.5" calcext:value-type="float">
            <text:p>7377,5</text:p>
          </table:table-cell>
          <table:table-cell table:formula="of:=[.C559]" office:value-type="float" office:value="5606" calcext:value-type="float">
            <text:p>5606,0</text:p>
          </table:table-cell>
          <table:table-cell table:formula="of:=[.D560]*2" office:value-type="float" office:value="11212" calcext:value-type="float">
            <text:p>11212,0</text:p>
          </table:table-cell>
          <table:table-cell table:formula="of:=[.D559]" office:value-type="float" office:value="1786" calcext:value-type="float">
            <text:p>1786,0</text:p>
          </table:table-cell>
          <table:table-cell table:number-columns-repeated="3"/>
        </table:table-row>
        <table:table-row table:style-name="ro1">
          <table:table-cell table:formula="of:=IF([.B561]&gt;=0;1;-1)*(2^[.$D$3])" office:value-type="float" office:value="4096" calcext:value-type="float">
            <text:p>4096</text:p>
          </table:table-cell>
          <table:table-cell table:formula="of:=[.$B$3]+[.E561]-[.F561]" office:value-type="float" office:value="11196.5" calcext:value-type="float">
            <text:p>11196,5</text:p>
          </table:table-cell>
          <table:table-cell table:formula="of:=[.B561]-[.A561]" office:value-type="float" office:value="7100.5" calcext:value-type="float">
            <text:p>7100,5</text:p>
          </table:table-cell>
          <table:table-cell table:formula="of:=[.C560]" office:value-type="float" office:value="7377.5" calcext:value-type="float">
            <text:p>7377,5</text:p>
          </table:table-cell>
          <table:table-cell table:formula="of:=[.D561]*2" office:value-type="float" office:value="14755" calcext:value-type="float">
            <text:p>14755,0</text:p>
          </table:table-cell>
          <table:table-cell table:formula="of:=[.D560]" office:value-type="float" office:value="5606" calcext:value-type="float">
            <text:p>5606,0</text:p>
          </table:table-cell>
          <table:table-cell table:number-columns-repeated="3"/>
        </table:table-row>
        <table:table-row table:style-name="ro1">
          <table:table-cell table:formula="of:=IF([.B562]&gt;=0;1;-1)*(2^[.$D$3])" office:value-type="float" office:value="4096" calcext:value-type="float">
            <text:p>4096</text:p>
          </table:table-cell>
          <table:table-cell table:formula="of:=[.$B$3]+[.E562]-[.F562]" office:value-type="float" office:value="8871" calcext:value-type="float">
            <text:p>8871,0</text:p>
          </table:table-cell>
          <table:table-cell table:formula="of:=[.B562]-[.A562]" office:value-type="float" office:value="4775" calcext:value-type="float">
            <text:p>4775,0</text:p>
          </table:table-cell>
          <table:table-cell table:formula="of:=[.C561]" office:value-type="float" office:value="7100.5" calcext:value-type="float">
            <text:p>7100,5</text:p>
          </table:table-cell>
          <table:table-cell table:formula="of:=[.D562]*2" office:value-type="float" office:value="14201" calcext:value-type="float">
            <text:p>14201,0</text:p>
          </table:table-cell>
          <table:table-cell table:formula="of:=[.D561]" office:value-type="float" office:value="7377.5" calcext:value-type="float">
            <text:p>7377,5</text:p>
          </table:table-cell>
          <table:table-cell table:number-columns-repeated="3"/>
        </table:table-row>
        <table:table-row table:style-name="ro1">
          <table:table-cell table:formula="of:=IF([.B563]&gt;=0;1;-1)*(2^[.$D$3])" office:value-type="float" office:value="4096" calcext:value-type="float">
            <text:p>4096</text:p>
          </table:table-cell>
          <table:table-cell table:formula="of:=[.$B$3]+[.E563]-[.F563]" office:value-type="float" office:value="4497" calcext:value-type="float">
            <text:p>4497,0</text:p>
          </table:table-cell>
          <table:table-cell table:formula="of:=[.B563]-[.A563]" office:value-type="float" office:value="401" calcext:value-type="float">
            <text:p>401,0</text:p>
          </table:table-cell>
          <table:table-cell table:formula="of:=[.C562]" office:value-type="float" office:value="4775" calcext:value-type="float">
            <text:p>4775,0</text:p>
          </table:table-cell>
          <table:table-cell table:formula="of:=[.D563]*2" office:value-type="float" office:value="9550" calcext:value-type="float">
            <text:p>9550,0</text:p>
          </table:table-cell>
          <table:table-cell table:formula="of:=[.D562]" office:value-type="float" office:value="7100.5" calcext:value-type="float">
            <text:p>7100,5</text:p>
          </table:table-cell>
          <table:table-cell table:number-columns-repeated="3"/>
        </table:table-row>
        <table:table-row table:style-name="ro1">
          <table:table-cell table:formula="of:=IF([.B564]&gt;=0;1;-1)*(2^[.$D$3])" office:value-type="float" office:value="-4096" calcext:value-type="float">
            <text:p>-4096</text:p>
          </table:table-cell>
          <table:table-cell table:formula="of:=[.$B$3]+[.E564]-[.F564]" office:value-type="float" office:value="-1925.5" calcext:value-type="float">
            <text:p>-1925,5</text:p>
          </table:table-cell>
          <table:table-cell table:formula="of:=[.B564]-[.A564]" office:value-type="float" office:value="2170.5" calcext:value-type="float">
            <text:p>2170,5</text:p>
          </table:table-cell>
          <table:table-cell table:formula="of:=[.C563]" office:value-type="float" office:value="401" calcext:value-type="float">
            <text:p>401,0</text:p>
          </table:table-cell>
          <table:table-cell table:formula="of:=[.D564]*2" office:value-type="float" office:value="802" calcext:value-type="float">
            <text:p>802,0</text:p>
          </table:table-cell>
          <table:table-cell table:formula="of:=[.D563]" office:value-type="float" office:value="4775" calcext:value-type="float">
            <text:p>4775,0</text:p>
          </table:table-cell>
          <table:table-cell table:number-columns-repeated="3"/>
        </table:table-row>
        <table:table-row table:style-name="ro1">
          <table:table-cell table:formula="of:=IF([.B565]&gt;=0;1;-1)*(2^[.$D$3])" office:value-type="float" office:value="4096" calcext:value-type="float">
            <text:p>4096</text:p>
          </table:table-cell>
          <table:table-cell table:formula="of:=[.$B$3]+[.E565]-[.F565]" office:value-type="float" office:value="5987.5" calcext:value-type="float">
            <text:p>5987,5</text:p>
          </table:table-cell>
          <table:table-cell table:formula="of:=[.B565]-[.A565]" office:value-type="float" office:value="1891.5" calcext:value-type="float">
            <text:p>1891,5</text:p>
          </table:table-cell>
          <table:table-cell table:formula="of:=[.C564]" office:value-type="float" office:value="2170.5" calcext:value-type="float">
            <text:p>2170,5</text:p>
          </table:table-cell>
          <table:table-cell table:formula="of:=[.D565]*2" office:value-type="float" office:value="4341" calcext:value-type="float">
            <text:p>4341,0</text:p>
          </table:table-cell>
          <table:table-cell table:formula="of:=[.D564]" office:value-type="float" office:value="401" calcext:value-type="float">
            <text:p>401,0</text:p>
          </table:table-cell>
          <table:table-cell table:number-columns-repeated="3"/>
        </table:table-row>
        <table:table-row table:style-name="ro1">
          <table:table-cell table:formula="of:=IF([.B566]&gt;=0;1;-1)*(2^[.$D$3])" office:value-type="float" office:value="4096" calcext:value-type="float">
            <text:p>4096</text:p>
          </table:table-cell>
          <table:table-cell table:formula="of:=[.$B$3]+[.E566]-[.F566]" office:value-type="float" office:value="3660" calcext:value-type="float">
            <text:p>3660,0</text:p>
          </table:table-cell>
          <table:table-cell table:formula="of:=[.B566]-[.A566]" office:value-type="float" office:value="-436" calcext:value-type="float">
            <text:p>-436,0</text:p>
          </table:table-cell>
          <table:table-cell table:formula="of:=[.C565]" office:value-type="float" office:value="1891.5" calcext:value-type="float">
            <text:p>1891,5</text:p>
          </table:table-cell>
          <table:table-cell table:formula="of:=[.D566]*2" office:value-type="float" office:value="3783" calcext:value-type="float">
            <text:p>3783,0</text:p>
          </table:table-cell>
          <table:table-cell table:formula="of:=[.D565]" office:value-type="float" office:value="2170.5" calcext:value-type="float">
            <text:p>2170,5</text:p>
          </table:table-cell>
          <table:table-cell table:number-columns-repeated="3"/>
        </table:table-row>
        <table:table-row table:style-name="ro1">
          <table:table-cell table:formula="of:=IF([.B567]&gt;=0;1;-1)*(2^[.$D$3])" office:value-type="float" office:value="-4096" calcext:value-type="float">
            <text:p>-4096</text:p>
          </table:table-cell>
          <table:table-cell table:formula="of:=[.$B$3]+[.E567]-[.F567]" office:value-type="float" office:value="-716" calcext:value-type="float">
            <text:p>-716,0</text:p>
          </table:table-cell>
          <table:table-cell table:formula="of:=[.B567]-[.A567]" office:value-type="float" office:value="3380" calcext:value-type="float">
            <text:p>3380,0</text:p>
          </table:table-cell>
          <table:table-cell table:formula="of:=[.C566]" office:value-type="float" office:value="-436" calcext:value-type="float">
            <text:p>-436,0</text:p>
          </table:table-cell>
          <table:table-cell table:formula="of:=[.D567]*2" office:value-type="float" office:value="-872" calcext:value-type="float">
            <text:p>-872,0</text:p>
          </table:table-cell>
          <table:table-cell table:formula="of:=[.D566]" office:value-type="float" office:value="1891.5" calcext:value-type="float">
            <text:p>1891,5</text:p>
          </table:table-cell>
          <table:table-cell table:number-columns-repeated="3"/>
        </table:table-row>
        <table:table-row table:style-name="ro1">
          <table:table-cell table:formula="of:=IF([.B568]&gt;=0;1;-1)*(2^[.$D$3])" office:value-type="float" office:value="4096" calcext:value-type="float">
            <text:p>4096</text:p>
          </table:table-cell>
          <table:table-cell table:formula="of:=[.$B$3]+[.E568]-[.F568]" office:value-type="float" office:value="9243.5" calcext:value-type="float">
            <text:p>9243,5</text:p>
          </table:table-cell>
          <table:table-cell table:formula="of:=[.B568]-[.A568]" office:value-type="float" office:value="5147.5" calcext:value-type="float">
            <text:p>5147,5</text:p>
          </table:table-cell>
          <table:table-cell table:formula="of:=[.C567]" office:value-type="float" office:value="3380" calcext:value-type="float">
            <text:p>3380,0</text:p>
          </table:table-cell>
          <table:table-cell table:formula="of:=[.D568]*2" office:value-type="float" office:value="6760" calcext:value-type="float">
            <text:p>6760,0</text:p>
          </table:table-cell>
          <table:table-cell table:formula="of:=[.D567]" office:value-type="float" office:value="-436" calcext:value-type="float">
            <text:p>-436,0</text:p>
          </table:table-cell>
          <table:table-cell table:number-columns-repeated="3"/>
        </table:table-row>
        <table:table-row table:style-name="ro1">
          <table:table-cell table:formula="of:=IF([.B569]&gt;=0;1;-1)*(2^[.$D$3])" office:value-type="float" office:value="4096" calcext:value-type="float">
            <text:p>4096</text:p>
          </table:table-cell>
          <table:table-cell table:formula="of:=[.$B$3]+[.E569]-[.F569]" office:value-type="float" office:value="8962.5" calcext:value-type="float">
            <text:p>8962,5</text:p>
          </table:table-cell>
          <table:table-cell table:formula="of:=[.B569]-[.A569]" office:value-type="float" office:value="4866.5" calcext:value-type="float">
            <text:p>4866,5</text:p>
          </table:table-cell>
          <table:table-cell table:formula="of:=[.C568]" office:value-type="float" office:value="5147.5" calcext:value-type="float">
            <text:p>5147,5</text:p>
          </table:table-cell>
          <table:table-cell table:formula="of:=[.D569]*2" office:value-type="float" office:value="10295" calcext:value-type="float">
            <text:p>10295,0</text:p>
          </table:table-cell>
          <table:table-cell table:formula="of:=[.D568]" office:value-type="float" office:value="3380" calcext:value-type="float">
            <text:p>3380,0</text:p>
          </table:table-cell>
          <table:table-cell table:number-columns-repeated="3"/>
        </table:table-row>
        <table:table-row table:style-name="ro1">
          <table:table-cell table:formula="of:=IF([.B570]&gt;=0;1;-1)*(2^[.$D$3])" office:value-type="float" office:value="4096" calcext:value-type="float">
            <text:p>4096</text:p>
          </table:table-cell>
          <table:table-cell table:formula="of:=[.$B$3]+[.E570]-[.F570]" office:value-type="float" office:value="6633" calcext:value-type="float">
            <text:p>6633,0</text:p>
          </table:table-cell>
          <table:table-cell table:formula="of:=[.B570]-[.A570]" office:value-type="float" office:value="2537" calcext:value-type="float">
            <text:p>2537,0</text:p>
          </table:table-cell>
          <table:table-cell table:formula="of:=[.C569]" office:value-type="float" office:value="4866.5" calcext:value-type="float">
            <text:p>4866,5</text:p>
          </table:table-cell>
          <table:table-cell table:formula="of:=[.D570]*2" office:value-type="float" office:value="9733" calcext:value-type="float">
            <text:p>9733,0</text:p>
          </table:table-cell>
          <table:table-cell table:formula="of:=[.D569]" office:value-type="float" office:value="5147.5" calcext:value-type="float">
            <text:p>5147,5</text:p>
          </table:table-cell>
          <table:table-cell table:number-columns-repeated="3"/>
        </table:table-row>
        <table:table-row table:style-name="ro1">
          <table:table-cell table:formula="of:=IF([.B571]&gt;=0;1;-1)*(2^[.$D$3])" office:value-type="float" office:value="4096" calcext:value-type="float">
            <text:p>4096</text:p>
          </table:table-cell>
          <table:table-cell table:formula="of:=[.$B$3]+[.E571]-[.F571]" office:value-type="float" office:value="2255" calcext:value-type="float">
            <text:p>2255,0</text:p>
          </table:table-cell>
          <table:table-cell table:formula="of:=[.B571]-[.A571]" office:value-type="float" office:value="-1841" calcext:value-type="float">
            <text:p>-1841,0</text:p>
          </table:table-cell>
          <table:table-cell table:formula="of:=[.C570]" office:value-type="float" office:value="2537" calcext:value-type="float">
            <text:p>2537,0</text:p>
          </table:table-cell>
          <table:table-cell table:formula="of:=[.D571]*2" office:value-type="float" office:value="5074" calcext:value-type="float">
            <text:p>5074,0</text:p>
          </table:table-cell>
          <table:table-cell table:formula="of:=[.D570]" office:value-type="float" office:value="4866.5" calcext:value-type="float">
            <text:p>4866,5</text:p>
          </table:table-cell>
          <table:table-cell table:number-columns-repeated="3"/>
        </table:table-row>
        <table:table-row table:style-name="ro1">
          <table:table-cell table:formula="of:=IF([.B572]&gt;=0;1;-1)*(2^[.$D$3])" office:value-type="float" office:value="-4096" calcext:value-type="float">
            <text:p>-4096</text:p>
          </table:table-cell>
          <table:table-cell table:formula="of:=[.$B$3]+[.E572]-[.F572]" office:value-type="float" office:value="-4171.5" calcext:value-type="float">
            <text:p>-4171,5</text:p>
          </table:table-cell>
          <table:table-cell table:formula="of:=[.B572]-[.A572]" office:value-type="float" office:value="-75.5" calcext:value-type="float">
            <text:p>-75,5</text:p>
          </table:table-cell>
          <table:table-cell table:formula="of:=[.C571]" office:value-type="float" office:value="-1841" calcext:value-type="float">
            <text:p>-1841,0</text:p>
          </table:table-cell>
          <table:table-cell table:formula="of:=[.D572]*2" office:value-type="float" office:value="-3682" calcext:value-type="float">
            <text:p>-3682,0</text:p>
          </table:table-cell>
          <table:table-cell table:formula="of:=[.D571]" office:value-type="float" office:value="2537" calcext:value-type="float">
            <text:p>2537,0</text:p>
          </table:table-cell>
          <table:table-cell table:number-columns-repeated="3"/>
        </table:table-row>
        <table:table-row table:style-name="ro1">
          <table:table-cell table:formula="of:=IF([.B573]&gt;=0;1;-1)*(2^[.$D$3])" office:value-type="float" office:value="4096" calcext:value-type="float">
            <text:p>4096</text:p>
          </table:table-cell>
          <table:table-cell table:formula="of:=[.$B$3]+[.E573]-[.F573]" office:value-type="float" office:value="3737.5" calcext:value-type="float">
            <text:p>3737,5</text:p>
          </table:table-cell>
          <table:table-cell table:formula="of:=[.B573]-[.A573]" office:value-type="float" office:value="-358.5" calcext:value-type="float">
            <text:p>-358,5</text:p>
          </table:table-cell>
          <table:table-cell table:formula="of:=[.C572]" office:value-type="float" office:value="-75.5" calcext:value-type="float">
            <text:p>-75,5</text:p>
          </table:table-cell>
          <table:table-cell table:formula="of:=[.D573]*2" office:value-type="float" office:value="-151" calcext:value-type="float">
            <text:p>-151,0</text:p>
          </table:table-cell>
          <table:table-cell table:formula="of:=[.D572]" office:value-type="float" office:value="-1841" calcext:value-type="float">
            <text:p>-1841,0</text:p>
          </table:table-cell>
          <table:table-cell table:number-columns-repeated="3"/>
        </table:table-row>
        <table:table-row table:style-name="ro1">
          <table:table-cell table:formula="of:=IF([.B574]&gt;=0;1;-1)*(2^[.$D$3])" office:value-type="float" office:value="4096" calcext:value-type="float">
            <text:p>4096</text:p>
          </table:table-cell>
          <table:table-cell table:formula="of:=[.$B$3]+[.E574]-[.F574]" office:value-type="float" office:value="1406" calcext:value-type="float">
            <text:p>1406,0</text:p>
          </table:table-cell>
          <table:table-cell table:formula="of:=[.B574]-[.A574]" office:value-type="float" office:value="-2690" calcext:value-type="float">
            <text:p>-2690,0</text:p>
          </table:table-cell>
          <table:table-cell table:formula="of:=[.C573]" office:value-type="float" office:value="-358.5" calcext:value-type="float">
            <text:p>-358,5</text:p>
          </table:table-cell>
          <table:table-cell table:formula="of:=[.D574]*2" office:value-type="float" office:value="-717" calcext:value-type="float">
            <text:p>-717,0</text:p>
          </table:table-cell>
          <table:table-cell table:formula="of:=[.D573]" office:value-type="float" office:value="-75.5" calcext:value-type="float">
            <text:p>-75,5</text:p>
          </table:table-cell>
          <table:table-cell table:number-columns-repeated="3"/>
        </table:table-row>
        <table:table-row table:style-name="ro1">
          <table:table-cell table:formula="of:=IF([.B575]&gt;=0;1;-1)*(2^[.$D$3])" office:value-type="float" office:value="-4096" calcext:value-type="float">
            <text:p>-4096</text:p>
          </table:table-cell>
          <table:table-cell table:formula="of:=[.$B$3]+[.E575]-[.F575]" office:value-type="float" office:value="-2974" calcext:value-type="float">
            <text:p>-2974,0</text:p>
          </table:table-cell>
          <table:table-cell table:formula="of:=[.B575]-[.A575]" office:value-type="float" office:value="1122" calcext:value-type="float">
            <text:p>1122,0</text:p>
          </table:table-cell>
          <table:table-cell table:formula="of:=[.C574]" office:value-type="float" office:value="-2690" calcext:value-type="float">
            <text:p>-2690,0</text:p>
          </table:table-cell>
          <table:table-cell table:formula="of:=[.D575]*2" office:value-type="float" office:value="-5380" calcext:value-type="float">
            <text:p>-5380,0</text:p>
          </table:table-cell>
          <table:table-cell table:formula="of:=[.D574]" office:value-type="float" office:value="-358.5" calcext:value-type="float">
            <text:p>-358,5</text:p>
          </table:table-cell>
          <table:table-cell table:number-columns-repeated="3"/>
        </table:table-row>
        <table:table-row table:style-name="ro1">
          <table:table-cell table:formula="of:=IF([.B576]&gt;=0;1;-1)*(2^[.$D$3])" office:value-type="float" office:value="4096" calcext:value-type="float">
            <text:p>4096</text:p>
          </table:table-cell>
          <table:table-cell table:formula="of:=[.$B$3]+[.E576]-[.F576]" office:value-type="float" office:value="6981.5" calcext:value-type="float">
            <text:p>6981,5</text:p>
          </table:table-cell>
          <table:table-cell table:formula="of:=[.B576]-[.A576]" office:value-type="float" office:value="2885.5" calcext:value-type="float">
            <text:p>2885,5</text:p>
          </table:table-cell>
          <table:table-cell table:formula="of:=[.C575]" office:value-type="float" office:value="1122" calcext:value-type="float">
            <text:p>1122,0</text:p>
          </table:table-cell>
          <table:table-cell table:formula="of:=[.D576]*2" office:value-type="float" office:value="2244" calcext:value-type="float">
            <text:p>2244,0</text:p>
          </table:table-cell>
          <table:table-cell table:formula="of:=[.D575]" office:value-type="float" office:value="-2690" calcext:value-type="float">
            <text:p>-2690,0</text:p>
          </table:table-cell>
          <table:table-cell table:number-columns-repeated="3"/>
        </table:table-row>
        <table:table-row table:style-name="ro1">
          <table:table-cell table:formula="of:=IF([.B577]&gt;=0;1;-1)*(2^[.$D$3])" office:value-type="float" office:value="4096" calcext:value-type="float">
            <text:p>4096</text:p>
          </table:table-cell>
          <table:table-cell table:formula="of:=[.$B$3]+[.E577]-[.F577]" office:value-type="float" office:value="6696.5" calcext:value-type="float">
            <text:p>6696,5</text:p>
          </table:table-cell>
          <table:table-cell table:formula="of:=[.B577]-[.A577]" office:value-type="float" office:value="2600.5" calcext:value-type="float">
            <text:p>2600,5</text:p>
          </table:table-cell>
          <table:table-cell table:formula="of:=[.C576]" office:value-type="float" office:value="2885.5" calcext:value-type="float">
            <text:p>2885,5</text:p>
          </table:table-cell>
          <table:table-cell table:formula="of:=[.D577]*2" office:value-type="float" office:value="5771" calcext:value-type="float">
            <text:p>5771,0</text:p>
          </table:table-cell>
          <table:table-cell table:formula="of:=[.D576]" office:value-type="float" office:value="1122" calcext:value-type="float">
            <text:p>1122,0</text:p>
          </table:table-cell>
          <table:table-cell table:number-columns-repeated="3"/>
        </table:table-row>
        <table:table-row table:style-name="ro1">
          <table:table-cell table:formula="of:=IF([.B578]&gt;=0;1;-1)*(2^[.$D$3])" office:value-type="float" office:value="4096" calcext:value-type="float">
            <text:p>4096</text:p>
          </table:table-cell>
          <table:table-cell table:formula="of:=[.$B$3]+[.E578]-[.F578]" office:value-type="float" office:value="4363" calcext:value-type="float">
            <text:p>4363,0</text:p>
          </table:table-cell>
          <table:table-cell table:formula="of:=[.B578]-[.A578]" office:value-type="float" office:value="267" calcext:value-type="float">
            <text:p>267,0</text:p>
          </table:table-cell>
          <table:table-cell table:formula="of:=[.C577]" office:value-type="float" office:value="2600.5" calcext:value-type="float">
            <text:p>2600,5</text:p>
          </table:table-cell>
          <table:table-cell table:formula="of:=[.D578]*2" office:value-type="float" office:value="5201" calcext:value-type="float">
            <text:p>5201,0</text:p>
          </table:table-cell>
          <table:table-cell table:formula="of:=[.D577]" office:value-type="float" office:value="2885.5" calcext:value-type="float">
            <text:p>2885,5</text:p>
          </table:table-cell>
          <table:table-cell table:number-columns-repeated="3"/>
        </table:table-row>
        <table:table-row table:style-name="ro1">
          <table:table-cell table:formula="of:=IF([.B579]&gt;=0;1;-1)*(2^[.$D$3])" office:value-type="float" office:value="-4096" calcext:value-type="float">
            <text:p>-4096</text:p>
          </table:table-cell>
          <table:table-cell table:formula="of:=[.$B$3]+[.E579]-[.F579]" office:value-type="float" office:value="-19" calcext:value-type="float">
            <text:p>-19,0</text:p>
          </table:table-cell>
          <table:table-cell table:formula="of:=[.B579]-[.A579]" office:value-type="float" office:value="4077" calcext:value-type="float">
            <text:p>4077,0</text:p>
          </table:table-cell>
          <table:table-cell table:formula="of:=[.C578]" office:value-type="float" office:value="267" calcext:value-type="float">
            <text:p>267,0</text:p>
          </table:table-cell>
          <table:table-cell table:formula="of:=[.D579]*2" office:value-type="float" office:value="534" calcext:value-type="float">
            <text:p>534,0</text:p>
          </table:table-cell>
          <table:table-cell table:formula="of:=[.D578]" office:value-type="float" office:value="2600.5" calcext:value-type="float">
            <text:p>2600,5</text:p>
          </table:table-cell>
          <table:table-cell table:number-columns-repeated="3"/>
        </table:table-row>
        <table:table-row table:style-name="ro1">
          <table:table-cell table:formula="of:=IF([.B580]&gt;=0;1;-1)*(2^[.$D$3])" office:value-type="float" office:value="4096" calcext:value-type="float">
            <text:p>4096</text:p>
          </table:table-cell>
          <table:table-cell table:formula="of:=[.$B$3]+[.E580]-[.F580]" office:value-type="float" office:value="9934.5" calcext:value-type="float">
            <text:p>9934,5</text:p>
          </table:table-cell>
          <table:table-cell table:formula="of:=[.B580]-[.A580]" office:value-type="float" office:value="5838.5" calcext:value-type="float">
            <text:p>5838,5</text:p>
          </table:table-cell>
          <table:table-cell table:formula="of:=[.C579]" office:value-type="float" office:value="4077" calcext:value-type="float">
            <text:p>4077,0</text:p>
          </table:table-cell>
          <table:table-cell table:formula="of:=[.D580]*2" office:value-type="float" office:value="8154" calcext:value-type="float">
            <text:p>8154,0</text:p>
          </table:table-cell>
          <table:table-cell table:formula="of:=[.D579]" office:value-type="float" office:value="267" calcext:value-type="float">
            <text:p>267,0</text:p>
          </table:table-cell>
          <table:table-cell table:number-columns-repeated="3"/>
        </table:table-row>
        <table:table-row table:style-name="ro1">
          <table:table-cell table:formula="of:=IF([.B581]&gt;=0;1;-1)*(2^[.$D$3])" office:value-type="float" office:value="4096" calcext:value-type="float">
            <text:p>4096</text:p>
          </table:table-cell>
          <table:table-cell table:formula="of:=[.$B$3]+[.E581]-[.F581]" office:value-type="float" office:value="9647.5" calcext:value-type="float">
            <text:p>9647,5</text:p>
          </table:table-cell>
          <table:table-cell table:formula="of:=[.B581]-[.A581]" office:value-type="float" office:value="5551.5" calcext:value-type="float">
            <text:p>5551,5</text:p>
          </table:table-cell>
          <table:table-cell table:formula="of:=[.C580]" office:value-type="float" office:value="5838.5" calcext:value-type="float">
            <text:p>5838,5</text:p>
          </table:table-cell>
          <table:table-cell table:formula="of:=[.D581]*2" office:value-type="float" office:value="11677" calcext:value-type="float">
            <text:p>11677,0</text:p>
          </table:table-cell>
          <table:table-cell table:formula="of:=[.D580]" office:value-type="float" office:value="4077" calcext:value-type="float">
            <text:p>4077,0</text:p>
          </table:table-cell>
          <table:table-cell table:number-columns-repeated="3"/>
        </table:table-row>
        <table:table-row table:style-name="ro1">
          <table:table-cell table:formula="of:=IF([.B582]&gt;=0;1;-1)*(2^[.$D$3])" office:value-type="float" office:value="4096" calcext:value-type="float">
            <text:p>4096</text:p>
          </table:table-cell>
          <table:table-cell table:formula="of:=[.$B$3]+[.E582]-[.F582]" office:value-type="float" office:value="7312" calcext:value-type="float">
            <text:p>7312,0</text:p>
          </table:table-cell>
          <table:table-cell table:formula="of:=[.B582]-[.A582]" office:value-type="float" office:value="3216" calcext:value-type="float">
            <text:p>3216,0</text:p>
          </table:table-cell>
          <table:table-cell table:formula="of:=[.C581]" office:value-type="float" office:value="5551.5" calcext:value-type="float">
            <text:p>5551,5</text:p>
          </table:table-cell>
          <table:table-cell table:formula="of:=[.D582]*2" office:value-type="float" office:value="11103" calcext:value-type="float">
            <text:p>11103,0</text:p>
          </table:table-cell>
          <table:table-cell table:formula="of:=[.D581]" office:value-type="float" office:value="5838.5" calcext:value-type="float">
            <text:p>5838,5</text:p>
          </table:table-cell>
          <table:table-cell table:number-columns-repeated="3"/>
        </table:table-row>
        <table:table-row table:style-name="ro1">
          <table:table-cell table:formula="of:=IF([.B583]&gt;=0;1;-1)*(2^[.$D$3])" office:value-type="float" office:value="4096" calcext:value-type="float">
            <text:p>4096</text:p>
          </table:table-cell>
          <table:table-cell table:formula="of:=[.$B$3]+[.E583]-[.F583]" office:value-type="float" office:value="2928" calcext:value-type="float">
            <text:p>2928,0</text:p>
          </table:table-cell>
          <table:table-cell table:formula="of:=[.B583]-[.A583]" office:value-type="float" office:value="-1168" calcext:value-type="float">
            <text:p>-1168,0</text:p>
          </table:table-cell>
          <table:table-cell table:formula="of:=[.C582]" office:value-type="float" office:value="3216" calcext:value-type="float">
            <text:p>3216,0</text:p>
          </table:table-cell>
          <table:table-cell table:formula="of:=[.D583]*2" office:value-type="float" office:value="6432" calcext:value-type="float">
            <text:p>6432,0</text:p>
          </table:table-cell>
          <table:table-cell table:formula="of:=[.D582]" office:value-type="float" office:value="5551.5" calcext:value-type="float">
            <text:p>5551,5</text:p>
          </table:table-cell>
          <table:table-cell table:number-columns-repeated="3"/>
        </table:table-row>
        <table:table-row table:style-name="ro1">
          <table:table-cell table:formula="of:=IF([.B584]&gt;=0;1;-1)*(2^[.$D$3])" office:value-type="float" office:value="-4096" calcext:value-type="float">
            <text:p>-4096</text:p>
          </table:table-cell>
          <table:table-cell table:formula="of:=[.$B$3]+[.E584]-[.F584]" office:value-type="float" office:value="-3504.5" calcext:value-type="float">
            <text:p>-3504,5</text:p>
          </table:table-cell>
          <table:table-cell table:formula="of:=[.B584]-[.A584]" office:value-type="float" office:value="591.5" calcext:value-type="float">
            <text:p>591,5</text:p>
          </table:table-cell>
          <table:table-cell table:formula="of:=[.C583]" office:value-type="float" office:value="-1168" calcext:value-type="float">
            <text:p>-1168,0</text:p>
          </table:table-cell>
          <table:table-cell table:formula="of:=[.D584]*2" office:value-type="float" office:value="-2336" calcext:value-type="float">
            <text:p>-2336,0</text:p>
          </table:table-cell>
          <table:table-cell table:formula="of:=[.D583]" office:value-type="float" office:value="3216" calcext:value-type="float">
            <text:p>3216,0</text:p>
          </table:table-cell>
          <table:table-cell table:number-columns-repeated="3"/>
        </table:table-row>
        <table:table-row table:style-name="ro1">
          <table:table-cell table:formula="of:=IF([.B585]&gt;=0;1;-1)*(2^[.$D$3])" office:value-type="float" office:value="4096" calcext:value-type="float">
            <text:p>4096</text:p>
          </table:table-cell>
          <table:table-cell table:formula="of:=[.$B$3]+[.E585]-[.F585]" office:value-type="float" office:value="4398.5" calcext:value-type="float">
            <text:p>4398,5</text:p>
          </table:table-cell>
          <table:table-cell table:formula="of:=[.B585]-[.A585]" office:value-type="float" office:value="302.5" calcext:value-type="float">
            <text:p>302,5</text:p>
          </table:table-cell>
          <table:table-cell table:formula="of:=[.C584]" office:value-type="float" office:value="591.5" calcext:value-type="float">
            <text:p>591,5</text:p>
          </table:table-cell>
          <table:table-cell table:formula="of:=[.D585]*2" office:value-type="float" office:value="1183" calcext:value-type="float">
            <text:p>1183,0</text:p>
          </table:table-cell>
          <table:table-cell table:formula="of:=[.D584]" office:value-type="float" office:value="-1168" calcext:value-type="float">
            <text:p>-1168,0</text:p>
          </table:table-cell>
          <table:table-cell table:number-columns-repeated="3"/>
        </table:table-row>
        <table:table-row table:style-name="ro1">
          <table:table-cell table:formula="of:=IF([.B586]&gt;=0;1;-1)*(2^[.$D$3])" office:value-type="float" office:value="4096" calcext:value-type="float">
            <text:p>4096</text:p>
          </table:table-cell>
          <table:table-cell table:formula="of:=[.$B$3]+[.E586]-[.F586]" office:value-type="float" office:value="2061" calcext:value-type="float">
            <text:p>2061,0</text:p>
          </table:table-cell>
          <table:table-cell table:formula="of:=[.B586]-[.A586]" office:value-type="float" office:value="-2035" calcext:value-type="float">
            <text:p>-2035,0</text:p>
          </table:table-cell>
          <table:table-cell table:formula="of:=[.C585]" office:value-type="float" office:value="302.5" calcext:value-type="float">
            <text:p>302,5</text:p>
          </table:table-cell>
          <table:table-cell table:formula="of:=[.D586]*2" office:value-type="float" office:value="605" calcext:value-type="float">
            <text:p>605,0</text:p>
          </table:table-cell>
          <table:table-cell table:formula="of:=[.D585]" office:value-type="float" office:value="591.5" calcext:value-type="float">
            <text:p>591,5</text:p>
          </table:table-cell>
          <table:table-cell table:number-columns-repeated="3"/>
        </table:table-row>
        <table:table-row table:style-name="ro1">
          <table:table-cell table:formula="of:=IF([.B587]&gt;=0;1;-1)*(2^[.$D$3])" office:value-type="float" office:value="-4096" calcext:value-type="float">
            <text:p>-4096</text:p>
          </table:table-cell>
          <table:table-cell table:formula="of:=[.$B$3]+[.E587]-[.F587]" office:value-type="float" office:value="-2325" calcext:value-type="float">
            <text:p>-2325,0</text:p>
          </table:table-cell>
          <table:table-cell table:formula="of:=[.B587]-[.A587]" office:value-type="float" office:value="1771" calcext:value-type="float">
            <text:p>1771,0</text:p>
          </table:table-cell>
          <table:table-cell table:formula="of:=[.C586]" office:value-type="float" office:value="-2035" calcext:value-type="float">
            <text:p>-2035,0</text:p>
          </table:table-cell>
          <table:table-cell table:formula="of:=[.D587]*2" office:value-type="float" office:value="-4070" calcext:value-type="float">
            <text:p>-4070,0</text:p>
          </table:table-cell>
          <table:table-cell table:formula="of:=[.D586]" office:value-type="float" office:value="302.5" calcext:value-type="float">
            <text:p>302,5</text:p>
          </table:table-cell>
          <table:table-cell table:number-columns-repeated="3"/>
        </table:table-row>
        <table:table-row table:style-name="ro1">
          <table:table-cell table:formula="of:=IF([.B588]&gt;=0;1;-1)*(2^[.$D$3])" office:value-type="float" office:value="4096" calcext:value-type="float">
            <text:p>4096</text:p>
          </table:table-cell>
          <table:table-cell table:formula="of:=[.$B$3]+[.E588]-[.F588]" office:value-type="float" office:value="7624.5" calcext:value-type="float">
            <text:p>7624,5</text:p>
          </table:table-cell>
          <table:table-cell table:formula="of:=[.B588]-[.A588]" office:value-type="float" office:value="3528.5" calcext:value-type="float">
            <text:p>3528,5</text:p>
          </table:table-cell>
          <table:table-cell table:formula="of:=[.C587]" office:value-type="float" office:value="1771" calcext:value-type="float">
            <text:p>1771,0</text:p>
          </table:table-cell>
          <table:table-cell table:formula="of:=[.D588]*2" office:value-type="float" office:value="3542" calcext:value-type="float">
            <text:p>3542,0</text:p>
          </table:table-cell>
          <table:table-cell table:formula="of:=[.D587]" office:value-type="float" office:value="-2035" calcext:value-type="float">
            <text:p>-2035,0</text:p>
          </table:table-cell>
          <table:table-cell table:number-columns-repeated="3"/>
        </table:table-row>
        <table:table-row table:style-name="ro1">
          <table:table-cell table:formula="of:=IF([.B589]&gt;=0;1;-1)*(2^[.$D$3])" office:value-type="float" office:value="4096" calcext:value-type="float">
            <text:p>4096</text:p>
          </table:table-cell>
          <table:table-cell table:formula="of:=[.$B$3]+[.E589]-[.F589]" office:value-type="float" office:value="7333.5" calcext:value-type="float">
            <text:p>7333,5</text:p>
          </table:table-cell>
          <table:table-cell table:formula="of:=[.B589]-[.A589]" office:value-type="float" office:value="3237.5" calcext:value-type="float">
            <text:p>3237,5</text:p>
          </table:table-cell>
          <table:table-cell table:formula="of:=[.C588]" office:value-type="float" office:value="3528.5" calcext:value-type="float">
            <text:p>3528,5</text:p>
          </table:table-cell>
          <table:table-cell table:formula="of:=[.D589]*2" office:value-type="float" office:value="7057" calcext:value-type="float">
            <text:p>7057,0</text:p>
          </table:table-cell>
          <table:table-cell table:formula="of:=[.D588]" office:value-type="float" office:value="1771" calcext:value-type="float">
            <text:p>1771,0</text:p>
          </table:table-cell>
          <table:table-cell table:number-columns-repeated="3"/>
        </table:table-row>
        <table:table-row table:style-name="ro1">
          <table:table-cell table:formula="of:=IF([.B590]&gt;=0;1;-1)*(2^[.$D$3])" office:value-type="float" office:value="4096" calcext:value-type="float">
            <text:p>4096</text:p>
          </table:table-cell>
          <table:table-cell table:formula="of:=[.$B$3]+[.E590]-[.F590]" office:value-type="float" office:value="4994" calcext:value-type="float">
            <text:p>4994,0</text:p>
          </table:table-cell>
          <table:table-cell table:formula="of:=[.B590]-[.A590]" office:value-type="float" office:value="898" calcext:value-type="float">
            <text:p>898,0</text:p>
          </table:table-cell>
          <table:table-cell table:formula="of:=[.C589]" office:value-type="float" office:value="3237.5" calcext:value-type="float">
            <text:p>3237,5</text:p>
          </table:table-cell>
          <table:table-cell table:formula="of:=[.D590]*2" office:value-type="float" office:value="6475" calcext:value-type="float">
            <text:p>6475,0</text:p>
          </table:table-cell>
          <table:table-cell table:formula="of:=[.D589]" office:value-type="float" office:value="3528.5" calcext:value-type="float">
            <text:p>3528,5</text:p>
          </table:table-cell>
          <table:table-cell table:number-columns-repeated="3"/>
        </table:table-row>
        <table:table-row table:style-name="ro1">
          <table:table-cell table:formula="of:=IF([.B591]&gt;=0;1;-1)*(2^[.$D$3])" office:value-type="float" office:value="4096" calcext:value-type="float">
            <text:p>4096</text:p>
          </table:table-cell>
          <table:table-cell table:formula="of:=[.$B$3]+[.E591]-[.F591]" office:value-type="float" office:value="606" calcext:value-type="float">
            <text:p>606,0</text:p>
          </table:table-cell>
          <table:table-cell table:formula="of:=[.B591]-[.A591]" office:value-type="float" office:value="-3490" calcext:value-type="float">
            <text:p>-3490,0</text:p>
          </table:table-cell>
          <table:table-cell table:formula="of:=[.C590]" office:value-type="float" office:value="898" calcext:value-type="float">
            <text:p>898,0</text:p>
          </table:table-cell>
          <table:table-cell table:formula="of:=[.D591]*2" office:value-type="float" office:value="1796" calcext:value-type="float">
            <text:p>1796,0</text:p>
          </table:table-cell>
          <table:table-cell table:formula="of:=[.D590]" office:value-type="float" office:value="3237.5" calcext:value-type="float">
            <text:p>3237,5</text:p>
          </table:table-cell>
          <table:table-cell table:number-columns-repeated="3"/>
        </table:table-row>
        <table:table-row table:style-name="ro1">
          <table:table-cell table:formula="of:=IF([.B592]&gt;=0;1;-1)*(2^[.$D$3])" office:value-type="float" office:value="-4096" calcext:value-type="float">
            <text:p>-4096</text:p>
          </table:table-cell>
          <table:table-cell table:formula="of:=[.$B$3]+[.E592]-[.F592]" office:value-type="float" office:value="-5830.5" calcext:value-type="float">
            <text:p>-5830,5</text:p>
          </table:table-cell>
          <table:table-cell table:formula="of:=[.B592]-[.A592]" office:value-type="float" office:value="-1734.5" calcext:value-type="float">
            <text:p>-1734,5</text:p>
          </table:table-cell>
          <table:table-cell table:formula="of:=[.C591]" office:value-type="float" office:value="-3490" calcext:value-type="float">
            <text:p>-3490,0</text:p>
          </table:table-cell>
          <table:table-cell table:formula="of:=[.D592]*2" office:value-type="float" office:value="-6980" calcext:value-type="float">
            <text:p>-6980,0</text:p>
          </table:table-cell>
          <table:table-cell table:formula="of:=[.D591]" office:value-type="float" office:value="898" calcext:value-type="float">
            <text:p>898,0</text:p>
          </table:table-cell>
          <table:table-cell table:number-columns-repeated="3"/>
        </table:table-row>
        <table:table-row table:style-name="ro1">
          <table:table-cell table:formula="of:=IF([.B593]&gt;=0;1;-1)*(2^[.$D$3])" office:value-type="float" office:value="4096" calcext:value-type="float">
            <text:p>4096</text:p>
          </table:table-cell>
          <table:table-cell table:formula="of:=[.$B$3]+[.E593]-[.F593]" office:value-type="float" office:value="2068.5" calcext:value-type="float">
            <text:p>2068,5</text:p>
          </table:table-cell>
          <table:table-cell table:formula="of:=[.B593]-[.A593]" office:value-type="float" office:value="-2027.5" calcext:value-type="float">
            <text:p>-2027,5</text:p>
          </table:table-cell>
          <table:table-cell table:formula="of:=[.C592]" office:value-type="float" office:value="-1734.5" calcext:value-type="float">
            <text:p>-1734,5</text:p>
          </table:table-cell>
          <table:table-cell table:formula="of:=[.D593]*2" office:value-type="float" office:value="-3469" calcext:value-type="float">
            <text:p>-3469,0</text:p>
          </table:table-cell>
          <table:table-cell table:formula="of:=[.D592]" office:value-type="float" office:value="-3490" calcext:value-type="float">
            <text:p>-3490,0</text:p>
          </table:table-cell>
          <table:table-cell table:number-columns-repeated="3"/>
        </table:table-row>
        <table:table-row table:style-name="ro1">
          <table:table-cell table:formula="of:=IF([.B594]&gt;=0;1;-1)*(2^[.$D$3])" office:value-type="float" office:value="-4096" calcext:value-type="float">
            <text:p>-4096</text:p>
          </table:table-cell>
          <table:table-cell table:formula="of:=[.$B$3]+[.E594]-[.F594]" office:value-type="float" office:value="-273" calcext:value-type="float">
            <text:p>-273,0</text:p>
          </table:table-cell>
          <table:table-cell table:formula="of:=[.B594]-[.A594]" office:value-type="float" office:value="3823" calcext:value-type="float">
            <text:p>3823,0</text:p>
          </table:table-cell>
          <table:table-cell table:formula="of:=[.C593]" office:value-type="float" office:value="-2027.5" calcext:value-type="float">
            <text:p>-2027,5</text:p>
          </table:table-cell>
          <table:table-cell table:formula="of:=[.D594]*2" office:value-type="float" office:value="-4055" calcext:value-type="float">
            <text:p>-4055,0</text:p>
          </table:table-cell>
          <table:table-cell table:formula="of:=[.D593]" office:value-type="float" office:value="-1734.5" calcext:value-type="float">
            <text:p>-1734,5</text:p>
          </table:table-cell>
          <table:table-cell table:number-columns-repeated="3"/>
        </table:table-row>
        <table:table-row table:style-name="ro1">
          <table:table-cell table:formula="of:=IF([.B595]&gt;=0;1;-1)*(2^[.$D$3])" office:value-type="float" office:value="4096" calcext:value-type="float">
            <text:p>4096</text:p>
          </table:table-cell>
          <table:table-cell table:formula="of:=[.$B$3]+[.E595]-[.F595]" office:value-type="float" office:value="11721" calcext:value-type="float">
            <text:p>11721,0</text:p>
          </table:table-cell>
          <table:table-cell table:formula="of:=[.B595]-[.A595]" office:value-type="float" office:value="7625" calcext:value-type="float">
            <text:p>7625,0</text:p>
          </table:table-cell>
          <table:table-cell table:formula="of:=[.C594]" office:value-type="float" office:value="3823" calcext:value-type="float">
            <text:p>3823,0</text:p>
          </table:table-cell>
          <table:table-cell table:formula="of:=[.D595]*2" office:value-type="float" office:value="7646" calcext:value-type="float">
            <text:p>7646,0</text:p>
          </table:table-cell>
          <table:table-cell table:formula="of:=[.D594]" office:value-type="float" office:value="-2027.5" calcext:value-type="float">
            <text:p>-2027,5</text:p>
          </table:table-cell>
          <table:table-cell table:number-columns-repeated="3"/>
        </table:table-row>
        <table:table-row table:style-name="ro1">
          <table:table-cell table:formula="of:=IF([.B596]&gt;=0;1;-1)*(2^[.$D$3])" office:value-type="float" office:value="4096" calcext:value-type="float">
            <text:p>4096</text:p>
          </table:table-cell>
          <table:table-cell table:formula="of:=[.$B$3]+[.E596]-[.F596]" office:value-type="float" office:value="13474.5" calcext:value-type="float">
            <text:p>13474,5</text:p>
          </table:table-cell>
          <table:table-cell table:formula="of:=[.B596]-[.A596]" office:value-type="float" office:value="9378.5" calcext:value-type="float">
            <text:p>9378,5</text:p>
          </table:table-cell>
          <table:table-cell table:formula="of:=[.C595]" office:value-type="float" office:value="7625" calcext:value-type="float">
            <text:p>7625,0</text:p>
          </table:table-cell>
          <table:table-cell table:formula="of:=[.D596]*2" office:value-type="float" office:value="15250" calcext:value-type="float">
            <text:p>15250,0</text:p>
          </table:table-cell>
          <table:table-cell table:formula="of:=[.D595]" office:value-type="float" office:value="3823" calcext:value-type="float">
            <text:p>3823,0</text:p>
          </table:table-cell>
          <table:table-cell table:number-columns-repeated="3"/>
        </table:table-row>
        <table:table-row table:style-name="ro1">
          <table:table-cell table:formula="of:=IF([.B597]&gt;=0;1;-1)*(2^[.$D$3])" office:value-type="float" office:value="4096" calcext:value-type="float">
            <text:p>4096</text:p>
          </table:table-cell>
          <table:table-cell table:formula="of:=[.$B$3]+[.E597]-[.F597]" office:value-type="float" office:value="13179.5" calcext:value-type="float">
            <text:p>13179,5</text:p>
          </table:table-cell>
          <table:table-cell table:formula="of:=[.B597]-[.A597]" office:value-type="float" office:value="9083.5" calcext:value-type="float">
            <text:p>9083,5</text:p>
          </table:table-cell>
          <table:table-cell table:formula="of:=[.C596]" office:value-type="float" office:value="9378.5" calcext:value-type="float">
            <text:p>9378,5</text:p>
          </table:table-cell>
          <table:table-cell table:formula="of:=[.D597]*2" office:value-type="float" office:value="18757" calcext:value-type="float">
            <text:p>18757,0</text:p>
          </table:table-cell>
          <table:table-cell table:formula="of:=[.D596]" office:value-type="float" office:value="7625" calcext:value-type="float">
            <text:p>7625,0</text:p>
          </table:table-cell>
          <table:table-cell table:number-columns-repeated="3"/>
        </table:table-row>
        <table:table-row table:style-name="ro1">
          <table:table-cell table:formula="of:=IF([.B598]&gt;=0;1;-1)*(2^[.$D$3])" office:value-type="float" office:value="4096" calcext:value-type="float">
            <text:p>4096</text:p>
          </table:table-cell>
          <table:table-cell table:formula="of:=[.$B$3]+[.E598]-[.F598]" office:value-type="float" office:value="10836" calcext:value-type="float">
            <text:p>10836,0</text:p>
          </table:table-cell>
          <table:table-cell table:formula="of:=[.B598]-[.A598]" office:value-type="float" office:value="6740" calcext:value-type="float">
            <text:p>6740,0</text:p>
          </table:table-cell>
          <table:table-cell table:formula="of:=[.C597]" office:value-type="float" office:value="9083.5" calcext:value-type="float">
            <text:p>9083,5</text:p>
          </table:table-cell>
          <table:table-cell table:formula="of:=[.D598]*2" office:value-type="float" office:value="18167" calcext:value-type="float">
            <text:p>18167,0</text:p>
          </table:table-cell>
          <table:table-cell table:formula="of:=[.D597]" office:value-type="float" office:value="9378.5" calcext:value-type="float">
            <text:p>9378,5</text:p>
          </table:table-cell>
          <table:table-cell table:number-columns-repeated="3"/>
        </table:table-row>
        <table:table-row table:style-name="ro1">
          <table:table-cell table:formula="of:=IF([.B599]&gt;=0;1;-1)*(2^[.$D$3])" office:value-type="float" office:value="4096" calcext:value-type="float">
            <text:p>4096</text:p>
          </table:table-cell>
          <table:table-cell table:formula="of:=[.$B$3]+[.E599]-[.F599]" office:value-type="float" office:value="6444" calcext:value-type="float">
            <text:p>6444,0</text:p>
          </table:table-cell>
          <table:table-cell table:formula="of:=[.B599]-[.A599]" office:value-type="float" office:value="2348" calcext:value-type="float">
            <text:p>2348,0</text:p>
          </table:table-cell>
          <table:table-cell table:formula="of:=[.C598]" office:value-type="float" office:value="6740" calcext:value-type="float">
            <text:p>6740,0</text:p>
          </table:table-cell>
          <table:table-cell table:formula="of:=[.D599]*2" office:value-type="float" office:value="13480" calcext:value-type="float">
            <text:p>13480,0</text:p>
          </table:table-cell>
          <table:table-cell table:formula="of:=[.D598]" office:value-type="float" office:value="9083.5" calcext:value-type="float">
            <text:p>9083,5</text:p>
          </table:table-cell>
          <table:table-cell table:number-columns-repeated="3"/>
        </table:table-row>
        <table:table-row table:style-name="ro1">
          <table:table-cell table:formula="of:=IF([.B600]&gt;=0;1;-1)*(2^[.$D$3])" office:value-type="float" office:value="4096" calcext:value-type="float">
            <text:p>4096</text:p>
          </table:table-cell>
          <table:table-cell table:formula="of:=[.$B$3]+[.E600]-[.F600]" office:value-type="float" office:value="3.5" calcext:value-type="float">
            <text:p>3,5</text:p>
          </table:table-cell>
          <table:table-cell table:formula="of:=[.B600]-[.A600]" office:value-type="float" office:value="-4092.5" calcext:value-type="float">
            <text:p>-4092,5</text:p>
          </table:table-cell>
          <table:table-cell table:formula="of:=[.C599]" office:value-type="float" office:value="2348" calcext:value-type="float">
            <text:p>2348,0</text:p>
          </table:table-cell>
          <table:table-cell table:formula="of:=[.D600]*2" office:value-type="float" office:value="4696" calcext:value-type="float">
            <text:p>4696,0</text:p>
          </table:table-cell>
          <table:table-cell table:formula="of:=[.D599]" office:value-type="float" office:value="6740" calcext:value-type="float">
            <text:p>6740,0</text:p>
          </table:table-cell>
          <table:table-cell table:number-columns-repeated="3"/>
        </table:table-row>
        <table:table-row table:style-name="ro1">
          <table:table-cell table:formula="of:=IF([.B601]&gt;=0;1;-1)*(2^[.$D$3])" office:value-type="float" office:value="-4096" calcext:value-type="float">
            <text:p>-4096</text:p>
          </table:table-cell>
          <table:table-cell table:formula="of:=[.$B$3]+[.E601]-[.F601]" office:value-type="float" office:value="-8485.5" calcext:value-type="float">
            <text:p>-8485,5</text:p>
          </table:table-cell>
          <table:table-cell table:formula="of:=[.B601]-[.A601]" office:value-type="float" office:value="-4389.5" calcext:value-type="float">
            <text:p>-4389,5</text:p>
          </table:table-cell>
          <table:table-cell table:formula="of:=[.C600]" office:value-type="float" office:value="-4092.5" calcext:value-type="float">
            <text:p>-4092,5</text:p>
          </table:table-cell>
          <table:table-cell table:formula="of:=[.D601]*2" office:value-type="float" office:value="-8185" calcext:value-type="float">
            <text:p>-8185,0</text:p>
          </table:table-cell>
          <table:table-cell table:formula="of:=[.D600]" office:value-type="float" office:value="2348" calcext:value-type="float">
            <text:p>2348,0</text:p>
          </table:table-cell>
          <table:table-cell table:number-columns-repeated="3"/>
        </table:table-row>
        <table:table-row table:style-name="ro1">
          <table:table-cell table:formula="of:=IF([.B602]&gt;=0;1;-1)*(2^[.$D$3])" office:value-type="float" office:value="-4096" calcext:value-type="float">
            <text:p>-4096</text:p>
          </table:table-cell>
          <table:table-cell table:formula="of:=[.$B$3]+[.E602]-[.F602]" office:value-type="float" office:value="-2639" calcext:value-type="float">
            <text:p>-2639,0</text:p>
          </table:table-cell>
          <table:table-cell table:formula="of:=[.B602]-[.A602]" office:value-type="float" office:value="1457" calcext:value-type="float">
            <text:p>1457,0</text:p>
          </table:table-cell>
          <table:table-cell table:formula="of:=[.C601]" office:value-type="float" office:value="-4389.5" calcext:value-type="float">
            <text:p>-4389,5</text:p>
          </table:table-cell>
          <table:table-cell table:formula="of:=[.D602]*2" office:value-type="float" office:value="-8779" calcext:value-type="float">
            <text:p>-8779,0</text:p>
          </table:table-cell>
          <table:table-cell table:formula="of:=[.D601]" office:value-type="float" office:value="-4092.5" calcext:value-type="float">
            <text:p>-4092,5</text:p>
          </table:table-cell>
          <table:table-cell table:number-columns-repeated="3"/>
        </table:table-row>
        <table:table-row table:style-name="ro1">
          <table:table-cell table:formula="of:=IF([.B603]&gt;=0;1;-1)*(2^[.$D$3])" office:value-type="float" office:value="4096" calcext:value-type="float">
            <text:p>4096</text:p>
          </table:table-cell>
          <table:table-cell table:formula="of:=[.$B$3]+[.E603]-[.F603]" office:value-type="float" office:value="9351" calcext:value-type="float">
            <text:p>9351,0</text:p>
          </table:table-cell>
          <table:table-cell table:formula="of:=[.B603]-[.A603]" office:value-type="float" office:value="5255" calcext:value-type="float">
            <text:p>5255,0</text:p>
          </table:table-cell>
          <table:table-cell table:formula="of:=[.C602]" office:value-type="float" office:value="1457" calcext:value-type="float">
            <text:p>1457,0</text:p>
          </table:table-cell>
          <table:table-cell table:formula="of:=[.D603]*2" office:value-type="float" office:value="2914" calcext:value-type="float">
            <text:p>2914,0</text:p>
          </table:table-cell>
          <table:table-cell table:formula="of:=[.D602]" office:value-type="float" office:value="-4389.5" calcext:value-type="float">
            <text:p>-4389,5</text:p>
          </table:table-cell>
          <table:table-cell table:number-columns-repeated="3"/>
        </table:table-row>
        <table:table-row table:style-name="ro1">
          <table:table-cell table:formula="of:=IF([.B604]&gt;=0;1;-1)*(2^[.$D$3])" office:value-type="float" office:value="4096" calcext:value-type="float">
            <text:p>4096</text:p>
          </table:table-cell>
          <table:table-cell table:formula="of:=[.$B$3]+[.E604]-[.F604]" office:value-type="float" office:value="11100.5" calcext:value-type="float">
            <text:p>11100,5</text:p>
          </table:table-cell>
          <table:table-cell table:formula="of:=[.B604]-[.A604]" office:value-type="float" office:value="7004.5" calcext:value-type="float">
            <text:p>7004,5</text:p>
          </table:table-cell>
          <table:table-cell table:formula="of:=[.C603]" office:value-type="float" office:value="5255" calcext:value-type="float">
            <text:p>5255,0</text:p>
          </table:table-cell>
          <table:table-cell table:formula="of:=[.D604]*2" office:value-type="float" office:value="10510" calcext:value-type="float">
            <text:p>10510,0</text:p>
          </table:table-cell>
          <table:table-cell table:formula="of:=[.D603]" office:value-type="float" office:value="1457" calcext:value-type="float">
            <text:p>1457,0</text:p>
          </table:table-cell>
          <table:table-cell table:number-columns-repeated="3"/>
        </table:table-row>
        <table:table-row table:style-name="ro1">
          <table:table-cell table:formula="of:=IF([.B605]&gt;=0;1;-1)*(2^[.$D$3])" office:value-type="float" office:value="4096" calcext:value-type="float">
            <text:p>4096</text:p>
          </table:table-cell>
          <table:table-cell table:formula="of:=[.$B$3]+[.E605]-[.F605]" office:value-type="float" office:value="10801.5" calcext:value-type="float">
            <text:p>10801,5</text:p>
          </table:table-cell>
          <table:table-cell table:formula="of:=[.B605]-[.A605]" office:value-type="float" office:value="6705.5" calcext:value-type="float">
            <text:p>6705,5</text:p>
          </table:table-cell>
          <table:table-cell table:formula="of:=[.C604]" office:value-type="float" office:value="7004.5" calcext:value-type="float">
            <text:p>7004,5</text:p>
          </table:table-cell>
          <table:table-cell table:formula="of:=[.D605]*2" office:value-type="float" office:value="14009" calcext:value-type="float">
            <text:p>14009,0</text:p>
          </table:table-cell>
          <table:table-cell table:formula="of:=[.D604]" office:value-type="float" office:value="5255" calcext:value-type="float">
            <text:p>5255,0</text:p>
          </table:table-cell>
          <table:table-cell table:number-columns-repeated="3"/>
        </table:table-row>
        <table:table-row table:style-name="ro1">
          <table:table-cell table:formula="of:=IF([.B606]&gt;=0;1;-1)*(2^[.$D$3])" office:value-type="float" office:value="4096" calcext:value-type="float">
            <text:p>4096</text:p>
          </table:table-cell>
          <table:table-cell table:formula="of:=[.$B$3]+[.E606]-[.F606]" office:value-type="float" office:value="8454" calcext:value-type="float">
            <text:p>8454,0</text:p>
          </table:table-cell>
          <table:table-cell table:formula="of:=[.B606]-[.A606]" office:value-type="float" office:value="4358" calcext:value-type="float">
            <text:p>4358,0</text:p>
          </table:table-cell>
          <table:table-cell table:formula="of:=[.C605]" office:value-type="float" office:value="6705.5" calcext:value-type="float">
            <text:p>6705,5</text:p>
          </table:table-cell>
          <table:table-cell table:formula="of:=[.D606]*2" office:value-type="float" office:value="13411" calcext:value-type="float">
            <text:p>13411,0</text:p>
          </table:table-cell>
          <table:table-cell table:formula="of:=[.D605]" office:value-type="float" office:value="7004.5" calcext:value-type="float">
            <text:p>7004,5</text:p>
          </table:table-cell>
          <table:table-cell table:number-columns-repeated="3"/>
        </table:table-row>
        <table:table-row table:style-name="ro1">
          <table:table-cell table:formula="of:=IF([.B607]&gt;=0;1;-1)*(2^[.$D$3])" office:value-type="float" office:value="4096" calcext:value-type="float">
            <text:p>4096</text:p>
          </table:table-cell>
          <table:table-cell table:formula="of:=[.$B$3]+[.E607]-[.F607]" office:value-type="float" office:value="4058" calcext:value-type="float">
            <text:p>4058,0</text:p>
          </table:table-cell>
          <table:table-cell table:formula="of:=[.B607]-[.A607]" office:value-type="float" office:value="-38" calcext:value-type="float">
            <text:p>-38,0</text:p>
          </table:table-cell>
          <table:table-cell table:formula="of:=[.C606]" office:value-type="float" office:value="4358" calcext:value-type="float">
            <text:p>4358,0</text:p>
          </table:table-cell>
          <table:table-cell table:formula="of:=[.D607]*2" office:value-type="float" office:value="8716" calcext:value-type="float">
            <text:p>8716,0</text:p>
          </table:table-cell>
          <table:table-cell table:formula="of:=[.D606]" office:value-type="float" office:value="6705.5" calcext:value-type="float">
            <text:p>6705,5</text:p>
          </table:table-cell>
          <table:table-cell table:number-columns-repeated="3"/>
        </table:table-row>
        <table:table-row table:style-name="ro1">
          <table:table-cell table:formula="of:=IF([.B608]&gt;=0;1;-1)*(2^[.$D$3])" office:value-type="float" office:value="-4096" calcext:value-type="float">
            <text:p>-4096</text:p>
          </table:table-cell>
          <table:table-cell table:formula="of:=[.$B$3]+[.E608]-[.F608]" office:value-type="float" office:value="-2386.5" calcext:value-type="float">
            <text:p>-2386,5</text:p>
          </table:table-cell>
          <table:table-cell table:formula="of:=[.B608]-[.A608]" office:value-type="float" office:value="1709.5" calcext:value-type="float">
            <text:p>1709,5</text:p>
          </table:table-cell>
          <table:table-cell table:formula="of:=[.C607]" office:value-type="float" office:value="-38" calcext:value-type="float">
            <text:p>-38,0</text:p>
          </table:table-cell>
          <table:table-cell table:formula="of:=[.D608]*2" office:value-type="float" office:value="-76" calcext:value-type="float">
            <text:p>-76,0</text:p>
          </table:table-cell>
          <table:table-cell table:formula="of:=[.D607]" office:value-type="float" office:value="4358" calcext:value-type="float">
            <text:p>4358,0</text:p>
          </table:table-cell>
          <table:table-cell table:number-columns-repeated="3"/>
        </table:table-row>
        <table:table-row table:style-name="ro1">
          <table:table-cell table:formula="of:=IF([.B609]&gt;=0;1;-1)*(2^[.$D$3])" office:value-type="float" office:value="4096" calcext:value-type="float">
            <text:p>4096</text:p>
          </table:table-cell>
          <table:table-cell table:formula="of:=[.$B$3]+[.E609]-[.F609]" office:value-type="float" office:value="5504.5" calcext:value-type="float">
            <text:p>5504,5</text:p>
          </table:table-cell>
          <table:table-cell table:formula="of:=[.B609]-[.A609]" office:value-type="float" office:value="1408.5" calcext:value-type="float">
            <text:p>1408,5</text:p>
          </table:table-cell>
          <table:table-cell table:formula="of:=[.C608]" office:value-type="float" office:value="1709.5" calcext:value-type="float">
            <text:p>1709,5</text:p>
          </table:table-cell>
          <table:table-cell table:formula="of:=[.D609]*2" office:value-type="float" office:value="3419" calcext:value-type="float">
            <text:p>3419,0</text:p>
          </table:table-cell>
          <table:table-cell table:formula="of:=[.D608]" office:value-type="float" office:value="-38" calcext:value-type="float">
            <text:p>-38,0</text:p>
          </table:table-cell>
          <table:table-cell table:number-columns-repeated="3"/>
        </table:table-row>
        <table:table-row table:style-name="ro1">
          <table:table-cell table:formula="of:=IF([.B610]&gt;=0;1;-1)*(2^[.$D$3])" office:value-type="float" office:value="4096" calcext:value-type="float">
            <text:p>4096</text:p>
          </table:table-cell>
          <table:table-cell table:formula="of:=[.$B$3]+[.E610]-[.F610]" office:value-type="float" office:value="3155" calcext:value-type="float">
            <text:p>3155,0</text:p>
          </table:table-cell>
          <table:table-cell table:formula="of:=[.B610]-[.A610]" office:value-type="float" office:value="-941" calcext:value-type="float">
            <text:p>-941,0</text:p>
          </table:table-cell>
          <table:table-cell table:formula="of:=[.C609]" office:value-type="float" office:value="1408.5" calcext:value-type="float">
            <text:p>1408,5</text:p>
          </table:table-cell>
          <table:table-cell table:formula="of:=[.D610]*2" office:value-type="float" office:value="2817" calcext:value-type="float">
            <text:p>2817,0</text:p>
          </table:table-cell>
          <table:table-cell table:formula="of:=[.D609]" office:value-type="float" office:value="1709.5" calcext:value-type="float">
            <text:p>1709,5</text:p>
          </table:table-cell>
          <table:table-cell table:number-columns-repeated="3"/>
        </table:table-row>
        <table:table-row table:style-name="ro1">
          <table:table-cell table:formula="of:=IF([.B611]&gt;=0;1;-1)*(2^[.$D$3])" office:value-type="float" office:value="-4096" calcext:value-type="float">
            <text:p>-4096</text:p>
          </table:table-cell>
          <table:table-cell table:formula="of:=[.$B$3]+[.E611]-[.F611]" office:value-type="float" office:value="-1243" calcext:value-type="float">
            <text:p>-1243,0</text:p>
          </table:table-cell>
          <table:table-cell table:formula="of:=[.B611]-[.A611]" office:value-type="float" office:value="2853" calcext:value-type="float">
            <text:p>2853,0</text:p>
          </table:table-cell>
          <table:table-cell table:formula="of:=[.C610]" office:value-type="float" office:value="-941" calcext:value-type="float">
            <text:p>-941,0</text:p>
          </table:table-cell>
          <table:table-cell table:formula="of:=[.D611]*2" office:value-type="float" office:value="-1882" calcext:value-type="float">
            <text:p>-1882,0</text:p>
          </table:table-cell>
          <table:table-cell table:formula="of:=[.D610]" office:value-type="float" office:value="1408.5" calcext:value-type="float">
            <text:p>1408,5</text:p>
          </table:table-cell>
          <table:table-cell table:number-columns-repeated="3"/>
        </table:table-row>
        <table:table-row table:style-name="ro1">
          <table:table-cell table:formula="of:=IF([.B612]&gt;=0;1;-1)*(2^[.$D$3])" office:value-type="float" office:value="4096" calcext:value-type="float">
            <text:p>4096</text:p>
          </table:table-cell>
          <table:table-cell table:formula="of:=[.$B$3]+[.E612]-[.F612]" office:value-type="float" office:value="8694.5" calcext:value-type="float">
            <text:p>8694,5</text:p>
          </table:table-cell>
          <table:table-cell table:formula="of:=[.B612]-[.A612]" office:value-type="float" office:value="4598.5" calcext:value-type="float">
            <text:p>4598,5</text:p>
          </table:table-cell>
          <table:table-cell table:formula="of:=[.C611]" office:value-type="float" office:value="2853" calcext:value-type="float">
            <text:p>2853,0</text:p>
          </table:table-cell>
          <table:table-cell table:formula="of:=[.D612]*2" office:value-type="float" office:value="5706" calcext:value-type="float">
            <text:p>5706,0</text:p>
          </table:table-cell>
          <table:table-cell table:formula="of:=[.D611]" office:value-type="float" office:value="-941" calcext:value-type="float">
            <text:p>-941,0</text:p>
          </table:table-cell>
          <table:table-cell table:number-columns-repeated="3"/>
        </table:table-row>
        <table:table-row table:style-name="ro1">
          <table:table-cell table:formula="of:=IF([.B613]&gt;=0;1;-1)*(2^[.$D$3])" office:value-type="float" office:value="4096" calcext:value-type="float">
            <text:p>4096</text:p>
          </table:table-cell>
          <table:table-cell table:formula="of:=[.$B$3]+[.E613]-[.F613]" office:value-type="float" office:value="8391.5" calcext:value-type="float">
            <text:p>8391,5</text:p>
          </table:table-cell>
          <table:table-cell table:formula="of:=[.B613]-[.A613]" office:value-type="float" office:value="4295.5" calcext:value-type="float">
            <text:p>4295,5</text:p>
          </table:table-cell>
          <table:table-cell table:formula="of:=[.C612]" office:value-type="float" office:value="4598.5" calcext:value-type="float">
            <text:p>4598,5</text:p>
          </table:table-cell>
          <table:table-cell table:formula="of:=[.D613]*2" office:value-type="float" office:value="9197" calcext:value-type="float">
            <text:p>9197,0</text:p>
          </table:table-cell>
          <table:table-cell table:formula="of:=[.D612]" office:value-type="float" office:value="2853" calcext:value-type="float">
            <text:p>2853,0</text:p>
          </table:table-cell>
          <table:table-cell table:number-columns-repeated="3"/>
        </table:table-row>
        <table:table-row table:style-name="ro1">
          <table:table-cell table:formula="of:=IF([.B614]&gt;=0;1;-1)*(2^[.$D$3])" office:value-type="float" office:value="4096" calcext:value-type="float">
            <text:p>4096</text:p>
          </table:table-cell>
          <table:table-cell table:formula="of:=[.$B$3]+[.E614]-[.F614]" office:value-type="float" office:value="6040" calcext:value-type="float">
            <text:p>6040,0</text:p>
          </table:table-cell>
          <table:table-cell table:formula="of:=[.B614]-[.A614]" office:value-type="float" office:value="1944" calcext:value-type="float">
            <text:p>1944,0</text:p>
          </table:table-cell>
          <table:table-cell table:formula="of:=[.C613]" office:value-type="float" office:value="4295.5" calcext:value-type="float">
            <text:p>4295,5</text:p>
          </table:table-cell>
          <table:table-cell table:formula="of:=[.D614]*2" office:value-type="float" office:value="8591" calcext:value-type="float">
            <text:p>8591,0</text:p>
          </table:table-cell>
          <table:table-cell table:formula="of:=[.D613]" office:value-type="float" office:value="4598.5" calcext:value-type="float">
            <text:p>4598,5</text:p>
          </table:table-cell>
          <table:table-cell table:number-columns-repeated="3"/>
        </table:table-row>
        <table:table-row table:style-name="ro1">
          <table:table-cell table:formula="of:=IF([.B615]&gt;=0;1;-1)*(2^[.$D$3])" office:value-type="float" office:value="4096" calcext:value-type="float">
            <text:p>4096</text:p>
          </table:table-cell>
          <table:table-cell table:formula="of:=[.$B$3]+[.E615]-[.F615]" office:value-type="float" office:value="1640" calcext:value-type="float">
            <text:p>1640,0</text:p>
          </table:table-cell>
          <table:table-cell table:formula="of:=[.B615]-[.A615]" office:value-type="float" office:value="-2456" calcext:value-type="float">
            <text:p>-2456,0</text:p>
          </table:table-cell>
          <table:table-cell table:formula="of:=[.C614]" office:value-type="float" office:value="1944" calcext:value-type="float">
            <text:p>1944,0</text:p>
          </table:table-cell>
          <table:table-cell table:formula="of:=[.D615]*2" office:value-type="float" office:value="3888" calcext:value-type="float">
            <text:p>3888,0</text:p>
          </table:table-cell>
          <table:table-cell table:formula="of:=[.D614]" office:value-type="float" office:value="4295.5" calcext:value-type="float">
            <text:p>4295,5</text:p>
          </table:table-cell>
          <table:table-cell table:number-columns-repeated="3"/>
        </table:table-row>
        <table:table-row table:style-name="ro1">
          <table:table-cell table:formula="of:=IF([.B616]&gt;=0;1;-1)*(2^[.$D$3])" office:value-type="float" office:value="-4096" calcext:value-type="float">
            <text:p>-4096</text:p>
          </table:table-cell>
          <table:table-cell table:formula="of:=[.$B$3]+[.E616]-[.F616]" office:value-type="float" office:value="-4808.5" calcext:value-type="float">
            <text:p>-4808,5</text:p>
          </table:table-cell>
          <table:table-cell table:formula="of:=[.B616]-[.A616]" office:value-type="float" office:value="-712.5" calcext:value-type="float">
            <text:p>-712,5</text:p>
          </table:table-cell>
          <table:table-cell table:formula="of:=[.C615]" office:value-type="float" office:value="-2456" calcext:value-type="float">
            <text:p>-2456,0</text:p>
          </table:table-cell>
          <table:table-cell table:formula="of:=[.D616]*2" office:value-type="float" office:value="-4912" calcext:value-type="float">
            <text:p>-4912,0</text:p>
          </table:table-cell>
          <table:table-cell table:formula="of:=[.D615]" office:value-type="float" office:value="1944" calcext:value-type="float">
            <text:p>1944,0</text:p>
          </table:table-cell>
          <table:table-cell table:number-columns-repeated="3"/>
        </table:table-row>
        <table:table-row table:style-name="ro1">
          <table:table-cell table:formula="of:=IF([.B617]&gt;=0;1;-1)*(2^[.$D$3])" office:value-type="float" office:value="4096" calcext:value-type="float">
            <text:p>4096</text:p>
          </table:table-cell>
          <table:table-cell table:formula="of:=[.$B$3]+[.E617]-[.F617]" office:value-type="float" office:value="3078.5" calcext:value-type="float">
            <text:p>3078,5</text:p>
          </table:table-cell>
          <table:table-cell table:formula="of:=[.B617]-[.A617]" office:value-type="float" office:value="-1017.5" calcext:value-type="float">
            <text:p>-1017,5</text:p>
          </table:table-cell>
          <table:table-cell table:formula="of:=[.C616]" office:value-type="float" office:value="-712.5" calcext:value-type="float">
            <text:p>-712,5</text:p>
          </table:table-cell>
          <table:table-cell table:formula="of:=[.D617]*2" office:value-type="float" office:value="-1425" calcext:value-type="float">
            <text:p>-1425,0</text:p>
          </table:table-cell>
          <table:table-cell table:formula="of:=[.D616]" office:value-type="float" office:value="-2456" calcext:value-type="float">
            <text:p>-2456,0</text:p>
          </table:table-cell>
          <table:table-cell table:number-columns-repeated="3"/>
        </table:table-row>
        <table:table-row table:style-name="ro1">
          <table:table-cell table:formula="of:=IF([.B618]&gt;=0;1;-1)*(2^[.$D$3])" office:value-type="float" office:value="4096" calcext:value-type="float">
            <text:p>4096</text:p>
          </table:table-cell>
          <table:table-cell table:formula="of:=[.$B$3]+[.E618]-[.F618]" office:value-type="float" office:value="725" calcext:value-type="float">
            <text:p>725,0</text:p>
          </table:table-cell>
          <table:table-cell table:formula="of:=[.B618]-[.A618]" office:value-type="float" office:value="-3371" calcext:value-type="float">
            <text:p>-3371,0</text:p>
          </table:table-cell>
          <table:table-cell table:formula="of:=[.C617]" office:value-type="float" office:value="-1017.5" calcext:value-type="float">
            <text:p>-1017,5</text:p>
          </table:table-cell>
          <table:table-cell table:formula="of:=[.D618]*2" office:value-type="float" office:value="-2035" calcext:value-type="float">
            <text:p>-2035,0</text:p>
          </table:table-cell>
          <table:table-cell table:formula="of:=[.D617]" office:value-type="float" office:value="-712.5" calcext:value-type="float">
            <text:p>-712,5</text:p>
          </table:table-cell>
          <table:table-cell table:number-columns-repeated="3"/>
        </table:table-row>
        <table:table-row table:style-name="ro1">
          <table:table-cell table:formula="of:=IF([.B619]&gt;=0;1;-1)*(2^[.$D$3])" office:value-type="float" office:value="-4096" calcext:value-type="float">
            <text:p>-4096</text:p>
          </table:table-cell>
          <table:table-cell table:formula="of:=[.$B$3]+[.E619]-[.F619]" office:value-type="float" office:value="-3677" calcext:value-type="float">
            <text:p>-3677,0</text:p>
          </table:table-cell>
          <table:table-cell table:formula="of:=[.B619]-[.A619]" office:value-type="float" office:value="419" calcext:value-type="float">
            <text:p>419,0</text:p>
          </table:table-cell>
          <table:table-cell table:formula="of:=[.C618]" office:value-type="float" office:value="-3371" calcext:value-type="float">
            <text:p>-3371,0</text:p>
          </table:table-cell>
          <table:table-cell table:formula="of:=[.D619]*2" office:value-type="float" office:value="-6742" calcext:value-type="float">
            <text:p>-6742,0</text:p>
          </table:table-cell>
          <table:table-cell table:formula="of:=[.D618]" office:value-type="float" office:value="-1017.5" calcext:value-type="float">
            <text:p>-1017,5</text:p>
          </table:table-cell>
          <table:table-cell table:number-columns-repeated="3"/>
        </table:table-row>
        <table:table-row table:style-name="ro1">
          <table:table-cell table:formula="of:=IF([.B620]&gt;=0;1;-1)*(2^[.$D$3])" office:value-type="float" office:value="4096" calcext:value-type="float">
            <text:p>4096</text:p>
          </table:table-cell>
          <table:table-cell table:formula="of:=[.$B$3]+[.E620]-[.F620]" office:value-type="float" office:value="6256.5" calcext:value-type="float">
            <text:p>6256,5</text:p>
          </table:table-cell>
          <table:table-cell table:formula="of:=[.B620]-[.A620]" office:value-type="float" office:value="2160.5" calcext:value-type="float">
            <text:p>2160,5</text:p>
          </table:table-cell>
          <table:table-cell table:formula="of:=[.C619]" office:value-type="float" office:value="419" calcext:value-type="float">
            <text:p>419,0</text:p>
          </table:table-cell>
          <table:table-cell table:formula="of:=[.D620]*2" office:value-type="float" office:value="838" calcext:value-type="float">
            <text:p>838,0</text:p>
          </table:table-cell>
          <table:table-cell table:formula="of:=[.D619]" office:value-type="float" office:value="-3371" calcext:value-type="float">
            <text:p>-3371,0</text:p>
          </table:table-cell>
          <table:table-cell table:number-columns-repeated="3"/>
        </table:table-row>
        <table:table-row table:style-name="ro1">
          <table:table-cell table:formula="of:=IF([.B621]&gt;=0;1;-1)*(2^[.$D$3])" office:value-type="float" office:value="4096" calcext:value-type="float">
            <text:p>4096</text:p>
          </table:table-cell>
          <table:table-cell table:formula="of:=[.$B$3]+[.E621]-[.F621]" office:value-type="float" office:value="5949.5" calcext:value-type="float">
            <text:p>5949,5</text:p>
          </table:table-cell>
          <table:table-cell table:formula="of:=[.B621]-[.A621]" office:value-type="float" office:value="1853.5" calcext:value-type="float">
            <text:p>1853,5</text:p>
          </table:table-cell>
          <table:table-cell table:formula="of:=[.C620]" office:value-type="float" office:value="2160.5" calcext:value-type="float">
            <text:p>2160,5</text:p>
          </table:table-cell>
          <table:table-cell table:formula="of:=[.D621]*2" office:value-type="float" office:value="4321" calcext:value-type="float">
            <text:p>4321,0</text:p>
          </table:table-cell>
          <table:table-cell table:formula="of:=[.D620]" office:value-type="float" office:value="419" calcext:value-type="float">
            <text:p>419,0</text:p>
          </table:table-cell>
          <table:table-cell table:number-columns-repeated="3"/>
        </table:table-row>
        <table:table-row table:style-name="ro1">
          <table:table-cell table:formula="of:=IF([.B622]&gt;=0;1;-1)*(2^[.$D$3])" office:value-type="float" office:value="4096" calcext:value-type="float">
            <text:p>4096</text:p>
          </table:table-cell>
          <table:table-cell table:formula="of:=[.$B$3]+[.E622]-[.F622]" office:value-type="float" office:value="3594" calcext:value-type="float">
            <text:p>3594,0</text:p>
          </table:table-cell>
          <table:table-cell table:formula="of:=[.B622]-[.A622]" office:value-type="float" office:value="-502" calcext:value-type="float">
            <text:p>-502,0</text:p>
          </table:table-cell>
          <table:table-cell table:formula="of:=[.C621]" office:value-type="float" office:value="1853.5" calcext:value-type="float">
            <text:p>1853,5</text:p>
          </table:table-cell>
          <table:table-cell table:formula="of:=[.D622]*2" office:value-type="float" office:value="3707" calcext:value-type="float">
            <text:p>3707,0</text:p>
          </table:table-cell>
          <table:table-cell table:formula="of:=[.D621]" office:value-type="float" office:value="2160.5" calcext:value-type="float">
            <text:p>2160,5</text:p>
          </table:table-cell>
          <table:table-cell table:number-columns-repeated="3"/>
        </table:table-row>
        <table:table-row table:style-name="ro1">
          <table:table-cell table:formula="of:=IF([.B623]&gt;=0;1;-1)*(2^[.$D$3])" office:value-type="float" office:value="-4096" calcext:value-type="float">
            <text:p>-4096</text:p>
          </table:table-cell>
          <table:table-cell table:formula="of:=[.$B$3]+[.E623]-[.F623]" office:value-type="float" office:value="-810" calcext:value-type="float">
            <text:p>-810,0</text:p>
          </table:table-cell>
          <table:table-cell table:formula="of:=[.B623]-[.A623]" office:value-type="float" office:value="3286" calcext:value-type="float">
            <text:p>3286,0</text:p>
          </table:table-cell>
          <table:table-cell table:formula="of:=[.C622]" office:value-type="float" office:value="-502" calcext:value-type="float">
            <text:p>-502,0</text:p>
          </table:table-cell>
          <table:table-cell table:formula="of:=[.D623]*2" office:value-type="float" office:value="-1004" calcext:value-type="float">
            <text:p>-1004,0</text:p>
          </table:table-cell>
          <table:table-cell table:formula="of:=[.D622]" office:value-type="float" office:value="1853.5" calcext:value-type="float">
            <text:p>1853,5</text:p>
          </table:table-cell>
          <table:table-cell table:number-columns-repeated="3"/>
        </table:table-row>
        <table:table-row table:style-name="ro1">
          <table:table-cell table:formula="of:=IF([.B624]&gt;=0;1;-1)*(2^[.$D$3])" office:value-type="float" office:value="4096" calcext:value-type="float">
            <text:p>4096</text:p>
          </table:table-cell>
          <table:table-cell table:formula="of:=[.$B$3]+[.E624]-[.F624]" office:value-type="float" office:value="9121.5" calcext:value-type="float">
            <text:p>9121,5</text:p>
          </table:table-cell>
          <table:table-cell table:formula="of:=[.B624]-[.A624]" office:value-type="float" office:value="5025.5" calcext:value-type="float">
            <text:p>5025,5</text:p>
          </table:table-cell>
          <table:table-cell table:formula="of:=[.C623]" office:value-type="float" office:value="3286" calcext:value-type="float">
            <text:p>3286,0</text:p>
          </table:table-cell>
          <table:table-cell table:formula="of:=[.D624]*2" office:value-type="float" office:value="6572" calcext:value-type="float">
            <text:p>6572,0</text:p>
          </table:table-cell>
          <table:table-cell table:formula="of:=[.D623]" office:value-type="float" office:value="-502" calcext:value-type="float">
            <text:p>-502,0</text:p>
          </table:table-cell>
          <table:table-cell table:number-columns-repeated="3"/>
        </table:table-row>
        <table:table-row table:style-name="ro1">
          <table:table-cell table:formula="of:=IF([.B625]&gt;=0;1;-1)*(2^[.$D$3])" office:value-type="float" office:value="4096" calcext:value-type="float">
            <text:p>4096</text:p>
          </table:table-cell>
          <table:table-cell table:formula="of:=[.$B$3]+[.E625]-[.F625]" office:value-type="float" office:value="8812.5" calcext:value-type="float">
            <text:p>8812,5</text:p>
          </table:table-cell>
          <table:table-cell table:formula="of:=[.B625]-[.A625]" office:value-type="float" office:value="4716.5" calcext:value-type="float">
            <text:p>4716,5</text:p>
          </table:table-cell>
          <table:table-cell table:formula="of:=[.C624]" office:value-type="float" office:value="5025.5" calcext:value-type="float">
            <text:p>5025,5</text:p>
          </table:table-cell>
          <table:table-cell table:formula="of:=[.D625]*2" office:value-type="float" office:value="10051" calcext:value-type="float">
            <text:p>10051,0</text:p>
          </table:table-cell>
          <table:table-cell table:formula="of:=[.D624]" office:value-type="float" office:value="3286" calcext:value-type="float">
            <text:p>3286,0</text:p>
          </table:table-cell>
          <table:table-cell table:number-columns-repeated="3"/>
        </table:table-row>
        <table:table-row table:style-name="ro1">
          <table:table-cell table:formula="of:=IF([.B626]&gt;=0;1;-1)*(2^[.$D$3])" office:value-type="float" office:value="4096" calcext:value-type="float">
            <text:p>4096</text:p>
          </table:table-cell>
          <table:table-cell table:formula="of:=[.$B$3]+[.E626]-[.F626]" office:value-type="float" office:value="6455" calcext:value-type="float">
            <text:p>6455,0</text:p>
          </table:table-cell>
          <table:table-cell table:formula="of:=[.B626]-[.A626]" office:value-type="float" office:value="2359" calcext:value-type="float">
            <text:p>2359,0</text:p>
          </table:table-cell>
          <table:table-cell table:formula="of:=[.C625]" office:value-type="float" office:value="4716.5" calcext:value-type="float">
            <text:p>4716,5</text:p>
          </table:table-cell>
          <table:table-cell table:formula="of:=[.D626]*2" office:value-type="float" office:value="9433" calcext:value-type="float">
            <text:p>9433,0</text:p>
          </table:table-cell>
          <table:table-cell table:formula="of:=[.D625]" office:value-type="float" office:value="5025.5" calcext:value-type="float">
            <text:p>5025,5</text:p>
          </table:table-cell>
          <table:table-cell table:number-columns-repeated="3"/>
        </table:table-row>
        <table:table-row table:style-name="ro1">
          <table:table-cell table:formula="of:=IF([.B627]&gt;=0;1;-1)*(2^[.$D$3])" office:value-type="float" office:value="4096" calcext:value-type="float">
            <text:p>4096</text:p>
          </table:table-cell>
          <table:table-cell table:formula="of:=[.$B$3]+[.E627]-[.F627]" office:value-type="float" office:value="2049" calcext:value-type="float">
            <text:p>2049,0</text:p>
          </table:table-cell>
          <table:table-cell table:formula="of:=[.B627]-[.A627]" office:value-type="float" office:value="-2047" calcext:value-type="float">
            <text:p>-2047,0</text:p>
          </table:table-cell>
          <table:table-cell table:formula="of:=[.C626]" office:value-type="float" office:value="2359" calcext:value-type="float">
            <text:p>2359,0</text:p>
          </table:table-cell>
          <table:table-cell table:formula="of:=[.D627]*2" office:value-type="float" office:value="4718" calcext:value-type="float">
            <text:p>4718,0</text:p>
          </table:table-cell>
          <table:table-cell table:formula="of:=[.D626]" office:value-type="float" office:value="4716.5" calcext:value-type="float">
            <text:p>4716,5</text:p>
          </table:table-cell>
          <table:table-cell table:number-columns-repeated="3"/>
        </table:table-row>
        <table:table-row table:style-name="ro1">
          <table:table-cell table:formula="of:=IF([.B628]&gt;=0;1;-1)*(2^[.$D$3])" office:value-type="float" office:value="-4096" calcext:value-type="float">
            <text:p>-4096</text:p>
          </table:table-cell>
          <table:table-cell table:formula="of:=[.$B$3]+[.E628]-[.F628]" office:value-type="float" office:value="-4405.5" calcext:value-type="float">
            <text:p>-4405,5</text:p>
          </table:table-cell>
          <table:table-cell table:formula="of:=[.B628]-[.A628]" office:value-type="float" office:value="-309.5" calcext:value-type="float">
            <text:p>-309,5</text:p>
          </table:table-cell>
          <table:table-cell table:formula="of:=[.C627]" office:value-type="float" office:value="-2047" calcext:value-type="float">
            <text:p>-2047,0</text:p>
          </table:table-cell>
          <table:table-cell table:formula="of:=[.D628]*2" office:value-type="float" office:value="-4094" calcext:value-type="float">
            <text:p>-4094,0</text:p>
          </table:table-cell>
          <table:table-cell table:formula="of:=[.D627]" office:value-type="float" office:value="2359" calcext:value-type="float">
            <text:p>2359,0</text:p>
          </table:table-cell>
          <table:table-cell table:number-columns-repeated="3"/>
        </table:table-row>
        <table:table-row table:style-name="ro1">
          <table:table-cell table:formula="of:=IF([.B629]&gt;=0;1;-1)*(2^[.$D$3])" office:value-type="float" office:value="4096" calcext:value-type="float">
            <text:p>4096</text:p>
          </table:table-cell>
          <table:table-cell table:formula="of:=[.$B$3]+[.E629]-[.F629]" office:value-type="float" office:value="3475.5" calcext:value-type="float">
            <text:p>3475,5</text:p>
          </table:table-cell>
          <table:table-cell table:formula="of:=[.B629]-[.A629]" office:value-type="float" office:value="-620.5" calcext:value-type="float">
            <text:p>-620,5</text:p>
          </table:table-cell>
          <table:table-cell table:formula="of:=[.C628]" office:value-type="float" office:value="-309.5" calcext:value-type="float">
            <text:p>-309,5</text:p>
          </table:table-cell>
          <table:table-cell table:formula="of:=[.D629]*2" office:value-type="float" office:value="-619" calcext:value-type="float">
            <text:p>-619,0</text:p>
          </table:table-cell>
          <table:table-cell table:formula="of:=[.D628]" office:value-type="float" office:value="-2047" calcext:value-type="float">
            <text:p>-2047,0</text:p>
          </table:table-cell>
          <table:table-cell table:number-columns-repeated="3"/>
        </table:table-row>
        <table:table-row table:style-name="ro1">
          <table:table-cell table:formula="of:=IF([.B630]&gt;=0;1;-1)*(2^[.$D$3])" office:value-type="float" office:value="4096" calcext:value-type="float">
            <text:p>4096</text:p>
          </table:table-cell>
          <table:table-cell table:formula="of:=[.$B$3]+[.E630]-[.F630]" office:value-type="float" office:value="1116" calcext:value-type="float">
            <text:p>1116,0</text:p>
          </table:table-cell>
          <table:table-cell table:formula="of:=[.B630]-[.A630]" office:value-type="float" office:value="-2980" calcext:value-type="float">
            <text:p>-2980,0</text:p>
          </table:table-cell>
          <table:table-cell table:formula="of:=[.C629]" office:value-type="float" office:value="-620.5" calcext:value-type="float">
            <text:p>-620,5</text:p>
          </table:table-cell>
          <table:table-cell table:formula="of:=[.D630]*2" office:value-type="float" office:value="-1241" calcext:value-type="float">
            <text:p>-1241,0</text:p>
          </table:table-cell>
          <table:table-cell table:formula="of:=[.D629]" office:value-type="float" office:value="-309.5" calcext:value-type="float">
            <text:p>-309,5</text:p>
          </table:table-cell>
          <table:table-cell table:number-columns-repeated="3"/>
        </table:table-row>
        <table:table-row table:style-name="ro1">
          <table:table-cell table:formula="of:=IF([.B631]&gt;=0;1;-1)*(2^[.$D$3])" office:value-type="float" office:value="-4096" calcext:value-type="float">
            <text:p>-4096</text:p>
          </table:table-cell>
          <table:table-cell table:formula="of:=[.$B$3]+[.E631]-[.F631]" office:value-type="float" office:value="-3292" calcext:value-type="float">
            <text:p>-3292,0</text:p>
          </table:table-cell>
          <table:table-cell table:formula="of:=[.B631]-[.A631]" office:value-type="float" office:value="804" calcext:value-type="float">
            <text:p>804,0</text:p>
          </table:table-cell>
          <table:table-cell table:formula="of:=[.C630]" office:value-type="float" office:value="-2980" calcext:value-type="float">
            <text:p>-2980,0</text:p>
          </table:table-cell>
          <table:table-cell table:formula="of:=[.D631]*2" office:value-type="float" office:value="-5960" calcext:value-type="float">
            <text:p>-5960,0</text:p>
          </table:table-cell>
          <table:table-cell table:formula="of:=[.D630]" office:value-type="float" office:value="-620.5" calcext:value-type="float">
            <text:p>-620,5</text:p>
          </table:table-cell>
          <table:table-cell table:number-columns-repeated="3"/>
        </table:table-row>
        <table:table-row table:style-name="ro1">
          <table:table-cell table:formula="of:=IF([.B632]&gt;=0;1;-1)*(2^[.$D$3])" office:value-type="float" office:value="4096" calcext:value-type="float">
            <text:p>4096</text:p>
          </table:table-cell>
          <table:table-cell table:formula="of:=[.$B$3]+[.E632]-[.F632]" office:value-type="float" office:value="6635.5" calcext:value-type="float">
            <text:p>6635,5</text:p>
          </table:table-cell>
          <table:table-cell table:formula="of:=[.B632]-[.A632]" office:value-type="float" office:value="2539.5" calcext:value-type="float">
            <text:p>2539,5</text:p>
          </table:table-cell>
          <table:table-cell table:formula="of:=[.C631]" office:value-type="float" office:value="804" calcext:value-type="float">
            <text:p>804,0</text:p>
          </table:table-cell>
          <table:table-cell table:formula="of:=[.D632]*2" office:value-type="float" office:value="1608" calcext:value-type="float">
            <text:p>1608,0</text:p>
          </table:table-cell>
          <table:table-cell table:formula="of:=[.D631]" office:value-type="float" office:value="-2980" calcext:value-type="float">
            <text:p>-2980,0</text:p>
          </table:table-cell>
          <table:table-cell table:number-columns-repeated="3"/>
        </table:table-row>
        <table:table-row table:style-name="ro1">
          <table:table-cell table:formula="of:=IF([.B633]&gt;=0;1;-1)*(2^[.$D$3])" office:value-type="float" office:value="4096" calcext:value-type="float">
            <text:p>4096</text:p>
          </table:table-cell>
          <table:table-cell table:formula="of:=[.$B$3]+[.E633]-[.F633]" office:value-type="float" office:value="6322.5" calcext:value-type="float">
            <text:p>6322,5</text:p>
          </table:table-cell>
          <table:table-cell table:formula="of:=[.B633]-[.A633]" office:value-type="float" office:value="2226.5" calcext:value-type="float">
            <text:p>2226,5</text:p>
          </table:table-cell>
          <table:table-cell table:formula="of:=[.C632]" office:value-type="float" office:value="2539.5" calcext:value-type="float">
            <text:p>2539,5</text:p>
          </table:table-cell>
          <table:table-cell table:formula="of:=[.D633]*2" office:value-type="float" office:value="5079" calcext:value-type="float">
            <text:p>5079,0</text:p>
          </table:table-cell>
          <table:table-cell table:formula="of:=[.D632]" office:value-type="float" office:value="804" calcext:value-type="float">
            <text:p>804,0</text:p>
          </table:table-cell>
          <table:table-cell table:number-columns-repeated="3"/>
        </table:table-row>
        <table:table-row table:style-name="ro1">
          <table:table-cell table:formula="of:=IF([.B634]&gt;=0;1;-1)*(2^[.$D$3])" office:value-type="float" office:value="4096" calcext:value-type="float">
            <text:p>4096</text:p>
          </table:table-cell>
          <table:table-cell table:formula="of:=[.$B$3]+[.E634]-[.F634]" office:value-type="float" office:value="3961" calcext:value-type="float">
            <text:p>3961,0</text:p>
          </table:table-cell>
          <table:table-cell table:formula="of:=[.B634]-[.A634]" office:value-type="float" office:value="-135" calcext:value-type="float">
            <text:p>-135,0</text:p>
          </table:table-cell>
          <table:table-cell table:formula="of:=[.C633]" office:value-type="float" office:value="2226.5" calcext:value-type="float">
            <text:p>2226,5</text:p>
          </table:table-cell>
          <table:table-cell table:formula="of:=[.D634]*2" office:value-type="float" office:value="4453" calcext:value-type="float">
            <text:p>4453,0</text:p>
          </table:table-cell>
          <table:table-cell table:formula="of:=[.D633]" office:value-type="float" office:value="2539.5" calcext:value-type="float">
            <text:p>2539,5</text:p>
          </table:table-cell>
          <table:table-cell table:number-columns-repeated="3"/>
        </table:table-row>
        <table:table-row table:style-name="ro1">
          <table:table-cell table:formula="of:=IF([.B635]&gt;=0;1;-1)*(2^[.$D$3])" office:value-type="float" office:value="-4096" calcext:value-type="float">
            <text:p>-4096</text:p>
          </table:table-cell>
          <table:table-cell table:formula="of:=[.$B$3]+[.E635]-[.F635]" office:value-type="float" office:value="-449" calcext:value-type="float">
            <text:p>-449,0</text:p>
          </table:table-cell>
          <table:table-cell table:formula="of:=[.B635]-[.A635]" office:value-type="float" office:value="3647" calcext:value-type="float">
            <text:p>3647,0</text:p>
          </table:table-cell>
          <table:table-cell table:formula="of:=[.C634]" office:value-type="float" office:value="-135" calcext:value-type="float">
            <text:p>-135,0</text:p>
          </table:table-cell>
          <table:table-cell table:formula="of:=[.D635]*2" office:value-type="float" office:value="-270" calcext:value-type="float">
            <text:p>-270,0</text:p>
          </table:table-cell>
          <table:table-cell table:formula="of:=[.D634]" office:value-type="float" office:value="2226.5" calcext:value-type="float">
            <text:p>2226,5</text:p>
          </table:table-cell>
          <table:table-cell table:number-columns-repeated="3"/>
        </table:table-row>
        <table:table-row table:style-name="ro1">
          <table:table-cell table:formula="of:=IF([.B636]&gt;=0;1;-1)*(2^[.$D$3])" office:value-type="float" office:value="4096" calcext:value-type="float">
            <text:p>4096</text:p>
          </table:table-cell>
          <table:table-cell table:formula="of:=[.$B$3]+[.E636]-[.F636]" office:value-type="float" office:value="9476.5" calcext:value-type="float">
            <text:p>9476,5</text:p>
          </table:table-cell>
          <table:table-cell table:formula="of:=[.B636]-[.A636]" office:value-type="float" office:value="5380.5" calcext:value-type="float">
            <text:p>5380,5</text:p>
          </table:table-cell>
          <table:table-cell table:formula="of:=[.C635]" office:value-type="float" office:value="3647" calcext:value-type="float">
            <text:p>3647,0</text:p>
          </table:table-cell>
          <table:table-cell table:formula="of:=[.D636]*2" office:value-type="float" office:value="7294" calcext:value-type="float">
            <text:p>7294,0</text:p>
          </table:table-cell>
          <table:table-cell table:formula="of:=[.D635]" office:value-type="float" office:value="-135" calcext:value-type="float">
            <text:p>-135,0</text:p>
          </table:table-cell>
          <table:table-cell table:number-columns-repeated="3"/>
        </table:table-row>
        <table:table-row table:style-name="ro1">
          <table:table-cell table:formula="of:=IF([.B637]&gt;=0;1;-1)*(2^[.$D$3])" office:value-type="float" office:value="4096" calcext:value-type="float">
            <text:p>4096</text:p>
          </table:table-cell>
          <table:table-cell table:formula="of:=[.$B$3]+[.E637]-[.F637]" office:value-type="float" office:value="9161.5" calcext:value-type="float">
            <text:p>9161,5</text:p>
          </table:table-cell>
          <table:table-cell table:formula="of:=[.B637]-[.A637]" office:value-type="float" office:value="5065.5" calcext:value-type="float">
            <text:p>5065,5</text:p>
          </table:table-cell>
          <table:table-cell table:formula="of:=[.C636]" office:value-type="float" office:value="5380.5" calcext:value-type="float">
            <text:p>5380,5</text:p>
          </table:table-cell>
          <table:table-cell table:formula="of:=[.D637]*2" office:value-type="float" office:value="10761" calcext:value-type="float">
            <text:p>10761,0</text:p>
          </table:table-cell>
          <table:table-cell table:formula="of:=[.D636]" office:value-type="float" office:value="3647" calcext:value-type="float">
            <text:p>3647,0</text:p>
          </table:table-cell>
          <table:table-cell table:number-columns-repeated="3"/>
        </table:table-row>
        <table:table-row table:style-name="ro1">
          <table:table-cell table:formula="of:=IF([.B638]&gt;=0;1;-1)*(2^[.$D$3])" office:value-type="float" office:value="4096" calcext:value-type="float">
            <text:p>4096</text:p>
          </table:table-cell>
          <table:table-cell table:formula="of:=[.$B$3]+[.E638]-[.F638]" office:value-type="float" office:value="6798" calcext:value-type="float">
            <text:p>6798,0</text:p>
          </table:table-cell>
          <table:table-cell table:formula="of:=[.B638]-[.A638]" office:value-type="float" office:value="2702" calcext:value-type="float">
            <text:p>2702,0</text:p>
          </table:table-cell>
          <table:table-cell table:formula="of:=[.C637]" office:value-type="float" office:value="5065.5" calcext:value-type="float">
            <text:p>5065,5</text:p>
          </table:table-cell>
          <table:table-cell table:formula="of:=[.D638]*2" office:value-type="float" office:value="10131" calcext:value-type="float">
            <text:p>10131,0</text:p>
          </table:table-cell>
          <table:table-cell table:formula="of:=[.D637]" office:value-type="float" office:value="5380.5" calcext:value-type="float">
            <text:p>5380,5</text:p>
          </table:table-cell>
          <table:table-cell table:number-columns-repeated="3"/>
        </table:table-row>
        <table:table-row table:style-name="ro1">
          <table:table-cell table:formula="of:=IF([.B639]&gt;=0;1;-1)*(2^[.$D$3])" office:value-type="float" office:value="4096" calcext:value-type="float">
            <text:p>4096</text:p>
          </table:table-cell>
          <table:table-cell table:formula="of:=[.$B$3]+[.E639]-[.F639]" office:value-type="float" office:value="2386" calcext:value-type="float">
            <text:p>2386,0</text:p>
          </table:table-cell>
          <table:table-cell table:formula="of:=[.B639]-[.A639]" office:value-type="float" office:value="-1710" calcext:value-type="float">
            <text:p>-1710,0</text:p>
          </table:table-cell>
          <table:table-cell table:formula="of:=[.C638]" office:value-type="float" office:value="2702" calcext:value-type="float">
            <text:p>2702,0</text:p>
          </table:table-cell>
          <table:table-cell table:formula="of:=[.D639]*2" office:value-type="float" office:value="5404" calcext:value-type="float">
            <text:p>5404,0</text:p>
          </table:table-cell>
          <table:table-cell table:formula="of:=[.D638]" office:value-type="float" office:value="5065.5" calcext:value-type="float">
            <text:p>5065,5</text:p>
          </table:table-cell>
          <table:table-cell table:number-columns-repeated="3"/>
        </table:table-row>
        <table:table-row table:style-name="ro1">
          <table:table-cell table:formula="of:=IF([.B640]&gt;=0;1;-1)*(2^[.$D$3])" office:value-type="float" office:value="-4096" calcext:value-type="float">
            <text:p>-4096</text:p>
          </table:table-cell>
          <table:table-cell table:formula="of:=[.$B$3]+[.E640]-[.F640]" office:value-type="float" office:value="-4074.5" calcext:value-type="float">
            <text:p>-4074,5</text:p>
          </table:table-cell>
          <table:table-cell table:formula="of:=[.B640]-[.A640]" office:value-type="float" office:value="21.5" calcext:value-type="float">
            <text:p>21,5</text:p>
          </table:table-cell>
          <table:table-cell table:formula="of:=[.C639]" office:value-type="float" office:value="-1710" calcext:value-type="float">
            <text:p>-1710,0</text:p>
          </table:table-cell>
          <table:table-cell table:formula="of:=[.D640]*2" office:value-type="float" office:value="-3420" calcext:value-type="float">
            <text:p>-3420,0</text:p>
          </table:table-cell>
          <table:table-cell table:formula="of:=[.D639]" office:value-type="float" office:value="2702" calcext:value-type="float">
            <text:p>2702,0</text:p>
          </table:table-cell>
          <table:table-cell table:number-columns-repeated="3"/>
        </table:table-row>
        <table:table-row table:style-name="ro1">
          <table:table-cell table:formula="of:=IF([.B641]&gt;=0;1;-1)*(2^[.$D$3])" office:value-type="float" office:value="4096" calcext:value-type="float">
            <text:p>4096</text:p>
          </table:table-cell>
          <table:table-cell table:formula="of:=[.$B$3]+[.E641]-[.F641]" office:value-type="float" office:value="3800.5" calcext:value-type="float">
            <text:p>3800,5</text:p>
          </table:table-cell>
          <table:table-cell table:formula="of:=[.B641]-[.A641]" office:value-type="float" office:value="-295.5" calcext:value-type="float">
            <text:p>-295,5</text:p>
          </table:table-cell>
          <table:table-cell table:formula="of:=[.C640]" office:value-type="float" office:value="21.5" calcext:value-type="float">
            <text:p>21,5</text:p>
          </table:table-cell>
          <table:table-cell table:formula="of:=[.D641]*2" office:value-type="float" office:value="43" calcext:value-type="float">
            <text:p>43,0</text:p>
          </table:table-cell>
          <table:table-cell table:formula="of:=[.D640]" office:value-type="float" office:value="-1710" calcext:value-type="float">
            <text:p>-1710,0</text:p>
          </table:table-cell>
          <table:table-cell table:number-columns-repeated="3"/>
        </table:table-row>
        <table:table-row table:style-name="ro1">
          <table:table-cell table:formula="of:=IF([.B642]&gt;=0;1;-1)*(2^[.$D$3])" office:value-type="float" office:value="4096" calcext:value-type="float">
            <text:p>4096</text:p>
          </table:table-cell>
          <table:table-cell table:formula="of:=[.$B$3]+[.E642]-[.F642]" office:value-type="float" office:value="1435" calcext:value-type="float">
            <text:p>1435,0</text:p>
          </table:table-cell>
          <table:table-cell table:formula="of:=[.B642]-[.A642]" office:value-type="float" office:value="-2661" calcext:value-type="float">
            <text:p>-2661,0</text:p>
          </table:table-cell>
          <table:table-cell table:formula="of:=[.C641]" office:value-type="float" office:value="-295.5" calcext:value-type="float">
            <text:p>-295,5</text:p>
          </table:table-cell>
          <table:table-cell table:formula="of:=[.D642]*2" office:value-type="float" office:value="-591" calcext:value-type="float">
            <text:p>-591,0</text:p>
          </table:table-cell>
          <table:table-cell table:formula="of:=[.D641]" office:value-type="float" office:value="21.5" calcext:value-type="float">
            <text:p>21,5</text:p>
          </table:table-cell>
          <table:table-cell table:number-columns-repeated="3"/>
        </table:table-row>
        <table:table-row table:style-name="ro1">
          <table:table-cell table:formula="of:=IF([.B643]&gt;=0;1;-1)*(2^[.$D$3])" office:value-type="float" office:value="-4096" calcext:value-type="float">
            <text:p>-4096</text:p>
          </table:table-cell>
          <table:table-cell table:formula="of:=[.$B$3]+[.E643]-[.F643]" office:value-type="float" office:value="-2979" calcext:value-type="float">
            <text:p>-2979,0</text:p>
          </table:table-cell>
          <table:table-cell table:formula="of:=[.B643]-[.A643]" office:value-type="float" office:value="1117" calcext:value-type="float">
            <text:p>1117,0</text:p>
          </table:table-cell>
          <table:table-cell table:formula="of:=[.C642]" office:value-type="float" office:value="-2661" calcext:value-type="float">
            <text:p>-2661,0</text:p>
          </table:table-cell>
          <table:table-cell table:formula="of:=[.D643]*2" office:value-type="float" office:value="-5322" calcext:value-type="float">
            <text:p>-5322,0</text:p>
          </table:table-cell>
          <table:table-cell table:formula="of:=[.D642]" office:value-type="float" office:value="-295.5" calcext:value-type="float">
            <text:p>-295,5</text:p>
          </table:table-cell>
          <table:table-cell table:number-columns-repeated="3"/>
        </table:table-row>
        <table:table-row table:style-name="ro1">
          <table:table-cell table:formula="of:=IF([.B644]&gt;=0;1;-1)*(2^[.$D$3])" office:value-type="float" office:value="4096" calcext:value-type="float">
            <text:p>4096</text:p>
          </table:table-cell>
          <table:table-cell table:formula="of:=[.$B$3]+[.E644]-[.F644]" office:value-type="float" office:value="6942.5" calcext:value-type="float">
            <text:p>6942,5</text:p>
          </table:table-cell>
          <table:table-cell table:formula="of:=[.B644]-[.A644]" office:value-type="float" office:value="2846.5" calcext:value-type="float">
            <text:p>2846,5</text:p>
          </table:table-cell>
          <table:table-cell table:formula="of:=[.C643]" office:value-type="float" office:value="1117" calcext:value-type="float">
            <text:p>1117,0</text:p>
          </table:table-cell>
          <table:table-cell table:formula="of:=[.D644]*2" office:value-type="float" office:value="2234" calcext:value-type="float">
            <text:p>2234,0</text:p>
          </table:table-cell>
          <table:table-cell table:formula="of:=[.D643]" office:value-type="float" office:value="-2661" calcext:value-type="float">
            <text:p>-2661,0</text:p>
          </table:table-cell>
          <table:table-cell table:number-columns-repeated="3"/>
        </table:table-row>
        <table:table-row table:style-name="ro1">
          <table:table-cell table:formula="of:=IF([.B645]&gt;=0;1;-1)*(2^[.$D$3])" office:value-type="float" office:value="4096" calcext:value-type="float">
            <text:p>4096</text:p>
          </table:table-cell>
          <table:table-cell table:formula="of:=[.$B$3]+[.E645]-[.F645]" office:value-type="float" office:value="6623.5" calcext:value-type="float">
            <text:p>6623,5</text:p>
          </table:table-cell>
          <table:table-cell table:formula="of:=[.B645]-[.A645]" office:value-type="float" office:value="2527.5" calcext:value-type="float">
            <text:p>2527,5</text:p>
          </table:table-cell>
          <table:table-cell table:formula="of:=[.C644]" office:value-type="float" office:value="2846.5" calcext:value-type="float">
            <text:p>2846,5</text:p>
          </table:table-cell>
          <table:table-cell table:formula="of:=[.D645]*2" office:value-type="float" office:value="5693" calcext:value-type="float">
            <text:p>5693,0</text:p>
          </table:table-cell>
          <table:table-cell table:formula="of:=[.D644]" office:value-type="float" office:value="1117" calcext:value-type="float">
            <text:p>1117,0</text:p>
          </table:table-cell>
          <table:table-cell table:number-columns-repeated="3"/>
        </table:table-row>
        <table:table-row table:style-name="ro1">
          <table:table-cell table:formula="of:=IF([.B646]&gt;=0;1;-1)*(2^[.$D$3])" office:value-type="float" office:value="4096" calcext:value-type="float">
            <text:p>4096</text:p>
          </table:table-cell>
          <table:table-cell table:formula="of:=[.$B$3]+[.E646]-[.F646]" office:value-type="float" office:value="4256" calcext:value-type="float">
            <text:p>4256,0</text:p>
          </table:table-cell>
          <table:table-cell table:formula="of:=[.B646]-[.A646]" office:value-type="float" office:value="160" calcext:value-type="float">
            <text:p>160,0</text:p>
          </table:table-cell>
          <table:table-cell table:formula="of:=[.C645]" office:value-type="float" office:value="2527.5" calcext:value-type="float">
            <text:p>2527,5</text:p>
          </table:table-cell>
          <table:table-cell table:formula="of:=[.D646]*2" office:value-type="float" office:value="5055" calcext:value-type="float">
            <text:p>5055,0</text:p>
          </table:table-cell>
          <table:table-cell table:formula="of:=[.D645]" office:value-type="float" office:value="2846.5" calcext:value-type="float">
            <text:p>2846,5</text:p>
          </table:table-cell>
          <table:table-cell table:number-columns-repeated="3"/>
        </table:table-row>
        <table:table-row table:style-name="ro1">
          <table:table-cell table:formula="of:=IF([.B647]&gt;=0;1;-1)*(2^[.$D$3])" office:value-type="float" office:value="-4096" calcext:value-type="float">
            <text:p>-4096</text:p>
          </table:table-cell>
          <table:table-cell table:formula="of:=[.$B$3]+[.E647]-[.F647]" office:value-type="float" office:value="-160" calcext:value-type="float">
            <text:p>-160,0</text:p>
          </table:table-cell>
          <table:table-cell table:formula="of:=[.B647]-[.A647]" office:value-type="float" office:value="3936" calcext:value-type="float">
            <text:p>3936,0</text:p>
          </table:table-cell>
          <table:table-cell table:formula="of:=[.C646]" office:value-type="float" office:value="160" calcext:value-type="float">
            <text:p>160,0</text:p>
          </table:table-cell>
          <table:table-cell table:formula="of:=[.D647]*2" office:value-type="float" office:value="320" calcext:value-type="float">
            <text:p>320,0</text:p>
          </table:table-cell>
          <table:table-cell table:formula="of:=[.D646]" office:value-type="float" office:value="2527.5" calcext:value-type="float">
            <text:p>2527,5</text:p>
          </table:table-cell>
          <table:table-cell table:number-columns-repeated="3"/>
        </table:table-row>
        <table:table-row table:style-name="ro1">
          <table:table-cell table:formula="of:=IF([.B648]&gt;=0;1;-1)*(2^[.$D$3])" office:value-type="float" office:value="4096" calcext:value-type="float">
            <text:p>4096</text:p>
          </table:table-cell>
          <table:table-cell table:formula="of:=[.$B$3]+[.E648]-[.F648]" office:value-type="float" office:value="9759.5" calcext:value-type="float">
            <text:p>9759,5</text:p>
          </table:table-cell>
          <table:table-cell table:formula="of:=[.B648]-[.A648]" office:value-type="float" office:value="5663.5" calcext:value-type="float">
            <text:p>5663,5</text:p>
          </table:table-cell>
          <table:table-cell table:formula="of:=[.C647]" office:value-type="float" office:value="3936" calcext:value-type="float">
            <text:p>3936,0</text:p>
          </table:table-cell>
          <table:table-cell table:formula="of:=[.D648]*2" office:value-type="float" office:value="7872" calcext:value-type="float">
            <text:p>7872,0</text:p>
          </table:table-cell>
          <table:table-cell table:formula="of:=[.D647]" office:value-type="float" office:value="160" calcext:value-type="float">
            <text:p>160,0</text:p>
          </table:table-cell>
          <table:table-cell table:number-columns-repeated="3"/>
        </table:table-row>
        <table:table-row table:style-name="ro1">
          <table:table-cell table:formula="of:=IF([.B649]&gt;=0;1;-1)*(2^[.$D$3])" office:value-type="float" office:value="4096" calcext:value-type="float">
            <text:p>4096</text:p>
          </table:table-cell>
          <table:table-cell table:formula="of:=[.$B$3]+[.E649]-[.F649]" office:value-type="float" office:value="9438.5" calcext:value-type="float">
            <text:p>9438,5</text:p>
          </table:table-cell>
          <table:table-cell table:formula="of:=[.B649]-[.A649]" office:value-type="float" office:value="5342.5" calcext:value-type="float">
            <text:p>5342,5</text:p>
          </table:table-cell>
          <table:table-cell table:formula="of:=[.C648]" office:value-type="float" office:value="5663.5" calcext:value-type="float">
            <text:p>5663,5</text:p>
          </table:table-cell>
          <table:table-cell table:formula="of:=[.D649]*2" office:value-type="float" office:value="11327" calcext:value-type="float">
            <text:p>11327,0</text:p>
          </table:table-cell>
          <table:table-cell table:formula="of:=[.D648]" office:value-type="float" office:value="3936" calcext:value-type="float">
            <text:p>3936,0</text:p>
          </table:table-cell>
          <table:table-cell table:number-columns-repeated="3"/>
        </table:table-row>
        <table:table-row table:style-name="ro1">
          <table:table-cell table:formula="of:=IF([.B650]&gt;=0;1;-1)*(2^[.$D$3])" office:value-type="float" office:value="4096" calcext:value-type="float">
            <text:p>4096</text:p>
          </table:table-cell>
          <table:table-cell table:formula="of:=[.$B$3]+[.E650]-[.F650]" office:value-type="float" office:value="7069" calcext:value-type="float">
            <text:p>7069,0</text:p>
          </table:table-cell>
          <table:table-cell table:formula="of:=[.B650]-[.A650]" office:value-type="float" office:value="2973" calcext:value-type="float">
            <text:p>2973,0</text:p>
          </table:table-cell>
          <table:table-cell table:formula="of:=[.C649]" office:value-type="float" office:value="5342.5" calcext:value-type="float">
            <text:p>5342,5</text:p>
          </table:table-cell>
          <table:table-cell table:formula="of:=[.D650]*2" office:value-type="float" office:value="10685" calcext:value-type="float">
            <text:p>10685,0</text:p>
          </table:table-cell>
          <table:table-cell table:formula="of:=[.D649]" office:value-type="float" office:value="5663.5" calcext:value-type="float">
            <text:p>5663,5</text:p>
          </table:table-cell>
          <table:table-cell table:number-columns-repeated="3"/>
        </table:table-row>
        <table:table-row table:style-name="ro1">
          <table:table-cell table:formula="of:=IF([.B651]&gt;=0;1;-1)*(2^[.$D$3])" office:value-type="float" office:value="4096" calcext:value-type="float">
            <text:p>4096</text:p>
          </table:table-cell>
          <table:table-cell table:formula="of:=[.$B$3]+[.E651]-[.F651]" office:value-type="float" office:value="2651" calcext:value-type="float">
            <text:p>2651,0</text:p>
          </table:table-cell>
          <table:table-cell table:formula="of:=[.B651]-[.A651]" office:value-type="float" office:value="-1445" calcext:value-type="float">
            <text:p>-1445,0</text:p>
          </table:table-cell>
          <table:table-cell table:formula="of:=[.C650]" office:value-type="float" office:value="2973" calcext:value-type="float">
            <text:p>2973,0</text:p>
          </table:table-cell>
          <table:table-cell table:formula="of:=[.D651]*2" office:value-type="float" office:value="5946" calcext:value-type="float">
            <text:p>5946,0</text:p>
          </table:table-cell>
          <table:table-cell table:formula="of:=[.D650]" office:value-type="float" office:value="5342.5" calcext:value-type="float">
            <text:p>5342,5</text:p>
          </table:table-cell>
          <table:table-cell table:number-columns-repeated="3"/>
        </table:table-row>
        <table:table-row table:style-name="ro1">
          <table:table-cell table:formula="of:=IF([.B652]&gt;=0;1;-1)*(2^[.$D$3])" office:value-type="float" office:value="-4096" calcext:value-type="float">
            <text:p>-4096</text:p>
          </table:table-cell>
          <table:table-cell table:formula="of:=[.$B$3]+[.E652]-[.F652]" office:value-type="float" office:value="-3815.5" calcext:value-type="float">
            <text:p>-3815,5</text:p>
          </table:table-cell>
          <table:table-cell table:formula="of:=[.B652]-[.A652]" office:value-type="float" office:value="280.5" calcext:value-type="float">
            <text:p>280,5</text:p>
          </table:table-cell>
          <table:table-cell table:formula="of:=[.C651]" office:value-type="float" office:value="-1445" calcext:value-type="float">
            <text:p>-1445,0</text:p>
          </table:table-cell>
          <table:table-cell table:formula="of:=[.D652]*2" office:value-type="float" office:value="-2890" calcext:value-type="float">
            <text:p>-2890,0</text:p>
          </table:table-cell>
          <table:table-cell table:formula="of:=[.D651]" office:value-type="float" office:value="2973" calcext:value-type="float">
            <text:p>2973,0</text:p>
          </table:table-cell>
          <table:table-cell table:number-columns-repeated="3"/>
        </table:table-row>
        <table:table-row table:style-name="ro1">
          <table:table-cell table:formula="of:=IF([.B653]&gt;=0;1;-1)*(2^[.$D$3])" office:value-type="float" office:value="4096" calcext:value-type="float">
            <text:p>4096</text:p>
          </table:table-cell>
          <table:table-cell table:formula="of:=[.$B$3]+[.E653]-[.F653]" office:value-type="float" office:value="4053.5" calcext:value-type="float">
            <text:p>4053,5</text:p>
          </table:table-cell>
          <table:table-cell table:formula="of:=[.B653]-[.A653]" office:value-type="float" office:value="-42.5" calcext:value-type="float">
            <text:p>-42,5</text:p>
          </table:table-cell>
          <table:table-cell table:formula="of:=[.C652]" office:value-type="float" office:value="280.5" calcext:value-type="float">
            <text:p>280,5</text:p>
          </table:table-cell>
          <table:table-cell table:formula="of:=[.D653]*2" office:value-type="float" office:value="561" calcext:value-type="float">
            <text:p>561,0</text:p>
          </table:table-cell>
          <table:table-cell table:formula="of:=[.D652]" office:value-type="float" office:value="-1445" calcext:value-type="float">
            <text:p>-1445,0</text:p>
          </table:table-cell>
          <table:table-cell table:number-columns-repeated="3"/>
        </table:table-row>
        <table:table-row table:style-name="ro1">
          <table:table-cell table:formula="of:=IF([.B654]&gt;=0;1;-1)*(2^[.$D$3])" office:value-type="float" office:value="4096" calcext:value-type="float">
            <text:p>4096</text:p>
          </table:table-cell>
          <table:table-cell table:formula="of:=[.$B$3]+[.E654]-[.F654]" office:value-type="float" office:value="1682" calcext:value-type="float">
            <text:p>1682,0</text:p>
          </table:table-cell>
          <table:table-cell table:formula="of:=[.B654]-[.A654]" office:value-type="float" office:value="-2414" calcext:value-type="float">
            <text:p>-2414,0</text:p>
          </table:table-cell>
          <table:table-cell table:formula="of:=[.C653]" office:value-type="float" office:value="-42.5" calcext:value-type="float">
            <text:p>-42,5</text:p>
          </table:table-cell>
          <table:table-cell table:formula="of:=[.D654]*2" office:value-type="float" office:value="-85" calcext:value-type="float">
            <text:p>-85,0</text:p>
          </table:table-cell>
          <table:table-cell table:formula="of:=[.D653]" office:value-type="float" office:value="280.5" calcext:value-type="float">
            <text:p>280,5</text:p>
          </table:table-cell>
          <table:table-cell table:number-columns-repeated="3"/>
        </table:table-row>
        <table:table-row table:style-name="ro1">
          <table:table-cell table:formula="of:=IF([.B655]&gt;=0;1;-1)*(2^[.$D$3])" office:value-type="float" office:value="-4096" calcext:value-type="float">
            <text:p>-4096</text:p>
          </table:table-cell>
          <table:table-cell table:formula="of:=[.$B$3]+[.E655]-[.F655]" office:value-type="float" office:value="-2738" calcext:value-type="float">
            <text:p>-2738,0</text:p>
          </table:table-cell>
          <table:table-cell table:formula="of:=[.B655]-[.A655]" office:value-type="float" office:value="1358" calcext:value-type="float">
            <text:p>1358,0</text:p>
          </table:table-cell>
          <table:table-cell table:formula="of:=[.C654]" office:value-type="float" office:value="-2414" calcext:value-type="float">
            <text:p>-2414,0</text:p>
          </table:table-cell>
          <table:table-cell table:formula="of:=[.D655]*2" office:value-type="float" office:value="-4828" calcext:value-type="float">
            <text:p>-4828,0</text:p>
          </table:table-cell>
          <table:table-cell table:formula="of:=[.D654]" office:value-type="float" office:value="-42.5" calcext:value-type="float">
            <text:p>-42,5</text:p>
          </table:table-cell>
          <table:table-cell table:number-columns-repeated="3"/>
        </table:table-row>
        <table:table-row table:style-name="ro1">
          <table:table-cell table:formula="of:=IF([.B656]&gt;=0;1;-1)*(2^[.$D$3])" office:value-type="float" office:value="4096" calcext:value-type="float">
            <text:p>4096</text:p>
          </table:table-cell>
          <table:table-cell table:formula="of:=[.$B$3]+[.E656]-[.F656]" office:value-type="float" office:value="7177.5" calcext:value-type="float">
            <text:p>7177,5</text:p>
          </table:table-cell>
          <table:table-cell table:formula="of:=[.B656]-[.A656]" office:value-type="float" office:value="3081.5" calcext:value-type="float">
            <text:p>3081,5</text:p>
          </table:table-cell>
          <table:table-cell table:formula="of:=[.C655]" office:value-type="float" office:value="1358" calcext:value-type="float">
            <text:p>1358,0</text:p>
          </table:table-cell>
          <table:table-cell table:formula="of:=[.D656]*2" office:value-type="float" office:value="2716" calcext:value-type="float">
            <text:p>2716,0</text:p>
          </table:table-cell>
          <table:table-cell table:formula="of:=[.D655]" office:value-type="float" office:value="-2414" calcext:value-type="float">
            <text:p>-2414,0</text:p>
          </table:table-cell>
          <table:table-cell table:number-columns-repeated="3"/>
        </table:table-row>
        <table:table-row table:style-name="ro1">
          <table:table-cell table:formula="of:=IF([.B657]&gt;=0;1;-1)*(2^[.$D$3])" office:value-type="float" office:value="4096" calcext:value-type="float">
            <text:p>4096</text:p>
          </table:table-cell>
          <table:table-cell table:formula="of:=[.$B$3]+[.E657]-[.F657]" office:value-type="float" office:value="6852.5" calcext:value-type="float">
            <text:p>6852,5</text:p>
          </table:table-cell>
          <table:table-cell table:formula="of:=[.B657]-[.A657]" office:value-type="float" office:value="2756.5" calcext:value-type="float">
            <text:p>2756,5</text:p>
          </table:table-cell>
          <table:table-cell table:formula="of:=[.C656]" office:value-type="float" office:value="3081.5" calcext:value-type="float">
            <text:p>3081,5</text:p>
          </table:table-cell>
          <table:table-cell table:formula="of:=[.D657]*2" office:value-type="float" office:value="6163" calcext:value-type="float">
            <text:p>6163,0</text:p>
          </table:table-cell>
          <table:table-cell table:formula="of:=[.D656]" office:value-type="float" office:value="1358" calcext:value-type="float">
            <text:p>1358,0</text:p>
          </table:table-cell>
          <table:table-cell table:number-columns-repeated="3"/>
        </table:table-row>
        <table:table-row table:style-name="ro1">
          <table:table-cell table:formula="of:=IF([.B658]&gt;=0;1;-1)*(2^[.$D$3])" office:value-type="float" office:value="4096" calcext:value-type="float">
            <text:p>4096</text:p>
          </table:table-cell>
          <table:table-cell table:formula="of:=[.$B$3]+[.E658]-[.F658]" office:value-type="float" office:value="4479" calcext:value-type="float">
            <text:p>4479,0</text:p>
          </table:table-cell>
          <table:table-cell table:formula="of:=[.B658]-[.A658]" office:value-type="float" office:value="383" calcext:value-type="float">
            <text:p>383,0</text:p>
          </table:table-cell>
          <table:table-cell table:formula="of:=[.C657]" office:value-type="float" office:value="2756.5" calcext:value-type="float">
            <text:p>2756,5</text:p>
          </table:table-cell>
          <table:table-cell table:formula="of:=[.D658]*2" office:value-type="float" office:value="5513" calcext:value-type="float">
            <text:p>5513,0</text:p>
          </table:table-cell>
          <table:table-cell table:formula="of:=[.D657]" office:value-type="float" office:value="3081.5" calcext:value-type="float">
            <text:p>3081,5</text:p>
          </table:table-cell>
          <table:table-cell table:number-columns-repeated="3"/>
        </table:table-row>
        <table:table-row table:style-name="ro1">
          <table:table-cell table:formula="of:=IF([.B659]&gt;=0;1;-1)*(2^[.$D$3])" office:value-type="float" office:value="4096" calcext:value-type="float">
            <text:p>4096</text:p>
          </table:table-cell>
          <table:table-cell table:formula="of:=[.$B$3]+[.E659]-[.F659]" office:value-type="float" office:value="57" calcext:value-type="float">
            <text:p>57,0</text:p>
          </table:table-cell>
          <table:table-cell table:formula="of:=[.B659]-[.A659]" office:value-type="float" office:value="-4039" calcext:value-type="float">
            <text:p>-4039,0</text:p>
          </table:table-cell>
          <table:table-cell table:formula="of:=[.C658]" office:value-type="float" office:value="383" calcext:value-type="float">
            <text:p>383,0</text:p>
          </table:table-cell>
          <table:table-cell table:formula="of:=[.D659]*2" office:value-type="float" office:value="766" calcext:value-type="float">
            <text:p>766,0</text:p>
          </table:table-cell>
          <table:table-cell table:formula="of:=[.D658]" office:value-type="float" office:value="2756.5" calcext:value-type="float">
            <text:p>2756,5</text:p>
          </table:table-cell>
          <table:table-cell table:number-columns-repeated="3"/>
        </table:table-row>
        <table:table-row table:style-name="ro1">
          <table:table-cell table:formula="of:=IF([.B660]&gt;=0;1;-1)*(2^[.$D$3])" office:value-type="float" office:value="-4096" calcext:value-type="float">
            <text:p>-4096</text:p>
          </table:table-cell>
          <table:table-cell table:formula="of:=[.$B$3]+[.E660]-[.F660]" office:value-type="float" office:value="-6413.5" calcext:value-type="float">
            <text:p>-6413,5</text:p>
          </table:table-cell>
          <table:table-cell table:formula="of:=[.B660]-[.A660]" office:value-type="float" office:value="-2317.5" calcext:value-type="float">
            <text:p>-2317,5</text:p>
          </table:table-cell>
          <table:table-cell table:formula="of:=[.C659]" office:value-type="float" office:value="-4039" calcext:value-type="float">
            <text:p>-4039,0</text:p>
          </table:table-cell>
          <table:table-cell table:formula="of:=[.D660]*2" office:value-type="float" office:value="-8078" calcext:value-type="float">
            <text:p>-8078,0</text:p>
          </table:table-cell>
          <table:table-cell table:formula="of:=[.D659]" office:value-type="float" office:value="383" calcext:value-type="float">
            <text:p>383,0</text:p>
          </table:table-cell>
          <table:table-cell table:number-columns-repeated="3"/>
        </table:table-row>
        <table:table-row table:style-name="ro1">
          <table:table-cell table:formula="of:=IF([.B661]&gt;=0;1;-1)*(2^[.$D$3])" office:value-type="float" office:value="4096" calcext:value-type="float">
            <text:p>4096</text:p>
          </table:table-cell>
          <table:table-cell table:formula="of:=[.$B$3]+[.E661]-[.F661]" office:value-type="float" office:value="1451.5" calcext:value-type="float">
            <text:p>1451,5</text:p>
          </table:table-cell>
          <table:table-cell table:formula="of:=[.B661]-[.A661]" office:value-type="float" office:value="-2644.5" calcext:value-type="float">
            <text:p>-2644,5</text:p>
          </table:table-cell>
          <table:table-cell table:formula="of:=[.C660]" office:value-type="float" office:value="-2317.5" calcext:value-type="float">
            <text:p>-2317,5</text:p>
          </table:table-cell>
          <table:table-cell table:formula="of:=[.D661]*2" office:value-type="float" office:value="-4635" calcext:value-type="float">
            <text:p>-4635,0</text:p>
          </table:table-cell>
          <table:table-cell table:formula="of:=[.D660]" office:value-type="float" office:value="-4039" calcext:value-type="float">
            <text:p>-4039,0</text:p>
          </table:table-cell>
          <table:table-cell table:number-columns-repeated="3"/>
        </table:table-row>
        <table:table-row table:style-name="ro1">
          <table:table-cell table:formula="of:=IF([.B662]&gt;=0;1;-1)*(2^[.$D$3])" office:value-type="float" office:value="-4096" calcext:value-type="float">
            <text:p>-4096</text:p>
          </table:table-cell>
          <table:table-cell table:formula="of:=[.$B$3]+[.E662]-[.F662]" office:value-type="float" office:value="-924" calcext:value-type="float">
            <text:p>-924,0</text:p>
          </table:table-cell>
          <table:table-cell table:formula="of:=[.B662]-[.A662]" office:value-type="float" office:value="3172" calcext:value-type="float">
            <text:p>3172,0</text:p>
          </table:table-cell>
          <table:table-cell table:formula="of:=[.C661]" office:value-type="float" office:value="-2644.5" calcext:value-type="float">
            <text:p>-2644,5</text:p>
          </table:table-cell>
          <table:table-cell table:formula="of:=[.D662]*2" office:value-type="float" office:value="-5289" calcext:value-type="float">
            <text:p>-5289,0</text:p>
          </table:table-cell>
          <table:table-cell table:formula="of:=[.D661]" office:value-type="float" office:value="-2317.5" calcext:value-type="float">
            <text:p>-2317,5</text:p>
          </table:table-cell>
          <table:table-cell table:number-columns-repeated="3"/>
        </table:table-row>
        <table:table-row table:style-name="ro1">
          <table:table-cell table:formula="of:=IF([.B663]&gt;=0;1;-1)*(2^[.$D$3])" office:value-type="float" office:value="4096" calcext:value-type="float">
            <text:p>4096</text:p>
          </table:table-cell>
          <table:table-cell table:formula="of:=[.$B$3]+[.E663]-[.F663]" office:value-type="float" office:value="11036" calcext:value-type="float">
            <text:p>11036,0</text:p>
          </table:table-cell>
          <table:table-cell table:formula="of:=[.B663]-[.A663]" office:value-type="float" office:value="6940" calcext:value-type="float">
            <text:p>6940,0</text:p>
          </table:table-cell>
          <table:table-cell table:formula="of:=[.C662]" office:value-type="float" office:value="3172" calcext:value-type="float">
            <text:p>3172,0</text:p>
          </table:table-cell>
          <table:table-cell table:formula="of:=[.D663]*2" office:value-type="float" office:value="6344" calcext:value-type="float">
            <text:p>6344,0</text:p>
          </table:table-cell>
          <table:table-cell table:formula="of:=[.D662]" office:value-type="float" office:value="-2644.5" calcext:value-type="float">
            <text:p>-2644,5</text:p>
          </table:table-cell>
          <table:table-cell table:number-columns-repeated="3"/>
        </table:table-row>
        <table:table-row table:style-name="ro1">
          <table:table-cell table:formula="of:=IF([.B664]&gt;=0;1;-1)*(2^[.$D$3])" office:value-type="float" office:value="4096" calcext:value-type="float">
            <text:p>4096</text:p>
          </table:table-cell>
          <table:table-cell table:formula="of:=[.$B$3]+[.E664]-[.F664]" office:value-type="float" office:value="12755.5" calcext:value-type="float">
            <text:p>12755,5</text:p>
          </table:table-cell>
          <table:table-cell table:formula="of:=[.B664]-[.A664]" office:value-type="float" office:value="8659.5" calcext:value-type="float">
            <text:p>8659,5</text:p>
          </table:table-cell>
          <table:table-cell table:formula="of:=[.C663]" office:value-type="float" office:value="6940" calcext:value-type="float">
            <text:p>6940,0</text:p>
          </table:table-cell>
          <table:table-cell table:formula="of:=[.D664]*2" office:value-type="float" office:value="13880" calcext:value-type="float">
            <text:p>13880,0</text:p>
          </table:table-cell>
          <table:table-cell table:formula="of:=[.D663]" office:value-type="float" office:value="3172" calcext:value-type="float">
            <text:p>3172,0</text:p>
          </table:table-cell>
          <table:table-cell table:number-columns-repeated="3"/>
        </table:table-row>
        <table:table-row table:style-name="ro1">
          <table:table-cell table:formula="of:=IF([.B665]&gt;=0;1;-1)*(2^[.$D$3])" office:value-type="float" office:value="4096" calcext:value-type="float">
            <text:p>4096</text:p>
          </table:table-cell>
          <table:table-cell table:formula="of:=[.$B$3]+[.E665]-[.F665]" office:value-type="float" office:value="12426.5" calcext:value-type="float">
            <text:p>12426,5</text:p>
          </table:table-cell>
          <table:table-cell table:formula="of:=[.B665]-[.A665]" office:value-type="float" office:value="8330.5" calcext:value-type="float">
            <text:p>8330,5</text:p>
          </table:table-cell>
          <table:table-cell table:formula="of:=[.C664]" office:value-type="float" office:value="8659.5" calcext:value-type="float">
            <text:p>8659,5</text:p>
          </table:table-cell>
          <table:table-cell table:formula="of:=[.D665]*2" office:value-type="float" office:value="17319" calcext:value-type="float">
            <text:p>17319,0</text:p>
          </table:table-cell>
          <table:table-cell table:formula="of:=[.D664]" office:value-type="float" office:value="6940" calcext:value-type="float">
            <text:p>6940,0</text:p>
          </table:table-cell>
          <table:table-cell table:number-columns-repeated="3"/>
        </table:table-row>
        <table:table-row table:style-name="ro1">
          <table:table-cell table:formula="of:=IF([.B666]&gt;=0;1;-1)*(2^[.$D$3])" office:value-type="float" office:value="4096" calcext:value-type="float">
            <text:p>4096</text:p>
          </table:table-cell>
          <table:table-cell table:formula="of:=[.$B$3]+[.E666]-[.F666]" office:value-type="float" office:value="10049" calcext:value-type="float">
            <text:p>10049,0</text:p>
          </table:table-cell>
          <table:table-cell table:formula="of:=[.B666]-[.A666]" office:value-type="float" office:value="5953" calcext:value-type="float">
            <text:p>5953,0</text:p>
          </table:table-cell>
          <table:table-cell table:formula="of:=[.C665]" office:value-type="float" office:value="8330.5" calcext:value-type="float">
            <text:p>8330,5</text:p>
          </table:table-cell>
          <table:table-cell table:formula="of:=[.D666]*2" office:value-type="float" office:value="16661" calcext:value-type="float">
            <text:p>16661,0</text:p>
          </table:table-cell>
          <table:table-cell table:formula="of:=[.D665]" office:value-type="float" office:value="8659.5" calcext:value-type="float">
            <text:p>8659,5</text:p>
          </table:table-cell>
          <table:table-cell table:number-columns-repeated="3"/>
        </table:table-row>
        <table:table-row table:style-name="ro1">
          <table:table-cell table:formula="of:=IF([.B667]&gt;=0;1;-1)*(2^[.$D$3])" office:value-type="float" office:value="4096" calcext:value-type="float">
            <text:p>4096</text:p>
          </table:table-cell>
          <table:table-cell table:formula="of:=[.$B$3]+[.E667]-[.F667]" office:value-type="float" office:value="5623" calcext:value-type="float">
            <text:p>5623,0</text:p>
          </table:table-cell>
          <table:table-cell table:formula="of:=[.B667]-[.A667]" office:value-type="float" office:value="1527" calcext:value-type="float">
            <text:p>1527,0</text:p>
          </table:table-cell>
          <table:table-cell table:formula="of:=[.C666]" office:value-type="float" office:value="5953" calcext:value-type="float">
            <text:p>5953,0</text:p>
          </table:table-cell>
          <table:table-cell table:formula="of:=[.D667]*2" office:value-type="float" office:value="11906" calcext:value-type="float">
            <text:p>11906,0</text:p>
          </table:table-cell>
          <table:table-cell table:formula="of:=[.D666]" office:value-type="float" office:value="8330.5" calcext:value-type="float">
            <text:p>8330,5</text:p>
          </table:table-cell>
          <table:table-cell table:number-columns-repeated="3"/>
        </table:table-row>
        <table:table-row table:style-name="ro1">
          <table:table-cell table:formula="of:=IF([.B668]&gt;=0;1;-1)*(2^[.$D$3])" office:value-type="float" office:value="-4096" calcext:value-type="float">
            <text:p>-4096</text:p>
          </table:table-cell>
          <table:table-cell table:formula="of:=[.$B$3]+[.E668]-[.F668]" office:value-type="float" office:value="-851.5" calcext:value-type="float">
            <text:p>-851,5</text:p>
          </table:table-cell>
          <table:table-cell table:formula="of:=[.B668]-[.A668]" office:value-type="float" office:value="3244.5" calcext:value-type="float">
            <text:p>3244,5</text:p>
          </table:table-cell>
          <table:table-cell table:formula="of:=[.C667]" office:value-type="float" office:value="1527" calcext:value-type="float">
            <text:p>1527,0</text:p>
          </table:table-cell>
          <table:table-cell table:formula="of:=[.D668]*2" office:value-type="float" office:value="3054" calcext:value-type="float">
            <text:p>3054,0</text:p>
          </table:table-cell>
          <table:table-cell table:formula="of:=[.D667]" office:value-type="float" office:value="5953" calcext:value-type="float">
            <text:p>5953,0</text:p>
          </table:table-cell>
          <table:table-cell table:number-columns-repeated="3"/>
        </table:table-row>
        <table:table-row table:style-name="ro1">
          <table:table-cell table:formula="of:=IF([.B669]&gt;=0;1;-1)*(2^[.$D$3])" office:value-type="float" office:value="4096" calcext:value-type="float">
            <text:p>4096</text:p>
          </table:table-cell>
          <table:table-cell table:formula="of:=[.$B$3]+[.E669]-[.F669]" office:value-type="float" office:value="7009.5" calcext:value-type="float">
            <text:p>7009,5</text:p>
          </table:table-cell>
          <table:table-cell table:formula="of:=[.B669]-[.A669]" office:value-type="float" office:value="2913.5" calcext:value-type="float">
            <text:p>2913,5</text:p>
          </table:table-cell>
          <table:table-cell table:formula="of:=[.C668]" office:value-type="float" office:value="3244.5" calcext:value-type="float">
            <text:p>3244,5</text:p>
          </table:table-cell>
          <table:table-cell table:formula="of:=[.D669]*2" office:value-type="float" office:value="6489" calcext:value-type="float">
            <text:p>6489,0</text:p>
          </table:table-cell>
          <table:table-cell table:formula="of:=[.D668]" office:value-type="float" office:value="1527" calcext:value-type="float">
            <text:p>1527,0</text:p>
          </table:table-cell>
          <table:table-cell table:number-columns-repeated="3"/>
        </table:table-row>
        <table:table-row table:style-name="ro1">
          <table:table-cell table:formula="of:=IF([.B670]&gt;=0;1;-1)*(2^[.$D$3])" office:value-type="float" office:value="4096" calcext:value-type="float">
            <text:p>4096</text:p>
          </table:table-cell>
          <table:table-cell table:formula="of:=[.$B$3]+[.E670]-[.F670]" office:value-type="float" office:value="4630" calcext:value-type="float">
            <text:p>4630,0</text:p>
          </table:table-cell>
          <table:table-cell table:formula="of:=[.B670]-[.A670]" office:value-type="float" office:value="534" calcext:value-type="float">
            <text:p>534,0</text:p>
          </table:table-cell>
          <table:table-cell table:formula="of:=[.C669]" office:value-type="float" office:value="2913.5" calcext:value-type="float">
            <text:p>2913,5</text:p>
          </table:table-cell>
          <table:table-cell table:formula="of:=[.D670]*2" office:value-type="float" office:value="5827" calcext:value-type="float">
            <text:p>5827,0</text:p>
          </table:table-cell>
          <table:table-cell table:formula="of:=[.D669]" office:value-type="float" office:value="3244.5" calcext:value-type="float">
            <text:p>3244,5</text:p>
          </table:table-cell>
          <table:table-cell table:number-columns-repeated="3"/>
        </table:table-row>
        <table:table-row table:style-name="ro1">
          <table:table-cell table:formula="of:=IF([.B671]&gt;=0;1;-1)*(2^[.$D$3])" office:value-type="float" office:value="4096" calcext:value-type="float">
            <text:p>4096</text:p>
          </table:table-cell>
          <table:table-cell table:formula="of:=[.$B$3]+[.E671]-[.F671]" office:value-type="float" office:value="202" calcext:value-type="float">
            <text:p>202,0</text:p>
          </table:table-cell>
          <table:table-cell table:formula="of:=[.B671]-[.A671]" office:value-type="float" office:value="-3894" calcext:value-type="float">
            <text:p>-3894,0</text:p>
          </table:table-cell>
          <table:table-cell table:formula="of:=[.C670]" office:value-type="float" office:value="534" calcext:value-type="float">
            <text:p>534,0</text:p>
          </table:table-cell>
          <table:table-cell table:formula="of:=[.D671]*2" office:value-type="float" office:value="1068" calcext:value-type="float">
            <text:p>1068,0</text:p>
          </table:table-cell>
          <table:table-cell table:formula="of:=[.D670]" office:value-type="float" office:value="2913.5" calcext:value-type="float">
            <text:p>2913,5</text:p>
          </table:table-cell>
          <table:table-cell table:number-columns-repeated="3"/>
        </table:table-row>
        <table:table-row table:style-name="ro1">
          <table:table-cell table:formula="of:=IF([.B672]&gt;=0;1;-1)*(2^[.$D$3])" office:value-type="float" office:value="-4096" calcext:value-type="float">
            <text:p>-4096</text:p>
          </table:table-cell>
          <table:table-cell table:formula="of:=[.$B$3]+[.E672]-[.F672]" office:value-type="float" office:value="-6274.5" calcext:value-type="float">
            <text:p>-6274,5</text:p>
          </table:table-cell>
          <table:table-cell table:formula="of:=[.B672]-[.A672]" office:value-type="float" office:value="-2178.5" calcext:value-type="float">
            <text:p>-2178,5</text:p>
          </table:table-cell>
          <table:table-cell table:formula="of:=[.C671]" office:value-type="float" office:value="-3894" calcext:value-type="float">
            <text:p>-3894,0</text:p>
          </table:table-cell>
          <table:table-cell table:formula="of:=[.D672]*2" office:value-type="float" office:value="-7788" calcext:value-type="float">
            <text:p>-7788,0</text:p>
          </table:table-cell>
          <table:table-cell table:formula="of:=[.D671]" office:value-type="float" office:value="534" calcext:value-type="float">
            <text:p>534,0</text:p>
          </table:table-cell>
          <table:table-cell table:number-columns-repeated="3"/>
        </table:table-row>
        <table:table-row table:style-name="ro1">
          <table:table-cell table:formula="of:=IF([.B673]&gt;=0;1;-1)*(2^[.$D$3])" office:value-type="float" office:value="4096" calcext:value-type="float">
            <text:p>4096</text:p>
          </table:table-cell>
          <table:table-cell table:formula="of:=[.$B$3]+[.E673]-[.F673]" office:value-type="float" office:value="1584.5" calcext:value-type="float">
            <text:p>1584,5</text:p>
          </table:table-cell>
          <table:table-cell table:formula="of:=[.B673]-[.A673]" office:value-type="float" office:value="-2511.5" calcext:value-type="float">
            <text:p>-2511,5</text:p>
          </table:table-cell>
          <table:table-cell table:formula="of:=[.C672]" office:value-type="float" office:value="-2178.5" calcext:value-type="float">
            <text:p>-2178,5</text:p>
          </table:table-cell>
          <table:table-cell table:formula="of:=[.D673]*2" office:value-type="float" office:value="-4357" calcext:value-type="float">
            <text:p>-4357,0</text:p>
          </table:table-cell>
          <table:table-cell table:formula="of:=[.D672]" office:value-type="float" office:value="-3894" calcext:value-type="float">
            <text:p>-3894,0</text:p>
          </table:table-cell>
          <table:table-cell table:number-columns-repeated="3"/>
        </table:table-row>
        <table:table-row table:style-name="ro1">
          <table:table-cell table:formula="of:=IF([.B674]&gt;=0;1;-1)*(2^[.$D$3])" office:value-type="float" office:value="-4096" calcext:value-type="float">
            <text:p>-4096</text:p>
          </table:table-cell>
          <table:table-cell table:formula="of:=[.$B$3]+[.E674]-[.F674]" office:value-type="float" office:value="-797" calcext:value-type="float">
            <text:p>-797,0</text:p>
          </table:table-cell>
          <table:table-cell table:formula="of:=[.B674]-[.A674]" office:value-type="float" office:value="3299" calcext:value-type="float">
            <text:p>3299,0</text:p>
          </table:table-cell>
          <table:table-cell table:formula="of:=[.C673]" office:value-type="float" office:value="-2511.5" calcext:value-type="float">
            <text:p>-2511,5</text:p>
          </table:table-cell>
          <table:table-cell table:formula="of:=[.D674]*2" office:value-type="float" office:value="-5023" calcext:value-type="float">
            <text:p>-5023,0</text:p>
          </table:table-cell>
          <table:table-cell table:formula="of:=[.D673]" office:value-type="float" office:value="-2178.5" calcext:value-type="float">
            <text:p>-2178,5</text:p>
          </table:table-cell>
          <table:table-cell table:number-columns-repeated="3"/>
        </table:table-row>
        <table:table-row table:style-name="ro1">
          <table:table-cell table:formula="of:=IF([.B675]&gt;=0;1;-1)*(2^[.$D$3])" office:value-type="float" office:value="4096" calcext:value-type="float">
            <text:p>4096</text:p>
          </table:table-cell>
          <table:table-cell table:formula="of:=[.$B$3]+[.E675]-[.F675]" office:value-type="float" office:value="11157" calcext:value-type="float">
            <text:p>11157,0</text:p>
          </table:table-cell>
          <table:table-cell table:formula="of:=[.B675]-[.A675]" office:value-type="float" office:value="7061" calcext:value-type="float">
            <text:p>7061,0</text:p>
          </table:table-cell>
          <table:table-cell table:formula="of:=[.C674]" office:value-type="float" office:value="3299" calcext:value-type="float">
            <text:p>3299,0</text:p>
          </table:table-cell>
          <table:table-cell table:formula="of:=[.D675]*2" office:value-type="float" office:value="6598" calcext:value-type="float">
            <text:p>6598,0</text:p>
          </table:table-cell>
          <table:table-cell table:formula="of:=[.D674]" office:value-type="float" office:value="-2511.5" calcext:value-type="float">
            <text:p>-2511,5</text:p>
          </table:table-cell>
          <table:table-cell table:number-columns-repeated="3"/>
        </table:table-row>
        <table:table-row table:style-name="ro1">
          <table:table-cell table:formula="of:=IF([.B676]&gt;=0;1;-1)*(2^[.$D$3])" office:value-type="float" office:value="4096" calcext:value-type="float">
            <text:p>4096</text:p>
          </table:table-cell>
          <table:table-cell table:formula="of:=[.$B$3]+[.E676]-[.F676]" office:value-type="float" office:value="12870.5" calcext:value-type="float">
            <text:p>12870,5</text:p>
          </table:table-cell>
          <table:table-cell table:formula="of:=[.B676]-[.A676]" office:value-type="float" office:value="8774.5" calcext:value-type="float">
            <text:p>8774,5</text:p>
          </table:table-cell>
          <table:table-cell table:formula="of:=[.C675]" office:value-type="float" office:value="7061" calcext:value-type="float">
            <text:p>7061,0</text:p>
          </table:table-cell>
          <table:table-cell table:formula="of:=[.D676]*2" office:value-type="float" office:value="14122" calcext:value-type="float">
            <text:p>14122,0</text:p>
          </table:table-cell>
          <table:table-cell table:formula="of:=[.D675]" office:value-type="float" office:value="3299" calcext:value-type="float">
            <text:p>3299,0</text:p>
          </table:table-cell>
          <table:table-cell table:number-columns-repeated="3"/>
        </table:table-row>
        <table:table-row table:style-name="ro1">
          <table:table-cell table:formula="of:=IF([.B677]&gt;=0;1;-1)*(2^[.$D$3])" office:value-type="float" office:value="4096" calcext:value-type="float">
            <text:p>4096</text:p>
          </table:table-cell>
          <table:table-cell table:formula="of:=[.$B$3]+[.E677]-[.F677]" office:value-type="float" office:value="12535.5" calcext:value-type="float">
            <text:p>12535,5</text:p>
          </table:table-cell>
          <table:table-cell table:formula="of:=[.B677]-[.A677]" office:value-type="float" office:value="8439.5" calcext:value-type="float">
            <text:p>8439,5</text:p>
          </table:table-cell>
          <table:table-cell table:formula="of:=[.C676]" office:value-type="float" office:value="8774.5" calcext:value-type="float">
            <text:p>8774,5</text:p>
          </table:table-cell>
          <table:table-cell table:formula="of:=[.D677]*2" office:value-type="float" office:value="17549" calcext:value-type="float">
            <text:p>17549,0</text:p>
          </table:table-cell>
          <table:table-cell table:formula="of:=[.D676]" office:value-type="float" office:value="7061" calcext:value-type="float">
            <text:p>7061,0</text:p>
          </table:table-cell>
          <table:table-cell table:number-columns-repeated="3"/>
        </table:table-row>
        <table:table-row table:style-name="ro1">
          <table:table-cell table:formula="of:=IF([.B678]&gt;=0;1;-1)*(2^[.$D$3])" office:value-type="float" office:value="4096" calcext:value-type="float">
            <text:p>4096</text:p>
          </table:table-cell>
          <table:table-cell table:formula="of:=[.$B$3]+[.E678]-[.F678]" office:value-type="float" office:value="10152" calcext:value-type="float">
            <text:p>10152,0</text:p>
          </table:table-cell>
          <table:table-cell table:formula="of:=[.B678]-[.A678]" office:value-type="float" office:value="6056" calcext:value-type="float">
            <text:p>6056,0</text:p>
          </table:table-cell>
          <table:table-cell table:formula="of:=[.C677]" office:value-type="float" office:value="8439.5" calcext:value-type="float">
            <text:p>8439,5</text:p>
          </table:table-cell>
          <table:table-cell table:formula="of:=[.D678]*2" office:value-type="float" office:value="16879" calcext:value-type="float">
            <text:p>16879,0</text:p>
          </table:table-cell>
          <table:table-cell table:formula="of:=[.D677]" office:value-type="float" office:value="8774.5" calcext:value-type="float">
            <text:p>8774,5</text:p>
          </table:table-cell>
          <table:table-cell table:number-columns-repeated="3"/>
        </table:table-row>
        <table:table-row table:style-name="ro1">
          <table:table-cell table:formula="of:=IF([.B679]&gt;=0;1;-1)*(2^[.$D$3])" office:value-type="float" office:value="4096" calcext:value-type="float">
            <text:p>4096</text:p>
          </table:table-cell>
          <table:table-cell table:formula="of:=[.$B$3]+[.E679]-[.F679]" office:value-type="float" office:value="5720" calcext:value-type="float">
            <text:p>5720,0</text:p>
          </table:table-cell>
          <table:table-cell table:formula="of:=[.B679]-[.A679]" office:value-type="float" office:value="1624" calcext:value-type="float">
            <text:p>1624,0</text:p>
          </table:table-cell>
          <table:table-cell table:formula="of:=[.C678]" office:value-type="float" office:value="6056" calcext:value-type="float">
            <text:p>6056,0</text:p>
          </table:table-cell>
          <table:table-cell table:formula="of:=[.D679]*2" office:value-type="float" office:value="12112" calcext:value-type="float">
            <text:p>12112,0</text:p>
          </table:table-cell>
          <table:table-cell table:formula="of:=[.D678]" office:value-type="float" office:value="8439.5" calcext:value-type="float">
            <text:p>8439,5</text:p>
          </table:table-cell>
          <table:table-cell table:number-columns-repeated="3"/>
        </table:table-row>
        <table:table-row table:style-name="ro1">
          <table:table-cell table:formula="of:=IF([.B680]&gt;=0;1;-1)*(2^[.$D$3])" office:value-type="float" office:value="-4096" calcext:value-type="float">
            <text:p>-4096</text:p>
          </table:table-cell>
          <table:table-cell table:formula="of:=[.$B$3]+[.E680]-[.F680]" office:value-type="float" office:value="-760.5" calcext:value-type="float">
            <text:p>-760,5</text:p>
          </table:table-cell>
          <table:table-cell table:formula="of:=[.B680]-[.A680]" office:value-type="float" office:value="3335.5" calcext:value-type="float">
            <text:p>3335,5</text:p>
          </table:table-cell>
          <table:table-cell table:formula="of:=[.C679]" office:value-type="float" office:value="1624" calcext:value-type="float">
            <text:p>1624,0</text:p>
          </table:table-cell>
          <table:table-cell table:formula="of:=[.D680]*2" office:value-type="float" office:value="3248" calcext:value-type="float">
            <text:p>3248,0</text:p>
          </table:table-cell>
          <table:table-cell table:formula="of:=[.D679]" office:value-type="float" office:value="6056" calcext:value-type="float">
            <text:p>6056,0</text:p>
          </table:table-cell>
          <table:table-cell table:number-columns-repeated="3"/>
        </table:table-row>
        <table:table-row table:style-name="ro1">
          <table:table-cell table:formula="of:=IF([.B681]&gt;=0;1;-1)*(2^[.$D$3])" office:value-type="float" office:value="4096" calcext:value-type="float">
            <text:p>4096</text:p>
          </table:table-cell>
          <table:table-cell table:formula="of:=[.$B$3]+[.E681]-[.F681]" office:value-type="float" office:value="7094.5" calcext:value-type="float">
            <text:p>7094,5</text:p>
          </table:table-cell>
          <table:table-cell table:formula="of:=[.B681]-[.A681]" office:value-type="float" office:value="2998.5" calcext:value-type="float">
            <text:p>2998,5</text:p>
          </table:table-cell>
          <table:table-cell table:formula="of:=[.C680]" office:value-type="float" office:value="3335.5" calcext:value-type="float">
            <text:p>3335,5</text:p>
          </table:table-cell>
          <table:table-cell table:formula="of:=[.D681]*2" office:value-type="float" office:value="6671" calcext:value-type="float">
            <text:p>6671,0</text:p>
          </table:table-cell>
          <table:table-cell table:formula="of:=[.D680]" office:value-type="float" office:value="1624" calcext:value-type="float">
            <text:p>1624,0</text:p>
          </table:table-cell>
          <table:table-cell table:number-columns-repeated="3"/>
        </table:table-row>
        <table:table-row table:style-name="ro1">
          <table:table-cell table:formula="of:=IF([.B682]&gt;=0;1;-1)*(2^[.$D$3])" office:value-type="float" office:value="4096" calcext:value-type="float">
            <text:p>4096</text:p>
          </table:table-cell>
          <table:table-cell table:formula="of:=[.$B$3]+[.E682]-[.F682]" office:value-type="float" office:value="4709" calcext:value-type="float">
            <text:p>4709,0</text:p>
          </table:table-cell>
          <table:table-cell table:formula="of:=[.B682]-[.A682]" office:value-type="float" office:value="613" calcext:value-type="float">
            <text:p>613,0</text:p>
          </table:table-cell>
          <table:table-cell table:formula="of:=[.C681]" office:value-type="float" office:value="2998.5" calcext:value-type="float">
            <text:p>2998,5</text:p>
          </table:table-cell>
          <table:table-cell table:formula="of:=[.D682]*2" office:value-type="float" office:value="5997" calcext:value-type="float">
            <text:p>5997,0</text:p>
          </table:table-cell>
          <table:table-cell table:formula="of:=[.D681]" office:value-type="float" office:value="3335.5" calcext:value-type="float">
            <text:p>3335,5</text:p>
          </table:table-cell>
          <table:table-cell table:number-columns-repeated="3"/>
        </table:table-row>
        <table:table-row table:style-name="ro1">
          <table:table-cell table:formula="of:=IF([.B683]&gt;=0;1;-1)*(2^[.$D$3])" office:value-type="float" office:value="4096" calcext:value-type="float">
            <text:p>4096</text:p>
          </table:table-cell>
          <table:table-cell table:formula="of:=[.$B$3]+[.E683]-[.F683]" office:value-type="float" office:value="275" calcext:value-type="float">
            <text:p>275,0</text:p>
          </table:table-cell>
          <table:table-cell table:formula="of:=[.B683]-[.A683]" office:value-type="float" office:value="-3821" calcext:value-type="float">
            <text:p>-3821,0</text:p>
          </table:table-cell>
          <table:table-cell table:formula="of:=[.C682]" office:value-type="float" office:value="613" calcext:value-type="float">
            <text:p>613,0</text:p>
          </table:table-cell>
          <table:table-cell table:formula="of:=[.D683]*2" office:value-type="float" office:value="1226" calcext:value-type="float">
            <text:p>1226,0</text:p>
          </table:table-cell>
          <table:table-cell table:formula="of:=[.D682]" office:value-type="float" office:value="2998.5" calcext:value-type="float">
            <text:p>2998,5</text:p>
          </table:table-cell>
          <table:table-cell table:number-columns-repeated="3"/>
        </table:table-row>
        <table:table-row table:style-name="ro1">
          <table:table-cell table:formula="of:=IF([.B684]&gt;=0;1;-1)*(2^[.$D$3])" office:value-type="float" office:value="-4096" calcext:value-type="float">
            <text:p>-4096</text:p>
          </table:table-cell>
          <table:table-cell table:formula="of:=[.$B$3]+[.E684]-[.F684]" office:value-type="float" office:value="-6207.5" calcext:value-type="float">
            <text:p>-6207,5</text:p>
          </table:table-cell>
          <table:table-cell table:formula="of:=[.B684]-[.A684]" office:value-type="float" office:value="-2111.5" calcext:value-type="float">
            <text:p>-2111,5</text:p>
          </table:table-cell>
          <table:table-cell table:formula="of:=[.C683]" office:value-type="float" office:value="-3821" calcext:value-type="float">
            <text:p>-3821,0</text:p>
          </table:table-cell>
          <table:table-cell table:formula="of:=[.D684]*2" office:value-type="float" office:value="-7642" calcext:value-type="float">
            <text:p>-7642,0</text:p>
          </table:table-cell>
          <table:table-cell table:formula="of:=[.D683]" office:value-type="float" office:value="613" calcext:value-type="float">
            <text:p>613,0</text:p>
          </table:table-cell>
          <table:table-cell table:number-columns-repeated="3"/>
        </table:table-row>
        <table:table-row table:style-name="ro1">
          <table:table-cell table:formula="of:=IF([.B685]&gt;=0;1;-1)*(2^[.$D$3])" office:value-type="float" office:value="4096" calcext:value-type="float">
            <text:p>4096</text:p>
          </table:table-cell>
          <table:table-cell table:formula="of:=[.$B$3]+[.E685]-[.F685]" office:value-type="float" office:value="1645.5" calcext:value-type="float">
            <text:p>1645,5</text:p>
          </table:table-cell>
          <table:table-cell table:formula="of:=[.B685]-[.A685]" office:value-type="float" office:value="-2450.5" calcext:value-type="float">
            <text:p>-2450,5</text:p>
          </table:table-cell>
          <table:table-cell table:formula="of:=[.C684]" office:value-type="float" office:value="-2111.5" calcext:value-type="float">
            <text:p>-2111,5</text:p>
          </table:table-cell>
          <table:table-cell table:formula="of:=[.D685]*2" office:value-type="float" office:value="-4223" calcext:value-type="float">
            <text:p>-4223,0</text:p>
          </table:table-cell>
          <table:table-cell table:formula="of:=[.D684]" office:value-type="float" office:value="-3821" calcext:value-type="float">
            <text:p>-3821,0</text:p>
          </table:table-cell>
          <table:table-cell table:number-columns-repeated="3"/>
        </table:table-row>
        <table:table-row table:style-name="ro1">
          <table:table-cell table:formula="of:=IF([.B686]&gt;=0;1;-1)*(2^[.$D$3])" office:value-type="float" office:value="-4096" calcext:value-type="float">
            <text:p>-4096</text:p>
          </table:table-cell>
          <table:table-cell table:formula="of:=[.$B$3]+[.E686]-[.F686]" office:value-type="float" office:value="-742" calcext:value-type="float">
            <text:p>-742,0</text:p>
          </table:table-cell>
          <table:table-cell table:formula="of:=[.B686]-[.A686]" office:value-type="float" office:value="3354" calcext:value-type="float">
            <text:p>3354,0</text:p>
          </table:table-cell>
          <table:table-cell table:formula="of:=[.C685]" office:value-type="float" office:value="-2450.5" calcext:value-type="float">
            <text:p>-2450,5</text:p>
          </table:table-cell>
          <table:table-cell table:formula="of:=[.D686]*2" office:value-type="float" office:value="-4901" calcext:value-type="float">
            <text:p>-4901,0</text:p>
          </table:table-cell>
          <table:table-cell table:formula="of:=[.D685]" office:value-type="float" office:value="-2111.5" calcext:value-type="float">
            <text:p>-2111,5</text:p>
          </table:table-cell>
          <table:table-cell table:number-columns-repeated="3"/>
        </table:table-row>
        <table:table-row table:style-name="ro1">
          <table:table-cell table:formula="of:=IF([.B687]&gt;=0;1;-1)*(2^[.$D$3])" office:value-type="float" office:value="4096" calcext:value-type="float">
            <text:p>4096</text:p>
          </table:table-cell>
          <table:table-cell table:formula="of:=[.$B$3]+[.E687]-[.F687]" office:value-type="float" office:value="11206" calcext:value-type="float">
            <text:p>11206,0</text:p>
          </table:table-cell>
          <table:table-cell table:formula="of:=[.B687]-[.A687]" office:value-type="float" office:value="7110" calcext:value-type="float">
            <text:p>7110,0</text:p>
          </table:table-cell>
          <table:table-cell table:formula="of:=[.C686]" office:value-type="float" office:value="3354" calcext:value-type="float">
            <text:p>3354,0</text:p>
          </table:table-cell>
          <table:table-cell table:formula="of:=[.D687]*2" office:value-type="float" office:value="6708" calcext:value-type="float">
            <text:p>6708,0</text:p>
          </table:table-cell>
          <table:table-cell table:formula="of:=[.D686]" office:value-type="float" office:value="-2450.5" calcext:value-type="float">
            <text:p>-2450,5</text:p>
          </table:table-cell>
          <table:table-cell table:number-columns-repeated="3"/>
        </table:table-row>
        <table:table-row table:style-name="ro1">
          <table:table-cell table:formula="of:=IF([.B688]&gt;=0;1;-1)*(2^[.$D$3])" office:value-type="float" office:value="4096" calcext:value-type="float">
            <text:p>4096</text:p>
          </table:table-cell>
          <table:table-cell table:formula="of:=[.$B$3]+[.E688]-[.F688]" office:value-type="float" office:value="12913.5" calcext:value-type="float">
            <text:p>12913,5</text:p>
          </table:table-cell>
          <table:table-cell table:formula="of:=[.B688]-[.A688]" office:value-type="float" office:value="8817.5" calcext:value-type="float">
            <text:p>8817,5</text:p>
          </table:table-cell>
          <table:table-cell table:formula="of:=[.C687]" office:value-type="float" office:value="7110" calcext:value-type="float">
            <text:p>7110,0</text:p>
          </table:table-cell>
          <table:table-cell table:formula="of:=[.D688]*2" office:value-type="float" office:value="14220" calcext:value-type="float">
            <text:p>14220,0</text:p>
          </table:table-cell>
          <table:table-cell table:formula="of:=[.D687]" office:value-type="float" office:value="3354" calcext:value-type="float">
            <text:p>3354,0</text:p>
          </table:table-cell>
          <table:table-cell table:number-columns-repeated="3"/>
        </table:table-row>
        <table:table-row table:style-name="ro1">
          <table:table-cell table:formula="of:=IF([.B689]&gt;=0;1;-1)*(2^[.$D$3])" office:value-type="float" office:value="4096" calcext:value-type="float">
            <text:p>4096</text:p>
          </table:table-cell>
          <table:table-cell table:formula="of:=[.$B$3]+[.E689]-[.F689]" office:value-type="float" office:value="12572.5" calcext:value-type="float">
            <text:p>12572,5</text:p>
          </table:table-cell>
          <table:table-cell table:formula="of:=[.B689]-[.A689]" office:value-type="float" office:value="8476.5" calcext:value-type="float">
            <text:p>8476,5</text:p>
          </table:table-cell>
          <table:table-cell table:formula="of:=[.C688]" office:value-type="float" office:value="8817.5" calcext:value-type="float">
            <text:p>8817,5</text:p>
          </table:table-cell>
          <table:table-cell table:formula="of:=[.D689]*2" office:value-type="float" office:value="17635" calcext:value-type="float">
            <text:p>17635,0</text:p>
          </table:table-cell>
          <table:table-cell table:formula="of:=[.D688]" office:value-type="float" office:value="7110" calcext:value-type="float">
            <text:p>7110,0</text:p>
          </table:table-cell>
          <table:table-cell table:number-columns-repeated="3"/>
        </table:table-row>
        <table:table-row table:style-name="ro1">
          <table:table-cell table:formula="of:=IF([.B690]&gt;=0;1;-1)*(2^[.$D$3])" office:value-type="float" office:value="4096" calcext:value-type="float">
            <text:p>4096</text:p>
          </table:table-cell>
          <table:table-cell table:formula="of:=[.$B$3]+[.E690]-[.F690]" office:value-type="float" office:value="10183" calcext:value-type="float">
            <text:p>10183,0</text:p>
          </table:table-cell>
          <table:table-cell table:formula="of:=[.B690]-[.A690]" office:value-type="float" office:value="6087" calcext:value-type="float">
            <text:p>6087,0</text:p>
          </table:table-cell>
          <table:table-cell table:formula="of:=[.C689]" office:value-type="float" office:value="8476.5" calcext:value-type="float">
            <text:p>8476,5</text:p>
          </table:table-cell>
          <table:table-cell table:formula="of:=[.D690]*2" office:value-type="float" office:value="16953" calcext:value-type="float">
            <text:p>16953,0</text:p>
          </table:table-cell>
          <table:table-cell table:formula="of:=[.D689]" office:value-type="float" office:value="8817.5" calcext:value-type="float">
            <text:p>8817,5</text:p>
          </table:table-cell>
          <table:table-cell table:number-columns-repeated="3"/>
        </table:table-row>
        <table:table-row table:style-name="ro1">
          <table:table-cell table:formula="of:=IF([.B691]&gt;=0;1;-1)*(2^[.$D$3])" office:value-type="float" office:value="4096" calcext:value-type="float">
            <text:p>4096</text:p>
          </table:table-cell>
          <table:table-cell table:formula="of:=[.$B$3]+[.E691]-[.F691]" office:value-type="float" office:value="5745" calcext:value-type="float">
            <text:p>5745,0</text:p>
          </table:table-cell>
          <table:table-cell table:formula="of:=[.B691]-[.A691]" office:value-type="float" office:value="1649" calcext:value-type="float">
            <text:p>1649,0</text:p>
          </table:table-cell>
          <table:table-cell table:formula="of:=[.C690]" office:value-type="float" office:value="6087" calcext:value-type="float">
            <text:p>6087,0</text:p>
          </table:table-cell>
          <table:table-cell table:formula="of:=[.D691]*2" office:value-type="float" office:value="12174" calcext:value-type="float">
            <text:p>12174,0</text:p>
          </table:table-cell>
          <table:table-cell table:formula="of:=[.D690]" office:value-type="float" office:value="8476.5" calcext:value-type="float">
            <text:p>8476,5</text:p>
          </table:table-cell>
          <table:table-cell table:number-columns-repeated="3"/>
        </table:table-row>
        <table:table-row table:style-name="ro1">
          <table:table-cell table:formula="of:=IF([.B692]&gt;=0;1;-1)*(2^[.$D$3])" office:value-type="float" office:value="-4096" calcext:value-type="float">
            <text:p>-4096</text:p>
          </table:table-cell>
          <table:table-cell table:formula="of:=[.$B$3]+[.E692]-[.F692]" office:value-type="float" office:value="-741.5" calcext:value-type="float">
            <text:p>-741,5</text:p>
          </table:table-cell>
          <table:table-cell table:formula="of:=[.B692]-[.A692]" office:value-type="float" office:value="3354.5" calcext:value-type="float">
            <text:p>3354,5</text:p>
          </table:table-cell>
          <table:table-cell table:formula="of:=[.C691]" office:value-type="float" office:value="1649" calcext:value-type="float">
            <text:p>1649,0</text:p>
          </table:table-cell>
          <table:table-cell table:formula="of:=[.D692]*2" office:value-type="float" office:value="3298" calcext:value-type="float">
            <text:p>3298,0</text:p>
          </table:table-cell>
          <table:table-cell table:formula="of:=[.D691]" office:value-type="float" office:value="6087" calcext:value-type="float">
            <text:p>6087,0</text:p>
          </table:table-cell>
          <table:table-cell table:number-columns-repeated="3"/>
        </table:table-row>
        <table:table-row table:style-name="ro1">
          <table:table-cell table:formula="of:=IF([.B693]&gt;=0;1;-1)*(2^[.$D$3])" office:value-type="float" office:value="4096" calcext:value-type="float">
            <text:p>4096</text:p>
          </table:table-cell>
          <table:table-cell table:formula="of:=[.$B$3]+[.E693]-[.F693]" office:value-type="float" office:value="7107.5" calcext:value-type="float">
            <text:p>7107,5</text:p>
          </table:table-cell>
          <table:table-cell table:formula="of:=[.B693]-[.A693]" office:value-type="float" office:value="3011.5" calcext:value-type="float">
            <text:p>3011,5</text:p>
          </table:table-cell>
          <table:table-cell table:formula="of:=[.C692]" office:value-type="float" office:value="3354.5" calcext:value-type="float">
            <text:p>3354,5</text:p>
          </table:table-cell>
          <table:table-cell table:formula="of:=[.D693]*2" office:value-type="float" office:value="6709" calcext:value-type="float">
            <text:p>6709,0</text:p>
          </table:table-cell>
          <table:table-cell table:formula="of:=[.D692]" office:value-type="float" office:value="1649" calcext:value-type="float">
            <text:p>1649,0</text:p>
          </table:table-cell>
          <table:table-cell table:number-columns-repeated="3"/>
        </table:table-row>
        <table:table-row table:style-name="ro1">
          <table:table-cell table:formula="of:=IF([.B694]&gt;=0;1;-1)*(2^[.$D$3])" office:value-type="float" office:value="4096" calcext:value-type="float">
            <text:p>4096</text:p>
          </table:table-cell>
          <table:table-cell table:formula="of:=[.$B$3]+[.E694]-[.F694]" office:value-type="float" office:value="4716" calcext:value-type="float">
            <text:p>4716,0</text:p>
          </table:table-cell>
          <table:table-cell table:formula="of:=[.B694]-[.A694]" office:value-type="float" office:value="620" calcext:value-type="float">
            <text:p>620,0</text:p>
          </table:table-cell>
          <table:table-cell table:formula="of:=[.C693]" office:value-type="float" office:value="3011.5" calcext:value-type="float">
            <text:p>3011,5</text:p>
          </table:table-cell>
          <table:table-cell table:formula="of:=[.D694]*2" office:value-type="float" office:value="6023" calcext:value-type="float">
            <text:p>6023,0</text:p>
          </table:table-cell>
          <table:table-cell table:formula="of:=[.D693]" office:value-type="float" office:value="3354.5" calcext:value-type="float">
            <text:p>3354,5</text:p>
          </table:table-cell>
          <table:table-cell table:number-columns-repeated="3"/>
        </table:table-row>
        <table:table-row table:style-name="ro1">
          <table:table-cell table:formula="of:=IF([.B695]&gt;=0;1;-1)*(2^[.$D$3])" office:value-type="float" office:value="4096" calcext:value-type="float">
            <text:p>4096</text:p>
          </table:table-cell>
          <table:table-cell table:formula="of:=[.$B$3]+[.E695]-[.F695]" office:value-type="float" office:value="276" calcext:value-type="float">
            <text:p>276,0</text:p>
          </table:table-cell>
          <table:table-cell table:formula="of:=[.B695]-[.A695]" office:value-type="float" office:value="-3820" calcext:value-type="float">
            <text:p>-3820,0</text:p>
          </table:table-cell>
          <table:table-cell table:formula="of:=[.C694]" office:value-type="float" office:value="620" calcext:value-type="float">
            <text:p>620,0</text:p>
          </table:table-cell>
          <table:table-cell table:formula="of:=[.D695]*2" office:value-type="float" office:value="1240" calcext:value-type="float">
            <text:p>1240,0</text:p>
          </table:table-cell>
          <table:table-cell table:formula="of:=[.D694]" office:value-type="float" office:value="3011.5" calcext:value-type="float">
            <text:p>3011,5</text:p>
          </table:table-cell>
          <table:table-cell table:number-columns-repeated="3"/>
        </table:table-row>
        <table:table-row table:style-name="ro1">
          <table:table-cell table:formula="of:=IF([.B696]&gt;=0;1;-1)*(2^[.$D$3])" office:value-type="float" office:value="-4096" calcext:value-type="float">
            <text:p>-4096</text:p>
          </table:table-cell>
          <table:table-cell table:formula="of:=[.$B$3]+[.E696]-[.F696]" office:value-type="float" office:value="-6212.5" calcext:value-type="float">
            <text:p>-6212,5</text:p>
          </table:table-cell>
          <table:table-cell table:formula="of:=[.B696]-[.A696]" office:value-type="float" office:value="-2116.5" calcext:value-type="float">
            <text:p>-2116,5</text:p>
          </table:table-cell>
          <table:table-cell table:formula="of:=[.C695]" office:value-type="float" office:value="-3820" calcext:value-type="float">
            <text:p>-3820,0</text:p>
          </table:table-cell>
          <table:table-cell table:formula="of:=[.D696]*2" office:value-type="float" office:value="-7640" calcext:value-type="float">
            <text:p>-7640,0</text:p>
          </table:table-cell>
          <table:table-cell table:formula="of:=[.D695]" office:value-type="float" office:value="620" calcext:value-type="float">
            <text:p>620,0</text:p>
          </table:table-cell>
          <table:table-cell table:number-columns-repeated="3"/>
        </table:table-row>
        <table:table-row table:style-name="ro1">
          <table:table-cell table:formula="of:=IF([.B697]&gt;=0;1;-1)*(2^[.$D$3])" office:value-type="float" office:value="4096" calcext:value-type="float">
            <text:p>4096</text:p>
          </table:table-cell>
          <table:table-cell table:formula="of:=[.$B$3]+[.E697]-[.F697]" office:value-type="float" office:value="1634.5" calcext:value-type="float">
            <text:p>1634,5</text:p>
          </table:table-cell>
          <table:table-cell table:formula="of:=[.B697]-[.A697]" office:value-type="float" office:value="-2461.5" calcext:value-type="float">
            <text:p>-2461,5</text:p>
          </table:table-cell>
          <table:table-cell table:formula="of:=[.C696]" office:value-type="float" office:value="-2116.5" calcext:value-type="float">
            <text:p>-2116,5</text:p>
          </table:table-cell>
          <table:table-cell table:formula="of:=[.D697]*2" office:value-type="float" office:value="-4233" calcext:value-type="float">
            <text:p>-4233,0</text:p>
          </table:table-cell>
          <table:table-cell table:formula="of:=[.D696]" office:value-type="float" office:value="-3820" calcext:value-type="float">
            <text:p>-3820,0</text:p>
          </table:table-cell>
          <table:table-cell table:number-columns-repeated="3"/>
        </table:table-row>
        <table:table-row table:style-name="ro1">
          <table:table-cell table:formula="of:=IF([.B698]&gt;=0;1;-1)*(2^[.$D$3])" office:value-type="float" office:value="-4096" calcext:value-type="float">
            <text:p>-4096</text:p>
          </table:table-cell>
          <table:table-cell table:formula="of:=[.$B$3]+[.E698]-[.F698]" office:value-type="float" office:value="-759" calcext:value-type="float">
            <text:p>-759,0</text:p>
          </table:table-cell>
          <table:table-cell table:formula="of:=[.B698]-[.A698]" office:value-type="float" office:value="3337" calcext:value-type="float">
            <text:p>3337,0</text:p>
          </table:table-cell>
          <table:table-cell table:formula="of:=[.C697]" office:value-type="float" office:value="-2461.5" calcext:value-type="float">
            <text:p>-2461,5</text:p>
          </table:table-cell>
          <table:table-cell table:formula="of:=[.D698]*2" office:value-type="float" office:value="-4923" calcext:value-type="float">
            <text:p>-4923,0</text:p>
          </table:table-cell>
          <table:table-cell table:formula="of:=[.D697]" office:value-type="float" office:value="-2116.5" calcext:value-type="float">
            <text:p>-2116,5</text:p>
          </table:table-cell>
          <table:table-cell table:number-columns-repeated="3"/>
        </table:table-row>
        <table:table-row table:style-name="ro1">
          <table:table-cell table:formula="of:=IF([.B699]&gt;=0;1;-1)*(2^[.$D$3])" office:value-type="float" office:value="4096" calcext:value-type="float">
            <text:p>4096</text:p>
          </table:table-cell>
          <table:table-cell table:formula="of:=[.$B$3]+[.E699]-[.F699]" office:value-type="float" office:value="11183" calcext:value-type="float">
            <text:p>11183,0</text:p>
          </table:table-cell>
          <table:table-cell table:formula="of:=[.B699]-[.A699]" office:value-type="float" office:value="7087" calcext:value-type="float">
            <text:p>7087,0</text:p>
          </table:table-cell>
          <table:table-cell table:formula="of:=[.C698]" office:value-type="float" office:value="3337" calcext:value-type="float">
            <text:p>3337,0</text:p>
          </table:table-cell>
          <table:table-cell table:formula="of:=[.D699]*2" office:value-type="float" office:value="6674" calcext:value-type="float">
            <text:p>6674,0</text:p>
          </table:table-cell>
          <table:table-cell table:formula="of:=[.D698]" office:value-type="float" office:value="-2461.5" calcext:value-type="float">
            <text:p>-2461,5</text:p>
          </table:table-cell>
          <table:table-cell table:number-columns-repeated="3"/>
        </table:table-row>
        <table:table-row table:style-name="ro1">
          <table:table-cell table:formula="of:=IF([.B700]&gt;=0;1;-1)*(2^[.$D$3])" office:value-type="float" office:value="4096" calcext:value-type="float">
            <text:p>4096</text:p>
          </table:table-cell>
          <table:table-cell table:formula="of:=[.$B$3]+[.E700]-[.F700]" office:value-type="float" office:value="12884.5" calcext:value-type="float">
            <text:p>12884,5</text:p>
          </table:table-cell>
          <table:table-cell table:formula="of:=[.B700]-[.A700]" office:value-type="float" office:value="8788.5" calcext:value-type="float">
            <text:p>8788,5</text:p>
          </table:table-cell>
          <table:table-cell table:formula="of:=[.C699]" office:value-type="float" office:value="7087" calcext:value-type="float">
            <text:p>7087,0</text:p>
          </table:table-cell>
          <table:table-cell table:formula="of:=[.D700]*2" office:value-type="float" office:value="14174" calcext:value-type="float">
            <text:p>14174,0</text:p>
          </table:table-cell>
          <table:table-cell table:formula="of:=[.D699]" office:value-type="float" office:value="3337" calcext:value-type="float">
            <text:p>3337,0</text:p>
          </table:table-cell>
          <table:table-cell table:number-columns-repeated="3"/>
        </table:table-row>
        <table:table-row table:style-name="ro1">
          <table:table-cell table:formula="of:=IF([.B701]&gt;=0;1;-1)*(2^[.$D$3])" office:value-type="float" office:value="4096" calcext:value-type="float">
            <text:p>4096</text:p>
          </table:table-cell>
          <table:table-cell table:formula="of:=[.$B$3]+[.E701]-[.F701]" office:value-type="float" office:value="12537.5" calcext:value-type="float">
            <text:p>12537,5</text:p>
          </table:table-cell>
          <table:table-cell table:formula="of:=[.B701]-[.A701]" office:value-type="float" office:value="8441.5" calcext:value-type="float">
            <text:p>8441,5</text:p>
          </table:table-cell>
          <table:table-cell table:formula="of:=[.C700]" office:value-type="float" office:value="8788.5" calcext:value-type="float">
            <text:p>8788,5</text:p>
          </table:table-cell>
          <table:table-cell table:formula="of:=[.D701]*2" office:value-type="float" office:value="17577" calcext:value-type="float">
            <text:p>17577,0</text:p>
          </table:table-cell>
          <table:table-cell table:formula="of:=[.D700]" office:value-type="float" office:value="7087" calcext:value-type="float">
            <text:p>7087,0</text:p>
          </table:table-cell>
          <table:table-cell table:number-columns-repeated="3"/>
        </table:table-row>
        <table:table-row table:style-name="ro1">
          <table:table-cell table:formula="of:=IF([.B702]&gt;=0;1;-1)*(2^[.$D$3])" office:value-type="float" office:value="4096" calcext:value-type="float">
            <text:p>4096</text:p>
          </table:table-cell>
          <table:table-cell table:formula="of:=[.$B$3]+[.E702]-[.F702]" office:value-type="float" office:value="10142" calcext:value-type="float">
            <text:p>10142,0</text:p>
          </table:table-cell>
          <table:table-cell table:formula="of:=[.B702]-[.A702]" office:value-type="float" office:value="6046" calcext:value-type="float">
            <text:p>6046,0</text:p>
          </table:table-cell>
          <table:table-cell table:formula="of:=[.C701]" office:value-type="float" office:value="8441.5" calcext:value-type="float">
            <text:p>8441,5</text:p>
          </table:table-cell>
          <table:table-cell table:formula="of:=[.D702]*2" office:value-type="float" office:value="16883" calcext:value-type="float">
            <text:p>16883,0</text:p>
          </table:table-cell>
          <table:table-cell table:formula="of:=[.D701]" office:value-type="float" office:value="8788.5" calcext:value-type="float">
            <text:p>8788,5</text:p>
          </table:table-cell>
          <table:table-cell table:number-columns-repeated="3"/>
        </table:table-row>
        <table:table-row table:style-name="ro1">
          <table:table-cell table:formula="of:=IF([.B703]&gt;=0;1;-1)*(2^[.$D$3])" office:value-type="float" office:value="4096" calcext:value-type="float">
            <text:p>4096</text:p>
          </table:table-cell>
          <table:table-cell table:formula="of:=[.$B$3]+[.E703]-[.F703]" office:value-type="float" office:value="5698" calcext:value-type="float">
            <text:p>5698,0</text:p>
          </table:table-cell>
          <table:table-cell table:formula="of:=[.B703]-[.A703]" office:value-type="float" office:value="1602" calcext:value-type="float">
            <text:p>1602,0</text:p>
          </table:table-cell>
          <table:table-cell table:formula="of:=[.C702]" office:value-type="float" office:value="6046" calcext:value-type="float">
            <text:p>6046,0</text:p>
          </table:table-cell>
          <table:table-cell table:formula="of:=[.D703]*2" office:value-type="float" office:value="12092" calcext:value-type="float">
            <text:p>12092,0</text:p>
          </table:table-cell>
          <table:table-cell table:formula="of:=[.D702]" office:value-type="float" office:value="8441.5" calcext:value-type="float">
            <text:p>8441,5</text:p>
          </table:table-cell>
          <table:table-cell table:number-columns-repeated="3"/>
        </table:table-row>
        <table:table-row table:style-name="ro1">
          <table:table-cell table:formula="of:=IF([.B704]&gt;=0;1;-1)*(2^[.$D$3])" office:value-type="float" office:value="-4096" calcext:value-type="float">
            <text:p>-4096</text:p>
          </table:table-cell>
          <table:table-cell table:formula="of:=[.$B$3]+[.E704]-[.F704]" office:value-type="float" office:value="-794.5" calcext:value-type="float">
            <text:p>-794,5</text:p>
          </table:table-cell>
          <table:table-cell table:formula="of:=[.B704]-[.A704]" office:value-type="float" office:value="3301.5" calcext:value-type="float">
            <text:p>3301,5</text:p>
          </table:table-cell>
          <table:table-cell table:formula="of:=[.C703]" office:value-type="float" office:value="1602" calcext:value-type="float">
            <text:p>1602,0</text:p>
          </table:table-cell>
          <table:table-cell table:formula="of:=[.D704]*2" office:value-type="float" office:value="3204" calcext:value-type="float">
            <text:p>3204,0</text:p>
          </table:table-cell>
          <table:table-cell table:formula="of:=[.D703]" office:value-type="float" office:value="6046" calcext:value-type="float">
            <text:p>6046,0</text:p>
          </table:table-cell>
          <table:table-cell table:number-columns-repeated="3"/>
        </table:table-row>
        <table:table-row table:style-name="ro1">
          <table:table-cell table:formula="of:=IF([.B705]&gt;=0;1;-1)*(2^[.$D$3])" office:value-type="float" office:value="4096" calcext:value-type="float">
            <text:p>4096</text:p>
          </table:table-cell>
          <table:table-cell table:formula="of:=[.$B$3]+[.E705]-[.F705]" office:value-type="float" office:value="7048.5" calcext:value-type="float">
            <text:p>7048,5</text:p>
          </table:table-cell>
          <table:table-cell table:formula="of:=[.B705]-[.A705]" office:value-type="float" office:value="2952.5" calcext:value-type="float">
            <text:p>2952,5</text:p>
          </table:table-cell>
          <table:table-cell table:formula="of:=[.C704]" office:value-type="float" office:value="3301.5" calcext:value-type="float">
            <text:p>3301,5</text:p>
          </table:table-cell>
          <table:table-cell table:formula="of:=[.D705]*2" office:value-type="float" office:value="6603" calcext:value-type="float">
            <text:p>6603,0</text:p>
          </table:table-cell>
          <table:table-cell table:formula="of:=[.D704]" office:value-type="float" office:value="1602" calcext:value-type="float">
            <text:p>1602,0</text:p>
          </table:table-cell>
          <table:table-cell table:number-columns-repeated="3"/>
        </table:table-row>
        <table:table-row table:style-name="ro1">
          <table:table-cell table:formula="of:=IF([.B706]&gt;=0;1;-1)*(2^[.$D$3])" office:value-type="float" office:value="4096" calcext:value-type="float">
            <text:p>4096</text:p>
          </table:table-cell>
          <table:table-cell table:formula="of:=[.$B$3]+[.E706]-[.F706]" office:value-type="float" office:value="4651" calcext:value-type="float">
            <text:p>4651,0</text:p>
          </table:table-cell>
          <table:table-cell table:formula="of:=[.B706]-[.A706]" office:value-type="float" office:value="555" calcext:value-type="float">
            <text:p>555,0</text:p>
          </table:table-cell>
          <table:table-cell table:formula="of:=[.C705]" office:value-type="float" office:value="2952.5" calcext:value-type="float">
            <text:p>2952,5</text:p>
          </table:table-cell>
          <table:table-cell table:formula="of:=[.D706]*2" office:value-type="float" office:value="5905" calcext:value-type="float">
            <text:p>5905,0</text:p>
          </table:table-cell>
          <table:table-cell table:formula="of:=[.D705]" office:value-type="float" office:value="3301.5" calcext:value-type="float">
            <text:p>3301,5</text:p>
          </table:table-cell>
          <table:table-cell table:number-columns-repeated="3"/>
        </table:table-row>
        <table:table-row table:style-name="ro1">
          <table:table-cell table:formula="of:=IF([.B707]&gt;=0;1;-1)*(2^[.$D$3])" office:value-type="float" office:value="4096" calcext:value-type="float">
            <text:p>4096</text:p>
          </table:table-cell>
          <table:table-cell table:formula="of:=[.$B$3]+[.E707]-[.F707]" office:value-type="float" office:value="205" calcext:value-type="float">
            <text:p>205,0</text:p>
          </table:table-cell>
          <table:table-cell table:formula="of:=[.B707]-[.A707]" office:value-type="float" office:value="-3891" calcext:value-type="float">
            <text:p>-3891,0</text:p>
          </table:table-cell>
          <table:table-cell table:formula="of:=[.C706]" office:value-type="float" office:value="555" calcext:value-type="float">
            <text:p>555,0</text:p>
          </table:table-cell>
          <table:table-cell table:formula="of:=[.D707]*2" office:value-type="float" office:value="1110" calcext:value-type="float">
            <text:p>1110,0</text:p>
          </table:table-cell>
          <table:table-cell table:formula="of:=[.D706]" office:value-type="float" office:value="2952.5" calcext:value-type="float">
            <text:p>2952,5</text:p>
          </table:table-cell>
          <table:table-cell table:number-columns-repeated="3"/>
        </table:table-row>
        <table:table-row table:style-name="ro1">
          <table:table-cell table:formula="of:=IF([.B708]&gt;=0;1;-1)*(2^[.$D$3])" office:value-type="float" office:value="-4096" calcext:value-type="float">
            <text:p>-4096</text:p>
          </table:table-cell>
          <table:table-cell table:formula="of:=[.$B$3]+[.E708]-[.F708]" office:value-type="float" office:value="-6289.5" calcext:value-type="float">
            <text:p>-6289,5</text:p>
          </table:table-cell>
          <table:table-cell table:formula="of:=[.B708]-[.A708]" office:value-type="float" office:value="-2193.5" calcext:value-type="float">
            <text:p>-2193,5</text:p>
          </table:table-cell>
          <table:table-cell table:formula="of:=[.C707]" office:value-type="float" office:value="-3891" calcext:value-type="float">
            <text:p>-3891,0</text:p>
          </table:table-cell>
          <table:table-cell table:formula="of:=[.D708]*2" office:value-type="float" office:value="-7782" calcext:value-type="float">
            <text:p>-7782,0</text:p>
          </table:table-cell>
          <table:table-cell table:formula="of:=[.D707]" office:value-type="float" office:value="555" calcext:value-type="float">
            <text:p>555,0</text:p>
          </table:table-cell>
          <table:table-cell table:number-columns-repeated="3"/>
        </table:table-row>
        <table:table-row table:style-name="ro1">
          <table:table-cell table:formula="of:=IF([.B709]&gt;=0;1;-1)*(2^[.$D$3])" office:value-type="float" office:value="4096" calcext:value-type="float">
            <text:p>4096</text:p>
          </table:table-cell>
          <table:table-cell table:formula="of:=[.$B$3]+[.E709]-[.F709]" office:value-type="float" office:value="1551.5" calcext:value-type="float">
            <text:p>1551,5</text:p>
          </table:table-cell>
          <table:table-cell table:formula="of:=[.B709]-[.A709]" office:value-type="float" office:value="-2544.5" calcext:value-type="float">
            <text:p>-2544,5</text:p>
          </table:table-cell>
          <table:table-cell table:formula="of:=[.C708]" office:value-type="float" office:value="-2193.5" calcext:value-type="float">
            <text:p>-2193,5</text:p>
          </table:table-cell>
          <table:table-cell table:formula="of:=[.D709]*2" office:value-type="float" office:value="-4387" calcext:value-type="float">
            <text:p>-4387,0</text:p>
          </table:table-cell>
          <table:table-cell table:formula="of:=[.D708]" office:value-type="float" office:value="-3891" calcext:value-type="float">
            <text:p>-3891,0</text:p>
          </table:table-cell>
          <table:table-cell table:number-columns-repeated="3"/>
        </table:table-row>
        <table:table-row table:style-name="ro1">
          <table:table-cell table:formula="of:=IF([.B710]&gt;=0;1;-1)*(2^[.$D$3])" office:value-type="float" office:value="-4096" calcext:value-type="float">
            <text:p>-4096</text:p>
          </table:table-cell>
          <table:table-cell table:formula="of:=[.$B$3]+[.E710]-[.F710]" office:value-type="float" office:value="-848" calcext:value-type="float">
            <text:p>-848,0</text:p>
          </table:table-cell>
          <table:table-cell table:formula="of:=[.B710]-[.A710]" office:value-type="float" office:value="3248" calcext:value-type="float">
            <text:p>3248,0</text:p>
          </table:table-cell>
          <table:table-cell table:formula="of:=[.C709]" office:value-type="float" office:value="-2544.5" calcext:value-type="float">
            <text:p>-2544,5</text:p>
          </table:table-cell>
          <table:table-cell table:formula="of:=[.D710]*2" office:value-type="float" office:value="-5089" calcext:value-type="float">
            <text:p>-5089,0</text:p>
          </table:table-cell>
          <table:table-cell table:formula="of:=[.D709]" office:value-type="float" office:value="-2193.5" calcext:value-type="float">
            <text:p>-2193,5</text:p>
          </table:table-cell>
          <table:table-cell table:number-columns-repeated="3"/>
        </table:table-row>
        <table:table-row table:style-name="ro1">
          <table:table-cell table:formula="of:=IF([.B711]&gt;=0;1;-1)*(2^[.$D$3])" office:value-type="float" office:value="4096" calcext:value-type="float">
            <text:p>4096</text:p>
          </table:table-cell>
          <table:table-cell table:formula="of:=[.$B$3]+[.E711]-[.F711]" office:value-type="float" office:value="11088" calcext:value-type="float">
            <text:p>11088,0</text:p>
          </table:table-cell>
          <table:table-cell table:formula="of:=[.B711]-[.A711]" office:value-type="float" office:value="6992" calcext:value-type="float">
            <text:p>6992,0</text:p>
          </table:table-cell>
          <table:table-cell table:formula="of:=[.C710]" office:value-type="float" office:value="3248" calcext:value-type="float">
            <text:p>3248,0</text:p>
          </table:table-cell>
          <table:table-cell table:formula="of:=[.D711]*2" office:value-type="float" office:value="6496" calcext:value-type="float">
            <text:p>6496,0</text:p>
          </table:table-cell>
          <table:table-cell table:formula="of:=[.D710]" office:value-type="float" office:value="-2544.5" calcext:value-type="float">
            <text:p>-2544,5</text:p>
          </table:table-cell>
          <table:table-cell table:number-columns-repeated="3"/>
        </table:table-row>
        <table:table-row table:style-name="ro1">
          <table:table-cell table:formula="of:=IF([.B712]&gt;=0;1;-1)*(2^[.$D$3])" office:value-type="float" office:value="4096" calcext:value-type="float">
            <text:p>4096</text:p>
          </table:table-cell>
          <table:table-cell table:formula="of:=[.$B$3]+[.E712]-[.F712]" office:value-type="float" office:value="12783.5" calcext:value-type="float">
            <text:p>12783,5</text:p>
          </table:table-cell>
          <table:table-cell table:formula="of:=[.B712]-[.A712]" office:value-type="float" office:value="8687.5" calcext:value-type="float">
            <text:p>8687,5</text:p>
          </table:table-cell>
          <table:table-cell table:formula="of:=[.C711]" office:value-type="float" office:value="6992" calcext:value-type="float">
            <text:p>6992,0</text:p>
          </table:table-cell>
          <table:table-cell table:formula="of:=[.D712]*2" office:value-type="float" office:value="13984" calcext:value-type="float">
            <text:p>13984,0</text:p>
          </table:table-cell>
          <table:table-cell table:formula="of:=[.D711]" office:value-type="float" office:value="3248" calcext:value-type="float">
            <text:p>3248,0</text:p>
          </table:table-cell>
          <table:table-cell table:number-columns-repeated="3"/>
        </table:table-row>
        <table:table-row table:style-name="ro1">
          <table:table-cell table:formula="of:=IF([.B713]&gt;=0;1;-1)*(2^[.$D$3])" office:value-type="float" office:value="4096" calcext:value-type="float">
            <text:p>4096</text:p>
          </table:table-cell>
          <table:table-cell table:formula="of:=[.$B$3]+[.E713]-[.F713]" office:value-type="float" office:value="12430.5" calcext:value-type="float">
            <text:p>12430,5</text:p>
          </table:table-cell>
          <table:table-cell table:formula="of:=[.B713]-[.A713]" office:value-type="float" office:value="8334.5" calcext:value-type="float">
            <text:p>8334,5</text:p>
          </table:table-cell>
          <table:table-cell table:formula="of:=[.C712]" office:value-type="float" office:value="8687.5" calcext:value-type="float">
            <text:p>8687,5</text:p>
          </table:table-cell>
          <table:table-cell table:formula="of:=[.D713]*2" office:value-type="float" office:value="17375" calcext:value-type="float">
            <text:p>17375,0</text:p>
          </table:table-cell>
          <table:table-cell table:formula="of:=[.D712]" office:value-type="float" office:value="6992" calcext:value-type="float">
            <text:p>6992,0</text:p>
          </table:table-cell>
          <table:table-cell table:number-columns-repeated="3"/>
        </table:table-row>
        <table:table-row table:style-name="ro1">
          <table:table-cell table:formula="of:=IF([.B714]&gt;=0;1;-1)*(2^[.$D$3])" office:value-type="float" office:value="4096" calcext:value-type="float">
            <text:p>4096</text:p>
          </table:table-cell>
          <table:table-cell table:formula="of:=[.$B$3]+[.E714]-[.F714]" office:value-type="float" office:value="10029" calcext:value-type="float">
            <text:p>10029,0</text:p>
          </table:table-cell>
          <table:table-cell table:formula="of:=[.B714]-[.A714]" office:value-type="float" office:value="5933" calcext:value-type="float">
            <text:p>5933,0</text:p>
          </table:table-cell>
          <table:table-cell table:formula="of:=[.C713]" office:value-type="float" office:value="8334.5" calcext:value-type="float">
            <text:p>8334,5</text:p>
          </table:table-cell>
          <table:table-cell table:formula="of:=[.D714]*2" office:value-type="float" office:value="16669" calcext:value-type="float">
            <text:p>16669,0</text:p>
          </table:table-cell>
          <table:table-cell table:formula="of:=[.D713]" office:value-type="float" office:value="8687.5" calcext:value-type="float">
            <text:p>8687,5</text:p>
          </table:table-cell>
          <table:table-cell table:number-columns-repeated="3"/>
        </table:table-row>
        <table:table-row table:style-name="ro1">
          <table:table-cell table:formula="of:=IF([.B715]&gt;=0;1;-1)*(2^[.$D$3])" office:value-type="float" office:value="4096" calcext:value-type="float">
            <text:p>4096</text:p>
          </table:table-cell>
          <table:table-cell table:formula="of:=[.$B$3]+[.E715]-[.F715]" office:value-type="float" office:value="5579" calcext:value-type="float">
            <text:p>5579,0</text:p>
          </table:table-cell>
          <table:table-cell table:formula="of:=[.B715]-[.A715]" office:value-type="float" office:value="1483" calcext:value-type="float">
            <text:p>1483,0</text:p>
          </table:table-cell>
          <table:table-cell table:formula="of:=[.C714]" office:value-type="float" office:value="5933" calcext:value-type="float">
            <text:p>5933,0</text:p>
          </table:table-cell>
          <table:table-cell table:formula="of:=[.D715]*2" office:value-type="float" office:value="11866" calcext:value-type="float">
            <text:p>11866,0</text:p>
          </table:table-cell>
          <table:table-cell table:formula="of:=[.D714]" office:value-type="float" office:value="8334.5" calcext:value-type="float">
            <text:p>8334,5</text:p>
          </table:table-cell>
          <table:table-cell table:number-columns-repeated="3"/>
        </table:table-row>
        <table:table-row table:style-name="ro1">
          <table:table-cell table:formula="of:=IF([.B716]&gt;=0;1;-1)*(2^[.$D$3])" office:value-type="float" office:value="-4096" calcext:value-type="float">
            <text:p>-4096</text:p>
          </table:table-cell>
          <table:table-cell table:formula="of:=[.$B$3]+[.E716]-[.F716]" office:value-type="float" office:value="-919.5" calcext:value-type="float">
            <text:p>-919,5</text:p>
          </table:table-cell>
          <table:table-cell table:formula="of:=[.B716]-[.A716]" office:value-type="float" office:value="3176.5" calcext:value-type="float">
            <text:p>3176,5</text:p>
          </table:table-cell>
          <table:table-cell table:formula="of:=[.C715]" office:value-type="float" office:value="1483" calcext:value-type="float">
            <text:p>1483,0</text:p>
          </table:table-cell>
          <table:table-cell table:formula="of:=[.D716]*2" office:value-type="float" office:value="2966" calcext:value-type="float">
            <text:p>2966,0</text:p>
          </table:table-cell>
          <table:table-cell table:formula="of:=[.D715]" office:value-type="float" office:value="5933" calcext:value-type="float">
            <text:p>5933,0</text:p>
          </table:table-cell>
          <table:table-cell table:number-columns-repeated="3"/>
        </table:table-row>
        <table:table-row table:style-name="ro1">
          <table:table-cell table:formula="of:=IF([.B717]&gt;=0;1;-1)*(2^[.$D$3])" office:value-type="float" office:value="4096" calcext:value-type="float">
            <text:p>4096</text:p>
          </table:table-cell>
          <table:table-cell table:formula="of:=[.$B$3]+[.E717]-[.F717]" office:value-type="float" office:value="6917.5" calcext:value-type="float">
            <text:p>6917,5</text:p>
          </table:table-cell>
          <table:table-cell table:formula="of:=[.B717]-[.A717]" office:value-type="float" office:value="2821.5" calcext:value-type="float">
            <text:p>2821,5</text:p>
          </table:table-cell>
          <table:table-cell table:formula="of:=[.C716]" office:value-type="float" office:value="3176.5" calcext:value-type="float">
            <text:p>3176,5</text:p>
          </table:table-cell>
          <table:table-cell table:formula="of:=[.D717]*2" office:value-type="float" office:value="6353" calcext:value-type="float">
            <text:p>6353,0</text:p>
          </table:table-cell>
          <table:table-cell table:formula="of:=[.D716]" office:value-type="float" office:value="1483" calcext:value-type="float">
            <text:p>1483,0</text:p>
          </table:table-cell>
          <table:table-cell table:number-columns-repeated="3"/>
        </table:table-row>
        <table:table-row table:style-name="ro1">
          <table:table-cell table:formula="of:=IF([.B718]&gt;=0;1;-1)*(2^[.$D$3])" office:value-type="float" office:value="4096" calcext:value-type="float">
            <text:p>4096</text:p>
          </table:table-cell>
          <table:table-cell table:formula="of:=[.$B$3]+[.E718]-[.F718]" office:value-type="float" office:value="4514" calcext:value-type="float">
            <text:p>4514,0</text:p>
          </table:table-cell>
          <table:table-cell table:formula="of:=[.B718]-[.A718]" office:value-type="float" office:value="418" calcext:value-type="float">
            <text:p>418,0</text:p>
          </table:table-cell>
          <table:table-cell table:formula="of:=[.C717]" office:value-type="float" office:value="2821.5" calcext:value-type="float">
            <text:p>2821,5</text:p>
          </table:table-cell>
          <table:table-cell table:formula="of:=[.D718]*2" office:value-type="float" office:value="5643" calcext:value-type="float">
            <text:p>5643,0</text:p>
          </table:table-cell>
          <table:table-cell table:formula="of:=[.D717]" office:value-type="float" office:value="3176.5" calcext:value-type="float">
            <text:p>3176,5</text:p>
          </table:table-cell>
          <table:table-cell table:number-columns-repeated="3"/>
        </table:table-row>
        <table:table-row table:style-name="ro1">
          <table:table-cell table:formula="of:=IF([.B719]&gt;=0;1;-1)*(2^[.$D$3])" office:value-type="float" office:value="4096" calcext:value-type="float">
            <text:p>4096</text:p>
          </table:table-cell>
          <table:table-cell table:formula="of:=[.$B$3]+[.E719]-[.F719]" office:value-type="float" office:value="62" calcext:value-type="float">
            <text:p>62,0</text:p>
          </table:table-cell>
          <table:table-cell table:formula="of:=[.B719]-[.A719]" office:value-type="float" office:value="-4034" calcext:value-type="float">
            <text:p>-4034,0</text:p>
          </table:table-cell>
          <table:table-cell table:formula="of:=[.C718]" office:value-type="float" office:value="418" calcext:value-type="float">
            <text:p>418,0</text:p>
          </table:table-cell>
          <table:table-cell table:formula="of:=[.D719]*2" office:value-type="float" office:value="836" calcext:value-type="float">
            <text:p>836,0</text:p>
          </table:table-cell>
          <table:table-cell table:formula="of:=[.D718]" office:value-type="float" office:value="2821.5" calcext:value-type="float">
            <text:p>2821,5</text:p>
          </table:table-cell>
          <table:table-cell table:number-columns-repeated="3"/>
        </table:table-row>
        <table:table-row table:style-name="ro1">
          <table:table-cell table:formula="of:=IF([.B720]&gt;=0;1;-1)*(2^[.$D$3])" office:value-type="float" office:value="-4096" calcext:value-type="float">
            <text:p>-4096</text:p>
          </table:table-cell>
          <table:table-cell table:formula="of:=[.$B$3]+[.E720]-[.F720]" office:value-type="float" office:value="-6438.5" calcext:value-type="float">
            <text:p>-6438,5</text:p>
          </table:table-cell>
          <table:table-cell table:formula="of:=[.B720]-[.A720]" office:value-type="float" office:value="-2342.5" calcext:value-type="float">
            <text:p>-2342,5</text:p>
          </table:table-cell>
          <table:table-cell table:formula="of:=[.C719]" office:value-type="float" office:value="-4034" calcext:value-type="float">
            <text:p>-4034,0</text:p>
          </table:table-cell>
          <table:table-cell table:formula="of:=[.D720]*2" office:value-type="float" office:value="-8068" calcext:value-type="float">
            <text:p>-8068,0</text:p>
          </table:table-cell>
          <table:table-cell table:formula="of:=[.D719]" office:value-type="float" office:value="418" calcext:value-type="float">
            <text:p>418,0</text:p>
          </table:table-cell>
          <table:table-cell table:number-columns-repeated="3"/>
        </table:table-row>
        <table:table-row table:style-name="ro1">
          <table:table-cell table:formula="of:=IF([.B721]&gt;=0;1;-1)*(2^[.$D$3])" office:value-type="float" office:value="4096" calcext:value-type="float">
            <text:p>4096</text:p>
          </table:table-cell>
          <table:table-cell table:formula="of:=[.$B$3]+[.E721]-[.F721]" office:value-type="float" office:value="1396.5" calcext:value-type="float">
            <text:p>1396,5</text:p>
          </table:table-cell>
          <table:table-cell table:formula="of:=[.B721]-[.A721]" office:value-type="float" office:value="-2699.5" calcext:value-type="float">
            <text:p>-2699,5</text:p>
          </table:table-cell>
          <table:table-cell table:formula="of:=[.C720]" office:value-type="float" office:value="-2342.5" calcext:value-type="float">
            <text:p>-2342,5</text:p>
          </table:table-cell>
          <table:table-cell table:formula="of:=[.D721]*2" office:value-type="float" office:value="-4685" calcext:value-type="float">
            <text:p>-4685,0</text:p>
          </table:table-cell>
          <table:table-cell table:formula="of:=[.D720]" office:value-type="float" office:value="-4034" calcext:value-type="float">
            <text:p>-4034,0</text:p>
          </table:table-cell>
          <table:table-cell table:number-columns-repeated="3"/>
        </table:table-row>
        <table:table-row table:style-name="ro1">
          <table:table-cell table:formula="of:=IF([.B722]&gt;=0;1;-1)*(2^[.$D$3])" office:value-type="float" office:value="-4096" calcext:value-type="float">
            <text:p>-4096</text:p>
          </table:table-cell>
          <table:table-cell table:formula="of:=[.$B$3]+[.E722]-[.F722]" office:value-type="float" office:value="-1009" calcext:value-type="float">
            <text:p>-1009,0</text:p>
          </table:table-cell>
          <table:table-cell table:formula="of:=[.B722]-[.A722]" office:value-type="float" office:value="3087" calcext:value-type="float">
            <text:p>3087,0</text:p>
          </table:table-cell>
          <table:table-cell table:formula="of:=[.C721]" office:value-type="float" office:value="-2699.5" calcext:value-type="float">
            <text:p>-2699,5</text:p>
          </table:table-cell>
          <table:table-cell table:formula="of:=[.D722]*2" office:value-type="float" office:value="-5399" calcext:value-type="float">
            <text:p>-5399,0</text:p>
          </table:table-cell>
          <table:table-cell table:formula="of:=[.D721]" office:value-type="float" office:value="-2342.5" calcext:value-type="float">
            <text:p>-2342,5</text:p>
          </table:table-cell>
          <table:table-cell table:number-columns-repeated="3"/>
        </table:table-row>
        <table:table-row table:style-name="ro1">
          <table:table-cell table:formula="of:=IF([.B723]&gt;=0;1;-1)*(2^[.$D$3])" office:value-type="float" office:value="4096" calcext:value-type="float">
            <text:p>4096</text:p>
          </table:table-cell>
          <table:table-cell table:formula="of:=[.$B$3]+[.E723]-[.F723]" office:value-type="float" office:value="10921" calcext:value-type="float">
            <text:p>10921,0</text:p>
          </table:table-cell>
          <table:table-cell table:formula="of:=[.B723]-[.A723]" office:value-type="float" office:value="6825" calcext:value-type="float">
            <text:p>6825,0</text:p>
          </table:table-cell>
          <table:table-cell table:formula="of:=[.C722]" office:value-type="float" office:value="3087" calcext:value-type="float">
            <text:p>3087,0</text:p>
          </table:table-cell>
          <table:table-cell table:formula="of:=[.D723]*2" office:value-type="float" office:value="6174" calcext:value-type="float">
            <text:p>6174,0</text:p>
          </table:table-cell>
          <table:table-cell table:formula="of:=[.D722]" office:value-type="float" office:value="-2699.5" calcext:value-type="float">
            <text:p>-2699,5</text:p>
          </table:table-cell>
          <table:table-cell table:number-columns-repeated="3"/>
        </table:table-row>
        <table:table-row table:style-name="ro1">
          <table:table-cell table:formula="of:=IF([.B724]&gt;=0;1;-1)*(2^[.$D$3])" office:value-type="float" office:value="4096" calcext:value-type="float">
            <text:p>4096</text:p>
          </table:table-cell>
          <table:table-cell table:formula="of:=[.$B$3]+[.E724]-[.F724]" office:value-type="float" office:value="12610.5" calcext:value-type="float">
            <text:p>12610,5</text:p>
          </table:table-cell>
          <table:table-cell table:formula="of:=[.B724]-[.A724]" office:value-type="float" office:value="8514.5" calcext:value-type="float">
            <text:p>8514,5</text:p>
          </table:table-cell>
          <table:table-cell table:formula="of:=[.C723]" office:value-type="float" office:value="6825" calcext:value-type="float">
            <text:p>6825,0</text:p>
          </table:table-cell>
          <table:table-cell table:formula="of:=[.D724]*2" office:value-type="float" office:value="13650" calcext:value-type="float">
            <text:p>13650,0</text:p>
          </table:table-cell>
          <table:table-cell table:formula="of:=[.D723]" office:value-type="float" office:value="3087" calcext:value-type="float">
            <text:p>3087,0</text:p>
          </table:table-cell>
          <table:table-cell table:number-columns-repeated="3"/>
        </table:table-row>
        <table:table-row table:style-name="ro1">
          <table:table-cell table:formula="of:=IF([.B725]&gt;=0;1;-1)*(2^[.$D$3])" office:value-type="float" office:value="4096" calcext:value-type="float">
            <text:p>4096</text:p>
          </table:table-cell>
          <table:table-cell table:formula="of:=[.$B$3]+[.E725]-[.F725]" office:value-type="float" office:value="12251.5" calcext:value-type="float">
            <text:p>12251,5</text:p>
          </table:table-cell>
          <table:table-cell table:formula="of:=[.B725]-[.A725]" office:value-type="float" office:value="8155.5" calcext:value-type="float">
            <text:p>8155,5</text:p>
          </table:table-cell>
          <table:table-cell table:formula="of:=[.C724]" office:value-type="float" office:value="8514.5" calcext:value-type="float">
            <text:p>8514,5</text:p>
          </table:table-cell>
          <table:table-cell table:formula="of:=[.D725]*2" office:value-type="float" office:value="17029" calcext:value-type="float">
            <text:p>17029,0</text:p>
          </table:table-cell>
          <table:table-cell table:formula="of:=[.D724]" office:value-type="float" office:value="6825" calcext:value-type="float">
            <text:p>6825,0</text:p>
          </table:table-cell>
          <table:table-cell table:number-columns-repeated="3"/>
        </table:table-row>
        <table:table-row table:style-name="ro1">
          <table:table-cell table:formula="of:=IF([.B726]&gt;=0;1;-1)*(2^[.$D$3])" office:value-type="float" office:value="4096" calcext:value-type="float">
            <text:p>4096</text:p>
          </table:table-cell>
          <table:table-cell table:formula="of:=[.$B$3]+[.E726]-[.F726]" office:value-type="float" office:value="9844" calcext:value-type="float">
            <text:p>9844,0</text:p>
          </table:table-cell>
          <table:table-cell table:formula="of:=[.B726]-[.A726]" office:value-type="float" office:value="5748" calcext:value-type="float">
            <text:p>5748,0</text:p>
          </table:table-cell>
          <table:table-cell table:formula="of:=[.C725]" office:value-type="float" office:value="8155.5" calcext:value-type="float">
            <text:p>8155,5</text:p>
          </table:table-cell>
          <table:table-cell table:formula="of:=[.D726]*2" office:value-type="float" office:value="16311" calcext:value-type="float">
            <text:p>16311,0</text:p>
          </table:table-cell>
          <table:table-cell table:formula="of:=[.D725]" office:value-type="float" office:value="8514.5" calcext:value-type="float">
            <text:p>8514,5</text:p>
          </table:table-cell>
          <table:table-cell table:number-columns-repeated="3"/>
        </table:table-row>
        <table:table-row table:style-name="ro1">
          <table:table-cell table:formula="of:=IF([.B727]&gt;=0;1;-1)*(2^[.$D$3])" office:value-type="float" office:value="4096" calcext:value-type="float">
            <text:p>4096</text:p>
          </table:table-cell>
          <table:table-cell table:formula="of:=[.$B$3]+[.E727]-[.F727]" office:value-type="float" office:value="5388" calcext:value-type="float">
            <text:p>5388,0</text:p>
          </table:table-cell>
          <table:table-cell table:formula="of:=[.B727]-[.A727]" office:value-type="float" office:value="1292" calcext:value-type="float">
            <text:p>1292,0</text:p>
          </table:table-cell>
          <table:table-cell table:formula="of:=[.C726]" office:value-type="float" office:value="5748" calcext:value-type="float">
            <text:p>5748,0</text:p>
          </table:table-cell>
          <table:table-cell table:formula="of:=[.D727]*2" office:value-type="float" office:value="11496" calcext:value-type="float">
            <text:p>11496,0</text:p>
          </table:table-cell>
          <table:table-cell table:formula="of:=[.D726]" office:value-type="float" office:value="8155.5" calcext:value-type="float">
            <text:p>8155,5</text:p>
          </table:table-cell>
          <table:table-cell table:number-columns-repeated="3"/>
        </table:table-row>
        <table:table-row table:style-name="ro1">
          <table:table-cell table:formula="of:=IF([.B728]&gt;=0;1;-1)*(2^[.$D$3])" office:value-type="float" office:value="-4096" calcext:value-type="float">
            <text:p>-4096</text:p>
          </table:table-cell>
          <table:table-cell table:formula="of:=[.$B$3]+[.E728]-[.F728]" office:value-type="float" office:value="-1116.5" calcext:value-type="float">
            <text:p>-1116,5</text:p>
          </table:table-cell>
          <table:table-cell table:formula="of:=[.B728]-[.A728]" office:value-type="float" office:value="2979.5" calcext:value-type="float">
            <text:p>2979,5</text:p>
          </table:table-cell>
          <table:table-cell table:formula="of:=[.C727]" office:value-type="float" office:value="1292" calcext:value-type="float">
            <text:p>1292,0</text:p>
          </table:table-cell>
          <table:table-cell table:formula="of:=[.D728]*2" office:value-type="float" office:value="2584" calcext:value-type="float">
            <text:p>2584,0</text:p>
          </table:table-cell>
          <table:table-cell table:formula="of:=[.D727]" office:value-type="float" office:value="5748" calcext:value-type="float">
            <text:p>5748,0</text:p>
          </table:table-cell>
          <table:table-cell table:number-columns-repeated="3"/>
        </table:table-row>
        <table:table-row table:style-name="ro1">
          <table:table-cell table:formula="of:=IF([.B729]&gt;=0;1;-1)*(2^[.$D$3])" office:value-type="float" office:value="4096" calcext:value-type="float">
            <text:p>4096</text:p>
          </table:table-cell>
          <table:table-cell table:formula="of:=[.$B$3]+[.E729]-[.F729]" office:value-type="float" office:value="6714.5" calcext:value-type="float">
            <text:p>6714,5</text:p>
          </table:table-cell>
          <table:table-cell table:formula="of:=[.B729]-[.A729]" office:value-type="float" office:value="2618.5" calcext:value-type="float">
            <text:p>2618,5</text:p>
          </table:table-cell>
          <table:table-cell table:formula="of:=[.C728]" office:value-type="float" office:value="2979.5" calcext:value-type="float">
            <text:p>2979,5</text:p>
          </table:table-cell>
          <table:table-cell table:formula="of:=[.D729]*2" office:value-type="float" office:value="5959" calcext:value-type="float">
            <text:p>5959,0</text:p>
          </table:table-cell>
          <table:table-cell table:formula="of:=[.D728]" office:value-type="float" office:value="1292" calcext:value-type="float">
            <text:p>1292,0</text:p>
          </table:table-cell>
          <table:table-cell table:number-columns-repeated="3"/>
        </table:table-row>
        <table:table-row table:style-name="ro1">
          <table:table-cell table:formula="of:=IF([.B730]&gt;=0;1;-1)*(2^[.$D$3])" office:value-type="float" office:value="4096" calcext:value-type="float">
            <text:p>4096</text:p>
          </table:table-cell>
          <table:table-cell table:formula="of:=[.$B$3]+[.E730]-[.F730]" office:value-type="float" office:value="4305" calcext:value-type="float">
            <text:p>4305,0</text:p>
          </table:table-cell>
          <table:table-cell table:formula="of:=[.B730]-[.A730]" office:value-type="float" office:value="209" calcext:value-type="float">
            <text:p>209,0</text:p>
          </table:table-cell>
          <table:table-cell table:formula="of:=[.C729]" office:value-type="float" office:value="2618.5" calcext:value-type="float">
            <text:p>2618,5</text:p>
          </table:table-cell>
          <table:table-cell table:formula="of:=[.D730]*2" office:value-type="float" office:value="5237" calcext:value-type="float">
            <text:p>5237,0</text:p>
          </table:table-cell>
          <table:table-cell table:formula="of:=[.D729]" office:value-type="float" office:value="2979.5" calcext:value-type="float">
            <text:p>2979,5</text:p>
          </table:table-cell>
          <table:table-cell table:number-columns-repeated="3"/>
        </table:table-row>
        <table:table-row table:style-name="ro1">
          <table:table-cell table:formula="of:=IF([.B731]&gt;=0;1;-1)*(2^[.$D$3])" office:value-type="float" office:value="-4096" calcext:value-type="float">
            <text:p>-4096</text:p>
          </table:table-cell>
          <table:table-cell table:formula="of:=[.$B$3]+[.E731]-[.F731]" office:value-type="float" office:value="-153" calcext:value-type="float">
            <text:p>-153,0</text:p>
          </table:table-cell>
          <table:table-cell table:formula="of:=[.B731]-[.A731]" office:value-type="float" office:value="3943" calcext:value-type="float">
            <text:p>3943,0</text:p>
          </table:table-cell>
          <table:table-cell table:formula="of:=[.C730]" office:value-type="float" office:value="209" calcext:value-type="float">
            <text:p>209,0</text:p>
          </table:table-cell>
          <table:table-cell table:formula="of:=[.D731]*2" office:value-type="float" office:value="418" calcext:value-type="float">
            <text:p>418,0</text:p>
          </table:table-cell>
          <table:table-cell table:formula="of:=[.D730]" office:value-type="float" office:value="2618.5" calcext:value-type="float">
            <text:p>2618,5</text:p>
          </table:table-cell>
          <table:table-cell table:number-columns-repeated="3"/>
        </table:table-row>
        <table:table-row table:style-name="ro1">
          <table:table-cell table:formula="of:=IF([.B732]&gt;=0;1;-1)*(2^[.$D$3])" office:value-type="float" office:value="4096" calcext:value-type="float">
            <text:p>4096</text:p>
          </table:table-cell>
          <table:table-cell table:formula="of:=[.$B$3]+[.E732]-[.F732]" office:value-type="float" office:value="9724.5" calcext:value-type="float">
            <text:p>9724,5</text:p>
          </table:table-cell>
          <table:table-cell table:formula="of:=[.B732]-[.A732]" office:value-type="float" office:value="5628.5" calcext:value-type="float">
            <text:p>5628,5</text:p>
          </table:table-cell>
          <table:table-cell table:formula="of:=[.C731]" office:value-type="float" office:value="3943" calcext:value-type="float">
            <text:p>3943,0</text:p>
          </table:table-cell>
          <table:table-cell table:formula="of:=[.D732]*2" office:value-type="float" office:value="7886" calcext:value-type="float">
            <text:p>7886,0</text:p>
          </table:table-cell>
          <table:table-cell table:formula="of:=[.D731]" office:value-type="float" office:value="209" calcext:value-type="float">
            <text:p>209,0</text:p>
          </table:table-cell>
          <table:table-cell table:number-columns-repeated="3"/>
        </table:table-row>
        <table:table-row table:style-name="ro1">
          <table:table-cell table:formula="of:=IF([.B733]&gt;=0;1;-1)*(2^[.$D$3])" office:value-type="float" office:value="4096" calcext:value-type="float">
            <text:p>4096</text:p>
          </table:table-cell>
          <table:table-cell table:formula="of:=[.$B$3]+[.E733]-[.F733]" office:value-type="float" office:value="9361.5" calcext:value-type="float">
            <text:p>9361,5</text:p>
          </table:table-cell>
          <table:table-cell table:formula="of:=[.B733]-[.A733]" office:value-type="float" office:value="5265.5" calcext:value-type="float">
            <text:p>5265,5</text:p>
          </table:table-cell>
          <table:table-cell table:formula="of:=[.C732]" office:value-type="float" office:value="5628.5" calcext:value-type="float">
            <text:p>5628,5</text:p>
          </table:table-cell>
          <table:table-cell table:formula="of:=[.D733]*2" office:value-type="float" office:value="11257" calcext:value-type="float">
            <text:p>11257,0</text:p>
          </table:table-cell>
          <table:table-cell table:formula="of:=[.D732]" office:value-type="float" office:value="3943" calcext:value-type="float">
            <text:p>3943,0</text:p>
          </table:table-cell>
          <table:table-cell table:number-columns-repeated="3"/>
        </table:table-row>
        <table:table-row table:style-name="ro1">
          <table:table-cell table:formula="of:=IF([.B734]&gt;=0;1;-1)*(2^[.$D$3])" office:value-type="float" office:value="4096" calcext:value-type="float">
            <text:p>4096</text:p>
          </table:table-cell>
          <table:table-cell table:formula="of:=[.$B$3]+[.E734]-[.F734]" office:value-type="float" office:value="6950" calcext:value-type="float">
            <text:p>6950,0</text:p>
          </table:table-cell>
          <table:table-cell table:formula="of:=[.B734]-[.A734]" office:value-type="float" office:value="2854" calcext:value-type="float">
            <text:p>2854,0</text:p>
          </table:table-cell>
          <table:table-cell table:formula="of:=[.C733]" office:value-type="float" office:value="5265.5" calcext:value-type="float">
            <text:p>5265,5</text:p>
          </table:table-cell>
          <table:table-cell table:formula="of:=[.D734]*2" office:value-type="float" office:value="10531" calcext:value-type="float">
            <text:p>10531,0</text:p>
          </table:table-cell>
          <table:table-cell table:formula="of:=[.D733]" office:value-type="float" office:value="5628.5" calcext:value-type="float">
            <text:p>5628,5</text:p>
          </table:table-cell>
          <table:table-cell table:number-columns-repeated="3"/>
        </table:table-row>
        <table:table-row table:style-name="ro1">
          <table:table-cell table:formula="of:=IF([.B735]&gt;=0;1;-1)*(2^[.$D$3])" office:value-type="float" office:value="4096" calcext:value-type="float">
            <text:p>4096</text:p>
          </table:table-cell>
          <table:table-cell table:formula="of:=[.$B$3]+[.E735]-[.F735]" office:value-type="float" office:value="2490" calcext:value-type="float">
            <text:p>2490,0</text:p>
          </table:table-cell>
          <table:table-cell table:formula="of:=[.B735]-[.A735]" office:value-type="float" office:value="-1606" calcext:value-type="float">
            <text:p>-1606,0</text:p>
          </table:table-cell>
          <table:table-cell table:formula="of:=[.C734]" office:value-type="float" office:value="2854" calcext:value-type="float">
            <text:p>2854,0</text:p>
          </table:table-cell>
          <table:table-cell table:formula="of:=[.D735]*2" office:value-type="float" office:value="5708" calcext:value-type="float">
            <text:p>5708,0</text:p>
          </table:table-cell>
          <table:table-cell table:formula="of:=[.D734]" office:value-type="float" office:value="5265.5" calcext:value-type="float">
            <text:p>5265,5</text:p>
          </table:table-cell>
          <table:table-cell table:number-columns-repeated="3"/>
        </table:table-row>
        <table:table-row table:style-name="ro1">
          <table:table-cell table:formula="of:=IF([.B736]&gt;=0;1;-1)*(2^[.$D$3])" office:value-type="float" office:value="-4096" calcext:value-type="float">
            <text:p>-4096</text:p>
          </table:table-cell>
          <table:table-cell table:formula="of:=[.$B$3]+[.E736]-[.F736]" office:value-type="float" office:value="-4018.5" calcext:value-type="float">
            <text:p>-4018,5</text:p>
          </table:table-cell>
          <table:table-cell table:formula="of:=[.B736]-[.A736]" office:value-type="float" office:value="77.5" calcext:value-type="float">
            <text:p>77,5</text:p>
          </table:table-cell>
          <table:table-cell table:formula="of:=[.C735]" office:value-type="float" office:value="-1606" calcext:value-type="float">
            <text:p>-1606,0</text:p>
          </table:table-cell>
          <table:table-cell table:formula="of:=[.D736]*2" office:value-type="float" office:value="-3212" calcext:value-type="float">
            <text:p>-3212,0</text:p>
          </table:table-cell>
          <table:table-cell table:formula="of:=[.D735]" office:value-type="float" office:value="2854" calcext:value-type="float">
            <text:p>2854,0</text:p>
          </table:table-cell>
          <table:table-cell table:number-columns-repeated="3"/>
        </table:table-row>
        <table:table-row table:style-name="ro1">
          <table:table-cell table:formula="of:=IF([.B737]&gt;=0;1;-1)*(2^[.$D$3])" office:value-type="float" office:value="4096" calcext:value-type="float">
            <text:p>4096</text:p>
          </table:table-cell>
          <table:table-cell table:formula="of:=[.$B$3]+[.E737]-[.F737]" office:value-type="float" office:value="3808.5" calcext:value-type="float">
            <text:p>3808,5</text:p>
          </table:table-cell>
          <table:table-cell table:formula="of:=[.B737]-[.A737]" office:value-type="float" office:value="-287.5" calcext:value-type="float">
            <text:p>-287,5</text:p>
          </table:table-cell>
          <table:table-cell table:formula="of:=[.C736]" office:value-type="float" office:value="77.5" calcext:value-type="float">
            <text:p>77,5</text:p>
          </table:table-cell>
          <table:table-cell table:formula="of:=[.D737]*2" office:value-type="float" office:value="155" calcext:value-type="float">
            <text:p>155,0</text:p>
          </table:table-cell>
          <table:table-cell table:formula="of:=[.D736]" office:value-type="float" office:value="-1606" calcext:value-type="float">
            <text:p>-1606,0</text:p>
          </table:table-cell>
          <table:table-cell table:number-columns-repeated="3"/>
        </table:table-row>
        <table:table-row table:style-name="ro1">
          <table:table-cell table:formula="of:=IF([.B738]&gt;=0;1;-1)*(2^[.$D$3])" office:value-type="float" office:value="4096" calcext:value-type="float">
            <text:p>4096</text:p>
          </table:table-cell>
          <table:table-cell table:formula="of:=[.$B$3]+[.E738]-[.F738]" office:value-type="float" office:value="1395" calcext:value-type="float">
            <text:p>1395,0</text:p>
          </table:table-cell>
          <table:table-cell table:formula="of:=[.B738]-[.A738]" office:value-type="float" office:value="-2701" calcext:value-type="float">
            <text:p>-2701,0</text:p>
          </table:table-cell>
          <table:table-cell table:formula="of:=[.C737]" office:value-type="float" office:value="-287.5" calcext:value-type="float">
            <text:p>-287,5</text:p>
          </table:table-cell>
          <table:table-cell table:formula="of:=[.D738]*2" office:value-type="float" office:value="-575" calcext:value-type="float">
            <text:p>-575,0</text:p>
          </table:table-cell>
          <table:table-cell table:formula="of:=[.D737]" office:value-type="float" office:value="77.5" calcext:value-type="float">
            <text:p>77,5</text:p>
          </table:table-cell>
          <table:table-cell table:number-columns-repeated="3"/>
        </table:table-row>
        <table:table-row table:style-name="ro1">
          <table:table-cell table:formula="of:=IF([.B739]&gt;=0;1;-1)*(2^[.$D$3])" office:value-type="float" office:value="-4096" calcext:value-type="float">
            <text:p>-4096</text:p>
          </table:table-cell>
          <table:table-cell table:formula="of:=[.$B$3]+[.E739]-[.F739]" office:value-type="float" office:value="-3067" calcext:value-type="float">
            <text:p>-3067,0</text:p>
          </table:table-cell>
          <table:table-cell table:formula="of:=[.B739]-[.A739]" office:value-type="float" office:value="1029" calcext:value-type="float">
            <text:p>1029,0</text:p>
          </table:table-cell>
          <table:table-cell table:formula="of:=[.C738]" office:value-type="float" office:value="-2701" calcext:value-type="float">
            <text:p>-2701,0</text:p>
          </table:table-cell>
          <table:table-cell table:formula="of:=[.D739]*2" office:value-type="float" office:value="-5402" calcext:value-type="float">
            <text:p>-5402,0</text:p>
          </table:table-cell>
          <table:table-cell table:formula="of:=[.D738]" office:value-type="float" office:value="-287.5" calcext:value-type="float">
            <text:p>-287,5</text:p>
          </table:table-cell>
          <table:table-cell table:number-columns-repeated="3"/>
        </table:table-row>
        <table:table-row table:style-name="ro1">
          <table:table-cell table:formula="of:=IF([.B740]&gt;=0;1;-1)*(2^[.$D$3])" office:value-type="float" office:value="4096" calcext:value-type="float">
            <text:p>4096</text:p>
          </table:table-cell>
          <table:table-cell table:formula="of:=[.$B$3]+[.E740]-[.F740]" office:value-type="float" office:value="6806.5" calcext:value-type="float">
            <text:p>6806,5</text:p>
          </table:table-cell>
          <table:table-cell table:formula="of:=[.B740]-[.A740]" office:value-type="float" office:value="2710.5" calcext:value-type="float">
            <text:p>2710,5</text:p>
          </table:table-cell>
          <table:table-cell table:formula="of:=[.C739]" office:value-type="float" office:value="1029" calcext:value-type="float">
            <text:p>1029,0</text:p>
          </table:table-cell>
          <table:table-cell table:formula="of:=[.D740]*2" office:value-type="float" office:value="2058" calcext:value-type="float">
            <text:p>2058,0</text:p>
          </table:table-cell>
          <table:table-cell table:formula="of:=[.D739]" office:value-type="float" office:value="-2701" calcext:value-type="float">
            <text:p>-2701,0</text:p>
          </table:table-cell>
          <table:table-cell table:number-columns-repeated="3"/>
        </table:table-row>
        <table:table-row table:style-name="ro1">
          <table:table-cell table:formula="of:=IF([.B741]&gt;=0;1;-1)*(2^[.$D$3])" office:value-type="float" office:value="4096" calcext:value-type="float">
            <text:p>4096</text:p>
          </table:table-cell>
          <table:table-cell table:formula="of:=[.$B$3]+[.E741]-[.F741]" office:value-type="float" office:value="6439.5" calcext:value-type="float">
            <text:p>6439,5</text:p>
          </table:table-cell>
          <table:table-cell table:formula="of:=[.B741]-[.A741]" office:value-type="float" office:value="2343.5" calcext:value-type="float">
            <text:p>2343,5</text:p>
          </table:table-cell>
          <table:table-cell table:formula="of:=[.C740]" office:value-type="float" office:value="2710.5" calcext:value-type="float">
            <text:p>2710,5</text:p>
          </table:table-cell>
          <table:table-cell table:formula="of:=[.D741]*2" office:value-type="float" office:value="5421" calcext:value-type="float">
            <text:p>5421,0</text:p>
          </table:table-cell>
          <table:table-cell table:formula="of:=[.D740]" office:value-type="float" office:value="1029" calcext:value-type="float">
            <text:p>1029,0</text:p>
          </table:table-cell>
          <table:table-cell table:number-columns-repeated="3"/>
        </table:table-row>
        <table:table-row table:style-name="ro1">
          <table:table-cell table:formula="of:=IF([.B742]&gt;=0;1;-1)*(2^[.$D$3])" office:value-type="float" office:value="4096" calcext:value-type="float">
            <text:p>4096</text:p>
          </table:table-cell>
          <table:table-cell table:formula="of:=[.$B$3]+[.E742]-[.F742]" office:value-type="float" office:value="4024" calcext:value-type="float">
            <text:p>4024,0</text:p>
          </table:table-cell>
          <table:table-cell table:formula="of:=[.B742]-[.A742]" office:value-type="float" office:value="-72" calcext:value-type="float">
            <text:p>-72,0</text:p>
          </table:table-cell>
          <table:table-cell table:formula="of:=[.C741]" office:value-type="float" office:value="2343.5" calcext:value-type="float">
            <text:p>2343,5</text:p>
          </table:table-cell>
          <table:table-cell table:formula="of:=[.D742]*2" office:value-type="float" office:value="4687" calcext:value-type="float">
            <text:p>4687,0</text:p>
          </table:table-cell>
          <table:table-cell table:formula="of:=[.D741]" office:value-type="float" office:value="2710.5" calcext:value-type="float">
            <text:p>2710,5</text:p>
          </table:table-cell>
          <table:table-cell table:number-columns-repeated="3"/>
        </table:table-row>
        <table:table-row table:style-name="ro1">
          <table:table-cell table:formula="of:=IF([.B743]&gt;=0;1;-1)*(2^[.$D$3])" office:value-type="float" office:value="-4096" calcext:value-type="float">
            <text:p>-4096</text:p>
          </table:table-cell>
          <table:table-cell table:formula="of:=[.$B$3]+[.E743]-[.F743]" office:value-type="float" office:value="-440" calcext:value-type="float">
            <text:p>-440,0</text:p>
          </table:table-cell>
          <table:table-cell table:formula="of:=[.B743]-[.A743]" office:value-type="float" office:value="3656" calcext:value-type="float">
            <text:p>3656,0</text:p>
          </table:table-cell>
          <table:table-cell table:formula="of:=[.C742]" office:value-type="float" office:value="-72" calcext:value-type="float">
            <text:p>-72,0</text:p>
          </table:table-cell>
          <table:table-cell table:formula="of:=[.D743]*2" office:value-type="float" office:value="-144" calcext:value-type="float">
            <text:p>-144,0</text:p>
          </table:table-cell>
          <table:table-cell table:formula="of:=[.D742]" office:value-type="float" office:value="2343.5" calcext:value-type="float">
            <text:p>2343,5</text:p>
          </table:table-cell>
          <table:table-cell table:number-columns-repeated="3"/>
        </table:table-row>
        <table:table-row table:style-name="ro1">
          <table:table-cell table:formula="of:=IF([.B744]&gt;=0;1;-1)*(2^[.$D$3])" office:value-type="float" office:value="4096" calcext:value-type="float">
            <text:p>4096</text:p>
          </table:table-cell>
          <table:table-cell table:formula="of:=[.$B$3]+[.E744]-[.F744]" office:value-type="float" office:value="9431.5" calcext:value-type="float">
            <text:p>9431,5</text:p>
          </table:table-cell>
          <table:table-cell table:formula="of:=[.B744]-[.A744]" office:value-type="float" office:value="5335.5" calcext:value-type="float">
            <text:p>5335,5</text:p>
          </table:table-cell>
          <table:table-cell table:formula="of:=[.C743]" office:value-type="float" office:value="3656" calcext:value-type="float">
            <text:p>3656,0</text:p>
          </table:table-cell>
          <table:table-cell table:formula="of:=[.D744]*2" office:value-type="float" office:value="7312" calcext:value-type="float">
            <text:p>7312,0</text:p>
          </table:table-cell>
          <table:table-cell table:formula="of:=[.D743]" office:value-type="float" office:value="-72" calcext:value-type="float">
            <text:p>-72,0</text:p>
          </table:table-cell>
          <table:table-cell table:number-columns-repeated="3"/>
        </table:table-row>
        <table:table-row table:style-name="ro1">
          <table:table-cell table:formula="of:=IF([.B745]&gt;=0;1;-1)*(2^[.$D$3])" office:value-type="float" office:value="4096" calcext:value-type="float">
            <text:p>4096</text:p>
          </table:table-cell>
          <table:table-cell table:formula="of:=[.$B$3]+[.E745]-[.F745]" office:value-type="float" office:value="9062.5" calcext:value-type="float">
            <text:p>9062,5</text:p>
          </table:table-cell>
          <table:table-cell table:formula="of:=[.B745]-[.A745]" office:value-type="float" office:value="4966.5" calcext:value-type="float">
            <text:p>4966,5</text:p>
          </table:table-cell>
          <table:table-cell table:formula="of:=[.C744]" office:value-type="float" office:value="5335.5" calcext:value-type="float">
            <text:p>5335,5</text:p>
          </table:table-cell>
          <table:table-cell table:formula="of:=[.D745]*2" office:value-type="float" office:value="10671" calcext:value-type="float">
            <text:p>10671,0</text:p>
          </table:table-cell>
          <table:table-cell table:formula="of:=[.D744]" office:value-type="float" office:value="3656" calcext:value-type="float">
            <text:p>3656,0</text:p>
          </table:table-cell>
          <table:table-cell table:number-columns-repeated="3"/>
        </table:table-row>
        <table:table-row table:style-name="ro1">
          <table:table-cell table:formula="of:=IF([.B746]&gt;=0;1;-1)*(2^[.$D$3])" office:value-type="float" office:value="4096" calcext:value-type="float">
            <text:p>4096</text:p>
          </table:table-cell>
          <table:table-cell table:formula="of:=[.$B$3]+[.E746]-[.F746]" office:value-type="float" office:value="6645" calcext:value-type="float">
            <text:p>6645,0</text:p>
          </table:table-cell>
          <table:table-cell table:formula="of:=[.B746]-[.A746]" office:value-type="float" office:value="2549" calcext:value-type="float">
            <text:p>2549,0</text:p>
          </table:table-cell>
          <table:table-cell table:formula="of:=[.C745]" office:value-type="float" office:value="4966.5" calcext:value-type="float">
            <text:p>4966,5</text:p>
          </table:table-cell>
          <table:table-cell table:formula="of:=[.D746]*2" office:value-type="float" office:value="9933" calcext:value-type="float">
            <text:p>9933,0</text:p>
          </table:table-cell>
          <table:table-cell table:formula="of:=[.D745]" office:value-type="float" office:value="5335.5" calcext:value-type="float">
            <text:p>5335,5</text:p>
          </table:table-cell>
          <table:table-cell table:number-columns-repeated="3"/>
        </table:table-row>
        <table:table-row table:style-name="ro1">
          <table:table-cell table:formula="of:=IF([.B747]&gt;=0;1;-1)*(2^[.$D$3])" office:value-type="float" office:value="4096" calcext:value-type="float">
            <text:p>4096</text:p>
          </table:table-cell>
          <table:table-cell table:formula="of:=[.$B$3]+[.E747]-[.F747]" office:value-type="float" office:value="2179" calcext:value-type="float">
            <text:p>2179,0</text:p>
          </table:table-cell>
          <table:table-cell table:formula="of:=[.B747]-[.A747]" office:value-type="float" office:value="-1917" calcext:value-type="float">
            <text:p>-1917,0</text:p>
          </table:table-cell>
          <table:table-cell table:formula="of:=[.C746]" office:value-type="float" office:value="2549" calcext:value-type="float">
            <text:p>2549,0</text:p>
          </table:table-cell>
          <table:table-cell table:formula="of:=[.D747]*2" office:value-type="float" office:value="5098" calcext:value-type="float">
            <text:p>5098,0</text:p>
          </table:table-cell>
          <table:table-cell table:formula="of:=[.D746]" office:value-type="float" office:value="4966.5" calcext:value-type="float">
            <text:p>4966,5</text:p>
          </table:table-cell>
          <table:table-cell table:number-columns-repeated="3"/>
        </table:table-row>
        <table:table-row table:style-name="ro1">
          <table:table-cell table:formula="of:=IF([.B748]&gt;=0;1;-1)*(2^[.$D$3])" office:value-type="float" office:value="-4096" calcext:value-type="float">
            <text:p>-4096</text:p>
          </table:table-cell>
          <table:table-cell table:formula="of:=[.$B$3]+[.E748]-[.F748]" office:value-type="float" office:value="-4335.5" calcext:value-type="float">
            <text:p>-4335,5</text:p>
          </table:table-cell>
          <table:table-cell table:formula="of:=[.B748]-[.A748]" office:value-type="float" office:value="-239.5" calcext:value-type="float">
            <text:p>-239,5</text:p>
          </table:table-cell>
          <table:table-cell table:formula="of:=[.C747]" office:value-type="float" office:value="-1917" calcext:value-type="float">
            <text:p>-1917,0</text:p>
          </table:table-cell>
          <table:table-cell table:formula="of:=[.D748]*2" office:value-type="float" office:value="-3834" calcext:value-type="float">
            <text:p>-3834,0</text:p>
          </table:table-cell>
          <table:table-cell table:formula="of:=[.D747]" office:value-type="float" office:value="2549" calcext:value-type="float">
            <text:p>2549,0</text:p>
          </table:table-cell>
          <table:table-cell table:number-columns-repeated="3"/>
        </table:table-row>
        <table:table-row table:style-name="ro1">
          <table:table-cell table:formula="of:=IF([.B749]&gt;=0;1;-1)*(2^[.$D$3])" office:value-type="float" office:value="4096" calcext:value-type="float">
            <text:p>4096</text:p>
          </table:table-cell>
          <table:table-cell table:formula="of:=[.$B$3]+[.E749]-[.F749]" office:value-type="float" office:value="3485.5" calcext:value-type="float">
            <text:p>3485,5</text:p>
          </table:table-cell>
          <table:table-cell table:formula="of:=[.B749]-[.A749]" office:value-type="float" office:value="-610.5" calcext:value-type="float">
            <text:p>-610,5</text:p>
          </table:table-cell>
          <table:table-cell table:formula="of:=[.C748]" office:value-type="float" office:value="-239.5" calcext:value-type="float">
            <text:p>-239,5</text:p>
          </table:table-cell>
          <table:table-cell table:formula="of:=[.D749]*2" office:value-type="float" office:value="-479" calcext:value-type="float">
            <text:p>-479,0</text:p>
          </table:table-cell>
          <table:table-cell table:formula="of:=[.D748]" office:value-type="float" office:value="-1917" calcext:value-type="float">
            <text:p>-1917,0</text:p>
          </table:table-cell>
          <table:table-cell table:number-columns-repeated="3"/>
        </table:table-row>
        <table:table-row table:style-name="ro1">
          <table:table-cell table:formula="of:=IF([.B750]&gt;=0;1;-1)*(2^[.$D$3])" office:value-type="float" office:value="4096" calcext:value-type="float">
            <text:p>4096</text:p>
          </table:table-cell>
          <table:table-cell table:formula="of:=[.$B$3]+[.E750]-[.F750]" office:value-type="float" office:value="1066" calcext:value-type="float">
            <text:p>1066,0</text:p>
          </table:table-cell>
          <table:table-cell table:formula="of:=[.B750]-[.A750]" office:value-type="float" office:value="-3030" calcext:value-type="float">
            <text:p>-3030,0</text:p>
          </table:table-cell>
          <table:table-cell table:formula="of:=[.C749]" office:value-type="float" office:value="-610.5" calcext:value-type="float">
            <text:p>-610,5</text:p>
          </table:table-cell>
          <table:table-cell table:formula="of:=[.D750]*2" office:value-type="float" office:value="-1221" calcext:value-type="float">
            <text:p>-1221,0</text:p>
          </table:table-cell>
          <table:table-cell table:formula="of:=[.D749]" office:value-type="float" office:value="-239.5" calcext:value-type="float">
            <text:p>-239,5</text:p>
          </table:table-cell>
          <table:table-cell table:number-columns-repeated="3"/>
        </table:table-row>
        <table:table-row table:style-name="ro1">
          <table:table-cell table:formula="of:=IF([.B751]&gt;=0;1;-1)*(2^[.$D$3])" office:value-type="float" office:value="-4096" calcext:value-type="float">
            <text:p>-4096</text:p>
          </table:table-cell>
          <table:table-cell table:formula="of:=[.$B$3]+[.E751]-[.F751]" office:value-type="float" office:value="-3402" calcext:value-type="float">
            <text:p>-3402,0</text:p>
          </table:table-cell>
          <table:table-cell table:formula="of:=[.B751]-[.A751]" office:value-type="float" office:value="694" calcext:value-type="float">
            <text:p>694,0</text:p>
          </table:table-cell>
          <table:table-cell table:formula="of:=[.C750]" office:value-type="float" office:value="-3030" calcext:value-type="float">
            <text:p>-3030,0</text:p>
          </table:table-cell>
          <table:table-cell table:formula="of:=[.D751]*2" office:value-type="float" office:value="-6060" calcext:value-type="float">
            <text:p>-6060,0</text:p>
          </table:table-cell>
          <table:table-cell table:formula="of:=[.D750]" office:value-type="float" office:value="-610.5" calcext:value-type="float">
            <text:p>-610,5</text:p>
          </table:table-cell>
          <table:table-cell table:number-columns-repeated="3"/>
        </table:table-row>
        <table:table-row table:style-name="ro1">
          <table:table-cell table:formula="of:=IF([.B752]&gt;=0;1;-1)*(2^[.$D$3])" office:value-type="float" office:value="4096" calcext:value-type="float">
            <text:p>4096</text:p>
          </table:table-cell>
          <table:table-cell table:formula="of:=[.$B$3]+[.E752]-[.F752]" office:value-type="float" office:value="6465.5" calcext:value-type="float">
            <text:p>6465,5</text:p>
          </table:table-cell>
          <table:table-cell table:formula="of:=[.B752]-[.A752]" office:value-type="float" office:value="2369.5" calcext:value-type="float">
            <text:p>2369,5</text:p>
          </table:table-cell>
          <table:table-cell table:formula="of:=[.C751]" office:value-type="float" office:value="694" calcext:value-type="float">
            <text:p>694,0</text:p>
          </table:table-cell>
          <table:table-cell table:formula="of:=[.D752]*2" office:value-type="float" office:value="1388" calcext:value-type="float">
            <text:p>1388,0</text:p>
          </table:table-cell>
          <table:table-cell table:formula="of:=[.D751]" office:value-type="float" office:value="-3030" calcext:value-type="float">
            <text:p>-3030,0</text:p>
          </table:table-cell>
          <table:table-cell table:number-columns-repeated="3"/>
        </table:table-row>
        <table:table-row table:style-name="ro1">
          <table:table-cell table:formula="of:=IF([.B753]&gt;=0;1;-1)*(2^[.$D$3])" office:value-type="float" office:value="4096" calcext:value-type="float">
            <text:p>4096</text:p>
          </table:table-cell>
          <table:table-cell table:formula="of:=[.$B$3]+[.E753]-[.F753]" office:value-type="float" office:value="6092.5" calcext:value-type="float">
            <text:p>6092,5</text:p>
          </table:table-cell>
          <table:table-cell table:formula="of:=[.B753]-[.A753]" office:value-type="float" office:value="1996.5" calcext:value-type="float">
            <text:p>1996,5</text:p>
          </table:table-cell>
          <table:table-cell table:formula="of:=[.C752]" office:value-type="float" office:value="2369.5" calcext:value-type="float">
            <text:p>2369,5</text:p>
          </table:table-cell>
          <table:table-cell table:formula="of:=[.D753]*2" office:value-type="float" office:value="4739" calcext:value-type="float">
            <text:p>4739,0</text:p>
          </table:table-cell>
          <table:table-cell table:formula="of:=[.D752]" office:value-type="float" office:value="694" calcext:value-type="float">
            <text:p>694,0</text:p>
          </table:table-cell>
          <table:table-cell table:number-columns-repeated="3"/>
        </table:table-row>
        <table:table-row table:style-name="ro1">
          <table:table-cell table:formula="of:=IF([.B754]&gt;=0;1;-1)*(2^[.$D$3])" office:value-type="float" office:value="4096" calcext:value-type="float">
            <text:p>4096</text:p>
          </table:table-cell>
          <table:table-cell table:formula="of:=[.$B$3]+[.E754]-[.F754]" office:value-type="float" office:value="3671" calcext:value-type="float">
            <text:p>3671,0</text:p>
          </table:table-cell>
          <table:table-cell table:formula="of:=[.B754]-[.A754]" office:value-type="float" office:value="-425" calcext:value-type="float">
            <text:p>-425,0</text:p>
          </table:table-cell>
          <table:table-cell table:formula="of:=[.C753]" office:value-type="float" office:value="1996.5" calcext:value-type="float">
            <text:p>1996,5</text:p>
          </table:table-cell>
          <table:table-cell table:formula="of:=[.D754]*2" office:value-type="float" office:value="3993" calcext:value-type="float">
            <text:p>3993,0</text:p>
          </table:table-cell>
          <table:table-cell table:formula="of:=[.D753]" office:value-type="float" office:value="2369.5" calcext:value-type="float">
            <text:p>2369,5</text:p>
          </table:table-cell>
          <table:table-cell table:number-columns-repeated="3"/>
        </table:table-row>
        <table:table-row table:style-name="ro1">
          <table:table-cell table:formula="of:=IF([.B755]&gt;=0;1;-1)*(2^[.$D$3])" office:value-type="float" office:value="-4096" calcext:value-type="float">
            <text:p>-4096</text:p>
          </table:table-cell>
          <table:table-cell table:formula="of:=[.$B$3]+[.E755]-[.F755]" office:value-type="float" office:value="-799" calcext:value-type="float">
            <text:p>-799,0</text:p>
          </table:table-cell>
          <table:table-cell table:formula="of:=[.B755]-[.A755]" office:value-type="float" office:value="3297" calcext:value-type="float">
            <text:p>3297,0</text:p>
          </table:table-cell>
          <table:table-cell table:formula="of:=[.C754]" office:value-type="float" office:value="-425" calcext:value-type="float">
            <text:p>-425,0</text:p>
          </table:table-cell>
          <table:table-cell table:formula="of:=[.D755]*2" office:value-type="float" office:value="-850" calcext:value-type="float">
            <text:p>-850,0</text:p>
          </table:table-cell>
          <table:table-cell table:formula="of:=[.D754]" office:value-type="float" office:value="1996.5" calcext:value-type="float">
            <text:p>1996,5</text:p>
          </table:table-cell>
          <table:table-cell table:number-columns-repeated="3"/>
        </table:table-row>
        <table:table-row table:style-name="ro1">
          <table:table-cell table:formula="of:=IF([.B756]&gt;=0;1;-1)*(2^[.$D$3])" office:value-type="float" office:value="4096" calcext:value-type="float">
            <text:p>4096</text:p>
          </table:table-cell>
          <table:table-cell table:formula="of:=[.$B$3]+[.E756]-[.F756]" office:value-type="float" office:value="9066.5" calcext:value-type="float">
            <text:p>9066,5</text:p>
          </table:table-cell>
          <table:table-cell table:formula="of:=[.B756]-[.A756]" office:value-type="float" office:value="4970.5" calcext:value-type="float">
            <text:p>4970,5</text:p>
          </table:table-cell>
          <table:table-cell table:formula="of:=[.C755]" office:value-type="float" office:value="3297" calcext:value-type="float">
            <text:p>3297,0</text:p>
          </table:table-cell>
          <table:table-cell table:formula="of:=[.D756]*2" office:value-type="float" office:value="6594" calcext:value-type="float">
            <text:p>6594,0</text:p>
          </table:table-cell>
          <table:table-cell table:formula="of:=[.D755]" office:value-type="float" office:value="-425" calcext:value-type="float">
            <text:p>-425,0</text:p>
          </table:table-cell>
          <table:table-cell table:number-columns-repeated="3"/>
        </table:table-row>
        <table:table-row table:style-name="ro1">
          <table:table-cell table:formula="of:=IF([.B757]&gt;=0;1;-1)*(2^[.$D$3])" office:value-type="float" office:value="4096" calcext:value-type="float">
            <text:p>4096</text:p>
          </table:table-cell>
          <table:table-cell table:formula="of:=[.$B$3]+[.E757]-[.F757]" office:value-type="float" office:value="8691.5" calcext:value-type="float">
            <text:p>8691,5</text:p>
          </table:table-cell>
          <table:table-cell table:formula="of:=[.B757]-[.A757]" office:value-type="float" office:value="4595.5" calcext:value-type="float">
            <text:p>4595,5</text:p>
          </table:table-cell>
          <table:table-cell table:formula="of:=[.C756]" office:value-type="float" office:value="4970.5" calcext:value-type="float">
            <text:p>4970,5</text:p>
          </table:table-cell>
          <table:table-cell table:formula="of:=[.D757]*2" office:value-type="float" office:value="9941" calcext:value-type="float">
            <text:p>9941,0</text:p>
          </table:table-cell>
          <table:table-cell table:formula="of:=[.D756]" office:value-type="float" office:value="3297" calcext:value-type="float">
            <text:p>3297,0</text:p>
          </table:table-cell>
          <table:table-cell table:number-columns-repeated="3"/>
        </table:table-row>
        <table:table-row table:style-name="ro1">
          <table:table-cell table:formula="of:=IF([.B758]&gt;=0;1;-1)*(2^[.$D$3])" office:value-type="float" office:value="4096" calcext:value-type="float">
            <text:p>4096</text:p>
          </table:table-cell>
          <table:table-cell table:formula="of:=[.$B$3]+[.E758]-[.F758]" office:value-type="float" office:value="6268" calcext:value-type="float">
            <text:p>6268,0</text:p>
          </table:table-cell>
          <table:table-cell table:formula="of:=[.B758]-[.A758]" office:value-type="float" office:value="2172" calcext:value-type="float">
            <text:p>2172,0</text:p>
          </table:table-cell>
          <table:table-cell table:formula="of:=[.C757]" office:value-type="float" office:value="4595.5" calcext:value-type="float">
            <text:p>4595,5</text:p>
          </table:table-cell>
          <table:table-cell table:formula="of:=[.D758]*2" office:value-type="float" office:value="9191" calcext:value-type="float">
            <text:p>9191,0</text:p>
          </table:table-cell>
          <table:table-cell table:formula="of:=[.D757]" office:value-type="float" office:value="4970.5" calcext:value-type="float">
            <text:p>4970,5</text:p>
          </table:table-cell>
          <table:table-cell table:number-columns-repeated="3"/>
        </table:table-row>
        <table:table-row table:style-name="ro1">
          <table:table-cell table:formula="of:=IF([.B759]&gt;=0;1;-1)*(2^[.$D$3])" office:value-type="float" office:value="4096" calcext:value-type="float">
            <text:p>4096</text:p>
          </table:table-cell>
          <table:table-cell table:formula="of:=[.$B$3]+[.E759]-[.F759]" office:value-type="float" office:value="1796" calcext:value-type="float">
            <text:p>1796,0</text:p>
          </table:table-cell>
          <table:table-cell table:formula="of:=[.B759]-[.A759]" office:value-type="float" office:value="-2300" calcext:value-type="float">
            <text:p>-2300,0</text:p>
          </table:table-cell>
          <table:table-cell table:formula="of:=[.C758]" office:value-type="float" office:value="2172" calcext:value-type="float">
            <text:p>2172,0</text:p>
          </table:table-cell>
          <table:table-cell table:formula="of:=[.D759]*2" office:value-type="float" office:value="4344" calcext:value-type="float">
            <text:p>4344,0</text:p>
          </table:table-cell>
          <table:table-cell table:formula="of:=[.D758]" office:value-type="float" office:value="4595.5" calcext:value-type="float">
            <text:p>4595,5</text:p>
          </table:table-cell>
          <table:table-cell table:number-columns-repeated="3"/>
        </table:table-row>
        <table:table-row table:style-name="ro1">
          <table:table-cell table:formula="of:=IF([.B760]&gt;=0;1;-1)*(2^[.$D$3])" office:value-type="float" office:value="-4096" calcext:value-type="float">
            <text:p>-4096</text:p>
          </table:table-cell>
          <table:table-cell table:formula="of:=[.$B$3]+[.E760]-[.F760]" office:value-type="float" office:value="-4724.5" calcext:value-type="float">
            <text:p>-4724,5</text:p>
          </table:table-cell>
          <table:table-cell table:formula="of:=[.B760]-[.A760]" office:value-type="float" office:value="-628.5" calcext:value-type="float">
            <text:p>-628,5</text:p>
          </table:table-cell>
          <table:table-cell table:formula="of:=[.C759]" office:value-type="float" office:value="-2300" calcext:value-type="float">
            <text:p>-2300,0</text:p>
          </table:table-cell>
          <table:table-cell table:formula="of:=[.D760]*2" office:value-type="float" office:value="-4600" calcext:value-type="float">
            <text:p>-4600,0</text:p>
          </table:table-cell>
          <table:table-cell table:formula="of:=[.D759]" office:value-type="float" office:value="2172" calcext:value-type="float">
            <text:p>2172,0</text:p>
          </table:table-cell>
          <table:table-cell table:number-columns-repeated="3"/>
        </table:table-row>
        <table:table-row table:style-name="ro1">
          <table:table-cell table:formula="of:=IF([.B761]&gt;=0;1;-1)*(2^[.$D$3])" office:value-type="float" office:value="4096" calcext:value-type="float">
            <text:p>4096</text:p>
          </table:table-cell>
          <table:table-cell table:formula="of:=[.$B$3]+[.E761]-[.F761]" office:value-type="float" office:value="3090.5" calcext:value-type="float">
            <text:p>3090,5</text:p>
          </table:table-cell>
          <table:table-cell table:formula="of:=[.B761]-[.A761]" office:value-type="float" office:value="-1005.5" calcext:value-type="float">
            <text:p>-1005,5</text:p>
          </table:table-cell>
          <table:table-cell table:formula="of:=[.C760]" office:value-type="float" office:value="-628.5" calcext:value-type="float">
            <text:p>-628,5</text:p>
          </table:table-cell>
          <table:table-cell table:formula="of:=[.D761]*2" office:value-type="float" office:value="-1257" calcext:value-type="float">
            <text:p>-1257,0</text:p>
          </table:table-cell>
          <table:table-cell table:formula="of:=[.D760]" office:value-type="float" office:value="-2300" calcext:value-type="float">
            <text:p>-2300,0</text:p>
          </table:table-cell>
          <table:table-cell table:number-columns-repeated="3"/>
        </table:table-row>
        <table:table-row table:style-name="ro1">
          <table:table-cell table:formula="of:=IF([.B762]&gt;=0;1;-1)*(2^[.$D$3])" office:value-type="float" office:value="4096" calcext:value-type="float">
            <text:p>4096</text:p>
          </table:table-cell>
          <table:table-cell table:formula="of:=[.$B$3]+[.E762]-[.F762]" office:value-type="float" office:value="665" calcext:value-type="float">
            <text:p>665,0</text:p>
          </table:table-cell>
          <table:table-cell table:formula="of:=[.B762]-[.A762]" office:value-type="float" office:value="-3431" calcext:value-type="float">
            <text:p>-3431,0</text:p>
          </table:table-cell>
          <table:table-cell table:formula="of:=[.C761]" office:value-type="float" office:value="-1005.5" calcext:value-type="float">
            <text:p>-1005,5</text:p>
          </table:table-cell>
          <table:table-cell table:formula="of:=[.D762]*2" office:value-type="float" office:value="-2011" calcext:value-type="float">
            <text:p>-2011,0</text:p>
          </table:table-cell>
          <table:table-cell table:formula="of:=[.D761]" office:value-type="float" office:value="-628.5" calcext:value-type="float">
            <text:p>-628,5</text:p>
          </table:table-cell>
          <table:table-cell table:number-columns-repeated="3"/>
        </table:table-row>
        <table:table-row table:style-name="ro1">
          <table:table-cell table:formula="of:=IF([.B763]&gt;=0;1;-1)*(2^[.$D$3])" office:value-type="float" office:value="-4096" calcext:value-type="float">
            <text:p>-4096</text:p>
          </table:table-cell>
          <table:table-cell table:formula="of:=[.$B$3]+[.E763]-[.F763]" office:value-type="float" office:value="-3809" calcext:value-type="float">
            <text:p>-3809,0</text:p>
          </table:table-cell>
          <table:table-cell table:formula="of:=[.B763]-[.A763]" office:value-type="float" office:value="287" calcext:value-type="float">
            <text:p>287,0</text:p>
          </table:table-cell>
          <table:table-cell table:formula="of:=[.C762]" office:value-type="float" office:value="-3431" calcext:value-type="float">
            <text:p>-3431,0</text:p>
          </table:table-cell>
          <table:table-cell table:formula="of:=[.D763]*2" office:value-type="float" office:value="-6862" calcext:value-type="float">
            <text:p>-6862,0</text:p>
          </table:table-cell>
          <table:table-cell table:formula="of:=[.D762]" office:value-type="float" office:value="-1005.5" calcext:value-type="float">
            <text:p>-1005,5</text:p>
          </table:table-cell>
          <table:table-cell table:number-columns-repeated="3"/>
        </table:table-row>
        <table:table-row table:style-name="ro1">
          <table:table-cell table:formula="of:=IF([.B764]&gt;=0;1;-1)*(2^[.$D$3])" office:value-type="float" office:value="4096" calcext:value-type="float">
            <text:p>4096</text:p>
          </table:table-cell>
          <table:table-cell table:formula="of:=[.$B$3]+[.E764]-[.F764]" office:value-type="float" office:value="6052.5" calcext:value-type="float">
            <text:p>6052,5</text:p>
          </table:table-cell>
          <table:table-cell table:formula="of:=[.B764]-[.A764]" office:value-type="float" office:value="1956.5" calcext:value-type="float">
            <text:p>1956,5</text:p>
          </table:table-cell>
          <table:table-cell table:formula="of:=[.C763]" office:value-type="float" office:value="287" calcext:value-type="float">
            <text:p>287,0</text:p>
          </table:table-cell>
          <table:table-cell table:formula="of:=[.D764]*2" office:value-type="float" office:value="574" calcext:value-type="float">
            <text:p>574,0</text:p>
          </table:table-cell>
          <table:table-cell table:formula="of:=[.D763]" office:value-type="float" office:value="-3431" calcext:value-type="float">
            <text:p>-3431,0</text:p>
          </table:table-cell>
          <table:table-cell table:number-columns-repeated="3"/>
        </table:table-row>
        <table:table-row table:style-name="ro1">
          <table:table-cell table:formula="of:=IF([.B765]&gt;=0;1;-1)*(2^[.$D$3])" office:value-type="float" office:value="4096" calcext:value-type="float">
            <text:p>4096</text:p>
          </table:table-cell>
          <table:table-cell table:formula="of:=[.$B$3]+[.E765]-[.F765]" office:value-type="float" office:value="5673.5" calcext:value-type="float">
            <text:p>5673,5</text:p>
          </table:table-cell>
          <table:table-cell table:formula="of:=[.B765]-[.A765]" office:value-type="float" office:value="1577.5" calcext:value-type="float">
            <text:p>1577,5</text:p>
          </table:table-cell>
          <table:table-cell table:formula="of:=[.C764]" office:value-type="float" office:value="1956.5" calcext:value-type="float">
            <text:p>1956,5</text:p>
          </table:table-cell>
          <table:table-cell table:formula="of:=[.D765]*2" office:value-type="float" office:value="3913" calcext:value-type="float">
            <text:p>3913,0</text:p>
          </table:table-cell>
          <table:table-cell table:formula="of:=[.D764]" office:value-type="float" office:value="287" calcext:value-type="float">
            <text:p>287,0</text:p>
          </table:table-cell>
          <table:table-cell table:number-columns-repeated="3"/>
        </table:table-row>
        <table:table-row table:style-name="ro1">
          <table:table-cell table:formula="of:=IF([.B766]&gt;=0;1;-1)*(2^[.$D$3])" office:value-type="float" office:value="4096" calcext:value-type="float">
            <text:p>4096</text:p>
          </table:table-cell>
          <table:table-cell table:formula="of:=[.$B$3]+[.E766]-[.F766]" office:value-type="float" office:value="3246" calcext:value-type="float">
            <text:p>3246,0</text:p>
          </table:table-cell>
          <table:table-cell table:formula="of:=[.B766]-[.A766]" office:value-type="float" office:value="-850" calcext:value-type="float">
            <text:p>-850,0</text:p>
          </table:table-cell>
          <table:table-cell table:formula="of:=[.C765]" office:value-type="float" office:value="1577.5" calcext:value-type="float">
            <text:p>1577,5</text:p>
          </table:table-cell>
          <table:table-cell table:formula="of:=[.D766]*2" office:value-type="float" office:value="3155" calcext:value-type="float">
            <text:p>3155,0</text:p>
          </table:table-cell>
          <table:table-cell table:formula="of:=[.D765]" office:value-type="float" office:value="1956.5" calcext:value-type="float">
            <text:p>1956,5</text:p>
          </table:table-cell>
          <table:table-cell table:number-columns-repeated="3"/>
        </table:table-row>
        <table:table-row table:style-name="ro1">
          <table:table-cell table:formula="of:=IF([.B767]&gt;=0;1;-1)*(2^[.$D$3])" office:value-type="float" office:value="-4096" calcext:value-type="float">
            <text:p>-4096</text:p>
          </table:table-cell>
          <table:table-cell table:formula="of:=[.$B$3]+[.E767]-[.F767]" office:value-type="float" office:value="-1230" calcext:value-type="float">
            <text:p>-1230,0</text:p>
          </table:table-cell>
          <table:table-cell table:formula="of:=[.B767]-[.A767]" office:value-type="float" office:value="2866" calcext:value-type="float">
            <text:p>2866,0</text:p>
          </table:table-cell>
          <table:table-cell table:formula="of:=[.C766]" office:value-type="float" office:value="-850" calcext:value-type="float">
            <text:p>-850,0</text:p>
          </table:table-cell>
          <table:table-cell table:formula="of:=[.D767]*2" office:value-type="float" office:value="-1700" calcext:value-type="float">
            <text:p>-1700,0</text:p>
          </table:table-cell>
          <table:table-cell table:formula="of:=[.D766]" office:value-type="float" office:value="1577.5" calcext:value-type="float">
            <text:p>1577,5</text:p>
          </table:table-cell>
          <table:table-cell table:number-columns-repeated="3"/>
        </table:table-row>
        <table:table-row table:style-name="ro1">
          <table:table-cell table:formula="of:=IF([.B768]&gt;=0;1;-1)*(2^[.$D$3])" office:value-type="float" office:value="4096" calcext:value-type="float">
            <text:p>4096</text:p>
          </table:table-cell>
          <table:table-cell table:formula="of:=[.$B$3]+[.E768]-[.F768]" office:value-type="float" office:value="8629.5" calcext:value-type="float">
            <text:p>8629,5</text:p>
          </table:table-cell>
          <table:table-cell table:formula="of:=[.B768]-[.A768]" office:value-type="float" office:value="4533.5" calcext:value-type="float">
            <text:p>4533,5</text:p>
          </table:table-cell>
          <table:table-cell table:formula="of:=[.C767]" office:value-type="float" office:value="2866" calcext:value-type="float">
            <text:p>2866,0</text:p>
          </table:table-cell>
          <table:table-cell table:formula="of:=[.D768]*2" office:value-type="float" office:value="5732" calcext:value-type="float">
            <text:p>5732,0</text:p>
          </table:table-cell>
          <table:table-cell table:formula="of:=[.D767]" office:value-type="float" office:value="-850" calcext:value-type="float">
            <text:p>-850,0</text:p>
          </table:table-cell>
          <table:table-cell table:number-columns-repeated="3"/>
        </table:table-row>
        <table:table-row table:style-name="ro1">
          <table:table-cell table:formula="of:=IF([.B769]&gt;=0;1;-1)*(2^[.$D$3])" office:value-type="float" office:value="4096" calcext:value-type="float">
            <text:p>4096</text:p>
          </table:table-cell>
          <table:table-cell table:formula="of:=[.$B$3]+[.E769]-[.F769]" office:value-type="float" office:value="8248.5" calcext:value-type="float">
            <text:p>8248,5</text:p>
          </table:table-cell>
          <table:table-cell table:formula="of:=[.B769]-[.A769]" office:value-type="float" office:value="4152.5" calcext:value-type="float">
            <text:p>4152,5</text:p>
          </table:table-cell>
          <table:table-cell table:formula="of:=[.C768]" office:value-type="float" office:value="4533.5" calcext:value-type="float">
            <text:p>4533,5</text:p>
          </table:table-cell>
          <table:table-cell table:formula="of:=[.D769]*2" office:value-type="float" office:value="9067" calcext:value-type="float">
            <text:p>9067,0</text:p>
          </table:table-cell>
          <table:table-cell table:formula="of:=[.D768]" office:value-type="float" office:value="2866" calcext:value-type="float">
            <text:p>2866,0</text:p>
          </table:table-cell>
          <table:table-cell table:number-columns-repeated="3"/>
        </table:table-row>
        <table:table-row table:style-name="ro1">
          <table:table-cell table:formula="of:=IF([.B770]&gt;=0;1;-1)*(2^[.$D$3])" office:value-type="float" office:value="4096" calcext:value-type="float">
            <text:p>4096</text:p>
          </table:table-cell>
          <table:table-cell table:formula="of:=[.$B$3]+[.E770]-[.F770]" office:value-type="float" office:value="5819" calcext:value-type="float">
            <text:p>5819,0</text:p>
          </table:table-cell>
          <table:table-cell table:formula="of:=[.B770]-[.A770]" office:value-type="float" office:value="1723" calcext:value-type="float">
            <text:p>1723,0</text:p>
          </table:table-cell>
          <table:table-cell table:formula="of:=[.C769]" office:value-type="float" office:value="4152.5" calcext:value-type="float">
            <text:p>4152,5</text:p>
          </table:table-cell>
          <table:table-cell table:formula="of:=[.D770]*2" office:value-type="float" office:value="8305" calcext:value-type="float">
            <text:p>8305,0</text:p>
          </table:table-cell>
          <table:table-cell table:formula="of:=[.D769]" office:value-type="float" office:value="4533.5" calcext:value-type="float">
            <text:p>4533,5</text:p>
          </table:table-cell>
          <table:table-cell table:number-columns-repeated="3"/>
        </table:table-row>
        <table:table-row table:style-name="ro1">
          <table:table-cell table:formula="of:=IF([.B771]&gt;=0;1;-1)*(2^[.$D$3])" office:value-type="float" office:value="4096" calcext:value-type="float">
            <text:p>4096</text:p>
          </table:table-cell>
          <table:table-cell table:formula="of:=[.$B$3]+[.E771]-[.F771]" office:value-type="float" office:value="1341" calcext:value-type="float">
            <text:p>1341,0</text:p>
          </table:table-cell>
          <table:table-cell table:formula="of:=[.B771]-[.A771]" office:value-type="float" office:value="-2755" calcext:value-type="float">
            <text:p>-2755,0</text:p>
          </table:table-cell>
          <table:table-cell table:formula="of:=[.C770]" office:value-type="float" office:value="1723" calcext:value-type="float">
            <text:p>1723,0</text:p>
          </table:table-cell>
          <table:table-cell table:formula="of:=[.D771]*2" office:value-type="float" office:value="3446" calcext:value-type="float">
            <text:p>3446,0</text:p>
          </table:table-cell>
          <table:table-cell table:formula="of:=[.D770]" office:value-type="float" office:value="4152.5" calcext:value-type="float">
            <text:p>4152,5</text:p>
          </table:table-cell>
          <table:table-cell table:number-columns-repeated="3"/>
        </table:table-row>
        <table:table-row table:style-name="ro1">
          <table:table-cell table:formula="of:=IF([.B772]&gt;=0;1;-1)*(2^[.$D$3])" office:value-type="float" office:value="-4096" calcext:value-type="float">
            <text:p>-4096</text:p>
          </table:table-cell>
          <table:table-cell table:formula="of:=[.$B$3]+[.E772]-[.F772]" office:value-type="float" office:value="-5185.5" calcext:value-type="float">
            <text:p>-5185,5</text:p>
          </table:table-cell>
          <table:table-cell table:formula="of:=[.B772]-[.A772]" office:value-type="float" office:value="-1089.5" calcext:value-type="float">
            <text:p>-1089,5</text:p>
          </table:table-cell>
          <table:table-cell table:formula="of:=[.C771]" office:value-type="float" office:value="-2755" calcext:value-type="float">
            <text:p>-2755,0</text:p>
          </table:table-cell>
          <table:table-cell table:formula="of:=[.D772]*2" office:value-type="float" office:value="-5510" calcext:value-type="float">
            <text:p>-5510,0</text:p>
          </table:table-cell>
          <table:table-cell table:formula="of:=[.D771]" office:value-type="float" office:value="1723" calcext:value-type="float">
            <text:p>1723,0</text:p>
          </table:table-cell>
          <table:table-cell table:number-columns-repeated="3"/>
        </table:table-row>
        <table:table-row table:style-name="ro1">
          <table:table-cell table:formula="of:=IF([.B773]&gt;=0;1;-1)*(2^[.$D$3])" office:value-type="float" office:value="4096" calcext:value-type="float">
            <text:p>4096</text:p>
          </table:table-cell>
          <table:table-cell table:formula="of:=[.$B$3]+[.E773]-[.F773]" office:value-type="float" office:value="2623.5" calcext:value-type="float">
            <text:p>2623,5</text:p>
          </table:table-cell>
          <table:table-cell table:formula="of:=[.B773]-[.A773]" office:value-type="float" office:value="-1472.5" calcext:value-type="float">
            <text:p>-1472,5</text:p>
          </table:table-cell>
          <table:table-cell table:formula="of:=[.C772]" office:value-type="float" office:value="-1089.5" calcext:value-type="float">
            <text:p>-1089,5</text:p>
          </table:table-cell>
          <table:table-cell table:formula="of:=[.D773]*2" office:value-type="float" office:value="-2179" calcext:value-type="float">
            <text:p>-2179,0</text:p>
          </table:table-cell>
          <table:table-cell table:formula="of:=[.D772]" office:value-type="float" office:value="-2755" calcext:value-type="float">
            <text:p>-2755,0</text:p>
          </table:table-cell>
          <table:table-cell table:number-columns-repeated="3"/>
        </table:table-row>
        <table:table-row table:style-name="ro1">
          <table:table-cell table:formula="of:=IF([.B774]&gt;=0;1;-1)*(2^[.$D$3])" office:value-type="float" office:value="4096" calcext:value-type="float">
            <text:p>4096</text:p>
          </table:table-cell>
          <table:table-cell table:formula="of:=[.$B$3]+[.E774]-[.F774]" office:value-type="float" office:value="192" calcext:value-type="float">
            <text:p>192,0</text:p>
          </table:table-cell>
          <table:table-cell table:formula="of:=[.B774]-[.A774]" office:value-type="float" office:value="-3904" calcext:value-type="float">
            <text:p>-3904,0</text:p>
          </table:table-cell>
          <table:table-cell table:formula="of:=[.C773]" office:value-type="float" office:value="-1472.5" calcext:value-type="float">
            <text:p>-1472,5</text:p>
          </table:table-cell>
          <table:table-cell table:formula="of:=[.D774]*2" office:value-type="float" office:value="-2945" calcext:value-type="float">
            <text:p>-2945,0</text:p>
          </table:table-cell>
          <table:table-cell table:formula="of:=[.D773]" office:value-type="float" office:value="-1089.5" calcext:value-type="float">
            <text:p>-1089,5</text:p>
          </table:table-cell>
          <table:table-cell table:number-columns-repeated="3"/>
        </table:table-row>
        <table:table-row table:style-name="ro1">
          <table:table-cell table:formula="of:=IF([.B775]&gt;=0;1;-1)*(2^[.$D$3])" office:value-type="float" office:value="-4096" calcext:value-type="float">
            <text:p>-4096</text:p>
          </table:table-cell>
          <table:table-cell table:formula="of:=[.$B$3]+[.E775]-[.F775]" office:value-type="float" office:value="-4288" calcext:value-type="float">
            <text:p>-4288,0</text:p>
          </table:table-cell>
          <table:table-cell table:formula="of:=[.B775]-[.A775]" office:value-type="float" office:value="-192" calcext:value-type="float">
            <text:p>-192,0</text:p>
          </table:table-cell>
          <table:table-cell table:formula="of:=[.C774]" office:value-type="float" office:value="-3904" calcext:value-type="float">
            <text:p>-3904,0</text:p>
          </table:table-cell>
          <table:table-cell table:formula="of:=[.D775]*2" office:value-type="float" office:value="-7808" calcext:value-type="float">
            <text:p>-7808,0</text:p>
          </table:table-cell>
          <table:table-cell table:formula="of:=[.D774]" office:value-type="float" office:value="-1472.5" calcext:value-type="float">
            <text:p>-1472,5</text:p>
          </table:table-cell>
          <table:table-cell table:number-columns-repeated="3"/>
        </table:table-row>
        <table:table-row table:style-name="ro1">
          <table:table-cell table:formula="of:=IF([.B776]&gt;=0;1;-1)*(2^[.$D$3])" office:value-type="float" office:value="4096" calcext:value-type="float">
            <text:p>4096</text:p>
          </table:table-cell>
          <table:table-cell table:formula="of:=[.$B$3]+[.E776]-[.F776]" office:value-type="float" office:value="5567.5" calcext:value-type="float">
            <text:p>5567,5</text:p>
          </table:table-cell>
          <table:table-cell table:formula="of:=[.B776]-[.A776]" office:value-type="float" office:value="1471.5" calcext:value-type="float">
            <text:p>1471,5</text:p>
          </table:table-cell>
          <table:table-cell table:formula="of:=[.C775]" office:value-type="float" office:value="-192" calcext:value-type="float">
            <text:p>-192,0</text:p>
          </table:table-cell>
          <table:table-cell table:formula="of:=[.D776]*2" office:value-type="float" office:value="-384" calcext:value-type="float">
            <text:p>-384,0</text:p>
          </table:table-cell>
          <table:table-cell table:formula="of:=[.D775]" office:value-type="float" office:value="-3904" calcext:value-type="float">
            <text:p>-3904,0</text:p>
          </table:table-cell>
          <table:table-cell table:number-columns-repeated="3"/>
        </table:table-row>
        <table:table-row table:style-name="ro1">
          <table:table-cell table:formula="of:=IF([.B777]&gt;=0;1;-1)*(2^[.$D$3])" office:value-type="float" office:value="4096" calcext:value-type="float">
            <text:p>4096</text:p>
          </table:table-cell>
          <table:table-cell table:formula="of:=[.$B$3]+[.E777]-[.F777]" office:value-type="float" office:value="5182.5" calcext:value-type="float">
            <text:p>5182,5</text:p>
          </table:table-cell>
          <table:table-cell table:formula="of:=[.B777]-[.A777]" office:value-type="float" office:value="1086.5" calcext:value-type="float">
            <text:p>1086,5</text:p>
          </table:table-cell>
          <table:table-cell table:formula="of:=[.C776]" office:value-type="float" office:value="1471.5" calcext:value-type="float">
            <text:p>1471,5</text:p>
          </table:table-cell>
          <table:table-cell table:formula="of:=[.D777]*2" office:value-type="float" office:value="2943" calcext:value-type="float">
            <text:p>2943,0</text:p>
          </table:table-cell>
          <table:table-cell table:formula="of:=[.D776]" office:value-type="float" office:value="-192" calcext:value-type="float">
            <text:p>-192,0</text:p>
          </table:table-cell>
          <table:table-cell table:number-columns-repeated="3"/>
        </table:table-row>
        <table:table-row table:style-name="ro1">
          <table:table-cell table:formula="of:=IF([.B778]&gt;=0;1;-1)*(2^[.$D$3])" office:value-type="float" office:value="4096" calcext:value-type="float">
            <text:p>4096</text:p>
          </table:table-cell>
          <table:table-cell table:formula="of:=[.$B$3]+[.E778]-[.F778]" office:value-type="float" office:value="2749" calcext:value-type="float">
            <text:p>2749,0</text:p>
          </table:table-cell>
          <table:table-cell table:formula="of:=[.B778]-[.A778]" office:value-type="float" office:value="-1347" calcext:value-type="float">
            <text:p>-1347,0</text:p>
          </table:table-cell>
          <table:table-cell table:formula="of:=[.C777]" office:value-type="float" office:value="1086.5" calcext:value-type="float">
            <text:p>1086,5</text:p>
          </table:table-cell>
          <table:table-cell table:formula="of:=[.D778]*2" office:value-type="float" office:value="2173" calcext:value-type="float">
            <text:p>2173,0</text:p>
          </table:table-cell>
          <table:table-cell table:formula="of:=[.D777]" office:value-type="float" office:value="1471.5" calcext:value-type="float">
            <text:p>1471,5</text:p>
          </table:table-cell>
          <table:table-cell table:number-columns-repeated="3"/>
        </table:table-row>
        <table:table-row table:style-name="ro1">
          <table:table-cell table:formula="of:=IF([.B779]&gt;=0;1;-1)*(2^[.$D$3])" office:value-type="float" office:value="-4096" calcext:value-type="float">
            <text:p>-4096</text:p>
          </table:table-cell>
          <table:table-cell table:formula="of:=[.$B$3]+[.E779]-[.F779]" office:value-type="float" office:value="-1733" calcext:value-type="float">
            <text:p>-1733,0</text:p>
          </table:table-cell>
          <table:table-cell table:formula="of:=[.B779]-[.A779]" office:value-type="float" office:value="2363" calcext:value-type="float">
            <text:p>2363,0</text:p>
          </table:table-cell>
          <table:table-cell table:formula="of:=[.C778]" office:value-type="float" office:value="-1347" calcext:value-type="float">
            <text:p>-1347,0</text:p>
          </table:table-cell>
          <table:table-cell table:formula="of:=[.D779]*2" office:value-type="float" office:value="-2694" calcext:value-type="float">
            <text:p>-2694,0</text:p>
          </table:table-cell>
          <table:table-cell table:formula="of:=[.D778]" office:value-type="float" office:value="1086.5" calcext:value-type="float">
            <text:p>1086,5</text:p>
          </table:table-cell>
          <table:table-cell table:number-columns-repeated="3"/>
        </table:table-row>
        <table:table-row table:style-name="ro1">
          <table:table-cell table:formula="of:=IF([.B780]&gt;=0;1;-1)*(2^[.$D$3])" office:value-type="float" office:value="4096" calcext:value-type="float">
            <text:p>4096</text:p>
          </table:table-cell>
          <table:table-cell table:formula="of:=[.$B$3]+[.E780]-[.F780]" office:value-type="float" office:value="8120.5" calcext:value-type="float">
            <text:p>8120,5</text:p>
          </table:table-cell>
          <table:table-cell table:formula="of:=[.B780]-[.A780]" office:value-type="float" office:value="4024.5" calcext:value-type="float">
            <text:p>4024,5</text:p>
          </table:table-cell>
          <table:table-cell table:formula="of:=[.C779]" office:value-type="float" office:value="2363" calcext:value-type="float">
            <text:p>2363,0</text:p>
          </table:table-cell>
          <table:table-cell table:formula="of:=[.D780]*2" office:value-type="float" office:value="4726" calcext:value-type="float">
            <text:p>4726,0</text:p>
          </table:table-cell>
          <table:table-cell table:formula="of:=[.D779]" office:value-type="float" office:value="-1347" calcext:value-type="float">
            <text:p>-1347,0</text:p>
          </table:table-cell>
          <table:table-cell table:number-columns-repeated="3"/>
        </table:table-row>
        <table:table-row table:style-name="ro1">
          <table:table-cell table:formula="of:=IF([.B781]&gt;=0;1;-1)*(2^[.$D$3])" office:value-type="float" office:value="4096" calcext:value-type="float">
            <text:p>4096</text:p>
          </table:table-cell>
          <table:table-cell table:formula="of:=[.$B$3]+[.E781]-[.F781]" office:value-type="float" office:value="7733.5" calcext:value-type="float">
            <text:p>7733,5</text:p>
          </table:table-cell>
          <table:table-cell table:formula="of:=[.B781]-[.A781]" office:value-type="float" office:value="3637.5" calcext:value-type="float">
            <text:p>3637,5</text:p>
          </table:table-cell>
          <table:table-cell table:formula="of:=[.C780]" office:value-type="float" office:value="4024.5" calcext:value-type="float">
            <text:p>4024,5</text:p>
          </table:table-cell>
          <table:table-cell table:formula="of:=[.D781]*2" office:value-type="float" office:value="8049" calcext:value-type="float">
            <text:p>8049,0</text:p>
          </table:table-cell>
          <table:table-cell table:formula="of:=[.D780]" office:value-type="float" office:value="2363" calcext:value-type="float">
            <text:p>2363,0</text:p>
          </table:table-cell>
          <table:table-cell table:number-columns-repeated="3"/>
        </table:table-row>
        <table:table-row table:style-name="ro1">
          <table:table-cell table:formula="of:=IF([.B782]&gt;=0;1;-1)*(2^[.$D$3])" office:value-type="float" office:value="4096" calcext:value-type="float">
            <text:p>4096</text:p>
          </table:table-cell>
          <table:table-cell table:formula="of:=[.$B$3]+[.E782]-[.F782]" office:value-type="float" office:value="5298" calcext:value-type="float">
            <text:p>5298,0</text:p>
          </table:table-cell>
          <table:table-cell table:formula="of:=[.B782]-[.A782]" office:value-type="float" office:value="1202" calcext:value-type="float">
            <text:p>1202,0</text:p>
          </table:table-cell>
          <table:table-cell table:formula="of:=[.C781]" office:value-type="float" office:value="3637.5" calcext:value-type="float">
            <text:p>3637,5</text:p>
          </table:table-cell>
          <table:table-cell table:formula="of:=[.D782]*2" office:value-type="float" office:value="7275" calcext:value-type="float">
            <text:p>7275,0</text:p>
          </table:table-cell>
          <table:table-cell table:formula="of:=[.D781]" office:value-type="float" office:value="4024.5" calcext:value-type="float">
            <text:p>4024,5</text:p>
          </table:table-cell>
          <table:table-cell table:number-columns-repeated="3"/>
        </table:table-row>
        <table:table-row table:style-name="ro1">
          <table:table-cell table:formula="of:=IF([.B783]&gt;=0;1;-1)*(2^[.$D$3])" office:value-type="float" office:value="4096" calcext:value-type="float">
            <text:p>4096</text:p>
          </table:table-cell>
          <table:table-cell table:formula="of:=[.$B$3]+[.E783]-[.F783]" office:value-type="float" office:value="814" calcext:value-type="float">
            <text:p>814,0</text:p>
          </table:table-cell>
          <table:table-cell table:formula="of:=[.B783]-[.A783]" office:value-type="float" office:value="-3282" calcext:value-type="float">
            <text:p>-3282,0</text:p>
          </table:table-cell>
          <table:table-cell table:formula="of:=[.C782]" office:value-type="float" office:value="1202" calcext:value-type="float">
            <text:p>1202,0</text:p>
          </table:table-cell>
          <table:table-cell table:formula="of:=[.D783]*2" office:value-type="float" office:value="2404" calcext:value-type="float">
            <text:p>2404,0</text:p>
          </table:table-cell>
          <table:table-cell table:formula="of:=[.D782]" office:value-type="float" office:value="3637.5" calcext:value-type="float">
            <text:p>3637,5</text:p>
          </table:table-cell>
          <table:table-cell table:number-columns-repeated="3"/>
        </table:table-row>
        <table:table-row table:style-name="ro1">
          <table:table-cell table:formula="of:=IF([.B784]&gt;=0;1;-1)*(2^[.$D$3])" office:value-type="float" office:value="-4096" calcext:value-type="float">
            <text:p>-4096</text:p>
          </table:table-cell>
          <table:table-cell table:formula="of:=[.$B$3]+[.E784]-[.F784]" office:value-type="float" office:value="-5718.5" calcext:value-type="float">
            <text:p>-5718,5</text:p>
          </table:table-cell>
          <table:table-cell table:formula="of:=[.B784]-[.A784]" office:value-type="float" office:value="-1622.5" calcext:value-type="float">
            <text:p>-1622,5</text:p>
          </table:table-cell>
          <table:table-cell table:formula="of:=[.C783]" office:value-type="float" office:value="-3282" calcext:value-type="float">
            <text:p>-3282,0</text:p>
          </table:table-cell>
          <table:table-cell table:formula="of:=[.D784]*2" office:value-type="float" office:value="-6564" calcext:value-type="float">
            <text:p>-6564,0</text:p>
          </table:table-cell>
          <table:table-cell table:formula="of:=[.D783]" office:value-type="float" office:value="1202" calcext:value-type="float">
            <text:p>1202,0</text:p>
          </table:table-cell>
          <table:table-cell table:number-columns-repeated="3"/>
        </table:table-row>
        <table:table-row table:style-name="ro1">
          <table:table-cell table:formula="of:=IF([.B785]&gt;=0;1;-1)*(2^[.$D$3])" office:value-type="float" office:value="4096" calcext:value-type="float">
            <text:p>4096</text:p>
          </table:table-cell>
          <table:table-cell table:formula="of:=[.$B$3]+[.E785]-[.F785]" office:value-type="float" office:value="2084.5" calcext:value-type="float">
            <text:p>2084,5</text:p>
          </table:table-cell>
          <table:table-cell table:formula="of:=[.B785]-[.A785]" office:value-type="float" office:value="-2011.5" calcext:value-type="float">
            <text:p>-2011,5</text:p>
          </table:table-cell>
          <table:table-cell table:formula="of:=[.C784]" office:value-type="float" office:value="-1622.5" calcext:value-type="float">
            <text:p>-1622,5</text:p>
          </table:table-cell>
          <table:table-cell table:formula="of:=[.D785]*2" office:value-type="float" office:value="-3245" calcext:value-type="float">
            <text:p>-3245,0</text:p>
          </table:table-cell>
          <table:table-cell table:formula="of:=[.D784]" office:value-type="float" office:value="-3282" calcext:value-type="float">
            <text:p>-3282,0</text:p>
          </table:table-cell>
          <table:table-cell table:number-columns-repeated="3"/>
        </table:table-row>
        <table:table-row table:style-name="ro1">
          <table:table-cell table:formula="of:=IF([.B786]&gt;=0;1;-1)*(2^[.$D$3])" office:value-type="float" office:value="-4096" calcext:value-type="float">
            <text:p>-4096</text:p>
          </table:table-cell>
          <table:table-cell table:formula="of:=[.$B$3]+[.E786]-[.F786]" office:value-type="float" office:value="-353" calcext:value-type="float">
            <text:p>-353,0</text:p>
          </table:table-cell>
          <table:table-cell table:formula="of:=[.B786]-[.A786]" office:value-type="float" office:value="3743" calcext:value-type="float">
            <text:p>3743,0</text:p>
          </table:table-cell>
          <table:table-cell table:formula="of:=[.C785]" office:value-type="float" office:value="-2011.5" calcext:value-type="float">
            <text:p>-2011,5</text:p>
          </table:table-cell>
          <table:table-cell table:formula="of:=[.D786]*2" office:value-type="float" office:value="-4023" calcext:value-type="float">
            <text:p>-4023,0</text:p>
          </table:table-cell>
          <table:table-cell table:formula="of:=[.D785]" office:value-type="float" office:value="-1622.5" calcext:value-type="float">
            <text:p>-1622,5</text:p>
          </table:table-cell>
          <table:table-cell table:number-columns-repeated="3"/>
        </table:table-row>
        <table:table-row table:style-name="ro1">
          <table:table-cell table:formula="of:=IF([.B787]&gt;=0;1;-1)*(2^[.$D$3])" office:value-type="float" office:value="4096" calcext:value-type="float">
            <text:p>4096</text:p>
          </table:table-cell>
          <table:table-cell table:formula="of:=[.$B$3]+[.E787]-[.F787]" office:value-type="float" office:value="11545" calcext:value-type="float">
            <text:p>11545,0</text:p>
          </table:table-cell>
          <table:table-cell table:formula="of:=[.B787]-[.A787]" office:value-type="float" office:value="7449" calcext:value-type="float">
            <text:p>7449,0</text:p>
          </table:table-cell>
          <table:table-cell table:formula="of:=[.C786]" office:value-type="float" office:value="3743" calcext:value-type="float">
            <text:p>3743,0</text:p>
          </table:table-cell>
          <table:table-cell table:formula="of:=[.D787]*2" office:value-type="float" office:value="7486" calcext:value-type="float">
            <text:p>7486,0</text:p>
          </table:table-cell>
          <table:table-cell table:formula="of:=[.D786]" office:value-type="float" office:value="-2011.5" calcext:value-type="float">
            <text:p>-2011,5</text:p>
          </table:table-cell>
          <table:table-cell table:number-columns-repeated="3"/>
        </table:table-row>
        <table:table-row table:style-name="ro1">
          <table:table-cell table:formula="of:=IF([.B788]&gt;=0;1;-1)*(2^[.$D$3])" office:value-type="float" office:value="4096" calcext:value-type="float">
            <text:p>4096</text:p>
          </table:table-cell>
          <table:table-cell table:formula="of:=[.$B$3]+[.E788]-[.F788]" office:value-type="float" office:value="13202.5" calcext:value-type="float">
            <text:p>13202,5</text:p>
          </table:table-cell>
          <table:table-cell table:formula="of:=[.B788]-[.A788]" office:value-type="float" office:value="9106.5" calcext:value-type="float">
            <text:p>9106,5</text:p>
          </table:table-cell>
          <table:table-cell table:formula="of:=[.C787]" office:value-type="float" office:value="7449" calcext:value-type="float">
            <text:p>7449,0</text:p>
          </table:table-cell>
          <table:table-cell table:formula="of:=[.D788]*2" office:value-type="float" office:value="14898" calcext:value-type="float">
            <text:p>14898,0</text:p>
          </table:table-cell>
          <table:table-cell table:formula="of:=[.D787]" office:value-type="float" office:value="3743" calcext:value-type="float">
            <text:p>3743,0</text:p>
          </table:table-cell>
          <table:table-cell table:number-columns-repeated="3"/>
        </table:table-row>
        <table:table-row table:style-name="ro1">
          <table:table-cell table:formula="of:=IF([.B789]&gt;=0;1;-1)*(2^[.$D$3])" office:value-type="float" office:value="4096" calcext:value-type="float">
            <text:p>4096</text:p>
          </table:table-cell>
          <table:table-cell table:formula="of:=[.$B$3]+[.E789]-[.F789]" office:value-type="float" office:value="12811.5" calcext:value-type="float">
            <text:p>12811,5</text:p>
          </table:table-cell>
          <table:table-cell table:formula="of:=[.B789]-[.A789]" office:value-type="float" office:value="8715.5" calcext:value-type="float">
            <text:p>8715,5</text:p>
          </table:table-cell>
          <table:table-cell table:formula="of:=[.C788]" office:value-type="float" office:value="9106.5" calcext:value-type="float">
            <text:p>9106,5</text:p>
          </table:table-cell>
          <table:table-cell table:formula="of:=[.D789]*2" office:value-type="float" office:value="18213" calcext:value-type="float">
            <text:p>18213,0</text:p>
          </table:table-cell>
          <table:table-cell table:formula="of:=[.D788]" office:value-type="float" office:value="7449" calcext:value-type="float">
            <text:p>7449,0</text:p>
          </table:table-cell>
          <table:table-cell table:number-columns-repeated="3"/>
        </table:table-row>
        <table:table-row table:style-name="ro1">
          <table:table-cell table:formula="of:=IF([.B790]&gt;=0;1;-1)*(2^[.$D$3])" office:value-type="float" office:value="4096" calcext:value-type="float">
            <text:p>4096</text:p>
          </table:table-cell>
          <table:table-cell table:formula="of:=[.$B$3]+[.E790]-[.F790]" office:value-type="float" office:value="10372" calcext:value-type="float">
            <text:p>10372,0</text:p>
          </table:table-cell>
          <table:table-cell table:formula="of:=[.B790]-[.A790]" office:value-type="float" office:value="6276" calcext:value-type="float">
            <text:p>6276,0</text:p>
          </table:table-cell>
          <table:table-cell table:formula="of:=[.C789]" office:value-type="float" office:value="8715.5" calcext:value-type="float">
            <text:p>8715,5</text:p>
          </table:table-cell>
          <table:table-cell table:formula="of:=[.D790]*2" office:value-type="float" office:value="17431" calcext:value-type="float">
            <text:p>17431,0</text:p>
          </table:table-cell>
          <table:table-cell table:formula="of:=[.D789]" office:value-type="float" office:value="9106.5" calcext:value-type="float">
            <text:p>9106,5</text:p>
          </table:table-cell>
          <table:table-cell table:number-columns-repeated="3"/>
        </table:table-row>
        <table:table-row table:style-name="ro1">
          <table:table-cell table:formula="of:=IF([.B791]&gt;=0;1;-1)*(2^[.$D$3])" office:value-type="float" office:value="4096" calcext:value-type="float">
            <text:p>4096</text:p>
          </table:table-cell>
          <table:table-cell table:formula="of:=[.$B$3]+[.E791]-[.F791]" office:value-type="float" office:value="5884" calcext:value-type="float">
            <text:p>5884,0</text:p>
          </table:table-cell>
          <table:table-cell table:formula="of:=[.B791]-[.A791]" office:value-type="float" office:value="1788" calcext:value-type="float">
            <text:p>1788,0</text:p>
          </table:table-cell>
          <table:table-cell table:formula="of:=[.C790]" office:value-type="float" office:value="6276" calcext:value-type="float">
            <text:p>6276,0</text:p>
          </table:table-cell>
          <table:table-cell table:formula="of:=[.D791]*2" office:value-type="float" office:value="12552" calcext:value-type="float">
            <text:p>12552,0</text:p>
          </table:table-cell>
          <table:table-cell table:formula="of:=[.D790]" office:value-type="float" office:value="8715.5" calcext:value-type="float">
            <text:p>8715,5</text:p>
          </table:table-cell>
          <table:table-cell table:number-columns-repeated="3"/>
        </table:table-row>
        <table:table-row table:style-name="ro1">
          <table:table-cell table:formula="of:=IF([.B792]&gt;=0;1;-1)*(2^[.$D$3])" office:value-type="float" office:value="-4096" calcext:value-type="float">
            <text:p>-4096</text:p>
          </table:table-cell>
          <table:table-cell table:formula="of:=[.$B$3]+[.E792]-[.F792]" office:value-type="float" office:value="-652.5" calcext:value-type="float">
            <text:p>-652,5</text:p>
          </table:table-cell>
          <table:table-cell table:formula="of:=[.B792]-[.A792]" office:value-type="float" office:value="3443.5" calcext:value-type="float">
            <text:p>3443,5</text:p>
          </table:table-cell>
          <table:table-cell table:formula="of:=[.C791]" office:value-type="float" office:value="1788" calcext:value-type="float">
            <text:p>1788,0</text:p>
          </table:table-cell>
          <table:table-cell table:formula="of:=[.D792]*2" office:value-type="float" office:value="3576" calcext:value-type="float">
            <text:p>3576,0</text:p>
          </table:table-cell>
          <table:table-cell table:formula="of:=[.D791]" office:value-type="float" office:value="6276" calcext:value-type="float">
            <text:p>6276,0</text:p>
          </table:table-cell>
          <table:table-cell table:number-columns-repeated="3"/>
        </table:table-row>
        <table:table-row table:style-name="ro1">
          <table:table-cell table:formula="of:=IF([.B793]&gt;=0;1;-1)*(2^[.$D$3])" office:value-type="float" office:value="4096" calcext:value-type="float">
            <text:p>4096</text:p>
          </table:table-cell>
          <table:table-cell table:formula="of:=[.$B$3]+[.E793]-[.F793]" office:value-type="float" office:value="7146.5" calcext:value-type="float">
            <text:p>7146,5</text:p>
          </table:table-cell>
          <table:table-cell table:formula="of:=[.B793]-[.A793]" office:value-type="float" office:value="3050.5" calcext:value-type="float">
            <text:p>3050,5</text:p>
          </table:table-cell>
          <table:table-cell table:formula="of:=[.C792]" office:value-type="float" office:value="3443.5" calcext:value-type="float">
            <text:p>3443,5</text:p>
          </table:table-cell>
          <table:table-cell table:formula="of:=[.D793]*2" office:value-type="float" office:value="6887" calcext:value-type="float">
            <text:p>6887,0</text:p>
          </table:table-cell>
          <table:table-cell table:formula="of:=[.D792]" office:value-type="float" office:value="1788" calcext:value-type="float">
            <text:p>1788,0</text:p>
          </table:table-cell>
          <table:table-cell table:number-columns-repeated="3"/>
        </table:table-row>
        <table:table-row table:style-name="ro1">
          <table:table-cell table:formula="of:=IF([.B794]&gt;=0;1;-1)*(2^[.$D$3])" office:value-type="float" office:value="4096" calcext:value-type="float">
            <text:p>4096</text:p>
          </table:table-cell>
          <table:table-cell table:formula="of:=[.$B$3]+[.E794]-[.F794]" office:value-type="float" office:value="4705" calcext:value-type="float">
            <text:p>4705,0</text:p>
          </table:table-cell>
          <table:table-cell table:formula="of:=[.B794]-[.A794]" office:value-type="float" office:value="609" calcext:value-type="float">
            <text:p>609,0</text:p>
          </table:table-cell>
          <table:table-cell table:formula="of:=[.C793]" office:value-type="float" office:value="3050.5" calcext:value-type="float">
            <text:p>3050,5</text:p>
          </table:table-cell>
          <table:table-cell table:formula="of:=[.D794]*2" office:value-type="float" office:value="6101" calcext:value-type="float">
            <text:p>6101,0</text:p>
          </table:table-cell>
          <table:table-cell table:formula="of:=[.D793]" office:value-type="float" office:value="3443.5" calcext:value-type="float">
            <text:p>3443,5</text:p>
          </table:table-cell>
          <table:table-cell table:number-columns-repeated="3"/>
        </table:table-row>
        <table:table-row table:style-name="ro1">
          <table:table-cell table:formula="of:=IF([.B795]&gt;=0;1;-1)*(2^[.$D$3])" office:value-type="float" office:value="4096" calcext:value-type="float">
            <text:p>4096</text:p>
          </table:table-cell>
          <table:table-cell table:formula="of:=[.$B$3]+[.E795]-[.F795]" office:value-type="float" office:value="215" calcext:value-type="float">
            <text:p>215,0</text:p>
          </table:table-cell>
          <table:table-cell table:formula="of:=[.B795]-[.A795]" office:value-type="float" office:value="-3881" calcext:value-type="float">
            <text:p>-3881,0</text:p>
          </table:table-cell>
          <table:table-cell table:formula="of:=[.C794]" office:value-type="float" office:value="609" calcext:value-type="float">
            <text:p>609,0</text:p>
          </table:table-cell>
          <table:table-cell table:formula="of:=[.D795]*2" office:value-type="float" office:value="1218" calcext:value-type="float">
            <text:p>1218,0</text:p>
          </table:table-cell>
          <table:table-cell table:formula="of:=[.D794]" office:value-type="float" office:value="3050.5" calcext:value-type="float">
            <text:p>3050,5</text:p>
          </table:table-cell>
          <table:table-cell table:number-columns-repeated="3"/>
        </table:table-row>
        <table:table-row table:style-name="ro1">
          <table:table-cell table:formula="of:=IF([.B796]&gt;=0;1;-1)*(2^[.$D$3])" office:value-type="float" office:value="-4096" calcext:value-type="float">
            <text:p>-4096</text:p>
          </table:table-cell>
          <table:table-cell table:formula="of:=[.$B$3]+[.E796]-[.F796]" office:value-type="float" office:value="-6323.5" calcext:value-type="float">
            <text:p>-6323,5</text:p>
          </table:table-cell>
          <table:table-cell table:formula="of:=[.B796]-[.A796]" office:value-type="float" office:value="-2227.5" calcext:value-type="float">
            <text:p>-2227,5</text:p>
          </table:table-cell>
          <table:table-cell table:formula="of:=[.C795]" office:value-type="float" office:value="-3881" calcext:value-type="float">
            <text:p>-3881,0</text:p>
          </table:table-cell>
          <table:table-cell table:formula="of:=[.D796]*2" office:value-type="float" office:value="-7762" calcext:value-type="float">
            <text:p>-7762,0</text:p>
          </table:table-cell>
          <table:table-cell table:formula="of:=[.D795]" office:value-type="float" office:value="609" calcext:value-type="float">
            <text:p>609,0</text:p>
          </table:table-cell>
          <table:table-cell table:number-columns-repeated="3"/>
        </table:table-row>
        <table:table-row table:style-name="ro1">
          <table:table-cell table:formula="of:=IF([.B797]&gt;=0;1;-1)*(2^[.$D$3])" office:value-type="float" office:value="4096" calcext:value-type="float">
            <text:p>4096</text:p>
          </table:table-cell>
          <table:table-cell table:formula="of:=[.$B$3]+[.E797]-[.F797]" office:value-type="float" office:value="1473.5" calcext:value-type="float">
            <text:p>1473,5</text:p>
          </table:table-cell>
          <table:table-cell table:formula="of:=[.B797]-[.A797]" office:value-type="float" office:value="-2622.5" calcext:value-type="float">
            <text:p>-2622,5</text:p>
          </table:table-cell>
          <table:table-cell table:formula="of:=[.C796]" office:value-type="float" office:value="-2227.5" calcext:value-type="float">
            <text:p>-2227,5</text:p>
          </table:table-cell>
          <table:table-cell table:formula="of:=[.D797]*2" office:value-type="float" office:value="-4455" calcext:value-type="float">
            <text:p>-4455,0</text:p>
          </table:table-cell>
          <table:table-cell table:formula="of:=[.D796]" office:value-type="float" office:value="-3881" calcext:value-type="float">
            <text:p>-3881,0</text:p>
          </table:table-cell>
          <table:table-cell table:number-columns-repeated="3"/>
        </table:table-row>
        <table:table-row table:style-name="ro1">
          <table:table-cell table:formula="of:=IF([.B798]&gt;=0;1;-1)*(2^[.$D$3])" office:value-type="float" office:value="-4096" calcext:value-type="float">
            <text:p>-4096</text:p>
          </table:table-cell>
          <table:table-cell table:formula="of:=[.$B$3]+[.E798]-[.F798]" office:value-type="float" office:value="-970" calcext:value-type="float">
            <text:p>-970,0</text:p>
          </table:table-cell>
          <table:table-cell table:formula="of:=[.B798]-[.A798]" office:value-type="float" office:value="3126" calcext:value-type="float">
            <text:p>3126,0</text:p>
          </table:table-cell>
          <table:table-cell table:formula="of:=[.C797]" office:value-type="float" office:value="-2622.5" calcext:value-type="float">
            <text:p>-2622,5</text:p>
          </table:table-cell>
          <table:table-cell table:formula="of:=[.D798]*2" office:value-type="float" office:value="-5245" calcext:value-type="float">
            <text:p>-5245,0</text:p>
          </table:table-cell>
          <table:table-cell table:formula="of:=[.D797]" office:value-type="float" office:value="-2227.5" calcext:value-type="float">
            <text:p>-2227,5</text:p>
          </table:table-cell>
          <table:table-cell table:number-columns-repeated="3"/>
        </table:table-row>
        <table:table-row table:style-name="ro1">
          <table:table-cell table:formula="of:=IF([.B799]&gt;=0;1;-1)*(2^[.$D$3])" office:value-type="float" office:value="4096" calcext:value-type="float">
            <text:p>4096</text:p>
          </table:table-cell>
          <table:table-cell table:formula="of:=[.$B$3]+[.E799]-[.F799]" office:value-type="float" office:value="10922" calcext:value-type="float">
            <text:p>10922,0</text:p>
          </table:table-cell>
          <table:table-cell table:formula="of:=[.B799]-[.A799]" office:value-type="float" office:value="6826" calcext:value-type="float">
            <text:p>6826,0</text:p>
          </table:table-cell>
          <table:table-cell table:formula="of:=[.C798]" office:value-type="float" office:value="3126" calcext:value-type="float">
            <text:p>3126,0</text:p>
          </table:table-cell>
          <table:table-cell table:formula="of:=[.D799]*2" office:value-type="float" office:value="6252" calcext:value-type="float">
            <text:p>6252,0</text:p>
          </table:table-cell>
          <table:table-cell table:formula="of:=[.D798]" office:value-type="float" office:value="-2622.5" calcext:value-type="float">
            <text:p>-2622,5</text:p>
          </table:table-cell>
          <table:table-cell table:number-columns-repeated="3"/>
        </table:table-row>
        <table:table-row table:style-name="ro1">
          <table:table-cell table:formula="of:=IF([.B800]&gt;=0;1;-1)*(2^[.$D$3])" office:value-type="float" office:value="4096" calcext:value-type="float">
            <text:p>4096</text:p>
          </table:table-cell>
          <table:table-cell table:formula="of:=[.$B$3]+[.E800]-[.F800]" office:value-type="float" office:value="12573.5" calcext:value-type="float">
            <text:p>12573,5</text:p>
          </table:table-cell>
          <table:table-cell table:formula="of:=[.B800]-[.A800]" office:value-type="float" office:value="8477.5" calcext:value-type="float">
            <text:p>8477,5</text:p>
          </table:table-cell>
          <table:table-cell table:formula="of:=[.C799]" office:value-type="float" office:value="6826" calcext:value-type="float">
            <text:p>6826,0</text:p>
          </table:table-cell>
          <table:table-cell table:formula="of:=[.D800]*2" office:value-type="float" office:value="13652" calcext:value-type="float">
            <text:p>13652,0</text:p>
          </table:table-cell>
          <table:table-cell table:formula="of:=[.D799]" office:value-type="float" office:value="3126" calcext:value-type="float">
            <text:p>3126,0</text:p>
          </table:table-cell>
          <table:table-cell table:number-columns-repeated="3"/>
        </table:table-row>
        <table:table-row table:style-name="ro1">
          <table:table-cell table:formula="of:=IF([.B801]&gt;=0;1;-1)*(2^[.$D$3])" office:value-type="float" office:value="4096" calcext:value-type="float">
            <text:p>4096</text:p>
          </table:table-cell>
          <table:table-cell table:formula="of:=[.$B$3]+[.E801]-[.F801]" office:value-type="float" office:value="12176.5" calcext:value-type="float">
            <text:p>12176,5</text:p>
          </table:table-cell>
          <table:table-cell table:formula="of:=[.B801]-[.A801]" office:value-type="float" office:value="8080.5" calcext:value-type="float">
            <text:p>8080,5</text:p>
          </table:table-cell>
          <table:table-cell table:formula="of:=[.C800]" office:value-type="float" office:value="8477.5" calcext:value-type="float">
            <text:p>8477,5</text:p>
          </table:table-cell>
          <table:table-cell table:formula="of:=[.D801]*2" office:value-type="float" office:value="16955" calcext:value-type="float">
            <text:p>16955,0</text:p>
          </table:table-cell>
          <table:table-cell table:formula="of:=[.D800]" office:value-type="float" office:value="6826" calcext:value-type="float">
            <text:p>6826,0</text:p>
          </table:table-cell>
          <table:table-cell table:number-columns-repeated="3"/>
        </table:table-row>
        <table:table-row table:style-name="ro1">
          <table:table-cell table:formula="of:=IF([.B802]&gt;=0;1;-1)*(2^[.$D$3])" office:value-type="float" office:value="4096" calcext:value-type="float">
            <text:p>4096</text:p>
          </table:table-cell>
          <table:table-cell table:formula="of:=[.$B$3]+[.E802]-[.F802]" office:value-type="float" office:value="9731" calcext:value-type="float">
            <text:p>9731,0</text:p>
          </table:table-cell>
          <table:table-cell table:formula="of:=[.B802]-[.A802]" office:value-type="float" office:value="5635" calcext:value-type="float">
            <text:p>5635,0</text:p>
          </table:table-cell>
          <table:table-cell table:formula="of:=[.C801]" office:value-type="float" office:value="8080.5" calcext:value-type="float">
            <text:p>8080,5</text:p>
          </table:table-cell>
          <table:table-cell table:formula="of:=[.D802]*2" office:value-type="float" office:value="16161" calcext:value-type="float">
            <text:p>16161,0</text:p>
          </table:table-cell>
          <table:table-cell table:formula="of:=[.D801]" office:value-type="float" office:value="8477.5" calcext:value-type="float">
            <text:p>8477,5</text:p>
          </table:table-cell>
          <table:table-cell table:number-columns-repeated="3"/>
        </table:table-row>
        <table:table-row table:style-name="ro1">
          <table:table-cell table:formula="of:=IF([.B803]&gt;=0;1;-1)*(2^[.$D$3])" office:value-type="float" office:value="4096" calcext:value-type="float">
            <text:p>4096</text:p>
          </table:table-cell>
          <table:table-cell table:formula="of:=[.$B$3]+[.E803]-[.F803]" office:value-type="float" office:value="5237" calcext:value-type="float">
            <text:p>5237,0</text:p>
          </table:table-cell>
          <table:table-cell table:formula="of:=[.B803]-[.A803]" office:value-type="float" office:value="1141" calcext:value-type="float">
            <text:p>1141,0</text:p>
          </table:table-cell>
          <table:table-cell table:formula="of:=[.C802]" office:value-type="float" office:value="5635" calcext:value-type="float">
            <text:p>5635,0</text:p>
          </table:table-cell>
          <table:table-cell table:formula="of:=[.D803]*2" office:value-type="float" office:value="11270" calcext:value-type="float">
            <text:p>11270,0</text:p>
          </table:table-cell>
          <table:table-cell table:formula="of:=[.D802]" office:value-type="float" office:value="8080.5" calcext:value-type="float">
            <text:p>8080,5</text:p>
          </table:table-cell>
          <table:table-cell table:number-columns-repeated="3"/>
        </table:table-row>
        <table:table-row table:style-name="ro1">
          <table:table-cell table:formula="of:=IF([.B804]&gt;=0;1;-1)*(2^[.$D$3])" office:value-type="float" office:value="-4096" calcext:value-type="float">
            <text:p>-4096</text:p>
          </table:table-cell>
          <table:table-cell table:formula="of:=[.$B$3]+[.E804]-[.F804]" office:value-type="float" office:value="-1305.5" calcext:value-type="float">
            <text:p>-1305,5</text:p>
          </table:table-cell>
          <table:table-cell table:formula="of:=[.B804]-[.A804]" office:value-type="float" office:value="2790.5" calcext:value-type="float">
            <text:p>2790,5</text:p>
          </table:table-cell>
          <table:table-cell table:formula="of:=[.C803]" office:value-type="float" office:value="1141" calcext:value-type="float">
            <text:p>1141,0</text:p>
          </table:table-cell>
          <table:table-cell table:formula="of:=[.D804]*2" office:value-type="float" office:value="2282" calcext:value-type="float">
            <text:p>2282,0</text:p>
          </table:table-cell>
          <table:table-cell table:formula="of:=[.D803]" office:value-type="float" office:value="5635" calcext:value-type="float">
            <text:p>5635,0</text:p>
          </table:table-cell>
          <table:table-cell table:number-columns-repeated="3"/>
        </table:table-row>
        <table:table-row table:style-name="ro1">
          <table:table-cell table:formula="of:=IF([.B805]&gt;=0;1;-1)*(2^[.$D$3])" office:value-type="float" office:value="4096" calcext:value-type="float">
            <text:p>4096</text:p>
          </table:table-cell>
          <table:table-cell table:formula="of:=[.$B$3]+[.E805]-[.F805]" office:value-type="float" office:value="6487.5" calcext:value-type="float">
            <text:p>6487,5</text:p>
          </table:table-cell>
          <table:table-cell table:formula="of:=[.B805]-[.A805]" office:value-type="float" office:value="2391.5" calcext:value-type="float">
            <text:p>2391,5</text:p>
          </table:table-cell>
          <table:table-cell table:formula="of:=[.C804]" office:value-type="float" office:value="2790.5" calcext:value-type="float">
            <text:p>2790,5</text:p>
          </table:table-cell>
          <table:table-cell table:formula="of:=[.D805]*2" office:value-type="float" office:value="5581" calcext:value-type="float">
            <text:p>5581,0</text:p>
          </table:table-cell>
          <table:table-cell table:formula="of:=[.D804]" office:value-type="float" office:value="1141" calcext:value-type="float">
            <text:p>1141,0</text:p>
          </table:table-cell>
          <table:table-cell table:number-columns-repeated="3"/>
        </table:table-row>
        <table:table-row table:style-name="ro1">
          <table:table-cell table:formula="of:=IF([.B806]&gt;=0;1;-1)*(2^[.$D$3])" office:value-type="float" office:value="4096" calcext:value-type="float">
            <text:p>4096</text:p>
          </table:table-cell>
          <table:table-cell table:formula="of:=[.$B$3]+[.E806]-[.F806]" office:value-type="float" office:value="4040" calcext:value-type="float">
            <text:p>4040,0</text:p>
          </table:table-cell>
          <table:table-cell table:formula="of:=[.B806]-[.A806]" office:value-type="float" office:value="-56" calcext:value-type="float">
            <text:p>-56,0</text:p>
          </table:table-cell>
          <table:table-cell table:formula="of:=[.C805]" office:value-type="float" office:value="2391.5" calcext:value-type="float">
            <text:p>2391,5</text:p>
          </table:table-cell>
          <table:table-cell table:formula="of:=[.D806]*2" office:value-type="float" office:value="4783" calcext:value-type="float">
            <text:p>4783,0</text:p>
          </table:table-cell>
          <table:table-cell table:formula="of:=[.D805]" office:value-type="float" office:value="2790.5" calcext:value-type="float">
            <text:p>2790,5</text:p>
          </table:table-cell>
          <table:table-cell table:number-columns-repeated="3"/>
        </table:table-row>
        <table:table-row table:style-name="ro1">
          <table:table-cell table:formula="of:=IF([.B807]&gt;=0;1;-1)*(2^[.$D$3])" office:value-type="float" office:value="-4096" calcext:value-type="float">
            <text:p>-4096</text:p>
          </table:table-cell>
          <table:table-cell table:formula="of:=[.$B$3]+[.E807]-[.F807]" office:value-type="float" office:value="-456" calcext:value-type="float">
            <text:p>-456,0</text:p>
          </table:table-cell>
          <table:table-cell table:formula="of:=[.B807]-[.A807]" office:value-type="float" office:value="3640" calcext:value-type="float">
            <text:p>3640,0</text:p>
          </table:table-cell>
          <table:table-cell table:formula="of:=[.C806]" office:value-type="float" office:value="-56" calcext:value-type="float">
            <text:p>-56,0</text:p>
          </table:table-cell>
          <table:table-cell table:formula="of:=[.D807]*2" office:value-type="float" office:value="-112" calcext:value-type="float">
            <text:p>-112,0</text:p>
          </table:table-cell>
          <table:table-cell table:formula="of:=[.D806]" office:value-type="float" office:value="2391.5" calcext:value-type="float">
            <text:p>2391,5</text:p>
          </table:table-cell>
          <table:table-cell table:number-columns-repeated="3"/>
        </table:table-row>
        <table:table-row table:style-name="ro1">
          <table:table-cell table:formula="of:=IF([.B808]&gt;=0;1;-1)*(2^[.$D$3])" office:value-type="float" office:value="4096" calcext:value-type="float">
            <text:p>4096</text:p>
          </table:table-cell>
          <table:table-cell table:formula="of:=[.$B$3]+[.E808]-[.F808]" office:value-type="float" office:value="9383.5" calcext:value-type="float">
            <text:p>9383,5</text:p>
          </table:table-cell>
          <table:table-cell table:formula="of:=[.B808]-[.A808]" office:value-type="float" office:value="5287.5" calcext:value-type="float">
            <text:p>5287,5</text:p>
          </table:table-cell>
          <table:table-cell table:formula="of:=[.C807]" office:value-type="float" office:value="3640" calcext:value-type="float">
            <text:p>3640,0</text:p>
          </table:table-cell>
          <table:table-cell table:formula="of:=[.D808]*2" office:value-type="float" office:value="7280" calcext:value-type="float">
            <text:p>7280,0</text:p>
          </table:table-cell>
          <table:table-cell table:formula="of:=[.D807]" office:value-type="float" office:value="-56" calcext:value-type="float">
            <text:p>-56,0</text:p>
          </table:table-cell>
          <table:table-cell table:number-columns-repeated="3"/>
        </table:table-row>
        <table:table-row table:style-name="ro1">
          <table:table-cell table:formula="of:=IF([.B809]&gt;=0;1;-1)*(2^[.$D$3])" office:value-type="float" office:value="4096" calcext:value-type="float">
            <text:p>4096</text:p>
          </table:table-cell>
          <table:table-cell table:formula="of:=[.$B$3]+[.E809]-[.F809]" office:value-type="float" office:value="8982.5" calcext:value-type="float">
            <text:p>8982,5</text:p>
          </table:table-cell>
          <table:table-cell table:formula="of:=[.B809]-[.A809]" office:value-type="float" office:value="4886.5" calcext:value-type="float">
            <text:p>4886,5</text:p>
          </table:table-cell>
          <table:table-cell table:formula="of:=[.C808]" office:value-type="float" office:value="5287.5" calcext:value-type="float">
            <text:p>5287,5</text:p>
          </table:table-cell>
          <table:table-cell table:formula="of:=[.D809]*2" office:value-type="float" office:value="10575" calcext:value-type="float">
            <text:p>10575,0</text:p>
          </table:table-cell>
          <table:table-cell table:formula="of:=[.D808]" office:value-type="float" office:value="3640" calcext:value-type="float">
            <text:p>3640,0</text:p>
          </table:table-cell>
          <table:table-cell table:number-columns-repeated="3"/>
        </table:table-row>
        <table:table-row table:style-name="ro1">
          <table:table-cell table:formula="of:=IF([.B810]&gt;=0;1;-1)*(2^[.$D$3])" office:value-type="float" office:value="4096" calcext:value-type="float">
            <text:p>4096</text:p>
          </table:table-cell>
          <table:table-cell table:formula="of:=[.$B$3]+[.E810]-[.F810]" office:value-type="float" office:value="6533" calcext:value-type="float">
            <text:p>6533,0</text:p>
          </table:table-cell>
          <table:table-cell table:formula="of:=[.B810]-[.A810]" office:value-type="float" office:value="2437" calcext:value-type="float">
            <text:p>2437,0</text:p>
          </table:table-cell>
          <table:table-cell table:formula="of:=[.C809]" office:value-type="float" office:value="4886.5" calcext:value-type="float">
            <text:p>4886,5</text:p>
          </table:table-cell>
          <table:table-cell table:formula="of:=[.D810]*2" office:value-type="float" office:value="9773" calcext:value-type="float">
            <text:p>9773,0</text:p>
          </table:table-cell>
          <table:table-cell table:formula="of:=[.D809]" office:value-type="float" office:value="5287.5" calcext:value-type="float">
            <text:p>5287,5</text:p>
          </table:table-cell>
          <table:table-cell table:number-columns-repeated="3"/>
        </table:table-row>
        <table:table-row table:style-name="ro1">
          <table:table-cell table:formula="of:=IF([.B811]&gt;=0;1;-1)*(2^[.$D$3])" office:value-type="float" office:value="4096" calcext:value-type="float">
            <text:p>4096</text:p>
          </table:table-cell>
          <table:table-cell table:formula="of:=[.$B$3]+[.E811]-[.F811]" office:value-type="float" office:value="2035" calcext:value-type="float">
            <text:p>2035,0</text:p>
          </table:table-cell>
          <table:table-cell table:formula="of:=[.B811]-[.A811]" office:value-type="float" office:value="-2061" calcext:value-type="float">
            <text:p>-2061,0</text:p>
          </table:table-cell>
          <table:table-cell table:formula="of:=[.C810]" office:value-type="float" office:value="2437" calcext:value-type="float">
            <text:p>2437,0</text:p>
          </table:table-cell>
          <table:table-cell table:formula="of:=[.D811]*2" office:value-type="float" office:value="4874" calcext:value-type="float">
            <text:p>4874,0</text:p>
          </table:table-cell>
          <table:table-cell table:formula="of:=[.D810]" office:value-type="float" office:value="4886.5" calcext:value-type="float">
            <text:p>4886,5</text:p>
          </table:table-cell>
          <table:table-cell table:number-columns-repeated="3"/>
        </table:table-row>
        <table:table-row table:style-name="ro1">
          <table:table-cell table:formula="of:=IF([.B812]&gt;=0;1;-1)*(2^[.$D$3])" office:value-type="float" office:value="-4096" calcext:value-type="float">
            <text:p>-4096</text:p>
          </table:table-cell>
          <table:table-cell table:formula="of:=[.$B$3]+[.E812]-[.F812]" office:value-type="float" office:value="-4511.5" calcext:value-type="float">
            <text:p>-4511,5</text:p>
          </table:table-cell>
          <table:table-cell table:formula="of:=[.B812]-[.A812]" office:value-type="float" office:value="-415.5" calcext:value-type="float">
            <text:p>-415,5</text:p>
          </table:table-cell>
          <table:table-cell table:formula="of:=[.C811]" office:value-type="float" office:value="-2061" calcext:value-type="float">
            <text:p>-2061,0</text:p>
          </table:table-cell>
          <table:table-cell table:formula="of:=[.D812]*2" office:value-type="float" office:value="-4122" calcext:value-type="float">
            <text:p>-4122,0</text:p>
          </table:table-cell>
          <table:table-cell table:formula="of:=[.D811]" office:value-type="float" office:value="2437" calcext:value-type="float">
            <text:p>2437,0</text:p>
          </table:table-cell>
          <table:table-cell table:number-columns-repeated="3"/>
        </table:table-row>
        <table:table-row table:style-name="ro1">
          <table:table-cell table:formula="of:=IF([.B813]&gt;=0;1;-1)*(2^[.$D$3])" office:value-type="float" office:value="4096" calcext:value-type="float">
            <text:p>4096</text:p>
          </table:table-cell>
          <table:table-cell table:formula="of:=[.$B$3]+[.E813]-[.F813]" office:value-type="float" office:value="3277.5" calcext:value-type="float">
            <text:p>3277,5</text:p>
          </table:table-cell>
          <table:table-cell table:formula="of:=[.B813]-[.A813]" office:value-type="float" office:value="-818.5" calcext:value-type="float">
            <text:p>-818,5</text:p>
          </table:table-cell>
          <table:table-cell table:formula="of:=[.C812]" office:value-type="float" office:value="-415.5" calcext:value-type="float">
            <text:p>-415,5</text:p>
          </table:table-cell>
          <table:table-cell table:formula="of:=[.D813]*2" office:value-type="float" office:value="-831" calcext:value-type="float">
            <text:p>-831,0</text:p>
          </table:table-cell>
          <table:table-cell table:formula="of:=[.D812]" office:value-type="float" office:value="-2061" calcext:value-type="float">
            <text:p>-2061,0</text:p>
          </table:table-cell>
          <table:table-cell table:number-columns-repeated="3"/>
        </table:table-row>
        <table:table-row table:style-name="ro1">
          <table:table-cell table:formula="of:=IF([.B814]&gt;=0;1;-1)*(2^[.$D$3])" office:value-type="float" office:value="4096" calcext:value-type="float">
            <text:p>4096</text:p>
          </table:table-cell>
          <table:table-cell table:formula="of:=[.$B$3]+[.E814]-[.F814]" office:value-type="float" office:value="826" calcext:value-type="float">
            <text:p>826,0</text:p>
          </table:table-cell>
          <table:table-cell table:formula="of:=[.B814]-[.A814]" office:value-type="float" office:value="-3270" calcext:value-type="float">
            <text:p>-3270,0</text:p>
          </table:table-cell>
          <table:table-cell table:formula="of:=[.C813]" office:value-type="float" office:value="-818.5" calcext:value-type="float">
            <text:p>-818,5</text:p>
          </table:table-cell>
          <table:table-cell table:formula="of:=[.D814]*2" office:value-type="float" office:value="-1637" calcext:value-type="float">
            <text:p>-1637,0</text:p>
          </table:table-cell>
          <table:table-cell table:formula="of:=[.D813]" office:value-type="float" office:value="-415.5" calcext:value-type="float">
            <text:p>-415,5</text:p>
          </table:table-cell>
          <table:table-cell table:number-columns-repeated="3"/>
        </table:table-row>
        <table:table-row table:style-name="ro1">
          <table:table-cell table:formula="of:=IF([.B815]&gt;=0;1;-1)*(2^[.$D$3])" office:value-type="float" office:value="-4096" calcext:value-type="float">
            <text:p>-4096</text:p>
          </table:table-cell>
          <table:table-cell table:formula="of:=[.$B$3]+[.E815]-[.F815]" office:value-type="float" office:value="-3674" calcext:value-type="float">
            <text:p>-3674,0</text:p>
          </table:table-cell>
          <table:table-cell table:formula="of:=[.B815]-[.A815]" office:value-type="float" office:value="422" calcext:value-type="float">
            <text:p>422,0</text:p>
          </table:table-cell>
          <table:table-cell table:formula="of:=[.C814]" office:value-type="float" office:value="-3270" calcext:value-type="float">
            <text:p>-3270,0</text:p>
          </table:table-cell>
          <table:table-cell table:formula="of:=[.D815]*2" office:value-type="float" office:value="-6540" calcext:value-type="float">
            <text:p>-6540,0</text:p>
          </table:table-cell>
          <table:table-cell table:formula="of:=[.D814]" office:value-type="float" office:value="-818.5" calcext:value-type="float">
            <text:p>-818,5</text:p>
          </table:table-cell>
          <table:table-cell table:number-columns-repeated="3"/>
        </table:table-row>
        <table:table-row table:style-name="ro1">
          <table:table-cell table:formula="of:=IF([.B816]&gt;=0;1;-1)*(2^[.$D$3])" office:value-type="float" office:value="4096" calcext:value-type="float">
            <text:p>4096</text:p>
          </table:table-cell>
          <table:table-cell table:formula="of:=[.$B$3]+[.E816]-[.F816]" office:value-type="float" office:value="6161.5" calcext:value-type="float">
            <text:p>6161,5</text:p>
          </table:table-cell>
          <table:table-cell table:formula="of:=[.B816]-[.A816]" office:value-type="float" office:value="2065.5" calcext:value-type="float">
            <text:p>2065,5</text:p>
          </table:table-cell>
          <table:table-cell table:formula="of:=[.C815]" office:value-type="float" office:value="422" calcext:value-type="float">
            <text:p>422,0</text:p>
          </table:table-cell>
          <table:table-cell table:formula="of:=[.D816]*2" office:value-type="float" office:value="844" calcext:value-type="float">
            <text:p>844,0</text:p>
          </table:table-cell>
          <table:table-cell table:formula="of:=[.D815]" office:value-type="float" office:value="-3270" calcext:value-type="float">
            <text:p>-3270,0</text:p>
          </table:table-cell>
          <table:table-cell table:number-columns-repeated="3"/>
        </table:table-row>
        <table:table-row table:style-name="ro1">
          <table:table-cell table:formula="of:=IF([.B817]&gt;=0;1;-1)*(2^[.$D$3])" office:value-type="float" office:value="4096" calcext:value-type="float">
            <text:p>4096</text:p>
          </table:table-cell>
          <table:table-cell table:formula="of:=[.$B$3]+[.E817]-[.F817]" office:value-type="float" office:value="5756.5" calcext:value-type="float">
            <text:p>5756,5</text:p>
          </table:table-cell>
          <table:table-cell table:formula="of:=[.B817]-[.A817]" office:value-type="float" office:value="1660.5" calcext:value-type="float">
            <text:p>1660,5</text:p>
          </table:table-cell>
          <table:table-cell table:formula="of:=[.C816]" office:value-type="float" office:value="2065.5" calcext:value-type="float">
            <text:p>2065,5</text:p>
          </table:table-cell>
          <table:table-cell table:formula="of:=[.D817]*2" office:value-type="float" office:value="4131" calcext:value-type="float">
            <text:p>4131,0</text:p>
          </table:table-cell>
          <table:table-cell table:formula="of:=[.D816]" office:value-type="float" office:value="422" calcext:value-type="float">
            <text:p>422,0</text:p>
          </table:table-cell>
          <table:table-cell table:number-columns-repeated="3"/>
        </table:table-row>
        <table:table-row table:style-name="ro1">
          <table:table-cell table:formula="of:=IF([.B818]&gt;=0;1;-1)*(2^[.$D$3])" office:value-type="float" office:value="4096" calcext:value-type="float">
            <text:p>4096</text:p>
          </table:table-cell>
          <table:table-cell table:formula="of:=[.$B$3]+[.E818]-[.F818]" office:value-type="float" office:value="3303" calcext:value-type="float">
            <text:p>3303,0</text:p>
          </table:table-cell>
          <table:table-cell table:formula="of:=[.B818]-[.A818]" office:value-type="float" office:value="-793" calcext:value-type="float">
            <text:p>-793,0</text:p>
          </table:table-cell>
          <table:table-cell table:formula="of:=[.C817]" office:value-type="float" office:value="1660.5" calcext:value-type="float">
            <text:p>1660,5</text:p>
          </table:table-cell>
          <table:table-cell table:formula="of:=[.D818]*2" office:value-type="float" office:value="3321" calcext:value-type="float">
            <text:p>3321,0</text:p>
          </table:table-cell>
          <table:table-cell table:formula="of:=[.D817]" office:value-type="float" office:value="2065.5" calcext:value-type="float">
            <text:p>2065,5</text:p>
          </table:table-cell>
          <table:table-cell table:number-columns-repeated="3"/>
        </table:table-row>
        <table:table-row table:style-name="ro1">
          <table:table-cell table:formula="of:=IF([.B819]&gt;=0;1;-1)*(2^[.$D$3])" office:value-type="float" office:value="-4096" calcext:value-type="float">
            <text:p>-4096</text:p>
          </table:table-cell>
          <table:table-cell table:formula="of:=[.$B$3]+[.E819]-[.F819]" office:value-type="float" office:value="-1199" calcext:value-type="float">
            <text:p>-1199,0</text:p>
          </table:table-cell>
          <table:table-cell table:formula="of:=[.B819]-[.A819]" office:value-type="float" office:value="2897" calcext:value-type="float">
            <text:p>2897,0</text:p>
          </table:table-cell>
          <table:table-cell table:formula="of:=[.C818]" office:value-type="float" office:value="-793" calcext:value-type="float">
            <text:p>-793,0</text:p>
          </table:table-cell>
          <table:table-cell table:formula="of:=[.D819]*2" office:value-type="float" office:value="-1586" calcext:value-type="float">
            <text:p>-1586,0</text:p>
          </table:table-cell>
          <table:table-cell table:formula="of:=[.D818]" office:value-type="float" office:value="1660.5" calcext:value-type="float">
            <text:p>1660,5</text:p>
          </table:table-cell>
          <table:table-cell table:number-columns-repeated="3"/>
        </table:table-row>
        <table:table-row table:style-name="ro1">
          <table:table-cell table:formula="of:=IF([.B820]&gt;=0;1;-1)*(2^[.$D$3])" office:value-type="float" office:value="4096" calcext:value-type="float">
            <text:p>4096</text:p>
          </table:table-cell>
          <table:table-cell table:formula="of:=[.$B$3]+[.E820]-[.F820]" office:value-type="float" office:value="8634.5" calcext:value-type="float">
            <text:p>8634,5</text:p>
          </table:table-cell>
          <table:table-cell table:formula="of:=[.B820]-[.A820]" office:value-type="float" office:value="4538.5" calcext:value-type="float">
            <text:p>4538,5</text:p>
          </table:table-cell>
          <table:table-cell table:formula="of:=[.C819]" office:value-type="float" office:value="2897" calcext:value-type="float">
            <text:p>2897,0</text:p>
          </table:table-cell>
          <table:table-cell table:formula="of:=[.D820]*2" office:value-type="float" office:value="5794" calcext:value-type="float">
            <text:p>5794,0</text:p>
          </table:table-cell>
          <table:table-cell table:formula="of:=[.D819]" office:value-type="float" office:value="-793" calcext:value-type="float">
            <text:p>-793,0</text:p>
          </table:table-cell>
          <table:table-cell table:number-columns-repeated="3"/>
        </table:table-row>
        <table:table-row table:style-name="ro1">
          <table:table-cell table:formula="of:=IF([.B821]&gt;=0;1;-1)*(2^[.$D$3])" office:value-type="float" office:value="4096" calcext:value-type="float">
            <text:p>4096</text:p>
          </table:table-cell>
          <table:table-cell table:formula="of:=[.$B$3]+[.E821]-[.F821]" office:value-type="float" office:value="8227.5" calcext:value-type="float">
            <text:p>8227,5</text:p>
          </table:table-cell>
          <table:table-cell table:formula="of:=[.B821]-[.A821]" office:value-type="float" office:value="4131.5" calcext:value-type="float">
            <text:p>4131,5</text:p>
          </table:table-cell>
          <table:table-cell table:formula="of:=[.C820]" office:value-type="float" office:value="4538.5" calcext:value-type="float">
            <text:p>4538,5</text:p>
          </table:table-cell>
          <table:table-cell table:formula="of:=[.D821]*2" office:value-type="float" office:value="9077" calcext:value-type="float">
            <text:p>9077,0</text:p>
          </table:table-cell>
          <table:table-cell table:formula="of:=[.D820]" office:value-type="float" office:value="2897" calcext:value-type="float">
            <text:p>2897,0</text:p>
          </table:table-cell>
          <table:table-cell table:number-columns-repeated="3"/>
        </table:table-row>
        <table:table-row table:style-name="ro1">
          <table:table-cell table:formula="of:=IF([.B822]&gt;=0;1;-1)*(2^[.$D$3])" office:value-type="float" office:value="4096" calcext:value-type="float">
            <text:p>4096</text:p>
          </table:table-cell>
          <table:table-cell table:formula="of:=[.$B$3]+[.E822]-[.F822]" office:value-type="float" office:value="5772" calcext:value-type="float">
            <text:p>5772,0</text:p>
          </table:table-cell>
          <table:table-cell table:formula="of:=[.B822]-[.A822]" office:value-type="float" office:value="1676" calcext:value-type="float">
            <text:p>1676,0</text:p>
          </table:table-cell>
          <table:table-cell table:formula="of:=[.C821]" office:value-type="float" office:value="4131.5" calcext:value-type="float">
            <text:p>4131,5</text:p>
          </table:table-cell>
          <table:table-cell table:formula="of:=[.D822]*2" office:value-type="float" office:value="8263" calcext:value-type="float">
            <text:p>8263,0</text:p>
          </table:table-cell>
          <table:table-cell table:formula="of:=[.D821]" office:value-type="float" office:value="4538.5" calcext:value-type="float">
            <text:p>4538,5</text:p>
          </table:table-cell>
          <table:table-cell table:number-columns-repeated="3"/>
        </table:table-row>
        <table:table-row table:style-name="ro1">
          <table:table-cell table:formula="of:=IF([.B823]&gt;=0;1;-1)*(2^[.$D$3])" office:value-type="float" office:value="4096" calcext:value-type="float">
            <text:p>4096</text:p>
          </table:table-cell>
          <table:table-cell table:formula="of:=[.$B$3]+[.E823]-[.F823]" office:value-type="float" office:value="1268" calcext:value-type="float">
            <text:p>1268,0</text:p>
          </table:table-cell>
          <table:table-cell table:formula="of:=[.B823]-[.A823]" office:value-type="float" office:value="-2828" calcext:value-type="float">
            <text:p>-2828,0</text:p>
          </table:table-cell>
          <table:table-cell table:formula="of:=[.C822]" office:value-type="float" office:value="1676" calcext:value-type="float">
            <text:p>1676,0</text:p>
          </table:table-cell>
          <table:table-cell table:formula="of:=[.D823]*2" office:value-type="float" office:value="3352" calcext:value-type="float">
            <text:p>3352,0</text:p>
          </table:table-cell>
          <table:table-cell table:formula="of:=[.D822]" office:value-type="float" office:value="4131.5" calcext:value-type="float">
            <text:p>4131,5</text:p>
          </table:table-cell>
          <table:table-cell table:number-columns-repeated="3"/>
        </table:table-row>
        <table:table-row table:style-name="ro1">
          <table:table-cell table:formula="of:=IF([.B824]&gt;=0;1;-1)*(2^[.$D$3])" office:value-type="float" office:value="-4096" calcext:value-type="float">
            <text:p>-4096</text:p>
          </table:table-cell>
          <table:table-cell table:formula="of:=[.$B$3]+[.E824]-[.F824]" office:value-type="float" office:value="-5284.5" calcext:value-type="float">
            <text:p>-5284,5</text:p>
          </table:table-cell>
          <table:table-cell table:formula="of:=[.B824]-[.A824]" office:value-type="float" office:value="-1188.5" calcext:value-type="float">
            <text:p>-1188,5</text:p>
          </table:table-cell>
          <table:table-cell table:formula="of:=[.C823]" office:value-type="float" office:value="-2828" calcext:value-type="float">
            <text:p>-2828,0</text:p>
          </table:table-cell>
          <table:table-cell table:formula="of:=[.D824]*2" office:value-type="float" office:value="-5656" calcext:value-type="float">
            <text:p>-5656,0</text:p>
          </table:table-cell>
          <table:table-cell table:formula="of:=[.D823]" office:value-type="float" office:value="1676" calcext:value-type="float">
            <text:p>1676,0</text:p>
          </table:table-cell>
          <table:table-cell table:number-columns-repeated="3"/>
        </table:table-row>
        <table:table-row table:style-name="ro1">
          <table:table-cell table:formula="of:=IF([.B825]&gt;=0;1;-1)*(2^[.$D$3])" office:value-type="float" office:value="4096" calcext:value-type="float">
            <text:p>4096</text:p>
          </table:table-cell>
          <table:table-cell table:formula="of:=[.$B$3]+[.E825]-[.F825]" office:value-type="float" office:value="2498.5" calcext:value-type="float">
            <text:p>2498,5</text:p>
          </table:table-cell>
          <table:table-cell table:formula="of:=[.B825]-[.A825]" office:value-type="float" office:value="-1597.5" calcext:value-type="float">
            <text:p>-1597,5</text:p>
          </table:table-cell>
          <table:table-cell table:formula="of:=[.C824]" office:value-type="float" office:value="-1188.5" calcext:value-type="float">
            <text:p>-1188,5</text:p>
          </table:table-cell>
          <table:table-cell table:formula="of:=[.D825]*2" office:value-type="float" office:value="-2377" calcext:value-type="float">
            <text:p>-2377,0</text:p>
          </table:table-cell>
          <table:table-cell table:formula="of:=[.D824]" office:value-type="float" office:value="-2828" calcext:value-type="float">
            <text:p>-2828,0</text:p>
          </table:table-cell>
          <table:table-cell table:number-columns-repeated="3"/>
        </table:table-row>
        <table:table-row table:style-name="ro1">
          <table:table-cell table:formula="of:=IF([.B826]&gt;=0;1;-1)*(2^[.$D$3])" office:value-type="float" office:value="4096" calcext:value-type="float">
            <text:p>4096</text:p>
          </table:table-cell>
          <table:table-cell table:formula="of:=[.$B$3]+[.E826]-[.F826]" office:value-type="float" office:value="41" calcext:value-type="float">
            <text:p>41,0</text:p>
          </table:table-cell>
          <table:table-cell table:formula="of:=[.B826]-[.A826]" office:value-type="float" office:value="-4055" calcext:value-type="float">
            <text:p>-4055,0</text:p>
          </table:table-cell>
          <table:table-cell table:formula="of:=[.C825]" office:value-type="float" office:value="-1597.5" calcext:value-type="float">
            <text:p>-1597,5</text:p>
          </table:table-cell>
          <table:table-cell table:formula="of:=[.D826]*2" office:value-type="float" office:value="-3195" calcext:value-type="float">
            <text:p>-3195,0</text:p>
          </table:table-cell>
          <table:table-cell table:formula="of:=[.D825]" office:value-type="float" office:value="-1188.5" calcext:value-type="float">
            <text:p>-1188,5</text:p>
          </table:table-cell>
          <table:table-cell table:number-columns-repeated="3"/>
        </table:table-row>
        <table:table-row table:style-name="ro1">
          <table:table-cell table:formula="of:=IF([.B827]&gt;=0;1;-1)*(2^[.$D$3])" office:value-type="float" office:value="-4096" calcext:value-type="float">
            <text:p>-4096</text:p>
          </table:table-cell>
          <table:table-cell table:formula="of:=[.$B$3]+[.E827]-[.F827]" office:value-type="float" office:value="-4465" calcext:value-type="float">
            <text:p>-4465,0</text:p>
          </table:table-cell>
          <table:table-cell table:formula="of:=[.B827]-[.A827]" office:value-type="float" office:value="-369" calcext:value-type="float">
            <text:p>-369,0</text:p>
          </table:table-cell>
          <table:table-cell table:formula="of:=[.C826]" office:value-type="float" office:value="-4055" calcext:value-type="float">
            <text:p>-4055,0</text:p>
          </table:table-cell>
          <table:table-cell table:formula="of:=[.D827]*2" office:value-type="float" office:value="-8110" calcext:value-type="float">
            <text:p>-8110,0</text:p>
          </table:table-cell>
          <table:table-cell table:formula="of:=[.D826]" office:value-type="float" office:value="-1597.5" calcext:value-type="float">
            <text:p>-1597,5</text:p>
          </table:table-cell>
          <table:table-cell table:number-columns-repeated="3"/>
        </table:table-row>
        <table:table-row table:style-name="ro1">
          <table:table-cell table:formula="of:=IF([.B828]&gt;=0;1;-1)*(2^[.$D$3])" office:value-type="float" office:value="4096" calcext:value-type="float">
            <text:p>4096</text:p>
          </table:table-cell>
          <table:table-cell table:formula="of:=[.$B$3]+[.E828]-[.F828]" office:value-type="float" office:value="5364.5" calcext:value-type="float">
            <text:p>5364,5</text:p>
          </table:table-cell>
          <table:table-cell table:formula="of:=[.B828]-[.A828]" office:value-type="float" office:value="1268.5" calcext:value-type="float">
            <text:p>1268,5</text:p>
          </table:table-cell>
          <table:table-cell table:formula="of:=[.C827]" office:value-type="float" office:value="-369" calcext:value-type="float">
            <text:p>-369,0</text:p>
          </table:table-cell>
          <table:table-cell table:formula="of:=[.D828]*2" office:value-type="float" office:value="-738" calcext:value-type="float">
            <text:p>-738,0</text:p>
          </table:table-cell>
          <table:table-cell table:formula="of:=[.D827]" office:value-type="float" office:value="-4055" calcext:value-type="float">
            <text:p>-4055,0</text:p>
          </table:table-cell>
          <table:table-cell table:number-columns-repeated="3"/>
        </table:table-row>
        <table:table-row table:style-name="ro1">
          <table:table-cell table:formula="of:=IF([.B829]&gt;=0;1;-1)*(2^[.$D$3])" office:value-type="float" office:value="4096" calcext:value-type="float">
            <text:p>4096</text:p>
          </table:table-cell>
          <table:table-cell table:formula="of:=[.$B$3]+[.E829]-[.F829]" office:value-type="float" office:value="4953.5" calcext:value-type="float">
            <text:p>4953,5</text:p>
          </table:table-cell>
          <table:table-cell table:formula="of:=[.B829]-[.A829]" office:value-type="float" office:value="857.5" calcext:value-type="float">
            <text:p>857,5</text:p>
          </table:table-cell>
          <table:table-cell table:formula="of:=[.C828]" office:value-type="float" office:value="1268.5" calcext:value-type="float">
            <text:p>1268,5</text:p>
          </table:table-cell>
          <table:table-cell table:formula="of:=[.D829]*2" office:value-type="float" office:value="2537" calcext:value-type="float">
            <text:p>2537,0</text:p>
          </table:table-cell>
          <table:table-cell table:formula="of:=[.D828]" office:value-type="float" office:value="-369" calcext:value-type="float">
            <text:p>-369,0</text:p>
          </table:table-cell>
          <table:table-cell table:number-columns-repeated="3"/>
        </table:table-row>
        <table:table-row table:style-name="ro1">
          <table:table-cell table:formula="of:=IF([.B830]&gt;=0;1;-1)*(2^[.$D$3])" office:value-type="float" office:value="4096" calcext:value-type="float">
            <text:p>4096</text:p>
          </table:table-cell>
          <table:table-cell table:formula="of:=[.$B$3]+[.E830]-[.F830]" office:value-type="float" office:value="2494" calcext:value-type="float">
            <text:p>2494,0</text:p>
          </table:table-cell>
          <table:table-cell table:formula="of:=[.B830]-[.A830]" office:value-type="float" office:value="-1602" calcext:value-type="float">
            <text:p>-1602,0</text:p>
          </table:table-cell>
          <table:table-cell table:formula="of:=[.C829]" office:value-type="float" office:value="857.5" calcext:value-type="float">
            <text:p>857,5</text:p>
          </table:table-cell>
          <table:table-cell table:formula="of:=[.D830]*2" office:value-type="float" office:value="1715" calcext:value-type="float">
            <text:p>1715,0</text:p>
          </table:table-cell>
          <table:table-cell table:formula="of:=[.D829]" office:value-type="float" office:value="1268.5" calcext:value-type="float">
            <text:p>1268,5</text:p>
          </table:table-cell>
          <table:table-cell table:number-columns-repeated="3"/>
        </table:table-row>
        <table:table-row table:style-name="ro1">
          <table:table-cell table:formula="of:=IF([.B831]&gt;=0;1;-1)*(2^[.$D$3])" office:value-type="float" office:value="-4096" calcext:value-type="float">
            <text:p>-4096</text:p>
          </table:table-cell>
          <table:table-cell table:formula="of:=[.$B$3]+[.E831]-[.F831]" office:value-type="float" office:value="-2014" calcext:value-type="float">
            <text:p>-2014,0</text:p>
          </table:table-cell>
          <table:table-cell table:formula="of:=[.B831]-[.A831]" office:value-type="float" office:value="2082" calcext:value-type="float">
            <text:p>2082,0</text:p>
          </table:table-cell>
          <table:table-cell table:formula="of:=[.C830]" office:value-type="float" office:value="-1602" calcext:value-type="float">
            <text:p>-1602,0</text:p>
          </table:table-cell>
          <table:table-cell table:formula="of:=[.D831]*2" office:value-type="float" office:value="-3204" calcext:value-type="float">
            <text:p>-3204,0</text:p>
          </table:table-cell>
          <table:table-cell table:formula="of:=[.D830]" office:value-type="float" office:value="857.5" calcext:value-type="float">
            <text:p>857,5</text:p>
          </table:table-cell>
          <table:table-cell table:number-columns-repeated="3"/>
        </table:table-row>
        <table:table-row table:style-name="ro1">
          <table:table-cell table:formula="of:=IF([.B832]&gt;=0;1;-1)*(2^[.$D$3])" office:value-type="float" office:value="4096" calcext:value-type="float">
            <text:p>4096</text:p>
          </table:table-cell>
          <table:table-cell table:formula="of:=[.$B$3]+[.E832]-[.F832]" office:value-type="float" office:value="7813.5" calcext:value-type="float">
            <text:p>7813,5</text:p>
          </table:table-cell>
          <table:table-cell table:formula="of:=[.B832]-[.A832]" office:value-type="float" office:value="3717.5" calcext:value-type="float">
            <text:p>3717,5</text:p>
          </table:table-cell>
          <table:table-cell table:formula="of:=[.C831]" office:value-type="float" office:value="2082" calcext:value-type="float">
            <text:p>2082,0</text:p>
          </table:table-cell>
          <table:table-cell table:formula="of:=[.D832]*2" office:value-type="float" office:value="4164" calcext:value-type="float">
            <text:p>4164,0</text:p>
          </table:table-cell>
          <table:table-cell table:formula="of:=[.D831]" office:value-type="float" office:value="-1602" calcext:value-type="float">
            <text:p>-1602,0</text:p>
          </table:table-cell>
          <table:table-cell table:number-columns-repeated="3"/>
        </table:table-row>
        <table:table-row table:style-name="ro1">
          <table:table-cell table:formula="of:=IF([.B833]&gt;=0;1;-1)*(2^[.$D$3])" office:value-type="float" office:value="4096" calcext:value-type="float">
            <text:p>4096</text:p>
          </table:table-cell>
          <table:table-cell table:formula="of:=[.$B$3]+[.E833]-[.F833]" office:value-type="float" office:value="7400.5" calcext:value-type="float">
            <text:p>7400,5</text:p>
          </table:table-cell>
          <table:table-cell table:formula="of:=[.B833]-[.A833]" office:value-type="float" office:value="3304.5" calcext:value-type="float">
            <text:p>3304,5</text:p>
          </table:table-cell>
          <table:table-cell table:formula="of:=[.C832]" office:value-type="float" office:value="3717.5" calcext:value-type="float">
            <text:p>3717,5</text:p>
          </table:table-cell>
          <table:table-cell table:formula="of:=[.D833]*2" office:value-type="float" office:value="7435" calcext:value-type="float">
            <text:p>7435,0</text:p>
          </table:table-cell>
          <table:table-cell table:formula="of:=[.D832]" office:value-type="float" office:value="2082" calcext:value-type="float">
            <text:p>2082,0</text:p>
          </table:table-cell>
          <table:table-cell table:number-columns-repeated="3"/>
        </table:table-row>
        <table:table-row table:style-name="ro1">
          <table:table-cell table:formula="of:=IF([.B834]&gt;=0;1;-1)*(2^[.$D$3])" office:value-type="float" office:value="4096" calcext:value-type="float">
            <text:p>4096</text:p>
          </table:table-cell>
          <table:table-cell table:formula="of:=[.$B$3]+[.E834]-[.F834]" office:value-type="float" office:value="4939" calcext:value-type="float">
            <text:p>4939,0</text:p>
          </table:table-cell>
          <table:table-cell table:formula="of:=[.B834]-[.A834]" office:value-type="float" office:value="843" calcext:value-type="float">
            <text:p>843,0</text:p>
          </table:table-cell>
          <table:table-cell table:formula="of:=[.C833]" office:value-type="float" office:value="3304.5" calcext:value-type="float">
            <text:p>3304,5</text:p>
          </table:table-cell>
          <table:table-cell table:formula="of:=[.D834]*2" office:value-type="float" office:value="6609" calcext:value-type="float">
            <text:p>6609,0</text:p>
          </table:table-cell>
          <table:table-cell table:formula="of:=[.D833]" office:value-type="float" office:value="3717.5" calcext:value-type="float">
            <text:p>3717,5</text:p>
          </table:table-cell>
          <table:table-cell table:number-columns-repeated="3"/>
        </table:table-row>
        <table:table-row table:style-name="ro1">
          <table:table-cell table:formula="of:=IF([.B835]&gt;=0;1;-1)*(2^[.$D$3])" office:value-type="float" office:value="4096" calcext:value-type="float">
            <text:p>4096</text:p>
          </table:table-cell>
          <table:table-cell table:formula="of:=[.$B$3]+[.E835]-[.F835]" office:value-type="float" office:value="429" calcext:value-type="float">
            <text:p>429,0</text:p>
          </table:table-cell>
          <table:table-cell table:formula="of:=[.B835]-[.A835]" office:value-type="float" office:value="-3667" calcext:value-type="float">
            <text:p>-3667,0</text:p>
          </table:table-cell>
          <table:table-cell table:formula="of:=[.C834]" office:value-type="float" office:value="843" calcext:value-type="float">
            <text:p>843,0</text:p>
          </table:table-cell>
          <table:table-cell table:formula="of:=[.D835]*2" office:value-type="float" office:value="1686" calcext:value-type="float">
            <text:p>1686,0</text:p>
          </table:table-cell>
          <table:table-cell table:formula="of:=[.D834]" office:value-type="float" office:value="3304.5" calcext:value-type="float">
            <text:p>3304,5</text:p>
          </table:table-cell>
          <table:table-cell table:number-columns-repeated="3"/>
        </table:table-row>
        <table:table-row table:style-name="ro1">
          <table:table-cell table:formula="of:=IF([.B836]&gt;=0;1;-1)*(2^[.$D$3])" office:value-type="float" office:value="-4096" calcext:value-type="float">
            <text:p>-4096</text:p>
          </table:table-cell>
          <table:table-cell table:formula="of:=[.$B$3]+[.E836]-[.F836]" office:value-type="float" office:value="-6129.5" calcext:value-type="float">
            <text:p>-6129,5</text:p>
          </table:table-cell>
          <table:table-cell table:formula="of:=[.B836]-[.A836]" office:value-type="float" office:value="-2033.5" calcext:value-type="float">
            <text:p>-2033,5</text:p>
          </table:table-cell>
          <table:table-cell table:formula="of:=[.C835]" office:value-type="float" office:value="-3667" calcext:value-type="float">
            <text:p>-3667,0</text:p>
          </table:table-cell>
          <table:table-cell table:formula="of:=[.D836]*2" office:value-type="float" office:value="-7334" calcext:value-type="float">
            <text:p>-7334,0</text:p>
          </table:table-cell>
          <table:table-cell table:formula="of:=[.D835]" office:value-type="float" office:value="843" calcext:value-type="float">
            <text:p>843,0</text:p>
          </table:table-cell>
          <table:table-cell table:number-columns-repeated="3"/>
        </table:table-row>
        <table:table-row table:style-name="ro1">
          <table:table-cell table:formula="of:=IF([.B837]&gt;=0;1;-1)*(2^[.$D$3])" office:value-type="float" office:value="4096" calcext:value-type="float">
            <text:p>4096</text:p>
          </table:table-cell>
          <table:table-cell table:formula="of:=[.$B$3]+[.E837]-[.F837]" office:value-type="float" office:value="1647.5" calcext:value-type="float">
            <text:p>1647,5</text:p>
          </table:table-cell>
          <table:table-cell table:formula="of:=[.B837]-[.A837]" office:value-type="float" office:value="-2448.5" calcext:value-type="float">
            <text:p>-2448,5</text:p>
          </table:table-cell>
          <table:table-cell table:formula="of:=[.C836]" office:value-type="float" office:value="-2033.5" calcext:value-type="float">
            <text:p>-2033,5</text:p>
          </table:table-cell>
          <table:table-cell table:formula="of:=[.D837]*2" office:value-type="float" office:value="-4067" calcext:value-type="float">
            <text:p>-4067,0</text:p>
          </table:table-cell>
          <table:table-cell table:formula="of:=[.D836]" office:value-type="float" office:value="-3667" calcext:value-type="float">
            <text:p>-3667,0</text:p>
          </table:table-cell>
          <table:table-cell table:number-columns-repeated="3"/>
        </table:table-row>
        <table:table-row table:style-name="ro1">
          <table:table-cell table:formula="of:=IF([.B838]&gt;=0;1;-1)*(2^[.$D$3])" office:value-type="float" office:value="-4096" calcext:value-type="float">
            <text:p>-4096</text:p>
          </table:table-cell>
          <table:table-cell table:formula="of:=[.$B$3]+[.E838]-[.F838]" office:value-type="float" office:value="-816" calcext:value-type="float">
            <text:p>-816,0</text:p>
          </table:table-cell>
          <table:table-cell table:formula="of:=[.B838]-[.A838]" office:value-type="float" office:value="3280" calcext:value-type="float">
            <text:p>3280,0</text:p>
          </table:table-cell>
          <table:table-cell table:formula="of:=[.C837]" office:value-type="float" office:value="-2448.5" calcext:value-type="float">
            <text:p>-2448,5</text:p>
          </table:table-cell>
          <table:table-cell table:formula="of:=[.D838]*2" office:value-type="float" office:value="-4897" calcext:value-type="float">
            <text:p>-4897,0</text:p>
          </table:table-cell>
          <table:table-cell table:formula="of:=[.D837]" office:value-type="float" office:value="-2033.5" calcext:value-type="float">
            <text:p>-2033,5</text:p>
          </table:table-cell>
          <table:table-cell table:number-columns-repeated="3"/>
        </table:table-row>
        <table:table-row table:style-name="ro1">
          <table:table-cell table:formula="of:=IF([.B839]&gt;=0;1;-1)*(2^[.$D$3])" office:value-type="float" office:value="4096" calcext:value-type="float">
            <text:p>4096</text:p>
          </table:table-cell>
          <table:table-cell table:formula="of:=[.$B$3]+[.E839]-[.F839]" office:value-type="float" office:value="11056" calcext:value-type="float">
            <text:p>11056,0</text:p>
          </table:table-cell>
          <table:table-cell table:formula="of:=[.B839]-[.A839]" office:value-type="float" office:value="6960" calcext:value-type="float">
            <text:p>6960,0</text:p>
          </table:table-cell>
          <table:table-cell table:formula="of:=[.C838]" office:value-type="float" office:value="3280" calcext:value-type="float">
            <text:p>3280,0</text:p>
          </table:table-cell>
          <table:table-cell table:formula="of:=[.D839]*2" office:value-type="float" office:value="6560" calcext:value-type="float">
            <text:p>6560,0</text:p>
          </table:table-cell>
          <table:table-cell table:formula="of:=[.D838]" office:value-type="float" office:value="-2448.5" calcext:value-type="float">
            <text:p>-2448,5</text:p>
          </table:table-cell>
          <table:table-cell table:number-columns-repeated="3"/>
        </table:table-row>
        <table:table-row table:style-name="ro1">
          <table:table-cell table:formula="of:=IF([.B840]&gt;=0;1;-1)*(2^[.$D$3])" office:value-type="float" office:value="4096" calcext:value-type="float">
            <text:p>4096</text:p>
          </table:table-cell>
          <table:table-cell table:formula="of:=[.$B$3]+[.E840]-[.F840]" office:value-type="float" office:value="12687.5" calcext:value-type="float">
            <text:p>12687,5</text:p>
          </table:table-cell>
          <table:table-cell table:formula="of:=[.B840]-[.A840]" office:value-type="float" office:value="8591.5" calcext:value-type="float">
            <text:p>8591,5</text:p>
          </table:table-cell>
          <table:table-cell table:formula="of:=[.C839]" office:value-type="float" office:value="6960" calcext:value-type="float">
            <text:p>6960,0</text:p>
          </table:table-cell>
          <table:table-cell table:formula="of:=[.D840]*2" office:value-type="float" office:value="13920" calcext:value-type="float">
            <text:p>13920,0</text:p>
          </table:table-cell>
          <table:table-cell table:formula="of:=[.D839]" office:value-type="float" office:value="3280" calcext:value-type="float">
            <text:p>3280,0</text:p>
          </table:table-cell>
          <table:table-cell table:number-columns-repeated="3"/>
        </table:table-row>
        <table:table-row table:style-name="ro1">
          <table:table-cell table:formula="of:=IF([.B841]&gt;=0;1;-1)*(2^[.$D$3])" office:value-type="float" office:value="4096" calcext:value-type="float">
            <text:p>4096</text:p>
          </table:table-cell>
          <table:table-cell table:formula="of:=[.$B$3]+[.E841]-[.F841]" office:value-type="float" office:value="12270.5" calcext:value-type="float">
            <text:p>12270,5</text:p>
          </table:table-cell>
          <table:table-cell table:formula="of:=[.B841]-[.A841]" office:value-type="float" office:value="8174.5" calcext:value-type="float">
            <text:p>8174,5</text:p>
          </table:table-cell>
          <table:table-cell table:formula="of:=[.C840]" office:value-type="float" office:value="8591.5" calcext:value-type="float">
            <text:p>8591,5</text:p>
          </table:table-cell>
          <table:table-cell table:formula="of:=[.D841]*2" office:value-type="float" office:value="17183" calcext:value-type="float">
            <text:p>17183,0</text:p>
          </table:table-cell>
          <table:table-cell table:formula="of:=[.D840]" office:value-type="float" office:value="6960" calcext:value-type="float">
            <text:p>6960,0</text:p>
          </table:table-cell>
          <table:table-cell table:number-columns-repeated="3"/>
        </table:table-row>
        <table:table-row table:style-name="ro1">
          <table:table-cell table:formula="of:=IF([.B842]&gt;=0;1;-1)*(2^[.$D$3])" office:value-type="float" office:value="4096" calcext:value-type="float">
            <text:p>4096</text:p>
          </table:table-cell>
          <table:table-cell table:formula="of:=[.$B$3]+[.E842]-[.F842]" office:value-type="float" office:value="9805" calcext:value-type="float">
            <text:p>9805,0</text:p>
          </table:table-cell>
          <table:table-cell table:formula="of:=[.B842]-[.A842]" office:value-type="float" office:value="5709" calcext:value-type="float">
            <text:p>5709,0</text:p>
          </table:table-cell>
          <table:table-cell table:formula="of:=[.C841]" office:value-type="float" office:value="8174.5" calcext:value-type="float">
            <text:p>8174,5</text:p>
          </table:table-cell>
          <table:table-cell table:formula="of:=[.D842]*2" office:value-type="float" office:value="16349" calcext:value-type="float">
            <text:p>16349,0</text:p>
          </table:table-cell>
          <table:table-cell table:formula="of:=[.D841]" office:value-type="float" office:value="8591.5" calcext:value-type="float">
            <text:p>8591,5</text:p>
          </table:table-cell>
          <table:table-cell table:number-columns-repeated="3"/>
        </table:table-row>
        <table:table-row table:style-name="ro1">
          <table:table-cell table:formula="of:=IF([.B843]&gt;=0;1;-1)*(2^[.$D$3])" office:value-type="float" office:value="4096" calcext:value-type="float">
            <text:p>4096</text:p>
          </table:table-cell>
          <table:table-cell table:formula="of:=[.$B$3]+[.E843]-[.F843]" office:value-type="float" office:value="5291" calcext:value-type="float">
            <text:p>5291,0</text:p>
          </table:table-cell>
          <table:table-cell table:formula="of:=[.B843]-[.A843]" office:value-type="float" office:value="1195" calcext:value-type="float">
            <text:p>1195,0</text:p>
          </table:table-cell>
          <table:table-cell table:formula="of:=[.C842]" office:value-type="float" office:value="5709" calcext:value-type="float">
            <text:p>5709,0</text:p>
          </table:table-cell>
          <table:table-cell table:formula="of:=[.D843]*2" office:value-type="float" office:value="11418" calcext:value-type="float">
            <text:p>11418,0</text:p>
          </table:table-cell>
          <table:table-cell table:formula="of:=[.D842]" office:value-type="float" office:value="8174.5" calcext:value-type="float">
            <text:p>8174,5</text:p>
          </table:table-cell>
          <table:table-cell table:number-columns-repeated="3"/>
        </table:table-row>
        <table:table-row table:style-name="ro1">
          <table:table-cell table:formula="of:=IF([.B844]&gt;=0;1;-1)*(2^[.$D$3])" office:value-type="float" office:value="-4096" calcext:value-type="float">
            <text:p>-4096</text:p>
          </table:table-cell>
          <table:table-cell table:formula="of:=[.$B$3]+[.E844]-[.F844]" office:value-type="float" office:value="-1271.5" calcext:value-type="float">
            <text:p>-1271,5</text:p>
          </table:table-cell>
          <table:table-cell table:formula="of:=[.B844]-[.A844]" office:value-type="float" office:value="2824.5" calcext:value-type="float">
            <text:p>2824,5</text:p>
          </table:table-cell>
          <table:table-cell table:formula="of:=[.C843]" office:value-type="float" office:value="1195" calcext:value-type="float">
            <text:p>1195,0</text:p>
          </table:table-cell>
          <table:table-cell table:formula="of:=[.D844]*2" office:value-type="float" office:value="2390" calcext:value-type="float">
            <text:p>2390,0</text:p>
          </table:table-cell>
          <table:table-cell table:formula="of:=[.D843]" office:value-type="float" office:value="5709" calcext:value-type="float">
            <text:p>5709,0</text:p>
          </table:table-cell>
          <table:table-cell table:number-columns-repeated="3"/>
        </table:table-row>
        <table:table-row table:style-name="ro1">
          <table:table-cell table:formula="of:=IF([.B845]&gt;=0;1;-1)*(2^[.$D$3])" office:value-type="float" office:value="4096" calcext:value-type="float">
            <text:p>4096</text:p>
          </table:table-cell>
          <table:table-cell table:formula="of:=[.$B$3]+[.E845]-[.F845]" office:value-type="float" office:value="6501.5" calcext:value-type="float">
            <text:p>6501,5</text:p>
          </table:table-cell>
          <table:table-cell table:formula="of:=[.B845]-[.A845]" office:value-type="float" office:value="2405.5" calcext:value-type="float">
            <text:p>2405,5</text:p>
          </table:table-cell>
          <table:table-cell table:formula="of:=[.C844]" office:value-type="float" office:value="2824.5" calcext:value-type="float">
            <text:p>2824,5</text:p>
          </table:table-cell>
          <table:table-cell table:formula="of:=[.D845]*2" office:value-type="float" office:value="5649" calcext:value-type="float">
            <text:p>5649,0</text:p>
          </table:table-cell>
          <table:table-cell table:formula="of:=[.D844]" office:value-type="float" office:value="1195" calcext:value-type="float">
            <text:p>1195,0</text:p>
          </table:table-cell>
          <table:table-cell table:number-columns-repeated="3"/>
        </table:table-row>
        <table:table-row table:style-name="ro1">
          <table:table-cell table:formula="of:=IF([.B846]&gt;=0;1;-1)*(2^[.$D$3])" office:value-type="float" office:value="4096" calcext:value-type="float">
            <text:p>4096</text:p>
          </table:table-cell>
          <table:table-cell table:formula="of:=[.$B$3]+[.E846]-[.F846]" office:value-type="float" office:value="4034" calcext:value-type="float">
            <text:p>4034,0</text:p>
          </table:table-cell>
          <table:table-cell table:formula="of:=[.B846]-[.A846]" office:value-type="float" office:value="-62" calcext:value-type="float">
            <text:p>-62,0</text:p>
          </table:table-cell>
          <table:table-cell table:formula="of:=[.C845]" office:value-type="float" office:value="2405.5" calcext:value-type="float">
            <text:p>2405,5</text:p>
          </table:table-cell>
          <table:table-cell table:formula="of:=[.D846]*2" office:value-type="float" office:value="4811" calcext:value-type="float">
            <text:p>4811,0</text:p>
          </table:table-cell>
          <table:table-cell table:formula="of:=[.D845]" office:value-type="float" office:value="2824.5" calcext:value-type="float">
            <text:p>2824,5</text:p>
          </table:table-cell>
          <table:table-cell table:number-columns-repeated="3"/>
        </table:table-row>
        <table:table-row table:style-name="ro1">
          <table:table-cell table:formula="of:=IF([.B847]&gt;=0;1;-1)*(2^[.$D$3])" office:value-type="float" office:value="-4096" calcext:value-type="float">
            <text:p>-4096</text:p>
          </table:table-cell>
          <table:table-cell table:formula="of:=[.$B$3]+[.E847]-[.F847]" office:value-type="float" office:value="-482" calcext:value-type="float">
            <text:p>-482,0</text:p>
          </table:table-cell>
          <table:table-cell table:formula="of:=[.B847]-[.A847]" office:value-type="float" office:value="3614" calcext:value-type="float">
            <text:p>3614,0</text:p>
          </table:table-cell>
          <table:table-cell table:formula="of:=[.C846]" office:value-type="float" office:value="-62" calcext:value-type="float">
            <text:p>-62,0</text:p>
          </table:table-cell>
          <table:table-cell table:formula="of:=[.D847]*2" office:value-type="float" office:value="-124" calcext:value-type="float">
            <text:p>-124,0</text:p>
          </table:table-cell>
          <table:table-cell table:formula="of:=[.D846]" office:value-type="float" office:value="2405.5" calcext:value-type="float">
            <text:p>2405,5</text:p>
          </table:table-cell>
          <table:table-cell table:number-columns-repeated="3"/>
        </table:table-row>
        <table:table-row table:style-name="ro1">
          <table:table-cell table:formula="of:=IF([.B848]&gt;=0;1;-1)*(2^[.$D$3])" office:value-type="float" office:value="4096" calcext:value-type="float">
            <text:p>4096</text:p>
          </table:table-cell>
          <table:table-cell table:formula="of:=[.$B$3]+[.E848]-[.F848]" office:value-type="float" office:value="9337.5" calcext:value-type="float">
            <text:p>9337,5</text:p>
          </table:table-cell>
          <table:table-cell table:formula="of:=[.B848]-[.A848]" office:value-type="float" office:value="5241.5" calcext:value-type="float">
            <text:p>5241,5</text:p>
          </table:table-cell>
          <table:table-cell table:formula="of:=[.C847]" office:value-type="float" office:value="3614" calcext:value-type="float">
            <text:p>3614,0</text:p>
          </table:table-cell>
          <table:table-cell table:formula="of:=[.D848]*2" office:value-type="float" office:value="7228" calcext:value-type="float">
            <text:p>7228,0</text:p>
          </table:table-cell>
          <table:table-cell table:formula="of:=[.D847]" office:value-type="float" office:value="-62" calcext:value-type="float">
            <text:p>-62,0</text:p>
          </table:table-cell>
          <table:table-cell table:number-columns-repeated="3"/>
        </table:table-row>
        <table:table-row table:style-name="ro1">
          <table:table-cell table:formula="of:=IF([.B849]&gt;=0;1;-1)*(2^[.$D$3])" office:value-type="float" office:value="4096" calcext:value-type="float">
            <text:p>4096</text:p>
          </table:table-cell>
          <table:table-cell table:formula="of:=[.$B$3]+[.E849]-[.F849]" office:value-type="float" office:value="8916.5" calcext:value-type="float">
            <text:p>8916,5</text:p>
          </table:table-cell>
          <table:table-cell table:formula="of:=[.B849]-[.A849]" office:value-type="float" office:value="4820.5" calcext:value-type="float">
            <text:p>4820,5</text:p>
          </table:table-cell>
          <table:table-cell table:formula="of:=[.C848]" office:value-type="float" office:value="5241.5" calcext:value-type="float">
            <text:p>5241,5</text:p>
          </table:table-cell>
          <table:table-cell table:formula="of:=[.D849]*2" office:value-type="float" office:value="10483" calcext:value-type="float">
            <text:p>10483,0</text:p>
          </table:table-cell>
          <table:table-cell table:formula="of:=[.D848]" office:value-type="float" office:value="3614" calcext:value-type="float">
            <text:p>3614,0</text:p>
          </table:table-cell>
          <table:table-cell table:number-columns-repeated="3"/>
        </table:table-row>
        <table:table-row table:style-name="ro1">
          <table:table-cell table:formula="of:=IF([.B850]&gt;=0;1;-1)*(2^[.$D$3])" office:value-type="float" office:value="4096" calcext:value-type="float">
            <text:p>4096</text:p>
          </table:table-cell>
          <table:table-cell table:formula="of:=[.$B$3]+[.E850]-[.F850]" office:value-type="float" office:value="6447" calcext:value-type="float">
            <text:p>6447,0</text:p>
          </table:table-cell>
          <table:table-cell table:formula="of:=[.B850]-[.A850]" office:value-type="float" office:value="2351" calcext:value-type="float">
            <text:p>2351,0</text:p>
          </table:table-cell>
          <table:table-cell table:formula="of:=[.C849]" office:value-type="float" office:value="4820.5" calcext:value-type="float">
            <text:p>4820,5</text:p>
          </table:table-cell>
          <table:table-cell table:formula="of:=[.D850]*2" office:value-type="float" office:value="9641" calcext:value-type="float">
            <text:p>9641,0</text:p>
          </table:table-cell>
          <table:table-cell table:formula="of:=[.D849]" office:value-type="float" office:value="5241.5" calcext:value-type="float">
            <text:p>5241,5</text:p>
          </table:table-cell>
          <table:table-cell table:number-columns-repeated="3"/>
        </table:table-row>
        <table:table-row table:style-name="ro1">
          <table:table-cell table:formula="of:=IF([.B851]&gt;=0;1;-1)*(2^[.$D$3])" office:value-type="float" office:value="4096" calcext:value-type="float">
            <text:p>4096</text:p>
          </table:table-cell>
          <table:table-cell table:formula="of:=[.$B$3]+[.E851]-[.F851]" office:value-type="float" office:value="1929" calcext:value-type="float">
            <text:p>1929,0</text:p>
          </table:table-cell>
          <table:table-cell table:formula="of:=[.B851]-[.A851]" office:value-type="float" office:value="-2167" calcext:value-type="float">
            <text:p>-2167,0</text:p>
          </table:table-cell>
          <table:table-cell table:formula="of:=[.C850]" office:value-type="float" office:value="2351" calcext:value-type="float">
            <text:p>2351,0</text:p>
          </table:table-cell>
          <table:table-cell table:formula="of:=[.D851]*2" office:value-type="float" office:value="4702" calcext:value-type="float">
            <text:p>4702,0</text:p>
          </table:table-cell>
          <table:table-cell table:formula="of:=[.D850]" office:value-type="float" office:value="4820.5" calcext:value-type="float">
            <text:p>4820,5</text:p>
          </table:table-cell>
          <table:table-cell table:number-columns-repeated="3"/>
        </table:table-row>
        <table:table-row table:style-name="ro1">
          <table:table-cell table:formula="of:=IF([.B852]&gt;=0;1;-1)*(2^[.$D$3])" office:value-type="float" office:value="-4096" calcext:value-type="float">
            <text:p>-4096</text:p>
          </table:table-cell>
          <table:table-cell table:formula="of:=[.$B$3]+[.E852]-[.F852]" office:value-type="float" office:value="-4637.5" calcext:value-type="float">
            <text:p>-4637,5</text:p>
          </table:table-cell>
          <table:table-cell table:formula="of:=[.B852]-[.A852]" office:value-type="float" office:value="-541.5" calcext:value-type="float">
            <text:p>-541,5</text:p>
          </table:table-cell>
          <table:table-cell table:formula="of:=[.C851]" office:value-type="float" office:value="-2167" calcext:value-type="float">
            <text:p>-2167,0</text:p>
          </table:table-cell>
          <table:table-cell table:formula="of:=[.D852]*2" office:value-type="float" office:value="-4334" calcext:value-type="float">
            <text:p>-4334,0</text:p>
          </table:table-cell>
          <table:table-cell table:formula="of:=[.D851]" office:value-type="float" office:value="2351" calcext:value-type="float">
            <text:p>2351,0</text:p>
          </table:table-cell>
          <table:table-cell table:number-columns-repeated="3"/>
        </table:table-row>
        <table:table-row table:style-name="ro1">
          <table:table-cell table:formula="of:=IF([.B853]&gt;=0;1;-1)*(2^[.$D$3])" office:value-type="float" office:value="4096" calcext:value-type="float">
            <text:p>4096</text:p>
          </table:table-cell>
          <table:table-cell table:formula="of:=[.$B$3]+[.E853]-[.F853]" office:value-type="float" office:value="3131.5" calcext:value-type="float">
            <text:p>3131,5</text:p>
          </table:table-cell>
          <table:table-cell table:formula="of:=[.B853]-[.A853]" office:value-type="float" office:value="-964.5" calcext:value-type="float">
            <text:p>-964,5</text:p>
          </table:table-cell>
          <table:table-cell table:formula="of:=[.C852]" office:value-type="float" office:value="-541.5" calcext:value-type="float">
            <text:p>-541,5</text:p>
          </table:table-cell>
          <table:table-cell table:formula="of:=[.D853]*2" office:value-type="float" office:value="-1083" calcext:value-type="float">
            <text:p>-1083,0</text:p>
          </table:table-cell>
          <table:table-cell table:formula="of:=[.D852]" office:value-type="float" office:value="-2167" calcext:value-type="float">
            <text:p>-2167,0</text:p>
          </table:table-cell>
          <table:table-cell table:number-columns-repeated="3"/>
        </table:table-row>
        <table:table-row table:style-name="ro1">
          <table:table-cell table:formula="of:=IF([.B854]&gt;=0;1;-1)*(2^[.$D$3])" office:value-type="float" office:value="4096" calcext:value-type="float">
            <text:p>4096</text:p>
          </table:table-cell>
          <table:table-cell table:formula="of:=[.$B$3]+[.E854]-[.F854]" office:value-type="float" office:value="660" calcext:value-type="float">
            <text:p>660,0</text:p>
          </table:table-cell>
          <table:table-cell table:formula="of:=[.B854]-[.A854]" office:value-type="float" office:value="-3436" calcext:value-type="float">
            <text:p>-3436,0</text:p>
          </table:table-cell>
          <table:table-cell table:formula="of:=[.C853]" office:value-type="float" office:value="-964.5" calcext:value-type="float">
            <text:p>-964,5</text:p>
          </table:table-cell>
          <table:table-cell table:formula="of:=[.D854]*2" office:value-type="float" office:value="-1929" calcext:value-type="float">
            <text:p>-1929,0</text:p>
          </table:table-cell>
          <table:table-cell table:formula="of:=[.D853]" office:value-type="float" office:value="-541.5" calcext:value-type="float">
            <text:p>-541,5</text:p>
          </table:table-cell>
          <table:table-cell table:number-columns-repeated="3"/>
        </table:table-row>
        <table:table-row table:style-name="ro1">
          <table:table-cell table:formula="of:=IF([.B855]&gt;=0;1;-1)*(2^[.$D$3])" office:value-type="float" office:value="-4096" calcext:value-type="float">
            <text:p>-4096</text:p>
          </table:table-cell>
          <table:table-cell table:formula="of:=[.$B$3]+[.E855]-[.F855]" office:value-type="float" office:value="-3860" calcext:value-type="float">
            <text:p>-3860,0</text:p>
          </table:table-cell>
          <table:table-cell table:formula="of:=[.B855]-[.A855]" office:value-type="float" office:value="236" calcext:value-type="float">
            <text:p>236,0</text:p>
          </table:table-cell>
          <table:table-cell table:formula="of:=[.C854]" office:value-type="float" office:value="-3436" calcext:value-type="float">
            <text:p>-3436,0</text:p>
          </table:table-cell>
          <table:table-cell table:formula="of:=[.D855]*2" office:value-type="float" office:value="-6872" calcext:value-type="float">
            <text:p>-6872,0</text:p>
          </table:table-cell>
          <table:table-cell table:formula="of:=[.D854]" office:value-type="float" office:value="-964.5" calcext:value-type="float">
            <text:p>-964,5</text:p>
          </table:table-cell>
          <table:table-cell table:number-columns-repeated="3"/>
        </table:table-row>
        <table:table-row table:style-name="ro1">
          <table:table-cell table:formula="of:=IF([.B856]&gt;=0;1;-1)*(2^[.$D$3])" office:value-type="float" office:value="4096" calcext:value-type="float">
            <text:p>4096</text:p>
          </table:table-cell>
          <table:table-cell table:formula="of:=[.$B$3]+[.E856]-[.F856]" office:value-type="float" office:value="5955.5" calcext:value-type="float">
            <text:p>5955,5</text:p>
          </table:table-cell>
          <table:table-cell table:formula="of:=[.B856]-[.A856]" office:value-type="float" office:value="1859.5" calcext:value-type="float">
            <text:p>1859,5</text:p>
          </table:table-cell>
          <table:table-cell table:formula="of:=[.C855]" office:value-type="float" office:value="236" calcext:value-type="float">
            <text:p>236,0</text:p>
          </table:table-cell>
          <table:table-cell table:formula="of:=[.D856]*2" office:value-type="float" office:value="472" calcext:value-type="float">
            <text:p>472,0</text:p>
          </table:table-cell>
          <table:table-cell table:formula="of:=[.D855]" office:value-type="float" office:value="-3436" calcext:value-type="float">
            <text:p>-3436,0</text:p>
          </table:table-cell>
          <table:table-cell table:number-columns-repeated="3"/>
        </table:table-row>
        <table:table-row table:style-name="ro1">
          <table:table-cell table:formula="of:=IF([.B857]&gt;=0;1;-1)*(2^[.$D$3])" office:value-type="float" office:value="4096" calcext:value-type="float">
            <text:p>4096</text:p>
          </table:table-cell>
          <table:table-cell table:formula="of:=[.$B$3]+[.E857]-[.F857]" office:value-type="float" office:value="5530.5" calcext:value-type="float">
            <text:p>5530,5</text:p>
          </table:table-cell>
          <table:table-cell table:formula="of:=[.B857]-[.A857]" office:value-type="float" office:value="1434.5" calcext:value-type="float">
            <text:p>1434,5</text:p>
          </table:table-cell>
          <table:table-cell table:formula="of:=[.C856]" office:value-type="float" office:value="1859.5" calcext:value-type="float">
            <text:p>1859,5</text:p>
          </table:table-cell>
          <table:table-cell table:formula="of:=[.D857]*2" office:value-type="float" office:value="3719" calcext:value-type="float">
            <text:p>3719,0</text:p>
          </table:table-cell>
          <table:table-cell table:formula="of:=[.D856]" office:value-type="float" office:value="236" calcext:value-type="float">
            <text:p>236,0</text:p>
          </table:table-cell>
          <table:table-cell table:number-columns-repeated="3"/>
        </table:table-row>
        <table:table-row table:style-name="ro1">
          <table:table-cell table:formula="of:=IF([.B858]&gt;=0;1;-1)*(2^[.$D$3])" office:value-type="float" office:value="4096" calcext:value-type="float">
            <text:p>4096</text:p>
          </table:table-cell>
          <table:table-cell table:formula="of:=[.$B$3]+[.E858]-[.F858]" office:value-type="float" office:value="3057" calcext:value-type="float">
            <text:p>3057,0</text:p>
          </table:table-cell>
          <table:table-cell table:formula="of:=[.B858]-[.A858]" office:value-type="float" office:value="-1039" calcext:value-type="float">
            <text:p>-1039,0</text:p>
          </table:table-cell>
          <table:table-cell table:formula="of:=[.C857]" office:value-type="float" office:value="1434.5" calcext:value-type="float">
            <text:p>1434,5</text:p>
          </table:table-cell>
          <table:table-cell table:formula="of:=[.D858]*2" office:value-type="float" office:value="2869" calcext:value-type="float">
            <text:p>2869,0</text:p>
          </table:table-cell>
          <table:table-cell table:formula="of:=[.D857]" office:value-type="float" office:value="1859.5" calcext:value-type="float">
            <text:p>1859,5</text:p>
          </table:table-cell>
          <table:table-cell table:number-columns-repeated="3"/>
        </table:table-row>
        <table:table-row table:style-name="ro1">
          <table:table-cell table:formula="of:=IF([.B859]&gt;=0;1;-1)*(2^[.$D$3])" office:value-type="float" office:value="-4096" calcext:value-type="float">
            <text:p>-4096</text:p>
          </table:table-cell>
          <table:table-cell table:formula="of:=[.$B$3]+[.E859]-[.F859]" office:value-type="float" office:value="-1465" calcext:value-type="float">
            <text:p>-1465,0</text:p>
          </table:table-cell>
          <table:table-cell table:formula="of:=[.B859]-[.A859]" office:value-type="float" office:value="2631" calcext:value-type="float">
            <text:p>2631,0</text:p>
          </table:table-cell>
          <table:table-cell table:formula="of:=[.C858]" office:value-type="float" office:value="-1039" calcext:value-type="float">
            <text:p>-1039,0</text:p>
          </table:table-cell>
          <table:table-cell table:formula="of:=[.D859]*2" office:value-type="float" office:value="-2078" calcext:value-type="float">
            <text:p>-2078,0</text:p>
          </table:table-cell>
          <table:table-cell table:formula="of:=[.D858]" office:value-type="float" office:value="1434.5" calcext:value-type="float">
            <text:p>1434,5</text:p>
          </table:table-cell>
          <table:table-cell table:number-columns-repeated="3"/>
        </table:table-row>
        <table:table-row table:style-name="ro1">
          <table:table-cell table:formula="of:=IF([.B860]&gt;=0;1;-1)*(2^[.$D$3])" office:value-type="float" office:value="4096" calcext:value-type="float">
            <text:p>4096</text:p>
          </table:table-cell>
          <table:table-cell table:formula="of:=[.$B$3]+[.E860]-[.F860]" office:value-type="float" office:value="8348.5" calcext:value-type="float">
            <text:p>8348,5</text:p>
          </table:table-cell>
          <table:table-cell table:formula="of:=[.B860]-[.A860]" office:value-type="float" office:value="4252.5" calcext:value-type="float">
            <text:p>4252,5</text:p>
          </table:table-cell>
          <table:table-cell table:formula="of:=[.C859]" office:value-type="float" office:value="2631" calcext:value-type="float">
            <text:p>2631,0</text:p>
          </table:table-cell>
          <table:table-cell table:formula="of:=[.D860]*2" office:value-type="float" office:value="5262" calcext:value-type="float">
            <text:p>5262,0</text:p>
          </table:table-cell>
          <table:table-cell table:formula="of:=[.D859]" office:value-type="float" office:value="-1039" calcext:value-type="float">
            <text:p>-1039,0</text:p>
          </table:table-cell>
          <table:table-cell table:number-columns-repeated="3"/>
        </table:table-row>
        <table:table-row table:style-name="ro1">
          <table:table-cell table:formula="of:=IF([.B861]&gt;=0;1;-1)*(2^[.$D$3])" office:value-type="float" office:value="4096" calcext:value-type="float">
            <text:p>4096</text:p>
          </table:table-cell>
          <table:table-cell table:formula="of:=[.$B$3]+[.E861]-[.F861]" office:value-type="float" office:value="7921.5" calcext:value-type="float">
            <text:p>7921,5</text:p>
          </table:table-cell>
          <table:table-cell table:formula="of:=[.B861]-[.A861]" office:value-type="float" office:value="3825.5" calcext:value-type="float">
            <text:p>3825,5</text:p>
          </table:table-cell>
          <table:table-cell table:formula="of:=[.C860]" office:value-type="float" office:value="4252.5" calcext:value-type="float">
            <text:p>4252,5</text:p>
          </table:table-cell>
          <table:table-cell table:formula="of:=[.D861]*2" office:value-type="float" office:value="8505" calcext:value-type="float">
            <text:p>8505,0</text:p>
          </table:table-cell>
          <table:table-cell table:formula="of:=[.D860]" office:value-type="float" office:value="2631" calcext:value-type="float">
            <text:p>2631,0</text:p>
          </table:table-cell>
          <table:table-cell table:number-columns-repeated="3"/>
        </table:table-row>
        <table:table-row table:style-name="ro1">
          <table:table-cell table:formula="of:=IF([.B862]&gt;=0;1;-1)*(2^[.$D$3])" office:value-type="float" office:value="4096" calcext:value-type="float">
            <text:p>4096</text:p>
          </table:table-cell>
          <table:table-cell table:formula="of:=[.$B$3]+[.E862]-[.F862]" office:value-type="float" office:value="5446" calcext:value-type="float">
            <text:p>5446,0</text:p>
          </table:table-cell>
          <table:table-cell table:formula="of:=[.B862]-[.A862]" office:value-type="float" office:value="1350" calcext:value-type="float">
            <text:p>1350,0</text:p>
          </table:table-cell>
          <table:table-cell table:formula="of:=[.C861]" office:value-type="float" office:value="3825.5" calcext:value-type="float">
            <text:p>3825,5</text:p>
          </table:table-cell>
          <table:table-cell table:formula="of:=[.D862]*2" office:value-type="float" office:value="7651" calcext:value-type="float">
            <text:p>7651,0</text:p>
          </table:table-cell>
          <table:table-cell table:formula="of:=[.D861]" office:value-type="float" office:value="4252.5" calcext:value-type="float">
            <text:p>4252,5</text:p>
          </table:table-cell>
          <table:table-cell table:number-columns-repeated="3"/>
        </table:table-row>
        <table:table-row table:style-name="ro1">
          <table:table-cell table:formula="of:=IF([.B863]&gt;=0;1;-1)*(2^[.$D$3])" office:value-type="float" office:value="4096" calcext:value-type="float">
            <text:p>4096</text:p>
          </table:table-cell>
          <table:table-cell table:formula="of:=[.$B$3]+[.E863]-[.F863]" office:value-type="float" office:value="922" calcext:value-type="float">
            <text:p>922,0</text:p>
          </table:table-cell>
          <table:table-cell table:formula="of:=[.B863]-[.A863]" office:value-type="float" office:value="-3174" calcext:value-type="float">
            <text:p>-3174,0</text:p>
          </table:table-cell>
          <table:table-cell table:formula="of:=[.C862]" office:value-type="float" office:value="1350" calcext:value-type="float">
            <text:p>1350,0</text:p>
          </table:table-cell>
          <table:table-cell table:formula="of:=[.D863]*2" office:value-type="float" office:value="2700" calcext:value-type="float">
            <text:p>2700,0</text:p>
          </table:table-cell>
          <table:table-cell table:formula="of:=[.D862]" office:value-type="float" office:value="3825.5" calcext:value-type="float">
            <text:p>3825,5</text:p>
          </table:table-cell>
          <table:table-cell table:number-columns-repeated="3"/>
        </table:table-row>
        <table:table-row table:style-name="ro1">
          <table:table-cell table:formula="of:=IF([.B864]&gt;=0;1;-1)*(2^[.$D$3])" office:value-type="float" office:value="-4096" calcext:value-type="float">
            <text:p>-4096</text:p>
          </table:table-cell>
          <table:table-cell table:formula="of:=[.$B$3]+[.E864]-[.F864]" office:value-type="float" office:value="-5650.5" calcext:value-type="float">
            <text:p>-5650,5</text:p>
          </table:table-cell>
          <table:table-cell table:formula="of:=[.B864]-[.A864]" office:value-type="float" office:value="-1554.5" calcext:value-type="float">
            <text:p>-1554,5</text:p>
          </table:table-cell>
          <table:table-cell table:formula="of:=[.C863]" office:value-type="float" office:value="-3174" calcext:value-type="float">
            <text:p>-3174,0</text:p>
          </table:table-cell>
          <table:table-cell table:formula="of:=[.D864]*2" office:value-type="float" office:value="-6348" calcext:value-type="float">
            <text:p>-6348,0</text:p>
          </table:table-cell>
          <table:table-cell table:formula="of:=[.D863]" office:value-type="float" office:value="1350" calcext:value-type="float">
            <text:p>1350,0</text:p>
          </table:table-cell>
          <table:table-cell table:number-columns-repeated="3"/>
        </table:table-row>
        <table:table-row table:style-name="ro1">
          <table:table-cell table:formula="of:=IF([.B865]&gt;=0;1;-1)*(2^[.$D$3])" office:value-type="float" office:value="4096" calcext:value-type="float">
            <text:p>4096</text:p>
          </table:table-cell>
          <table:table-cell table:formula="of:=[.$B$3]+[.E865]-[.F865]" office:value-type="float" office:value="2112.5" calcext:value-type="float">
            <text:p>2112,5</text:p>
          </table:table-cell>
          <table:table-cell table:formula="of:=[.B865]-[.A865]" office:value-type="float" office:value="-1983.5" calcext:value-type="float">
            <text:p>-1983,5</text:p>
          </table:table-cell>
          <table:table-cell table:formula="of:=[.C864]" office:value-type="float" office:value="-1554.5" calcext:value-type="float">
            <text:p>-1554,5</text:p>
          </table:table-cell>
          <table:table-cell table:formula="of:=[.D865]*2" office:value-type="float" office:value="-3109" calcext:value-type="float">
            <text:p>-3109,0</text:p>
          </table:table-cell>
          <table:table-cell table:formula="of:=[.D864]" office:value-type="float" office:value="-3174" calcext:value-type="float">
            <text:p>-3174,0</text:p>
          </table:table-cell>
          <table:table-cell table:number-columns-repeated="3"/>
        </table:table-row>
        <table:table-row table:style-name="ro1">
          <table:table-cell table:formula="of:=IF([.B866]&gt;=0;1;-1)*(2^[.$D$3])" office:value-type="float" office:value="-4096" calcext:value-type="float">
            <text:p>-4096</text:p>
          </table:table-cell>
          <table:table-cell table:formula="of:=[.$B$3]+[.E866]-[.F866]" office:value-type="float" office:value="-365" calcext:value-type="float">
            <text:p>-365,0</text:p>
          </table:table-cell>
          <table:table-cell table:formula="of:=[.B866]-[.A866]" office:value-type="float" office:value="3731" calcext:value-type="float">
            <text:p>3731,0</text:p>
          </table:table-cell>
          <table:table-cell table:formula="of:=[.C865]" office:value-type="float" office:value="-1983.5" calcext:value-type="float">
            <text:p>-1983,5</text:p>
          </table:table-cell>
          <table:table-cell table:formula="of:=[.D866]*2" office:value-type="float" office:value="-3967" calcext:value-type="float">
            <text:p>-3967,0</text:p>
          </table:table-cell>
          <table:table-cell table:formula="of:=[.D865]" office:value-type="float" office:value="-1554.5" calcext:value-type="float">
            <text:p>-1554,5</text:p>
          </table:table-cell>
          <table:table-cell table:number-columns-repeated="3"/>
        </table:table-row>
        <table:table-row table:style-name="ro1">
          <table:table-cell table:formula="of:=IF([.B867]&gt;=0;1;-1)*(2^[.$D$3])" office:value-type="float" office:value="4096" calcext:value-type="float">
            <text:p>4096</text:p>
          </table:table-cell>
          <table:table-cell table:formula="of:=[.$B$3]+[.E867]-[.F867]" office:value-type="float" office:value="11493" calcext:value-type="float">
            <text:p>11493,0</text:p>
          </table:table-cell>
          <table:table-cell table:formula="of:=[.B867]-[.A867]" office:value-type="float" office:value="7397" calcext:value-type="float">
            <text:p>7397,0</text:p>
          </table:table-cell>
          <table:table-cell table:formula="of:=[.C866]" office:value-type="float" office:value="3731" calcext:value-type="float">
            <text:p>3731,0</text:p>
          </table:table-cell>
          <table:table-cell table:formula="of:=[.D867]*2" office:value-type="float" office:value="7462" calcext:value-type="float">
            <text:p>7462,0</text:p>
          </table:table-cell>
          <table:table-cell table:formula="of:=[.D866]" office:value-type="float" office:value="-1983.5" calcext:value-type="float">
            <text:p>-1983,5</text:p>
          </table:table-cell>
          <table:table-cell table:number-columns-repeated="3"/>
        </table:table-row>
        <table:table-row table:style-name="ro1">
          <table:table-cell table:formula="of:=IF([.B868]&gt;=0;1;-1)*(2^[.$D$3])" office:value-type="float" office:value="4096" calcext:value-type="float">
            <text:p>4096</text:p>
          </table:table-cell>
          <table:table-cell table:formula="of:=[.$B$3]+[.E868]-[.F868]" office:value-type="float" office:value="13110.5" calcext:value-type="float">
            <text:p>13110,5</text:p>
          </table:table-cell>
          <table:table-cell table:formula="of:=[.B868]-[.A868]" office:value-type="float" office:value="9014.5" calcext:value-type="float">
            <text:p>9014,5</text:p>
          </table:table-cell>
          <table:table-cell table:formula="of:=[.C867]" office:value-type="float" office:value="7397" calcext:value-type="float">
            <text:p>7397,0</text:p>
          </table:table-cell>
          <table:table-cell table:formula="of:=[.D868]*2" office:value-type="float" office:value="14794" calcext:value-type="float">
            <text:p>14794,0</text:p>
          </table:table-cell>
          <table:table-cell table:formula="of:=[.D867]" office:value-type="float" office:value="3731" calcext:value-type="float">
            <text:p>3731,0</text:p>
          </table:table-cell>
          <table:table-cell table:number-columns-repeated="3"/>
        </table:table-row>
        <table:table-row table:style-name="ro1">
          <table:table-cell table:formula="of:=IF([.B869]&gt;=0;1;-1)*(2^[.$D$3])" office:value-type="float" office:value="4096" calcext:value-type="float">
            <text:p>4096</text:p>
          </table:table-cell>
          <table:table-cell table:formula="of:=[.$B$3]+[.E869]-[.F869]" office:value-type="float" office:value="12679.5" calcext:value-type="float">
            <text:p>12679,5</text:p>
          </table:table-cell>
          <table:table-cell table:formula="of:=[.B869]-[.A869]" office:value-type="float" office:value="8583.5" calcext:value-type="float">
            <text:p>8583,5</text:p>
          </table:table-cell>
          <table:table-cell table:formula="of:=[.C868]" office:value-type="float" office:value="9014.5" calcext:value-type="float">
            <text:p>9014,5</text:p>
          </table:table-cell>
          <table:table-cell table:formula="of:=[.D869]*2" office:value-type="float" office:value="18029" calcext:value-type="float">
            <text:p>18029,0</text:p>
          </table:table-cell>
          <table:table-cell table:formula="of:=[.D868]" office:value-type="float" office:value="7397" calcext:value-type="float">
            <text:p>7397,0</text:p>
          </table:table-cell>
          <table:table-cell table:number-columns-repeated="3"/>
        </table:table-row>
        <table:table-row table:style-name="ro1">
          <table:table-cell table:formula="of:=IF([.B870]&gt;=0;1;-1)*(2^[.$D$3])" office:value-type="float" office:value="4096" calcext:value-type="float">
            <text:p>4096</text:p>
          </table:table-cell>
          <table:table-cell table:formula="of:=[.$B$3]+[.E870]-[.F870]" office:value-type="float" office:value="10200" calcext:value-type="float">
            <text:p>10200,0</text:p>
          </table:table-cell>
          <table:table-cell table:formula="of:=[.B870]-[.A870]" office:value-type="float" office:value="6104" calcext:value-type="float">
            <text:p>6104,0</text:p>
          </table:table-cell>
          <table:table-cell table:formula="of:=[.C869]" office:value-type="float" office:value="8583.5" calcext:value-type="float">
            <text:p>8583,5</text:p>
          </table:table-cell>
          <table:table-cell table:formula="of:=[.D870]*2" office:value-type="float" office:value="17167" calcext:value-type="float">
            <text:p>17167,0</text:p>
          </table:table-cell>
          <table:table-cell table:formula="of:=[.D869]" office:value-type="float" office:value="9014.5" calcext:value-type="float">
            <text:p>9014,5</text:p>
          </table:table-cell>
          <table:table-cell table:number-columns-repeated="3"/>
        </table:table-row>
        <table:table-row table:style-name="ro1">
          <table:table-cell table:formula="of:=IF([.B871]&gt;=0;1;-1)*(2^[.$D$3])" office:value-type="float" office:value="4096" calcext:value-type="float">
            <text:p>4096</text:p>
          </table:table-cell>
          <table:table-cell table:formula="of:=[.$B$3]+[.E871]-[.F871]" office:value-type="float" office:value="5672" calcext:value-type="float">
            <text:p>5672,0</text:p>
          </table:table-cell>
          <table:table-cell table:formula="of:=[.B871]-[.A871]" office:value-type="float" office:value="1576" calcext:value-type="float">
            <text:p>1576,0</text:p>
          </table:table-cell>
          <table:table-cell table:formula="of:=[.C870]" office:value-type="float" office:value="6104" calcext:value-type="float">
            <text:p>6104,0</text:p>
          </table:table-cell>
          <table:table-cell table:formula="of:=[.D871]*2" office:value-type="float" office:value="12208" calcext:value-type="float">
            <text:p>12208,0</text:p>
          </table:table-cell>
          <table:table-cell table:formula="of:=[.D870]" office:value-type="float" office:value="8583.5" calcext:value-type="float">
            <text:p>8583,5</text:p>
          </table:table-cell>
          <table:table-cell table:number-columns-repeated="3"/>
        </table:table-row>
        <table:table-row table:style-name="ro1">
          <table:table-cell table:formula="of:=IF([.B872]&gt;=0;1;-1)*(2^[.$D$3])" office:value-type="float" office:value="-4096" calcext:value-type="float">
            <text:p>-4096</text:p>
          </table:table-cell>
          <table:table-cell table:formula="of:=[.$B$3]+[.E872]-[.F872]" office:value-type="float" office:value="-904.5" calcext:value-type="float">
            <text:p>-904,5</text:p>
          </table:table-cell>
          <table:table-cell table:formula="of:=[.B872]-[.A872]" office:value-type="float" office:value="3191.5" calcext:value-type="float">
            <text:p>3191,5</text:p>
          </table:table-cell>
          <table:table-cell table:formula="of:=[.C871]" office:value-type="float" office:value="1576" calcext:value-type="float">
            <text:p>1576,0</text:p>
          </table:table-cell>
          <table:table-cell table:formula="of:=[.D872]*2" office:value-type="float" office:value="3152" calcext:value-type="float">
            <text:p>3152,0</text:p>
          </table:table-cell>
          <table:table-cell table:formula="of:=[.D871]" office:value-type="float" office:value="6104" calcext:value-type="float">
            <text:p>6104,0</text:p>
          </table:table-cell>
          <table:table-cell table:number-columns-repeated="3"/>
        </table:table-row>
        <table:table-row table:style-name="ro1">
          <table:table-cell table:formula="of:=IF([.B873]&gt;=0;1;-1)*(2^[.$D$3])" office:value-type="float" office:value="4096" calcext:value-type="float">
            <text:p>4096</text:p>
          </table:table-cell>
          <table:table-cell table:formula="of:=[.$B$3]+[.E873]-[.F873]" office:value-type="float" office:value="6854.5" calcext:value-type="float">
            <text:p>6854,5</text:p>
          </table:table-cell>
          <table:table-cell table:formula="of:=[.B873]-[.A873]" office:value-type="float" office:value="2758.5" calcext:value-type="float">
            <text:p>2758,5</text:p>
          </table:table-cell>
          <table:table-cell table:formula="of:=[.C872]" office:value-type="float" office:value="3191.5" calcext:value-type="float">
            <text:p>3191,5</text:p>
          </table:table-cell>
          <table:table-cell table:formula="of:=[.D873]*2" office:value-type="float" office:value="6383" calcext:value-type="float">
            <text:p>6383,0</text:p>
          </table:table-cell>
          <table:table-cell table:formula="of:=[.D872]" office:value-type="float" office:value="1576" calcext:value-type="float">
            <text:p>1576,0</text:p>
          </table:table-cell>
          <table:table-cell table:number-columns-repeated="3"/>
        </table:table-row>
        <table:table-row table:style-name="ro1">
          <table:table-cell table:formula="of:=IF([.B874]&gt;=0;1;-1)*(2^[.$D$3])" office:value-type="float" office:value="4096" calcext:value-type="float">
            <text:p>4096</text:p>
          </table:table-cell>
          <table:table-cell table:formula="of:=[.$B$3]+[.E874]-[.F874]" office:value-type="float" office:value="4373" calcext:value-type="float">
            <text:p>4373,0</text:p>
          </table:table-cell>
          <table:table-cell table:formula="of:=[.B874]-[.A874]" office:value-type="float" office:value="277" calcext:value-type="float">
            <text:p>277,0</text:p>
          </table:table-cell>
          <table:table-cell table:formula="of:=[.C873]" office:value-type="float" office:value="2758.5" calcext:value-type="float">
            <text:p>2758,5</text:p>
          </table:table-cell>
          <table:table-cell table:formula="of:=[.D874]*2" office:value-type="float" office:value="5517" calcext:value-type="float">
            <text:p>5517,0</text:p>
          </table:table-cell>
          <table:table-cell table:formula="of:=[.D873]" office:value-type="float" office:value="3191.5" calcext:value-type="float">
            <text:p>3191,5</text:p>
          </table:table-cell>
          <table:table-cell table:number-columns-repeated="3"/>
        </table:table-row>
        <table:table-row table:style-name="ro1">
          <table:table-cell table:formula="of:=IF([.B875]&gt;=0;1;-1)*(2^[.$D$3])" office:value-type="float" office:value="-4096" calcext:value-type="float">
            <text:p>-4096</text:p>
          </table:table-cell>
          <table:table-cell table:formula="of:=[.$B$3]+[.E875]-[.F875]" office:value-type="float" office:value="-157" calcext:value-type="float">
            <text:p>-157,0</text:p>
          </table:table-cell>
          <table:table-cell table:formula="of:=[.B875]-[.A875]" office:value-type="float" office:value="3939" calcext:value-type="float">
            <text:p>3939,0</text:p>
          </table:table-cell>
          <table:table-cell table:formula="of:=[.C874]" office:value-type="float" office:value="277" calcext:value-type="float">
            <text:p>277,0</text:p>
          </table:table-cell>
          <table:table-cell table:formula="of:=[.D875]*2" office:value-type="float" office:value="554" calcext:value-type="float">
            <text:p>554,0</text:p>
          </table:table-cell>
          <table:table-cell table:formula="of:=[.D874]" office:value-type="float" office:value="2758.5" calcext:value-type="float">
            <text:p>2758,5</text:p>
          </table:table-cell>
          <table:table-cell table:number-columns-repeated="3"/>
        </table:table-row>
        <table:table-row table:style-name="ro1">
          <table:table-cell table:formula="of:=IF([.B876]&gt;=0;1;-1)*(2^[.$D$3])" office:value-type="float" office:value="4096" calcext:value-type="float">
            <text:p>4096</text:p>
          </table:table-cell>
          <table:table-cell table:formula="of:=[.$B$3]+[.E876]-[.F876]" office:value-type="float" office:value="9648.5" calcext:value-type="float">
            <text:p>9648,5</text:p>
          </table:table-cell>
          <table:table-cell table:formula="of:=[.B876]-[.A876]" office:value-type="float" office:value="5552.5" calcext:value-type="float">
            <text:p>5552,5</text:p>
          </table:table-cell>
          <table:table-cell table:formula="of:=[.C875]" office:value-type="float" office:value="3939" calcext:value-type="float">
            <text:p>3939,0</text:p>
          </table:table-cell>
          <table:table-cell table:formula="of:=[.D876]*2" office:value-type="float" office:value="7878" calcext:value-type="float">
            <text:p>7878,0</text:p>
          </table:table-cell>
          <table:table-cell table:formula="of:=[.D875]" office:value-type="float" office:value="277" calcext:value-type="float">
            <text:p>277,0</text:p>
          </table:table-cell>
          <table:table-cell table:number-columns-repeated="3"/>
        </table:table-row>
        <table:table-row table:style-name="ro1">
          <table:table-cell table:formula="of:=IF([.B877]&gt;=0;1;-1)*(2^[.$D$3])" office:value-type="float" office:value="4096" calcext:value-type="float">
            <text:p>4096</text:p>
          </table:table-cell>
          <table:table-cell table:formula="of:=[.$B$3]+[.E877]-[.F877]" office:value-type="float" office:value="9213.5" calcext:value-type="float">
            <text:p>9213,5</text:p>
          </table:table-cell>
          <table:table-cell table:formula="of:=[.B877]-[.A877]" office:value-type="float" office:value="5117.5" calcext:value-type="float">
            <text:p>5117,5</text:p>
          </table:table-cell>
          <table:table-cell table:formula="of:=[.C876]" office:value-type="float" office:value="5552.5" calcext:value-type="float">
            <text:p>5552,5</text:p>
          </table:table-cell>
          <table:table-cell table:formula="of:=[.D877]*2" office:value-type="float" office:value="11105" calcext:value-type="float">
            <text:p>11105,0</text:p>
          </table:table-cell>
          <table:table-cell table:formula="of:=[.D876]" office:value-type="float" office:value="3939" calcext:value-type="float">
            <text:p>3939,0</text:p>
          </table:table-cell>
          <table:table-cell table:number-columns-repeated="3"/>
        </table:table-row>
        <table:table-row table:style-name="ro1">
          <table:table-cell table:formula="of:=IF([.B878]&gt;=0;1;-1)*(2^[.$D$3])" office:value-type="float" office:value="4096" calcext:value-type="float">
            <text:p>4096</text:p>
          </table:table-cell>
          <table:table-cell table:formula="of:=[.$B$3]+[.E878]-[.F878]" office:value-type="float" office:value="6730" calcext:value-type="float">
            <text:p>6730,0</text:p>
          </table:table-cell>
          <table:table-cell table:formula="of:=[.B878]-[.A878]" office:value-type="float" office:value="2634" calcext:value-type="float">
            <text:p>2634,0</text:p>
          </table:table-cell>
          <table:table-cell table:formula="of:=[.C877]" office:value-type="float" office:value="5117.5" calcext:value-type="float">
            <text:p>5117,5</text:p>
          </table:table-cell>
          <table:table-cell table:formula="of:=[.D878]*2" office:value-type="float" office:value="10235" calcext:value-type="float">
            <text:p>10235,0</text:p>
          </table:table-cell>
          <table:table-cell table:formula="of:=[.D877]" office:value-type="float" office:value="5552.5" calcext:value-type="float">
            <text:p>5552,5</text:p>
          </table:table-cell>
          <table:table-cell table:number-columns-repeated="3"/>
        </table:table-row>
        <table:table-row table:style-name="ro1">
          <table:table-cell table:formula="of:=IF([.B879]&gt;=0;1;-1)*(2^[.$D$3])" office:value-type="float" office:value="4096" calcext:value-type="float">
            <text:p>4096</text:p>
          </table:table-cell>
          <table:table-cell table:formula="of:=[.$B$3]+[.E879]-[.F879]" office:value-type="float" office:value="2198" calcext:value-type="float">
            <text:p>2198,0</text:p>
          </table:table-cell>
          <table:table-cell table:formula="of:=[.B879]-[.A879]" office:value-type="float" office:value="-1898" calcext:value-type="float">
            <text:p>-1898,0</text:p>
          </table:table-cell>
          <table:table-cell table:formula="of:=[.C878]" office:value-type="float" office:value="2634" calcext:value-type="float">
            <text:p>2634,0</text:p>
          </table:table-cell>
          <table:table-cell table:formula="of:=[.D879]*2" office:value-type="float" office:value="5268" calcext:value-type="float">
            <text:p>5268,0</text:p>
          </table:table-cell>
          <table:table-cell table:formula="of:=[.D878]" office:value-type="float" office:value="5117.5" calcext:value-type="float">
            <text:p>5117,5</text:p>
          </table:table-cell>
          <table:table-cell table:number-columns-repeated="3"/>
        </table:table-row>
        <table:table-row table:style-name="ro1">
          <table:table-cell table:formula="of:=IF([.B880]&gt;=0;1;-1)*(2^[.$D$3])" office:value-type="float" office:value="-4096" calcext:value-type="float">
            <text:p>-4096</text:p>
          </table:table-cell>
          <table:table-cell table:formula="of:=[.$B$3]+[.E880]-[.F880]" office:value-type="float" office:value="-4382.5" calcext:value-type="float">
            <text:p>-4382,5</text:p>
          </table:table-cell>
          <table:table-cell table:formula="of:=[.B880]-[.A880]" office:value-type="float" office:value="-286.5" calcext:value-type="float">
            <text:p>-286,5</text:p>
          </table:table-cell>
          <table:table-cell table:formula="of:=[.C879]" office:value-type="float" office:value="-1898" calcext:value-type="float">
            <text:p>-1898,0</text:p>
          </table:table-cell>
          <table:table-cell table:formula="of:=[.D880]*2" office:value-type="float" office:value="-3796" calcext:value-type="float">
            <text:p>-3796,0</text:p>
          </table:table-cell>
          <table:table-cell table:formula="of:=[.D879]" office:value-type="float" office:value="2634" calcext:value-type="float">
            <text:p>2634,0</text:p>
          </table:table-cell>
          <table:table-cell table:number-columns-repeated="3"/>
        </table:table-row>
        <table:table-row table:style-name="ro1">
          <table:table-cell table:formula="of:=IF([.B881]&gt;=0;1;-1)*(2^[.$D$3])" office:value-type="float" office:value="4096" calcext:value-type="float">
            <text:p>4096</text:p>
          </table:table-cell>
          <table:table-cell table:formula="of:=[.$B$3]+[.E881]-[.F881]" office:value-type="float" office:value="3372.5" calcext:value-type="float">
            <text:p>3372,5</text:p>
          </table:table-cell>
          <table:table-cell table:formula="of:=[.B881]-[.A881]" office:value-type="float" office:value="-723.5" calcext:value-type="float">
            <text:p>-723,5</text:p>
          </table:table-cell>
          <table:table-cell table:formula="of:=[.C880]" office:value-type="float" office:value="-286.5" calcext:value-type="float">
            <text:p>-286,5</text:p>
          </table:table-cell>
          <table:table-cell table:formula="of:=[.D881]*2" office:value-type="float" office:value="-573" calcext:value-type="float">
            <text:p>-573,0</text:p>
          </table:table-cell>
          <table:table-cell table:formula="of:=[.D880]" office:value-type="float" office:value="-1898" calcext:value-type="float">
            <text:p>-1898,0</text:p>
          </table:table-cell>
          <table:table-cell table:number-columns-repeated="3"/>
        </table:table-row>
        <table:table-row table:style-name="ro1">
          <table:table-cell table:formula="of:=IF([.B882]&gt;=0;1;-1)*(2^[.$D$3])" office:value-type="float" office:value="4096" calcext:value-type="float">
            <text:p>4096</text:p>
          </table:table-cell>
          <table:table-cell table:formula="of:=[.$B$3]+[.E882]-[.F882]" office:value-type="float" office:value="887" calcext:value-type="float">
            <text:p>887,0</text:p>
          </table:table-cell>
          <table:table-cell table:formula="of:=[.B882]-[.A882]" office:value-type="float" office:value="-3209" calcext:value-type="float">
            <text:p>-3209,0</text:p>
          </table:table-cell>
          <table:table-cell table:formula="of:=[.C881]" office:value-type="float" office:value="-723.5" calcext:value-type="float">
            <text:p>-723,5</text:p>
          </table:table-cell>
          <table:table-cell table:formula="of:=[.D882]*2" office:value-type="float" office:value="-1447" calcext:value-type="float">
            <text:p>-1447,0</text:p>
          </table:table-cell>
          <table:table-cell table:formula="of:=[.D881]" office:value-type="float" office:value="-286.5" calcext:value-type="float">
            <text:p>-286,5</text:p>
          </table:table-cell>
          <table:table-cell table:number-columns-repeated="3"/>
        </table:table-row>
        <table:table-row table:style-name="ro1">
          <table:table-cell table:formula="of:=IF([.B883]&gt;=0;1;-1)*(2^[.$D$3])" office:value-type="float" office:value="-4096" calcext:value-type="float">
            <text:p>-4096</text:p>
          </table:table-cell>
          <table:table-cell table:formula="of:=[.$B$3]+[.E883]-[.F883]" office:value-type="float" office:value="-3647" calcext:value-type="float">
            <text:p>-3647,0</text:p>
          </table:table-cell>
          <table:table-cell table:formula="of:=[.B883]-[.A883]" office:value-type="float" office:value="449" calcext:value-type="float">
            <text:p>449,0</text:p>
          </table:table-cell>
          <table:table-cell table:formula="of:=[.C882]" office:value-type="float" office:value="-3209" calcext:value-type="float">
            <text:p>-3209,0</text:p>
          </table:table-cell>
          <table:table-cell table:formula="of:=[.D883]*2" office:value-type="float" office:value="-6418" calcext:value-type="float">
            <text:p>-6418,0</text:p>
          </table:table-cell>
          <table:table-cell table:formula="of:=[.D882]" office:value-type="float" office:value="-723.5" calcext:value-type="float">
            <text:p>-723,5</text:p>
          </table:table-cell>
          <table:table-cell table:number-columns-repeated="3"/>
        </table:table-row>
        <table:table-row table:style-name="ro1">
          <table:table-cell table:formula="of:=IF([.B884]&gt;=0;1;-1)*(2^[.$D$3])" office:value-type="float" office:value="4096" calcext:value-type="float">
            <text:p>4096</text:p>
          </table:table-cell>
          <table:table-cell table:formula="of:=[.$B$3]+[.E884]-[.F884]" office:value-type="float" office:value="6154.5" calcext:value-type="float">
            <text:p>6154,5</text:p>
          </table:table-cell>
          <table:table-cell table:formula="of:=[.B884]-[.A884]" office:value-type="float" office:value="2058.5" calcext:value-type="float">
            <text:p>2058,5</text:p>
          </table:table-cell>
          <table:table-cell table:formula="of:=[.C883]" office:value-type="float" office:value="449" calcext:value-type="float">
            <text:p>449,0</text:p>
          </table:table-cell>
          <table:table-cell table:formula="of:=[.D884]*2" office:value-type="float" office:value="898" calcext:value-type="float">
            <text:p>898,0</text:p>
          </table:table-cell>
          <table:table-cell table:formula="of:=[.D883]" office:value-type="float" office:value="-3209" calcext:value-type="float">
            <text:p>-3209,0</text:p>
          </table:table-cell>
          <table:table-cell table:number-columns-repeated="3"/>
        </table:table-row>
        <table:table-row table:style-name="ro1">
          <table:table-cell table:formula="of:=IF([.B885]&gt;=0;1;-1)*(2^[.$D$3])" office:value-type="float" office:value="4096" calcext:value-type="float">
            <text:p>4096</text:p>
          </table:table-cell>
          <table:table-cell table:formula="of:=[.$B$3]+[.E885]-[.F885]" office:value-type="float" office:value="5715.5" calcext:value-type="float">
            <text:p>5715,5</text:p>
          </table:table-cell>
          <table:table-cell table:formula="of:=[.B885]-[.A885]" office:value-type="float" office:value="1619.5" calcext:value-type="float">
            <text:p>1619,5</text:p>
          </table:table-cell>
          <table:table-cell table:formula="of:=[.C884]" office:value-type="float" office:value="2058.5" calcext:value-type="float">
            <text:p>2058,5</text:p>
          </table:table-cell>
          <table:table-cell table:formula="of:=[.D885]*2" office:value-type="float" office:value="4117" calcext:value-type="float">
            <text:p>4117,0</text:p>
          </table:table-cell>
          <table:table-cell table:formula="of:=[.D884]" office:value-type="float" office:value="449" calcext:value-type="float">
            <text:p>449,0</text:p>
          </table:table-cell>
          <table:table-cell table:number-columns-repeated="3"/>
        </table:table-row>
        <table:table-row table:style-name="ro1">
          <table:table-cell table:formula="of:=IF([.B886]&gt;=0;1;-1)*(2^[.$D$3])" office:value-type="float" office:value="4096" calcext:value-type="float">
            <text:p>4096</text:p>
          </table:table-cell>
          <table:table-cell table:formula="of:=[.$B$3]+[.E886]-[.F886]" office:value-type="float" office:value="3228" calcext:value-type="float">
            <text:p>3228,0</text:p>
          </table:table-cell>
          <table:table-cell table:formula="of:=[.B886]-[.A886]" office:value-type="float" office:value="-868" calcext:value-type="float">
            <text:p>-868,0</text:p>
          </table:table-cell>
          <table:table-cell table:formula="of:=[.C885]" office:value-type="float" office:value="1619.5" calcext:value-type="float">
            <text:p>1619,5</text:p>
          </table:table-cell>
          <table:table-cell table:formula="of:=[.D886]*2" office:value-type="float" office:value="3239" calcext:value-type="float">
            <text:p>3239,0</text:p>
          </table:table-cell>
          <table:table-cell table:formula="of:=[.D885]" office:value-type="float" office:value="2058.5" calcext:value-type="float">
            <text:p>2058,5</text:p>
          </table:table-cell>
          <table:table-cell table:number-columns-repeated="3"/>
        </table:table-row>
        <table:table-row table:style-name="ro1">
          <table:table-cell table:formula="of:=IF([.B887]&gt;=0;1;-1)*(2^[.$D$3])" office:value-type="float" office:value="-4096" calcext:value-type="float">
            <text:p>-4096</text:p>
          </table:table-cell>
          <table:table-cell table:formula="of:=[.$B$3]+[.E887]-[.F887]" office:value-type="float" office:value="-1308" calcext:value-type="float">
            <text:p>-1308,0</text:p>
          </table:table-cell>
          <table:table-cell table:formula="of:=[.B887]-[.A887]" office:value-type="float" office:value="2788" calcext:value-type="float">
            <text:p>2788,0</text:p>
          </table:table-cell>
          <table:table-cell table:formula="of:=[.C886]" office:value-type="float" office:value="-868" calcext:value-type="float">
            <text:p>-868,0</text:p>
          </table:table-cell>
          <table:table-cell table:formula="of:=[.D887]*2" office:value-type="float" office:value="-1736" calcext:value-type="float">
            <text:p>-1736,0</text:p>
          </table:table-cell>
          <table:table-cell table:formula="of:=[.D886]" office:value-type="float" office:value="1619.5" calcext:value-type="float">
            <text:p>1619,5</text:p>
          </table:table-cell>
          <table:table-cell table:number-columns-repeated="3"/>
        </table:table-row>
        <table:table-row table:style-name="ro1">
          <table:table-cell table:formula="of:=IF([.B888]&gt;=0;1;-1)*(2^[.$D$3])" office:value-type="float" office:value="4096" calcext:value-type="float">
            <text:p>4096</text:p>
          </table:table-cell>
          <table:table-cell table:formula="of:=[.$B$3]+[.E888]-[.F888]" office:value-type="float" office:value="8491.5" calcext:value-type="float">
            <text:p>8491,5</text:p>
          </table:table-cell>
          <table:table-cell table:formula="of:=[.B888]-[.A888]" office:value-type="float" office:value="4395.5" calcext:value-type="float">
            <text:p>4395,5</text:p>
          </table:table-cell>
          <table:table-cell table:formula="of:=[.C887]" office:value-type="float" office:value="2788" calcext:value-type="float">
            <text:p>2788,0</text:p>
          </table:table-cell>
          <table:table-cell table:formula="of:=[.D888]*2" office:value-type="float" office:value="5576" calcext:value-type="float">
            <text:p>5576,0</text:p>
          </table:table-cell>
          <table:table-cell table:formula="of:=[.D887]" office:value-type="float" office:value="-868" calcext:value-type="float">
            <text:p>-868,0</text:p>
          </table:table-cell>
          <table:table-cell table:number-columns-repeated="3"/>
        </table:table-row>
        <table:table-row table:style-name="ro1">
          <table:table-cell table:formula="of:=IF([.B889]&gt;=0;1;-1)*(2^[.$D$3])" office:value-type="float" office:value="4096" calcext:value-type="float">
            <text:p>4096</text:p>
          </table:table-cell>
          <table:table-cell table:formula="of:=[.$B$3]+[.E889]-[.F889]" office:value-type="float" office:value="8050.5" calcext:value-type="float">
            <text:p>8050,5</text:p>
          </table:table-cell>
          <table:table-cell table:formula="of:=[.B889]-[.A889]" office:value-type="float" office:value="3954.5" calcext:value-type="float">
            <text:p>3954,5</text:p>
          </table:table-cell>
          <table:table-cell table:formula="of:=[.C888]" office:value-type="float" office:value="4395.5" calcext:value-type="float">
            <text:p>4395,5</text:p>
          </table:table-cell>
          <table:table-cell table:formula="of:=[.D889]*2" office:value-type="float" office:value="8791" calcext:value-type="float">
            <text:p>8791,0</text:p>
          </table:table-cell>
          <table:table-cell table:formula="of:=[.D888]" office:value-type="float" office:value="2788" calcext:value-type="float">
            <text:p>2788,0</text:p>
          </table:table-cell>
          <table:table-cell table:number-columns-repeated="3"/>
        </table:table-row>
        <table:table-row table:style-name="ro1">
          <table:table-cell table:formula="of:=IF([.B890]&gt;=0;1;-1)*(2^[.$D$3])" office:value-type="float" office:value="4096" calcext:value-type="float">
            <text:p>4096</text:p>
          </table:table-cell>
          <table:table-cell table:formula="of:=[.$B$3]+[.E890]-[.F890]" office:value-type="float" office:value="5561" calcext:value-type="float">
            <text:p>5561,0</text:p>
          </table:table-cell>
          <table:table-cell table:formula="of:=[.B890]-[.A890]" office:value-type="float" office:value="1465" calcext:value-type="float">
            <text:p>1465,0</text:p>
          </table:table-cell>
          <table:table-cell table:formula="of:=[.C889]" office:value-type="float" office:value="3954.5" calcext:value-type="float">
            <text:p>3954,5</text:p>
          </table:table-cell>
          <table:table-cell table:formula="of:=[.D890]*2" office:value-type="float" office:value="7909" calcext:value-type="float">
            <text:p>7909,0</text:p>
          </table:table-cell>
          <table:table-cell table:formula="of:=[.D889]" office:value-type="float" office:value="4395.5" calcext:value-type="float">
            <text:p>4395,5</text:p>
          </table:table-cell>
          <table:table-cell table:number-columns-repeated="3"/>
        </table:table-row>
        <table:table-row table:style-name="ro1">
          <table:table-cell table:formula="of:=IF([.B891]&gt;=0;1;-1)*(2^[.$D$3])" office:value-type="float" office:value="4096" calcext:value-type="float">
            <text:p>4096</text:p>
          </table:table-cell>
          <table:table-cell table:formula="of:=[.$B$3]+[.E891]-[.F891]" office:value-type="float" office:value="1023" calcext:value-type="float">
            <text:p>1023,0</text:p>
          </table:table-cell>
          <table:table-cell table:formula="of:=[.B891]-[.A891]" office:value-type="float" office:value="-3073" calcext:value-type="float">
            <text:p>-3073,0</text:p>
          </table:table-cell>
          <table:table-cell table:formula="of:=[.C890]" office:value-type="float" office:value="1465" calcext:value-type="float">
            <text:p>1465,0</text:p>
          </table:table-cell>
          <table:table-cell table:formula="of:=[.D891]*2" office:value-type="float" office:value="2930" calcext:value-type="float">
            <text:p>2930,0</text:p>
          </table:table-cell>
          <table:table-cell table:formula="of:=[.D890]" office:value-type="float" office:value="3954.5" calcext:value-type="float">
            <text:p>3954,5</text:p>
          </table:table-cell>
          <table:table-cell table:number-columns-repeated="3"/>
        </table:table-row>
        <table:table-row table:style-name="ro1">
          <table:table-cell table:formula="of:=IF([.B892]&gt;=0;1;-1)*(2^[.$D$3])" office:value-type="float" office:value="-4096" calcext:value-type="float">
            <text:p>-4096</text:p>
          </table:table-cell>
          <table:table-cell table:formula="of:=[.$B$3]+[.E892]-[.F892]" office:value-type="float" office:value="-5563.5" calcext:value-type="float">
            <text:p>-5563,5</text:p>
          </table:table-cell>
          <table:table-cell table:formula="of:=[.B892]-[.A892]" office:value-type="float" office:value="-1467.5" calcext:value-type="float">
            <text:p>-1467,5</text:p>
          </table:table-cell>
          <table:table-cell table:formula="of:=[.C891]" office:value-type="float" office:value="-3073" calcext:value-type="float">
            <text:p>-3073,0</text:p>
          </table:table-cell>
          <table:table-cell table:formula="of:=[.D892]*2" office:value-type="float" office:value="-6146" calcext:value-type="float">
            <text:p>-6146,0</text:p>
          </table:table-cell>
          <table:table-cell table:formula="of:=[.D891]" office:value-type="float" office:value="1465" calcext:value-type="float">
            <text:p>1465,0</text:p>
          </table:table-cell>
          <table:table-cell table:number-columns-repeated="3"/>
        </table:table-row>
        <table:table-row table:style-name="ro1">
          <table:table-cell table:formula="of:=IF([.B893]&gt;=0;1;-1)*(2^[.$D$3])" office:value-type="float" office:value="4096" calcext:value-type="float">
            <text:p>4096</text:p>
          </table:table-cell>
          <table:table-cell table:formula="of:=[.$B$3]+[.E893]-[.F893]" office:value-type="float" office:value="2185.5" calcext:value-type="float">
            <text:p>2185,5</text:p>
          </table:table-cell>
          <table:table-cell table:formula="of:=[.B893]-[.A893]" office:value-type="float" office:value="-1910.5" calcext:value-type="float">
            <text:p>-1910,5</text:p>
          </table:table-cell>
          <table:table-cell table:formula="of:=[.C892]" office:value-type="float" office:value="-1467.5" calcext:value-type="float">
            <text:p>-1467,5</text:p>
          </table:table-cell>
          <table:table-cell table:formula="of:=[.D893]*2" office:value-type="float" office:value="-2935" calcext:value-type="float">
            <text:p>-2935,0</text:p>
          </table:table-cell>
          <table:table-cell table:formula="of:=[.D892]" office:value-type="float" office:value="-3073" calcext:value-type="float">
            <text:p>-3073,0</text:p>
          </table:table-cell>
          <table:table-cell table:number-columns-repeated="3"/>
        </table:table-row>
        <table:table-row table:style-name="ro1">
          <table:table-cell table:formula="of:=IF([.B894]&gt;=0;1;-1)*(2^[.$D$3])" office:value-type="float" office:value="-4096" calcext:value-type="float">
            <text:p>-4096</text:p>
          </table:table-cell>
          <table:table-cell table:formula="of:=[.$B$3]+[.E894]-[.F894]" office:value-type="float" office:value="-306" calcext:value-type="float">
            <text:p>-306,0</text:p>
          </table:table-cell>
          <table:table-cell table:formula="of:=[.B894]-[.A894]" office:value-type="float" office:value="3790" calcext:value-type="float">
            <text:p>3790,0</text:p>
          </table:table-cell>
          <table:table-cell table:formula="of:=[.C893]" office:value-type="float" office:value="-1910.5" calcext:value-type="float">
            <text:p>-1910,5</text:p>
          </table:table-cell>
          <table:table-cell table:formula="of:=[.D894]*2" office:value-type="float" office:value="-3821" calcext:value-type="float">
            <text:p>-3821,0</text:p>
          </table:table-cell>
          <table:table-cell table:formula="of:=[.D893]" office:value-type="float" office:value="-1467.5" calcext:value-type="float">
            <text:p>-1467,5</text:p>
          </table:table-cell>
          <table:table-cell table:number-columns-repeated="3"/>
        </table:table-row>
        <table:table-row table:style-name="ro1">
          <table:table-cell table:formula="of:=IF([.B895]&gt;=0;1;-1)*(2^[.$D$3])" office:value-type="float" office:value="4096" calcext:value-type="float">
            <text:p>4096</text:p>
          </table:table-cell>
          <table:table-cell table:formula="of:=[.$B$3]+[.E895]-[.F895]" office:value-type="float" office:value="11538" calcext:value-type="float">
            <text:p>11538,0</text:p>
          </table:table-cell>
          <table:table-cell table:formula="of:=[.B895]-[.A895]" office:value-type="float" office:value="7442" calcext:value-type="float">
            <text:p>7442,0</text:p>
          </table:table-cell>
          <table:table-cell table:formula="of:=[.C894]" office:value-type="float" office:value="3790" calcext:value-type="float">
            <text:p>3790,0</text:p>
          </table:table-cell>
          <table:table-cell table:formula="of:=[.D895]*2" office:value-type="float" office:value="7580" calcext:value-type="float">
            <text:p>7580,0</text:p>
          </table:table-cell>
          <table:table-cell table:formula="of:=[.D894]" office:value-type="float" office:value="-1910.5" calcext:value-type="float">
            <text:p>-1910,5</text:p>
          </table:table-cell>
          <table:table-cell table:number-columns-repeated="3"/>
        </table:table-row>
        <table:table-row table:style-name="ro1">
          <table:table-cell table:formula="of:=IF([.B896]&gt;=0;1;-1)*(2^[.$D$3])" office:value-type="float" office:value="4096" calcext:value-type="float">
            <text:p>4096</text:p>
          </table:table-cell>
          <table:table-cell table:formula="of:=[.$B$3]+[.E896]-[.F896]" office:value-type="float" office:value="13141.5" calcext:value-type="float">
            <text:p>13141,5</text:p>
          </table:table-cell>
          <table:table-cell table:formula="of:=[.B896]-[.A896]" office:value-type="float" office:value="9045.5" calcext:value-type="float">
            <text:p>9045,5</text:p>
          </table:table-cell>
          <table:table-cell table:formula="of:=[.C895]" office:value-type="float" office:value="7442" calcext:value-type="float">
            <text:p>7442,0</text:p>
          </table:table-cell>
          <table:table-cell table:formula="of:=[.D896]*2" office:value-type="float" office:value="14884" calcext:value-type="float">
            <text:p>14884,0</text:p>
          </table:table-cell>
          <table:table-cell table:formula="of:=[.D895]" office:value-type="float" office:value="3790" calcext:value-type="float">
            <text:p>3790,0</text:p>
          </table:table-cell>
          <table:table-cell table:number-columns-repeated="3"/>
        </table:table-row>
        <table:table-row table:style-name="ro1">
          <table:table-cell table:formula="of:=IF([.B897]&gt;=0;1;-1)*(2^[.$D$3])" office:value-type="float" office:value="4096" calcext:value-type="float">
            <text:p>4096</text:p>
          </table:table-cell>
          <table:table-cell table:formula="of:=[.$B$3]+[.E897]-[.F897]" office:value-type="float" office:value="12696.5" calcext:value-type="float">
            <text:p>12696,5</text:p>
          </table:table-cell>
          <table:table-cell table:formula="of:=[.B897]-[.A897]" office:value-type="float" office:value="8600.5" calcext:value-type="float">
            <text:p>8600,5</text:p>
          </table:table-cell>
          <table:table-cell table:formula="of:=[.C896]" office:value-type="float" office:value="9045.5" calcext:value-type="float">
            <text:p>9045,5</text:p>
          </table:table-cell>
          <table:table-cell table:formula="of:=[.D897]*2" office:value-type="float" office:value="18091" calcext:value-type="float">
            <text:p>18091,0</text:p>
          </table:table-cell>
          <table:table-cell table:formula="of:=[.D896]" office:value-type="float" office:value="7442" calcext:value-type="float">
            <text:p>7442,0</text:p>
          </table:table-cell>
          <table:table-cell table:number-columns-repeated="3"/>
        </table:table-row>
        <table:table-row table:style-name="ro1">
          <table:table-cell table:formula="of:=IF([.B898]&gt;=0;1;-1)*(2^[.$D$3])" office:value-type="float" office:value="4096" calcext:value-type="float">
            <text:p>4096</text:p>
          </table:table-cell>
          <table:table-cell table:formula="of:=[.$B$3]+[.E898]-[.F898]" office:value-type="float" office:value="10203" calcext:value-type="float">
            <text:p>10203,0</text:p>
          </table:table-cell>
          <table:table-cell table:formula="of:=[.B898]-[.A898]" office:value-type="float" office:value="6107" calcext:value-type="float">
            <text:p>6107,0</text:p>
          </table:table-cell>
          <table:table-cell table:formula="of:=[.C897]" office:value-type="float" office:value="8600.5" calcext:value-type="float">
            <text:p>8600,5</text:p>
          </table:table-cell>
          <table:table-cell table:formula="of:=[.D898]*2" office:value-type="float" office:value="17201" calcext:value-type="float">
            <text:p>17201,0</text:p>
          </table:table-cell>
          <table:table-cell table:formula="of:=[.D897]" office:value-type="float" office:value="9045.5" calcext:value-type="float">
            <text:p>9045,5</text:p>
          </table:table-cell>
          <table:table-cell table:number-columns-repeated="3"/>
        </table:table-row>
        <table:table-row table:style-name="ro1">
          <table:table-cell table:formula="of:=IF([.B899]&gt;=0;1;-1)*(2^[.$D$3])" office:value-type="float" office:value="4096" calcext:value-type="float">
            <text:p>4096</text:p>
          </table:table-cell>
          <table:table-cell table:formula="of:=[.$B$3]+[.E899]-[.F899]" office:value-type="float" office:value="5661" calcext:value-type="float">
            <text:p>5661,0</text:p>
          </table:table-cell>
          <table:table-cell table:formula="of:=[.B899]-[.A899]" office:value-type="float" office:value="1565" calcext:value-type="float">
            <text:p>1565,0</text:p>
          </table:table-cell>
          <table:table-cell table:formula="of:=[.C898]" office:value-type="float" office:value="6107" calcext:value-type="float">
            <text:p>6107,0</text:p>
          </table:table-cell>
          <table:table-cell table:formula="of:=[.D899]*2" office:value-type="float" office:value="12214" calcext:value-type="float">
            <text:p>12214,0</text:p>
          </table:table-cell>
          <table:table-cell table:formula="of:=[.D898]" office:value-type="float" office:value="8600.5" calcext:value-type="float">
            <text:p>8600,5</text:p>
          </table:table-cell>
          <table:table-cell table:number-columns-repeated="3"/>
        </table:table-row>
        <table:table-row table:style-name="ro1">
          <table:table-cell table:formula="of:=IF([.B900]&gt;=0;1;-1)*(2^[.$D$3])" office:value-type="float" office:value="-4096" calcext:value-type="float">
            <text:p>-4096</text:p>
          </table:table-cell>
          <table:table-cell table:formula="of:=[.$B$3]+[.E900]-[.F900]" office:value-type="float" office:value="-929.5" calcext:value-type="float">
            <text:p>-929,5</text:p>
          </table:table-cell>
          <table:table-cell table:formula="of:=[.B900]-[.A900]" office:value-type="float" office:value="3166.5" calcext:value-type="float">
            <text:p>3166,5</text:p>
          </table:table-cell>
          <table:table-cell table:formula="of:=[.C899]" office:value-type="float" office:value="1565" calcext:value-type="float">
            <text:p>1565,0</text:p>
          </table:table-cell>
          <table:table-cell table:formula="of:=[.D900]*2" office:value-type="float" office:value="3130" calcext:value-type="float">
            <text:p>3130,0</text:p>
          </table:table-cell>
          <table:table-cell table:formula="of:=[.D899]" office:value-type="float" office:value="6107" calcext:value-type="float">
            <text:p>6107,0</text:p>
          </table:table-cell>
          <table:table-cell table:number-columns-repeated="3"/>
        </table:table-row>
        <table:table-row table:style-name="ro1">
          <table:table-cell table:formula="of:=IF([.B901]&gt;=0;1;-1)*(2^[.$D$3])" office:value-type="float" office:value="4096" calcext:value-type="float">
            <text:p>4096</text:p>
          </table:table-cell>
          <table:table-cell table:formula="of:=[.$B$3]+[.E901]-[.F901]" office:value-type="float" office:value="6815.5" calcext:value-type="float">
            <text:p>6815,5</text:p>
          </table:table-cell>
          <table:table-cell table:formula="of:=[.B901]-[.A901]" office:value-type="float" office:value="2719.5" calcext:value-type="float">
            <text:p>2719,5</text:p>
          </table:table-cell>
          <table:table-cell table:formula="of:=[.C900]" office:value-type="float" office:value="3166.5" calcext:value-type="float">
            <text:p>3166,5</text:p>
          </table:table-cell>
          <table:table-cell table:formula="of:=[.D901]*2" office:value-type="float" office:value="6333" calcext:value-type="float">
            <text:p>6333,0</text:p>
          </table:table-cell>
          <table:table-cell table:formula="of:=[.D900]" office:value-type="float" office:value="1565" calcext:value-type="float">
            <text:p>1565,0</text:p>
          </table:table-cell>
          <table:table-cell table:number-columns-repeated="3"/>
        </table:table-row>
        <table:table-row table:style-name="ro1">
          <table:table-cell table:formula="of:=IF([.B902]&gt;=0;1;-1)*(2^[.$D$3])" office:value-type="float" office:value="4096" calcext:value-type="float">
            <text:p>4096</text:p>
          </table:table-cell>
          <table:table-cell table:formula="of:=[.$B$3]+[.E902]-[.F902]" office:value-type="float" office:value="4320" calcext:value-type="float">
            <text:p>4320,0</text:p>
          </table:table-cell>
          <table:table-cell table:formula="of:=[.B902]-[.A902]" office:value-type="float" office:value="224" calcext:value-type="float">
            <text:p>224,0</text:p>
          </table:table-cell>
          <table:table-cell table:formula="of:=[.C901]" office:value-type="float" office:value="2719.5" calcext:value-type="float">
            <text:p>2719,5</text:p>
          </table:table-cell>
          <table:table-cell table:formula="of:=[.D902]*2" office:value-type="float" office:value="5439" calcext:value-type="float">
            <text:p>5439,0</text:p>
          </table:table-cell>
          <table:table-cell table:formula="of:=[.D901]" office:value-type="float" office:value="3166.5" calcext:value-type="float">
            <text:p>3166,5</text:p>
          </table:table-cell>
          <table:table-cell table:number-columns-repeated="3"/>
        </table:table-row>
        <table:table-row table:style-name="ro1">
          <table:table-cell table:formula="of:=IF([.B903]&gt;=0;1;-1)*(2^[.$D$3])" office:value-type="float" office:value="-4096" calcext:value-type="float">
            <text:p>-4096</text:p>
          </table:table-cell>
          <table:table-cell table:formula="of:=[.$B$3]+[.E903]-[.F903]" office:value-type="float" office:value="-224" calcext:value-type="float">
            <text:p>-224,0</text:p>
          </table:table-cell>
          <table:table-cell table:formula="of:=[.B903]-[.A903]" office:value-type="float" office:value="3872" calcext:value-type="float">
            <text:p>3872,0</text:p>
          </table:table-cell>
          <table:table-cell table:formula="of:=[.C902]" office:value-type="float" office:value="224" calcext:value-type="float">
            <text:p>224,0</text:p>
          </table:table-cell>
          <table:table-cell table:formula="of:=[.D903]*2" office:value-type="float" office:value="448" calcext:value-type="float">
            <text:p>448,0</text:p>
          </table:table-cell>
          <table:table-cell table:formula="of:=[.D902]" office:value-type="float" office:value="2719.5" calcext:value-type="float">
            <text:p>2719,5</text:p>
          </table:table-cell>
          <table:table-cell table:number-columns-repeated="3"/>
        </table:table-row>
        <table:table-row table:style-name="ro1">
          <table:table-cell table:formula="of:=IF([.B904]&gt;=0;1;-1)*(2^[.$D$3])" office:value-type="float" office:value="4096" calcext:value-type="float">
            <text:p>4096</text:p>
          </table:table-cell>
          <table:table-cell table:formula="of:=[.$B$3]+[.E904]-[.F904]" office:value-type="float" office:value="9567.5" calcext:value-type="float">
            <text:p>9567,5</text:p>
          </table:table-cell>
          <table:table-cell table:formula="of:=[.B904]-[.A904]" office:value-type="float" office:value="5471.5" calcext:value-type="float">
            <text:p>5471,5</text:p>
          </table:table-cell>
          <table:table-cell table:formula="of:=[.C903]" office:value-type="float" office:value="3872" calcext:value-type="float">
            <text:p>3872,0</text:p>
          </table:table-cell>
          <table:table-cell table:formula="of:=[.D904]*2" office:value-type="float" office:value="7744" calcext:value-type="float">
            <text:p>7744,0</text:p>
          </table:table-cell>
          <table:table-cell table:formula="of:=[.D903]" office:value-type="float" office:value="224" calcext:value-type="float">
            <text:p>224,0</text:p>
          </table:table-cell>
          <table:table-cell table:number-columns-repeated="3"/>
        </table:table-row>
        <table:table-row table:style-name="ro1">
          <table:table-cell table:formula="of:=IF([.B905]&gt;=0;1;-1)*(2^[.$D$3])" office:value-type="float" office:value="4096" calcext:value-type="float">
            <text:p>4096</text:p>
          </table:table-cell>
          <table:table-cell table:formula="of:=[.$B$3]+[.E905]-[.F905]" office:value-type="float" office:value="9118.5" calcext:value-type="float">
            <text:p>9118,5</text:p>
          </table:table-cell>
          <table:table-cell table:formula="of:=[.B905]-[.A905]" office:value-type="float" office:value="5022.5" calcext:value-type="float">
            <text:p>5022,5</text:p>
          </table:table-cell>
          <table:table-cell table:formula="of:=[.C904]" office:value-type="float" office:value="5471.5" calcext:value-type="float">
            <text:p>5471,5</text:p>
          </table:table-cell>
          <table:table-cell table:formula="of:=[.D905]*2" office:value-type="float" office:value="10943" calcext:value-type="float">
            <text:p>10943,0</text:p>
          </table:table-cell>
          <table:table-cell table:formula="of:=[.D904]" office:value-type="float" office:value="3872" calcext:value-type="float">
            <text:p>3872,0</text:p>
          </table:table-cell>
          <table:table-cell table:number-columns-repeated="3"/>
        </table:table-row>
        <table:table-row table:style-name="ro1">
          <table:table-cell table:formula="of:=IF([.B906]&gt;=0;1;-1)*(2^[.$D$3])" office:value-type="float" office:value="4096" calcext:value-type="float">
            <text:p>4096</text:p>
          </table:table-cell>
          <table:table-cell table:formula="of:=[.$B$3]+[.E906]-[.F906]" office:value-type="float" office:value="6621" calcext:value-type="float">
            <text:p>6621,0</text:p>
          </table:table-cell>
          <table:table-cell table:formula="of:=[.B906]-[.A906]" office:value-type="float" office:value="2525" calcext:value-type="float">
            <text:p>2525,0</text:p>
          </table:table-cell>
          <table:table-cell table:formula="of:=[.C905]" office:value-type="float" office:value="5022.5" calcext:value-type="float">
            <text:p>5022,5</text:p>
          </table:table-cell>
          <table:table-cell table:formula="of:=[.D906]*2" office:value-type="float" office:value="10045" calcext:value-type="float">
            <text:p>10045,0</text:p>
          </table:table-cell>
          <table:table-cell table:formula="of:=[.D905]" office:value-type="float" office:value="5471.5" calcext:value-type="float">
            <text:p>5471,5</text:p>
          </table:table-cell>
          <table:table-cell table:number-columns-repeated="3"/>
        </table:table-row>
        <table:table-row table:style-name="ro1">
          <table:table-cell table:formula="of:=IF([.B907]&gt;=0;1;-1)*(2^[.$D$3])" office:value-type="float" office:value="4096" calcext:value-type="float">
            <text:p>4096</text:p>
          </table:table-cell>
          <table:table-cell table:formula="of:=[.$B$3]+[.E907]-[.F907]" office:value-type="float" office:value="2075" calcext:value-type="float">
            <text:p>2075,0</text:p>
          </table:table-cell>
          <table:table-cell table:formula="of:=[.B907]-[.A907]" office:value-type="float" office:value="-2021" calcext:value-type="float">
            <text:p>-2021,0</text:p>
          </table:table-cell>
          <table:table-cell table:formula="of:=[.C906]" office:value-type="float" office:value="2525" calcext:value-type="float">
            <text:p>2525,0</text:p>
          </table:table-cell>
          <table:table-cell table:formula="of:=[.D907]*2" office:value-type="float" office:value="5050" calcext:value-type="float">
            <text:p>5050,0</text:p>
          </table:table-cell>
          <table:table-cell table:formula="of:=[.D906]" office:value-type="float" office:value="5022.5" calcext:value-type="float">
            <text:p>5022,5</text:p>
          </table:table-cell>
          <table:table-cell table:number-columns-repeated="3"/>
        </table:table-row>
        <table:table-row table:style-name="ro1">
          <table:table-cell table:formula="of:=IF([.B908]&gt;=0;1;-1)*(2^[.$D$3])" office:value-type="float" office:value="-4096" calcext:value-type="float">
            <text:p>-4096</text:p>
          </table:table-cell>
          <table:table-cell table:formula="of:=[.$B$3]+[.E908]-[.F908]" office:value-type="float" office:value="-4519.5" calcext:value-type="float">
            <text:p>-4519,5</text:p>
          </table:table-cell>
          <table:table-cell table:formula="of:=[.B908]-[.A908]" office:value-type="float" office:value="-423.5" calcext:value-type="float">
            <text:p>-423,5</text:p>
          </table:table-cell>
          <table:table-cell table:formula="of:=[.C907]" office:value-type="float" office:value="-2021" calcext:value-type="float">
            <text:p>-2021,0</text:p>
          </table:table-cell>
          <table:table-cell table:formula="of:=[.D908]*2" office:value-type="float" office:value="-4042" calcext:value-type="float">
            <text:p>-4042,0</text:p>
          </table:table-cell>
          <table:table-cell table:formula="of:=[.D907]" office:value-type="float" office:value="2525" calcext:value-type="float">
            <text:p>2525,0</text:p>
          </table:table-cell>
          <table:table-cell table:number-columns-repeated="3"/>
        </table:table-row>
        <table:table-row table:style-name="ro1">
          <table:table-cell table:formula="of:=IF([.B909]&gt;=0;1;-1)*(2^[.$D$3])" office:value-type="float" office:value="4096" calcext:value-type="float">
            <text:p>4096</text:p>
          </table:table-cell>
          <table:table-cell table:formula="of:=[.$B$3]+[.E909]-[.F909]" office:value-type="float" office:value="3221.5" calcext:value-type="float">
            <text:p>3221,5</text:p>
          </table:table-cell>
          <table:table-cell table:formula="of:=[.B909]-[.A909]" office:value-type="float" office:value="-874.5" calcext:value-type="float">
            <text:p>-874,5</text:p>
          </table:table-cell>
          <table:table-cell table:formula="of:=[.C908]" office:value-type="float" office:value="-423.5" calcext:value-type="float">
            <text:p>-423,5</text:p>
          </table:table-cell>
          <table:table-cell table:formula="of:=[.D909]*2" office:value-type="float" office:value="-847" calcext:value-type="float">
            <text:p>-847,0</text:p>
          </table:table-cell>
          <table:table-cell table:formula="of:=[.D908]" office:value-type="float" office:value="-2021" calcext:value-type="float">
            <text:p>-2021,0</text:p>
          </table:table-cell>
          <table:table-cell table:number-columns-repeated="3"/>
        </table:table-row>
        <table:table-row table:style-name="ro1">
          <table:table-cell table:formula="of:=IF([.B910]&gt;=0;1;-1)*(2^[.$D$3])" office:value-type="float" office:value="4096" calcext:value-type="float">
            <text:p>4096</text:p>
          </table:table-cell>
          <table:table-cell table:formula="of:=[.$B$3]+[.E910]-[.F910]" office:value-type="float" office:value="722" calcext:value-type="float">
            <text:p>722,0</text:p>
          </table:table-cell>
          <table:table-cell table:formula="of:=[.B910]-[.A910]" office:value-type="float" office:value="-3374" calcext:value-type="float">
            <text:p>-3374,0</text:p>
          </table:table-cell>
          <table:table-cell table:formula="of:=[.C909]" office:value-type="float" office:value="-874.5" calcext:value-type="float">
            <text:p>-874,5</text:p>
          </table:table-cell>
          <table:table-cell table:formula="of:=[.D910]*2" office:value-type="float" office:value="-1749" calcext:value-type="float">
            <text:p>-1749,0</text:p>
          </table:table-cell>
          <table:table-cell table:formula="of:=[.D909]" office:value-type="float" office:value="-423.5" calcext:value-type="float">
            <text:p>-423,5</text:p>
          </table:table-cell>
          <table:table-cell table:number-columns-repeated="3"/>
        </table:table-row>
        <table:table-row table:style-name="ro1">
          <table:table-cell table:formula="of:=IF([.B911]&gt;=0;1;-1)*(2^[.$D$3])" office:value-type="float" office:value="-4096" calcext:value-type="float">
            <text:p>-4096</text:p>
          </table:table-cell>
          <table:table-cell table:formula="of:=[.$B$3]+[.E911]-[.F911]" office:value-type="float" office:value="-3826" calcext:value-type="float">
            <text:p>-3826,0</text:p>
          </table:table-cell>
          <table:table-cell table:formula="of:=[.B911]-[.A911]" office:value-type="float" office:value="270" calcext:value-type="float">
            <text:p>270,0</text:p>
          </table:table-cell>
          <table:table-cell table:formula="of:=[.C910]" office:value-type="float" office:value="-3374" calcext:value-type="float">
            <text:p>-3374,0</text:p>
          </table:table-cell>
          <table:table-cell table:formula="of:=[.D911]*2" office:value-type="float" office:value="-6748" calcext:value-type="float">
            <text:p>-6748,0</text:p>
          </table:table-cell>
          <table:table-cell table:formula="of:=[.D910]" office:value-type="float" office:value="-874.5" calcext:value-type="float">
            <text:p>-874,5</text:p>
          </table:table-cell>
          <table:table-cell table:number-columns-repeated="3"/>
        </table:table-row>
        <table:table-row table:style-name="ro1">
          <table:table-cell table:formula="of:=IF([.B912]&gt;=0;1;-1)*(2^[.$D$3])" office:value-type="float" office:value="4096" calcext:value-type="float">
            <text:p>4096</text:p>
          </table:table-cell>
          <table:table-cell table:formula="of:=[.$B$3]+[.E912]-[.F912]" office:value-type="float" office:value="5961.5" calcext:value-type="float">
            <text:p>5961,5</text:p>
          </table:table-cell>
          <table:table-cell table:formula="of:=[.B912]-[.A912]" office:value-type="float" office:value="1865.5" calcext:value-type="float">
            <text:p>1865,5</text:p>
          </table:table-cell>
          <table:table-cell table:formula="of:=[.C911]" office:value-type="float" office:value="270" calcext:value-type="float">
            <text:p>270,0</text:p>
          </table:table-cell>
          <table:table-cell table:formula="of:=[.D912]*2" office:value-type="float" office:value="540" calcext:value-type="float">
            <text:p>540,0</text:p>
          </table:table-cell>
          <table:table-cell table:formula="of:=[.D911]" office:value-type="float" office:value="-3374" calcext:value-type="float">
            <text:p>-3374,0</text:p>
          </table:table-cell>
          <table:table-cell table:number-columns-repeated="3"/>
        </table:table-row>
        <table:table-row table:style-name="ro1">
          <table:table-cell table:formula="of:=IF([.B913]&gt;=0;1;-1)*(2^[.$D$3])" office:value-type="float" office:value="4096" calcext:value-type="float">
            <text:p>4096</text:p>
          </table:table-cell>
          <table:table-cell table:formula="of:=[.$B$3]+[.E913]-[.F913]" office:value-type="float" office:value="5508.5" calcext:value-type="float">
            <text:p>5508,5</text:p>
          </table:table-cell>
          <table:table-cell table:formula="of:=[.B913]-[.A913]" office:value-type="float" office:value="1412.5" calcext:value-type="float">
            <text:p>1412,5</text:p>
          </table:table-cell>
          <table:table-cell table:formula="of:=[.C912]" office:value-type="float" office:value="1865.5" calcext:value-type="float">
            <text:p>1865,5</text:p>
          </table:table-cell>
          <table:table-cell table:formula="of:=[.D913]*2" office:value-type="float" office:value="3731" calcext:value-type="float">
            <text:p>3731,0</text:p>
          </table:table-cell>
          <table:table-cell table:formula="of:=[.D912]" office:value-type="float" office:value="270" calcext:value-type="float">
            <text:p>270,0</text:p>
          </table:table-cell>
          <table:table-cell table:number-columns-repeated="3"/>
        </table:table-row>
        <table:table-row table:style-name="ro1">
          <table:table-cell table:formula="of:=IF([.B914]&gt;=0;1;-1)*(2^[.$D$3])" office:value-type="float" office:value="4096" calcext:value-type="float">
            <text:p>4096</text:p>
          </table:table-cell>
          <table:table-cell table:formula="of:=[.$B$3]+[.E914]-[.F914]" office:value-type="float" office:value="3007" calcext:value-type="float">
            <text:p>3007,0</text:p>
          </table:table-cell>
          <table:table-cell table:formula="of:=[.B914]-[.A914]" office:value-type="float" office:value="-1089" calcext:value-type="float">
            <text:p>-1089,0</text:p>
          </table:table-cell>
          <table:table-cell table:formula="of:=[.C913]" office:value-type="float" office:value="1412.5" calcext:value-type="float">
            <text:p>1412,5</text:p>
          </table:table-cell>
          <table:table-cell table:formula="of:=[.D914]*2" office:value-type="float" office:value="2825" calcext:value-type="float">
            <text:p>2825,0</text:p>
          </table:table-cell>
          <table:table-cell table:formula="of:=[.D913]" office:value-type="float" office:value="1865.5" calcext:value-type="float">
            <text:p>1865,5</text:p>
          </table:table-cell>
          <table:table-cell table:number-columns-repeated="3"/>
        </table:table-row>
        <table:table-row table:style-name="ro1">
          <table:table-cell table:formula="of:=IF([.B915]&gt;=0;1;-1)*(2^[.$D$3])" office:value-type="float" office:value="-4096" calcext:value-type="float">
            <text:p>-4096</text:p>
          </table:table-cell>
          <table:table-cell table:formula="of:=[.$B$3]+[.E915]-[.F915]" office:value-type="float" office:value="-1543" calcext:value-type="float">
            <text:p>-1543,0</text:p>
          </table:table-cell>
          <table:table-cell table:formula="of:=[.B915]-[.A915]" office:value-type="float" office:value="2553" calcext:value-type="float">
            <text:p>2553,0</text:p>
          </table:table-cell>
          <table:table-cell table:formula="of:=[.C914]" office:value-type="float" office:value="-1089" calcext:value-type="float">
            <text:p>-1089,0</text:p>
          </table:table-cell>
          <table:table-cell table:formula="of:=[.D915]*2" office:value-type="float" office:value="-2178" calcext:value-type="float">
            <text:p>-2178,0</text:p>
          </table:table-cell>
          <table:table-cell table:formula="of:=[.D914]" office:value-type="float" office:value="1412.5" calcext:value-type="float">
            <text:p>1412,5</text:p>
          </table:table-cell>
          <table:table-cell table:number-columns-repeated="3"/>
        </table:table-row>
        <table:table-row table:style-name="ro1">
          <table:table-cell table:formula="of:=IF([.B916]&gt;=0;1;-1)*(2^[.$D$3])" office:value-type="float" office:value="4096" calcext:value-type="float">
            <text:p>4096</text:p>
          </table:table-cell>
          <table:table-cell table:formula="of:=[.$B$3]+[.E916]-[.F916]" office:value-type="float" office:value="8242.5" calcext:value-type="float">
            <text:p>8242,5</text:p>
          </table:table-cell>
          <table:table-cell table:formula="of:=[.B916]-[.A916]" office:value-type="float" office:value="4146.5" calcext:value-type="float">
            <text:p>4146,5</text:p>
          </table:table-cell>
          <table:table-cell table:formula="of:=[.C915]" office:value-type="float" office:value="2553" calcext:value-type="float">
            <text:p>2553,0</text:p>
          </table:table-cell>
          <table:table-cell table:formula="of:=[.D916]*2" office:value-type="float" office:value="5106" calcext:value-type="float">
            <text:p>5106,0</text:p>
          </table:table-cell>
          <table:table-cell table:formula="of:=[.D915]" office:value-type="float" office:value="-1089" calcext:value-type="float">
            <text:p>-1089,0</text:p>
          </table:table-cell>
          <table:table-cell table:number-columns-repeated="3"/>
        </table:table-row>
        <table:table-row table:style-name="ro1">
          <table:table-cell table:formula="of:=IF([.B917]&gt;=0;1;-1)*(2^[.$D$3])" office:value-type="float" office:value="4096" calcext:value-type="float">
            <text:p>4096</text:p>
          </table:table-cell>
          <table:table-cell table:formula="of:=[.$B$3]+[.E917]-[.F917]" office:value-type="float" office:value="7787.5" calcext:value-type="float">
            <text:p>7787,5</text:p>
          </table:table-cell>
          <table:table-cell table:formula="of:=[.B917]-[.A917]" office:value-type="float" office:value="3691.5" calcext:value-type="float">
            <text:p>3691,5</text:p>
          </table:table-cell>
          <table:table-cell table:formula="of:=[.C916]" office:value-type="float" office:value="4146.5" calcext:value-type="float">
            <text:p>4146,5</text:p>
          </table:table-cell>
          <table:table-cell table:formula="of:=[.D917]*2" office:value-type="float" office:value="8293" calcext:value-type="float">
            <text:p>8293,0</text:p>
          </table:table-cell>
          <table:table-cell table:formula="of:=[.D916]" office:value-type="float" office:value="2553" calcext:value-type="float">
            <text:p>2553,0</text:p>
          </table:table-cell>
          <table:table-cell table:number-columns-repeated="3"/>
        </table:table-row>
        <table:table-row table:style-name="ro1">
          <table:table-cell table:formula="of:=IF([.B918]&gt;=0;1;-1)*(2^[.$D$3])" office:value-type="float" office:value="4096" calcext:value-type="float">
            <text:p>4096</text:p>
          </table:table-cell>
          <table:table-cell table:formula="of:=[.$B$3]+[.E918]-[.F918]" office:value-type="float" office:value="5284" calcext:value-type="float">
            <text:p>5284,0</text:p>
          </table:table-cell>
          <table:table-cell table:formula="of:=[.B918]-[.A918]" office:value-type="float" office:value="1188" calcext:value-type="float">
            <text:p>1188,0</text:p>
          </table:table-cell>
          <table:table-cell table:formula="of:=[.C917]" office:value-type="float" office:value="3691.5" calcext:value-type="float">
            <text:p>3691,5</text:p>
          </table:table-cell>
          <table:table-cell table:formula="of:=[.D918]*2" office:value-type="float" office:value="7383" calcext:value-type="float">
            <text:p>7383,0</text:p>
          </table:table-cell>
          <table:table-cell table:formula="of:=[.D917]" office:value-type="float" office:value="4146.5" calcext:value-type="float">
            <text:p>4146,5</text:p>
          </table:table-cell>
          <table:table-cell table:number-columns-repeated="3"/>
        </table:table-row>
        <table:table-row table:style-name="ro1">
          <table:table-cell table:formula="of:=IF([.B919]&gt;=0;1;-1)*(2^[.$D$3])" office:value-type="float" office:value="4096" calcext:value-type="float">
            <text:p>4096</text:p>
          </table:table-cell>
          <table:table-cell table:formula="of:=[.$B$3]+[.E919]-[.F919]" office:value-type="float" office:value="732" calcext:value-type="float">
            <text:p>732,0</text:p>
          </table:table-cell>
          <table:table-cell table:formula="of:=[.B919]-[.A919]" office:value-type="float" office:value="-3364" calcext:value-type="float">
            <text:p>-3364,0</text:p>
          </table:table-cell>
          <table:table-cell table:formula="of:=[.C918]" office:value-type="float" office:value="1188" calcext:value-type="float">
            <text:p>1188,0</text:p>
          </table:table-cell>
          <table:table-cell table:formula="of:=[.D919]*2" office:value-type="float" office:value="2376" calcext:value-type="float">
            <text:p>2376,0</text:p>
          </table:table-cell>
          <table:table-cell table:formula="of:=[.D918]" office:value-type="float" office:value="3691.5" calcext:value-type="float">
            <text:p>3691,5</text:p>
          </table:table-cell>
          <table:table-cell table:number-columns-repeated="3"/>
        </table:table-row>
        <table:table-row table:style-name="ro1">
          <table:table-cell table:formula="of:=IF([.B920]&gt;=0;1;-1)*(2^[.$D$3])" office:value-type="float" office:value="-4096" calcext:value-type="float">
            <text:p>-4096</text:p>
          </table:table-cell>
          <table:table-cell table:formula="of:=[.$B$3]+[.E920]-[.F920]" office:value-type="float" office:value="-5868.5" calcext:value-type="float">
            <text:p>-5868,5</text:p>
          </table:table-cell>
          <table:table-cell table:formula="of:=[.B920]-[.A920]" office:value-type="float" office:value="-1772.5" calcext:value-type="float">
            <text:p>-1772,5</text:p>
          </table:table-cell>
          <table:table-cell table:formula="of:=[.C919]" office:value-type="float" office:value="-3364" calcext:value-type="float">
            <text:p>-3364,0</text:p>
          </table:table-cell>
          <table:table-cell table:formula="of:=[.D920]*2" office:value-type="float" office:value="-6728" calcext:value-type="float">
            <text:p>-6728,0</text:p>
          </table:table-cell>
          <table:table-cell table:formula="of:=[.D919]" office:value-type="float" office:value="1188" calcext:value-type="float">
            <text:p>1188,0</text:p>
          </table:table-cell>
          <table:table-cell table:number-columns-repeated="3"/>
        </table:table-row>
        <table:table-row table:style-name="ro1">
          <table:table-cell table:formula="of:=IF([.B921]&gt;=0;1;-1)*(2^[.$D$3])" office:value-type="float" office:value="4096" calcext:value-type="float">
            <text:p>4096</text:p>
          </table:table-cell>
          <table:table-cell table:formula="of:=[.$B$3]+[.E921]-[.F921]" office:value-type="float" office:value="1866.5" calcext:value-type="float">
            <text:p>1866,5</text:p>
          </table:table-cell>
          <table:table-cell table:formula="of:=[.B921]-[.A921]" office:value-type="float" office:value="-2229.5" calcext:value-type="float">
            <text:p>-2229,5</text:p>
          </table:table-cell>
          <table:table-cell table:formula="of:=[.C920]" office:value-type="float" office:value="-1772.5" calcext:value-type="float">
            <text:p>-1772,5</text:p>
          </table:table-cell>
          <table:table-cell table:formula="of:=[.D921]*2" office:value-type="float" office:value="-3545" calcext:value-type="float">
            <text:p>-3545,0</text:p>
          </table:table-cell>
          <table:table-cell table:formula="of:=[.D920]" office:value-type="float" office:value="-3364" calcext:value-type="float">
            <text:p>-3364,0</text:p>
          </table:table-cell>
          <table:table-cell table:number-columns-repeated="3"/>
        </table:table-row>
        <table:table-row table:style-name="ro1">
          <table:table-cell table:formula="of:=IF([.B922]&gt;=0;1;-1)*(2^[.$D$3])" office:value-type="float" office:value="-4096" calcext:value-type="float">
            <text:p>-4096</text:p>
          </table:table-cell>
          <table:table-cell table:formula="of:=[.$B$3]+[.E922]-[.F922]" office:value-type="float" office:value="-639" calcext:value-type="float">
            <text:p>-639,0</text:p>
          </table:table-cell>
          <table:table-cell table:formula="of:=[.B922]-[.A922]" office:value-type="float" office:value="3457" calcext:value-type="float">
            <text:p>3457,0</text:p>
          </table:table-cell>
          <table:table-cell table:formula="of:=[.C921]" office:value-type="float" office:value="-2229.5" calcext:value-type="float">
            <text:p>-2229,5</text:p>
          </table:table-cell>
          <table:table-cell table:formula="of:=[.D922]*2" office:value-type="float" office:value="-4459" calcext:value-type="float">
            <text:p>-4459,0</text:p>
          </table:table-cell>
          <table:table-cell table:formula="of:=[.D921]" office:value-type="float" office:value="-1772.5" calcext:value-type="float">
            <text:p>-1772,5</text:p>
          </table:table-cell>
          <table:table-cell table:number-columns-repeated="3"/>
        </table:table-row>
        <table:table-row table:style-name="ro1">
          <table:table-cell table:formula="of:=IF([.B923]&gt;=0;1;-1)*(2^[.$D$3])" office:value-type="float" office:value="4096" calcext:value-type="float">
            <text:p>4096</text:p>
          </table:table-cell>
          <table:table-cell table:formula="of:=[.$B$3]+[.E923]-[.F923]" office:value-type="float" office:value="11191" calcext:value-type="float">
            <text:p>11191,0</text:p>
          </table:table-cell>
          <table:table-cell table:formula="of:=[.B923]-[.A923]" office:value-type="float" office:value="7095" calcext:value-type="float">
            <text:p>7095,0</text:p>
          </table:table-cell>
          <table:table-cell table:formula="of:=[.C922]" office:value-type="float" office:value="3457" calcext:value-type="float">
            <text:p>3457,0</text:p>
          </table:table-cell>
          <table:table-cell table:formula="of:=[.D923]*2" office:value-type="float" office:value="6914" calcext:value-type="float">
            <text:p>6914,0</text:p>
          </table:table-cell>
          <table:table-cell table:formula="of:=[.D922]" office:value-type="float" office:value="-2229.5" calcext:value-type="float">
            <text:p>-2229,5</text:p>
          </table:table-cell>
          <table:table-cell table:number-columns-repeated="3"/>
        </table:table-row>
        <table:table-row table:style-name="ro1">
          <table:table-cell table:formula="of:=IF([.B924]&gt;=0;1;-1)*(2^[.$D$3])" office:value-type="float" office:value="4096" calcext:value-type="float">
            <text:p>4096</text:p>
          </table:table-cell>
          <table:table-cell table:formula="of:=[.$B$3]+[.E924]-[.F924]" office:value-type="float" office:value="12780.5" calcext:value-type="float">
            <text:p>12780,5</text:p>
          </table:table-cell>
          <table:table-cell table:formula="of:=[.B924]-[.A924]" office:value-type="float" office:value="8684.5" calcext:value-type="float">
            <text:p>8684,5</text:p>
          </table:table-cell>
          <table:table-cell table:formula="of:=[.C923]" office:value-type="float" office:value="7095" calcext:value-type="float">
            <text:p>7095,0</text:p>
          </table:table-cell>
          <table:table-cell table:formula="of:=[.D924]*2" office:value-type="float" office:value="14190" calcext:value-type="float">
            <text:p>14190,0</text:p>
          </table:table-cell>
          <table:table-cell table:formula="of:=[.D923]" office:value-type="float" office:value="3457" calcext:value-type="float">
            <text:p>3457,0</text:p>
          </table:table-cell>
          <table:table-cell table:number-columns-repeated="3"/>
        </table:table-row>
        <table:table-row table:style-name="ro1">
          <table:table-cell table:formula="of:=IF([.B925]&gt;=0;1;-1)*(2^[.$D$3])" office:value-type="float" office:value="4096" calcext:value-type="float">
            <text:p>4096</text:p>
          </table:table-cell>
          <table:table-cell table:formula="of:=[.$B$3]+[.E925]-[.F925]" office:value-type="float" office:value="12321.5" calcext:value-type="float">
            <text:p>12321,5</text:p>
          </table:table-cell>
          <table:table-cell table:formula="of:=[.B925]-[.A925]" office:value-type="float" office:value="8225.5" calcext:value-type="float">
            <text:p>8225,5</text:p>
          </table:table-cell>
          <table:table-cell table:formula="of:=[.C924]" office:value-type="float" office:value="8684.5" calcext:value-type="float">
            <text:p>8684,5</text:p>
          </table:table-cell>
          <table:table-cell table:formula="of:=[.D925]*2" office:value-type="float" office:value="17369" calcext:value-type="float">
            <text:p>17369,0</text:p>
          </table:table-cell>
          <table:table-cell table:formula="of:=[.D924]" office:value-type="float" office:value="7095" calcext:value-type="float">
            <text:p>7095,0</text:p>
          </table:table-cell>
          <table:table-cell table:number-columns-repeated="3"/>
        </table:table-row>
        <table:table-row table:style-name="ro1">
          <table:table-cell table:formula="of:=IF([.B926]&gt;=0;1;-1)*(2^[.$D$3])" office:value-type="float" office:value="4096" calcext:value-type="float">
            <text:p>4096</text:p>
          </table:table-cell>
          <table:table-cell table:formula="of:=[.$B$3]+[.E926]-[.F926]" office:value-type="float" office:value="9814" calcext:value-type="float">
            <text:p>9814,0</text:p>
          </table:table-cell>
          <table:table-cell table:formula="of:=[.B926]-[.A926]" office:value-type="float" office:value="5718" calcext:value-type="float">
            <text:p>5718,0</text:p>
          </table:table-cell>
          <table:table-cell table:formula="of:=[.C925]" office:value-type="float" office:value="8225.5" calcext:value-type="float">
            <text:p>8225,5</text:p>
          </table:table-cell>
          <table:table-cell table:formula="of:=[.D926]*2" office:value-type="float" office:value="16451" calcext:value-type="float">
            <text:p>16451,0</text:p>
          </table:table-cell>
          <table:table-cell table:formula="of:=[.D925]" office:value-type="float" office:value="8684.5" calcext:value-type="float">
            <text:p>8684,5</text:p>
          </table:table-cell>
          <table:table-cell table:number-columns-repeated="3"/>
        </table:table-row>
        <table:table-row table:style-name="ro1">
          <table:table-cell table:formula="of:=IF([.B927]&gt;=0;1;-1)*(2^[.$D$3])" office:value-type="float" office:value="4096" calcext:value-type="float">
            <text:p>4096</text:p>
          </table:table-cell>
          <table:table-cell table:formula="of:=[.$B$3]+[.E927]-[.F927]" office:value-type="float" office:value="5258" calcext:value-type="float">
            <text:p>5258,0</text:p>
          </table:table-cell>
          <table:table-cell table:formula="of:=[.B927]-[.A927]" office:value-type="float" office:value="1162" calcext:value-type="float">
            <text:p>1162,0</text:p>
          </table:table-cell>
          <table:table-cell table:formula="of:=[.C926]" office:value-type="float" office:value="5718" calcext:value-type="float">
            <text:p>5718,0</text:p>
          </table:table-cell>
          <table:table-cell table:formula="of:=[.D927]*2" office:value-type="float" office:value="11436" calcext:value-type="float">
            <text:p>11436,0</text:p>
          </table:table-cell>
          <table:table-cell table:formula="of:=[.D926]" office:value-type="float" office:value="8225.5" calcext:value-type="float">
            <text:p>8225,5</text:p>
          </table:table-cell>
          <table:table-cell table:number-columns-repeated="3"/>
        </table:table-row>
        <table:table-row table:style-name="ro1">
          <table:table-cell table:formula="of:=IF([.B928]&gt;=0;1;-1)*(2^[.$D$3])" office:value-type="float" office:value="-4096" calcext:value-type="float">
            <text:p>-4096</text:p>
          </table:table-cell>
          <table:table-cell table:formula="of:=[.$B$3]+[.E928]-[.F928]" office:value-type="float" office:value="-1346.5" calcext:value-type="float">
            <text:p>-1346,5</text:p>
          </table:table-cell>
          <table:table-cell table:formula="of:=[.B928]-[.A928]" office:value-type="float" office:value="2749.5" calcext:value-type="float">
            <text:p>2749,5</text:p>
          </table:table-cell>
          <table:table-cell table:formula="of:=[.C927]" office:value-type="float" office:value="1162" calcext:value-type="float">
            <text:p>1162,0</text:p>
          </table:table-cell>
          <table:table-cell table:formula="of:=[.D928]*2" office:value-type="float" office:value="2324" calcext:value-type="float">
            <text:p>2324,0</text:p>
          </table:table-cell>
          <table:table-cell table:formula="of:=[.D927]" office:value-type="float" office:value="5718" calcext:value-type="float">
            <text:p>5718,0</text:p>
          </table:table-cell>
          <table:table-cell table:number-columns-repeated="3"/>
        </table:table-row>
        <table:table-row table:style-name="ro1">
          <table:table-cell table:formula="of:=IF([.B929]&gt;=0;1;-1)*(2^[.$D$3])" office:value-type="float" office:value="4096" calcext:value-type="float">
            <text:p>4096</text:p>
          </table:table-cell>
          <table:table-cell table:formula="of:=[.$B$3]+[.E929]-[.F929]" office:value-type="float" office:value="6384.5" calcext:value-type="float">
            <text:p>6384,5</text:p>
          </table:table-cell>
          <table:table-cell table:formula="of:=[.B929]-[.A929]" office:value-type="float" office:value="2288.5" calcext:value-type="float">
            <text:p>2288,5</text:p>
          </table:table-cell>
          <table:table-cell table:formula="of:=[.C928]" office:value-type="float" office:value="2749.5" calcext:value-type="float">
            <text:p>2749,5</text:p>
          </table:table-cell>
          <table:table-cell table:formula="of:=[.D929]*2" office:value-type="float" office:value="5499" calcext:value-type="float">
            <text:p>5499,0</text:p>
          </table:table-cell>
          <table:table-cell table:formula="of:=[.D928]" office:value-type="float" office:value="1162" calcext:value-type="float">
            <text:p>1162,0</text:p>
          </table:table-cell>
          <table:table-cell table:number-columns-repeated="3"/>
        </table:table-row>
        <table:table-row table:style-name="ro1">
          <table:table-cell table:formula="of:=IF([.B930]&gt;=0;1;-1)*(2^[.$D$3])" office:value-type="float" office:value="4096" calcext:value-type="float">
            <text:p>4096</text:p>
          </table:table-cell>
          <table:table-cell table:formula="of:=[.$B$3]+[.E930]-[.F930]" office:value-type="float" office:value="3875" calcext:value-type="float">
            <text:p>3875,0</text:p>
          </table:table-cell>
          <table:table-cell table:formula="of:=[.B930]-[.A930]" office:value-type="float" office:value="-221" calcext:value-type="float">
            <text:p>-221,0</text:p>
          </table:table-cell>
          <table:table-cell table:formula="of:=[.C929]" office:value-type="float" office:value="2288.5" calcext:value-type="float">
            <text:p>2288,5</text:p>
          </table:table-cell>
          <table:table-cell table:formula="of:=[.D930]*2" office:value-type="float" office:value="4577" calcext:value-type="float">
            <text:p>4577,0</text:p>
          </table:table-cell>
          <table:table-cell table:formula="of:=[.D929]" office:value-type="float" office:value="2749.5" calcext:value-type="float">
            <text:p>2749,5</text:p>
          </table:table-cell>
          <table:table-cell table:number-columns-repeated="3"/>
        </table:table-row>
        <table:table-row table:style-name="ro1">
          <table:table-cell table:formula="of:=IF([.B931]&gt;=0;1;-1)*(2^[.$D$3])" office:value-type="float" office:value="-4096" calcext:value-type="float">
            <text:p>-4096</text:p>
          </table:table-cell>
          <table:table-cell table:formula="of:=[.$B$3]+[.E931]-[.F931]" office:value-type="float" office:value="-683" calcext:value-type="float">
            <text:p>-683,0</text:p>
          </table:table-cell>
          <table:table-cell table:formula="of:=[.B931]-[.A931]" office:value-type="float" office:value="3413" calcext:value-type="float">
            <text:p>3413,0</text:p>
          </table:table-cell>
          <table:table-cell table:formula="of:=[.C930]" office:value-type="float" office:value="-221" calcext:value-type="float">
            <text:p>-221,0</text:p>
          </table:table-cell>
          <table:table-cell table:formula="of:=[.D931]*2" office:value-type="float" office:value="-442" calcext:value-type="float">
            <text:p>-442,0</text:p>
          </table:table-cell>
          <table:table-cell table:formula="of:=[.D930]" office:value-type="float" office:value="2288.5" calcext:value-type="float">
            <text:p>2288,5</text:p>
          </table:table-cell>
          <table:table-cell table:number-columns-repeated="3"/>
        </table:table-row>
        <table:table-row table:style-name="ro1">
          <table:table-cell table:formula="of:=IF([.B932]&gt;=0;1;-1)*(2^[.$D$3])" office:value-type="float" office:value="4096" calcext:value-type="float">
            <text:p>4096</text:p>
          </table:table-cell>
          <table:table-cell table:formula="of:=[.$B$3]+[.E932]-[.F932]" office:value-type="float" office:value="9094.5" calcext:value-type="float">
            <text:p>9094,5</text:p>
          </table:table-cell>
          <table:table-cell table:formula="of:=[.B932]-[.A932]" office:value-type="float" office:value="4998.5" calcext:value-type="float">
            <text:p>4998,5</text:p>
          </table:table-cell>
          <table:table-cell table:formula="of:=[.C931]" office:value-type="float" office:value="3413" calcext:value-type="float">
            <text:p>3413,0</text:p>
          </table:table-cell>
          <table:table-cell table:formula="of:=[.D932]*2" office:value-type="float" office:value="6826" calcext:value-type="float">
            <text:p>6826,0</text:p>
          </table:table-cell>
          <table:table-cell table:formula="of:=[.D931]" office:value-type="float" office:value="-221" calcext:value-type="float">
            <text:p>-221,0</text:p>
          </table:table-cell>
          <table:table-cell table:number-columns-repeated="3"/>
        </table:table-row>
        <table:table-row table:style-name="ro1">
          <table:table-cell table:formula="of:=IF([.B933]&gt;=0;1;-1)*(2^[.$D$3])" office:value-type="float" office:value="4096" calcext:value-type="float">
            <text:p>4096</text:p>
          </table:table-cell>
          <table:table-cell table:formula="of:=[.$B$3]+[.E933]-[.F933]" office:value-type="float" office:value="8631.5" calcext:value-type="float">
            <text:p>8631,5</text:p>
          </table:table-cell>
          <table:table-cell table:formula="of:=[.B933]-[.A933]" office:value-type="float" office:value="4535.5" calcext:value-type="float">
            <text:p>4535,5</text:p>
          </table:table-cell>
          <table:table-cell table:formula="of:=[.C932]" office:value-type="float" office:value="4998.5" calcext:value-type="float">
            <text:p>4998,5</text:p>
          </table:table-cell>
          <table:table-cell table:formula="of:=[.D933]*2" office:value-type="float" office:value="9997" calcext:value-type="float">
            <text:p>9997,0</text:p>
          </table:table-cell>
          <table:table-cell table:formula="of:=[.D932]" office:value-type="float" office:value="3413" calcext:value-type="float">
            <text:p>3413,0</text:p>
          </table:table-cell>
          <table:table-cell table:number-columns-repeated="3"/>
        </table:table-row>
        <table:table-row table:style-name="ro1">
          <table:table-cell table:formula="of:=IF([.B934]&gt;=0;1;-1)*(2^[.$D$3])" office:value-type="float" office:value="4096" calcext:value-type="float">
            <text:p>4096</text:p>
          </table:table-cell>
          <table:table-cell table:formula="of:=[.$B$3]+[.E934]-[.F934]" office:value-type="float" office:value="6120" calcext:value-type="float">
            <text:p>6120,0</text:p>
          </table:table-cell>
          <table:table-cell table:formula="of:=[.B934]-[.A934]" office:value-type="float" office:value="2024" calcext:value-type="float">
            <text:p>2024,0</text:p>
          </table:table-cell>
          <table:table-cell table:formula="of:=[.C933]" office:value-type="float" office:value="4535.5" calcext:value-type="float">
            <text:p>4535,5</text:p>
          </table:table-cell>
          <table:table-cell table:formula="of:=[.D934]*2" office:value-type="float" office:value="9071" calcext:value-type="float">
            <text:p>9071,0</text:p>
          </table:table-cell>
          <table:table-cell table:formula="of:=[.D933]" office:value-type="float" office:value="4998.5" calcext:value-type="float">
            <text:p>4998,5</text:p>
          </table:table-cell>
          <table:table-cell table:number-columns-repeated="3"/>
        </table:table-row>
        <table:table-row table:style-name="ro1">
          <table:table-cell table:formula="of:=IF([.B935]&gt;=0;1;-1)*(2^[.$D$3])" office:value-type="float" office:value="4096" calcext:value-type="float">
            <text:p>4096</text:p>
          </table:table-cell>
          <table:table-cell table:formula="of:=[.$B$3]+[.E935]-[.F935]" office:value-type="float" office:value="1560" calcext:value-type="float">
            <text:p>1560,0</text:p>
          </table:table-cell>
          <table:table-cell table:formula="of:=[.B935]-[.A935]" office:value-type="float" office:value="-2536" calcext:value-type="float">
            <text:p>-2536,0</text:p>
          </table:table-cell>
          <table:table-cell table:formula="of:=[.C934]" office:value-type="float" office:value="2024" calcext:value-type="float">
            <text:p>2024,0</text:p>
          </table:table-cell>
          <table:table-cell table:formula="of:=[.D935]*2" office:value-type="float" office:value="4048" calcext:value-type="float">
            <text:p>4048,0</text:p>
          </table:table-cell>
          <table:table-cell table:formula="of:=[.D934]" office:value-type="float" office:value="4535.5" calcext:value-type="float">
            <text:p>4535,5</text:p>
          </table:table-cell>
          <table:table-cell table:number-columns-repeated="3"/>
        </table:table-row>
        <table:table-row table:style-name="ro1">
          <table:table-cell table:formula="of:=IF([.B936]&gt;=0;1;-1)*(2^[.$D$3])" office:value-type="float" office:value="-4096" calcext:value-type="float">
            <text:p>-4096</text:p>
          </table:table-cell>
          <table:table-cell table:formula="of:=[.$B$3]+[.E936]-[.F936]" office:value-type="float" office:value="-5048.5" calcext:value-type="float">
            <text:p>-5048,5</text:p>
          </table:table-cell>
          <table:table-cell table:formula="of:=[.B936]-[.A936]" office:value-type="float" office:value="-952.5" calcext:value-type="float">
            <text:p>-952,5</text:p>
          </table:table-cell>
          <table:table-cell table:formula="of:=[.C935]" office:value-type="float" office:value="-2536" calcext:value-type="float">
            <text:p>-2536,0</text:p>
          </table:table-cell>
          <table:table-cell table:formula="of:=[.D936]*2" office:value-type="float" office:value="-5072" calcext:value-type="float">
            <text:p>-5072,0</text:p>
          </table:table-cell>
          <table:table-cell table:formula="of:=[.D935]" office:value-type="float" office:value="2024" calcext:value-type="float">
            <text:p>2024,0</text:p>
          </table:table-cell>
          <table:table-cell table:number-columns-repeated="3"/>
        </table:table-row>
        <table:table-row table:style-name="ro1">
          <table:table-cell table:formula="of:=IF([.B937]&gt;=0;1;-1)*(2^[.$D$3])" office:value-type="float" office:value="4096" calcext:value-type="float">
            <text:p>4096</text:p>
          </table:table-cell>
          <table:table-cell table:formula="of:=[.$B$3]+[.E937]-[.F937]" office:value-type="float" office:value="2678.5" calcext:value-type="float">
            <text:p>2678,5</text:p>
          </table:table-cell>
          <table:table-cell table:formula="of:=[.B937]-[.A937]" office:value-type="float" office:value="-1417.5" calcext:value-type="float">
            <text:p>-1417,5</text:p>
          </table:table-cell>
          <table:table-cell table:formula="of:=[.C936]" office:value-type="float" office:value="-952.5" calcext:value-type="float">
            <text:p>-952,5</text:p>
          </table:table-cell>
          <table:table-cell table:formula="of:=[.D937]*2" office:value-type="float" office:value="-1905" calcext:value-type="float">
            <text:p>-1905,0</text:p>
          </table:table-cell>
          <table:table-cell table:formula="of:=[.D936]" office:value-type="float" office:value="-2536" calcext:value-type="float">
            <text:p>-2536,0</text:p>
          </table:table-cell>
          <table:table-cell table:number-columns-repeated="3"/>
        </table:table-row>
        <table:table-row table:style-name="ro1">
          <table:table-cell table:formula="of:=IF([.B938]&gt;=0;1;-1)*(2^[.$D$3])" office:value-type="float" office:value="4096" calcext:value-type="float">
            <text:p>4096</text:p>
          </table:table-cell>
          <table:table-cell table:formula="of:=[.$B$3]+[.E938]-[.F938]" office:value-type="float" office:value="165" calcext:value-type="float">
            <text:p>165,0</text:p>
          </table:table-cell>
          <table:table-cell table:formula="of:=[.B938]-[.A938]" office:value-type="float" office:value="-3931" calcext:value-type="float">
            <text:p>-3931,0</text:p>
          </table:table-cell>
          <table:table-cell table:formula="of:=[.C937]" office:value-type="float" office:value="-1417.5" calcext:value-type="float">
            <text:p>-1417,5</text:p>
          </table:table-cell>
          <table:table-cell table:formula="of:=[.D938]*2" office:value-type="float" office:value="-2835" calcext:value-type="float">
            <text:p>-2835,0</text:p>
          </table:table-cell>
          <table:table-cell table:formula="of:=[.D937]" office:value-type="float" office:value="-952.5" calcext:value-type="float">
            <text:p>-952,5</text:p>
          </table:table-cell>
          <table:table-cell table:number-columns-repeated="3"/>
        </table:table-row>
        <table:table-row table:style-name="ro1">
          <table:table-cell table:formula="of:=IF([.B939]&gt;=0;1;-1)*(2^[.$D$3])" office:value-type="float" office:value="-4096" calcext:value-type="float">
            <text:p>-4096</text:p>
          </table:table-cell>
          <table:table-cell table:formula="of:=[.$B$3]+[.E939]-[.F939]" office:value-type="float" office:value="-4397" calcext:value-type="float">
            <text:p>-4397,0</text:p>
          </table:table-cell>
          <table:table-cell table:formula="of:=[.B939]-[.A939]" office:value-type="float" office:value="-301" calcext:value-type="float">
            <text:p>-301,0</text:p>
          </table:table-cell>
          <table:table-cell table:formula="of:=[.C938]" office:value-type="float" office:value="-3931" calcext:value-type="float">
            <text:p>-3931,0</text:p>
          </table:table-cell>
          <table:table-cell table:formula="of:=[.D939]*2" office:value-type="float" office:value="-7862" calcext:value-type="float">
            <text:p>-7862,0</text:p>
          </table:table-cell>
          <table:table-cell table:formula="of:=[.D938]" office:value-type="float" office:value="-1417.5" calcext:value-type="float">
            <text:p>-1417,5</text:p>
          </table:table-cell>
          <table:table-cell table:number-columns-repeated="3"/>
        </table:table-row>
        <table:table-row table:style-name="ro1">
          <table:table-cell table:formula="of:=IF([.B940]&gt;=0;1;-1)*(2^[.$D$3])" office:value-type="float" office:value="4096" calcext:value-type="float">
            <text:p>4096</text:p>
          </table:table-cell>
          <table:table-cell table:formula="of:=[.$B$3]+[.E940]-[.F940]" office:value-type="float" office:value="5376.5" calcext:value-type="float">
            <text:p>5376,5</text:p>
          </table:table-cell>
          <table:table-cell table:formula="of:=[.B940]-[.A940]" office:value-type="float" office:value="1280.5" calcext:value-type="float">
            <text:p>1280,5</text:p>
          </table:table-cell>
          <table:table-cell table:formula="of:=[.C939]" office:value-type="float" office:value="-301" calcext:value-type="float">
            <text:p>-301,0</text:p>
          </table:table-cell>
          <table:table-cell table:formula="of:=[.D940]*2" office:value-type="float" office:value="-602" calcext:value-type="float">
            <text:p>-602,0</text:p>
          </table:table-cell>
          <table:table-cell table:formula="of:=[.D939]" office:value-type="float" office:value="-3931" calcext:value-type="float">
            <text:p>-3931,0</text:p>
          </table:table-cell>
          <table:table-cell table:number-columns-repeated="3"/>
        </table:table-row>
        <table:table-row table:style-name="ro1">
          <table:table-cell table:formula="of:=IF([.B941]&gt;=0;1;-1)*(2^[.$D$3])" office:value-type="float" office:value="4096" calcext:value-type="float">
            <text:p>4096</text:p>
          </table:table-cell>
          <table:table-cell table:formula="of:=[.$B$3]+[.E941]-[.F941]" office:value-type="float" office:value="4909.5" calcext:value-type="float">
            <text:p>4909,5</text:p>
          </table:table-cell>
          <table:table-cell table:formula="of:=[.B941]-[.A941]" office:value-type="float" office:value="813.5" calcext:value-type="float">
            <text:p>813,5</text:p>
          </table:table-cell>
          <table:table-cell table:formula="of:=[.C940]" office:value-type="float" office:value="1280.5" calcext:value-type="float">
            <text:p>1280,5</text:p>
          </table:table-cell>
          <table:table-cell table:formula="of:=[.D941]*2" office:value-type="float" office:value="2561" calcext:value-type="float">
            <text:p>2561,0</text:p>
          </table:table-cell>
          <table:table-cell table:formula="of:=[.D940]" office:value-type="float" office:value="-301" calcext:value-type="float">
            <text:p>-301,0</text:p>
          </table:table-cell>
          <table:table-cell table:number-columns-repeated="3"/>
        </table:table-row>
        <table:table-row table:style-name="ro1">
          <table:table-cell table:formula="of:=IF([.B942]&gt;=0;1;-1)*(2^[.$D$3])" office:value-type="float" office:value="4096" calcext:value-type="float">
            <text:p>4096</text:p>
          </table:table-cell>
          <table:table-cell table:formula="of:=[.$B$3]+[.E942]-[.F942]" office:value-type="float" office:value="2394" calcext:value-type="float">
            <text:p>2394,0</text:p>
          </table:table-cell>
          <table:table-cell table:formula="of:=[.B942]-[.A942]" office:value-type="float" office:value="-1702" calcext:value-type="float">
            <text:p>-1702,0</text:p>
          </table:table-cell>
          <table:table-cell table:formula="of:=[.C941]" office:value-type="float" office:value="813.5" calcext:value-type="float">
            <text:p>813,5</text:p>
          </table:table-cell>
          <table:table-cell table:formula="of:=[.D942]*2" office:value-type="float" office:value="1627" calcext:value-type="float">
            <text:p>1627,0</text:p>
          </table:table-cell>
          <table:table-cell table:formula="of:=[.D941]" office:value-type="float" office:value="1280.5" calcext:value-type="float">
            <text:p>1280,5</text:p>
          </table:table-cell>
          <table:table-cell table:number-columns-repeated="3"/>
        </table:table-row>
        <table:table-row table:style-name="ro1">
          <table:table-cell table:formula="of:=IF([.B943]&gt;=0;1;-1)*(2^[.$D$3])" office:value-type="float" office:value="-4096" calcext:value-type="float">
            <text:p>-4096</text:p>
          </table:table-cell>
          <table:table-cell table:formula="of:=[.$B$3]+[.E943]-[.F943]" office:value-type="float" office:value="-2170" calcext:value-type="float">
            <text:p>-2170,0</text:p>
          </table:table-cell>
          <table:table-cell table:formula="of:=[.B943]-[.A943]" office:value-type="float" office:value="1926" calcext:value-type="float">
            <text:p>1926,0</text:p>
          </table:table-cell>
          <table:table-cell table:formula="of:=[.C942]" office:value-type="float" office:value="-1702" calcext:value-type="float">
            <text:p>-1702,0</text:p>
          </table:table-cell>
          <table:table-cell table:formula="of:=[.D943]*2" office:value-type="float" office:value="-3404" calcext:value-type="float">
            <text:p>-3404,0</text:p>
          </table:table-cell>
          <table:table-cell table:formula="of:=[.D942]" office:value-type="float" office:value="813.5" calcext:value-type="float">
            <text:p>813,5</text:p>
          </table:table-cell>
          <table:table-cell table:number-columns-repeated="3"/>
        </table:table-row>
        <table:table-row table:style-name="ro1">
          <table:table-cell table:formula="of:=IF([.B944]&gt;=0;1;-1)*(2^[.$D$3])" office:value-type="float" office:value="4096" calcext:value-type="float">
            <text:p>4096</text:p>
          </table:table-cell>
          <table:table-cell table:formula="of:=[.$B$3]+[.E944]-[.F944]" office:value-type="float" office:value="7601.5" calcext:value-type="float">
            <text:p>7601,5</text:p>
          </table:table-cell>
          <table:table-cell table:formula="of:=[.B944]-[.A944]" office:value-type="float" office:value="3505.5" calcext:value-type="float">
            <text:p>3505,5</text:p>
          </table:table-cell>
          <table:table-cell table:formula="of:=[.C943]" office:value-type="float" office:value="1926" calcext:value-type="float">
            <text:p>1926,0</text:p>
          </table:table-cell>
          <table:table-cell table:formula="of:=[.D944]*2" office:value-type="float" office:value="3852" calcext:value-type="float">
            <text:p>3852,0</text:p>
          </table:table-cell>
          <table:table-cell table:formula="of:=[.D943]" office:value-type="float" office:value="-1702" calcext:value-type="float">
            <text:p>-1702,0</text:p>
          </table:table-cell>
          <table:table-cell table:number-columns-repeated="3"/>
        </table:table-row>
        <table:table-row table:style-name="ro1">
          <table:table-cell table:formula="of:=IF([.B945]&gt;=0;1;-1)*(2^[.$D$3])" office:value-type="float" office:value="4096" calcext:value-type="float">
            <text:p>4096</text:p>
          </table:table-cell>
          <table:table-cell table:formula="of:=[.$B$3]+[.E945]-[.F945]" office:value-type="float" office:value="7132.5" calcext:value-type="float">
            <text:p>7132,5</text:p>
          </table:table-cell>
          <table:table-cell table:formula="of:=[.B945]-[.A945]" office:value-type="float" office:value="3036.5" calcext:value-type="float">
            <text:p>3036,5</text:p>
          </table:table-cell>
          <table:table-cell table:formula="of:=[.C944]" office:value-type="float" office:value="3505.5" calcext:value-type="float">
            <text:p>3505,5</text:p>
          </table:table-cell>
          <table:table-cell table:formula="of:=[.D945]*2" office:value-type="float" office:value="7011" calcext:value-type="float">
            <text:p>7011,0</text:p>
          </table:table-cell>
          <table:table-cell table:formula="of:=[.D944]" office:value-type="float" office:value="1926" calcext:value-type="float">
            <text:p>1926,0</text:p>
          </table:table-cell>
          <table:table-cell table:number-columns-repeated="3"/>
        </table:table-row>
        <table:table-row table:style-name="ro1">
          <table:table-cell table:formula="of:=IF([.B946]&gt;=0;1;-1)*(2^[.$D$3])" office:value-type="float" office:value="4096" calcext:value-type="float">
            <text:p>4096</text:p>
          </table:table-cell>
          <table:table-cell table:formula="of:=[.$B$3]+[.E946]-[.F946]" office:value-type="float" office:value="4615" calcext:value-type="float">
            <text:p>4615,0</text:p>
          </table:table-cell>
          <table:table-cell table:formula="of:=[.B946]-[.A946]" office:value-type="float" office:value="519" calcext:value-type="float">
            <text:p>519,0</text:p>
          </table:table-cell>
          <table:table-cell table:formula="of:=[.C945]" office:value-type="float" office:value="3036.5" calcext:value-type="float">
            <text:p>3036,5</text:p>
          </table:table-cell>
          <table:table-cell table:formula="of:=[.D946]*2" office:value-type="float" office:value="6073" calcext:value-type="float">
            <text:p>6073,0</text:p>
          </table:table-cell>
          <table:table-cell table:formula="of:=[.D945]" office:value-type="float" office:value="3505.5" calcext:value-type="float">
            <text:p>3505,5</text:p>
          </table:table-cell>
          <table:table-cell table:number-columns-repeated="3"/>
        </table:table-row>
        <table:table-row table:style-name="ro1">
          <table:table-cell table:formula="of:=IF([.B947]&gt;=0;1;-1)*(2^[.$D$3])" office:value-type="float" office:value="4096" calcext:value-type="float">
            <text:p>4096</text:p>
          </table:table-cell>
          <table:table-cell table:formula="of:=[.$B$3]+[.E947]-[.F947]" office:value-type="float" office:value="49" calcext:value-type="float">
            <text:p>49,0</text:p>
          </table:table-cell>
          <table:table-cell table:formula="of:=[.B947]-[.A947]" office:value-type="float" office:value="-4047" calcext:value-type="float">
            <text:p>-4047,0</text:p>
          </table:table-cell>
          <table:table-cell table:formula="of:=[.C946]" office:value-type="float" office:value="519" calcext:value-type="float">
            <text:p>519,0</text:p>
          </table:table-cell>
          <table:table-cell table:formula="of:=[.D947]*2" office:value-type="float" office:value="1038" calcext:value-type="float">
            <text:p>1038,0</text:p>
          </table:table-cell>
          <table:table-cell table:formula="of:=[.D946]" office:value-type="float" office:value="3036.5" calcext:value-type="float">
            <text:p>3036,5</text:p>
          </table:table-cell>
          <table:table-cell table:number-columns-repeated="3"/>
        </table:table-row>
        <table:table-row table:style-name="ro1">
          <table:table-cell table:formula="of:=IF([.B948]&gt;=0;1;-1)*(2^[.$D$3])" office:value-type="float" office:value="-4096" calcext:value-type="float">
            <text:p>-4096</text:p>
          </table:table-cell>
          <table:table-cell table:formula="of:=[.$B$3]+[.E948]-[.F948]" office:value-type="float" office:value="-6565.5" calcext:value-type="float">
            <text:p>-6565,5</text:p>
          </table:table-cell>
          <table:table-cell table:formula="of:=[.B948]-[.A948]" office:value-type="float" office:value="-2469.5" calcext:value-type="float">
            <text:p>-2469,5</text:p>
          </table:table-cell>
          <table:table-cell table:formula="of:=[.C947]" office:value-type="float" office:value="-4047" calcext:value-type="float">
            <text:p>-4047,0</text:p>
          </table:table-cell>
          <table:table-cell table:formula="of:=[.D948]*2" office:value-type="float" office:value="-8094" calcext:value-type="float">
            <text:p>-8094,0</text:p>
          </table:table-cell>
          <table:table-cell table:formula="of:=[.D947]" office:value-type="float" office:value="519" calcext:value-type="float">
            <text:p>519,0</text:p>
          </table:table-cell>
          <table:table-cell table:number-columns-repeated="3"/>
        </table:table-row>
        <table:table-row table:style-name="ro1">
          <table:table-cell table:formula="of:=IF([.B949]&gt;=0;1;-1)*(2^[.$D$3])" office:value-type="float" office:value="4096" calcext:value-type="float">
            <text:p>4096</text:p>
          </table:table-cell>
          <table:table-cell table:formula="of:=[.$B$3]+[.E949]-[.F949]" office:value-type="float" office:value="1155.5" calcext:value-type="float">
            <text:p>1155,5</text:p>
          </table:table-cell>
          <table:table-cell table:formula="of:=[.B949]-[.A949]" office:value-type="float" office:value="-2940.5" calcext:value-type="float">
            <text:p>-2940,5</text:p>
          </table:table-cell>
          <table:table-cell table:formula="of:=[.C948]" office:value-type="float" office:value="-2469.5" calcext:value-type="float">
            <text:p>-2469,5</text:p>
          </table:table-cell>
          <table:table-cell table:formula="of:=[.D949]*2" office:value-type="float" office:value="-4939" calcext:value-type="float">
            <text:p>-4939,0</text:p>
          </table:table-cell>
          <table:table-cell table:formula="of:=[.D948]" office:value-type="float" office:value="-4047" calcext:value-type="float">
            <text:p>-4047,0</text:p>
          </table:table-cell>
          <table:table-cell table:number-columns-repeated="3"/>
        </table:table-row>
        <table:table-row table:style-name="ro1">
          <table:table-cell table:formula="of:=IF([.B950]&gt;=0;1;-1)*(2^[.$D$3])" office:value-type="float" office:value="-4096" calcext:value-type="float">
            <text:p>-4096</text:p>
          </table:table-cell>
          <table:table-cell table:formula="of:=[.$B$3]+[.E950]-[.F950]" office:value-type="float" office:value="-1364" calcext:value-type="float">
            <text:p>-1364,0</text:p>
          </table:table-cell>
          <table:table-cell table:formula="of:=[.B950]-[.A950]" office:value-type="float" office:value="2732" calcext:value-type="float">
            <text:p>2732,0</text:p>
          </table:table-cell>
          <table:table-cell table:formula="of:=[.C949]" office:value-type="float" office:value="-2940.5" calcext:value-type="float">
            <text:p>-2940,5</text:p>
          </table:table-cell>
          <table:table-cell table:formula="of:=[.D950]*2" office:value-type="float" office:value="-5881" calcext:value-type="float">
            <text:p>-5881,0</text:p>
          </table:table-cell>
          <table:table-cell table:formula="of:=[.D949]" office:value-type="float" office:value="-2469.5" calcext:value-type="float">
            <text:p>-2469,5</text:p>
          </table:table-cell>
          <table:table-cell table:number-columns-repeated="3"/>
        </table:table-row>
        <table:table-row table:style-name="ro1">
          <table:table-cell table:formula="of:=IF([.B951]&gt;=0;1;-1)*(2^[.$D$3])" office:value-type="float" office:value="4096" calcext:value-type="float">
            <text:p>4096</text:p>
          </table:table-cell>
          <table:table-cell table:formula="of:=[.$B$3]+[.E951]-[.F951]" office:value-type="float" office:value="10452" calcext:value-type="float">
            <text:p>10452,0</text:p>
          </table:table-cell>
          <table:table-cell table:formula="of:=[.B951]-[.A951]" office:value-type="float" office:value="6356" calcext:value-type="float">
            <text:p>6356,0</text:p>
          </table:table-cell>
          <table:table-cell table:formula="of:=[.C950]" office:value-type="float" office:value="2732" calcext:value-type="float">
            <text:p>2732,0</text:p>
          </table:table-cell>
          <table:table-cell table:formula="of:=[.D951]*2" office:value-type="float" office:value="5464" calcext:value-type="float">
            <text:p>5464,0</text:p>
          </table:table-cell>
          <table:table-cell table:formula="of:=[.D950]" office:value-type="float" office:value="-2940.5" calcext:value-type="float">
            <text:p>-2940,5</text:p>
          </table:table-cell>
          <table:table-cell table:number-columns-repeated="3"/>
        </table:table-row>
        <table:table-row table:style-name="ro1">
          <table:table-cell table:formula="of:=IF([.B952]&gt;=0;1;-1)*(2^[.$D$3])" office:value-type="float" office:value="4096" calcext:value-type="float">
            <text:p>4096</text:p>
          </table:table-cell>
          <table:table-cell table:formula="of:=[.$B$3]+[.E952]-[.F952]" office:value-type="float" office:value="12027.5" calcext:value-type="float">
            <text:p>12027,5</text:p>
          </table:table-cell>
          <table:table-cell table:formula="of:=[.B952]-[.A952]" office:value-type="float" office:value="7931.5" calcext:value-type="float">
            <text:p>7931,5</text:p>
          </table:table-cell>
          <table:table-cell table:formula="of:=[.C951]" office:value-type="float" office:value="6356" calcext:value-type="float">
            <text:p>6356,0</text:p>
          </table:table-cell>
          <table:table-cell table:formula="of:=[.D952]*2" office:value-type="float" office:value="12712" calcext:value-type="float">
            <text:p>12712,0</text:p>
          </table:table-cell>
          <table:table-cell table:formula="of:=[.D951]" office:value-type="float" office:value="2732" calcext:value-type="float">
            <text:p>2732,0</text:p>
          </table:table-cell>
          <table:table-cell table:number-columns-repeated="3"/>
        </table:table-row>
        <table:table-row table:style-name="ro1">
          <table:table-cell table:formula="of:=IF([.B953]&gt;=0;1;-1)*(2^[.$D$3])" office:value-type="float" office:value="4096" calcext:value-type="float">
            <text:p>4096</text:p>
          </table:table-cell>
          <table:table-cell table:formula="of:=[.$B$3]+[.E953]-[.F953]" office:value-type="float" office:value="11554.5" calcext:value-type="float">
            <text:p>11554,5</text:p>
          </table:table-cell>
          <table:table-cell table:formula="of:=[.B953]-[.A953]" office:value-type="float" office:value="7458.5" calcext:value-type="float">
            <text:p>7458,5</text:p>
          </table:table-cell>
          <table:table-cell table:formula="of:=[.C952]" office:value-type="float" office:value="7931.5" calcext:value-type="float">
            <text:p>7931,5</text:p>
          </table:table-cell>
          <table:table-cell table:formula="of:=[.D953]*2" office:value-type="float" office:value="15863" calcext:value-type="float">
            <text:p>15863,0</text:p>
          </table:table-cell>
          <table:table-cell table:formula="of:=[.D952]" office:value-type="float" office:value="6356" calcext:value-type="float">
            <text:p>6356,0</text:p>
          </table:table-cell>
          <table:table-cell table:number-columns-repeated="3"/>
        </table:table-row>
        <table:table-row table:style-name="ro1">
          <table:table-cell table:formula="of:=IF([.B954]&gt;=0;1;-1)*(2^[.$D$3])" office:value-type="float" office:value="4096" calcext:value-type="float">
            <text:p>4096</text:p>
          </table:table-cell>
          <table:table-cell table:formula="of:=[.$B$3]+[.E954]-[.F954]" office:value-type="float" office:value="9033" calcext:value-type="float">
            <text:p>9033,0</text:p>
          </table:table-cell>
          <table:table-cell table:formula="of:=[.B954]-[.A954]" office:value-type="float" office:value="4937" calcext:value-type="float">
            <text:p>4937,0</text:p>
          </table:table-cell>
          <table:table-cell table:formula="of:=[.C953]" office:value-type="float" office:value="7458.5" calcext:value-type="float">
            <text:p>7458,5</text:p>
          </table:table-cell>
          <table:table-cell table:formula="of:=[.D954]*2" office:value-type="float" office:value="14917" calcext:value-type="float">
            <text:p>14917,0</text:p>
          </table:table-cell>
          <table:table-cell table:formula="of:=[.D953]" office:value-type="float" office:value="7931.5" calcext:value-type="float">
            <text:p>7931,5</text:p>
          </table:table-cell>
          <table:table-cell table:number-columns-repeated="3"/>
        </table:table-row>
        <table:table-row table:style-name="ro1">
          <table:table-cell table:formula="of:=IF([.B955]&gt;=0;1;-1)*(2^[.$D$3])" office:value-type="float" office:value="4096" calcext:value-type="float">
            <text:p>4096</text:p>
          </table:table-cell>
          <table:table-cell table:formula="of:=[.$B$3]+[.E955]-[.F955]" office:value-type="float" office:value="4463" calcext:value-type="float">
            <text:p>4463,0</text:p>
          </table:table-cell>
          <table:table-cell table:formula="of:=[.B955]-[.A955]" office:value-type="float" office:value="367" calcext:value-type="float">
            <text:p>367,0</text:p>
          </table:table-cell>
          <table:table-cell table:formula="of:=[.C954]" office:value-type="float" office:value="4937" calcext:value-type="float">
            <text:p>4937,0</text:p>
          </table:table-cell>
          <table:table-cell table:formula="of:=[.D955]*2" office:value-type="float" office:value="9874" calcext:value-type="float">
            <text:p>9874,0</text:p>
          </table:table-cell>
          <table:table-cell table:formula="of:=[.D954]" office:value-type="float" office:value="7458.5" calcext:value-type="float">
            <text:p>7458,5</text:p>
          </table:table-cell>
          <table:table-cell table:number-columns-repeated="3"/>
        </table:table-row>
        <table:table-row table:style-name="ro1">
          <table:table-cell table:formula="of:=IF([.B956]&gt;=0;1;-1)*(2^[.$D$3])" office:value-type="float" office:value="-4096" calcext:value-type="float">
            <text:p>-4096</text:p>
          </table:table-cell>
          <table:table-cell table:formula="of:=[.$B$3]+[.E956]-[.F956]" office:value-type="float" office:value="-2155.5" calcext:value-type="float">
            <text:p>-2155,5</text:p>
          </table:table-cell>
          <table:table-cell table:formula="of:=[.B956]-[.A956]" office:value-type="float" office:value="1940.5" calcext:value-type="float">
            <text:p>1940,5</text:p>
          </table:table-cell>
          <table:table-cell table:formula="of:=[.C955]" office:value-type="float" office:value="367" calcext:value-type="float">
            <text:p>367,0</text:p>
          </table:table-cell>
          <table:table-cell table:formula="of:=[.D956]*2" office:value-type="float" office:value="734" calcext:value-type="float">
            <text:p>734,0</text:p>
          </table:table-cell>
          <table:table-cell table:formula="of:=[.D955]" office:value-type="float" office:value="4937" calcext:value-type="float">
            <text:p>4937,0</text:p>
          </table:table-cell>
          <table:table-cell table:number-columns-repeated="3"/>
        </table:table-row>
        <table:table-row table:style-name="ro1">
          <table:table-cell table:formula="of:=IF([.B957]&gt;=0;1;-1)*(2^[.$D$3])" office:value-type="float" office:value="4096" calcext:value-type="float">
            <text:p>4096</text:p>
          </table:table-cell>
          <table:table-cell table:formula="of:=[.$B$3]+[.E957]-[.F957]" office:value-type="float" office:value="5561.5" calcext:value-type="float">
            <text:p>5561,5</text:p>
          </table:table-cell>
          <table:table-cell table:formula="of:=[.B957]-[.A957]" office:value-type="float" office:value="1465.5" calcext:value-type="float">
            <text:p>1465,5</text:p>
          </table:table-cell>
          <table:table-cell table:formula="of:=[.C956]" office:value-type="float" office:value="1940.5" calcext:value-type="float">
            <text:p>1940,5</text:p>
          </table:table-cell>
          <table:table-cell table:formula="of:=[.D957]*2" office:value-type="float" office:value="3881" calcext:value-type="float">
            <text:p>3881,0</text:p>
          </table:table-cell>
          <table:table-cell table:formula="of:=[.D956]" office:value-type="float" office:value="367" calcext:value-type="float">
            <text:p>367,0</text:p>
          </table:table-cell>
          <table:table-cell table:number-columns-repeated="3"/>
        </table:table-row>
        <table:table-row table:style-name="ro1">
          <table:table-cell table:formula="of:=IF([.B958]&gt;=0;1;-1)*(2^[.$D$3])" office:value-type="float" office:value="4096" calcext:value-type="float">
            <text:p>4096</text:p>
          </table:table-cell>
          <table:table-cell table:formula="of:=[.$B$3]+[.E958]-[.F958]" office:value-type="float" office:value="3038" calcext:value-type="float">
            <text:p>3038,0</text:p>
          </table:table-cell>
          <table:table-cell table:formula="of:=[.B958]-[.A958]" office:value-type="float" office:value="-1058" calcext:value-type="float">
            <text:p>-1058,0</text:p>
          </table:table-cell>
          <table:table-cell table:formula="of:=[.C957]" office:value-type="float" office:value="1465.5" calcext:value-type="float">
            <text:p>1465,5</text:p>
          </table:table-cell>
          <table:table-cell table:formula="of:=[.D958]*2" office:value-type="float" office:value="2931" calcext:value-type="float">
            <text:p>2931,0</text:p>
          </table:table-cell>
          <table:table-cell table:formula="of:=[.D957]" office:value-type="float" office:value="1940.5" calcext:value-type="float">
            <text:p>1940,5</text:p>
          </table:table-cell>
          <table:table-cell table:number-columns-repeated="3"/>
        </table:table-row>
        <table:table-row table:style-name="ro1">
          <table:table-cell table:formula="of:=IF([.B959]&gt;=0;1;-1)*(2^[.$D$3])" office:value-type="float" office:value="-4096" calcext:value-type="float">
            <text:p>-4096</text:p>
          </table:table-cell>
          <table:table-cell table:formula="of:=[.$B$3]+[.E959]-[.F959]" office:value-type="float" office:value="-1534" calcext:value-type="float">
            <text:p>-1534,0</text:p>
          </table:table-cell>
          <table:table-cell table:formula="of:=[.B959]-[.A959]" office:value-type="float" office:value="2562" calcext:value-type="float">
            <text:p>2562,0</text:p>
          </table:table-cell>
          <table:table-cell table:formula="of:=[.C958]" office:value-type="float" office:value="-1058" calcext:value-type="float">
            <text:p>-1058,0</text:p>
          </table:table-cell>
          <table:table-cell table:formula="of:=[.D959]*2" office:value-type="float" office:value="-2116" calcext:value-type="float">
            <text:p>-2116,0</text:p>
          </table:table-cell>
          <table:table-cell table:formula="of:=[.D958]" office:value-type="float" office:value="1465.5" calcext:value-type="float">
            <text:p>1465,5</text:p>
          </table:table-cell>
          <table:table-cell table:number-columns-repeated="3"/>
        </table:table-row>
        <table:table-row table:style-name="ro1">
          <table:table-cell table:formula="of:=IF([.B960]&gt;=0;1;-1)*(2^[.$D$3])" office:value-type="float" office:value="4096" calcext:value-type="float">
            <text:p>4096</text:p>
          </table:table-cell>
          <table:table-cell table:formula="of:=[.$B$3]+[.E960]-[.F960]" office:value-type="float" office:value="8229.5" calcext:value-type="float">
            <text:p>8229,5</text:p>
          </table:table-cell>
          <table:table-cell table:formula="of:=[.B960]-[.A960]" office:value-type="float" office:value="4133.5" calcext:value-type="float">
            <text:p>4133,5</text:p>
          </table:table-cell>
          <table:table-cell table:formula="of:=[.C959]" office:value-type="float" office:value="2562" calcext:value-type="float">
            <text:p>2562,0</text:p>
          </table:table-cell>
          <table:table-cell table:formula="of:=[.D960]*2" office:value-type="float" office:value="5124" calcext:value-type="float">
            <text:p>5124,0</text:p>
          </table:table-cell>
          <table:table-cell table:formula="of:=[.D959]" office:value-type="float" office:value="-1058" calcext:value-type="float">
            <text:p>-1058,0</text:p>
          </table:table-cell>
          <table:table-cell table:number-columns-repeated="3"/>
        </table:table-row>
        <table:table-row table:style-name="ro1">
          <table:table-cell table:formula="of:=IF([.B961]&gt;=0;1;-1)*(2^[.$D$3])" office:value-type="float" office:value="4096" calcext:value-type="float">
            <text:p>4096</text:p>
          </table:table-cell>
          <table:table-cell table:formula="of:=[.$B$3]+[.E961]-[.F961]" office:value-type="float" office:value="7752.5" calcext:value-type="float">
            <text:p>7752,5</text:p>
          </table:table-cell>
          <table:table-cell table:formula="of:=[.B961]-[.A961]" office:value-type="float" office:value="3656.5" calcext:value-type="float">
            <text:p>3656,5</text:p>
          </table:table-cell>
          <table:table-cell table:formula="of:=[.C960]" office:value-type="float" office:value="4133.5" calcext:value-type="float">
            <text:p>4133,5</text:p>
          </table:table-cell>
          <table:table-cell table:formula="of:=[.D961]*2" office:value-type="float" office:value="8267" calcext:value-type="float">
            <text:p>8267,0</text:p>
          </table:table-cell>
          <table:table-cell table:formula="of:=[.D960]" office:value-type="float" office:value="2562" calcext:value-type="float">
            <text:p>2562,0</text:p>
          </table:table-cell>
          <table:table-cell table:number-columns-repeated="3"/>
        </table:table-row>
        <table:table-row table:style-name="ro1">
          <table:table-cell table:formula="of:=IF([.B962]&gt;=0;1;-1)*(2^[.$D$3])" office:value-type="float" office:value="4096" calcext:value-type="float">
            <text:p>4096</text:p>
          </table:table-cell>
          <table:table-cell table:formula="of:=[.$B$3]+[.E962]-[.F962]" office:value-type="float" office:value="5227" calcext:value-type="float">
            <text:p>5227,0</text:p>
          </table:table-cell>
          <table:table-cell table:formula="of:=[.B962]-[.A962]" office:value-type="float" office:value="1131" calcext:value-type="float">
            <text:p>1131,0</text:p>
          </table:table-cell>
          <table:table-cell table:formula="of:=[.C961]" office:value-type="float" office:value="3656.5" calcext:value-type="float">
            <text:p>3656,5</text:p>
          </table:table-cell>
          <table:table-cell table:formula="of:=[.D962]*2" office:value-type="float" office:value="7313" calcext:value-type="float">
            <text:p>7313,0</text:p>
          </table:table-cell>
          <table:table-cell table:formula="of:=[.D961]" office:value-type="float" office:value="4133.5" calcext:value-type="float">
            <text:p>4133,5</text:p>
          </table:table-cell>
          <table:table-cell table:number-columns-repeated="3"/>
        </table:table-row>
        <table:table-row table:style-name="ro1">
          <table:table-cell table:formula="of:=IF([.B963]&gt;=0;1;-1)*(2^[.$D$3])" office:value-type="float" office:value="4096" calcext:value-type="float">
            <text:p>4096</text:p>
          </table:table-cell>
          <table:table-cell table:formula="of:=[.$B$3]+[.E963]-[.F963]" office:value-type="float" office:value="653" calcext:value-type="float">
            <text:p>653,0</text:p>
          </table:table-cell>
          <table:table-cell table:formula="of:=[.B963]-[.A963]" office:value-type="float" office:value="-3443" calcext:value-type="float">
            <text:p>-3443,0</text:p>
          </table:table-cell>
          <table:table-cell table:formula="of:=[.C962]" office:value-type="float" office:value="1131" calcext:value-type="float">
            <text:p>1131,0</text:p>
          </table:table-cell>
          <table:table-cell table:formula="of:=[.D963]*2" office:value-type="float" office:value="2262" calcext:value-type="float">
            <text:p>2262,0</text:p>
          </table:table-cell>
          <table:table-cell table:formula="of:=[.D962]" office:value-type="float" office:value="3656.5" calcext:value-type="float">
            <text:p>3656,5</text:p>
          </table:table-cell>
          <table:table-cell table:number-columns-repeated="3"/>
        </table:table-row>
        <table:table-row table:style-name="ro1">
          <table:table-cell table:formula="of:=IF([.B964]&gt;=0;1;-1)*(2^[.$D$3])" office:value-type="float" office:value="-4096" calcext:value-type="float">
            <text:p>-4096</text:p>
          </table:table-cell>
          <table:table-cell table:formula="of:=[.$B$3]+[.E964]-[.F964]" office:value-type="float" office:value="-5969.5" calcext:value-type="float">
            <text:p>-5969,5</text:p>
          </table:table-cell>
          <table:table-cell table:formula="of:=[.B964]-[.A964]" office:value-type="float" office:value="-1873.5" calcext:value-type="float">
            <text:p>-1873,5</text:p>
          </table:table-cell>
          <table:table-cell table:formula="of:=[.C963]" office:value-type="float" office:value="-3443" calcext:value-type="float">
            <text:p>-3443,0</text:p>
          </table:table-cell>
          <table:table-cell table:formula="of:=[.D964]*2" office:value-type="float" office:value="-6886" calcext:value-type="float">
            <text:p>-6886,0</text:p>
          </table:table-cell>
          <table:table-cell table:formula="of:=[.D963]" office:value-type="float" office:value="1131" calcext:value-type="float">
            <text:p>1131,0</text:p>
          </table:table-cell>
          <table:table-cell table:number-columns-repeated="3"/>
        </table:table-row>
        <table:table-row table:style-name="ro1">
          <table:table-cell table:formula="of:=IF([.B965]&gt;=0;1;-1)*(2^[.$D$3])" office:value-type="float" office:value="4096" calcext:value-type="float">
            <text:p>4096</text:p>
          </table:table-cell>
          <table:table-cell table:formula="of:=[.$B$3]+[.E965]-[.F965]" office:value-type="float" office:value="1743.5" calcext:value-type="float">
            <text:p>1743,5</text:p>
          </table:table-cell>
          <table:table-cell table:formula="of:=[.B965]-[.A965]" office:value-type="float" office:value="-2352.5" calcext:value-type="float">
            <text:p>-2352,5</text:p>
          </table:table-cell>
          <table:table-cell table:formula="of:=[.C964]" office:value-type="float" office:value="-1873.5" calcext:value-type="float">
            <text:p>-1873,5</text:p>
          </table:table-cell>
          <table:table-cell table:formula="of:=[.D965]*2" office:value-type="float" office:value="-3747" calcext:value-type="float">
            <text:p>-3747,0</text:p>
          </table:table-cell>
          <table:table-cell table:formula="of:=[.D964]" office:value-type="float" office:value="-3443" calcext:value-type="float">
            <text:p>-3443,0</text:p>
          </table:table-cell>
          <table:table-cell table:number-columns-repeated="3"/>
        </table:table-row>
        <table:table-row table:style-name="ro1">
          <table:table-cell table:formula="of:=IF([.B966]&gt;=0;1;-1)*(2^[.$D$3])" office:value-type="float" office:value="-4096" calcext:value-type="float">
            <text:p>-4096</text:p>
          </table:table-cell>
          <table:table-cell table:formula="of:=[.$B$3]+[.E966]-[.F966]" office:value-type="float" office:value="-784" calcext:value-type="float">
            <text:p>-784,0</text:p>
          </table:table-cell>
          <table:table-cell table:formula="of:=[.B966]-[.A966]" office:value-type="float" office:value="3312" calcext:value-type="float">
            <text:p>3312,0</text:p>
          </table:table-cell>
          <table:table-cell table:formula="of:=[.C965]" office:value-type="float" office:value="-2352.5" calcext:value-type="float">
            <text:p>-2352,5</text:p>
          </table:table-cell>
          <table:table-cell table:formula="of:=[.D966]*2" office:value-type="float" office:value="-4705" calcext:value-type="float">
            <text:p>-4705,0</text:p>
          </table:table-cell>
          <table:table-cell table:formula="of:=[.D965]" office:value-type="float" office:value="-1873.5" calcext:value-type="float">
            <text:p>-1873,5</text:p>
          </table:table-cell>
          <table:table-cell table:number-columns-repeated="3"/>
        </table:table-row>
        <table:table-row table:style-name="ro1">
          <table:table-cell table:formula="of:=IF([.B967]&gt;=0;1;-1)*(2^[.$D$3])" office:value-type="float" office:value="4096" calcext:value-type="float">
            <text:p>4096</text:p>
          </table:table-cell>
          <table:table-cell table:formula="of:=[.$B$3]+[.E967]-[.F967]" office:value-type="float" office:value="11024" calcext:value-type="float">
            <text:p>11024,0</text:p>
          </table:table-cell>
          <table:table-cell table:formula="of:=[.B967]-[.A967]" office:value-type="float" office:value="6928" calcext:value-type="float">
            <text:p>6928,0</text:p>
          </table:table-cell>
          <table:table-cell table:formula="of:=[.C966]" office:value-type="float" office:value="3312" calcext:value-type="float">
            <text:p>3312,0</text:p>
          </table:table-cell>
          <table:table-cell table:formula="of:=[.D967]*2" office:value-type="float" office:value="6624" calcext:value-type="float">
            <text:p>6624,0</text:p>
          </table:table-cell>
          <table:table-cell table:formula="of:=[.D966]" office:value-type="float" office:value="-2352.5" calcext:value-type="float">
            <text:p>-2352,5</text:p>
          </table:table-cell>
          <table:table-cell table:number-columns-repeated="3"/>
        </table:table-row>
        <table:table-row table:style-name="ro1">
          <table:table-cell table:formula="of:=IF([.B968]&gt;=0;1;-1)*(2^[.$D$3])" office:value-type="float" office:value="4096" calcext:value-type="float">
            <text:p>4096</text:p>
          </table:table-cell>
          <table:table-cell table:formula="of:=[.$B$3]+[.E968]-[.F968]" office:value-type="float" office:value="12591.5" calcext:value-type="float">
            <text:p>12591,5</text:p>
          </table:table-cell>
          <table:table-cell table:formula="of:=[.B968]-[.A968]" office:value-type="float" office:value="8495.5" calcext:value-type="float">
            <text:p>8495,5</text:p>
          </table:table-cell>
          <table:table-cell table:formula="of:=[.C967]" office:value-type="float" office:value="6928" calcext:value-type="float">
            <text:p>6928,0</text:p>
          </table:table-cell>
          <table:table-cell table:formula="of:=[.D968]*2" office:value-type="float" office:value="13856" calcext:value-type="float">
            <text:p>13856,0</text:p>
          </table:table-cell>
          <table:table-cell table:formula="of:=[.D967]" office:value-type="float" office:value="3312" calcext:value-type="float">
            <text:p>3312,0</text:p>
          </table:table-cell>
          <table:table-cell table:number-columns-repeated="3"/>
        </table:table-row>
        <table:table-row table:style-name="ro1">
          <table:table-cell table:formula="of:=IF([.B969]&gt;=0;1;-1)*(2^[.$D$3])" office:value-type="float" office:value="4096" calcext:value-type="float">
            <text:p>4096</text:p>
          </table:table-cell>
          <table:table-cell table:formula="of:=[.$B$3]+[.E969]-[.F969]" office:value-type="float" office:value="12110.5" calcext:value-type="float">
            <text:p>12110,5</text:p>
          </table:table-cell>
          <table:table-cell table:formula="of:=[.B969]-[.A969]" office:value-type="float" office:value="8014.5" calcext:value-type="float">
            <text:p>8014,5</text:p>
          </table:table-cell>
          <table:table-cell table:formula="of:=[.C968]" office:value-type="float" office:value="8495.5" calcext:value-type="float">
            <text:p>8495,5</text:p>
          </table:table-cell>
          <table:table-cell table:formula="of:=[.D969]*2" office:value-type="float" office:value="16991" calcext:value-type="float">
            <text:p>16991,0</text:p>
          </table:table-cell>
          <table:table-cell table:formula="of:=[.D968]" office:value-type="float" office:value="6928" calcext:value-type="float">
            <text:p>6928,0</text:p>
          </table:table-cell>
          <table:table-cell table:number-columns-repeated="3"/>
        </table:table-row>
        <table:table-row table:style-name="ro1">
          <table:table-cell table:formula="of:=IF([.B970]&gt;=0;1;-1)*(2^[.$D$3])" office:value-type="float" office:value="4096" calcext:value-type="float">
            <text:p>4096</text:p>
          </table:table-cell>
          <table:table-cell table:formula="of:=[.$B$3]+[.E970]-[.F970]" office:value-type="float" office:value="9581" calcext:value-type="float">
            <text:p>9581,0</text:p>
          </table:table-cell>
          <table:table-cell table:formula="of:=[.B970]-[.A970]" office:value-type="float" office:value="5485" calcext:value-type="float">
            <text:p>5485,0</text:p>
          </table:table-cell>
          <table:table-cell table:formula="of:=[.C969]" office:value-type="float" office:value="8014.5" calcext:value-type="float">
            <text:p>8014,5</text:p>
          </table:table-cell>
          <table:table-cell table:formula="of:=[.D970]*2" office:value-type="float" office:value="16029" calcext:value-type="float">
            <text:p>16029,0</text:p>
          </table:table-cell>
          <table:table-cell table:formula="of:=[.D969]" office:value-type="float" office:value="8495.5" calcext:value-type="float">
            <text:p>8495,5</text:p>
          </table:table-cell>
          <table:table-cell table:number-columns-repeated="3"/>
        </table:table-row>
        <table:table-row table:style-name="ro1">
          <table:table-cell table:formula="of:=IF([.B971]&gt;=0;1;-1)*(2^[.$D$3])" office:value-type="float" office:value="4096" calcext:value-type="float">
            <text:p>4096</text:p>
          </table:table-cell>
          <table:table-cell table:formula="of:=[.$B$3]+[.E971]-[.F971]" office:value-type="float" office:value="5003" calcext:value-type="float">
            <text:p>5003,0</text:p>
          </table:table-cell>
          <table:table-cell table:formula="of:=[.B971]-[.A971]" office:value-type="float" office:value="907" calcext:value-type="float">
            <text:p>907,0</text:p>
          </table:table-cell>
          <table:table-cell table:formula="of:=[.C970]" office:value-type="float" office:value="5485" calcext:value-type="float">
            <text:p>5485,0</text:p>
          </table:table-cell>
          <table:table-cell table:formula="of:=[.D971]*2" office:value-type="float" office:value="10970" calcext:value-type="float">
            <text:p>10970,0</text:p>
          </table:table-cell>
          <table:table-cell table:formula="of:=[.D970]" office:value-type="float" office:value="8014.5" calcext:value-type="float">
            <text:p>8014,5</text:p>
          </table:table-cell>
          <table:table-cell table:number-columns-repeated="3"/>
        </table:table-row>
        <table:table-row table:style-name="ro1">
          <table:table-cell table:formula="of:=IF([.B972]&gt;=0;1;-1)*(2^[.$D$3])" office:value-type="float" office:value="-4096" calcext:value-type="float">
            <text:p>-4096</text:p>
          </table:table-cell>
          <table:table-cell table:formula="of:=[.$B$3]+[.E972]-[.F972]" office:value-type="float" office:value="-1623.5" calcext:value-type="float">
            <text:p>-1623,5</text:p>
          </table:table-cell>
          <table:table-cell table:formula="of:=[.B972]-[.A972]" office:value-type="float" office:value="2472.5" calcext:value-type="float">
            <text:p>2472,5</text:p>
          </table:table-cell>
          <table:table-cell table:formula="of:=[.C971]" office:value-type="float" office:value="907" calcext:value-type="float">
            <text:p>907,0</text:p>
          </table:table-cell>
          <table:table-cell table:formula="of:=[.D972]*2" office:value-type="float" office:value="1814" calcext:value-type="float">
            <text:p>1814,0</text:p>
          </table:table-cell>
          <table:table-cell table:formula="of:=[.D971]" office:value-type="float" office:value="5485" calcext:value-type="float">
            <text:p>5485,0</text:p>
          </table:table-cell>
          <table:table-cell table:number-columns-repeated="3"/>
        </table:table-row>
        <table:table-row table:style-name="ro1">
          <table:table-cell table:formula="of:=IF([.B973]&gt;=0;1;-1)*(2^[.$D$3])" office:value-type="float" office:value="4096" calcext:value-type="float">
            <text:p>4096</text:p>
          </table:table-cell>
          <table:table-cell table:formula="of:=[.$B$3]+[.E973]-[.F973]" office:value-type="float" office:value="6085.5" calcext:value-type="float">
            <text:p>6085,5</text:p>
          </table:table-cell>
          <table:table-cell table:formula="of:=[.B973]-[.A973]" office:value-type="float" office:value="1989.5" calcext:value-type="float">
            <text:p>1989,5</text:p>
          </table:table-cell>
          <table:table-cell table:formula="of:=[.C972]" office:value-type="float" office:value="2472.5" calcext:value-type="float">
            <text:p>2472,5</text:p>
          </table:table-cell>
          <table:table-cell table:formula="of:=[.D973]*2" office:value-type="float" office:value="4945" calcext:value-type="float">
            <text:p>4945,0</text:p>
          </table:table-cell>
          <table:table-cell table:formula="of:=[.D972]" office:value-type="float" office:value="907" calcext:value-type="float">
            <text:p>907,0</text:p>
          </table:table-cell>
          <table:table-cell table:number-columns-repeated="3"/>
        </table:table-row>
        <table:table-row table:style-name="ro1">
          <table:table-cell table:formula="of:=IF([.B974]&gt;=0;1;-1)*(2^[.$D$3])" office:value-type="float" office:value="4096" calcext:value-type="float">
            <text:p>4096</text:p>
          </table:table-cell>
          <table:table-cell table:formula="of:=[.$B$3]+[.E974]-[.F974]" office:value-type="float" office:value="3554" calcext:value-type="float">
            <text:p>3554,0</text:p>
          </table:table-cell>
          <table:table-cell table:formula="of:=[.B974]-[.A974]" office:value-type="float" office:value="-542" calcext:value-type="float">
            <text:p>-542,0</text:p>
          </table:table-cell>
          <table:table-cell table:formula="of:=[.C973]" office:value-type="float" office:value="1989.5" calcext:value-type="float">
            <text:p>1989,5</text:p>
          </table:table-cell>
          <table:table-cell table:formula="of:=[.D974]*2" office:value-type="float" office:value="3979" calcext:value-type="float">
            <text:p>3979,0</text:p>
          </table:table-cell>
          <table:table-cell table:formula="of:=[.D973]" office:value-type="float" office:value="2472.5" calcext:value-type="float">
            <text:p>2472,5</text:p>
          </table:table-cell>
          <table:table-cell table:number-columns-repeated="3"/>
        </table:table-row>
        <table:table-row table:style-name="ro1">
          <table:table-cell table:formula="of:=IF([.B975]&gt;=0;1;-1)*(2^[.$D$3])" office:value-type="float" office:value="-4096" calcext:value-type="float">
            <text:p>-4096</text:p>
          </table:table-cell>
          <table:table-cell table:formula="of:=[.$B$3]+[.E975]-[.F975]" office:value-type="float" office:value="-1026" calcext:value-type="float">
            <text:p>-1026,0</text:p>
          </table:table-cell>
          <table:table-cell table:formula="of:=[.B975]-[.A975]" office:value-type="float" office:value="3070" calcext:value-type="float">
            <text:p>3070,0</text:p>
          </table:table-cell>
          <table:table-cell table:formula="of:=[.C974]" office:value-type="float" office:value="-542" calcext:value-type="float">
            <text:p>-542,0</text:p>
          </table:table-cell>
          <table:table-cell table:formula="of:=[.D975]*2" office:value-type="float" office:value="-1084" calcext:value-type="float">
            <text:p>-1084,0</text:p>
          </table:table-cell>
          <table:table-cell table:formula="of:=[.D974]" office:value-type="float" office:value="1989.5" calcext:value-type="float">
            <text:p>1989,5</text:p>
          </table:table-cell>
          <table:table-cell table:number-columns-repeated="3"/>
        </table:table-row>
        <table:table-row table:style-name="ro1">
          <table:table-cell table:formula="of:=IF([.B976]&gt;=0;1;-1)*(2^[.$D$3])" office:value-type="float" office:value="4096" calcext:value-type="float">
            <text:p>4096</text:p>
          </table:table-cell>
          <table:table-cell table:formula="of:=[.$B$3]+[.E976]-[.F976]" office:value-type="float" office:value="8729.5" calcext:value-type="float">
            <text:p>8729,5</text:p>
          </table:table-cell>
          <table:table-cell table:formula="of:=[.B976]-[.A976]" office:value-type="float" office:value="4633.5" calcext:value-type="float">
            <text:p>4633,5</text:p>
          </table:table-cell>
          <table:table-cell table:formula="of:=[.C975]" office:value-type="float" office:value="3070" calcext:value-type="float">
            <text:p>3070,0</text:p>
          </table:table-cell>
          <table:table-cell table:formula="of:=[.D976]*2" office:value-type="float" office:value="6140" calcext:value-type="float">
            <text:p>6140,0</text:p>
          </table:table-cell>
          <table:table-cell table:formula="of:=[.D975]" office:value-type="float" office:value="-542" calcext:value-type="float">
            <text:p>-542,0</text:p>
          </table:table-cell>
          <table:table-cell table:number-columns-repeated="3"/>
        </table:table-row>
        <table:table-row table:style-name="ro1">
          <table:table-cell table:formula="of:=IF([.B977]&gt;=0;1;-1)*(2^[.$D$3])" office:value-type="float" office:value="4096" calcext:value-type="float">
            <text:p>4096</text:p>
          </table:table-cell>
          <table:table-cell table:formula="of:=[.$B$3]+[.E977]-[.F977]" office:value-type="float" office:value="8244.5" calcext:value-type="float">
            <text:p>8244,5</text:p>
          </table:table-cell>
          <table:table-cell table:formula="of:=[.B977]-[.A977]" office:value-type="float" office:value="4148.5" calcext:value-type="float">
            <text:p>4148,5</text:p>
          </table:table-cell>
          <table:table-cell table:formula="of:=[.C976]" office:value-type="float" office:value="4633.5" calcext:value-type="float">
            <text:p>4633,5</text:p>
          </table:table-cell>
          <table:table-cell table:formula="of:=[.D977]*2" office:value-type="float" office:value="9267" calcext:value-type="float">
            <text:p>9267,0</text:p>
          </table:table-cell>
          <table:table-cell table:formula="of:=[.D976]" office:value-type="float" office:value="3070" calcext:value-type="float">
            <text:p>3070,0</text:p>
          </table:table-cell>
          <table:table-cell table:number-columns-repeated="3"/>
        </table:table-row>
        <table:table-row table:style-name="ro1">
          <table:table-cell table:formula="of:=IF([.B978]&gt;=0;1;-1)*(2^[.$D$3])" office:value-type="float" office:value="4096" calcext:value-type="float">
            <text:p>4096</text:p>
          </table:table-cell>
          <table:table-cell table:formula="of:=[.$B$3]+[.E978]-[.F978]" office:value-type="float" office:value="5711" calcext:value-type="float">
            <text:p>5711,0</text:p>
          </table:table-cell>
          <table:table-cell table:formula="of:=[.B978]-[.A978]" office:value-type="float" office:value="1615" calcext:value-type="float">
            <text:p>1615,0</text:p>
          </table:table-cell>
          <table:table-cell table:formula="of:=[.C977]" office:value-type="float" office:value="4148.5" calcext:value-type="float">
            <text:p>4148,5</text:p>
          </table:table-cell>
          <table:table-cell table:formula="of:=[.D978]*2" office:value-type="float" office:value="8297" calcext:value-type="float">
            <text:p>8297,0</text:p>
          </table:table-cell>
          <table:table-cell table:formula="of:=[.D977]" office:value-type="float" office:value="4633.5" calcext:value-type="float">
            <text:p>4633,5</text:p>
          </table:table-cell>
          <table:table-cell table:number-columns-repeated="3"/>
        </table:table-row>
        <table:table-row table:style-name="ro1">
          <table:table-cell table:formula="of:=IF([.B979]&gt;=0;1;-1)*(2^[.$D$3])" office:value-type="float" office:value="4096" calcext:value-type="float">
            <text:p>4096</text:p>
          </table:table-cell>
          <table:table-cell table:formula="of:=[.$B$3]+[.E979]-[.F979]" office:value-type="float" office:value="1129" calcext:value-type="float">
            <text:p>1129,0</text:p>
          </table:table-cell>
          <table:table-cell table:formula="of:=[.B979]-[.A979]" office:value-type="float" office:value="-2967" calcext:value-type="float">
            <text:p>-2967,0</text:p>
          </table:table-cell>
          <table:table-cell table:formula="of:=[.C978]" office:value-type="float" office:value="1615" calcext:value-type="float">
            <text:p>1615,0</text:p>
          </table:table-cell>
          <table:table-cell table:formula="of:=[.D979]*2" office:value-type="float" office:value="3230" calcext:value-type="float">
            <text:p>3230,0</text:p>
          </table:table-cell>
          <table:table-cell table:formula="of:=[.D978]" office:value-type="float" office:value="4148.5" calcext:value-type="float">
            <text:p>4148,5</text:p>
          </table:table-cell>
          <table:table-cell table:number-columns-repeated="3"/>
        </table:table-row>
        <table:table-row table:style-name="ro1">
          <table:table-cell table:formula="of:=IF([.B980]&gt;=0;1;-1)*(2^[.$D$3])" office:value-type="float" office:value="-4096" calcext:value-type="float">
            <text:p>-4096</text:p>
          </table:table-cell>
          <table:table-cell table:formula="of:=[.$B$3]+[.E980]-[.F980]" office:value-type="float" office:value="-5501.5" calcext:value-type="float">
            <text:p>-5501,5</text:p>
          </table:table-cell>
          <table:table-cell table:formula="of:=[.B980]-[.A980]" office:value-type="float" office:value="-1405.5" calcext:value-type="float">
            <text:p>-1405,5</text:p>
          </table:table-cell>
          <table:table-cell table:formula="of:=[.C979]" office:value-type="float" office:value="-2967" calcext:value-type="float">
            <text:p>-2967,0</text:p>
          </table:table-cell>
          <table:table-cell table:formula="of:=[.D980]*2" office:value-type="float" office:value="-5934" calcext:value-type="float">
            <text:p>-5934,0</text:p>
          </table:table-cell>
          <table:table-cell table:formula="of:=[.D979]" office:value-type="float" office:value="1615" calcext:value-type="float">
            <text:p>1615,0</text:p>
          </table:table-cell>
          <table:table-cell table:number-columns-repeated="3"/>
        </table:table-row>
        <table:table-row table:style-name="ro1">
          <table:table-cell table:formula="of:=IF([.B981]&gt;=0;1;-1)*(2^[.$D$3])" office:value-type="float" office:value="4096" calcext:value-type="float">
            <text:p>4096</text:p>
          </table:table-cell>
          <table:table-cell table:formula="of:=[.$B$3]+[.E981]-[.F981]" office:value-type="float" office:value="2203.5" calcext:value-type="float">
            <text:p>2203,5</text:p>
          </table:table-cell>
          <table:table-cell table:formula="of:=[.B981]-[.A981]" office:value-type="float" office:value="-1892.5" calcext:value-type="float">
            <text:p>-1892,5</text:p>
          </table:table-cell>
          <table:table-cell table:formula="of:=[.C980]" office:value-type="float" office:value="-1405.5" calcext:value-type="float">
            <text:p>-1405,5</text:p>
          </table:table-cell>
          <table:table-cell table:formula="of:=[.D981]*2" office:value-type="float" office:value="-2811" calcext:value-type="float">
            <text:p>-2811,0</text:p>
          </table:table-cell>
          <table:table-cell table:formula="of:=[.D980]" office:value-type="float" office:value="-2967" calcext:value-type="float">
            <text:p>-2967,0</text:p>
          </table:table-cell>
          <table:table-cell table:number-columns-repeated="3"/>
        </table:table-row>
        <table:table-row table:style-name="ro1">
          <table:table-cell table:formula="of:=IF([.B982]&gt;=0;1;-1)*(2^[.$D$3])" office:value-type="float" office:value="-4096" calcext:value-type="float">
            <text:p>-4096</text:p>
          </table:table-cell>
          <table:table-cell table:formula="of:=[.$B$3]+[.E982]-[.F982]" office:value-type="float" office:value="-332" calcext:value-type="float">
            <text:p>-332,0</text:p>
          </table:table-cell>
          <table:table-cell table:formula="of:=[.B982]-[.A982]" office:value-type="float" office:value="3764" calcext:value-type="float">
            <text:p>3764,0</text:p>
          </table:table-cell>
          <table:table-cell table:formula="of:=[.C981]" office:value-type="float" office:value="-1892.5" calcext:value-type="float">
            <text:p>-1892,5</text:p>
          </table:table-cell>
          <table:table-cell table:formula="of:=[.D982]*2" office:value-type="float" office:value="-3785" calcext:value-type="float">
            <text:p>-3785,0</text:p>
          </table:table-cell>
          <table:table-cell table:formula="of:=[.D981]" office:value-type="float" office:value="-1405.5" calcext:value-type="float">
            <text:p>-1405,5</text:p>
          </table:table-cell>
          <table:table-cell table:number-columns-repeated="3"/>
        </table:table-row>
        <table:table-row table:style-name="ro1">
          <table:table-cell table:formula="of:=IF([.B983]&gt;=0;1;-1)*(2^[.$D$3])" office:value-type="float" office:value="4096" calcext:value-type="float">
            <text:p>4096</text:p>
          </table:table-cell>
          <table:table-cell table:formula="of:=[.$B$3]+[.E983]-[.F983]" office:value-type="float" office:value="11468" calcext:value-type="float">
            <text:p>11468,0</text:p>
          </table:table-cell>
          <table:table-cell table:formula="of:=[.B983]-[.A983]" office:value-type="float" office:value="7372" calcext:value-type="float">
            <text:p>7372,0</text:p>
          </table:table-cell>
          <table:table-cell table:formula="of:=[.C982]" office:value-type="float" office:value="3764" calcext:value-type="float">
            <text:p>3764,0</text:p>
          </table:table-cell>
          <table:table-cell table:formula="of:=[.D983]*2" office:value-type="float" office:value="7528" calcext:value-type="float">
            <text:p>7528,0</text:p>
          </table:table-cell>
          <table:table-cell table:formula="of:=[.D982]" office:value-type="float" office:value="-1892.5" calcext:value-type="float">
            <text:p>-1892,5</text:p>
          </table:table-cell>
          <table:table-cell table:number-columns-repeated="3"/>
        </table:table-row>
        <table:table-row table:style-name="ro1">
          <table:table-cell table:formula="of:=IF([.B984]&gt;=0;1;-1)*(2^[.$D$3])" office:value-type="float" office:value="4096" calcext:value-type="float">
            <text:p>4096</text:p>
          </table:table-cell>
          <table:table-cell table:formula="of:=[.$B$3]+[.E984]-[.F984]" office:value-type="float" office:value="13027.5" calcext:value-type="float">
            <text:p>13027,5</text:p>
          </table:table-cell>
          <table:table-cell table:formula="of:=[.B984]-[.A984]" office:value-type="float" office:value="8931.5" calcext:value-type="float">
            <text:p>8931,5</text:p>
          </table:table-cell>
          <table:table-cell table:formula="of:=[.C983]" office:value-type="float" office:value="7372" calcext:value-type="float">
            <text:p>7372,0</text:p>
          </table:table-cell>
          <table:table-cell table:formula="of:=[.D984]*2" office:value-type="float" office:value="14744" calcext:value-type="float">
            <text:p>14744,0</text:p>
          </table:table-cell>
          <table:table-cell table:formula="of:=[.D983]" office:value-type="float" office:value="3764" calcext:value-type="float">
            <text:p>3764,0</text:p>
          </table:table-cell>
          <table:table-cell table:number-columns-repeated="3"/>
        </table:table-row>
        <table:table-row table:style-name="ro1">
          <table:table-cell table:formula="of:=IF([.B985]&gt;=0;1;-1)*(2^[.$D$3])" office:value-type="float" office:value="4096" calcext:value-type="float">
            <text:p>4096</text:p>
          </table:table-cell>
          <table:table-cell table:formula="of:=[.$B$3]+[.E985]-[.F985]" office:value-type="float" office:value="12538.5" calcext:value-type="float">
            <text:p>12538,5</text:p>
          </table:table-cell>
          <table:table-cell table:formula="of:=[.B985]-[.A985]" office:value-type="float" office:value="8442.5" calcext:value-type="float">
            <text:p>8442,5</text:p>
          </table:table-cell>
          <table:table-cell table:formula="of:=[.C984]" office:value-type="float" office:value="8931.5" calcext:value-type="float">
            <text:p>8931,5</text:p>
          </table:table-cell>
          <table:table-cell table:formula="of:=[.D985]*2" office:value-type="float" office:value="17863" calcext:value-type="float">
            <text:p>17863,0</text:p>
          </table:table-cell>
          <table:table-cell table:formula="of:=[.D984]" office:value-type="float" office:value="7372" calcext:value-type="float">
            <text:p>7372,0</text:p>
          </table:table-cell>
          <table:table-cell table:number-columns-repeated="3"/>
        </table:table-row>
        <table:table-row table:style-name="ro1">
          <table:table-cell table:formula="of:=IF([.B986]&gt;=0;1;-1)*(2^[.$D$3])" office:value-type="float" office:value="4096" calcext:value-type="float">
            <text:p>4096</text:p>
          </table:table-cell>
          <table:table-cell table:formula="of:=[.$B$3]+[.E986]-[.F986]" office:value-type="float" office:value="10001" calcext:value-type="float">
            <text:p>10001,0</text:p>
          </table:table-cell>
          <table:table-cell table:formula="of:=[.B986]-[.A986]" office:value-type="float" office:value="5905" calcext:value-type="float">
            <text:p>5905,0</text:p>
          </table:table-cell>
          <table:table-cell table:formula="of:=[.C985]" office:value-type="float" office:value="8442.5" calcext:value-type="float">
            <text:p>8442,5</text:p>
          </table:table-cell>
          <table:table-cell table:formula="of:=[.D986]*2" office:value-type="float" office:value="16885" calcext:value-type="float">
            <text:p>16885,0</text:p>
          </table:table-cell>
          <table:table-cell table:formula="of:=[.D985]" office:value-type="float" office:value="8931.5" calcext:value-type="float">
            <text:p>8931,5</text:p>
          </table:table-cell>
          <table:table-cell table:number-columns-repeated="3"/>
        </table:table-row>
        <table:table-row table:style-name="ro1">
          <table:table-cell table:formula="of:=IF([.B987]&gt;=0;1;-1)*(2^[.$D$3])" office:value-type="float" office:value="4096" calcext:value-type="float">
            <text:p>4096</text:p>
          </table:table-cell>
          <table:table-cell table:formula="of:=[.$B$3]+[.E987]-[.F987]" office:value-type="float" office:value="5415" calcext:value-type="float">
            <text:p>5415,0</text:p>
          </table:table-cell>
          <table:table-cell table:formula="of:=[.B987]-[.A987]" office:value-type="float" office:value="1319" calcext:value-type="float">
            <text:p>1319,0</text:p>
          </table:table-cell>
          <table:table-cell table:formula="of:=[.C986]" office:value-type="float" office:value="5905" calcext:value-type="float">
            <text:p>5905,0</text:p>
          </table:table-cell>
          <table:table-cell table:formula="of:=[.D987]*2" office:value-type="float" office:value="11810" calcext:value-type="float">
            <text:p>11810,0</text:p>
          </table:table-cell>
          <table:table-cell table:formula="of:=[.D986]" office:value-type="float" office:value="8442.5" calcext:value-type="float">
            <text:p>8442,5</text:p>
          </table:table-cell>
          <table:table-cell table:number-columns-repeated="3"/>
        </table:table-row>
        <table:table-row table:style-name="ro1">
          <table:table-cell table:formula="of:=IF([.B988]&gt;=0;1;-1)*(2^[.$D$3])" office:value-type="float" office:value="-4096" calcext:value-type="float">
            <text:p>-4096</text:p>
          </table:table-cell>
          <table:table-cell table:formula="of:=[.$B$3]+[.E988]-[.F988]" office:value-type="float" office:value="-1219.5" calcext:value-type="float">
            <text:p>-1219,5</text:p>
          </table:table-cell>
          <table:table-cell table:formula="of:=[.B988]-[.A988]" office:value-type="float" office:value="2876.5" calcext:value-type="float">
            <text:p>2876,5</text:p>
          </table:table-cell>
          <table:table-cell table:formula="of:=[.C987]" office:value-type="float" office:value="1319" calcext:value-type="float">
            <text:p>1319,0</text:p>
          </table:table-cell>
          <table:table-cell table:formula="of:=[.D988]*2" office:value-type="float" office:value="2638" calcext:value-type="float">
            <text:p>2638,0</text:p>
          </table:table-cell>
          <table:table-cell table:formula="of:=[.D987]" office:value-type="float" office:value="5905" calcext:value-type="float">
            <text:p>5905,0</text:p>
          </table:table-cell>
          <table:table-cell table:number-columns-repeated="3"/>
        </table:table-row>
        <table:table-row table:style-name="ro1">
          <table:table-cell table:formula="of:=IF([.B989]&gt;=0;1;-1)*(2^[.$D$3])" office:value-type="float" office:value="4096" calcext:value-type="float">
            <text:p>4096</text:p>
          </table:table-cell>
          <table:table-cell table:formula="of:=[.$B$3]+[.E989]-[.F989]" office:value-type="float" office:value="6481.5" calcext:value-type="float">
            <text:p>6481,5</text:p>
          </table:table-cell>
          <table:table-cell table:formula="of:=[.B989]-[.A989]" office:value-type="float" office:value="2385.5" calcext:value-type="float">
            <text:p>2385,5</text:p>
          </table:table-cell>
          <table:table-cell table:formula="of:=[.C988]" office:value-type="float" office:value="2876.5" calcext:value-type="float">
            <text:p>2876,5</text:p>
          </table:table-cell>
          <table:table-cell table:formula="of:=[.D989]*2" office:value-type="float" office:value="5753" calcext:value-type="float">
            <text:p>5753,0</text:p>
          </table:table-cell>
          <table:table-cell table:formula="of:=[.D988]" office:value-type="float" office:value="1319" calcext:value-type="float">
            <text:p>1319,0</text:p>
          </table:table-cell>
          <table:table-cell table:number-columns-repeated="3"/>
        </table:table-row>
        <table:table-row table:style-name="ro1">
          <table:table-cell table:formula="of:=IF([.B990]&gt;=0;1;-1)*(2^[.$D$3])" office:value-type="float" office:value="4096" calcext:value-type="float">
            <text:p>4096</text:p>
          </table:table-cell>
          <table:table-cell table:formula="of:=[.$B$3]+[.E990]-[.F990]" office:value-type="float" office:value="3942" calcext:value-type="float">
            <text:p>3942,0</text:p>
          </table:table-cell>
          <table:table-cell table:formula="of:=[.B990]-[.A990]" office:value-type="float" office:value="-154" calcext:value-type="float">
            <text:p>-154,0</text:p>
          </table:table-cell>
          <table:table-cell table:formula="of:=[.C989]" office:value-type="float" office:value="2385.5" calcext:value-type="float">
            <text:p>2385,5</text:p>
          </table:table-cell>
          <table:table-cell table:formula="of:=[.D990]*2" office:value-type="float" office:value="4771" calcext:value-type="float">
            <text:p>4771,0</text:p>
          </table:table-cell>
          <table:table-cell table:formula="of:=[.D989]" office:value-type="float" office:value="2876.5" calcext:value-type="float">
            <text:p>2876,5</text:p>
          </table:table-cell>
          <table:table-cell table:number-columns-repeated="3"/>
        </table:table-row>
        <table:table-row table:style-name="ro1">
          <table:table-cell table:formula="of:=IF([.B991]&gt;=0;1;-1)*(2^[.$D$3])" office:value-type="float" office:value="-4096" calcext:value-type="float">
            <text:p>-4096</text:p>
          </table:table-cell>
          <table:table-cell table:formula="of:=[.$B$3]+[.E991]-[.F991]" office:value-type="float" office:value="-646" calcext:value-type="float">
            <text:p>-646,0</text:p>
          </table:table-cell>
          <table:table-cell table:formula="of:=[.B991]-[.A991]" office:value-type="float" office:value="3450" calcext:value-type="float">
            <text:p>3450,0</text:p>
          </table:table-cell>
          <table:table-cell table:formula="of:=[.C990]" office:value-type="float" office:value="-154" calcext:value-type="float">
            <text:p>-154,0</text:p>
          </table:table-cell>
          <table:table-cell table:formula="of:=[.D991]*2" office:value-type="float" office:value="-308" calcext:value-type="float">
            <text:p>-308,0</text:p>
          </table:table-cell>
          <table:table-cell table:formula="of:=[.D990]" office:value-type="float" office:value="2385.5" calcext:value-type="float">
            <text:p>2385,5</text:p>
          </table:table-cell>
          <table:table-cell table:number-columns-repeated="3"/>
        </table:table-row>
        <table:table-row table:style-name="ro1">
          <table:table-cell table:formula="of:=IF([.B992]&gt;=0;1;-1)*(2^[.$D$3])" office:value-type="float" office:value="4096" calcext:value-type="float">
            <text:p>4096</text:p>
          </table:table-cell>
          <table:table-cell table:formula="of:=[.$B$3]+[.E992]-[.F992]" office:value-type="float" office:value="9101.5" calcext:value-type="float">
            <text:p>9101,5</text:p>
          </table:table-cell>
          <table:table-cell table:formula="of:=[.B992]-[.A992]" office:value-type="float" office:value="5005.5" calcext:value-type="float">
            <text:p>5005,5</text:p>
          </table:table-cell>
          <table:table-cell table:formula="of:=[.C991]" office:value-type="float" office:value="3450" calcext:value-type="float">
            <text:p>3450,0</text:p>
          </table:table-cell>
          <table:table-cell table:formula="of:=[.D992]*2" office:value-type="float" office:value="6900" calcext:value-type="float">
            <text:p>6900,0</text:p>
          </table:table-cell>
          <table:table-cell table:formula="of:=[.D991]" office:value-type="float" office:value="-154" calcext:value-type="float">
            <text:p>-154,0</text:p>
          </table:table-cell>
          <table:table-cell table:number-columns-repeated="3"/>
        </table:table-row>
        <table:table-row table:style-name="ro1">
          <table:table-cell table:formula="of:=IF([.B993]&gt;=0;1;-1)*(2^[.$D$3])" office:value-type="float" office:value="4096" calcext:value-type="float">
            <text:p>4096</text:p>
          </table:table-cell>
          <table:table-cell table:formula="of:=[.$B$3]+[.E993]-[.F993]" office:value-type="float" office:value="8608.5" calcext:value-type="float">
            <text:p>8608,5</text:p>
          </table:table-cell>
          <table:table-cell table:formula="of:=[.B993]-[.A993]" office:value-type="float" office:value="4512.5" calcext:value-type="float">
            <text:p>4512,5</text:p>
          </table:table-cell>
          <table:table-cell table:formula="of:=[.C992]" office:value-type="float" office:value="5005.5" calcext:value-type="float">
            <text:p>5005,5</text:p>
          </table:table-cell>
          <table:table-cell table:formula="of:=[.D993]*2" office:value-type="float" office:value="10011" calcext:value-type="float">
            <text:p>10011,0</text:p>
          </table:table-cell>
          <table:table-cell table:formula="of:=[.D992]" office:value-type="float" office:value="3450" calcext:value-type="float">
            <text:p>3450,0</text:p>
          </table:table-cell>
          <table:table-cell table:number-columns-repeated="3"/>
        </table:table-row>
        <table:table-row table:style-name="ro1">
          <table:table-cell table:formula="of:=IF([.B994]&gt;=0;1;-1)*(2^[.$D$3])" office:value-type="float" office:value="4096" calcext:value-type="float">
            <text:p>4096</text:p>
          </table:table-cell>
          <table:table-cell table:formula="of:=[.$B$3]+[.E994]-[.F994]" office:value-type="float" office:value="6067" calcext:value-type="float">
            <text:p>6067,0</text:p>
          </table:table-cell>
          <table:table-cell table:formula="of:=[.B994]-[.A994]" office:value-type="float" office:value="1971" calcext:value-type="float">
            <text:p>1971,0</text:p>
          </table:table-cell>
          <table:table-cell table:formula="of:=[.C993]" office:value-type="float" office:value="4512.5" calcext:value-type="float">
            <text:p>4512,5</text:p>
          </table:table-cell>
          <table:table-cell table:formula="of:=[.D994]*2" office:value-type="float" office:value="9025" calcext:value-type="float">
            <text:p>9025,0</text:p>
          </table:table-cell>
          <table:table-cell table:formula="of:=[.D993]" office:value-type="float" office:value="5005.5" calcext:value-type="float">
            <text:p>5005,5</text:p>
          </table:table-cell>
          <table:table-cell table:number-columns-repeated="3"/>
        </table:table-row>
        <table:table-row table:style-name="ro1">
          <table:table-cell table:formula="of:=IF([.B995]&gt;=0;1;-1)*(2^[.$D$3])" office:value-type="float" office:value="4096" calcext:value-type="float">
            <text:p>4096</text:p>
          </table:table-cell>
          <table:table-cell table:formula="of:=[.$B$3]+[.E995]-[.F995]" office:value-type="float" office:value="1477" calcext:value-type="float">
            <text:p>1477,0</text:p>
          </table:table-cell>
          <table:table-cell table:formula="of:=[.B995]-[.A995]" office:value-type="float" office:value="-2619" calcext:value-type="float">
            <text:p>-2619,0</text:p>
          </table:table-cell>
          <table:table-cell table:formula="of:=[.C994]" office:value-type="float" office:value="1971" calcext:value-type="float">
            <text:p>1971,0</text:p>
          </table:table-cell>
          <table:table-cell table:formula="of:=[.D995]*2" office:value-type="float" office:value="3942" calcext:value-type="float">
            <text:p>3942,0</text:p>
          </table:table-cell>
          <table:table-cell table:formula="of:=[.D994]" office:value-type="float" office:value="4512.5" calcext:value-type="float">
            <text:p>4512,5</text:p>
          </table:table-cell>
          <table:table-cell table:number-columns-repeated="3"/>
        </table:table-row>
        <table:table-row table:style-name="ro1">
          <table:table-cell table:formula="of:=IF([.B996]&gt;=0;1;-1)*(2^[.$D$3])" office:value-type="float" office:value="-4096" calcext:value-type="float">
            <text:p>-4096</text:p>
          </table:table-cell>
          <table:table-cell table:formula="of:=[.$B$3]+[.E996]-[.F996]" office:value-type="float" office:value="-5161.5" calcext:value-type="float">
            <text:p>-5161,5</text:p>
          </table:table-cell>
          <table:table-cell table:formula="of:=[.B996]-[.A996]" office:value-type="float" office:value="-1065.5" calcext:value-type="float">
            <text:p>-1065,5</text:p>
          </table:table-cell>
          <table:table-cell table:formula="of:=[.C995]" office:value-type="float" office:value="-2619" calcext:value-type="float">
            <text:p>-2619,0</text:p>
          </table:table-cell>
          <table:table-cell table:formula="of:=[.D996]*2" office:value-type="float" office:value="-5238" calcext:value-type="float">
            <text:p>-5238,0</text:p>
          </table:table-cell>
          <table:table-cell table:formula="of:=[.D995]" office:value-type="float" office:value="1971" calcext:value-type="float">
            <text:p>1971,0</text:p>
          </table:table-cell>
          <table:table-cell table:number-columns-repeated="3"/>
        </table:table-row>
        <table:table-row table:style-name="ro1">
          <table:table-cell table:formula="of:=IF([.B997]&gt;=0;1;-1)*(2^[.$D$3])" office:value-type="float" office:value="4096" calcext:value-type="float">
            <text:p>4096</text:p>
          </table:table-cell>
          <table:table-cell table:formula="of:=[.$B$3]+[.E997]-[.F997]" office:value-type="float" office:value="2535.5" calcext:value-type="float">
            <text:p>2535,5</text:p>
          </table:table-cell>
          <table:table-cell table:formula="of:=[.B997]-[.A997]" office:value-type="float" office:value="-1560.5" calcext:value-type="float">
            <text:p>-1560,5</text:p>
          </table:table-cell>
          <table:table-cell table:formula="of:=[.C996]" office:value-type="float" office:value="-1065.5" calcext:value-type="float">
            <text:p>-1065,5</text:p>
          </table:table-cell>
          <table:table-cell table:formula="of:=[.D997]*2" office:value-type="float" office:value="-2131" calcext:value-type="float">
            <text:p>-2131,0</text:p>
          </table:table-cell>
          <table:table-cell table:formula="of:=[.D996]" office:value-type="float" office:value="-2619" calcext:value-type="float">
            <text:p>-2619,0</text:p>
          </table:table-cell>
          <table:table-cell table:number-columns-repeated="3"/>
        </table:table-row>
        <table:table-row table:style-name="ro1">
          <table:table-cell table:formula="of:=IF([.B998]&gt;=0;1;-1)*(2^[.$D$3])" office:value-type="float" office:value="-4096" calcext:value-type="float">
            <text:p>-4096</text:p>
          </table:table-cell>
          <table:table-cell table:formula="of:=[.$B$3]+[.E998]-[.F998]" office:value-type="float" office:value="-8" calcext:value-type="float">
            <text:p>-8,0</text:p>
          </table:table-cell>
          <table:table-cell table:formula="of:=[.B998]-[.A998]" office:value-type="float" office:value="4088" calcext:value-type="float">
            <text:p>4088,0</text:p>
          </table:table-cell>
          <table:table-cell table:formula="of:=[.C997]" office:value-type="float" office:value="-1560.5" calcext:value-type="float">
            <text:p>-1560,5</text:p>
          </table:table-cell>
          <table:table-cell table:formula="of:=[.D998]*2" office:value-type="float" office:value="-3121" calcext:value-type="float">
            <text:p>-3121,0</text:p>
          </table:table-cell>
          <table:table-cell table:formula="of:=[.D997]" office:value-type="float" office:value="-1065.5" calcext:value-type="float">
            <text:p>-1065,5</text:p>
          </table:table-cell>
          <table:table-cell table:number-columns-repeated="3"/>
        </table:table-row>
        <table:table-row table:style-name="ro1">
          <table:table-cell table:formula="of:=IF([.B999]&gt;=0;1;-1)*(2^[.$D$3])" office:value-type="float" office:value="4096" calcext:value-type="float">
            <text:p>4096</text:p>
          </table:table-cell>
          <table:table-cell table:formula="of:=[.$B$3]+[.E999]-[.F999]" office:value-type="float" office:value="11784" calcext:value-type="float">
            <text:p>11784,0</text:p>
          </table:table-cell>
          <table:table-cell table:formula="of:=[.B999]-[.A999]" office:value-type="float" office:value="7688" calcext:value-type="float">
            <text:p>7688,0</text:p>
          </table:table-cell>
          <table:table-cell table:formula="of:=[.C998]" office:value-type="float" office:value="4088" calcext:value-type="float">
            <text:p>4088,0</text:p>
          </table:table-cell>
          <table:table-cell table:formula="of:=[.D999]*2" office:value-type="float" office:value="8176" calcext:value-type="float">
            <text:p>8176,0</text:p>
          </table:table-cell>
          <table:table-cell table:formula="of:=[.D998]" office:value-type="float" office:value="-1560.5" calcext:value-type="float">
            <text:p>-1560,5</text:p>
          </table:table-cell>
          <table:table-cell table:number-columns-repeated="3"/>
        </table:table-row>
        <table:table-row table:style-name="ro1">
          <table:table-cell table:formula="of:=IF([.B1000]&gt;=0;1;-1)*(2^[.$D$3])" office:value-type="float" office:value="4096" calcext:value-type="float">
            <text:p>4096</text:p>
          </table:table-cell>
          <table:table-cell table:formula="of:=[.$B$3]+[.E1000]-[.F1000]" office:value-type="float" office:value="13335.5" calcext:value-type="float">
            <text:p>13335,5</text:p>
          </table:table-cell>
          <table:table-cell table:formula="of:=[.B1000]-[.A1000]" office:value-type="float" office:value="9239.5" calcext:value-type="float">
            <text:p>9239,5</text:p>
          </table:table-cell>
          <table:table-cell table:formula="of:=[.C999]" office:value-type="float" office:value="7688" calcext:value-type="float">
            <text:p>7688,0</text:p>
          </table:table-cell>
          <table:table-cell table:formula="of:=[.D1000]*2" office:value-type="float" office:value="15376" calcext:value-type="float">
            <text:p>15376,0</text:p>
          </table:table-cell>
          <table:table-cell table:formula="of:=[.D999]" office:value-type="float" office:value="4088" calcext:value-type="float">
            <text:p>4088,0</text:p>
          </table:table-cell>
          <table:table-cell table:number-columns-repeated="3"/>
        </table:table-row>
        <table:table-row table:style-name="ro1">
          <table:table-cell table:formula="of:=IF([.B1001]&gt;=0;1;-1)*(2^[.$D$3])" office:value-type="float" office:value="4096" calcext:value-type="float">
            <text:p>4096</text:p>
          </table:table-cell>
          <table:table-cell table:formula="of:=[.$B$3]+[.E1001]-[.F1001]" office:value-type="float" office:value="12838.5" calcext:value-type="float">
            <text:p>12838,5</text:p>
          </table:table-cell>
          <table:table-cell table:formula="of:=[.B1001]-[.A1001]" office:value-type="float" office:value="8742.5" calcext:value-type="float">
            <text:p>8742,5</text:p>
          </table:table-cell>
          <table:table-cell table:formula="of:=[.C1000]" office:value-type="float" office:value="9239.5" calcext:value-type="float">
            <text:p>9239,5</text:p>
          </table:table-cell>
          <table:table-cell table:formula="of:=[.D1001]*2" office:value-type="float" office:value="18479" calcext:value-type="float">
            <text:p>18479,0</text:p>
          </table:table-cell>
          <table:table-cell table:formula="of:=[.D1000]" office:value-type="float" office:value="7688" calcext:value-type="float">
            <text:p>7688,0</text:p>
          </table:table-cell>
          <table:table-cell table:number-columns-repeated="3"/>
        </table:table-row>
        <table:table-row table:style-name="ro1">
          <table:table-cell table:formula="of:=IF([.B1002]&gt;=0;1;-1)*(2^[.$D$3])" office:value-type="float" office:value="4096" calcext:value-type="float">
            <text:p>4096</text:p>
          </table:table-cell>
          <table:table-cell table:formula="of:=[.$B$3]+[.E1002]-[.F1002]" office:value-type="float" office:value="10293" calcext:value-type="float">
            <text:p>10293,0</text:p>
          </table:table-cell>
          <table:table-cell table:formula="of:=[.B1002]-[.A1002]" office:value-type="float" office:value="6197" calcext:value-type="float">
            <text:p>6197,0</text:p>
          </table:table-cell>
          <table:table-cell table:formula="of:=[.C1001]" office:value-type="float" office:value="8742.5" calcext:value-type="float">
            <text:p>8742,5</text:p>
          </table:table-cell>
          <table:table-cell table:formula="of:=[.D1002]*2" office:value-type="float" office:value="17485" calcext:value-type="float">
            <text:p>17485,0</text:p>
          </table:table-cell>
          <table:table-cell table:formula="of:=[.D1001]" office:value-type="float" office:value="9239.5" calcext:value-type="float">
            <text:p>9239,5</text:p>
          </table:table-cell>
          <table:table-cell table:number-columns-repeated="3"/>
        </table:table-row>
        <table:table-row table:style-name="ro1">
          <table:table-cell table:formula="of:=IF([.B1003]&gt;=0;1;-1)*(2^[.$D$3])" office:value-type="float" office:value="4096" calcext:value-type="float">
            <text:p>4096</text:p>
          </table:table-cell>
          <table:table-cell table:formula="of:=[.$B$3]+[.E1003]-[.F1003]" office:value-type="float" office:value="5699" calcext:value-type="float">
            <text:p>5699,0</text:p>
          </table:table-cell>
          <table:table-cell table:formula="of:=[.B1003]-[.A1003]" office:value-type="float" office:value="1603" calcext:value-type="float">
            <text:p>1603,0</text:p>
          </table:table-cell>
          <table:table-cell table:formula="of:=[.C1002]" office:value-type="float" office:value="6197" calcext:value-type="float">
            <text:p>6197,0</text:p>
          </table:table-cell>
          <table:table-cell table:formula="of:=[.D1003]*2" office:value-type="float" office:value="12394" calcext:value-type="float">
            <text:p>12394,0</text:p>
          </table:table-cell>
          <table:table-cell table:formula="of:=[.D1002]" office:value-type="float" office:value="8742.5" calcext:value-type="float">
            <text:p>8742,5</text:p>
          </table:table-cell>
          <table:table-cell table:number-columns-repeated="3"/>
        </table:table-row>
        <table:table-row table:style-name="ro1">
          <table:table-cell table:formula="of:=IF([.B1004]&gt;=0;1;-1)*(2^[.$D$3])" office:value-type="float" office:value="-4096" calcext:value-type="float">
            <text:p>-4096</text:p>
          </table:table-cell>
          <table:table-cell table:formula="of:=[.$B$3]+[.E1004]-[.F1004]" office:value-type="float" office:value="-943.5" calcext:value-type="float">
            <text:p>-943,5</text:p>
          </table:table-cell>
          <table:table-cell table:formula="of:=[.B1004]-[.A1004]" office:value-type="float" office:value="3152.5" calcext:value-type="float">
            <text:p>3152,5</text:p>
          </table:table-cell>
          <table:table-cell table:formula="of:=[.C1003]" office:value-type="float" office:value="1603" calcext:value-type="float">
            <text:p>1603,0</text:p>
          </table:table-cell>
          <table:table-cell table:formula="of:=[.D1004]*2" office:value-type="float" office:value="3206" calcext:value-type="float">
            <text:p>3206,0</text:p>
          </table:table-cell>
          <table:table-cell table:formula="of:=[.D1003]" office:value-type="float" office:value="6197" calcext:value-type="float">
            <text:p>6197,0</text:p>
          </table:table-cell>
          <table:table-cell table:number-columns-repeated="3"/>
        </table:table-row>
        <table:table-row table:style-name="ro1">
          <table:table-cell table:formula="of:=IF([.B1005]&gt;=0;1;-1)*(2^[.$D$3])" office:value-type="float" office:value="4096" calcext:value-type="float">
            <text:p>4096</text:p>
          </table:table-cell>
          <table:table-cell table:formula="of:=[.$B$3]+[.E1005]-[.F1005]" office:value-type="float" office:value="6749.5" calcext:value-type="float">
            <text:p>6749,5</text:p>
          </table:table-cell>
          <table:table-cell table:formula="of:=[.B1005]-[.A1005]" office:value-type="float" office:value="2653.5" calcext:value-type="float">
            <text:p>2653,5</text:p>
          </table:table-cell>
          <table:table-cell table:formula="of:=[.C1004]" office:value-type="float" office:value="3152.5" calcext:value-type="float">
            <text:p>3152,5</text:p>
          </table:table-cell>
          <table:table-cell table:formula="of:=[.D1005]*2" office:value-type="float" office:value="6305" calcext:value-type="float">
            <text:p>6305,0</text:p>
          </table:table-cell>
          <table:table-cell table:formula="of:=[.D1004]" office:value-type="float" office:value="1603" calcext:value-type="float">
            <text:p>1603,0</text:p>
          </table:table-cell>
          <table:table-cell table:number-columns-repeated="3"/>
        </table:table-row>
        <table:table-row table:style-name="ro1">
          <table:table-cell table:formula="of:=IF([.B1006]&gt;=0;1;-1)*(2^[.$D$3])" office:value-type="float" office:value="4096" calcext:value-type="float">
            <text:p>4096</text:p>
          </table:table-cell>
          <table:table-cell table:formula="of:=[.$B$3]+[.E1006]-[.F1006]" office:value-type="float" office:value="4202" calcext:value-type="float">
            <text:p>4202,0</text:p>
          </table:table-cell>
          <table:table-cell table:formula="of:=[.B1006]-[.A1006]" office:value-type="float" office:value="106" calcext:value-type="float">
            <text:p>106,0</text:p>
          </table:table-cell>
          <table:table-cell table:formula="of:=[.C1005]" office:value-type="float" office:value="2653.5" calcext:value-type="float">
            <text:p>2653,5</text:p>
          </table:table-cell>
          <table:table-cell table:formula="of:=[.D1006]*2" office:value-type="float" office:value="5307" calcext:value-type="float">
            <text:p>5307,0</text:p>
          </table:table-cell>
          <table:table-cell table:formula="of:=[.D1005]" office:value-type="float" office:value="3152.5" calcext:value-type="float">
            <text:p>3152,5</text:p>
          </table:table-cell>
          <table:table-cell table:number-columns-repeated="3"/>
        </table:table-row>
        <table:table-row table:style-name="ro1">
          <table:table-cell table:formula="of:=IF([.B1007]&gt;=0;1;-1)*(2^[.$D$3])" office:value-type="float" office:value="-4096" calcext:value-type="float">
            <text:p>-4096</text:p>
          </table:table-cell>
          <table:table-cell table:formula="of:=[.$B$3]+[.E1007]-[.F1007]" office:value-type="float" office:value="-394" calcext:value-type="float">
            <text:p>-394,0</text:p>
          </table:table-cell>
          <table:table-cell table:formula="of:=[.B1007]-[.A1007]" office:value-type="float" office:value="3702" calcext:value-type="float">
            <text:p>3702,0</text:p>
          </table:table-cell>
          <table:table-cell table:formula="of:=[.C1006]" office:value-type="float" office:value="106" calcext:value-type="float">
            <text:p>106,0</text:p>
          </table:table-cell>
          <table:table-cell table:formula="of:=[.D1007]*2" office:value-type="float" office:value="212" calcext:value-type="float">
            <text:p>212,0</text:p>
          </table:table-cell>
          <table:table-cell table:formula="of:=[.D1006]" office:value-type="float" office:value="2653.5" calcext:value-type="float">
            <text:p>2653,5</text:p>
          </table:table-cell>
          <table:table-cell table:number-columns-repeated="3"/>
        </table:table-row>
        <table:table-row table:style-name="ro1">
          <table:table-cell table:formula="of:=IF([.B1008]&gt;=0;1;-1)*(2^[.$D$3])" office:value-type="float" office:value="4096" calcext:value-type="float">
            <text:p>4096</text:p>
          </table:table-cell>
          <table:table-cell table:formula="of:=[.$B$3]+[.E1008]-[.F1008]" office:value-type="float" office:value="9345.5" calcext:value-type="float">
            <text:p>9345,5</text:p>
          </table:table-cell>
          <table:table-cell table:formula="of:=[.B1008]-[.A1008]" office:value-type="float" office:value="5249.5" calcext:value-type="float">
            <text:p>5249,5</text:p>
          </table:table-cell>
          <table:table-cell table:formula="of:=[.C1007]" office:value-type="float" office:value="3702" calcext:value-type="float">
            <text:p>3702,0</text:p>
          </table:table-cell>
          <table:table-cell table:formula="of:=[.D1008]*2" office:value-type="float" office:value="7404" calcext:value-type="float">
            <text:p>7404,0</text:p>
          </table:table-cell>
          <table:table-cell table:formula="of:=[.D1007]" office:value-type="float" office:value="106" calcext:value-type="float">
            <text:p>106,0</text:p>
          </table:table-cell>
          <table:table-cell table:number-columns-repeated="3"/>
        </table:table-row>
        <table:table-row table:style-name="ro1">
          <table:table-cell table:formula="of:=IF([.B1009]&gt;=0;1;-1)*(2^[.$D$3])" office:value-type="float" office:value="4096" calcext:value-type="float">
            <text:p>4096</text:p>
          </table:table-cell>
          <table:table-cell table:formula="of:=[.$B$3]+[.E1009]-[.F1009]" office:value-type="float" office:value="8844.5" calcext:value-type="float">
            <text:p>8844,5</text:p>
          </table:table-cell>
          <table:table-cell table:formula="of:=[.B1009]-[.A1009]" office:value-type="float" office:value="4748.5" calcext:value-type="float">
            <text:p>4748,5</text:p>
          </table:table-cell>
          <table:table-cell table:formula="of:=[.C1008]" office:value-type="float" office:value="5249.5" calcext:value-type="float">
            <text:p>5249,5</text:p>
          </table:table-cell>
          <table:table-cell table:formula="of:=[.D1009]*2" office:value-type="float" office:value="10499" calcext:value-type="float">
            <text:p>10499,0</text:p>
          </table:table-cell>
          <table:table-cell table:formula="of:=[.D1008]" office:value-type="float" office:value="3702" calcext:value-type="float">
            <text:p>3702,0</text:p>
          </table:table-cell>
          <table:table-cell table:number-columns-repeated="3"/>
        </table:table-row>
        <table:table-row table:style-name="ro1">
          <table:table-cell table:formula="of:=IF([.B1010]&gt;=0;1;-1)*(2^[.$D$3])" office:value-type="float" office:value="4096" calcext:value-type="float">
            <text:p>4096</text:p>
          </table:table-cell>
          <table:table-cell table:formula="of:=[.$B$3]+[.E1010]-[.F1010]" office:value-type="float" office:value="6295" calcext:value-type="float">
            <text:p>6295,0</text:p>
          </table:table-cell>
          <table:table-cell table:formula="of:=[.B1010]-[.A1010]" office:value-type="float" office:value="2199" calcext:value-type="float">
            <text:p>2199,0</text:p>
          </table:table-cell>
          <table:table-cell table:formula="of:=[.C1009]" office:value-type="float" office:value="4748.5" calcext:value-type="float">
            <text:p>4748,5</text:p>
          </table:table-cell>
          <table:table-cell table:formula="of:=[.D1010]*2" office:value-type="float" office:value="9497" calcext:value-type="float">
            <text:p>9497,0</text:p>
          </table:table-cell>
          <table:table-cell table:formula="of:=[.D1009]" office:value-type="float" office:value="5249.5" calcext:value-type="float">
            <text:p>5249,5</text:p>
          </table:table-cell>
          <table:table-cell table:number-columns-repeated="3"/>
        </table:table-row>
        <table:table-row table:style-name="ro1">
          <table:table-cell table:formula="of:=IF([.B1011]&gt;=0;1;-1)*(2^[.$D$3])" office:value-type="float" office:value="4096" calcext:value-type="float">
            <text:p>4096</text:p>
          </table:table-cell>
          <table:table-cell table:formula="of:=[.$B$3]+[.E1011]-[.F1011]" office:value-type="float" office:value="1697" calcext:value-type="float">
            <text:p>1697,0</text:p>
          </table:table-cell>
          <table:table-cell table:formula="of:=[.B1011]-[.A1011]" office:value-type="float" office:value="-2399" calcext:value-type="float">
            <text:p>-2399,0</text:p>
          </table:table-cell>
          <table:table-cell table:formula="of:=[.C1010]" office:value-type="float" office:value="2199" calcext:value-type="float">
            <text:p>2199,0</text:p>
          </table:table-cell>
          <table:table-cell table:formula="of:=[.D1011]*2" office:value-type="float" office:value="4398" calcext:value-type="float">
            <text:p>4398,0</text:p>
          </table:table-cell>
          <table:table-cell table:formula="of:=[.D1010]" office:value-type="float" office:value="4748.5" calcext:value-type="float">
            <text:p>4748,5</text:p>
          </table:table-cell>
          <table:table-cell table:number-columns-repeated="3"/>
        </table:table-row>
        <table:table-row table:style-name="ro1">
          <table:table-cell table:formula="of:=IF([.B1012]&gt;=0;1;-1)*(2^[.$D$3])" office:value-type="float" office:value="-4096" calcext:value-type="float">
            <text:p>-4096</text:p>
          </table:table-cell>
          <table:table-cell table:formula="of:=[.$B$3]+[.E1012]-[.F1012]" office:value-type="float" office:value="-4949.5" calcext:value-type="float">
            <text:p>-4949,5</text:p>
          </table:table-cell>
          <table:table-cell table:formula="of:=[.B1012]-[.A1012]" office:value-type="float" office:value="-853.5" calcext:value-type="float">
            <text:p>-853,5</text:p>
          </table:table-cell>
          <table:table-cell table:formula="of:=[.C1011]" office:value-type="float" office:value="-2399" calcext:value-type="float">
            <text:p>-2399,0</text:p>
          </table:table-cell>
          <table:table-cell table:formula="of:=[.D1012]*2" office:value-type="float" office:value="-4798" calcext:value-type="float">
            <text:p>-4798,0</text:p>
          </table:table-cell>
          <table:table-cell table:formula="of:=[.D1011]" office:value-type="float" office:value="2199" calcext:value-type="float">
            <text:p>2199,0</text:p>
          </table:table-cell>
          <table:table-cell table:number-columns-repeated="3"/>
        </table:table-row>
        <table:table-row table:style-name="ro1">
          <table:table-cell table:formula="of:=IF([.B1013]&gt;=0;1;-1)*(2^[.$D$3])" office:value-type="float" office:value="4096" calcext:value-type="float">
            <text:p>4096</text:p>
          </table:table-cell>
          <table:table-cell table:formula="of:=[.$B$3]+[.E1013]-[.F1013]" office:value-type="float" office:value="2739.5" calcext:value-type="float">
            <text:p>2739,5</text:p>
          </table:table-cell>
          <table:table-cell table:formula="of:=[.B1013]-[.A1013]" office:value-type="float" office:value="-1356.5" calcext:value-type="float">
            <text:p>-1356,5</text:p>
          </table:table-cell>
          <table:table-cell table:formula="of:=[.C1012]" office:value-type="float" office:value="-853.5" calcext:value-type="float">
            <text:p>-853,5</text:p>
          </table:table-cell>
          <table:table-cell table:formula="of:=[.D1013]*2" office:value-type="float" office:value="-1707" calcext:value-type="float">
            <text:p>-1707,0</text:p>
          </table:table-cell>
          <table:table-cell table:formula="of:=[.D1012]" office:value-type="float" office:value="-2399" calcext:value-type="float">
            <text:p>-2399,0</text:p>
          </table:table-cell>
          <table:table-cell table:number-columns-repeated="3"/>
        </table:table-row>
        <table:table-row table:style-name="ro1">
          <table:table-cell table:formula="of:=IF([.B1014]&gt;=0;1;-1)*(2^[.$D$3])" office:value-type="float" office:value="4096" calcext:value-type="float">
            <text:p>4096</text:p>
          </table:table-cell>
          <table:table-cell table:formula="of:=[.$B$3]+[.E1014]-[.F1014]" office:value-type="float" office:value="188" calcext:value-type="float">
            <text:p>188,0</text:p>
          </table:table-cell>
          <table:table-cell table:formula="of:=[.B1014]-[.A1014]" office:value-type="float" office:value="-3908" calcext:value-type="float">
            <text:p>-3908,0</text:p>
          </table:table-cell>
          <table:table-cell table:formula="of:=[.C1013]" office:value-type="float" office:value="-1356.5" calcext:value-type="float">
            <text:p>-1356,5</text:p>
          </table:table-cell>
          <table:table-cell table:formula="of:=[.D1014]*2" office:value-type="float" office:value="-2713" calcext:value-type="float">
            <text:p>-2713,0</text:p>
          </table:table-cell>
          <table:table-cell table:formula="of:=[.D1013]" office:value-type="float" office:value="-853.5" calcext:value-type="float">
            <text:p>-853,5</text:p>
          </table:table-cell>
          <table:table-cell table:number-columns-repeated="3"/>
        </table:table-row>
        <table:table-row table:style-name="ro1">
          <table:table-cell table:formula="of:=IF([.B1015]&gt;=0;1;-1)*(2^[.$D$3])" office:value-type="float" office:value="-4096" calcext:value-type="float">
            <text:p>-4096</text:p>
          </table:table-cell>
          <table:table-cell table:formula="of:=[.$B$3]+[.E1015]-[.F1015]" office:value-type="float" office:value="-4412" calcext:value-type="float">
            <text:p>-4412,0</text:p>
          </table:table-cell>
          <table:table-cell table:formula="of:=[.B1015]-[.A1015]" office:value-type="float" office:value="-316" calcext:value-type="float">
            <text:p>-316,0</text:p>
          </table:table-cell>
          <table:table-cell table:formula="of:=[.C1014]" office:value-type="float" office:value="-3908" calcext:value-type="float">
            <text:p>-3908,0</text:p>
          </table:table-cell>
          <table:table-cell table:formula="of:=[.D1015]*2" office:value-type="float" office:value="-7816" calcext:value-type="float">
            <text:p>-7816,0</text:p>
          </table:table-cell>
          <table:table-cell table:formula="of:=[.D1014]" office:value-type="float" office:value="-1356.5" calcext:value-type="float">
            <text:p>-1356,5</text:p>
          </table:table-cell>
          <table:table-cell table:number-columns-repeated="3"/>
        </table:table-row>
        <table:table-row table:style-name="ro1">
          <table:table-cell table:formula="of:=IF([.B1016]&gt;=0;1;-1)*(2^[.$D$3])" office:value-type="float" office:value="4096" calcext:value-type="float">
            <text:p>4096</text:p>
          </table:table-cell>
          <table:table-cell table:formula="of:=[.$B$3]+[.E1016]-[.F1016]" office:value-type="float" office:value="5323.5" calcext:value-type="float">
            <text:p>5323,5</text:p>
          </table:table-cell>
          <table:table-cell table:formula="of:=[.B1016]-[.A1016]" office:value-type="float" office:value="1227.5" calcext:value-type="float">
            <text:p>1227,5</text:p>
          </table:table-cell>
          <table:table-cell table:formula="of:=[.C1015]" office:value-type="float" office:value="-316" calcext:value-type="float">
            <text:p>-316,0</text:p>
          </table:table-cell>
          <table:table-cell table:formula="of:=[.D1016]*2" office:value-type="float" office:value="-632" calcext:value-type="float">
            <text:p>-632,0</text:p>
          </table:table-cell>
          <table:table-cell table:formula="of:=[.D1015]" office:value-type="float" office:value="-3908" calcext:value-type="float">
            <text:p>-3908,0</text:p>
          </table:table-cell>
          <table:table-cell table:number-columns-repeated="3"/>
        </table:table-row>
        <table:table-row table:style-name="ro1">
          <table:table-cell table:formula="of:=IF([.B1017]&gt;=0;1;-1)*(2^[.$D$3])" office:value-type="float" office:value="4096" calcext:value-type="float">
            <text:p>4096</text:p>
          </table:table-cell>
          <table:table-cell table:formula="of:=[.$B$3]+[.E1017]-[.F1017]" office:value-type="float" office:value="4818.5" calcext:value-type="float">
            <text:p>4818,5</text:p>
          </table:table-cell>
          <table:table-cell table:formula="of:=[.B1017]-[.A1017]" office:value-type="float" office:value="722.5" calcext:value-type="float">
            <text:p>722,5</text:p>
          </table:table-cell>
          <table:table-cell table:formula="of:=[.C1016]" office:value-type="float" office:value="1227.5" calcext:value-type="float">
            <text:p>1227,5</text:p>
          </table:table-cell>
          <table:table-cell table:formula="of:=[.D1017]*2" office:value-type="float" office:value="2455" calcext:value-type="float">
            <text:p>2455,0</text:p>
          </table:table-cell>
          <table:table-cell table:formula="of:=[.D1016]" office:value-type="float" office:value="-316" calcext:value-type="float">
            <text:p>-316,0</text:p>
          </table:table-cell>
          <table:table-cell table:number-columns-repeated="3"/>
        </table:table-row>
        <table:table-row table:style-name="ro1">
          <table:table-cell table:formula="of:=IF([.B1018]&gt;=0;1;-1)*(2^[.$D$3])" office:value-type="float" office:value="4096" calcext:value-type="float">
            <text:p>4096</text:p>
          </table:table-cell>
          <table:table-cell table:formula="of:=[.$B$3]+[.E1018]-[.F1018]" office:value-type="float" office:value="2265" calcext:value-type="float">
            <text:p>2265,0</text:p>
          </table:table-cell>
          <table:table-cell table:formula="of:=[.B1018]-[.A1018]" office:value-type="float" office:value="-1831" calcext:value-type="float">
            <text:p>-1831,0</text:p>
          </table:table-cell>
          <table:table-cell table:formula="of:=[.C1017]" office:value-type="float" office:value="722.5" calcext:value-type="float">
            <text:p>722,5</text:p>
          </table:table-cell>
          <table:table-cell table:formula="of:=[.D1018]*2" office:value-type="float" office:value="1445" calcext:value-type="float">
            <text:p>1445,0</text:p>
          </table:table-cell>
          <table:table-cell table:formula="of:=[.D1017]" office:value-type="float" office:value="1227.5" calcext:value-type="float">
            <text:p>1227,5</text:p>
          </table:table-cell>
          <table:table-cell table:number-columns-repeated="3"/>
        </table:table-row>
        <table:table-row table:style-name="ro1">
          <table:table-cell table:formula="of:=IF([.B1019]&gt;=0;1;-1)*(2^[.$D$3])" office:value-type="float" office:value="-4096" calcext:value-type="float">
            <text:p>-4096</text:p>
          </table:table-cell>
          <table:table-cell table:formula="of:=[.$B$3]+[.E1019]-[.F1019]" office:value-type="float" office:value="-2337" calcext:value-type="float">
            <text:p>-2337,0</text:p>
          </table:table-cell>
          <table:table-cell table:formula="of:=[.B1019]-[.A1019]" office:value-type="float" office:value="1759" calcext:value-type="float">
            <text:p>1759,0</text:p>
          </table:table-cell>
          <table:table-cell table:formula="of:=[.C1018]" office:value-type="float" office:value="-1831" calcext:value-type="float">
            <text:p>-1831,0</text:p>
          </table:table-cell>
          <table:table-cell table:formula="of:=[.D1019]*2" office:value-type="float" office:value="-3662" calcext:value-type="float">
            <text:p>-3662,0</text:p>
          </table:table-cell>
          <table:table-cell table:formula="of:=[.D1018]" office:value-type="float" office:value="722.5" calcext:value-type="float">
            <text:p>722,5</text:p>
          </table:table-cell>
          <table:table-cell table:number-columns-repeated="3"/>
        </table:table-row>
        <table:table-row table:style-name="ro1">
          <table:table-cell table:formula="of:=IF([.B1020]&gt;=0;1;-1)*(2^[.$D$3])" office:value-type="float" office:value="4096" calcext:value-type="float">
            <text:p>4096</text:p>
          </table:table-cell>
          <table:table-cell table:formula="of:=[.$B$3]+[.E1020]-[.F1020]" office:value-type="float" office:value="7396.5" calcext:value-type="float">
            <text:p>7396,5</text:p>
          </table:table-cell>
          <table:table-cell table:formula="of:=[.B1020]-[.A1020]" office:value-type="float" office:value="3300.5" calcext:value-type="float">
            <text:p>3300,5</text:p>
          </table:table-cell>
          <table:table-cell table:formula="of:=[.C1019]" office:value-type="float" office:value="1759" calcext:value-type="float">
            <text:p>1759,0</text:p>
          </table:table-cell>
          <table:table-cell table:formula="of:=[.D1020]*2" office:value-type="float" office:value="3518" calcext:value-type="float">
            <text:p>3518,0</text:p>
          </table:table-cell>
          <table:table-cell table:formula="of:=[.D1019]" office:value-type="float" office:value="-1831" calcext:value-type="float">
            <text:p>-1831,0</text:p>
          </table:table-cell>
          <table:table-cell table:number-columns-repeated="3"/>
        </table:table-row>
        <table:table-row table:style-name="ro1">
          <table:table-cell table:formula="of:=IF([.B1021]&gt;=0;1;-1)*(2^[.$D$3])" office:value-type="float" office:value="4096" calcext:value-type="float">
            <text:p>4096</text:p>
          </table:table-cell>
          <table:table-cell table:formula="of:=[.$B$3]+[.E1021]-[.F1021]" office:value-type="float" office:value="6889.5" calcext:value-type="float">
            <text:p>6889,5</text:p>
          </table:table-cell>
          <table:table-cell table:formula="of:=[.B1021]-[.A1021]" office:value-type="float" office:value="2793.5" calcext:value-type="float">
            <text:p>2793,5</text:p>
          </table:table-cell>
          <table:table-cell table:formula="of:=[.C1020]" office:value-type="float" office:value="3300.5" calcext:value-type="float">
            <text:p>3300,5</text:p>
          </table:table-cell>
          <table:table-cell table:formula="of:=[.D1021]*2" office:value-type="float" office:value="6601" calcext:value-type="float">
            <text:p>6601,0</text:p>
          </table:table-cell>
          <table:table-cell table:formula="of:=[.D1020]" office:value-type="float" office:value="1759" calcext:value-type="float">
            <text:p>1759,0</text:p>
          </table:table-cell>
          <table:table-cell table:number-columns-repeated="3"/>
        </table:table-row>
        <table:table-row table:style-name="ro1">
          <table:table-cell table:formula="of:=IF([.B1022]&gt;=0;1;-1)*(2^[.$D$3])" office:value-type="float" office:value="4096" calcext:value-type="float">
            <text:p>4096</text:p>
          </table:table-cell>
          <table:table-cell table:formula="of:=[.$B$3]+[.E1022]-[.F1022]" office:value-type="float" office:value="4334" calcext:value-type="float">
            <text:p>4334,0</text:p>
          </table:table-cell>
          <table:table-cell table:formula="of:=[.B1022]-[.A1022]" office:value-type="float" office:value="238" calcext:value-type="float">
            <text:p>238,0</text:p>
          </table:table-cell>
          <table:table-cell table:formula="of:=[.C1021]" office:value-type="float" office:value="2793.5" calcext:value-type="float">
            <text:p>2793,5</text:p>
          </table:table-cell>
          <table:table-cell table:formula="of:=[.D1022]*2" office:value-type="float" office:value="5587" calcext:value-type="float">
            <text:p>5587,0</text:p>
          </table:table-cell>
          <table:table-cell table:formula="of:=[.D1021]" office:value-type="float" office:value="3300.5" calcext:value-type="float">
            <text:p>3300,5</text:p>
          </table:table-cell>
          <table:table-cell table:number-columns-repeated="3"/>
        </table:table-row>
        <table:table-row table:style-name="ro1">
          <table:table-cell table:formula="of:=IF([.B1023]&gt;=0;1;-1)*(2^[.$D$3])" office:value-type="float" office:value="-4096" calcext:value-type="float">
            <text:p>-4096</text:p>
          </table:table-cell>
          <table:table-cell table:formula="of:=[.$B$3]+[.E1023]-[.F1023]" office:value-type="float" office:value="-270" calcext:value-type="float">
            <text:p>-270,0</text:p>
          </table:table-cell>
          <table:table-cell table:formula="of:=[.B1023]-[.A1023]" office:value-type="float" office:value="3826" calcext:value-type="float">
            <text:p>3826,0</text:p>
          </table:table-cell>
          <table:table-cell table:formula="of:=[.C1022]" office:value-type="float" office:value="238" calcext:value-type="float">
            <text:p>238,0</text:p>
          </table:table-cell>
          <table:table-cell table:formula="of:=[.D1023]*2" office:value-type="float" office:value="476" calcext:value-type="float">
            <text:p>476,0</text:p>
          </table:table-cell>
          <table:table-cell table:formula="of:=[.D1022]" office:value-type="float" office:value="2793.5" calcext:value-type="float">
            <text:p>2793,5</text:p>
          </table:table-cell>
          <table:table-cell table:number-columns-repeated="3"/>
        </table:table-row>
        <table:table-row table:style-name="ro1">
          <table:table-cell table:formula="of:=IF([.B1024]&gt;=0;1;-1)*(2^[.$D$3])" office:value-type="float" office:value="4096" calcext:value-type="float">
            <text:p>4096</text:p>
          </table:table-cell>
          <table:table-cell table:formula="of:=[.$B$3]+[.E1024]-[.F1024]" office:value-type="float" office:value="9461.5" calcext:value-type="float">
            <text:p>9461,5</text:p>
          </table:table-cell>
          <table:table-cell table:formula="of:=[.B1024]-[.A1024]" office:value-type="float" office:value="5365.5" calcext:value-type="float">
            <text:p>5365,5</text:p>
          </table:table-cell>
          <table:table-cell table:formula="of:=[.C1023]" office:value-type="float" office:value="3826" calcext:value-type="float">
            <text:p>3826,0</text:p>
          </table:table-cell>
          <table:table-cell table:formula="of:=[.D1024]*2" office:value-type="float" office:value="7652" calcext:value-type="float">
            <text:p>7652,0</text:p>
          </table:table-cell>
          <table:table-cell table:formula="of:=[.D1023]" office:value-type="float" office:value="238" calcext:value-type="float">
            <text:p>238,0</text:p>
          </table:table-cell>
          <table:table-cell table:number-columns-repeated="3"/>
        </table:table-row>
        <table:table-row table:style-name="ro1">
          <table:table-cell table:formula="of:=IF([.B1025]&gt;=0;1;-1)*(2^[.$D$3])" office:value-type="float" office:value="4096" calcext:value-type="float">
            <text:p>4096</text:p>
          </table:table-cell>
          <table:table-cell table:formula="of:=[.$B$3]+[.E1025]-[.F1025]" office:value-type="float" office:value="8952.5" calcext:value-type="float">
            <text:p>8952,5</text:p>
          </table:table-cell>
          <table:table-cell table:formula="of:=[.B1025]-[.A1025]" office:value-type="float" office:value="4856.5" calcext:value-type="float">
            <text:p>4856,5</text:p>
          </table:table-cell>
          <table:table-cell table:formula="of:=[.C1024]" office:value-type="float" office:value="5365.5" calcext:value-type="float">
            <text:p>5365,5</text:p>
          </table:table-cell>
          <table:table-cell table:formula="of:=[.D1025]*2" office:value-type="float" office:value="10731" calcext:value-type="float">
            <text:p>10731,0</text:p>
          </table:table-cell>
          <table:table-cell table:formula="of:=[.D1024]" office:value-type="float" office:value="3826" calcext:value-type="float">
            <text:p>3826,0</text:p>
          </table:table-cell>
          <table:table-cell table:number-columns-repeated="3"/>
        </table:table-row>
        <table:table-row table:style-name="ro1">
          <table:table-cell table:formula="of:=IF([.B1026]&gt;=0;1;-1)*(2^[.$D$3])" office:value-type="float" office:value="4096" calcext:value-type="float">
            <text:p>4096</text:p>
          </table:table-cell>
          <table:table-cell table:formula="of:=[.$B$3]+[.E1026]-[.F1026]" office:value-type="float" office:value="6395" calcext:value-type="float">
            <text:p>6395,0</text:p>
          </table:table-cell>
          <table:table-cell table:formula="of:=[.B1026]-[.A1026]" office:value-type="float" office:value="2299" calcext:value-type="float">
            <text:p>2299,0</text:p>
          </table:table-cell>
          <table:table-cell table:formula="of:=[.C1025]" office:value-type="float" office:value="4856.5" calcext:value-type="float">
            <text:p>4856,5</text:p>
          </table:table-cell>
          <table:table-cell table:formula="of:=[.D1026]*2" office:value-type="float" office:value="9713" calcext:value-type="float">
            <text:p>9713,0</text:p>
          </table:table-cell>
          <table:table-cell table:formula="of:=[.D1025]" office:value-type="float" office:value="5365.5" calcext:value-type="float">
            <text:p>5365,5</text:p>
          </table:table-cell>
          <table:table-cell table:number-columns-repeated="3"/>
        </table:table-row>
        <table:table-row table:style-name="ro1">
          <table:table-cell table:formula="of:=IF([.B1027]&gt;=0;1;-1)*(2^[.$D$3])" office:value-type="float" office:value="4096" calcext:value-type="float">
            <text:p>4096</text:p>
          </table:table-cell>
          <table:table-cell table:formula="of:=[.$B$3]+[.E1027]-[.F1027]" office:value-type="float" office:value="1789" calcext:value-type="float">
            <text:p>1789,0</text:p>
          </table:table-cell>
          <table:table-cell table:formula="of:=[.B1027]-[.A1027]" office:value-type="float" office:value="-2307" calcext:value-type="float">
            <text:p>-2307,0</text:p>
          </table:table-cell>
          <table:table-cell table:formula="of:=[.C1026]" office:value-type="float" office:value="2299" calcext:value-type="float">
            <text:p>2299,0</text:p>
          </table:table-cell>
          <table:table-cell table:formula="of:=[.D1027]*2" office:value-type="float" office:value="4598" calcext:value-type="float">
            <text:p>4598,0</text:p>
          </table:table-cell>
          <table:table-cell table:formula="of:=[.D1026]" office:value-type="float" office:value="4856.5" calcext:value-type="float">
            <text:p>4856,5</text:p>
          </table:table-cell>
          <table:table-cell table:number-columns-repeated="3"/>
        </table:table-row>
        <table:table-row table:style-name="ro1">
          <table:table-cell table:formula="of:=IF([.B1028]&gt;=0;1;-1)*(2^[.$D$3])" office:value-type="float" office:value="-4096" calcext:value-type="float">
            <text:p>-4096</text:p>
          </table:table-cell>
          <table:table-cell table:formula="of:=[.$B$3]+[.E1028]-[.F1028]" office:value-type="float" office:value="-4865.5" calcext:value-type="float">
            <text:p>-4865,5</text:p>
          </table:table-cell>
          <table:table-cell table:formula="of:=[.B1028]-[.A1028]" office:value-type="float" office:value="-769.5" calcext:value-type="float">
            <text:p>-769,5</text:p>
          </table:table-cell>
          <table:table-cell table:formula="of:=[.C1027]" office:value-type="float" office:value="-2307" calcext:value-type="float">
            <text:p>-2307,0</text:p>
          </table:table-cell>
          <table:table-cell table:formula="of:=[.D1028]*2" office:value-type="float" office:value="-4614" calcext:value-type="float">
            <text:p>-4614,0</text:p>
          </table:table-cell>
          <table:table-cell table:formula="of:=[.D1027]" office:value-type="float" office:value="2299" calcext:value-type="float">
            <text:p>2299,0</text:p>
          </table:table-cell>
          <table:table-cell table:number-columns-repeated="3"/>
        </table:table-row>
        <table:table-row table:style-name="ro1">
          <table:table-cell table:formula="of:=IF([.B1029]&gt;=0;1;-1)*(2^[.$D$3])" office:value-type="float" office:value="4096" calcext:value-type="float">
            <text:p>4096</text:p>
          </table:table-cell>
          <table:table-cell table:formula="of:=[.$B$3]+[.E1029]-[.F1029]" office:value-type="float" office:value="2815.5" calcext:value-type="float">
            <text:p>2815,5</text:p>
          </table:table-cell>
          <table:table-cell table:formula="of:=[.B1029]-[.A1029]" office:value-type="float" office:value="-1280.5" calcext:value-type="float">
            <text:p>-1280,5</text:p>
          </table:table-cell>
          <table:table-cell table:formula="of:=[.C1028]" office:value-type="float" office:value="-769.5" calcext:value-type="float">
            <text:p>-769,5</text:p>
          </table:table-cell>
          <table:table-cell table:formula="of:=[.D1029]*2" office:value-type="float" office:value="-1539" calcext:value-type="float">
            <text:p>-1539,0</text:p>
          </table:table-cell>
          <table:table-cell table:formula="of:=[.D1028]" office:value-type="float" office:value="-2307" calcext:value-type="float">
            <text:p>-2307,0</text:p>
          </table:table-cell>
          <table:table-cell table:number-columns-repeated="3"/>
        </table:table-row>
        <table:table-row table:style-name="ro1">
          <table:table-cell table:formula="of:=IF([.B1030]&gt;=0;1;-1)*(2^[.$D$3])" office:value-type="float" office:value="4096" calcext:value-type="float">
            <text:p>4096</text:p>
          </table:table-cell>
          <table:table-cell table:formula="of:=[.$B$3]+[.E1030]-[.F1030]" office:value-type="float" office:value="256" calcext:value-type="float">
            <text:p>256,0</text:p>
          </table:table-cell>
          <table:table-cell table:formula="of:=[.B1030]-[.A1030]" office:value-type="float" office:value="-3840" calcext:value-type="float">
            <text:p>-3840,0</text:p>
          </table:table-cell>
          <table:table-cell table:formula="of:=[.C1029]" office:value-type="float" office:value="-1280.5" calcext:value-type="float">
            <text:p>-1280,5</text:p>
          </table:table-cell>
          <table:table-cell table:formula="of:=[.D1030]*2" office:value-type="float" office:value="-2561" calcext:value-type="float">
            <text:p>-2561,0</text:p>
          </table:table-cell>
          <table:table-cell table:formula="of:=[.D1029]" office:value-type="float" office:value="-769.5" calcext:value-type="float">
            <text:p>-769,5</text:p>
          </table:table-cell>
          <table:table-cell table:number-columns-repeated="3"/>
        </table:table-row>
        <table:table-row table:style-name="ro1">
          <table:table-cell table:formula="of:=IF([.B1031]&gt;=0;1;-1)*(2^[.$D$3])" office:value-type="float" office:value="-4096" calcext:value-type="float">
            <text:p>-4096</text:p>
          </table:table-cell>
          <table:table-cell table:formula="of:=[.$B$3]+[.E1031]-[.F1031]" office:value-type="float" office:value="-4352" calcext:value-type="float">
            <text:p>-4352,0</text:p>
          </table:table-cell>
          <table:table-cell table:formula="of:=[.B1031]-[.A1031]" office:value-type="float" office:value="-256" calcext:value-type="float">
            <text:p>-256,0</text:p>
          </table:table-cell>
          <table:table-cell table:formula="of:=[.C1030]" office:value-type="float" office:value="-3840" calcext:value-type="float">
            <text:p>-3840,0</text:p>
          </table:table-cell>
          <table:table-cell table:formula="of:=[.D1031]*2" office:value-type="float" office:value="-7680" calcext:value-type="float">
            <text:p>-7680,0</text:p>
          </table:table-cell>
          <table:table-cell table:formula="of:=[.D1030]" office:value-type="float" office:value="-1280.5" calcext:value-type="float">
            <text:p>-1280,5</text:p>
          </table:table-cell>
          <table:table-cell table:number-columns-repeated="3"/>
        </table:table-row>
        <table:table-row table:style-name="ro1">
          <table:table-cell table:formula="of:=IF([.B1032]&gt;=0;1;-1)*(2^[.$D$3])" office:value-type="float" office:value="4096" calcext:value-type="float">
            <text:p>4096</text:p>
          </table:table-cell>
          <table:table-cell table:formula="of:=[.$B$3]+[.E1032]-[.F1032]" office:value-type="float" office:value="5375.5" calcext:value-type="float">
            <text:p>5375,5</text:p>
          </table:table-cell>
          <table:table-cell table:formula="of:=[.B1032]-[.A1032]" office:value-type="float" office:value="1279.5" calcext:value-type="float">
            <text:p>1279,5</text:p>
          </table:table-cell>
          <table:table-cell table:formula="of:=[.C1031]" office:value-type="float" office:value="-256" calcext:value-type="float">
            <text:p>-256,0</text:p>
          </table:table-cell>
          <table:table-cell table:formula="of:=[.D1032]*2" office:value-type="float" office:value="-512" calcext:value-type="float">
            <text:p>-512,0</text:p>
          </table:table-cell>
          <table:table-cell table:formula="of:=[.D1031]" office:value-type="float" office:value="-3840" calcext:value-type="float">
            <text:p>-3840,0</text:p>
          </table:table-cell>
          <table:table-cell table:number-columns-repeated="3"/>
        </table:table-row>
        <table:table-row table:style-name="ro1">
          <table:table-cell table:formula="of:=IF([.B1033]&gt;=0;1;-1)*(2^[.$D$3])" office:value-type="float" office:value="4096" calcext:value-type="float">
            <text:p>4096</text:p>
          </table:table-cell>
          <table:table-cell table:formula="of:=[.$B$3]+[.E1033]-[.F1033]" office:value-type="float" office:value="4862.5" calcext:value-type="float">
            <text:p>4862,5</text:p>
          </table:table-cell>
          <table:table-cell table:formula="of:=[.B1033]-[.A1033]" office:value-type="float" office:value="766.5" calcext:value-type="float">
            <text:p>766,5</text:p>
          </table:table-cell>
          <table:table-cell table:formula="of:=[.C1032]" office:value-type="float" office:value="1279.5" calcext:value-type="float">
            <text:p>1279,5</text:p>
          </table:table-cell>
          <table:table-cell table:formula="of:=[.D1033]*2" office:value-type="float" office:value="2559" calcext:value-type="float">
            <text:p>2559,0</text:p>
          </table:table-cell>
          <table:table-cell table:formula="of:=[.D1032]" office:value-type="float" office:value="-256" calcext:value-type="float">
            <text:p>-256,0</text:p>
          </table:table-cell>
          <table:table-cell table:number-columns-repeated="3"/>
        </table:table-row>
        <table:table-row table:style-name="ro1">
          <table:table-cell table:formula="of:=IF([.B1034]&gt;=0;1;-1)*(2^[.$D$3])" office:value-type="float" office:value="4096" calcext:value-type="float">
            <text:p>4096</text:p>
          </table:table-cell>
          <table:table-cell table:formula="of:=[.$B$3]+[.E1034]-[.F1034]" office:value-type="float" office:value="2301" calcext:value-type="float">
            <text:p>2301,0</text:p>
          </table:table-cell>
          <table:table-cell table:formula="of:=[.B1034]-[.A1034]" office:value-type="float" office:value="-1795" calcext:value-type="float">
            <text:p>-1795,0</text:p>
          </table:table-cell>
          <table:table-cell table:formula="of:=[.C1033]" office:value-type="float" office:value="766.5" calcext:value-type="float">
            <text:p>766,5</text:p>
          </table:table-cell>
          <table:table-cell table:formula="of:=[.D1034]*2" office:value-type="float" office:value="1533" calcext:value-type="float">
            <text:p>1533,0</text:p>
          </table:table-cell>
          <table:table-cell table:formula="of:=[.D1033]" office:value-type="float" office:value="1279.5" calcext:value-type="float">
            <text:p>1279,5</text:p>
          </table:table-cell>
          <table:table-cell table:number-columns-repeated="3"/>
        </table:table-row>
        <table:table-row table:style-name="ro1">
          <table:table-cell table:formula="of:=IF([.B1035]&gt;=0;1;-1)*(2^[.$D$3])" office:value-type="float" office:value="-4096" calcext:value-type="float">
            <text:p>-4096</text:p>
          </table:table-cell>
          <table:table-cell table:formula="of:=[.$B$3]+[.E1035]-[.F1035]" office:value-type="float" office:value="-2309" calcext:value-type="float">
            <text:p>-2309,0</text:p>
          </table:table-cell>
          <table:table-cell table:formula="of:=[.B1035]-[.A1035]" office:value-type="float" office:value="1787" calcext:value-type="float">
            <text:p>1787,0</text:p>
          </table:table-cell>
          <table:table-cell table:formula="of:=[.C1034]" office:value-type="float" office:value="-1795" calcext:value-type="float">
            <text:p>-1795,0</text:p>
          </table:table-cell>
          <table:table-cell table:formula="of:=[.D1035]*2" office:value-type="float" office:value="-3590" calcext:value-type="float">
            <text:p>-3590,0</text:p>
          </table:table-cell>
          <table:table-cell table:formula="of:=[.D1034]" office:value-type="float" office:value="766.5" calcext:value-type="float">
            <text:p>766,5</text:p>
          </table:table-cell>
          <table:table-cell table:number-columns-repeated="3"/>
        </table:table-row>
        <table:table-row table:style-name="ro1">
          <table:table-cell table:formula="of:=IF([.B1036]&gt;=0;1;-1)*(2^[.$D$3])" office:value-type="float" office:value="4096" calcext:value-type="float">
            <text:p>4096</text:p>
          </table:table-cell>
          <table:table-cell table:formula="of:=[.$B$3]+[.E1036]-[.F1036]" office:value-type="float" office:value="7416.5" calcext:value-type="float">
            <text:p>7416,5</text:p>
          </table:table-cell>
          <table:table-cell table:formula="of:=[.B1036]-[.A1036]" office:value-type="float" office:value="3320.5" calcext:value-type="float">
            <text:p>3320,5</text:p>
          </table:table-cell>
          <table:table-cell table:formula="of:=[.C1035]" office:value-type="float" office:value="1787" calcext:value-type="float">
            <text:p>1787,0</text:p>
          </table:table-cell>
          <table:table-cell table:formula="of:=[.D1036]*2" office:value-type="float" office:value="3574" calcext:value-type="float">
            <text:p>3574,0</text:p>
          </table:table-cell>
          <table:table-cell table:formula="of:=[.D1035]" office:value-type="float" office:value="-1795" calcext:value-type="float">
            <text:p>-1795,0</text:p>
          </table:table-cell>
          <table:table-cell table:number-columns-repeated="3"/>
        </table:table-row>
        <table:table-row table:style-name="ro1">
          <table:table-cell table:formula="of:=IF([.B1037]&gt;=0;1;-1)*(2^[.$D$3])" office:value-type="float" office:value="4096" calcext:value-type="float">
            <text:p>4096</text:p>
          </table:table-cell>
          <table:table-cell table:formula="of:=[.$B$3]+[.E1037]-[.F1037]" office:value-type="float" office:value="6901.5" calcext:value-type="float">
            <text:p>6901,5</text:p>
          </table:table-cell>
          <table:table-cell table:formula="of:=[.B1037]-[.A1037]" office:value-type="float" office:value="2805.5" calcext:value-type="float">
            <text:p>2805,5</text:p>
          </table:table-cell>
          <table:table-cell table:formula="of:=[.C1036]" office:value-type="float" office:value="3320.5" calcext:value-type="float">
            <text:p>3320,5</text:p>
          </table:table-cell>
          <table:table-cell table:formula="of:=[.D1037]*2" office:value-type="float" office:value="6641" calcext:value-type="float">
            <text:p>6641,0</text:p>
          </table:table-cell>
          <table:table-cell table:formula="of:=[.D1036]" office:value-type="float" office:value="1787" calcext:value-type="float">
            <text:p>1787,0</text:p>
          </table:table-cell>
          <table:table-cell table:number-columns-repeated="3"/>
        </table:table-row>
        <table:table-row table:style-name="ro1">
          <table:table-cell table:formula="of:=IF([.B1038]&gt;=0;1;-1)*(2^[.$D$3])" office:value-type="float" office:value="4096" calcext:value-type="float">
            <text:p>4096</text:p>
          </table:table-cell>
          <table:table-cell table:formula="of:=[.$B$3]+[.E1038]-[.F1038]" office:value-type="float" office:value="4338" calcext:value-type="float">
            <text:p>4338,0</text:p>
          </table:table-cell>
          <table:table-cell table:formula="of:=[.B1038]-[.A1038]" office:value-type="float" office:value="242" calcext:value-type="float">
            <text:p>242,0</text:p>
          </table:table-cell>
          <table:table-cell table:formula="of:=[.C1037]" office:value-type="float" office:value="2805.5" calcext:value-type="float">
            <text:p>2805,5</text:p>
          </table:table-cell>
          <table:table-cell table:formula="of:=[.D1038]*2" office:value-type="float" office:value="5611" calcext:value-type="float">
            <text:p>5611,0</text:p>
          </table:table-cell>
          <table:table-cell table:formula="of:=[.D1037]" office:value-type="float" office:value="3320.5" calcext:value-type="float">
            <text:p>3320,5</text:p>
          </table:table-cell>
          <table:table-cell table:number-columns-repeated="3"/>
        </table:table-row>
        <table:table-row table:style-name="ro1">
          <table:table-cell table:formula="of:=IF([.B1039]&gt;=0;1;-1)*(2^[.$D$3])" office:value-type="float" office:value="-4096" calcext:value-type="float">
            <text:p>-4096</text:p>
          </table:table-cell>
          <table:table-cell table:formula="of:=[.$B$3]+[.E1039]-[.F1039]" office:value-type="float" office:value="-274" calcext:value-type="float">
            <text:p>-274,0</text:p>
          </table:table-cell>
          <table:table-cell table:formula="of:=[.B1039]-[.A1039]" office:value-type="float" office:value="3822" calcext:value-type="float">
            <text:p>3822,0</text:p>
          </table:table-cell>
          <table:table-cell table:formula="of:=[.C1038]" office:value-type="float" office:value="242" calcext:value-type="float">
            <text:p>242,0</text:p>
          </table:table-cell>
          <table:table-cell table:formula="of:=[.D1039]*2" office:value-type="float" office:value="484" calcext:value-type="float">
            <text:p>484,0</text:p>
          </table:table-cell>
          <table:table-cell table:formula="of:=[.D1038]" office:value-type="float" office:value="2805.5" calcext:value-type="float">
            <text:p>2805,5</text:p>
          </table:table-cell>
          <table:table-cell table:number-columns-repeated="3"/>
        </table:table-row>
        <table:table-row table:style-name="ro1">
          <table:table-cell table:formula="of:=IF([.B1040]&gt;=0;1;-1)*(2^[.$D$3])" office:value-type="float" office:value="4096" calcext:value-type="float">
            <text:p>4096</text:p>
          </table:table-cell>
          <table:table-cell table:formula="of:=[.$B$3]+[.E1040]-[.F1040]" office:value-type="float" office:value="9449.5" calcext:value-type="float">
            <text:p>9449,5</text:p>
          </table:table-cell>
          <table:table-cell table:formula="of:=[.B1040]-[.A1040]" office:value-type="float" office:value="5353.5" calcext:value-type="float">
            <text:p>5353,5</text:p>
          </table:table-cell>
          <table:table-cell table:formula="of:=[.C1039]" office:value-type="float" office:value="3822" calcext:value-type="float">
            <text:p>3822,0</text:p>
          </table:table-cell>
          <table:table-cell table:formula="of:=[.D1040]*2" office:value-type="float" office:value="7644" calcext:value-type="float">
            <text:p>7644,0</text:p>
          </table:table-cell>
          <table:table-cell table:formula="of:=[.D1039]" office:value-type="float" office:value="242" calcext:value-type="float">
            <text:p>242,0</text:p>
          </table:table-cell>
          <table:table-cell table:number-columns-repeated="3"/>
        </table:table-row>
        <table:table-row table:style-name="ro1">
          <table:table-cell table:formula="of:=IF([.B1041]&gt;=0;1;-1)*(2^[.$D$3])" office:value-type="float" office:value="4096" calcext:value-type="float">
            <text:p>4096</text:p>
          </table:table-cell>
          <table:table-cell table:formula="of:=[.$B$3]+[.E1041]-[.F1041]" office:value-type="float" office:value="8932.5" calcext:value-type="float">
            <text:p>8932,5</text:p>
          </table:table-cell>
          <table:table-cell table:formula="of:=[.B1041]-[.A1041]" office:value-type="float" office:value="4836.5" calcext:value-type="float">
            <text:p>4836,5</text:p>
          </table:table-cell>
          <table:table-cell table:formula="of:=[.C1040]" office:value-type="float" office:value="5353.5" calcext:value-type="float">
            <text:p>5353,5</text:p>
          </table:table-cell>
          <table:table-cell table:formula="of:=[.D1041]*2" office:value-type="float" office:value="10707" calcext:value-type="float">
            <text:p>10707,0</text:p>
          </table:table-cell>
          <table:table-cell table:formula="of:=[.D1040]" office:value-type="float" office:value="3822" calcext:value-type="float">
            <text:p>3822,0</text:p>
          </table:table-cell>
          <table:table-cell table:number-columns-repeated="3"/>
        </table:table-row>
        <table:table-row table:style-name="ro1">
          <table:table-cell table:formula="of:=IF([.B1042]&gt;=0;1;-1)*(2^[.$D$3])" office:value-type="float" office:value="4096" calcext:value-type="float">
            <text:p>4096</text:p>
          </table:table-cell>
          <table:table-cell table:formula="of:=[.$B$3]+[.E1042]-[.F1042]" office:value-type="float" office:value="6367" calcext:value-type="float">
            <text:p>6367,0</text:p>
          </table:table-cell>
          <table:table-cell table:formula="of:=[.B1042]-[.A1042]" office:value-type="float" office:value="2271" calcext:value-type="float">
            <text:p>2271,0</text:p>
          </table:table-cell>
          <table:table-cell table:formula="of:=[.C1041]" office:value-type="float" office:value="4836.5" calcext:value-type="float">
            <text:p>4836,5</text:p>
          </table:table-cell>
          <table:table-cell table:formula="of:=[.D1042]*2" office:value-type="float" office:value="9673" calcext:value-type="float">
            <text:p>9673,0</text:p>
          </table:table-cell>
          <table:table-cell table:formula="of:=[.D1041]" office:value-type="float" office:value="5353.5" calcext:value-type="float">
            <text:p>5353,5</text:p>
          </table:table-cell>
          <table:table-cell table:number-columns-repeated="3"/>
        </table:table-row>
        <table:table-row table:style-name="ro1">
          <table:table-cell table:formula="of:=IF([.B1043]&gt;=0;1;-1)*(2^[.$D$3])" office:value-type="float" office:value="4096" calcext:value-type="float">
            <text:p>4096</text:p>
          </table:table-cell>
          <table:table-cell table:formula="of:=[.$B$3]+[.E1043]-[.F1043]" office:value-type="float" office:value="1753" calcext:value-type="float">
            <text:p>1753,0</text:p>
          </table:table-cell>
          <table:table-cell table:formula="of:=[.B1043]-[.A1043]" office:value-type="float" office:value="-2343" calcext:value-type="float">
            <text:p>-2343,0</text:p>
          </table:table-cell>
          <table:table-cell table:formula="of:=[.C1042]" office:value-type="float" office:value="2271" calcext:value-type="float">
            <text:p>2271,0</text:p>
          </table:table-cell>
          <table:table-cell table:formula="of:=[.D1043]*2" office:value-type="float" office:value="4542" calcext:value-type="float">
            <text:p>4542,0</text:p>
          </table:table-cell>
          <table:table-cell table:formula="of:=[.D1042]" office:value-type="float" office:value="4836.5" calcext:value-type="float">
            <text:p>4836,5</text:p>
          </table:table-cell>
          <table:table-cell table:number-columns-repeated="3"/>
        </table:table-row>
        <table:table-row table:style-name="ro1">
          <table:table-cell table:formula="of:=IF([.B1044]&gt;=0;1;-1)*(2^[.$D$3])" office:value-type="float" office:value="-4096" calcext:value-type="float">
            <text:p>-4096</text:p>
          </table:table-cell>
          <table:table-cell table:formula="of:=[.$B$3]+[.E1044]-[.F1044]" office:value-type="float" office:value="-4909.5" calcext:value-type="float">
            <text:p>-4909,5</text:p>
          </table:table-cell>
          <table:table-cell table:formula="of:=[.B1044]-[.A1044]" office:value-type="float" office:value="-813.5" calcext:value-type="float">
            <text:p>-813,5</text:p>
          </table:table-cell>
          <table:table-cell table:formula="of:=[.C1043]" office:value-type="float" office:value="-2343" calcext:value-type="float">
            <text:p>-2343,0</text:p>
          </table:table-cell>
          <table:table-cell table:formula="of:=[.D1044]*2" office:value-type="float" office:value="-4686" calcext:value-type="float">
            <text:p>-4686,0</text:p>
          </table:table-cell>
          <table:table-cell table:formula="of:=[.D1043]" office:value-type="float" office:value="2271" calcext:value-type="float">
            <text:p>2271,0</text:p>
          </table:table-cell>
          <table:table-cell table:number-columns-repeated="3"/>
        </table:table-row>
        <table:table-row table:style-name="ro1">
          <table:table-cell table:formula="of:=IF([.B1045]&gt;=0;1;-1)*(2^[.$D$3])" office:value-type="float" office:value="4096" calcext:value-type="float">
            <text:p>4096</text:p>
          </table:table-cell>
          <table:table-cell table:formula="of:=[.$B$3]+[.E1045]-[.F1045]" office:value-type="float" office:value="2763.5" calcext:value-type="float">
            <text:p>2763,5</text:p>
          </table:table-cell>
          <table:table-cell table:formula="of:=[.B1045]-[.A1045]" office:value-type="float" office:value="-1332.5" calcext:value-type="float">
            <text:p>-1332,5</text:p>
          </table:table-cell>
          <table:table-cell table:formula="of:=[.C1044]" office:value-type="float" office:value="-813.5" calcext:value-type="float">
            <text:p>-813,5</text:p>
          </table:table-cell>
          <table:table-cell table:formula="of:=[.D1045]*2" office:value-type="float" office:value="-1627" calcext:value-type="float">
            <text:p>-1627,0</text:p>
          </table:table-cell>
          <table:table-cell table:formula="of:=[.D1044]" office:value-type="float" office:value="-2343" calcext:value-type="float">
            <text:p>-2343,0</text:p>
          </table:table-cell>
          <table:table-cell table:number-columns-repeated="3"/>
        </table:table-row>
        <table:table-row table:style-name="ro1">
          <table:table-cell table:formula="of:=IF([.B1046]&gt;=0;1;-1)*(2^[.$D$3])" office:value-type="float" office:value="4096" calcext:value-type="float">
            <text:p>4096</text:p>
          </table:table-cell>
          <table:table-cell table:formula="of:=[.$B$3]+[.E1046]-[.F1046]" office:value-type="float" office:value="196" calcext:value-type="float">
            <text:p>196,0</text:p>
          </table:table-cell>
          <table:table-cell table:formula="of:=[.B1046]-[.A1046]" office:value-type="float" office:value="-3900" calcext:value-type="float">
            <text:p>-3900,0</text:p>
          </table:table-cell>
          <table:table-cell table:formula="of:=[.C1045]" office:value-type="float" office:value="-1332.5" calcext:value-type="float">
            <text:p>-1332,5</text:p>
          </table:table-cell>
          <table:table-cell table:formula="of:=[.D1046]*2" office:value-type="float" office:value="-2665" calcext:value-type="float">
            <text:p>-2665,0</text:p>
          </table:table-cell>
          <table:table-cell table:formula="of:=[.D1045]" office:value-type="float" office:value="-813.5" calcext:value-type="float">
            <text:p>-813,5</text:p>
          </table:table-cell>
          <table:table-cell table:number-columns-repeated="3"/>
        </table:table-row>
        <table:table-row table:style-name="ro1">
          <table:table-cell table:formula="of:=IF([.B1047]&gt;=0;1;-1)*(2^[.$D$3])" office:value-type="float" office:value="-4096" calcext:value-type="float">
            <text:p>-4096</text:p>
          </table:table-cell>
          <table:table-cell table:formula="of:=[.$B$3]+[.E1047]-[.F1047]" office:value-type="float" office:value="-4420" calcext:value-type="float">
            <text:p>-4420,0</text:p>
          </table:table-cell>
          <table:table-cell table:formula="of:=[.B1047]-[.A1047]" office:value-type="float" office:value="-324" calcext:value-type="float">
            <text:p>-324,0</text:p>
          </table:table-cell>
          <table:table-cell table:formula="of:=[.C1046]" office:value-type="float" office:value="-3900" calcext:value-type="float">
            <text:p>-3900,0</text:p>
          </table:table-cell>
          <table:table-cell table:formula="of:=[.D1047]*2" office:value-type="float" office:value="-7800" calcext:value-type="float">
            <text:p>-7800,0</text:p>
          </table:table-cell>
          <table:table-cell table:formula="of:=[.D1046]" office:value-type="float" office:value="-1332.5" calcext:value-type="float">
            <text:p>-1332,5</text:p>
          </table:table-cell>
          <table:table-cell table:number-columns-repeated="3"/>
        </table:table-row>
        <table:table-row table:style-name="ro1">
          <table:table-cell table:formula="of:=IF([.B1048]&gt;=0;1;-1)*(2^[.$D$3])" office:value-type="float" office:value="4096" calcext:value-type="float">
            <text:p>4096</text:p>
          </table:table-cell>
          <table:table-cell table:formula="of:=[.$B$3]+[.E1048]-[.F1048]" office:value-type="float" office:value="5299.5" calcext:value-type="float">
            <text:p>5299,5</text:p>
          </table:table-cell>
          <table:table-cell table:formula="of:=[.B1048]-[.A1048]" office:value-type="float" office:value="1203.5" calcext:value-type="float">
            <text:p>1203,5</text:p>
          </table:table-cell>
          <table:table-cell table:formula="of:=[.C1047]" office:value-type="float" office:value="-324" calcext:value-type="float">
            <text:p>-324,0</text:p>
          </table:table-cell>
          <table:table-cell table:formula="of:=[.D1048]*2" office:value-type="float" office:value="-648" calcext:value-type="float">
            <text:p>-648,0</text:p>
          </table:table-cell>
          <table:table-cell table:formula="of:=[.D1047]" office:value-type="float" office:value="-3900" calcext:value-type="float">
            <text:p>-3900,0</text:p>
          </table:table-cell>
          <table:table-cell table:number-columns-repeated="3"/>
        </table:table-row>
        <table:table-row table:style-name="ro1">
          <table:table-cell table:formula="of:=IF([.B1049]&gt;=0;1;-1)*(2^[.$D$3])" office:value-type="float" office:value="4096" calcext:value-type="float">
            <text:p>4096</text:p>
          </table:table-cell>
          <table:table-cell table:formula="of:=[.$B$3]+[.E1049]-[.F1049]" office:value-type="float" office:value="4778.5" calcext:value-type="float">
            <text:p>4778,5</text:p>
          </table:table-cell>
          <table:table-cell table:formula="of:=[.B1049]-[.A1049]" office:value-type="float" office:value="682.5" calcext:value-type="float">
            <text:p>682,5</text:p>
          </table:table-cell>
          <table:table-cell table:formula="of:=[.C1048]" office:value-type="float" office:value="1203.5" calcext:value-type="float">
            <text:p>1203,5</text:p>
          </table:table-cell>
          <table:table-cell table:formula="of:=[.D1049]*2" office:value-type="float" office:value="2407" calcext:value-type="float">
            <text:p>2407,0</text:p>
          </table:table-cell>
          <table:table-cell table:formula="of:=[.D1048]" office:value-type="float" office:value="-324" calcext:value-type="float">
            <text:p>-324,0</text:p>
          </table:table-cell>
          <table:table-cell table:number-columns-repeated="3"/>
        </table:table-row>
        <table:table-row table:style-name="ro1">
          <table:table-cell table:formula="of:=IF([.B1050]&gt;=0;1;-1)*(2^[.$D$3])" office:value-type="float" office:value="4096" calcext:value-type="float">
            <text:p>4096</text:p>
          </table:table-cell>
          <table:table-cell table:formula="of:=[.$B$3]+[.E1050]-[.F1050]" office:value-type="float" office:value="2209" calcext:value-type="float">
            <text:p>2209,0</text:p>
          </table:table-cell>
          <table:table-cell table:formula="of:=[.B1050]-[.A1050]" office:value-type="float" office:value="-1887" calcext:value-type="float">
            <text:p>-1887,0</text:p>
          </table:table-cell>
          <table:table-cell table:formula="of:=[.C1049]" office:value-type="float" office:value="682.5" calcext:value-type="float">
            <text:p>682,5</text:p>
          </table:table-cell>
          <table:table-cell table:formula="of:=[.D1050]*2" office:value-type="float" office:value="1365" calcext:value-type="float">
            <text:p>1365,0</text:p>
          </table:table-cell>
          <table:table-cell table:formula="of:=[.D1049]" office:value-type="float" office:value="1203.5" calcext:value-type="float">
            <text:p>1203,5</text:p>
          </table:table-cell>
          <table:table-cell table:number-columns-repeated="3"/>
        </table:table-row>
        <table:table-row table:style-name="ro1">
          <table:table-cell table:formula="of:=IF([.B1051]&gt;=0;1;-1)*(2^[.$D$3])" office:value-type="float" office:value="-4096" calcext:value-type="float">
            <text:p>-4096</text:p>
          </table:table-cell>
          <table:table-cell table:formula="of:=[.$B$3]+[.E1051]-[.F1051]" office:value-type="float" office:value="-2409" calcext:value-type="float">
            <text:p>-2409,0</text:p>
          </table:table-cell>
          <table:table-cell table:formula="of:=[.B1051]-[.A1051]" office:value-type="float" office:value="1687" calcext:value-type="float">
            <text:p>1687,0</text:p>
          </table:table-cell>
          <table:table-cell table:formula="of:=[.C1050]" office:value-type="float" office:value="-1887" calcext:value-type="float">
            <text:p>-1887,0</text:p>
          </table:table-cell>
          <table:table-cell table:formula="of:=[.D1051]*2" office:value-type="float" office:value="-3774" calcext:value-type="float">
            <text:p>-3774,0</text:p>
          </table:table-cell>
          <table:table-cell table:formula="of:=[.D1050]" office:value-type="float" office:value="682.5" calcext:value-type="float">
            <text:p>682,5</text:p>
          </table:table-cell>
          <table:table-cell table:number-columns-repeated="3"/>
        </table:table-row>
        <table:table-row table:style-name="ro1">
          <table:table-cell table:formula="of:=IF([.B1052]&gt;=0;1;-1)*(2^[.$D$3])" office:value-type="float" office:value="4096" calcext:value-type="float">
            <text:p>4096</text:p>
          </table:table-cell>
          <table:table-cell table:formula="of:=[.$B$3]+[.E1052]-[.F1052]" office:value-type="float" office:value="7308.5" calcext:value-type="float">
            <text:p>7308,5</text:p>
          </table:table-cell>
          <table:table-cell table:formula="of:=[.B1052]-[.A1052]" office:value-type="float" office:value="3212.5" calcext:value-type="float">
            <text:p>3212,5</text:p>
          </table:table-cell>
          <table:table-cell table:formula="of:=[.C1051]" office:value-type="float" office:value="1687" calcext:value-type="float">
            <text:p>1687,0</text:p>
          </table:table-cell>
          <table:table-cell table:formula="of:=[.D1052]*2" office:value-type="float" office:value="3374" calcext:value-type="float">
            <text:p>3374,0</text:p>
          </table:table-cell>
          <table:table-cell table:formula="of:=[.D1051]" office:value-type="float" office:value="-1887" calcext:value-type="float">
            <text:p>-1887,0</text:p>
          </table:table-cell>
          <table:table-cell table:number-columns-repeated="3"/>
        </table:table-row>
        <table:table-row table:style-name="ro1">
          <table:table-cell table:formula="of:=IF([.B1053]&gt;=0;1;-1)*(2^[.$D$3])" office:value-type="float" office:value="4096" calcext:value-type="float">
            <text:p>4096</text:p>
          </table:table-cell>
          <table:table-cell table:formula="of:=[.$B$3]+[.E1053]-[.F1053]" office:value-type="float" office:value="6785.5" calcext:value-type="float">
            <text:p>6785,5</text:p>
          </table:table-cell>
          <table:table-cell table:formula="of:=[.B1053]-[.A1053]" office:value-type="float" office:value="2689.5" calcext:value-type="float">
            <text:p>2689,5</text:p>
          </table:table-cell>
          <table:table-cell table:formula="of:=[.C1052]" office:value-type="float" office:value="3212.5" calcext:value-type="float">
            <text:p>3212,5</text:p>
          </table:table-cell>
          <table:table-cell table:formula="of:=[.D1053]*2" office:value-type="float" office:value="6425" calcext:value-type="float">
            <text:p>6425,0</text:p>
          </table:table-cell>
          <table:table-cell table:formula="of:=[.D1052]" office:value-type="float" office:value="1687" calcext:value-type="float">
            <text:p>1687,0</text:p>
          </table:table-cell>
          <table:table-cell table:number-columns-repeated="3"/>
        </table:table-row>
        <table:table-row table:style-name="ro1">
          <table:table-cell table:formula="of:=IF([.B1054]&gt;=0;1;-1)*(2^[.$D$3])" office:value-type="float" office:value="4096" calcext:value-type="float">
            <text:p>4096</text:p>
          </table:table-cell>
          <table:table-cell table:formula="of:=[.$B$3]+[.E1054]-[.F1054]" office:value-type="float" office:value="4214" calcext:value-type="float">
            <text:p>4214,0</text:p>
          </table:table-cell>
          <table:table-cell table:formula="of:=[.B1054]-[.A1054]" office:value-type="float" office:value="118" calcext:value-type="float">
            <text:p>118,0</text:p>
          </table:table-cell>
          <table:table-cell table:formula="of:=[.C1053]" office:value-type="float" office:value="2689.5" calcext:value-type="float">
            <text:p>2689,5</text:p>
          </table:table-cell>
          <table:table-cell table:formula="of:=[.D1054]*2" office:value-type="float" office:value="5379" calcext:value-type="float">
            <text:p>5379,0</text:p>
          </table:table-cell>
          <table:table-cell table:formula="of:=[.D1053]" office:value-type="float" office:value="3212.5" calcext:value-type="float">
            <text:p>3212,5</text:p>
          </table:table-cell>
          <table:table-cell table:number-columns-repeated="3"/>
        </table:table-row>
        <table:table-row table:style-name="ro1">
          <table:table-cell table:formula="of:=IF([.B1055]&gt;=0;1;-1)*(2^[.$D$3])" office:value-type="float" office:value="-4096" calcext:value-type="float">
            <text:p>-4096</text:p>
          </table:table-cell>
          <table:table-cell table:formula="of:=[.$B$3]+[.E1055]-[.F1055]" office:value-type="float" office:value="-406" calcext:value-type="float">
            <text:p>-406,0</text:p>
          </table:table-cell>
          <table:table-cell table:formula="of:=[.B1055]-[.A1055]" office:value-type="float" office:value="3690" calcext:value-type="float">
            <text:p>3690,0</text:p>
          </table:table-cell>
          <table:table-cell table:formula="of:=[.C1054]" office:value-type="float" office:value="118" calcext:value-type="float">
            <text:p>118,0</text:p>
          </table:table-cell>
          <table:table-cell table:formula="of:=[.D1055]*2" office:value-type="float" office:value="236" calcext:value-type="float">
            <text:p>236,0</text:p>
          </table:table-cell>
          <table:table-cell table:formula="of:=[.D1054]" office:value-type="float" office:value="2689.5" calcext:value-type="float">
            <text:p>2689,5</text:p>
          </table:table-cell>
          <table:table-cell table:number-columns-repeated="3"/>
        </table:table-row>
        <table:table-row table:style-name="ro1">
          <table:table-cell table:formula="of:=IF([.B1056]&gt;=0;1;-1)*(2^[.$D$3])" office:value-type="float" office:value="4096" calcext:value-type="float">
            <text:p>4096</text:p>
          </table:table-cell>
          <table:table-cell table:formula="of:=[.$B$3]+[.E1056]-[.F1056]" office:value-type="float" office:value="9309.5" calcext:value-type="float">
            <text:p>9309,5</text:p>
          </table:table-cell>
          <table:table-cell table:formula="of:=[.B1056]-[.A1056]" office:value-type="float" office:value="5213.5" calcext:value-type="float">
            <text:p>5213,5</text:p>
          </table:table-cell>
          <table:table-cell table:formula="of:=[.C1055]" office:value-type="float" office:value="3690" calcext:value-type="float">
            <text:p>3690,0</text:p>
          </table:table-cell>
          <table:table-cell table:formula="of:=[.D1056]*2" office:value-type="float" office:value="7380" calcext:value-type="float">
            <text:p>7380,0</text:p>
          </table:table-cell>
          <table:table-cell table:formula="of:=[.D1055]" office:value-type="float" office:value="118" calcext:value-type="float">
            <text:p>118,0</text:p>
          </table:table-cell>
          <table:table-cell table:number-columns-repeated="3"/>
        </table:table-row>
        <table:table-row table:style-name="ro1">
          <table:table-cell table:formula="of:=IF([.B1057]&gt;=0;1;-1)*(2^[.$D$3])" office:value-type="float" office:value="4096" calcext:value-type="float">
            <text:p>4096</text:p>
          </table:table-cell>
          <table:table-cell table:formula="of:=[.$B$3]+[.E1057]-[.F1057]" office:value-type="float" office:value="8784.5" calcext:value-type="float">
            <text:p>8784,5</text:p>
          </table:table-cell>
          <table:table-cell table:formula="of:=[.B1057]-[.A1057]" office:value-type="float" office:value="4688.5" calcext:value-type="float">
            <text:p>4688,5</text:p>
          </table:table-cell>
          <table:table-cell table:formula="of:=[.C1056]" office:value-type="float" office:value="5213.5" calcext:value-type="float">
            <text:p>5213,5</text:p>
          </table:table-cell>
          <table:table-cell table:formula="of:=[.D1057]*2" office:value-type="float" office:value="10427" calcext:value-type="float">
            <text:p>10427,0</text:p>
          </table:table-cell>
          <table:table-cell table:formula="of:=[.D1056]" office:value-type="float" office:value="3690" calcext:value-type="float">
            <text:p>3690,0</text:p>
          </table:table-cell>
          <table:table-cell table:number-columns-repeated="3"/>
        </table:table-row>
        <table:table-row table:style-name="ro1">
          <table:table-cell table:formula="of:=IF([.B1058]&gt;=0;1;-1)*(2^[.$D$3])" office:value-type="float" office:value="4096" calcext:value-type="float">
            <text:p>4096</text:p>
          </table:table-cell>
          <table:table-cell table:formula="of:=[.$B$3]+[.E1058]-[.F1058]" office:value-type="float" office:value="6211" calcext:value-type="float">
            <text:p>6211,0</text:p>
          </table:table-cell>
          <table:table-cell table:formula="of:=[.B1058]-[.A1058]" office:value-type="float" office:value="2115" calcext:value-type="float">
            <text:p>2115,0</text:p>
          </table:table-cell>
          <table:table-cell table:formula="of:=[.C1057]" office:value-type="float" office:value="4688.5" calcext:value-type="float">
            <text:p>4688,5</text:p>
          </table:table-cell>
          <table:table-cell table:formula="of:=[.D1058]*2" office:value-type="float" office:value="9377" calcext:value-type="float">
            <text:p>9377,0</text:p>
          </table:table-cell>
          <table:table-cell table:formula="of:=[.D1057]" office:value-type="float" office:value="5213.5" calcext:value-type="float">
            <text:p>5213,5</text:p>
          </table:table-cell>
          <table:table-cell table:number-columns-repeated="3"/>
        </table:table-row>
        <table:table-row table:style-name="ro1">
          <table:table-cell table:formula="of:=IF([.B1059]&gt;=0;1;-1)*(2^[.$D$3])" office:value-type="float" office:value="4096" calcext:value-type="float">
            <text:p>4096</text:p>
          </table:table-cell>
          <table:table-cell table:formula="of:=[.$B$3]+[.E1059]-[.F1059]" office:value-type="float" office:value="1589" calcext:value-type="float">
            <text:p>1589,0</text:p>
          </table:table-cell>
          <table:table-cell table:formula="of:=[.B1059]-[.A1059]" office:value-type="float" office:value="-2507" calcext:value-type="float">
            <text:p>-2507,0</text:p>
          </table:table-cell>
          <table:table-cell table:formula="of:=[.C1058]" office:value-type="float" office:value="2115" calcext:value-type="float">
            <text:p>2115,0</text:p>
          </table:table-cell>
          <table:table-cell table:formula="of:=[.D1059]*2" office:value-type="float" office:value="4230" calcext:value-type="float">
            <text:p>4230,0</text:p>
          </table:table-cell>
          <table:table-cell table:formula="of:=[.D1058]" office:value-type="float" office:value="4688.5" calcext:value-type="float">
            <text:p>4688,5</text:p>
          </table:table-cell>
          <table:table-cell table:number-columns-repeated="3"/>
        </table:table-row>
        <table:table-row table:style-name="ro1">
          <table:table-cell table:formula="of:=IF([.B1060]&gt;=0;1;-1)*(2^[.$D$3])" office:value-type="float" office:value="-4096" calcext:value-type="float">
            <text:p>-4096</text:p>
          </table:table-cell>
          <table:table-cell table:formula="of:=[.$B$3]+[.E1060]-[.F1060]" office:value-type="float" office:value="-5081.5" calcext:value-type="float">
            <text:p>-5081,5</text:p>
          </table:table-cell>
          <table:table-cell table:formula="of:=[.B1060]-[.A1060]" office:value-type="float" office:value="-985.5" calcext:value-type="float">
            <text:p>-985,5</text:p>
          </table:table-cell>
          <table:table-cell table:formula="of:=[.C1059]" office:value-type="float" office:value="-2507" calcext:value-type="float">
            <text:p>-2507,0</text:p>
          </table:table-cell>
          <table:table-cell table:formula="of:=[.D1060]*2" office:value-type="float" office:value="-5014" calcext:value-type="float">
            <text:p>-5014,0</text:p>
          </table:table-cell>
          <table:table-cell table:formula="of:=[.D1059]" office:value-type="float" office:value="2115" calcext:value-type="float">
            <text:p>2115,0</text:p>
          </table:table-cell>
          <table:table-cell table:number-columns-repeated="3"/>
        </table:table-row>
        <table:table-row table:style-name="ro1">
          <table:table-cell table:formula="of:=IF([.B1061]&gt;=0;1;-1)*(2^[.$D$3])" office:value-type="float" office:value="4096" calcext:value-type="float">
            <text:p>4096</text:p>
          </table:table-cell>
          <table:table-cell table:formula="of:=[.$B$3]+[.E1061]-[.F1061]" office:value-type="float" office:value="2583.5" calcext:value-type="float">
            <text:p>2583,5</text:p>
          </table:table-cell>
          <table:table-cell table:formula="of:=[.B1061]-[.A1061]" office:value-type="float" office:value="-1512.5" calcext:value-type="float">
            <text:p>-1512,5</text:p>
          </table:table-cell>
          <table:table-cell table:formula="of:=[.C1060]" office:value-type="float" office:value="-985.5" calcext:value-type="float">
            <text:p>-985,5</text:p>
          </table:table-cell>
          <table:table-cell table:formula="of:=[.D1061]*2" office:value-type="float" office:value="-1971" calcext:value-type="float">
            <text:p>-1971,0</text:p>
          </table:table-cell>
          <table:table-cell table:formula="of:=[.D1060]" office:value-type="float" office:value="-2507" calcext:value-type="float">
            <text:p>-2507,0</text:p>
          </table:table-cell>
          <table:table-cell table:number-columns-repeated="3"/>
        </table:table-row>
        <table:table-row table:style-name="ro1">
          <table:table-cell table:formula="of:=IF([.B1062]&gt;=0;1;-1)*(2^[.$D$3])" office:value-type="float" office:value="4096" calcext:value-type="float">
            <text:p>4096</text:p>
          </table:table-cell>
          <table:table-cell table:formula="of:=[.$B$3]+[.E1062]-[.F1062]" office:value-type="float" office:value="8" calcext:value-type="float">
            <text:p>8,0</text:p>
          </table:table-cell>
          <table:table-cell table:formula="of:=[.B1062]-[.A1062]" office:value-type="float" office:value="-4088" calcext:value-type="float">
            <text:p>-4088,0</text:p>
          </table:table-cell>
          <table:table-cell table:formula="of:=[.C1061]" office:value-type="float" office:value="-1512.5" calcext:value-type="float">
            <text:p>-1512,5</text:p>
          </table:table-cell>
          <table:table-cell table:formula="of:=[.D1062]*2" office:value-type="float" office:value="-3025" calcext:value-type="float">
            <text:p>-3025,0</text:p>
          </table:table-cell>
          <table:table-cell table:formula="of:=[.D1061]" office:value-type="float" office:value="-985.5" calcext:value-type="float">
            <text:p>-985,5</text:p>
          </table:table-cell>
          <table:table-cell table:number-columns-repeated="3"/>
        </table:table-row>
        <table:table-row table:style-name="ro1">
          <table:table-cell table:formula="of:=IF([.B1063]&gt;=0;1;-1)*(2^[.$D$3])" office:value-type="float" office:value="-4096" calcext:value-type="float">
            <text:p>-4096</text:p>
          </table:table-cell>
          <table:table-cell table:formula="of:=[.$B$3]+[.E1063]-[.F1063]" office:value-type="float" office:value="-4616" calcext:value-type="float">
            <text:p>-4616,0</text:p>
          </table:table-cell>
          <table:table-cell table:formula="of:=[.B1063]-[.A1063]" office:value-type="float" office:value="-520" calcext:value-type="float">
            <text:p>-520,0</text:p>
          </table:table-cell>
          <table:table-cell table:formula="of:=[.C1062]" office:value-type="float" office:value="-4088" calcext:value-type="float">
            <text:p>-4088,0</text:p>
          </table:table-cell>
          <table:table-cell table:formula="of:=[.D1063]*2" office:value-type="float" office:value="-8176" calcext:value-type="float">
            <text:p>-8176,0</text:p>
          </table:table-cell>
          <table:table-cell table:formula="of:=[.D1062]" office:value-type="float" office:value="-1512.5" calcext:value-type="float">
            <text:p>-1512,5</text:p>
          </table:table-cell>
          <table:table-cell table:number-columns-repeated="3"/>
        </table:table-row>
        <table:table-row table:style-name="ro1">
          <table:table-cell table:formula="of:=IF([.B1064]&gt;=0;1;-1)*(2^[.$D$3])" office:value-type="float" office:value="4096" calcext:value-type="float">
            <text:p>4096</text:p>
          </table:table-cell>
          <table:table-cell table:formula="of:=[.$B$3]+[.E1064]-[.F1064]" office:value-type="float" office:value="5095.5" calcext:value-type="float">
            <text:p>5095,5</text:p>
          </table:table-cell>
          <table:table-cell table:formula="of:=[.B1064]-[.A1064]" office:value-type="float" office:value="999.5" calcext:value-type="float">
            <text:p>999,5</text:p>
          </table:table-cell>
          <table:table-cell table:formula="of:=[.C1063]" office:value-type="float" office:value="-520" calcext:value-type="float">
            <text:p>-520,0</text:p>
          </table:table-cell>
          <table:table-cell table:formula="of:=[.D1064]*2" office:value-type="float" office:value="-1040" calcext:value-type="float">
            <text:p>-1040,0</text:p>
          </table:table-cell>
          <table:table-cell table:formula="of:=[.D1063]" office:value-type="float" office:value="-4088" calcext:value-type="float">
            <text:p>-4088,0</text:p>
          </table:table-cell>
          <table:table-cell table:number-columns-repeated="3"/>
        </table:table-row>
        <table:table-row table:style-name="ro1">
          <table:table-cell table:formula="of:=IF([.B1065]&gt;=0;1;-1)*(2^[.$D$3])" office:value-type="float" office:value="4096" calcext:value-type="float">
            <text:p>4096</text:p>
          </table:table-cell>
          <table:table-cell table:formula="of:=[.$B$3]+[.E1065]-[.F1065]" office:value-type="float" office:value="4566.5" calcext:value-type="float">
            <text:p>4566,5</text:p>
          </table:table-cell>
          <table:table-cell table:formula="of:=[.B1065]-[.A1065]" office:value-type="float" office:value="470.5" calcext:value-type="float">
            <text:p>470,5</text:p>
          </table:table-cell>
          <table:table-cell table:formula="of:=[.C1064]" office:value-type="float" office:value="999.5" calcext:value-type="float">
            <text:p>999,5</text:p>
          </table:table-cell>
          <table:table-cell table:formula="of:=[.D1065]*2" office:value-type="float" office:value="1999" calcext:value-type="float">
            <text:p>1999,0</text:p>
          </table:table-cell>
          <table:table-cell table:formula="of:=[.D1064]" office:value-type="float" office:value="-520" calcext:value-type="float">
            <text:p>-520,0</text:p>
          </table:table-cell>
          <table:table-cell table:number-columns-repeated="3"/>
        </table:table-row>
        <table:table-row table:style-name="ro1">
          <table:table-cell table:formula="of:=IF([.B1066]&gt;=0;1;-1)*(2^[.$D$3])" office:value-type="float" office:value="4096" calcext:value-type="float">
            <text:p>4096</text:p>
          </table:table-cell>
          <table:table-cell table:formula="of:=[.$B$3]+[.E1066]-[.F1066]" office:value-type="float" office:value="1989" calcext:value-type="float">
            <text:p>1989,0</text:p>
          </table:table-cell>
          <table:table-cell table:formula="of:=[.B1066]-[.A1066]" office:value-type="float" office:value="-2107" calcext:value-type="float">
            <text:p>-2107,0</text:p>
          </table:table-cell>
          <table:table-cell table:formula="of:=[.C1065]" office:value-type="float" office:value="470.5" calcext:value-type="float">
            <text:p>470,5</text:p>
          </table:table-cell>
          <table:table-cell table:formula="of:=[.D1066]*2" office:value-type="float" office:value="941" calcext:value-type="float">
            <text:p>941,0</text:p>
          </table:table-cell>
          <table:table-cell table:formula="of:=[.D1065]" office:value-type="float" office:value="999.5" calcext:value-type="float">
            <text:p>999,5</text:p>
          </table:table-cell>
          <table:table-cell table:number-columns-repeated="3"/>
        </table:table-row>
        <table:table-row table:style-name="ro1">
          <table:table-cell table:formula="of:=IF([.B1067]&gt;=0;1;-1)*(2^[.$D$3])" office:value-type="float" office:value="-4096" calcext:value-type="float">
            <text:p>-4096</text:p>
          </table:table-cell>
          <table:table-cell table:formula="of:=[.$B$3]+[.E1067]-[.F1067]" office:value-type="float" office:value="-2637" calcext:value-type="float">
            <text:p>-2637,0</text:p>
          </table:table-cell>
          <table:table-cell table:formula="of:=[.B1067]-[.A1067]" office:value-type="float" office:value="1459" calcext:value-type="float">
            <text:p>1459,0</text:p>
          </table:table-cell>
          <table:table-cell table:formula="of:=[.C1066]" office:value-type="float" office:value="-2107" calcext:value-type="float">
            <text:p>-2107,0</text:p>
          </table:table-cell>
          <table:table-cell table:formula="of:=[.D1067]*2" office:value-type="float" office:value="-4214" calcext:value-type="float">
            <text:p>-4214,0</text:p>
          </table:table-cell>
          <table:table-cell table:formula="of:=[.D1066]" office:value-type="float" office:value="470.5" calcext:value-type="float">
            <text:p>470,5</text:p>
          </table:table-cell>
          <table:table-cell table:number-columns-repeated="3"/>
        </table:table-row>
        <table:table-row table:style-name="ro1">
          <table:table-cell table:formula="of:=IF([.B1068]&gt;=0;1;-1)*(2^[.$D$3])" office:value-type="float" office:value="4096" calcext:value-type="float">
            <text:p>4096</text:p>
          </table:table-cell>
          <table:table-cell table:formula="of:=[.$B$3]+[.E1068]-[.F1068]" office:value-type="float" office:value="7072.5" calcext:value-type="float">
            <text:p>7072,5</text:p>
          </table:table-cell>
          <table:table-cell table:formula="of:=[.B1068]-[.A1068]" office:value-type="float" office:value="2976.5" calcext:value-type="float">
            <text:p>2976,5</text:p>
          </table:table-cell>
          <table:table-cell table:formula="of:=[.C1067]" office:value-type="float" office:value="1459" calcext:value-type="float">
            <text:p>1459,0</text:p>
          </table:table-cell>
          <table:table-cell table:formula="of:=[.D1068]*2" office:value-type="float" office:value="2918" calcext:value-type="float">
            <text:p>2918,0</text:p>
          </table:table-cell>
          <table:table-cell table:formula="of:=[.D1067]" office:value-type="float" office:value="-2107" calcext:value-type="float">
            <text:p>-2107,0</text:p>
          </table:table-cell>
          <table:table-cell table:number-columns-repeated="3"/>
        </table:table-row>
        <table:table-row table:style-name="ro1">
          <table:table-cell table:formula="of:=IF([.B1069]&gt;=0;1;-1)*(2^[.$D$3])" office:value-type="float" office:value="4096" calcext:value-type="float">
            <text:p>4096</text:p>
          </table:table-cell>
          <table:table-cell table:formula="of:=[.$B$3]+[.E1069]-[.F1069]" office:value-type="float" office:value="6541.5" calcext:value-type="float">
            <text:p>6541,5</text:p>
          </table:table-cell>
          <table:table-cell table:formula="of:=[.B1069]-[.A1069]" office:value-type="float" office:value="2445.5" calcext:value-type="float">
            <text:p>2445,5</text:p>
          </table:table-cell>
          <table:table-cell table:formula="of:=[.C1068]" office:value-type="float" office:value="2976.5" calcext:value-type="float">
            <text:p>2976,5</text:p>
          </table:table-cell>
          <table:table-cell table:formula="of:=[.D1069]*2" office:value-type="float" office:value="5953" calcext:value-type="float">
            <text:p>5953,0</text:p>
          </table:table-cell>
          <table:table-cell table:formula="of:=[.D1068]" office:value-type="float" office:value="1459" calcext:value-type="float">
            <text:p>1459,0</text:p>
          </table:table-cell>
          <table:table-cell table:number-columns-repeated="3"/>
        </table:table-row>
        <table:table-row table:style-name="ro1">
          <table:table-cell table:formula="of:=IF([.B1070]&gt;=0;1;-1)*(2^[.$D$3])" office:value-type="float" office:value="4096" calcext:value-type="float">
            <text:p>4096</text:p>
          </table:table-cell>
          <table:table-cell table:formula="of:=[.$B$3]+[.E1070]-[.F1070]" office:value-type="float" office:value="3962" calcext:value-type="float">
            <text:p>3962,0</text:p>
          </table:table-cell>
          <table:table-cell table:formula="of:=[.B1070]-[.A1070]" office:value-type="float" office:value="-134" calcext:value-type="float">
            <text:p>-134,0</text:p>
          </table:table-cell>
          <table:table-cell table:formula="of:=[.C1069]" office:value-type="float" office:value="2445.5" calcext:value-type="float">
            <text:p>2445,5</text:p>
          </table:table-cell>
          <table:table-cell table:formula="of:=[.D1070]*2" office:value-type="float" office:value="4891" calcext:value-type="float">
            <text:p>4891,0</text:p>
          </table:table-cell>
          <table:table-cell table:formula="of:=[.D1069]" office:value-type="float" office:value="2976.5" calcext:value-type="float">
            <text:p>2976,5</text:p>
          </table:table-cell>
          <table:table-cell table:number-columns-repeated="3"/>
        </table:table-row>
        <table:table-row table:style-name="ro1">
          <table:table-cell table:formula="of:=IF([.B1071]&gt;=0;1;-1)*(2^[.$D$3])" office:value-type="float" office:value="-4096" calcext:value-type="float">
            <text:p>-4096</text:p>
          </table:table-cell>
          <table:table-cell table:formula="of:=[.$B$3]+[.E1071]-[.F1071]" office:value-type="float" office:value="-666" calcext:value-type="float">
            <text:p>-666,0</text:p>
          </table:table-cell>
          <table:table-cell table:formula="of:=[.B1071]-[.A1071]" office:value-type="float" office:value="3430" calcext:value-type="float">
            <text:p>3430,0</text:p>
          </table:table-cell>
          <table:table-cell table:formula="of:=[.C1070]" office:value-type="float" office:value="-134" calcext:value-type="float">
            <text:p>-134,0</text:p>
          </table:table-cell>
          <table:table-cell table:formula="of:=[.D1071]*2" office:value-type="float" office:value="-268" calcext:value-type="float">
            <text:p>-268,0</text:p>
          </table:table-cell>
          <table:table-cell table:formula="of:=[.D1070]" office:value-type="float" office:value="2445.5" calcext:value-type="float">
            <text:p>2445,5</text:p>
          </table:table-cell>
          <table:table-cell table:number-columns-repeated="3"/>
        </table:table-row>
        <table:table-row table:style-name="ro1">
          <table:table-cell table:formula="of:=IF([.B1072]&gt;=0;1;-1)*(2^[.$D$3])" office:value-type="float" office:value="4096" calcext:value-type="float">
            <text:p>4096</text:p>
          </table:table-cell>
          <table:table-cell table:formula="of:=[.$B$3]+[.E1072]-[.F1072]" office:value-type="float" office:value="9041.5" calcext:value-type="float">
            <text:p>9041,5</text:p>
          </table:table-cell>
          <table:table-cell table:formula="of:=[.B1072]-[.A1072]" office:value-type="float" office:value="4945.5" calcext:value-type="float">
            <text:p>4945,5</text:p>
          </table:table-cell>
          <table:table-cell table:formula="of:=[.C1071]" office:value-type="float" office:value="3430" calcext:value-type="float">
            <text:p>3430,0</text:p>
          </table:table-cell>
          <table:table-cell table:formula="of:=[.D1072]*2" office:value-type="float" office:value="6860" calcext:value-type="float">
            <text:p>6860,0</text:p>
          </table:table-cell>
          <table:table-cell table:formula="of:=[.D1071]" office:value-type="float" office:value="-134" calcext:value-type="float">
            <text:p>-134,0</text:p>
          </table:table-cell>
          <table:table-cell table:number-columns-repeated="3"/>
        </table:table-row>
        <table:table-row table:style-name="ro1">
          <table:table-cell table:formula="of:=IF([.B1073]&gt;=0;1;-1)*(2^[.$D$3])" office:value-type="float" office:value="4096" calcext:value-type="float">
            <text:p>4096</text:p>
          </table:table-cell>
          <table:table-cell table:formula="of:=[.$B$3]+[.E1073]-[.F1073]" office:value-type="float" office:value="8508.5" calcext:value-type="float">
            <text:p>8508,5</text:p>
          </table:table-cell>
          <table:table-cell table:formula="of:=[.B1073]-[.A1073]" office:value-type="float" office:value="4412.5" calcext:value-type="float">
            <text:p>4412,5</text:p>
          </table:table-cell>
          <table:table-cell table:formula="of:=[.C1072]" office:value-type="float" office:value="4945.5" calcext:value-type="float">
            <text:p>4945,5</text:p>
          </table:table-cell>
          <table:table-cell table:formula="of:=[.D1073]*2" office:value-type="float" office:value="9891" calcext:value-type="float">
            <text:p>9891,0</text:p>
          </table:table-cell>
          <table:table-cell table:formula="of:=[.D1072]" office:value-type="float" office:value="3430" calcext:value-type="float">
            <text:p>3430,0</text:p>
          </table:table-cell>
          <table:table-cell table:number-columns-repeated="3"/>
        </table:table-row>
        <table:table-row table:style-name="ro1">
          <table:table-cell table:formula="of:=IF([.B1074]&gt;=0;1;-1)*(2^[.$D$3])" office:value-type="float" office:value="4096" calcext:value-type="float">
            <text:p>4096</text:p>
          </table:table-cell>
          <table:table-cell table:formula="of:=[.$B$3]+[.E1074]-[.F1074]" office:value-type="float" office:value="5927" calcext:value-type="float">
            <text:p>5927,0</text:p>
          </table:table-cell>
          <table:table-cell table:formula="of:=[.B1074]-[.A1074]" office:value-type="float" office:value="1831" calcext:value-type="float">
            <text:p>1831,0</text:p>
          </table:table-cell>
          <table:table-cell table:formula="of:=[.C1073]" office:value-type="float" office:value="4412.5" calcext:value-type="float">
            <text:p>4412,5</text:p>
          </table:table-cell>
          <table:table-cell table:formula="of:=[.D1074]*2" office:value-type="float" office:value="8825" calcext:value-type="float">
            <text:p>8825,0</text:p>
          </table:table-cell>
          <table:table-cell table:formula="of:=[.D1073]" office:value-type="float" office:value="4945.5" calcext:value-type="float">
            <text:p>4945,5</text:p>
          </table:table-cell>
          <table:table-cell table:number-columns-repeated="3"/>
        </table:table-row>
        <table:table-row table:style-name="ro1">
          <table:table-cell table:formula="of:=IF([.B1075]&gt;=0;1;-1)*(2^[.$D$3])" office:value-type="float" office:value="4096" calcext:value-type="float">
            <text:p>4096</text:p>
          </table:table-cell>
          <table:table-cell table:formula="of:=[.$B$3]+[.E1075]-[.F1075]" office:value-type="float" office:value="1297" calcext:value-type="float">
            <text:p>1297,0</text:p>
          </table:table-cell>
          <table:table-cell table:formula="of:=[.B1075]-[.A1075]" office:value-type="float" office:value="-2799" calcext:value-type="float">
            <text:p>-2799,0</text:p>
          </table:table-cell>
          <table:table-cell table:formula="of:=[.C1074]" office:value-type="float" office:value="1831" calcext:value-type="float">
            <text:p>1831,0</text:p>
          </table:table-cell>
          <table:table-cell table:formula="of:=[.D1075]*2" office:value-type="float" office:value="3662" calcext:value-type="float">
            <text:p>3662,0</text:p>
          </table:table-cell>
          <table:table-cell table:formula="of:=[.D1074]" office:value-type="float" office:value="4412.5" calcext:value-type="float">
            <text:p>4412,5</text:p>
          </table:table-cell>
          <table:table-cell table:number-columns-repeated="3"/>
        </table:table-row>
        <table:table-row table:style-name="ro1">
          <table:table-cell table:formula="of:=IF([.B1076]&gt;=0;1;-1)*(2^[.$D$3])" office:value-type="float" office:value="-4096" calcext:value-type="float">
            <text:p>-4096</text:p>
          </table:table-cell>
          <table:table-cell table:formula="of:=[.$B$3]+[.E1076]-[.F1076]" office:value-type="float" office:value="-5381.5" calcext:value-type="float">
            <text:p>-5381,5</text:p>
          </table:table-cell>
          <table:table-cell table:formula="of:=[.B1076]-[.A1076]" office:value-type="float" office:value="-1285.5" calcext:value-type="float">
            <text:p>-1285,5</text:p>
          </table:table-cell>
          <table:table-cell table:formula="of:=[.C1075]" office:value-type="float" office:value="-2799" calcext:value-type="float">
            <text:p>-2799,0</text:p>
          </table:table-cell>
          <table:table-cell table:formula="of:=[.D1076]*2" office:value-type="float" office:value="-5598" calcext:value-type="float">
            <text:p>-5598,0</text:p>
          </table:table-cell>
          <table:table-cell table:formula="of:=[.D1075]" office:value-type="float" office:value="1831" calcext:value-type="float">
            <text:p>1831,0</text:p>
          </table:table-cell>
          <table:table-cell table:number-columns-repeated="3"/>
        </table:table-row>
        <table:table-row table:style-name="ro1">
          <table:table-cell table:formula="of:=IF([.B1077]&gt;=0;1;-1)*(2^[.$D$3])" office:value-type="float" office:value="4096" calcext:value-type="float">
            <text:p>4096</text:p>
          </table:table-cell>
          <table:table-cell table:formula="of:=[.$B$3]+[.E1077]-[.F1077]" office:value-type="float" office:value="2275.5" calcext:value-type="float">
            <text:p>2275,5</text:p>
          </table:table-cell>
          <table:table-cell table:formula="of:=[.B1077]-[.A1077]" office:value-type="float" office:value="-1820.5" calcext:value-type="float">
            <text:p>-1820,5</text:p>
          </table:table-cell>
          <table:table-cell table:formula="of:=[.C1076]" office:value-type="float" office:value="-1285.5" calcext:value-type="float">
            <text:p>-1285,5</text:p>
          </table:table-cell>
          <table:table-cell table:formula="of:=[.D1077]*2" office:value-type="float" office:value="-2571" calcext:value-type="float">
            <text:p>-2571,0</text:p>
          </table:table-cell>
          <table:table-cell table:formula="of:=[.D1076]" office:value-type="float" office:value="-2799" calcext:value-type="float">
            <text:p>-2799,0</text:p>
          </table:table-cell>
          <table:table-cell table:number-columns-repeated="3"/>
        </table:table-row>
        <table:table-row table:style-name="ro1">
          <table:table-cell table:formula="of:=IF([.B1078]&gt;=0;1;-1)*(2^[.$D$3])" office:value-type="float" office:value="-4096" calcext:value-type="float">
            <text:p>-4096</text:p>
          </table:table-cell>
          <table:table-cell table:formula="of:=[.$B$3]+[.E1078]-[.F1078]" office:value-type="float" office:value="-308" calcext:value-type="float">
            <text:p>-308,0</text:p>
          </table:table-cell>
          <table:table-cell table:formula="of:=[.B1078]-[.A1078]" office:value-type="float" office:value="3788" calcext:value-type="float">
            <text:p>3788,0</text:p>
          </table:table-cell>
          <table:table-cell table:formula="of:=[.C1077]" office:value-type="float" office:value="-1820.5" calcext:value-type="float">
            <text:p>-1820,5</text:p>
          </table:table-cell>
          <table:table-cell table:formula="of:=[.D1078]*2" office:value-type="float" office:value="-3641" calcext:value-type="float">
            <text:p>-3641,0</text:p>
          </table:table-cell>
          <table:table-cell table:formula="of:=[.D1077]" office:value-type="float" office:value="-1285.5" calcext:value-type="float">
            <text:p>-1285,5</text:p>
          </table:table-cell>
          <table:table-cell table:number-columns-repeated="3"/>
        </table:table-row>
        <table:table-row table:style-name="ro1">
          <table:table-cell table:formula="of:=IF([.B1079]&gt;=0;1;-1)*(2^[.$D$3])" office:value-type="float" office:value="4096" calcext:value-type="float">
            <text:p>4096</text:p>
          </table:table-cell>
          <table:table-cell table:formula="of:=[.$B$3]+[.E1079]-[.F1079]" office:value-type="float" office:value="11444" calcext:value-type="float">
            <text:p>11444,0</text:p>
          </table:table-cell>
          <table:table-cell table:formula="of:=[.B1079]-[.A1079]" office:value-type="float" office:value="7348" calcext:value-type="float">
            <text:p>7348,0</text:p>
          </table:table-cell>
          <table:table-cell table:formula="of:=[.C1078]" office:value-type="float" office:value="3788" calcext:value-type="float">
            <text:p>3788,0</text:p>
          </table:table-cell>
          <table:table-cell table:formula="of:=[.D1079]*2" office:value-type="float" office:value="7576" calcext:value-type="float">
            <text:p>7576,0</text:p>
          </table:table-cell>
          <table:table-cell table:formula="of:=[.D1078]" office:value-type="float" office:value="-1820.5" calcext:value-type="float">
            <text:p>-1820,5</text:p>
          </table:table-cell>
          <table:table-cell table:number-columns-repeated="3"/>
        </table:table-row>
        <table:table-row table:style-name="ro1">
          <table:table-cell table:formula="of:=IF([.B1080]&gt;=0;1;-1)*(2^[.$D$3])" office:value-type="float" office:value="4096" calcext:value-type="float">
            <text:p>4096</text:p>
          </table:table-cell>
          <table:table-cell table:formula="of:=[.$B$3]+[.E1080]-[.F1080]" office:value-type="float" office:value="12955.5" calcext:value-type="float">
            <text:p>12955,5</text:p>
          </table:table-cell>
          <table:table-cell table:formula="of:=[.B1080]-[.A1080]" office:value-type="float" office:value="8859.5" calcext:value-type="float">
            <text:p>8859,5</text:p>
          </table:table-cell>
          <table:table-cell table:formula="of:=[.C1079]" office:value-type="float" office:value="7348" calcext:value-type="float">
            <text:p>7348,0</text:p>
          </table:table-cell>
          <table:table-cell table:formula="of:=[.D1080]*2" office:value-type="float" office:value="14696" calcext:value-type="float">
            <text:p>14696,0</text:p>
          </table:table-cell>
          <table:table-cell table:formula="of:=[.D1079]" office:value-type="float" office:value="3788" calcext:value-type="float">
            <text:p>3788,0</text:p>
          </table:table-cell>
          <table:table-cell table:number-columns-repeated="3"/>
        </table:table-row>
        <table:table-row table:style-name="ro1">
          <table:table-cell table:formula="of:=IF([.B1081]&gt;=0;1;-1)*(2^[.$D$3])" office:value-type="float" office:value="4096" calcext:value-type="float">
            <text:p>4096</text:p>
          </table:table-cell>
          <table:table-cell table:formula="of:=[.$B$3]+[.E1081]-[.F1081]" office:value-type="float" office:value="12418.5" calcext:value-type="float">
            <text:p>12418,5</text:p>
          </table:table-cell>
          <table:table-cell table:formula="of:=[.B1081]-[.A1081]" office:value-type="float" office:value="8322.5" calcext:value-type="float">
            <text:p>8322,5</text:p>
          </table:table-cell>
          <table:table-cell table:formula="of:=[.C1080]" office:value-type="float" office:value="8859.5" calcext:value-type="float">
            <text:p>8859,5</text:p>
          </table:table-cell>
          <table:table-cell table:formula="of:=[.D1081]*2" office:value-type="float" office:value="17719" calcext:value-type="float">
            <text:p>17719,0</text:p>
          </table:table-cell>
          <table:table-cell table:formula="of:=[.D1080]" office:value-type="float" office:value="7348" calcext:value-type="float">
            <text:p>7348,0</text:p>
          </table:table-cell>
          <table:table-cell table:number-columns-repeated="3"/>
        </table:table-row>
        <table:table-row table:style-name="ro1">
          <table:table-cell table:formula="of:=IF([.B1082]&gt;=0;1;-1)*(2^[.$D$3])" office:value-type="float" office:value="4096" calcext:value-type="float">
            <text:p>4096</text:p>
          </table:table-cell>
          <table:table-cell table:formula="of:=[.$B$3]+[.E1082]-[.F1082]" office:value-type="float" office:value="9833" calcext:value-type="float">
            <text:p>9833,0</text:p>
          </table:table-cell>
          <table:table-cell table:formula="of:=[.B1082]-[.A1082]" office:value-type="float" office:value="5737" calcext:value-type="float">
            <text:p>5737,0</text:p>
          </table:table-cell>
          <table:table-cell table:formula="of:=[.C1081]" office:value-type="float" office:value="8322.5" calcext:value-type="float">
            <text:p>8322,5</text:p>
          </table:table-cell>
          <table:table-cell table:formula="of:=[.D1082]*2" office:value-type="float" office:value="16645" calcext:value-type="float">
            <text:p>16645,0</text:p>
          </table:table-cell>
          <table:table-cell table:formula="of:=[.D1081]" office:value-type="float" office:value="8859.5" calcext:value-type="float">
            <text:p>8859,5</text:p>
          </table:table-cell>
          <table:table-cell table:number-columns-repeated="3"/>
        </table:table-row>
        <table:table-row table:style-name="ro1">
          <table:table-cell table:formula="of:=IF([.B1083]&gt;=0;1;-1)*(2^[.$D$3])" office:value-type="float" office:value="4096" calcext:value-type="float">
            <text:p>4096</text:p>
          </table:table-cell>
          <table:table-cell table:formula="of:=[.$B$3]+[.E1083]-[.F1083]" office:value-type="float" office:value="5199" calcext:value-type="float">
            <text:p>5199,0</text:p>
          </table:table-cell>
          <table:table-cell table:formula="of:=[.B1083]-[.A1083]" office:value-type="float" office:value="1103" calcext:value-type="float">
            <text:p>1103,0</text:p>
          </table:table-cell>
          <table:table-cell table:formula="of:=[.C1082]" office:value-type="float" office:value="5737" calcext:value-type="float">
            <text:p>5737,0</text:p>
          </table:table-cell>
          <table:table-cell table:formula="of:=[.D1083]*2" office:value-type="float" office:value="11474" calcext:value-type="float">
            <text:p>11474,0</text:p>
          </table:table-cell>
          <table:table-cell table:formula="of:=[.D1082]" office:value-type="float" office:value="8322.5" calcext:value-type="float">
            <text:p>8322,5</text:p>
          </table:table-cell>
          <table:table-cell table:number-columns-repeated="3"/>
        </table:table-row>
        <table:table-row table:style-name="ro1">
          <table:table-cell table:formula="of:=IF([.B1084]&gt;=0;1;-1)*(2^[.$D$3])" office:value-type="float" office:value="-4096" calcext:value-type="float">
            <text:p>-4096</text:p>
          </table:table-cell>
          <table:table-cell table:formula="of:=[.$B$3]+[.E1084]-[.F1084]" office:value-type="float" office:value="-1483.5" calcext:value-type="float">
            <text:p>-1483,5</text:p>
          </table:table-cell>
          <table:table-cell table:formula="of:=[.B1084]-[.A1084]" office:value-type="float" office:value="2612.5" calcext:value-type="float">
            <text:p>2612,5</text:p>
          </table:table-cell>
          <table:table-cell table:formula="of:=[.C1083]" office:value-type="float" office:value="1103" calcext:value-type="float">
            <text:p>1103,0</text:p>
          </table:table-cell>
          <table:table-cell table:formula="of:=[.D1084]*2" office:value-type="float" office:value="2206" calcext:value-type="float">
            <text:p>2206,0</text:p>
          </table:table-cell>
          <table:table-cell table:formula="of:=[.D1083]" office:value-type="float" office:value="5737" calcext:value-type="float">
            <text:p>5737,0</text:p>
          </table:table-cell>
          <table:table-cell table:number-columns-repeated="3"/>
        </table:table-row>
        <table:table-row table:style-name="ro1">
          <table:table-cell table:formula="of:=IF([.B1085]&gt;=0;1;-1)*(2^[.$D$3])" office:value-type="float" office:value="4096" calcext:value-type="float">
            <text:p>4096</text:p>
          </table:table-cell>
          <table:table-cell table:formula="of:=[.$B$3]+[.E1085]-[.F1085]" office:value-type="float" office:value="6169.5" calcext:value-type="float">
            <text:p>6169,5</text:p>
          </table:table-cell>
          <table:table-cell table:formula="of:=[.B1085]-[.A1085]" office:value-type="float" office:value="2073.5" calcext:value-type="float">
            <text:p>2073,5</text:p>
          </table:table-cell>
          <table:table-cell table:formula="of:=[.C1084]" office:value-type="float" office:value="2612.5" calcext:value-type="float">
            <text:p>2612,5</text:p>
          </table:table-cell>
          <table:table-cell table:formula="of:=[.D1085]*2" office:value-type="float" office:value="5225" calcext:value-type="float">
            <text:p>5225,0</text:p>
          </table:table-cell>
          <table:table-cell table:formula="of:=[.D1084]" office:value-type="float" office:value="1103" calcext:value-type="float">
            <text:p>1103,0</text:p>
          </table:table-cell>
          <table:table-cell table:number-columns-repeated="3"/>
        </table:table-row>
        <table:table-row table:style-name="ro1">
          <table:table-cell table:formula="of:=IF([.B1086]&gt;=0;1;-1)*(2^[.$D$3])" office:value-type="float" office:value="4096" calcext:value-type="float">
            <text:p>4096</text:p>
          </table:table-cell>
          <table:table-cell table:formula="of:=[.$B$3]+[.E1086]-[.F1086]" office:value-type="float" office:value="3582" calcext:value-type="float">
            <text:p>3582,0</text:p>
          </table:table-cell>
          <table:table-cell table:formula="of:=[.B1086]-[.A1086]" office:value-type="float" office:value="-514" calcext:value-type="float">
            <text:p>-514,0</text:p>
          </table:table-cell>
          <table:table-cell table:formula="of:=[.C1085]" office:value-type="float" office:value="2073.5" calcext:value-type="float">
            <text:p>2073,5</text:p>
          </table:table-cell>
          <table:table-cell table:formula="of:=[.D1086]*2" office:value-type="float" office:value="4147" calcext:value-type="float">
            <text:p>4147,0</text:p>
          </table:table-cell>
          <table:table-cell table:formula="of:=[.D1085]" office:value-type="float" office:value="2612.5" calcext:value-type="float">
            <text:p>2612,5</text:p>
          </table:table-cell>
          <table:table-cell table:number-columns-repeated="3"/>
        </table:table-row>
        <table:table-row table:style-name="ro1">
          <table:table-cell table:formula="of:=IF([.B1087]&gt;=0;1;-1)*(2^[.$D$3])" office:value-type="float" office:value="-4096" calcext:value-type="float">
            <text:p>-4096</text:p>
          </table:table-cell>
          <table:table-cell table:formula="of:=[.$B$3]+[.E1087]-[.F1087]" office:value-type="float" office:value="-1054" calcext:value-type="float">
            <text:p>-1054,0</text:p>
          </table:table-cell>
          <table:table-cell table:formula="of:=[.B1087]-[.A1087]" office:value-type="float" office:value="3042" calcext:value-type="float">
            <text:p>3042,0</text:p>
          </table:table-cell>
          <table:table-cell table:formula="of:=[.C1086]" office:value-type="float" office:value="-514" calcext:value-type="float">
            <text:p>-514,0</text:p>
          </table:table-cell>
          <table:table-cell table:formula="of:=[.D1087]*2" office:value-type="float" office:value="-1028" calcext:value-type="float">
            <text:p>-1028,0</text:p>
          </table:table-cell>
          <table:table-cell table:formula="of:=[.D1086]" office:value-type="float" office:value="2073.5" calcext:value-type="float">
            <text:p>2073,5</text:p>
          </table:table-cell>
          <table:table-cell table:number-columns-repeated="3"/>
        </table:table-row>
        <table:table-row table:style-name="ro1">
          <table:table-cell table:formula="of:=IF([.B1088]&gt;=0;1;-1)*(2^[.$D$3])" office:value-type="float" office:value="4096" calcext:value-type="float">
            <text:p>4096</text:p>
          </table:table-cell>
          <table:table-cell table:formula="of:=[.$B$3]+[.E1088]-[.F1088]" office:value-type="float" office:value="8645.5" calcext:value-type="float">
            <text:p>8645,5</text:p>
          </table:table-cell>
          <table:table-cell table:formula="of:=[.B1088]-[.A1088]" office:value-type="float" office:value="4549.5" calcext:value-type="float">
            <text:p>4549,5</text:p>
          </table:table-cell>
          <table:table-cell table:formula="of:=[.C1087]" office:value-type="float" office:value="3042" calcext:value-type="float">
            <text:p>3042,0</text:p>
          </table:table-cell>
          <table:table-cell table:formula="of:=[.D1088]*2" office:value-type="float" office:value="6084" calcext:value-type="float">
            <text:p>6084,0</text:p>
          </table:table-cell>
          <table:table-cell table:formula="of:=[.D1087]" office:value-type="float" office:value="-514" calcext:value-type="float">
            <text:p>-514,0</text:p>
          </table:table-cell>
          <table:table-cell table:number-columns-repeated="3"/>
        </table:table-row>
        <table:table-row table:style-name="ro1">
          <table:table-cell table:formula="of:=IF([.B1089]&gt;=0;1;-1)*(2^[.$D$3])" office:value-type="float" office:value="4096" calcext:value-type="float">
            <text:p>4096</text:p>
          </table:table-cell>
          <table:table-cell table:formula="of:=[.$B$3]+[.E1089]-[.F1089]" office:value-type="float" office:value="8104.5" calcext:value-type="float">
            <text:p>8104,5</text:p>
          </table:table-cell>
          <table:table-cell table:formula="of:=[.B1089]-[.A1089]" office:value-type="float" office:value="4008.5" calcext:value-type="float">
            <text:p>4008,5</text:p>
          </table:table-cell>
          <table:table-cell table:formula="of:=[.C1088]" office:value-type="float" office:value="4549.5" calcext:value-type="float">
            <text:p>4549,5</text:p>
          </table:table-cell>
          <table:table-cell table:formula="of:=[.D1089]*2" office:value-type="float" office:value="9099" calcext:value-type="float">
            <text:p>9099,0</text:p>
          </table:table-cell>
          <table:table-cell table:formula="of:=[.D1088]" office:value-type="float" office:value="3042" calcext:value-type="float">
            <text:p>3042,0</text:p>
          </table:table-cell>
          <table:table-cell table:number-columns-repeated="3"/>
        </table:table-row>
        <table:table-row table:style-name="ro1">
          <table:table-cell table:formula="of:=IF([.B1090]&gt;=0;1;-1)*(2^[.$D$3])" office:value-type="float" office:value="4096" calcext:value-type="float">
            <text:p>4096</text:p>
          </table:table-cell>
          <table:table-cell table:formula="of:=[.$B$3]+[.E1090]-[.F1090]" office:value-type="float" office:value="5515" calcext:value-type="float">
            <text:p>5515,0</text:p>
          </table:table-cell>
          <table:table-cell table:formula="of:=[.B1090]-[.A1090]" office:value-type="float" office:value="1419" calcext:value-type="float">
            <text:p>1419,0</text:p>
          </table:table-cell>
          <table:table-cell table:formula="of:=[.C1089]" office:value-type="float" office:value="4008.5" calcext:value-type="float">
            <text:p>4008,5</text:p>
          </table:table-cell>
          <table:table-cell table:formula="of:=[.D1090]*2" office:value-type="float" office:value="8017" calcext:value-type="float">
            <text:p>8017,0</text:p>
          </table:table-cell>
          <table:table-cell table:formula="of:=[.D1089]" office:value-type="float" office:value="4549.5" calcext:value-type="float">
            <text:p>4549,5</text:p>
          </table:table-cell>
          <table:table-cell table:number-columns-repeated="3"/>
        </table:table-row>
        <table:table-row table:style-name="ro1">
          <table:table-cell table:formula="of:=IF([.B1091]&gt;=0;1;-1)*(2^[.$D$3])" office:value-type="float" office:value="4096" calcext:value-type="float">
            <text:p>4096</text:p>
          </table:table-cell>
          <table:table-cell table:formula="of:=[.$B$3]+[.E1091]-[.F1091]" office:value-type="float" office:value="877" calcext:value-type="float">
            <text:p>877,0</text:p>
          </table:table-cell>
          <table:table-cell table:formula="of:=[.B1091]-[.A1091]" office:value-type="float" office:value="-3219" calcext:value-type="float">
            <text:p>-3219,0</text:p>
          </table:table-cell>
          <table:table-cell table:formula="of:=[.C1090]" office:value-type="float" office:value="1419" calcext:value-type="float">
            <text:p>1419,0</text:p>
          </table:table-cell>
          <table:table-cell table:formula="of:=[.D1091]*2" office:value-type="float" office:value="2838" calcext:value-type="float">
            <text:p>2838,0</text:p>
          </table:table-cell>
          <table:table-cell table:formula="of:=[.D1090]" office:value-type="float" office:value="4008.5" calcext:value-type="float">
            <text:p>4008,5</text:p>
          </table:table-cell>
          <table:table-cell table:number-columns-repeated="3"/>
        </table:table-row>
        <table:table-row table:style-name="ro1">
          <table:table-cell table:formula="of:=IF([.B1092]&gt;=0;1;-1)*(2^[.$D$3])" office:value-type="float" office:value="-4096" calcext:value-type="float">
            <text:p>-4096</text:p>
          </table:table-cell>
          <table:table-cell table:formula="of:=[.$B$3]+[.E1092]-[.F1092]" office:value-type="float" office:value="-5809.5" calcext:value-type="float">
            <text:p>-5809,5</text:p>
          </table:table-cell>
          <table:table-cell table:formula="of:=[.B1092]-[.A1092]" office:value-type="float" office:value="-1713.5" calcext:value-type="float">
            <text:p>-1713,5</text:p>
          </table:table-cell>
          <table:table-cell table:formula="of:=[.C1091]" office:value-type="float" office:value="-3219" calcext:value-type="float">
            <text:p>-3219,0</text:p>
          </table:table-cell>
          <table:table-cell table:formula="of:=[.D1092]*2" office:value-type="float" office:value="-6438" calcext:value-type="float">
            <text:p>-6438,0</text:p>
          </table:table-cell>
          <table:table-cell table:formula="of:=[.D1091]" office:value-type="float" office:value="1419" calcext:value-type="float">
            <text:p>1419,0</text:p>
          </table:table-cell>
          <table:table-cell table:number-columns-repeated="3"/>
        </table:table-row>
        <table:table-row table:style-name="ro1">
          <table:table-cell table:formula="of:=IF([.B1093]&gt;=0;1;-1)*(2^[.$D$3])" office:value-type="float" office:value="4096" calcext:value-type="float">
            <text:p>4096</text:p>
          </table:table-cell>
          <table:table-cell table:formula="of:=[.$B$3]+[.E1093]-[.F1093]" office:value-type="float" office:value="1839.5" calcext:value-type="float">
            <text:p>1839,5</text:p>
          </table:table-cell>
          <table:table-cell table:formula="of:=[.B1093]-[.A1093]" office:value-type="float" office:value="-2256.5" calcext:value-type="float">
            <text:p>-2256,5</text:p>
          </table:table-cell>
          <table:table-cell table:formula="of:=[.C1092]" office:value-type="float" office:value="-1713.5" calcext:value-type="float">
            <text:p>-1713,5</text:p>
          </table:table-cell>
          <table:table-cell table:formula="of:=[.D1093]*2" office:value-type="float" office:value="-3427" calcext:value-type="float">
            <text:p>-3427,0</text:p>
          </table:table-cell>
          <table:table-cell table:formula="of:=[.D1092]" office:value-type="float" office:value="-3219" calcext:value-type="float">
            <text:p>-3219,0</text:p>
          </table:table-cell>
          <table:table-cell table:number-columns-repeated="3"/>
        </table:table-row>
        <table:table-row table:style-name="ro1">
          <table:table-cell table:formula="of:=IF([.B1094]&gt;=0;1;-1)*(2^[.$D$3])" office:value-type="float" office:value="-4096" calcext:value-type="float">
            <text:p>-4096</text:p>
          </table:table-cell>
          <table:table-cell table:formula="of:=[.$B$3]+[.E1094]-[.F1094]" office:value-type="float" office:value="-752" calcext:value-type="float">
            <text:p>-752,0</text:p>
          </table:table-cell>
          <table:table-cell table:formula="of:=[.B1094]-[.A1094]" office:value-type="float" office:value="3344" calcext:value-type="float">
            <text:p>3344,0</text:p>
          </table:table-cell>
          <table:table-cell table:formula="of:=[.C1093]" office:value-type="float" office:value="-2256.5" calcext:value-type="float">
            <text:p>-2256,5</text:p>
          </table:table-cell>
          <table:table-cell table:formula="of:=[.D1094]*2" office:value-type="float" office:value="-4513" calcext:value-type="float">
            <text:p>-4513,0</text:p>
          </table:table-cell>
          <table:table-cell table:formula="of:=[.D1093]" office:value-type="float" office:value="-1713.5" calcext:value-type="float">
            <text:p>-1713,5</text:p>
          </table:table-cell>
          <table:table-cell table:number-columns-repeated="3"/>
        </table:table-row>
        <table:table-row table:style-name="ro1">
          <table:table-cell table:formula="of:=IF([.B1095]&gt;=0;1;-1)*(2^[.$D$3])" office:value-type="float" office:value="4096" calcext:value-type="float">
            <text:p>4096</text:p>
          </table:table-cell>
          <table:table-cell table:formula="of:=[.$B$3]+[.E1095]-[.F1095]" office:value-type="float" office:value="10992" calcext:value-type="float">
            <text:p>10992,0</text:p>
          </table:table-cell>
          <table:table-cell table:formula="of:=[.B1095]-[.A1095]" office:value-type="float" office:value="6896" calcext:value-type="float">
            <text:p>6896,0</text:p>
          </table:table-cell>
          <table:table-cell table:formula="of:=[.C1094]" office:value-type="float" office:value="3344" calcext:value-type="float">
            <text:p>3344,0</text:p>
          </table:table-cell>
          <table:table-cell table:formula="of:=[.D1095]*2" office:value-type="float" office:value="6688" calcext:value-type="float">
            <text:p>6688,0</text:p>
          </table:table-cell>
          <table:table-cell table:formula="of:=[.D1094]" office:value-type="float" office:value="-2256.5" calcext:value-type="float">
            <text:p>-2256,5</text:p>
          </table:table-cell>
          <table:table-cell table:number-columns-repeated="3"/>
        </table:table-row>
        <table:table-row table:style-name="ro1">
          <table:table-cell table:formula="of:=IF([.B1096]&gt;=0;1;-1)*(2^[.$D$3])" office:value-type="float" office:value="4096" calcext:value-type="float">
            <text:p>4096</text:p>
          </table:table-cell>
          <table:table-cell table:formula="of:=[.$B$3]+[.E1096]-[.F1096]" office:value-type="float" office:value="12495.5" calcext:value-type="float">
            <text:p>12495,5</text:p>
          </table:table-cell>
          <table:table-cell table:formula="of:=[.B1096]-[.A1096]" office:value-type="float" office:value="8399.5" calcext:value-type="float">
            <text:p>8399,5</text:p>
          </table:table-cell>
          <table:table-cell table:formula="of:=[.C1095]" office:value-type="float" office:value="6896" calcext:value-type="float">
            <text:p>6896,0</text:p>
          </table:table-cell>
          <table:table-cell table:formula="of:=[.D1096]*2" office:value-type="float" office:value="13792" calcext:value-type="float">
            <text:p>13792,0</text:p>
          </table:table-cell>
          <table:table-cell table:formula="of:=[.D1095]" office:value-type="float" office:value="3344" calcext:value-type="float">
            <text:p>3344,0</text:p>
          </table:table-cell>
          <table:table-cell table:number-columns-repeated="3"/>
        </table:table-row>
        <table:table-row table:style-name="ro1">
          <table:table-cell table:formula="of:=IF([.B1097]&gt;=0;1;-1)*(2^[.$D$3])" office:value-type="float" office:value="4096" calcext:value-type="float">
            <text:p>4096</text:p>
          </table:table-cell>
          <table:table-cell table:formula="of:=[.$B$3]+[.E1097]-[.F1097]" office:value-type="float" office:value="11950.5" calcext:value-type="float">
            <text:p>11950,5</text:p>
          </table:table-cell>
          <table:table-cell table:formula="of:=[.B1097]-[.A1097]" office:value-type="float" office:value="7854.5" calcext:value-type="float">
            <text:p>7854,5</text:p>
          </table:table-cell>
          <table:table-cell table:formula="of:=[.C1096]" office:value-type="float" office:value="8399.5" calcext:value-type="float">
            <text:p>8399,5</text:p>
          </table:table-cell>
          <table:table-cell table:formula="of:=[.D1097]*2" office:value-type="float" office:value="16799" calcext:value-type="float">
            <text:p>16799,0</text:p>
          </table:table-cell>
          <table:table-cell table:formula="of:=[.D1096]" office:value-type="float" office:value="6896" calcext:value-type="float">
            <text:p>6896,0</text:p>
          </table:table-cell>
          <table:table-cell table:number-columns-repeated="3"/>
        </table:table-row>
        <table:table-row table:style-name="ro1">
          <table:table-cell table:formula="of:=IF([.B1098]&gt;=0;1;-1)*(2^[.$D$3])" office:value-type="float" office:value="4096" calcext:value-type="float">
            <text:p>4096</text:p>
          </table:table-cell>
          <table:table-cell table:formula="of:=[.$B$3]+[.E1098]-[.F1098]" office:value-type="float" office:value="9357" calcext:value-type="float">
            <text:p>9357,0</text:p>
          </table:table-cell>
          <table:table-cell table:formula="of:=[.B1098]-[.A1098]" office:value-type="float" office:value="5261" calcext:value-type="float">
            <text:p>5261,0</text:p>
          </table:table-cell>
          <table:table-cell table:formula="of:=[.C1097]" office:value-type="float" office:value="7854.5" calcext:value-type="float">
            <text:p>7854,5</text:p>
          </table:table-cell>
          <table:table-cell table:formula="of:=[.D1098]*2" office:value-type="float" office:value="15709" calcext:value-type="float">
            <text:p>15709,0</text:p>
          </table:table-cell>
          <table:table-cell table:formula="of:=[.D1097]" office:value-type="float" office:value="8399.5" calcext:value-type="float">
            <text:p>8399,5</text:p>
          </table:table-cell>
          <table:table-cell table:number-columns-repeated="3"/>
        </table:table-row>
        <table:table-row table:style-name="ro1">
          <table:table-cell table:formula="of:=IF([.B1099]&gt;=0;1;-1)*(2^[.$D$3])" office:value-type="float" office:value="4096" calcext:value-type="float">
            <text:p>4096</text:p>
          </table:table-cell>
          <table:table-cell table:formula="of:=[.$B$3]+[.E1099]-[.F1099]" office:value-type="float" office:value="4715" calcext:value-type="float">
            <text:p>4715,0</text:p>
          </table:table-cell>
          <table:table-cell table:formula="of:=[.B1099]-[.A1099]" office:value-type="float" office:value="619" calcext:value-type="float">
            <text:p>619,0</text:p>
          </table:table-cell>
          <table:table-cell table:formula="of:=[.C1098]" office:value-type="float" office:value="5261" calcext:value-type="float">
            <text:p>5261,0</text:p>
          </table:table-cell>
          <table:table-cell table:formula="of:=[.D1099]*2" office:value-type="float" office:value="10522" calcext:value-type="float">
            <text:p>10522,0</text:p>
          </table:table-cell>
          <table:table-cell table:formula="of:=[.D1098]" office:value-type="float" office:value="7854.5" calcext:value-type="float">
            <text:p>7854,5</text:p>
          </table:table-cell>
          <table:table-cell table:number-columns-repeated="3"/>
        </table:table-row>
        <table:table-row table:style-name="ro1">
          <table:table-cell table:formula="of:=IF([.B1100]&gt;=0;1;-1)*(2^[.$D$3])" office:value-type="float" office:value="-4096" calcext:value-type="float">
            <text:p>-4096</text:p>
          </table:table-cell>
          <table:table-cell table:formula="of:=[.$B$3]+[.E1100]-[.F1100]" office:value-type="float" office:value="-1975.5" calcext:value-type="float">
            <text:p>-1975,5</text:p>
          </table:table-cell>
          <table:table-cell table:formula="of:=[.B1100]-[.A1100]" office:value-type="float" office:value="2120.5" calcext:value-type="float">
            <text:p>2120,5</text:p>
          </table:table-cell>
          <table:table-cell table:formula="of:=[.C1099]" office:value-type="float" office:value="619" calcext:value-type="float">
            <text:p>619,0</text:p>
          </table:table-cell>
          <table:table-cell table:formula="of:=[.D1100]*2" office:value-type="float" office:value="1238" calcext:value-type="float">
            <text:p>1238,0</text:p>
          </table:table-cell>
          <table:table-cell table:formula="of:=[.D1099]" office:value-type="float" office:value="5261" calcext:value-type="float">
            <text:p>5261,0</text:p>
          </table:table-cell>
          <table:table-cell table:number-columns-repeated="3"/>
        </table:table-row>
        <table:table-row table:style-name="ro1">
          <table:table-cell table:formula="of:=IF([.B1101]&gt;=0;1;-1)*(2^[.$D$3])" office:value-type="float" office:value="4096" calcext:value-type="float">
            <text:p>4096</text:p>
          </table:table-cell>
          <table:table-cell table:formula="of:=[.$B$3]+[.E1101]-[.F1101]" office:value-type="float" office:value="5669.5" calcext:value-type="float">
            <text:p>5669,5</text:p>
          </table:table-cell>
          <table:table-cell table:formula="of:=[.B1101]-[.A1101]" office:value-type="float" office:value="1573.5" calcext:value-type="float">
            <text:p>1573,5</text:p>
          </table:table-cell>
          <table:table-cell table:formula="of:=[.C1100]" office:value-type="float" office:value="2120.5" calcext:value-type="float">
            <text:p>2120,5</text:p>
          </table:table-cell>
          <table:table-cell table:formula="of:=[.D1101]*2" office:value-type="float" office:value="4241" calcext:value-type="float">
            <text:p>4241,0</text:p>
          </table:table-cell>
          <table:table-cell table:formula="of:=[.D1100]" office:value-type="float" office:value="619" calcext:value-type="float">
            <text:p>619,0</text:p>
          </table:table-cell>
          <table:table-cell table:number-columns-repeated="3"/>
        </table:table-row>
        <table:table-row table:style-name="ro1">
          <table:table-cell table:formula="of:=IF([.B1102]&gt;=0;1;-1)*(2^[.$D$3])" office:value-type="float" office:value="4096" calcext:value-type="float">
            <text:p>4096</text:p>
          </table:table-cell>
          <table:table-cell table:formula="of:=[.$B$3]+[.E1102]-[.F1102]" office:value-type="float" office:value="3074" calcext:value-type="float">
            <text:p>3074,0</text:p>
          </table:table-cell>
          <table:table-cell table:formula="of:=[.B1102]-[.A1102]" office:value-type="float" office:value="-1022" calcext:value-type="float">
            <text:p>-1022,0</text:p>
          </table:table-cell>
          <table:table-cell table:formula="of:=[.C1101]" office:value-type="float" office:value="1573.5" calcext:value-type="float">
            <text:p>1573,5</text:p>
          </table:table-cell>
          <table:table-cell table:formula="of:=[.D1102]*2" office:value-type="float" office:value="3147" calcext:value-type="float">
            <text:p>3147,0</text:p>
          </table:table-cell>
          <table:table-cell table:formula="of:=[.D1101]" office:value-type="float" office:value="2120.5" calcext:value-type="float">
            <text:p>2120,5</text:p>
          </table:table-cell>
          <table:table-cell table:number-columns-repeated="3"/>
        </table:table-row>
        <table:table-row table:style-name="ro1">
          <table:table-cell table:formula="of:=IF([.B1103]&gt;=0;1;-1)*(2^[.$D$3])" office:value-type="float" office:value="-4096" calcext:value-type="float">
            <text:p>-4096</text:p>
          </table:table-cell>
          <table:table-cell table:formula="of:=[.$B$3]+[.E1103]-[.F1103]" office:value-type="float" office:value="-1570" calcext:value-type="float">
            <text:p>-1570,0</text:p>
          </table:table-cell>
          <table:table-cell table:formula="of:=[.B1103]-[.A1103]" office:value-type="float" office:value="2526" calcext:value-type="float">
            <text:p>2526,0</text:p>
          </table:table-cell>
          <table:table-cell table:formula="of:=[.C1102]" office:value-type="float" office:value="-1022" calcext:value-type="float">
            <text:p>-1022,0</text:p>
          </table:table-cell>
          <table:table-cell table:formula="of:=[.D1103]*2" office:value-type="float" office:value="-2044" calcext:value-type="float">
            <text:p>-2044,0</text:p>
          </table:table-cell>
          <table:table-cell table:formula="of:=[.D1102]" office:value-type="float" office:value="1573.5" calcext:value-type="float">
            <text:p>1573,5</text:p>
          </table:table-cell>
          <table:table-cell table:number-columns-repeated="3"/>
        </table:table-row>
        <table:table-row table:style-name="ro1">
          <table:table-cell table:formula="of:=IF([.B1104]&gt;=0;1;-1)*(2^[.$D$3])" office:value-type="float" office:value="4096" calcext:value-type="float">
            <text:p>4096</text:p>
          </table:table-cell>
          <table:table-cell table:formula="of:=[.$B$3]+[.E1104]-[.F1104]" office:value-type="float" office:value="8121.5" calcext:value-type="float">
            <text:p>8121,5</text:p>
          </table:table-cell>
          <table:table-cell table:formula="of:=[.B1104]-[.A1104]" office:value-type="float" office:value="4025.5" calcext:value-type="float">
            <text:p>4025,5</text:p>
          </table:table-cell>
          <table:table-cell table:formula="of:=[.C1103]" office:value-type="float" office:value="2526" calcext:value-type="float">
            <text:p>2526,0</text:p>
          </table:table-cell>
          <table:table-cell table:formula="of:=[.D1104]*2" office:value-type="float" office:value="5052" calcext:value-type="float">
            <text:p>5052,0</text:p>
          </table:table-cell>
          <table:table-cell table:formula="of:=[.D1103]" office:value-type="float" office:value="-1022" calcext:value-type="float">
            <text:p>-1022,0</text:p>
          </table:table-cell>
          <table:table-cell table:number-columns-repeated="3"/>
        </table:table-row>
        <table:table-row table:style-name="ro1">
          <table:table-cell table:formula="of:=IF([.B1105]&gt;=0;1;-1)*(2^[.$D$3])" office:value-type="float" office:value="4096" calcext:value-type="float">
            <text:p>4096</text:p>
          </table:table-cell>
          <table:table-cell table:formula="of:=[.$B$3]+[.E1105]-[.F1105]" office:value-type="float" office:value="7572.5" calcext:value-type="float">
            <text:p>7572,5</text:p>
          </table:table-cell>
          <table:table-cell table:formula="of:=[.B1105]-[.A1105]" office:value-type="float" office:value="3476.5" calcext:value-type="float">
            <text:p>3476,5</text:p>
          </table:table-cell>
          <table:table-cell table:formula="of:=[.C1104]" office:value-type="float" office:value="4025.5" calcext:value-type="float">
            <text:p>4025,5</text:p>
          </table:table-cell>
          <table:table-cell table:formula="of:=[.D1105]*2" office:value-type="float" office:value="8051" calcext:value-type="float">
            <text:p>8051,0</text:p>
          </table:table-cell>
          <table:table-cell table:formula="of:=[.D1104]" office:value-type="float" office:value="2526" calcext:value-type="float">
            <text:p>2526,0</text:p>
          </table:table-cell>
          <table:table-cell table:number-columns-repeated="3"/>
        </table:table-row>
        <table:table-row table:style-name="ro1">
          <table:table-cell table:formula="of:=IF([.B1106]&gt;=0;1;-1)*(2^[.$D$3])" office:value-type="float" office:value="4096" calcext:value-type="float">
            <text:p>4096</text:p>
          </table:table-cell>
          <table:table-cell table:formula="of:=[.$B$3]+[.E1106]-[.F1106]" office:value-type="float" office:value="4975" calcext:value-type="float">
            <text:p>4975,0</text:p>
          </table:table-cell>
          <table:table-cell table:formula="of:=[.B1106]-[.A1106]" office:value-type="float" office:value="879" calcext:value-type="float">
            <text:p>879,0</text:p>
          </table:table-cell>
          <table:table-cell table:formula="of:=[.C1105]" office:value-type="float" office:value="3476.5" calcext:value-type="float">
            <text:p>3476,5</text:p>
          </table:table-cell>
          <table:table-cell table:formula="of:=[.D1106]*2" office:value-type="float" office:value="6953" calcext:value-type="float">
            <text:p>6953,0</text:p>
          </table:table-cell>
          <table:table-cell table:formula="of:=[.D1105]" office:value-type="float" office:value="4025.5" calcext:value-type="float">
            <text:p>4025,5</text:p>
          </table:table-cell>
          <table:table-cell table:number-columns-repeated="3"/>
        </table:table-row>
        <table:table-row table:style-name="ro1">
          <table:table-cell table:formula="of:=IF([.B1107]&gt;=0;1;-1)*(2^[.$D$3])" office:value-type="float" office:value="4096" calcext:value-type="float">
            <text:p>4096</text:p>
          </table:table-cell>
          <table:table-cell table:formula="of:=[.$B$3]+[.E1107]-[.F1107]" office:value-type="float" office:value="329" calcext:value-type="float">
            <text:p>329,0</text:p>
          </table:table-cell>
          <table:table-cell table:formula="of:=[.B1107]-[.A1107]" office:value-type="float" office:value="-3767" calcext:value-type="float">
            <text:p>-3767,0</text:p>
          </table:table-cell>
          <table:table-cell table:formula="of:=[.C1106]" office:value-type="float" office:value="879" calcext:value-type="float">
            <text:p>879,0</text:p>
          </table:table-cell>
          <table:table-cell table:formula="of:=[.D1107]*2" office:value-type="float" office:value="1758" calcext:value-type="float">
            <text:p>1758,0</text:p>
          </table:table-cell>
          <table:table-cell table:formula="of:=[.D1106]" office:value-type="float" office:value="3476.5" calcext:value-type="float">
            <text:p>3476,5</text:p>
          </table:table-cell>
          <table:table-cell table:number-columns-repeated="3"/>
        </table:table-row>
        <table:table-row table:style-name="ro1">
          <table:table-cell table:formula="of:=IF([.B1108]&gt;=0;1;-1)*(2^[.$D$3])" office:value-type="float" office:value="-4096" calcext:value-type="float">
            <text:p>-4096</text:p>
          </table:table-cell>
          <table:table-cell table:formula="of:=[.$B$3]+[.E1108]-[.F1108]" office:value-type="float" office:value="-6365.5" calcext:value-type="float">
            <text:p>-6365,5</text:p>
          </table:table-cell>
          <table:table-cell table:formula="of:=[.B1108]-[.A1108]" office:value-type="float" office:value="-2269.5" calcext:value-type="float">
            <text:p>-2269,5</text:p>
          </table:table-cell>
          <table:table-cell table:formula="of:=[.C1107]" office:value-type="float" office:value="-3767" calcext:value-type="float">
            <text:p>-3767,0</text:p>
          </table:table-cell>
          <table:table-cell table:formula="of:=[.D1108]*2" office:value-type="float" office:value="-7534" calcext:value-type="float">
            <text:p>-7534,0</text:p>
          </table:table-cell>
          <table:table-cell table:formula="of:=[.D1107]" office:value-type="float" office:value="879" calcext:value-type="float">
            <text:p>879,0</text:p>
          </table:table-cell>
          <table:table-cell table:number-columns-repeated="3"/>
        </table:table-row>
        <table:table-row table:style-name="ro1">
          <table:table-cell table:formula="of:=IF([.B1109]&gt;=0;1;-1)*(2^[.$D$3])" office:value-type="float" office:value="4096" calcext:value-type="float">
            <text:p>4096</text:p>
          </table:table-cell>
          <table:table-cell table:formula="of:=[.$B$3]+[.E1109]-[.F1109]" office:value-type="float" office:value="1275.5" calcext:value-type="float">
            <text:p>1275,5</text:p>
          </table:table-cell>
          <table:table-cell table:formula="of:=[.B1109]-[.A1109]" office:value-type="float" office:value="-2820.5" calcext:value-type="float">
            <text:p>-2820,5</text:p>
          </table:table-cell>
          <table:table-cell table:formula="of:=[.C1108]" office:value-type="float" office:value="-2269.5" calcext:value-type="float">
            <text:p>-2269,5</text:p>
          </table:table-cell>
          <table:table-cell table:formula="of:=[.D1109]*2" office:value-type="float" office:value="-4539" calcext:value-type="float">
            <text:p>-4539,0</text:p>
          </table:table-cell>
          <table:table-cell table:formula="of:=[.D1108]" office:value-type="float" office:value="-3767" calcext:value-type="float">
            <text:p>-3767,0</text:p>
          </table:table-cell>
          <table:table-cell table:number-columns-repeated="3"/>
        </table:table-row>
        <table:table-row table:style-name="ro1">
          <table:table-cell table:formula="of:=IF([.B1110]&gt;=0;1;-1)*(2^[.$D$3])" office:value-type="float" office:value="-4096" calcext:value-type="float">
            <text:p>-4096</text:p>
          </table:table-cell>
          <table:table-cell table:formula="of:=[.$B$3]+[.E1110]-[.F1110]" office:value-type="float" office:value="-1324" calcext:value-type="float">
            <text:p>-1324,0</text:p>
          </table:table-cell>
          <table:table-cell table:formula="of:=[.B1110]-[.A1110]" office:value-type="float" office:value="2772" calcext:value-type="float">
            <text:p>2772,0</text:p>
          </table:table-cell>
          <table:table-cell table:formula="of:=[.C1109]" office:value-type="float" office:value="-2820.5" calcext:value-type="float">
            <text:p>-2820,5</text:p>
          </table:table-cell>
          <table:table-cell table:formula="of:=[.D1110]*2" office:value-type="float" office:value="-5641" calcext:value-type="float">
            <text:p>-5641,0</text:p>
          </table:table-cell>
          <table:table-cell table:formula="of:=[.D1109]" office:value-type="float" office:value="-2269.5" calcext:value-type="float">
            <text:p>-2269,5</text:p>
          </table:table-cell>
          <table:table-cell table:number-columns-repeated="3"/>
        </table:table-row>
        <table:table-row table:style-name="ro1">
          <table:table-cell table:formula="of:=IF([.B1111]&gt;=0;1;-1)*(2^[.$D$3])" office:value-type="float" office:value="4096" calcext:value-type="float">
            <text:p>4096</text:p>
          </table:table-cell>
          <table:table-cell table:formula="of:=[.$B$3]+[.E1111]-[.F1111]" office:value-type="float" office:value="10412" calcext:value-type="float">
            <text:p>10412,0</text:p>
          </table:table-cell>
          <table:table-cell table:formula="of:=[.B1111]-[.A1111]" office:value-type="float" office:value="6316" calcext:value-type="float">
            <text:p>6316,0</text:p>
          </table:table-cell>
          <table:table-cell table:formula="of:=[.C1110]" office:value-type="float" office:value="2772" calcext:value-type="float">
            <text:p>2772,0</text:p>
          </table:table-cell>
          <table:table-cell table:formula="of:=[.D1111]*2" office:value-type="float" office:value="5544" calcext:value-type="float">
            <text:p>5544,0</text:p>
          </table:table-cell>
          <table:table-cell table:formula="of:=[.D1110]" office:value-type="float" office:value="-2820.5" calcext:value-type="float">
            <text:p>-2820,5</text:p>
          </table:table-cell>
          <table:table-cell table:number-columns-repeated="3"/>
        </table:table-row>
        <table:table-row table:style-name="ro1">
          <table:table-cell table:formula="of:=IF([.B1112]&gt;=0;1;-1)*(2^[.$D$3])" office:value-type="float" office:value="4096" calcext:value-type="float">
            <text:p>4096</text:p>
          </table:table-cell>
          <table:table-cell table:formula="of:=[.$B$3]+[.E1112]-[.F1112]" office:value-type="float" office:value="11907.5" calcext:value-type="float">
            <text:p>11907,5</text:p>
          </table:table-cell>
          <table:table-cell table:formula="of:=[.B1112]-[.A1112]" office:value-type="float" office:value="7811.5" calcext:value-type="float">
            <text:p>7811,5</text:p>
          </table:table-cell>
          <table:table-cell table:formula="of:=[.C1111]" office:value-type="float" office:value="6316" calcext:value-type="float">
            <text:p>6316,0</text:p>
          </table:table-cell>
          <table:table-cell table:formula="of:=[.D1112]*2" office:value-type="float" office:value="12632" calcext:value-type="float">
            <text:p>12632,0</text:p>
          </table:table-cell>
          <table:table-cell table:formula="of:=[.D1111]" office:value-type="float" office:value="2772" calcext:value-type="float">
            <text:p>2772,0</text:p>
          </table:table-cell>
          <table:table-cell table:number-columns-repeated="3"/>
        </table:table-row>
        <table:table-row table:style-name="ro1">
          <table:table-cell table:formula="of:=IF([.B1113]&gt;=0;1;-1)*(2^[.$D$3])" office:value-type="float" office:value="4096" calcext:value-type="float">
            <text:p>4096</text:p>
          </table:table-cell>
          <table:table-cell table:formula="of:=[.$B$3]+[.E1113]-[.F1113]" office:value-type="float" office:value="11354.5" calcext:value-type="float">
            <text:p>11354,5</text:p>
          </table:table-cell>
          <table:table-cell table:formula="of:=[.B1113]-[.A1113]" office:value-type="float" office:value="7258.5" calcext:value-type="float">
            <text:p>7258,5</text:p>
          </table:table-cell>
          <table:table-cell table:formula="of:=[.C1112]" office:value-type="float" office:value="7811.5" calcext:value-type="float">
            <text:p>7811,5</text:p>
          </table:table-cell>
          <table:table-cell table:formula="of:=[.D1113]*2" office:value-type="float" office:value="15623" calcext:value-type="float">
            <text:p>15623,0</text:p>
          </table:table-cell>
          <table:table-cell table:formula="of:=[.D1112]" office:value-type="float" office:value="6316" calcext:value-type="float">
            <text:p>6316,0</text:p>
          </table:table-cell>
          <table:table-cell table:number-columns-repeated="3"/>
        </table:table-row>
        <table:table-row table:style-name="ro1">
          <table:table-cell table:formula="of:=IF([.B1114]&gt;=0;1;-1)*(2^[.$D$3])" office:value-type="float" office:value="4096" calcext:value-type="float">
            <text:p>4096</text:p>
          </table:table-cell>
          <table:table-cell table:formula="of:=[.$B$3]+[.E1114]-[.F1114]" office:value-type="float" office:value="8753" calcext:value-type="float">
            <text:p>8753,0</text:p>
          </table:table-cell>
          <table:table-cell table:formula="of:=[.B1114]-[.A1114]" office:value-type="float" office:value="4657" calcext:value-type="float">
            <text:p>4657,0</text:p>
          </table:table-cell>
          <table:table-cell table:formula="of:=[.C1113]" office:value-type="float" office:value="7258.5" calcext:value-type="float">
            <text:p>7258,5</text:p>
          </table:table-cell>
          <table:table-cell table:formula="of:=[.D1114]*2" office:value-type="float" office:value="14517" calcext:value-type="float">
            <text:p>14517,0</text:p>
          </table:table-cell>
          <table:table-cell table:formula="of:=[.D1113]" office:value-type="float" office:value="7811.5" calcext:value-type="float">
            <text:p>7811,5</text:p>
          </table:table-cell>
          <table:table-cell table:number-columns-repeated="3"/>
        </table:table-row>
        <table:table-row table:style-name="ro1">
          <table:table-cell table:formula="of:=IF([.B1115]&gt;=0;1;-1)*(2^[.$D$3])" office:value-type="float" office:value="4096" calcext:value-type="float">
            <text:p>4096</text:p>
          </table:table-cell>
          <table:table-cell table:formula="of:=[.$B$3]+[.E1115]-[.F1115]" office:value-type="float" office:value="4103" calcext:value-type="float">
            <text:p>4103,0</text:p>
          </table:table-cell>
          <table:table-cell table:formula="of:=[.B1115]-[.A1115]" office:value-type="float" office:value="7" calcext:value-type="float">
            <text:p>7,0</text:p>
          </table:table-cell>
          <table:table-cell table:formula="of:=[.C1114]" office:value-type="float" office:value="4657" calcext:value-type="float">
            <text:p>4657,0</text:p>
          </table:table-cell>
          <table:table-cell table:formula="of:=[.D1115]*2" office:value-type="float" office:value="9314" calcext:value-type="float">
            <text:p>9314,0</text:p>
          </table:table-cell>
          <table:table-cell table:formula="of:=[.D1114]" office:value-type="float" office:value="7258.5" calcext:value-type="float">
            <text:p>7258,5</text:p>
          </table:table-cell>
          <table:table-cell table:number-columns-repeated="3"/>
        </table:table-row>
        <table:table-row table:style-name="ro1">
          <table:table-cell table:formula="of:=IF([.B1116]&gt;=0;1;-1)*(2^[.$D$3])" office:value-type="float" office:value="-4096" calcext:value-type="float">
            <text:p>-4096</text:p>
          </table:table-cell>
          <table:table-cell table:formula="of:=[.$B$3]+[.E1116]-[.F1116]" office:value-type="float" office:value="-2595.5" calcext:value-type="float">
            <text:p>-2595,5</text:p>
          </table:table-cell>
          <table:table-cell table:formula="of:=[.B1116]-[.A1116]" office:value-type="float" office:value="1500.5" calcext:value-type="float">
            <text:p>1500,5</text:p>
          </table:table-cell>
          <table:table-cell table:formula="of:=[.C1115]" office:value-type="float" office:value="7" calcext:value-type="float">
            <text:p>7,0</text:p>
          </table:table-cell>
          <table:table-cell table:formula="of:=[.D1116]*2" office:value-type="float" office:value="14" calcext:value-type="float">
            <text:p>14,0</text:p>
          </table:table-cell>
          <table:table-cell table:formula="of:=[.D1115]" office:value-type="float" office:value="4657" calcext:value-type="float">
            <text:p>4657,0</text:p>
          </table:table-cell>
          <table:table-cell table:number-columns-repeated="3"/>
        </table:table-row>
        <table:table-row table:style-name="ro1">
          <table:table-cell table:formula="of:=IF([.B1117]&gt;=0;1;-1)*(2^[.$D$3])" office:value-type="float" office:value="4096" calcext:value-type="float">
            <text:p>4096</text:p>
          </table:table-cell>
          <table:table-cell table:formula="of:=[.$B$3]+[.E1117]-[.F1117]" office:value-type="float" office:value="5041.5" calcext:value-type="float">
            <text:p>5041,5</text:p>
          </table:table-cell>
          <table:table-cell table:formula="of:=[.B1117]-[.A1117]" office:value-type="float" office:value="945.5" calcext:value-type="float">
            <text:p>945,5</text:p>
          </table:table-cell>
          <table:table-cell table:formula="of:=[.C1116]" office:value-type="float" office:value="1500.5" calcext:value-type="float">
            <text:p>1500,5</text:p>
          </table:table-cell>
          <table:table-cell table:formula="of:=[.D1117]*2" office:value-type="float" office:value="3001" calcext:value-type="float">
            <text:p>3001,0</text:p>
          </table:table-cell>
          <table:table-cell table:formula="of:=[.D1116]" office:value-type="float" office:value="7" calcext:value-type="float">
            <text:p>7,0</text:p>
          </table:table-cell>
          <table:table-cell table:number-columns-repeated="3"/>
        </table:table-row>
        <table:table-row table:style-name="ro1">
          <table:table-cell table:formula="of:=IF([.B1118]&gt;=0;1;-1)*(2^[.$D$3])" office:value-type="float" office:value="4096" calcext:value-type="float">
            <text:p>4096</text:p>
          </table:table-cell>
          <table:table-cell table:formula="of:=[.$B$3]+[.E1118]-[.F1118]" office:value-type="float" office:value="2438" calcext:value-type="float">
            <text:p>2438,0</text:p>
          </table:table-cell>
          <table:table-cell table:formula="of:=[.B1118]-[.A1118]" office:value-type="float" office:value="-1658" calcext:value-type="float">
            <text:p>-1658,0</text:p>
          </table:table-cell>
          <table:table-cell table:formula="of:=[.C1117]" office:value-type="float" office:value="945.5" calcext:value-type="float">
            <text:p>945,5</text:p>
          </table:table-cell>
          <table:table-cell table:formula="of:=[.D1118]*2" office:value-type="float" office:value="1891" calcext:value-type="float">
            <text:p>1891,0</text:p>
          </table:table-cell>
          <table:table-cell table:formula="of:=[.D1117]" office:value-type="float" office:value="1500.5" calcext:value-type="float">
            <text:p>1500,5</text:p>
          </table:table-cell>
          <table:table-cell table:number-columns-repeated="3"/>
        </table:table-row>
        <table:table-row table:style-name="ro1">
          <table:table-cell table:formula="of:=IF([.B1119]&gt;=0;1;-1)*(2^[.$D$3])" office:value-type="float" office:value="-4096" calcext:value-type="float">
            <text:p>-4096</text:p>
          </table:table-cell>
          <table:table-cell table:formula="of:=[.$B$3]+[.E1119]-[.F1119]" office:value-type="float" office:value="-2214" calcext:value-type="float">
            <text:p>-2214,0</text:p>
          </table:table-cell>
          <table:table-cell table:formula="of:=[.B1119]-[.A1119]" office:value-type="float" office:value="1882" calcext:value-type="float">
            <text:p>1882,0</text:p>
          </table:table-cell>
          <table:table-cell table:formula="of:=[.C1118]" office:value-type="float" office:value="-1658" calcext:value-type="float">
            <text:p>-1658,0</text:p>
          </table:table-cell>
          <table:table-cell table:formula="of:=[.D1119]*2" office:value-type="float" office:value="-3316" calcext:value-type="float">
            <text:p>-3316,0</text:p>
          </table:table-cell>
          <table:table-cell table:formula="of:=[.D1118]" office:value-type="float" office:value="945.5" calcext:value-type="float">
            <text:p>945,5</text:p>
          </table:table-cell>
          <table:table-cell table:number-columns-repeated="3"/>
        </table:table-row>
        <table:table-row table:style-name="ro1">
          <table:table-cell table:formula="of:=IF([.B1120]&gt;=0;1;-1)*(2^[.$D$3])" office:value-type="float" office:value="4096" calcext:value-type="float">
            <text:p>4096</text:p>
          </table:table-cell>
          <table:table-cell table:formula="of:=[.$B$3]+[.E1120]-[.F1120]" office:value-type="float" office:value="7469.5" calcext:value-type="float">
            <text:p>7469,5</text:p>
          </table:table-cell>
          <table:table-cell table:formula="of:=[.B1120]-[.A1120]" office:value-type="float" office:value="3373.5" calcext:value-type="float">
            <text:p>3373,5</text:p>
          </table:table-cell>
          <table:table-cell table:formula="of:=[.C1119]" office:value-type="float" office:value="1882" calcext:value-type="float">
            <text:p>1882,0</text:p>
          </table:table-cell>
          <table:table-cell table:formula="of:=[.D1120]*2" office:value-type="float" office:value="3764" calcext:value-type="float">
            <text:p>3764,0</text:p>
          </table:table-cell>
          <table:table-cell table:formula="of:=[.D1119]" office:value-type="float" office:value="-1658" calcext:value-type="float">
            <text:p>-1658,0</text:p>
          </table:table-cell>
          <table:table-cell table:number-columns-repeated="3"/>
        </table:table-row>
        <table:table-row table:style-name="ro1">
          <table:table-cell table:formula="of:=IF([.B1121]&gt;=0;1;-1)*(2^[.$D$3])" office:value-type="float" office:value="4096" calcext:value-type="float">
            <text:p>4096</text:p>
          </table:table-cell>
          <table:table-cell table:formula="of:=[.$B$3]+[.E1121]-[.F1121]" office:value-type="float" office:value="6912.5" calcext:value-type="float">
            <text:p>6912,5</text:p>
          </table:table-cell>
          <table:table-cell table:formula="of:=[.B1121]-[.A1121]" office:value-type="float" office:value="2816.5" calcext:value-type="float">
            <text:p>2816,5</text:p>
          </table:table-cell>
          <table:table-cell table:formula="of:=[.C1120]" office:value-type="float" office:value="3373.5" calcext:value-type="float">
            <text:p>3373,5</text:p>
          </table:table-cell>
          <table:table-cell table:formula="of:=[.D1121]*2" office:value-type="float" office:value="6747" calcext:value-type="float">
            <text:p>6747,0</text:p>
          </table:table-cell>
          <table:table-cell table:formula="of:=[.D1120]" office:value-type="float" office:value="1882" calcext:value-type="float">
            <text:p>1882,0</text:p>
          </table:table-cell>
          <table:table-cell table:number-columns-repeated="3"/>
        </table:table-row>
        <table:table-row table:style-name="ro1">
          <table:table-cell table:formula="of:=IF([.B1122]&gt;=0;1;-1)*(2^[.$D$3])" office:value-type="float" office:value="4096" calcext:value-type="float">
            <text:p>4096</text:p>
          </table:table-cell>
          <table:table-cell table:formula="of:=[.$B$3]+[.E1122]-[.F1122]" office:value-type="float" office:value="4307" calcext:value-type="float">
            <text:p>4307,0</text:p>
          </table:table-cell>
          <table:table-cell table:formula="of:=[.B1122]-[.A1122]" office:value-type="float" office:value="211" calcext:value-type="float">
            <text:p>211,0</text:p>
          </table:table-cell>
          <table:table-cell table:formula="of:=[.C1121]" office:value-type="float" office:value="2816.5" calcext:value-type="float">
            <text:p>2816,5</text:p>
          </table:table-cell>
          <table:table-cell table:formula="of:=[.D1122]*2" office:value-type="float" office:value="5633" calcext:value-type="float">
            <text:p>5633,0</text:p>
          </table:table-cell>
          <table:table-cell table:formula="of:=[.D1121]" office:value-type="float" office:value="3373.5" calcext:value-type="float">
            <text:p>3373,5</text:p>
          </table:table-cell>
          <table:table-cell table:number-columns-repeated="3"/>
        </table:table-row>
        <table:table-row table:style-name="ro1">
          <table:table-cell table:formula="of:=IF([.B1123]&gt;=0;1;-1)*(2^[.$D$3])" office:value-type="float" office:value="-4096" calcext:value-type="float">
            <text:p>-4096</text:p>
          </table:table-cell>
          <table:table-cell table:formula="of:=[.$B$3]+[.E1123]-[.F1123]" office:value-type="float" office:value="-347" calcext:value-type="float">
            <text:p>-347,0</text:p>
          </table:table-cell>
          <table:table-cell table:formula="of:=[.B1123]-[.A1123]" office:value-type="float" office:value="3749" calcext:value-type="float">
            <text:p>3749,0</text:p>
          </table:table-cell>
          <table:table-cell table:formula="of:=[.C1122]" office:value-type="float" office:value="211" calcext:value-type="float">
            <text:p>211,0</text:p>
          </table:table-cell>
          <table:table-cell table:formula="of:=[.D1123]*2" office:value-type="float" office:value="422" calcext:value-type="float">
            <text:p>422,0</text:p>
          </table:table-cell>
          <table:table-cell table:formula="of:=[.D1122]" office:value-type="float" office:value="2816.5" calcext:value-type="float">
            <text:p>2816,5</text:p>
          </table:table-cell>
          <table:table-cell table:number-columns-repeated="3"/>
        </table:table-row>
        <table:table-row table:style-name="ro1">
          <table:table-cell table:formula="of:=IF([.B1124]&gt;=0;1;-1)*(2^[.$D$3])" office:value-type="float" office:value="4096" calcext:value-type="float">
            <text:p>4096</text:p>
          </table:table-cell>
          <table:table-cell table:formula="of:=[.$B$3]+[.E1124]-[.F1124]" office:value-type="float" office:value="9334.5" calcext:value-type="float">
            <text:p>9334,5</text:p>
          </table:table-cell>
          <table:table-cell table:formula="of:=[.B1124]-[.A1124]" office:value-type="float" office:value="5238.5" calcext:value-type="float">
            <text:p>5238,5</text:p>
          </table:table-cell>
          <table:table-cell table:formula="of:=[.C1123]" office:value-type="float" office:value="3749" calcext:value-type="float">
            <text:p>3749,0</text:p>
          </table:table-cell>
          <table:table-cell table:formula="of:=[.D1124]*2" office:value-type="float" office:value="7498" calcext:value-type="float">
            <text:p>7498,0</text:p>
          </table:table-cell>
          <table:table-cell table:formula="of:=[.D1123]" office:value-type="float" office:value="211" calcext:value-type="float">
            <text:p>211,0</text:p>
          </table:table-cell>
          <table:table-cell table:number-columns-repeated="3"/>
        </table:table-row>
        <table:table-row table:style-name="ro1">
          <table:table-cell table:formula="of:=IF([.B1125]&gt;=0;1;-1)*(2^[.$D$3])" office:value-type="float" office:value="4096" calcext:value-type="float">
            <text:p>4096</text:p>
          </table:table-cell>
          <table:table-cell table:formula="of:=[.$B$3]+[.E1125]-[.F1125]" office:value-type="float" office:value="8775.5" calcext:value-type="float">
            <text:p>8775,5</text:p>
          </table:table-cell>
          <table:table-cell table:formula="of:=[.B1125]-[.A1125]" office:value-type="float" office:value="4679.5" calcext:value-type="float">
            <text:p>4679,5</text:p>
          </table:table-cell>
          <table:table-cell table:formula="of:=[.C1124]" office:value-type="float" office:value="5238.5" calcext:value-type="float">
            <text:p>5238,5</text:p>
          </table:table-cell>
          <table:table-cell table:formula="of:=[.D1125]*2" office:value-type="float" office:value="10477" calcext:value-type="float">
            <text:p>10477,0</text:p>
          </table:table-cell>
          <table:table-cell table:formula="of:=[.D1124]" office:value-type="float" office:value="3749" calcext:value-type="float">
            <text:p>3749,0</text:p>
          </table:table-cell>
          <table:table-cell table:number-columns-repeated="3"/>
        </table:table-row>
        <table:table-row table:style-name="ro1">
          <table:table-cell table:formula="of:=IF([.B1126]&gt;=0;1;-1)*(2^[.$D$3])" office:value-type="float" office:value="4096" calcext:value-type="float">
            <text:p>4096</text:p>
          </table:table-cell>
          <table:table-cell table:formula="of:=[.$B$3]+[.E1126]-[.F1126]" office:value-type="float" office:value="6168" calcext:value-type="float">
            <text:p>6168,0</text:p>
          </table:table-cell>
          <table:table-cell table:formula="of:=[.B1126]-[.A1126]" office:value-type="float" office:value="2072" calcext:value-type="float">
            <text:p>2072,0</text:p>
          </table:table-cell>
          <table:table-cell table:formula="of:=[.C1125]" office:value-type="float" office:value="4679.5" calcext:value-type="float">
            <text:p>4679,5</text:p>
          </table:table-cell>
          <table:table-cell table:formula="of:=[.D1126]*2" office:value-type="float" office:value="9359" calcext:value-type="float">
            <text:p>9359,0</text:p>
          </table:table-cell>
          <table:table-cell table:formula="of:=[.D1125]" office:value-type="float" office:value="5238.5" calcext:value-type="float">
            <text:p>5238,5</text:p>
          </table:table-cell>
          <table:table-cell table:number-columns-repeated="3"/>
        </table:table-row>
        <table:table-row table:style-name="ro1">
          <table:table-cell table:formula="of:=IF([.B1127]&gt;=0;1;-1)*(2^[.$D$3])" office:value-type="float" office:value="4096" calcext:value-type="float">
            <text:p>4096</text:p>
          </table:table-cell>
          <table:table-cell table:formula="of:=[.$B$3]+[.E1127]-[.F1127]" office:value-type="float" office:value="1512" calcext:value-type="float">
            <text:p>1512,0</text:p>
          </table:table-cell>
          <table:table-cell table:formula="of:=[.B1127]-[.A1127]" office:value-type="float" office:value="-2584" calcext:value-type="float">
            <text:p>-2584,0</text:p>
          </table:table-cell>
          <table:table-cell table:formula="of:=[.C1126]" office:value-type="float" office:value="2072" calcext:value-type="float">
            <text:p>2072,0</text:p>
          </table:table-cell>
          <table:table-cell table:formula="of:=[.D1127]*2" office:value-type="float" office:value="4144" calcext:value-type="float">
            <text:p>4144,0</text:p>
          </table:table-cell>
          <table:table-cell table:formula="of:=[.D1126]" office:value-type="float" office:value="4679.5" calcext:value-type="float">
            <text:p>4679,5</text:p>
          </table:table-cell>
          <table:table-cell table:number-columns-repeated="3"/>
        </table:table-row>
        <table:table-row table:style-name="ro1">
          <table:table-cell table:formula="of:=IF([.B1128]&gt;=0;1;-1)*(2^[.$D$3])" office:value-type="float" office:value="-4096" calcext:value-type="float">
            <text:p>-4096</text:p>
          </table:table-cell>
          <table:table-cell table:formula="of:=[.$B$3]+[.E1128]-[.F1128]" office:value-type="float" office:value="-5192.5" calcext:value-type="float">
            <text:p>-5192,5</text:p>
          </table:table-cell>
          <table:table-cell table:formula="of:=[.B1128]-[.A1128]" office:value-type="float" office:value="-1096.5" calcext:value-type="float">
            <text:p>-1096,5</text:p>
          </table:table-cell>
          <table:table-cell table:formula="of:=[.C1127]" office:value-type="float" office:value="-2584" calcext:value-type="float">
            <text:p>-2584,0</text:p>
          </table:table-cell>
          <table:table-cell table:formula="of:=[.D1128]*2" office:value-type="float" office:value="-5168" calcext:value-type="float">
            <text:p>-5168,0</text:p>
          </table:table-cell>
          <table:table-cell table:formula="of:=[.D1127]" office:value-type="float" office:value="2072" calcext:value-type="float">
            <text:p>2072,0</text:p>
          </table:table-cell>
          <table:table-cell table:number-columns-repeated="3"/>
        </table:table-row>
        <table:table-row table:style-name="ro1">
          <table:table-cell table:formula="of:=IF([.B1129]&gt;=0;1;-1)*(2^[.$D$3])" office:value-type="float" office:value="4096" calcext:value-type="float">
            <text:p>4096</text:p>
          </table:table-cell>
          <table:table-cell table:formula="of:=[.$B$3]+[.E1129]-[.F1129]" office:value-type="float" office:value="2438.5" calcext:value-type="float">
            <text:p>2438,5</text:p>
          </table:table-cell>
          <table:table-cell table:formula="of:=[.B1129]-[.A1129]" office:value-type="float" office:value="-1657.5" calcext:value-type="float">
            <text:p>-1657,5</text:p>
          </table:table-cell>
          <table:table-cell table:formula="of:=[.C1128]" office:value-type="float" office:value="-1096.5" calcext:value-type="float">
            <text:p>-1096,5</text:p>
          </table:table-cell>
          <table:table-cell table:formula="of:=[.D1129]*2" office:value-type="float" office:value="-2193" calcext:value-type="float">
            <text:p>-2193,0</text:p>
          </table:table-cell>
          <table:table-cell table:formula="of:=[.D1128]" office:value-type="float" office:value="-2584" calcext:value-type="float">
            <text:p>-2584,0</text:p>
          </table:table-cell>
          <table:table-cell table:number-columns-repeated="3"/>
        </table:table-row>
        <table:table-row table:style-name="ro1">
          <table:table-cell table:formula="of:=IF([.B1130]&gt;=0;1;-1)*(2^[.$D$3])" office:value-type="float" office:value="-4096" calcext:value-type="float">
            <text:p>-4096</text:p>
          </table:table-cell>
          <table:table-cell table:formula="of:=[.$B$3]+[.E1130]-[.F1130]" office:value-type="float" office:value="-171" calcext:value-type="float">
            <text:p>-171,0</text:p>
          </table:table-cell>
          <table:table-cell table:formula="of:=[.B1130]-[.A1130]" office:value-type="float" office:value="3925" calcext:value-type="float">
            <text:p>3925,0</text:p>
          </table:table-cell>
          <table:table-cell table:formula="of:=[.C1129]" office:value-type="float" office:value="-1657.5" calcext:value-type="float">
            <text:p>-1657,5</text:p>
          </table:table-cell>
          <table:table-cell table:formula="of:=[.D1130]*2" office:value-type="float" office:value="-3315" calcext:value-type="float">
            <text:p>-3315,0</text:p>
          </table:table-cell>
          <table:table-cell table:formula="of:=[.D1129]" office:value-type="float" office:value="-1096.5" calcext:value-type="float">
            <text:p>-1096,5</text:p>
          </table:table-cell>
          <table:table-cell table:number-columns-repeated="3"/>
        </table:table-row>
        <table:table-row table:style-name="ro1">
          <table:table-cell table:formula="of:=IF([.B1131]&gt;=0;1;-1)*(2^[.$D$3])" office:value-type="float" office:value="4096" calcext:value-type="float">
            <text:p>4096</text:p>
          </table:table-cell>
          <table:table-cell table:formula="of:=[.$B$3]+[.E1131]-[.F1131]" office:value-type="float" office:value="11555" calcext:value-type="float">
            <text:p>11555,0</text:p>
          </table:table-cell>
          <table:table-cell table:formula="of:=[.B1131]-[.A1131]" office:value-type="float" office:value="7459" calcext:value-type="float">
            <text:p>7459,0</text:p>
          </table:table-cell>
          <table:table-cell table:formula="of:=[.C1130]" office:value-type="float" office:value="3925" calcext:value-type="float">
            <text:p>3925,0</text:p>
          </table:table-cell>
          <table:table-cell table:formula="of:=[.D1131]*2" office:value-type="float" office:value="7850" calcext:value-type="float">
            <text:p>7850,0</text:p>
          </table:table-cell>
          <table:table-cell table:formula="of:=[.D1130]" office:value-type="float" office:value="-1657.5" calcext:value-type="float">
            <text:p>-1657,5</text:p>
          </table:table-cell>
          <table:table-cell table:number-columns-repeated="3"/>
        </table:table-row>
        <table:table-row table:style-name="ro1">
          <table:table-cell table:formula="of:=IF([.B1132]&gt;=0;1;-1)*(2^[.$D$3])" office:value-type="float" office:value="4096" calcext:value-type="float">
            <text:p>4096</text:p>
          </table:table-cell>
          <table:table-cell table:formula="of:=[.$B$3]+[.E1132]-[.F1132]" office:value-type="float" office:value="13040.5" calcext:value-type="float">
            <text:p>13040,5</text:p>
          </table:table-cell>
          <table:table-cell table:formula="of:=[.B1132]-[.A1132]" office:value-type="float" office:value="8944.5" calcext:value-type="float">
            <text:p>8944,5</text:p>
          </table:table-cell>
          <table:table-cell table:formula="of:=[.C1131]" office:value-type="float" office:value="7459" calcext:value-type="float">
            <text:p>7459,0</text:p>
          </table:table-cell>
          <table:table-cell table:formula="of:=[.D1132]*2" office:value-type="float" office:value="14918" calcext:value-type="float">
            <text:p>14918,0</text:p>
          </table:table-cell>
          <table:table-cell table:formula="of:=[.D1131]" office:value-type="float" office:value="3925" calcext:value-type="float">
            <text:p>3925,0</text:p>
          </table:table-cell>
          <table:table-cell table:number-columns-repeated="3"/>
        </table:table-row>
        <table:table-row table:style-name="ro1">
          <table:table-cell table:formula="of:=IF([.B1133]&gt;=0;1;-1)*(2^[.$D$3])" office:value-type="float" office:value="4096" calcext:value-type="float">
            <text:p>4096</text:p>
          </table:table-cell>
          <table:table-cell table:formula="of:=[.$B$3]+[.E1133]-[.F1133]" office:value-type="float" office:value="12477.5" calcext:value-type="float">
            <text:p>12477,5</text:p>
          </table:table-cell>
          <table:table-cell table:formula="of:=[.B1133]-[.A1133]" office:value-type="float" office:value="8381.5" calcext:value-type="float">
            <text:p>8381,5</text:p>
          </table:table-cell>
          <table:table-cell table:formula="of:=[.C1132]" office:value-type="float" office:value="8944.5" calcext:value-type="float">
            <text:p>8944,5</text:p>
          </table:table-cell>
          <table:table-cell table:formula="of:=[.D1133]*2" office:value-type="float" office:value="17889" calcext:value-type="float">
            <text:p>17889,0</text:p>
          </table:table-cell>
          <table:table-cell table:formula="of:=[.D1132]" office:value-type="float" office:value="7459" calcext:value-type="float">
            <text:p>7459,0</text:p>
          </table:table-cell>
          <table:table-cell table:number-columns-repeated="3"/>
        </table:table-row>
        <table:table-row table:style-name="ro1">
          <table:table-cell table:formula="of:=IF([.B1134]&gt;=0;1;-1)*(2^[.$D$3])" office:value-type="float" office:value="4096" calcext:value-type="float">
            <text:p>4096</text:p>
          </table:table-cell>
          <table:table-cell table:formula="of:=[.$B$3]+[.E1134]-[.F1134]" office:value-type="float" office:value="9866" calcext:value-type="float">
            <text:p>9866,0</text:p>
          </table:table-cell>
          <table:table-cell table:formula="of:=[.B1134]-[.A1134]" office:value-type="float" office:value="5770" calcext:value-type="float">
            <text:p>5770,0</text:p>
          </table:table-cell>
          <table:table-cell table:formula="of:=[.C1133]" office:value-type="float" office:value="8381.5" calcext:value-type="float">
            <text:p>8381,5</text:p>
          </table:table-cell>
          <table:table-cell table:formula="of:=[.D1134]*2" office:value-type="float" office:value="16763" calcext:value-type="float">
            <text:p>16763,0</text:p>
          </table:table-cell>
          <table:table-cell table:formula="of:=[.D1133]" office:value-type="float" office:value="8944.5" calcext:value-type="float">
            <text:p>8944,5</text:p>
          </table:table-cell>
          <table:table-cell table:number-columns-repeated="3"/>
        </table:table-row>
        <table:table-row table:style-name="ro1">
          <table:table-cell table:formula="of:=IF([.B1135]&gt;=0;1;-1)*(2^[.$D$3])" office:value-type="float" office:value="4096" calcext:value-type="float">
            <text:p>4096</text:p>
          </table:table-cell>
          <table:table-cell table:formula="of:=[.$B$3]+[.E1135]-[.F1135]" office:value-type="float" office:value="5206" calcext:value-type="float">
            <text:p>5206,0</text:p>
          </table:table-cell>
          <table:table-cell table:formula="of:=[.B1135]-[.A1135]" office:value-type="float" office:value="1110" calcext:value-type="float">
            <text:p>1110,0</text:p>
          </table:table-cell>
          <table:table-cell table:formula="of:=[.C1134]" office:value-type="float" office:value="5770" calcext:value-type="float">
            <text:p>5770,0</text:p>
          </table:table-cell>
          <table:table-cell table:formula="of:=[.D1135]*2" office:value-type="float" office:value="11540" calcext:value-type="float">
            <text:p>11540,0</text:p>
          </table:table-cell>
          <table:table-cell table:formula="of:=[.D1134]" office:value-type="float" office:value="8381.5" calcext:value-type="float">
            <text:p>8381,5</text:p>
          </table:table-cell>
          <table:table-cell table:number-columns-repeated="3"/>
        </table:table-row>
        <table:table-row table:style-name="ro1">
          <table:table-cell table:formula="of:=IF([.B1136]&gt;=0;1;-1)*(2^[.$D$3])" office:value-type="float" office:value="-4096" calcext:value-type="float">
            <text:p>-4096</text:p>
          </table:table-cell>
          <table:table-cell table:formula="of:=[.$B$3]+[.E1136]-[.F1136]" office:value-type="float" office:value="-1502.5" calcext:value-type="float">
            <text:p>-1502,5</text:p>
          </table:table-cell>
          <table:table-cell table:formula="of:=[.B1136]-[.A1136]" office:value-type="float" office:value="2593.5" calcext:value-type="float">
            <text:p>2593,5</text:p>
          </table:table-cell>
          <table:table-cell table:formula="of:=[.C1135]" office:value-type="float" office:value="1110" calcext:value-type="float">
            <text:p>1110,0</text:p>
          </table:table-cell>
          <table:table-cell table:formula="of:=[.D1136]*2" office:value-type="float" office:value="2220" calcext:value-type="float">
            <text:p>2220,0</text:p>
          </table:table-cell>
          <table:table-cell table:formula="of:=[.D1135]" office:value-type="float" office:value="5770" calcext:value-type="float">
            <text:p>5770,0</text:p>
          </table:table-cell>
          <table:table-cell table:number-columns-repeated="3"/>
        </table:table-row>
        <table:table-row table:style-name="ro1">
          <table:table-cell table:formula="of:=IF([.B1137]&gt;=0;1;-1)*(2^[.$D$3])" office:value-type="float" office:value="4096" calcext:value-type="float">
            <text:p>4096</text:p>
          </table:table-cell>
          <table:table-cell table:formula="of:=[.$B$3]+[.E1137]-[.F1137]" office:value-type="float" office:value="6124.5" calcext:value-type="float">
            <text:p>6124,5</text:p>
          </table:table-cell>
          <table:table-cell table:formula="of:=[.B1137]-[.A1137]" office:value-type="float" office:value="2028.5" calcext:value-type="float">
            <text:p>2028,5</text:p>
          </table:table-cell>
          <table:table-cell table:formula="of:=[.C1136]" office:value-type="float" office:value="2593.5" calcext:value-type="float">
            <text:p>2593,5</text:p>
          </table:table-cell>
          <table:table-cell table:formula="of:=[.D1137]*2" office:value-type="float" office:value="5187" calcext:value-type="float">
            <text:p>5187,0</text:p>
          </table:table-cell>
          <table:table-cell table:formula="of:=[.D1136]" office:value-type="float" office:value="1110" calcext:value-type="float">
            <text:p>1110,0</text:p>
          </table:table-cell>
          <table:table-cell table:number-columns-repeated="3"/>
        </table:table-row>
        <table:table-row table:style-name="ro1">
          <table:table-cell table:formula="of:=IF([.B1138]&gt;=0;1;-1)*(2^[.$D$3])" office:value-type="float" office:value="4096" calcext:value-type="float">
            <text:p>4096</text:p>
          </table:table-cell>
          <table:table-cell table:formula="of:=[.$B$3]+[.E1138]-[.F1138]" office:value-type="float" office:value="3511" calcext:value-type="float">
            <text:p>3511,0</text:p>
          </table:table-cell>
          <table:table-cell table:formula="of:=[.B1138]-[.A1138]" office:value-type="float" office:value="-585" calcext:value-type="float">
            <text:p>-585,0</text:p>
          </table:table-cell>
          <table:table-cell table:formula="of:=[.C1137]" office:value-type="float" office:value="2028.5" calcext:value-type="float">
            <text:p>2028,5</text:p>
          </table:table-cell>
          <table:table-cell table:formula="of:=[.D1138]*2" office:value-type="float" office:value="4057" calcext:value-type="float">
            <text:p>4057,0</text:p>
          </table:table-cell>
          <table:table-cell table:formula="of:=[.D1137]" office:value-type="float" office:value="2593.5" calcext:value-type="float">
            <text:p>2593,5</text:p>
          </table:table-cell>
          <table:table-cell table:number-columns-repeated="3"/>
        </table:table-row>
        <table:table-row table:style-name="ro1">
          <table:table-cell table:formula="of:=IF([.B1139]&gt;=0;1;-1)*(2^[.$D$3])" office:value-type="float" office:value="-4096" calcext:value-type="float">
            <text:p>-4096</text:p>
          </table:table-cell>
          <table:table-cell table:formula="of:=[.$B$3]+[.E1139]-[.F1139]" office:value-type="float" office:value="-1151" calcext:value-type="float">
            <text:p>-1151,0</text:p>
          </table:table-cell>
          <table:table-cell table:formula="of:=[.B1139]-[.A1139]" office:value-type="float" office:value="2945" calcext:value-type="float">
            <text:p>2945,0</text:p>
          </table:table-cell>
          <table:table-cell table:formula="of:=[.C1138]" office:value-type="float" office:value="-585" calcext:value-type="float">
            <text:p>-585,0</text:p>
          </table:table-cell>
          <table:table-cell table:formula="of:=[.D1139]*2" office:value-type="float" office:value="-1170" calcext:value-type="float">
            <text:p>-1170,0</text:p>
          </table:table-cell>
          <table:table-cell table:formula="of:=[.D1138]" office:value-type="float" office:value="2028.5" calcext:value-type="float">
            <text:p>2028,5</text:p>
          </table:table-cell>
          <table:table-cell table:number-columns-repeated="3"/>
        </table:table-row>
        <table:table-row table:style-name="ro1">
          <table:table-cell table:formula="of:=IF([.B1140]&gt;=0;1;-1)*(2^[.$D$3])" office:value-type="float" office:value="4096" calcext:value-type="float">
            <text:p>4096</text:p>
          </table:table-cell>
          <table:table-cell table:formula="of:=[.$B$3]+[.E1140]-[.F1140]" office:value-type="float" office:value="8522.5" calcext:value-type="float">
            <text:p>8522,5</text:p>
          </table:table-cell>
          <table:table-cell table:formula="of:=[.B1140]-[.A1140]" office:value-type="float" office:value="4426.5" calcext:value-type="float">
            <text:p>4426,5</text:p>
          </table:table-cell>
          <table:table-cell table:formula="of:=[.C1139]" office:value-type="float" office:value="2945" calcext:value-type="float">
            <text:p>2945,0</text:p>
          </table:table-cell>
          <table:table-cell table:formula="of:=[.D1140]*2" office:value-type="float" office:value="5890" calcext:value-type="float">
            <text:p>5890,0</text:p>
          </table:table-cell>
          <table:table-cell table:formula="of:=[.D1139]" office:value-type="float" office:value="-585" calcext:value-type="float">
            <text:p>-585,0</text:p>
          </table:table-cell>
          <table:table-cell table:number-columns-repeated="3"/>
        </table:table-row>
        <table:table-row table:style-name="ro1">
          <table:table-cell table:formula="of:=IF([.B1141]&gt;=0;1;-1)*(2^[.$D$3])" office:value-type="float" office:value="4096" calcext:value-type="float">
            <text:p>4096</text:p>
          </table:table-cell>
          <table:table-cell table:formula="of:=[.$B$3]+[.E1141]-[.F1141]" office:value-type="float" office:value="7955.5" calcext:value-type="float">
            <text:p>7955,5</text:p>
          </table:table-cell>
          <table:table-cell table:formula="of:=[.B1141]-[.A1141]" office:value-type="float" office:value="3859.5" calcext:value-type="float">
            <text:p>3859,5</text:p>
          </table:table-cell>
          <table:table-cell table:formula="of:=[.C1140]" office:value-type="float" office:value="4426.5" calcext:value-type="float">
            <text:p>4426,5</text:p>
          </table:table-cell>
          <table:table-cell table:formula="of:=[.D1141]*2" office:value-type="float" office:value="8853" calcext:value-type="float">
            <text:p>8853,0</text:p>
          </table:table-cell>
          <table:table-cell table:formula="of:=[.D1140]" office:value-type="float" office:value="2945" calcext:value-type="float">
            <text:p>2945,0</text:p>
          </table:table-cell>
          <table:table-cell table:number-columns-repeated="3"/>
        </table:table-row>
        <table:table-row table:style-name="ro1">
          <table:table-cell table:formula="of:=IF([.B1142]&gt;=0;1;-1)*(2^[.$D$3])" office:value-type="float" office:value="4096" calcext:value-type="float">
            <text:p>4096</text:p>
          </table:table-cell>
          <table:table-cell table:formula="of:=[.$B$3]+[.E1142]-[.F1142]" office:value-type="float" office:value="5340" calcext:value-type="float">
            <text:p>5340,0</text:p>
          </table:table-cell>
          <table:table-cell table:formula="of:=[.B1142]-[.A1142]" office:value-type="float" office:value="1244" calcext:value-type="float">
            <text:p>1244,0</text:p>
          </table:table-cell>
          <table:table-cell table:formula="of:=[.C1141]" office:value-type="float" office:value="3859.5" calcext:value-type="float">
            <text:p>3859,5</text:p>
          </table:table-cell>
          <table:table-cell table:formula="of:=[.D1142]*2" office:value-type="float" office:value="7719" calcext:value-type="float">
            <text:p>7719,0</text:p>
          </table:table-cell>
          <table:table-cell table:formula="of:=[.D1141]" office:value-type="float" office:value="4426.5" calcext:value-type="float">
            <text:p>4426,5</text:p>
          </table:table-cell>
          <table:table-cell table:number-columns-repeated="3"/>
        </table:table-row>
        <table:table-row table:style-name="ro1">
          <table:table-cell table:formula="of:=IF([.B1143]&gt;=0;1;-1)*(2^[.$D$3])" office:value-type="float" office:value="4096" calcext:value-type="float">
            <text:p>4096</text:p>
          </table:table-cell>
          <table:table-cell table:formula="of:=[.$B$3]+[.E1143]-[.F1143]" office:value-type="float" office:value="676" calcext:value-type="float">
            <text:p>676,0</text:p>
          </table:table-cell>
          <table:table-cell table:formula="of:=[.B1143]-[.A1143]" office:value-type="float" office:value="-3420" calcext:value-type="float">
            <text:p>-3420,0</text:p>
          </table:table-cell>
          <table:table-cell table:formula="of:=[.C1142]" office:value-type="float" office:value="1244" calcext:value-type="float">
            <text:p>1244,0</text:p>
          </table:table-cell>
          <table:table-cell table:formula="of:=[.D1143]*2" office:value-type="float" office:value="2488" calcext:value-type="float">
            <text:p>2488,0</text:p>
          </table:table-cell>
          <table:table-cell table:formula="of:=[.D1142]" office:value-type="float" office:value="3859.5" calcext:value-type="float">
            <text:p>3859,5</text:p>
          </table:table-cell>
          <table:table-cell table:number-columns-repeated="3"/>
        </table:table-row>
        <table:table-row table:style-name="ro1">
          <table:table-cell table:formula="of:=IF([.B1144]&gt;=0;1;-1)*(2^[.$D$3])" office:value-type="float" office:value="-4096" calcext:value-type="float">
            <text:p>-4096</text:p>
          </table:table-cell>
          <table:table-cell table:formula="of:=[.$B$3]+[.E1144]-[.F1144]" office:value-type="float" office:value="-6036.5" calcext:value-type="float">
            <text:p>-6036,5</text:p>
          </table:table-cell>
          <table:table-cell table:formula="of:=[.B1144]-[.A1144]" office:value-type="float" office:value="-1940.5" calcext:value-type="float">
            <text:p>-1940,5</text:p>
          </table:table-cell>
          <table:table-cell table:formula="of:=[.C1143]" office:value-type="float" office:value="-3420" calcext:value-type="float">
            <text:p>-3420,0</text:p>
          </table:table-cell>
          <table:table-cell table:formula="of:=[.D1144]*2" office:value-type="float" office:value="-6840" calcext:value-type="float">
            <text:p>-6840,0</text:p>
          </table:table-cell>
          <table:table-cell table:formula="of:=[.D1143]" office:value-type="float" office:value="1244" calcext:value-type="float">
            <text:p>1244,0</text:p>
          </table:table-cell>
          <table:table-cell table:number-columns-repeated="3"/>
        </table:table-row>
        <table:table-row table:style-name="ro1">
          <table:table-cell table:formula="of:=IF([.B1145]&gt;=0;1;-1)*(2^[.$D$3])" office:value-type="float" office:value="4096" calcext:value-type="float">
            <text:p>4096</text:p>
          </table:table-cell>
          <table:table-cell table:formula="of:=[.$B$3]+[.E1145]-[.F1145]" office:value-type="float" office:value="1586.5" calcext:value-type="float">
            <text:p>1586,5</text:p>
          </table:table-cell>
          <table:table-cell table:formula="of:=[.B1145]-[.A1145]" office:value-type="float" office:value="-2509.5" calcext:value-type="float">
            <text:p>-2509,5</text:p>
          </table:table-cell>
          <table:table-cell table:formula="of:=[.C1144]" office:value-type="float" office:value="-1940.5" calcext:value-type="float">
            <text:p>-1940,5</text:p>
          </table:table-cell>
          <table:table-cell table:formula="of:=[.D1145]*2" office:value-type="float" office:value="-3881" calcext:value-type="float">
            <text:p>-3881,0</text:p>
          </table:table-cell>
          <table:table-cell table:formula="of:=[.D1144]" office:value-type="float" office:value="-3420" calcext:value-type="float">
            <text:p>-3420,0</text:p>
          </table:table-cell>
          <table:table-cell table:number-columns-repeated="3"/>
        </table:table-row>
        <table:table-row table:style-name="ro1">
          <table:table-cell table:formula="of:=IF([.B1146]&gt;=0;1;-1)*(2^[.$D$3])" office:value-type="float" office:value="-4096" calcext:value-type="float">
            <text:p>-4096</text:p>
          </table:table-cell>
          <table:table-cell table:formula="of:=[.$B$3]+[.E1146]-[.F1146]" office:value-type="float" office:value="-1031" calcext:value-type="float">
            <text:p>-1031,0</text:p>
          </table:table-cell>
          <table:table-cell table:formula="of:=[.B1146]-[.A1146]" office:value-type="float" office:value="3065" calcext:value-type="float">
            <text:p>3065,0</text:p>
          </table:table-cell>
          <table:table-cell table:formula="of:=[.C1145]" office:value-type="float" office:value="-2509.5" calcext:value-type="float">
            <text:p>-2509,5</text:p>
          </table:table-cell>
          <table:table-cell table:formula="of:=[.D1146]*2" office:value-type="float" office:value="-5019" calcext:value-type="float">
            <text:p>-5019,0</text:p>
          </table:table-cell>
          <table:table-cell table:formula="of:=[.D1145]" office:value-type="float" office:value="-1940.5" calcext:value-type="float">
            <text:p>-1940,5</text:p>
          </table:table-cell>
          <table:table-cell table:number-columns-repeated="3"/>
        </table:table-row>
        <table:table-row table:style-name="ro1">
          <table:table-cell table:formula="of:=IF([.B1147]&gt;=0;1;-1)*(2^[.$D$3])" office:value-type="float" office:value="4096" calcext:value-type="float">
            <text:p>4096</text:p>
          </table:table-cell>
          <table:table-cell table:formula="of:=[.$B$3]+[.E1147]-[.F1147]" office:value-type="float" office:value="10687" calcext:value-type="float">
            <text:p>10687,0</text:p>
          </table:table-cell>
          <table:table-cell table:formula="of:=[.B1147]-[.A1147]" office:value-type="float" office:value="6591" calcext:value-type="float">
            <text:p>6591,0</text:p>
          </table:table-cell>
          <table:table-cell table:formula="of:=[.C1146]" office:value-type="float" office:value="3065" calcext:value-type="float">
            <text:p>3065,0</text:p>
          </table:table-cell>
          <table:table-cell table:formula="of:=[.D1147]*2" office:value-type="float" office:value="6130" calcext:value-type="float">
            <text:p>6130,0</text:p>
          </table:table-cell>
          <table:table-cell table:formula="of:=[.D1146]" office:value-type="float" office:value="-2509.5" calcext:value-type="float">
            <text:p>-2509,5</text:p>
          </table:table-cell>
          <table:table-cell table:number-columns-repeated="3"/>
        </table:table-row>
        <table:table-row table:style-name="ro1">
          <table:table-cell table:formula="of:=IF([.B1148]&gt;=0;1;-1)*(2^[.$D$3])" office:value-type="float" office:value="4096" calcext:value-type="float">
            <text:p>4096</text:p>
          </table:table-cell>
          <table:table-cell table:formula="of:=[.$B$3]+[.E1148]-[.F1148]" office:value-type="float" office:value="12164.5" calcext:value-type="float">
            <text:p>12164,5</text:p>
          </table:table-cell>
          <table:table-cell table:formula="of:=[.B1148]-[.A1148]" office:value-type="float" office:value="8068.5" calcext:value-type="float">
            <text:p>8068,5</text:p>
          </table:table-cell>
          <table:table-cell table:formula="of:=[.C1147]" office:value-type="float" office:value="6591" calcext:value-type="float">
            <text:p>6591,0</text:p>
          </table:table-cell>
          <table:table-cell table:formula="of:=[.D1148]*2" office:value-type="float" office:value="13182" calcext:value-type="float">
            <text:p>13182,0</text:p>
          </table:table-cell>
          <table:table-cell table:formula="of:=[.D1147]" office:value-type="float" office:value="3065" calcext:value-type="float">
            <text:p>3065,0</text:p>
          </table:table-cell>
          <table:table-cell table:number-columns-repeated="3"/>
        </table:table-row>
        <table:table-row table:style-name="ro1">
          <table:table-cell table:formula="of:=IF([.B1149]&gt;=0;1;-1)*(2^[.$D$3])" office:value-type="float" office:value="4096" calcext:value-type="float">
            <text:p>4096</text:p>
          </table:table-cell>
          <table:table-cell table:formula="of:=[.$B$3]+[.E1149]-[.F1149]" office:value-type="float" office:value="11593.5" calcext:value-type="float">
            <text:p>11593,5</text:p>
          </table:table-cell>
          <table:table-cell table:formula="of:=[.B1149]-[.A1149]" office:value-type="float" office:value="7497.5" calcext:value-type="float">
            <text:p>7497,5</text:p>
          </table:table-cell>
          <table:table-cell table:formula="of:=[.C1148]" office:value-type="float" office:value="8068.5" calcext:value-type="float">
            <text:p>8068,5</text:p>
          </table:table-cell>
          <table:table-cell table:formula="of:=[.D1149]*2" office:value-type="float" office:value="16137" calcext:value-type="float">
            <text:p>16137,0</text:p>
          </table:table-cell>
          <table:table-cell table:formula="of:=[.D1148]" office:value-type="float" office:value="6591" calcext:value-type="float">
            <text:p>6591,0</text:p>
          </table:table-cell>
          <table:table-cell table:number-columns-repeated="3"/>
        </table:table-row>
        <table:table-row table:style-name="ro1">
          <table:table-cell table:formula="of:=IF([.B1150]&gt;=0;1;-1)*(2^[.$D$3])" office:value-type="float" office:value="4096" calcext:value-type="float">
            <text:p>4096</text:p>
          </table:table-cell>
          <table:table-cell table:formula="of:=[.$B$3]+[.E1150]-[.F1150]" office:value-type="float" office:value="8974" calcext:value-type="float">
            <text:p>8974,0</text:p>
          </table:table-cell>
          <table:table-cell table:formula="of:=[.B1150]-[.A1150]" office:value-type="float" office:value="4878" calcext:value-type="float">
            <text:p>4878,0</text:p>
          </table:table-cell>
          <table:table-cell table:formula="of:=[.C1149]" office:value-type="float" office:value="7497.5" calcext:value-type="float">
            <text:p>7497,5</text:p>
          </table:table-cell>
          <table:table-cell table:formula="of:=[.D1150]*2" office:value-type="float" office:value="14995" calcext:value-type="float">
            <text:p>14995,0</text:p>
          </table:table-cell>
          <table:table-cell table:formula="of:=[.D1149]" office:value-type="float" office:value="8068.5" calcext:value-type="float">
            <text:p>8068,5</text:p>
          </table:table-cell>
          <table:table-cell table:number-columns-repeated="3"/>
        </table:table-row>
        <table:table-row table:style-name="ro1">
          <table:table-cell table:formula="of:=IF([.B1151]&gt;=0;1;-1)*(2^[.$D$3])" office:value-type="float" office:value="4096" calcext:value-type="float">
            <text:p>4096</text:p>
          </table:table-cell>
          <table:table-cell table:formula="of:=[.$B$3]+[.E1151]-[.F1151]" office:value-type="float" office:value="4306" calcext:value-type="float">
            <text:p>4306,0</text:p>
          </table:table-cell>
          <table:table-cell table:formula="of:=[.B1151]-[.A1151]" office:value-type="float" office:value="210" calcext:value-type="float">
            <text:p>210,0</text:p>
          </table:table-cell>
          <table:table-cell table:formula="of:=[.C1150]" office:value-type="float" office:value="4878" calcext:value-type="float">
            <text:p>4878,0</text:p>
          </table:table-cell>
          <table:table-cell table:formula="of:=[.D1151]*2" office:value-type="float" office:value="9756" calcext:value-type="float">
            <text:p>9756,0</text:p>
          </table:table-cell>
          <table:table-cell table:formula="of:=[.D1150]" office:value-type="float" office:value="7497.5" calcext:value-type="float">
            <text:p>7497,5</text:p>
          </table:table-cell>
          <table:table-cell table:number-columns-repeated="3"/>
        </table:table-row>
        <table:table-row table:style-name="ro1">
          <table:table-cell table:formula="of:=IF([.B1152]&gt;=0;1;-1)*(2^[.$D$3])" office:value-type="float" office:value="-4096" calcext:value-type="float">
            <text:p>-4096</text:p>
          </table:table-cell>
          <table:table-cell table:formula="of:=[.$B$3]+[.E1152]-[.F1152]" office:value-type="float" office:value="-2410.5" calcext:value-type="float">
            <text:p>-2410,5</text:p>
          </table:table-cell>
          <table:table-cell table:formula="of:=[.B1152]-[.A1152]" office:value-type="float" office:value="1685.5" calcext:value-type="float">
            <text:p>1685,5</text:p>
          </table:table-cell>
          <table:table-cell table:formula="of:=[.C1151]" office:value-type="float" office:value="210" calcext:value-type="float">
            <text:p>210,0</text:p>
          </table:table-cell>
          <table:table-cell table:formula="of:=[.D1152]*2" office:value-type="float" office:value="420" calcext:value-type="float">
            <text:p>420,0</text:p>
          </table:table-cell>
          <table:table-cell table:formula="of:=[.D1151]" office:value-type="float" office:value="4878" calcext:value-type="float">
            <text:p>4878,0</text:p>
          </table:table-cell>
          <table:table-cell table:number-columns-repeated="3"/>
        </table:table-row>
        <table:table-row table:style-name="ro1">
          <table:table-cell table:formula="of:=IF([.B1153]&gt;=0;1;-1)*(2^[.$D$3])" office:value-type="float" office:value="4096" calcext:value-type="float">
            <text:p>4096</text:p>
          </table:table-cell>
          <table:table-cell table:formula="of:=[.$B$3]+[.E1153]-[.F1153]" office:value-type="float" office:value="5208.5" calcext:value-type="float">
            <text:p>5208,5</text:p>
          </table:table-cell>
          <table:table-cell table:formula="of:=[.B1153]-[.A1153]" office:value-type="float" office:value="1112.5" calcext:value-type="float">
            <text:p>1112,5</text:p>
          </table:table-cell>
          <table:table-cell table:formula="of:=[.C1152]" office:value-type="float" office:value="1685.5" calcext:value-type="float">
            <text:p>1685,5</text:p>
          </table:table-cell>
          <table:table-cell table:formula="of:=[.D1153]*2" office:value-type="float" office:value="3371" calcext:value-type="float">
            <text:p>3371,0</text:p>
          </table:table-cell>
          <table:table-cell table:formula="of:=[.D1152]" office:value-type="float" office:value="210" calcext:value-type="float">
            <text:p>210,0</text:p>
          </table:table-cell>
          <table:table-cell table:number-columns-repeated="3"/>
        </table:table-row>
        <table:table-row table:style-name="ro1">
          <table:table-cell table:formula="of:=IF([.B1154]&gt;=0;1;-1)*(2^[.$D$3])" office:value-type="float" office:value="4096" calcext:value-type="float">
            <text:p>4096</text:p>
          </table:table-cell>
          <table:table-cell table:formula="of:=[.$B$3]+[.E1154]-[.F1154]" office:value-type="float" office:value="2587" calcext:value-type="float">
            <text:p>2587,0</text:p>
          </table:table-cell>
          <table:table-cell table:formula="of:=[.B1154]-[.A1154]" office:value-type="float" office:value="-1509" calcext:value-type="float">
            <text:p>-1509,0</text:p>
          </table:table-cell>
          <table:table-cell table:formula="of:=[.C1153]" office:value-type="float" office:value="1112.5" calcext:value-type="float">
            <text:p>1112,5</text:p>
          </table:table-cell>
          <table:table-cell table:formula="of:=[.D1154]*2" office:value-type="float" office:value="2225" calcext:value-type="float">
            <text:p>2225,0</text:p>
          </table:table-cell>
          <table:table-cell table:formula="of:=[.D1153]" office:value-type="float" office:value="1685.5" calcext:value-type="float">
            <text:p>1685,5</text:p>
          </table:table-cell>
          <table:table-cell table:number-columns-repeated="3"/>
        </table:table-row>
        <table:table-row table:style-name="ro1">
          <table:table-cell table:formula="of:=IF([.B1155]&gt;=0;1;-1)*(2^[.$D$3])" office:value-type="float" office:value="-4096" calcext:value-type="float">
            <text:p>-4096</text:p>
          </table:table-cell>
          <table:table-cell table:formula="of:=[.$B$3]+[.E1155]-[.F1155]" office:value-type="float" office:value="-2083" calcext:value-type="float">
            <text:p>-2083,0</text:p>
          </table:table-cell>
          <table:table-cell table:formula="of:=[.B1155]-[.A1155]" office:value-type="float" office:value="2013" calcext:value-type="float">
            <text:p>2013,0</text:p>
          </table:table-cell>
          <table:table-cell table:formula="of:=[.C1154]" office:value-type="float" office:value="-1509" calcext:value-type="float">
            <text:p>-1509,0</text:p>
          </table:table-cell>
          <table:table-cell table:formula="of:=[.D1155]*2" office:value-type="float" office:value="-3018" calcext:value-type="float">
            <text:p>-3018,0</text:p>
          </table:table-cell>
          <table:table-cell table:formula="of:=[.D1154]" office:value-type="float" office:value="1112.5" calcext:value-type="float">
            <text:p>1112,5</text:p>
          </table:table-cell>
          <table:table-cell table:number-columns-repeated="3"/>
        </table:table-row>
        <table:table-row table:style-name="ro1">
          <table:table-cell table:formula="of:=IF([.B1156]&gt;=0;1;-1)*(2^[.$D$3])" office:value-type="float" office:value="4096" calcext:value-type="float">
            <text:p>4096</text:p>
          </table:table-cell>
          <table:table-cell table:formula="of:=[.$B$3]+[.E1156]-[.F1156]" office:value-type="float" office:value="7582.5" calcext:value-type="float">
            <text:p>7582,5</text:p>
          </table:table-cell>
          <table:table-cell table:formula="of:=[.B1156]-[.A1156]" office:value-type="float" office:value="3486.5" calcext:value-type="float">
            <text:p>3486,5</text:p>
          </table:table-cell>
          <table:table-cell table:formula="of:=[.C1155]" office:value-type="float" office:value="2013" calcext:value-type="float">
            <text:p>2013,0</text:p>
          </table:table-cell>
          <table:table-cell table:formula="of:=[.D1156]*2" office:value-type="float" office:value="4026" calcext:value-type="float">
            <text:p>4026,0</text:p>
          </table:table-cell>
          <table:table-cell table:formula="of:=[.D1155]" office:value-type="float" office:value="-1509" calcext:value-type="float">
            <text:p>-1509,0</text:p>
          </table:table-cell>
          <table:table-cell table:number-columns-repeated="3"/>
        </table:table-row>
        <table:table-row table:style-name="ro1">
          <table:table-cell table:formula="of:=IF([.B1157]&gt;=0;1;-1)*(2^[.$D$3])" office:value-type="float" office:value="4096" calcext:value-type="float">
            <text:p>4096</text:p>
          </table:table-cell>
          <table:table-cell table:formula="of:=[.$B$3]+[.E1157]-[.F1157]" office:value-type="float" office:value="7007.5" calcext:value-type="float">
            <text:p>7007,5</text:p>
          </table:table-cell>
          <table:table-cell table:formula="of:=[.B1157]-[.A1157]" office:value-type="float" office:value="2911.5" calcext:value-type="float">
            <text:p>2911,5</text:p>
          </table:table-cell>
          <table:table-cell table:formula="of:=[.C1156]" office:value-type="float" office:value="3486.5" calcext:value-type="float">
            <text:p>3486,5</text:p>
          </table:table-cell>
          <table:table-cell table:formula="of:=[.D1157]*2" office:value-type="float" office:value="6973" calcext:value-type="float">
            <text:p>6973,0</text:p>
          </table:table-cell>
          <table:table-cell table:formula="of:=[.D1156]" office:value-type="float" office:value="2013" calcext:value-type="float">
            <text:p>2013,0</text:p>
          </table:table-cell>
          <table:table-cell table:number-columns-repeated="3"/>
        </table:table-row>
        <table:table-row table:style-name="ro1">
          <table:table-cell table:formula="of:=IF([.B1158]&gt;=0;1;-1)*(2^[.$D$3])" office:value-type="float" office:value="4096" calcext:value-type="float">
            <text:p>4096</text:p>
          </table:table-cell>
          <table:table-cell table:formula="of:=[.$B$3]+[.E1158]-[.F1158]" office:value-type="float" office:value="4384" calcext:value-type="float">
            <text:p>4384,0</text:p>
          </table:table-cell>
          <table:table-cell table:formula="of:=[.B1158]-[.A1158]" office:value-type="float" office:value="288" calcext:value-type="float">
            <text:p>288,0</text:p>
          </table:table-cell>
          <table:table-cell table:formula="of:=[.C1157]" office:value-type="float" office:value="2911.5" calcext:value-type="float">
            <text:p>2911,5</text:p>
          </table:table-cell>
          <table:table-cell table:formula="of:=[.D1158]*2" office:value-type="float" office:value="5823" calcext:value-type="float">
            <text:p>5823,0</text:p>
          </table:table-cell>
          <table:table-cell table:formula="of:=[.D1157]" office:value-type="float" office:value="3486.5" calcext:value-type="float">
            <text:p>3486,5</text:p>
          </table:table-cell>
          <table:table-cell table:number-columns-repeated="3"/>
        </table:table-row>
        <table:table-row table:style-name="ro1">
          <table:table-cell table:formula="of:=IF([.B1159]&gt;=0;1;-1)*(2^[.$D$3])" office:value-type="float" office:value="-4096" calcext:value-type="float">
            <text:p>-4096</text:p>
          </table:table-cell>
          <table:table-cell table:formula="of:=[.$B$3]+[.E1159]-[.F1159]" office:value-type="float" office:value="-288" calcext:value-type="float">
            <text:p>-288,0</text:p>
          </table:table-cell>
          <table:table-cell table:formula="of:=[.B1159]-[.A1159]" office:value-type="float" office:value="3808" calcext:value-type="float">
            <text:p>3808,0</text:p>
          </table:table-cell>
          <table:table-cell table:formula="of:=[.C1158]" office:value-type="float" office:value="288" calcext:value-type="float">
            <text:p>288,0</text:p>
          </table:table-cell>
          <table:table-cell table:formula="of:=[.D1159]*2" office:value-type="float" office:value="576" calcext:value-type="float">
            <text:p>576,0</text:p>
          </table:table-cell>
          <table:table-cell table:formula="of:=[.D1158]" office:value-type="float" office:value="2911.5" calcext:value-type="float">
            <text:p>2911,5</text:p>
          </table:table-cell>
          <table:table-cell table:number-columns-repeated="3"/>
        </table:table-row>
        <table:table-row table:style-name="ro1">
          <table:table-cell table:formula="of:=IF([.B1160]&gt;=0;1;-1)*(2^[.$D$3])" office:value-type="float" office:value="4096" calcext:value-type="float">
            <text:p>4096</text:p>
          </table:table-cell>
          <table:table-cell table:formula="of:=[.$B$3]+[.E1160]-[.F1160]" office:value-type="float" office:value="9375.5" calcext:value-type="float">
            <text:p>9375,5</text:p>
          </table:table-cell>
          <table:table-cell table:formula="of:=[.B1160]-[.A1160]" office:value-type="float" office:value="5279.5" calcext:value-type="float">
            <text:p>5279,5</text:p>
          </table:table-cell>
          <table:table-cell table:formula="of:=[.C1159]" office:value-type="float" office:value="3808" calcext:value-type="float">
            <text:p>3808,0</text:p>
          </table:table-cell>
          <table:table-cell table:formula="of:=[.D1160]*2" office:value-type="float" office:value="7616" calcext:value-type="float">
            <text:p>7616,0</text:p>
          </table:table-cell>
          <table:table-cell table:formula="of:=[.D1159]" office:value-type="float" office:value="288" calcext:value-type="float">
            <text:p>288,0</text:p>
          </table:table-cell>
          <table:table-cell table:number-columns-repeated="3"/>
        </table:table-row>
        <table:table-row table:style-name="ro1">
          <table:table-cell table:formula="of:=IF([.B1161]&gt;=0;1;-1)*(2^[.$D$3])" office:value-type="float" office:value="4096" calcext:value-type="float">
            <text:p>4096</text:p>
          </table:table-cell>
          <table:table-cell table:formula="of:=[.$B$3]+[.E1161]-[.F1161]" office:value-type="float" office:value="8798.5" calcext:value-type="float">
            <text:p>8798,5</text:p>
          </table:table-cell>
          <table:table-cell table:formula="of:=[.B1161]-[.A1161]" office:value-type="float" office:value="4702.5" calcext:value-type="float">
            <text:p>4702,5</text:p>
          </table:table-cell>
          <table:table-cell table:formula="of:=[.C1160]" office:value-type="float" office:value="5279.5" calcext:value-type="float">
            <text:p>5279,5</text:p>
          </table:table-cell>
          <table:table-cell table:formula="of:=[.D1161]*2" office:value-type="float" office:value="10559" calcext:value-type="float">
            <text:p>10559,0</text:p>
          </table:table-cell>
          <table:table-cell table:formula="of:=[.D1160]" office:value-type="float" office:value="3808" calcext:value-type="float">
            <text:p>3808,0</text:p>
          </table:table-cell>
          <table:table-cell table:number-columns-repeated="3"/>
        </table:table-row>
        <table:table-row table:style-name="ro1">
          <table:table-cell table:formula="of:=IF([.B1162]&gt;=0;1;-1)*(2^[.$D$3])" office:value-type="float" office:value="4096" calcext:value-type="float">
            <text:p>4096</text:p>
          </table:table-cell>
          <table:table-cell table:formula="of:=[.$B$3]+[.E1162]-[.F1162]" office:value-type="float" office:value="6173" calcext:value-type="float">
            <text:p>6173,0</text:p>
          </table:table-cell>
          <table:table-cell table:formula="of:=[.B1162]-[.A1162]" office:value-type="float" office:value="2077" calcext:value-type="float">
            <text:p>2077,0</text:p>
          </table:table-cell>
          <table:table-cell table:formula="of:=[.C1161]" office:value-type="float" office:value="4702.5" calcext:value-type="float">
            <text:p>4702,5</text:p>
          </table:table-cell>
          <table:table-cell table:formula="of:=[.D1162]*2" office:value-type="float" office:value="9405" calcext:value-type="float">
            <text:p>9405,0</text:p>
          </table:table-cell>
          <table:table-cell table:formula="of:=[.D1161]" office:value-type="float" office:value="5279.5" calcext:value-type="float">
            <text:p>5279,5</text:p>
          </table:table-cell>
          <table:table-cell table:number-columns-repeated="3"/>
        </table:table-row>
        <table:table-row table:style-name="ro1">
          <table:table-cell table:formula="of:=IF([.B1163]&gt;=0;1;-1)*(2^[.$D$3])" office:value-type="float" office:value="4096" calcext:value-type="float">
            <text:p>4096</text:p>
          </table:table-cell>
          <table:table-cell table:formula="of:=[.$B$3]+[.E1163]-[.F1163]" office:value-type="float" office:value="1499" calcext:value-type="float">
            <text:p>1499,0</text:p>
          </table:table-cell>
          <table:table-cell table:formula="of:=[.B1163]-[.A1163]" office:value-type="float" office:value="-2597" calcext:value-type="float">
            <text:p>-2597,0</text:p>
          </table:table-cell>
          <table:table-cell table:formula="of:=[.C1162]" office:value-type="float" office:value="2077" calcext:value-type="float">
            <text:p>2077,0</text:p>
          </table:table-cell>
          <table:table-cell table:formula="of:=[.D1163]*2" office:value-type="float" office:value="4154" calcext:value-type="float">
            <text:p>4154,0</text:p>
          </table:table-cell>
          <table:table-cell table:formula="of:=[.D1162]" office:value-type="float" office:value="4702.5" calcext:value-type="float">
            <text:p>4702,5</text:p>
          </table:table-cell>
          <table:table-cell table:number-columns-repeated="3"/>
        </table:table-row>
        <table:table-row table:style-name="ro1">
          <table:table-cell table:formula="of:=IF([.B1164]&gt;=0;1;-1)*(2^[.$D$3])" office:value-type="float" office:value="-4096" calcext:value-type="float">
            <text:p>-4096</text:p>
          </table:table-cell>
          <table:table-cell table:formula="of:=[.$B$3]+[.E1164]-[.F1164]" office:value-type="float" office:value="-5223.5" calcext:value-type="float">
            <text:p>-5223,5</text:p>
          </table:table-cell>
          <table:table-cell table:formula="of:=[.B1164]-[.A1164]" office:value-type="float" office:value="-1127.5" calcext:value-type="float">
            <text:p>-1127,5</text:p>
          </table:table-cell>
          <table:table-cell table:formula="of:=[.C1163]" office:value-type="float" office:value="-2597" calcext:value-type="float">
            <text:p>-2597,0</text:p>
          </table:table-cell>
          <table:table-cell table:formula="of:=[.D1164]*2" office:value-type="float" office:value="-5194" calcext:value-type="float">
            <text:p>-5194,0</text:p>
          </table:table-cell>
          <table:table-cell table:formula="of:=[.D1163]" office:value-type="float" office:value="2077" calcext:value-type="float">
            <text:p>2077,0</text:p>
          </table:table-cell>
          <table:table-cell table:number-columns-repeated="3"/>
        </table:table-row>
        <table:table-row table:style-name="ro1">
          <table:table-cell table:formula="of:=IF([.B1165]&gt;=0;1;-1)*(2^[.$D$3])" office:value-type="float" office:value="4096" calcext:value-type="float">
            <text:p>4096</text:p>
          </table:table-cell>
          <table:table-cell table:formula="of:=[.$B$3]+[.E1165]-[.F1165]" office:value-type="float" office:value="2389.5" calcext:value-type="float">
            <text:p>2389,5</text:p>
          </table:table-cell>
          <table:table-cell table:formula="of:=[.B1165]-[.A1165]" office:value-type="float" office:value="-1706.5" calcext:value-type="float">
            <text:p>-1706,5</text:p>
          </table:table-cell>
          <table:table-cell table:formula="of:=[.C1164]" office:value-type="float" office:value="-1127.5" calcext:value-type="float">
            <text:p>-1127,5</text:p>
          </table:table-cell>
          <table:table-cell table:formula="of:=[.D1165]*2" office:value-type="float" office:value="-2255" calcext:value-type="float">
            <text:p>-2255,0</text:p>
          </table:table-cell>
          <table:table-cell table:formula="of:=[.D1164]" office:value-type="float" office:value="-2597" calcext:value-type="float">
            <text:p>-2597,0</text:p>
          </table:table-cell>
          <table:table-cell table:number-columns-repeated="3"/>
        </table:table-row>
        <table:table-row table:style-name="ro1">
          <table:table-cell table:formula="of:=IF([.B1166]&gt;=0;1;-1)*(2^[.$D$3])" office:value-type="float" office:value="-4096" calcext:value-type="float">
            <text:p>-4096</text:p>
          </table:table-cell>
          <table:table-cell table:formula="of:=[.$B$3]+[.E1166]-[.F1166]" office:value-type="float" office:value="-238" calcext:value-type="float">
            <text:p>-238,0</text:p>
          </table:table-cell>
          <table:table-cell table:formula="of:=[.B1166]-[.A1166]" office:value-type="float" office:value="3858" calcext:value-type="float">
            <text:p>3858,0</text:p>
          </table:table-cell>
          <table:table-cell table:formula="of:=[.C1165]" office:value-type="float" office:value="-1706.5" calcext:value-type="float">
            <text:p>-1706,5</text:p>
          </table:table-cell>
          <table:table-cell table:formula="of:=[.D1166]*2" office:value-type="float" office:value="-3413" calcext:value-type="float">
            <text:p>-3413,0</text:p>
          </table:table-cell>
          <table:table-cell table:formula="of:=[.D1165]" office:value-type="float" office:value="-1127.5" calcext:value-type="float">
            <text:p>-1127,5</text:p>
          </table:table-cell>
          <table:table-cell table:number-columns-repeated="3"/>
        </table:table-row>
        <table:table-row table:style-name="ro1">
          <table:table-cell table:formula="of:=IF([.B1167]&gt;=0;1;-1)*(2^[.$D$3])" office:value-type="float" office:value="4096" calcext:value-type="float">
            <text:p>4096</text:p>
          </table:table-cell>
          <table:table-cell table:formula="of:=[.$B$3]+[.E1167]-[.F1167]" office:value-type="float" office:value="11470" calcext:value-type="float">
            <text:p>11470,0</text:p>
          </table:table-cell>
          <table:table-cell table:formula="of:=[.B1167]-[.A1167]" office:value-type="float" office:value="7374" calcext:value-type="float">
            <text:p>7374,0</text:p>
          </table:table-cell>
          <table:table-cell table:formula="of:=[.C1166]" office:value-type="float" office:value="3858" calcext:value-type="float">
            <text:p>3858,0</text:p>
          </table:table-cell>
          <table:table-cell table:formula="of:=[.D1167]*2" office:value-type="float" office:value="7716" calcext:value-type="float">
            <text:p>7716,0</text:p>
          </table:table-cell>
          <table:table-cell table:formula="of:=[.D1166]" office:value-type="float" office:value="-1706.5" calcext:value-type="float">
            <text:p>-1706,5</text:p>
          </table:table-cell>
          <table:table-cell table:number-columns-repeated="3"/>
        </table:table-row>
        <table:table-row table:style-name="ro1">
          <table:table-cell table:formula="of:=IF([.B1168]&gt;=0;1;-1)*(2^[.$D$3])" office:value-type="float" office:value="4096" calcext:value-type="float">
            <text:p>4096</text:p>
          </table:table-cell>
          <table:table-cell table:formula="of:=[.$B$3]+[.E1168]-[.F1168]" office:value-type="float" office:value="12937.5" calcext:value-type="float">
            <text:p>12937,5</text:p>
          </table:table-cell>
          <table:table-cell table:formula="of:=[.B1168]-[.A1168]" office:value-type="float" office:value="8841.5" calcext:value-type="float">
            <text:p>8841,5</text:p>
          </table:table-cell>
          <table:table-cell table:formula="of:=[.C1167]" office:value-type="float" office:value="7374" calcext:value-type="float">
            <text:p>7374,0</text:p>
          </table:table-cell>
          <table:table-cell table:formula="of:=[.D1168]*2" office:value-type="float" office:value="14748" calcext:value-type="float">
            <text:p>14748,0</text:p>
          </table:table-cell>
          <table:table-cell table:formula="of:=[.D1167]" office:value-type="float" office:value="3858" calcext:value-type="float">
            <text:p>3858,0</text:p>
          </table:table-cell>
          <table:table-cell table:number-columns-repeated="3"/>
        </table:table-row>
        <table:table-row table:style-name="ro1">
          <table:table-cell table:formula="of:=IF([.B1169]&gt;=0;1;-1)*(2^[.$D$3])" office:value-type="float" office:value="4096" calcext:value-type="float">
            <text:p>4096</text:p>
          </table:table-cell>
          <table:table-cell table:formula="of:=[.$B$3]+[.E1169]-[.F1169]" office:value-type="float" office:value="12356.5" calcext:value-type="float">
            <text:p>12356,5</text:p>
          </table:table-cell>
          <table:table-cell table:formula="of:=[.B1169]-[.A1169]" office:value-type="float" office:value="8260.5" calcext:value-type="float">
            <text:p>8260,5</text:p>
          </table:table-cell>
          <table:table-cell table:formula="of:=[.C1168]" office:value-type="float" office:value="8841.5" calcext:value-type="float">
            <text:p>8841,5</text:p>
          </table:table-cell>
          <table:table-cell table:formula="of:=[.D1169]*2" office:value-type="float" office:value="17683" calcext:value-type="float">
            <text:p>17683,0</text:p>
          </table:table-cell>
          <table:table-cell table:formula="of:=[.D1168]" office:value-type="float" office:value="7374" calcext:value-type="float">
            <text:p>7374,0</text:p>
          </table:table-cell>
          <table:table-cell table:number-columns-repeated="3"/>
        </table:table-row>
        <table:table-row table:style-name="ro1">
          <table:table-cell table:formula="of:=IF([.B1170]&gt;=0;1;-1)*(2^[.$D$3])" office:value-type="float" office:value="4096" calcext:value-type="float">
            <text:p>4096</text:p>
          </table:table-cell>
          <table:table-cell table:formula="of:=[.$B$3]+[.E1170]-[.F1170]" office:value-type="float" office:value="9727" calcext:value-type="float">
            <text:p>9727,0</text:p>
          </table:table-cell>
          <table:table-cell table:formula="of:=[.B1170]-[.A1170]" office:value-type="float" office:value="5631" calcext:value-type="float">
            <text:p>5631,0</text:p>
          </table:table-cell>
          <table:table-cell table:formula="of:=[.C1169]" office:value-type="float" office:value="8260.5" calcext:value-type="float">
            <text:p>8260,5</text:p>
          </table:table-cell>
          <table:table-cell table:formula="of:=[.D1170]*2" office:value-type="float" office:value="16521" calcext:value-type="float">
            <text:p>16521,0</text:p>
          </table:table-cell>
          <table:table-cell table:formula="of:=[.D1169]" office:value-type="float" office:value="8841.5" calcext:value-type="float">
            <text:p>8841,5</text:p>
          </table:table-cell>
          <table:table-cell table:number-columns-repeated="3"/>
        </table:table-row>
        <table:table-row table:style-name="ro1">
          <table:table-cell table:formula="of:=IF([.B1171]&gt;=0;1;-1)*(2^[.$D$3])" office:value-type="float" office:value="4096" calcext:value-type="float">
            <text:p>4096</text:p>
          </table:table-cell>
          <table:table-cell table:formula="of:=[.$B$3]+[.E1171]-[.F1171]" office:value-type="float" office:value="5049" calcext:value-type="float">
            <text:p>5049,0</text:p>
          </table:table-cell>
          <table:table-cell table:formula="of:=[.B1171]-[.A1171]" office:value-type="float" office:value="953" calcext:value-type="float">
            <text:p>953,0</text:p>
          </table:table-cell>
          <table:table-cell table:formula="of:=[.C1170]" office:value-type="float" office:value="5631" calcext:value-type="float">
            <text:p>5631,0</text:p>
          </table:table-cell>
          <table:table-cell table:formula="of:=[.D1171]*2" office:value-type="float" office:value="11262" calcext:value-type="float">
            <text:p>11262,0</text:p>
          </table:table-cell>
          <table:table-cell table:formula="of:=[.D1170]" office:value-type="float" office:value="8260.5" calcext:value-type="float">
            <text:p>8260,5</text:p>
          </table:table-cell>
          <table:table-cell table:number-columns-repeated="3"/>
        </table:table-row>
        <table:table-row table:style-name="ro1">
          <table:table-cell table:formula="of:=IF([.B1172]&gt;=0;1;-1)*(2^[.$D$3])" office:value-type="float" office:value="-4096" calcext:value-type="float">
            <text:p>-4096</text:p>
          </table:table-cell>
          <table:table-cell table:formula="of:=[.$B$3]+[.E1172]-[.F1172]" office:value-type="float" office:value="-1677.5" calcext:value-type="float">
            <text:p>-1677,5</text:p>
          </table:table-cell>
          <table:table-cell table:formula="of:=[.B1172]-[.A1172]" office:value-type="float" office:value="2418.5" calcext:value-type="float">
            <text:p>2418,5</text:p>
          </table:table-cell>
          <table:table-cell table:formula="of:=[.C1171]" office:value-type="float" office:value="953" calcext:value-type="float">
            <text:p>953,0</text:p>
          </table:table-cell>
          <table:table-cell table:formula="of:=[.D1172]*2" office:value-type="float" office:value="1906" calcext:value-type="float">
            <text:p>1906,0</text:p>
          </table:table-cell>
          <table:table-cell table:formula="of:=[.D1171]" office:value-type="float" office:value="5631" calcext:value-type="float">
            <text:p>5631,0</text:p>
          </table:table-cell>
          <table:table-cell table:number-columns-repeated="3"/>
        </table:table-row>
        <table:table-row table:style-name="ro1">
          <table:table-cell table:formula="of:=IF([.B1173]&gt;=0;1;-1)*(2^[.$D$3])" office:value-type="float" office:value="4096" calcext:value-type="float">
            <text:p>4096</text:p>
          </table:table-cell>
          <table:table-cell table:formula="of:=[.$B$3]+[.E1173]-[.F1173]" office:value-type="float" office:value="5931.5" calcext:value-type="float">
            <text:p>5931,5</text:p>
          </table:table-cell>
          <table:table-cell table:formula="of:=[.B1173]-[.A1173]" office:value-type="float" office:value="1835.5" calcext:value-type="float">
            <text:p>1835,5</text:p>
          </table:table-cell>
          <table:table-cell table:formula="of:=[.C1172]" office:value-type="float" office:value="2418.5" calcext:value-type="float">
            <text:p>2418,5</text:p>
          </table:table-cell>
          <table:table-cell table:formula="of:=[.D1173]*2" office:value-type="float" office:value="4837" calcext:value-type="float">
            <text:p>4837,0</text:p>
          </table:table-cell>
          <table:table-cell table:formula="of:=[.D1172]" office:value-type="float" office:value="953" calcext:value-type="float">
            <text:p>953,0</text:p>
          </table:table-cell>
          <table:table-cell table:number-columns-repeated="3"/>
        </table:table-row>
        <table:table-row table:style-name="ro1">
          <table:table-cell table:formula="of:=IF([.B1174]&gt;=0;1;-1)*(2^[.$D$3])" office:value-type="float" office:value="4096" calcext:value-type="float">
            <text:p>4096</text:p>
          </table:table-cell>
          <table:table-cell table:formula="of:=[.$B$3]+[.E1174]-[.F1174]" office:value-type="float" office:value="3300" calcext:value-type="float">
            <text:p>3300,0</text:p>
          </table:table-cell>
          <table:table-cell table:formula="of:=[.B1174]-[.A1174]" office:value-type="float" office:value="-796" calcext:value-type="float">
            <text:p>-796,0</text:p>
          </table:table-cell>
          <table:table-cell table:formula="of:=[.C1173]" office:value-type="float" office:value="1835.5" calcext:value-type="float">
            <text:p>1835,5</text:p>
          </table:table-cell>
          <table:table-cell table:formula="of:=[.D1174]*2" office:value-type="float" office:value="3671" calcext:value-type="float">
            <text:p>3671,0</text:p>
          </table:table-cell>
          <table:table-cell table:formula="of:=[.D1173]" office:value-type="float" office:value="2418.5" calcext:value-type="float">
            <text:p>2418,5</text:p>
          </table:table-cell>
          <table:table-cell table:number-columns-repeated="3"/>
        </table:table-row>
        <table:table-row table:style-name="ro1">
          <table:table-cell table:formula="of:=IF([.B1175]&gt;=0;1;-1)*(2^[.$D$3])" office:value-type="float" office:value="-4096" calcext:value-type="float">
            <text:p>-4096</text:p>
          </table:table-cell>
          <table:table-cell table:formula="of:=[.$B$3]+[.E1175]-[.F1175]" office:value-type="float" office:value="-1380" calcext:value-type="float">
            <text:p>-1380,0</text:p>
          </table:table-cell>
          <table:table-cell table:formula="of:=[.B1175]-[.A1175]" office:value-type="float" office:value="2716" calcext:value-type="float">
            <text:p>2716,0</text:p>
          </table:table-cell>
          <table:table-cell table:formula="of:=[.C1174]" office:value-type="float" office:value="-796" calcext:value-type="float">
            <text:p>-796,0</text:p>
          </table:table-cell>
          <table:table-cell table:formula="of:=[.D1175]*2" office:value-type="float" office:value="-1592" calcext:value-type="float">
            <text:p>-1592,0</text:p>
          </table:table-cell>
          <table:table-cell table:formula="of:=[.D1174]" office:value-type="float" office:value="1835.5" calcext:value-type="float">
            <text:p>1835,5</text:p>
          </table:table-cell>
          <table:table-cell table:number-columns-repeated="3"/>
        </table:table-row>
        <table:table-row table:style-name="ro1">
          <table:table-cell table:formula="of:=IF([.B1176]&gt;=0;1;-1)*(2^[.$D$3])" office:value-type="float" office:value="4096" calcext:value-type="float">
            <text:p>4096</text:p>
          </table:table-cell>
          <table:table-cell table:formula="of:=[.$B$3]+[.E1176]-[.F1176]" office:value-type="float" office:value="8275.5" calcext:value-type="float">
            <text:p>8275,5</text:p>
          </table:table-cell>
          <table:table-cell table:formula="of:=[.B1176]-[.A1176]" office:value-type="float" office:value="4179.5" calcext:value-type="float">
            <text:p>4179,5</text:p>
          </table:table-cell>
          <table:table-cell table:formula="of:=[.C1175]" office:value-type="float" office:value="2716" calcext:value-type="float">
            <text:p>2716,0</text:p>
          </table:table-cell>
          <table:table-cell table:formula="of:=[.D1176]*2" office:value-type="float" office:value="5432" calcext:value-type="float">
            <text:p>5432,0</text:p>
          </table:table-cell>
          <table:table-cell table:formula="of:=[.D1175]" office:value-type="float" office:value="-796" calcext:value-type="float">
            <text:p>-796,0</text:p>
          </table:table-cell>
          <table:table-cell table:number-columns-repeated="3"/>
        </table:table-row>
        <table:table-row table:style-name="ro1">
          <table:table-cell table:formula="of:=IF([.B1177]&gt;=0;1;-1)*(2^[.$D$3])" office:value-type="float" office:value="4096" calcext:value-type="float">
            <text:p>4096</text:p>
          </table:table-cell>
          <table:table-cell table:formula="of:=[.$B$3]+[.E1177]-[.F1177]" office:value-type="float" office:value="7690.5" calcext:value-type="float">
            <text:p>7690,5</text:p>
          </table:table-cell>
          <table:table-cell table:formula="of:=[.B1177]-[.A1177]" office:value-type="float" office:value="3594.5" calcext:value-type="float">
            <text:p>3594,5</text:p>
          </table:table-cell>
          <table:table-cell table:formula="of:=[.C1176]" office:value-type="float" office:value="4179.5" calcext:value-type="float">
            <text:p>4179,5</text:p>
          </table:table-cell>
          <table:table-cell table:formula="of:=[.D1177]*2" office:value-type="float" office:value="8359" calcext:value-type="float">
            <text:p>8359,0</text:p>
          </table:table-cell>
          <table:table-cell table:formula="of:=[.D1176]" office:value-type="float" office:value="2716" calcext:value-type="float">
            <text:p>2716,0</text:p>
          </table:table-cell>
          <table:table-cell table:number-columns-repeated="3"/>
        </table:table-row>
        <table:table-row table:style-name="ro1">
          <table:table-cell table:formula="of:=IF([.B1178]&gt;=0;1;-1)*(2^[.$D$3])" office:value-type="float" office:value="4096" calcext:value-type="float">
            <text:p>4096</text:p>
          </table:table-cell>
          <table:table-cell table:formula="of:=[.$B$3]+[.E1178]-[.F1178]" office:value-type="float" office:value="5057" calcext:value-type="float">
            <text:p>5057,0</text:p>
          </table:table-cell>
          <table:table-cell table:formula="of:=[.B1178]-[.A1178]" office:value-type="float" office:value="961" calcext:value-type="float">
            <text:p>961,0</text:p>
          </table:table-cell>
          <table:table-cell table:formula="of:=[.C1177]" office:value-type="float" office:value="3594.5" calcext:value-type="float">
            <text:p>3594,5</text:p>
          </table:table-cell>
          <table:table-cell table:formula="of:=[.D1178]*2" office:value-type="float" office:value="7189" calcext:value-type="float">
            <text:p>7189,0</text:p>
          </table:table-cell>
          <table:table-cell table:formula="of:=[.D1177]" office:value-type="float" office:value="4179.5" calcext:value-type="float">
            <text:p>4179,5</text:p>
          </table:table-cell>
          <table:table-cell table:number-columns-repeated="3"/>
        </table:table-row>
        <table:table-row table:style-name="ro1">
          <table:table-cell table:formula="of:=IF([.B1179]&gt;=0;1;-1)*(2^[.$D$3])" office:value-type="float" office:value="4096" calcext:value-type="float">
            <text:p>4096</text:p>
          </table:table-cell>
          <table:table-cell table:formula="of:=[.$B$3]+[.E1179]-[.F1179]" office:value-type="float" office:value="375" calcext:value-type="float">
            <text:p>375,0</text:p>
          </table:table-cell>
          <table:table-cell table:formula="of:=[.B1179]-[.A1179]" office:value-type="float" office:value="-3721" calcext:value-type="float">
            <text:p>-3721,0</text:p>
          </table:table-cell>
          <table:table-cell table:formula="of:=[.C1178]" office:value-type="float" office:value="961" calcext:value-type="float">
            <text:p>961,0</text:p>
          </table:table-cell>
          <table:table-cell table:formula="of:=[.D1179]*2" office:value-type="float" office:value="1922" calcext:value-type="float">
            <text:p>1922,0</text:p>
          </table:table-cell>
          <table:table-cell table:formula="of:=[.D1178]" office:value-type="float" office:value="3594.5" calcext:value-type="float">
            <text:p>3594,5</text:p>
          </table:table-cell>
          <table:table-cell table:number-columns-repeated="3"/>
        </table:table-row>
        <table:table-row table:style-name="ro1">
          <table:table-cell table:formula="of:=IF([.B1180]&gt;=0;1;-1)*(2^[.$D$3])" office:value-type="float" office:value="-4096" calcext:value-type="float">
            <text:p>-4096</text:p>
          </table:table-cell>
          <table:table-cell table:formula="of:=[.$B$3]+[.E1180]-[.F1180]" office:value-type="float" office:value="-6355.5" calcext:value-type="float">
            <text:p>-6355,5</text:p>
          </table:table-cell>
          <table:table-cell table:formula="of:=[.B1180]-[.A1180]" office:value-type="float" office:value="-2259.5" calcext:value-type="float">
            <text:p>-2259,5</text:p>
          </table:table-cell>
          <table:table-cell table:formula="of:=[.C1179]" office:value-type="float" office:value="-3721" calcext:value-type="float">
            <text:p>-3721,0</text:p>
          </table:table-cell>
          <table:table-cell table:formula="of:=[.D1180]*2" office:value-type="float" office:value="-7442" calcext:value-type="float">
            <text:p>-7442,0</text:p>
          </table:table-cell>
          <table:table-cell table:formula="of:=[.D1179]" office:value-type="float" office:value="961" calcext:value-type="float">
            <text:p>961,0</text:p>
          </table:table-cell>
          <table:table-cell table:number-columns-repeated="3"/>
        </table:table-row>
        <table:table-row table:style-name="ro1">
          <table:table-cell table:formula="of:=IF([.B1181]&gt;=0;1;-1)*(2^[.$D$3])" office:value-type="float" office:value="4096" calcext:value-type="float">
            <text:p>4096</text:p>
          </table:table-cell>
          <table:table-cell table:formula="of:=[.$B$3]+[.E1181]-[.F1181]" office:value-type="float" office:value="1249.5" calcext:value-type="float">
            <text:p>1249,5</text:p>
          </table:table-cell>
          <table:table-cell table:formula="of:=[.B1181]-[.A1181]" office:value-type="float" office:value="-2846.5" calcext:value-type="float">
            <text:p>-2846,5</text:p>
          </table:table-cell>
          <table:table-cell table:formula="of:=[.C1180]" office:value-type="float" office:value="-2259.5" calcext:value-type="float">
            <text:p>-2259,5</text:p>
          </table:table-cell>
          <table:table-cell table:formula="of:=[.D1181]*2" office:value-type="float" office:value="-4519" calcext:value-type="float">
            <text:p>-4519,0</text:p>
          </table:table-cell>
          <table:table-cell table:formula="of:=[.D1180]" office:value-type="float" office:value="-3721" calcext:value-type="float">
            <text:p>-3721,0</text:p>
          </table:table-cell>
          <table:table-cell table:number-columns-repeated="3"/>
        </table:table-row>
        <table:table-row table:style-name="ro1">
          <table:table-cell table:formula="of:=IF([.B1182]&gt;=0;1;-1)*(2^[.$D$3])" office:value-type="float" office:value="-4096" calcext:value-type="float">
            <text:p>-4096</text:p>
          </table:table-cell>
          <table:table-cell table:formula="of:=[.$B$3]+[.E1182]-[.F1182]" office:value-type="float" office:value="-1386" calcext:value-type="float">
            <text:p>-1386,0</text:p>
          </table:table-cell>
          <table:table-cell table:formula="of:=[.B1182]-[.A1182]" office:value-type="float" office:value="2710" calcext:value-type="float">
            <text:p>2710,0</text:p>
          </table:table-cell>
          <table:table-cell table:formula="of:=[.C1181]" office:value-type="float" office:value="-2846.5" calcext:value-type="float">
            <text:p>-2846,5</text:p>
          </table:table-cell>
          <table:table-cell table:formula="of:=[.D1182]*2" office:value-type="float" office:value="-5693" calcext:value-type="float">
            <text:p>-5693,0</text:p>
          </table:table-cell>
          <table:table-cell table:formula="of:=[.D1181]" office:value-type="float" office:value="-2259.5" calcext:value-type="float">
            <text:p>-2259,5</text:p>
          </table:table-cell>
          <table:table-cell table:number-columns-repeated="3"/>
        </table:table-row>
        <table:table-row table:style-name="ro1">
          <table:table-cell table:formula="of:=IF([.B1183]&gt;=0;1;-1)*(2^[.$D$3])" office:value-type="float" office:value="4096" calcext:value-type="float">
            <text:p>4096</text:p>
          </table:table-cell>
          <table:table-cell table:formula="of:=[.$B$3]+[.E1183]-[.F1183]" office:value-type="float" office:value="10314" calcext:value-type="float">
            <text:p>10314,0</text:p>
          </table:table-cell>
          <table:table-cell table:formula="of:=[.B1183]-[.A1183]" office:value-type="float" office:value="6218" calcext:value-type="float">
            <text:p>6218,0</text:p>
          </table:table-cell>
          <table:table-cell table:formula="of:=[.C1182]" office:value-type="float" office:value="2710" calcext:value-type="float">
            <text:p>2710,0</text:p>
          </table:table-cell>
          <table:table-cell table:formula="of:=[.D1183]*2" office:value-type="float" office:value="5420" calcext:value-type="float">
            <text:p>5420,0</text:p>
          </table:table-cell>
          <table:table-cell table:formula="of:=[.D1182]" office:value-type="float" office:value="-2846.5" calcext:value-type="float">
            <text:p>-2846,5</text:p>
          </table:table-cell>
          <table:table-cell table:number-columns-repeated="3"/>
        </table:table-row>
        <table:table-row table:style-name="ro1">
          <table:table-cell table:formula="of:=IF([.B1184]&gt;=0;1;-1)*(2^[.$D$3])" office:value-type="float" office:value="4096" calcext:value-type="float">
            <text:p>4096</text:p>
          </table:table-cell>
          <table:table-cell table:formula="of:=[.$B$3]+[.E1184]-[.F1184]" office:value-type="float" office:value="11773.5" calcext:value-type="float">
            <text:p>11773,5</text:p>
          </table:table-cell>
          <table:table-cell table:formula="of:=[.B1184]-[.A1184]" office:value-type="float" office:value="7677.5" calcext:value-type="float">
            <text:p>7677,5</text:p>
          </table:table-cell>
          <table:table-cell table:formula="of:=[.C1183]" office:value-type="float" office:value="6218" calcext:value-type="float">
            <text:p>6218,0</text:p>
          </table:table-cell>
          <table:table-cell table:formula="of:=[.D1184]*2" office:value-type="float" office:value="12436" calcext:value-type="float">
            <text:p>12436,0</text:p>
          </table:table-cell>
          <table:table-cell table:formula="of:=[.D1183]" office:value-type="float" office:value="2710" calcext:value-type="float">
            <text:p>2710,0</text:p>
          </table:table-cell>
          <table:table-cell table:number-columns-repeated="3"/>
        </table:table-row>
        <table:table-row table:style-name="ro1">
          <table:table-cell table:formula="of:=IF([.B1185]&gt;=0;1;-1)*(2^[.$D$3])" office:value-type="float" office:value="4096" calcext:value-type="float">
            <text:p>4096</text:p>
          </table:table-cell>
          <table:table-cell table:formula="of:=[.$B$3]+[.E1185]-[.F1185]" office:value-type="float" office:value="11184.5" calcext:value-type="float">
            <text:p>11184,5</text:p>
          </table:table-cell>
          <table:table-cell table:formula="of:=[.B1185]-[.A1185]" office:value-type="float" office:value="7088.5" calcext:value-type="float">
            <text:p>7088,5</text:p>
          </table:table-cell>
          <table:table-cell table:formula="of:=[.C1184]" office:value-type="float" office:value="7677.5" calcext:value-type="float">
            <text:p>7677,5</text:p>
          </table:table-cell>
          <table:table-cell table:formula="of:=[.D1185]*2" office:value-type="float" office:value="15355" calcext:value-type="float">
            <text:p>15355,0</text:p>
          </table:table-cell>
          <table:table-cell table:formula="of:=[.D1184]" office:value-type="float" office:value="6218" calcext:value-type="float">
            <text:p>6218,0</text:p>
          </table:table-cell>
          <table:table-cell table:number-columns-repeated="3"/>
        </table:table-row>
        <table:table-row table:style-name="ro1">
          <table:table-cell table:formula="of:=IF([.B1186]&gt;=0;1;-1)*(2^[.$D$3])" office:value-type="float" office:value="4096" calcext:value-type="float">
            <text:p>4096</text:p>
          </table:table-cell>
          <table:table-cell table:formula="of:=[.$B$3]+[.E1186]-[.F1186]" office:value-type="float" office:value="8547" calcext:value-type="float">
            <text:p>8547,0</text:p>
          </table:table-cell>
          <table:table-cell table:formula="of:=[.B1186]-[.A1186]" office:value-type="float" office:value="4451" calcext:value-type="float">
            <text:p>4451,0</text:p>
          </table:table-cell>
          <table:table-cell table:formula="of:=[.C1185]" office:value-type="float" office:value="7088.5" calcext:value-type="float">
            <text:p>7088,5</text:p>
          </table:table-cell>
          <table:table-cell table:formula="of:=[.D1186]*2" office:value-type="float" office:value="14177" calcext:value-type="float">
            <text:p>14177,0</text:p>
          </table:table-cell>
          <table:table-cell table:formula="of:=[.D1185]" office:value-type="float" office:value="7677.5" calcext:value-type="float">
            <text:p>7677,5</text:p>
          </table:table-cell>
          <table:table-cell table:number-columns-repeated="3"/>
        </table:table-row>
        <table:table-row table:style-name="ro1">
          <table:table-cell table:formula="of:=IF([.B1187]&gt;=0;1;-1)*(2^[.$D$3])" office:value-type="float" office:value="4096" calcext:value-type="float">
            <text:p>4096</text:p>
          </table:table-cell>
          <table:table-cell table:formula="of:=[.$B$3]+[.E1187]-[.F1187]" office:value-type="float" office:value="3861" calcext:value-type="float">
            <text:p>3861,0</text:p>
          </table:table-cell>
          <table:table-cell table:formula="of:=[.B1187]-[.A1187]" office:value-type="float" office:value="-235" calcext:value-type="float">
            <text:p>-235,0</text:p>
          </table:table-cell>
          <table:table-cell table:formula="of:=[.C1186]" office:value-type="float" office:value="4451" calcext:value-type="float">
            <text:p>4451,0</text:p>
          </table:table-cell>
          <table:table-cell table:formula="of:=[.D1187]*2" office:value-type="float" office:value="8902" calcext:value-type="float">
            <text:p>8902,0</text:p>
          </table:table-cell>
          <table:table-cell table:formula="of:=[.D1186]" office:value-type="float" office:value="7088.5" calcext:value-type="float">
            <text:p>7088,5</text:p>
          </table:table-cell>
          <table:table-cell table:number-columns-repeated="3"/>
        </table:table-row>
        <table:table-row table:style-name="ro1">
          <table:table-cell table:formula="of:=IF([.B1188]&gt;=0;1;-1)*(2^[.$D$3])" office:value-type="float" office:value="-4096" calcext:value-type="float">
            <text:p>-4096</text:p>
          </table:table-cell>
          <table:table-cell table:formula="of:=[.$B$3]+[.E1188]-[.F1188]" office:value-type="float" office:value="-2873.5" calcext:value-type="float">
            <text:p>-2873,5</text:p>
          </table:table-cell>
          <table:table-cell table:formula="of:=[.B1188]-[.A1188]" office:value-type="float" office:value="1222.5" calcext:value-type="float">
            <text:p>1222,5</text:p>
          </table:table-cell>
          <table:table-cell table:formula="of:=[.C1187]" office:value-type="float" office:value="-235" calcext:value-type="float">
            <text:p>-235,0</text:p>
          </table:table-cell>
          <table:table-cell table:formula="of:=[.D1188]*2" office:value-type="float" office:value="-470" calcext:value-type="float">
            <text:p>-470,0</text:p>
          </table:table-cell>
          <table:table-cell table:formula="of:=[.D1187]" office:value-type="float" office:value="4451" calcext:value-type="float">
            <text:p>4451,0</text:p>
          </table:table-cell>
          <table:table-cell table:number-columns-repeated="3"/>
        </table:table-row>
        <table:table-row table:style-name="ro1">
          <table:table-cell table:formula="of:=IF([.B1189]&gt;=0;1;-1)*(2^[.$D$3])" office:value-type="float" office:value="4096" calcext:value-type="float">
            <text:p>4096</text:p>
          </table:table-cell>
          <table:table-cell table:formula="of:=[.$B$3]+[.E1189]-[.F1189]" office:value-type="float" office:value="4727.5" calcext:value-type="float">
            <text:p>4727,5</text:p>
          </table:table-cell>
          <table:table-cell table:formula="of:=[.B1189]-[.A1189]" office:value-type="float" office:value="631.5" calcext:value-type="float">
            <text:p>631,5</text:p>
          </table:table-cell>
          <table:table-cell table:formula="of:=[.C1188]" office:value-type="float" office:value="1222.5" calcext:value-type="float">
            <text:p>1222,5</text:p>
          </table:table-cell>
          <table:table-cell table:formula="of:=[.D1189]*2" office:value-type="float" office:value="2445" calcext:value-type="float">
            <text:p>2445,0</text:p>
          </table:table-cell>
          <table:table-cell table:formula="of:=[.D1188]" office:value-type="float" office:value="-235" calcext:value-type="float">
            <text:p>-235,0</text:p>
          </table:table-cell>
          <table:table-cell table:number-columns-repeated="3"/>
        </table:table-row>
        <table:table-row table:style-name="ro1">
          <table:table-cell table:formula="of:=IF([.B1190]&gt;=0;1;-1)*(2^[.$D$3])" office:value-type="float" office:value="4096" calcext:value-type="float">
            <text:p>4096</text:p>
          </table:table-cell>
          <table:table-cell table:formula="of:=[.$B$3]+[.E1190]-[.F1190]" office:value-type="float" office:value="2088" calcext:value-type="float">
            <text:p>2088,0</text:p>
          </table:table-cell>
          <table:table-cell table:formula="of:=[.B1190]-[.A1190]" office:value-type="float" office:value="-2008" calcext:value-type="float">
            <text:p>-2008,0</text:p>
          </table:table-cell>
          <table:table-cell table:formula="of:=[.C1189]" office:value-type="float" office:value="631.5" calcext:value-type="float">
            <text:p>631,5</text:p>
          </table:table-cell>
          <table:table-cell table:formula="of:=[.D1190]*2" office:value-type="float" office:value="1263" calcext:value-type="float">
            <text:p>1263,0</text:p>
          </table:table-cell>
          <table:table-cell table:formula="of:=[.D1189]" office:value-type="float" office:value="1222.5" calcext:value-type="float">
            <text:p>1222,5</text:p>
          </table:table-cell>
          <table:table-cell table:number-columns-repeated="3"/>
        </table:table-row>
        <table:table-row table:style-name="ro1">
          <table:table-cell table:formula="of:=IF([.B1191]&gt;=0;1;-1)*(2^[.$D$3])" office:value-type="float" office:value="-4096" calcext:value-type="float">
            <text:p>-4096</text:p>
          </table:table-cell>
          <table:table-cell table:formula="of:=[.$B$3]+[.E1191]-[.F1191]" office:value-type="float" office:value="-2600" calcext:value-type="float">
            <text:p>-2600,0</text:p>
          </table:table-cell>
          <table:table-cell table:formula="of:=[.B1191]-[.A1191]" office:value-type="float" office:value="1496" calcext:value-type="float">
            <text:p>1496,0</text:p>
          </table:table-cell>
          <table:table-cell table:formula="of:=[.C1190]" office:value-type="float" office:value="-2008" calcext:value-type="float">
            <text:p>-2008,0</text:p>
          </table:table-cell>
          <table:table-cell table:formula="of:=[.D1191]*2" office:value-type="float" office:value="-4016" calcext:value-type="float">
            <text:p>-4016,0</text:p>
          </table:table-cell>
          <table:table-cell table:formula="of:=[.D1190]" office:value-type="float" office:value="631.5" calcext:value-type="float">
            <text:p>631,5</text:p>
          </table:table-cell>
          <table:table-cell table:number-columns-repeated="3"/>
        </table:table-row>
        <table:table-row table:style-name="ro1">
          <table:table-cell table:formula="of:=IF([.B1192]&gt;=0;1;-1)*(2^[.$D$3])" office:value-type="float" office:value="4096" calcext:value-type="float">
            <text:p>4096</text:p>
          </table:table-cell>
          <table:table-cell table:formula="of:=[.$B$3]+[.E1192]-[.F1192]" office:value-type="float" office:value="7047.5" calcext:value-type="float">
            <text:p>7047,5</text:p>
          </table:table-cell>
          <table:table-cell table:formula="of:=[.B1192]-[.A1192]" office:value-type="float" office:value="2951.5" calcext:value-type="float">
            <text:p>2951,5</text:p>
          </table:table-cell>
          <table:table-cell table:formula="of:=[.C1191]" office:value-type="float" office:value="1496" calcext:value-type="float">
            <text:p>1496,0</text:p>
          </table:table-cell>
          <table:table-cell table:formula="of:=[.D1192]*2" office:value-type="float" office:value="2992" calcext:value-type="float">
            <text:p>2992,0</text:p>
          </table:table-cell>
          <table:table-cell table:formula="of:=[.D1191]" office:value-type="float" office:value="-2008" calcext:value-type="float">
            <text:p>-2008,0</text:p>
          </table:table-cell>
          <table:table-cell table:number-columns-repeated="3"/>
        </table:table-row>
        <table:table-row table:style-name="ro1">
          <table:table-cell table:formula="of:=IF([.B1193]&gt;=0;1;-1)*(2^[.$D$3])" office:value-type="float" office:value="4096" calcext:value-type="float">
            <text:p>4096</text:p>
          </table:table-cell>
          <table:table-cell table:formula="of:=[.$B$3]+[.E1193]-[.F1193]" office:value-type="float" office:value="6454.5" calcext:value-type="float">
            <text:p>6454,5</text:p>
          </table:table-cell>
          <table:table-cell table:formula="of:=[.B1193]-[.A1193]" office:value-type="float" office:value="2358.5" calcext:value-type="float">
            <text:p>2358,5</text:p>
          </table:table-cell>
          <table:table-cell table:formula="of:=[.C1192]" office:value-type="float" office:value="2951.5" calcext:value-type="float">
            <text:p>2951,5</text:p>
          </table:table-cell>
          <table:table-cell table:formula="of:=[.D1193]*2" office:value-type="float" office:value="5903" calcext:value-type="float">
            <text:p>5903,0</text:p>
          </table:table-cell>
          <table:table-cell table:formula="of:=[.D1192]" office:value-type="float" office:value="1496" calcext:value-type="float">
            <text:p>1496,0</text:p>
          </table:table-cell>
          <table:table-cell table:number-columns-repeated="3"/>
        </table:table-row>
        <table:table-row table:style-name="ro1">
          <table:table-cell table:formula="of:=IF([.B1194]&gt;=0;1;-1)*(2^[.$D$3])" office:value-type="float" office:value="4096" calcext:value-type="float">
            <text:p>4096</text:p>
          </table:table-cell>
          <table:table-cell table:formula="of:=[.$B$3]+[.E1194]-[.F1194]" office:value-type="float" office:value="3813" calcext:value-type="float">
            <text:p>3813,0</text:p>
          </table:table-cell>
          <table:table-cell table:formula="of:=[.B1194]-[.A1194]" office:value-type="float" office:value="-283" calcext:value-type="float">
            <text:p>-283,0</text:p>
          </table:table-cell>
          <table:table-cell table:formula="of:=[.C1193]" office:value-type="float" office:value="2358.5" calcext:value-type="float">
            <text:p>2358,5</text:p>
          </table:table-cell>
          <table:table-cell table:formula="of:=[.D1194]*2" office:value-type="float" office:value="4717" calcext:value-type="float">
            <text:p>4717,0</text:p>
          </table:table-cell>
          <table:table-cell table:formula="of:=[.D1193]" office:value-type="float" office:value="2951.5" calcext:value-type="float">
            <text:p>2951,5</text:p>
          </table:table-cell>
          <table:table-cell table:number-columns-repeated="3"/>
        </table:table-row>
        <table:table-row table:style-name="ro1">
          <table:table-cell table:formula="of:=IF([.B1195]&gt;=0;1;-1)*(2^[.$D$3])" office:value-type="float" office:value="-4096" calcext:value-type="float">
            <text:p>-4096</text:p>
          </table:table-cell>
          <table:table-cell table:formula="of:=[.$B$3]+[.E1195]-[.F1195]" office:value-type="float" office:value="-877" calcext:value-type="float">
            <text:p>-877,0</text:p>
          </table:table-cell>
          <table:table-cell table:formula="of:=[.B1195]-[.A1195]" office:value-type="float" office:value="3219" calcext:value-type="float">
            <text:p>3219,0</text:p>
          </table:table-cell>
          <table:table-cell table:formula="of:=[.C1194]" office:value-type="float" office:value="-283" calcext:value-type="float">
            <text:p>-283,0</text:p>
          </table:table-cell>
          <table:table-cell table:formula="of:=[.D1195]*2" office:value-type="float" office:value="-566" calcext:value-type="float">
            <text:p>-566,0</text:p>
          </table:table-cell>
          <table:table-cell table:formula="of:=[.D1194]" office:value-type="float" office:value="2358.5" calcext:value-type="float">
            <text:p>2358,5</text:p>
          </table:table-cell>
          <table:table-cell table:number-columns-repeated="3"/>
        </table:table-row>
        <table:table-row table:style-name="ro1">
          <table:table-cell table:formula="of:=IF([.B1196]&gt;=0;1;-1)*(2^[.$D$3])" office:value-type="float" office:value="4096" calcext:value-type="float">
            <text:p>4096</text:p>
          </table:table-cell>
          <table:table-cell table:formula="of:=[.$B$3]+[.E1196]-[.F1196]" office:value-type="float" office:value="8768.5" calcext:value-type="float">
            <text:p>8768,5</text:p>
          </table:table-cell>
          <table:table-cell table:formula="of:=[.B1196]-[.A1196]" office:value-type="float" office:value="4672.5" calcext:value-type="float">
            <text:p>4672,5</text:p>
          </table:table-cell>
          <table:table-cell table:formula="of:=[.C1195]" office:value-type="float" office:value="3219" calcext:value-type="float">
            <text:p>3219,0</text:p>
          </table:table-cell>
          <table:table-cell table:formula="of:=[.D1196]*2" office:value-type="float" office:value="6438" calcext:value-type="float">
            <text:p>6438,0</text:p>
          </table:table-cell>
          <table:table-cell table:formula="of:=[.D1195]" office:value-type="float" office:value="-283" calcext:value-type="float">
            <text:p>-283,0</text:p>
          </table:table-cell>
          <table:table-cell table:number-columns-repeated="3"/>
        </table:table-row>
        <table:table-row table:style-name="ro1">
          <table:table-cell table:formula="of:=IF([.B1197]&gt;=0;1;-1)*(2^[.$D$3])" office:value-type="float" office:value="4096" calcext:value-type="float">
            <text:p>4096</text:p>
          </table:table-cell>
          <table:table-cell table:formula="of:=[.$B$3]+[.E1197]-[.F1197]" office:value-type="float" office:value="8173.5" calcext:value-type="float">
            <text:p>8173,5</text:p>
          </table:table-cell>
          <table:table-cell table:formula="of:=[.B1197]-[.A1197]" office:value-type="float" office:value="4077.5" calcext:value-type="float">
            <text:p>4077,5</text:p>
          </table:table-cell>
          <table:table-cell table:formula="of:=[.C1196]" office:value-type="float" office:value="4672.5" calcext:value-type="float">
            <text:p>4672,5</text:p>
          </table:table-cell>
          <table:table-cell table:formula="of:=[.D1197]*2" office:value-type="float" office:value="9345" calcext:value-type="float">
            <text:p>9345,0</text:p>
          </table:table-cell>
          <table:table-cell table:formula="of:=[.D1196]" office:value-type="float" office:value="3219" calcext:value-type="float">
            <text:p>3219,0</text:p>
          </table:table-cell>
          <table:table-cell table:number-columns-repeated="3"/>
        </table:table-row>
        <table:table-row table:style-name="ro1">
          <table:table-cell table:formula="of:=IF([.B1198]&gt;=0;1;-1)*(2^[.$D$3])" office:value-type="float" office:value="4096" calcext:value-type="float">
            <text:p>4096</text:p>
          </table:table-cell>
          <table:table-cell table:formula="of:=[.$B$3]+[.E1198]-[.F1198]" office:value-type="float" office:value="5530" calcext:value-type="float">
            <text:p>5530,0</text:p>
          </table:table-cell>
          <table:table-cell table:formula="of:=[.B1198]-[.A1198]" office:value-type="float" office:value="1434" calcext:value-type="float">
            <text:p>1434,0</text:p>
          </table:table-cell>
          <table:table-cell table:formula="of:=[.C1197]" office:value-type="float" office:value="4077.5" calcext:value-type="float">
            <text:p>4077,5</text:p>
          </table:table-cell>
          <table:table-cell table:formula="of:=[.D1198]*2" office:value-type="float" office:value="8155" calcext:value-type="float">
            <text:p>8155,0</text:p>
          </table:table-cell>
          <table:table-cell table:formula="of:=[.D1197]" office:value-type="float" office:value="4672.5" calcext:value-type="float">
            <text:p>4672,5</text:p>
          </table:table-cell>
          <table:table-cell table:number-columns-repeated="3"/>
        </table:table-row>
        <table:table-row table:style-name="ro1">
          <table:table-cell table:formula="of:=IF([.B1199]&gt;=0;1;-1)*(2^[.$D$3])" office:value-type="float" office:value="4096" calcext:value-type="float">
            <text:p>4096</text:p>
          </table:table-cell>
          <table:table-cell table:formula="of:=[.$B$3]+[.E1199]-[.F1199]" office:value-type="float" office:value="838" calcext:value-type="float">
            <text:p>838,0</text:p>
          </table:table-cell>
          <table:table-cell table:formula="of:=[.B1199]-[.A1199]" office:value-type="float" office:value="-3258" calcext:value-type="float">
            <text:p>-3258,0</text:p>
          </table:table-cell>
          <table:table-cell table:formula="of:=[.C1198]" office:value-type="float" office:value="1434" calcext:value-type="float">
            <text:p>1434,0</text:p>
          </table:table-cell>
          <table:table-cell table:formula="of:=[.D1199]*2" office:value-type="float" office:value="2868" calcext:value-type="float">
            <text:p>2868,0</text:p>
          </table:table-cell>
          <table:table-cell table:formula="of:=[.D1198]" office:value-type="float" office:value="4077.5" calcext:value-type="float">
            <text:p>4077,5</text:p>
          </table:table-cell>
          <table:table-cell table:number-columns-repeated="3"/>
        </table:table-row>
        <table:table-row table:style-name="ro1">
          <table:table-cell table:formula="of:=IF([.B1200]&gt;=0;1;-1)*(2^[.$D$3])" office:value-type="float" office:value="-4096" calcext:value-type="float">
            <text:p>-4096</text:p>
          </table:table-cell>
          <table:table-cell table:formula="of:=[.$B$3]+[.E1200]-[.F1200]" office:value-type="float" office:value="-5902.5" calcext:value-type="float">
            <text:p>-5902,5</text:p>
          </table:table-cell>
          <table:table-cell table:formula="of:=[.B1200]-[.A1200]" office:value-type="float" office:value="-1806.5" calcext:value-type="float">
            <text:p>-1806,5</text:p>
          </table:table-cell>
          <table:table-cell table:formula="of:=[.C1199]" office:value-type="float" office:value="-3258" calcext:value-type="float">
            <text:p>-3258,0</text:p>
          </table:table-cell>
          <table:table-cell table:formula="of:=[.D1200]*2" office:value-type="float" office:value="-6516" calcext:value-type="float">
            <text:p>-6516,0</text:p>
          </table:table-cell>
          <table:table-cell table:formula="of:=[.D1199]" office:value-type="float" office:value="1434" calcext:value-type="float">
            <text:p>1434,0</text:p>
          </table:table-cell>
          <table:table-cell table:number-columns-repeated="3"/>
        </table:table-row>
        <table:table-row table:style-name="ro1">
          <table:table-cell table:formula="of:=IF([.B1201]&gt;=0;1;-1)*(2^[.$D$3])" office:value-type="float" office:value="4096" calcext:value-type="float">
            <text:p>4096</text:p>
          </table:table-cell>
          <table:table-cell table:formula="of:=[.$B$3]+[.E1201]-[.F1201]" office:value-type="float" office:value="1692.5" calcext:value-type="float">
            <text:p>1692,5</text:p>
          </table:table-cell>
          <table:table-cell table:formula="of:=[.B1201]-[.A1201]" office:value-type="float" office:value="-2403.5" calcext:value-type="float">
            <text:p>-2403,5</text:p>
          </table:table-cell>
          <table:table-cell table:formula="of:=[.C1200]" office:value-type="float" office:value="-1806.5" calcext:value-type="float">
            <text:p>-1806,5</text:p>
          </table:table-cell>
          <table:table-cell table:formula="of:=[.D1201]*2" office:value-type="float" office:value="-3613" calcext:value-type="float">
            <text:p>-3613,0</text:p>
          </table:table-cell>
          <table:table-cell table:formula="of:=[.D1200]" office:value-type="float" office:value="-3258" calcext:value-type="float">
            <text:p>-3258,0</text:p>
          </table:table-cell>
          <table:table-cell table:number-columns-repeated="3"/>
        </table:table-row>
        <table:table-row table:style-name="ro1">
          <table:table-cell table:formula="of:=IF([.B1202]&gt;=0;1;-1)*(2^[.$D$3])" office:value-type="float" office:value="-4096" calcext:value-type="float">
            <text:p>-4096</text:p>
          </table:table-cell>
          <table:table-cell table:formula="of:=[.$B$3]+[.E1202]-[.F1202]" office:value-type="float" office:value="-953" calcext:value-type="float">
            <text:p>-953,0</text:p>
          </table:table-cell>
          <table:table-cell table:formula="of:=[.B1202]-[.A1202]" office:value-type="float" office:value="3143" calcext:value-type="float">
            <text:p>3143,0</text:p>
          </table:table-cell>
          <table:table-cell table:formula="of:=[.C1201]" office:value-type="float" office:value="-2403.5" calcext:value-type="float">
            <text:p>-2403,5</text:p>
          </table:table-cell>
          <table:table-cell table:formula="of:=[.D1202]*2" office:value-type="float" office:value="-4807" calcext:value-type="float">
            <text:p>-4807,0</text:p>
          </table:table-cell>
          <table:table-cell table:formula="of:=[.D1201]" office:value-type="float" office:value="-1806.5" calcext:value-type="float">
            <text:p>-1806,5</text:p>
          </table:table-cell>
          <table:table-cell table:number-columns-repeated="3"/>
        </table:table-row>
        <table:table-row table:style-name="ro1">
          <table:table-cell table:formula="of:=IF([.B1203]&gt;=0;1;-1)*(2^[.$D$3])" office:value-type="float" office:value="4096" calcext:value-type="float">
            <text:p>4096</text:p>
          </table:table-cell>
          <table:table-cell table:formula="of:=[.$B$3]+[.E1203]-[.F1203]" office:value-type="float" office:value="10737" calcext:value-type="float">
            <text:p>10737,0</text:p>
          </table:table-cell>
          <table:table-cell table:formula="of:=[.B1203]-[.A1203]" office:value-type="float" office:value="6641" calcext:value-type="float">
            <text:p>6641,0</text:p>
          </table:table-cell>
          <table:table-cell table:formula="of:=[.C1202]" office:value-type="float" office:value="3143" calcext:value-type="float">
            <text:p>3143,0</text:p>
          </table:table-cell>
          <table:table-cell table:formula="of:=[.D1203]*2" office:value-type="float" office:value="6286" calcext:value-type="float">
            <text:p>6286,0</text:p>
          </table:table-cell>
          <table:table-cell table:formula="of:=[.D1202]" office:value-type="float" office:value="-2403.5" calcext:value-type="float">
            <text:p>-2403,5</text:p>
          </table:table-cell>
          <table:table-cell table:number-columns-repeated="3"/>
        </table:table-row>
        <table:table-row table:style-name="ro1">
          <table:table-cell table:formula="of:=IF([.B1204]&gt;=0;1;-1)*(2^[.$D$3])" office:value-type="float" office:value="4096" calcext:value-type="float">
            <text:p>4096</text:p>
          </table:table-cell>
          <table:table-cell table:formula="of:=[.$B$3]+[.E1204]-[.F1204]" office:value-type="float" office:value="12186.5" calcext:value-type="float">
            <text:p>12186,5</text:p>
          </table:table-cell>
          <table:table-cell table:formula="of:=[.B1204]-[.A1204]" office:value-type="float" office:value="8090.5" calcext:value-type="float">
            <text:p>8090,5</text:p>
          </table:table-cell>
          <table:table-cell table:formula="of:=[.C1203]" office:value-type="float" office:value="6641" calcext:value-type="float">
            <text:p>6641,0</text:p>
          </table:table-cell>
          <table:table-cell table:formula="of:=[.D1204]*2" office:value-type="float" office:value="13282" calcext:value-type="float">
            <text:p>13282,0</text:p>
          </table:table-cell>
          <table:table-cell table:formula="of:=[.D1203]" office:value-type="float" office:value="3143" calcext:value-type="float">
            <text:p>3143,0</text:p>
          </table:table-cell>
          <table:table-cell table:number-columns-repeated="3"/>
        </table:table-row>
        <table:table-row table:style-name="ro1">
          <table:table-cell table:formula="of:=IF([.B1205]&gt;=0;1;-1)*(2^[.$D$3])" office:value-type="float" office:value="4096" calcext:value-type="float">
            <text:p>4096</text:p>
          </table:table-cell>
          <table:table-cell table:formula="of:=[.$B$3]+[.E1205]-[.F1205]" office:value-type="float" office:value="11587.5" calcext:value-type="float">
            <text:p>11587,5</text:p>
          </table:table-cell>
          <table:table-cell table:formula="of:=[.B1205]-[.A1205]" office:value-type="float" office:value="7491.5" calcext:value-type="float">
            <text:p>7491,5</text:p>
          </table:table-cell>
          <table:table-cell table:formula="of:=[.C1204]" office:value-type="float" office:value="8090.5" calcext:value-type="float">
            <text:p>8090,5</text:p>
          </table:table-cell>
          <table:table-cell table:formula="of:=[.D1205]*2" office:value-type="float" office:value="16181" calcext:value-type="float">
            <text:p>16181,0</text:p>
          </table:table-cell>
          <table:table-cell table:formula="of:=[.D1204]" office:value-type="float" office:value="6641" calcext:value-type="float">
            <text:p>6641,0</text:p>
          </table:table-cell>
          <table:table-cell table:number-columns-repeated="3"/>
        </table:table-row>
        <table:table-row table:style-name="ro1">
          <table:table-cell table:formula="of:=IF([.B1206]&gt;=0;1;-1)*(2^[.$D$3])" office:value-type="float" office:value="4096" calcext:value-type="float">
            <text:p>4096</text:p>
          </table:table-cell>
          <table:table-cell table:formula="of:=[.$B$3]+[.E1206]-[.F1206]" office:value-type="float" office:value="8940" calcext:value-type="float">
            <text:p>8940,0</text:p>
          </table:table-cell>
          <table:table-cell table:formula="of:=[.B1206]-[.A1206]" office:value-type="float" office:value="4844" calcext:value-type="float">
            <text:p>4844,0</text:p>
          </table:table-cell>
          <table:table-cell table:formula="of:=[.C1205]" office:value-type="float" office:value="7491.5" calcext:value-type="float">
            <text:p>7491,5</text:p>
          </table:table-cell>
          <table:table-cell table:formula="of:=[.D1206]*2" office:value-type="float" office:value="14983" calcext:value-type="float">
            <text:p>14983,0</text:p>
          </table:table-cell>
          <table:table-cell table:formula="of:=[.D1205]" office:value-type="float" office:value="8090.5" calcext:value-type="float">
            <text:p>8090,5</text:p>
          </table:table-cell>
          <table:table-cell table:number-columns-repeated="3"/>
        </table:table-row>
        <table:table-row table:style-name="ro1">
          <table:table-cell table:formula="of:=IF([.B1207]&gt;=0;1;-1)*(2^[.$D$3])" office:value-type="float" office:value="4096" calcext:value-type="float">
            <text:p>4096</text:p>
          </table:table-cell>
          <table:table-cell table:formula="of:=[.$B$3]+[.E1207]-[.F1207]" office:value-type="float" office:value="4244" calcext:value-type="float">
            <text:p>4244,0</text:p>
          </table:table-cell>
          <table:table-cell table:formula="of:=[.B1207]-[.A1207]" office:value-type="float" office:value="148" calcext:value-type="float">
            <text:p>148,0</text:p>
          </table:table-cell>
          <table:table-cell table:formula="of:=[.C1206]" office:value-type="float" office:value="4844" calcext:value-type="float">
            <text:p>4844,0</text:p>
          </table:table-cell>
          <table:table-cell table:formula="of:=[.D1207]*2" office:value-type="float" office:value="9688" calcext:value-type="float">
            <text:p>9688,0</text:p>
          </table:table-cell>
          <table:table-cell table:formula="of:=[.D1206]" office:value-type="float" office:value="7491.5" calcext:value-type="float">
            <text:p>7491,5</text:p>
          </table:table-cell>
          <table:table-cell table:number-columns-repeated="3"/>
        </table:table-row>
        <table:table-row table:style-name="ro1">
          <table:table-cell table:formula="of:=IF([.B1208]&gt;=0;1;-1)*(2^[.$D$3])" office:value-type="float" office:value="-4096" calcext:value-type="float">
            <text:p>-4096</text:p>
          </table:table-cell>
          <table:table-cell table:formula="of:=[.$B$3]+[.E1208]-[.F1208]" office:value-type="float" office:value="-2500.5" calcext:value-type="float">
            <text:p>-2500,5</text:p>
          </table:table-cell>
          <table:table-cell table:formula="of:=[.B1208]-[.A1208]" office:value-type="float" office:value="1595.5" calcext:value-type="float">
            <text:p>1595,5</text:p>
          </table:table-cell>
          <table:table-cell table:formula="of:=[.C1207]" office:value-type="float" office:value="148" calcext:value-type="float">
            <text:p>148,0</text:p>
          </table:table-cell>
          <table:table-cell table:formula="of:=[.D1208]*2" office:value-type="float" office:value="296" calcext:value-type="float">
            <text:p>296,0</text:p>
          </table:table-cell>
          <table:table-cell table:formula="of:=[.D1207]" office:value-type="float" office:value="4844" calcext:value-type="float">
            <text:p>4844,0</text:p>
          </table:table-cell>
          <table:table-cell table:number-columns-repeated="3"/>
        </table:table-row>
        <table:table-row table:style-name="ro1">
          <table:table-cell table:formula="of:=IF([.B1209]&gt;=0;1;-1)*(2^[.$D$3])" office:value-type="float" office:value="4096" calcext:value-type="float">
            <text:p>4096</text:p>
          </table:table-cell>
          <table:table-cell table:formula="of:=[.$B$3]+[.E1209]-[.F1209]" office:value-type="float" office:value="5090.5" calcext:value-type="float">
            <text:p>5090,5</text:p>
          </table:table-cell>
          <table:table-cell table:formula="of:=[.B1209]-[.A1209]" office:value-type="float" office:value="994.5" calcext:value-type="float">
            <text:p>994,5</text:p>
          </table:table-cell>
          <table:table-cell table:formula="of:=[.C1208]" office:value-type="float" office:value="1595.5" calcext:value-type="float">
            <text:p>1595,5</text:p>
          </table:table-cell>
          <table:table-cell table:formula="of:=[.D1209]*2" office:value-type="float" office:value="3191" calcext:value-type="float">
            <text:p>3191,0</text:p>
          </table:table-cell>
          <table:table-cell table:formula="of:=[.D1208]" office:value-type="float" office:value="148" calcext:value-type="float">
            <text:p>148,0</text:p>
          </table:table-cell>
          <table:table-cell table:number-columns-repeated="3"/>
        </table:table-row>
        <table:table-row table:style-name="ro1">
          <table:table-cell table:formula="of:=IF([.B1210]&gt;=0;1;-1)*(2^[.$D$3])" office:value-type="float" office:value="4096" calcext:value-type="float">
            <text:p>4096</text:p>
          </table:table-cell>
          <table:table-cell table:formula="of:=[.$B$3]+[.E1210]-[.F1210]" office:value-type="float" office:value="2441" calcext:value-type="float">
            <text:p>2441,0</text:p>
          </table:table-cell>
          <table:table-cell table:formula="of:=[.B1210]-[.A1210]" office:value-type="float" office:value="-1655" calcext:value-type="float">
            <text:p>-1655,0</text:p>
          </table:table-cell>
          <table:table-cell table:formula="of:=[.C1209]" office:value-type="float" office:value="994.5" calcext:value-type="float">
            <text:p>994,5</text:p>
          </table:table-cell>
          <table:table-cell table:formula="of:=[.D1210]*2" office:value-type="float" office:value="1989" calcext:value-type="float">
            <text:p>1989,0</text:p>
          </table:table-cell>
          <table:table-cell table:formula="of:=[.D1209]" office:value-type="float" office:value="1595.5" calcext:value-type="float">
            <text:p>1595,5</text:p>
          </table:table-cell>
          <table:table-cell table:number-columns-repeated="3"/>
        </table:table-row>
        <table:table-row table:style-name="ro1">
          <table:table-cell table:formula="of:=IF([.B1211]&gt;=0;1;-1)*(2^[.$D$3])" office:value-type="float" office:value="-4096" calcext:value-type="float">
            <text:p>-4096</text:p>
          </table:table-cell>
          <table:table-cell table:formula="of:=[.$B$3]+[.E1211]-[.F1211]" office:value-type="float" office:value="-2257" calcext:value-type="float">
            <text:p>-2257,0</text:p>
          </table:table-cell>
          <table:table-cell table:formula="of:=[.B1211]-[.A1211]" office:value-type="float" office:value="1839" calcext:value-type="float">
            <text:p>1839,0</text:p>
          </table:table-cell>
          <table:table-cell table:formula="of:=[.C1210]" office:value-type="float" office:value="-1655" calcext:value-type="float">
            <text:p>-1655,0</text:p>
          </table:table-cell>
          <table:table-cell table:formula="of:=[.D1211]*2" office:value-type="float" office:value="-3310" calcext:value-type="float">
            <text:p>-3310,0</text:p>
          </table:table-cell>
          <table:table-cell table:formula="of:=[.D1210]" office:value-type="float" office:value="994.5" calcext:value-type="float">
            <text:p>994,5</text:p>
          </table:table-cell>
          <table:table-cell table:number-columns-repeated="3"/>
        </table:table-row>
        <table:table-row table:style-name="ro1">
          <table:table-cell table:formula="of:=IF([.B1212]&gt;=0;1;-1)*(2^[.$D$3])" office:value-type="float" office:value="4096" calcext:value-type="float">
            <text:p>4096</text:p>
          </table:table-cell>
          <table:table-cell table:formula="of:=[.$B$3]+[.E1212]-[.F1212]" office:value-type="float" office:value="7380.5" calcext:value-type="float">
            <text:p>7380,5</text:p>
          </table:table-cell>
          <table:table-cell table:formula="of:=[.B1212]-[.A1212]" office:value-type="float" office:value="3284.5" calcext:value-type="float">
            <text:p>3284,5</text:p>
          </table:table-cell>
          <table:table-cell table:formula="of:=[.C1211]" office:value-type="float" office:value="1839" calcext:value-type="float">
            <text:p>1839,0</text:p>
          </table:table-cell>
          <table:table-cell table:formula="of:=[.D1212]*2" office:value-type="float" office:value="3678" calcext:value-type="float">
            <text:p>3678,0</text:p>
          </table:table-cell>
          <table:table-cell table:formula="of:=[.D1211]" office:value-type="float" office:value="-1655" calcext:value-type="float">
            <text:p>-1655,0</text:p>
          </table:table-cell>
          <table:table-cell table:number-columns-repeated="3"/>
        </table:table-row>
        <table:table-row table:style-name="ro1">
          <table:table-cell table:formula="of:=IF([.B1213]&gt;=0;1;-1)*(2^[.$D$3])" office:value-type="float" office:value="4096" calcext:value-type="float">
            <text:p>4096</text:p>
          </table:table-cell>
          <table:table-cell table:formula="of:=[.$B$3]+[.E1213]-[.F1213]" office:value-type="float" office:value="6777.5" calcext:value-type="float">
            <text:p>6777,5</text:p>
          </table:table-cell>
          <table:table-cell table:formula="of:=[.B1213]-[.A1213]" office:value-type="float" office:value="2681.5" calcext:value-type="float">
            <text:p>2681,5</text:p>
          </table:table-cell>
          <table:table-cell table:formula="of:=[.C1212]" office:value-type="float" office:value="3284.5" calcext:value-type="float">
            <text:p>3284,5</text:p>
          </table:table-cell>
          <table:table-cell table:formula="of:=[.D1213]*2" office:value-type="float" office:value="6569" calcext:value-type="float">
            <text:p>6569,0</text:p>
          </table:table-cell>
          <table:table-cell table:formula="of:=[.D1212]" office:value-type="float" office:value="1839" calcext:value-type="float">
            <text:p>1839,0</text:p>
          </table:table-cell>
          <table:table-cell table:number-columns-repeated="3"/>
        </table:table-row>
        <table:table-row table:style-name="ro1">
          <table:table-cell table:formula="of:=IF([.B1214]&gt;=0;1;-1)*(2^[.$D$3])" office:value-type="float" office:value="4096" calcext:value-type="float">
            <text:p>4096</text:p>
          </table:table-cell>
          <table:table-cell table:formula="of:=[.$B$3]+[.E1214]-[.F1214]" office:value-type="float" office:value="4126" calcext:value-type="float">
            <text:p>4126,0</text:p>
          </table:table-cell>
          <table:table-cell table:formula="of:=[.B1214]-[.A1214]" office:value-type="float" office:value="30" calcext:value-type="float">
            <text:p>30,0</text:p>
          </table:table-cell>
          <table:table-cell table:formula="of:=[.C1213]" office:value-type="float" office:value="2681.5" calcext:value-type="float">
            <text:p>2681,5</text:p>
          </table:table-cell>
          <table:table-cell table:formula="of:=[.D1214]*2" office:value-type="float" office:value="5363" calcext:value-type="float">
            <text:p>5363,0</text:p>
          </table:table-cell>
          <table:table-cell table:formula="of:=[.D1213]" office:value-type="float" office:value="3284.5" calcext:value-type="float">
            <text:p>3284,5</text:p>
          </table:table-cell>
          <table:table-cell table:number-columns-repeated="3"/>
        </table:table-row>
        <table:table-row table:style-name="ro1">
          <table:table-cell table:formula="of:=IF([.B1215]&gt;=0;1;-1)*(2^[.$D$3])" office:value-type="float" office:value="-4096" calcext:value-type="float">
            <text:p>-4096</text:p>
          </table:table-cell>
          <table:table-cell table:formula="of:=[.$B$3]+[.E1215]-[.F1215]" office:value-type="float" office:value="-574" calcext:value-type="float">
            <text:p>-574,0</text:p>
          </table:table-cell>
          <table:table-cell table:formula="of:=[.B1215]-[.A1215]" office:value-type="float" office:value="3522" calcext:value-type="float">
            <text:p>3522,0</text:p>
          </table:table-cell>
          <table:table-cell table:formula="of:=[.C1214]" office:value-type="float" office:value="30" calcext:value-type="float">
            <text:p>30,0</text:p>
          </table:table-cell>
          <table:table-cell table:formula="of:=[.D1215]*2" office:value-type="float" office:value="60" calcext:value-type="float">
            <text:p>60,0</text:p>
          </table:table-cell>
          <table:table-cell table:formula="of:=[.D1214]" office:value-type="float" office:value="2681.5" calcext:value-type="float">
            <text:p>2681,5</text:p>
          </table:table-cell>
          <table:table-cell table:number-columns-repeated="3"/>
        </table:table-row>
        <table:table-row table:style-name="ro1">
          <table:table-cell table:formula="of:=IF([.B1216]&gt;=0;1;-1)*(2^[.$D$3])" office:value-type="float" office:value="4096" calcext:value-type="float">
            <text:p>4096</text:p>
          </table:table-cell>
          <table:table-cell table:formula="of:=[.$B$3]+[.E1216]-[.F1216]" office:value-type="float" office:value="9061.5" calcext:value-type="float">
            <text:p>9061,5</text:p>
          </table:table-cell>
          <table:table-cell table:formula="of:=[.B1216]-[.A1216]" office:value-type="float" office:value="4965.5" calcext:value-type="float">
            <text:p>4965,5</text:p>
          </table:table-cell>
          <table:table-cell table:formula="of:=[.C1215]" office:value-type="float" office:value="3522" calcext:value-type="float">
            <text:p>3522,0</text:p>
          </table:table-cell>
          <table:table-cell table:formula="of:=[.D1216]*2" office:value-type="float" office:value="7044" calcext:value-type="float">
            <text:p>7044,0</text:p>
          </table:table-cell>
          <table:table-cell table:formula="of:=[.D1215]" office:value-type="float" office:value="30" calcext:value-type="float">
            <text:p>30,0</text:p>
          </table:table-cell>
          <table:table-cell table:number-columns-repeated="3"/>
        </table:table-row>
        <table:table-row table:style-name="ro1">
          <table:table-cell table:formula="of:=IF([.B1217]&gt;=0;1;-1)*(2^[.$D$3])" office:value-type="float" office:value="4096" calcext:value-type="float">
            <text:p>4096</text:p>
          </table:table-cell>
          <table:table-cell table:formula="of:=[.$B$3]+[.E1217]-[.F1217]" office:value-type="float" office:value="8456.5" calcext:value-type="float">
            <text:p>8456,5</text:p>
          </table:table-cell>
          <table:table-cell table:formula="of:=[.B1217]-[.A1217]" office:value-type="float" office:value="4360.5" calcext:value-type="float">
            <text:p>4360,5</text:p>
          </table:table-cell>
          <table:table-cell table:formula="of:=[.C1216]" office:value-type="float" office:value="4965.5" calcext:value-type="float">
            <text:p>4965,5</text:p>
          </table:table-cell>
          <table:table-cell table:formula="of:=[.D1217]*2" office:value-type="float" office:value="9931" calcext:value-type="float">
            <text:p>9931,0</text:p>
          </table:table-cell>
          <table:table-cell table:formula="of:=[.D1216]" office:value-type="float" office:value="3522" calcext:value-type="float">
            <text:p>3522,0</text:p>
          </table:table-cell>
          <table:table-cell table:number-columns-repeated="3"/>
        </table:table-row>
        <table:table-row table:style-name="ro1">
          <table:table-cell table:formula="of:=IF([.B1218]&gt;=0;1;-1)*(2^[.$D$3])" office:value-type="float" office:value="4096" calcext:value-type="float">
            <text:p>4096</text:p>
          </table:table-cell>
          <table:table-cell table:formula="of:=[.$B$3]+[.E1218]-[.F1218]" office:value-type="float" office:value="5803" calcext:value-type="float">
            <text:p>5803,0</text:p>
          </table:table-cell>
          <table:table-cell table:formula="of:=[.B1218]-[.A1218]" office:value-type="float" office:value="1707" calcext:value-type="float">
            <text:p>1707,0</text:p>
          </table:table-cell>
          <table:table-cell table:formula="of:=[.C1217]" office:value-type="float" office:value="4360.5" calcext:value-type="float">
            <text:p>4360,5</text:p>
          </table:table-cell>
          <table:table-cell table:formula="of:=[.D1218]*2" office:value-type="float" office:value="8721" calcext:value-type="float">
            <text:p>8721,0</text:p>
          </table:table-cell>
          <table:table-cell table:formula="of:=[.D1217]" office:value-type="float" office:value="4965.5" calcext:value-type="float">
            <text:p>4965,5</text:p>
          </table:table-cell>
          <table:table-cell table:number-columns-repeated="3"/>
        </table:table-row>
        <table:table-row table:style-name="ro1">
          <table:table-cell table:formula="of:=IF([.B1219]&gt;=0;1;-1)*(2^[.$D$3])" office:value-type="float" office:value="4096" calcext:value-type="float">
            <text:p>4096</text:p>
          </table:table-cell>
          <table:table-cell table:formula="of:=[.$B$3]+[.E1219]-[.F1219]" office:value-type="float" office:value="1101" calcext:value-type="float">
            <text:p>1101,0</text:p>
          </table:table-cell>
          <table:table-cell table:formula="of:=[.B1219]-[.A1219]" office:value-type="float" office:value="-2995" calcext:value-type="float">
            <text:p>-2995,0</text:p>
          </table:table-cell>
          <table:table-cell table:formula="of:=[.C1218]" office:value-type="float" office:value="1707" calcext:value-type="float">
            <text:p>1707,0</text:p>
          </table:table-cell>
          <table:table-cell table:formula="of:=[.D1219]*2" office:value-type="float" office:value="3414" calcext:value-type="float">
            <text:p>3414,0</text:p>
          </table:table-cell>
          <table:table-cell table:formula="of:=[.D1218]" office:value-type="float" office:value="4360.5" calcext:value-type="float">
            <text:p>4360,5</text:p>
          </table:table-cell>
          <table:table-cell table:number-columns-repeated="3"/>
        </table:table-row>
        <table:table-row table:style-name="ro1">
          <table:table-cell table:formula="of:=IF([.B1220]&gt;=0;1;-1)*(2^[.$D$3])" office:value-type="float" office:value="-4096" calcext:value-type="float">
            <text:p>-4096</text:p>
          </table:table-cell>
          <table:table-cell table:formula="of:=[.$B$3]+[.E1220]-[.F1220]" office:value-type="float" office:value="-5649.5" calcext:value-type="float">
            <text:p>-5649,5</text:p>
          </table:table-cell>
          <table:table-cell table:formula="of:=[.B1220]-[.A1220]" office:value-type="float" office:value="-1553.5" calcext:value-type="float">
            <text:p>-1553,5</text:p>
          </table:table-cell>
          <table:table-cell table:formula="of:=[.C1219]" office:value-type="float" office:value="-2995" calcext:value-type="float">
            <text:p>-2995,0</text:p>
          </table:table-cell>
          <table:table-cell table:formula="of:=[.D1220]*2" office:value-type="float" office:value="-5990" calcext:value-type="float">
            <text:p>-5990,0</text:p>
          </table:table-cell>
          <table:table-cell table:formula="of:=[.D1219]" office:value-type="float" office:value="1707" calcext:value-type="float">
            <text:p>1707,0</text:p>
          </table:table-cell>
          <table:table-cell table:number-columns-repeated="3"/>
        </table:table-row>
        <table:table-row table:style-name="ro1">
          <table:table-cell table:formula="of:=IF([.B1221]&gt;=0;1;-1)*(2^[.$D$3])" office:value-type="float" office:value="4096" calcext:value-type="float">
            <text:p>4096</text:p>
          </table:table-cell>
          <table:table-cell table:formula="of:=[.$B$3]+[.E1221]-[.F1221]" office:value-type="float" office:value="1935.5" calcext:value-type="float">
            <text:p>1935,5</text:p>
          </table:table-cell>
          <table:table-cell table:formula="of:=[.B1221]-[.A1221]" office:value-type="float" office:value="-2160.5" calcext:value-type="float">
            <text:p>-2160,5</text:p>
          </table:table-cell>
          <table:table-cell table:formula="of:=[.C1220]" office:value-type="float" office:value="-1553.5" calcext:value-type="float">
            <text:p>-1553,5</text:p>
          </table:table-cell>
          <table:table-cell table:formula="of:=[.D1221]*2" office:value-type="float" office:value="-3107" calcext:value-type="float">
            <text:p>-3107,0</text:p>
          </table:table-cell>
          <table:table-cell table:formula="of:=[.D1220]" office:value-type="float" office:value="-2995" calcext:value-type="float">
            <text:p>-2995,0</text:p>
          </table:table-cell>
          <table:table-cell table:number-columns-repeated="3"/>
        </table:table-row>
        <table:table-row table:style-name="ro1">
          <table:table-cell table:formula="of:=IF([.B1222]&gt;=0;1;-1)*(2^[.$D$3])" office:value-type="float" office:value="-4096" calcext:value-type="float">
            <text:p>-4096</text:p>
          </table:table-cell>
          <table:table-cell table:formula="of:=[.$B$3]+[.E1222]-[.F1222]" office:value-type="float" office:value="-720" calcext:value-type="float">
            <text:p>-720,0</text:p>
          </table:table-cell>
          <table:table-cell table:formula="of:=[.B1222]-[.A1222]" office:value-type="float" office:value="3376" calcext:value-type="float">
            <text:p>3376,0</text:p>
          </table:table-cell>
          <table:table-cell table:formula="of:=[.C1221]" office:value-type="float" office:value="-2160.5" calcext:value-type="float">
            <text:p>-2160,5</text:p>
          </table:table-cell>
          <table:table-cell table:formula="of:=[.D1222]*2" office:value-type="float" office:value="-4321" calcext:value-type="float">
            <text:p>-4321,0</text:p>
          </table:table-cell>
          <table:table-cell table:formula="of:=[.D1221]" office:value-type="float" office:value="-1553.5" calcext:value-type="float">
            <text:p>-1553,5</text:p>
          </table:table-cell>
          <table:table-cell table:number-columns-repeated="3"/>
        </table:table-row>
        <table:table-row table:style-name="ro1">
          <table:table-cell table:formula="of:=IF([.B1223]&gt;=0;1;-1)*(2^[.$D$3])" office:value-type="float" office:value="4096" calcext:value-type="float">
            <text:p>4096</text:p>
          </table:table-cell>
          <table:table-cell table:formula="of:=[.$B$3]+[.E1223]-[.F1223]" office:value-type="float" office:value="10960" calcext:value-type="float">
            <text:p>10960,0</text:p>
          </table:table-cell>
          <table:table-cell table:formula="of:=[.B1223]-[.A1223]" office:value-type="float" office:value="6864" calcext:value-type="float">
            <text:p>6864,0</text:p>
          </table:table-cell>
          <table:table-cell table:formula="of:=[.C1222]" office:value-type="float" office:value="3376" calcext:value-type="float">
            <text:p>3376,0</text:p>
          </table:table-cell>
          <table:table-cell table:formula="of:=[.D1223]*2" office:value-type="float" office:value="6752" calcext:value-type="float">
            <text:p>6752,0</text:p>
          </table:table-cell>
          <table:table-cell table:formula="of:=[.D1222]" office:value-type="float" office:value="-2160.5" calcext:value-type="float">
            <text:p>-2160,5</text:p>
          </table:table-cell>
          <table:table-cell table:number-columns-repeated="3"/>
        </table:table-row>
        <table:table-row table:style-name="ro1">
          <table:table-cell table:formula="of:=IF([.B1224]&gt;=0;1;-1)*(2^[.$D$3])" office:value-type="float" office:value="4096" calcext:value-type="float">
            <text:p>4096</text:p>
          </table:table-cell>
          <table:table-cell table:formula="of:=[.$B$3]+[.E1224]-[.F1224]" office:value-type="float" office:value="12399.5" calcext:value-type="float">
            <text:p>12399,5</text:p>
          </table:table-cell>
          <table:table-cell table:formula="of:=[.B1224]-[.A1224]" office:value-type="float" office:value="8303.5" calcext:value-type="float">
            <text:p>8303,5</text:p>
          </table:table-cell>
          <table:table-cell table:formula="of:=[.C1223]" office:value-type="float" office:value="6864" calcext:value-type="float">
            <text:p>6864,0</text:p>
          </table:table-cell>
          <table:table-cell table:formula="of:=[.D1224]*2" office:value-type="float" office:value="13728" calcext:value-type="float">
            <text:p>13728,0</text:p>
          </table:table-cell>
          <table:table-cell table:formula="of:=[.D1223]" office:value-type="float" office:value="3376" calcext:value-type="float">
            <text:p>3376,0</text:p>
          </table:table-cell>
          <table:table-cell table:number-columns-repeated="3"/>
        </table:table-row>
        <table:table-row table:style-name="ro1">
          <table:table-cell table:formula="of:=IF([.B1225]&gt;=0;1;-1)*(2^[.$D$3])" office:value-type="float" office:value="4096" calcext:value-type="float">
            <text:p>4096</text:p>
          </table:table-cell>
          <table:table-cell table:formula="of:=[.$B$3]+[.E1225]-[.F1225]" office:value-type="float" office:value="11790.5" calcext:value-type="float">
            <text:p>11790,5</text:p>
          </table:table-cell>
          <table:table-cell table:formula="of:=[.B1225]-[.A1225]" office:value-type="float" office:value="7694.5" calcext:value-type="float">
            <text:p>7694,5</text:p>
          </table:table-cell>
          <table:table-cell table:formula="of:=[.C1224]" office:value-type="float" office:value="8303.5" calcext:value-type="float">
            <text:p>8303,5</text:p>
          </table:table-cell>
          <table:table-cell table:formula="of:=[.D1225]*2" office:value-type="float" office:value="16607" calcext:value-type="float">
            <text:p>16607,0</text:p>
          </table:table-cell>
          <table:table-cell table:formula="of:=[.D1224]" office:value-type="float" office:value="6864" calcext:value-type="float">
            <text:p>6864,0</text:p>
          </table:table-cell>
          <table:table-cell table:number-columns-repeated="3"/>
        </table:table-row>
        <table:table-row table:style-name="ro1">
          <table:table-cell table:formula="of:=IF([.B1226]&gt;=0;1;-1)*(2^[.$D$3])" office:value-type="float" office:value="4096" calcext:value-type="float">
            <text:p>4096</text:p>
          </table:table-cell>
          <table:table-cell table:formula="of:=[.$B$3]+[.E1226]-[.F1226]" office:value-type="float" office:value="9133" calcext:value-type="float">
            <text:p>9133,0</text:p>
          </table:table-cell>
          <table:table-cell table:formula="of:=[.B1226]-[.A1226]" office:value-type="float" office:value="5037" calcext:value-type="float">
            <text:p>5037,0</text:p>
          </table:table-cell>
          <table:table-cell table:formula="of:=[.C1225]" office:value-type="float" office:value="7694.5" calcext:value-type="float">
            <text:p>7694,5</text:p>
          </table:table-cell>
          <table:table-cell table:formula="of:=[.D1226]*2" office:value-type="float" office:value="15389" calcext:value-type="float">
            <text:p>15389,0</text:p>
          </table:table-cell>
          <table:table-cell table:formula="of:=[.D1225]" office:value-type="float" office:value="8303.5" calcext:value-type="float">
            <text:p>8303,5</text:p>
          </table:table-cell>
          <table:table-cell table:number-columns-repeated="3"/>
        </table:table-row>
        <table:table-row table:style-name="ro1">
          <table:table-cell table:formula="of:=IF([.B1227]&gt;=0;1;-1)*(2^[.$D$3])" office:value-type="float" office:value="4096" calcext:value-type="float">
            <text:p>4096</text:p>
          </table:table-cell>
          <table:table-cell table:formula="of:=[.$B$3]+[.E1227]-[.F1227]" office:value-type="float" office:value="4427" calcext:value-type="float">
            <text:p>4427,0</text:p>
          </table:table-cell>
          <table:table-cell table:formula="of:=[.B1227]-[.A1227]" office:value-type="float" office:value="331" calcext:value-type="float">
            <text:p>331,0</text:p>
          </table:table-cell>
          <table:table-cell table:formula="of:=[.C1226]" office:value-type="float" office:value="5037" calcext:value-type="float">
            <text:p>5037,0</text:p>
          </table:table-cell>
          <table:table-cell table:formula="of:=[.D1227]*2" office:value-type="float" office:value="10074" calcext:value-type="float">
            <text:p>10074,0</text:p>
          </table:table-cell>
          <table:table-cell table:formula="of:=[.D1226]" office:value-type="float" office:value="7694.5" calcext:value-type="float">
            <text:p>7694,5</text:p>
          </table:table-cell>
          <table:table-cell table:number-columns-repeated="3"/>
        </table:table-row>
        <table:table-row table:style-name="ro1">
          <table:table-cell table:formula="of:=IF([.B1228]&gt;=0;1;-1)*(2^[.$D$3])" office:value-type="float" office:value="-4096" calcext:value-type="float">
            <text:p>-4096</text:p>
          </table:table-cell>
          <table:table-cell table:formula="of:=[.$B$3]+[.E1228]-[.F1228]" office:value-type="float" office:value="-2327.5" calcext:value-type="float">
            <text:p>-2327,5</text:p>
          </table:table-cell>
          <table:table-cell table:formula="of:=[.B1228]-[.A1228]" office:value-type="float" office:value="1768.5" calcext:value-type="float">
            <text:p>1768,5</text:p>
          </table:table-cell>
          <table:table-cell table:formula="of:=[.C1227]" office:value-type="float" office:value="331" calcext:value-type="float">
            <text:p>331,0</text:p>
          </table:table-cell>
          <table:table-cell table:formula="of:=[.D1228]*2" office:value-type="float" office:value="662" calcext:value-type="float">
            <text:p>662,0</text:p>
          </table:table-cell>
          <table:table-cell table:formula="of:=[.D1227]" office:value-type="float" office:value="5037" calcext:value-type="float">
            <text:p>5037,0</text:p>
          </table:table-cell>
          <table:table-cell table:number-columns-repeated="3"/>
        </table:table-row>
        <table:table-row table:style-name="ro1">
          <table:table-cell table:formula="of:=IF([.B1229]&gt;=0;1;-1)*(2^[.$D$3])" office:value-type="float" office:value="4096" calcext:value-type="float">
            <text:p>4096</text:p>
          </table:table-cell>
          <table:table-cell table:formula="of:=[.$B$3]+[.E1229]-[.F1229]" office:value-type="float" office:value="5253.5" calcext:value-type="float">
            <text:p>5253,5</text:p>
          </table:table-cell>
          <table:table-cell table:formula="of:=[.B1229]-[.A1229]" office:value-type="float" office:value="1157.5" calcext:value-type="float">
            <text:p>1157,5</text:p>
          </table:table-cell>
          <table:table-cell table:formula="of:=[.C1228]" office:value-type="float" office:value="1768.5" calcext:value-type="float">
            <text:p>1768,5</text:p>
          </table:table-cell>
          <table:table-cell table:formula="of:=[.D1229]*2" office:value-type="float" office:value="3537" calcext:value-type="float">
            <text:p>3537,0</text:p>
          </table:table-cell>
          <table:table-cell table:formula="of:=[.D1228]" office:value-type="float" office:value="331" calcext:value-type="float">
            <text:p>331,0</text:p>
          </table:table-cell>
          <table:table-cell table:number-columns-repeated="3"/>
        </table:table-row>
        <table:table-row table:style-name="ro1">
          <table:table-cell table:formula="of:=IF([.B1230]&gt;=0;1;-1)*(2^[.$D$3])" office:value-type="float" office:value="4096" calcext:value-type="float">
            <text:p>4096</text:p>
          </table:table-cell>
          <table:table-cell table:formula="of:=[.$B$3]+[.E1230]-[.F1230]" office:value-type="float" office:value="2594" calcext:value-type="float">
            <text:p>2594,0</text:p>
          </table:table-cell>
          <table:table-cell table:formula="of:=[.B1230]-[.A1230]" office:value-type="float" office:value="-1502" calcext:value-type="float">
            <text:p>-1502,0</text:p>
          </table:table-cell>
          <table:table-cell table:formula="of:=[.C1229]" office:value-type="float" office:value="1157.5" calcext:value-type="float">
            <text:p>1157,5</text:p>
          </table:table-cell>
          <table:table-cell table:formula="of:=[.D1230]*2" office:value-type="float" office:value="2315" calcext:value-type="float">
            <text:p>2315,0</text:p>
          </table:table-cell>
          <table:table-cell table:formula="of:=[.D1229]" office:value-type="float" office:value="1768.5" calcext:value-type="float">
            <text:p>1768,5</text:p>
          </table:table-cell>
          <table:table-cell table:number-columns-repeated="3"/>
        </table:table-row>
        <table:table-row table:style-name="ro1">
          <table:table-cell table:formula="of:=IF([.B1231]&gt;=0;1;-1)*(2^[.$D$3])" office:value-type="float" office:value="-4096" calcext:value-type="float">
            <text:p>-4096</text:p>
          </table:table-cell>
          <table:table-cell table:formula="of:=[.$B$3]+[.E1231]-[.F1231]" office:value-type="float" office:value="-2114" calcext:value-type="float">
            <text:p>-2114,0</text:p>
          </table:table-cell>
          <table:table-cell table:formula="of:=[.B1231]-[.A1231]" office:value-type="float" office:value="1982" calcext:value-type="float">
            <text:p>1982,0</text:p>
          </table:table-cell>
          <table:table-cell table:formula="of:=[.C1230]" office:value-type="float" office:value="-1502" calcext:value-type="float">
            <text:p>-1502,0</text:p>
          </table:table-cell>
          <table:table-cell table:formula="of:=[.D1231]*2" office:value-type="float" office:value="-3004" calcext:value-type="float">
            <text:p>-3004,0</text:p>
          </table:table-cell>
          <table:table-cell table:formula="of:=[.D1230]" office:value-type="float" office:value="1157.5" calcext:value-type="float">
            <text:p>1157,5</text:p>
          </table:table-cell>
          <table:table-cell table:number-columns-repeated="3"/>
        </table:table-row>
        <table:table-row table:style-name="ro1">
          <table:table-cell table:formula="of:=IF([.B1232]&gt;=0;1;-1)*(2^[.$D$3])" office:value-type="float" office:value="4096" calcext:value-type="float">
            <text:p>4096</text:p>
          </table:table-cell>
          <table:table-cell table:formula="of:=[.$B$3]+[.E1232]-[.F1232]" office:value-type="float" office:value="7513.5" calcext:value-type="float">
            <text:p>7513,5</text:p>
          </table:table-cell>
          <table:table-cell table:formula="of:=[.B1232]-[.A1232]" office:value-type="float" office:value="3417.5" calcext:value-type="float">
            <text:p>3417,5</text:p>
          </table:table-cell>
          <table:table-cell table:formula="of:=[.C1231]" office:value-type="float" office:value="1982" calcext:value-type="float">
            <text:p>1982,0</text:p>
          </table:table-cell>
          <table:table-cell table:formula="of:=[.D1232]*2" office:value-type="float" office:value="3964" calcext:value-type="float">
            <text:p>3964,0</text:p>
          </table:table-cell>
          <table:table-cell table:formula="of:=[.D1231]" office:value-type="float" office:value="-1502" calcext:value-type="float">
            <text:p>-1502,0</text:p>
          </table:table-cell>
          <table:table-cell table:number-columns-repeated="3"/>
        </table:table-row>
        <table:table-row table:style-name="ro1">
          <table:table-cell table:formula="of:=IF([.B1233]&gt;=0;1;-1)*(2^[.$D$3])" office:value-type="float" office:value="4096" calcext:value-type="float">
            <text:p>4096</text:p>
          </table:table-cell>
          <table:table-cell table:formula="of:=[.$B$3]+[.E1233]-[.F1233]" office:value-type="float" office:value="6900.5" calcext:value-type="float">
            <text:p>6900,5</text:p>
          </table:table-cell>
          <table:table-cell table:formula="of:=[.B1233]-[.A1233]" office:value-type="float" office:value="2804.5" calcext:value-type="float">
            <text:p>2804,5</text:p>
          </table:table-cell>
          <table:table-cell table:formula="of:=[.C1232]" office:value-type="float" office:value="3417.5" calcext:value-type="float">
            <text:p>3417,5</text:p>
          </table:table-cell>
          <table:table-cell table:formula="of:=[.D1233]*2" office:value-type="float" office:value="6835" calcext:value-type="float">
            <text:p>6835,0</text:p>
          </table:table-cell>
          <table:table-cell table:formula="of:=[.D1232]" office:value-type="float" office:value="1982" calcext:value-type="float">
            <text:p>1982,0</text:p>
          </table:table-cell>
          <table:table-cell table:number-columns-repeated="3"/>
        </table:table-row>
        <table:table-row table:style-name="ro1">
          <table:table-cell table:formula="of:=IF([.B1234]&gt;=0;1;-1)*(2^[.$D$3])" office:value-type="float" office:value="4096" calcext:value-type="float">
            <text:p>4096</text:p>
          </table:table-cell>
          <table:table-cell table:formula="of:=[.$B$3]+[.E1234]-[.F1234]" office:value-type="float" office:value="4239" calcext:value-type="float">
            <text:p>4239,0</text:p>
          </table:table-cell>
          <table:table-cell table:formula="of:=[.B1234]-[.A1234]" office:value-type="float" office:value="143" calcext:value-type="float">
            <text:p>143,0</text:p>
          </table:table-cell>
          <table:table-cell table:formula="of:=[.C1233]" office:value-type="float" office:value="2804.5" calcext:value-type="float">
            <text:p>2804,5</text:p>
          </table:table-cell>
          <table:table-cell table:formula="of:=[.D1234]*2" office:value-type="float" office:value="5609" calcext:value-type="float">
            <text:p>5609,0</text:p>
          </table:table-cell>
          <table:table-cell table:formula="of:=[.D1233]" office:value-type="float" office:value="3417.5" calcext:value-type="float">
            <text:p>3417,5</text:p>
          </table:table-cell>
          <table:table-cell table:number-columns-repeated="3"/>
        </table:table-row>
        <table:table-row table:style-name="ro1">
          <table:table-cell table:formula="of:=IF([.B1235]&gt;=0;1;-1)*(2^[.$D$3])" office:value-type="float" office:value="-4096" calcext:value-type="float">
            <text:p>-4096</text:p>
          </table:table-cell>
          <table:table-cell table:formula="of:=[.$B$3]+[.E1235]-[.F1235]" office:value-type="float" office:value="-471" calcext:value-type="float">
            <text:p>-471,0</text:p>
          </table:table-cell>
          <table:table-cell table:formula="of:=[.B1235]-[.A1235]" office:value-type="float" office:value="3625" calcext:value-type="float">
            <text:p>3625,0</text:p>
          </table:table-cell>
          <table:table-cell table:formula="of:=[.C1234]" office:value-type="float" office:value="143" calcext:value-type="float">
            <text:p>143,0</text:p>
          </table:table-cell>
          <table:table-cell table:formula="of:=[.D1235]*2" office:value-type="float" office:value="286" calcext:value-type="float">
            <text:p>286,0</text:p>
          </table:table-cell>
          <table:table-cell table:formula="of:=[.D1234]" office:value-type="float" office:value="2804.5" calcext:value-type="float">
            <text:p>2804,5</text:p>
          </table:table-cell>
          <table:table-cell table:number-columns-repeated="3"/>
        </table:table-row>
        <table:table-row table:style-name="ro1">
          <table:table-cell table:formula="of:=IF([.B1236]&gt;=0;1;-1)*(2^[.$D$3])" office:value-type="float" office:value="4096" calcext:value-type="float">
            <text:p>4096</text:p>
          </table:table-cell>
          <table:table-cell table:formula="of:=[.$B$3]+[.E1236]-[.F1236]" office:value-type="float" office:value="9154.5" calcext:value-type="float">
            <text:p>9154,5</text:p>
          </table:table-cell>
          <table:table-cell table:formula="of:=[.B1236]-[.A1236]" office:value-type="float" office:value="5058.5" calcext:value-type="float">
            <text:p>5058,5</text:p>
          </table:table-cell>
          <table:table-cell table:formula="of:=[.C1235]" office:value-type="float" office:value="3625" calcext:value-type="float">
            <text:p>3625,0</text:p>
          </table:table-cell>
          <table:table-cell table:formula="of:=[.D1236]*2" office:value-type="float" office:value="7250" calcext:value-type="float">
            <text:p>7250,0</text:p>
          </table:table-cell>
          <table:table-cell table:formula="of:=[.D1235]" office:value-type="float" office:value="143" calcext:value-type="float">
            <text:p>143,0</text:p>
          </table:table-cell>
          <table:table-cell table:number-columns-repeated="3"/>
        </table:table-row>
        <table:table-row table:style-name="ro1">
          <table:table-cell table:formula="of:=IF([.B1237]&gt;=0;1;-1)*(2^[.$D$3])" office:value-type="float" office:value="4096" calcext:value-type="float">
            <text:p>4096</text:p>
          </table:table-cell>
          <table:table-cell table:formula="of:=[.$B$3]+[.E1237]-[.F1237]" office:value-type="float" office:value="8539.5" calcext:value-type="float">
            <text:p>8539,5</text:p>
          </table:table-cell>
          <table:table-cell table:formula="of:=[.B1237]-[.A1237]" office:value-type="float" office:value="4443.5" calcext:value-type="float">
            <text:p>4443,5</text:p>
          </table:table-cell>
          <table:table-cell table:formula="of:=[.C1236]" office:value-type="float" office:value="5058.5" calcext:value-type="float">
            <text:p>5058,5</text:p>
          </table:table-cell>
          <table:table-cell table:formula="of:=[.D1237]*2" office:value-type="float" office:value="10117" calcext:value-type="float">
            <text:p>10117,0</text:p>
          </table:table-cell>
          <table:table-cell table:formula="of:=[.D1236]" office:value-type="float" office:value="3625" calcext:value-type="float">
            <text:p>3625,0</text:p>
          </table:table-cell>
          <table:table-cell table:number-columns-repeated="3"/>
        </table:table-row>
        <table:table-row table:style-name="ro1">
          <table:table-cell table:formula="of:=IF([.B1238]&gt;=0;1;-1)*(2^[.$D$3])" office:value-type="float" office:value="4096" calcext:value-type="float">
            <text:p>4096</text:p>
          </table:table-cell>
          <table:table-cell table:formula="of:=[.$B$3]+[.E1238]-[.F1238]" office:value-type="float" office:value="5876" calcext:value-type="float">
            <text:p>5876,0</text:p>
          </table:table-cell>
          <table:table-cell table:formula="of:=[.B1238]-[.A1238]" office:value-type="float" office:value="1780" calcext:value-type="float">
            <text:p>1780,0</text:p>
          </table:table-cell>
          <table:table-cell table:formula="of:=[.C1237]" office:value-type="float" office:value="4443.5" calcext:value-type="float">
            <text:p>4443,5</text:p>
          </table:table-cell>
          <table:table-cell table:formula="of:=[.D1238]*2" office:value-type="float" office:value="8887" calcext:value-type="float">
            <text:p>8887,0</text:p>
          </table:table-cell>
          <table:table-cell table:formula="of:=[.D1237]" office:value-type="float" office:value="5058.5" calcext:value-type="float">
            <text:p>5058,5</text:p>
          </table:table-cell>
          <table:table-cell table:number-columns-repeated="3"/>
        </table:table-row>
        <table:table-row table:style-name="ro1">
          <table:table-cell table:formula="of:=IF([.B1239]&gt;=0;1;-1)*(2^[.$D$3])" office:value-type="float" office:value="4096" calcext:value-type="float">
            <text:p>4096</text:p>
          </table:table-cell>
          <table:table-cell table:formula="of:=[.$B$3]+[.E1239]-[.F1239]" office:value-type="float" office:value="1164" calcext:value-type="float">
            <text:p>1164,0</text:p>
          </table:table-cell>
          <table:table-cell table:formula="of:=[.B1239]-[.A1239]" office:value-type="float" office:value="-2932" calcext:value-type="float">
            <text:p>-2932,0</text:p>
          </table:table-cell>
          <table:table-cell table:formula="of:=[.C1238]" office:value-type="float" office:value="1780" calcext:value-type="float">
            <text:p>1780,0</text:p>
          </table:table-cell>
          <table:table-cell table:formula="of:=[.D1239]*2" office:value-type="float" office:value="3560" calcext:value-type="float">
            <text:p>3560,0</text:p>
          </table:table-cell>
          <table:table-cell table:formula="of:=[.D1238]" office:value-type="float" office:value="4443.5" calcext:value-type="float">
            <text:p>4443,5</text:p>
          </table:table-cell>
          <table:table-cell table:number-columns-repeated="3"/>
        </table:table-row>
        <table:table-row table:style-name="ro1">
          <table:table-cell table:formula="of:=IF([.B1240]&gt;=0;1;-1)*(2^[.$D$3])" office:value-type="float" office:value="-4096" calcext:value-type="float">
            <text:p>-4096</text:p>
          </table:table-cell>
          <table:table-cell table:formula="of:=[.$B$3]+[.E1240]-[.F1240]" office:value-type="float" office:value="-5596.5" calcext:value-type="float">
            <text:p>-5596,5</text:p>
          </table:table-cell>
          <table:table-cell table:formula="of:=[.B1240]-[.A1240]" office:value-type="float" office:value="-1500.5" calcext:value-type="float">
            <text:p>-1500,5</text:p>
          </table:table-cell>
          <table:table-cell table:formula="of:=[.C1239]" office:value-type="float" office:value="-2932" calcext:value-type="float">
            <text:p>-2932,0</text:p>
          </table:table-cell>
          <table:table-cell table:formula="of:=[.D1240]*2" office:value-type="float" office:value="-5864" calcext:value-type="float">
            <text:p>-5864,0</text:p>
          </table:table-cell>
          <table:table-cell table:formula="of:=[.D1239]" office:value-type="float" office:value="1780" calcext:value-type="float">
            <text:p>1780,0</text:p>
          </table:table-cell>
          <table:table-cell table:number-columns-repeated="3"/>
        </table:table-row>
        <table:table-row table:style-name="ro1">
          <table:table-cell table:formula="of:=IF([.B1241]&gt;=0;1;-1)*(2^[.$D$3])" office:value-type="float" office:value="4096" calcext:value-type="float">
            <text:p>4096</text:p>
          </table:table-cell>
          <table:table-cell table:formula="of:=[.$B$3]+[.E1241]-[.F1241]" office:value-type="float" office:value="1978.5" calcext:value-type="float">
            <text:p>1978,5</text:p>
          </table:table-cell>
          <table:table-cell table:formula="of:=[.B1241]-[.A1241]" office:value-type="float" office:value="-2117.5" calcext:value-type="float">
            <text:p>-2117,5</text:p>
          </table:table-cell>
          <table:table-cell table:formula="of:=[.C1240]" office:value-type="float" office:value="-1500.5" calcext:value-type="float">
            <text:p>-1500,5</text:p>
          </table:table-cell>
          <table:table-cell table:formula="of:=[.D1241]*2" office:value-type="float" office:value="-3001" calcext:value-type="float">
            <text:p>-3001,0</text:p>
          </table:table-cell>
          <table:table-cell table:formula="of:=[.D1240]" office:value-type="float" office:value="-2932" calcext:value-type="float">
            <text:p>-2932,0</text:p>
          </table:table-cell>
          <table:table-cell table:number-columns-repeated="3"/>
        </table:table-row>
        <table:table-row table:style-name="ro1">
          <table:table-cell table:formula="of:=IF([.B1242]&gt;=0;1;-1)*(2^[.$D$3])" office:value-type="float" office:value="-4096" calcext:value-type="float">
            <text:p>-4096</text:p>
          </table:table-cell>
          <table:table-cell table:formula="of:=[.$B$3]+[.E1242]-[.F1242]" office:value-type="float" office:value="-687" calcext:value-type="float">
            <text:p>-687,0</text:p>
          </table:table-cell>
          <table:table-cell table:formula="of:=[.B1242]-[.A1242]" office:value-type="float" office:value="3409" calcext:value-type="float">
            <text:p>3409,0</text:p>
          </table:table-cell>
          <table:table-cell table:formula="of:=[.C1241]" office:value-type="float" office:value="-2117.5" calcext:value-type="float">
            <text:p>-2117,5</text:p>
          </table:table-cell>
          <table:table-cell table:formula="of:=[.D1242]*2" office:value-type="float" office:value="-4235" calcext:value-type="float">
            <text:p>-4235,0</text:p>
          </table:table-cell>
          <table:table-cell table:formula="of:=[.D1241]" office:value-type="float" office:value="-1500.5" calcext:value-type="float">
            <text:p>-1500,5</text:p>
          </table:table-cell>
          <table:table-cell table:number-columns-repeated="3"/>
        </table:table-row>
        <table:table-row table:style-name="ro1">
          <table:table-cell table:formula="of:=IF([.B1243]&gt;=0;1;-1)*(2^[.$D$3])" office:value-type="float" office:value="4096" calcext:value-type="float">
            <text:p>4096</text:p>
          </table:table-cell>
          <table:table-cell table:formula="of:=[.$B$3]+[.E1243]-[.F1243]" office:value-type="float" office:value="10983" calcext:value-type="float">
            <text:p>10983,0</text:p>
          </table:table-cell>
          <table:table-cell table:formula="of:=[.B1243]-[.A1243]" office:value-type="float" office:value="6887" calcext:value-type="float">
            <text:p>6887,0</text:p>
          </table:table-cell>
          <table:table-cell table:formula="of:=[.C1242]" office:value-type="float" office:value="3409" calcext:value-type="float">
            <text:p>3409,0</text:p>
          </table:table-cell>
          <table:table-cell table:formula="of:=[.D1243]*2" office:value-type="float" office:value="6818" calcext:value-type="float">
            <text:p>6818,0</text:p>
          </table:table-cell>
          <table:table-cell table:formula="of:=[.D1242]" office:value-type="float" office:value="-2117.5" calcext:value-type="float">
            <text:p>-2117,5</text:p>
          </table:table-cell>
          <table:table-cell table:number-columns-repeated="3"/>
        </table:table-row>
        <table:table-row table:style-name="ro1">
          <table:table-cell table:formula="of:=IF([.B1244]&gt;=0;1;-1)*(2^[.$D$3])" office:value-type="float" office:value="4096" calcext:value-type="float">
            <text:p>4096</text:p>
          </table:table-cell>
          <table:table-cell table:formula="of:=[.$B$3]+[.E1244]-[.F1244]" office:value-type="float" office:value="12412.5" calcext:value-type="float">
            <text:p>12412,5</text:p>
          </table:table-cell>
          <table:table-cell table:formula="of:=[.B1244]-[.A1244]" office:value-type="float" office:value="8316.5" calcext:value-type="float">
            <text:p>8316,5</text:p>
          </table:table-cell>
          <table:table-cell table:formula="of:=[.C1243]" office:value-type="float" office:value="6887" calcext:value-type="float">
            <text:p>6887,0</text:p>
          </table:table-cell>
          <table:table-cell table:formula="of:=[.D1244]*2" office:value-type="float" office:value="13774" calcext:value-type="float">
            <text:p>13774,0</text:p>
          </table:table-cell>
          <table:table-cell table:formula="of:=[.D1243]" office:value-type="float" office:value="3409" calcext:value-type="float">
            <text:p>3409,0</text:p>
          </table:table-cell>
          <table:table-cell table:number-columns-repeated="3"/>
        </table:table-row>
        <table:table-row table:style-name="ro1">
          <table:table-cell table:formula="of:=IF([.B1245]&gt;=0;1;-1)*(2^[.$D$3])" office:value-type="float" office:value="4096" calcext:value-type="float">
            <text:p>4096</text:p>
          </table:table-cell>
          <table:table-cell table:formula="of:=[.$B$3]+[.E1245]-[.F1245]" office:value-type="float" office:value="11793.5" calcext:value-type="float">
            <text:p>11793,5</text:p>
          </table:table-cell>
          <table:table-cell table:formula="of:=[.B1245]-[.A1245]" office:value-type="float" office:value="7697.5" calcext:value-type="float">
            <text:p>7697,5</text:p>
          </table:table-cell>
          <table:table-cell table:formula="of:=[.C1244]" office:value-type="float" office:value="8316.5" calcext:value-type="float">
            <text:p>8316,5</text:p>
          </table:table-cell>
          <table:table-cell table:formula="of:=[.D1245]*2" office:value-type="float" office:value="16633" calcext:value-type="float">
            <text:p>16633,0</text:p>
          </table:table-cell>
          <table:table-cell table:formula="of:=[.D1244]" office:value-type="float" office:value="6887" calcext:value-type="float">
            <text:p>6887,0</text:p>
          </table:table-cell>
          <table:table-cell table:number-columns-repeated="3"/>
        </table:table-row>
        <table:table-row table:style-name="ro1">
          <table:table-cell table:formula="of:=IF([.B1246]&gt;=0;1;-1)*(2^[.$D$3])" office:value-type="float" office:value="4096" calcext:value-type="float">
            <text:p>4096</text:p>
          </table:table-cell>
          <table:table-cell table:formula="of:=[.$B$3]+[.E1246]-[.F1246]" office:value-type="float" office:value="9126" calcext:value-type="float">
            <text:p>9126,0</text:p>
          </table:table-cell>
          <table:table-cell table:formula="of:=[.B1246]-[.A1246]" office:value-type="float" office:value="5030" calcext:value-type="float">
            <text:p>5030,0</text:p>
          </table:table-cell>
          <table:table-cell table:formula="of:=[.C1245]" office:value-type="float" office:value="7697.5" calcext:value-type="float">
            <text:p>7697,5</text:p>
          </table:table-cell>
          <table:table-cell table:formula="of:=[.D1246]*2" office:value-type="float" office:value="15395" calcext:value-type="float">
            <text:p>15395,0</text:p>
          </table:table-cell>
          <table:table-cell table:formula="of:=[.D1245]" office:value-type="float" office:value="8316.5" calcext:value-type="float">
            <text:p>8316,5</text:p>
          </table:table-cell>
          <table:table-cell table:number-columns-repeated="3"/>
        </table:table-row>
        <table:table-row table:style-name="ro1">
          <table:table-cell table:formula="of:=IF([.B1247]&gt;=0;1;-1)*(2^[.$D$3])" office:value-type="float" office:value="4096" calcext:value-type="float">
            <text:p>4096</text:p>
          </table:table-cell>
          <table:table-cell table:formula="of:=[.$B$3]+[.E1247]-[.F1247]" office:value-type="float" office:value="4410" calcext:value-type="float">
            <text:p>4410,0</text:p>
          </table:table-cell>
          <table:table-cell table:formula="of:=[.B1247]-[.A1247]" office:value-type="float" office:value="314" calcext:value-type="float">
            <text:p>314,0</text:p>
          </table:table-cell>
          <table:table-cell table:formula="of:=[.C1246]" office:value-type="float" office:value="5030" calcext:value-type="float">
            <text:p>5030,0</text:p>
          </table:table-cell>
          <table:table-cell table:formula="of:=[.D1247]*2" office:value-type="float" office:value="10060" calcext:value-type="float">
            <text:p>10060,0</text:p>
          </table:table-cell>
          <table:table-cell table:formula="of:=[.D1246]" office:value-type="float" office:value="7697.5" calcext:value-type="float">
            <text:p>7697,5</text:p>
          </table:table-cell>
          <table:table-cell table:number-columns-repeated="3"/>
        </table:table-row>
        <table:table-row table:style-name="ro1">
          <table:table-cell table:formula="of:=IF([.B1248]&gt;=0;1;-1)*(2^[.$D$3])" office:value-type="float" office:value="-4096" calcext:value-type="float">
            <text:p>-4096</text:p>
          </table:table-cell>
          <table:table-cell table:formula="of:=[.$B$3]+[.E1248]-[.F1248]" office:value-type="float" office:value="-2354.5" calcext:value-type="float">
            <text:p>-2354,5</text:p>
          </table:table-cell>
          <table:table-cell table:formula="of:=[.B1248]-[.A1248]" office:value-type="float" office:value="1741.5" calcext:value-type="float">
            <text:p>1741,5</text:p>
          </table:table-cell>
          <table:table-cell table:formula="of:=[.C1247]" office:value-type="float" office:value="314" calcext:value-type="float">
            <text:p>314,0</text:p>
          </table:table-cell>
          <table:table-cell table:formula="of:=[.D1248]*2" office:value-type="float" office:value="628" calcext:value-type="float">
            <text:p>628,0</text:p>
          </table:table-cell>
          <table:table-cell table:formula="of:=[.D1247]" office:value-type="float" office:value="5030" calcext:value-type="float">
            <text:p>5030,0</text:p>
          </table:table-cell>
          <table:table-cell table:number-columns-repeated="3"/>
        </table:table-row>
        <table:table-row table:style-name="ro1">
          <table:table-cell table:formula="of:=IF([.B1249]&gt;=0;1;-1)*(2^[.$D$3])" office:value-type="float" office:value="4096" calcext:value-type="float">
            <text:p>4096</text:p>
          </table:table-cell>
          <table:table-cell table:formula="of:=[.$B$3]+[.E1249]-[.F1249]" office:value-type="float" office:value="5216.5" calcext:value-type="float">
            <text:p>5216,5</text:p>
          </table:table-cell>
          <table:table-cell table:formula="of:=[.B1249]-[.A1249]" office:value-type="float" office:value="1120.5" calcext:value-type="float">
            <text:p>1120,5</text:p>
          </table:table-cell>
          <table:table-cell table:formula="of:=[.C1248]" office:value-type="float" office:value="1741.5" calcext:value-type="float">
            <text:p>1741,5</text:p>
          </table:table-cell>
          <table:table-cell table:formula="of:=[.D1249]*2" office:value-type="float" office:value="3483" calcext:value-type="float">
            <text:p>3483,0</text:p>
          </table:table-cell>
          <table:table-cell table:formula="of:=[.D1248]" office:value-type="float" office:value="314" calcext:value-type="float">
            <text:p>314,0</text:p>
          </table:table-cell>
          <table:table-cell table:number-columns-repeated="3"/>
        </table:table-row>
        <table:table-row table:style-name="ro1">
          <table:table-cell table:formula="of:=IF([.B1250]&gt;=0;1;-1)*(2^[.$D$3])" office:value-type="float" office:value="4096" calcext:value-type="float">
            <text:p>4096</text:p>
          </table:table-cell>
          <table:table-cell table:formula="of:=[.$B$3]+[.E1250]-[.F1250]" office:value-type="float" office:value="2547" calcext:value-type="float">
            <text:p>2547,0</text:p>
          </table:table-cell>
          <table:table-cell table:formula="of:=[.B1250]-[.A1250]" office:value-type="float" office:value="-1549" calcext:value-type="float">
            <text:p>-1549,0</text:p>
          </table:table-cell>
          <table:table-cell table:formula="of:=[.C1249]" office:value-type="float" office:value="1120.5" calcext:value-type="float">
            <text:p>1120,5</text:p>
          </table:table-cell>
          <table:table-cell table:formula="of:=[.D1250]*2" office:value-type="float" office:value="2241" calcext:value-type="float">
            <text:p>2241,0</text:p>
          </table:table-cell>
          <table:table-cell table:formula="of:=[.D1249]" office:value-type="float" office:value="1741.5" calcext:value-type="float">
            <text:p>1741,5</text:p>
          </table:table-cell>
          <table:table-cell table:number-columns-repeated="3"/>
        </table:table-row>
        <table:table-row table:style-name="ro1">
          <table:table-cell table:formula="of:=IF([.B1251]&gt;=0;1;-1)*(2^[.$D$3])" office:value-type="float" office:value="-4096" calcext:value-type="float">
            <text:p>-4096</text:p>
          </table:table-cell>
          <table:table-cell table:formula="of:=[.$B$3]+[.E1251]-[.F1251]" office:value-type="float" office:value="-2171" calcext:value-type="float">
            <text:p>-2171,0</text:p>
          </table:table-cell>
          <table:table-cell table:formula="of:=[.B1251]-[.A1251]" office:value-type="float" office:value="1925" calcext:value-type="float">
            <text:p>1925,0</text:p>
          </table:table-cell>
          <table:table-cell table:formula="of:=[.C1250]" office:value-type="float" office:value="-1549" calcext:value-type="float">
            <text:p>-1549,0</text:p>
          </table:table-cell>
          <table:table-cell table:formula="of:=[.D1251]*2" office:value-type="float" office:value="-3098" calcext:value-type="float">
            <text:p>-3098,0</text:p>
          </table:table-cell>
          <table:table-cell table:formula="of:=[.D1250]" office:value-type="float" office:value="1120.5" calcext:value-type="float">
            <text:p>1120,5</text:p>
          </table:table-cell>
          <table:table-cell table:number-columns-repeated="3"/>
        </table:table-row>
        <table:table-row table:style-name="ro1">
          <table:table-cell table:formula="of:=IF([.B1252]&gt;=0;1;-1)*(2^[.$D$3])" office:value-type="float" office:value="4096" calcext:value-type="float">
            <text:p>4096</text:p>
          </table:table-cell>
          <table:table-cell table:formula="of:=[.$B$3]+[.E1252]-[.F1252]" office:value-type="float" office:value="7446.5" calcext:value-type="float">
            <text:p>7446,5</text:p>
          </table:table-cell>
          <table:table-cell table:formula="of:=[.B1252]-[.A1252]" office:value-type="float" office:value="3350.5" calcext:value-type="float">
            <text:p>3350,5</text:p>
          </table:table-cell>
          <table:table-cell table:formula="of:=[.C1251]" office:value-type="float" office:value="1925" calcext:value-type="float">
            <text:p>1925,0</text:p>
          </table:table-cell>
          <table:table-cell table:formula="of:=[.D1252]*2" office:value-type="float" office:value="3850" calcext:value-type="float">
            <text:p>3850,0</text:p>
          </table:table-cell>
          <table:table-cell table:formula="of:=[.D1251]" office:value-type="float" office:value="-1549" calcext:value-type="float">
            <text:p>-1549,0</text:p>
          </table:table-cell>
          <table:table-cell table:number-columns-repeated="3"/>
        </table:table-row>
        <table:table-row table:style-name="ro1">
          <table:table-cell table:formula="of:=IF([.B1253]&gt;=0;1;-1)*(2^[.$D$3])" office:value-type="float" office:value="4096" calcext:value-type="float">
            <text:p>4096</text:p>
          </table:table-cell>
          <table:table-cell table:formula="of:=[.$B$3]+[.E1253]-[.F1253]" office:value-type="float" office:value="6823.5" calcext:value-type="float">
            <text:p>6823,5</text:p>
          </table:table-cell>
          <table:table-cell table:formula="of:=[.B1253]-[.A1253]" office:value-type="float" office:value="2727.5" calcext:value-type="float">
            <text:p>2727,5</text:p>
          </table:table-cell>
          <table:table-cell table:formula="of:=[.C1252]" office:value-type="float" office:value="3350.5" calcext:value-type="float">
            <text:p>3350,5</text:p>
          </table:table-cell>
          <table:table-cell table:formula="of:=[.D1253]*2" office:value-type="float" office:value="6701" calcext:value-type="float">
            <text:p>6701,0</text:p>
          </table:table-cell>
          <table:table-cell table:formula="of:=[.D1252]" office:value-type="float" office:value="1925" calcext:value-type="float">
            <text:p>1925,0</text:p>
          </table:table-cell>
          <table:table-cell table:number-columns-repeated="3"/>
        </table:table-row>
        <table:table-row table:style-name="ro1">
          <table:table-cell table:formula="of:=IF([.B1254]&gt;=0;1;-1)*(2^[.$D$3])" office:value-type="float" office:value="4096" calcext:value-type="float">
            <text:p>4096</text:p>
          </table:table-cell>
          <table:table-cell table:formula="of:=[.$B$3]+[.E1254]-[.F1254]" office:value-type="float" office:value="4152" calcext:value-type="float">
            <text:p>4152,0</text:p>
          </table:table-cell>
          <table:table-cell table:formula="of:=[.B1254]-[.A1254]" office:value-type="float" office:value="56" calcext:value-type="float">
            <text:p>56,0</text:p>
          </table:table-cell>
          <table:table-cell table:formula="of:=[.C1253]" office:value-type="float" office:value="2727.5" calcext:value-type="float">
            <text:p>2727,5</text:p>
          </table:table-cell>
          <table:table-cell table:formula="of:=[.D1254]*2" office:value-type="float" office:value="5455" calcext:value-type="float">
            <text:p>5455,0</text:p>
          </table:table-cell>
          <table:table-cell table:formula="of:=[.D1253]" office:value-type="float" office:value="3350.5" calcext:value-type="float">
            <text:p>3350,5</text:p>
          </table:table-cell>
          <table:table-cell table:number-columns-repeated="3"/>
        </table:table-row>
        <table:table-row table:style-name="ro1">
          <table:table-cell table:formula="of:=IF([.B1255]&gt;=0;1;-1)*(2^[.$D$3])" office:value-type="float" office:value="-4096" calcext:value-type="float">
            <text:p>-4096</text:p>
          </table:table-cell>
          <table:table-cell table:formula="of:=[.$B$3]+[.E1255]-[.F1255]" office:value-type="float" office:value="-568" calcext:value-type="float">
            <text:p>-568,0</text:p>
          </table:table-cell>
          <table:table-cell table:formula="of:=[.B1255]-[.A1255]" office:value-type="float" office:value="3528" calcext:value-type="float">
            <text:p>3528,0</text:p>
          </table:table-cell>
          <table:table-cell table:formula="of:=[.C1254]" office:value-type="float" office:value="56" calcext:value-type="float">
            <text:p>56,0</text:p>
          </table:table-cell>
          <table:table-cell table:formula="of:=[.D1255]*2" office:value-type="float" office:value="112" calcext:value-type="float">
            <text:p>112,0</text:p>
          </table:table-cell>
          <table:table-cell table:formula="of:=[.D1254]" office:value-type="float" office:value="2727.5" calcext:value-type="float">
            <text:p>2727,5</text:p>
          </table:table-cell>
          <table:table-cell table:number-columns-repeated="3"/>
        </table:table-row>
        <table:table-row table:style-name="ro1">
          <table:table-cell table:formula="of:=IF([.B1256]&gt;=0;1;-1)*(2^[.$D$3])" office:value-type="float" office:value="4096" calcext:value-type="float">
            <text:p>4096</text:p>
          </table:table-cell>
          <table:table-cell table:formula="of:=[.$B$3]+[.E1256]-[.F1256]" office:value-type="float" office:value="9047.5" calcext:value-type="float">
            <text:p>9047,5</text:p>
          </table:table-cell>
          <table:table-cell table:formula="of:=[.B1256]-[.A1256]" office:value-type="float" office:value="4951.5" calcext:value-type="float">
            <text:p>4951,5</text:p>
          </table:table-cell>
          <table:table-cell table:formula="of:=[.C1255]" office:value-type="float" office:value="3528" calcext:value-type="float">
            <text:p>3528,0</text:p>
          </table:table-cell>
          <table:table-cell table:formula="of:=[.D1256]*2" office:value-type="float" office:value="7056" calcext:value-type="float">
            <text:p>7056,0</text:p>
          </table:table-cell>
          <table:table-cell table:formula="of:=[.D1255]" office:value-type="float" office:value="56" calcext:value-type="float">
            <text:p>56,0</text:p>
          </table:table-cell>
          <table:table-cell table:number-columns-repeated="3"/>
        </table:table-row>
        <table:table-row table:style-name="ro1">
          <table:table-cell table:formula="of:=IF([.B1257]&gt;=0;1;-1)*(2^[.$D$3])" office:value-type="float" office:value="4096" calcext:value-type="float">
            <text:p>4096</text:p>
          </table:table-cell>
          <table:table-cell table:formula="of:=[.$B$3]+[.E1257]-[.F1257]" office:value-type="float" office:value="8422.5" calcext:value-type="float">
            <text:p>8422,5</text:p>
          </table:table-cell>
          <table:table-cell table:formula="of:=[.B1257]-[.A1257]" office:value-type="float" office:value="4326.5" calcext:value-type="float">
            <text:p>4326,5</text:p>
          </table:table-cell>
          <table:table-cell table:formula="of:=[.C1256]" office:value-type="float" office:value="4951.5" calcext:value-type="float">
            <text:p>4951,5</text:p>
          </table:table-cell>
          <table:table-cell table:formula="of:=[.D1257]*2" office:value-type="float" office:value="9903" calcext:value-type="float">
            <text:p>9903,0</text:p>
          </table:table-cell>
          <table:table-cell table:formula="of:=[.D1256]" office:value-type="float" office:value="3528" calcext:value-type="float">
            <text:p>3528,0</text:p>
          </table:table-cell>
          <table:table-cell table:number-columns-repeated="3"/>
        </table:table-row>
        <table:table-row table:style-name="ro1">
          <table:table-cell table:formula="of:=IF([.B1258]&gt;=0;1;-1)*(2^[.$D$3])" office:value-type="float" office:value="4096" calcext:value-type="float">
            <text:p>4096</text:p>
          </table:table-cell>
          <table:table-cell table:formula="of:=[.$B$3]+[.E1258]-[.F1258]" office:value-type="float" office:value="5749" calcext:value-type="float">
            <text:p>5749,0</text:p>
          </table:table-cell>
          <table:table-cell table:formula="of:=[.B1258]-[.A1258]" office:value-type="float" office:value="1653" calcext:value-type="float">
            <text:p>1653,0</text:p>
          </table:table-cell>
          <table:table-cell table:formula="of:=[.C1257]" office:value-type="float" office:value="4326.5" calcext:value-type="float">
            <text:p>4326,5</text:p>
          </table:table-cell>
          <table:table-cell table:formula="of:=[.D1258]*2" office:value-type="float" office:value="8653" calcext:value-type="float">
            <text:p>8653,0</text:p>
          </table:table-cell>
          <table:table-cell table:formula="of:=[.D1257]" office:value-type="float" office:value="4951.5" calcext:value-type="float">
            <text:p>4951,5</text:p>
          </table:table-cell>
          <table:table-cell table:number-columns-repeated="3"/>
        </table:table-row>
        <table:table-row table:style-name="ro1">
          <table:table-cell table:formula="of:=IF([.B1259]&gt;=0;1;-1)*(2^[.$D$3])" office:value-type="float" office:value="4096" calcext:value-type="float">
            <text:p>4096</text:p>
          </table:table-cell>
          <table:table-cell table:formula="of:=[.$B$3]+[.E1259]-[.F1259]" office:value-type="float" office:value="1027" calcext:value-type="float">
            <text:p>1027,0</text:p>
          </table:table-cell>
          <table:table-cell table:formula="of:=[.B1259]-[.A1259]" office:value-type="float" office:value="-3069" calcext:value-type="float">
            <text:p>-3069,0</text:p>
          </table:table-cell>
          <table:table-cell table:formula="of:=[.C1258]" office:value-type="float" office:value="1653" calcext:value-type="float">
            <text:p>1653,0</text:p>
          </table:table-cell>
          <table:table-cell table:formula="of:=[.D1259]*2" office:value-type="float" office:value="3306" calcext:value-type="float">
            <text:p>3306,0</text:p>
          </table:table-cell>
          <table:table-cell table:formula="of:=[.D1258]" office:value-type="float" office:value="4326.5" calcext:value-type="float">
            <text:p>4326,5</text:p>
          </table:table-cell>
          <table:table-cell table:number-columns-repeated="3"/>
        </table:table-row>
        <table:table-row table:style-name="ro1">
          <table:table-cell table:formula="of:=IF([.B1260]&gt;=0;1;-1)*(2^[.$D$3])" office:value-type="float" office:value="-4096" calcext:value-type="float">
            <text:p>-4096</text:p>
          </table:table-cell>
          <table:table-cell table:formula="of:=[.$B$3]+[.E1260]-[.F1260]" office:value-type="float" office:value="-5743.5" calcext:value-type="float">
            <text:p>-5743,5</text:p>
          </table:table-cell>
          <table:table-cell table:formula="of:=[.B1260]-[.A1260]" office:value-type="float" office:value="-1647.5" calcext:value-type="float">
            <text:p>-1647,5</text:p>
          </table:table-cell>
          <table:table-cell table:formula="of:=[.C1259]" office:value-type="float" office:value="-3069" calcext:value-type="float">
            <text:p>-3069,0</text:p>
          </table:table-cell>
          <table:table-cell table:formula="of:=[.D1260]*2" office:value-type="float" office:value="-6138" calcext:value-type="float">
            <text:p>-6138,0</text:p>
          </table:table-cell>
          <table:table-cell table:formula="of:=[.D1259]" office:value-type="float" office:value="1653" calcext:value-type="float">
            <text:p>1653,0</text:p>
          </table:table-cell>
          <table:table-cell table:number-columns-repeated="3"/>
        </table:table-row>
        <table:table-row table:style-name="ro1">
          <table:table-cell table:formula="of:=IF([.B1261]&gt;=0;1;-1)*(2^[.$D$3])" office:value-type="float" office:value="4096" calcext:value-type="float">
            <text:p>4096</text:p>
          </table:table-cell>
          <table:table-cell table:formula="of:=[.$B$3]+[.E1261]-[.F1261]" office:value-type="float" office:value="1821.5" calcext:value-type="float">
            <text:p>1821,5</text:p>
          </table:table-cell>
          <table:table-cell table:formula="of:=[.B1261]-[.A1261]" office:value-type="float" office:value="-2274.5" calcext:value-type="float">
            <text:p>-2274,5</text:p>
          </table:table-cell>
          <table:table-cell table:formula="of:=[.C1260]" office:value-type="float" office:value="-1647.5" calcext:value-type="float">
            <text:p>-1647,5</text:p>
          </table:table-cell>
          <table:table-cell table:formula="of:=[.D1261]*2" office:value-type="float" office:value="-3295" calcext:value-type="float">
            <text:p>-3295,0</text:p>
          </table:table-cell>
          <table:table-cell table:formula="of:=[.D1260]" office:value-type="float" office:value="-3069" calcext:value-type="float">
            <text:p>-3069,0</text:p>
          </table:table-cell>
          <table:table-cell table:number-columns-repeated="3"/>
        </table:table-row>
        <table:table-row table:style-name="ro1">
          <table:table-cell table:formula="of:=IF([.B1262]&gt;=0;1;-1)*(2^[.$D$3])" office:value-type="float" office:value="-4096" calcext:value-type="float">
            <text:p>-4096</text:p>
          </table:table-cell>
          <table:table-cell table:formula="of:=[.$B$3]+[.E1262]-[.F1262]" office:value-type="float" office:value="-854" calcext:value-type="float">
            <text:p>-854,0</text:p>
          </table:table-cell>
          <table:table-cell table:formula="of:=[.B1262]-[.A1262]" office:value-type="float" office:value="3242" calcext:value-type="float">
            <text:p>3242,0</text:p>
          </table:table-cell>
          <table:table-cell table:formula="of:=[.C1261]" office:value-type="float" office:value="-2274.5" calcext:value-type="float">
            <text:p>-2274,5</text:p>
          </table:table-cell>
          <table:table-cell table:formula="of:=[.D1262]*2" office:value-type="float" office:value="-4549" calcext:value-type="float">
            <text:p>-4549,0</text:p>
          </table:table-cell>
          <table:table-cell table:formula="of:=[.D1261]" office:value-type="float" office:value="-1647.5" calcext:value-type="float">
            <text:p>-1647,5</text:p>
          </table:table-cell>
          <table:table-cell table:number-columns-repeated="3"/>
        </table:table-row>
        <table:table-row table:style-name="ro1">
          <table:table-cell table:formula="of:=IF([.B1263]&gt;=0;1;-1)*(2^[.$D$3])" office:value-type="float" office:value="4096" calcext:value-type="float">
            <text:p>4096</text:p>
          </table:table-cell>
          <table:table-cell table:formula="of:=[.$B$3]+[.E1263]-[.F1263]" office:value-type="float" office:value="10806" calcext:value-type="float">
            <text:p>10806,0</text:p>
          </table:table-cell>
          <table:table-cell table:formula="of:=[.B1263]-[.A1263]" office:value-type="float" office:value="6710" calcext:value-type="float">
            <text:p>6710,0</text:p>
          </table:table-cell>
          <table:table-cell table:formula="of:=[.C1262]" office:value-type="float" office:value="3242" calcext:value-type="float">
            <text:p>3242,0</text:p>
          </table:table-cell>
          <table:table-cell table:formula="of:=[.D1263]*2" office:value-type="float" office:value="6484" calcext:value-type="float">
            <text:p>6484,0</text:p>
          </table:table-cell>
          <table:table-cell table:formula="of:=[.D1262]" office:value-type="float" office:value="-2274.5" calcext:value-type="float">
            <text:p>-2274,5</text:p>
          </table:table-cell>
          <table:table-cell table:number-columns-repeated="3"/>
        </table:table-row>
        <table:table-row table:style-name="ro1">
          <table:table-cell table:formula="of:=IF([.B1264]&gt;=0;1;-1)*(2^[.$D$3])" office:value-type="float" office:value="4096" calcext:value-type="float">
            <text:p>4096</text:p>
          </table:table-cell>
          <table:table-cell table:formula="of:=[.$B$3]+[.E1264]-[.F1264]" office:value-type="float" office:value="12225.5" calcext:value-type="float">
            <text:p>12225,5</text:p>
          </table:table-cell>
          <table:table-cell table:formula="of:=[.B1264]-[.A1264]" office:value-type="float" office:value="8129.5" calcext:value-type="float">
            <text:p>8129,5</text:p>
          </table:table-cell>
          <table:table-cell table:formula="of:=[.C1263]" office:value-type="float" office:value="6710" calcext:value-type="float">
            <text:p>6710,0</text:p>
          </table:table-cell>
          <table:table-cell table:formula="of:=[.D1264]*2" office:value-type="float" office:value="13420" calcext:value-type="float">
            <text:p>13420,0</text:p>
          </table:table-cell>
          <table:table-cell table:formula="of:=[.D1263]" office:value-type="float" office:value="3242" calcext:value-type="float">
            <text:p>3242,0</text:p>
          </table:table-cell>
          <table:table-cell table:number-columns-repeated="3"/>
        </table:table-row>
        <table:table-row table:style-name="ro1">
          <table:table-cell table:formula="of:=IF([.B1265]&gt;=0;1;-1)*(2^[.$D$3])" office:value-type="float" office:value="4096" calcext:value-type="float">
            <text:p>4096</text:p>
          </table:table-cell>
          <table:table-cell table:formula="of:=[.$B$3]+[.E1265]-[.F1265]" office:value-type="float" office:value="11596.5" calcext:value-type="float">
            <text:p>11596,5</text:p>
          </table:table-cell>
          <table:table-cell table:formula="of:=[.B1265]-[.A1265]" office:value-type="float" office:value="7500.5" calcext:value-type="float">
            <text:p>7500,5</text:p>
          </table:table-cell>
          <table:table-cell table:formula="of:=[.C1264]" office:value-type="float" office:value="8129.5" calcext:value-type="float">
            <text:p>8129,5</text:p>
          </table:table-cell>
          <table:table-cell table:formula="of:=[.D1265]*2" office:value-type="float" office:value="16259" calcext:value-type="float">
            <text:p>16259,0</text:p>
          </table:table-cell>
          <table:table-cell table:formula="of:=[.D1264]" office:value-type="float" office:value="6710" calcext:value-type="float">
            <text:p>6710,0</text:p>
          </table:table-cell>
          <table:table-cell table:number-columns-repeated="3"/>
        </table:table-row>
        <table:table-row table:style-name="ro1">
          <table:table-cell table:formula="of:=IF([.B1266]&gt;=0;1;-1)*(2^[.$D$3])" office:value-type="float" office:value="4096" calcext:value-type="float">
            <text:p>4096</text:p>
          </table:table-cell>
          <table:table-cell table:formula="of:=[.$B$3]+[.E1266]-[.F1266]" office:value-type="float" office:value="8919" calcext:value-type="float">
            <text:p>8919,0</text:p>
          </table:table-cell>
          <table:table-cell table:formula="of:=[.B1266]-[.A1266]" office:value-type="float" office:value="4823" calcext:value-type="float">
            <text:p>4823,0</text:p>
          </table:table-cell>
          <table:table-cell table:formula="of:=[.C1265]" office:value-type="float" office:value="7500.5" calcext:value-type="float">
            <text:p>7500,5</text:p>
          </table:table-cell>
          <table:table-cell table:formula="of:=[.D1266]*2" office:value-type="float" office:value="15001" calcext:value-type="float">
            <text:p>15001,0</text:p>
          </table:table-cell>
          <table:table-cell table:formula="of:=[.D1265]" office:value-type="float" office:value="8129.5" calcext:value-type="float">
            <text:p>8129,5</text:p>
          </table:table-cell>
          <table:table-cell table:number-columns-repeated="3"/>
        </table:table-row>
        <table:table-row table:style-name="ro1">
          <table:table-cell table:formula="of:=IF([.B1267]&gt;=0;1;-1)*(2^[.$D$3])" office:value-type="float" office:value="4096" calcext:value-type="float">
            <text:p>4096</text:p>
          </table:table-cell>
          <table:table-cell table:formula="of:=[.$B$3]+[.E1267]-[.F1267]" office:value-type="float" office:value="4193" calcext:value-type="float">
            <text:p>4193,0</text:p>
          </table:table-cell>
          <table:table-cell table:formula="of:=[.B1267]-[.A1267]" office:value-type="float" office:value="97" calcext:value-type="float">
            <text:p>97,0</text:p>
          </table:table-cell>
          <table:table-cell table:formula="of:=[.C1266]" office:value-type="float" office:value="4823" calcext:value-type="float">
            <text:p>4823,0</text:p>
          </table:table-cell>
          <table:table-cell table:formula="of:=[.D1267]*2" office:value-type="float" office:value="9646" calcext:value-type="float">
            <text:p>9646,0</text:p>
          </table:table-cell>
          <table:table-cell table:formula="of:=[.D1266]" office:value-type="float" office:value="7500.5" calcext:value-type="float">
            <text:p>7500,5</text:p>
          </table:table-cell>
          <table:table-cell table:number-columns-repeated="3"/>
        </table:table-row>
        <table:table-row table:style-name="ro1">
          <table:table-cell table:formula="of:=IF([.B1268]&gt;=0;1;-1)*(2^[.$D$3])" office:value-type="float" office:value="-4096" calcext:value-type="float">
            <text:p>-4096</text:p>
          </table:table-cell>
          <table:table-cell table:formula="of:=[.$B$3]+[.E1268]-[.F1268]" office:value-type="float" office:value="-2581.5" calcext:value-type="float">
            <text:p>-2581,5</text:p>
          </table:table-cell>
          <table:table-cell table:formula="of:=[.B1268]-[.A1268]" office:value-type="float" office:value="1514.5" calcext:value-type="float">
            <text:p>1514,5</text:p>
          </table:table-cell>
          <table:table-cell table:formula="of:=[.C1267]" office:value-type="float" office:value="97" calcext:value-type="float">
            <text:p>97,0</text:p>
          </table:table-cell>
          <table:table-cell table:formula="of:=[.D1268]*2" office:value-type="float" office:value="194" calcext:value-type="float">
            <text:p>194,0</text:p>
          </table:table-cell>
          <table:table-cell table:formula="of:=[.D1267]" office:value-type="float" office:value="4823" calcext:value-type="float">
            <text:p>4823,0</text:p>
          </table:table-cell>
          <table:table-cell table:number-columns-repeated="3"/>
        </table:table-row>
        <table:table-row table:style-name="ro1">
          <table:table-cell table:formula="of:=IF([.B1269]&gt;=0;1;-1)*(2^[.$D$3])" office:value-type="float" office:value="4096" calcext:value-type="float">
            <text:p>4096</text:p>
          </table:table-cell>
          <table:table-cell table:formula="of:=[.$B$3]+[.E1269]-[.F1269]" office:value-type="float" office:value="4979.5" calcext:value-type="float">
            <text:p>4979,5</text:p>
          </table:table-cell>
          <table:table-cell table:formula="of:=[.B1269]-[.A1269]" office:value-type="float" office:value="883.5" calcext:value-type="float">
            <text:p>883,5</text:p>
          </table:table-cell>
          <table:table-cell table:formula="of:=[.C1268]" office:value-type="float" office:value="1514.5" calcext:value-type="float">
            <text:p>1514,5</text:p>
          </table:table-cell>
          <table:table-cell table:formula="of:=[.D1269]*2" office:value-type="float" office:value="3029" calcext:value-type="float">
            <text:p>3029,0</text:p>
          </table:table-cell>
          <table:table-cell table:formula="of:=[.D1268]" office:value-type="float" office:value="97" calcext:value-type="float">
            <text:p>97,0</text:p>
          </table:table-cell>
          <table:table-cell table:number-columns-repeated="3"/>
        </table:table-row>
        <table:table-row table:style-name="ro1">
          <table:table-cell table:formula="of:=IF([.B1270]&gt;=0;1;-1)*(2^[.$D$3])" office:value-type="float" office:value="4096" calcext:value-type="float">
            <text:p>4096</text:p>
          </table:table-cell>
          <table:table-cell table:formula="of:=[.$B$3]+[.E1270]-[.F1270]" office:value-type="float" office:value="2300" calcext:value-type="float">
            <text:p>2300,0</text:p>
          </table:table-cell>
          <table:table-cell table:formula="of:=[.B1270]-[.A1270]" office:value-type="float" office:value="-1796" calcext:value-type="float">
            <text:p>-1796,0</text:p>
          </table:table-cell>
          <table:table-cell table:formula="of:=[.C1269]" office:value-type="float" office:value="883.5" calcext:value-type="float">
            <text:p>883,5</text:p>
          </table:table-cell>
          <table:table-cell table:formula="of:=[.D1270]*2" office:value-type="float" office:value="1767" calcext:value-type="float">
            <text:p>1767,0</text:p>
          </table:table-cell>
          <table:table-cell table:formula="of:=[.D1269]" office:value-type="float" office:value="1514.5" calcext:value-type="float">
            <text:p>1514,5</text:p>
          </table:table-cell>
          <table:table-cell table:number-columns-repeated="3"/>
        </table:table-row>
        <table:table-row table:style-name="ro1">
          <table:table-cell table:formula="of:=IF([.B1271]&gt;=0;1;-1)*(2^[.$D$3])" office:value-type="float" office:value="-4096" calcext:value-type="float">
            <text:p>-4096</text:p>
          </table:table-cell>
          <table:table-cell table:formula="of:=[.$B$3]+[.E1271]-[.F1271]" office:value-type="float" office:value="-2428" calcext:value-type="float">
            <text:p>-2428,0</text:p>
          </table:table-cell>
          <table:table-cell table:formula="of:=[.B1271]-[.A1271]" office:value-type="float" office:value="1668" calcext:value-type="float">
            <text:p>1668,0</text:p>
          </table:table-cell>
          <table:table-cell table:formula="of:=[.C1270]" office:value-type="float" office:value="-1796" calcext:value-type="float">
            <text:p>-1796,0</text:p>
          </table:table-cell>
          <table:table-cell table:formula="of:=[.D1271]*2" office:value-type="float" office:value="-3592" calcext:value-type="float">
            <text:p>-3592,0</text:p>
          </table:table-cell>
          <table:table-cell table:formula="of:=[.D1270]" office:value-type="float" office:value="883.5" calcext:value-type="float">
            <text:p>883,5</text:p>
          </table:table-cell>
          <table:table-cell table:number-columns-repeated="3"/>
        </table:table-row>
        <table:table-row table:style-name="ro1">
          <table:table-cell table:formula="of:=IF([.B1272]&gt;=0;1;-1)*(2^[.$D$3])" office:value-type="float" office:value="4096" calcext:value-type="float">
            <text:p>4096</text:p>
          </table:table-cell>
          <table:table-cell table:formula="of:=[.$B$3]+[.E1272]-[.F1272]" office:value-type="float" office:value="7179.5" calcext:value-type="float">
            <text:p>7179,5</text:p>
          </table:table-cell>
          <table:table-cell table:formula="of:=[.B1272]-[.A1272]" office:value-type="float" office:value="3083.5" calcext:value-type="float">
            <text:p>3083,5</text:p>
          </table:table-cell>
          <table:table-cell table:formula="of:=[.C1271]" office:value-type="float" office:value="1668" calcext:value-type="float">
            <text:p>1668,0</text:p>
          </table:table-cell>
          <table:table-cell table:formula="of:=[.D1272]*2" office:value-type="float" office:value="3336" calcext:value-type="float">
            <text:p>3336,0</text:p>
          </table:table-cell>
          <table:table-cell table:formula="of:=[.D1271]" office:value-type="float" office:value="-1796" calcext:value-type="float">
            <text:p>-1796,0</text:p>
          </table:table-cell>
          <table:table-cell table:number-columns-repeated="3"/>
        </table:table-row>
        <table:table-row table:style-name="ro1">
          <table:table-cell table:formula="of:=IF([.B1273]&gt;=0;1;-1)*(2^[.$D$3])" office:value-type="float" office:value="4096" calcext:value-type="float">
            <text:p>4096</text:p>
          </table:table-cell>
          <table:table-cell table:formula="of:=[.$B$3]+[.E1273]-[.F1273]" office:value-type="float" office:value="6546.5" calcext:value-type="float">
            <text:p>6546,5</text:p>
          </table:table-cell>
          <table:table-cell table:formula="of:=[.B1273]-[.A1273]" office:value-type="float" office:value="2450.5" calcext:value-type="float">
            <text:p>2450,5</text:p>
          </table:table-cell>
          <table:table-cell table:formula="of:=[.C1272]" office:value-type="float" office:value="3083.5" calcext:value-type="float">
            <text:p>3083,5</text:p>
          </table:table-cell>
          <table:table-cell table:formula="of:=[.D1273]*2" office:value-type="float" office:value="6167" calcext:value-type="float">
            <text:p>6167,0</text:p>
          </table:table-cell>
          <table:table-cell table:formula="of:=[.D1272]" office:value-type="float" office:value="1668" calcext:value-type="float">
            <text:p>1668,0</text:p>
          </table:table-cell>
          <table:table-cell table:number-columns-repeated="3"/>
        </table:table-row>
        <table:table-row table:style-name="ro1">
          <table:table-cell table:formula="of:=IF([.B1274]&gt;=0;1;-1)*(2^[.$D$3])" office:value-type="float" office:value="4096" calcext:value-type="float">
            <text:p>4096</text:p>
          </table:table-cell>
          <table:table-cell table:formula="of:=[.$B$3]+[.E1274]-[.F1274]" office:value-type="float" office:value="3865" calcext:value-type="float">
            <text:p>3865,0</text:p>
          </table:table-cell>
          <table:table-cell table:formula="of:=[.B1274]-[.A1274]" office:value-type="float" office:value="-231" calcext:value-type="float">
            <text:p>-231,0</text:p>
          </table:table-cell>
          <table:table-cell table:formula="of:=[.C1273]" office:value-type="float" office:value="2450.5" calcext:value-type="float">
            <text:p>2450,5</text:p>
          </table:table-cell>
          <table:table-cell table:formula="of:=[.D1274]*2" office:value-type="float" office:value="4901" calcext:value-type="float">
            <text:p>4901,0</text:p>
          </table:table-cell>
          <table:table-cell table:formula="of:=[.D1273]" office:value-type="float" office:value="3083.5" calcext:value-type="float">
            <text:p>3083,5</text:p>
          </table:table-cell>
          <table:table-cell table:number-columns-repeated="3"/>
        </table:table-row>
        <table:table-row table:style-name="ro1">
          <table:table-cell table:formula="of:=IF([.B1275]&gt;=0;1;-1)*(2^[.$D$3])" office:value-type="float" office:value="-4096" calcext:value-type="float">
            <text:p>-4096</text:p>
          </table:table-cell>
          <table:table-cell table:formula="of:=[.$B$3]+[.E1275]-[.F1275]" office:value-type="float" office:value="-865" calcext:value-type="float">
            <text:p>-865,0</text:p>
          </table:table-cell>
          <table:table-cell table:formula="of:=[.B1275]-[.A1275]" office:value-type="float" office:value="3231" calcext:value-type="float">
            <text:p>3231,0</text:p>
          </table:table-cell>
          <table:table-cell table:formula="of:=[.C1274]" office:value-type="float" office:value="-231" calcext:value-type="float">
            <text:p>-231,0</text:p>
          </table:table-cell>
          <table:table-cell table:formula="of:=[.D1275]*2" office:value-type="float" office:value="-462" calcext:value-type="float">
            <text:p>-462,0</text:p>
          </table:table-cell>
          <table:table-cell table:formula="of:=[.D1274]" office:value-type="float" office:value="2450.5" calcext:value-type="float">
            <text:p>2450,5</text:p>
          </table:table-cell>
          <table:table-cell table:number-columns-repeated="3"/>
        </table:table-row>
        <table:table-row table:style-name="ro1">
          <table:table-cell table:formula="of:=IF([.B1276]&gt;=0;1;-1)*(2^[.$D$3])" office:value-type="float" office:value="4096" calcext:value-type="float">
            <text:p>4096</text:p>
          </table:table-cell>
          <table:table-cell table:formula="of:=[.$B$3]+[.E1276]-[.F1276]" office:value-type="float" office:value="8740.5" calcext:value-type="float">
            <text:p>8740,5</text:p>
          </table:table-cell>
          <table:table-cell table:formula="of:=[.B1276]-[.A1276]" office:value-type="float" office:value="4644.5" calcext:value-type="float">
            <text:p>4644,5</text:p>
          </table:table-cell>
          <table:table-cell table:formula="of:=[.C1275]" office:value-type="float" office:value="3231" calcext:value-type="float">
            <text:p>3231,0</text:p>
          </table:table-cell>
          <table:table-cell table:formula="of:=[.D1276]*2" office:value-type="float" office:value="6462" calcext:value-type="float">
            <text:p>6462,0</text:p>
          </table:table-cell>
          <table:table-cell table:formula="of:=[.D1275]" office:value-type="float" office:value="-231" calcext:value-type="float">
            <text:p>-231,0</text:p>
          </table:table-cell>
          <table:table-cell table:number-columns-repeated="3"/>
        </table:table-row>
        <table:table-row table:style-name="ro1">
          <table:table-cell table:formula="of:=IF([.B1277]&gt;=0;1;-1)*(2^[.$D$3])" office:value-type="float" office:value="4096" calcext:value-type="float">
            <text:p>4096</text:p>
          </table:table-cell>
          <table:table-cell table:formula="of:=[.$B$3]+[.E1277]-[.F1277]" office:value-type="float" office:value="8105.5" calcext:value-type="float">
            <text:p>8105,5</text:p>
          </table:table-cell>
          <table:table-cell table:formula="of:=[.B1277]-[.A1277]" office:value-type="float" office:value="4009.5" calcext:value-type="float">
            <text:p>4009,5</text:p>
          </table:table-cell>
          <table:table-cell table:formula="of:=[.C1276]" office:value-type="float" office:value="4644.5" calcext:value-type="float">
            <text:p>4644,5</text:p>
          </table:table-cell>
          <table:table-cell table:formula="of:=[.D1277]*2" office:value-type="float" office:value="9289" calcext:value-type="float">
            <text:p>9289,0</text:p>
          </table:table-cell>
          <table:table-cell table:formula="of:=[.D1276]" office:value-type="float" office:value="3231" calcext:value-type="float">
            <text:p>3231,0</text:p>
          </table:table-cell>
          <table:table-cell table:number-columns-repeated="3"/>
        </table:table-row>
        <table:table-row table:style-name="ro1">
          <table:table-cell table:formula="of:=IF([.B1278]&gt;=0;1;-1)*(2^[.$D$3])" office:value-type="float" office:value="4096" calcext:value-type="float">
            <text:p>4096</text:p>
          </table:table-cell>
          <table:table-cell table:formula="of:=[.$B$3]+[.E1278]-[.F1278]" office:value-type="float" office:value="5422" calcext:value-type="float">
            <text:p>5422,0</text:p>
          </table:table-cell>
          <table:table-cell table:formula="of:=[.B1278]-[.A1278]" office:value-type="float" office:value="1326" calcext:value-type="float">
            <text:p>1326,0</text:p>
          </table:table-cell>
          <table:table-cell table:formula="of:=[.C1277]" office:value-type="float" office:value="4009.5" calcext:value-type="float">
            <text:p>4009,5</text:p>
          </table:table-cell>
          <table:table-cell table:formula="of:=[.D1278]*2" office:value-type="float" office:value="8019" calcext:value-type="float">
            <text:p>8019,0</text:p>
          </table:table-cell>
          <table:table-cell table:formula="of:=[.D1277]" office:value-type="float" office:value="4644.5" calcext:value-type="float">
            <text:p>4644,5</text:p>
          </table:table-cell>
          <table:table-cell table:number-columns-repeated="3"/>
        </table:table-row>
        <table:table-row table:style-name="ro1">
          <table:table-cell table:formula="of:=IF([.B1279]&gt;=0;1;-1)*(2^[.$D$3])" office:value-type="float" office:value="4096" calcext:value-type="float">
            <text:p>4096</text:p>
          </table:table-cell>
          <table:table-cell table:formula="of:=[.$B$3]+[.E1279]-[.F1279]" office:value-type="float" office:value="690" calcext:value-type="float">
            <text:p>690,0</text:p>
          </table:table-cell>
          <table:table-cell table:formula="of:=[.B1279]-[.A1279]" office:value-type="float" office:value="-3406" calcext:value-type="float">
            <text:p>-3406,0</text:p>
          </table:table-cell>
          <table:table-cell table:formula="of:=[.C1278]" office:value-type="float" office:value="1326" calcext:value-type="float">
            <text:p>1326,0</text:p>
          </table:table-cell>
          <table:table-cell table:formula="of:=[.D1279]*2" office:value-type="float" office:value="2652" calcext:value-type="float">
            <text:p>2652,0</text:p>
          </table:table-cell>
          <table:table-cell table:formula="of:=[.D1278]" office:value-type="float" office:value="4009.5" calcext:value-type="float">
            <text:p>4009,5</text:p>
          </table:table-cell>
          <table:table-cell table:number-columns-repeated="3"/>
        </table:table-row>
        <table:table-row table:style-name="ro1">
          <table:table-cell table:formula="of:=IF([.B1280]&gt;=0;1;-1)*(2^[.$D$3])" office:value-type="float" office:value="-4096" calcext:value-type="float">
            <text:p>-4096</text:p>
          </table:table-cell>
          <table:table-cell table:formula="of:=[.$B$3]+[.E1280]-[.F1280]" office:value-type="float" office:value="-6090.5" calcext:value-type="float">
            <text:p>-6090,5</text:p>
          </table:table-cell>
          <table:table-cell table:formula="of:=[.B1280]-[.A1280]" office:value-type="float" office:value="-1994.5" calcext:value-type="float">
            <text:p>-1994,5</text:p>
          </table:table-cell>
          <table:table-cell table:formula="of:=[.C1279]" office:value-type="float" office:value="-3406" calcext:value-type="float">
            <text:p>-3406,0</text:p>
          </table:table-cell>
          <table:table-cell table:formula="of:=[.D1280]*2" office:value-type="float" office:value="-6812" calcext:value-type="float">
            <text:p>-6812,0</text:p>
          </table:table-cell>
          <table:table-cell table:formula="of:=[.D1279]" office:value-type="float" office:value="1326" calcext:value-type="float">
            <text:p>1326,0</text:p>
          </table:table-cell>
          <table:table-cell table:number-columns-repeated="3"/>
        </table:table-row>
        <table:table-row table:style-name="ro1">
          <table:table-cell table:formula="of:=IF([.B1281]&gt;=0;1;-1)*(2^[.$D$3])" office:value-type="float" office:value="4096" calcext:value-type="float">
            <text:p>4096</text:p>
          </table:table-cell>
          <table:table-cell table:formula="of:=[.$B$3]+[.E1281]-[.F1281]" office:value-type="float" office:value="1464.5" calcext:value-type="float">
            <text:p>1464,5</text:p>
          </table:table-cell>
          <table:table-cell table:formula="of:=[.B1281]-[.A1281]" office:value-type="float" office:value="-2631.5" calcext:value-type="float">
            <text:p>-2631,5</text:p>
          </table:table-cell>
          <table:table-cell table:formula="of:=[.C1280]" office:value-type="float" office:value="-1994.5" calcext:value-type="float">
            <text:p>-1994,5</text:p>
          </table:table-cell>
          <table:table-cell table:formula="of:=[.D1281]*2" office:value-type="float" office:value="-3989" calcext:value-type="float">
            <text:p>-3989,0</text:p>
          </table:table-cell>
          <table:table-cell table:formula="of:=[.D1280]" office:value-type="float" office:value="-3406" calcext:value-type="float">
            <text:p>-3406,0</text:p>
          </table:table-cell>
          <table:table-cell table:number-columns-repeated="3"/>
        </table:table-row>
        <table:table-row table:style-name="ro1">
          <table:table-cell table:formula="of:=IF([.B1282]&gt;=0;1;-1)*(2^[.$D$3])" office:value-type="float" office:value="-4096" calcext:value-type="float">
            <text:p>-4096</text:p>
          </table:table-cell>
          <table:table-cell table:formula="of:=[.$B$3]+[.E1282]-[.F1282]" office:value-type="float" office:value="-1221" calcext:value-type="float">
            <text:p>-1221,0</text:p>
          </table:table-cell>
          <table:table-cell table:formula="of:=[.B1282]-[.A1282]" office:value-type="float" office:value="2875" calcext:value-type="float">
            <text:p>2875,0</text:p>
          </table:table-cell>
          <table:table-cell table:formula="of:=[.C1281]" office:value-type="float" office:value="-2631.5" calcext:value-type="float">
            <text:p>-2631,5</text:p>
          </table:table-cell>
          <table:table-cell table:formula="of:=[.D1282]*2" office:value-type="float" office:value="-5263" calcext:value-type="float">
            <text:p>-5263,0</text:p>
          </table:table-cell>
          <table:table-cell table:formula="of:=[.D1281]" office:value-type="float" office:value="-1994.5" calcext:value-type="float">
            <text:p>-1994,5</text:p>
          </table:table-cell>
          <table:table-cell table:number-columns-repeated="3"/>
        </table:table-row>
        <table:table-row table:style-name="ro1">
          <table:table-cell table:formula="of:=IF([.B1283]&gt;=0;1;-1)*(2^[.$D$3])" office:value-type="float" office:value="4096" calcext:value-type="float">
            <text:p>4096</text:p>
          </table:table-cell>
          <table:table-cell table:formula="of:=[.$B$3]+[.E1283]-[.F1283]" office:value-type="float" office:value="10429" calcext:value-type="float">
            <text:p>10429,0</text:p>
          </table:table-cell>
          <table:table-cell table:formula="of:=[.B1283]-[.A1283]" office:value-type="float" office:value="6333" calcext:value-type="float">
            <text:p>6333,0</text:p>
          </table:table-cell>
          <table:table-cell table:formula="of:=[.C1282]" office:value-type="float" office:value="2875" calcext:value-type="float">
            <text:p>2875,0</text:p>
          </table:table-cell>
          <table:table-cell table:formula="of:=[.D1283]*2" office:value-type="float" office:value="5750" calcext:value-type="float">
            <text:p>5750,0</text:p>
          </table:table-cell>
          <table:table-cell table:formula="of:=[.D1282]" office:value-type="float" office:value="-2631.5" calcext:value-type="float">
            <text:p>-2631,5</text:p>
          </table:table-cell>
          <table:table-cell table:number-columns-repeated="3"/>
        </table:table-row>
        <table:table-row table:style-name="ro1">
          <table:table-cell table:formula="of:=IF([.B1284]&gt;=0;1;-1)*(2^[.$D$3])" office:value-type="float" office:value="4096" calcext:value-type="float">
            <text:p>4096</text:p>
          </table:table-cell>
          <table:table-cell table:formula="of:=[.$B$3]+[.E1284]-[.F1284]" office:value-type="float" office:value="11838.5" calcext:value-type="float">
            <text:p>11838,5</text:p>
          </table:table-cell>
          <table:table-cell table:formula="of:=[.B1284]-[.A1284]" office:value-type="float" office:value="7742.5" calcext:value-type="float">
            <text:p>7742,5</text:p>
          </table:table-cell>
          <table:table-cell table:formula="of:=[.C1283]" office:value-type="float" office:value="6333" calcext:value-type="float">
            <text:p>6333,0</text:p>
          </table:table-cell>
          <table:table-cell table:formula="of:=[.D1284]*2" office:value-type="float" office:value="12666" calcext:value-type="float">
            <text:p>12666,0</text:p>
          </table:table-cell>
          <table:table-cell table:formula="of:=[.D1283]" office:value-type="float" office:value="2875" calcext:value-type="float">
            <text:p>2875,0</text:p>
          </table:table-cell>
          <table:table-cell table:number-columns-repeated="3"/>
        </table:table-row>
        <table:table-row table:style-name="ro1">
          <table:table-cell table:formula="of:=IF([.B1285]&gt;=0;1;-1)*(2^[.$D$3])" office:value-type="float" office:value="4096" calcext:value-type="float">
            <text:p>4096</text:p>
          </table:table-cell>
          <table:table-cell table:formula="of:=[.$B$3]+[.E1285]-[.F1285]" office:value-type="float" office:value="11199.5" calcext:value-type="float">
            <text:p>11199,5</text:p>
          </table:table-cell>
          <table:table-cell table:formula="of:=[.B1285]-[.A1285]" office:value-type="float" office:value="7103.5" calcext:value-type="float">
            <text:p>7103,5</text:p>
          </table:table-cell>
          <table:table-cell table:formula="of:=[.C1284]" office:value-type="float" office:value="7742.5" calcext:value-type="float">
            <text:p>7742,5</text:p>
          </table:table-cell>
          <table:table-cell table:formula="of:=[.D1285]*2" office:value-type="float" office:value="15485" calcext:value-type="float">
            <text:p>15485,0</text:p>
          </table:table-cell>
          <table:table-cell table:formula="of:=[.D1284]" office:value-type="float" office:value="6333" calcext:value-type="float">
            <text:p>6333,0</text:p>
          </table:table-cell>
          <table:table-cell table:number-columns-repeated="3"/>
        </table:table-row>
        <table:table-row table:style-name="ro1">
          <table:table-cell table:formula="of:=IF([.B1286]&gt;=0;1;-1)*(2^[.$D$3])" office:value-type="float" office:value="4096" calcext:value-type="float">
            <text:p>4096</text:p>
          </table:table-cell>
          <table:table-cell table:formula="of:=[.$B$3]+[.E1286]-[.F1286]" office:value-type="float" office:value="8512" calcext:value-type="float">
            <text:p>8512,0</text:p>
          </table:table-cell>
          <table:table-cell table:formula="of:=[.B1286]-[.A1286]" office:value-type="float" office:value="4416" calcext:value-type="float">
            <text:p>4416,0</text:p>
          </table:table-cell>
          <table:table-cell table:formula="of:=[.C1285]" office:value-type="float" office:value="7103.5" calcext:value-type="float">
            <text:p>7103,5</text:p>
          </table:table-cell>
          <table:table-cell table:formula="of:=[.D1286]*2" office:value-type="float" office:value="14207" calcext:value-type="float">
            <text:p>14207,0</text:p>
          </table:table-cell>
          <table:table-cell table:formula="of:=[.D1285]" office:value-type="float" office:value="7742.5" calcext:value-type="float">
            <text:p>7742,5</text:p>
          </table:table-cell>
          <table:table-cell table:number-columns-repeated="3"/>
        </table:table-row>
        <table:table-row table:style-name="ro1">
          <table:table-cell table:formula="of:=IF([.B1287]&gt;=0;1;-1)*(2^[.$D$3])" office:value-type="float" office:value="4096" calcext:value-type="float">
            <text:p>4096</text:p>
          </table:table-cell>
          <table:table-cell table:formula="of:=[.$B$3]+[.E1287]-[.F1287]" office:value-type="float" office:value="3776" calcext:value-type="float">
            <text:p>3776,0</text:p>
          </table:table-cell>
          <table:table-cell table:formula="of:=[.B1287]-[.A1287]" office:value-type="float" office:value="-320" calcext:value-type="float">
            <text:p>-320,0</text:p>
          </table:table-cell>
          <table:table-cell table:formula="of:=[.C1286]" office:value-type="float" office:value="4416" calcext:value-type="float">
            <text:p>4416,0</text:p>
          </table:table-cell>
          <table:table-cell table:formula="of:=[.D1287]*2" office:value-type="float" office:value="8832" calcext:value-type="float">
            <text:p>8832,0</text:p>
          </table:table-cell>
          <table:table-cell table:formula="of:=[.D1286]" office:value-type="float" office:value="7103.5" calcext:value-type="float">
            <text:p>7103,5</text:p>
          </table:table-cell>
          <table:table-cell table:number-columns-repeated="3"/>
        </table:table-row>
        <table:table-row table:style-name="ro1">
          <table:table-cell table:formula="of:=IF([.B1288]&gt;=0;1;-1)*(2^[.$D$3])" office:value-type="float" office:value="-4096" calcext:value-type="float">
            <text:p>-4096</text:p>
          </table:table-cell>
          <table:table-cell table:formula="of:=[.$B$3]+[.E1288]-[.F1288]" office:value-type="float" office:value="-3008.5" calcext:value-type="float">
            <text:p>-3008,5</text:p>
          </table:table-cell>
          <table:table-cell table:formula="of:=[.B1288]-[.A1288]" office:value-type="float" office:value="1087.5" calcext:value-type="float">
            <text:p>1087,5</text:p>
          </table:table-cell>
          <table:table-cell table:formula="of:=[.C1287]" office:value-type="float" office:value="-320" calcext:value-type="float">
            <text:p>-320,0</text:p>
          </table:table-cell>
          <table:table-cell table:formula="of:=[.D1288]*2" office:value-type="float" office:value="-640" calcext:value-type="float">
            <text:p>-640,0</text:p>
          </table:table-cell>
          <table:table-cell table:formula="of:=[.D1287]" office:value-type="float" office:value="4416" calcext:value-type="float">
            <text:p>4416,0</text:p>
          </table:table-cell>
          <table:table-cell table:number-columns-repeated="3"/>
        </table:table-row>
        <table:table-row table:style-name="ro1">
          <table:table-cell table:formula="of:=IF([.B1289]&gt;=0;1;-1)*(2^[.$D$3])" office:value-type="float" office:value="4096" calcext:value-type="float">
            <text:p>4096</text:p>
          </table:table-cell>
          <table:table-cell table:formula="of:=[.$B$3]+[.E1289]-[.F1289]" office:value-type="float" office:value="4542.5" calcext:value-type="float">
            <text:p>4542,5</text:p>
          </table:table-cell>
          <table:table-cell table:formula="of:=[.B1289]-[.A1289]" office:value-type="float" office:value="446.5" calcext:value-type="float">
            <text:p>446,5</text:p>
          </table:table-cell>
          <table:table-cell table:formula="of:=[.C1288]" office:value-type="float" office:value="1087.5" calcext:value-type="float">
            <text:p>1087,5</text:p>
          </table:table-cell>
          <table:table-cell table:formula="of:=[.D1289]*2" office:value-type="float" office:value="2175" calcext:value-type="float">
            <text:p>2175,0</text:p>
          </table:table-cell>
          <table:table-cell table:formula="of:=[.D1288]" office:value-type="float" office:value="-320" calcext:value-type="float">
            <text:p>-320,0</text:p>
          </table:table-cell>
          <table:table-cell table:number-columns-repeated="3"/>
        </table:table-row>
        <table:table-row table:style-name="ro1">
          <table:table-cell table:formula="of:=IF([.B1290]&gt;=0;1;-1)*(2^[.$D$3])" office:value-type="float" office:value="4096" calcext:value-type="float">
            <text:p>4096</text:p>
          </table:table-cell>
          <table:table-cell table:formula="of:=[.$B$3]+[.E1290]-[.F1290]" office:value-type="float" office:value="1853" calcext:value-type="float">
            <text:p>1853,0</text:p>
          </table:table-cell>
          <table:table-cell table:formula="of:=[.B1290]-[.A1290]" office:value-type="float" office:value="-2243" calcext:value-type="float">
            <text:p>-2243,0</text:p>
          </table:table-cell>
          <table:table-cell table:formula="of:=[.C1289]" office:value-type="float" office:value="446.5" calcext:value-type="float">
            <text:p>446,5</text:p>
          </table:table-cell>
          <table:table-cell table:formula="of:=[.D1290]*2" office:value-type="float" office:value="893" calcext:value-type="float">
            <text:p>893,0</text:p>
          </table:table-cell>
          <table:table-cell table:formula="of:=[.D1289]" office:value-type="float" office:value="1087.5" calcext:value-type="float">
            <text:p>1087,5</text:p>
          </table:table-cell>
          <table:table-cell table:number-columns-repeated="3"/>
        </table:table-row>
        <table:table-row table:style-name="ro1">
          <table:table-cell table:formula="of:=IF([.B1291]&gt;=0;1;-1)*(2^[.$D$3])" office:value-type="float" office:value="-4096" calcext:value-type="float">
            <text:p>-4096</text:p>
          </table:table-cell>
          <table:table-cell table:formula="of:=[.$B$3]+[.E1291]-[.F1291]" office:value-type="float" office:value="-2885" calcext:value-type="float">
            <text:p>-2885,0</text:p>
          </table:table-cell>
          <table:table-cell table:formula="of:=[.B1291]-[.A1291]" office:value-type="float" office:value="1211" calcext:value-type="float">
            <text:p>1211,0</text:p>
          </table:table-cell>
          <table:table-cell table:formula="of:=[.C1290]" office:value-type="float" office:value="-2243" calcext:value-type="float">
            <text:p>-2243,0</text:p>
          </table:table-cell>
          <table:table-cell table:formula="of:=[.D1291]*2" office:value-type="float" office:value="-4486" calcext:value-type="float">
            <text:p>-4486,0</text:p>
          </table:table-cell>
          <table:table-cell table:formula="of:=[.D1290]" office:value-type="float" office:value="446.5" calcext:value-type="float">
            <text:p>446,5</text:p>
          </table:table-cell>
          <table:table-cell table:number-columns-repeated="3"/>
        </table:table-row>
        <table:table-row table:style-name="ro1">
          <table:table-cell table:formula="of:=IF([.B1292]&gt;=0;1;-1)*(2^[.$D$3])" office:value-type="float" office:value="4096" calcext:value-type="float">
            <text:p>4096</text:p>
          </table:table-cell>
          <table:table-cell table:formula="of:=[.$B$3]+[.E1292]-[.F1292]" office:value-type="float" office:value="6712.5" calcext:value-type="float">
            <text:p>6712,5</text:p>
          </table:table-cell>
          <table:table-cell table:formula="of:=[.B1292]-[.A1292]" office:value-type="float" office:value="2616.5" calcext:value-type="float">
            <text:p>2616,5</text:p>
          </table:table-cell>
          <table:table-cell table:formula="of:=[.C1291]" office:value-type="float" office:value="1211" calcext:value-type="float">
            <text:p>1211,0</text:p>
          </table:table-cell>
          <table:table-cell table:formula="of:=[.D1292]*2" office:value-type="float" office:value="2422" calcext:value-type="float">
            <text:p>2422,0</text:p>
          </table:table-cell>
          <table:table-cell table:formula="of:=[.D1291]" office:value-type="float" office:value="-2243" calcext:value-type="float">
            <text:p>-2243,0</text:p>
          </table:table-cell>
          <table:table-cell table:number-columns-repeated="3"/>
        </table:table-row>
        <table:table-row table:style-name="ro1">
          <table:table-cell table:formula="of:=IF([.B1293]&gt;=0;1;-1)*(2^[.$D$3])" office:value-type="float" office:value="4096" calcext:value-type="float">
            <text:p>4096</text:p>
          </table:table-cell>
          <table:table-cell table:formula="of:=[.$B$3]+[.E1293]-[.F1293]" office:value-type="float" office:value="6069.5" calcext:value-type="float">
            <text:p>6069,5</text:p>
          </table:table-cell>
          <table:table-cell table:formula="of:=[.B1293]-[.A1293]" office:value-type="float" office:value="1973.5" calcext:value-type="float">
            <text:p>1973,5</text:p>
          </table:table-cell>
          <table:table-cell table:formula="of:=[.C1292]" office:value-type="float" office:value="2616.5" calcext:value-type="float">
            <text:p>2616,5</text:p>
          </table:table-cell>
          <table:table-cell table:formula="of:=[.D1293]*2" office:value-type="float" office:value="5233" calcext:value-type="float">
            <text:p>5233,0</text:p>
          </table:table-cell>
          <table:table-cell table:formula="of:=[.D1292]" office:value-type="float" office:value="1211" calcext:value-type="float">
            <text:p>1211,0</text:p>
          </table:table-cell>
          <table:table-cell table:number-columns-repeated="3"/>
        </table:table-row>
        <table:table-row table:style-name="ro1">
          <table:table-cell table:formula="of:=IF([.B1294]&gt;=0;1;-1)*(2^[.$D$3])" office:value-type="float" office:value="4096" calcext:value-type="float">
            <text:p>4096</text:p>
          </table:table-cell>
          <table:table-cell table:formula="of:=[.$B$3]+[.E1294]-[.F1294]" office:value-type="float" office:value="3378" calcext:value-type="float">
            <text:p>3378,0</text:p>
          </table:table-cell>
          <table:table-cell table:formula="of:=[.B1294]-[.A1294]" office:value-type="float" office:value="-718" calcext:value-type="float">
            <text:p>-718,0</text:p>
          </table:table-cell>
          <table:table-cell table:formula="of:=[.C1293]" office:value-type="float" office:value="1973.5" calcext:value-type="float">
            <text:p>1973,5</text:p>
          </table:table-cell>
          <table:table-cell table:formula="of:=[.D1294]*2" office:value-type="float" office:value="3947" calcext:value-type="float">
            <text:p>3947,0</text:p>
          </table:table-cell>
          <table:table-cell table:formula="of:=[.D1293]" office:value-type="float" office:value="2616.5" calcext:value-type="float">
            <text:p>2616,5</text:p>
          </table:table-cell>
          <table:table-cell table:number-columns-repeated="3"/>
        </table:table-row>
        <table:table-row table:style-name="ro1">
          <table:table-cell table:formula="of:=IF([.B1295]&gt;=0;1;-1)*(2^[.$D$3])" office:value-type="float" office:value="-4096" calcext:value-type="float">
            <text:p>-4096</text:p>
          </table:table-cell>
          <table:table-cell table:formula="of:=[.$B$3]+[.E1295]-[.F1295]" office:value-type="float" office:value="-1362" calcext:value-type="float">
            <text:p>-1362,0</text:p>
          </table:table-cell>
          <table:table-cell table:formula="of:=[.B1295]-[.A1295]" office:value-type="float" office:value="2734" calcext:value-type="float">
            <text:p>2734,0</text:p>
          </table:table-cell>
          <table:table-cell table:formula="of:=[.C1294]" office:value-type="float" office:value="-718" calcext:value-type="float">
            <text:p>-718,0</text:p>
          </table:table-cell>
          <table:table-cell table:formula="of:=[.D1295]*2" office:value-type="float" office:value="-1436" calcext:value-type="float">
            <text:p>-1436,0</text:p>
          </table:table-cell>
          <table:table-cell table:formula="of:=[.D1294]" office:value-type="float" office:value="1973.5" calcext:value-type="float">
            <text:p>1973,5</text:p>
          </table:table-cell>
          <table:table-cell table:number-columns-repeated="3"/>
        </table:table-row>
        <table:table-row table:style-name="ro1">
          <table:table-cell table:formula="of:=IF([.B1296]&gt;=0;1;-1)*(2^[.$D$3])" office:value-type="float" office:value="4096" calcext:value-type="float">
            <text:p>4096</text:p>
          </table:table-cell>
          <table:table-cell table:formula="of:=[.$B$3]+[.E1296]-[.F1296]" office:value-type="float" office:value="8233.5" calcext:value-type="float">
            <text:p>8233,5</text:p>
          </table:table-cell>
          <table:table-cell table:formula="of:=[.B1296]-[.A1296]" office:value-type="float" office:value="4137.5" calcext:value-type="float">
            <text:p>4137,5</text:p>
          </table:table-cell>
          <table:table-cell table:formula="of:=[.C1295]" office:value-type="float" office:value="2734" calcext:value-type="float">
            <text:p>2734,0</text:p>
          </table:table-cell>
          <table:table-cell table:formula="of:=[.D1296]*2" office:value-type="float" office:value="5468" calcext:value-type="float">
            <text:p>5468,0</text:p>
          </table:table-cell>
          <table:table-cell table:formula="of:=[.D1295]" office:value-type="float" office:value="-718" calcext:value-type="float">
            <text:p>-718,0</text:p>
          </table:table-cell>
          <table:table-cell table:number-columns-repeated="3"/>
        </table:table-row>
        <table:table-row table:style-name="ro1">
          <table:table-cell table:formula="of:=IF([.B1297]&gt;=0;1;-1)*(2^[.$D$3])" office:value-type="float" office:value="4096" calcext:value-type="float">
            <text:p>4096</text:p>
          </table:table-cell>
          <table:table-cell table:formula="of:=[.$B$3]+[.E1297]-[.F1297]" office:value-type="float" office:value="7588.5" calcext:value-type="float">
            <text:p>7588,5</text:p>
          </table:table-cell>
          <table:table-cell table:formula="of:=[.B1297]-[.A1297]" office:value-type="float" office:value="3492.5" calcext:value-type="float">
            <text:p>3492,5</text:p>
          </table:table-cell>
          <table:table-cell table:formula="of:=[.C1296]" office:value-type="float" office:value="4137.5" calcext:value-type="float">
            <text:p>4137,5</text:p>
          </table:table-cell>
          <table:table-cell table:formula="of:=[.D1297]*2" office:value-type="float" office:value="8275" calcext:value-type="float">
            <text:p>8275,0</text:p>
          </table:table-cell>
          <table:table-cell table:formula="of:=[.D1296]" office:value-type="float" office:value="2734" calcext:value-type="float">
            <text:p>2734,0</text:p>
          </table:table-cell>
          <table:table-cell table:number-columns-repeated="3"/>
        </table:table-row>
        <table:table-row table:style-name="ro1">
          <table:table-cell table:formula="of:=IF([.B1298]&gt;=0;1;-1)*(2^[.$D$3])" office:value-type="float" office:value="4096" calcext:value-type="float">
            <text:p>4096</text:p>
          </table:table-cell>
          <table:table-cell table:formula="of:=[.$B$3]+[.E1298]-[.F1298]" office:value-type="float" office:value="4895" calcext:value-type="float">
            <text:p>4895,0</text:p>
          </table:table-cell>
          <table:table-cell table:formula="of:=[.B1298]-[.A1298]" office:value-type="float" office:value="799" calcext:value-type="float">
            <text:p>799,0</text:p>
          </table:table-cell>
          <table:table-cell table:formula="of:=[.C1297]" office:value-type="float" office:value="3492.5" calcext:value-type="float">
            <text:p>3492,5</text:p>
          </table:table-cell>
          <table:table-cell table:formula="of:=[.D1298]*2" office:value-type="float" office:value="6985" calcext:value-type="float">
            <text:p>6985,0</text:p>
          </table:table-cell>
          <table:table-cell table:formula="of:=[.D1297]" office:value-type="float" office:value="4137.5" calcext:value-type="float">
            <text:p>4137,5</text:p>
          </table:table-cell>
          <table:table-cell table:number-columns-repeated="3"/>
        </table:table-row>
        <table:table-row table:style-name="ro1">
          <table:table-cell table:formula="of:=IF([.B1299]&gt;=0;1;-1)*(2^[.$D$3])" office:value-type="float" office:value="4096" calcext:value-type="float">
            <text:p>4096</text:p>
          </table:table-cell>
          <table:table-cell table:formula="of:=[.$B$3]+[.E1299]-[.F1299]" office:value-type="float" office:value="153" calcext:value-type="float">
            <text:p>153,0</text:p>
          </table:table-cell>
          <table:table-cell table:formula="of:=[.B1299]-[.A1299]" office:value-type="float" office:value="-3943" calcext:value-type="float">
            <text:p>-3943,0</text:p>
          </table:table-cell>
          <table:table-cell table:formula="of:=[.C1298]" office:value-type="float" office:value="799" calcext:value-type="float">
            <text:p>799,0</text:p>
          </table:table-cell>
          <table:table-cell table:formula="of:=[.D1299]*2" office:value-type="float" office:value="1598" calcext:value-type="float">
            <text:p>1598,0</text:p>
          </table:table-cell>
          <table:table-cell table:formula="of:=[.D1298]" office:value-type="float" office:value="3492.5" calcext:value-type="float">
            <text:p>3492,5</text:p>
          </table:table-cell>
          <table:table-cell table:number-columns-repeated="3"/>
        </table:table-row>
        <table:table-row table:style-name="ro1">
          <table:table-cell table:formula="of:=IF([.B1300]&gt;=0;1;-1)*(2^[.$D$3])" office:value-type="float" office:value="-4096" calcext:value-type="float">
            <text:p>-4096</text:p>
          </table:table-cell>
          <table:table-cell table:formula="of:=[.$B$3]+[.E1300]-[.F1300]" office:value-type="float" office:value="-6637.5" calcext:value-type="float">
            <text:p>-6637,5</text:p>
          </table:table-cell>
          <table:table-cell table:formula="of:=[.B1300]-[.A1300]" office:value-type="float" office:value="-2541.5" calcext:value-type="float">
            <text:p>-2541,5</text:p>
          </table:table-cell>
          <table:table-cell table:formula="of:=[.C1299]" office:value-type="float" office:value="-3943" calcext:value-type="float">
            <text:p>-3943,0</text:p>
          </table:table-cell>
          <table:table-cell table:formula="of:=[.D1300]*2" office:value-type="float" office:value="-7886" calcext:value-type="float">
            <text:p>-7886,0</text:p>
          </table:table-cell>
          <table:table-cell table:formula="of:=[.D1299]" office:value-type="float" office:value="799" calcext:value-type="float">
            <text:p>799,0</text:p>
          </table:table-cell>
          <table:table-cell table:number-columns-repeated="3"/>
        </table:table-row>
        <table:table-row table:style-name="ro1">
          <table:table-cell table:formula="of:=IF([.B1301]&gt;=0;1;-1)*(2^[.$D$3])" office:value-type="float" office:value="4096" calcext:value-type="float">
            <text:p>4096</text:p>
          </table:table-cell>
          <table:table-cell table:formula="of:=[.$B$3]+[.E1301]-[.F1301]" office:value-type="float" office:value="907.5" calcext:value-type="float">
            <text:p>907,5</text:p>
          </table:table-cell>
          <table:table-cell table:formula="of:=[.B1301]-[.A1301]" office:value-type="float" office:value="-3188.5" calcext:value-type="float">
            <text:p>-3188,5</text:p>
          </table:table-cell>
          <table:table-cell table:formula="of:=[.C1300]" office:value-type="float" office:value="-2541.5" calcext:value-type="float">
            <text:p>-2541,5</text:p>
          </table:table-cell>
          <table:table-cell table:formula="of:=[.D1301]*2" office:value-type="float" office:value="-5083" calcext:value-type="float">
            <text:p>-5083,0</text:p>
          </table:table-cell>
          <table:table-cell table:formula="of:=[.D1300]" office:value-type="float" office:value="-3943" calcext:value-type="float">
            <text:p>-3943,0</text:p>
          </table:table-cell>
          <table:table-cell table:number-columns-repeated="3"/>
        </table:table-row>
        <table:table-row table:style-name="ro1">
          <table:table-cell table:formula="of:=IF([.B1302]&gt;=0;1;-1)*(2^[.$D$3])" office:value-type="float" office:value="-4096" calcext:value-type="float">
            <text:p>-4096</text:p>
          </table:table-cell>
          <table:table-cell table:formula="of:=[.$B$3]+[.E1302]-[.F1302]" office:value-type="float" office:value="-1788" calcext:value-type="float">
            <text:p>-1788,0</text:p>
          </table:table-cell>
          <table:table-cell table:formula="of:=[.B1302]-[.A1302]" office:value-type="float" office:value="2308" calcext:value-type="float">
            <text:p>2308,0</text:p>
          </table:table-cell>
          <table:table-cell table:formula="of:=[.C1301]" office:value-type="float" office:value="-3188.5" calcext:value-type="float">
            <text:p>-3188,5</text:p>
          </table:table-cell>
          <table:table-cell table:formula="of:=[.D1302]*2" office:value-type="float" office:value="-6377" calcext:value-type="float">
            <text:p>-6377,0</text:p>
          </table:table-cell>
          <table:table-cell table:formula="of:=[.D1301]" office:value-type="float" office:value="-2541.5" calcext:value-type="float">
            <text:p>-2541,5</text:p>
          </table:table-cell>
          <table:table-cell table:number-columns-repeated="3"/>
        </table:table-row>
        <table:table-row table:style-name="ro1">
          <table:table-cell table:formula="of:=IF([.B1303]&gt;=0;1;-1)*(2^[.$D$3])" office:value-type="float" office:value="4096" calcext:value-type="float">
            <text:p>4096</text:p>
          </table:table-cell>
          <table:table-cell table:formula="of:=[.$B$3]+[.E1303]-[.F1303]" office:value-type="float" office:value="9852" calcext:value-type="float">
            <text:p>9852,0</text:p>
          </table:table-cell>
          <table:table-cell table:formula="of:=[.B1303]-[.A1303]" office:value-type="float" office:value="5756" calcext:value-type="float">
            <text:p>5756,0</text:p>
          </table:table-cell>
          <table:table-cell table:formula="of:=[.C1302]" office:value-type="float" office:value="2308" calcext:value-type="float">
            <text:p>2308,0</text:p>
          </table:table-cell>
          <table:table-cell table:formula="of:=[.D1303]*2" office:value-type="float" office:value="4616" calcext:value-type="float">
            <text:p>4616,0</text:p>
          </table:table-cell>
          <table:table-cell table:formula="of:=[.D1302]" office:value-type="float" office:value="-3188.5" calcext:value-type="float">
            <text:p>-3188,5</text:p>
          </table:table-cell>
          <table:table-cell table:number-columns-repeated="3"/>
        </table:table-row>
        <table:table-row table:style-name="ro1">
          <table:table-cell table:formula="of:=IF([.B1304]&gt;=0;1;-1)*(2^[.$D$3])" office:value-type="float" office:value="4096" calcext:value-type="float">
            <text:p>4096</text:p>
          </table:table-cell>
          <table:table-cell table:formula="of:=[.$B$3]+[.E1304]-[.F1304]" office:value-type="float" office:value="11251.5" calcext:value-type="float">
            <text:p>11251,5</text:p>
          </table:table-cell>
          <table:table-cell table:formula="of:=[.B1304]-[.A1304]" office:value-type="float" office:value="7155.5" calcext:value-type="float">
            <text:p>7155,5</text:p>
          </table:table-cell>
          <table:table-cell table:formula="of:=[.C1303]" office:value-type="float" office:value="5756" calcext:value-type="float">
            <text:p>5756,0</text:p>
          </table:table-cell>
          <table:table-cell table:formula="of:=[.D1304]*2" office:value-type="float" office:value="11512" calcext:value-type="float">
            <text:p>11512,0</text:p>
          </table:table-cell>
          <table:table-cell table:formula="of:=[.D1303]" office:value-type="float" office:value="2308" calcext:value-type="float">
            <text:p>2308,0</text:p>
          </table:table-cell>
          <table:table-cell table:number-columns-repeated="3"/>
        </table:table-row>
        <table:table-row table:style-name="ro1">
          <table:table-cell table:formula="of:=IF([.B1305]&gt;=0;1;-1)*(2^[.$D$3])" office:value-type="float" office:value="4096" calcext:value-type="float">
            <text:p>4096</text:p>
          </table:table-cell>
          <table:table-cell table:formula="of:=[.$B$3]+[.E1305]-[.F1305]" office:value-type="float" office:value="10602.5" calcext:value-type="float">
            <text:p>10602,5</text:p>
          </table:table-cell>
          <table:table-cell table:formula="of:=[.B1305]-[.A1305]" office:value-type="float" office:value="6506.5" calcext:value-type="float">
            <text:p>6506,5</text:p>
          </table:table-cell>
          <table:table-cell table:formula="of:=[.C1304]" office:value-type="float" office:value="7155.5" calcext:value-type="float">
            <text:p>7155,5</text:p>
          </table:table-cell>
          <table:table-cell table:formula="of:=[.D1305]*2" office:value-type="float" office:value="14311" calcext:value-type="float">
            <text:p>14311,0</text:p>
          </table:table-cell>
          <table:table-cell table:formula="of:=[.D1304]" office:value-type="float" office:value="5756" calcext:value-type="float">
            <text:p>5756,0</text:p>
          </table:table-cell>
          <table:table-cell table:number-columns-repeated="3"/>
        </table:table-row>
        <table:table-row table:style-name="ro1">
          <table:table-cell table:formula="of:=IF([.B1306]&gt;=0;1;-1)*(2^[.$D$3])" office:value-type="float" office:value="4096" calcext:value-type="float">
            <text:p>4096</text:p>
          </table:table-cell>
          <table:table-cell table:formula="of:=[.$B$3]+[.E1306]-[.F1306]" office:value-type="float" office:value="7905" calcext:value-type="float">
            <text:p>7905,0</text:p>
          </table:table-cell>
          <table:table-cell table:formula="of:=[.B1306]-[.A1306]" office:value-type="float" office:value="3809" calcext:value-type="float">
            <text:p>3809,0</text:p>
          </table:table-cell>
          <table:table-cell table:formula="of:=[.C1305]" office:value-type="float" office:value="6506.5" calcext:value-type="float">
            <text:p>6506,5</text:p>
          </table:table-cell>
          <table:table-cell table:formula="of:=[.D1306]*2" office:value-type="float" office:value="13013" calcext:value-type="float">
            <text:p>13013,0</text:p>
          </table:table-cell>
          <table:table-cell table:formula="of:=[.D1305]" office:value-type="float" office:value="7155.5" calcext:value-type="float">
            <text:p>7155,5</text:p>
          </table:table-cell>
          <table:table-cell table:number-columns-repeated="3"/>
        </table:table-row>
        <table:table-row table:style-name="ro1">
          <table:table-cell table:formula="of:=IF([.B1307]&gt;=0;1;-1)*(2^[.$D$3])" office:value-type="float" office:value="4096" calcext:value-type="float">
            <text:p>4096</text:p>
          </table:table-cell>
          <table:table-cell table:formula="of:=[.$B$3]+[.E1307]-[.F1307]" office:value-type="float" office:value="3159" calcext:value-type="float">
            <text:p>3159,0</text:p>
          </table:table-cell>
          <table:table-cell table:formula="of:=[.B1307]-[.A1307]" office:value-type="float" office:value="-937" calcext:value-type="float">
            <text:p>-937,0</text:p>
          </table:table-cell>
          <table:table-cell table:formula="of:=[.C1306]" office:value-type="float" office:value="3809" calcext:value-type="float">
            <text:p>3809,0</text:p>
          </table:table-cell>
          <table:table-cell table:formula="of:=[.D1307]*2" office:value-type="float" office:value="7618" calcext:value-type="float">
            <text:p>7618,0</text:p>
          </table:table-cell>
          <table:table-cell table:formula="of:=[.D1306]" office:value-type="float" office:value="6506.5" calcext:value-type="float">
            <text:p>6506,5</text:p>
          </table:table-cell>
          <table:table-cell table:number-columns-repeated="3"/>
        </table:table-row>
        <table:table-row table:style-name="ro1">
          <table:table-cell table:formula="of:=IF([.B1308]&gt;=0;1;-1)*(2^[.$D$3])" office:value-type="float" office:value="-4096" calcext:value-type="float">
            <text:p>-4096</text:p>
          </table:table-cell>
          <table:table-cell table:formula="of:=[.$B$3]+[.E1308]-[.F1308]" office:value-type="float" office:value="-3635.5" calcext:value-type="float">
            <text:p>-3635,5</text:p>
          </table:table-cell>
          <table:table-cell table:formula="of:=[.B1308]-[.A1308]" office:value-type="float" office:value="460.5" calcext:value-type="float">
            <text:p>460,5</text:p>
          </table:table-cell>
          <table:table-cell table:formula="of:=[.C1307]" office:value-type="float" office:value="-937" calcext:value-type="float">
            <text:p>-937,0</text:p>
          </table:table-cell>
          <table:table-cell table:formula="of:=[.D1308]*2" office:value-type="float" office:value="-1874" calcext:value-type="float">
            <text:p>-1874,0</text:p>
          </table:table-cell>
          <table:table-cell table:formula="of:=[.D1307]" office:value-type="float" office:value="3809" calcext:value-type="float">
            <text:p>3809,0</text:p>
          </table:table-cell>
          <table:table-cell table:number-columns-repeated="3"/>
        </table:table-row>
        <table:table-row table:style-name="ro1">
          <table:table-cell table:formula="of:=IF([.B1309]&gt;=0;1;-1)*(2^[.$D$3])" office:value-type="float" office:value="4096" calcext:value-type="float">
            <text:p>4096</text:p>
          </table:table-cell>
          <table:table-cell table:formula="of:=[.$B$3]+[.E1309]-[.F1309]" office:value-type="float" office:value="3905.5" calcext:value-type="float">
            <text:p>3905,5</text:p>
          </table:table-cell>
          <table:table-cell table:formula="of:=[.B1309]-[.A1309]" office:value-type="float" office:value="-190.5" calcext:value-type="float">
            <text:p>-190,5</text:p>
          </table:table-cell>
          <table:table-cell table:formula="of:=[.C1308]" office:value-type="float" office:value="460.5" calcext:value-type="float">
            <text:p>460,5</text:p>
          </table:table-cell>
          <table:table-cell table:formula="of:=[.D1309]*2" office:value-type="float" office:value="921" calcext:value-type="float">
            <text:p>921,0</text:p>
          </table:table-cell>
          <table:table-cell table:formula="of:=[.D1308]" office:value-type="float" office:value="-937" calcext:value-type="float">
            <text:p>-937,0</text:p>
          </table:table-cell>
          <table:table-cell table:number-columns-repeated="3"/>
        </table:table-row>
        <table:table-row table:style-name="ro1">
          <table:table-cell table:formula="of:=IF([.B1310]&gt;=0;1;-1)*(2^[.$D$3])" office:value-type="float" office:value="4096" calcext:value-type="float">
            <text:p>4096</text:p>
          </table:table-cell>
          <table:table-cell table:formula="of:=[.$B$3]+[.E1310]-[.F1310]" office:value-type="float" office:value="1206" calcext:value-type="float">
            <text:p>1206,0</text:p>
          </table:table-cell>
          <table:table-cell table:formula="of:=[.B1310]-[.A1310]" office:value-type="float" office:value="-2890" calcext:value-type="float">
            <text:p>-2890,0</text:p>
          </table:table-cell>
          <table:table-cell table:formula="of:=[.C1309]" office:value-type="float" office:value="-190.5" calcext:value-type="float">
            <text:p>-190,5</text:p>
          </table:table-cell>
          <table:table-cell table:formula="of:=[.D1310]*2" office:value-type="float" office:value="-381" calcext:value-type="float">
            <text:p>-381,0</text:p>
          </table:table-cell>
          <table:table-cell table:formula="of:=[.D1309]" office:value-type="float" office:value="460.5" calcext:value-type="float">
            <text:p>460,5</text:p>
          </table:table-cell>
          <table:table-cell table:number-columns-repeated="3"/>
        </table:table-row>
        <table:table-row table:style-name="ro1">
          <table:table-cell table:formula="of:=IF([.B1311]&gt;=0;1;-1)*(2^[.$D$3])" office:value-type="float" office:value="-4096" calcext:value-type="float">
            <text:p>-4096</text:p>
          </table:table-cell>
          <table:table-cell table:formula="of:=[.$B$3]+[.E1311]-[.F1311]" office:value-type="float" office:value="-3542" calcext:value-type="float">
            <text:p>-3542,0</text:p>
          </table:table-cell>
          <table:table-cell table:formula="of:=[.B1311]-[.A1311]" office:value-type="float" office:value="554" calcext:value-type="float">
            <text:p>554,0</text:p>
          </table:table-cell>
          <table:table-cell table:formula="of:=[.C1310]" office:value-type="float" office:value="-2890" calcext:value-type="float">
            <text:p>-2890,0</text:p>
          </table:table-cell>
          <table:table-cell table:formula="of:=[.D1311]*2" office:value-type="float" office:value="-5780" calcext:value-type="float">
            <text:p>-5780,0</text:p>
          </table:table-cell>
          <table:table-cell table:formula="of:=[.D1310]" office:value-type="float" office:value="-190.5" calcext:value-type="float">
            <text:p>-190,5</text:p>
          </table:table-cell>
          <table:table-cell table:number-columns-repeated="3"/>
        </table:table-row>
        <table:table-row table:style-name="ro1">
          <table:table-cell table:formula="of:=IF([.B1312]&gt;=0;1;-1)*(2^[.$D$3])" office:value-type="float" office:value="4096" calcext:value-type="float">
            <text:p>4096</text:p>
          </table:table-cell>
          <table:table-cell table:formula="of:=[.$B$3]+[.E1312]-[.F1312]" office:value-type="float" office:value="6045.5" calcext:value-type="float">
            <text:p>6045,5</text:p>
          </table:table-cell>
          <table:table-cell table:formula="of:=[.B1312]-[.A1312]" office:value-type="float" office:value="1949.5" calcext:value-type="float">
            <text:p>1949,5</text:p>
          </table:table-cell>
          <table:table-cell table:formula="of:=[.C1311]" office:value-type="float" office:value="554" calcext:value-type="float">
            <text:p>554,0</text:p>
          </table:table-cell>
          <table:table-cell table:formula="of:=[.D1312]*2" office:value-type="float" office:value="1108" calcext:value-type="float">
            <text:p>1108,0</text:p>
          </table:table-cell>
          <table:table-cell table:formula="of:=[.D1311]" office:value-type="float" office:value="-2890" calcext:value-type="float">
            <text:p>-2890,0</text:p>
          </table:table-cell>
          <table:table-cell table:number-columns-repeated="3"/>
        </table:table-row>
        <table:table-row table:style-name="ro1">
          <table:table-cell table:formula="of:=IF([.B1313]&gt;=0;1;-1)*(2^[.$D$3])" office:value-type="float" office:value="4096" calcext:value-type="float">
            <text:p>4096</text:p>
          </table:table-cell>
          <table:table-cell table:formula="of:=[.$B$3]+[.E1313]-[.F1313]" office:value-type="float" office:value="5392.5" calcext:value-type="float">
            <text:p>5392,5</text:p>
          </table:table-cell>
          <table:table-cell table:formula="of:=[.B1313]-[.A1313]" office:value-type="float" office:value="1296.5" calcext:value-type="float">
            <text:p>1296,5</text:p>
          </table:table-cell>
          <table:table-cell table:formula="of:=[.C1312]" office:value-type="float" office:value="1949.5" calcext:value-type="float">
            <text:p>1949,5</text:p>
          </table:table-cell>
          <table:table-cell table:formula="of:=[.D1313]*2" office:value-type="float" office:value="3899" calcext:value-type="float">
            <text:p>3899,0</text:p>
          </table:table-cell>
          <table:table-cell table:formula="of:=[.D1312]" office:value-type="float" office:value="554" calcext:value-type="float">
            <text:p>554,0</text:p>
          </table:table-cell>
          <table:table-cell table:number-columns-repeated="3"/>
        </table:table-row>
        <table:table-row table:style-name="ro1">
          <table:table-cell table:formula="of:=IF([.B1314]&gt;=0;1;-1)*(2^[.$D$3])" office:value-type="float" office:value="4096" calcext:value-type="float">
            <text:p>4096</text:p>
          </table:table-cell>
          <table:table-cell table:formula="of:=[.$B$3]+[.E1314]-[.F1314]" office:value-type="float" office:value="2691" calcext:value-type="float">
            <text:p>2691,0</text:p>
          </table:table-cell>
          <table:table-cell table:formula="of:=[.B1314]-[.A1314]" office:value-type="float" office:value="-1405" calcext:value-type="float">
            <text:p>-1405,0</text:p>
          </table:table-cell>
          <table:table-cell table:formula="of:=[.C1313]" office:value-type="float" office:value="1296.5" calcext:value-type="float">
            <text:p>1296,5</text:p>
          </table:table-cell>
          <table:table-cell table:formula="of:=[.D1314]*2" office:value-type="float" office:value="2593" calcext:value-type="float">
            <text:p>2593,0</text:p>
          </table:table-cell>
          <table:table-cell table:formula="of:=[.D1313]" office:value-type="float" office:value="1949.5" calcext:value-type="float">
            <text:p>1949,5</text:p>
          </table:table-cell>
          <table:table-cell table:number-columns-repeated="3"/>
        </table:table-row>
        <table:table-row table:style-name="ro1">
          <table:table-cell table:formula="of:=IF([.B1315]&gt;=0;1;-1)*(2^[.$D$3])" office:value-type="float" office:value="-4096" calcext:value-type="float">
            <text:p>-4096</text:p>
          </table:table-cell>
          <table:table-cell table:formula="of:=[.$B$3]+[.E1315]-[.F1315]" office:value-type="float" office:value="-2059" calcext:value-type="float">
            <text:p>-2059,0</text:p>
          </table:table-cell>
          <table:table-cell table:formula="of:=[.B1315]-[.A1315]" office:value-type="float" office:value="2037" calcext:value-type="float">
            <text:p>2037,0</text:p>
          </table:table-cell>
          <table:table-cell table:formula="of:=[.C1314]" office:value-type="float" office:value="-1405" calcext:value-type="float">
            <text:p>-1405,0</text:p>
          </table:table-cell>
          <table:table-cell table:formula="of:=[.D1315]*2" office:value-type="float" office:value="-2810" calcext:value-type="float">
            <text:p>-2810,0</text:p>
          </table:table-cell>
          <table:table-cell table:formula="of:=[.D1314]" office:value-type="float" office:value="1296.5" calcext:value-type="float">
            <text:p>1296,5</text:p>
          </table:table-cell>
          <table:table-cell table:number-columns-repeated="3"/>
        </table:table-row>
        <table:table-row table:style-name="ro1">
          <table:table-cell table:formula="of:=IF([.B1316]&gt;=0;1;-1)*(2^[.$D$3])" office:value-type="float" office:value="4096" calcext:value-type="float">
            <text:p>4096</text:p>
          </table:table-cell>
          <table:table-cell table:formula="of:=[.$B$3]+[.E1316]-[.F1316]" office:value-type="float" office:value="7526.5" calcext:value-type="float">
            <text:p>7526,5</text:p>
          </table:table-cell>
          <table:table-cell table:formula="of:=[.B1316]-[.A1316]" office:value-type="float" office:value="3430.5" calcext:value-type="float">
            <text:p>3430,5</text:p>
          </table:table-cell>
          <table:table-cell table:formula="of:=[.C1315]" office:value-type="float" office:value="2037" calcext:value-type="float">
            <text:p>2037,0</text:p>
          </table:table-cell>
          <table:table-cell table:formula="of:=[.D1316]*2" office:value-type="float" office:value="4074" calcext:value-type="float">
            <text:p>4074,0</text:p>
          </table:table-cell>
          <table:table-cell table:formula="of:=[.D1315]" office:value-type="float" office:value="-1405" calcext:value-type="float">
            <text:p>-1405,0</text:p>
          </table:table-cell>
          <table:table-cell table:number-columns-repeated="3"/>
        </table:table-row>
        <table:table-row table:style-name="ro1">
          <table:table-cell table:formula="of:=IF([.B1317]&gt;=0;1;-1)*(2^[.$D$3])" office:value-type="float" office:value="4096" calcext:value-type="float">
            <text:p>4096</text:p>
          </table:table-cell>
          <table:table-cell table:formula="of:=[.$B$3]+[.E1317]-[.F1317]" office:value-type="float" office:value="6871.5" calcext:value-type="float">
            <text:p>6871,5</text:p>
          </table:table-cell>
          <table:table-cell table:formula="of:=[.B1317]-[.A1317]" office:value-type="float" office:value="2775.5" calcext:value-type="float">
            <text:p>2775,5</text:p>
          </table:table-cell>
          <table:table-cell table:formula="of:=[.C1316]" office:value-type="float" office:value="3430.5" calcext:value-type="float">
            <text:p>3430,5</text:p>
          </table:table-cell>
          <table:table-cell table:formula="of:=[.D1317]*2" office:value-type="float" office:value="6861" calcext:value-type="float">
            <text:p>6861,0</text:p>
          </table:table-cell>
          <table:table-cell table:formula="of:=[.D1316]" office:value-type="float" office:value="2037" calcext:value-type="float">
            <text:p>2037,0</text:p>
          </table:table-cell>
          <table:table-cell table:number-columns-repeated="3"/>
        </table:table-row>
        <table:table-row table:style-name="ro1">
          <table:table-cell table:formula="of:=IF([.B1318]&gt;=0;1;-1)*(2^[.$D$3])" office:value-type="float" office:value="4096" calcext:value-type="float">
            <text:p>4096</text:p>
          </table:table-cell>
          <table:table-cell table:formula="of:=[.$B$3]+[.E1318]-[.F1318]" office:value-type="float" office:value="4168" calcext:value-type="float">
            <text:p>4168,0</text:p>
          </table:table-cell>
          <table:table-cell table:formula="of:=[.B1318]-[.A1318]" office:value-type="float" office:value="72" calcext:value-type="float">
            <text:p>72,0</text:p>
          </table:table-cell>
          <table:table-cell table:formula="of:=[.C1317]" office:value-type="float" office:value="2775.5" calcext:value-type="float">
            <text:p>2775,5</text:p>
          </table:table-cell>
          <table:table-cell table:formula="of:=[.D1318]*2" office:value-type="float" office:value="5551" calcext:value-type="float">
            <text:p>5551,0</text:p>
          </table:table-cell>
          <table:table-cell table:formula="of:=[.D1317]" office:value-type="float" office:value="3430.5" calcext:value-type="float">
            <text:p>3430,5</text:p>
          </table:table-cell>
          <table:table-cell table:number-columns-repeated="3"/>
        </table:table-row>
        <table:table-row table:style-name="ro1">
          <table:table-cell table:formula="of:=IF([.B1319]&gt;=0;1;-1)*(2^[.$D$3])" office:value-type="float" office:value="-4096" calcext:value-type="float">
            <text:p>-4096</text:p>
          </table:table-cell>
          <table:table-cell table:formula="of:=[.$B$3]+[.E1319]-[.F1319]" office:value-type="float" office:value="-584" calcext:value-type="float">
            <text:p>-584,0</text:p>
          </table:table-cell>
          <table:table-cell table:formula="of:=[.B1319]-[.A1319]" office:value-type="float" office:value="3512" calcext:value-type="float">
            <text:p>3512,0</text:p>
          </table:table-cell>
          <table:table-cell table:formula="of:=[.C1318]" office:value-type="float" office:value="72" calcext:value-type="float">
            <text:p>72,0</text:p>
          </table:table-cell>
          <table:table-cell table:formula="of:=[.D1319]*2" office:value-type="float" office:value="144" calcext:value-type="float">
            <text:p>144,0</text:p>
          </table:table-cell>
          <table:table-cell table:formula="of:=[.D1318]" office:value-type="float" office:value="2775.5" calcext:value-type="float">
            <text:p>2775,5</text:p>
          </table:table-cell>
          <table:table-cell table:number-columns-repeated="3"/>
        </table:table-row>
        <table:table-row table:style-name="ro1">
          <table:table-cell table:formula="of:=IF([.B1320]&gt;=0;1;-1)*(2^[.$D$3])" office:value-type="float" office:value="4096" calcext:value-type="float">
            <text:p>4096</text:p>
          </table:table-cell>
          <table:table-cell table:formula="of:=[.$B$3]+[.E1320]-[.F1320]" office:value-type="float" office:value="8999.5" calcext:value-type="float">
            <text:p>8999,5</text:p>
          </table:table-cell>
          <table:table-cell table:formula="of:=[.B1320]-[.A1320]" office:value-type="float" office:value="4903.5" calcext:value-type="float">
            <text:p>4903,5</text:p>
          </table:table-cell>
          <table:table-cell table:formula="of:=[.C1319]" office:value-type="float" office:value="3512" calcext:value-type="float">
            <text:p>3512,0</text:p>
          </table:table-cell>
          <table:table-cell table:formula="of:=[.D1320]*2" office:value-type="float" office:value="7024" calcext:value-type="float">
            <text:p>7024,0</text:p>
          </table:table-cell>
          <table:table-cell table:formula="of:=[.D1319]" office:value-type="float" office:value="72" calcext:value-type="float">
            <text:p>72,0</text:p>
          </table:table-cell>
          <table:table-cell table:number-columns-repeated="3"/>
        </table:table-row>
        <table:table-row table:style-name="ro1">
          <table:table-cell table:formula="of:=IF([.B1321]&gt;=0;1;-1)*(2^[.$D$3])" office:value-type="float" office:value="4096" calcext:value-type="float">
            <text:p>4096</text:p>
          </table:table-cell>
          <table:table-cell table:formula="of:=[.$B$3]+[.E1321]-[.F1321]" office:value-type="float" office:value="8342.5" calcext:value-type="float">
            <text:p>8342,5</text:p>
          </table:table-cell>
          <table:table-cell table:formula="of:=[.B1321]-[.A1321]" office:value-type="float" office:value="4246.5" calcext:value-type="float">
            <text:p>4246,5</text:p>
          </table:table-cell>
          <table:table-cell table:formula="of:=[.C1320]" office:value-type="float" office:value="4903.5" calcext:value-type="float">
            <text:p>4903,5</text:p>
          </table:table-cell>
          <table:table-cell table:formula="of:=[.D1321]*2" office:value-type="float" office:value="9807" calcext:value-type="float">
            <text:p>9807,0</text:p>
          </table:table-cell>
          <table:table-cell table:formula="of:=[.D1320]" office:value-type="float" office:value="3512" calcext:value-type="float">
            <text:p>3512,0</text:p>
          </table:table-cell>
          <table:table-cell table:number-columns-repeated="3"/>
        </table:table-row>
        <table:table-row table:style-name="ro1">
          <table:table-cell table:formula="of:=IF([.B1322]&gt;=0;1;-1)*(2^[.$D$3])" office:value-type="float" office:value="4096" calcext:value-type="float">
            <text:p>4096</text:p>
          </table:table-cell>
          <table:table-cell table:formula="of:=[.$B$3]+[.E1322]-[.F1322]" office:value-type="float" office:value="5637" calcext:value-type="float">
            <text:p>5637,0</text:p>
          </table:table-cell>
          <table:table-cell table:formula="of:=[.B1322]-[.A1322]" office:value-type="float" office:value="1541" calcext:value-type="float">
            <text:p>1541,0</text:p>
          </table:table-cell>
          <table:table-cell table:formula="of:=[.C1321]" office:value-type="float" office:value="4246.5" calcext:value-type="float">
            <text:p>4246,5</text:p>
          </table:table-cell>
          <table:table-cell table:formula="of:=[.D1322]*2" office:value-type="float" office:value="8493" calcext:value-type="float">
            <text:p>8493,0</text:p>
          </table:table-cell>
          <table:table-cell table:formula="of:=[.D1321]" office:value-type="float" office:value="4903.5" calcext:value-type="float">
            <text:p>4903,5</text:p>
          </table:table-cell>
          <table:table-cell table:number-columns-repeated="3"/>
        </table:table-row>
        <table:table-row table:style-name="ro1">
          <table:table-cell table:formula="of:=IF([.B1323]&gt;=0;1;-1)*(2^[.$D$3])" office:value-type="float" office:value="4096" calcext:value-type="float">
            <text:p>4096</text:p>
          </table:table-cell>
          <table:table-cell table:formula="of:=[.$B$3]+[.E1323]-[.F1323]" office:value-type="float" office:value="883" calcext:value-type="float">
            <text:p>883,0</text:p>
          </table:table-cell>
          <table:table-cell table:formula="of:=[.B1323]-[.A1323]" office:value-type="float" office:value="-3213" calcext:value-type="float">
            <text:p>-3213,0</text:p>
          </table:table-cell>
          <table:table-cell table:formula="of:=[.C1322]" office:value-type="float" office:value="1541" calcext:value-type="float">
            <text:p>1541,0</text:p>
          </table:table-cell>
          <table:table-cell table:formula="of:=[.D1323]*2" office:value-type="float" office:value="3082" calcext:value-type="float">
            <text:p>3082,0</text:p>
          </table:table-cell>
          <table:table-cell table:formula="of:=[.D1322]" office:value-type="float" office:value="4246.5" calcext:value-type="float">
            <text:p>4246,5</text:p>
          </table:table-cell>
          <table:table-cell table:number-columns-repeated="3"/>
        </table:table-row>
        <table:table-row table:style-name="ro1">
          <table:table-cell table:formula="of:=IF([.B1324]&gt;=0;1;-1)*(2^[.$D$3])" office:value-type="float" office:value="-4096" calcext:value-type="float">
            <text:p>-4096</text:p>
          </table:table-cell>
          <table:table-cell table:formula="of:=[.$B$3]+[.E1324]-[.F1324]" office:value-type="float" office:value="-5919.5" calcext:value-type="float">
            <text:p>-5919,5</text:p>
          </table:table-cell>
          <table:table-cell table:formula="of:=[.B1324]-[.A1324]" office:value-type="float" office:value="-1823.5" calcext:value-type="float">
            <text:p>-1823,5</text:p>
          </table:table-cell>
          <table:table-cell table:formula="of:=[.C1323]" office:value-type="float" office:value="-3213" calcext:value-type="float">
            <text:p>-3213,0</text:p>
          </table:table-cell>
          <table:table-cell table:formula="of:=[.D1324]*2" office:value-type="float" office:value="-6426" calcext:value-type="float">
            <text:p>-6426,0</text:p>
          </table:table-cell>
          <table:table-cell table:formula="of:=[.D1323]" office:value-type="float" office:value="1541" calcext:value-type="float">
            <text:p>1541,0</text:p>
          </table:table-cell>
          <table:table-cell table:number-columns-repeated="3"/>
        </table:table-row>
        <table:table-row table:style-name="ro1">
          <table:table-cell table:formula="of:=IF([.B1325]&gt;=0;1;-1)*(2^[.$D$3])" office:value-type="float" office:value="4096" calcext:value-type="float">
            <text:p>4096</text:p>
          </table:table-cell>
          <table:table-cell table:formula="of:=[.$B$3]+[.E1325]-[.F1325]" office:value-type="float" office:value="1613.5" calcext:value-type="float">
            <text:p>1613,5</text:p>
          </table:table-cell>
          <table:table-cell table:formula="of:=[.B1325]-[.A1325]" office:value-type="float" office:value="-2482.5" calcext:value-type="float">
            <text:p>-2482,5</text:p>
          </table:table-cell>
          <table:table-cell table:formula="of:=[.C1324]" office:value-type="float" office:value="-1823.5" calcext:value-type="float">
            <text:p>-1823,5</text:p>
          </table:table-cell>
          <table:table-cell table:formula="of:=[.D1325]*2" office:value-type="float" office:value="-3647" calcext:value-type="float">
            <text:p>-3647,0</text:p>
          </table:table-cell>
          <table:table-cell table:formula="of:=[.D1324]" office:value-type="float" office:value="-3213" calcext:value-type="float">
            <text:p>-3213,0</text:p>
          </table:table-cell>
          <table:table-cell table:number-columns-repeated="3"/>
        </table:table-row>
        <table:table-row table:style-name="ro1">
          <table:table-cell table:formula="of:=IF([.B1326]&gt;=0;1;-1)*(2^[.$D$3])" office:value-type="float" office:value="-4096" calcext:value-type="float">
            <text:p>-4096</text:p>
          </table:table-cell>
          <table:table-cell table:formula="of:=[.$B$3]+[.E1326]-[.F1326]" office:value-type="float" office:value="-1094" calcext:value-type="float">
            <text:p>-1094,0</text:p>
          </table:table-cell>
          <table:table-cell table:formula="of:=[.B1326]-[.A1326]" office:value-type="float" office:value="3002" calcext:value-type="float">
            <text:p>3002,0</text:p>
          </table:table-cell>
          <table:table-cell table:formula="of:=[.C1325]" office:value-type="float" office:value="-2482.5" calcext:value-type="float">
            <text:p>-2482,5</text:p>
          </table:table-cell>
          <table:table-cell table:formula="of:=[.D1326]*2" office:value-type="float" office:value="-4965" calcext:value-type="float">
            <text:p>-4965,0</text:p>
          </table:table-cell>
          <table:table-cell table:formula="of:=[.D1325]" office:value-type="float" office:value="-1823.5" calcext:value-type="float">
            <text:p>-1823,5</text:p>
          </table:table-cell>
          <table:table-cell table:number-columns-repeated="3"/>
        </table:table-row>
        <table:table-row table:style-name="ro1">
          <table:table-cell table:formula="of:=IF([.B1327]&gt;=0;1;-1)*(2^[.$D$3])" office:value-type="float" office:value="4096" calcext:value-type="float">
            <text:p>4096</text:p>
          </table:table-cell>
          <table:table-cell table:formula="of:=[.$B$3]+[.E1327]-[.F1327]" office:value-type="float" office:value="10534" calcext:value-type="float">
            <text:p>10534,0</text:p>
          </table:table-cell>
          <table:table-cell table:formula="of:=[.B1327]-[.A1327]" office:value-type="float" office:value="6438" calcext:value-type="float">
            <text:p>6438,0</text:p>
          </table:table-cell>
          <table:table-cell table:formula="of:=[.C1326]" office:value-type="float" office:value="3002" calcext:value-type="float">
            <text:p>3002,0</text:p>
          </table:table-cell>
          <table:table-cell table:formula="of:=[.D1327]*2" office:value-type="float" office:value="6004" calcext:value-type="float">
            <text:p>6004,0</text:p>
          </table:table-cell>
          <table:table-cell table:formula="of:=[.D1326]" office:value-type="float" office:value="-2482.5" calcext:value-type="float">
            <text:p>-2482,5</text:p>
          </table:table-cell>
          <table:table-cell table:number-columns-repeated="3"/>
        </table:table-row>
        <table:table-row table:style-name="ro1">
          <table:table-cell table:formula="of:=IF([.B1328]&gt;=0;1;-1)*(2^[.$D$3])" office:value-type="float" office:value="4096" calcext:value-type="float">
            <text:p>4096</text:p>
          </table:table-cell>
          <table:table-cell table:formula="of:=[.$B$3]+[.E1328]-[.F1328]" office:value-type="float" office:value="11921.5" calcext:value-type="float">
            <text:p>11921,5</text:p>
          </table:table-cell>
          <table:table-cell table:formula="of:=[.B1328]-[.A1328]" office:value-type="float" office:value="7825.5" calcext:value-type="float">
            <text:p>7825,5</text:p>
          </table:table-cell>
          <table:table-cell table:formula="of:=[.C1327]" office:value-type="float" office:value="6438" calcext:value-type="float">
            <text:p>6438,0</text:p>
          </table:table-cell>
          <table:table-cell table:formula="of:=[.D1328]*2" office:value-type="float" office:value="12876" calcext:value-type="float">
            <text:p>12876,0</text:p>
          </table:table-cell>
          <table:table-cell table:formula="of:=[.D1327]" office:value-type="float" office:value="3002" calcext:value-type="float">
            <text:p>3002,0</text:p>
          </table:table-cell>
          <table:table-cell table:number-columns-repeated="3"/>
        </table:table-row>
        <table:table-row table:style-name="ro1">
          <table:table-cell table:formula="of:=IF([.B1329]&gt;=0;1;-1)*(2^[.$D$3])" office:value-type="float" office:value="4096" calcext:value-type="float">
            <text:p>4096</text:p>
          </table:table-cell>
          <table:table-cell table:formula="of:=[.$B$3]+[.E1329]-[.F1329]" office:value-type="float" office:value="11260.5" calcext:value-type="float">
            <text:p>11260,5</text:p>
          </table:table-cell>
          <table:table-cell table:formula="of:=[.B1329]-[.A1329]" office:value-type="float" office:value="7164.5" calcext:value-type="float">
            <text:p>7164,5</text:p>
          </table:table-cell>
          <table:table-cell table:formula="of:=[.C1328]" office:value-type="float" office:value="7825.5" calcext:value-type="float">
            <text:p>7825,5</text:p>
          </table:table-cell>
          <table:table-cell table:formula="of:=[.D1329]*2" office:value-type="float" office:value="15651" calcext:value-type="float">
            <text:p>15651,0</text:p>
          </table:table-cell>
          <table:table-cell table:formula="of:=[.D1328]" office:value-type="float" office:value="6438" calcext:value-type="float">
            <text:p>6438,0</text:p>
          </table:table-cell>
          <table:table-cell table:number-columns-repeated="3"/>
        </table:table-row>
        <table:table-row table:style-name="ro1">
          <table:table-cell table:formula="of:=IF([.B1330]&gt;=0;1;-1)*(2^[.$D$3])" office:value-type="float" office:value="4096" calcext:value-type="float">
            <text:p>4096</text:p>
          </table:table-cell>
          <table:table-cell table:formula="of:=[.$B$3]+[.E1330]-[.F1330]" office:value-type="float" office:value="8551" calcext:value-type="float">
            <text:p>8551,0</text:p>
          </table:table-cell>
          <table:table-cell table:formula="of:=[.B1330]-[.A1330]" office:value-type="float" office:value="4455" calcext:value-type="float">
            <text:p>4455,0</text:p>
          </table:table-cell>
          <table:table-cell table:formula="of:=[.C1329]" office:value-type="float" office:value="7164.5" calcext:value-type="float">
            <text:p>7164,5</text:p>
          </table:table-cell>
          <table:table-cell table:formula="of:=[.D1330]*2" office:value-type="float" office:value="14329" calcext:value-type="float">
            <text:p>14329,0</text:p>
          </table:table-cell>
          <table:table-cell table:formula="of:=[.D1329]" office:value-type="float" office:value="7825.5" calcext:value-type="float">
            <text:p>7825,5</text:p>
          </table:table-cell>
          <table:table-cell table:number-columns-repeated="3"/>
        </table:table-row>
        <table:table-row table:style-name="ro1">
          <table:table-cell table:formula="of:=IF([.B1331]&gt;=0;1;-1)*(2^[.$D$3])" office:value-type="float" office:value="4096" calcext:value-type="float">
            <text:p>4096</text:p>
          </table:table-cell>
          <table:table-cell table:formula="of:=[.$B$3]+[.E1331]-[.F1331]" office:value-type="float" office:value="3793" calcext:value-type="float">
            <text:p>3793,0</text:p>
          </table:table-cell>
          <table:table-cell table:formula="of:=[.B1331]-[.A1331]" office:value-type="float" office:value="-303" calcext:value-type="float">
            <text:p>-303,0</text:p>
          </table:table-cell>
          <table:table-cell table:formula="of:=[.C1330]" office:value-type="float" office:value="4455" calcext:value-type="float">
            <text:p>4455,0</text:p>
          </table:table-cell>
          <table:table-cell table:formula="of:=[.D1331]*2" office:value-type="float" office:value="8910" calcext:value-type="float">
            <text:p>8910,0</text:p>
          </table:table-cell>
          <table:table-cell table:formula="of:=[.D1330]" office:value-type="float" office:value="7164.5" calcext:value-type="float">
            <text:p>7164,5</text:p>
          </table:table-cell>
          <table:table-cell table:number-columns-repeated="3"/>
        </table:table-row>
        <table:table-row table:style-name="ro1">
          <table:table-cell table:formula="of:=IF([.B1332]&gt;=0;1;-1)*(2^[.$D$3])" office:value-type="float" office:value="-4096" calcext:value-type="float">
            <text:p>-4096</text:p>
          </table:table-cell>
          <table:table-cell table:formula="of:=[.$B$3]+[.E1332]-[.F1332]" office:value-type="float" office:value="-3013.5" calcext:value-type="float">
            <text:p>-3013,5</text:p>
          </table:table-cell>
          <table:table-cell table:formula="of:=[.B1332]-[.A1332]" office:value-type="float" office:value="1082.5" calcext:value-type="float">
            <text:p>1082,5</text:p>
          </table:table-cell>
          <table:table-cell table:formula="of:=[.C1331]" office:value-type="float" office:value="-303" calcext:value-type="float">
            <text:p>-303,0</text:p>
          </table:table-cell>
          <table:table-cell table:formula="of:=[.D1332]*2" office:value-type="float" office:value="-606" calcext:value-type="float">
            <text:p>-606,0</text:p>
          </table:table-cell>
          <table:table-cell table:formula="of:=[.D1331]" office:value-type="float" office:value="4455" calcext:value-type="float">
            <text:p>4455,0</text:p>
          </table:table-cell>
          <table:table-cell table:number-columns-repeated="3"/>
        </table:table-row>
        <table:table-row table:style-name="ro1">
          <table:table-cell table:formula="of:=IF([.B1333]&gt;=0;1;-1)*(2^[.$D$3])" office:value-type="float" office:value="4096" calcext:value-type="float">
            <text:p>4096</text:p>
          </table:table-cell>
          <table:table-cell table:formula="of:=[.$B$3]+[.E1333]-[.F1333]" office:value-type="float" office:value="4515.5" calcext:value-type="float">
            <text:p>4515,5</text:p>
          </table:table-cell>
          <table:table-cell table:formula="of:=[.B1333]-[.A1333]" office:value-type="float" office:value="419.5" calcext:value-type="float">
            <text:p>419,5</text:p>
          </table:table-cell>
          <table:table-cell table:formula="of:=[.C1332]" office:value-type="float" office:value="1082.5" calcext:value-type="float">
            <text:p>1082,5</text:p>
          </table:table-cell>
          <table:table-cell table:formula="of:=[.D1333]*2" office:value-type="float" office:value="2165" calcext:value-type="float">
            <text:p>2165,0</text:p>
          </table:table-cell>
          <table:table-cell table:formula="of:=[.D1332]" office:value-type="float" office:value="-303" calcext:value-type="float">
            <text:p>-303,0</text:p>
          </table:table-cell>
          <table:table-cell table:number-columns-repeated="3"/>
        </table:table-row>
        <table:table-row table:style-name="ro1">
          <table:table-cell table:formula="of:=IF([.B1334]&gt;=0;1;-1)*(2^[.$D$3])" office:value-type="float" office:value="4096" calcext:value-type="float">
            <text:p>4096</text:p>
          </table:table-cell>
          <table:table-cell table:formula="of:=[.$B$3]+[.E1334]-[.F1334]" office:value-type="float" office:value="1804" calcext:value-type="float">
            <text:p>1804,0</text:p>
          </table:table-cell>
          <table:table-cell table:formula="of:=[.B1334]-[.A1334]" office:value-type="float" office:value="-2292" calcext:value-type="float">
            <text:p>-2292,0</text:p>
          </table:table-cell>
          <table:table-cell table:formula="of:=[.C1333]" office:value-type="float" office:value="419.5" calcext:value-type="float">
            <text:p>419,5</text:p>
          </table:table-cell>
          <table:table-cell table:formula="of:=[.D1334]*2" office:value-type="float" office:value="839" calcext:value-type="float">
            <text:p>839,0</text:p>
          </table:table-cell>
          <table:table-cell table:formula="of:=[.D1333]" office:value-type="float" office:value="1082.5" calcext:value-type="float">
            <text:p>1082,5</text:p>
          </table:table-cell>
          <table:table-cell table:number-columns-repeated="3"/>
        </table:table-row>
        <table:table-row table:style-name="ro1">
          <table:table-cell table:formula="of:=IF([.B1335]&gt;=0;1;-1)*(2^[.$D$3])" office:value-type="float" office:value="-4096" calcext:value-type="float">
            <text:p>-4096</text:p>
          </table:table-cell>
          <table:table-cell table:formula="of:=[.$B$3]+[.E1335]-[.F1335]" office:value-type="float" office:value="-2956" calcext:value-type="float">
            <text:p>-2956,0</text:p>
          </table:table-cell>
          <table:table-cell table:formula="of:=[.B1335]-[.A1335]" office:value-type="float" office:value="1140" calcext:value-type="float">
            <text:p>1140,0</text:p>
          </table:table-cell>
          <table:table-cell table:formula="of:=[.C1334]" office:value-type="float" office:value="-2292" calcext:value-type="float">
            <text:p>-2292,0</text:p>
          </table:table-cell>
          <table:table-cell table:formula="of:=[.D1335]*2" office:value-type="float" office:value="-4584" calcext:value-type="float">
            <text:p>-4584,0</text:p>
          </table:table-cell>
          <table:table-cell table:formula="of:=[.D1334]" office:value-type="float" office:value="419.5" calcext:value-type="float">
            <text:p>419,5</text:p>
          </table:table-cell>
          <table:table-cell table:number-columns-repeated="3"/>
        </table:table-row>
        <table:table-row table:style-name="ro1">
          <table:table-cell table:formula="of:=IF([.B1336]&gt;=0;1;-1)*(2^[.$D$3])" office:value-type="float" office:value="4096" calcext:value-type="float">
            <text:p>4096</text:p>
          </table:table-cell>
          <table:table-cell table:formula="of:=[.$B$3]+[.E1336]-[.F1336]" office:value-type="float" office:value="6619.5" calcext:value-type="float">
            <text:p>6619,5</text:p>
          </table:table-cell>
          <table:table-cell table:formula="of:=[.B1336]-[.A1336]" office:value-type="float" office:value="2523.5" calcext:value-type="float">
            <text:p>2523,5</text:p>
          </table:table-cell>
          <table:table-cell table:formula="of:=[.C1335]" office:value-type="float" office:value="1140" calcext:value-type="float">
            <text:p>1140,0</text:p>
          </table:table-cell>
          <table:table-cell table:formula="of:=[.D1336]*2" office:value-type="float" office:value="2280" calcext:value-type="float">
            <text:p>2280,0</text:p>
          </table:table-cell>
          <table:table-cell table:formula="of:=[.D1335]" office:value-type="float" office:value="-2292" calcext:value-type="float">
            <text:p>-2292,0</text:p>
          </table:table-cell>
          <table:table-cell table:number-columns-repeated="3"/>
        </table:table-row>
        <table:table-row table:style-name="ro1">
          <table:table-cell table:formula="of:=IF([.B1337]&gt;=0;1;-1)*(2^[.$D$3])" office:value-type="float" office:value="4096" calcext:value-type="float">
            <text:p>4096</text:p>
          </table:table-cell>
          <table:table-cell table:formula="of:=[.$B$3]+[.E1337]-[.F1337]" office:value-type="float" office:value="5954.5" calcext:value-type="float">
            <text:p>5954,5</text:p>
          </table:table-cell>
          <table:table-cell table:formula="of:=[.B1337]-[.A1337]" office:value-type="float" office:value="1858.5" calcext:value-type="float">
            <text:p>1858,5</text:p>
          </table:table-cell>
          <table:table-cell table:formula="of:=[.C1336]" office:value-type="float" office:value="2523.5" calcext:value-type="float">
            <text:p>2523,5</text:p>
          </table:table-cell>
          <table:table-cell table:formula="of:=[.D1337]*2" office:value-type="float" office:value="5047" calcext:value-type="float">
            <text:p>5047,0</text:p>
          </table:table-cell>
          <table:table-cell table:formula="of:=[.D1336]" office:value-type="float" office:value="1140" calcext:value-type="float">
            <text:p>1140,0</text:p>
          </table:table-cell>
          <table:table-cell table:number-columns-repeated="3"/>
        </table:table-row>
        <table:table-row table:style-name="ro1">
          <table:table-cell table:formula="of:=IF([.B1338]&gt;=0;1;-1)*(2^[.$D$3])" office:value-type="float" office:value="4096" calcext:value-type="float">
            <text:p>4096</text:p>
          </table:table-cell>
          <table:table-cell table:formula="of:=[.$B$3]+[.E1338]-[.F1338]" office:value-type="float" office:value="3241" calcext:value-type="float">
            <text:p>3241,0</text:p>
          </table:table-cell>
          <table:table-cell table:formula="of:=[.B1338]-[.A1338]" office:value-type="float" office:value="-855" calcext:value-type="float">
            <text:p>-855,0</text:p>
          </table:table-cell>
          <table:table-cell table:formula="of:=[.C1337]" office:value-type="float" office:value="1858.5" calcext:value-type="float">
            <text:p>1858,5</text:p>
          </table:table-cell>
          <table:table-cell table:formula="of:=[.D1338]*2" office:value-type="float" office:value="3717" calcext:value-type="float">
            <text:p>3717,0</text:p>
          </table:table-cell>
          <table:table-cell table:formula="of:=[.D1337]" office:value-type="float" office:value="2523.5" calcext:value-type="float">
            <text:p>2523,5</text:p>
          </table:table-cell>
          <table:table-cell table:number-columns-repeated="3"/>
        </table:table-row>
        <table:table-row table:style-name="ro1">
          <table:table-cell table:formula="of:=IF([.B1339]&gt;=0;1;-1)*(2^[.$D$3])" office:value-type="float" office:value="-4096" calcext:value-type="float">
            <text:p>-4096</text:p>
          </table:table-cell>
          <table:table-cell table:formula="of:=[.$B$3]+[.E1339]-[.F1339]" office:value-type="float" office:value="-1521" calcext:value-type="float">
            <text:p>-1521,0</text:p>
          </table:table-cell>
          <table:table-cell table:formula="of:=[.B1339]-[.A1339]" office:value-type="float" office:value="2575" calcext:value-type="float">
            <text:p>2575,0</text:p>
          </table:table-cell>
          <table:table-cell table:formula="of:=[.C1338]" office:value-type="float" office:value="-855" calcext:value-type="float">
            <text:p>-855,0</text:p>
          </table:table-cell>
          <table:table-cell table:formula="of:=[.D1339]*2" office:value-type="float" office:value="-1710" calcext:value-type="float">
            <text:p>-1710,0</text:p>
          </table:table-cell>
          <table:table-cell table:formula="of:=[.D1338]" office:value-type="float" office:value="1858.5" calcext:value-type="float">
            <text:p>1858,5</text:p>
          </table:table-cell>
          <table:table-cell table:number-columns-repeated="3"/>
        </table:table-row>
        <table:table-row table:style-name="ro1">
          <table:table-cell table:formula="of:=IF([.B1340]&gt;=0;1;-1)*(2^[.$D$3])" office:value-type="float" office:value="4096" calcext:value-type="float">
            <text:p>4096</text:p>
          </table:table-cell>
          <table:table-cell table:formula="of:=[.$B$3]+[.E1340]-[.F1340]" office:value-type="float" office:value="8052.5" calcext:value-type="float">
            <text:p>8052,5</text:p>
          </table:table-cell>
          <table:table-cell table:formula="of:=[.B1340]-[.A1340]" office:value-type="float" office:value="3956.5" calcext:value-type="float">
            <text:p>3956,5</text:p>
          </table:table-cell>
          <table:table-cell table:formula="of:=[.C1339]" office:value-type="float" office:value="2575" calcext:value-type="float">
            <text:p>2575,0</text:p>
          </table:table-cell>
          <table:table-cell table:formula="of:=[.D1340]*2" office:value-type="float" office:value="5150" calcext:value-type="float">
            <text:p>5150,0</text:p>
          </table:table-cell>
          <table:table-cell table:formula="of:=[.D1339]" office:value-type="float" office:value="-855" calcext:value-type="float">
            <text:p>-855,0</text:p>
          </table:table-cell>
          <table:table-cell table:number-columns-repeated="3"/>
        </table:table-row>
        <table:table-row table:style-name="ro1">
          <table:table-cell table:formula="of:=IF([.B1341]&gt;=0;1;-1)*(2^[.$D$3])" office:value-type="float" office:value="4096" calcext:value-type="float">
            <text:p>4096</text:p>
          </table:table-cell>
          <table:table-cell table:formula="of:=[.$B$3]+[.E1341]-[.F1341]" office:value-type="float" office:value="7385.5" calcext:value-type="float">
            <text:p>7385,5</text:p>
          </table:table-cell>
          <table:table-cell table:formula="of:=[.B1341]-[.A1341]" office:value-type="float" office:value="3289.5" calcext:value-type="float">
            <text:p>3289,5</text:p>
          </table:table-cell>
          <table:table-cell table:formula="of:=[.C1340]" office:value-type="float" office:value="3956.5" calcext:value-type="float">
            <text:p>3956,5</text:p>
          </table:table-cell>
          <table:table-cell table:formula="of:=[.D1341]*2" office:value-type="float" office:value="7913" calcext:value-type="float">
            <text:p>7913,0</text:p>
          </table:table-cell>
          <table:table-cell table:formula="of:=[.D1340]" office:value-type="float" office:value="2575" calcext:value-type="float">
            <text:p>2575,0</text:p>
          </table:table-cell>
          <table:table-cell table:number-columns-repeated="3"/>
        </table:table-row>
        <table:table-row table:style-name="ro1">
          <table:table-cell table:formula="of:=IF([.B1342]&gt;=0;1;-1)*(2^[.$D$3])" office:value-type="float" office:value="4096" calcext:value-type="float">
            <text:p>4096</text:p>
          </table:table-cell>
          <table:table-cell table:formula="of:=[.$B$3]+[.E1342]-[.F1342]" office:value-type="float" office:value="4670" calcext:value-type="float">
            <text:p>4670,0</text:p>
          </table:table-cell>
          <table:table-cell table:formula="of:=[.B1342]-[.A1342]" office:value-type="float" office:value="574" calcext:value-type="float">
            <text:p>574,0</text:p>
          </table:table-cell>
          <table:table-cell table:formula="of:=[.C1341]" office:value-type="float" office:value="3289.5" calcext:value-type="float">
            <text:p>3289,5</text:p>
          </table:table-cell>
          <table:table-cell table:formula="of:=[.D1342]*2" office:value-type="float" office:value="6579" calcext:value-type="float">
            <text:p>6579,0</text:p>
          </table:table-cell>
          <table:table-cell table:formula="of:=[.D1341]" office:value-type="float" office:value="3956.5" calcext:value-type="float">
            <text:p>3956,5</text:p>
          </table:table-cell>
          <table:table-cell table:number-columns-repeated="3"/>
        </table:table-row>
        <table:table-row table:style-name="ro1">
          <table:table-cell table:formula="of:=IF([.B1343]&gt;=0;1;-1)*(2^[.$D$3])" office:value-type="float" office:value="-4096" calcext:value-type="float">
            <text:p>-4096</text:p>
          </table:table-cell>
          <table:table-cell table:formula="of:=[.$B$3]+[.E1343]-[.F1343]" office:value-type="float" office:value="-94" calcext:value-type="float">
            <text:p>-94,0</text:p>
          </table:table-cell>
          <table:table-cell table:formula="of:=[.B1343]-[.A1343]" office:value-type="float" office:value="4002" calcext:value-type="float">
            <text:p>4002,0</text:p>
          </table:table-cell>
          <table:table-cell table:formula="of:=[.C1342]" office:value-type="float" office:value="574" calcext:value-type="float">
            <text:p>574,0</text:p>
          </table:table-cell>
          <table:table-cell table:formula="of:=[.D1343]*2" office:value-type="float" office:value="1148" calcext:value-type="float">
            <text:p>1148,0</text:p>
          </table:table-cell>
          <table:table-cell table:formula="of:=[.D1342]" office:value-type="float" office:value="3289.5" calcext:value-type="float">
            <text:p>3289,5</text:p>
          </table:table-cell>
          <table:table-cell table:number-columns-repeated="3"/>
        </table:table-row>
        <table:table-row table:style-name="ro1">
          <table:table-cell table:formula="of:=IF([.B1344]&gt;=0;1;-1)*(2^[.$D$3])" office:value-type="float" office:value="4096" calcext:value-type="float">
            <text:p>4096</text:p>
          </table:table-cell>
          <table:table-cell table:formula="of:=[.$B$3]+[.E1344]-[.F1344]" office:value-type="float" office:value="9477.5" calcext:value-type="float">
            <text:p>9477,5</text:p>
          </table:table-cell>
          <table:table-cell table:formula="of:=[.B1344]-[.A1344]" office:value-type="float" office:value="5381.5" calcext:value-type="float">
            <text:p>5381,5</text:p>
          </table:table-cell>
          <table:table-cell table:formula="of:=[.C1343]" office:value-type="float" office:value="4002" calcext:value-type="float">
            <text:p>4002,0</text:p>
          </table:table-cell>
          <table:table-cell table:formula="of:=[.D1344]*2" office:value-type="float" office:value="8004" calcext:value-type="float">
            <text:p>8004,0</text:p>
          </table:table-cell>
          <table:table-cell table:formula="of:=[.D1343]" office:value-type="float" office:value="574" calcext:value-type="float">
            <text:p>574,0</text:p>
          </table:table-cell>
          <table:table-cell table:number-columns-repeated="3"/>
        </table:table-row>
        <table:table-row table:style-name="ro1">
          <table:table-cell table:formula="of:=IF([.B1345]&gt;=0;1;-1)*(2^[.$D$3])" office:value-type="float" office:value="4096" calcext:value-type="float">
            <text:p>4096</text:p>
          </table:table-cell>
          <table:table-cell table:formula="of:=[.$B$3]+[.E1345]-[.F1345]" office:value-type="float" office:value="8808.5" calcext:value-type="float">
            <text:p>8808,5</text:p>
          </table:table-cell>
          <table:table-cell table:formula="of:=[.B1345]-[.A1345]" office:value-type="float" office:value="4712.5" calcext:value-type="float">
            <text:p>4712,5</text:p>
          </table:table-cell>
          <table:table-cell table:formula="of:=[.C1344]" office:value-type="float" office:value="5381.5" calcext:value-type="float">
            <text:p>5381,5</text:p>
          </table:table-cell>
          <table:table-cell table:formula="of:=[.D1345]*2" office:value-type="float" office:value="10763" calcext:value-type="float">
            <text:p>10763,0</text:p>
          </table:table-cell>
          <table:table-cell table:formula="of:=[.D1344]" office:value-type="float" office:value="4002" calcext:value-type="float">
            <text:p>4002,0</text:p>
          </table:table-cell>
          <table:table-cell table:number-columns-repeated="3"/>
        </table:table-row>
        <table:table-row table:style-name="ro1">
          <table:table-cell table:formula="of:=IF([.B1346]&gt;=0;1;-1)*(2^[.$D$3])" office:value-type="float" office:value="4096" calcext:value-type="float">
            <text:p>4096</text:p>
          </table:table-cell>
          <table:table-cell table:formula="of:=[.$B$3]+[.E1346]-[.F1346]" office:value-type="float" office:value="6091" calcext:value-type="float">
            <text:p>6091,0</text:p>
          </table:table-cell>
          <table:table-cell table:formula="of:=[.B1346]-[.A1346]" office:value-type="float" office:value="1995" calcext:value-type="float">
            <text:p>1995,0</text:p>
          </table:table-cell>
          <table:table-cell table:formula="of:=[.C1345]" office:value-type="float" office:value="4712.5" calcext:value-type="float">
            <text:p>4712,5</text:p>
          </table:table-cell>
          <table:table-cell table:formula="of:=[.D1346]*2" office:value-type="float" office:value="9425" calcext:value-type="float">
            <text:p>9425,0</text:p>
          </table:table-cell>
          <table:table-cell table:formula="of:=[.D1345]" office:value-type="float" office:value="5381.5" calcext:value-type="float">
            <text:p>5381,5</text:p>
          </table:table-cell>
          <table:table-cell table:number-columns-repeated="3"/>
        </table:table-row>
        <table:table-row table:style-name="ro1">
          <table:table-cell table:formula="of:=IF([.B1347]&gt;=0;1;-1)*(2^[.$D$3])" office:value-type="float" office:value="4096" calcext:value-type="float">
            <text:p>4096</text:p>
          </table:table-cell>
          <table:table-cell table:formula="of:=[.$B$3]+[.E1347]-[.F1347]" office:value-type="float" office:value="1325" calcext:value-type="float">
            <text:p>1325,0</text:p>
          </table:table-cell>
          <table:table-cell table:formula="of:=[.B1347]-[.A1347]" office:value-type="float" office:value="-2771" calcext:value-type="float">
            <text:p>-2771,0</text:p>
          </table:table-cell>
          <table:table-cell table:formula="of:=[.C1346]" office:value-type="float" office:value="1995" calcext:value-type="float">
            <text:p>1995,0</text:p>
          </table:table-cell>
          <table:table-cell table:formula="of:=[.D1347]*2" office:value-type="float" office:value="3990" calcext:value-type="float">
            <text:p>3990,0</text:p>
          </table:table-cell>
          <table:table-cell table:formula="of:=[.D1346]" office:value-type="float" office:value="4712.5" calcext:value-type="float">
            <text:p>4712,5</text:p>
          </table:table-cell>
          <table:table-cell table:number-columns-repeated="3"/>
        </table:table-row>
        <table:table-row table:style-name="ro1">
          <table:table-cell table:formula="of:=IF([.B1348]&gt;=0;1;-1)*(2^[.$D$3])" office:value-type="float" office:value="-4096" calcext:value-type="float">
            <text:p>-4096</text:p>
          </table:table-cell>
          <table:table-cell table:formula="of:=[.$B$3]+[.E1348]-[.F1348]" office:value-type="float" office:value="-5489.5" calcext:value-type="float">
            <text:p>-5489,5</text:p>
          </table:table-cell>
          <table:table-cell table:formula="of:=[.B1348]-[.A1348]" office:value-type="float" office:value="-1393.5" calcext:value-type="float">
            <text:p>-1393,5</text:p>
          </table:table-cell>
          <table:table-cell table:formula="of:=[.C1347]" office:value-type="float" office:value="-2771" calcext:value-type="float">
            <text:p>-2771,0</text:p>
          </table:table-cell>
          <table:table-cell table:formula="of:=[.D1348]*2" office:value-type="float" office:value="-5542" calcext:value-type="float">
            <text:p>-5542,0</text:p>
          </table:table-cell>
          <table:table-cell table:formula="of:=[.D1347]" office:value-type="float" office:value="1995" calcext:value-type="float">
            <text:p>1995,0</text:p>
          </table:table-cell>
          <table:table-cell table:number-columns-repeated="3"/>
        </table:table-row>
        <table:table-row table:style-name="ro1">
          <table:table-cell table:formula="of:=IF([.B1349]&gt;=0;1;-1)*(2^[.$D$3])" office:value-type="float" office:value="4096" calcext:value-type="float">
            <text:p>4096</text:p>
          </table:table-cell>
          <table:table-cell table:formula="of:=[.$B$3]+[.E1349]-[.F1349]" office:value-type="float" office:value="2031.5" calcext:value-type="float">
            <text:p>2031,5</text:p>
          </table:table-cell>
          <table:table-cell table:formula="of:=[.B1349]-[.A1349]" office:value-type="float" office:value="-2064.5" calcext:value-type="float">
            <text:p>-2064,5</text:p>
          </table:table-cell>
          <table:table-cell table:formula="of:=[.C1348]" office:value-type="float" office:value="-1393.5" calcext:value-type="float">
            <text:p>-1393,5</text:p>
          </table:table-cell>
          <table:table-cell table:formula="of:=[.D1349]*2" office:value-type="float" office:value="-2787" calcext:value-type="float">
            <text:p>-2787,0</text:p>
          </table:table-cell>
          <table:table-cell table:formula="of:=[.D1348]" office:value-type="float" office:value="-2771" calcext:value-type="float">
            <text:p>-2771,0</text:p>
          </table:table-cell>
          <table:table-cell table:number-columns-repeated="3"/>
        </table:table-row>
        <table:table-row table:style-name="ro1">
          <table:table-cell table:formula="of:=IF([.B1350]&gt;=0;1;-1)*(2^[.$D$3])" office:value-type="float" office:value="-4096" calcext:value-type="float">
            <text:p>-4096</text:p>
          </table:table-cell>
          <table:table-cell table:formula="of:=[.$B$3]+[.E1350]-[.F1350]" office:value-type="float" office:value="-688" calcext:value-type="float">
            <text:p>-688,0</text:p>
          </table:table-cell>
          <table:table-cell table:formula="of:=[.B1350]-[.A1350]" office:value-type="float" office:value="3408" calcext:value-type="float">
            <text:p>3408,0</text:p>
          </table:table-cell>
          <table:table-cell table:formula="of:=[.C1349]" office:value-type="float" office:value="-2064.5" calcext:value-type="float">
            <text:p>-2064,5</text:p>
          </table:table-cell>
          <table:table-cell table:formula="of:=[.D1350]*2" office:value-type="float" office:value="-4129" calcext:value-type="float">
            <text:p>-4129,0</text:p>
          </table:table-cell>
          <table:table-cell table:formula="of:=[.D1349]" office:value-type="float" office:value="-1393.5" calcext:value-type="float">
            <text:p>-1393,5</text:p>
          </table:table-cell>
          <table:table-cell table:number-columns-repeated="3"/>
        </table:table-row>
        <table:table-row table:style-name="ro1">
          <table:table-cell table:formula="of:=IF([.B1351]&gt;=0;1;-1)*(2^[.$D$3])" office:value-type="float" office:value="4096" calcext:value-type="float">
            <text:p>4096</text:p>
          </table:table-cell>
          <table:table-cell table:formula="of:=[.$B$3]+[.E1351]-[.F1351]" office:value-type="float" office:value="10928" calcext:value-type="float">
            <text:p>10928,0</text:p>
          </table:table-cell>
          <table:table-cell table:formula="of:=[.B1351]-[.A1351]" office:value-type="float" office:value="6832" calcext:value-type="float">
            <text:p>6832,0</text:p>
          </table:table-cell>
          <table:table-cell table:formula="of:=[.C1350]" office:value-type="float" office:value="3408" calcext:value-type="float">
            <text:p>3408,0</text:p>
          </table:table-cell>
          <table:table-cell table:formula="of:=[.D1351]*2" office:value-type="float" office:value="6816" calcext:value-type="float">
            <text:p>6816,0</text:p>
          </table:table-cell>
          <table:table-cell table:formula="of:=[.D1350]" office:value-type="float" office:value="-2064.5" calcext:value-type="float">
            <text:p>-2064,5</text:p>
          </table:table-cell>
          <table:table-cell table:number-columns-repeated="3"/>
        </table:table-row>
        <table:table-row table:style-name="ro1">
          <table:table-cell table:formula="of:=IF([.B1352]&gt;=0;1;-1)*(2^[.$D$3])" office:value-type="float" office:value="4096" calcext:value-type="float">
            <text:p>4096</text:p>
          </table:table-cell>
          <table:table-cell table:formula="of:=[.$B$3]+[.E1352]-[.F1352]" office:value-type="float" office:value="12303.5" calcext:value-type="float">
            <text:p>12303,5</text:p>
          </table:table-cell>
          <table:table-cell table:formula="of:=[.B1352]-[.A1352]" office:value-type="float" office:value="8207.5" calcext:value-type="float">
            <text:p>8207,5</text:p>
          </table:table-cell>
          <table:table-cell table:formula="of:=[.C1351]" office:value-type="float" office:value="6832" calcext:value-type="float">
            <text:p>6832,0</text:p>
          </table:table-cell>
          <table:table-cell table:formula="of:=[.D1352]*2" office:value-type="float" office:value="13664" calcext:value-type="float">
            <text:p>13664,0</text:p>
          </table:table-cell>
          <table:table-cell table:formula="of:=[.D1351]" office:value-type="float" office:value="3408" calcext:value-type="float">
            <text:p>3408,0</text:p>
          </table:table-cell>
          <table:table-cell table:number-columns-repeated="3"/>
        </table:table-row>
        <table:table-row table:style-name="ro1">
          <table:table-cell table:formula="of:=IF([.B1353]&gt;=0;1;-1)*(2^[.$D$3])" office:value-type="float" office:value="4096" calcext:value-type="float">
            <text:p>4096</text:p>
          </table:table-cell>
          <table:table-cell table:formula="of:=[.$B$3]+[.E1353]-[.F1353]" office:value-type="float" office:value="11630.5" calcext:value-type="float">
            <text:p>11630,5</text:p>
          </table:table-cell>
          <table:table-cell table:formula="of:=[.B1353]-[.A1353]" office:value-type="float" office:value="7534.5" calcext:value-type="float">
            <text:p>7534,5</text:p>
          </table:table-cell>
          <table:table-cell table:formula="of:=[.C1352]" office:value-type="float" office:value="8207.5" calcext:value-type="float">
            <text:p>8207,5</text:p>
          </table:table-cell>
          <table:table-cell table:formula="of:=[.D1353]*2" office:value-type="float" office:value="16415" calcext:value-type="float">
            <text:p>16415,0</text:p>
          </table:table-cell>
          <table:table-cell table:formula="of:=[.D1352]" office:value-type="float" office:value="6832" calcext:value-type="float">
            <text:p>6832,0</text:p>
          </table:table-cell>
          <table:table-cell table:number-columns-repeated="3"/>
        </table:table-row>
        <table:table-row table:style-name="ro1">
          <table:table-cell table:formula="of:=IF([.B1354]&gt;=0;1;-1)*(2^[.$D$3])" office:value-type="float" office:value="4096" calcext:value-type="float">
            <text:p>4096</text:p>
          </table:table-cell>
          <table:table-cell table:formula="of:=[.$B$3]+[.E1354]-[.F1354]" office:value-type="float" office:value="8909" calcext:value-type="float">
            <text:p>8909,0</text:p>
          </table:table-cell>
          <table:table-cell table:formula="of:=[.B1354]-[.A1354]" office:value-type="float" office:value="4813" calcext:value-type="float">
            <text:p>4813,0</text:p>
          </table:table-cell>
          <table:table-cell table:formula="of:=[.C1353]" office:value-type="float" office:value="7534.5" calcext:value-type="float">
            <text:p>7534,5</text:p>
          </table:table-cell>
          <table:table-cell table:formula="of:=[.D1354]*2" office:value-type="float" office:value="15069" calcext:value-type="float">
            <text:p>15069,0</text:p>
          </table:table-cell>
          <table:table-cell table:formula="of:=[.D1353]" office:value-type="float" office:value="8207.5" calcext:value-type="float">
            <text:p>8207,5</text:p>
          </table:table-cell>
          <table:table-cell table:number-columns-repeated="3"/>
        </table:table-row>
        <table:table-row table:style-name="ro1">
          <table:table-cell table:formula="of:=IF([.B1355]&gt;=0;1;-1)*(2^[.$D$3])" office:value-type="float" office:value="4096" calcext:value-type="float">
            <text:p>4096</text:p>
          </table:table-cell>
          <table:table-cell table:formula="of:=[.$B$3]+[.E1355]-[.F1355]" office:value-type="float" office:value="4139" calcext:value-type="float">
            <text:p>4139,0</text:p>
          </table:table-cell>
          <table:table-cell table:formula="of:=[.B1355]-[.A1355]" office:value-type="float" office:value="43" calcext:value-type="float">
            <text:p>43,0</text:p>
          </table:table-cell>
          <table:table-cell table:formula="of:=[.C1354]" office:value-type="float" office:value="4813" calcext:value-type="float">
            <text:p>4813,0</text:p>
          </table:table-cell>
          <table:table-cell table:formula="of:=[.D1355]*2" office:value-type="float" office:value="9626" calcext:value-type="float">
            <text:p>9626,0</text:p>
          </table:table-cell>
          <table:table-cell table:formula="of:=[.D1354]" office:value-type="float" office:value="7534.5" calcext:value-type="float">
            <text:p>7534,5</text:p>
          </table:table-cell>
          <table:table-cell table:number-columns-repeated="3"/>
        </table:table-row>
        <table:table-row table:style-name="ro1">
          <table:table-cell table:formula="of:=IF([.B1356]&gt;=0;1;-1)*(2^[.$D$3])" office:value-type="float" office:value="-4096" calcext:value-type="float">
            <text:p>-4096</text:p>
          </table:table-cell>
          <table:table-cell table:formula="of:=[.$B$3]+[.E1356]-[.F1356]" office:value-type="float" office:value="-2679.5" calcext:value-type="float">
            <text:p>-2679,5</text:p>
          </table:table-cell>
          <table:table-cell table:formula="of:=[.B1356]-[.A1356]" office:value-type="float" office:value="1416.5" calcext:value-type="float">
            <text:p>1416,5</text:p>
          </table:table-cell>
          <table:table-cell table:formula="of:=[.C1355]" office:value-type="float" office:value="43" calcext:value-type="float">
            <text:p>43,0</text:p>
          </table:table-cell>
          <table:table-cell table:formula="of:=[.D1356]*2" office:value-type="float" office:value="86" calcext:value-type="float">
            <text:p>86,0</text:p>
          </table:table-cell>
          <table:table-cell table:formula="of:=[.D1355]" office:value-type="float" office:value="4813" calcext:value-type="float">
            <text:p>4813,0</text:p>
          </table:table-cell>
          <table:table-cell table:number-columns-repeated="3"/>
        </table:table-row>
        <table:table-row table:style-name="ro1">
          <table:table-cell table:formula="of:=IF([.B1357]&gt;=0;1;-1)*(2^[.$D$3])" office:value-type="float" office:value="4096" calcext:value-type="float">
            <text:p>4096</text:p>
          </table:table-cell>
          <table:table-cell table:formula="of:=[.$B$3]+[.E1357]-[.F1357]" office:value-type="float" office:value="4837.5" calcext:value-type="float">
            <text:p>4837,5</text:p>
          </table:table-cell>
          <table:table-cell table:formula="of:=[.B1357]-[.A1357]" office:value-type="float" office:value="741.5" calcext:value-type="float">
            <text:p>741,5</text:p>
          </table:table-cell>
          <table:table-cell table:formula="of:=[.C1356]" office:value-type="float" office:value="1416.5" calcext:value-type="float">
            <text:p>1416,5</text:p>
          </table:table-cell>
          <table:table-cell table:formula="of:=[.D1357]*2" office:value-type="float" office:value="2833" calcext:value-type="float">
            <text:p>2833,0</text:p>
          </table:table-cell>
          <table:table-cell table:formula="of:=[.D1356]" office:value-type="float" office:value="43" calcext:value-type="float">
            <text:p>43,0</text:p>
          </table:table-cell>
          <table:table-cell table:number-columns-repeated="3"/>
        </table:table-row>
        <table:table-row table:style-name="ro1">
          <table:table-cell table:formula="of:=IF([.B1358]&gt;=0;1;-1)*(2^[.$D$3])" office:value-type="float" office:value="4096" calcext:value-type="float">
            <text:p>4096</text:p>
          </table:table-cell>
          <table:table-cell table:formula="of:=[.$B$3]+[.E1358]-[.F1358]" office:value-type="float" office:value="2114" calcext:value-type="float">
            <text:p>2114,0</text:p>
          </table:table-cell>
          <table:table-cell table:formula="of:=[.B1358]-[.A1358]" office:value-type="float" office:value="-1982" calcext:value-type="float">
            <text:p>-1982,0</text:p>
          </table:table-cell>
          <table:table-cell table:formula="of:=[.C1357]" office:value-type="float" office:value="741.5" calcext:value-type="float">
            <text:p>741,5</text:p>
          </table:table-cell>
          <table:table-cell table:formula="of:=[.D1358]*2" office:value-type="float" office:value="1483" calcext:value-type="float">
            <text:p>1483,0</text:p>
          </table:table-cell>
          <table:table-cell table:formula="of:=[.D1357]" office:value-type="float" office:value="1416.5" calcext:value-type="float">
            <text:p>1416,5</text:p>
          </table:table-cell>
          <table:table-cell table:number-columns-repeated="3"/>
        </table:table-row>
        <table:table-row table:style-name="ro1">
          <table:table-cell table:formula="of:=IF([.B1359]&gt;=0;1;-1)*(2^[.$D$3])" office:value-type="float" office:value="-4096" calcext:value-type="float">
            <text:p>-4096</text:p>
          </table:table-cell>
          <table:table-cell table:formula="of:=[.$B$3]+[.E1359]-[.F1359]" office:value-type="float" office:value="-2658" calcext:value-type="float">
            <text:p>-2658,0</text:p>
          </table:table-cell>
          <table:table-cell table:formula="of:=[.B1359]-[.A1359]" office:value-type="float" office:value="1438" calcext:value-type="float">
            <text:p>1438,0</text:p>
          </table:table-cell>
          <table:table-cell table:formula="of:=[.C1358]" office:value-type="float" office:value="-1982" calcext:value-type="float">
            <text:p>-1982,0</text:p>
          </table:table-cell>
          <table:table-cell table:formula="of:=[.D1359]*2" office:value-type="float" office:value="-3964" calcext:value-type="float">
            <text:p>-3964,0</text:p>
          </table:table-cell>
          <table:table-cell table:formula="of:=[.D1358]" office:value-type="float" office:value="741.5" calcext:value-type="float">
            <text:p>741,5</text:p>
          </table:table-cell>
          <table:table-cell table:number-columns-repeated="3"/>
        </table:table-row>
        <table:table-row table:style-name="ro1">
          <table:table-cell table:formula="of:=IF([.B1360]&gt;=0;1;-1)*(2^[.$D$3])" office:value-type="float" office:value="4096" calcext:value-type="float">
            <text:p>4096</text:p>
          </table:table-cell>
          <table:table-cell table:formula="of:=[.$B$3]+[.E1360]-[.F1360]" office:value-type="float" office:value="6905.5" calcext:value-type="float">
            <text:p>6905,5</text:p>
          </table:table-cell>
          <table:table-cell table:formula="of:=[.B1360]-[.A1360]" office:value-type="float" office:value="2809.5" calcext:value-type="float">
            <text:p>2809,5</text:p>
          </table:table-cell>
          <table:table-cell table:formula="of:=[.C1359]" office:value-type="float" office:value="1438" calcext:value-type="float">
            <text:p>1438,0</text:p>
          </table:table-cell>
          <table:table-cell table:formula="of:=[.D1360]*2" office:value-type="float" office:value="2876" calcext:value-type="float">
            <text:p>2876,0</text:p>
          </table:table-cell>
          <table:table-cell table:formula="of:=[.D1359]" office:value-type="float" office:value="-1982" calcext:value-type="float">
            <text:p>-1982,0</text:p>
          </table:table-cell>
          <table:table-cell table:number-columns-repeated="3"/>
        </table:table-row>
        <table:table-row table:style-name="ro1">
          <table:table-cell table:formula="of:=IF([.B1361]&gt;=0;1;-1)*(2^[.$D$3])" office:value-type="float" office:value="4096" calcext:value-type="float">
            <text:p>4096</text:p>
          </table:table-cell>
          <table:table-cell table:formula="of:=[.$B$3]+[.E1361]-[.F1361]" office:value-type="float" office:value="6228.5" calcext:value-type="float">
            <text:p>6228,5</text:p>
          </table:table-cell>
          <table:table-cell table:formula="of:=[.B1361]-[.A1361]" office:value-type="float" office:value="2132.5" calcext:value-type="float">
            <text:p>2132,5</text:p>
          </table:table-cell>
          <table:table-cell table:formula="of:=[.C1360]" office:value-type="float" office:value="2809.5" calcext:value-type="float">
            <text:p>2809,5</text:p>
          </table:table-cell>
          <table:table-cell table:formula="of:=[.D1361]*2" office:value-type="float" office:value="5619" calcext:value-type="float">
            <text:p>5619,0</text:p>
          </table:table-cell>
          <table:table-cell table:formula="of:=[.D1360]" office:value-type="float" office:value="1438" calcext:value-type="float">
            <text:p>1438,0</text:p>
          </table:table-cell>
          <table:table-cell table:number-columns-repeated="3"/>
        </table:table-row>
        <table:table-row table:style-name="ro1">
          <table:table-cell table:formula="of:=IF([.B1362]&gt;=0;1;-1)*(2^[.$D$3])" office:value-type="float" office:value="4096" calcext:value-type="float">
            <text:p>4096</text:p>
          </table:table-cell>
          <table:table-cell table:formula="of:=[.$B$3]+[.E1362]-[.F1362]" office:value-type="float" office:value="3503" calcext:value-type="float">
            <text:p>3503,0</text:p>
          </table:table-cell>
          <table:table-cell table:formula="of:=[.B1362]-[.A1362]" office:value-type="float" office:value="-593" calcext:value-type="float">
            <text:p>-593,0</text:p>
          </table:table-cell>
          <table:table-cell table:formula="of:=[.C1361]" office:value-type="float" office:value="2132.5" calcext:value-type="float">
            <text:p>2132,5</text:p>
          </table:table-cell>
          <table:table-cell table:formula="of:=[.D1362]*2" office:value-type="float" office:value="4265" calcext:value-type="float">
            <text:p>4265,0</text:p>
          </table:table-cell>
          <table:table-cell table:formula="of:=[.D1361]" office:value-type="float" office:value="2809.5" calcext:value-type="float">
            <text:p>2809,5</text:p>
          </table:table-cell>
          <table:table-cell table:number-columns-repeated="3"/>
        </table:table-row>
        <table:table-row table:style-name="ro1">
          <table:table-cell table:formula="of:=IF([.B1363]&gt;=0;1;-1)*(2^[.$D$3])" office:value-type="float" office:value="-4096" calcext:value-type="float">
            <text:p>-4096</text:p>
          </table:table-cell>
          <table:table-cell table:formula="of:=[.$B$3]+[.E1363]-[.F1363]" office:value-type="float" office:value="-1271" calcext:value-type="float">
            <text:p>-1271,0</text:p>
          </table:table-cell>
          <table:table-cell table:formula="of:=[.B1363]-[.A1363]" office:value-type="float" office:value="2825" calcext:value-type="float">
            <text:p>2825,0</text:p>
          </table:table-cell>
          <table:table-cell table:formula="of:=[.C1362]" office:value-type="float" office:value="-593" calcext:value-type="float">
            <text:p>-593,0</text:p>
          </table:table-cell>
          <table:table-cell table:formula="of:=[.D1363]*2" office:value-type="float" office:value="-1186" calcext:value-type="float">
            <text:p>-1186,0</text:p>
          </table:table-cell>
          <table:table-cell table:formula="of:=[.D1362]" office:value-type="float" office:value="2132.5" calcext:value-type="float">
            <text:p>2132,5</text:p>
          </table:table-cell>
          <table:table-cell table:number-columns-repeated="3"/>
        </table:table-row>
        <table:table-row table:style-name="ro1">
          <table:table-cell table:formula="of:=IF([.B1364]&gt;=0;1;-1)*(2^[.$D$3])" office:value-type="float" office:value="4096" calcext:value-type="float">
            <text:p>4096</text:p>
          </table:table-cell>
          <table:table-cell table:formula="of:=[.$B$3]+[.E1364]-[.F1364]" office:value-type="float" office:value="8290.5" calcext:value-type="float">
            <text:p>8290,5</text:p>
          </table:table-cell>
          <table:table-cell table:formula="of:=[.B1364]-[.A1364]" office:value-type="float" office:value="4194.5" calcext:value-type="float">
            <text:p>4194,5</text:p>
          </table:table-cell>
          <table:table-cell table:formula="of:=[.C1363]" office:value-type="float" office:value="2825" calcext:value-type="float">
            <text:p>2825,0</text:p>
          </table:table-cell>
          <table:table-cell table:formula="of:=[.D1364]*2" office:value-type="float" office:value="5650" calcext:value-type="float">
            <text:p>5650,0</text:p>
          </table:table-cell>
          <table:table-cell table:formula="of:=[.D1363]" office:value-type="float" office:value="-593" calcext:value-type="float">
            <text:p>-593,0</text:p>
          </table:table-cell>
          <table:table-cell table:number-columns-repeated="3"/>
        </table:table-row>
        <table:table-row table:style-name="ro1">
          <table:table-cell table:formula="of:=IF([.B1365]&gt;=0;1;-1)*(2^[.$D$3])" office:value-type="float" office:value="4096" calcext:value-type="float">
            <text:p>4096</text:p>
          </table:table-cell>
          <table:table-cell table:formula="of:=[.$B$3]+[.E1365]-[.F1365]" office:value-type="float" office:value="7611.5" calcext:value-type="float">
            <text:p>7611,5</text:p>
          </table:table-cell>
          <table:table-cell table:formula="of:=[.B1365]-[.A1365]" office:value-type="float" office:value="3515.5" calcext:value-type="float">
            <text:p>3515,5</text:p>
          </table:table-cell>
          <table:table-cell table:formula="of:=[.C1364]" office:value-type="float" office:value="4194.5" calcext:value-type="float">
            <text:p>4194,5</text:p>
          </table:table-cell>
          <table:table-cell table:formula="of:=[.D1365]*2" office:value-type="float" office:value="8389" calcext:value-type="float">
            <text:p>8389,0</text:p>
          </table:table-cell>
          <table:table-cell table:formula="of:=[.D1364]" office:value-type="float" office:value="2825" calcext:value-type="float">
            <text:p>2825,0</text:p>
          </table:table-cell>
          <table:table-cell table:number-columns-repeated="3"/>
        </table:table-row>
        <table:table-row table:style-name="ro1">
          <table:table-cell table:formula="of:=IF([.B1366]&gt;=0;1;-1)*(2^[.$D$3])" office:value-type="float" office:value="4096" calcext:value-type="float">
            <text:p>4096</text:p>
          </table:table-cell>
          <table:table-cell table:formula="of:=[.$B$3]+[.E1366]-[.F1366]" office:value-type="float" office:value="4884" calcext:value-type="float">
            <text:p>4884,0</text:p>
          </table:table-cell>
          <table:table-cell table:formula="of:=[.B1366]-[.A1366]" office:value-type="float" office:value="788" calcext:value-type="float">
            <text:p>788,0</text:p>
          </table:table-cell>
          <table:table-cell table:formula="of:=[.C1365]" office:value-type="float" office:value="3515.5" calcext:value-type="float">
            <text:p>3515,5</text:p>
          </table:table-cell>
          <table:table-cell table:formula="of:=[.D1366]*2" office:value-type="float" office:value="7031" calcext:value-type="float">
            <text:p>7031,0</text:p>
          </table:table-cell>
          <table:table-cell table:formula="of:=[.D1365]" office:value-type="float" office:value="4194.5" calcext:value-type="float">
            <text:p>4194,5</text:p>
          </table:table-cell>
          <table:table-cell table:number-columns-repeated="3"/>
        </table:table-row>
        <table:table-row table:style-name="ro1">
          <table:table-cell table:formula="of:=IF([.B1367]&gt;=0;1;-1)*(2^[.$D$3])" office:value-type="float" office:value="4096" calcext:value-type="float">
            <text:p>4096</text:p>
          </table:table-cell>
          <table:table-cell table:formula="of:=[.$B$3]+[.E1367]-[.F1367]" office:value-type="float" office:value="108" calcext:value-type="float">
            <text:p>108,0</text:p>
          </table:table-cell>
          <table:table-cell table:formula="of:=[.B1367]-[.A1367]" office:value-type="float" office:value="-3988" calcext:value-type="float">
            <text:p>-3988,0</text:p>
          </table:table-cell>
          <table:table-cell table:formula="of:=[.C1366]" office:value-type="float" office:value="788" calcext:value-type="float">
            <text:p>788,0</text:p>
          </table:table-cell>
          <table:table-cell table:formula="of:=[.D1367]*2" office:value-type="float" office:value="1576" calcext:value-type="float">
            <text:p>1576,0</text:p>
          </table:table-cell>
          <table:table-cell table:formula="of:=[.D1366]" office:value-type="float" office:value="3515.5" calcext:value-type="float">
            <text:p>3515,5</text:p>
          </table:table-cell>
          <table:table-cell table:number-columns-repeated="3"/>
        </table:table-row>
        <table:table-row table:style-name="ro1">
          <table:table-cell table:formula="of:=IF([.B1368]&gt;=0;1;-1)*(2^[.$D$3])" office:value-type="float" office:value="-4096" calcext:value-type="float">
            <text:p>-4096</text:p>
          </table:table-cell>
          <table:table-cell table:formula="of:=[.$B$3]+[.E1368]-[.F1368]" office:value-type="float" office:value="-6716.5" calcext:value-type="float">
            <text:p>-6716,5</text:p>
          </table:table-cell>
          <table:table-cell table:formula="of:=[.B1368]-[.A1368]" office:value-type="float" office:value="-2620.5" calcext:value-type="float">
            <text:p>-2620,5</text:p>
          </table:table-cell>
          <table:table-cell table:formula="of:=[.C1367]" office:value-type="float" office:value="-3988" calcext:value-type="float">
            <text:p>-3988,0</text:p>
          </table:table-cell>
          <table:table-cell table:formula="of:=[.D1368]*2" office:value-type="float" office:value="-7976" calcext:value-type="float">
            <text:p>-7976,0</text:p>
          </table:table-cell>
          <table:table-cell table:formula="of:=[.D1367]" office:value-type="float" office:value="788" calcext:value-type="float">
            <text:p>788,0</text:p>
          </table:table-cell>
          <table:table-cell table:number-columns-repeated="3"/>
        </table:table-row>
        <table:table-row table:style-name="ro1">
          <table:table-cell table:formula="of:=IF([.B1369]&gt;=0;1;-1)*(2^[.$D$3])" office:value-type="float" office:value="4096" calcext:value-type="float">
            <text:p>4096</text:p>
          </table:table-cell>
          <table:table-cell table:formula="of:=[.$B$3]+[.E1369]-[.F1369]" office:value-type="float" office:value="794.5" calcext:value-type="float">
            <text:p>794,5</text:p>
          </table:table-cell>
          <table:table-cell table:formula="of:=[.B1369]-[.A1369]" office:value-type="float" office:value="-3301.5" calcext:value-type="float">
            <text:p>-3301,5</text:p>
          </table:table-cell>
          <table:table-cell table:formula="of:=[.C1368]" office:value-type="float" office:value="-2620.5" calcext:value-type="float">
            <text:p>-2620,5</text:p>
          </table:table-cell>
          <table:table-cell table:formula="of:=[.D1369]*2" office:value-type="float" office:value="-5241" calcext:value-type="float">
            <text:p>-5241,0</text:p>
          </table:table-cell>
          <table:table-cell table:formula="of:=[.D1368]" office:value-type="float" office:value="-3988" calcext:value-type="float">
            <text:p>-3988,0</text:p>
          </table:table-cell>
          <table:table-cell table:number-columns-repeated="3"/>
        </table:table-row>
        <table:table-row table:style-name="ro1">
          <table:table-cell table:formula="of:=IF([.B1370]&gt;=0;1;-1)*(2^[.$D$3])" office:value-type="float" office:value="-4096" calcext:value-type="float">
            <text:p>-4096</text:p>
          </table:table-cell>
          <table:table-cell table:formula="of:=[.$B$3]+[.E1370]-[.F1370]" office:value-type="float" office:value="-1935" calcext:value-type="float">
            <text:p>-1935,0</text:p>
          </table:table-cell>
          <table:table-cell table:formula="of:=[.B1370]-[.A1370]" office:value-type="float" office:value="2161" calcext:value-type="float">
            <text:p>2161,0</text:p>
          </table:table-cell>
          <table:table-cell table:formula="of:=[.C1369]" office:value-type="float" office:value="-3301.5" calcext:value-type="float">
            <text:p>-3301,5</text:p>
          </table:table-cell>
          <table:table-cell table:formula="of:=[.D1370]*2" office:value-type="float" office:value="-6603" calcext:value-type="float">
            <text:p>-6603,0</text:p>
          </table:table-cell>
          <table:table-cell table:formula="of:=[.D1369]" office:value-type="float" office:value="-2620.5" calcext:value-type="float">
            <text:p>-2620,5</text:p>
          </table:table-cell>
          <table:table-cell table:number-columns-repeated="3"/>
        </table:table-row>
        <table:table-row table:style-name="ro1">
          <table:table-cell table:formula="of:=IF([.B1371]&gt;=0;1;-1)*(2^[.$D$3])" office:value-type="float" office:value="4096" calcext:value-type="float">
            <text:p>4096</text:p>
          </table:table-cell>
          <table:table-cell table:formula="of:=[.$B$3]+[.E1371]-[.F1371]" office:value-type="float" office:value="9671" calcext:value-type="float">
            <text:p>9671,0</text:p>
          </table:table-cell>
          <table:table-cell table:formula="of:=[.B1371]-[.A1371]" office:value-type="float" office:value="5575" calcext:value-type="float">
            <text:p>5575,0</text:p>
          </table:table-cell>
          <table:table-cell table:formula="of:=[.C1370]" office:value-type="float" office:value="2161" calcext:value-type="float">
            <text:p>2161,0</text:p>
          </table:table-cell>
          <table:table-cell table:formula="of:=[.D1371]*2" office:value-type="float" office:value="4322" calcext:value-type="float">
            <text:p>4322,0</text:p>
          </table:table-cell>
          <table:table-cell table:formula="of:=[.D1370]" office:value-type="float" office:value="-3301.5" calcext:value-type="float">
            <text:p>-3301,5</text:p>
          </table:table-cell>
          <table:table-cell table:number-columns-repeated="3"/>
        </table:table-row>
        <table:table-row table:style-name="ro1">
          <table:table-cell table:formula="of:=IF([.B1372]&gt;=0;1;-1)*(2^[.$D$3])" office:value-type="float" office:value="4096" calcext:value-type="float">
            <text:p>4096</text:p>
          </table:table-cell>
          <table:table-cell table:formula="of:=[.$B$3]+[.E1372]-[.F1372]" office:value-type="float" office:value="11036.5" calcext:value-type="float">
            <text:p>11036,5</text:p>
          </table:table-cell>
          <table:table-cell table:formula="of:=[.B1372]-[.A1372]" office:value-type="float" office:value="6940.5" calcext:value-type="float">
            <text:p>6940,5</text:p>
          </table:table-cell>
          <table:table-cell table:formula="of:=[.C1371]" office:value-type="float" office:value="5575" calcext:value-type="float">
            <text:p>5575,0</text:p>
          </table:table-cell>
          <table:table-cell table:formula="of:=[.D1372]*2" office:value-type="float" office:value="11150" calcext:value-type="float">
            <text:p>11150,0</text:p>
          </table:table-cell>
          <table:table-cell table:formula="of:=[.D1371]" office:value-type="float" office:value="2161" calcext:value-type="float">
            <text:p>2161,0</text:p>
          </table:table-cell>
          <table:table-cell table:number-columns-repeated="3"/>
        </table:table-row>
        <table:table-row table:style-name="ro1">
          <table:table-cell table:formula="of:=IF([.B1373]&gt;=0;1;-1)*(2^[.$D$3])" office:value-type="float" office:value="4096" calcext:value-type="float">
            <text:p>4096</text:p>
          </table:table-cell>
          <table:table-cell table:formula="of:=[.$B$3]+[.E1373]-[.F1373]" office:value-type="float" office:value="10353.5" calcext:value-type="float">
            <text:p>10353,5</text:p>
          </table:table-cell>
          <table:table-cell table:formula="of:=[.B1373]-[.A1373]" office:value-type="float" office:value="6257.5" calcext:value-type="float">
            <text:p>6257,5</text:p>
          </table:table-cell>
          <table:table-cell table:formula="of:=[.C1372]" office:value-type="float" office:value="6940.5" calcext:value-type="float">
            <text:p>6940,5</text:p>
          </table:table-cell>
          <table:table-cell table:formula="of:=[.D1373]*2" office:value-type="float" office:value="13881" calcext:value-type="float">
            <text:p>13881,0</text:p>
          </table:table-cell>
          <table:table-cell table:formula="of:=[.D1372]" office:value-type="float" office:value="5575" calcext:value-type="float">
            <text:p>5575,0</text:p>
          </table:table-cell>
          <table:table-cell table:number-columns-repeated="3"/>
        </table:table-row>
        <table:table-row table:style-name="ro1">
          <table:table-cell table:formula="of:=IF([.B1374]&gt;=0;1;-1)*(2^[.$D$3])" office:value-type="float" office:value="4096" calcext:value-type="float">
            <text:p>4096</text:p>
          </table:table-cell>
          <table:table-cell table:formula="of:=[.$B$3]+[.E1374]-[.F1374]" office:value-type="float" office:value="7622" calcext:value-type="float">
            <text:p>7622,0</text:p>
          </table:table-cell>
          <table:table-cell table:formula="of:=[.B1374]-[.A1374]" office:value-type="float" office:value="3526" calcext:value-type="float">
            <text:p>3526,0</text:p>
          </table:table-cell>
          <table:table-cell table:formula="of:=[.C1373]" office:value-type="float" office:value="6257.5" calcext:value-type="float">
            <text:p>6257,5</text:p>
          </table:table-cell>
          <table:table-cell table:formula="of:=[.D1374]*2" office:value-type="float" office:value="12515" calcext:value-type="float">
            <text:p>12515,0</text:p>
          </table:table-cell>
          <table:table-cell table:formula="of:=[.D1373]" office:value-type="float" office:value="6940.5" calcext:value-type="float">
            <text:p>6940,5</text:p>
          </table:table-cell>
          <table:table-cell table:number-columns-repeated="3"/>
        </table:table-row>
        <table:table-row table:style-name="ro1">
          <table:table-cell table:formula="of:=IF([.B1375]&gt;=0;1;-1)*(2^[.$D$3])" office:value-type="float" office:value="4096" calcext:value-type="float">
            <text:p>4096</text:p>
          </table:table-cell>
          <table:table-cell table:formula="of:=[.$B$3]+[.E1375]-[.F1375]" office:value-type="float" office:value="2842" calcext:value-type="float">
            <text:p>2842,0</text:p>
          </table:table-cell>
          <table:table-cell table:formula="of:=[.B1375]-[.A1375]" office:value-type="float" office:value="-1254" calcext:value-type="float">
            <text:p>-1254,0</text:p>
          </table:table-cell>
          <table:table-cell table:formula="of:=[.C1374]" office:value-type="float" office:value="3526" calcext:value-type="float">
            <text:p>3526,0</text:p>
          </table:table-cell>
          <table:table-cell table:formula="of:=[.D1375]*2" office:value-type="float" office:value="7052" calcext:value-type="float">
            <text:p>7052,0</text:p>
          </table:table-cell>
          <table:table-cell table:formula="of:=[.D1374]" office:value-type="float" office:value="6257.5" calcext:value-type="float">
            <text:p>6257,5</text:p>
          </table:table-cell>
          <table:table-cell table:number-columns-repeated="3"/>
        </table:table-row>
        <table:table-row table:style-name="ro1">
          <table:table-cell table:formula="of:=IF([.B1376]&gt;=0;1;-1)*(2^[.$D$3])" office:value-type="float" office:value="-4096" calcext:value-type="float">
            <text:p>-4096</text:p>
          </table:table-cell>
          <table:table-cell table:formula="of:=[.$B$3]+[.E1376]-[.F1376]" office:value-type="float" office:value="-3986.5" calcext:value-type="float">
            <text:p>-3986,5</text:p>
          </table:table-cell>
          <table:table-cell table:formula="of:=[.B1376]-[.A1376]" office:value-type="float" office:value="109.5" calcext:value-type="float">
            <text:p>109,5</text:p>
          </table:table-cell>
          <table:table-cell table:formula="of:=[.C1375]" office:value-type="float" office:value="-1254" calcext:value-type="float">
            <text:p>-1254,0</text:p>
          </table:table-cell>
          <table:table-cell table:formula="of:=[.D1376]*2" office:value-type="float" office:value="-2508" calcext:value-type="float">
            <text:p>-2508,0</text:p>
          </table:table-cell>
          <table:table-cell table:formula="of:=[.D1375]" office:value-type="float" office:value="3526" calcext:value-type="float">
            <text:p>3526,0</text:p>
          </table:table-cell>
          <table:table-cell table:number-columns-repeated="3"/>
        </table:table-row>
        <table:table-row table:style-name="ro1">
          <table:table-cell table:formula="of:=IF([.B1377]&gt;=0;1;-1)*(2^[.$D$3])" office:value-type="float" office:value="4096" calcext:value-type="float">
            <text:p>4096</text:p>
          </table:table-cell>
          <table:table-cell table:formula="of:=[.$B$3]+[.E1377]-[.F1377]" office:value-type="float" office:value="3520.5" calcext:value-type="float">
            <text:p>3520,5</text:p>
          </table:table-cell>
          <table:table-cell table:formula="of:=[.B1377]-[.A1377]" office:value-type="float" office:value="-575.5" calcext:value-type="float">
            <text:p>-575,5</text:p>
          </table:table-cell>
          <table:table-cell table:formula="of:=[.C1376]" office:value-type="float" office:value="109.5" calcext:value-type="float">
            <text:p>109,5</text:p>
          </table:table-cell>
          <table:table-cell table:formula="of:=[.D1377]*2" office:value-type="float" office:value="219" calcext:value-type="float">
            <text:p>219,0</text:p>
          </table:table-cell>
          <table:table-cell table:formula="of:=[.D1376]" office:value-type="float" office:value="-1254" calcext:value-type="float">
            <text:p>-1254,0</text:p>
          </table:table-cell>
          <table:table-cell table:number-columns-repeated="3"/>
        </table:table-row>
        <table:table-row table:style-name="ro1">
          <table:table-cell table:formula="of:=IF([.B1378]&gt;=0;1;-1)*(2^[.$D$3])" office:value-type="float" office:value="4096" calcext:value-type="float">
            <text:p>4096</text:p>
          </table:table-cell>
          <table:table-cell table:formula="of:=[.$B$3]+[.E1378]-[.F1378]" office:value-type="float" office:value="787" calcext:value-type="float">
            <text:p>787,0</text:p>
          </table:table-cell>
          <table:table-cell table:formula="of:=[.B1378]-[.A1378]" office:value-type="float" office:value="-3309" calcext:value-type="float">
            <text:p>-3309,0</text:p>
          </table:table-cell>
          <table:table-cell table:formula="of:=[.C1377]" office:value-type="float" office:value="-575.5" calcext:value-type="float">
            <text:p>-575,5</text:p>
          </table:table-cell>
          <table:table-cell table:formula="of:=[.D1378]*2" office:value-type="float" office:value="-1151" calcext:value-type="float">
            <text:p>-1151,0</text:p>
          </table:table-cell>
          <table:table-cell table:formula="of:=[.D1377]" office:value-type="float" office:value="109.5" calcext:value-type="float">
            <text:p>109,5</text:p>
          </table:table-cell>
          <table:table-cell table:number-columns-repeated="3"/>
        </table:table-row>
        <table:table-row table:style-name="ro1">
          <table:table-cell table:formula="of:=IF([.B1379]&gt;=0;1;-1)*(2^[.$D$3])" office:value-type="float" office:value="-4096" calcext:value-type="float">
            <text:p>-4096</text:p>
          </table:table-cell>
          <table:table-cell table:formula="of:=[.$B$3]+[.E1379]-[.F1379]" office:value-type="float" office:value="-3995" calcext:value-type="float">
            <text:p>-3995,0</text:p>
          </table:table-cell>
          <table:table-cell table:formula="of:=[.B1379]-[.A1379]" office:value-type="float" office:value="101" calcext:value-type="float">
            <text:p>101,0</text:p>
          </table:table-cell>
          <table:table-cell table:formula="of:=[.C1378]" office:value-type="float" office:value="-3309" calcext:value-type="float">
            <text:p>-3309,0</text:p>
          </table:table-cell>
          <table:table-cell table:formula="of:=[.D1379]*2" office:value-type="float" office:value="-6618" calcext:value-type="float">
            <text:p>-6618,0</text:p>
          </table:table-cell>
          <table:table-cell table:formula="of:=[.D1378]" office:value-type="float" office:value="-575.5" calcext:value-type="float">
            <text:p>-575,5</text:p>
          </table:table-cell>
          <table:table-cell table:number-columns-repeated="3"/>
        </table:table-row>
        <table:table-row table:style-name="ro1">
          <table:table-cell table:formula="of:=IF([.B1380]&gt;=0;1;-1)*(2^[.$D$3])" office:value-type="float" office:value="4096" calcext:value-type="float">
            <text:p>4096</text:p>
          </table:table-cell>
          <table:table-cell table:formula="of:=[.$B$3]+[.E1380]-[.F1380]" office:value-type="float" office:value="5558.5" calcext:value-type="float">
            <text:p>5558,5</text:p>
          </table:table-cell>
          <table:table-cell table:formula="of:=[.B1380]-[.A1380]" office:value-type="float" office:value="1462.5" calcext:value-type="float">
            <text:p>1462,5</text:p>
          </table:table-cell>
          <table:table-cell table:formula="of:=[.C1379]" office:value-type="float" office:value="101" calcext:value-type="float">
            <text:p>101,0</text:p>
          </table:table-cell>
          <table:table-cell table:formula="of:=[.D1380]*2" office:value-type="float" office:value="202" calcext:value-type="float">
            <text:p>202,0</text:p>
          </table:table-cell>
          <table:table-cell table:formula="of:=[.D1379]" office:value-type="float" office:value="-3309" calcext:value-type="float">
            <text:p>-3309,0</text:p>
          </table:table-cell>
          <table:table-cell table:number-columns-repeated="3"/>
        </table:table-row>
        <table:table-row table:style-name="ro1">
          <table:table-cell table:formula="of:=IF([.B1381]&gt;=0;1;-1)*(2^[.$D$3])" office:value-type="float" office:value="4096" calcext:value-type="float">
            <text:p>4096</text:p>
          </table:table-cell>
          <table:table-cell table:formula="of:=[.$B$3]+[.E1381]-[.F1381]" office:value-type="float" office:value="4871.5" calcext:value-type="float">
            <text:p>4871,5</text:p>
          </table:table-cell>
          <table:table-cell table:formula="of:=[.B1381]-[.A1381]" office:value-type="float" office:value="775.5" calcext:value-type="float">
            <text:p>775,5</text:p>
          </table:table-cell>
          <table:table-cell table:formula="of:=[.C1380]" office:value-type="float" office:value="1462.5" calcext:value-type="float">
            <text:p>1462,5</text:p>
          </table:table-cell>
          <table:table-cell table:formula="of:=[.D1381]*2" office:value-type="float" office:value="2925" calcext:value-type="float">
            <text:p>2925,0</text:p>
          </table:table-cell>
          <table:table-cell table:formula="of:=[.D1380]" office:value-type="float" office:value="101" calcext:value-type="float">
            <text:p>101,0</text:p>
          </table:table-cell>
          <table:table-cell table:number-columns-repeated="3"/>
        </table:table-row>
        <table:table-row table:style-name="ro1">
          <table:table-cell table:formula="of:=IF([.B1382]&gt;=0;1;-1)*(2^[.$D$3])" office:value-type="float" office:value="4096" calcext:value-type="float">
            <text:p>4096</text:p>
          </table:table-cell>
          <table:table-cell table:formula="of:=[.$B$3]+[.E1382]-[.F1382]" office:value-type="float" office:value="2136" calcext:value-type="float">
            <text:p>2136,0</text:p>
          </table:table-cell>
          <table:table-cell table:formula="of:=[.B1382]-[.A1382]" office:value-type="float" office:value="-1960" calcext:value-type="float">
            <text:p>-1960,0</text:p>
          </table:table-cell>
          <table:table-cell table:formula="of:=[.C1381]" office:value-type="float" office:value="775.5" calcext:value-type="float">
            <text:p>775,5</text:p>
          </table:table-cell>
          <table:table-cell table:formula="of:=[.D1382]*2" office:value-type="float" office:value="1551" calcext:value-type="float">
            <text:p>1551,0</text:p>
          </table:table-cell>
          <table:table-cell table:formula="of:=[.D1381]" office:value-type="float" office:value="1462.5" calcext:value-type="float">
            <text:p>1462,5</text:p>
          </table:table-cell>
          <table:table-cell table:number-columns-repeated="3"/>
        </table:table-row>
        <table:table-row table:style-name="ro1">
          <table:table-cell table:formula="of:=IF([.B1383]&gt;=0;1;-1)*(2^[.$D$3])" office:value-type="float" office:value="-4096" calcext:value-type="float">
            <text:p>-4096</text:p>
          </table:table-cell>
          <table:table-cell table:formula="of:=[.$B$3]+[.E1383]-[.F1383]" office:value-type="float" office:value="-2648" calcext:value-type="float">
            <text:p>-2648,0</text:p>
          </table:table-cell>
          <table:table-cell table:formula="of:=[.B1383]-[.A1383]" office:value-type="float" office:value="1448" calcext:value-type="float">
            <text:p>1448,0</text:p>
          </table:table-cell>
          <table:table-cell table:formula="of:=[.C1382]" office:value-type="float" office:value="-1960" calcext:value-type="float">
            <text:p>-1960,0</text:p>
          </table:table-cell>
          <table:table-cell table:formula="of:=[.D1383]*2" office:value-type="float" office:value="-3920" calcext:value-type="float">
            <text:p>-3920,0</text:p>
          </table:table-cell>
          <table:table-cell table:formula="of:=[.D1382]" office:value-type="float" office:value="775.5" calcext:value-type="float">
            <text:p>775,5</text:p>
          </table:table-cell>
          <table:table-cell table:number-columns-repeated="3"/>
        </table:table-row>
        <table:table-row table:style-name="ro1">
          <table:table-cell table:formula="of:=IF([.B1384]&gt;=0;1;-1)*(2^[.$D$3])" office:value-type="float" office:value="4096" calcext:value-type="float">
            <text:p>4096</text:p>
          </table:table-cell>
          <table:table-cell table:formula="of:=[.$B$3]+[.E1384]-[.F1384]" office:value-type="float" office:value="6903.5" calcext:value-type="float">
            <text:p>6903,5</text:p>
          </table:table-cell>
          <table:table-cell table:formula="of:=[.B1384]-[.A1384]" office:value-type="float" office:value="2807.5" calcext:value-type="float">
            <text:p>2807,5</text:p>
          </table:table-cell>
          <table:table-cell table:formula="of:=[.C1383]" office:value-type="float" office:value="1448" calcext:value-type="float">
            <text:p>1448,0</text:p>
          </table:table-cell>
          <table:table-cell table:formula="of:=[.D1384]*2" office:value-type="float" office:value="2896" calcext:value-type="float">
            <text:p>2896,0</text:p>
          </table:table-cell>
          <table:table-cell table:formula="of:=[.D1383]" office:value-type="float" office:value="-1960" calcext:value-type="float">
            <text:p>-1960,0</text:p>
          </table:table-cell>
          <table:table-cell table:number-columns-repeated="3"/>
        </table:table-row>
        <table:table-row table:style-name="ro1">
          <table:table-cell table:formula="of:=IF([.B1385]&gt;=0;1;-1)*(2^[.$D$3])" office:value-type="float" office:value="4096" calcext:value-type="float">
            <text:p>4096</text:p>
          </table:table-cell>
          <table:table-cell table:formula="of:=[.$B$3]+[.E1385]-[.F1385]" office:value-type="float" office:value="6214.5" calcext:value-type="float">
            <text:p>6214,5</text:p>
          </table:table-cell>
          <table:table-cell table:formula="of:=[.B1385]-[.A1385]" office:value-type="float" office:value="2118.5" calcext:value-type="float">
            <text:p>2118,5</text:p>
          </table:table-cell>
          <table:table-cell table:formula="of:=[.C1384]" office:value-type="float" office:value="2807.5" calcext:value-type="float">
            <text:p>2807,5</text:p>
          </table:table-cell>
          <table:table-cell table:formula="of:=[.D1385]*2" office:value-type="float" office:value="5615" calcext:value-type="float">
            <text:p>5615,0</text:p>
          </table:table-cell>
          <table:table-cell table:formula="of:=[.D1384]" office:value-type="float" office:value="1448" calcext:value-type="float">
            <text:p>1448,0</text:p>
          </table:table-cell>
          <table:table-cell table:number-columns-repeated="3"/>
        </table:table-row>
        <table:table-row table:style-name="ro1">
          <table:table-cell table:formula="of:=IF([.B1386]&gt;=0;1;-1)*(2^[.$D$3])" office:value-type="float" office:value="4096" calcext:value-type="float">
            <text:p>4096</text:p>
          </table:table-cell>
          <table:table-cell table:formula="of:=[.$B$3]+[.E1386]-[.F1386]" office:value-type="float" office:value="3477" calcext:value-type="float">
            <text:p>3477,0</text:p>
          </table:table-cell>
          <table:table-cell table:formula="of:=[.B1386]-[.A1386]" office:value-type="float" office:value="-619" calcext:value-type="float">
            <text:p>-619,0</text:p>
          </table:table-cell>
          <table:table-cell table:formula="of:=[.C1385]" office:value-type="float" office:value="2118.5" calcext:value-type="float">
            <text:p>2118,5</text:p>
          </table:table-cell>
          <table:table-cell table:formula="of:=[.D1386]*2" office:value-type="float" office:value="4237" calcext:value-type="float">
            <text:p>4237,0</text:p>
          </table:table-cell>
          <table:table-cell table:formula="of:=[.D1385]" office:value-type="float" office:value="2807.5" calcext:value-type="float">
            <text:p>2807,5</text:p>
          </table:table-cell>
          <table:table-cell table:number-columns-repeated="3"/>
        </table:table-row>
        <table:table-row table:style-name="ro1">
          <table:table-cell table:formula="of:=IF([.B1387]&gt;=0;1;-1)*(2^[.$D$3])" office:value-type="float" office:value="-4096" calcext:value-type="float">
            <text:p>-4096</text:p>
          </table:table-cell>
          <table:table-cell table:formula="of:=[.$B$3]+[.E1387]-[.F1387]" office:value-type="float" office:value="-1309" calcext:value-type="float">
            <text:p>-1309,0</text:p>
          </table:table-cell>
          <table:table-cell table:formula="of:=[.B1387]-[.A1387]" office:value-type="float" office:value="2787" calcext:value-type="float">
            <text:p>2787,0</text:p>
          </table:table-cell>
          <table:table-cell table:formula="of:=[.C1386]" office:value-type="float" office:value="-619" calcext:value-type="float">
            <text:p>-619,0</text:p>
          </table:table-cell>
          <table:table-cell table:formula="of:=[.D1387]*2" office:value-type="float" office:value="-1238" calcext:value-type="float">
            <text:p>-1238,0</text:p>
          </table:table-cell>
          <table:table-cell table:formula="of:=[.D1386]" office:value-type="float" office:value="2118.5" calcext:value-type="float">
            <text:p>2118,5</text:p>
          </table:table-cell>
          <table:table-cell table:number-columns-repeated="3"/>
        </table:table-row>
        <table:table-row table:style-name="ro1">
          <table:table-cell table:formula="of:=IF([.B1388]&gt;=0;1;-1)*(2^[.$D$3])" office:value-type="float" office:value="4096" calcext:value-type="float">
            <text:p>4096</text:p>
          </table:table-cell>
          <table:table-cell table:formula="of:=[.$B$3]+[.E1388]-[.F1388]" office:value-type="float" office:value="8240.5" calcext:value-type="float">
            <text:p>8240,5</text:p>
          </table:table-cell>
          <table:table-cell table:formula="of:=[.B1388]-[.A1388]" office:value-type="float" office:value="4144.5" calcext:value-type="float">
            <text:p>4144,5</text:p>
          </table:table-cell>
          <table:table-cell table:formula="of:=[.C1387]" office:value-type="float" office:value="2787" calcext:value-type="float">
            <text:p>2787,0</text:p>
          </table:table-cell>
          <table:table-cell table:formula="of:=[.D1388]*2" office:value-type="float" office:value="5574" calcext:value-type="float">
            <text:p>5574,0</text:p>
          </table:table-cell>
          <table:table-cell table:formula="of:=[.D1387]" office:value-type="float" office:value="-619" calcext:value-type="float">
            <text:p>-619,0</text:p>
          </table:table-cell>
          <table:table-cell table:number-columns-repeated="3"/>
        </table:table-row>
        <table:table-row table:style-name="ro1">
          <table:table-cell table:formula="of:=IF([.B1389]&gt;=0;1;-1)*(2^[.$D$3])" office:value-type="float" office:value="4096" calcext:value-type="float">
            <text:p>4096</text:p>
          </table:table-cell>
          <table:table-cell table:formula="of:=[.$B$3]+[.E1389]-[.F1389]" office:value-type="float" office:value="7549.5" calcext:value-type="float">
            <text:p>7549,5</text:p>
          </table:table-cell>
          <table:table-cell table:formula="of:=[.B1389]-[.A1389]" office:value-type="float" office:value="3453.5" calcext:value-type="float">
            <text:p>3453,5</text:p>
          </table:table-cell>
          <table:table-cell table:formula="of:=[.C1388]" office:value-type="float" office:value="4144.5" calcext:value-type="float">
            <text:p>4144,5</text:p>
          </table:table-cell>
          <table:table-cell table:formula="of:=[.D1389]*2" office:value-type="float" office:value="8289" calcext:value-type="float">
            <text:p>8289,0</text:p>
          </table:table-cell>
          <table:table-cell table:formula="of:=[.D1388]" office:value-type="float" office:value="2787" calcext:value-type="float">
            <text:p>2787,0</text:p>
          </table:table-cell>
          <table:table-cell table:number-columns-repeated="3"/>
        </table:table-row>
        <table:table-row table:style-name="ro1">
          <table:table-cell table:formula="of:=IF([.B1390]&gt;=0;1;-1)*(2^[.$D$3])" office:value-type="float" office:value="4096" calcext:value-type="float">
            <text:p>4096</text:p>
          </table:table-cell>
          <table:table-cell table:formula="of:=[.$B$3]+[.E1390]-[.F1390]" office:value-type="float" office:value="4810" calcext:value-type="float">
            <text:p>4810,0</text:p>
          </table:table-cell>
          <table:table-cell table:formula="of:=[.B1390]-[.A1390]" office:value-type="float" office:value="714" calcext:value-type="float">
            <text:p>714,0</text:p>
          </table:table-cell>
          <table:table-cell table:formula="of:=[.C1389]" office:value-type="float" office:value="3453.5" calcext:value-type="float">
            <text:p>3453,5</text:p>
          </table:table-cell>
          <table:table-cell table:formula="of:=[.D1390]*2" office:value-type="float" office:value="6907" calcext:value-type="float">
            <text:p>6907,0</text:p>
          </table:table-cell>
          <table:table-cell table:formula="of:=[.D1389]" office:value-type="float" office:value="4144.5" calcext:value-type="float">
            <text:p>4144,5</text:p>
          </table:table-cell>
          <table:table-cell table:number-columns-repeated="3"/>
        </table:table-row>
        <table:table-row table:style-name="ro1">
          <table:table-cell table:formula="of:=IF([.B1391]&gt;=0;1;-1)*(2^[.$D$3])" office:value-type="float" office:value="4096" calcext:value-type="float">
            <text:p>4096</text:p>
          </table:table-cell>
          <table:table-cell table:formula="of:=[.$B$3]+[.E1391]-[.F1391]" office:value-type="float" office:value="22" calcext:value-type="float">
            <text:p>22,0</text:p>
          </table:table-cell>
          <table:table-cell table:formula="of:=[.B1391]-[.A1391]" office:value-type="float" office:value="-4074" calcext:value-type="float">
            <text:p>-4074,0</text:p>
          </table:table-cell>
          <table:table-cell table:formula="of:=[.C1390]" office:value-type="float" office:value="714" calcext:value-type="float">
            <text:p>714,0</text:p>
          </table:table-cell>
          <table:table-cell table:formula="of:=[.D1391]*2" office:value-type="float" office:value="1428" calcext:value-type="float">
            <text:p>1428,0</text:p>
          </table:table-cell>
          <table:table-cell table:formula="of:=[.D1390]" office:value-type="float" office:value="3453.5" calcext:value-type="float">
            <text:p>3453,5</text:p>
          </table:table-cell>
          <table:table-cell table:number-columns-repeated="3"/>
        </table:table-row>
        <table:table-row table:style-name="ro1">
          <table:table-cell table:formula="of:=IF([.B1392]&gt;=0;1;-1)*(2^[.$D$3])" office:value-type="float" office:value="-4096" calcext:value-type="float">
            <text:p>-4096</text:p>
          </table:table-cell>
          <table:table-cell table:formula="of:=[.$B$3]+[.E1392]-[.F1392]" office:value-type="float" office:value="-6814.5" calcext:value-type="float">
            <text:p>-6814,5</text:p>
          </table:table-cell>
          <table:table-cell table:formula="of:=[.B1392]-[.A1392]" office:value-type="float" office:value="-2718.5" calcext:value-type="float">
            <text:p>-2718,5</text:p>
          </table:table-cell>
          <table:table-cell table:formula="of:=[.C1391]" office:value-type="float" office:value="-4074" calcext:value-type="float">
            <text:p>-4074,0</text:p>
          </table:table-cell>
          <table:table-cell table:formula="of:=[.D1392]*2" office:value-type="float" office:value="-8148" calcext:value-type="float">
            <text:p>-8148,0</text:p>
          </table:table-cell>
          <table:table-cell table:formula="of:=[.D1391]" office:value-type="float" office:value="714" calcext:value-type="float">
            <text:p>714,0</text:p>
          </table:table-cell>
          <table:table-cell table:number-columns-repeated="3"/>
        </table:table-row>
        <table:table-row table:style-name="ro1">
          <table:table-cell table:formula="of:=IF([.B1393]&gt;=0;1;-1)*(2^[.$D$3])" office:value-type="float" office:value="4096" calcext:value-type="float">
            <text:p>4096</text:p>
          </table:table-cell>
          <table:table-cell table:formula="of:=[.$B$3]+[.E1393]-[.F1393]" office:value-type="float" office:value="684.5" calcext:value-type="float">
            <text:p>684,5</text:p>
          </table:table-cell>
          <table:table-cell table:formula="of:=[.B1393]-[.A1393]" office:value-type="float" office:value="-3411.5" calcext:value-type="float">
            <text:p>-3411,5</text:p>
          </table:table-cell>
          <table:table-cell table:formula="of:=[.C1392]" office:value-type="float" office:value="-2718.5" calcext:value-type="float">
            <text:p>-2718,5</text:p>
          </table:table-cell>
          <table:table-cell table:formula="of:=[.D1393]*2" office:value-type="float" office:value="-5437" calcext:value-type="float">
            <text:p>-5437,0</text:p>
          </table:table-cell>
          <table:table-cell table:formula="of:=[.D1392]" office:value-type="float" office:value="-4074" calcext:value-type="float">
            <text:p>-4074,0</text:p>
          </table:table-cell>
          <table:table-cell table:number-columns-repeated="3"/>
        </table:table-row>
        <table:table-row table:style-name="ro1">
          <table:table-cell table:formula="of:=IF([.B1394]&gt;=0;1;-1)*(2^[.$D$3])" office:value-type="float" office:value="-4096" calcext:value-type="float">
            <text:p>-4096</text:p>
          </table:table-cell>
          <table:table-cell table:formula="of:=[.$B$3]+[.E1394]-[.F1394]" office:value-type="float" office:value="-2057" calcext:value-type="float">
            <text:p>-2057,0</text:p>
          </table:table-cell>
          <table:table-cell table:formula="of:=[.B1394]-[.A1394]" office:value-type="float" office:value="2039" calcext:value-type="float">
            <text:p>2039,0</text:p>
          </table:table-cell>
          <table:table-cell table:formula="of:=[.C1393]" office:value-type="float" office:value="-3411.5" calcext:value-type="float">
            <text:p>-3411,5</text:p>
          </table:table-cell>
          <table:table-cell table:formula="of:=[.D1394]*2" office:value-type="float" office:value="-6823" calcext:value-type="float">
            <text:p>-6823,0</text:p>
          </table:table-cell>
          <table:table-cell table:formula="of:=[.D1393]" office:value-type="float" office:value="-2718.5" calcext:value-type="float">
            <text:p>-2718,5</text:p>
          </table:table-cell>
          <table:table-cell table:number-columns-repeated="3"/>
        </table:table-row>
        <table:table-row table:style-name="ro1">
          <table:table-cell table:formula="of:=IF([.B1395]&gt;=0;1;-1)*(2^[.$D$3])" office:value-type="float" office:value="4096" calcext:value-type="float">
            <text:p>4096</text:p>
          </table:table-cell>
          <table:table-cell table:formula="of:=[.$B$3]+[.E1395]-[.F1395]" office:value-type="float" office:value="9537" calcext:value-type="float">
            <text:p>9537,0</text:p>
          </table:table-cell>
          <table:table-cell table:formula="of:=[.B1395]-[.A1395]" office:value-type="float" office:value="5441" calcext:value-type="float">
            <text:p>5441,0</text:p>
          </table:table-cell>
          <table:table-cell table:formula="of:=[.C1394]" office:value-type="float" office:value="2039" calcext:value-type="float">
            <text:p>2039,0</text:p>
          </table:table-cell>
          <table:table-cell table:formula="of:=[.D1395]*2" office:value-type="float" office:value="4078" calcext:value-type="float">
            <text:p>4078,0</text:p>
          </table:table-cell>
          <table:table-cell table:formula="of:=[.D1394]" office:value-type="float" office:value="-3411.5" calcext:value-type="float">
            <text:p>-3411,5</text:p>
          </table:table-cell>
          <table:table-cell table:number-columns-repeated="3"/>
        </table:table-row>
        <table:table-row table:style-name="ro1">
          <table:table-cell table:formula="of:=IF([.B1396]&gt;=0;1;-1)*(2^[.$D$3])" office:value-type="float" office:value="4096" calcext:value-type="float">
            <text:p>4096</text:p>
          </table:table-cell>
          <table:table-cell table:formula="of:=[.$B$3]+[.E1396]-[.F1396]" office:value-type="float" office:value="10890.5" calcext:value-type="float">
            <text:p>10890,5</text:p>
          </table:table-cell>
          <table:table-cell table:formula="of:=[.B1396]-[.A1396]" office:value-type="float" office:value="6794.5" calcext:value-type="float">
            <text:p>6794,5</text:p>
          </table:table-cell>
          <table:table-cell table:formula="of:=[.C1395]" office:value-type="float" office:value="5441" calcext:value-type="float">
            <text:p>5441,0</text:p>
          </table:table-cell>
          <table:table-cell table:formula="of:=[.D1396]*2" office:value-type="float" office:value="10882" calcext:value-type="float">
            <text:p>10882,0</text:p>
          </table:table-cell>
          <table:table-cell table:formula="of:=[.D1395]" office:value-type="float" office:value="2039" calcext:value-type="float">
            <text:p>2039,0</text:p>
          </table:table-cell>
          <table:table-cell table:number-columns-repeated="3"/>
        </table:table-row>
        <table:table-row table:style-name="ro1">
          <table:table-cell table:formula="of:=IF([.B1397]&gt;=0;1;-1)*(2^[.$D$3])" office:value-type="float" office:value="4096" calcext:value-type="float">
            <text:p>4096</text:p>
          </table:table-cell>
          <table:table-cell table:formula="of:=[.$B$3]+[.E1397]-[.F1397]" office:value-type="float" office:value="10195.5" calcext:value-type="float">
            <text:p>10195,5</text:p>
          </table:table-cell>
          <table:table-cell table:formula="of:=[.B1397]-[.A1397]" office:value-type="float" office:value="6099.5" calcext:value-type="float">
            <text:p>6099,5</text:p>
          </table:table-cell>
          <table:table-cell table:formula="of:=[.C1396]" office:value-type="float" office:value="6794.5" calcext:value-type="float">
            <text:p>6794,5</text:p>
          </table:table-cell>
          <table:table-cell table:formula="of:=[.D1397]*2" office:value-type="float" office:value="13589" calcext:value-type="float">
            <text:p>13589,0</text:p>
          </table:table-cell>
          <table:table-cell table:formula="of:=[.D1396]" office:value-type="float" office:value="5441" calcext:value-type="float">
            <text:p>5441,0</text:p>
          </table:table-cell>
          <table:table-cell table:number-columns-repeated="3"/>
        </table:table-row>
        <table:table-row table:style-name="ro1">
          <table:table-cell table:formula="of:=IF([.B1398]&gt;=0;1;-1)*(2^[.$D$3])" office:value-type="float" office:value="4096" calcext:value-type="float">
            <text:p>4096</text:p>
          </table:table-cell>
          <table:table-cell table:formula="of:=[.$B$3]+[.E1398]-[.F1398]" office:value-type="float" office:value="7452" calcext:value-type="float">
            <text:p>7452,0</text:p>
          </table:table-cell>
          <table:table-cell table:formula="of:=[.B1398]-[.A1398]" office:value-type="float" office:value="3356" calcext:value-type="float">
            <text:p>3356,0</text:p>
          </table:table-cell>
          <table:table-cell table:formula="of:=[.C1397]" office:value-type="float" office:value="6099.5" calcext:value-type="float">
            <text:p>6099,5</text:p>
          </table:table-cell>
          <table:table-cell table:formula="of:=[.D1398]*2" office:value-type="float" office:value="12199" calcext:value-type="float">
            <text:p>12199,0</text:p>
          </table:table-cell>
          <table:table-cell table:formula="of:=[.D1397]" office:value-type="float" office:value="6794.5" calcext:value-type="float">
            <text:p>6794,5</text:p>
          </table:table-cell>
          <table:table-cell table:number-columns-repeated="3"/>
        </table:table-row>
        <table:table-row table:style-name="ro1">
          <table:table-cell table:formula="of:=IF([.B1399]&gt;=0;1;-1)*(2^[.$D$3])" office:value-type="float" office:value="4096" calcext:value-type="float">
            <text:p>4096</text:p>
          </table:table-cell>
          <table:table-cell table:formula="of:=[.$B$3]+[.E1399]-[.F1399]" office:value-type="float" office:value="2660" calcext:value-type="float">
            <text:p>2660,0</text:p>
          </table:table-cell>
          <table:table-cell table:formula="of:=[.B1399]-[.A1399]" office:value-type="float" office:value="-1436" calcext:value-type="float">
            <text:p>-1436,0</text:p>
          </table:table-cell>
          <table:table-cell table:formula="of:=[.C1398]" office:value-type="float" office:value="3356" calcext:value-type="float">
            <text:p>3356,0</text:p>
          </table:table-cell>
          <table:table-cell table:formula="of:=[.D1399]*2" office:value-type="float" office:value="6712" calcext:value-type="float">
            <text:p>6712,0</text:p>
          </table:table-cell>
          <table:table-cell table:formula="of:=[.D1398]" office:value-type="float" office:value="6099.5" calcext:value-type="float">
            <text:p>6099,5</text:p>
          </table:table-cell>
          <table:table-cell table:number-columns-repeated="3"/>
        </table:table-row>
        <table:table-row table:style-name="ro1">
          <table:table-cell table:formula="of:=IF([.B1400]&gt;=0;1;-1)*(2^[.$D$3])" office:value-type="float" office:value="-4096" calcext:value-type="float">
            <text:p>-4096</text:p>
          </table:table-cell>
          <table:table-cell table:formula="of:=[.$B$3]+[.E1400]-[.F1400]" office:value-type="float" office:value="-4180.5" calcext:value-type="float">
            <text:p>-4180,5</text:p>
          </table:table-cell>
          <table:table-cell table:formula="of:=[.B1400]-[.A1400]" office:value-type="float" office:value="-84.5" calcext:value-type="float">
            <text:p>-84,5</text:p>
          </table:table-cell>
          <table:table-cell table:formula="of:=[.C1399]" office:value-type="float" office:value="-1436" calcext:value-type="float">
            <text:p>-1436,0</text:p>
          </table:table-cell>
          <table:table-cell table:formula="of:=[.D1400]*2" office:value-type="float" office:value="-2872" calcext:value-type="float">
            <text:p>-2872,0</text:p>
          </table:table-cell>
          <table:table-cell table:formula="of:=[.D1399]" office:value-type="float" office:value="3356" calcext:value-type="float">
            <text:p>3356,0</text:p>
          </table:table-cell>
          <table:table-cell table:number-columns-repeated="3"/>
        </table:table-row>
        <table:table-row table:style-name="ro1">
          <table:table-cell table:formula="of:=IF([.B1401]&gt;=0;1;-1)*(2^[.$D$3])" office:value-type="float" office:value="4096" calcext:value-type="float">
            <text:p>4096</text:p>
          </table:table-cell>
          <table:table-cell table:formula="of:=[.$B$3]+[.E1401]-[.F1401]" office:value-type="float" office:value="3314.5" calcext:value-type="float">
            <text:p>3314,5</text:p>
          </table:table-cell>
          <table:table-cell table:formula="of:=[.B1401]-[.A1401]" office:value-type="float" office:value="-781.5" calcext:value-type="float">
            <text:p>-781,5</text:p>
          </table:table-cell>
          <table:table-cell table:formula="of:=[.C1400]" office:value-type="float" office:value="-84.5" calcext:value-type="float">
            <text:p>-84,5</text:p>
          </table:table-cell>
          <table:table-cell table:formula="of:=[.D1401]*2" office:value-type="float" office:value="-169" calcext:value-type="float">
            <text:p>-169,0</text:p>
          </table:table-cell>
          <table:table-cell table:formula="of:=[.D1400]" office:value-type="float" office:value="-1436" calcext:value-type="float">
            <text:p>-1436,0</text:p>
          </table:table-cell>
          <table:table-cell table:number-columns-repeated="3"/>
        </table:table-row>
        <table:table-row table:style-name="ro1">
          <table:table-cell table:formula="of:=IF([.B1402]&gt;=0;1;-1)*(2^[.$D$3])" office:value-type="float" office:value="4096" calcext:value-type="float">
            <text:p>4096</text:p>
          </table:table-cell>
          <table:table-cell table:formula="of:=[.$B$3]+[.E1402]-[.F1402]" office:value-type="float" office:value="569" calcext:value-type="float">
            <text:p>569,0</text:p>
          </table:table-cell>
          <table:table-cell table:formula="of:=[.B1402]-[.A1402]" office:value-type="float" office:value="-3527" calcext:value-type="float">
            <text:p>-3527,0</text:p>
          </table:table-cell>
          <table:table-cell table:formula="of:=[.C1401]" office:value-type="float" office:value="-781.5" calcext:value-type="float">
            <text:p>-781,5</text:p>
          </table:table-cell>
          <table:table-cell table:formula="of:=[.D1402]*2" office:value-type="float" office:value="-1563" calcext:value-type="float">
            <text:p>-1563,0</text:p>
          </table:table-cell>
          <table:table-cell table:formula="of:=[.D1401]" office:value-type="float" office:value="-84.5" calcext:value-type="float">
            <text:p>-84,5</text:p>
          </table:table-cell>
          <table:table-cell table:number-columns-repeated="3"/>
        </table:table-row>
        <table:table-row table:style-name="ro1">
          <table:table-cell table:formula="of:=IF([.B1403]&gt;=0;1;-1)*(2^[.$D$3])" office:value-type="float" office:value="-4096" calcext:value-type="float">
            <text:p>-4096</text:p>
          </table:table-cell>
          <table:table-cell table:formula="of:=[.$B$3]+[.E1403]-[.F1403]" office:value-type="float" office:value="-4225" calcext:value-type="float">
            <text:p>-4225,0</text:p>
          </table:table-cell>
          <table:table-cell table:formula="of:=[.B1403]-[.A1403]" office:value-type="float" office:value="-129" calcext:value-type="float">
            <text:p>-129,0</text:p>
          </table:table-cell>
          <table:table-cell table:formula="of:=[.C1402]" office:value-type="float" office:value="-3527" calcext:value-type="float">
            <text:p>-3527,0</text:p>
          </table:table-cell>
          <table:table-cell table:formula="of:=[.D1403]*2" office:value-type="float" office:value="-7054" calcext:value-type="float">
            <text:p>-7054,0</text:p>
          </table:table-cell>
          <table:table-cell table:formula="of:=[.D1402]" office:value-type="float" office:value="-781.5" calcext:value-type="float">
            <text:p>-781,5</text:p>
          </table:table-cell>
          <table:table-cell table:number-columns-repeated="3"/>
        </table:table-row>
        <table:table-row table:style-name="ro1">
          <table:table-cell table:formula="of:=IF([.B1404]&gt;=0;1;-1)*(2^[.$D$3])" office:value-type="float" office:value="4096" calcext:value-type="float">
            <text:p>4096</text:p>
          </table:table-cell>
          <table:table-cell table:formula="of:=[.$B$3]+[.E1404]-[.F1404]" office:value-type="float" office:value="5316.5" calcext:value-type="float">
            <text:p>5316,5</text:p>
          </table:table-cell>
          <table:table-cell table:formula="of:=[.B1404]-[.A1404]" office:value-type="float" office:value="1220.5" calcext:value-type="float">
            <text:p>1220,5</text:p>
          </table:table-cell>
          <table:table-cell table:formula="of:=[.C1403]" office:value-type="float" office:value="-129" calcext:value-type="float">
            <text:p>-129,0</text:p>
          </table:table-cell>
          <table:table-cell table:formula="of:=[.D1404]*2" office:value-type="float" office:value="-258" calcext:value-type="float">
            <text:p>-258,0</text:p>
          </table:table-cell>
          <table:table-cell table:formula="of:=[.D1403]" office:value-type="float" office:value="-3527" calcext:value-type="float">
            <text:p>-3527,0</text:p>
          </table:table-cell>
          <table:table-cell table:number-columns-repeated="3"/>
        </table:table-row>
        <table:table-row table:style-name="ro1">
          <table:table-cell table:formula="of:=IF([.B1405]&gt;=0;1;-1)*(2^[.$D$3])" office:value-type="float" office:value="4096" calcext:value-type="float">
            <text:p>4096</text:p>
          </table:table-cell>
          <table:table-cell table:formula="of:=[.$B$3]+[.E1405]-[.F1405]" office:value-type="float" office:value="4617.5" calcext:value-type="float">
            <text:p>4617,5</text:p>
          </table:table-cell>
          <table:table-cell table:formula="of:=[.B1405]-[.A1405]" office:value-type="float" office:value="521.5" calcext:value-type="float">
            <text:p>521,5</text:p>
          </table:table-cell>
          <table:table-cell table:formula="of:=[.C1404]" office:value-type="float" office:value="1220.5" calcext:value-type="float">
            <text:p>1220,5</text:p>
          </table:table-cell>
          <table:table-cell table:formula="of:=[.D1405]*2" office:value-type="float" office:value="2441" calcext:value-type="float">
            <text:p>2441,0</text:p>
          </table:table-cell>
          <table:table-cell table:formula="of:=[.D1404]" office:value-type="float" office:value="-129" calcext:value-type="float">
            <text:p>-129,0</text:p>
          </table:table-cell>
          <table:table-cell table:number-columns-repeated="3"/>
        </table:table-row>
        <table:table-row table:style-name="ro1">
          <table:table-cell table:formula="of:=IF([.B1406]&gt;=0;1;-1)*(2^[.$D$3])" office:value-type="float" office:value="4096" calcext:value-type="float">
            <text:p>4096</text:p>
          </table:table-cell>
          <table:table-cell table:formula="of:=[.$B$3]+[.E1406]-[.F1406]" office:value-type="float" office:value="1870" calcext:value-type="float">
            <text:p>1870,0</text:p>
          </table:table-cell>
          <table:table-cell table:formula="of:=[.B1406]-[.A1406]" office:value-type="float" office:value="-2226" calcext:value-type="float">
            <text:p>-2226,0</text:p>
          </table:table-cell>
          <table:table-cell table:formula="of:=[.C1405]" office:value-type="float" office:value="521.5" calcext:value-type="float">
            <text:p>521,5</text:p>
          </table:table-cell>
          <table:table-cell table:formula="of:=[.D1406]*2" office:value-type="float" office:value="1043" calcext:value-type="float">
            <text:p>1043,0</text:p>
          </table:table-cell>
          <table:table-cell table:formula="of:=[.D1405]" office:value-type="float" office:value="1220.5" calcext:value-type="float">
            <text:p>1220,5</text:p>
          </table:table-cell>
          <table:table-cell table:number-columns-repeated="3"/>
        </table:table-row>
        <table:table-row table:style-name="ro1">
          <table:table-cell table:formula="of:=IF([.B1407]&gt;=0;1;-1)*(2^[.$D$3])" office:value-type="float" office:value="-4096" calcext:value-type="float">
            <text:p>-4096</text:p>
          </table:table-cell>
          <table:table-cell table:formula="of:=[.$B$3]+[.E1407]-[.F1407]" office:value-type="float" office:value="-2926" calcext:value-type="float">
            <text:p>-2926,0</text:p>
          </table:table-cell>
          <table:table-cell table:formula="of:=[.B1407]-[.A1407]" office:value-type="float" office:value="1170" calcext:value-type="float">
            <text:p>1170,0</text:p>
          </table:table-cell>
          <table:table-cell table:formula="of:=[.C1406]" office:value-type="float" office:value="-2226" calcext:value-type="float">
            <text:p>-2226,0</text:p>
          </table:table-cell>
          <table:table-cell table:formula="of:=[.D1407]*2" office:value-type="float" office:value="-4452" calcext:value-type="float">
            <text:p>-4452,0</text:p>
          </table:table-cell>
          <table:table-cell table:formula="of:=[.D1406]" office:value-type="float" office:value="521.5" calcext:value-type="float">
            <text:p>521,5</text:p>
          </table:table-cell>
          <table:table-cell table:number-columns-repeated="3"/>
        </table:table-row>
        <table:table-row table:style-name="ro1">
          <table:table-cell table:formula="of:=IF([.B1408]&gt;=0;1;-1)*(2^[.$D$3])" office:value-type="float" office:value="4096" calcext:value-type="float">
            <text:p>4096</text:p>
          </table:table-cell>
          <table:table-cell table:formula="of:=[.$B$3]+[.E1408]-[.F1408]" office:value-type="float" office:value="6613.5" calcext:value-type="float">
            <text:p>6613,5</text:p>
          </table:table-cell>
          <table:table-cell table:formula="of:=[.B1408]-[.A1408]" office:value-type="float" office:value="2517.5" calcext:value-type="float">
            <text:p>2517,5</text:p>
          </table:table-cell>
          <table:table-cell table:formula="of:=[.C1407]" office:value-type="float" office:value="1170" calcext:value-type="float">
            <text:p>1170,0</text:p>
          </table:table-cell>
          <table:table-cell table:formula="of:=[.D1408]*2" office:value-type="float" office:value="2340" calcext:value-type="float">
            <text:p>2340,0</text:p>
          </table:table-cell>
          <table:table-cell table:formula="of:=[.D1407]" office:value-type="float" office:value="-2226" calcext:value-type="float">
            <text:p>-2226,0</text:p>
          </table:table-cell>
          <table:table-cell table:number-columns-repeated="3"/>
        </table:table-row>
        <table:table-row table:style-name="ro1">
          <table:table-cell table:formula="of:=IF([.B1409]&gt;=0;1;-1)*(2^[.$D$3])" office:value-type="float" office:value="4096" calcext:value-type="float">
            <text:p>4096</text:p>
          </table:table-cell>
          <table:table-cell table:formula="of:=[.$B$3]+[.E1409]-[.F1409]" office:value-type="float" office:value="5912.5" calcext:value-type="float">
            <text:p>5912,5</text:p>
          </table:table-cell>
          <table:table-cell table:formula="of:=[.B1409]-[.A1409]" office:value-type="float" office:value="1816.5" calcext:value-type="float">
            <text:p>1816,5</text:p>
          </table:table-cell>
          <table:table-cell table:formula="of:=[.C1408]" office:value-type="float" office:value="2517.5" calcext:value-type="float">
            <text:p>2517,5</text:p>
          </table:table-cell>
          <table:table-cell table:formula="of:=[.D1409]*2" office:value-type="float" office:value="5035" calcext:value-type="float">
            <text:p>5035,0</text:p>
          </table:table-cell>
          <table:table-cell table:formula="of:=[.D1408]" office:value-type="float" office:value="1170" calcext:value-type="float">
            <text:p>1170,0</text:p>
          </table:table-cell>
          <table:table-cell table:number-columns-repeated="3"/>
        </table:table-row>
        <table:table-row table:style-name="ro1">
          <table:table-cell table:formula="of:=IF([.B1410]&gt;=0;1;-1)*(2^[.$D$3])" office:value-type="float" office:value="4096" calcext:value-type="float">
            <text:p>4096</text:p>
          </table:table-cell>
          <table:table-cell table:formula="of:=[.$B$3]+[.E1410]-[.F1410]" office:value-type="float" office:value="3163" calcext:value-type="float">
            <text:p>3163,0</text:p>
          </table:table-cell>
          <table:table-cell table:formula="of:=[.B1410]-[.A1410]" office:value-type="float" office:value="-933" calcext:value-type="float">
            <text:p>-933,0</text:p>
          </table:table-cell>
          <table:table-cell table:formula="of:=[.C1409]" office:value-type="float" office:value="1816.5" calcext:value-type="float">
            <text:p>1816,5</text:p>
          </table:table-cell>
          <table:table-cell table:formula="of:=[.D1410]*2" office:value-type="float" office:value="3633" calcext:value-type="float">
            <text:p>3633,0</text:p>
          </table:table-cell>
          <table:table-cell table:formula="of:=[.D1409]" office:value-type="float" office:value="2517.5" calcext:value-type="float">
            <text:p>2517,5</text:p>
          </table:table-cell>
          <table:table-cell table:number-columns-repeated="3"/>
        </table:table-row>
        <table:table-row table:style-name="ro1">
          <table:table-cell table:formula="of:=IF([.B1411]&gt;=0;1;-1)*(2^[.$D$3])" office:value-type="float" office:value="-4096" calcext:value-type="float">
            <text:p>-4096</text:p>
          </table:table-cell>
          <table:table-cell table:formula="of:=[.$B$3]+[.E1411]-[.F1411]" office:value-type="float" office:value="-1635" calcext:value-type="float">
            <text:p>-1635,0</text:p>
          </table:table-cell>
          <table:table-cell table:formula="of:=[.B1411]-[.A1411]" office:value-type="float" office:value="2461" calcext:value-type="float">
            <text:p>2461,0</text:p>
          </table:table-cell>
          <table:table-cell table:formula="of:=[.C1410]" office:value-type="float" office:value="-933" calcext:value-type="float">
            <text:p>-933,0</text:p>
          </table:table-cell>
          <table:table-cell table:formula="of:=[.D1411]*2" office:value-type="float" office:value="-1866" calcext:value-type="float">
            <text:p>-1866,0</text:p>
          </table:table-cell>
          <table:table-cell table:formula="of:=[.D1410]" office:value-type="float" office:value="1816.5" calcext:value-type="float">
            <text:p>1816,5</text:p>
          </table:table-cell>
          <table:table-cell table:number-columns-repeated="3"/>
        </table:table-row>
        <table:table-row table:style-name="ro1">
          <table:table-cell table:formula="of:=IF([.B1412]&gt;=0;1;-1)*(2^[.$D$3])" office:value-type="float" office:value="4096" calcext:value-type="float">
            <text:p>4096</text:p>
          </table:table-cell>
          <table:table-cell table:formula="of:=[.$B$3]+[.E1412]-[.F1412]" office:value-type="float" office:value="7902.5" calcext:value-type="float">
            <text:p>7902,5</text:p>
          </table:table-cell>
          <table:table-cell table:formula="of:=[.B1412]-[.A1412]" office:value-type="float" office:value="3806.5" calcext:value-type="float">
            <text:p>3806,5</text:p>
          </table:table-cell>
          <table:table-cell table:formula="of:=[.C1411]" office:value-type="float" office:value="2461" calcext:value-type="float">
            <text:p>2461,0</text:p>
          </table:table-cell>
          <table:table-cell table:formula="of:=[.D1412]*2" office:value-type="float" office:value="4922" calcext:value-type="float">
            <text:p>4922,0</text:p>
          </table:table-cell>
          <table:table-cell table:formula="of:=[.D1411]" office:value-type="float" office:value="-933" calcext:value-type="float">
            <text:p>-933,0</text:p>
          </table:table-cell>
          <table:table-cell table:number-columns-repeated="3"/>
        </table:table-row>
        <table:table-row table:style-name="ro1">
          <table:table-cell table:formula="of:=IF([.B1413]&gt;=0;1;-1)*(2^[.$D$3])" office:value-type="float" office:value="4096" calcext:value-type="float">
            <text:p>4096</text:p>
          </table:table-cell>
          <table:table-cell table:formula="of:=[.$B$3]+[.E1413]-[.F1413]" office:value-type="float" office:value="7199.5" calcext:value-type="float">
            <text:p>7199,5</text:p>
          </table:table-cell>
          <table:table-cell table:formula="of:=[.B1413]-[.A1413]" office:value-type="float" office:value="3103.5" calcext:value-type="float">
            <text:p>3103,5</text:p>
          </table:table-cell>
          <table:table-cell table:formula="of:=[.C1412]" office:value-type="float" office:value="3806.5" calcext:value-type="float">
            <text:p>3806,5</text:p>
          </table:table-cell>
          <table:table-cell table:formula="of:=[.D1413]*2" office:value-type="float" office:value="7613" calcext:value-type="float">
            <text:p>7613,0</text:p>
          </table:table-cell>
          <table:table-cell table:formula="of:=[.D1412]" office:value-type="float" office:value="2461" calcext:value-type="float">
            <text:p>2461,0</text:p>
          </table:table-cell>
          <table:table-cell table:number-columns-repeated="3"/>
        </table:table-row>
        <table:table-row table:style-name="ro1">
          <table:table-cell table:formula="of:=IF([.B1414]&gt;=0;1;-1)*(2^[.$D$3])" office:value-type="float" office:value="4096" calcext:value-type="float">
            <text:p>4096</text:p>
          </table:table-cell>
          <table:table-cell table:formula="of:=[.$B$3]+[.E1414]-[.F1414]" office:value-type="float" office:value="4448" calcext:value-type="float">
            <text:p>4448,0</text:p>
          </table:table-cell>
          <table:table-cell table:formula="of:=[.B1414]-[.A1414]" office:value-type="float" office:value="352" calcext:value-type="float">
            <text:p>352,0</text:p>
          </table:table-cell>
          <table:table-cell table:formula="of:=[.C1413]" office:value-type="float" office:value="3103.5" calcext:value-type="float">
            <text:p>3103,5</text:p>
          </table:table-cell>
          <table:table-cell table:formula="of:=[.D1414]*2" office:value-type="float" office:value="6207" calcext:value-type="float">
            <text:p>6207,0</text:p>
          </table:table-cell>
          <table:table-cell table:formula="of:=[.D1413]" office:value-type="float" office:value="3806.5" calcext:value-type="float">
            <text:p>3806,5</text:p>
          </table:table-cell>
          <table:table-cell table:number-columns-repeated="3"/>
        </table:table-row>
        <table:table-row table:style-name="ro1">
          <table:table-cell table:formula="of:=IF([.B1415]&gt;=0;1;-1)*(2^[.$D$3])" office:value-type="float" office:value="-4096" calcext:value-type="float">
            <text:p>-4096</text:p>
          </table:table-cell>
          <table:table-cell table:formula="of:=[.$B$3]+[.E1415]-[.F1415]" office:value-type="float" office:value="-352" calcext:value-type="float">
            <text:p>-352,0</text:p>
          </table:table-cell>
          <table:table-cell table:formula="of:=[.B1415]-[.A1415]" office:value-type="float" office:value="3744" calcext:value-type="float">
            <text:p>3744,0</text:p>
          </table:table-cell>
          <table:table-cell table:formula="of:=[.C1414]" office:value-type="float" office:value="352" calcext:value-type="float">
            <text:p>352,0</text:p>
          </table:table-cell>
          <table:table-cell table:formula="of:=[.D1415]*2" office:value-type="float" office:value="704" calcext:value-type="float">
            <text:p>704,0</text:p>
          </table:table-cell>
          <table:table-cell table:formula="of:=[.D1414]" office:value-type="float" office:value="3103.5" calcext:value-type="float">
            <text:p>3103,5</text:p>
          </table:table-cell>
          <table:table-cell table:number-columns-repeated="3"/>
        </table:table-row>
        <table:table-row table:style-name="ro1">
          <table:table-cell table:formula="of:=IF([.B1416]&gt;=0;1;-1)*(2^[.$D$3])" office:value-type="float" office:value="4096" calcext:value-type="float">
            <text:p>4096</text:p>
          </table:table-cell>
          <table:table-cell table:formula="of:=[.$B$3]+[.E1416]-[.F1416]" office:value-type="float" office:value="9183.5" calcext:value-type="float">
            <text:p>9183,5</text:p>
          </table:table-cell>
          <table:table-cell table:formula="of:=[.B1416]-[.A1416]" office:value-type="float" office:value="5087.5" calcext:value-type="float">
            <text:p>5087,5</text:p>
          </table:table-cell>
          <table:table-cell table:formula="of:=[.C1415]" office:value-type="float" office:value="3744" calcext:value-type="float">
            <text:p>3744,0</text:p>
          </table:table-cell>
          <table:table-cell table:formula="of:=[.D1416]*2" office:value-type="float" office:value="7488" calcext:value-type="float">
            <text:p>7488,0</text:p>
          </table:table-cell>
          <table:table-cell table:formula="of:=[.D1415]" office:value-type="float" office:value="352" calcext:value-type="float">
            <text:p>352,0</text:p>
          </table:table-cell>
          <table:table-cell table:number-columns-repeated="3"/>
        </table:table-row>
        <table:table-row table:style-name="ro1">
          <table:table-cell table:formula="of:=IF([.B1417]&gt;=0;1;-1)*(2^[.$D$3])" office:value-type="float" office:value="4096" calcext:value-type="float">
            <text:p>4096</text:p>
          </table:table-cell>
          <table:table-cell table:formula="of:=[.$B$3]+[.E1417]-[.F1417]" office:value-type="float" office:value="8478.5" calcext:value-type="float">
            <text:p>8478,5</text:p>
          </table:table-cell>
          <table:table-cell table:formula="of:=[.B1417]-[.A1417]" office:value-type="float" office:value="4382.5" calcext:value-type="float">
            <text:p>4382,5</text:p>
          </table:table-cell>
          <table:table-cell table:formula="of:=[.C1416]" office:value-type="float" office:value="5087.5" calcext:value-type="float">
            <text:p>5087,5</text:p>
          </table:table-cell>
          <table:table-cell table:formula="of:=[.D1417]*2" office:value-type="float" office:value="10175" calcext:value-type="float">
            <text:p>10175,0</text:p>
          </table:table-cell>
          <table:table-cell table:formula="of:=[.D1416]" office:value-type="float" office:value="3744" calcext:value-type="float">
            <text:p>3744,0</text:p>
          </table:table-cell>
          <table:table-cell table:number-columns-repeated="3"/>
        </table:table-row>
        <table:table-row table:style-name="ro1">
          <table:table-cell table:formula="of:=IF([.B1418]&gt;=0;1;-1)*(2^[.$D$3])" office:value-type="float" office:value="4096" calcext:value-type="float">
            <text:p>4096</text:p>
          </table:table-cell>
          <table:table-cell table:formula="of:=[.$B$3]+[.E1418]-[.F1418]" office:value-type="float" office:value="5725" calcext:value-type="float">
            <text:p>5725,0</text:p>
          </table:table-cell>
          <table:table-cell table:formula="of:=[.B1418]-[.A1418]" office:value-type="float" office:value="1629" calcext:value-type="float">
            <text:p>1629,0</text:p>
          </table:table-cell>
          <table:table-cell table:formula="of:=[.C1417]" office:value-type="float" office:value="4382.5" calcext:value-type="float">
            <text:p>4382,5</text:p>
          </table:table-cell>
          <table:table-cell table:formula="of:=[.D1418]*2" office:value-type="float" office:value="8765" calcext:value-type="float">
            <text:p>8765,0</text:p>
          </table:table-cell>
          <table:table-cell table:formula="of:=[.D1417]" office:value-type="float" office:value="5087.5" calcext:value-type="float">
            <text:p>5087,5</text:p>
          </table:table-cell>
          <table:table-cell table:number-columns-repeated="3"/>
        </table:table-row>
        <table:table-row table:style-name="ro1">
          <table:table-cell table:formula="of:=IF([.B1419]&gt;=0;1;-1)*(2^[.$D$3])" office:value-type="float" office:value="4096" calcext:value-type="float">
            <text:p>4096</text:p>
          </table:table-cell>
          <table:table-cell table:formula="of:=[.$B$3]+[.E1419]-[.F1419]" office:value-type="float" office:value="923" calcext:value-type="float">
            <text:p>923,0</text:p>
          </table:table-cell>
          <table:table-cell table:formula="of:=[.B1419]-[.A1419]" office:value-type="float" office:value="-3173" calcext:value-type="float">
            <text:p>-3173,0</text:p>
          </table:table-cell>
          <table:table-cell table:formula="of:=[.C1418]" office:value-type="float" office:value="1629" calcext:value-type="float">
            <text:p>1629,0</text:p>
          </table:table-cell>
          <table:table-cell table:formula="of:=[.D1419]*2" office:value-type="float" office:value="3258" calcext:value-type="float">
            <text:p>3258,0</text:p>
          </table:table-cell>
          <table:table-cell table:formula="of:=[.D1418]" office:value-type="float" office:value="4382.5" calcext:value-type="float">
            <text:p>4382,5</text:p>
          </table:table-cell>
          <table:table-cell table:number-columns-repeated="3"/>
        </table:table-row>
        <table:table-row table:style-name="ro1">
          <table:table-cell table:formula="of:=IF([.B1420]&gt;=0;1;-1)*(2^[.$D$3])" office:value-type="float" office:value="-4096" calcext:value-type="float">
            <text:p>-4096</text:p>
          </table:table-cell>
          <table:table-cell table:formula="of:=[.$B$3]+[.E1420]-[.F1420]" office:value-type="float" office:value="-5927.5" calcext:value-type="float">
            <text:p>-5927,5</text:p>
          </table:table-cell>
          <table:table-cell table:formula="of:=[.B1420]-[.A1420]" office:value-type="float" office:value="-1831.5" calcext:value-type="float">
            <text:p>-1831,5</text:p>
          </table:table-cell>
          <table:table-cell table:formula="of:=[.C1419]" office:value-type="float" office:value="-3173" calcext:value-type="float">
            <text:p>-3173,0</text:p>
          </table:table-cell>
          <table:table-cell table:formula="of:=[.D1420]*2" office:value-type="float" office:value="-6346" calcext:value-type="float">
            <text:p>-6346,0</text:p>
          </table:table-cell>
          <table:table-cell table:formula="of:=[.D1419]" office:value-type="float" office:value="1629" calcext:value-type="float">
            <text:p>1629,0</text:p>
          </table:table-cell>
          <table:table-cell table:number-columns-repeated="3"/>
        </table:table-row>
        <table:table-row table:style-name="ro1">
          <table:table-cell table:formula="of:=IF([.B1421]&gt;=0;1;-1)*(2^[.$D$3])" office:value-type="float" office:value="4096" calcext:value-type="float">
            <text:p>4096</text:p>
          </table:table-cell>
          <table:table-cell table:formula="of:=[.$B$3]+[.E1421]-[.F1421]" office:value-type="float" office:value="1557.5" calcext:value-type="float">
            <text:p>1557,5</text:p>
          </table:table-cell>
          <table:table-cell table:formula="of:=[.B1421]-[.A1421]" office:value-type="float" office:value="-2538.5" calcext:value-type="float">
            <text:p>-2538,5</text:p>
          </table:table-cell>
          <table:table-cell table:formula="of:=[.C1420]" office:value-type="float" office:value="-1831.5" calcext:value-type="float">
            <text:p>-1831,5</text:p>
          </table:table-cell>
          <table:table-cell table:formula="of:=[.D1421]*2" office:value-type="float" office:value="-3663" calcext:value-type="float">
            <text:p>-3663,0</text:p>
          </table:table-cell>
          <table:table-cell table:formula="of:=[.D1420]" office:value-type="float" office:value="-3173" calcext:value-type="float">
            <text:p>-3173,0</text:p>
          </table:table-cell>
          <table:table-cell table:number-columns-repeated="3"/>
        </table:table-row>
        <table:table-row table:style-name="ro1">
          <table:table-cell table:formula="of:=IF([.B1422]&gt;=0;1;-1)*(2^[.$D$3])" office:value-type="float" office:value="-4096" calcext:value-type="float">
            <text:p>-4096</text:p>
          </table:table-cell>
          <table:table-cell table:formula="of:=[.$B$3]+[.E1422]-[.F1422]" office:value-type="float" office:value="-1198" calcext:value-type="float">
            <text:p>-1198,0</text:p>
          </table:table-cell>
          <table:table-cell table:formula="of:=[.B1422]-[.A1422]" office:value-type="float" office:value="2898" calcext:value-type="float">
            <text:p>2898,0</text:p>
          </table:table-cell>
          <table:table-cell table:formula="of:=[.C1421]" office:value-type="float" office:value="-2538.5" calcext:value-type="float">
            <text:p>-2538,5</text:p>
          </table:table-cell>
          <table:table-cell table:formula="of:=[.D1422]*2" office:value-type="float" office:value="-5077" calcext:value-type="float">
            <text:p>-5077,0</text:p>
          </table:table-cell>
          <table:table-cell table:formula="of:=[.D1421]" office:value-type="float" office:value="-1831.5" calcext:value-type="float">
            <text:p>-1831,5</text:p>
          </table:table-cell>
          <table:table-cell table:number-columns-repeated="3"/>
        </table:table-row>
        <table:table-row table:style-name="ro1">
          <table:table-cell table:formula="of:=IF([.B1423]&gt;=0;1;-1)*(2^[.$D$3])" office:value-type="float" office:value="4096" calcext:value-type="float">
            <text:p>4096</text:p>
          </table:table-cell>
          <table:table-cell table:formula="of:=[.$B$3]+[.E1423]-[.F1423]" office:value-type="float" office:value="10382" calcext:value-type="float">
            <text:p>10382,0</text:p>
          </table:table-cell>
          <table:table-cell table:formula="of:=[.B1423]-[.A1423]" office:value-type="float" office:value="6286" calcext:value-type="float">
            <text:p>6286,0</text:p>
          </table:table-cell>
          <table:table-cell table:formula="of:=[.C1422]" office:value-type="float" office:value="2898" calcext:value-type="float">
            <text:p>2898,0</text:p>
          </table:table-cell>
          <table:table-cell table:formula="of:=[.D1423]*2" office:value-type="float" office:value="5796" calcext:value-type="float">
            <text:p>5796,0</text:p>
          </table:table-cell>
          <table:table-cell table:formula="of:=[.D1422]" office:value-type="float" office:value="-2538.5" calcext:value-type="float">
            <text:p>-2538,5</text:p>
          </table:table-cell>
          <table:table-cell table:number-columns-repeated="3"/>
        </table:table-row>
        <table:table-row table:style-name="ro1">
          <table:table-cell table:formula="of:=IF([.B1424]&gt;=0;1;-1)*(2^[.$D$3])" office:value-type="float" office:value="4096" calcext:value-type="float">
            <text:p>4096</text:p>
          </table:table-cell>
          <table:table-cell table:formula="of:=[.$B$3]+[.E1424]-[.F1424]" office:value-type="float" office:value="11721.5" calcext:value-type="float">
            <text:p>11721,5</text:p>
          </table:table-cell>
          <table:table-cell table:formula="of:=[.B1424]-[.A1424]" office:value-type="float" office:value="7625.5" calcext:value-type="float">
            <text:p>7625,5</text:p>
          </table:table-cell>
          <table:table-cell table:formula="of:=[.C1423]" office:value-type="float" office:value="6286" calcext:value-type="float">
            <text:p>6286,0</text:p>
          </table:table-cell>
          <table:table-cell table:formula="of:=[.D1424]*2" office:value-type="float" office:value="12572" calcext:value-type="float">
            <text:p>12572,0</text:p>
          </table:table-cell>
          <table:table-cell table:formula="of:=[.D1423]" office:value-type="float" office:value="2898" calcext:value-type="float">
            <text:p>2898,0</text:p>
          </table:table-cell>
          <table:table-cell table:number-columns-repeated="3"/>
        </table:table-row>
        <table:table-row table:style-name="ro1">
          <table:table-cell table:formula="of:=IF([.B1425]&gt;=0;1;-1)*(2^[.$D$3])" office:value-type="float" office:value="4096" calcext:value-type="float">
            <text:p>4096</text:p>
          </table:table-cell>
          <table:table-cell table:formula="of:=[.$B$3]+[.E1425]-[.F1425]" office:value-type="float" office:value="11012.5" calcext:value-type="float">
            <text:p>11012,5</text:p>
          </table:table-cell>
          <table:table-cell table:formula="of:=[.B1425]-[.A1425]" office:value-type="float" office:value="6916.5" calcext:value-type="float">
            <text:p>6916,5</text:p>
          </table:table-cell>
          <table:table-cell table:formula="of:=[.C1424]" office:value-type="float" office:value="7625.5" calcext:value-type="float">
            <text:p>7625,5</text:p>
          </table:table-cell>
          <table:table-cell table:formula="of:=[.D1425]*2" office:value-type="float" office:value="15251" calcext:value-type="float">
            <text:p>15251,0</text:p>
          </table:table-cell>
          <table:table-cell table:formula="of:=[.D1424]" office:value-type="float" office:value="6286" calcext:value-type="float">
            <text:p>6286,0</text:p>
          </table:table-cell>
          <table:table-cell table:number-columns-repeated="3"/>
        </table:table-row>
        <table:table-row table:style-name="ro1">
          <table:table-cell table:formula="of:=IF([.B1426]&gt;=0;1;-1)*(2^[.$D$3])" office:value-type="float" office:value="4096" calcext:value-type="float">
            <text:p>4096</text:p>
          </table:table-cell>
          <table:table-cell table:formula="of:=[.$B$3]+[.E1426]-[.F1426]" office:value-type="float" office:value="8255" calcext:value-type="float">
            <text:p>8255,0</text:p>
          </table:table-cell>
          <table:table-cell table:formula="of:=[.B1426]-[.A1426]" office:value-type="float" office:value="4159" calcext:value-type="float">
            <text:p>4159,0</text:p>
          </table:table-cell>
          <table:table-cell table:formula="of:=[.C1425]" office:value-type="float" office:value="6916.5" calcext:value-type="float">
            <text:p>6916,5</text:p>
          </table:table-cell>
          <table:table-cell table:formula="of:=[.D1426]*2" office:value-type="float" office:value="13833" calcext:value-type="float">
            <text:p>13833,0</text:p>
          </table:table-cell>
          <table:table-cell table:formula="of:=[.D1425]" office:value-type="float" office:value="7625.5" calcext:value-type="float">
            <text:p>7625,5</text:p>
          </table:table-cell>
          <table:table-cell table:number-columns-repeated="3"/>
        </table:table-row>
        <table:table-row table:style-name="ro1">
          <table:table-cell table:formula="of:=IF([.B1427]&gt;=0;1;-1)*(2^[.$D$3])" office:value-type="float" office:value="4096" calcext:value-type="float">
            <text:p>4096</text:p>
          </table:table-cell>
          <table:table-cell table:formula="of:=[.$B$3]+[.E1427]-[.F1427]" office:value-type="float" office:value="3449" calcext:value-type="float">
            <text:p>3449,0</text:p>
          </table:table-cell>
          <table:table-cell table:formula="of:=[.B1427]-[.A1427]" office:value-type="float" office:value="-647" calcext:value-type="float">
            <text:p>-647,0</text:p>
          </table:table-cell>
          <table:table-cell table:formula="of:=[.C1426]" office:value-type="float" office:value="4159" calcext:value-type="float">
            <text:p>4159,0</text:p>
          </table:table-cell>
          <table:table-cell table:formula="of:=[.D1427]*2" office:value-type="float" office:value="8318" calcext:value-type="float">
            <text:p>8318,0</text:p>
          </table:table-cell>
          <table:table-cell table:formula="of:=[.D1426]" office:value-type="float" office:value="6916.5" calcext:value-type="float">
            <text:p>6916,5</text:p>
          </table:table-cell>
          <table:table-cell table:number-columns-repeated="3"/>
        </table:table-row>
        <table:table-row table:style-name="ro1">
          <table:table-cell table:formula="of:=IF([.B1428]&gt;=0;1;-1)*(2^[.$D$3])" office:value-type="float" office:value="-4096" calcext:value-type="float">
            <text:p>-4096</text:p>
          </table:table-cell>
          <table:table-cell table:formula="of:=[.$B$3]+[.E1428]-[.F1428]" office:value-type="float" office:value="-3405.5" calcext:value-type="float">
            <text:p>-3405,5</text:p>
          </table:table-cell>
          <table:table-cell table:formula="of:=[.B1428]-[.A1428]" office:value-type="float" office:value="690.5" calcext:value-type="float">
            <text:p>690,5</text:p>
          </table:table-cell>
          <table:table-cell table:formula="of:=[.C1427]" office:value-type="float" office:value="-647" calcext:value-type="float">
            <text:p>-647,0</text:p>
          </table:table-cell>
          <table:table-cell table:formula="of:=[.D1428]*2" office:value-type="float" office:value="-1294" calcext:value-type="float">
            <text:p>-1294,0</text:p>
          </table:table-cell>
          <table:table-cell table:formula="of:=[.D1427]" office:value-type="float" office:value="4159" calcext:value-type="float">
            <text:p>4159,0</text:p>
          </table:table-cell>
          <table:table-cell table:number-columns-repeated="3"/>
        </table:table-row>
        <table:table-row table:style-name="ro1">
          <table:table-cell table:formula="of:=IF([.B1429]&gt;=0;1;-1)*(2^[.$D$3])" office:value-type="float" office:value="4096" calcext:value-type="float">
            <text:p>4096</text:p>
          </table:table-cell>
          <table:table-cell table:formula="of:=[.$B$3]+[.E1429]-[.F1429]" office:value-type="float" office:value="4075.5" calcext:value-type="float">
            <text:p>4075,5</text:p>
          </table:table-cell>
          <table:table-cell table:formula="of:=[.B1429]-[.A1429]" office:value-type="float" office:value="-20.5" calcext:value-type="float">
            <text:p>-20,5</text:p>
          </table:table-cell>
          <table:table-cell table:formula="of:=[.C1428]" office:value-type="float" office:value="690.5" calcext:value-type="float">
            <text:p>690,5</text:p>
          </table:table-cell>
          <table:table-cell table:formula="of:=[.D1429]*2" office:value-type="float" office:value="1381" calcext:value-type="float">
            <text:p>1381,0</text:p>
          </table:table-cell>
          <table:table-cell table:formula="of:=[.D1428]" office:value-type="float" office:value="-647" calcext:value-type="float">
            <text:p>-647,0</text:p>
          </table:table-cell>
          <table:table-cell table:number-columns-repeated="3"/>
        </table:table-row>
        <table:table-row table:style-name="ro1">
          <table:table-cell table:formula="of:=IF([.B1430]&gt;=0;1;-1)*(2^[.$D$3])" office:value-type="float" office:value="4096" calcext:value-type="float">
            <text:p>4096</text:p>
          </table:table-cell>
          <table:table-cell table:formula="of:=[.$B$3]+[.E1430]-[.F1430]" office:value-type="float" office:value="1316" calcext:value-type="float">
            <text:p>1316,0</text:p>
          </table:table-cell>
          <table:table-cell table:formula="of:=[.B1430]-[.A1430]" office:value-type="float" office:value="-2780" calcext:value-type="float">
            <text:p>-2780,0</text:p>
          </table:table-cell>
          <table:table-cell table:formula="of:=[.C1429]" office:value-type="float" office:value="-20.5" calcext:value-type="float">
            <text:p>-20,5</text:p>
          </table:table-cell>
          <table:table-cell table:formula="of:=[.D1430]*2" office:value-type="float" office:value="-41" calcext:value-type="float">
            <text:p>-41,0</text:p>
          </table:table-cell>
          <table:table-cell table:formula="of:=[.D1429]" office:value-type="float" office:value="690.5" calcext:value-type="float">
            <text:p>690,5</text:p>
          </table:table-cell>
          <table:table-cell table:number-columns-repeated="3"/>
        </table:table-row>
        <table:table-row table:style-name="ro1">
          <table:table-cell table:formula="of:=IF([.B1431]&gt;=0;1;-1)*(2^[.$D$3])" office:value-type="float" office:value="-4096" calcext:value-type="float">
            <text:p>-4096</text:p>
          </table:table-cell>
          <table:table-cell table:formula="of:=[.$B$3]+[.E1431]-[.F1431]" office:value-type="float" office:value="-3492" calcext:value-type="float">
            <text:p>-3492,0</text:p>
          </table:table-cell>
          <table:table-cell table:formula="of:=[.B1431]-[.A1431]" office:value-type="float" office:value="604" calcext:value-type="float">
            <text:p>604,0</text:p>
          </table:table-cell>
          <table:table-cell table:formula="of:=[.C1430]" office:value-type="float" office:value="-2780" calcext:value-type="float">
            <text:p>-2780,0</text:p>
          </table:table-cell>
          <table:table-cell table:formula="of:=[.D1431]*2" office:value-type="float" office:value="-5560" calcext:value-type="float">
            <text:p>-5560,0</text:p>
          </table:table-cell>
          <table:table-cell table:formula="of:=[.D1430]" office:value-type="float" office:value="-20.5" calcext:value-type="float">
            <text:p>-20,5</text:p>
          </table:table-cell>
          <table:table-cell table:number-columns-repeated="3"/>
        </table:table-row>
        <table:table-row table:style-name="ro1">
          <table:table-cell table:formula="of:=IF([.B1432]&gt;=0;1;-1)*(2^[.$D$3])" office:value-type="float" office:value="4096" calcext:value-type="float">
            <text:p>4096</text:p>
          </table:table-cell>
          <table:table-cell table:formula="of:=[.$B$3]+[.E1432]-[.F1432]" office:value-type="float" office:value="6035.5" calcext:value-type="float">
            <text:p>6035,5</text:p>
          </table:table-cell>
          <table:table-cell table:formula="of:=[.B1432]-[.A1432]" office:value-type="float" office:value="1939.5" calcext:value-type="float">
            <text:p>1939,5</text:p>
          </table:table-cell>
          <table:table-cell table:formula="of:=[.C1431]" office:value-type="float" office:value="604" calcext:value-type="float">
            <text:p>604,0</text:p>
          </table:table-cell>
          <table:table-cell table:formula="of:=[.D1432]*2" office:value-type="float" office:value="1208" calcext:value-type="float">
            <text:p>1208,0</text:p>
          </table:table-cell>
          <table:table-cell table:formula="of:=[.D1431]" office:value-type="float" office:value="-2780" calcext:value-type="float">
            <text:p>-2780,0</text:p>
          </table:table-cell>
          <table:table-cell table:number-columns-repeated="3"/>
        </table:table-row>
        <table:table-row table:style-name="ro1">
          <table:table-cell table:formula="of:=IF([.B1433]&gt;=0;1;-1)*(2^[.$D$3])" office:value-type="float" office:value="4096" calcext:value-type="float">
            <text:p>4096</text:p>
          </table:table-cell>
          <table:table-cell table:formula="of:=[.$B$3]+[.E1433]-[.F1433]" office:value-type="float" office:value="5322.5" calcext:value-type="float">
            <text:p>5322,5</text:p>
          </table:table-cell>
          <table:table-cell table:formula="of:=[.B1433]-[.A1433]" office:value-type="float" office:value="1226.5" calcext:value-type="float">
            <text:p>1226,5</text:p>
          </table:table-cell>
          <table:table-cell table:formula="of:=[.C1432]" office:value-type="float" office:value="1939.5" calcext:value-type="float">
            <text:p>1939,5</text:p>
          </table:table-cell>
          <table:table-cell table:formula="of:=[.D1433]*2" office:value-type="float" office:value="3879" calcext:value-type="float">
            <text:p>3879,0</text:p>
          </table:table-cell>
          <table:table-cell table:formula="of:=[.D1432]" office:value-type="float" office:value="604" calcext:value-type="float">
            <text:p>604,0</text:p>
          </table:table-cell>
          <table:table-cell table:number-columns-repeated="3"/>
        </table:table-row>
        <table:table-row table:style-name="ro1">
          <table:table-cell table:formula="of:=IF([.B1434]&gt;=0;1;-1)*(2^[.$D$3])" office:value-type="float" office:value="4096" calcext:value-type="float">
            <text:p>4096</text:p>
          </table:table-cell>
          <table:table-cell table:formula="of:=[.$B$3]+[.E1434]-[.F1434]" office:value-type="float" office:value="2561" calcext:value-type="float">
            <text:p>2561,0</text:p>
          </table:table-cell>
          <table:table-cell table:formula="of:=[.B1434]-[.A1434]" office:value-type="float" office:value="-1535" calcext:value-type="float">
            <text:p>-1535,0</text:p>
          </table:table-cell>
          <table:table-cell table:formula="of:=[.C1433]" office:value-type="float" office:value="1226.5" calcext:value-type="float">
            <text:p>1226,5</text:p>
          </table:table-cell>
          <table:table-cell table:formula="of:=[.D1434]*2" office:value-type="float" office:value="2453" calcext:value-type="float">
            <text:p>2453,0</text:p>
          </table:table-cell>
          <table:table-cell table:formula="of:=[.D1433]" office:value-type="float" office:value="1939.5" calcext:value-type="float">
            <text:p>1939,5</text:p>
          </table:table-cell>
          <table:table-cell table:number-columns-repeated="3"/>
        </table:table-row>
        <table:table-row table:style-name="ro1">
          <table:table-cell table:formula="of:=IF([.B1435]&gt;=0;1;-1)*(2^[.$D$3])" office:value-type="float" office:value="-4096" calcext:value-type="float">
            <text:p>-4096</text:p>
          </table:table-cell>
          <table:table-cell table:formula="of:=[.$B$3]+[.E1435]-[.F1435]" office:value-type="float" office:value="-2249" calcext:value-type="float">
            <text:p>-2249,0</text:p>
          </table:table-cell>
          <table:table-cell table:formula="of:=[.B1435]-[.A1435]" office:value-type="float" office:value="1847" calcext:value-type="float">
            <text:p>1847,0</text:p>
          </table:table-cell>
          <table:table-cell table:formula="of:=[.C1434]" office:value-type="float" office:value="-1535" calcext:value-type="float">
            <text:p>-1535,0</text:p>
          </table:table-cell>
          <table:table-cell table:formula="of:=[.D1435]*2" office:value-type="float" office:value="-3070" calcext:value-type="float">
            <text:p>-3070,0</text:p>
          </table:table-cell>
          <table:table-cell table:formula="of:=[.D1434]" office:value-type="float" office:value="1226.5" calcext:value-type="float">
            <text:p>1226,5</text:p>
          </table:table-cell>
          <table:table-cell table:number-columns-repeated="3"/>
        </table:table-row>
        <table:table-row table:style-name="ro1">
          <table:table-cell table:formula="of:=IF([.B1436]&gt;=0;1;-1)*(2^[.$D$3])" office:value-type="float" office:value="4096" calcext:value-type="float">
            <text:p>4096</text:p>
          </table:table-cell>
          <table:table-cell table:formula="of:=[.$B$3]+[.E1436]-[.F1436]" office:value-type="float" office:value="7276.5" calcext:value-type="float">
            <text:p>7276,5</text:p>
          </table:table-cell>
          <table:table-cell table:formula="of:=[.B1436]-[.A1436]" office:value-type="float" office:value="3180.5" calcext:value-type="float">
            <text:p>3180,5</text:p>
          </table:table-cell>
          <table:table-cell table:formula="of:=[.C1435]" office:value-type="float" office:value="1847" calcext:value-type="float">
            <text:p>1847,0</text:p>
          </table:table-cell>
          <table:table-cell table:formula="of:=[.D1436]*2" office:value-type="float" office:value="3694" calcext:value-type="float">
            <text:p>3694,0</text:p>
          </table:table-cell>
          <table:table-cell table:formula="of:=[.D1435]" office:value-type="float" office:value="-1535" calcext:value-type="float">
            <text:p>-1535,0</text:p>
          </table:table-cell>
          <table:table-cell table:number-columns-repeated="3"/>
        </table:table-row>
        <table:table-row table:style-name="ro1">
          <table:table-cell table:formula="of:=IF([.B1437]&gt;=0;1;-1)*(2^[.$D$3])" office:value-type="float" office:value="4096" calcext:value-type="float">
            <text:p>4096</text:p>
          </table:table-cell>
          <table:table-cell table:formula="of:=[.$B$3]+[.E1437]-[.F1437]" office:value-type="float" office:value="6561.5" calcext:value-type="float">
            <text:p>6561,5</text:p>
          </table:table-cell>
          <table:table-cell table:formula="of:=[.B1437]-[.A1437]" office:value-type="float" office:value="2465.5" calcext:value-type="float">
            <text:p>2465,5</text:p>
          </table:table-cell>
          <table:table-cell table:formula="of:=[.C1436]" office:value-type="float" office:value="3180.5" calcext:value-type="float">
            <text:p>3180,5</text:p>
          </table:table-cell>
          <table:table-cell table:formula="of:=[.D1437]*2" office:value-type="float" office:value="6361" calcext:value-type="float">
            <text:p>6361,0</text:p>
          </table:table-cell>
          <table:table-cell table:formula="of:=[.D1436]" office:value-type="float" office:value="1847" calcext:value-type="float">
            <text:p>1847,0</text:p>
          </table:table-cell>
          <table:table-cell table:number-columns-repeated="3"/>
        </table:table-row>
        <table:table-row table:style-name="ro1">
          <table:table-cell table:formula="of:=IF([.B1438]&gt;=0;1;-1)*(2^[.$D$3])" office:value-type="float" office:value="4096" calcext:value-type="float">
            <text:p>4096</text:p>
          </table:table-cell>
          <table:table-cell table:formula="of:=[.$B$3]+[.E1438]-[.F1438]" office:value-type="float" office:value="3798" calcext:value-type="float">
            <text:p>3798,0</text:p>
          </table:table-cell>
          <table:table-cell table:formula="of:=[.B1438]-[.A1438]" office:value-type="float" office:value="-298" calcext:value-type="float">
            <text:p>-298,0</text:p>
          </table:table-cell>
          <table:table-cell table:formula="of:=[.C1437]" office:value-type="float" office:value="2465.5" calcext:value-type="float">
            <text:p>2465,5</text:p>
          </table:table-cell>
          <table:table-cell table:formula="of:=[.D1438]*2" office:value-type="float" office:value="4931" calcext:value-type="float">
            <text:p>4931,0</text:p>
          </table:table-cell>
          <table:table-cell table:formula="of:=[.D1437]" office:value-type="float" office:value="3180.5" calcext:value-type="float">
            <text:p>3180,5</text:p>
          </table:table-cell>
          <table:table-cell table:number-columns-repeated="3"/>
        </table:table-row>
        <table:table-row table:style-name="ro1">
          <table:table-cell table:formula="of:=IF([.B1439]&gt;=0;1;-1)*(2^[.$D$3])" office:value-type="float" office:value="-4096" calcext:value-type="float">
            <text:p>-4096</text:p>
          </table:table-cell>
          <table:table-cell table:formula="of:=[.$B$3]+[.E1439]-[.F1439]" office:value-type="float" office:value="-1014" calcext:value-type="float">
            <text:p>-1014,0</text:p>
          </table:table-cell>
          <table:table-cell table:formula="of:=[.B1439]-[.A1439]" office:value-type="float" office:value="3082" calcext:value-type="float">
            <text:p>3082,0</text:p>
          </table:table-cell>
          <table:table-cell table:formula="of:=[.C1438]" office:value-type="float" office:value="-298" calcext:value-type="float">
            <text:p>-298,0</text:p>
          </table:table-cell>
          <table:table-cell table:formula="of:=[.D1439]*2" office:value-type="float" office:value="-596" calcext:value-type="float">
            <text:p>-596,0</text:p>
          </table:table-cell>
          <table:table-cell table:formula="of:=[.D1438]" office:value-type="float" office:value="2465.5" calcext:value-type="float">
            <text:p>2465,5</text:p>
          </table:table-cell>
          <table:table-cell table:number-columns-repeated="3"/>
        </table:table-row>
        <table:table-row table:style-name="ro1">
          <table:table-cell table:formula="of:=IF([.B1440]&gt;=0;1;-1)*(2^[.$D$3])" office:value-type="float" office:value="4096" calcext:value-type="float">
            <text:p>4096</text:p>
          </table:table-cell>
          <table:table-cell table:formula="of:=[.$B$3]+[.E1440]-[.F1440]" office:value-type="float" office:value="8509.5" calcext:value-type="float">
            <text:p>8509,5</text:p>
          </table:table-cell>
          <table:table-cell table:formula="of:=[.B1440]-[.A1440]" office:value-type="float" office:value="4413.5" calcext:value-type="float">
            <text:p>4413,5</text:p>
          </table:table-cell>
          <table:table-cell table:formula="of:=[.C1439]" office:value-type="float" office:value="3082" calcext:value-type="float">
            <text:p>3082,0</text:p>
          </table:table-cell>
          <table:table-cell table:formula="of:=[.D1440]*2" office:value-type="float" office:value="6164" calcext:value-type="float">
            <text:p>6164,0</text:p>
          </table:table-cell>
          <table:table-cell table:formula="of:=[.D1439]" office:value-type="float" office:value="-298" calcext:value-type="float">
            <text:p>-298,0</text:p>
          </table:table-cell>
          <table:table-cell table:number-columns-repeated="3"/>
        </table:table-row>
        <table:table-row table:style-name="ro1">
          <table:table-cell table:formula="of:=IF([.B1441]&gt;=0;1;-1)*(2^[.$D$3])" office:value-type="float" office:value="4096" calcext:value-type="float">
            <text:p>4096</text:p>
          </table:table-cell>
          <table:table-cell table:formula="of:=[.$B$3]+[.E1441]-[.F1441]" office:value-type="float" office:value="7792.5" calcext:value-type="float">
            <text:p>7792,5</text:p>
          </table:table-cell>
          <table:table-cell table:formula="of:=[.B1441]-[.A1441]" office:value-type="float" office:value="3696.5" calcext:value-type="float">
            <text:p>3696,5</text:p>
          </table:table-cell>
          <table:table-cell table:formula="of:=[.C1440]" office:value-type="float" office:value="4413.5" calcext:value-type="float">
            <text:p>4413,5</text:p>
          </table:table-cell>
          <table:table-cell table:formula="of:=[.D1441]*2" office:value-type="float" office:value="8827" calcext:value-type="float">
            <text:p>8827,0</text:p>
          </table:table-cell>
          <table:table-cell table:formula="of:=[.D1440]" office:value-type="float" office:value="3082" calcext:value-type="float">
            <text:p>3082,0</text:p>
          </table:table-cell>
          <table:table-cell table:number-columns-repeated="3"/>
        </table:table-row>
        <table:table-row table:style-name="ro1">
          <table:table-cell table:formula="of:=IF([.B1442]&gt;=0;1;-1)*(2^[.$D$3])" office:value-type="float" office:value="4096" calcext:value-type="float">
            <text:p>4096</text:p>
          </table:table-cell>
          <table:table-cell table:formula="of:=[.$B$3]+[.E1442]-[.F1442]" office:value-type="float" office:value="5027" calcext:value-type="float">
            <text:p>5027,0</text:p>
          </table:table-cell>
          <table:table-cell table:formula="of:=[.B1442]-[.A1442]" office:value-type="float" office:value="931" calcext:value-type="float">
            <text:p>931,0</text:p>
          </table:table-cell>
          <table:table-cell table:formula="of:=[.C1441]" office:value-type="float" office:value="3696.5" calcext:value-type="float">
            <text:p>3696,5</text:p>
          </table:table-cell>
          <table:table-cell table:formula="of:=[.D1442]*2" office:value-type="float" office:value="7393" calcext:value-type="float">
            <text:p>7393,0</text:p>
          </table:table-cell>
          <table:table-cell table:formula="of:=[.D1441]" office:value-type="float" office:value="4413.5" calcext:value-type="float">
            <text:p>4413,5</text:p>
          </table:table-cell>
          <table:table-cell table:number-columns-repeated="3"/>
        </table:table-row>
        <table:table-row table:style-name="ro1">
          <table:table-cell table:formula="of:=IF([.B1443]&gt;=0;1;-1)*(2^[.$D$3])" office:value-type="float" office:value="4096" calcext:value-type="float">
            <text:p>4096</text:p>
          </table:table-cell>
          <table:table-cell table:formula="of:=[.$B$3]+[.E1443]-[.F1443]" office:value-type="float" office:value="213" calcext:value-type="float">
            <text:p>213,0</text:p>
          </table:table-cell>
          <table:table-cell table:formula="of:=[.B1443]-[.A1443]" office:value-type="float" office:value="-3883" calcext:value-type="float">
            <text:p>-3883,0</text:p>
          </table:table-cell>
          <table:table-cell table:formula="of:=[.C1442]" office:value-type="float" office:value="931" calcext:value-type="float">
            <text:p>931,0</text:p>
          </table:table-cell>
          <table:table-cell table:formula="of:=[.D1443]*2" office:value-type="float" office:value="1862" calcext:value-type="float">
            <text:p>1862,0</text:p>
          </table:table-cell>
          <table:table-cell table:formula="of:=[.D1442]" office:value-type="float" office:value="3696.5" calcext:value-type="float">
            <text:p>3696,5</text:p>
          </table:table-cell>
          <table:table-cell table:number-columns-repeated="3"/>
        </table:table-row>
        <table:table-row table:style-name="ro1">
          <table:table-cell table:formula="of:=IF([.B1444]&gt;=0;1;-1)*(2^[.$D$3])" office:value-type="float" office:value="-4096" calcext:value-type="float">
            <text:p>-4096</text:p>
          </table:table-cell>
          <table:table-cell table:formula="of:=[.$B$3]+[.E1444]-[.F1444]" office:value-type="float" office:value="-6649.5" calcext:value-type="float">
            <text:p>-6649,5</text:p>
          </table:table-cell>
          <table:table-cell table:formula="of:=[.B1444]-[.A1444]" office:value-type="float" office:value="-2553.5" calcext:value-type="float">
            <text:p>-2553,5</text:p>
          </table:table-cell>
          <table:table-cell table:formula="of:=[.C1443]" office:value-type="float" office:value="-3883" calcext:value-type="float">
            <text:p>-3883,0</text:p>
          </table:table-cell>
          <table:table-cell table:formula="of:=[.D1444]*2" office:value-type="float" office:value="-7766" calcext:value-type="float">
            <text:p>-7766,0</text:p>
          </table:table-cell>
          <table:table-cell table:formula="of:=[.D1443]" office:value-type="float" office:value="931" calcext:value-type="float">
            <text:p>931,0</text:p>
          </table:table-cell>
          <table:table-cell table:number-columns-repeated="3"/>
        </table:table-row>
        <table:table-row table:style-name="ro1">
          <table:table-cell table:formula="of:=IF([.B1445]&gt;=0;1;-1)*(2^[.$D$3])" office:value-type="float" office:value="4096" calcext:value-type="float">
            <text:p>4096</text:p>
          </table:table-cell>
          <table:table-cell table:formula="of:=[.$B$3]+[.E1445]-[.F1445]" office:value-type="float" office:value="823.5" calcext:value-type="float">
            <text:p>823,5</text:p>
          </table:table-cell>
          <table:table-cell table:formula="of:=[.B1445]-[.A1445]" office:value-type="float" office:value="-3272.5" calcext:value-type="float">
            <text:p>-3272,5</text:p>
          </table:table-cell>
          <table:table-cell table:formula="of:=[.C1444]" office:value-type="float" office:value="-2553.5" calcext:value-type="float">
            <text:p>-2553,5</text:p>
          </table:table-cell>
          <table:table-cell table:formula="of:=[.D1445]*2" office:value-type="float" office:value="-5107" calcext:value-type="float">
            <text:p>-5107,0</text:p>
          </table:table-cell>
          <table:table-cell table:formula="of:=[.D1444]" office:value-type="float" office:value="-3883" calcext:value-type="float">
            <text:p>-3883,0</text:p>
          </table:table-cell>
          <table:table-cell table:number-columns-repeated="3"/>
        </table:table-row>
        <table:table-row table:style-name="ro1">
          <table:table-cell table:formula="of:=IF([.B1446]&gt;=0;1;-1)*(2^[.$D$3])" office:value-type="float" office:value="-4096" calcext:value-type="float">
            <text:p>-4096</text:p>
          </table:table-cell>
          <table:table-cell table:formula="of:=[.$B$3]+[.E1446]-[.F1446]" office:value-type="float" office:value="-1944" calcext:value-type="float">
            <text:p>-1944,0</text:p>
          </table:table-cell>
          <table:table-cell table:formula="of:=[.B1446]-[.A1446]" office:value-type="float" office:value="2152" calcext:value-type="float">
            <text:p>2152,0</text:p>
          </table:table-cell>
          <table:table-cell table:formula="of:=[.C1445]" office:value-type="float" office:value="-3272.5" calcext:value-type="float">
            <text:p>-3272,5</text:p>
          </table:table-cell>
          <table:table-cell table:formula="of:=[.D1446]*2" office:value-type="float" office:value="-6545" calcext:value-type="float">
            <text:p>-6545,0</text:p>
          </table:table-cell>
          <table:table-cell table:formula="of:=[.D1445]" office:value-type="float" office:value="-2553.5" calcext:value-type="float">
            <text:p>-2553,5</text:p>
          </table:table-cell>
          <table:table-cell table:number-columns-repeated="3"/>
        </table:table-row>
        <table:table-row table:style-name="ro1">
          <table:table-cell table:formula="of:=IF([.B1447]&gt;=0;1;-1)*(2^[.$D$3])" office:value-type="float" office:value="4096" calcext:value-type="float">
            <text:p>4096</text:p>
          </table:table-cell>
          <table:table-cell table:formula="of:=[.$B$3]+[.E1447]-[.F1447]" office:value-type="float" office:value="9624" calcext:value-type="float">
            <text:p>9624,0</text:p>
          </table:table-cell>
          <table:table-cell table:formula="of:=[.B1447]-[.A1447]" office:value-type="float" office:value="5528" calcext:value-type="float">
            <text:p>5528,0</text:p>
          </table:table-cell>
          <table:table-cell table:formula="of:=[.C1446]" office:value-type="float" office:value="2152" calcext:value-type="float">
            <text:p>2152,0</text:p>
          </table:table-cell>
          <table:table-cell table:formula="of:=[.D1447]*2" office:value-type="float" office:value="4304" calcext:value-type="float">
            <text:p>4304,0</text:p>
          </table:table-cell>
          <table:table-cell table:formula="of:=[.D1446]" office:value-type="float" office:value="-3272.5" calcext:value-type="float">
            <text:p>-3272,5</text:p>
          </table:table-cell>
          <table:table-cell table:number-columns-repeated="3"/>
        </table:table-row>
        <table:table-row table:style-name="ro1">
          <table:table-cell table:formula="of:=IF([.B1448]&gt;=0;1;-1)*(2^[.$D$3])" office:value-type="float" office:value="4096" calcext:value-type="float">
            <text:p>4096</text:p>
          </table:table-cell>
          <table:table-cell table:formula="of:=[.$B$3]+[.E1448]-[.F1448]" office:value-type="float" office:value="10951.5" calcext:value-type="float">
            <text:p>10951,5</text:p>
          </table:table-cell>
          <table:table-cell table:formula="of:=[.B1448]-[.A1448]" office:value-type="float" office:value="6855.5" calcext:value-type="float">
            <text:p>6855,5</text:p>
          </table:table-cell>
          <table:table-cell table:formula="of:=[.C1447]" office:value-type="float" office:value="5528" calcext:value-type="float">
            <text:p>5528,0</text:p>
          </table:table-cell>
          <table:table-cell table:formula="of:=[.D1448]*2" office:value-type="float" office:value="11056" calcext:value-type="float">
            <text:p>11056,0</text:p>
          </table:table-cell>
          <table:table-cell table:formula="of:=[.D1447]" office:value-type="float" office:value="2152" calcext:value-type="float">
            <text:p>2152,0</text:p>
          </table:table-cell>
          <table:table-cell table:number-columns-repeated="3"/>
        </table:table-row>
        <table:table-row table:style-name="ro1">
          <table:table-cell table:formula="of:=IF([.B1449]&gt;=0;1;-1)*(2^[.$D$3])" office:value-type="float" office:value="4096" calcext:value-type="float">
            <text:p>4096</text:p>
          </table:table-cell>
          <table:table-cell table:formula="of:=[.$B$3]+[.E1449]-[.F1449]" office:value-type="float" office:value="10230.5" calcext:value-type="float">
            <text:p>10230,5</text:p>
          </table:table-cell>
          <table:table-cell table:formula="of:=[.B1449]-[.A1449]" office:value-type="float" office:value="6134.5" calcext:value-type="float">
            <text:p>6134,5</text:p>
          </table:table-cell>
          <table:table-cell table:formula="of:=[.C1448]" office:value-type="float" office:value="6855.5" calcext:value-type="float">
            <text:p>6855,5</text:p>
          </table:table-cell>
          <table:table-cell table:formula="of:=[.D1449]*2" office:value-type="float" office:value="13711" calcext:value-type="float">
            <text:p>13711,0</text:p>
          </table:table-cell>
          <table:table-cell table:formula="of:=[.D1448]" office:value-type="float" office:value="5528" calcext:value-type="float">
            <text:p>5528,0</text:p>
          </table:table-cell>
          <table:table-cell table:number-columns-repeated="3"/>
        </table:table-row>
        <table:table-row table:style-name="ro1">
          <table:table-cell table:formula="of:=IF([.B1450]&gt;=0;1;-1)*(2^[.$D$3])" office:value-type="float" office:value="4096" calcext:value-type="float">
            <text:p>4096</text:p>
          </table:table-cell>
          <table:table-cell table:formula="of:=[.$B$3]+[.E1450]-[.F1450]" office:value-type="float" office:value="7461" calcext:value-type="float">
            <text:p>7461,0</text:p>
          </table:table-cell>
          <table:table-cell table:formula="of:=[.B1450]-[.A1450]" office:value-type="float" office:value="3365" calcext:value-type="float">
            <text:p>3365,0</text:p>
          </table:table-cell>
          <table:table-cell table:formula="of:=[.C1449]" office:value-type="float" office:value="6134.5" calcext:value-type="float">
            <text:p>6134,5</text:p>
          </table:table-cell>
          <table:table-cell table:formula="of:=[.D1450]*2" office:value-type="float" office:value="12269" calcext:value-type="float">
            <text:p>12269,0</text:p>
          </table:table-cell>
          <table:table-cell table:formula="of:=[.D1449]" office:value-type="float" office:value="6855.5" calcext:value-type="float">
            <text:p>6855,5</text:p>
          </table:table-cell>
          <table:table-cell table:number-columns-repeated="3"/>
        </table:table-row>
        <table:table-row table:style-name="ro1">
          <table:table-cell table:formula="of:=IF([.B1451]&gt;=0;1;-1)*(2^[.$D$3])" office:value-type="float" office:value="4096" calcext:value-type="float">
            <text:p>4096</text:p>
          </table:table-cell>
          <table:table-cell table:formula="of:=[.$B$3]+[.E1451]-[.F1451]" office:value-type="float" office:value="2643" calcext:value-type="float">
            <text:p>2643,0</text:p>
          </table:table-cell>
          <table:table-cell table:formula="of:=[.B1451]-[.A1451]" office:value-type="float" office:value="-1453" calcext:value-type="float">
            <text:p>-1453,0</text:p>
          </table:table-cell>
          <table:table-cell table:formula="of:=[.C1450]" office:value-type="float" office:value="3365" calcext:value-type="float">
            <text:p>3365,0</text:p>
          </table:table-cell>
          <table:table-cell table:formula="of:=[.D1451]*2" office:value-type="float" office:value="6730" calcext:value-type="float">
            <text:p>6730,0</text:p>
          </table:table-cell>
          <table:table-cell table:formula="of:=[.D1450]" office:value-type="float" office:value="6134.5" calcext:value-type="float">
            <text:p>6134,5</text:p>
          </table:table-cell>
          <table:table-cell table:number-columns-repeated="3"/>
        </table:table-row>
        <table:table-row table:style-name="ro1">
          <table:table-cell table:formula="of:=IF([.B1452]&gt;=0;1;-1)*(2^[.$D$3])" office:value-type="float" office:value="-4096" calcext:value-type="float">
            <text:p>-4096</text:p>
          </table:table-cell>
          <table:table-cell table:formula="of:=[.$B$3]+[.E1452]-[.F1452]" office:value-type="float" office:value="-4223.5" calcext:value-type="float">
            <text:p>-4223,5</text:p>
          </table:table-cell>
          <table:table-cell table:formula="of:=[.B1452]-[.A1452]" office:value-type="float" office:value="-127.5" calcext:value-type="float">
            <text:p>-127,5</text:p>
          </table:table-cell>
          <table:table-cell table:formula="of:=[.C1451]" office:value-type="float" office:value="-1453" calcext:value-type="float">
            <text:p>-1453,0</text:p>
          </table:table-cell>
          <table:table-cell table:formula="of:=[.D1452]*2" office:value-type="float" office:value="-2906" calcext:value-type="float">
            <text:p>-2906,0</text:p>
          </table:table-cell>
          <table:table-cell table:formula="of:=[.D1451]" office:value-type="float" office:value="3365" calcext:value-type="float">
            <text:p>3365,0</text:p>
          </table:table-cell>
          <table:table-cell table:number-columns-repeated="3"/>
        </table:table-row>
        <table:table-row table:style-name="ro1">
          <table:table-cell table:formula="of:=IF([.B1453]&gt;=0;1;-1)*(2^[.$D$3])" office:value-type="float" office:value="4096" calcext:value-type="float">
            <text:p>4096</text:p>
          </table:table-cell>
          <table:table-cell table:formula="of:=[.$B$3]+[.E1453]-[.F1453]" office:value-type="float" office:value="3245.5" calcext:value-type="float">
            <text:p>3245,5</text:p>
          </table:table-cell>
          <table:table-cell table:formula="of:=[.B1453]-[.A1453]" office:value-type="float" office:value="-850.5" calcext:value-type="float">
            <text:p>-850,5</text:p>
          </table:table-cell>
          <table:table-cell table:formula="of:=[.C1452]" office:value-type="float" office:value="-127.5" calcext:value-type="float">
            <text:p>-127,5</text:p>
          </table:table-cell>
          <table:table-cell table:formula="of:=[.D1453]*2" office:value-type="float" office:value="-255" calcext:value-type="float">
            <text:p>-255,0</text:p>
          </table:table-cell>
          <table:table-cell table:formula="of:=[.D1452]" office:value-type="float" office:value="-1453" calcext:value-type="float">
            <text:p>-1453,0</text:p>
          </table:table-cell>
          <table:table-cell table:number-columns-repeated="3"/>
        </table:table-row>
        <table:table-row table:style-name="ro1">
          <table:table-cell table:formula="of:=IF([.B1454]&gt;=0;1;-1)*(2^[.$D$3])" office:value-type="float" office:value="4096" calcext:value-type="float">
            <text:p>4096</text:p>
          </table:table-cell>
          <table:table-cell table:formula="of:=[.$B$3]+[.E1454]-[.F1454]" office:value-type="float" office:value="474" calcext:value-type="float">
            <text:p>474,0</text:p>
          </table:table-cell>
          <table:table-cell table:formula="of:=[.B1454]-[.A1454]" office:value-type="float" office:value="-3622" calcext:value-type="float">
            <text:p>-3622,0</text:p>
          </table:table-cell>
          <table:table-cell table:formula="of:=[.C1453]" office:value-type="float" office:value="-850.5" calcext:value-type="float">
            <text:p>-850,5</text:p>
          </table:table-cell>
          <table:table-cell table:formula="of:=[.D1454]*2" office:value-type="float" office:value="-1701" calcext:value-type="float">
            <text:p>-1701,0</text:p>
          </table:table-cell>
          <table:table-cell table:formula="of:=[.D1453]" office:value-type="float" office:value="-127.5" calcext:value-type="float">
            <text:p>-127,5</text:p>
          </table:table-cell>
          <table:table-cell table:number-columns-repeated="3"/>
        </table:table-row>
        <table:table-row table:style-name="ro1">
          <table:table-cell table:formula="of:=IF([.B1455]&gt;=0;1;-1)*(2^[.$D$3])" office:value-type="float" office:value="-4096" calcext:value-type="float">
            <text:p>-4096</text:p>
          </table:table-cell>
          <table:table-cell table:formula="of:=[.$B$3]+[.E1455]-[.F1455]" office:value-type="float" office:value="-4346" calcext:value-type="float">
            <text:p>-4346,0</text:p>
          </table:table-cell>
          <table:table-cell table:formula="of:=[.B1455]-[.A1455]" office:value-type="float" office:value="-250" calcext:value-type="float">
            <text:p>-250,0</text:p>
          </table:table-cell>
          <table:table-cell table:formula="of:=[.C1454]" office:value-type="float" office:value="-3622" calcext:value-type="float">
            <text:p>-3622,0</text:p>
          </table:table-cell>
          <table:table-cell table:formula="of:=[.D1455]*2" office:value-type="float" office:value="-7244" calcext:value-type="float">
            <text:p>-7244,0</text:p>
          </table:table-cell>
          <table:table-cell table:formula="of:=[.D1454]" office:value-type="float" office:value="-850.5" calcext:value-type="float">
            <text:p>-850,5</text:p>
          </table:table-cell>
          <table:table-cell table:number-columns-repeated="3"/>
        </table:table-row>
        <table:table-row table:style-name="ro1">
          <table:table-cell table:formula="of:=IF([.B1456]&gt;=0;1;-1)*(2^[.$D$3])" office:value-type="float" office:value="4096" calcext:value-type="float">
            <text:p>4096</text:p>
          </table:table-cell>
          <table:table-cell table:formula="of:=[.$B$3]+[.E1456]-[.F1456]" office:value-type="float" office:value="5169.5" calcext:value-type="float">
            <text:p>5169,5</text:p>
          </table:table-cell>
          <table:table-cell table:formula="of:=[.B1456]-[.A1456]" office:value-type="float" office:value="1073.5" calcext:value-type="float">
            <text:p>1073,5</text:p>
          </table:table-cell>
          <table:table-cell table:formula="of:=[.C1455]" office:value-type="float" office:value="-250" calcext:value-type="float">
            <text:p>-250,0</text:p>
          </table:table-cell>
          <table:table-cell table:formula="of:=[.D1456]*2" office:value-type="float" office:value="-500" calcext:value-type="float">
            <text:p>-500,0</text:p>
          </table:table-cell>
          <table:table-cell table:formula="of:=[.D1455]" office:value-type="float" office:value="-3622" calcext:value-type="float">
            <text:p>-3622,0</text:p>
          </table:table-cell>
          <table:table-cell table:number-columns-repeated="3"/>
        </table:table-row>
        <table:table-row table:style-name="ro1">
          <table:table-cell table:formula="of:=IF([.B1457]&gt;=0;1;-1)*(2^[.$D$3])" office:value-type="float" office:value="4096" calcext:value-type="float">
            <text:p>4096</text:p>
          </table:table-cell>
          <table:table-cell table:formula="of:=[.$B$3]+[.E1457]-[.F1457]" office:value-type="float" office:value="4444.5" calcext:value-type="float">
            <text:p>4444,5</text:p>
          </table:table-cell>
          <table:table-cell table:formula="of:=[.B1457]-[.A1457]" office:value-type="float" office:value="348.5" calcext:value-type="float">
            <text:p>348,5</text:p>
          </table:table-cell>
          <table:table-cell table:formula="of:=[.C1456]" office:value-type="float" office:value="1073.5" calcext:value-type="float">
            <text:p>1073,5</text:p>
          </table:table-cell>
          <table:table-cell table:formula="of:=[.D1457]*2" office:value-type="float" office:value="2147" calcext:value-type="float">
            <text:p>2147,0</text:p>
          </table:table-cell>
          <table:table-cell table:formula="of:=[.D1456]" office:value-type="float" office:value="-250" calcext:value-type="float">
            <text:p>-250,0</text:p>
          </table:table-cell>
          <table:table-cell table:number-columns-repeated="3"/>
        </table:table-row>
        <table:table-row table:style-name="ro1">
          <table:table-cell table:formula="of:=IF([.B1458]&gt;=0;1;-1)*(2^[.$D$3])" office:value-type="float" office:value="4096" calcext:value-type="float">
            <text:p>4096</text:p>
          </table:table-cell>
          <table:table-cell table:formula="of:=[.$B$3]+[.E1458]-[.F1458]" office:value-type="float" office:value="1671" calcext:value-type="float">
            <text:p>1671,0</text:p>
          </table:table-cell>
          <table:table-cell table:formula="of:=[.B1458]-[.A1458]" office:value-type="float" office:value="-2425" calcext:value-type="float">
            <text:p>-2425,0</text:p>
          </table:table-cell>
          <table:table-cell table:formula="of:=[.C1457]" office:value-type="float" office:value="348.5" calcext:value-type="float">
            <text:p>348,5</text:p>
          </table:table-cell>
          <table:table-cell table:formula="of:=[.D1458]*2" office:value-type="float" office:value="697" calcext:value-type="float">
            <text:p>697,0</text:p>
          </table:table-cell>
          <table:table-cell table:formula="of:=[.D1457]" office:value-type="float" office:value="1073.5" calcext:value-type="float">
            <text:p>1073,5</text:p>
          </table:table-cell>
          <table:table-cell table:number-columns-repeated="3"/>
        </table:table-row>
        <table:table-row table:style-name="ro1">
          <table:table-cell table:formula="of:=IF([.B1459]&gt;=0;1;-1)*(2^[.$D$3])" office:value-type="float" office:value="-4096" calcext:value-type="float">
            <text:p>-4096</text:p>
          </table:table-cell>
          <table:table-cell table:formula="of:=[.$B$3]+[.E1459]-[.F1459]" office:value-type="float" office:value="-3151" calcext:value-type="float">
            <text:p>-3151,0</text:p>
          </table:table-cell>
          <table:table-cell table:formula="of:=[.B1459]-[.A1459]" office:value-type="float" office:value="945" calcext:value-type="float">
            <text:p>945,0</text:p>
          </table:table-cell>
          <table:table-cell table:formula="of:=[.C1458]" office:value-type="float" office:value="-2425" calcext:value-type="float">
            <text:p>-2425,0</text:p>
          </table:table-cell>
          <table:table-cell table:formula="of:=[.D1459]*2" office:value-type="float" office:value="-4850" calcext:value-type="float">
            <text:p>-4850,0</text:p>
          </table:table-cell>
          <table:table-cell table:formula="of:=[.D1458]" office:value-type="float" office:value="348.5" calcext:value-type="float">
            <text:p>348,5</text:p>
          </table:table-cell>
          <table:table-cell table:number-columns-repeated="3"/>
        </table:table-row>
        <table:table-row table:style-name="ro1">
          <table:table-cell table:formula="of:=IF([.B1460]&gt;=0;1;-1)*(2^[.$D$3])" office:value-type="float" office:value="4096" calcext:value-type="float">
            <text:p>4096</text:p>
          </table:table-cell>
          <table:table-cell table:formula="of:=[.$B$3]+[.E1460]-[.F1460]" office:value-type="float" office:value="6362.5" calcext:value-type="float">
            <text:p>6362,5</text:p>
          </table:table-cell>
          <table:table-cell table:formula="of:=[.B1460]-[.A1460]" office:value-type="float" office:value="2266.5" calcext:value-type="float">
            <text:p>2266,5</text:p>
          </table:table-cell>
          <table:table-cell table:formula="of:=[.C1459]" office:value-type="float" office:value="945" calcext:value-type="float">
            <text:p>945,0</text:p>
          </table:table-cell>
          <table:table-cell table:formula="of:=[.D1460]*2" office:value-type="float" office:value="1890" calcext:value-type="float">
            <text:p>1890,0</text:p>
          </table:table-cell>
          <table:table-cell table:formula="of:=[.D1459]" office:value-type="float" office:value="-2425" calcext:value-type="float">
            <text:p>-2425,0</text:p>
          </table:table-cell>
          <table:table-cell table:number-columns-repeated="3"/>
        </table:table-row>
        <table:table-row table:style-name="ro1">
          <table:table-cell table:formula="of:=IF([.B1461]&gt;=0;1;-1)*(2^[.$D$3])" office:value-type="float" office:value="4096" calcext:value-type="float">
            <text:p>4096</text:p>
          </table:table-cell>
          <table:table-cell table:formula="of:=[.$B$3]+[.E1461]-[.F1461]" office:value-type="float" office:value="5635.5" calcext:value-type="float">
            <text:p>5635,5</text:p>
          </table:table-cell>
          <table:table-cell table:formula="of:=[.B1461]-[.A1461]" office:value-type="float" office:value="1539.5" calcext:value-type="float">
            <text:p>1539,5</text:p>
          </table:table-cell>
          <table:table-cell table:formula="of:=[.C1460]" office:value-type="float" office:value="2266.5" calcext:value-type="float">
            <text:p>2266,5</text:p>
          </table:table-cell>
          <table:table-cell table:formula="of:=[.D1461]*2" office:value-type="float" office:value="4533" calcext:value-type="float">
            <text:p>4533,0</text:p>
          </table:table-cell>
          <table:table-cell table:formula="of:=[.D1460]" office:value-type="float" office:value="945" calcext:value-type="float">
            <text:p>945,0</text:p>
          </table:table-cell>
          <table:table-cell table:number-columns-repeated="3"/>
        </table:table-row>
        <table:table-row table:style-name="ro1">
          <table:table-cell table:formula="of:=IF([.B1462]&gt;=0;1;-1)*(2^[.$D$3])" office:value-type="float" office:value="4096" calcext:value-type="float">
            <text:p>4096</text:p>
          </table:table-cell>
          <table:table-cell table:formula="of:=[.$B$3]+[.E1462]-[.F1462]" office:value-type="float" office:value="2860" calcext:value-type="float">
            <text:p>2860,0</text:p>
          </table:table-cell>
          <table:table-cell table:formula="of:=[.B1462]-[.A1462]" office:value-type="float" office:value="-1236" calcext:value-type="float">
            <text:p>-1236,0</text:p>
          </table:table-cell>
          <table:table-cell table:formula="of:=[.C1461]" office:value-type="float" office:value="1539.5" calcext:value-type="float">
            <text:p>1539,5</text:p>
          </table:table-cell>
          <table:table-cell table:formula="of:=[.D1462]*2" office:value-type="float" office:value="3079" calcext:value-type="float">
            <text:p>3079,0</text:p>
          </table:table-cell>
          <table:table-cell table:formula="of:=[.D1461]" office:value-type="float" office:value="2266.5" calcext:value-type="float">
            <text:p>2266,5</text:p>
          </table:table-cell>
          <table:table-cell table:number-columns-repeated="3"/>
        </table:table-row>
        <table:table-row table:style-name="ro1">
          <table:table-cell table:formula="of:=IF([.B1463]&gt;=0;1;-1)*(2^[.$D$3])" office:value-type="float" office:value="-4096" calcext:value-type="float">
            <text:p>-4096</text:p>
          </table:table-cell>
          <table:table-cell table:formula="of:=[.$B$3]+[.E1463]-[.F1463]" office:value-type="float" office:value="-1964" calcext:value-type="float">
            <text:p>-1964,0</text:p>
          </table:table-cell>
          <table:table-cell table:formula="of:=[.B1463]-[.A1463]" office:value-type="float" office:value="2132" calcext:value-type="float">
            <text:p>2132,0</text:p>
          </table:table-cell>
          <table:table-cell table:formula="of:=[.C1462]" office:value-type="float" office:value="-1236" calcext:value-type="float">
            <text:p>-1236,0</text:p>
          </table:table-cell>
          <table:table-cell table:formula="of:=[.D1463]*2" office:value-type="float" office:value="-2472" calcext:value-type="float">
            <text:p>-2472,0</text:p>
          </table:table-cell>
          <table:table-cell table:formula="of:=[.D1462]" office:value-type="float" office:value="1539.5" calcext:value-type="float">
            <text:p>1539,5</text:p>
          </table:table-cell>
          <table:table-cell table:number-columns-repeated="3"/>
        </table:table-row>
        <table:table-row table:style-name="ro1">
          <table:table-cell table:formula="of:=IF([.B1464]&gt;=0;1;-1)*(2^[.$D$3])" office:value-type="float" office:value="4096" calcext:value-type="float">
            <text:p>4096</text:p>
          </table:table-cell>
          <table:table-cell table:formula="of:=[.$B$3]+[.E1464]-[.F1464]" office:value-type="float" office:value="7547.5" calcext:value-type="float">
            <text:p>7547,5</text:p>
          </table:table-cell>
          <table:table-cell table:formula="of:=[.B1464]-[.A1464]" office:value-type="float" office:value="3451.5" calcext:value-type="float">
            <text:p>3451,5</text:p>
          </table:table-cell>
          <table:table-cell table:formula="of:=[.C1463]" office:value-type="float" office:value="2132" calcext:value-type="float">
            <text:p>2132,0</text:p>
          </table:table-cell>
          <table:table-cell table:formula="of:=[.D1464]*2" office:value-type="float" office:value="4264" calcext:value-type="float">
            <text:p>4264,0</text:p>
          </table:table-cell>
          <table:table-cell table:formula="of:=[.D1463]" office:value-type="float" office:value="-1236" calcext:value-type="float">
            <text:p>-1236,0</text:p>
          </table:table-cell>
          <table:table-cell table:number-columns-repeated="3"/>
        </table:table-row>
        <table:table-row table:style-name="ro1">
          <table:table-cell table:formula="of:=IF([.B1465]&gt;=0;1;-1)*(2^[.$D$3])" office:value-type="float" office:value="4096" calcext:value-type="float">
            <text:p>4096</text:p>
          </table:table-cell>
          <table:table-cell table:formula="of:=[.$B$3]+[.E1465]-[.F1465]" office:value-type="float" office:value="6818.5" calcext:value-type="float">
            <text:p>6818,5</text:p>
          </table:table-cell>
          <table:table-cell table:formula="of:=[.B1465]-[.A1465]" office:value-type="float" office:value="2722.5" calcext:value-type="float">
            <text:p>2722,5</text:p>
          </table:table-cell>
          <table:table-cell table:formula="of:=[.C1464]" office:value-type="float" office:value="3451.5" calcext:value-type="float">
            <text:p>3451,5</text:p>
          </table:table-cell>
          <table:table-cell table:formula="of:=[.D1465]*2" office:value-type="float" office:value="6903" calcext:value-type="float">
            <text:p>6903,0</text:p>
          </table:table-cell>
          <table:table-cell table:formula="of:=[.D1464]" office:value-type="float" office:value="2132" calcext:value-type="float">
            <text:p>2132,0</text:p>
          </table:table-cell>
          <table:table-cell table:number-columns-repeated="3"/>
        </table:table-row>
        <table:table-row table:style-name="ro1">
          <table:table-cell table:formula="of:=IF([.B1466]&gt;=0;1;-1)*(2^[.$D$3])" office:value-type="float" office:value="4096" calcext:value-type="float">
            <text:p>4096</text:p>
          </table:table-cell>
          <table:table-cell table:formula="of:=[.$B$3]+[.E1466]-[.F1466]" office:value-type="float" office:value="4041" calcext:value-type="float">
            <text:p>4041,0</text:p>
          </table:table-cell>
          <table:table-cell table:formula="of:=[.B1466]-[.A1466]" office:value-type="float" office:value="-55" calcext:value-type="float">
            <text:p>-55,0</text:p>
          </table:table-cell>
          <table:table-cell table:formula="of:=[.C1465]" office:value-type="float" office:value="2722.5" calcext:value-type="float">
            <text:p>2722,5</text:p>
          </table:table-cell>
          <table:table-cell table:formula="of:=[.D1466]*2" office:value-type="float" office:value="5445" calcext:value-type="float">
            <text:p>5445,0</text:p>
          </table:table-cell>
          <table:table-cell table:formula="of:=[.D1465]" office:value-type="float" office:value="3451.5" calcext:value-type="float">
            <text:p>3451,5</text:p>
          </table:table-cell>
          <table:table-cell table:number-columns-repeated="3"/>
        </table:table-row>
        <table:table-row table:style-name="ro1">
          <table:table-cell table:formula="of:=IF([.B1467]&gt;=0;1;-1)*(2^[.$D$3])" office:value-type="float" office:value="-4096" calcext:value-type="float">
            <text:p>-4096</text:p>
          </table:table-cell>
          <table:table-cell table:formula="of:=[.$B$3]+[.E1467]-[.F1467]" office:value-type="float" office:value="-785" calcext:value-type="float">
            <text:p>-785,0</text:p>
          </table:table-cell>
          <table:table-cell table:formula="of:=[.B1467]-[.A1467]" office:value-type="float" office:value="3311" calcext:value-type="float">
            <text:p>3311,0</text:p>
          </table:table-cell>
          <table:table-cell table:formula="of:=[.C1466]" office:value-type="float" office:value="-55" calcext:value-type="float">
            <text:p>-55,0</text:p>
          </table:table-cell>
          <table:table-cell table:formula="of:=[.D1467]*2" office:value-type="float" office:value="-110" calcext:value-type="float">
            <text:p>-110,0</text:p>
          </table:table-cell>
          <table:table-cell table:formula="of:=[.D1466]" office:value-type="float" office:value="2722.5" calcext:value-type="float">
            <text:p>2722,5</text:p>
          </table:table-cell>
          <table:table-cell table:number-columns-repeated="3"/>
        </table:table-row>
        <table:table-row table:style-name="ro1">
          <table:table-cell table:formula="of:=IF([.B1468]&gt;=0;1;-1)*(2^[.$D$3])" office:value-type="float" office:value="4096" calcext:value-type="float">
            <text:p>4096</text:p>
          </table:table-cell>
          <table:table-cell table:formula="of:=[.$B$3]+[.E1468]-[.F1468]" office:value-type="float" office:value="8724.5" calcext:value-type="float">
            <text:p>8724,5</text:p>
          </table:table-cell>
          <table:table-cell table:formula="of:=[.B1468]-[.A1468]" office:value-type="float" office:value="4628.5" calcext:value-type="float">
            <text:p>4628,5</text:p>
          </table:table-cell>
          <table:table-cell table:formula="of:=[.C1467]" office:value-type="float" office:value="3311" calcext:value-type="float">
            <text:p>3311,0</text:p>
          </table:table-cell>
          <table:table-cell table:formula="of:=[.D1468]*2" office:value-type="float" office:value="6622" calcext:value-type="float">
            <text:p>6622,0</text:p>
          </table:table-cell>
          <table:table-cell table:formula="of:=[.D1467]" office:value-type="float" office:value="-55" calcext:value-type="float">
            <text:p>-55,0</text:p>
          </table:table-cell>
          <table:table-cell table:number-columns-repeated="3"/>
        </table:table-row>
        <table:table-row table:style-name="ro1">
          <table:table-cell table:formula="of:=IF([.B1469]&gt;=0;1;-1)*(2^[.$D$3])" office:value-type="float" office:value="4096" calcext:value-type="float">
            <text:p>4096</text:p>
          </table:table-cell>
          <table:table-cell table:formula="of:=[.$B$3]+[.E1469]-[.F1469]" office:value-type="float" office:value="7993.5" calcext:value-type="float">
            <text:p>7993,5</text:p>
          </table:table-cell>
          <table:table-cell table:formula="of:=[.B1469]-[.A1469]" office:value-type="float" office:value="3897.5" calcext:value-type="float">
            <text:p>3897,5</text:p>
          </table:table-cell>
          <table:table-cell table:formula="of:=[.C1468]" office:value-type="float" office:value="4628.5" calcext:value-type="float">
            <text:p>4628,5</text:p>
          </table:table-cell>
          <table:table-cell table:formula="of:=[.D1469]*2" office:value-type="float" office:value="9257" calcext:value-type="float">
            <text:p>9257,0</text:p>
          </table:table-cell>
          <table:table-cell table:formula="of:=[.D1468]" office:value-type="float" office:value="3311" calcext:value-type="float">
            <text:p>3311,0</text:p>
          </table:table-cell>
          <table:table-cell table:number-columns-repeated="3"/>
        </table:table-row>
        <table:table-row table:style-name="ro1">
          <table:table-cell table:formula="of:=IF([.B1470]&gt;=0;1;-1)*(2^[.$D$3])" office:value-type="float" office:value="4096" calcext:value-type="float">
            <text:p>4096</text:p>
          </table:table-cell>
          <table:table-cell table:formula="of:=[.$B$3]+[.E1470]-[.F1470]" office:value-type="float" office:value="5214" calcext:value-type="float">
            <text:p>5214,0</text:p>
          </table:table-cell>
          <table:table-cell table:formula="of:=[.B1470]-[.A1470]" office:value-type="float" office:value="1118" calcext:value-type="float">
            <text:p>1118,0</text:p>
          </table:table-cell>
          <table:table-cell table:formula="of:=[.C1469]" office:value-type="float" office:value="3897.5" calcext:value-type="float">
            <text:p>3897,5</text:p>
          </table:table-cell>
          <table:table-cell table:formula="of:=[.D1470]*2" office:value-type="float" office:value="7795" calcext:value-type="float">
            <text:p>7795,0</text:p>
          </table:table-cell>
          <table:table-cell table:formula="of:=[.D1469]" office:value-type="float" office:value="4628.5" calcext:value-type="float">
            <text:p>4628,5</text:p>
          </table:table-cell>
          <table:table-cell table:number-columns-repeated="3"/>
        </table:table-row>
        <table:table-row table:style-name="ro1">
          <table:table-cell table:formula="of:=IF([.B1471]&gt;=0;1;-1)*(2^[.$D$3])" office:value-type="float" office:value="4096" calcext:value-type="float">
            <text:p>4096</text:p>
          </table:table-cell>
          <table:table-cell table:formula="of:=[.$B$3]+[.E1471]-[.F1471]" office:value-type="float" office:value="386" calcext:value-type="float">
            <text:p>386,0</text:p>
          </table:table-cell>
          <table:table-cell table:formula="of:=[.B1471]-[.A1471]" office:value-type="float" office:value="-3710" calcext:value-type="float">
            <text:p>-3710,0</text:p>
          </table:table-cell>
          <table:table-cell table:formula="of:=[.C1470]" office:value-type="float" office:value="1118" calcext:value-type="float">
            <text:p>1118,0</text:p>
          </table:table-cell>
          <table:table-cell table:formula="of:=[.D1471]*2" office:value-type="float" office:value="2236" calcext:value-type="float">
            <text:p>2236,0</text:p>
          </table:table-cell>
          <table:table-cell table:formula="of:=[.D1470]" office:value-type="float" office:value="3897.5" calcext:value-type="float">
            <text:p>3897,5</text:p>
          </table:table-cell>
          <table:table-cell table:number-columns-repeated="3"/>
        </table:table-row>
        <table:table-row table:style-name="ro1">
          <table:table-cell table:formula="of:=IF([.B1472]&gt;=0;1;-1)*(2^[.$D$3])" office:value-type="float" office:value="-4096" calcext:value-type="float">
            <text:p>-4096</text:p>
          </table:table-cell>
          <table:table-cell table:formula="of:=[.$B$3]+[.E1472]-[.F1472]" office:value-type="float" office:value="-6490.5" calcext:value-type="float">
            <text:p>-6490,5</text:p>
          </table:table-cell>
          <table:table-cell table:formula="of:=[.B1472]-[.A1472]" office:value-type="float" office:value="-2394.5" calcext:value-type="float">
            <text:p>-2394,5</text:p>
          </table:table-cell>
          <table:table-cell table:formula="of:=[.C1471]" office:value-type="float" office:value="-3710" calcext:value-type="float">
            <text:p>-3710,0</text:p>
          </table:table-cell>
          <table:table-cell table:formula="of:=[.D1472]*2" office:value-type="float" office:value="-7420" calcext:value-type="float">
            <text:p>-7420,0</text:p>
          </table:table-cell>
          <table:table-cell table:formula="of:=[.D1471]" office:value-type="float" office:value="1118" calcext:value-type="float">
            <text:p>1118,0</text:p>
          </table:table-cell>
          <table:table-cell table:number-columns-repeated="3"/>
        </table:table-row>
        <table:table-row table:style-name="ro1">
          <table:table-cell table:formula="of:=IF([.B1473]&gt;=0;1;-1)*(2^[.$D$3])" office:value-type="float" office:value="4096" calcext:value-type="float">
            <text:p>4096</text:p>
          </table:table-cell>
          <table:table-cell table:formula="of:=[.$B$3]+[.E1473]-[.F1473]" office:value-type="float" office:value="968.5" calcext:value-type="float">
            <text:p>968,5</text:p>
          </table:table-cell>
          <table:table-cell table:formula="of:=[.B1473]-[.A1473]" office:value-type="float" office:value="-3127.5" calcext:value-type="float">
            <text:p>-3127,5</text:p>
          </table:table-cell>
          <table:table-cell table:formula="of:=[.C1472]" office:value-type="float" office:value="-2394.5" calcext:value-type="float">
            <text:p>-2394,5</text:p>
          </table:table-cell>
          <table:table-cell table:formula="of:=[.D1473]*2" office:value-type="float" office:value="-4789" calcext:value-type="float">
            <text:p>-4789,0</text:p>
          </table:table-cell>
          <table:table-cell table:formula="of:=[.D1472]" office:value-type="float" office:value="-3710" calcext:value-type="float">
            <text:p>-3710,0</text:p>
          </table:table-cell>
          <table:table-cell table:number-columns-repeated="3"/>
        </table:table-row>
        <table:table-row table:style-name="ro1">
          <table:table-cell table:formula="of:=IF([.B1474]&gt;=0;1;-1)*(2^[.$D$3])" office:value-type="float" office:value="-4096" calcext:value-type="float">
            <text:p>-4096</text:p>
          </table:table-cell>
          <table:table-cell table:formula="of:=[.$B$3]+[.E1474]-[.F1474]" office:value-type="float" office:value="-1813" calcext:value-type="float">
            <text:p>-1813,0</text:p>
          </table:table-cell>
          <table:table-cell table:formula="of:=[.B1474]-[.A1474]" office:value-type="float" office:value="2283" calcext:value-type="float">
            <text:p>2283,0</text:p>
          </table:table-cell>
          <table:table-cell table:formula="of:=[.C1473]" office:value-type="float" office:value="-3127.5" calcext:value-type="float">
            <text:p>-3127,5</text:p>
          </table:table-cell>
          <table:table-cell table:formula="of:=[.D1474]*2" office:value-type="float" office:value="-6255" calcext:value-type="float">
            <text:p>-6255,0</text:p>
          </table:table-cell>
          <table:table-cell table:formula="of:=[.D1473]" office:value-type="float" office:value="-2394.5" calcext:value-type="float">
            <text:p>-2394,5</text:p>
          </table:table-cell>
          <table:table-cell table:number-columns-repeated="3"/>
        </table:table-row>
        <table:table-row table:style-name="ro1">
          <table:table-cell table:formula="of:=IF([.B1475]&gt;=0;1;-1)*(2^[.$D$3])" office:value-type="float" office:value="4096" calcext:value-type="float">
            <text:p>4096</text:p>
          </table:table-cell>
          <table:table-cell table:formula="of:=[.$B$3]+[.E1475]-[.F1475]" office:value-type="float" office:value="9741" calcext:value-type="float">
            <text:p>9741,0</text:p>
          </table:table-cell>
          <table:table-cell table:formula="of:=[.B1475]-[.A1475]" office:value-type="float" office:value="5645" calcext:value-type="float">
            <text:p>5645,0</text:p>
          </table:table-cell>
          <table:table-cell table:formula="of:=[.C1474]" office:value-type="float" office:value="2283" calcext:value-type="float">
            <text:p>2283,0</text:p>
          </table:table-cell>
          <table:table-cell table:formula="of:=[.D1475]*2" office:value-type="float" office:value="4566" calcext:value-type="float">
            <text:p>4566,0</text:p>
          </table:table-cell>
          <table:table-cell table:formula="of:=[.D1474]" office:value-type="float" office:value="-3127.5" calcext:value-type="float">
            <text:p>-3127,5</text:p>
          </table:table-cell>
          <table:table-cell table:number-columns-repeated="3"/>
        </table:table-row>
        <table:table-row table:style-name="ro1">
          <table:table-cell table:formula="of:=IF([.B1476]&gt;=0;1;-1)*(2^[.$D$3])" office:value-type="float" office:value="4096" calcext:value-type="float">
            <text:p>4096</text:p>
          </table:table-cell>
          <table:table-cell table:formula="of:=[.$B$3]+[.E1476]-[.F1476]" office:value-type="float" office:value="11054.5" calcext:value-type="float">
            <text:p>11054,5</text:p>
          </table:table-cell>
          <table:table-cell table:formula="of:=[.B1476]-[.A1476]" office:value-type="float" office:value="6958.5" calcext:value-type="float">
            <text:p>6958,5</text:p>
          </table:table-cell>
          <table:table-cell table:formula="of:=[.C1475]" office:value-type="float" office:value="5645" calcext:value-type="float">
            <text:p>5645,0</text:p>
          </table:table-cell>
          <table:table-cell table:formula="of:=[.D1476]*2" office:value-type="float" office:value="11290" calcext:value-type="float">
            <text:p>11290,0</text:p>
          </table:table-cell>
          <table:table-cell table:formula="of:=[.D1475]" office:value-type="float" office:value="2283" calcext:value-type="float">
            <text:p>2283,0</text:p>
          </table:table-cell>
          <table:table-cell table:number-columns-repeated="3"/>
        </table:table-row>
        <table:table-row table:style-name="ro1">
          <table:table-cell table:formula="of:=IF([.B1477]&gt;=0;1;-1)*(2^[.$D$3])" office:value-type="float" office:value="4096" calcext:value-type="float">
            <text:p>4096</text:p>
          </table:table-cell>
          <table:table-cell table:formula="of:=[.$B$3]+[.E1477]-[.F1477]" office:value-type="float" office:value="10319.5" calcext:value-type="float">
            <text:p>10319,5</text:p>
          </table:table-cell>
          <table:table-cell table:formula="of:=[.B1477]-[.A1477]" office:value-type="float" office:value="6223.5" calcext:value-type="float">
            <text:p>6223,5</text:p>
          </table:table-cell>
          <table:table-cell table:formula="of:=[.C1476]" office:value-type="float" office:value="6958.5" calcext:value-type="float">
            <text:p>6958,5</text:p>
          </table:table-cell>
          <table:table-cell table:formula="of:=[.D1477]*2" office:value-type="float" office:value="13917" calcext:value-type="float">
            <text:p>13917,0</text:p>
          </table:table-cell>
          <table:table-cell table:formula="of:=[.D1476]" office:value-type="float" office:value="5645" calcext:value-type="float">
            <text:p>5645,0</text:p>
          </table:table-cell>
          <table:table-cell table:number-columns-repeated="3"/>
        </table:table-row>
        <table:table-row table:style-name="ro1">
          <table:table-cell table:formula="of:=IF([.B1478]&gt;=0;1;-1)*(2^[.$D$3])" office:value-type="float" office:value="4096" calcext:value-type="float">
            <text:p>4096</text:p>
          </table:table-cell>
          <table:table-cell table:formula="of:=[.$B$3]+[.E1478]-[.F1478]" office:value-type="float" office:value="7536" calcext:value-type="float">
            <text:p>7536,0</text:p>
          </table:table-cell>
          <table:table-cell table:formula="of:=[.B1478]-[.A1478]" office:value-type="float" office:value="3440" calcext:value-type="float">
            <text:p>3440,0</text:p>
          </table:table-cell>
          <table:table-cell table:formula="of:=[.C1477]" office:value-type="float" office:value="6223.5" calcext:value-type="float">
            <text:p>6223,5</text:p>
          </table:table-cell>
          <table:table-cell table:formula="of:=[.D1478]*2" office:value-type="float" office:value="12447" calcext:value-type="float">
            <text:p>12447,0</text:p>
          </table:table-cell>
          <table:table-cell table:formula="of:=[.D1477]" office:value-type="float" office:value="6958.5" calcext:value-type="float">
            <text:p>6958,5</text:p>
          </table:table-cell>
          <table:table-cell table:number-columns-repeated="3"/>
        </table:table-row>
        <table:table-row table:style-name="ro1">
          <table:table-cell table:formula="of:=IF([.B1479]&gt;=0;1;-1)*(2^[.$D$3])" office:value-type="float" office:value="4096" calcext:value-type="float">
            <text:p>4096</text:p>
          </table:table-cell>
          <table:table-cell table:formula="of:=[.$B$3]+[.E1479]-[.F1479]" office:value-type="float" office:value="2704" calcext:value-type="float">
            <text:p>2704,0</text:p>
          </table:table-cell>
          <table:table-cell table:formula="of:=[.B1479]-[.A1479]" office:value-type="float" office:value="-1392" calcext:value-type="float">
            <text:p>-1392,0</text:p>
          </table:table-cell>
          <table:table-cell table:formula="of:=[.C1478]" office:value-type="float" office:value="3440" calcext:value-type="float">
            <text:p>3440,0</text:p>
          </table:table-cell>
          <table:table-cell table:formula="of:=[.D1479]*2" office:value-type="float" office:value="6880" calcext:value-type="float">
            <text:p>6880,0</text:p>
          </table:table-cell>
          <table:table-cell table:formula="of:=[.D1478]" office:value-type="float" office:value="6223.5" calcext:value-type="float">
            <text:p>6223,5</text:p>
          </table:table-cell>
          <table:table-cell table:number-columns-repeated="3"/>
        </table:table-row>
        <table:table-row table:style-name="ro1">
          <table:table-cell table:formula="of:=IF([.B1480]&gt;=0;1;-1)*(2^[.$D$3])" office:value-type="float" office:value="-4096" calcext:value-type="float">
            <text:p>-4096</text:p>
          </table:table-cell>
          <table:table-cell table:formula="of:=[.$B$3]+[.E1480]-[.F1480]" office:value-type="float" office:value="-4176.5" calcext:value-type="float">
            <text:p>-4176,5</text:p>
          </table:table-cell>
          <table:table-cell table:formula="of:=[.B1480]-[.A1480]" office:value-type="float" office:value="-80.5" calcext:value-type="float">
            <text:p>-80,5</text:p>
          </table:table-cell>
          <table:table-cell table:formula="of:=[.C1479]" office:value-type="float" office:value="-1392" calcext:value-type="float">
            <text:p>-1392,0</text:p>
          </table:table-cell>
          <table:table-cell table:formula="of:=[.D1480]*2" office:value-type="float" office:value="-2784" calcext:value-type="float">
            <text:p>-2784,0</text:p>
          </table:table-cell>
          <table:table-cell table:formula="of:=[.D1479]" office:value-type="float" office:value="3440" calcext:value-type="float">
            <text:p>3440,0</text:p>
          </table:table-cell>
          <table:table-cell table:number-columns-repeated="3"/>
        </table:table-row>
        <table:table-row table:style-name="ro1">
          <table:table-cell table:formula="of:=IF([.B1481]&gt;=0;1;-1)*(2^[.$D$3])" office:value-type="float" office:value="4096" calcext:value-type="float">
            <text:p>4096</text:p>
          </table:table-cell>
          <table:table-cell table:formula="of:=[.$B$3]+[.E1481]-[.F1481]" office:value-type="float" office:value="3278.5" calcext:value-type="float">
            <text:p>3278,5</text:p>
          </table:table-cell>
          <table:table-cell table:formula="of:=[.B1481]-[.A1481]" office:value-type="float" office:value="-817.5" calcext:value-type="float">
            <text:p>-817,5</text:p>
          </table:table-cell>
          <table:table-cell table:formula="of:=[.C1480]" office:value-type="float" office:value="-80.5" calcext:value-type="float">
            <text:p>-80,5</text:p>
          </table:table-cell>
          <table:table-cell table:formula="of:=[.D1481]*2" office:value-type="float" office:value="-161" calcext:value-type="float">
            <text:p>-161,0</text:p>
          </table:table-cell>
          <table:table-cell table:formula="of:=[.D1480]" office:value-type="float" office:value="-1392" calcext:value-type="float">
            <text:p>-1392,0</text:p>
          </table:table-cell>
          <table:table-cell table:number-columns-repeated="3"/>
        </table:table-row>
        <table:table-row table:style-name="ro1">
          <table:table-cell table:formula="of:=IF([.B1482]&gt;=0;1;-1)*(2^[.$D$3])" office:value-type="float" office:value="4096" calcext:value-type="float">
            <text:p>4096</text:p>
          </table:table-cell>
          <table:table-cell table:formula="of:=[.$B$3]+[.E1482]-[.F1482]" office:value-type="float" office:value="493" calcext:value-type="float">
            <text:p>493,0</text:p>
          </table:table-cell>
          <table:table-cell table:formula="of:=[.B1482]-[.A1482]" office:value-type="float" office:value="-3603" calcext:value-type="float">
            <text:p>-3603,0</text:p>
          </table:table-cell>
          <table:table-cell table:formula="of:=[.C1481]" office:value-type="float" office:value="-817.5" calcext:value-type="float">
            <text:p>-817,5</text:p>
          </table:table-cell>
          <table:table-cell table:formula="of:=[.D1482]*2" office:value-type="float" office:value="-1635" calcext:value-type="float">
            <text:p>-1635,0</text:p>
          </table:table-cell>
          <table:table-cell table:formula="of:=[.D1481]" office:value-type="float" office:value="-80.5" calcext:value-type="float">
            <text:p>-80,5</text:p>
          </table:table-cell>
          <table:table-cell table:number-columns-repeated="3"/>
        </table:table-row>
        <table:table-row table:style-name="ro1">
          <table:table-cell table:formula="of:=IF([.B1483]&gt;=0;1;-1)*(2^[.$D$3])" office:value-type="float" office:value="-4096" calcext:value-type="float">
            <text:p>-4096</text:p>
          </table:table-cell>
          <table:table-cell table:formula="of:=[.$B$3]+[.E1483]-[.F1483]" office:value-type="float" office:value="-4341" calcext:value-type="float">
            <text:p>-4341,0</text:p>
          </table:table-cell>
          <table:table-cell table:formula="of:=[.B1483]-[.A1483]" office:value-type="float" office:value="-245" calcext:value-type="float">
            <text:p>-245,0</text:p>
          </table:table-cell>
          <table:table-cell table:formula="of:=[.C1482]" office:value-type="float" office:value="-3603" calcext:value-type="float">
            <text:p>-3603,0</text:p>
          </table:table-cell>
          <table:table-cell table:formula="of:=[.D1483]*2" office:value-type="float" office:value="-7206" calcext:value-type="float">
            <text:p>-7206,0</text:p>
          </table:table-cell>
          <table:table-cell table:formula="of:=[.D1482]" office:value-type="float" office:value="-817.5" calcext:value-type="float">
            <text:p>-817,5</text:p>
          </table:table-cell>
          <table:table-cell table:number-columns-repeated="3"/>
        </table:table-row>
        <table:table-row table:style-name="ro1">
          <table:table-cell table:formula="of:=IF([.B1484]&gt;=0;1;-1)*(2^[.$D$3])" office:value-type="float" office:value="4096" calcext:value-type="float">
            <text:p>4096</text:p>
          </table:table-cell>
          <table:table-cell table:formula="of:=[.$B$3]+[.E1484]-[.F1484]" office:value-type="float" office:value="5160.5" calcext:value-type="float">
            <text:p>5160,5</text:p>
          </table:table-cell>
          <table:table-cell table:formula="of:=[.B1484]-[.A1484]" office:value-type="float" office:value="1064.5" calcext:value-type="float">
            <text:p>1064,5</text:p>
          </table:table-cell>
          <table:table-cell table:formula="of:=[.C1483]" office:value-type="float" office:value="-245" calcext:value-type="float">
            <text:p>-245,0</text:p>
          </table:table-cell>
          <table:table-cell table:formula="of:=[.D1484]*2" office:value-type="float" office:value="-490" calcext:value-type="float">
            <text:p>-490,0</text:p>
          </table:table-cell>
          <table:table-cell table:formula="of:=[.D1483]" office:value-type="float" office:value="-3603" calcext:value-type="float">
            <text:p>-3603,0</text:p>
          </table:table-cell>
          <table:table-cell table:number-columns-repeated="3"/>
        </table:table-row>
        <table:table-row table:style-name="ro1">
          <table:table-cell table:formula="of:=IF([.B1485]&gt;=0;1;-1)*(2^[.$D$3])" office:value-type="float" office:value="4096" calcext:value-type="float">
            <text:p>4096</text:p>
          </table:table-cell>
          <table:table-cell table:formula="of:=[.$B$3]+[.E1485]-[.F1485]" office:value-type="float" office:value="4421.5" calcext:value-type="float">
            <text:p>4421,5</text:p>
          </table:table-cell>
          <table:table-cell table:formula="of:=[.B1485]-[.A1485]" office:value-type="float" office:value="325.5" calcext:value-type="float">
            <text:p>325,5</text:p>
          </table:table-cell>
          <table:table-cell table:formula="of:=[.C1484]" office:value-type="float" office:value="1064.5" calcext:value-type="float">
            <text:p>1064,5</text:p>
          </table:table-cell>
          <table:table-cell table:formula="of:=[.D1485]*2" office:value-type="float" office:value="2129" calcext:value-type="float">
            <text:p>2129,0</text:p>
          </table:table-cell>
          <table:table-cell table:formula="of:=[.D1484]" office:value-type="float" office:value="-245" calcext:value-type="float">
            <text:p>-245,0</text:p>
          </table:table-cell>
          <table:table-cell table:number-columns-repeated="3"/>
        </table:table-row>
        <table:table-row table:style-name="ro1">
          <table:table-cell table:formula="of:=IF([.B1486]&gt;=0;1;-1)*(2^[.$D$3])" office:value-type="float" office:value="4096" calcext:value-type="float">
            <text:p>4096</text:p>
          </table:table-cell>
          <table:table-cell table:formula="of:=[.$B$3]+[.E1486]-[.F1486]" office:value-type="float" office:value="1634" calcext:value-type="float">
            <text:p>1634,0</text:p>
          </table:table-cell>
          <table:table-cell table:formula="of:=[.B1486]-[.A1486]" office:value-type="float" office:value="-2462" calcext:value-type="float">
            <text:p>-2462,0</text:p>
          </table:table-cell>
          <table:table-cell table:formula="of:=[.C1485]" office:value-type="float" office:value="325.5" calcext:value-type="float">
            <text:p>325,5</text:p>
          </table:table-cell>
          <table:table-cell table:formula="of:=[.D1486]*2" office:value-type="float" office:value="651" calcext:value-type="float">
            <text:p>651,0</text:p>
          </table:table-cell>
          <table:table-cell table:formula="of:=[.D1485]" office:value-type="float" office:value="1064.5" calcext:value-type="float">
            <text:p>1064,5</text:p>
          </table:table-cell>
          <table:table-cell table:number-columns-repeated="3"/>
        </table:table-row>
        <table:table-row table:style-name="ro1">
          <table:table-cell table:formula="of:=IF([.B1487]&gt;=0;1;-1)*(2^[.$D$3])" office:value-type="float" office:value="-4096" calcext:value-type="float">
            <text:p>-4096</text:p>
          </table:table-cell>
          <table:table-cell table:formula="of:=[.$B$3]+[.E1487]-[.F1487]" office:value-type="float" office:value="-3202" calcext:value-type="float">
            <text:p>-3202,0</text:p>
          </table:table-cell>
          <table:table-cell table:formula="of:=[.B1487]-[.A1487]" office:value-type="float" office:value="894" calcext:value-type="float">
            <text:p>894,0</text:p>
          </table:table-cell>
          <table:table-cell table:formula="of:=[.C1486]" office:value-type="float" office:value="-2462" calcext:value-type="float">
            <text:p>-2462,0</text:p>
          </table:table-cell>
          <table:table-cell table:formula="of:=[.D1487]*2" office:value-type="float" office:value="-4924" calcext:value-type="float">
            <text:p>-4924,0</text:p>
          </table:table-cell>
          <table:table-cell table:formula="of:=[.D1486]" office:value-type="float" office:value="325.5" calcext:value-type="float">
            <text:p>325,5</text:p>
          </table:table-cell>
          <table:table-cell table:number-columns-repeated="3"/>
        </table:table-row>
        <table:table-row table:style-name="ro1">
          <table:table-cell table:formula="of:=IF([.B1488]&gt;=0;1;-1)*(2^[.$D$3])" office:value-type="float" office:value="4096" calcext:value-type="float">
            <text:p>4096</text:p>
          </table:table-cell>
          <table:table-cell table:formula="of:=[.$B$3]+[.E1488]-[.F1488]" office:value-type="float" office:value="6297.5" calcext:value-type="float">
            <text:p>6297,5</text:p>
          </table:table-cell>
          <table:table-cell table:formula="of:=[.B1488]-[.A1488]" office:value-type="float" office:value="2201.5" calcext:value-type="float">
            <text:p>2201,5</text:p>
          </table:table-cell>
          <table:table-cell table:formula="of:=[.C1487]" office:value-type="float" office:value="894" calcext:value-type="float">
            <text:p>894,0</text:p>
          </table:table-cell>
          <table:table-cell table:formula="of:=[.D1488]*2" office:value-type="float" office:value="1788" calcext:value-type="float">
            <text:p>1788,0</text:p>
          </table:table-cell>
          <table:table-cell table:formula="of:=[.D1487]" office:value-type="float" office:value="-2462" calcext:value-type="float">
            <text:p>-2462,0</text:p>
          </table:table-cell>
          <table:table-cell table:number-columns-repeated="3"/>
        </table:table-row>
        <table:table-row table:style-name="ro1">
          <table:table-cell table:formula="of:=IF([.B1489]&gt;=0;1;-1)*(2^[.$D$3])" office:value-type="float" office:value="4096" calcext:value-type="float">
            <text:p>4096</text:p>
          </table:table-cell>
          <table:table-cell table:formula="of:=[.$B$3]+[.E1489]-[.F1489]" office:value-type="float" office:value="5556.5" calcext:value-type="float">
            <text:p>5556,5</text:p>
          </table:table-cell>
          <table:table-cell table:formula="of:=[.B1489]-[.A1489]" office:value-type="float" office:value="1460.5" calcext:value-type="float">
            <text:p>1460,5</text:p>
          </table:table-cell>
          <table:table-cell table:formula="of:=[.C1488]" office:value-type="float" office:value="2201.5" calcext:value-type="float">
            <text:p>2201,5</text:p>
          </table:table-cell>
          <table:table-cell table:formula="of:=[.D1489]*2" office:value-type="float" office:value="4403" calcext:value-type="float">
            <text:p>4403,0</text:p>
          </table:table-cell>
          <table:table-cell table:formula="of:=[.D1488]" office:value-type="float" office:value="894" calcext:value-type="float">
            <text:p>894,0</text:p>
          </table:table-cell>
          <table:table-cell table:number-columns-repeated="3"/>
        </table:table-row>
        <table:table-row table:style-name="ro1">
          <table:table-cell table:formula="of:=IF([.B1490]&gt;=0;1;-1)*(2^[.$D$3])" office:value-type="float" office:value="4096" calcext:value-type="float">
            <text:p>4096</text:p>
          </table:table-cell>
          <table:table-cell table:formula="of:=[.$B$3]+[.E1490]-[.F1490]" office:value-type="float" office:value="2767" calcext:value-type="float">
            <text:p>2767,0</text:p>
          </table:table-cell>
          <table:table-cell table:formula="of:=[.B1490]-[.A1490]" office:value-type="float" office:value="-1329" calcext:value-type="float">
            <text:p>-1329,0</text:p>
          </table:table-cell>
          <table:table-cell table:formula="of:=[.C1489]" office:value-type="float" office:value="1460.5" calcext:value-type="float">
            <text:p>1460,5</text:p>
          </table:table-cell>
          <table:table-cell table:formula="of:=[.D1490]*2" office:value-type="float" office:value="2921" calcext:value-type="float">
            <text:p>2921,0</text:p>
          </table:table-cell>
          <table:table-cell table:formula="of:=[.D1489]" office:value-type="float" office:value="2201.5" calcext:value-type="float">
            <text:p>2201,5</text:p>
          </table:table-cell>
          <table:table-cell table:number-columns-repeated="3"/>
        </table:table-row>
        <table:table-row table:style-name="ro1">
          <table:table-cell table:formula="of:=IF([.B1491]&gt;=0;1;-1)*(2^[.$D$3])" office:value-type="float" office:value="-4096" calcext:value-type="float">
            <text:p>-4096</text:p>
          </table:table-cell>
          <table:table-cell table:formula="of:=[.$B$3]+[.E1491]-[.F1491]" office:value-type="float" office:value="-2071" calcext:value-type="float">
            <text:p>-2071,0</text:p>
          </table:table-cell>
          <table:table-cell table:formula="of:=[.B1491]-[.A1491]" office:value-type="float" office:value="2025" calcext:value-type="float">
            <text:p>2025,0</text:p>
          </table:table-cell>
          <table:table-cell table:formula="of:=[.C1490]" office:value-type="float" office:value="-1329" calcext:value-type="float">
            <text:p>-1329,0</text:p>
          </table:table-cell>
          <table:table-cell table:formula="of:=[.D1491]*2" office:value-type="float" office:value="-2658" calcext:value-type="float">
            <text:p>-2658,0</text:p>
          </table:table-cell>
          <table:table-cell table:formula="of:=[.D1490]" office:value-type="float" office:value="1460.5" calcext:value-type="float">
            <text:p>1460,5</text:p>
          </table:table-cell>
          <table:table-cell table:number-columns-repeated="3"/>
        </table:table-row>
        <table:table-row table:style-name="ro1">
          <table:table-cell table:formula="of:=IF([.B1492]&gt;=0;1;-1)*(2^[.$D$3])" office:value-type="float" office:value="4096" calcext:value-type="float">
            <text:p>4096</text:p>
          </table:table-cell>
          <table:table-cell table:formula="of:=[.$B$3]+[.E1492]-[.F1492]" office:value-type="float" office:value="7426.5" calcext:value-type="float">
            <text:p>7426,5</text:p>
          </table:table-cell>
          <table:table-cell table:formula="of:=[.B1492]-[.A1492]" office:value-type="float" office:value="3330.5" calcext:value-type="float">
            <text:p>3330,5</text:p>
          </table:table-cell>
          <table:table-cell table:formula="of:=[.C1491]" office:value-type="float" office:value="2025" calcext:value-type="float">
            <text:p>2025,0</text:p>
          </table:table-cell>
          <table:table-cell table:formula="of:=[.D1492]*2" office:value-type="float" office:value="4050" calcext:value-type="float">
            <text:p>4050,0</text:p>
          </table:table-cell>
          <table:table-cell table:formula="of:=[.D1491]" office:value-type="float" office:value="-1329" calcext:value-type="float">
            <text:p>-1329,0</text:p>
          </table:table-cell>
          <table:table-cell table:number-columns-repeated="3"/>
        </table:table-row>
        <table:table-row table:style-name="ro1">
          <table:table-cell table:formula="of:=IF([.B1493]&gt;=0;1;-1)*(2^[.$D$3])" office:value-type="float" office:value="4096" calcext:value-type="float">
            <text:p>4096</text:p>
          </table:table-cell>
          <table:table-cell table:formula="of:=[.$B$3]+[.E1493]-[.F1493]" office:value-type="float" office:value="6683.5" calcext:value-type="float">
            <text:p>6683,5</text:p>
          </table:table-cell>
          <table:table-cell table:formula="of:=[.B1493]-[.A1493]" office:value-type="float" office:value="2587.5" calcext:value-type="float">
            <text:p>2587,5</text:p>
          </table:table-cell>
          <table:table-cell table:formula="of:=[.C1492]" office:value-type="float" office:value="3330.5" calcext:value-type="float">
            <text:p>3330,5</text:p>
          </table:table-cell>
          <table:table-cell table:formula="of:=[.D1493]*2" office:value-type="float" office:value="6661" calcext:value-type="float">
            <text:p>6661,0</text:p>
          </table:table-cell>
          <table:table-cell table:formula="of:=[.D1492]" office:value-type="float" office:value="2025" calcext:value-type="float">
            <text:p>2025,0</text:p>
          </table:table-cell>
          <table:table-cell table:number-columns-repeated="3"/>
        </table:table-row>
        <table:table-row table:style-name="ro1">
          <table:table-cell table:formula="of:=IF([.B1494]&gt;=0;1;-1)*(2^[.$D$3])" office:value-type="float" office:value="4096" calcext:value-type="float">
            <text:p>4096</text:p>
          </table:table-cell>
          <table:table-cell table:formula="of:=[.$B$3]+[.E1494]-[.F1494]" office:value-type="float" office:value="3892" calcext:value-type="float">
            <text:p>3892,0</text:p>
          </table:table-cell>
          <table:table-cell table:formula="of:=[.B1494]-[.A1494]" office:value-type="float" office:value="-204" calcext:value-type="float">
            <text:p>-204,0</text:p>
          </table:table-cell>
          <table:table-cell table:formula="of:=[.C1493]" office:value-type="float" office:value="2587.5" calcext:value-type="float">
            <text:p>2587,5</text:p>
          </table:table-cell>
          <table:table-cell table:formula="of:=[.D1494]*2" office:value-type="float" office:value="5175" calcext:value-type="float">
            <text:p>5175,0</text:p>
          </table:table-cell>
          <table:table-cell table:formula="of:=[.D1493]" office:value-type="float" office:value="3330.5" calcext:value-type="float">
            <text:p>3330,5</text:p>
          </table:table-cell>
          <table:table-cell table:number-columns-repeated="3"/>
        </table:table-row>
        <table:table-row table:style-name="ro1">
          <table:table-cell table:formula="of:=IF([.B1495]&gt;=0;1;-1)*(2^[.$D$3])" office:value-type="float" office:value="-4096" calcext:value-type="float">
            <text:p>-4096</text:p>
          </table:table-cell>
          <table:table-cell table:formula="of:=[.$B$3]+[.E1495]-[.F1495]" office:value-type="float" office:value="-948" calcext:value-type="float">
            <text:p>-948,0</text:p>
          </table:table-cell>
          <table:table-cell table:formula="of:=[.B1495]-[.A1495]" office:value-type="float" office:value="3148" calcext:value-type="float">
            <text:p>3148,0</text:p>
          </table:table-cell>
          <table:table-cell table:formula="of:=[.C1494]" office:value-type="float" office:value="-204" calcext:value-type="float">
            <text:p>-204,0</text:p>
          </table:table-cell>
          <table:table-cell table:formula="of:=[.D1495]*2" office:value-type="float" office:value="-408" calcext:value-type="float">
            <text:p>-408,0</text:p>
          </table:table-cell>
          <table:table-cell table:formula="of:=[.D1494]" office:value-type="float" office:value="2587.5" calcext:value-type="float">
            <text:p>2587,5</text:p>
          </table:table-cell>
          <table:table-cell table:number-columns-repeated="3"/>
        </table:table-row>
        <table:table-row table:style-name="ro1">
          <table:table-cell table:formula="of:=IF([.B1496]&gt;=0;1;-1)*(2^[.$D$3])" office:value-type="float" office:value="4096" calcext:value-type="float">
            <text:p>4096</text:p>
          </table:table-cell>
          <table:table-cell table:formula="of:=[.$B$3]+[.E1496]-[.F1496]" office:value-type="float" office:value="8547.5" calcext:value-type="float">
            <text:p>8547,5</text:p>
          </table:table-cell>
          <table:table-cell table:formula="of:=[.B1496]-[.A1496]" office:value-type="float" office:value="4451.5" calcext:value-type="float">
            <text:p>4451,5</text:p>
          </table:table-cell>
          <table:table-cell table:formula="of:=[.C1495]" office:value-type="float" office:value="3148" calcext:value-type="float">
            <text:p>3148,0</text:p>
          </table:table-cell>
          <table:table-cell table:formula="of:=[.D1496]*2" office:value-type="float" office:value="6296" calcext:value-type="float">
            <text:p>6296,0</text:p>
          </table:table-cell>
          <table:table-cell table:formula="of:=[.D1495]" office:value-type="float" office:value="-204" calcext:value-type="float">
            <text:p>-204,0</text:p>
          </table:table-cell>
          <table:table-cell table:number-columns-repeated="3"/>
        </table:table-row>
        <table:table-row table:style-name="ro1">
          <table:table-cell table:formula="of:=IF([.B1497]&gt;=0;1;-1)*(2^[.$D$3])" office:value-type="float" office:value="4096" calcext:value-type="float">
            <text:p>4096</text:p>
          </table:table-cell>
          <table:table-cell table:formula="of:=[.$B$3]+[.E1497]-[.F1497]" office:value-type="float" office:value="7802.5" calcext:value-type="float">
            <text:p>7802,5</text:p>
          </table:table-cell>
          <table:table-cell table:formula="of:=[.B1497]-[.A1497]" office:value-type="float" office:value="3706.5" calcext:value-type="float">
            <text:p>3706,5</text:p>
          </table:table-cell>
          <table:table-cell table:formula="of:=[.C1496]" office:value-type="float" office:value="4451.5" calcext:value-type="float">
            <text:p>4451,5</text:p>
          </table:table-cell>
          <table:table-cell table:formula="of:=[.D1497]*2" office:value-type="float" office:value="8903" calcext:value-type="float">
            <text:p>8903,0</text:p>
          </table:table-cell>
          <table:table-cell table:formula="of:=[.D1496]" office:value-type="float" office:value="3148" calcext:value-type="float">
            <text:p>3148,0</text:p>
          </table:table-cell>
          <table:table-cell table:number-columns-repeated="3"/>
        </table:table-row>
        <table:table-row table:style-name="ro1">
          <table:table-cell table:formula="of:=IF([.B1498]&gt;=0;1;-1)*(2^[.$D$3])" office:value-type="float" office:value="4096" calcext:value-type="float">
            <text:p>4096</text:p>
          </table:table-cell>
          <table:table-cell table:formula="of:=[.$B$3]+[.E1498]-[.F1498]" office:value-type="float" office:value="5009" calcext:value-type="float">
            <text:p>5009,0</text:p>
          </table:table-cell>
          <table:table-cell table:formula="of:=[.B1498]-[.A1498]" office:value-type="float" office:value="913" calcext:value-type="float">
            <text:p>913,0</text:p>
          </table:table-cell>
          <table:table-cell table:formula="of:=[.C1497]" office:value-type="float" office:value="3706.5" calcext:value-type="float">
            <text:p>3706,5</text:p>
          </table:table-cell>
          <table:table-cell table:formula="of:=[.D1498]*2" office:value-type="float" office:value="7413" calcext:value-type="float">
            <text:p>7413,0</text:p>
          </table:table-cell>
          <table:table-cell table:formula="of:=[.D1497]" office:value-type="float" office:value="4451.5" calcext:value-type="float">
            <text:p>4451,5</text:p>
          </table:table-cell>
          <table:table-cell table:number-columns-repeated="3"/>
        </table:table-row>
        <table:table-row table:style-name="ro1">
          <table:table-cell table:formula="of:=IF([.B1499]&gt;=0;1;-1)*(2^[.$D$3])" office:value-type="float" office:value="4096" calcext:value-type="float">
            <text:p>4096</text:p>
          </table:table-cell>
          <table:table-cell table:formula="of:=[.$B$3]+[.E1499]-[.F1499]" office:value-type="float" office:value="167" calcext:value-type="float">
            <text:p>167,0</text:p>
          </table:table-cell>
          <table:table-cell table:formula="of:=[.B1499]-[.A1499]" office:value-type="float" office:value="-3929" calcext:value-type="float">
            <text:p>-3929,0</text:p>
          </table:table-cell>
          <table:table-cell table:formula="of:=[.C1498]" office:value-type="float" office:value="913" calcext:value-type="float">
            <text:p>913,0</text:p>
          </table:table-cell>
          <table:table-cell table:formula="of:=[.D1499]*2" office:value-type="float" office:value="1826" calcext:value-type="float">
            <text:p>1826,0</text:p>
          </table:table-cell>
          <table:table-cell table:formula="of:=[.D1498]" office:value-type="float" office:value="3706.5" calcext:value-type="float">
            <text:p>3706,5</text:p>
          </table:table-cell>
          <table:table-cell table:number-columns-repeated="3"/>
        </table:table-row>
        <table:table-row table:style-name="ro1">
          <table:table-cell table:formula="of:=IF([.B1500]&gt;=0;1;-1)*(2^[.$D$3])" office:value-type="float" office:value="-4096" calcext:value-type="float">
            <text:p>-4096</text:p>
          </table:table-cell>
          <table:table-cell table:formula="of:=[.$B$3]+[.E1500]-[.F1500]" office:value-type="float" office:value="-6723.5" calcext:value-type="float">
            <text:p>-6723,5</text:p>
          </table:table-cell>
          <table:table-cell table:formula="of:=[.B1500]-[.A1500]" office:value-type="float" office:value="-2627.5" calcext:value-type="float">
            <text:p>-2627,5</text:p>
          </table:table-cell>
          <table:table-cell table:formula="of:=[.C1499]" office:value-type="float" office:value="-3929" calcext:value-type="float">
            <text:p>-3929,0</text:p>
          </table:table-cell>
          <table:table-cell table:formula="of:=[.D1500]*2" office:value-type="float" office:value="-7858" calcext:value-type="float">
            <text:p>-7858,0</text:p>
          </table:table-cell>
          <table:table-cell table:formula="of:=[.D1499]" office:value-type="float" office:value="913" calcext:value-type="float">
            <text:p>913,0</text:p>
          </table:table-cell>
          <table:table-cell table:number-columns-repeated="3"/>
        </table:table-row>
        <table:table-row table:style-name="ro1">
          <table:table-cell table:formula="of:=IF([.B1501]&gt;=0;1;-1)*(2^[.$D$3])" office:value-type="float" office:value="4096" calcext:value-type="float">
            <text:p>4096</text:p>
          </table:table-cell>
          <table:table-cell table:formula="of:=[.$B$3]+[.E1501]-[.F1501]" office:value-type="float" office:value="721.5" calcext:value-type="float">
            <text:p>721,5</text:p>
          </table:table-cell>
          <table:table-cell table:formula="of:=[.B1501]-[.A1501]" office:value-type="float" office:value="-3374.5" calcext:value-type="float">
            <text:p>-3374,5</text:p>
          </table:table-cell>
          <table:table-cell table:formula="of:=[.C1500]" office:value-type="float" office:value="-2627.5" calcext:value-type="float">
            <text:p>-2627,5</text:p>
          </table:table-cell>
          <table:table-cell table:formula="of:=[.D1501]*2" office:value-type="float" office:value="-5255" calcext:value-type="float">
            <text:p>-5255,0</text:p>
          </table:table-cell>
          <table:table-cell table:formula="of:=[.D1500]" office:value-type="float" office:value="-3929" calcext:value-type="float">
            <text:p>-3929,0</text:p>
          </table:table-cell>
          <table:table-cell table:number-columns-repeated="3"/>
        </table:table-row>
        <table:table-row table:style-name="ro1">
          <table:table-cell table:formula="of:=IF([.B1502]&gt;=0;1;-1)*(2^[.$D$3])" office:value-type="float" office:value="-4096" calcext:value-type="float">
            <text:p>-4096</text:p>
          </table:table-cell>
          <table:table-cell table:formula="of:=[.$B$3]+[.E1502]-[.F1502]" office:value-type="float" office:value="-2074" calcext:value-type="float">
            <text:p>-2074,0</text:p>
          </table:table-cell>
          <table:table-cell table:formula="of:=[.B1502]-[.A1502]" office:value-type="float" office:value="2022" calcext:value-type="float">
            <text:p>2022,0</text:p>
          </table:table-cell>
          <table:table-cell table:formula="of:=[.C1501]" office:value-type="float" office:value="-3374.5" calcext:value-type="float">
            <text:p>-3374,5</text:p>
          </table:table-cell>
          <table:table-cell table:formula="of:=[.D1502]*2" office:value-type="float" office:value="-6749" calcext:value-type="float">
            <text:p>-6749,0</text:p>
          </table:table-cell>
          <table:table-cell table:formula="of:=[.D1501]" office:value-type="float" office:value="-2627.5" calcext:value-type="float">
            <text:p>-2627,5</text:p>
          </table:table-cell>
          <table:table-cell table:number-columns-repeated="3"/>
        </table:table-row>
        <table:table-row table:style-name="ro1">
          <table:table-cell table:formula="of:=IF([.B1503]&gt;=0;1;-1)*(2^[.$D$3])" office:value-type="float" office:value="4096" calcext:value-type="float">
            <text:p>4096</text:p>
          </table:table-cell>
          <table:table-cell table:formula="of:=[.$B$3]+[.E1503]-[.F1503]" office:value-type="float" office:value="9466" calcext:value-type="float">
            <text:p>9466,0</text:p>
          </table:table-cell>
          <table:table-cell table:formula="of:=[.B1503]-[.A1503]" office:value-type="float" office:value="5370" calcext:value-type="float">
            <text:p>5370,0</text:p>
          </table:table-cell>
          <table:table-cell table:formula="of:=[.C1502]" office:value-type="float" office:value="2022" calcext:value-type="float">
            <text:p>2022,0</text:p>
          </table:table-cell>
          <table:table-cell table:formula="of:=[.D1503]*2" office:value-type="float" office:value="4044" calcext:value-type="float">
            <text:p>4044,0</text:p>
          </table:table-cell>
          <table:table-cell table:formula="of:=[.D1502]" office:value-type="float" office:value="-3374.5" calcext:value-type="float">
            <text:p>-3374,5</text:p>
          </table:table-cell>
          <table:table-cell table:number-columns-repeated="3"/>
        </table:table-row>
        <table:table-row table:style-name="ro1">
          <table:table-cell table:formula="of:=IF([.B1504]&gt;=0;1;-1)*(2^[.$D$3])" office:value-type="float" office:value="4096" calcext:value-type="float">
            <text:p>4096</text:p>
          </table:table-cell>
          <table:table-cell table:formula="of:=[.$B$3]+[.E1504]-[.F1504]" office:value-type="float" office:value="10765.5" calcext:value-type="float">
            <text:p>10765,5</text:p>
          </table:table-cell>
          <table:table-cell table:formula="of:=[.B1504]-[.A1504]" office:value-type="float" office:value="6669.5" calcext:value-type="float">
            <text:p>6669,5</text:p>
          </table:table-cell>
          <table:table-cell table:formula="of:=[.C1503]" office:value-type="float" office:value="5370" calcext:value-type="float">
            <text:p>5370,0</text:p>
          </table:table-cell>
          <table:table-cell table:formula="of:=[.D1504]*2" office:value-type="float" office:value="10740" calcext:value-type="float">
            <text:p>10740,0</text:p>
          </table:table-cell>
          <table:table-cell table:formula="of:=[.D1503]" office:value-type="float" office:value="2022" calcext:value-type="float">
            <text:p>2022,0</text:p>
          </table:table-cell>
          <table:table-cell table:number-columns-repeated="3"/>
        </table:table-row>
        <table:table-row table:style-name="ro1">
          <table:table-cell table:formula="of:=IF([.B1505]&gt;=0;1;-1)*(2^[.$D$3])" office:value-type="float" office:value="4096" calcext:value-type="float">
            <text:p>4096</text:p>
          </table:table-cell>
          <table:table-cell table:formula="of:=[.$B$3]+[.E1505]-[.F1505]" office:value-type="float" office:value="10016.5" calcext:value-type="float">
            <text:p>10016,5</text:p>
          </table:table-cell>
          <table:table-cell table:formula="of:=[.B1505]-[.A1505]" office:value-type="float" office:value="5920.5" calcext:value-type="float">
            <text:p>5920,5</text:p>
          </table:table-cell>
          <table:table-cell table:formula="of:=[.C1504]" office:value-type="float" office:value="6669.5" calcext:value-type="float">
            <text:p>6669,5</text:p>
          </table:table-cell>
          <table:table-cell table:formula="of:=[.D1505]*2" office:value-type="float" office:value="13339" calcext:value-type="float">
            <text:p>13339,0</text:p>
          </table:table-cell>
          <table:table-cell table:formula="of:=[.D1504]" office:value-type="float" office:value="5370" calcext:value-type="float">
            <text:p>5370,0</text:p>
          </table:table-cell>
          <table:table-cell table:number-columns-repeated="3"/>
        </table:table-row>
        <table:table-row table:style-name="ro1">
          <table:table-cell table:formula="of:=IF([.B1506]&gt;=0;1;-1)*(2^[.$D$3])" office:value-type="float" office:value="4096" calcext:value-type="float">
            <text:p>4096</text:p>
          </table:table-cell>
          <table:table-cell table:formula="of:=[.$B$3]+[.E1506]-[.F1506]" office:value-type="float" office:value="7219" calcext:value-type="float">
            <text:p>7219,0</text:p>
          </table:table-cell>
          <table:table-cell table:formula="of:=[.B1506]-[.A1506]" office:value-type="float" office:value="3123" calcext:value-type="float">
            <text:p>3123,0</text:p>
          </table:table-cell>
          <table:table-cell table:formula="of:=[.C1505]" office:value-type="float" office:value="5920.5" calcext:value-type="float">
            <text:p>5920,5</text:p>
          </table:table-cell>
          <table:table-cell table:formula="of:=[.D1506]*2" office:value-type="float" office:value="11841" calcext:value-type="float">
            <text:p>11841,0</text:p>
          </table:table-cell>
          <table:table-cell table:formula="of:=[.D1505]" office:value-type="float" office:value="6669.5" calcext:value-type="float">
            <text:p>6669,5</text:p>
          </table:table-cell>
          <table:table-cell table:number-columns-repeated="3"/>
        </table:table-row>
        <table:table-row table:style-name="ro1">
          <table:table-cell table:formula="of:=IF([.B1507]&gt;=0;1;-1)*(2^[.$D$3])" office:value-type="float" office:value="4096" calcext:value-type="float">
            <text:p>4096</text:p>
          </table:table-cell>
          <table:table-cell table:formula="of:=[.$B$3]+[.E1507]-[.F1507]" office:value-type="float" office:value="2373" calcext:value-type="float">
            <text:p>2373,0</text:p>
          </table:table-cell>
          <table:table-cell table:formula="of:=[.B1507]-[.A1507]" office:value-type="float" office:value="-1723" calcext:value-type="float">
            <text:p>-1723,0</text:p>
          </table:table-cell>
          <table:table-cell table:formula="of:=[.C1506]" office:value-type="float" office:value="3123" calcext:value-type="float">
            <text:p>3123,0</text:p>
          </table:table-cell>
          <table:table-cell table:formula="of:=[.D1507]*2" office:value-type="float" office:value="6246" calcext:value-type="float">
            <text:p>6246,0</text:p>
          </table:table-cell>
          <table:table-cell table:formula="of:=[.D1506]" office:value-type="float" office:value="5920.5" calcext:value-type="float">
            <text:p>5920,5</text:p>
          </table:table-cell>
          <table:table-cell table:number-columns-repeated="3"/>
        </table:table-row>
        <table:table-row table:style-name="ro1">
          <table:table-cell table:formula="of:=IF([.B1508]&gt;=0;1;-1)*(2^[.$D$3])" office:value-type="float" office:value="-4096" calcext:value-type="float">
            <text:p>-4096</text:p>
          </table:table-cell>
          <table:table-cell table:formula="of:=[.$B$3]+[.E1508]-[.F1508]" office:value-type="float" office:value="-4521.5" calcext:value-type="float">
            <text:p>-4521,5</text:p>
          </table:table-cell>
          <table:table-cell table:formula="of:=[.B1508]-[.A1508]" office:value-type="float" office:value="-425.5" calcext:value-type="float">
            <text:p>-425,5</text:p>
          </table:table-cell>
          <table:table-cell table:formula="of:=[.C1507]" office:value-type="float" office:value="-1723" calcext:value-type="float">
            <text:p>-1723,0</text:p>
          </table:table-cell>
          <table:table-cell table:formula="of:=[.D1508]*2" office:value-type="float" office:value="-3446" calcext:value-type="float">
            <text:p>-3446,0</text:p>
          </table:table-cell>
          <table:table-cell table:formula="of:=[.D1507]" office:value-type="float" office:value="3123" calcext:value-type="float">
            <text:p>3123,0</text:p>
          </table:table-cell>
          <table:table-cell table:number-columns-repeated="3"/>
        </table:table-row>
        <table:table-row table:style-name="ro1">
          <table:table-cell table:formula="of:=IF([.B1509]&gt;=0;1;-1)*(2^[.$D$3])" office:value-type="float" office:value="4096" calcext:value-type="float">
            <text:p>4096</text:p>
          </table:table-cell>
          <table:table-cell table:formula="of:=[.$B$3]+[.E1509]-[.F1509]" office:value-type="float" office:value="2919.5" calcext:value-type="float">
            <text:p>2919,5</text:p>
          </table:table-cell>
          <table:table-cell table:formula="of:=[.B1509]-[.A1509]" office:value-type="float" office:value="-1176.5" calcext:value-type="float">
            <text:p>-1176,5</text:p>
          </table:table-cell>
          <table:table-cell table:formula="of:=[.C1508]" office:value-type="float" office:value="-425.5" calcext:value-type="float">
            <text:p>-425,5</text:p>
          </table:table-cell>
          <table:table-cell table:formula="of:=[.D1509]*2" office:value-type="float" office:value="-851" calcext:value-type="float">
            <text:p>-851,0</text:p>
          </table:table-cell>
          <table:table-cell table:formula="of:=[.D1508]" office:value-type="float" office:value="-1723" calcext:value-type="float">
            <text:p>-1723,0</text:p>
          </table:table-cell>
          <table:table-cell table:number-columns-repeated="3"/>
        </table:table-row>
        <table:table-row table:style-name="ro1">
          <table:table-cell table:formula="of:=IF([.B1510]&gt;=0;1;-1)*(2^[.$D$3])" office:value-type="float" office:value="4096" calcext:value-type="float">
            <text:p>4096</text:p>
          </table:table-cell>
          <table:table-cell table:formula="of:=[.$B$3]+[.E1510]-[.F1510]" office:value-type="float" office:value="120" calcext:value-type="float">
            <text:p>120,0</text:p>
          </table:table-cell>
          <table:table-cell table:formula="of:=[.B1510]-[.A1510]" office:value-type="float" office:value="-3976" calcext:value-type="float">
            <text:p>-3976,0</text:p>
          </table:table-cell>
          <table:table-cell table:formula="of:=[.C1509]" office:value-type="float" office:value="-1176.5" calcext:value-type="float">
            <text:p>-1176,5</text:p>
          </table:table-cell>
          <table:table-cell table:formula="of:=[.D1510]*2" office:value-type="float" office:value="-2353" calcext:value-type="float">
            <text:p>-2353,0</text:p>
          </table:table-cell>
          <table:table-cell table:formula="of:=[.D1509]" office:value-type="float" office:value="-425.5" calcext:value-type="float">
            <text:p>-425,5</text:p>
          </table:table-cell>
          <table:table-cell table:number-columns-repeated="3"/>
        </table:table-row>
        <table:table-row table:style-name="ro1">
          <table:table-cell table:formula="of:=IF([.B1511]&gt;=0;1;-1)*(2^[.$D$3])" office:value-type="float" office:value="-4096" calcext:value-type="float">
            <text:p>-4096</text:p>
          </table:table-cell>
          <table:table-cell table:formula="of:=[.$B$3]+[.E1511]-[.F1511]" office:value-type="float" office:value="-4728" calcext:value-type="float">
            <text:p>-4728,0</text:p>
          </table:table-cell>
          <table:table-cell table:formula="of:=[.B1511]-[.A1511]" office:value-type="float" office:value="-632" calcext:value-type="float">
            <text:p>-632,0</text:p>
          </table:table-cell>
          <table:table-cell table:formula="of:=[.C1510]" office:value-type="float" office:value="-3976" calcext:value-type="float">
            <text:p>-3976,0</text:p>
          </table:table-cell>
          <table:table-cell table:formula="of:=[.D1511]*2" office:value-type="float" office:value="-7952" calcext:value-type="float">
            <text:p>-7952,0</text:p>
          </table:table-cell>
          <table:table-cell table:formula="of:=[.D1510]" office:value-type="float" office:value="-1176.5" calcext:value-type="float">
            <text:p>-1176,5</text:p>
          </table:table-cell>
          <table:table-cell table:number-columns-repeated="3"/>
        </table:table-row>
        <table:table-row table:style-name="ro1">
          <table:table-cell table:formula="of:=IF([.B1512]&gt;=0;1;-1)*(2^[.$D$3])" office:value-type="float" office:value="4096" calcext:value-type="float">
            <text:p>4096</text:p>
          </table:table-cell>
          <table:table-cell table:formula="of:=[.$B$3]+[.E1512]-[.F1512]" office:value-type="float" office:value="4759.5" calcext:value-type="float">
            <text:p>4759,5</text:p>
          </table:table-cell>
          <table:table-cell table:formula="of:=[.B1512]-[.A1512]" office:value-type="float" office:value="663.5" calcext:value-type="float">
            <text:p>663,5</text:p>
          </table:table-cell>
          <table:table-cell table:formula="of:=[.C1511]" office:value-type="float" office:value="-632" calcext:value-type="float">
            <text:p>-632,0</text:p>
          </table:table-cell>
          <table:table-cell table:formula="of:=[.D1512]*2" office:value-type="float" office:value="-1264" calcext:value-type="float">
            <text:p>-1264,0</text:p>
          </table:table-cell>
          <table:table-cell table:formula="of:=[.D1511]" office:value-type="float" office:value="-3976" calcext:value-type="float">
            <text:p>-3976,0</text:p>
          </table:table-cell>
          <table:table-cell table:number-columns-repeated="3"/>
        </table:table-row>
        <table:table-row table:style-name="ro1">
          <table:table-cell table:formula="of:=IF([.B1513]&gt;=0;1;-1)*(2^[.$D$3])" office:value-type="float" office:value="4096" calcext:value-type="float">
            <text:p>4096</text:p>
          </table:table-cell>
          <table:table-cell table:formula="of:=[.$B$3]+[.E1513]-[.F1513]" office:value-type="float" office:value="4006.5" calcext:value-type="float">
            <text:p>4006,5</text:p>
          </table:table-cell>
          <table:table-cell table:formula="of:=[.B1513]-[.A1513]" office:value-type="float" office:value="-89.5" calcext:value-type="float">
            <text:p>-89,5</text:p>
          </table:table-cell>
          <table:table-cell table:formula="of:=[.C1512]" office:value-type="float" office:value="663.5" calcext:value-type="float">
            <text:p>663,5</text:p>
          </table:table-cell>
          <table:table-cell table:formula="of:=[.D1513]*2" office:value-type="float" office:value="1327" calcext:value-type="float">
            <text:p>1327,0</text:p>
          </table:table-cell>
          <table:table-cell table:formula="of:=[.D1512]" office:value-type="float" office:value="-632" calcext:value-type="float">
            <text:p>-632,0</text:p>
          </table:table-cell>
          <table:table-cell table:number-columns-repeated="3"/>
        </table:table-row>
        <table:table-row table:style-name="ro1">
          <table:table-cell table:formula="of:=IF([.B1514]&gt;=0;1;-1)*(2^[.$D$3])" office:value-type="float" office:value="4096" calcext:value-type="float">
            <text:p>4096</text:p>
          </table:table-cell>
          <table:table-cell table:formula="of:=[.$B$3]+[.E1514]-[.F1514]" office:value-type="float" office:value="1205" calcext:value-type="float">
            <text:p>1205,0</text:p>
          </table:table-cell>
          <table:table-cell table:formula="of:=[.B1514]-[.A1514]" office:value-type="float" office:value="-2891" calcext:value-type="float">
            <text:p>-2891,0</text:p>
          </table:table-cell>
          <table:table-cell table:formula="of:=[.C1513]" office:value-type="float" office:value="-89.5" calcext:value-type="float">
            <text:p>-89,5</text:p>
          </table:table-cell>
          <table:table-cell table:formula="of:=[.D1514]*2" office:value-type="float" office:value="-179" calcext:value-type="float">
            <text:p>-179,0</text:p>
          </table:table-cell>
          <table:table-cell table:formula="of:=[.D1513]" office:value-type="float" office:value="663.5" calcext:value-type="float">
            <text:p>663,5</text:p>
          </table:table-cell>
          <table:table-cell table:number-columns-repeated="3"/>
        </table:table-row>
        <table:table-row table:style-name="ro1">
          <table:table-cell table:formula="of:=IF([.B1515]&gt;=0;1;-1)*(2^[.$D$3])" office:value-type="float" office:value="-4096" calcext:value-type="float">
            <text:p>-4096</text:p>
          </table:table-cell>
          <table:table-cell table:formula="of:=[.$B$3]+[.E1515]-[.F1515]" office:value-type="float" office:value="-3645" calcext:value-type="float">
            <text:p>-3645,0</text:p>
          </table:table-cell>
          <table:table-cell table:formula="of:=[.B1515]-[.A1515]" office:value-type="float" office:value="451" calcext:value-type="float">
            <text:p>451,0</text:p>
          </table:table-cell>
          <table:table-cell table:formula="of:=[.C1514]" office:value-type="float" office:value="-2891" calcext:value-type="float">
            <text:p>-2891,0</text:p>
          </table:table-cell>
          <table:table-cell table:formula="of:=[.D1515]*2" office:value-type="float" office:value="-5782" calcext:value-type="float">
            <text:p>-5782,0</text:p>
          </table:table-cell>
          <table:table-cell table:formula="of:=[.D1514]" office:value-type="float" office:value="-89.5" calcext:value-type="float">
            <text:p>-89,5</text:p>
          </table:table-cell>
          <table:table-cell table:number-columns-repeated="3"/>
        </table:table-row>
        <table:table-row table:style-name="ro1">
          <table:table-cell table:formula="of:=IF([.B1516]&gt;=0;1;-1)*(2^[.$D$3])" office:value-type="float" office:value="4096" calcext:value-type="float">
            <text:p>4096</text:p>
          </table:table-cell>
          <table:table-cell table:formula="of:=[.$B$3]+[.E1516]-[.F1516]" office:value-type="float" office:value="5840.5" calcext:value-type="float">
            <text:p>5840,5</text:p>
          </table:table-cell>
          <table:table-cell table:formula="of:=[.B1516]-[.A1516]" office:value-type="float" office:value="1744.5" calcext:value-type="float">
            <text:p>1744,5</text:p>
          </table:table-cell>
          <table:table-cell table:formula="of:=[.C1515]" office:value-type="float" office:value="451" calcext:value-type="float">
            <text:p>451,0</text:p>
          </table:table-cell>
          <table:table-cell table:formula="of:=[.D1516]*2" office:value-type="float" office:value="902" calcext:value-type="float">
            <text:p>902,0</text:p>
          </table:table-cell>
          <table:table-cell table:formula="of:=[.D1515]" office:value-type="float" office:value="-2891" calcext:value-type="float">
            <text:p>-2891,0</text:p>
          </table:table-cell>
          <table:table-cell table:number-columns-repeated="3"/>
        </table:table-row>
        <table:table-row table:style-name="ro1">
          <table:table-cell table:formula="of:=IF([.B1517]&gt;=0;1;-1)*(2^[.$D$3])" office:value-type="float" office:value="4096" calcext:value-type="float">
            <text:p>4096</text:p>
          </table:table-cell>
          <table:table-cell table:formula="of:=[.$B$3]+[.E1517]-[.F1517]" office:value-type="float" office:value="5085.5" calcext:value-type="float">
            <text:p>5085,5</text:p>
          </table:table-cell>
          <table:table-cell table:formula="of:=[.B1517]-[.A1517]" office:value-type="float" office:value="989.5" calcext:value-type="float">
            <text:p>989,5</text:p>
          </table:table-cell>
          <table:table-cell table:formula="of:=[.C1516]" office:value-type="float" office:value="1744.5" calcext:value-type="float">
            <text:p>1744,5</text:p>
          </table:table-cell>
          <table:table-cell table:formula="of:=[.D1517]*2" office:value-type="float" office:value="3489" calcext:value-type="float">
            <text:p>3489,0</text:p>
          </table:table-cell>
          <table:table-cell table:formula="of:=[.D1516]" office:value-type="float" office:value="451" calcext:value-type="float">
            <text:p>451,0</text:p>
          </table:table-cell>
          <table:table-cell table:number-columns-repeated="3"/>
        </table:table-row>
        <table:table-row table:style-name="ro1">
          <table:table-cell table:formula="of:=IF([.B1518]&gt;=0;1;-1)*(2^[.$D$3])" office:value-type="float" office:value="4096" calcext:value-type="float">
            <text:p>4096</text:p>
          </table:table-cell>
          <table:table-cell table:formula="of:=[.$B$3]+[.E1518]-[.F1518]" office:value-type="float" office:value="2282" calcext:value-type="float">
            <text:p>2282,0</text:p>
          </table:table-cell>
          <table:table-cell table:formula="of:=[.B1518]-[.A1518]" office:value-type="float" office:value="-1814" calcext:value-type="float">
            <text:p>-1814,0</text:p>
          </table:table-cell>
          <table:table-cell table:formula="of:=[.C1517]" office:value-type="float" office:value="989.5" calcext:value-type="float">
            <text:p>989,5</text:p>
          </table:table-cell>
          <table:table-cell table:formula="of:=[.D1518]*2" office:value-type="float" office:value="1979" calcext:value-type="float">
            <text:p>1979,0</text:p>
          </table:table-cell>
          <table:table-cell table:formula="of:=[.D1517]" office:value-type="float" office:value="1744.5" calcext:value-type="float">
            <text:p>1744,5</text:p>
          </table:table-cell>
          <table:table-cell table:number-columns-repeated="3"/>
        </table:table-row>
        <table:table-row table:style-name="ro1">
          <table:table-cell table:formula="of:=IF([.B1519]&gt;=0;1;-1)*(2^[.$D$3])" office:value-type="float" office:value="-4096" calcext:value-type="float">
            <text:p>-4096</text:p>
          </table:table-cell>
          <table:table-cell table:formula="of:=[.$B$3]+[.E1519]-[.F1519]" office:value-type="float" office:value="-2570" calcext:value-type="float">
            <text:p>-2570,0</text:p>
          </table:table-cell>
          <table:table-cell table:formula="of:=[.B1519]-[.A1519]" office:value-type="float" office:value="1526" calcext:value-type="float">
            <text:p>1526,0</text:p>
          </table:table-cell>
          <table:table-cell table:formula="of:=[.C1518]" office:value-type="float" office:value="-1814" calcext:value-type="float">
            <text:p>-1814,0</text:p>
          </table:table-cell>
          <table:table-cell table:formula="of:=[.D1519]*2" office:value-type="float" office:value="-3628" calcext:value-type="float">
            <text:p>-3628,0</text:p>
          </table:table-cell>
          <table:table-cell table:formula="of:=[.D1518]" office:value-type="float" office:value="989.5" calcext:value-type="float">
            <text:p>989,5</text:p>
          </table:table-cell>
          <table:table-cell table:number-columns-repeated="3"/>
        </table:table-row>
        <table:table-row table:style-name="ro1">
          <table:table-cell table:formula="of:=IF([.B1520]&gt;=0;1;-1)*(2^[.$D$3])" office:value-type="float" office:value="4096" calcext:value-type="float">
            <text:p>4096</text:p>
          </table:table-cell>
          <table:table-cell table:formula="of:=[.$B$3]+[.E1520]-[.F1520]" office:value-type="float" office:value="6913.5" calcext:value-type="float">
            <text:p>6913,5</text:p>
          </table:table-cell>
          <table:table-cell table:formula="of:=[.B1520]-[.A1520]" office:value-type="float" office:value="2817.5" calcext:value-type="float">
            <text:p>2817,5</text:p>
          </table:table-cell>
          <table:table-cell table:formula="of:=[.C1519]" office:value-type="float" office:value="1526" calcext:value-type="float">
            <text:p>1526,0</text:p>
          </table:table-cell>
          <table:table-cell table:formula="of:=[.D1520]*2" office:value-type="float" office:value="3052" calcext:value-type="float">
            <text:p>3052,0</text:p>
          </table:table-cell>
          <table:table-cell table:formula="of:=[.D1519]" office:value-type="float" office:value="-1814" calcext:value-type="float">
            <text:p>-1814,0</text:p>
          </table:table-cell>
          <table:table-cell table:number-columns-repeated="3"/>
        </table:table-row>
        <table:table-row table:style-name="ro1">
          <table:table-cell table:formula="of:=IF([.B1521]&gt;=0;1;-1)*(2^[.$D$3])" office:value-type="float" office:value="4096" calcext:value-type="float">
            <text:p>4096</text:p>
          </table:table-cell>
          <table:table-cell table:formula="of:=[.$B$3]+[.E1521]-[.F1521]" office:value-type="float" office:value="6156.5" calcext:value-type="float">
            <text:p>6156,5</text:p>
          </table:table-cell>
          <table:table-cell table:formula="of:=[.B1521]-[.A1521]" office:value-type="float" office:value="2060.5" calcext:value-type="float">
            <text:p>2060,5</text:p>
          </table:table-cell>
          <table:table-cell table:formula="of:=[.C1520]" office:value-type="float" office:value="2817.5" calcext:value-type="float">
            <text:p>2817,5</text:p>
          </table:table-cell>
          <table:table-cell table:formula="of:=[.D1521]*2" office:value-type="float" office:value="5635" calcext:value-type="float">
            <text:p>5635,0</text:p>
          </table:table-cell>
          <table:table-cell table:formula="of:=[.D1520]" office:value-type="float" office:value="1526" calcext:value-type="float">
            <text:p>1526,0</text:p>
          </table:table-cell>
          <table:table-cell table:number-columns-repeated="3"/>
        </table:table-row>
        <table:table-row table:style-name="ro1">
          <table:table-cell table:formula="of:=IF([.B1522]&gt;=0;1;-1)*(2^[.$D$3])" office:value-type="float" office:value="4096" calcext:value-type="float">
            <text:p>4096</text:p>
          </table:table-cell>
          <table:table-cell table:formula="of:=[.$B$3]+[.E1522]-[.F1522]" office:value-type="float" office:value="3351" calcext:value-type="float">
            <text:p>3351,0</text:p>
          </table:table-cell>
          <table:table-cell table:formula="of:=[.B1522]-[.A1522]" office:value-type="float" office:value="-745" calcext:value-type="float">
            <text:p>-745,0</text:p>
          </table:table-cell>
          <table:table-cell table:formula="of:=[.C1521]" office:value-type="float" office:value="2060.5" calcext:value-type="float">
            <text:p>2060,5</text:p>
          </table:table-cell>
          <table:table-cell table:formula="of:=[.D1522]*2" office:value-type="float" office:value="4121" calcext:value-type="float">
            <text:p>4121,0</text:p>
          </table:table-cell>
          <table:table-cell table:formula="of:=[.D1521]" office:value-type="float" office:value="2817.5" calcext:value-type="float">
            <text:p>2817,5</text:p>
          </table:table-cell>
          <table:table-cell table:number-columns-repeated="3"/>
        </table:table-row>
        <table:table-row table:style-name="ro1">
          <table:table-cell table:formula="of:=IF([.B1523]&gt;=0;1;-1)*(2^[.$D$3])" office:value-type="float" office:value="-4096" calcext:value-type="float">
            <text:p>-4096</text:p>
          </table:table-cell>
          <table:table-cell table:formula="of:=[.$B$3]+[.E1523]-[.F1523]" office:value-type="float" office:value="-1503" calcext:value-type="float">
            <text:p>-1503,0</text:p>
          </table:table-cell>
          <table:table-cell table:formula="of:=[.B1523]-[.A1523]" office:value-type="float" office:value="2593" calcext:value-type="float">
            <text:p>2593,0</text:p>
          </table:table-cell>
          <table:table-cell table:formula="of:=[.C1522]" office:value-type="float" office:value="-745" calcext:value-type="float">
            <text:p>-745,0</text:p>
          </table:table-cell>
          <table:table-cell table:formula="of:=[.D1523]*2" office:value-type="float" office:value="-1490" calcext:value-type="float">
            <text:p>-1490,0</text:p>
          </table:table-cell>
          <table:table-cell table:formula="of:=[.D1522]" office:value-type="float" office:value="2060.5" calcext:value-type="float">
            <text:p>2060,5</text:p>
          </table:table-cell>
          <table:table-cell table:number-columns-repeated="3"/>
        </table:table-row>
        <table:table-row table:style-name="ro1">
          <table:table-cell table:formula="of:=IF([.B1524]&gt;=0;1;-1)*(2^[.$D$3])" office:value-type="float" office:value="4096" calcext:value-type="float">
            <text:p>4096</text:p>
          </table:table-cell>
          <table:table-cell table:formula="of:=[.$B$3]+[.E1524]-[.F1524]" office:value-type="float" office:value="7978.5" calcext:value-type="float">
            <text:p>7978,5</text:p>
          </table:table-cell>
          <table:table-cell table:formula="of:=[.B1524]-[.A1524]" office:value-type="float" office:value="3882.5" calcext:value-type="float">
            <text:p>3882,5</text:p>
          </table:table-cell>
          <table:table-cell table:formula="of:=[.C1523]" office:value-type="float" office:value="2593" calcext:value-type="float">
            <text:p>2593,0</text:p>
          </table:table-cell>
          <table:table-cell table:formula="of:=[.D1524]*2" office:value-type="float" office:value="5186" calcext:value-type="float">
            <text:p>5186,0</text:p>
          </table:table-cell>
          <table:table-cell table:formula="of:=[.D1523]" office:value-type="float" office:value="-745" calcext:value-type="float">
            <text:p>-745,0</text:p>
          </table:table-cell>
          <table:table-cell table:number-columns-repeated="3"/>
        </table:table-row>
        <table:table-row table:style-name="ro1">
          <table:table-cell table:formula="of:=IF([.B1525]&gt;=0;1;-1)*(2^[.$D$3])" office:value-type="float" office:value="4096" calcext:value-type="float">
            <text:p>4096</text:p>
          </table:table-cell>
          <table:table-cell table:formula="of:=[.$B$3]+[.E1525]-[.F1525]" office:value-type="float" office:value="7219.5" calcext:value-type="float">
            <text:p>7219,5</text:p>
          </table:table-cell>
          <table:table-cell table:formula="of:=[.B1525]-[.A1525]" office:value-type="float" office:value="3123.5" calcext:value-type="float">
            <text:p>3123,5</text:p>
          </table:table-cell>
          <table:table-cell table:formula="of:=[.C1524]" office:value-type="float" office:value="3882.5" calcext:value-type="float">
            <text:p>3882,5</text:p>
          </table:table-cell>
          <table:table-cell table:formula="of:=[.D1525]*2" office:value-type="float" office:value="7765" calcext:value-type="float">
            <text:p>7765,0</text:p>
          </table:table-cell>
          <table:table-cell table:formula="of:=[.D1524]" office:value-type="float" office:value="2593" calcext:value-type="float">
            <text:p>2593,0</text:p>
          </table:table-cell>
          <table:table-cell table:number-columns-repeated="3"/>
        </table:table-row>
        <table:table-row table:style-name="ro1">
          <table:table-cell table:formula="of:=IF([.B1526]&gt;=0;1;-1)*(2^[.$D$3])" office:value-type="float" office:value="4096" calcext:value-type="float">
            <text:p>4096</text:p>
          </table:table-cell>
          <table:table-cell table:formula="of:=[.$B$3]+[.E1526]-[.F1526]" office:value-type="float" office:value="4412" calcext:value-type="float">
            <text:p>4412,0</text:p>
          </table:table-cell>
          <table:table-cell table:formula="of:=[.B1526]-[.A1526]" office:value-type="float" office:value="316" calcext:value-type="float">
            <text:p>316,0</text:p>
          </table:table-cell>
          <table:table-cell table:formula="of:=[.C1525]" office:value-type="float" office:value="3123.5" calcext:value-type="float">
            <text:p>3123,5</text:p>
          </table:table-cell>
          <table:table-cell table:formula="of:=[.D1526]*2" office:value-type="float" office:value="6247" calcext:value-type="float">
            <text:p>6247,0</text:p>
          </table:table-cell>
          <table:table-cell table:formula="of:=[.D1525]" office:value-type="float" office:value="3882.5" calcext:value-type="float">
            <text:p>3882,5</text:p>
          </table:table-cell>
          <table:table-cell table:number-columns-repeated="3"/>
        </table:table-row>
        <table:table-row table:style-name="ro1">
          <table:table-cell table:formula="of:=IF([.B1527]&gt;=0;1;-1)*(2^[.$D$3])" office:value-type="float" office:value="-4096" calcext:value-type="float">
            <text:p>-4096</text:p>
          </table:table-cell>
          <table:table-cell table:formula="of:=[.$B$3]+[.E1527]-[.F1527]" office:value-type="float" office:value="-444" calcext:value-type="float">
            <text:p>-444,0</text:p>
          </table:table-cell>
          <table:table-cell table:formula="of:=[.B1527]-[.A1527]" office:value-type="float" office:value="3652" calcext:value-type="float">
            <text:p>3652,0</text:p>
          </table:table-cell>
          <table:table-cell table:formula="of:=[.C1526]" office:value-type="float" office:value="316" calcext:value-type="float">
            <text:p>316,0</text:p>
          </table:table-cell>
          <table:table-cell table:formula="of:=[.D1527]*2" office:value-type="float" office:value="632" calcext:value-type="float">
            <text:p>632,0</text:p>
          </table:table-cell>
          <table:table-cell table:formula="of:=[.D1526]" office:value-type="float" office:value="3123.5" calcext:value-type="float">
            <text:p>3123,5</text:p>
          </table:table-cell>
          <table:table-cell table:number-columns-repeated="3"/>
        </table:table-row>
        <table:table-row table:style-name="ro1">
          <table:table-cell table:formula="of:=IF([.B1528]&gt;=0;1;-1)*(2^[.$D$3])" office:value-type="float" office:value="4096" calcext:value-type="float">
            <text:p>4096</text:p>
          </table:table-cell>
          <table:table-cell table:formula="of:=[.$B$3]+[.E1528]-[.F1528]" office:value-type="float" office:value="9035.5" calcext:value-type="float">
            <text:p>9035,5</text:p>
          </table:table-cell>
          <table:table-cell table:formula="of:=[.B1528]-[.A1528]" office:value-type="float" office:value="4939.5" calcext:value-type="float">
            <text:p>4939,5</text:p>
          </table:table-cell>
          <table:table-cell table:formula="of:=[.C1527]" office:value-type="float" office:value="3652" calcext:value-type="float">
            <text:p>3652,0</text:p>
          </table:table-cell>
          <table:table-cell table:formula="of:=[.D1528]*2" office:value-type="float" office:value="7304" calcext:value-type="float">
            <text:p>7304,0</text:p>
          </table:table-cell>
          <table:table-cell table:formula="of:=[.D1527]" office:value-type="float" office:value="316" calcext:value-type="float">
            <text:p>316,0</text:p>
          </table:table-cell>
          <table:table-cell table:number-columns-repeated="3"/>
        </table:table-row>
        <table:table-row table:style-name="ro1">
          <table:table-cell table:formula="of:=IF([.B1529]&gt;=0;1;-1)*(2^[.$D$3])" office:value-type="float" office:value="4096" calcext:value-type="float">
            <text:p>4096</text:p>
          </table:table-cell>
          <table:table-cell table:formula="of:=[.$B$3]+[.E1529]-[.F1529]" office:value-type="float" office:value="8274.5" calcext:value-type="float">
            <text:p>8274,5</text:p>
          </table:table-cell>
          <table:table-cell table:formula="of:=[.B1529]-[.A1529]" office:value-type="float" office:value="4178.5" calcext:value-type="float">
            <text:p>4178,5</text:p>
          </table:table-cell>
          <table:table-cell table:formula="of:=[.C1528]" office:value-type="float" office:value="4939.5" calcext:value-type="float">
            <text:p>4939,5</text:p>
          </table:table-cell>
          <table:table-cell table:formula="of:=[.D1529]*2" office:value-type="float" office:value="9879" calcext:value-type="float">
            <text:p>9879,0</text:p>
          </table:table-cell>
          <table:table-cell table:formula="of:=[.D1528]" office:value-type="float" office:value="3652" calcext:value-type="float">
            <text:p>3652,0</text:p>
          </table:table-cell>
          <table:table-cell table:number-columns-repeated="3"/>
        </table:table-row>
        <table:table-row table:style-name="ro1">
          <table:table-cell table:formula="of:=IF([.B1530]&gt;=0;1;-1)*(2^[.$D$3])" office:value-type="float" office:value="4096" calcext:value-type="float">
            <text:p>4096</text:p>
          </table:table-cell>
          <table:table-cell table:formula="of:=[.$B$3]+[.E1530]-[.F1530]" office:value-type="float" office:value="5465" calcext:value-type="float">
            <text:p>5465,0</text:p>
          </table:table-cell>
          <table:table-cell table:formula="of:=[.B1530]-[.A1530]" office:value-type="float" office:value="1369" calcext:value-type="float">
            <text:p>1369,0</text:p>
          </table:table-cell>
          <table:table-cell table:formula="of:=[.C1529]" office:value-type="float" office:value="4178.5" calcext:value-type="float">
            <text:p>4178,5</text:p>
          </table:table-cell>
          <table:table-cell table:formula="of:=[.D1530]*2" office:value-type="float" office:value="8357" calcext:value-type="float">
            <text:p>8357,0</text:p>
          </table:table-cell>
          <table:table-cell table:formula="of:=[.D1529]" office:value-type="float" office:value="4939.5" calcext:value-type="float">
            <text:p>4939,5</text:p>
          </table:table-cell>
          <table:table-cell table:number-columns-repeated="3"/>
        </table:table-row>
        <table:table-row table:style-name="ro1">
          <table:table-cell table:formula="of:=IF([.B1531]&gt;=0;1;-1)*(2^[.$D$3])" office:value-type="float" office:value="4096" calcext:value-type="float">
            <text:p>4096</text:p>
          </table:table-cell>
          <table:table-cell table:formula="of:=[.$B$3]+[.E1531]-[.F1531]" office:value-type="float" office:value="607" calcext:value-type="float">
            <text:p>607,0</text:p>
          </table:table-cell>
          <table:table-cell table:formula="of:=[.B1531]-[.A1531]" office:value-type="float" office:value="-3489" calcext:value-type="float">
            <text:p>-3489,0</text:p>
          </table:table-cell>
          <table:table-cell table:formula="of:=[.C1530]" office:value-type="float" office:value="1369" calcext:value-type="float">
            <text:p>1369,0</text:p>
          </table:table-cell>
          <table:table-cell table:formula="of:=[.D1531]*2" office:value-type="float" office:value="2738" calcext:value-type="float">
            <text:p>2738,0</text:p>
          </table:table-cell>
          <table:table-cell table:formula="of:=[.D1530]" office:value-type="float" office:value="4178.5" calcext:value-type="float">
            <text:p>4178,5</text:p>
          </table:table-cell>
          <table:table-cell table:number-columns-repeated="3"/>
        </table:table-row>
        <table:table-row table:style-name="ro1">
          <table:table-cell table:formula="of:=IF([.B1532]&gt;=0;1;-1)*(2^[.$D$3])" office:value-type="float" office:value="-4096" calcext:value-type="float">
            <text:p>-4096</text:p>
          </table:table-cell>
          <table:table-cell table:formula="of:=[.$B$3]+[.E1532]-[.F1532]" office:value-type="float" office:value="-6299.5" calcext:value-type="float">
            <text:p>-6299,5</text:p>
          </table:table-cell>
          <table:table-cell table:formula="of:=[.B1532]-[.A1532]" office:value-type="float" office:value="-2203.5" calcext:value-type="float">
            <text:p>-2203,5</text:p>
          </table:table-cell>
          <table:table-cell table:formula="of:=[.C1531]" office:value-type="float" office:value="-3489" calcext:value-type="float">
            <text:p>-3489,0</text:p>
          </table:table-cell>
          <table:table-cell table:formula="of:=[.D1532]*2" office:value-type="float" office:value="-6978" calcext:value-type="float">
            <text:p>-6978,0</text:p>
          </table:table-cell>
          <table:table-cell table:formula="of:=[.D1531]" office:value-type="float" office:value="1369" calcext:value-type="float">
            <text:p>1369,0</text:p>
          </table:table-cell>
          <table:table-cell table:number-columns-repeated="3"/>
        </table:table-row>
        <table:table-row table:style-name="ro1">
          <table:table-cell table:formula="of:=IF([.B1533]&gt;=0;1;-1)*(2^[.$D$3])" office:value-type="float" office:value="4096" calcext:value-type="float">
            <text:p>4096</text:p>
          </table:table-cell>
          <table:table-cell table:formula="of:=[.$B$3]+[.E1533]-[.F1533]" office:value-type="float" office:value="1129.5" calcext:value-type="float">
            <text:p>1129,5</text:p>
          </table:table-cell>
          <table:table-cell table:formula="of:=[.B1533]-[.A1533]" office:value-type="float" office:value="-2966.5" calcext:value-type="float">
            <text:p>-2966,5</text:p>
          </table:table-cell>
          <table:table-cell table:formula="of:=[.C1532]" office:value-type="float" office:value="-2203.5" calcext:value-type="float">
            <text:p>-2203,5</text:p>
          </table:table-cell>
          <table:table-cell table:formula="of:=[.D1533]*2" office:value-type="float" office:value="-4407" calcext:value-type="float">
            <text:p>-4407,0</text:p>
          </table:table-cell>
          <table:table-cell table:formula="of:=[.D1532]" office:value-type="float" office:value="-3489" calcext:value-type="float">
            <text:p>-3489,0</text:p>
          </table:table-cell>
          <table:table-cell table:number-columns-repeated="3"/>
        </table:table-row>
        <table:table-row table:style-name="ro1">
          <table:table-cell table:formula="of:=IF([.B1534]&gt;=0;1;-1)*(2^[.$D$3])" office:value-type="float" office:value="-4096" calcext:value-type="float">
            <text:p>-4096</text:p>
          </table:table-cell>
          <table:table-cell table:formula="of:=[.$B$3]+[.E1534]-[.F1534]" office:value-type="float" office:value="-1682" calcext:value-type="float">
            <text:p>-1682,0</text:p>
          </table:table-cell>
          <table:table-cell table:formula="of:=[.B1534]-[.A1534]" office:value-type="float" office:value="2414" calcext:value-type="float">
            <text:p>2414,0</text:p>
          </table:table-cell>
          <table:table-cell table:formula="of:=[.C1533]" office:value-type="float" office:value="-2966.5" calcext:value-type="float">
            <text:p>-2966,5</text:p>
          </table:table-cell>
          <table:table-cell table:formula="of:=[.D1534]*2" office:value-type="float" office:value="-5933" calcext:value-type="float">
            <text:p>-5933,0</text:p>
          </table:table-cell>
          <table:table-cell table:formula="of:=[.D1533]" office:value-type="float" office:value="-2203.5" calcext:value-type="float">
            <text:p>-2203,5</text:p>
          </table:table-cell>
          <table:table-cell table:number-columns-repeated="3"/>
        </table:table-row>
        <table:table-row table:style-name="ro1">
          <table:table-cell table:formula="of:=IF([.B1535]&gt;=0;1;-1)*(2^[.$D$3])" office:value-type="float" office:value="4096" calcext:value-type="float">
            <text:p>4096</text:p>
          </table:table-cell>
          <table:table-cell table:formula="of:=[.$B$3]+[.E1535]-[.F1535]" office:value-type="float" office:value="9842" calcext:value-type="float">
            <text:p>9842,0</text:p>
          </table:table-cell>
          <table:table-cell table:formula="of:=[.B1535]-[.A1535]" office:value-type="float" office:value="5746" calcext:value-type="float">
            <text:p>5746,0</text:p>
          </table:table-cell>
          <table:table-cell table:formula="of:=[.C1534]" office:value-type="float" office:value="2414" calcext:value-type="float">
            <text:p>2414,0</text:p>
          </table:table-cell>
          <table:table-cell table:formula="of:=[.D1535]*2" office:value-type="float" office:value="4828" calcext:value-type="float">
            <text:p>4828,0</text:p>
          </table:table-cell>
          <table:table-cell table:formula="of:=[.D1534]" office:value-type="float" office:value="-2966.5" calcext:value-type="float">
            <text:p>-2966,5</text:p>
          </table:table-cell>
          <table:table-cell table:number-columns-repeated="3"/>
        </table:table-row>
        <table:table-row table:style-name="ro1">
          <table:table-cell table:formula="of:=IF([.B1536]&gt;=0;1;-1)*(2^[.$D$3])" office:value-type="float" office:value="4096" calcext:value-type="float">
            <text:p>4096</text:p>
          </table:table-cell>
          <table:table-cell table:formula="of:=[.$B$3]+[.E1536]-[.F1536]" office:value-type="float" office:value="11125.5" calcext:value-type="float">
            <text:p>11125,5</text:p>
          </table:table-cell>
          <table:table-cell table:formula="of:=[.B1536]-[.A1536]" office:value-type="float" office:value="7029.5" calcext:value-type="float">
            <text:p>7029,5</text:p>
          </table:table-cell>
          <table:table-cell table:formula="of:=[.C1535]" office:value-type="float" office:value="5746" calcext:value-type="float">
            <text:p>5746,0</text:p>
          </table:table-cell>
          <table:table-cell table:formula="of:=[.D1536]*2" office:value-type="float" office:value="11492" calcext:value-type="float">
            <text:p>11492,0</text:p>
          </table:table-cell>
          <table:table-cell table:formula="of:=[.D1535]" office:value-type="float" office:value="2414" calcext:value-type="float">
            <text:p>2414,0</text:p>
          </table:table-cell>
          <table:table-cell table:number-columns-repeated="3"/>
        </table:table-row>
        <table:table-row table:style-name="ro1">
          <table:table-cell table:formula="of:=IF([.B1537]&gt;=0;1;-1)*(2^[.$D$3])" office:value-type="float" office:value="4096" calcext:value-type="float">
            <text:p>4096</text:p>
          </table:table-cell>
          <table:table-cell table:formula="of:=[.$B$3]+[.E1537]-[.F1537]" office:value-type="float" office:value="10360.5" calcext:value-type="float">
            <text:p>10360,5</text:p>
          </table:table-cell>
          <table:table-cell table:formula="of:=[.B1537]-[.A1537]" office:value-type="float" office:value="6264.5" calcext:value-type="float">
            <text:p>6264,5</text:p>
          </table:table-cell>
          <table:table-cell table:formula="of:=[.C1536]" office:value-type="float" office:value="7029.5" calcext:value-type="float">
            <text:p>7029,5</text:p>
          </table:table-cell>
          <table:table-cell table:formula="of:=[.D1537]*2" office:value-type="float" office:value="14059" calcext:value-type="float">
            <text:p>14059,0</text:p>
          </table:table-cell>
          <table:table-cell table:formula="of:=[.D1536]" office:value-type="float" office:value="5746" calcext:value-type="float">
            <text:p>5746,0</text:p>
          </table:table-cell>
          <table:table-cell table:number-columns-repeated="3"/>
        </table:table-row>
        <table:table-row table:style-name="ro1">
          <table:table-cell table:formula="of:=IF([.B1538]&gt;=0;1;-1)*(2^[.$D$3])" office:value-type="float" office:value="4096" calcext:value-type="float">
            <text:p>4096</text:p>
          </table:table-cell>
          <table:table-cell table:formula="of:=[.$B$3]+[.E1538]-[.F1538]" office:value-type="float" office:value="7547" calcext:value-type="float">
            <text:p>7547,0</text:p>
          </table:table-cell>
          <table:table-cell table:formula="of:=[.B1538]-[.A1538]" office:value-type="float" office:value="3451" calcext:value-type="float">
            <text:p>3451,0</text:p>
          </table:table-cell>
          <table:table-cell table:formula="of:=[.C1537]" office:value-type="float" office:value="6264.5" calcext:value-type="float">
            <text:p>6264,5</text:p>
          </table:table-cell>
          <table:table-cell table:formula="of:=[.D1538]*2" office:value-type="float" office:value="12529" calcext:value-type="float">
            <text:p>12529,0</text:p>
          </table:table-cell>
          <table:table-cell table:formula="of:=[.D1537]" office:value-type="float" office:value="7029.5" calcext:value-type="float">
            <text:p>7029,5</text:p>
          </table:table-cell>
          <table:table-cell table:number-columns-repeated="3"/>
        </table:table-row>
        <table:table-row table:style-name="ro1">
          <table:table-cell table:formula="of:=IF([.B1539]&gt;=0;1;-1)*(2^[.$D$3])" office:value-type="float" office:value="4096" calcext:value-type="float">
            <text:p>4096</text:p>
          </table:table-cell>
          <table:table-cell table:formula="of:=[.$B$3]+[.E1539]-[.F1539]" office:value-type="float" office:value="2685" calcext:value-type="float">
            <text:p>2685,0</text:p>
          </table:table-cell>
          <table:table-cell table:formula="of:=[.B1539]-[.A1539]" office:value-type="float" office:value="-1411" calcext:value-type="float">
            <text:p>-1411,0</text:p>
          </table:table-cell>
          <table:table-cell table:formula="of:=[.C1538]" office:value-type="float" office:value="3451" calcext:value-type="float">
            <text:p>3451,0</text:p>
          </table:table-cell>
          <table:table-cell table:formula="of:=[.D1539]*2" office:value-type="float" office:value="6902" calcext:value-type="float">
            <text:p>6902,0</text:p>
          </table:table-cell>
          <table:table-cell table:formula="of:=[.D1538]" office:value-type="float" office:value="6264.5" calcext:value-type="float">
            <text:p>6264,5</text:p>
          </table:table-cell>
          <table:table-cell table:number-columns-repeated="3"/>
        </table:table-row>
        <table:table-row table:style-name="ro1">
          <table:table-cell table:formula="of:=IF([.B1540]&gt;=0;1;-1)*(2^[.$D$3])" office:value-type="float" office:value="-4096" calcext:value-type="float">
            <text:p>-4096</text:p>
          </table:table-cell>
          <table:table-cell table:formula="of:=[.$B$3]+[.E1540]-[.F1540]" office:value-type="float" office:value="-4225.5" calcext:value-type="float">
            <text:p>-4225,5</text:p>
          </table:table-cell>
          <table:table-cell table:formula="of:=[.B1540]-[.A1540]" office:value-type="float" office:value="-129.5" calcext:value-type="float">
            <text:p>-129,5</text:p>
          </table:table-cell>
          <table:table-cell table:formula="of:=[.C1539]" office:value-type="float" office:value="-1411" calcext:value-type="float">
            <text:p>-1411,0</text:p>
          </table:table-cell>
          <table:table-cell table:formula="of:=[.D1540]*2" office:value-type="float" office:value="-2822" calcext:value-type="float">
            <text:p>-2822,0</text:p>
          </table:table-cell>
          <table:table-cell table:formula="of:=[.D1539]" office:value-type="float" office:value="3451" calcext:value-type="float">
            <text:p>3451,0</text:p>
          </table:table-cell>
          <table:table-cell table:number-columns-repeated="3"/>
        </table:table-row>
        <table:table-row table:style-name="ro1">
          <table:table-cell table:formula="of:=IF([.B1541]&gt;=0;1;-1)*(2^[.$D$3])" office:value-type="float" office:value="4096" calcext:value-type="float">
            <text:p>4096</text:p>
          </table:table-cell>
          <table:table-cell table:formula="of:=[.$B$3]+[.E1541]-[.F1541]" office:value-type="float" office:value="3199.5" calcext:value-type="float">
            <text:p>3199,5</text:p>
          </table:table-cell>
          <table:table-cell table:formula="of:=[.B1541]-[.A1541]" office:value-type="float" office:value="-896.5" calcext:value-type="float">
            <text:p>-896,5</text:p>
          </table:table-cell>
          <table:table-cell table:formula="of:=[.C1540]" office:value-type="float" office:value="-129.5" calcext:value-type="float">
            <text:p>-129,5</text:p>
          </table:table-cell>
          <table:table-cell table:formula="of:=[.D1541]*2" office:value-type="float" office:value="-259" calcext:value-type="float">
            <text:p>-259,0</text:p>
          </table:table-cell>
          <table:table-cell table:formula="of:=[.D1540]" office:value-type="float" office:value="-1411" calcext:value-type="float">
            <text:p>-1411,0</text:p>
          </table:table-cell>
          <table:table-cell table:number-columns-repeated="3"/>
        </table:table-row>
        <table:table-row table:style-name="ro1">
          <table:table-cell table:formula="of:=IF([.B1542]&gt;=0;1;-1)*(2^[.$D$3])" office:value-type="float" office:value="4096" calcext:value-type="float">
            <text:p>4096</text:p>
          </table:table-cell>
          <table:table-cell table:formula="of:=[.$B$3]+[.E1542]-[.F1542]" office:value-type="float" office:value="384" calcext:value-type="float">
            <text:p>384,0</text:p>
          </table:table-cell>
          <table:table-cell table:formula="of:=[.B1542]-[.A1542]" office:value-type="float" office:value="-3712" calcext:value-type="float">
            <text:p>-3712,0</text:p>
          </table:table-cell>
          <table:table-cell table:formula="of:=[.C1541]" office:value-type="float" office:value="-896.5" calcext:value-type="float">
            <text:p>-896,5</text:p>
          </table:table-cell>
          <table:table-cell table:formula="of:=[.D1542]*2" office:value-type="float" office:value="-1793" calcext:value-type="float">
            <text:p>-1793,0</text:p>
          </table:table-cell>
          <table:table-cell table:formula="of:=[.D1541]" office:value-type="float" office:value="-129.5" calcext:value-type="float">
            <text:p>-129,5</text:p>
          </table:table-cell>
          <table:table-cell table:number-columns-repeated="3"/>
        </table:table-row>
        <table:table-row table:style-name="ro1">
          <table:table-cell table:formula="of:=IF([.B1543]&gt;=0;1;-1)*(2^[.$D$3])" office:value-type="float" office:value="-4096" calcext:value-type="float">
            <text:p>-4096</text:p>
          </table:table-cell>
          <table:table-cell table:formula="of:=[.$B$3]+[.E1543]-[.F1543]" office:value-type="float" office:value="-4480" calcext:value-type="float">
            <text:p>-4480,0</text:p>
          </table:table-cell>
          <table:table-cell table:formula="of:=[.B1543]-[.A1543]" office:value-type="float" office:value="-384" calcext:value-type="float">
            <text:p>-384,0</text:p>
          </table:table-cell>
          <table:table-cell table:formula="of:=[.C1542]" office:value-type="float" office:value="-3712" calcext:value-type="float">
            <text:p>-3712,0</text:p>
          </table:table-cell>
          <table:table-cell table:formula="of:=[.D1543]*2" office:value-type="float" office:value="-7424" calcext:value-type="float">
            <text:p>-7424,0</text:p>
          </table:table-cell>
          <table:table-cell table:formula="of:=[.D1542]" office:value-type="float" office:value="-896.5" calcext:value-type="float">
            <text:p>-896,5</text:p>
          </table:table-cell>
          <table:table-cell table:number-columns-repeated="3"/>
        </table:table-row>
        <table:table-row table:style-name="ro1">
          <table:table-cell table:formula="of:=IF([.B1544]&gt;=0;1;-1)*(2^[.$D$3])" office:value-type="float" office:value="4096" calcext:value-type="float">
            <text:p>4096</text:p>
          </table:table-cell>
          <table:table-cell table:formula="of:=[.$B$3]+[.E1544]-[.F1544]" office:value-type="float" office:value="4991.5" calcext:value-type="float">
            <text:p>4991,5</text:p>
          </table:table-cell>
          <table:table-cell table:formula="of:=[.B1544]-[.A1544]" office:value-type="float" office:value="895.5" calcext:value-type="float">
            <text:p>895,5</text:p>
          </table:table-cell>
          <table:table-cell table:formula="of:=[.C1543]" office:value-type="float" office:value="-384" calcext:value-type="float">
            <text:p>-384,0</text:p>
          </table:table-cell>
          <table:table-cell table:formula="of:=[.D1544]*2" office:value-type="float" office:value="-768" calcext:value-type="float">
            <text:p>-768,0</text:p>
          </table:table-cell>
          <table:table-cell table:formula="of:=[.D1543]" office:value-type="float" office:value="-3712" calcext:value-type="float">
            <text:p>-3712,0</text:p>
          </table:table-cell>
          <table:table-cell table:number-columns-repeated="3"/>
        </table:table-row>
        <table:table-row table:style-name="ro1">
          <table:table-cell table:formula="of:=IF([.B1545]&gt;=0;1;-1)*(2^[.$D$3])" office:value-type="float" office:value="4096" calcext:value-type="float">
            <text:p>4096</text:p>
          </table:table-cell>
          <table:table-cell table:formula="of:=[.$B$3]+[.E1545]-[.F1545]" office:value-type="float" office:value="4222.5" calcext:value-type="float">
            <text:p>4222,5</text:p>
          </table:table-cell>
          <table:table-cell table:formula="of:=[.B1545]-[.A1545]" office:value-type="float" office:value="126.5" calcext:value-type="float">
            <text:p>126,5</text:p>
          </table:table-cell>
          <table:table-cell table:formula="of:=[.C1544]" office:value-type="float" office:value="895.5" calcext:value-type="float">
            <text:p>895,5</text:p>
          </table:table-cell>
          <table:table-cell table:formula="of:=[.D1545]*2" office:value-type="float" office:value="1791" calcext:value-type="float">
            <text:p>1791,0</text:p>
          </table:table-cell>
          <table:table-cell table:formula="of:=[.D1544]" office:value-type="float" office:value="-384" calcext:value-type="float">
            <text:p>-384,0</text:p>
          </table:table-cell>
          <table:table-cell table:number-columns-repeated="3"/>
        </table:table-row>
        <table:table-row table:style-name="ro1">
          <table:table-cell table:formula="of:=IF([.B1546]&gt;=0;1;-1)*(2^[.$D$3])" office:value-type="float" office:value="4096" calcext:value-type="float">
            <text:p>4096</text:p>
          </table:table-cell>
          <table:table-cell table:formula="of:=[.$B$3]+[.E1546]-[.F1546]" office:value-type="float" office:value="1405" calcext:value-type="float">
            <text:p>1405,0</text:p>
          </table:table-cell>
          <table:table-cell table:formula="of:=[.B1546]-[.A1546]" office:value-type="float" office:value="-2691" calcext:value-type="float">
            <text:p>-2691,0</text:p>
          </table:table-cell>
          <table:table-cell table:formula="of:=[.C1545]" office:value-type="float" office:value="126.5" calcext:value-type="float">
            <text:p>126,5</text:p>
          </table:table-cell>
          <table:table-cell table:formula="of:=[.D1546]*2" office:value-type="float" office:value="253" calcext:value-type="float">
            <text:p>253,0</text:p>
          </table:table-cell>
          <table:table-cell table:formula="of:=[.D1545]" office:value-type="float" office:value="895.5" calcext:value-type="float">
            <text:p>895,5</text:p>
          </table:table-cell>
          <table:table-cell table:number-columns-repeated="3"/>
        </table:table-row>
        <table:table-row table:style-name="ro1">
          <table:table-cell table:formula="of:=IF([.B1547]&gt;=0;1;-1)*(2^[.$D$3])" office:value-type="float" office:value="-4096" calcext:value-type="float">
            <text:p>-4096</text:p>
          </table:table-cell>
          <table:table-cell table:formula="of:=[.$B$3]+[.E1547]-[.F1547]" office:value-type="float" office:value="-3461" calcext:value-type="float">
            <text:p>-3461,0</text:p>
          </table:table-cell>
          <table:table-cell table:formula="of:=[.B1547]-[.A1547]" office:value-type="float" office:value="635" calcext:value-type="float">
            <text:p>635,0</text:p>
          </table:table-cell>
          <table:table-cell table:formula="of:=[.C1546]" office:value-type="float" office:value="-2691" calcext:value-type="float">
            <text:p>-2691,0</text:p>
          </table:table-cell>
          <table:table-cell table:formula="of:=[.D1547]*2" office:value-type="float" office:value="-5382" calcext:value-type="float">
            <text:p>-5382,0</text:p>
          </table:table-cell>
          <table:table-cell table:formula="of:=[.D1546]" office:value-type="float" office:value="126.5" calcext:value-type="float">
            <text:p>126,5</text:p>
          </table:table-cell>
          <table:table-cell table:number-columns-repeated="3"/>
        </table:table-row>
        <table:table-row table:style-name="ro1">
          <table:table-cell table:formula="of:=IF([.B1548]&gt;=0;1;-1)*(2^[.$D$3])" office:value-type="float" office:value="4096" calcext:value-type="float">
            <text:p>4096</text:p>
          </table:table-cell>
          <table:table-cell table:formula="of:=[.$B$3]+[.E1548]-[.F1548]" office:value-type="float" office:value="6008.5" calcext:value-type="float">
            <text:p>6008,5</text:p>
          </table:table-cell>
          <table:table-cell table:formula="of:=[.B1548]-[.A1548]" office:value-type="float" office:value="1912.5" calcext:value-type="float">
            <text:p>1912,5</text:p>
          </table:table-cell>
          <table:table-cell table:formula="of:=[.C1547]" office:value-type="float" office:value="635" calcext:value-type="float">
            <text:p>635,0</text:p>
          </table:table-cell>
          <table:table-cell table:formula="of:=[.D1548]*2" office:value-type="float" office:value="1270" calcext:value-type="float">
            <text:p>1270,0</text:p>
          </table:table-cell>
          <table:table-cell table:formula="of:=[.D1547]" office:value-type="float" office:value="-2691" calcext:value-type="float">
            <text:p>-2691,0</text:p>
          </table:table-cell>
          <table:table-cell table:number-columns-repeated="3"/>
        </table:table-row>
        <table:table-row table:style-name="ro1">
          <table:table-cell table:formula="of:=IF([.B1549]&gt;=0;1;-1)*(2^[.$D$3])" office:value-type="float" office:value="4096" calcext:value-type="float">
            <text:p>4096</text:p>
          </table:table-cell>
          <table:table-cell table:formula="of:=[.$B$3]+[.E1549]-[.F1549]" office:value-type="float" office:value="5237.5" calcext:value-type="float">
            <text:p>5237,5</text:p>
          </table:table-cell>
          <table:table-cell table:formula="of:=[.B1549]-[.A1549]" office:value-type="float" office:value="1141.5" calcext:value-type="float">
            <text:p>1141,5</text:p>
          </table:table-cell>
          <table:table-cell table:formula="of:=[.C1548]" office:value-type="float" office:value="1912.5" calcext:value-type="float">
            <text:p>1912,5</text:p>
          </table:table-cell>
          <table:table-cell table:formula="of:=[.D1549]*2" office:value-type="float" office:value="3825" calcext:value-type="float">
            <text:p>3825,0</text:p>
          </table:table-cell>
          <table:table-cell table:formula="of:=[.D1548]" office:value-type="float" office:value="635" calcext:value-type="float">
            <text:p>635,0</text:p>
          </table:table-cell>
          <table:table-cell table:number-columns-repeated="3"/>
        </table:table-row>
        <table:table-row table:style-name="ro1">
          <table:table-cell table:formula="of:=IF([.B1550]&gt;=0;1;-1)*(2^[.$D$3])" office:value-type="float" office:value="4096" calcext:value-type="float">
            <text:p>4096</text:p>
          </table:table-cell>
          <table:table-cell table:formula="of:=[.$B$3]+[.E1550]-[.F1550]" office:value-type="float" office:value="2418" calcext:value-type="float">
            <text:p>2418,0</text:p>
          </table:table-cell>
          <table:table-cell table:formula="of:=[.B1550]-[.A1550]" office:value-type="float" office:value="-1678" calcext:value-type="float">
            <text:p>-1678,0</text:p>
          </table:table-cell>
          <table:table-cell table:formula="of:=[.C1549]" office:value-type="float" office:value="1141.5" calcext:value-type="float">
            <text:p>1141,5</text:p>
          </table:table-cell>
          <table:table-cell table:formula="of:=[.D1550]*2" office:value-type="float" office:value="2283" calcext:value-type="float">
            <text:p>2283,0</text:p>
          </table:table-cell>
          <table:table-cell table:formula="of:=[.D1549]" office:value-type="float" office:value="1912.5" calcext:value-type="float">
            <text:p>1912,5</text:p>
          </table:table-cell>
          <table:table-cell table:number-columns-repeated="3"/>
        </table:table-row>
        <table:table-row table:style-name="ro1">
          <table:table-cell table:formula="of:=IF([.B1551]&gt;=0;1;-1)*(2^[.$D$3])" office:value-type="float" office:value="-4096" calcext:value-type="float">
            <text:p>-4096</text:p>
          </table:table-cell>
          <table:table-cell table:formula="of:=[.$B$3]+[.E1551]-[.F1551]" office:value-type="float" office:value="-2450" calcext:value-type="float">
            <text:p>-2450,0</text:p>
          </table:table-cell>
          <table:table-cell table:formula="of:=[.B1551]-[.A1551]" office:value-type="float" office:value="1646" calcext:value-type="float">
            <text:p>1646,0</text:p>
          </table:table-cell>
          <table:table-cell table:formula="of:=[.C1550]" office:value-type="float" office:value="-1678" calcext:value-type="float">
            <text:p>-1678,0</text:p>
          </table:table-cell>
          <table:table-cell table:formula="of:=[.D1551]*2" office:value-type="float" office:value="-3356" calcext:value-type="float">
            <text:p>-3356,0</text:p>
          </table:table-cell>
          <table:table-cell table:formula="of:=[.D1550]" office:value-type="float" office:value="1141.5" calcext:value-type="float">
            <text:p>1141,5</text:p>
          </table:table-cell>
          <table:table-cell table:number-columns-repeated="3"/>
        </table:table-row>
        <table:table-row table:style-name="ro1">
          <table:table-cell table:formula="of:=IF([.B1552]&gt;=0;1;-1)*(2^[.$D$3])" office:value-type="float" office:value="4096" calcext:value-type="float">
            <text:p>4096</text:p>
          </table:table-cell>
          <table:table-cell table:formula="of:=[.$B$3]+[.E1552]-[.F1552]" office:value-type="float" office:value="7017.5" calcext:value-type="float">
            <text:p>7017,5</text:p>
          </table:table-cell>
          <table:table-cell table:formula="of:=[.B1552]-[.A1552]" office:value-type="float" office:value="2921.5" calcext:value-type="float">
            <text:p>2921,5</text:p>
          </table:table-cell>
          <table:table-cell table:formula="of:=[.C1551]" office:value-type="float" office:value="1646" calcext:value-type="float">
            <text:p>1646,0</text:p>
          </table:table-cell>
          <table:table-cell table:formula="of:=[.D1552]*2" office:value-type="float" office:value="3292" calcext:value-type="float">
            <text:p>3292,0</text:p>
          </table:table-cell>
          <table:table-cell table:formula="of:=[.D1551]" office:value-type="float" office:value="-1678" calcext:value-type="float">
            <text:p>-1678,0</text:p>
          </table:table-cell>
          <table:table-cell table:number-columns-repeated="3"/>
        </table:table-row>
        <table:table-row table:style-name="ro1">
          <table:table-cell table:formula="of:=IF([.B1553]&gt;=0;1;-1)*(2^[.$D$3])" office:value-type="float" office:value="4096" calcext:value-type="float">
            <text:p>4096</text:p>
          </table:table-cell>
          <table:table-cell table:formula="of:=[.$B$3]+[.E1553]-[.F1553]" office:value-type="float" office:value="6244.5" calcext:value-type="float">
            <text:p>6244,5</text:p>
          </table:table-cell>
          <table:table-cell table:formula="of:=[.B1553]-[.A1553]" office:value-type="float" office:value="2148.5" calcext:value-type="float">
            <text:p>2148,5</text:p>
          </table:table-cell>
          <table:table-cell table:formula="of:=[.C1552]" office:value-type="float" office:value="2921.5" calcext:value-type="float">
            <text:p>2921,5</text:p>
          </table:table-cell>
          <table:table-cell table:formula="of:=[.D1553]*2" office:value-type="float" office:value="5843" calcext:value-type="float">
            <text:p>5843,0</text:p>
          </table:table-cell>
          <table:table-cell table:formula="of:=[.D1552]" office:value-type="float" office:value="1646" calcext:value-type="float">
            <text:p>1646,0</text:p>
          </table:table-cell>
          <table:table-cell table:number-columns-repeated="3"/>
        </table:table-row>
        <table:table-row table:style-name="ro1">
          <table:table-cell table:formula="of:=IF([.B1554]&gt;=0;1;-1)*(2^[.$D$3])" office:value-type="float" office:value="4096" calcext:value-type="float">
            <text:p>4096</text:p>
          </table:table-cell>
          <table:table-cell table:formula="of:=[.$B$3]+[.E1554]-[.F1554]" office:value-type="float" office:value="3423" calcext:value-type="float">
            <text:p>3423,0</text:p>
          </table:table-cell>
          <table:table-cell table:formula="of:=[.B1554]-[.A1554]" office:value-type="float" office:value="-673" calcext:value-type="float">
            <text:p>-673,0</text:p>
          </table:table-cell>
          <table:table-cell table:formula="of:=[.C1553]" office:value-type="float" office:value="2148.5" calcext:value-type="float">
            <text:p>2148,5</text:p>
          </table:table-cell>
          <table:table-cell table:formula="of:=[.D1554]*2" office:value-type="float" office:value="4297" calcext:value-type="float">
            <text:p>4297,0</text:p>
          </table:table-cell>
          <table:table-cell table:formula="of:=[.D1553]" office:value-type="float" office:value="2921.5" calcext:value-type="float">
            <text:p>2921,5</text:p>
          </table:table-cell>
          <table:table-cell table:number-columns-repeated="3"/>
        </table:table-row>
        <table:table-row table:style-name="ro1">
          <table:table-cell table:formula="of:=IF([.B1555]&gt;=0;1;-1)*(2^[.$D$3])" office:value-type="float" office:value="-4096" calcext:value-type="float">
            <text:p>-4096</text:p>
          </table:table-cell>
          <table:table-cell table:formula="of:=[.$B$3]+[.E1555]-[.F1555]" office:value-type="float" office:value="-1447" calcext:value-type="float">
            <text:p>-1447,0</text:p>
          </table:table-cell>
          <table:table-cell table:formula="of:=[.B1555]-[.A1555]" office:value-type="float" office:value="2649" calcext:value-type="float">
            <text:p>2649,0</text:p>
          </table:table-cell>
          <table:table-cell table:formula="of:=[.C1554]" office:value-type="float" office:value="-673" calcext:value-type="float">
            <text:p>-673,0</text:p>
          </table:table-cell>
          <table:table-cell table:formula="of:=[.D1555]*2" office:value-type="float" office:value="-1346" calcext:value-type="float">
            <text:p>-1346,0</text:p>
          </table:table-cell>
          <table:table-cell table:formula="of:=[.D1554]" office:value-type="float" office:value="2148.5" calcext:value-type="float">
            <text:p>2148,5</text:p>
          </table:table-cell>
          <table:table-cell table:number-columns-repeated="3"/>
        </table:table-row>
        <table:table-row table:style-name="ro1">
          <table:table-cell table:formula="of:=IF([.B1556]&gt;=0;1;-1)*(2^[.$D$3])" office:value-type="float" office:value="4096" calcext:value-type="float">
            <text:p>4096</text:p>
          </table:table-cell>
          <table:table-cell table:formula="of:=[.$B$3]+[.E1556]-[.F1556]" office:value-type="float" office:value="8018.5" calcext:value-type="float">
            <text:p>8018,5</text:p>
          </table:table-cell>
          <table:table-cell table:formula="of:=[.B1556]-[.A1556]" office:value-type="float" office:value="3922.5" calcext:value-type="float">
            <text:p>3922,5</text:p>
          </table:table-cell>
          <table:table-cell table:formula="of:=[.C1555]" office:value-type="float" office:value="2649" calcext:value-type="float">
            <text:p>2649,0</text:p>
          </table:table-cell>
          <table:table-cell table:formula="of:=[.D1556]*2" office:value-type="float" office:value="5298" calcext:value-type="float">
            <text:p>5298,0</text:p>
          </table:table-cell>
          <table:table-cell table:formula="of:=[.D1555]" office:value-type="float" office:value="-673" calcext:value-type="float">
            <text:p>-673,0</text:p>
          </table:table-cell>
          <table:table-cell table:number-columns-repeated="3"/>
        </table:table-row>
        <table:table-row table:style-name="ro1">
          <table:table-cell table:formula="of:=IF([.B1557]&gt;=0;1;-1)*(2^[.$D$3])" office:value-type="float" office:value="4096" calcext:value-type="float">
            <text:p>4096</text:p>
          </table:table-cell>
          <table:table-cell table:formula="of:=[.$B$3]+[.E1557]-[.F1557]" office:value-type="float" office:value="7243.5" calcext:value-type="float">
            <text:p>7243,5</text:p>
          </table:table-cell>
          <table:table-cell table:formula="of:=[.B1557]-[.A1557]" office:value-type="float" office:value="3147.5" calcext:value-type="float">
            <text:p>3147,5</text:p>
          </table:table-cell>
          <table:table-cell table:formula="of:=[.C1556]" office:value-type="float" office:value="3922.5" calcext:value-type="float">
            <text:p>3922,5</text:p>
          </table:table-cell>
          <table:table-cell table:formula="of:=[.D1557]*2" office:value-type="float" office:value="7845" calcext:value-type="float">
            <text:p>7845,0</text:p>
          </table:table-cell>
          <table:table-cell table:formula="of:=[.D1556]" office:value-type="float" office:value="2649" calcext:value-type="float">
            <text:p>2649,0</text:p>
          </table:table-cell>
          <table:table-cell table:number-columns-repeated="3"/>
        </table:table-row>
        <table:table-row table:style-name="ro1">
          <table:table-cell table:formula="of:=IF([.B1558]&gt;=0;1;-1)*(2^[.$D$3])" office:value-type="float" office:value="4096" calcext:value-type="float">
            <text:p>4096</text:p>
          </table:table-cell>
          <table:table-cell table:formula="of:=[.$B$3]+[.E1558]-[.F1558]" office:value-type="float" office:value="4420" calcext:value-type="float">
            <text:p>4420,0</text:p>
          </table:table-cell>
          <table:table-cell table:formula="of:=[.B1558]-[.A1558]" office:value-type="float" office:value="324" calcext:value-type="float">
            <text:p>324,0</text:p>
          </table:table-cell>
          <table:table-cell table:formula="of:=[.C1557]" office:value-type="float" office:value="3147.5" calcext:value-type="float">
            <text:p>3147,5</text:p>
          </table:table-cell>
          <table:table-cell table:formula="of:=[.D1558]*2" office:value-type="float" office:value="6295" calcext:value-type="float">
            <text:p>6295,0</text:p>
          </table:table-cell>
          <table:table-cell table:formula="of:=[.D1557]" office:value-type="float" office:value="3922.5" calcext:value-type="float">
            <text:p>3922,5</text:p>
          </table:table-cell>
          <table:table-cell table:number-columns-repeated="3"/>
        </table:table-row>
        <table:table-row table:style-name="ro1">
          <table:table-cell table:formula="of:=IF([.B1559]&gt;=0;1;-1)*(2^[.$D$3])" office:value-type="float" office:value="-4096" calcext:value-type="float">
            <text:p>-4096</text:p>
          </table:table-cell>
          <table:table-cell table:formula="of:=[.$B$3]+[.E1559]-[.F1559]" office:value-type="float" office:value="-452" calcext:value-type="float">
            <text:p>-452,0</text:p>
          </table:table-cell>
          <table:table-cell table:formula="of:=[.B1559]-[.A1559]" office:value-type="float" office:value="3644" calcext:value-type="float">
            <text:p>3644,0</text:p>
          </table:table-cell>
          <table:table-cell table:formula="of:=[.C1558]" office:value-type="float" office:value="324" calcext:value-type="float">
            <text:p>324,0</text:p>
          </table:table-cell>
          <table:table-cell table:formula="of:=[.D1559]*2" office:value-type="float" office:value="648" calcext:value-type="float">
            <text:p>648,0</text:p>
          </table:table-cell>
          <table:table-cell table:formula="of:=[.D1558]" office:value-type="float" office:value="3147.5" calcext:value-type="float">
            <text:p>3147,5</text:p>
          </table:table-cell>
          <table:table-cell table:number-columns-repeated="3"/>
        </table:table-row>
        <table:table-row table:style-name="ro1">
          <table:table-cell table:formula="of:=IF([.B1560]&gt;=0;1;-1)*(2^[.$D$3])" office:value-type="float" office:value="4096" calcext:value-type="float">
            <text:p>4096</text:p>
          </table:table-cell>
          <table:table-cell table:formula="of:=[.$B$3]+[.E1560]-[.F1560]" office:value-type="float" office:value="9011.5" calcext:value-type="float">
            <text:p>9011,5</text:p>
          </table:table-cell>
          <table:table-cell table:formula="of:=[.B1560]-[.A1560]" office:value-type="float" office:value="4915.5" calcext:value-type="float">
            <text:p>4915,5</text:p>
          </table:table-cell>
          <table:table-cell table:formula="of:=[.C1559]" office:value-type="float" office:value="3644" calcext:value-type="float">
            <text:p>3644,0</text:p>
          </table:table-cell>
          <table:table-cell table:formula="of:=[.D1560]*2" office:value-type="float" office:value="7288" calcext:value-type="float">
            <text:p>7288,0</text:p>
          </table:table-cell>
          <table:table-cell table:formula="of:=[.D1559]" office:value-type="float" office:value="324" calcext:value-type="float">
            <text:p>324,0</text:p>
          </table:table-cell>
          <table:table-cell table:number-columns-repeated="3"/>
        </table:table-row>
        <table:table-row table:style-name="ro1">
          <table:table-cell table:formula="of:=IF([.B1561]&gt;=0;1;-1)*(2^[.$D$3])" office:value-type="float" office:value="4096" calcext:value-type="float">
            <text:p>4096</text:p>
          </table:table-cell>
          <table:table-cell table:formula="of:=[.$B$3]+[.E1561]-[.F1561]" office:value-type="float" office:value="8234.5" calcext:value-type="float">
            <text:p>8234,5</text:p>
          </table:table-cell>
          <table:table-cell table:formula="of:=[.B1561]-[.A1561]" office:value-type="float" office:value="4138.5" calcext:value-type="float">
            <text:p>4138,5</text:p>
          </table:table-cell>
          <table:table-cell table:formula="of:=[.C1560]" office:value-type="float" office:value="4915.5" calcext:value-type="float">
            <text:p>4915,5</text:p>
          </table:table-cell>
          <table:table-cell table:formula="of:=[.D1561]*2" office:value-type="float" office:value="9831" calcext:value-type="float">
            <text:p>9831,0</text:p>
          </table:table-cell>
          <table:table-cell table:formula="of:=[.D1560]" office:value-type="float" office:value="3644" calcext:value-type="float">
            <text:p>3644,0</text:p>
          </table:table-cell>
          <table:table-cell table:number-columns-repeated="3"/>
        </table:table-row>
        <table:table-row table:style-name="ro1">
          <table:table-cell table:formula="of:=IF([.B1562]&gt;=0;1;-1)*(2^[.$D$3])" office:value-type="float" office:value="4096" calcext:value-type="float">
            <text:p>4096</text:p>
          </table:table-cell>
          <table:table-cell table:formula="of:=[.$B$3]+[.E1562]-[.F1562]" office:value-type="float" office:value="5409" calcext:value-type="float">
            <text:p>5409,0</text:p>
          </table:table-cell>
          <table:table-cell table:formula="of:=[.B1562]-[.A1562]" office:value-type="float" office:value="1313" calcext:value-type="float">
            <text:p>1313,0</text:p>
          </table:table-cell>
          <table:table-cell table:formula="of:=[.C1561]" office:value-type="float" office:value="4138.5" calcext:value-type="float">
            <text:p>4138,5</text:p>
          </table:table-cell>
          <table:table-cell table:formula="of:=[.D1562]*2" office:value-type="float" office:value="8277" calcext:value-type="float">
            <text:p>8277,0</text:p>
          </table:table-cell>
          <table:table-cell table:formula="of:=[.D1561]" office:value-type="float" office:value="4915.5" calcext:value-type="float">
            <text:p>4915,5</text:p>
          </table:table-cell>
          <table:table-cell table:number-columns-repeated="3"/>
        </table:table-row>
        <table:table-row table:style-name="ro1">
          <table:table-cell table:formula="of:=IF([.B1563]&gt;=0;1;-1)*(2^[.$D$3])" office:value-type="float" office:value="4096" calcext:value-type="float">
            <text:p>4096</text:p>
          </table:table-cell>
          <table:table-cell table:formula="of:=[.$B$3]+[.E1563]-[.F1563]" office:value-type="float" office:value="535" calcext:value-type="float">
            <text:p>535,0</text:p>
          </table:table-cell>
          <table:table-cell table:formula="of:=[.B1563]-[.A1563]" office:value-type="float" office:value="-3561" calcext:value-type="float">
            <text:p>-3561,0</text:p>
          </table:table-cell>
          <table:table-cell table:formula="of:=[.C1562]" office:value-type="float" office:value="1313" calcext:value-type="float">
            <text:p>1313,0</text:p>
          </table:table-cell>
          <table:table-cell table:formula="of:=[.D1563]*2" office:value-type="float" office:value="2626" calcext:value-type="float">
            <text:p>2626,0</text:p>
          </table:table-cell>
          <table:table-cell table:formula="of:=[.D1562]" office:value-type="float" office:value="4138.5" calcext:value-type="float">
            <text:p>4138,5</text:p>
          </table:table-cell>
          <table:table-cell table:number-columns-repeated="3"/>
        </table:table-row>
        <table:table-row table:style-name="ro1">
          <table:table-cell table:formula="of:=IF([.B1564]&gt;=0;1;-1)*(2^[.$D$3])" office:value-type="float" office:value="-4096" calcext:value-type="float">
            <text:p>-4096</text:p>
          </table:table-cell>
          <table:table-cell table:formula="of:=[.$B$3]+[.E1564]-[.F1564]" office:value-type="float" office:value="-6387.5" calcext:value-type="float">
            <text:p>-6387,5</text:p>
          </table:table-cell>
          <table:table-cell table:formula="of:=[.B1564]-[.A1564]" office:value-type="float" office:value="-2291.5" calcext:value-type="float">
            <text:p>-2291,5</text:p>
          </table:table-cell>
          <table:table-cell table:formula="of:=[.C1563]" office:value-type="float" office:value="-3561" calcext:value-type="float">
            <text:p>-3561,0</text:p>
          </table:table-cell>
          <table:table-cell table:formula="of:=[.D1564]*2" office:value-type="float" office:value="-7122" calcext:value-type="float">
            <text:p>-7122,0</text:p>
          </table:table-cell>
          <table:table-cell table:formula="of:=[.D1563]" office:value-type="float" office:value="1313" calcext:value-type="float">
            <text:p>1313,0</text:p>
          </table:table-cell>
          <table:table-cell table:number-columns-repeated="3"/>
        </table:table-row>
        <table:table-row table:style-name="ro1">
          <table:table-cell table:formula="of:=IF([.B1565]&gt;=0;1;-1)*(2^[.$D$3])" office:value-type="float" office:value="4096" calcext:value-type="float">
            <text:p>4096</text:p>
          </table:table-cell>
          <table:table-cell table:formula="of:=[.$B$3]+[.E1565]-[.F1565]" office:value-type="float" office:value="1025.5" calcext:value-type="float">
            <text:p>1025,5</text:p>
          </table:table-cell>
          <table:table-cell table:formula="of:=[.B1565]-[.A1565]" office:value-type="float" office:value="-3070.5" calcext:value-type="float">
            <text:p>-3070,5</text:p>
          </table:table-cell>
          <table:table-cell table:formula="of:=[.C1564]" office:value-type="float" office:value="-2291.5" calcext:value-type="float">
            <text:p>-2291,5</text:p>
          </table:table-cell>
          <table:table-cell table:formula="of:=[.D1565]*2" office:value-type="float" office:value="-4583" calcext:value-type="float">
            <text:p>-4583,0</text:p>
          </table:table-cell>
          <table:table-cell table:formula="of:=[.D1564]" office:value-type="float" office:value="-3561" calcext:value-type="float">
            <text:p>-3561,0</text:p>
          </table:table-cell>
          <table:table-cell table:number-columns-repeated="3"/>
        </table:table-row>
        <table:table-row table:style-name="ro1">
          <table:table-cell table:formula="of:=IF([.B1566]&gt;=0;1;-1)*(2^[.$D$3])" office:value-type="float" office:value="-4096" calcext:value-type="float">
            <text:p>-4096</text:p>
          </table:table-cell>
          <table:table-cell table:formula="of:=[.$B$3]+[.E1566]-[.F1566]" office:value-type="float" office:value="-1802" calcext:value-type="float">
            <text:p>-1802,0</text:p>
          </table:table-cell>
          <table:table-cell table:formula="of:=[.B1566]-[.A1566]" office:value-type="float" office:value="2294" calcext:value-type="float">
            <text:p>2294,0</text:p>
          </table:table-cell>
          <table:table-cell table:formula="of:=[.C1565]" office:value-type="float" office:value="-3070.5" calcext:value-type="float">
            <text:p>-3070,5</text:p>
          </table:table-cell>
          <table:table-cell table:formula="of:=[.D1566]*2" office:value-type="float" office:value="-6141" calcext:value-type="float">
            <text:p>-6141,0</text:p>
          </table:table-cell>
          <table:table-cell table:formula="of:=[.D1565]" office:value-type="float" office:value="-2291.5" calcext:value-type="float">
            <text:p>-2291,5</text:p>
          </table:table-cell>
          <table:table-cell table:number-columns-repeated="3"/>
        </table:table-row>
        <table:table-row table:style-name="ro1">
          <table:table-cell table:formula="of:=IF([.B1567]&gt;=0;1;-1)*(2^[.$D$3])" office:value-type="float" office:value="4096" calcext:value-type="float">
            <text:p>4096</text:p>
          </table:table-cell>
          <table:table-cell table:formula="of:=[.$B$3]+[.E1567]-[.F1567]" office:value-type="float" office:value="9706" calcext:value-type="float">
            <text:p>9706,0</text:p>
          </table:table-cell>
          <table:table-cell table:formula="of:=[.B1567]-[.A1567]" office:value-type="float" office:value="5610" calcext:value-type="float">
            <text:p>5610,0</text:p>
          </table:table-cell>
          <table:table-cell table:formula="of:=[.C1566]" office:value-type="float" office:value="2294" calcext:value-type="float">
            <text:p>2294,0</text:p>
          </table:table-cell>
          <table:table-cell table:formula="of:=[.D1567]*2" office:value-type="float" office:value="4588" calcext:value-type="float">
            <text:p>4588,0</text:p>
          </table:table-cell>
          <table:table-cell table:formula="of:=[.D1566]" office:value-type="float" office:value="-3070.5" calcext:value-type="float">
            <text:p>-3070,5</text:p>
          </table:table-cell>
          <table:table-cell table:number-columns-repeated="3"/>
        </table:table-row>
        <table:table-row table:style-name="ro1">
          <table:table-cell table:formula="of:=IF([.B1568]&gt;=0;1;-1)*(2^[.$D$3])" office:value-type="float" office:value="4096" calcext:value-type="float">
            <text:p>4096</text:p>
          </table:table-cell>
          <table:table-cell table:formula="of:=[.$B$3]+[.E1568]-[.F1568]" office:value-type="float" office:value="10973.5" calcext:value-type="float">
            <text:p>10973,5</text:p>
          </table:table-cell>
          <table:table-cell table:formula="of:=[.B1568]-[.A1568]" office:value-type="float" office:value="6877.5" calcext:value-type="float">
            <text:p>6877,5</text:p>
          </table:table-cell>
          <table:table-cell table:formula="of:=[.C1567]" office:value-type="float" office:value="5610" calcext:value-type="float">
            <text:p>5610,0</text:p>
          </table:table-cell>
          <table:table-cell table:formula="of:=[.D1568]*2" office:value-type="float" office:value="11220" calcext:value-type="float">
            <text:p>11220,0</text:p>
          </table:table-cell>
          <table:table-cell table:formula="of:=[.D1567]" office:value-type="float" office:value="2294" calcext:value-type="float">
            <text:p>2294,0</text:p>
          </table:table-cell>
          <table:table-cell table:number-columns-repeated="3"/>
        </table:table-row>
        <table:table-row table:style-name="ro1">
          <table:table-cell table:formula="of:=IF([.B1569]&gt;=0;1;-1)*(2^[.$D$3])" office:value-type="float" office:value="4096" calcext:value-type="float">
            <text:p>4096</text:p>
          </table:table-cell>
          <table:table-cell table:formula="of:=[.$B$3]+[.E1569]-[.F1569]" office:value-type="float" office:value="10192.5" calcext:value-type="float">
            <text:p>10192,5</text:p>
          </table:table-cell>
          <table:table-cell table:formula="of:=[.B1569]-[.A1569]" office:value-type="float" office:value="6096.5" calcext:value-type="float">
            <text:p>6096,5</text:p>
          </table:table-cell>
          <table:table-cell table:formula="of:=[.C1568]" office:value-type="float" office:value="6877.5" calcext:value-type="float">
            <text:p>6877,5</text:p>
          </table:table-cell>
          <table:table-cell table:formula="of:=[.D1569]*2" office:value-type="float" office:value="13755" calcext:value-type="float">
            <text:p>13755,0</text:p>
          </table:table-cell>
          <table:table-cell table:formula="of:=[.D1568]" office:value-type="float" office:value="5610" calcext:value-type="float">
            <text:p>5610,0</text:p>
          </table:table-cell>
          <table:table-cell table:number-columns-repeated="3"/>
        </table:table-row>
        <table:table-row table:style-name="ro1">
          <table:table-cell table:formula="of:=IF([.B1570]&gt;=0;1;-1)*(2^[.$D$3])" office:value-type="float" office:value="4096" calcext:value-type="float">
            <text:p>4096</text:p>
          </table:table-cell>
          <table:table-cell table:formula="of:=[.$B$3]+[.E1570]-[.F1570]" office:value-type="float" office:value="7363" calcext:value-type="float">
            <text:p>7363,0</text:p>
          </table:table-cell>
          <table:table-cell table:formula="of:=[.B1570]-[.A1570]" office:value-type="float" office:value="3267" calcext:value-type="float">
            <text:p>3267,0</text:p>
          </table:table-cell>
          <table:table-cell table:formula="of:=[.C1569]" office:value-type="float" office:value="6096.5" calcext:value-type="float">
            <text:p>6096,5</text:p>
          </table:table-cell>
          <table:table-cell table:formula="of:=[.D1570]*2" office:value-type="float" office:value="12193" calcext:value-type="float">
            <text:p>12193,0</text:p>
          </table:table-cell>
          <table:table-cell table:formula="of:=[.D1569]" office:value-type="float" office:value="6877.5" calcext:value-type="float">
            <text:p>6877,5</text:p>
          </table:table-cell>
          <table:table-cell table:number-columns-repeated="3"/>
        </table:table-row>
        <table:table-row table:style-name="ro1">
          <table:table-cell table:formula="of:=IF([.B1571]&gt;=0;1;-1)*(2^[.$D$3])" office:value-type="float" office:value="4096" calcext:value-type="float">
            <text:p>4096</text:p>
          </table:table-cell>
          <table:table-cell table:formula="of:=[.$B$3]+[.E1571]-[.F1571]" office:value-type="float" office:value="2485" calcext:value-type="float">
            <text:p>2485,0</text:p>
          </table:table-cell>
          <table:table-cell table:formula="of:=[.B1571]-[.A1571]" office:value-type="float" office:value="-1611" calcext:value-type="float">
            <text:p>-1611,0</text:p>
          </table:table-cell>
          <table:table-cell table:formula="of:=[.C1570]" office:value-type="float" office:value="3267" calcext:value-type="float">
            <text:p>3267,0</text:p>
          </table:table-cell>
          <table:table-cell table:formula="of:=[.D1571]*2" office:value-type="float" office:value="6534" calcext:value-type="float">
            <text:p>6534,0</text:p>
          </table:table-cell>
          <table:table-cell table:formula="of:=[.D1570]" office:value-type="float" office:value="6096.5" calcext:value-type="float">
            <text:p>6096,5</text:p>
          </table:table-cell>
          <table:table-cell table:number-columns-repeated="3"/>
        </table:table-row>
        <table:table-row table:style-name="ro1">
          <table:table-cell table:formula="of:=IF([.B1572]&gt;=0;1;-1)*(2^[.$D$3])" office:value-type="float" office:value="-4096" calcext:value-type="float">
            <text:p>-4096</text:p>
          </table:table-cell>
          <table:table-cell table:formula="of:=[.$B$3]+[.E1572]-[.F1572]" office:value-type="float" office:value="-4441.5" calcext:value-type="float">
            <text:p>-4441,5</text:p>
          </table:table-cell>
          <table:table-cell table:formula="of:=[.B1572]-[.A1572]" office:value-type="float" office:value="-345.5" calcext:value-type="float">
            <text:p>-345,5</text:p>
          </table:table-cell>
          <table:table-cell table:formula="of:=[.C1571]" office:value-type="float" office:value="-1611" calcext:value-type="float">
            <text:p>-1611,0</text:p>
          </table:table-cell>
          <table:table-cell table:formula="of:=[.D1572]*2" office:value-type="float" office:value="-3222" calcext:value-type="float">
            <text:p>-3222,0</text:p>
          </table:table-cell>
          <table:table-cell table:formula="of:=[.D1571]" office:value-type="float" office:value="3267" calcext:value-type="float">
            <text:p>3267,0</text:p>
          </table:table-cell>
          <table:table-cell table:number-columns-repeated="3"/>
        </table:table-row>
        <table:table-row table:style-name="ro1">
          <table:table-cell table:formula="of:=IF([.B1573]&gt;=0;1;-1)*(2^[.$D$3])" office:value-type="float" office:value="4096" calcext:value-type="float">
            <text:p>4096</text:p>
          </table:table-cell>
          <table:table-cell table:formula="of:=[.$B$3]+[.E1573]-[.F1573]" office:value-type="float" office:value="2967.5" calcext:value-type="float">
            <text:p>2967,5</text:p>
          </table:table-cell>
          <table:table-cell table:formula="of:=[.B1573]-[.A1573]" office:value-type="float" office:value="-1128.5" calcext:value-type="float">
            <text:p>-1128,5</text:p>
          </table:table-cell>
          <table:table-cell table:formula="of:=[.C1572]" office:value-type="float" office:value="-345.5" calcext:value-type="float">
            <text:p>-345,5</text:p>
          </table:table-cell>
          <table:table-cell table:formula="of:=[.D1573]*2" office:value-type="float" office:value="-691" calcext:value-type="float">
            <text:p>-691,0</text:p>
          </table:table-cell>
          <table:table-cell table:formula="of:=[.D1572]" office:value-type="float" office:value="-1611" calcext:value-type="float">
            <text:p>-1611,0</text:p>
          </table:table-cell>
          <table:table-cell table:number-columns-repeated="3"/>
        </table:table-row>
        <table:table-row table:style-name="ro1">
          <table:table-cell table:formula="of:=IF([.B1574]&gt;=0;1;-1)*(2^[.$D$3])" office:value-type="float" office:value="4096" calcext:value-type="float">
            <text:p>4096</text:p>
          </table:table-cell>
          <table:table-cell table:formula="of:=[.$B$3]+[.E1574]-[.F1574]" office:value-type="float" office:value="136" calcext:value-type="float">
            <text:p>136,0</text:p>
          </table:table-cell>
          <table:table-cell table:formula="of:=[.B1574]-[.A1574]" office:value-type="float" office:value="-3960" calcext:value-type="float">
            <text:p>-3960,0</text:p>
          </table:table-cell>
          <table:table-cell table:formula="of:=[.C1573]" office:value-type="float" office:value="-1128.5" calcext:value-type="float">
            <text:p>-1128,5</text:p>
          </table:table-cell>
          <table:table-cell table:formula="of:=[.D1574]*2" office:value-type="float" office:value="-2257" calcext:value-type="float">
            <text:p>-2257,0</text:p>
          </table:table-cell>
          <table:table-cell table:formula="of:=[.D1573]" office:value-type="float" office:value="-345.5" calcext:value-type="float">
            <text:p>-345,5</text:p>
          </table:table-cell>
          <table:table-cell table:number-columns-repeated="3"/>
        </table:table-row>
        <table:table-row table:style-name="ro1">
          <table:table-cell table:formula="of:=IF([.B1575]&gt;=0;1;-1)*(2^[.$D$3])" office:value-type="float" office:value="-4096" calcext:value-type="float">
            <text:p>-4096</text:p>
          </table:table-cell>
          <table:table-cell table:formula="of:=[.$B$3]+[.E1575]-[.F1575]" office:value-type="float" office:value="-4744" calcext:value-type="float">
            <text:p>-4744,0</text:p>
          </table:table-cell>
          <table:table-cell table:formula="of:=[.B1575]-[.A1575]" office:value-type="float" office:value="-648" calcext:value-type="float">
            <text:p>-648,0</text:p>
          </table:table-cell>
          <table:table-cell table:formula="of:=[.C1574]" office:value-type="float" office:value="-3960" calcext:value-type="float">
            <text:p>-3960,0</text:p>
          </table:table-cell>
          <table:table-cell table:formula="of:=[.D1575]*2" office:value-type="float" office:value="-7920" calcext:value-type="float">
            <text:p>-7920,0</text:p>
          </table:table-cell>
          <table:table-cell table:formula="of:=[.D1574]" office:value-type="float" office:value="-1128.5" calcext:value-type="float">
            <text:p>-1128,5</text:p>
          </table:table-cell>
          <table:table-cell table:number-columns-repeated="3"/>
        </table:table-row>
        <table:table-row table:style-name="ro1">
          <table:table-cell table:formula="of:=IF([.B1576]&gt;=0;1;-1)*(2^[.$D$3])" office:value-type="float" office:value="4096" calcext:value-type="float">
            <text:p>4096</text:p>
          </table:table-cell>
          <table:table-cell table:formula="of:=[.$B$3]+[.E1576]-[.F1576]" office:value-type="float" office:value="4711.5" calcext:value-type="float">
            <text:p>4711,5</text:p>
          </table:table-cell>
          <table:table-cell table:formula="of:=[.B1576]-[.A1576]" office:value-type="float" office:value="615.5" calcext:value-type="float">
            <text:p>615,5</text:p>
          </table:table-cell>
          <table:table-cell table:formula="of:=[.C1575]" office:value-type="float" office:value="-648" calcext:value-type="float">
            <text:p>-648,0</text:p>
          </table:table-cell>
          <table:table-cell table:formula="of:=[.D1576]*2" office:value-type="float" office:value="-1296" calcext:value-type="float">
            <text:p>-1296,0</text:p>
          </table:table-cell>
          <table:table-cell table:formula="of:=[.D1575]" office:value-type="float" office:value="-3960" calcext:value-type="float">
            <text:p>-3960,0</text:p>
          </table:table-cell>
          <table:table-cell table:number-columns-repeated="3"/>
        </table:table-row>
        <table:table-row table:style-name="ro1">
          <table:table-cell table:formula="of:=IF([.B1577]&gt;=0;1;-1)*(2^[.$D$3])" office:value-type="float" office:value="4096" calcext:value-type="float">
            <text:p>4096</text:p>
          </table:table-cell>
          <table:table-cell table:formula="of:=[.$B$3]+[.E1577]-[.F1577]" office:value-type="float" office:value="3926.5" calcext:value-type="float">
            <text:p>3926,5</text:p>
          </table:table-cell>
          <table:table-cell table:formula="of:=[.B1577]-[.A1577]" office:value-type="float" office:value="-169.5" calcext:value-type="float">
            <text:p>-169,5</text:p>
          </table:table-cell>
          <table:table-cell table:formula="of:=[.C1576]" office:value-type="float" office:value="615.5" calcext:value-type="float">
            <text:p>615,5</text:p>
          </table:table-cell>
          <table:table-cell table:formula="of:=[.D1577]*2" office:value-type="float" office:value="1231" calcext:value-type="float">
            <text:p>1231,0</text:p>
          </table:table-cell>
          <table:table-cell table:formula="of:=[.D1576]" office:value-type="float" office:value="-648" calcext:value-type="float">
            <text:p>-648,0</text:p>
          </table:table-cell>
          <table:table-cell table:number-columns-repeated="3"/>
        </table:table-row>
        <table:table-row table:style-name="ro1">
          <table:table-cell table:formula="of:=IF([.B1578]&gt;=0;1;-1)*(2^[.$D$3])" office:value-type="float" office:value="4096" calcext:value-type="float">
            <text:p>4096</text:p>
          </table:table-cell>
          <table:table-cell table:formula="of:=[.$B$3]+[.E1578]-[.F1578]" office:value-type="float" office:value="1093" calcext:value-type="float">
            <text:p>1093,0</text:p>
          </table:table-cell>
          <table:table-cell table:formula="of:=[.B1578]-[.A1578]" office:value-type="float" office:value="-3003" calcext:value-type="float">
            <text:p>-3003,0</text:p>
          </table:table-cell>
          <table:table-cell table:formula="of:=[.C1577]" office:value-type="float" office:value="-169.5" calcext:value-type="float">
            <text:p>-169,5</text:p>
          </table:table-cell>
          <table:table-cell table:formula="of:=[.D1578]*2" office:value-type="float" office:value="-339" calcext:value-type="float">
            <text:p>-339,0</text:p>
          </table:table-cell>
          <table:table-cell table:formula="of:=[.D1577]" office:value-type="float" office:value="615.5" calcext:value-type="float">
            <text:p>615,5</text:p>
          </table:table-cell>
          <table:table-cell table:number-columns-repeated="3"/>
        </table:table-row>
        <table:table-row table:style-name="ro1">
          <table:table-cell table:formula="of:=IF([.B1579]&gt;=0;1;-1)*(2^[.$D$3])" office:value-type="float" office:value="-4096" calcext:value-type="float">
            <text:p>-4096</text:p>
          </table:table-cell>
          <table:table-cell table:formula="of:=[.$B$3]+[.E1579]-[.F1579]" office:value-type="float" office:value="-3789" calcext:value-type="float">
            <text:p>-3789,0</text:p>
          </table:table-cell>
          <table:table-cell table:formula="of:=[.B1579]-[.A1579]" office:value-type="float" office:value="307" calcext:value-type="float">
            <text:p>307,0</text:p>
          </table:table-cell>
          <table:table-cell table:formula="of:=[.C1578]" office:value-type="float" office:value="-3003" calcext:value-type="float">
            <text:p>-3003,0</text:p>
          </table:table-cell>
          <table:table-cell table:formula="of:=[.D1579]*2" office:value-type="float" office:value="-6006" calcext:value-type="float">
            <text:p>-6006,0</text:p>
          </table:table-cell>
          <table:table-cell table:formula="of:=[.D1578]" office:value-type="float" office:value="-169.5" calcext:value-type="float">
            <text:p>-169,5</text:p>
          </table:table-cell>
          <table:table-cell table:number-columns-repeated="3"/>
        </table:table-row>
        <table:table-row table:style-name="ro1">
          <table:table-cell table:formula="of:=IF([.B1580]&gt;=0;1;-1)*(2^[.$D$3])" office:value-type="float" office:value="4096" calcext:value-type="float">
            <text:p>4096</text:p>
          </table:table-cell>
          <table:table-cell table:formula="of:=[.$B$3]+[.E1580]-[.F1580]" office:value-type="float" office:value="5664.5" calcext:value-type="float">
            <text:p>5664,5</text:p>
          </table:table-cell>
          <table:table-cell table:formula="of:=[.B1580]-[.A1580]" office:value-type="float" office:value="1568.5" calcext:value-type="float">
            <text:p>1568,5</text:p>
          </table:table-cell>
          <table:table-cell table:formula="of:=[.C1579]" office:value-type="float" office:value="307" calcext:value-type="float">
            <text:p>307,0</text:p>
          </table:table-cell>
          <table:table-cell table:formula="of:=[.D1580]*2" office:value-type="float" office:value="614" calcext:value-type="float">
            <text:p>614,0</text:p>
          </table:table-cell>
          <table:table-cell table:formula="of:=[.D1579]" office:value-type="float" office:value="-3003" calcext:value-type="float">
            <text:p>-3003,0</text:p>
          </table:table-cell>
          <table:table-cell table:number-columns-repeated="3"/>
        </table:table-row>
        <table:table-row table:style-name="ro1">
          <table:table-cell table:formula="of:=IF([.B1581]&gt;=0;1;-1)*(2^[.$D$3])" office:value-type="float" office:value="4096" calcext:value-type="float">
            <text:p>4096</text:p>
          </table:table-cell>
          <table:table-cell table:formula="of:=[.$B$3]+[.E1581]-[.F1581]" office:value-type="float" office:value="4877.5" calcext:value-type="float">
            <text:p>4877,5</text:p>
          </table:table-cell>
          <table:table-cell table:formula="of:=[.B1581]-[.A1581]" office:value-type="float" office:value="781.5" calcext:value-type="float">
            <text:p>781,5</text:p>
          </table:table-cell>
          <table:table-cell table:formula="of:=[.C1580]" office:value-type="float" office:value="1568.5" calcext:value-type="float">
            <text:p>1568,5</text:p>
          </table:table-cell>
          <table:table-cell table:formula="of:=[.D1581]*2" office:value-type="float" office:value="3137" calcext:value-type="float">
            <text:p>3137,0</text:p>
          </table:table-cell>
          <table:table-cell table:formula="of:=[.D1580]" office:value-type="float" office:value="307" calcext:value-type="float">
            <text:p>307,0</text:p>
          </table:table-cell>
          <table:table-cell table:number-columns-repeated="3"/>
        </table:table-row>
        <table:table-row table:style-name="ro1">
          <table:table-cell table:formula="of:=IF([.B1582]&gt;=0;1;-1)*(2^[.$D$3])" office:value-type="float" office:value="4096" calcext:value-type="float">
            <text:p>4096</text:p>
          </table:table-cell>
          <table:table-cell table:formula="of:=[.$B$3]+[.E1582]-[.F1582]" office:value-type="float" office:value="2042" calcext:value-type="float">
            <text:p>2042,0</text:p>
          </table:table-cell>
          <table:table-cell table:formula="of:=[.B1582]-[.A1582]" office:value-type="float" office:value="-2054" calcext:value-type="float">
            <text:p>-2054,0</text:p>
          </table:table-cell>
          <table:table-cell table:formula="of:=[.C1581]" office:value-type="float" office:value="781.5" calcext:value-type="float">
            <text:p>781,5</text:p>
          </table:table-cell>
          <table:table-cell table:formula="of:=[.D1582]*2" office:value-type="float" office:value="1563" calcext:value-type="float">
            <text:p>1563,0</text:p>
          </table:table-cell>
          <table:table-cell table:formula="of:=[.D1581]" office:value-type="float" office:value="1568.5" calcext:value-type="float">
            <text:p>1568,5</text:p>
          </table:table-cell>
          <table:table-cell table:number-columns-repeated="3"/>
        </table:table-row>
        <table:table-row table:style-name="ro1">
          <table:table-cell table:formula="of:=IF([.B1583]&gt;=0;1;-1)*(2^[.$D$3])" office:value-type="float" office:value="-4096" calcext:value-type="float">
            <text:p>-4096</text:p>
          </table:table-cell>
          <table:table-cell table:formula="of:=[.$B$3]+[.E1583]-[.F1583]" office:value-type="float" office:value="-2842" calcext:value-type="float">
            <text:p>-2842,0</text:p>
          </table:table-cell>
          <table:table-cell table:formula="of:=[.B1583]-[.A1583]" office:value-type="float" office:value="1254" calcext:value-type="float">
            <text:p>1254,0</text:p>
          </table:table-cell>
          <table:table-cell table:formula="of:=[.C1582]" office:value-type="float" office:value="-2054" calcext:value-type="float">
            <text:p>-2054,0</text:p>
          </table:table-cell>
          <table:table-cell table:formula="of:=[.D1583]*2" office:value-type="float" office:value="-4108" calcext:value-type="float">
            <text:p>-4108,0</text:p>
          </table:table-cell>
          <table:table-cell table:formula="of:=[.D1582]" office:value-type="float" office:value="781.5" calcext:value-type="float">
            <text:p>781,5</text:p>
          </table:table-cell>
          <table:table-cell table:number-columns-repeated="3"/>
        </table:table-row>
        <table:table-row table:style-name="ro1">
          <table:table-cell table:formula="of:=IF([.B1584]&gt;=0;1;-1)*(2^[.$D$3])" office:value-type="float" office:value="4096" calcext:value-type="float">
            <text:p>4096</text:p>
          </table:table-cell>
          <table:table-cell table:formula="of:=[.$B$3]+[.E1584]-[.F1584]" office:value-type="float" office:value="6609.5" calcext:value-type="float">
            <text:p>6609,5</text:p>
          </table:table-cell>
          <table:table-cell table:formula="of:=[.B1584]-[.A1584]" office:value-type="float" office:value="2513.5" calcext:value-type="float">
            <text:p>2513,5</text:p>
          </table:table-cell>
          <table:table-cell table:formula="of:=[.C1583]" office:value-type="float" office:value="1254" calcext:value-type="float">
            <text:p>1254,0</text:p>
          </table:table-cell>
          <table:table-cell table:formula="of:=[.D1584]*2" office:value-type="float" office:value="2508" calcext:value-type="float">
            <text:p>2508,0</text:p>
          </table:table-cell>
          <table:table-cell table:formula="of:=[.D1583]" office:value-type="float" office:value="-2054" calcext:value-type="float">
            <text:p>-2054,0</text:p>
          </table:table-cell>
          <table:table-cell table:number-columns-repeated="3"/>
        </table:table-row>
        <table:table-row table:style-name="ro1">
          <table:table-cell table:formula="of:=IF([.B1585]&gt;=0;1;-1)*(2^[.$D$3])" office:value-type="float" office:value="4096" calcext:value-type="float">
            <text:p>4096</text:p>
          </table:table-cell>
          <table:table-cell table:formula="of:=[.$B$3]+[.E1585]-[.F1585]" office:value-type="float" office:value="5820.5" calcext:value-type="float">
            <text:p>5820,5</text:p>
          </table:table-cell>
          <table:table-cell table:formula="of:=[.B1585]-[.A1585]" office:value-type="float" office:value="1724.5" calcext:value-type="float">
            <text:p>1724,5</text:p>
          </table:table-cell>
          <table:table-cell table:formula="of:=[.C1584]" office:value-type="float" office:value="2513.5" calcext:value-type="float">
            <text:p>2513,5</text:p>
          </table:table-cell>
          <table:table-cell table:formula="of:=[.D1585]*2" office:value-type="float" office:value="5027" calcext:value-type="float">
            <text:p>5027,0</text:p>
          </table:table-cell>
          <table:table-cell table:formula="of:=[.D1584]" office:value-type="float" office:value="1254" calcext:value-type="float">
            <text:p>1254,0</text:p>
          </table:table-cell>
          <table:table-cell table:number-columns-repeated="3"/>
        </table:table-row>
        <table:table-row table:style-name="ro1">
          <table:table-cell table:formula="of:=IF([.B1586]&gt;=0;1;-1)*(2^[.$D$3])" office:value-type="float" office:value="4096" calcext:value-type="float">
            <text:p>4096</text:p>
          </table:table-cell>
          <table:table-cell table:formula="of:=[.$B$3]+[.E1586]-[.F1586]" office:value-type="float" office:value="2983" calcext:value-type="float">
            <text:p>2983,0</text:p>
          </table:table-cell>
          <table:table-cell table:formula="of:=[.B1586]-[.A1586]" office:value-type="float" office:value="-1113" calcext:value-type="float">
            <text:p>-1113,0</text:p>
          </table:table-cell>
          <table:table-cell table:formula="of:=[.C1585]" office:value-type="float" office:value="1724.5" calcext:value-type="float">
            <text:p>1724,5</text:p>
          </table:table-cell>
          <table:table-cell table:formula="of:=[.D1586]*2" office:value-type="float" office:value="3449" calcext:value-type="float">
            <text:p>3449,0</text:p>
          </table:table-cell>
          <table:table-cell table:formula="of:=[.D1585]" office:value-type="float" office:value="2513.5" calcext:value-type="float">
            <text:p>2513,5</text:p>
          </table:table-cell>
          <table:table-cell table:number-columns-repeated="3"/>
        </table:table-row>
        <table:table-row table:style-name="ro1">
          <table:table-cell table:formula="of:=IF([.B1587]&gt;=0;1;-1)*(2^[.$D$3])" office:value-type="float" office:value="-4096" calcext:value-type="float">
            <text:p>-4096</text:p>
          </table:table-cell>
          <table:table-cell table:formula="of:=[.$B$3]+[.E1587]-[.F1587]" office:value-type="float" office:value="-1903" calcext:value-type="float">
            <text:p>-1903,0</text:p>
          </table:table-cell>
          <table:table-cell table:formula="of:=[.B1587]-[.A1587]" office:value-type="float" office:value="2193" calcext:value-type="float">
            <text:p>2193,0</text:p>
          </table:table-cell>
          <table:table-cell table:formula="of:=[.C1586]" office:value-type="float" office:value="-1113" calcext:value-type="float">
            <text:p>-1113,0</text:p>
          </table:table-cell>
          <table:table-cell table:formula="of:=[.D1587]*2" office:value-type="float" office:value="-2226" calcext:value-type="float">
            <text:p>-2226,0</text:p>
          </table:table-cell>
          <table:table-cell table:formula="of:=[.D1586]" office:value-type="float" office:value="1724.5" calcext:value-type="float">
            <text:p>1724,5</text:p>
          </table:table-cell>
          <table:table-cell table:number-columns-repeated="3"/>
        </table:table-row>
        <table:table-row table:style-name="ro1">
          <table:table-cell table:formula="of:=IF([.B1588]&gt;=0;1;-1)*(2^[.$D$3])" office:value-type="float" office:value="4096" calcext:value-type="float">
            <text:p>4096</text:p>
          </table:table-cell>
          <table:table-cell table:formula="of:=[.$B$3]+[.E1588]-[.F1588]" office:value-type="float" office:value="7546.5" calcext:value-type="float">
            <text:p>7546,5</text:p>
          </table:table-cell>
          <table:table-cell table:formula="of:=[.B1588]-[.A1588]" office:value-type="float" office:value="3450.5" calcext:value-type="float">
            <text:p>3450,5</text:p>
          </table:table-cell>
          <table:table-cell table:formula="of:=[.C1587]" office:value-type="float" office:value="2193" calcext:value-type="float">
            <text:p>2193,0</text:p>
          </table:table-cell>
          <table:table-cell table:formula="of:=[.D1588]*2" office:value-type="float" office:value="4386" calcext:value-type="float">
            <text:p>4386,0</text:p>
          </table:table-cell>
          <table:table-cell table:formula="of:=[.D1587]" office:value-type="float" office:value="-1113" calcext:value-type="float">
            <text:p>-1113,0</text:p>
          </table:table-cell>
          <table:table-cell table:number-columns-repeated="3"/>
        </table:table-row>
        <table:table-row table:style-name="ro1">
          <table:table-cell table:formula="of:=IF([.B1589]&gt;=0;1;-1)*(2^[.$D$3])" office:value-type="float" office:value="4096" calcext:value-type="float">
            <text:p>4096</text:p>
          </table:table-cell>
          <table:table-cell table:formula="of:=[.$B$3]+[.E1589]-[.F1589]" office:value-type="float" office:value="6755.5" calcext:value-type="float">
            <text:p>6755,5</text:p>
          </table:table-cell>
          <table:table-cell table:formula="of:=[.B1589]-[.A1589]" office:value-type="float" office:value="2659.5" calcext:value-type="float">
            <text:p>2659,5</text:p>
          </table:table-cell>
          <table:table-cell table:formula="of:=[.C1588]" office:value-type="float" office:value="3450.5" calcext:value-type="float">
            <text:p>3450,5</text:p>
          </table:table-cell>
          <table:table-cell table:formula="of:=[.D1589]*2" office:value-type="float" office:value="6901" calcext:value-type="float">
            <text:p>6901,0</text:p>
          </table:table-cell>
          <table:table-cell table:formula="of:=[.D1588]" office:value-type="float" office:value="2193" calcext:value-type="float">
            <text:p>2193,0</text:p>
          </table:table-cell>
          <table:table-cell table:number-columns-repeated="3"/>
        </table:table-row>
        <table:table-row table:style-name="ro1">
          <table:table-cell table:formula="of:=IF([.B1590]&gt;=0;1;-1)*(2^[.$D$3])" office:value-type="float" office:value="4096" calcext:value-type="float">
            <text:p>4096</text:p>
          </table:table-cell>
          <table:table-cell table:formula="of:=[.$B$3]+[.E1590]-[.F1590]" office:value-type="float" office:value="3916" calcext:value-type="float">
            <text:p>3916,0</text:p>
          </table:table-cell>
          <table:table-cell table:formula="of:=[.B1590]-[.A1590]" office:value-type="float" office:value="-180" calcext:value-type="float">
            <text:p>-180,0</text:p>
          </table:table-cell>
          <table:table-cell table:formula="of:=[.C1589]" office:value-type="float" office:value="2659.5" calcext:value-type="float">
            <text:p>2659,5</text:p>
          </table:table-cell>
          <table:table-cell table:formula="of:=[.D1590]*2" office:value-type="float" office:value="5319" calcext:value-type="float">
            <text:p>5319,0</text:p>
          </table:table-cell>
          <table:table-cell table:formula="of:=[.D1589]" office:value-type="float" office:value="3450.5" calcext:value-type="float">
            <text:p>3450,5</text:p>
          </table:table-cell>
          <table:table-cell table:number-columns-repeated="3"/>
        </table:table-row>
        <table:table-row table:style-name="ro1">
          <table:table-cell table:formula="of:=IF([.B1591]&gt;=0;1;-1)*(2^[.$D$3])" office:value-type="float" office:value="-4096" calcext:value-type="float">
            <text:p>-4096</text:p>
          </table:table-cell>
          <table:table-cell table:formula="of:=[.$B$3]+[.E1591]-[.F1591]" office:value-type="float" office:value="-972" calcext:value-type="float">
            <text:p>-972,0</text:p>
          </table:table-cell>
          <table:table-cell table:formula="of:=[.B1591]-[.A1591]" office:value-type="float" office:value="3124" calcext:value-type="float">
            <text:p>3124,0</text:p>
          </table:table-cell>
          <table:table-cell table:formula="of:=[.C1590]" office:value-type="float" office:value="-180" calcext:value-type="float">
            <text:p>-180,0</text:p>
          </table:table-cell>
          <table:table-cell table:formula="of:=[.D1591]*2" office:value-type="float" office:value="-360" calcext:value-type="float">
            <text:p>-360,0</text:p>
          </table:table-cell>
          <table:table-cell table:formula="of:=[.D1590]" office:value-type="float" office:value="2659.5" calcext:value-type="float">
            <text:p>2659,5</text:p>
          </table:table-cell>
          <table:table-cell table:number-columns-repeated="3"/>
        </table:table-row>
        <table:table-row table:style-name="ro1">
          <table:table-cell table:formula="of:=IF([.B1592]&gt;=0;1;-1)*(2^[.$D$3])" office:value-type="float" office:value="4096" calcext:value-type="float">
            <text:p>4096</text:p>
          </table:table-cell>
          <table:table-cell table:formula="of:=[.$B$3]+[.E1592]-[.F1592]" office:value-type="float" office:value="8475.5" calcext:value-type="float">
            <text:p>8475,5</text:p>
          </table:table-cell>
          <table:table-cell table:formula="of:=[.B1592]-[.A1592]" office:value-type="float" office:value="4379.5" calcext:value-type="float">
            <text:p>4379,5</text:p>
          </table:table-cell>
          <table:table-cell table:formula="of:=[.C1591]" office:value-type="float" office:value="3124" calcext:value-type="float">
            <text:p>3124,0</text:p>
          </table:table-cell>
          <table:table-cell table:formula="of:=[.D1592]*2" office:value-type="float" office:value="6248" calcext:value-type="float">
            <text:p>6248,0</text:p>
          </table:table-cell>
          <table:table-cell table:formula="of:=[.D1591]" office:value-type="float" office:value="-180" calcext:value-type="float">
            <text:p>-180,0</text:p>
          </table:table-cell>
          <table:table-cell table:number-columns-repeated="3"/>
        </table:table-row>
        <table:table-row table:style-name="ro1">
          <table:table-cell table:formula="of:=IF([.B1593]&gt;=0;1;-1)*(2^[.$D$3])" office:value-type="float" office:value="4096" calcext:value-type="float">
            <text:p>4096</text:p>
          </table:table-cell>
          <table:table-cell table:formula="of:=[.$B$3]+[.E1593]-[.F1593]" office:value-type="float" office:value="7682.5" calcext:value-type="float">
            <text:p>7682,5</text:p>
          </table:table-cell>
          <table:table-cell table:formula="of:=[.B1593]-[.A1593]" office:value-type="float" office:value="3586.5" calcext:value-type="float">
            <text:p>3586,5</text:p>
          </table:table-cell>
          <table:table-cell table:formula="of:=[.C1592]" office:value-type="float" office:value="4379.5" calcext:value-type="float">
            <text:p>4379,5</text:p>
          </table:table-cell>
          <table:table-cell table:formula="of:=[.D1593]*2" office:value-type="float" office:value="8759" calcext:value-type="float">
            <text:p>8759,0</text:p>
          </table:table-cell>
          <table:table-cell table:formula="of:=[.D1592]" office:value-type="float" office:value="3124" calcext:value-type="float">
            <text:p>3124,0</text:p>
          </table:table-cell>
          <table:table-cell table:number-columns-repeated="3"/>
        </table:table-row>
        <table:table-row table:style-name="ro1">
          <table:table-cell table:formula="of:=IF([.B1594]&gt;=0;1;-1)*(2^[.$D$3])" office:value-type="float" office:value="4096" calcext:value-type="float">
            <text:p>4096</text:p>
          </table:table-cell>
          <table:table-cell table:formula="of:=[.$B$3]+[.E1594]-[.F1594]" office:value-type="float" office:value="4841" calcext:value-type="float">
            <text:p>4841,0</text:p>
          </table:table-cell>
          <table:table-cell table:formula="of:=[.B1594]-[.A1594]" office:value-type="float" office:value="745" calcext:value-type="float">
            <text:p>745,0</text:p>
          </table:table-cell>
          <table:table-cell table:formula="of:=[.C1593]" office:value-type="float" office:value="3586.5" calcext:value-type="float">
            <text:p>3586,5</text:p>
          </table:table-cell>
          <table:table-cell table:formula="of:=[.D1594]*2" office:value-type="float" office:value="7173" calcext:value-type="float">
            <text:p>7173,0</text:p>
          </table:table-cell>
          <table:table-cell table:formula="of:=[.D1593]" office:value-type="float" office:value="4379.5" calcext:value-type="float">
            <text:p>4379,5</text:p>
          </table:table-cell>
          <table:table-cell table:number-columns-repeated="3"/>
        </table:table-row>
        <table:table-row table:style-name="ro1">
          <table:table-cell table:formula="of:=IF([.B1595]&gt;=0;1;-1)*(2^[.$D$3])" office:value-type="float" office:value="-4096" calcext:value-type="float">
            <text:p>-4096</text:p>
          </table:table-cell>
          <table:table-cell table:formula="of:=[.$B$3]+[.E1595]-[.F1595]" office:value-type="float" office:value="-49" calcext:value-type="float">
            <text:p>-49,0</text:p>
          </table:table-cell>
          <table:table-cell table:formula="of:=[.B1595]-[.A1595]" office:value-type="float" office:value="4047" calcext:value-type="float">
            <text:p>4047,0</text:p>
          </table:table-cell>
          <table:table-cell table:formula="of:=[.C1594]" office:value-type="float" office:value="745" calcext:value-type="float">
            <text:p>745,0</text:p>
          </table:table-cell>
          <table:table-cell table:formula="of:=[.D1595]*2" office:value-type="float" office:value="1490" calcext:value-type="float">
            <text:p>1490,0</text:p>
          </table:table-cell>
          <table:table-cell table:formula="of:=[.D1594]" office:value-type="float" office:value="3586.5" calcext:value-type="float">
            <text:p>3586,5</text:p>
          </table:table-cell>
          <table:table-cell table:number-columns-repeated="3"/>
        </table:table-row>
        <table:table-row table:style-name="ro1">
          <table:table-cell table:formula="of:=IF([.B1596]&gt;=0;1;-1)*(2^[.$D$3])" office:value-type="float" office:value="4096" calcext:value-type="float">
            <text:p>4096</text:p>
          </table:table-cell>
          <table:table-cell table:formula="of:=[.$B$3]+[.E1596]-[.F1596]" office:value-type="float" office:value="9396.5" calcext:value-type="float">
            <text:p>9396,5</text:p>
          </table:table-cell>
          <table:table-cell table:formula="of:=[.B1596]-[.A1596]" office:value-type="float" office:value="5300.5" calcext:value-type="float">
            <text:p>5300,5</text:p>
          </table:table-cell>
          <table:table-cell table:formula="of:=[.C1595]" office:value-type="float" office:value="4047" calcext:value-type="float">
            <text:p>4047,0</text:p>
          </table:table-cell>
          <table:table-cell table:formula="of:=[.D1596]*2" office:value-type="float" office:value="8094" calcext:value-type="float">
            <text:p>8094,0</text:p>
          </table:table-cell>
          <table:table-cell table:formula="of:=[.D1595]" office:value-type="float" office:value="745" calcext:value-type="float">
            <text:p>745,0</text:p>
          </table:table-cell>
          <table:table-cell table:number-columns-repeated="3"/>
        </table:table-row>
        <table:table-row table:style-name="ro1">
          <table:table-cell table:formula="of:=IF([.B1597]&gt;=0;1;-1)*(2^[.$D$3])" office:value-type="float" office:value="4096" calcext:value-type="float">
            <text:p>4096</text:p>
          </table:table-cell>
          <table:table-cell table:formula="of:=[.$B$3]+[.E1597]-[.F1597]" office:value-type="float" office:value="8601.5" calcext:value-type="float">
            <text:p>8601,5</text:p>
          </table:table-cell>
          <table:table-cell table:formula="of:=[.B1597]-[.A1597]" office:value-type="float" office:value="4505.5" calcext:value-type="float">
            <text:p>4505,5</text:p>
          </table:table-cell>
          <table:table-cell table:formula="of:=[.C1596]" office:value-type="float" office:value="5300.5" calcext:value-type="float">
            <text:p>5300,5</text:p>
          </table:table-cell>
          <table:table-cell table:formula="of:=[.D1597]*2" office:value-type="float" office:value="10601" calcext:value-type="float">
            <text:p>10601,0</text:p>
          </table:table-cell>
          <table:table-cell table:formula="of:=[.D1596]" office:value-type="float" office:value="4047" calcext:value-type="float">
            <text:p>4047,0</text:p>
          </table:table-cell>
          <table:table-cell table:number-columns-repeated="3"/>
        </table:table-row>
        <table:table-row table:style-name="ro1">
          <table:table-cell table:formula="of:=IF([.B1598]&gt;=0;1;-1)*(2^[.$D$3])" office:value-type="float" office:value="4096" calcext:value-type="float">
            <text:p>4096</text:p>
          </table:table-cell>
          <table:table-cell table:formula="of:=[.$B$3]+[.E1598]-[.F1598]" office:value-type="float" office:value="5758" calcext:value-type="float">
            <text:p>5758,0</text:p>
          </table:table-cell>
          <table:table-cell table:formula="of:=[.B1598]-[.A1598]" office:value-type="float" office:value="1662" calcext:value-type="float">
            <text:p>1662,0</text:p>
          </table:table-cell>
          <table:table-cell table:formula="of:=[.C1597]" office:value-type="float" office:value="4505.5" calcext:value-type="float">
            <text:p>4505,5</text:p>
          </table:table-cell>
          <table:table-cell table:formula="of:=[.D1598]*2" office:value-type="float" office:value="9011" calcext:value-type="float">
            <text:p>9011,0</text:p>
          </table:table-cell>
          <table:table-cell table:formula="of:=[.D1597]" office:value-type="float" office:value="5300.5" calcext:value-type="float">
            <text:p>5300,5</text:p>
          </table:table-cell>
          <table:table-cell table:number-columns-repeated="3"/>
        </table:table-row>
        <table:table-row table:style-name="ro1">
          <table:table-cell table:formula="of:=IF([.B1599]&gt;=0;1;-1)*(2^[.$D$3])" office:value-type="float" office:value="4096" calcext:value-type="float">
            <text:p>4096</text:p>
          </table:table-cell>
          <table:table-cell table:formula="of:=[.$B$3]+[.E1599]-[.F1599]" office:value-type="float" office:value="866" calcext:value-type="float">
            <text:p>866,0</text:p>
          </table:table-cell>
          <table:table-cell table:formula="of:=[.B1599]-[.A1599]" office:value-type="float" office:value="-3230" calcext:value-type="float">
            <text:p>-3230,0</text:p>
          </table:table-cell>
          <table:table-cell table:formula="of:=[.C1598]" office:value-type="float" office:value="1662" calcext:value-type="float">
            <text:p>1662,0</text:p>
          </table:table-cell>
          <table:table-cell table:formula="of:=[.D1599]*2" office:value-type="float" office:value="3324" calcext:value-type="float">
            <text:p>3324,0</text:p>
          </table:table-cell>
          <table:table-cell table:formula="of:=[.D1598]" office:value-type="float" office:value="4505.5" calcext:value-type="float">
            <text:p>4505,5</text:p>
          </table:table-cell>
          <table:table-cell table:number-columns-repeated="3"/>
        </table:table-row>
        <table:table-row table:style-name="ro1">
          <table:table-cell table:formula="of:=IF([.B1600]&gt;=0;1;-1)*(2^[.$D$3])" office:value-type="float" office:value="-4096" calcext:value-type="float">
            <text:p>-4096</text:p>
          </table:table-cell>
          <table:table-cell table:formula="of:=[.$B$3]+[.E1600]-[.F1600]" office:value-type="float" office:value="-6074.5" calcext:value-type="float">
            <text:p>-6074,5</text:p>
          </table:table-cell>
          <table:table-cell table:formula="of:=[.B1600]-[.A1600]" office:value-type="float" office:value="-1978.5" calcext:value-type="float">
            <text:p>-1978,5</text:p>
          </table:table-cell>
          <table:table-cell table:formula="of:=[.C1599]" office:value-type="float" office:value="-3230" calcext:value-type="float">
            <text:p>-3230,0</text:p>
          </table:table-cell>
          <table:table-cell table:formula="of:=[.D1600]*2" office:value-type="float" office:value="-6460" calcext:value-type="float">
            <text:p>-6460,0</text:p>
          </table:table-cell>
          <table:table-cell table:formula="of:=[.D1599]" office:value-type="float" office:value="1662" calcext:value-type="float">
            <text:p>1662,0</text:p>
          </table:table-cell>
          <table:table-cell table:number-columns-repeated="3"/>
        </table:table-row>
        <table:table-row table:style-name="ro1">
          <table:table-cell table:formula="of:=IF([.B1601]&gt;=0;1;-1)*(2^[.$D$3])" office:value-type="float" office:value="4096" calcext:value-type="float">
            <text:p>4096</text:p>
          </table:table-cell>
          <table:table-cell table:formula="of:=[.$B$3]+[.E1601]-[.F1601]" office:value-type="float" office:value="1320.5" calcext:value-type="float">
            <text:p>1320,5</text:p>
          </table:table-cell>
          <table:table-cell table:formula="of:=[.B1601]-[.A1601]" office:value-type="float" office:value="-2775.5" calcext:value-type="float">
            <text:p>-2775,5</text:p>
          </table:table-cell>
          <table:table-cell table:formula="of:=[.C1600]" office:value-type="float" office:value="-1978.5" calcext:value-type="float">
            <text:p>-1978,5</text:p>
          </table:table-cell>
          <table:table-cell table:formula="of:=[.D1601]*2" office:value-type="float" office:value="-3957" calcext:value-type="float">
            <text:p>-3957,0</text:p>
          </table:table-cell>
          <table:table-cell table:formula="of:=[.D1600]" office:value-type="float" office:value="-3230" calcext:value-type="float">
            <text:p>-3230,0</text:p>
          </table:table-cell>
          <table:table-cell table:number-columns-repeated="3"/>
        </table:table-row>
        <table:table-row table:style-name="ro1">
          <table:table-cell table:formula="of:=IF([.B1602]&gt;=0;1;-1)*(2^[.$D$3])" office:value-type="float" office:value="-4096" calcext:value-type="float">
            <text:p>-4096</text:p>
          </table:table-cell>
          <table:table-cell table:formula="of:=[.$B$3]+[.E1602]-[.F1602]" office:value-type="float" office:value="-1525" calcext:value-type="float">
            <text:p>-1525,0</text:p>
          </table:table-cell>
          <table:table-cell table:formula="of:=[.B1602]-[.A1602]" office:value-type="float" office:value="2571" calcext:value-type="float">
            <text:p>2571,0</text:p>
          </table:table-cell>
          <table:table-cell table:formula="of:=[.C1601]" office:value-type="float" office:value="-2775.5" calcext:value-type="float">
            <text:p>-2775,5</text:p>
          </table:table-cell>
          <table:table-cell table:formula="of:=[.D1602]*2" office:value-type="float" office:value="-5551" calcext:value-type="float">
            <text:p>-5551,0</text:p>
          </table:table-cell>
          <table:table-cell table:formula="of:=[.D1601]" office:value-type="float" office:value="-1978.5" calcext:value-type="float">
            <text:p>-1978,5</text:p>
          </table:table-cell>
          <table:table-cell table:number-columns-repeated="3"/>
        </table:table-row>
        <table:table-row table:style-name="ro1">
          <table:table-cell table:formula="of:=IF([.B1603]&gt;=0;1;-1)*(2^[.$D$3])" office:value-type="float" office:value="4096" calcext:value-type="float">
            <text:p>4096</text:p>
          </table:table-cell>
          <table:table-cell table:formula="of:=[.$B$3]+[.E1603]-[.F1603]" office:value-type="float" office:value="9965" calcext:value-type="float">
            <text:p>9965,0</text:p>
          </table:table-cell>
          <table:table-cell table:formula="of:=[.B1603]-[.A1603]" office:value-type="float" office:value="5869" calcext:value-type="float">
            <text:p>5869,0</text:p>
          </table:table-cell>
          <table:table-cell table:formula="of:=[.C1602]" office:value-type="float" office:value="2571" calcext:value-type="float">
            <text:p>2571,0</text:p>
          </table:table-cell>
          <table:table-cell table:formula="of:=[.D1603]*2" office:value-type="float" office:value="5142" calcext:value-type="float">
            <text:p>5142,0</text:p>
          </table:table-cell>
          <table:table-cell table:formula="of:=[.D1602]" office:value-type="float" office:value="-2775.5" calcext:value-type="float">
            <text:p>-2775,5</text:p>
          </table:table-cell>
          <table:table-cell table:number-columns-repeated="3"/>
        </table:table-row>
        <table:table-row table:style-name="ro1">
          <table:table-cell table:formula="of:=IF([.B1604]&gt;=0;1;-1)*(2^[.$D$3])" office:value-type="float" office:value="4096" calcext:value-type="float">
            <text:p>4096</text:p>
          </table:table-cell>
          <table:table-cell table:formula="of:=[.$B$3]+[.E1604]-[.F1604]" office:value-type="float" office:value="11214.5" calcext:value-type="float">
            <text:p>11214,5</text:p>
          </table:table-cell>
          <table:table-cell table:formula="of:=[.B1604]-[.A1604]" office:value-type="float" office:value="7118.5" calcext:value-type="float">
            <text:p>7118,5</text:p>
          </table:table-cell>
          <table:table-cell table:formula="of:=[.C1603]" office:value-type="float" office:value="5869" calcext:value-type="float">
            <text:p>5869,0</text:p>
          </table:table-cell>
          <table:table-cell table:formula="of:=[.D1604]*2" office:value-type="float" office:value="11738" calcext:value-type="float">
            <text:p>11738,0</text:p>
          </table:table-cell>
          <table:table-cell table:formula="of:=[.D1603]" office:value-type="float" office:value="2571" calcext:value-type="float">
            <text:p>2571,0</text:p>
          </table:table-cell>
          <table:table-cell table:number-columns-repeated="3"/>
        </table:table-row>
        <table:table-row table:style-name="ro1">
          <table:table-cell table:formula="of:=IF([.B1605]&gt;=0;1;-1)*(2^[.$D$3])" office:value-type="float" office:value="4096" calcext:value-type="float">
            <text:p>4096</text:p>
          </table:table-cell>
          <table:table-cell table:formula="of:=[.$B$3]+[.E1605]-[.F1605]" office:value-type="float" office:value="10415.5" calcext:value-type="float">
            <text:p>10415,5</text:p>
          </table:table-cell>
          <table:table-cell table:formula="of:=[.B1605]-[.A1605]" office:value-type="float" office:value="6319.5" calcext:value-type="float">
            <text:p>6319,5</text:p>
          </table:table-cell>
          <table:table-cell table:formula="of:=[.C1604]" office:value-type="float" office:value="7118.5" calcext:value-type="float">
            <text:p>7118,5</text:p>
          </table:table-cell>
          <table:table-cell table:formula="of:=[.D1605]*2" office:value-type="float" office:value="14237" calcext:value-type="float">
            <text:p>14237,0</text:p>
          </table:table-cell>
          <table:table-cell table:formula="of:=[.D1604]" office:value-type="float" office:value="5869" calcext:value-type="float">
            <text:p>5869,0</text:p>
          </table:table-cell>
          <table:table-cell table:number-columns-repeated="3"/>
        </table:table-row>
        <table:table-row table:style-name="ro1">
          <table:table-cell table:formula="of:=IF([.B1606]&gt;=0;1;-1)*(2^[.$D$3])" office:value-type="float" office:value="4096" calcext:value-type="float">
            <text:p>4096</text:p>
          </table:table-cell>
          <table:table-cell table:formula="of:=[.$B$3]+[.E1606]-[.F1606]" office:value-type="float" office:value="7568" calcext:value-type="float">
            <text:p>7568,0</text:p>
          </table:table-cell>
          <table:table-cell table:formula="of:=[.B1606]-[.A1606]" office:value-type="float" office:value="3472" calcext:value-type="float">
            <text:p>3472,0</text:p>
          </table:table-cell>
          <table:table-cell table:formula="of:=[.C1605]" office:value-type="float" office:value="6319.5" calcext:value-type="float">
            <text:p>6319,5</text:p>
          </table:table-cell>
          <table:table-cell table:formula="of:=[.D1606]*2" office:value-type="float" office:value="12639" calcext:value-type="float">
            <text:p>12639,0</text:p>
          </table:table-cell>
          <table:table-cell table:formula="of:=[.D1605]" office:value-type="float" office:value="7118.5" calcext:value-type="float">
            <text:p>7118,5</text:p>
          </table:table-cell>
          <table:table-cell table:number-columns-repeated="3"/>
        </table:table-row>
        <table:table-row table:style-name="ro1">
          <table:table-cell table:formula="of:=IF([.B1607]&gt;=0;1;-1)*(2^[.$D$3])" office:value-type="float" office:value="4096" calcext:value-type="float">
            <text:p>4096</text:p>
          </table:table-cell>
          <table:table-cell table:formula="of:=[.$B$3]+[.E1607]-[.F1607]" office:value-type="float" office:value="2672" calcext:value-type="float">
            <text:p>2672,0</text:p>
          </table:table-cell>
          <table:table-cell table:formula="of:=[.B1607]-[.A1607]" office:value-type="float" office:value="-1424" calcext:value-type="float">
            <text:p>-1424,0</text:p>
          </table:table-cell>
          <table:table-cell table:formula="of:=[.C1606]" office:value-type="float" office:value="3472" calcext:value-type="float">
            <text:p>3472,0</text:p>
          </table:table-cell>
          <table:table-cell table:formula="of:=[.D1607]*2" office:value-type="float" office:value="6944" calcext:value-type="float">
            <text:p>6944,0</text:p>
          </table:table-cell>
          <table:table-cell table:formula="of:=[.D1606]" office:value-type="float" office:value="6319.5" calcext:value-type="float">
            <text:p>6319,5</text:p>
          </table:table-cell>
          <table:table-cell table:number-columns-repeated="3"/>
        </table:table-row>
        <table:table-row table:style-name="ro1">
          <table:table-cell table:formula="of:=IF([.B1608]&gt;=0;1;-1)*(2^[.$D$3])" office:value-type="float" office:value="-4096" calcext:value-type="float">
            <text:p>-4096</text:p>
          </table:table-cell>
          <table:table-cell table:formula="of:=[.$B$3]+[.E1608]-[.F1608]" office:value-type="float" office:value="-4272.5" calcext:value-type="float">
            <text:p>-4272,5</text:p>
          </table:table-cell>
          <table:table-cell table:formula="of:=[.B1608]-[.A1608]" office:value-type="float" office:value="-176.5" calcext:value-type="float">
            <text:p>-176,5</text:p>
          </table:table-cell>
          <table:table-cell table:formula="of:=[.C1607]" office:value-type="float" office:value="-1424" calcext:value-type="float">
            <text:p>-1424,0</text:p>
          </table:table-cell>
          <table:table-cell table:formula="of:=[.D1608]*2" office:value-type="float" office:value="-2848" calcext:value-type="float">
            <text:p>-2848,0</text:p>
          </table:table-cell>
          <table:table-cell table:formula="of:=[.D1607]" office:value-type="float" office:value="3472" calcext:value-type="float">
            <text:p>3472,0</text:p>
          </table:table-cell>
          <table:table-cell table:number-columns-repeated="3"/>
        </table:table-row>
        <table:table-row table:style-name="ro1">
          <table:table-cell table:formula="of:=IF([.B1609]&gt;=0;1;-1)*(2^[.$D$3])" office:value-type="float" office:value="4096" calcext:value-type="float">
            <text:p>4096</text:p>
          </table:table-cell>
          <table:table-cell table:formula="of:=[.$B$3]+[.E1609]-[.F1609]" office:value-type="float" office:value="3118.5" calcext:value-type="float">
            <text:p>3118,5</text:p>
          </table:table-cell>
          <table:table-cell table:formula="of:=[.B1609]-[.A1609]" office:value-type="float" office:value="-977.5" calcext:value-type="float">
            <text:p>-977,5</text:p>
          </table:table-cell>
          <table:table-cell table:formula="of:=[.C1608]" office:value-type="float" office:value="-176.5" calcext:value-type="float">
            <text:p>-176,5</text:p>
          </table:table-cell>
          <table:table-cell table:formula="of:=[.D1609]*2" office:value-type="float" office:value="-353" calcext:value-type="float">
            <text:p>-353,0</text:p>
          </table:table-cell>
          <table:table-cell table:formula="of:=[.D1608]" office:value-type="float" office:value="-1424" calcext:value-type="float">
            <text:p>-1424,0</text:p>
          </table:table-cell>
          <table:table-cell table:number-columns-repeated="3"/>
        </table:table-row>
        <table:table-row table:style-name="ro1">
          <table:table-cell table:formula="of:=IF([.B1610]&gt;=0;1;-1)*(2^[.$D$3])" office:value-type="float" office:value="4096" calcext:value-type="float">
            <text:p>4096</text:p>
          </table:table-cell>
          <table:table-cell table:formula="of:=[.$B$3]+[.E1610]-[.F1610]" office:value-type="float" office:value="269" calcext:value-type="float">
            <text:p>269,0</text:p>
          </table:table-cell>
          <table:table-cell table:formula="of:=[.B1610]-[.A1610]" office:value-type="float" office:value="-3827" calcext:value-type="float">
            <text:p>-3827,0</text:p>
          </table:table-cell>
          <table:table-cell table:formula="of:=[.C1609]" office:value-type="float" office:value="-977.5" calcext:value-type="float">
            <text:p>-977,5</text:p>
          </table:table-cell>
          <table:table-cell table:formula="of:=[.D1610]*2" office:value-type="float" office:value="-1955" calcext:value-type="float">
            <text:p>-1955,0</text:p>
          </table:table-cell>
          <table:table-cell table:formula="of:=[.D1609]" office:value-type="float" office:value="-176.5" calcext:value-type="float">
            <text:p>-176,5</text:p>
          </table:table-cell>
          <table:table-cell table:number-columns-repeated="3"/>
        </table:table-row>
        <table:table-row table:style-name="ro1">
          <table:table-cell table:formula="of:=IF([.B1611]&gt;=0;1;-1)*(2^[.$D$3])" office:value-type="float" office:value="-4096" calcext:value-type="float">
            <text:p>-4096</text:p>
          </table:table-cell>
          <table:table-cell table:formula="of:=[.$B$3]+[.E1611]-[.F1611]" office:value-type="float" office:value="-4629" calcext:value-type="float">
            <text:p>-4629,0</text:p>
          </table:table-cell>
          <table:table-cell table:formula="of:=[.B1611]-[.A1611]" office:value-type="float" office:value="-533" calcext:value-type="float">
            <text:p>-533,0</text:p>
          </table:table-cell>
          <table:table-cell table:formula="of:=[.C1610]" office:value-type="float" office:value="-3827" calcext:value-type="float">
            <text:p>-3827,0</text:p>
          </table:table-cell>
          <table:table-cell table:formula="of:=[.D1611]*2" office:value-type="float" office:value="-7654" calcext:value-type="float">
            <text:p>-7654,0</text:p>
          </table:table-cell>
          <table:table-cell table:formula="of:=[.D1610]" office:value-type="float" office:value="-977.5" calcext:value-type="float">
            <text:p>-977,5</text:p>
          </table:table-cell>
          <table:table-cell table:number-columns-repeated="3"/>
        </table:table-row>
        <table:table-row table:style-name="ro1">
          <table:table-cell table:formula="of:=IF([.B1612]&gt;=0;1;-1)*(2^[.$D$3])" office:value-type="float" office:value="4096" calcext:value-type="float">
            <text:p>4096</text:p>
          </table:table-cell>
          <table:table-cell table:formula="of:=[.$B$3]+[.E1612]-[.F1612]" office:value-type="float" office:value="4808.5" calcext:value-type="float">
            <text:p>4808,5</text:p>
          </table:table-cell>
          <table:table-cell table:formula="of:=[.B1612]-[.A1612]" office:value-type="float" office:value="712.5" calcext:value-type="float">
            <text:p>712,5</text:p>
          </table:table-cell>
          <table:table-cell table:formula="of:=[.C1611]" office:value-type="float" office:value="-533" calcext:value-type="float">
            <text:p>-533,0</text:p>
          </table:table-cell>
          <table:table-cell table:formula="of:=[.D1612]*2" office:value-type="float" office:value="-1066" calcext:value-type="float">
            <text:p>-1066,0</text:p>
          </table:table-cell>
          <table:table-cell table:formula="of:=[.D1611]" office:value-type="float" office:value="-3827" calcext:value-type="float">
            <text:p>-3827,0</text:p>
          </table:table-cell>
          <table:table-cell table:number-columns-repeated="3"/>
        </table:table-row>
        <table:table-row table:style-name="ro1">
          <table:table-cell table:formula="of:=IF([.B1613]&gt;=0;1;-1)*(2^[.$D$3])" office:value-type="float" office:value="4096" calcext:value-type="float">
            <text:p>4096</text:p>
          </table:table-cell>
          <table:table-cell table:formula="of:=[.$B$3]+[.E1613]-[.F1613]" office:value-type="float" office:value="4005.5" calcext:value-type="float">
            <text:p>4005,5</text:p>
          </table:table-cell>
          <table:table-cell table:formula="of:=[.B1613]-[.A1613]" office:value-type="float" office:value="-90.5" calcext:value-type="float">
            <text:p>-90,5</text:p>
          </table:table-cell>
          <table:table-cell table:formula="of:=[.C1612]" office:value-type="float" office:value="712.5" calcext:value-type="float">
            <text:p>712,5</text:p>
          </table:table-cell>
          <table:table-cell table:formula="of:=[.D1613]*2" office:value-type="float" office:value="1425" calcext:value-type="float">
            <text:p>1425,0</text:p>
          </table:table-cell>
          <table:table-cell table:formula="of:=[.D1612]" office:value-type="float" office:value="-533" calcext:value-type="float">
            <text:p>-533,0</text:p>
          </table:table-cell>
          <table:table-cell table:number-columns-repeated="3"/>
        </table:table-row>
        <table:table-row table:style-name="ro1">
          <table:table-cell table:formula="of:=IF([.B1614]&gt;=0;1;-1)*(2^[.$D$3])" office:value-type="float" office:value="4096" calcext:value-type="float">
            <text:p>4096</text:p>
          </table:table-cell>
          <table:table-cell table:formula="of:=[.$B$3]+[.E1614]-[.F1614]" office:value-type="float" office:value="1154" calcext:value-type="float">
            <text:p>1154,0</text:p>
          </table:table-cell>
          <table:table-cell table:formula="of:=[.B1614]-[.A1614]" office:value-type="float" office:value="-2942" calcext:value-type="float">
            <text:p>-2942,0</text:p>
          </table:table-cell>
          <table:table-cell table:formula="of:=[.C1613]" office:value-type="float" office:value="-90.5" calcext:value-type="float">
            <text:p>-90,5</text:p>
          </table:table-cell>
          <table:table-cell table:formula="of:=[.D1614]*2" office:value-type="float" office:value="-181" calcext:value-type="float">
            <text:p>-181,0</text:p>
          </table:table-cell>
          <table:table-cell table:formula="of:=[.D1613]" office:value-type="float" office:value="712.5" calcext:value-type="float">
            <text:p>712,5</text:p>
          </table:table-cell>
          <table:table-cell table:number-columns-repeated="3"/>
        </table:table-row>
        <table:table-row table:style-name="ro1">
          <table:table-cell table:formula="of:=IF([.B1615]&gt;=0;1;-1)*(2^[.$D$3])" office:value-type="float" office:value="-4096" calcext:value-type="float">
            <text:p>-4096</text:p>
          </table:table-cell>
          <table:table-cell table:formula="of:=[.$B$3]+[.E1615]-[.F1615]" office:value-type="float" office:value="-3746" calcext:value-type="float">
            <text:p>-3746,0</text:p>
          </table:table-cell>
          <table:table-cell table:formula="of:=[.B1615]-[.A1615]" office:value-type="float" office:value="350" calcext:value-type="float">
            <text:p>350,0</text:p>
          </table:table-cell>
          <table:table-cell table:formula="of:=[.C1614]" office:value-type="float" office:value="-2942" calcext:value-type="float">
            <text:p>-2942,0</text:p>
          </table:table-cell>
          <table:table-cell table:formula="of:=[.D1615]*2" office:value-type="float" office:value="-5884" calcext:value-type="float">
            <text:p>-5884,0</text:p>
          </table:table-cell>
          <table:table-cell table:formula="of:=[.D1614]" office:value-type="float" office:value="-90.5" calcext:value-type="float">
            <text:p>-90,5</text:p>
          </table:table-cell>
          <table:table-cell table:number-columns-repeated="3"/>
        </table:table-row>
        <table:table-row table:style-name="ro1">
          <table:table-cell table:formula="of:=IF([.B1616]&gt;=0;1;-1)*(2^[.$D$3])" office:value-type="float" office:value="4096" calcext:value-type="float">
            <text:p>4096</text:p>
          </table:table-cell>
          <table:table-cell table:formula="of:=[.$B$3]+[.E1616]-[.F1616]" office:value-type="float" office:value="5689.5" calcext:value-type="float">
            <text:p>5689,5</text:p>
          </table:table-cell>
          <table:table-cell table:formula="of:=[.B1616]-[.A1616]" office:value-type="float" office:value="1593.5" calcext:value-type="float">
            <text:p>1593,5</text:p>
          </table:table-cell>
          <table:table-cell table:formula="of:=[.C1615]" office:value-type="float" office:value="350" calcext:value-type="float">
            <text:p>350,0</text:p>
          </table:table-cell>
          <table:table-cell table:formula="of:=[.D1616]*2" office:value-type="float" office:value="700" calcext:value-type="float">
            <text:p>700,0</text:p>
          </table:table-cell>
          <table:table-cell table:formula="of:=[.D1615]" office:value-type="float" office:value="-2942" calcext:value-type="float">
            <text:p>-2942,0</text:p>
          </table:table-cell>
          <table:table-cell table:number-columns-repeated="3"/>
        </table:table-row>
        <table:table-row table:style-name="ro1">
          <table:table-cell table:formula="of:=IF([.B1617]&gt;=0;1;-1)*(2^[.$D$3])" office:value-type="float" office:value="4096" calcext:value-type="float">
            <text:p>4096</text:p>
          </table:table-cell>
          <table:table-cell table:formula="of:=[.$B$3]+[.E1617]-[.F1617]" office:value-type="float" office:value="4884.5" calcext:value-type="float">
            <text:p>4884,5</text:p>
          </table:table-cell>
          <table:table-cell table:formula="of:=[.B1617]-[.A1617]" office:value-type="float" office:value="788.5" calcext:value-type="float">
            <text:p>788,5</text:p>
          </table:table-cell>
          <table:table-cell table:formula="of:=[.C1616]" office:value-type="float" office:value="1593.5" calcext:value-type="float">
            <text:p>1593,5</text:p>
          </table:table-cell>
          <table:table-cell table:formula="of:=[.D1617]*2" office:value-type="float" office:value="3187" calcext:value-type="float">
            <text:p>3187,0</text:p>
          </table:table-cell>
          <table:table-cell table:formula="of:=[.D1616]" office:value-type="float" office:value="350" calcext:value-type="float">
            <text:p>350,0</text:p>
          </table:table-cell>
          <table:table-cell table:number-columns-repeated="3"/>
        </table:table-row>
        <table:table-row table:style-name="ro1">
          <table:table-cell table:formula="of:=IF([.B1618]&gt;=0;1;-1)*(2^[.$D$3])" office:value-type="float" office:value="4096" calcext:value-type="float">
            <text:p>4096</text:p>
          </table:table-cell>
          <table:table-cell table:formula="of:=[.$B$3]+[.E1618]-[.F1618]" office:value-type="float" office:value="2031" calcext:value-type="float">
            <text:p>2031,0</text:p>
          </table:table-cell>
          <table:table-cell table:formula="of:=[.B1618]-[.A1618]" office:value-type="float" office:value="-2065" calcext:value-type="float">
            <text:p>-2065,0</text:p>
          </table:table-cell>
          <table:table-cell table:formula="of:=[.C1617]" office:value-type="float" office:value="788.5" calcext:value-type="float">
            <text:p>788,5</text:p>
          </table:table-cell>
          <table:table-cell table:formula="of:=[.D1618]*2" office:value-type="float" office:value="1577" calcext:value-type="float">
            <text:p>1577,0</text:p>
          </table:table-cell>
          <table:table-cell table:formula="of:=[.D1617]" office:value-type="float" office:value="1593.5" calcext:value-type="float">
            <text:p>1593,5</text:p>
          </table:table-cell>
          <table:table-cell table:number-columns-repeated="3"/>
        </table:table-row>
        <table:table-row table:style-name="ro1">
          <table:table-cell table:formula="of:=IF([.B1619]&gt;=0;1;-1)*(2^[.$D$3])" office:value-type="float" office:value="-4096" calcext:value-type="float">
            <text:p>-4096</text:p>
          </table:table-cell>
          <table:table-cell table:formula="of:=[.$B$3]+[.E1619]-[.F1619]" office:value-type="float" office:value="-2871" calcext:value-type="float">
            <text:p>-2871,0</text:p>
          </table:table-cell>
          <table:table-cell table:formula="of:=[.B1619]-[.A1619]" office:value-type="float" office:value="1225" calcext:value-type="float">
            <text:p>1225,0</text:p>
          </table:table-cell>
          <table:table-cell table:formula="of:=[.C1618]" office:value-type="float" office:value="-2065" calcext:value-type="float">
            <text:p>-2065,0</text:p>
          </table:table-cell>
          <table:table-cell table:formula="of:=[.D1619]*2" office:value-type="float" office:value="-4130" calcext:value-type="float">
            <text:p>-4130,0</text:p>
          </table:table-cell>
          <table:table-cell table:formula="of:=[.D1618]" office:value-type="float" office:value="788.5" calcext:value-type="float">
            <text:p>788,5</text:p>
          </table:table-cell>
          <table:table-cell table:number-columns-repeated="3"/>
        </table:table-row>
        <table:table-row table:style-name="ro1">
          <table:table-cell table:formula="of:=IF([.B1620]&gt;=0;1;-1)*(2^[.$D$3])" office:value-type="float" office:value="4096" calcext:value-type="float">
            <text:p>4096</text:p>
          </table:table-cell>
          <table:table-cell table:formula="of:=[.$B$3]+[.E1620]-[.F1620]" office:value-type="float" office:value="6562.5" calcext:value-type="float">
            <text:p>6562,5</text:p>
          </table:table-cell>
          <table:table-cell table:formula="of:=[.B1620]-[.A1620]" office:value-type="float" office:value="2466.5" calcext:value-type="float">
            <text:p>2466,5</text:p>
          </table:table-cell>
          <table:table-cell table:formula="of:=[.C1619]" office:value-type="float" office:value="1225" calcext:value-type="float">
            <text:p>1225,0</text:p>
          </table:table-cell>
          <table:table-cell table:formula="of:=[.D1620]*2" office:value-type="float" office:value="2450" calcext:value-type="float">
            <text:p>2450,0</text:p>
          </table:table-cell>
          <table:table-cell table:formula="of:=[.D1619]" office:value-type="float" office:value="-2065" calcext:value-type="float">
            <text:p>-2065,0</text:p>
          </table:table-cell>
          <table:table-cell table:number-columns-repeated="3"/>
        </table:table-row>
        <table:table-row table:style-name="ro1">
          <table:table-cell table:formula="of:=IF([.B1621]&gt;=0;1;-1)*(2^[.$D$3])" office:value-type="float" office:value="4096" calcext:value-type="float">
            <text:p>4096</text:p>
          </table:table-cell>
          <table:table-cell table:formula="of:=[.$B$3]+[.E1621]-[.F1621]" office:value-type="float" office:value="5755.5" calcext:value-type="float">
            <text:p>5755,5</text:p>
          </table:table-cell>
          <table:table-cell table:formula="of:=[.B1621]-[.A1621]" office:value-type="float" office:value="1659.5" calcext:value-type="float">
            <text:p>1659,5</text:p>
          </table:table-cell>
          <table:table-cell table:formula="of:=[.C1620]" office:value-type="float" office:value="2466.5" calcext:value-type="float">
            <text:p>2466,5</text:p>
          </table:table-cell>
          <table:table-cell table:formula="of:=[.D1621]*2" office:value-type="float" office:value="4933" calcext:value-type="float">
            <text:p>4933,0</text:p>
          </table:table-cell>
          <table:table-cell table:formula="of:=[.D1620]" office:value-type="float" office:value="1225" calcext:value-type="float">
            <text:p>1225,0</text:p>
          </table:table-cell>
          <table:table-cell table:number-columns-repeated="3"/>
        </table:table-row>
        <table:table-row table:style-name="ro1">
          <table:table-cell table:formula="of:=IF([.B1622]&gt;=0;1;-1)*(2^[.$D$3])" office:value-type="float" office:value="4096" calcext:value-type="float">
            <text:p>4096</text:p>
          </table:table-cell>
          <table:table-cell table:formula="of:=[.$B$3]+[.E1622]-[.F1622]" office:value-type="float" office:value="2900" calcext:value-type="float">
            <text:p>2900,0</text:p>
          </table:table-cell>
          <table:table-cell table:formula="of:=[.B1622]-[.A1622]" office:value-type="float" office:value="-1196" calcext:value-type="float">
            <text:p>-1196,0</text:p>
          </table:table-cell>
          <table:table-cell table:formula="of:=[.C1621]" office:value-type="float" office:value="1659.5" calcext:value-type="float">
            <text:p>1659,5</text:p>
          </table:table-cell>
          <table:table-cell table:formula="of:=[.D1622]*2" office:value-type="float" office:value="3319" calcext:value-type="float">
            <text:p>3319,0</text:p>
          </table:table-cell>
          <table:table-cell table:formula="of:=[.D1621]" office:value-type="float" office:value="2466.5" calcext:value-type="float">
            <text:p>2466,5</text:p>
          </table:table-cell>
          <table:table-cell table:number-columns-repeated="3"/>
        </table:table-row>
        <table:table-row table:style-name="ro1">
          <table:table-cell table:formula="of:=IF([.B1623]&gt;=0;1;-1)*(2^[.$D$3])" office:value-type="float" office:value="-4096" calcext:value-type="float">
            <text:p>-4096</text:p>
          </table:table-cell>
          <table:table-cell table:formula="of:=[.$B$3]+[.E1623]-[.F1623]" office:value-type="float" office:value="-2004" calcext:value-type="float">
            <text:p>-2004,0</text:p>
          </table:table-cell>
          <table:table-cell table:formula="of:=[.B1623]-[.A1623]" office:value-type="float" office:value="2092" calcext:value-type="float">
            <text:p>2092,0</text:p>
          </table:table-cell>
          <table:table-cell table:formula="of:=[.C1622]" office:value-type="float" office:value="-1196" calcext:value-type="float">
            <text:p>-1196,0</text:p>
          </table:table-cell>
          <table:table-cell table:formula="of:=[.D1623]*2" office:value-type="float" office:value="-2392" calcext:value-type="float">
            <text:p>-2392,0</text:p>
          </table:table-cell>
          <table:table-cell table:formula="of:=[.D1622]" office:value-type="float" office:value="1659.5" calcext:value-type="float">
            <text:p>1659,5</text:p>
          </table:table-cell>
          <table:table-cell table:number-columns-repeated="3"/>
        </table:table-row>
        <table:table-row table:style-name="ro1">
          <table:table-cell table:formula="of:=IF([.B1624]&gt;=0;1;-1)*(2^[.$D$3])" office:value-type="float" office:value="4096" calcext:value-type="float">
            <text:p>4096</text:p>
          </table:table-cell>
          <table:table-cell table:formula="of:=[.$B$3]+[.E1624]-[.F1624]" office:value-type="float" office:value="7427.5" calcext:value-type="float">
            <text:p>7427,5</text:p>
          </table:table-cell>
          <table:table-cell table:formula="of:=[.B1624]-[.A1624]" office:value-type="float" office:value="3331.5" calcext:value-type="float">
            <text:p>3331,5</text:p>
          </table:table-cell>
          <table:table-cell table:formula="of:=[.C1623]" office:value-type="float" office:value="2092" calcext:value-type="float">
            <text:p>2092,0</text:p>
          </table:table-cell>
          <table:table-cell table:formula="of:=[.D1624]*2" office:value-type="float" office:value="4184" calcext:value-type="float">
            <text:p>4184,0</text:p>
          </table:table-cell>
          <table:table-cell table:formula="of:=[.D1623]" office:value-type="float" office:value="-1196" calcext:value-type="float">
            <text:p>-1196,0</text:p>
          </table:table-cell>
          <table:table-cell table:number-columns-repeated="3"/>
        </table:table-row>
        <table:table-row table:style-name="ro1">
          <table:table-cell table:formula="of:=IF([.B1625]&gt;=0;1;-1)*(2^[.$D$3])" office:value-type="float" office:value="4096" calcext:value-type="float">
            <text:p>4096</text:p>
          </table:table-cell>
          <table:table-cell table:formula="of:=[.$B$3]+[.E1625]-[.F1625]" office:value-type="float" office:value="6618.5" calcext:value-type="float">
            <text:p>6618,5</text:p>
          </table:table-cell>
          <table:table-cell table:formula="of:=[.B1625]-[.A1625]" office:value-type="float" office:value="2522.5" calcext:value-type="float">
            <text:p>2522,5</text:p>
          </table:table-cell>
          <table:table-cell table:formula="of:=[.C1624]" office:value-type="float" office:value="3331.5" calcext:value-type="float">
            <text:p>3331,5</text:p>
          </table:table-cell>
          <table:table-cell table:formula="of:=[.D1625]*2" office:value-type="float" office:value="6663" calcext:value-type="float">
            <text:p>6663,0</text:p>
          </table:table-cell>
          <table:table-cell table:formula="of:=[.D1624]" office:value-type="float" office:value="2092" calcext:value-type="float">
            <text:p>2092,0</text:p>
          </table:table-cell>
          <table:table-cell table:number-columns-repeated="3"/>
        </table:table-row>
        <table:table-row table:style-name="ro1">
          <table:table-cell table:formula="of:=IF([.B1626]&gt;=0;1;-1)*(2^[.$D$3])" office:value-type="float" office:value="4096" calcext:value-type="float">
            <text:p>4096</text:p>
          </table:table-cell>
          <table:table-cell table:formula="of:=[.$B$3]+[.E1626]-[.F1626]" office:value-type="float" office:value="3761" calcext:value-type="float">
            <text:p>3761,0</text:p>
          </table:table-cell>
          <table:table-cell table:formula="of:=[.B1626]-[.A1626]" office:value-type="float" office:value="-335" calcext:value-type="float">
            <text:p>-335,0</text:p>
          </table:table-cell>
          <table:table-cell table:formula="of:=[.C1625]" office:value-type="float" office:value="2522.5" calcext:value-type="float">
            <text:p>2522,5</text:p>
          </table:table-cell>
          <table:table-cell table:formula="of:=[.D1626]*2" office:value-type="float" office:value="5045" calcext:value-type="float">
            <text:p>5045,0</text:p>
          </table:table-cell>
          <table:table-cell table:formula="of:=[.D1625]" office:value-type="float" office:value="3331.5" calcext:value-type="float">
            <text:p>3331,5</text:p>
          </table:table-cell>
          <table:table-cell table:number-columns-repeated="3"/>
        </table:table-row>
        <table:table-row table:style-name="ro1">
          <table:table-cell table:formula="of:=IF([.B1627]&gt;=0;1;-1)*(2^[.$D$3])" office:value-type="float" office:value="-4096" calcext:value-type="float">
            <text:p>-4096</text:p>
          </table:table-cell>
          <table:table-cell table:formula="of:=[.$B$3]+[.E1627]-[.F1627]" office:value-type="float" office:value="-1145" calcext:value-type="float">
            <text:p>-1145,0</text:p>
          </table:table-cell>
          <table:table-cell table:formula="of:=[.B1627]-[.A1627]" office:value-type="float" office:value="2951" calcext:value-type="float">
            <text:p>2951,0</text:p>
          </table:table-cell>
          <table:table-cell table:formula="of:=[.C1626]" office:value-type="float" office:value="-335" calcext:value-type="float">
            <text:p>-335,0</text:p>
          </table:table-cell>
          <table:table-cell table:formula="of:=[.D1627]*2" office:value-type="float" office:value="-670" calcext:value-type="float">
            <text:p>-670,0</text:p>
          </table:table-cell>
          <table:table-cell table:formula="of:=[.D1626]" office:value-type="float" office:value="2522.5" calcext:value-type="float">
            <text:p>2522,5</text:p>
          </table:table-cell>
          <table:table-cell table:number-columns-repeated="3"/>
        </table:table-row>
        <table:table-row table:style-name="ro1">
          <table:table-cell table:formula="of:=IF([.B1628]&gt;=0;1;-1)*(2^[.$D$3])" office:value-type="float" office:value="4096" calcext:value-type="float">
            <text:p>4096</text:p>
          </table:table-cell>
          <table:table-cell table:formula="of:=[.$B$3]+[.E1628]-[.F1628]" office:value-type="float" office:value="8284.5" calcext:value-type="float">
            <text:p>8284,5</text:p>
          </table:table-cell>
          <table:table-cell table:formula="of:=[.B1628]-[.A1628]" office:value-type="float" office:value="4188.5" calcext:value-type="float">
            <text:p>4188,5</text:p>
          </table:table-cell>
          <table:table-cell table:formula="of:=[.C1627]" office:value-type="float" office:value="2951" calcext:value-type="float">
            <text:p>2951,0</text:p>
          </table:table-cell>
          <table:table-cell table:formula="of:=[.D1628]*2" office:value-type="float" office:value="5902" calcext:value-type="float">
            <text:p>5902,0</text:p>
          </table:table-cell>
          <table:table-cell table:formula="of:=[.D1627]" office:value-type="float" office:value="-335" calcext:value-type="float">
            <text:p>-335,0</text:p>
          </table:table-cell>
          <table:table-cell table:number-columns-repeated="3"/>
        </table:table-row>
        <table:table-row table:style-name="ro1">
          <table:table-cell table:formula="of:=IF([.B1629]&gt;=0;1;-1)*(2^[.$D$3])" office:value-type="float" office:value="4096" calcext:value-type="float">
            <text:p>4096</text:p>
          </table:table-cell>
          <table:table-cell table:formula="of:=[.$B$3]+[.E1629]-[.F1629]" office:value-type="float" office:value="7473.5" calcext:value-type="float">
            <text:p>7473,5</text:p>
          </table:table-cell>
          <table:table-cell table:formula="of:=[.B1629]-[.A1629]" office:value-type="float" office:value="3377.5" calcext:value-type="float">
            <text:p>3377,5</text:p>
          </table:table-cell>
          <table:table-cell table:formula="of:=[.C1628]" office:value-type="float" office:value="4188.5" calcext:value-type="float">
            <text:p>4188,5</text:p>
          </table:table-cell>
          <table:table-cell table:formula="of:=[.D1629]*2" office:value-type="float" office:value="8377" calcext:value-type="float">
            <text:p>8377,0</text:p>
          </table:table-cell>
          <table:table-cell table:formula="of:=[.D1628]" office:value-type="float" office:value="2951" calcext:value-type="float">
            <text:p>2951,0</text:p>
          </table:table-cell>
          <table:table-cell table:number-columns-repeated="3"/>
        </table:table-row>
        <table:table-row table:style-name="ro1">
          <table:table-cell table:formula="of:=IF([.B1630]&gt;=0;1;-1)*(2^[.$D$3])" office:value-type="float" office:value="4096" calcext:value-type="float">
            <text:p>4096</text:p>
          </table:table-cell>
          <table:table-cell table:formula="of:=[.$B$3]+[.E1630]-[.F1630]" office:value-type="float" office:value="4614" calcext:value-type="float">
            <text:p>4614,0</text:p>
          </table:table-cell>
          <table:table-cell table:formula="of:=[.B1630]-[.A1630]" office:value-type="float" office:value="518" calcext:value-type="float">
            <text:p>518,0</text:p>
          </table:table-cell>
          <table:table-cell table:formula="of:=[.C1629]" office:value-type="float" office:value="3377.5" calcext:value-type="float">
            <text:p>3377,5</text:p>
          </table:table-cell>
          <table:table-cell table:formula="of:=[.D1630]*2" office:value-type="float" office:value="6755" calcext:value-type="float">
            <text:p>6755,0</text:p>
          </table:table-cell>
          <table:table-cell table:formula="of:=[.D1629]" office:value-type="float" office:value="4188.5" calcext:value-type="float">
            <text:p>4188,5</text:p>
          </table:table-cell>
          <table:table-cell table:number-columns-repeated="3"/>
        </table:table-row>
        <table:table-row table:style-name="ro1">
          <table:table-cell table:formula="of:=IF([.B1631]&gt;=0;1;-1)*(2^[.$D$3])" office:value-type="float" office:value="-4096" calcext:value-type="float">
            <text:p>-4096</text:p>
          </table:table-cell>
          <table:table-cell table:formula="of:=[.$B$3]+[.E1631]-[.F1631]" office:value-type="float" office:value="-294" calcext:value-type="float">
            <text:p>-294,0</text:p>
          </table:table-cell>
          <table:table-cell table:formula="of:=[.B1631]-[.A1631]" office:value-type="float" office:value="3802" calcext:value-type="float">
            <text:p>3802,0</text:p>
          </table:table-cell>
          <table:table-cell table:formula="of:=[.C1630]" office:value-type="float" office:value="518" calcext:value-type="float">
            <text:p>518,0</text:p>
          </table:table-cell>
          <table:table-cell table:formula="of:=[.D1631]*2" office:value-type="float" office:value="1036" calcext:value-type="float">
            <text:p>1036,0</text:p>
          </table:table-cell>
          <table:table-cell table:formula="of:=[.D1630]" office:value-type="float" office:value="3377.5" calcext:value-type="float">
            <text:p>3377,5</text:p>
          </table:table-cell>
          <table:table-cell table:number-columns-repeated="3"/>
        </table:table-row>
        <table:table-row table:style-name="ro1">
          <table:table-cell table:formula="of:=IF([.B1632]&gt;=0;1;-1)*(2^[.$D$3])" office:value-type="float" office:value="4096" calcext:value-type="float">
            <text:p>4096</text:p>
          </table:table-cell>
          <table:table-cell table:formula="of:=[.$B$3]+[.E1632]-[.F1632]" office:value-type="float" office:value="9133.5" calcext:value-type="float">
            <text:p>9133,5</text:p>
          </table:table-cell>
          <table:table-cell table:formula="of:=[.B1632]-[.A1632]" office:value-type="float" office:value="5037.5" calcext:value-type="float">
            <text:p>5037,5</text:p>
          </table:table-cell>
          <table:table-cell table:formula="of:=[.C1631]" office:value-type="float" office:value="3802" calcext:value-type="float">
            <text:p>3802,0</text:p>
          </table:table-cell>
          <table:table-cell table:formula="of:=[.D1632]*2" office:value-type="float" office:value="7604" calcext:value-type="float">
            <text:p>7604,0</text:p>
          </table:table-cell>
          <table:table-cell table:formula="of:=[.D1631]" office:value-type="float" office:value="518" calcext:value-type="float">
            <text:p>518,0</text:p>
          </table:table-cell>
          <table:table-cell table:number-columns-repeated="3"/>
        </table:table-row>
        <table:table-row table:style-name="ro1">
          <table:table-cell table:formula="of:=IF([.B1633]&gt;=0;1;-1)*(2^[.$D$3])" office:value-type="float" office:value="4096" calcext:value-type="float">
            <text:p>4096</text:p>
          </table:table-cell>
          <table:table-cell table:formula="of:=[.$B$3]+[.E1633]-[.F1633]" office:value-type="float" office:value="8320.5" calcext:value-type="float">
            <text:p>8320,5</text:p>
          </table:table-cell>
          <table:table-cell table:formula="of:=[.B1633]-[.A1633]" office:value-type="float" office:value="4224.5" calcext:value-type="float">
            <text:p>4224,5</text:p>
          </table:table-cell>
          <table:table-cell table:formula="of:=[.C1632]" office:value-type="float" office:value="5037.5" calcext:value-type="float">
            <text:p>5037,5</text:p>
          </table:table-cell>
          <table:table-cell table:formula="of:=[.D1633]*2" office:value-type="float" office:value="10075" calcext:value-type="float">
            <text:p>10075,0</text:p>
          </table:table-cell>
          <table:table-cell table:formula="of:=[.D1632]" office:value-type="float" office:value="3802" calcext:value-type="float">
            <text:p>3802,0</text:p>
          </table:table-cell>
          <table:table-cell table:number-columns-repeated="3"/>
        </table:table-row>
        <table:table-row table:style-name="ro1">
          <table:table-cell table:formula="of:=IF([.B1634]&gt;=0;1;-1)*(2^[.$D$3])" office:value-type="float" office:value="4096" calcext:value-type="float">
            <text:p>4096</text:p>
          </table:table-cell>
          <table:table-cell table:formula="of:=[.$B$3]+[.E1634]-[.F1634]" office:value-type="float" office:value="5459" calcext:value-type="float">
            <text:p>5459,0</text:p>
          </table:table-cell>
          <table:table-cell table:formula="of:=[.B1634]-[.A1634]" office:value-type="float" office:value="1363" calcext:value-type="float">
            <text:p>1363,0</text:p>
          </table:table-cell>
          <table:table-cell table:formula="of:=[.C1633]" office:value-type="float" office:value="4224.5" calcext:value-type="float">
            <text:p>4224,5</text:p>
          </table:table-cell>
          <table:table-cell table:formula="of:=[.D1634]*2" office:value-type="float" office:value="8449" calcext:value-type="float">
            <text:p>8449,0</text:p>
          </table:table-cell>
          <table:table-cell table:formula="of:=[.D1633]" office:value-type="float" office:value="5037.5" calcext:value-type="float">
            <text:p>5037,5</text:p>
          </table:table-cell>
          <table:table-cell table:number-columns-repeated="3"/>
        </table:table-row>
        <table:table-row table:style-name="ro1">
          <table:table-cell table:formula="of:=IF([.B1635]&gt;=0;1;-1)*(2^[.$D$3])" office:value-type="float" office:value="4096" calcext:value-type="float">
            <text:p>4096</text:p>
          </table:table-cell>
          <table:table-cell table:formula="of:=[.$B$3]+[.E1635]-[.F1635]" office:value-type="float" office:value="549" calcext:value-type="float">
            <text:p>549,0</text:p>
          </table:table-cell>
          <table:table-cell table:formula="of:=[.B1635]-[.A1635]" office:value-type="float" office:value="-3547" calcext:value-type="float">
            <text:p>-3547,0</text:p>
          </table:table-cell>
          <table:table-cell table:formula="of:=[.C1634]" office:value-type="float" office:value="1363" calcext:value-type="float">
            <text:p>1363,0</text:p>
          </table:table-cell>
          <table:table-cell table:formula="of:=[.D1635]*2" office:value-type="float" office:value="2726" calcext:value-type="float">
            <text:p>2726,0</text:p>
          </table:table-cell>
          <table:table-cell table:formula="of:=[.D1634]" office:value-type="float" office:value="4224.5" calcext:value-type="float">
            <text:p>4224,5</text:p>
          </table:table-cell>
          <table:table-cell table:number-columns-repeated="3"/>
        </table:table-row>
        <table:table-row table:style-name="ro1">
          <table:table-cell table:formula="of:=IF([.B1636]&gt;=0;1;-1)*(2^[.$D$3])" office:value-type="float" office:value="-4096" calcext:value-type="float">
            <text:p>-4096</text:p>
          </table:table-cell>
          <table:table-cell table:formula="of:=[.$B$3]+[.E1636]-[.F1636]" office:value-type="float" office:value="-6409.5" calcext:value-type="float">
            <text:p>-6409,5</text:p>
          </table:table-cell>
          <table:table-cell table:formula="of:=[.B1636]-[.A1636]" office:value-type="float" office:value="-2313.5" calcext:value-type="float">
            <text:p>-2313,5</text:p>
          </table:table-cell>
          <table:table-cell table:formula="of:=[.C1635]" office:value-type="float" office:value="-3547" calcext:value-type="float">
            <text:p>-3547,0</text:p>
          </table:table-cell>
          <table:table-cell table:formula="of:=[.D1636]*2" office:value-type="float" office:value="-7094" calcext:value-type="float">
            <text:p>-7094,0</text:p>
          </table:table-cell>
          <table:table-cell table:formula="of:=[.D1635]" office:value-type="float" office:value="1363" calcext:value-type="float">
            <text:p>1363,0</text:p>
          </table:table-cell>
          <table:table-cell table:number-columns-repeated="3"/>
        </table:table-row>
        <table:table-row table:style-name="ro1">
          <table:table-cell table:formula="of:=IF([.B1637]&gt;=0;1;-1)*(2^[.$D$3])" office:value-type="float" office:value="4096" calcext:value-type="float">
            <text:p>4096</text:p>
          </table:table-cell>
          <table:table-cell table:formula="of:=[.$B$3]+[.E1637]-[.F1637]" office:value-type="float" office:value="967.5" calcext:value-type="float">
            <text:p>967,5</text:p>
          </table:table-cell>
          <table:table-cell table:formula="of:=[.B1637]-[.A1637]" office:value-type="float" office:value="-3128.5" calcext:value-type="float">
            <text:p>-3128,5</text:p>
          </table:table-cell>
          <table:table-cell table:formula="of:=[.C1636]" office:value-type="float" office:value="-2313.5" calcext:value-type="float">
            <text:p>-2313,5</text:p>
          </table:table-cell>
          <table:table-cell table:formula="of:=[.D1637]*2" office:value-type="float" office:value="-4627" calcext:value-type="float">
            <text:p>-4627,0</text:p>
          </table:table-cell>
          <table:table-cell table:formula="of:=[.D1636]" office:value-type="float" office:value="-3547" calcext:value-type="float">
            <text:p>-3547,0</text:p>
          </table:table-cell>
          <table:table-cell table:number-columns-repeated="3"/>
        </table:table-row>
        <table:table-row table:style-name="ro1">
          <table:table-cell table:formula="of:=IF([.B1638]&gt;=0;1;-1)*(2^[.$D$3])" office:value-type="float" office:value="-4096" calcext:value-type="float">
            <text:p>-4096</text:p>
          </table:table-cell>
          <table:table-cell table:formula="of:=[.$B$3]+[.E1638]-[.F1638]" office:value-type="float" office:value="-1896" calcext:value-type="float">
            <text:p>-1896,0</text:p>
          </table:table-cell>
          <table:table-cell table:formula="of:=[.B1638]-[.A1638]" office:value-type="float" office:value="2200" calcext:value-type="float">
            <text:p>2200,0</text:p>
          </table:table-cell>
          <table:table-cell table:formula="of:=[.C1637]" office:value-type="float" office:value="-3128.5" calcext:value-type="float">
            <text:p>-3128,5</text:p>
          </table:table-cell>
          <table:table-cell table:formula="of:=[.D1638]*2" office:value-type="float" office:value="-6257" calcext:value-type="float">
            <text:p>-6257,0</text:p>
          </table:table-cell>
          <table:table-cell table:formula="of:=[.D1637]" office:value-type="float" office:value="-2313.5" calcext:value-type="float">
            <text:p>-2313,5</text:p>
          </table:table-cell>
          <table:table-cell table:number-columns-repeated="3"/>
        </table:table-row>
        <table:table-row table:style-name="ro1">
          <table:table-cell table:formula="of:=IF([.B1639]&gt;=0;1;-1)*(2^[.$D$3])" office:value-type="float" office:value="4096" calcext:value-type="float">
            <text:p>4096</text:p>
          </table:table-cell>
          <table:table-cell table:formula="of:=[.$B$3]+[.E1639]-[.F1639]" office:value-type="float" office:value="9576" calcext:value-type="float">
            <text:p>9576,0</text:p>
          </table:table-cell>
          <table:table-cell table:formula="of:=[.B1639]-[.A1639]" office:value-type="float" office:value="5480" calcext:value-type="float">
            <text:p>5480,0</text:p>
          </table:table-cell>
          <table:table-cell table:formula="of:=[.C1638]" office:value-type="float" office:value="2200" calcext:value-type="float">
            <text:p>2200,0</text:p>
          </table:table-cell>
          <table:table-cell table:formula="of:=[.D1639]*2" office:value-type="float" office:value="4400" calcext:value-type="float">
            <text:p>4400,0</text:p>
          </table:table-cell>
          <table:table-cell table:formula="of:=[.D1638]" office:value-type="float" office:value="-3128.5" calcext:value-type="float">
            <text:p>-3128,5</text:p>
          </table:table-cell>
          <table:table-cell table:number-columns-repeated="3"/>
        </table:table-row>
        <table:table-row table:style-name="ro1">
          <table:table-cell table:formula="of:=IF([.B1640]&gt;=0;1;-1)*(2^[.$D$3])" office:value-type="float" office:value="4096" calcext:value-type="float">
            <text:p>4096</text:p>
          </table:table-cell>
          <table:table-cell table:formula="of:=[.$B$3]+[.E1640]-[.F1640]" office:value-type="float" office:value="10807.5" calcext:value-type="float">
            <text:p>10807,5</text:p>
          </table:table-cell>
          <table:table-cell table:formula="of:=[.B1640]-[.A1640]" office:value-type="float" office:value="6711.5" calcext:value-type="float">
            <text:p>6711,5</text:p>
          </table:table-cell>
          <table:table-cell table:formula="of:=[.C1639]" office:value-type="float" office:value="5480" calcext:value-type="float">
            <text:p>5480,0</text:p>
          </table:table-cell>
          <table:table-cell table:formula="of:=[.D1640]*2" office:value-type="float" office:value="10960" calcext:value-type="float">
            <text:p>10960,0</text:p>
          </table:table-cell>
          <table:table-cell table:formula="of:=[.D1639]" office:value-type="float" office:value="2200" calcext:value-type="float">
            <text:p>2200,0</text:p>
          </table:table-cell>
          <table:table-cell table:number-columns-repeated="3"/>
        </table:table-row>
        <table:table-row table:style-name="ro1">
          <table:table-cell table:formula="of:=IF([.B1641]&gt;=0;1;-1)*(2^[.$D$3])" office:value-type="float" office:value="4096" calcext:value-type="float">
            <text:p>4096</text:p>
          </table:table-cell>
          <table:table-cell table:formula="of:=[.$B$3]+[.E1641]-[.F1641]" office:value-type="float" office:value="9990.5" calcext:value-type="float">
            <text:p>9990,5</text:p>
          </table:table-cell>
          <table:table-cell table:formula="of:=[.B1641]-[.A1641]" office:value-type="float" office:value="5894.5" calcext:value-type="float">
            <text:p>5894,5</text:p>
          </table:table-cell>
          <table:table-cell table:formula="of:=[.C1640]" office:value-type="float" office:value="6711.5" calcext:value-type="float">
            <text:p>6711,5</text:p>
          </table:table-cell>
          <table:table-cell table:formula="of:=[.D1641]*2" office:value-type="float" office:value="13423" calcext:value-type="float">
            <text:p>13423,0</text:p>
          </table:table-cell>
          <table:table-cell table:formula="of:=[.D1640]" office:value-type="float" office:value="5480" calcext:value-type="float">
            <text:p>5480,0</text:p>
          </table:table-cell>
          <table:table-cell table:number-columns-repeated="3"/>
        </table:table-row>
        <table:table-row table:style-name="ro1">
          <table:table-cell table:formula="of:=IF([.B1642]&gt;=0;1;-1)*(2^[.$D$3])" office:value-type="float" office:value="4096" calcext:value-type="float">
            <text:p>4096</text:p>
          </table:table-cell>
          <table:table-cell table:formula="of:=[.$B$3]+[.E1642]-[.F1642]" office:value-type="float" office:value="7125" calcext:value-type="float">
            <text:p>7125,0</text:p>
          </table:table-cell>
          <table:table-cell table:formula="of:=[.B1642]-[.A1642]" office:value-type="float" office:value="3029" calcext:value-type="float">
            <text:p>3029,0</text:p>
          </table:table-cell>
          <table:table-cell table:formula="of:=[.C1641]" office:value-type="float" office:value="5894.5" calcext:value-type="float">
            <text:p>5894,5</text:p>
          </table:table-cell>
          <table:table-cell table:formula="of:=[.D1642]*2" office:value-type="float" office:value="11789" calcext:value-type="float">
            <text:p>11789,0</text:p>
          </table:table-cell>
          <table:table-cell table:formula="of:=[.D1641]" office:value-type="float" office:value="6711.5" calcext:value-type="float">
            <text:p>6711,5</text:p>
          </table:table-cell>
          <table:table-cell table:number-columns-repeated="3"/>
        </table:table-row>
        <table:table-row table:style-name="ro1">
          <table:table-cell table:formula="of:=IF([.B1643]&gt;=0;1;-1)*(2^[.$D$3])" office:value-type="float" office:value="4096" calcext:value-type="float">
            <text:p>4096</text:p>
          </table:table-cell>
          <table:table-cell table:formula="of:=[.$B$3]+[.E1643]-[.F1643]" office:value-type="float" office:value="2211" calcext:value-type="float">
            <text:p>2211,0</text:p>
          </table:table-cell>
          <table:table-cell table:formula="of:=[.B1643]-[.A1643]" office:value-type="float" office:value="-1885" calcext:value-type="float">
            <text:p>-1885,0</text:p>
          </table:table-cell>
          <table:table-cell table:formula="of:=[.C1642]" office:value-type="float" office:value="3029" calcext:value-type="float">
            <text:p>3029,0</text:p>
          </table:table-cell>
          <table:table-cell table:formula="of:=[.D1643]*2" office:value-type="float" office:value="6058" calcext:value-type="float">
            <text:p>6058,0</text:p>
          </table:table-cell>
          <table:table-cell table:formula="of:=[.D1642]" office:value-type="float" office:value="5894.5" calcext:value-type="float">
            <text:p>5894,5</text:p>
          </table:table-cell>
          <table:table-cell table:number-columns-repeated="3"/>
        </table:table-row>
        <table:table-row table:style-name="ro1">
          <table:table-cell table:formula="of:=IF([.B1644]&gt;=0;1;-1)*(2^[.$D$3])" office:value-type="float" office:value="-4096" calcext:value-type="float">
            <text:p>-4096</text:p>
          </table:table-cell>
          <table:table-cell table:formula="of:=[.$B$3]+[.E1644]-[.F1644]" office:value-type="float" office:value="-4751.5" calcext:value-type="float">
            <text:p>-4751,5</text:p>
          </table:table-cell>
          <table:table-cell table:formula="of:=[.B1644]-[.A1644]" office:value-type="float" office:value="-655.5" calcext:value-type="float">
            <text:p>-655,5</text:p>
          </table:table-cell>
          <table:table-cell table:formula="of:=[.C1643]" office:value-type="float" office:value="-1885" calcext:value-type="float">
            <text:p>-1885,0</text:p>
          </table:table-cell>
          <table:table-cell table:formula="of:=[.D1644]*2" office:value-type="float" office:value="-3770" calcext:value-type="float">
            <text:p>-3770,0</text:p>
          </table:table-cell>
          <table:table-cell table:formula="of:=[.D1643]" office:value-type="float" office:value="3029" calcext:value-type="float">
            <text:p>3029,0</text:p>
          </table:table-cell>
          <table:table-cell table:number-columns-repeated="3"/>
        </table:table-row>
        <table:table-row table:style-name="ro1">
          <table:table-cell table:formula="of:=IF([.B1645]&gt;=0;1;-1)*(2^[.$D$3])" office:value-type="float" office:value="4096" calcext:value-type="float">
            <text:p>4096</text:p>
          </table:table-cell>
          <table:table-cell table:formula="of:=[.$B$3]+[.E1645]-[.F1645]" office:value-type="float" office:value="2621.5" calcext:value-type="float">
            <text:p>2621,5</text:p>
          </table:table-cell>
          <table:table-cell table:formula="of:=[.B1645]-[.A1645]" office:value-type="float" office:value="-1474.5" calcext:value-type="float">
            <text:p>-1474,5</text:p>
          </table:table-cell>
          <table:table-cell table:formula="of:=[.C1644]" office:value-type="float" office:value="-655.5" calcext:value-type="float">
            <text:p>-655,5</text:p>
          </table:table-cell>
          <table:table-cell table:formula="of:=[.D1645]*2" office:value-type="float" office:value="-1311" calcext:value-type="float">
            <text:p>-1311,0</text:p>
          </table:table-cell>
          <table:table-cell table:formula="of:=[.D1644]" office:value-type="float" office:value="-1885" calcext:value-type="float">
            <text:p>-1885,0</text:p>
          </table:table-cell>
          <table:table-cell table:number-columns-repeated="3"/>
        </table:table-row>
        <table:table-row table:style-name="ro1">
          <table:table-cell table:formula="of:=IF([.B1646]&gt;=0;1;-1)*(2^[.$D$3])" office:value-type="float" office:value="-4096" calcext:value-type="float">
            <text:p>-4096</text:p>
          </table:table-cell>
          <table:table-cell table:formula="of:=[.$B$3]+[.E1646]-[.F1646]" office:value-type="float" office:value="-246" calcext:value-type="float">
            <text:p>-246,0</text:p>
          </table:table-cell>
          <table:table-cell table:formula="of:=[.B1646]-[.A1646]" office:value-type="float" office:value="3850" calcext:value-type="float">
            <text:p>3850,0</text:p>
          </table:table-cell>
          <table:table-cell table:formula="of:=[.C1645]" office:value-type="float" office:value="-1474.5" calcext:value-type="float">
            <text:p>-1474,5</text:p>
          </table:table-cell>
          <table:table-cell table:formula="of:=[.D1646]*2" office:value-type="float" office:value="-2949" calcext:value-type="float">
            <text:p>-2949,0</text:p>
          </table:table-cell>
          <table:table-cell table:formula="of:=[.D1645]" office:value-type="float" office:value="-655.5" calcext:value-type="float">
            <text:p>-655,5</text:p>
          </table:table-cell>
          <table:table-cell table:number-columns-repeated="3"/>
        </table:table-row>
        <table:table-row table:style-name="ro1">
          <table:table-cell table:formula="of:=IF([.B1647]&gt;=0;1;-1)*(2^[.$D$3])" office:value-type="float" office:value="4096" calcext:value-type="float">
            <text:p>4096</text:p>
          </table:table-cell>
          <table:table-cell table:formula="of:=[.$B$3]+[.E1647]-[.F1647]" office:value-type="float" office:value="11222" calcext:value-type="float">
            <text:p>11222,0</text:p>
          </table:table-cell>
          <table:table-cell table:formula="of:=[.B1647]-[.A1647]" office:value-type="float" office:value="7126" calcext:value-type="float">
            <text:p>7126,0</text:p>
          </table:table-cell>
          <table:table-cell table:formula="of:=[.C1646]" office:value-type="float" office:value="3850" calcext:value-type="float">
            <text:p>3850,0</text:p>
          </table:table-cell>
          <table:table-cell table:formula="of:=[.D1647]*2" office:value-type="float" office:value="7700" calcext:value-type="float">
            <text:p>7700,0</text:p>
          </table:table-cell>
          <table:table-cell table:formula="of:=[.D1646]" office:value-type="float" office:value="-1474.5" calcext:value-type="float">
            <text:p>-1474,5</text:p>
          </table:table-cell>
          <table:table-cell table:number-columns-repeated="3"/>
        </table:table-row>
        <table:table-row table:style-name="ro1">
          <table:table-cell table:formula="of:=IF([.B1648]&gt;=0;1;-1)*(2^[.$D$3])" office:value-type="float" office:value="4096" calcext:value-type="float">
            <text:p>4096</text:p>
          </table:table-cell>
          <table:table-cell table:formula="of:=[.$B$3]+[.E1648]-[.F1648]" office:value-type="float" office:value="12449.5" calcext:value-type="float">
            <text:p>12449,5</text:p>
          </table:table-cell>
          <table:table-cell table:formula="of:=[.B1648]-[.A1648]" office:value-type="float" office:value="8353.5" calcext:value-type="float">
            <text:p>8353,5</text:p>
          </table:table-cell>
          <table:table-cell table:formula="of:=[.C1647]" office:value-type="float" office:value="7126" calcext:value-type="float">
            <text:p>7126,0</text:p>
          </table:table-cell>
          <table:table-cell table:formula="of:=[.D1648]*2" office:value-type="float" office:value="14252" calcext:value-type="float">
            <text:p>14252,0</text:p>
          </table:table-cell>
          <table:table-cell table:formula="of:=[.D1647]" office:value-type="float" office:value="3850" calcext:value-type="float">
            <text:p>3850,0</text:p>
          </table:table-cell>
          <table:table-cell table:number-columns-repeated="3"/>
        </table:table-row>
        <table:table-row table:style-name="ro1">
          <table:table-cell table:formula="of:=IF([.B1649]&gt;=0;1;-1)*(2^[.$D$3])" office:value-type="float" office:value="4096" calcext:value-type="float">
            <text:p>4096</text:p>
          </table:table-cell>
          <table:table-cell table:formula="of:=[.$B$3]+[.E1649]-[.F1649]" office:value-type="float" office:value="11628.5" calcext:value-type="float">
            <text:p>11628,5</text:p>
          </table:table-cell>
          <table:table-cell table:formula="of:=[.B1649]-[.A1649]" office:value-type="float" office:value="7532.5" calcext:value-type="float">
            <text:p>7532,5</text:p>
          </table:table-cell>
          <table:table-cell table:formula="of:=[.C1648]" office:value-type="float" office:value="8353.5" calcext:value-type="float">
            <text:p>8353,5</text:p>
          </table:table-cell>
          <table:table-cell table:formula="of:=[.D1649]*2" office:value-type="float" office:value="16707" calcext:value-type="float">
            <text:p>16707,0</text:p>
          </table:table-cell>
          <table:table-cell table:formula="of:=[.D1648]" office:value-type="float" office:value="7126" calcext:value-type="float">
            <text:p>7126,0</text:p>
          </table:table-cell>
          <table:table-cell table:number-columns-repeated="3"/>
        </table:table-row>
        <table:table-row table:style-name="ro1">
          <table:table-cell table:formula="of:=IF([.B1650]&gt;=0;1;-1)*(2^[.$D$3])" office:value-type="float" office:value="4096" calcext:value-type="float">
            <text:p>4096</text:p>
          </table:table-cell>
          <table:table-cell table:formula="of:=[.$B$3]+[.E1650]-[.F1650]" office:value-type="float" office:value="8759" calcext:value-type="float">
            <text:p>8759,0</text:p>
          </table:table-cell>
          <table:table-cell table:formula="of:=[.B1650]-[.A1650]" office:value-type="float" office:value="4663" calcext:value-type="float">
            <text:p>4663,0</text:p>
          </table:table-cell>
          <table:table-cell table:formula="of:=[.C1649]" office:value-type="float" office:value="7532.5" calcext:value-type="float">
            <text:p>7532,5</text:p>
          </table:table-cell>
          <table:table-cell table:formula="of:=[.D1650]*2" office:value-type="float" office:value="15065" calcext:value-type="float">
            <text:p>15065,0</text:p>
          </table:table-cell>
          <table:table-cell table:formula="of:=[.D1649]" office:value-type="float" office:value="8353.5" calcext:value-type="float">
            <text:p>8353,5</text:p>
          </table:table-cell>
          <table:table-cell table:number-columns-repeated="3"/>
        </table:table-row>
        <table:table-row table:style-name="ro1">
          <table:table-cell table:formula="of:=IF([.B1651]&gt;=0;1;-1)*(2^[.$D$3])" office:value-type="float" office:value="4096" calcext:value-type="float">
            <text:p>4096</text:p>
          </table:table-cell>
          <table:table-cell table:formula="of:=[.$B$3]+[.E1651]-[.F1651]" office:value-type="float" office:value="3841" calcext:value-type="float">
            <text:p>3841,0</text:p>
          </table:table-cell>
          <table:table-cell table:formula="of:=[.B1651]-[.A1651]" office:value-type="float" office:value="-255" calcext:value-type="float">
            <text:p>-255,0</text:p>
          </table:table-cell>
          <table:table-cell table:formula="of:=[.C1650]" office:value-type="float" office:value="4663" calcext:value-type="float">
            <text:p>4663,0</text:p>
          </table:table-cell>
          <table:table-cell table:formula="of:=[.D1651]*2" office:value-type="float" office:value="9326" calcext:value-type="float">
            <text:p>9326,0</text:p>
          </table:table-cell>
          <table:table-cell table:formula="of:=[.D1650]" office:value-type="float" office:value="7532.5" calcext:value-type="float">
            <text:p>7532,5</text:p>
          </table:table-cell>
          <table:table-cell table:number-columns-repeated="3"/>
        </table:table-row>
        <table:table-row table:style-name="ro1">
          <table:table-cell table:formula="of:=IF([.B1652]&gt;=0;1;-1)*(2^[.$D$3])" office:value-type="float" office:value="-4096" calcext:value-type="float">
            <text:p>-4096</text:p>
          </table:table-cell>
          <table:table-cell table:formula="of:=[.$B$3]+[.E1652]-[.F1652]" office:value-type="float" office:value="-3125.5" calcext:value-type="float">
            <text:p>-3125,5</text:p>
          </table:table-cell>
          <table:table-cell table:formula="of:=[.B1652]-[.A1652]" office:value-type="float" office:value="970.5" calcext:value-type="float">
            <text:p>970,5</text:p>
          </table:table-cell>
          <table:table-cell table:formula="of:=[.C1651]" office:value-type="float" office:value="-255" calcext:value-type="float">
            <text:p>-255,0</text:p>
          </table:table-cell>
          <table:table-cell table:formula="of:=[.D1652]*2" office:value-type="float" office:value="-510" calcext:value-type="float">
            <text:p>-510,0</text:p>
          </table:table-cell>
          <table:table-cell table:formula="of:=[.D1651]" office:value-type="float" office:value="4663" calcext:value-type="float">
            <text:p>4663,0</text:p>
          </table:table-cell>
          <table:table-cell table:number-columns-repeated="3"/>
        </table:table-row>
        <table:table-row table:style-name="ro1">
          <table:table-cell table:formula="of:=IF([.B1653]&gt;=0;1;-1)*(2^[.$D$3])" office:value-type="float" office:value="4096" calcext:value-type="float">
            <text:p>4096</text:p>
          </table:table-cell>
          <table:table-cell table:formula="of:=[.$B$3]+[.E1653]-[.F1653]" office:value-type="float" office:value="4243.5" calcext:value-type="float">
            <text:p>4243,5</text:p>
          </table:table-cell>
          <table:table-cell table:formula="of:=[.B1653]-[.A1653]" office:value-type="float" office:value="147.5" calcext:value-type="float">
            <text:p>147,5</text:p>
          </table:table-cell>
          <table:table-cell table:formula="of:=[.C1652]" office:value-type="float" office:value="970.5" calcext:value-type="float">
            <text:p>970,5</text:p>
          </table:table-cell>
          <table:table-cell table:formula="of:=[.D1653]*2" office:value-type="float" office:value="1941" calcext:value-type="float">
            <text:p>1941,0</text:p>
          </table:table-cell>
          <table:table-cell table:formula="of:=[.D1652]" office:value-type="float" office:value="-255" calcext:value-type="float">
            <text:p>-255,0</text:p>
          </table:table-cell>
          <table:table-cell table:number-columns-repeated="3"/>
        </table:table-row>
        <table:table-row table:style-name="ro1">
          <table:table-cell table:formula="of:=IF([.B1654]&gt;=0;1;-1)*(2^[.$D$3])" office:value-type="float" office:value="4096" calcext:value-type="float">
            <text:p>4096</text:p>
          </table:table-cell>
          <table:table-cell table:formula="of:=[.$B$3]+[.E1654]-[.F1654]" office:value-type="float" office:value="1372" calcext:value-type="float">
            <text:p>1372,0</text:p>
          </table:table-cell>
          <table:table-cell table:formula="of:=[.B1654]-[.A1654]" office:value-type="float" office:value="-2724" calcext:value-type="float">
            <text:p>-2724,0</text:p>
          </table:table-cell>
          <table:table-cell table:formula="of:=[.C1653]" office:value-type="float" office:value="147.5" calcext:value-type="float">
            <text:p>147,5</text:p>
          </table:table-cell>
          <table:table-cell table:formula="of:=[.D1654]*2" office:value-type="float" office:value="295" calcext:value-type="float">
            <text:p>295,0</text:p>
          </table:table-cell>
          <table:table-cell table:formula="of:=[.D1653]" office:value-type="float" office:value="970.5" calcext:value-type="float">
            <text:p>970,5</text:p>
          </table:table-cell>
          <table:table-cell table:number-columns-repeated="3"/>
        </table:table-row>
        <table:table-row table:style-name="ro1">
          <table:table-cell table:formula="of:=IF([.B1655]&gt;=0;1;-1)*(2^[.$D$3])" office:value-type="float" office:value="-4096" calcext:value-type="float">
            <text:p>-4096</text:p>
          </table:table-cell>
          <table:table-cell table:formula="of:=[.$B$3]+[.E1655]-[.F1655]" office:value-type="float" office:value="-3548" calcext:value-type="float">
            <text:p>-3548,0</text:p>
          </table:table-cell>
          <table:table-cell table:formula="of:=[.B1655]-[.A1655]" office:value-type="float" office:value="548" calcext:value-type="float">
            <text:p>548,0</text:p>
          </table:table-cell>
          <table:table-cell table:formula="of:=[.C1654]" office:value-type="float" office:value="-2724" calcext:value-type="float">
            <text:p>-2724,0</text:p>
          </table:table-cell>
          <table:table-cell table:formula="of:=[.D1655]*2" office:value-type="float" office:value="-5448" calcext:value-type="float">
            <text:p>-5448,0</text:p>
          </table:table-cell>
          <table:table-cell table:formula="of:=[.D1654]" office:value-type="float" office:value="147.5" calcext:value-type="float">
            <text:p>147,5</text:p>
          </table:table-cell>
          <table:table-cell table:number-columns-repeated="3"/>
        </table:table-row>
        <table:table-row table:style-name="ro1">
          <table:table-cell table:formula="of:=IF([.B1656]&gt;=0;1;-1)*(2^[.$D$3])" office:value-type="float" office:value="4096" calcext:value-type="float">
            <text:p>4096</text:p>
          </table:table-cell>
          <table:table-cell table:formula="of:=[.$B$3]+[.E1656]-[.F1656]" office:value-type="float" office:value="5867.5" calcext:value-type="float">
            <text:p>5867,5</text:p>
          </table:table-cell>
          <table:table-cell table:formula="of:=[.B1656]-[.A1656]" office:value-type="float" office:value="1771.5" calcext:value-type="float">
            <text:p>1771,5</text:p>
          </table:table-cell>
          <table:table-cell table:formula="of:=[.C1655]" office:value-type="float" office:value="548" calcext:value-type="float">
            <text:p>548,0</text:p>
          </table:table-cell>
          <table:table-cell table:formula="of:=[.D1656]*2" office:value-type="float" office:value="1096" calcext:value-type="float">
            <text:p>1096,0</text:p>
          </table:table-cell>
          <table:table-cell table:formula="of:=[.D1655]" office:value-type="float" office:value="-2724" calcext:value-type="float">
            <text:p>-2724,0</text:p>
          </table:table-cell>
          <table:table-cell table:number-columns-repeated="3"/>
        </table:table-row>
        <table:table-row table:style-name="ro1">
          <table:table-cell table:formula="of:=IF([.B1657]&gt;=0;1;-1)*(2^[.$D$3])" office:value-type="float" office:value="4096" calcext:value-type="float">
            <text:p>4096</text:p>
          </table:table-cell>
          <table:table-cell table:formula="of:=[.$B$3]+[.E1657]-[.F1657]" office:value-type="float" office:value="5042.5" calcext:value-type="float">
            <text:p>5042,5</text:p>
          </table:table-cell>
          <table:table-cell table:formula="of:=[.B1657]-[.A1657]" office:value-type="float" office:value="946.5" calcext:value-type="float">
            <text:p>946,5</text:p>
          </table:table-cell>
          <table:table-cell table:formula="of:=[.C1656]" office:value-type="float" office:value="1771.5" calcext:value-type="float">
            <text:p>1771,5</text:p>
          </table:table-cell>
          <table:table-cell table:formula="of:=[.D1657]*2" office:value-type="float" office:value="3543" calcext:value-type="float">
            <text:p>3543,0</text:p>
          </table:table-cell>
          <table:table-cell table:formula="of:=[.D1656]" office:value-type="float" office:value="548" calcext:value-type="float">
            <text:p>548,0</text:p>
          </table:table-cell>
          <table:table-cell table:number-columns-repeated="3"/>
        </table:table-row>
        <table:table-row table:style-name="ro1">
          <table:table-cell table:formula="of:=IF([.B1658]&gt;=0;1;-1)*(2^[.$D$3])" office:value-type="float" office:value="4096" calcext:value-type="float">
            <text:p>4096</text:p>
          </table:table-cell>
          <table:table-cell table:formula="of:=[.$B$3]+[.E1658]-[.F1658]" office:value-type="float" office:value="2169" calcext:value-type="float">
            <text:p>2169,0</text:p>
          </table:table-cell>
          <table:table-cell table:formula="of:=[.B1658]-[.A1658]" office:value-type="float" office:value="-1927" calcext:value-type="float">
            <text:p>-1927,0</text:p>
          </table:table-cell>
          <table:table-cell table:formula="of:=[.C1657]" office:value-type="float" office:value="946.5" calcext:value-type="float">
            <text:p>946,5</text:p>
          </table:table-cell>
          <table:table-cell table:formula="of:=[.D1658]*2" office:value-type="float" office:value="1893" calcext:value-type="float">
            <text:p>1893,0</text:p>
          </table:table-cell>
          <table:table-cell table:formula="of:=[.D1657]" office:value-type="float" office:value="1771.5" calcext:value-type="float">
            <text:p>1771,5</text:p>
          </table:table-cell>
          <table:table-cell table:number-columns-repeated="3"/>
        </table:table-row>
        <table:table-row table:style-name="ro1">
          <table:table-cell table:formula="of:=IF([.B1659]&gt;=0;1;-1)*(2^[.$D$3])" office:value-type="float" office:value="-4096" calcext:value-type="float">
            <text:p>-4096</text:p>
          </table:table-cell>
          <table:table-cell table:formula="of:=[.$B$3]+[.E1659]-[.F1659]" office:value-type="float" office:value="-2753" calcext:value-type="float">
            <text:p>-2753,0</text:p>
          </table:table-cell>
          <table:table-cell table:formula="of:=[.B1659]-[.A1659]" office:value-type="float" office:value="1343" calcext:value-type="float">
            <text:p>1343,0</text:p>
          </table:table-cell>
          <table:table-cell table:formula="of:=[.C1658]" office:value-type="float" office:value="-1927" calcext:value-type="float">
            <text:p>-1927,0</text:p>
          </table:table-cell>
          <table:table-cell table:formula="of:=[.D1659]*2" office:value-type="float" office:value="-3854" calcext:value-type="float">
            <text:p>-3854,0</text:p>
          </table:table-cell>
          <table:table-cell table:formula="of:=[.D1658]" office:value-type="float" office:value="946.5" calcext:value-type="float">
            <text:p>946,5</text:p>
          </table:table-cell>
          <table:table-cell table:number-columns-repeated="3"/>
        </table:table-row>
        <table:table-row table:style-name="ro1">
          <table:table-cell table:formula="of:=IF([.B1660]&gt;=0;1;-1)*(2^[.$D$3])" office:value-type="float" office:value="4096" calcext:value-type="float">
            <text:p>4096</text:p>
          </table:table-cell>
          <table:table-cell table:formula="of:=[.$B$3]+[.E1660]-[.F1660]" office:value-type="float" office:value="6660.5" calcext:value-type="float">
            <text:p>6660,5</text:p>
          </table:table-cell>
          <table:table-cell table:formula="of:=[.B1660]-[.A1660]" office:value-type="float" office:value="2564.5" calcext:value-type="float">
            <text:p>2564,5</text:p>
          </table:table-cell>
          <table:table-cell table:formula="of:=[.C1659]" office:value-type="float" office:value="1343" calcext:value-type="float">
            <text:p>1343,0</text:p>
          </table:table-cell>
          <table:table-cell table:formula="of:=[.D1660]*2" office:value-type="float" office:value="2686" calcext:value-type="float">
            <text:p>2686,0</text:p>
          </table:table-cell>
          <table:table-cell table:formula="of:=[.D1659]" office:value-type="float" office:value="-1927" calcext:value-type="float">
            <text:p>-1927,0</text:p>
          </table:table-cell>
          <table:table-cell table:number-columns-repeated="3"/>
        </table:table-row>
        <table:table-row table:style-name="ro1">
          <table:table-cell table:formula="of:=IF([.B1661]&gt;=0;1;-1)*(2^[.$D$3])" office:value-type="float" office:value="4096" calcext:value-type="float">
            <text:p>4096</text:p>
          </table:table-cell>
          <table:table-cell table:formula="of:=[.$B$3]+[.E1661]-[.F1661]" office:value-type="float" office:value="5833.5" calcext:value-type="float">
            <text:p>5833,5</text:p>
          </table:table-cell>
          <table:table-cell table:formula="of:=[.B1661]-[.A1661]" office:value-type="float" office:value="1737.5" calcext:value-type="float">
            <text:p>1737,5</text:p>
          </table:table-cell>
          <table:table-cell table:formula="of:=[.C1660]" office:value-type="float" office:value="2564.5" calcext:value-type="float">
            <text:p>2564,5</text:p>
          </table:table-cell>
          <table:table-cell table:formula="of:=[.D1661]*2" office:value-type="float" office:value="5129" calcext:value-type="float">
            <text:p>5129,0</text:p>
          </table:table-cell>
          <table:table-cell table:formula="of:=[.D1660]" office:value-type="float" office:value="1343" calcext:value-type="float">
            <text:p>1343,0</text:p>
          </table:table-cell>
          <table:table-cell table:number-columns-repeated="3"/>
        </table:table-row>
        <table:table-row table:style-name="ro1">
          <table:table-cell table:formula="of:=IF([.B1662]&gt;=0;1;-1)*(2^[.$D$3])" office:value-type="float" office:value="4096" calcext:value-type="float">
            <text:p>4096</text:p>
          </table:table-cell>
          <table:table-cell table:formula="of:=[.$B$3]+[.E1662]-[.F1662]" office:value-type="float" office:value="2958" calcext:value-type="float">
            <text:p>2958,0</text:p>
          </table:table-cell>
          <table:table-cell table:formula="of:=[.B1662]-[.A1662]" office:value-type="float" office:value="-1138" calcext:value-type="float">
            <text:p>-1138,0</text:p>
          </table:table-cell>
          <table:table-cell table:formula="of:=[.C1661]" office:value-type="float" office:value="1737.5" calcext:value-type="float">
            <text:p>1737,5</text:p>
          </table:table-cell>
          <table:table-cell table:formula="of:=[.D1662]*2" office:value-type="float" office:value="3475" calcext:value-type="float">
            <text:p>3475,0</text:p>
          </table:table-cell>
          <table:table-cell table:formula="of:=[.D1661]" office:value-type="float" office:value="2564.5" calcext:value-type="float">
            <text:p>2564,5</text:p>
          </table:table-cell>
          <table:table-cell table:number-columns-repeated="3"/>
        </table:table-row>
        <table:table-row table:style-name="ro1">
          <table:table-cell table:formula="of:=IF([.B1663]&gt;=0;1;-1)*(2^[.$D$3])" office:value-type="float" office:value="-4096" calcext:value-type="float">
            <text:p>-4096</text:p>
          </table:table-cell>
          <table:table-cell table:formula="of:=[.$B$3]+[.E1663]-[.F1663]" office:value-type="float" office:value="-1966" calcext:value-type="float">
            <text:p>-1966,0</text:p>
          </table:table-cell>
          <table:table-cell table:formula="of:=[.B1663]-[.A1663]" office:value-type="float" office:value="2130" calcext:value-type="float">
            <text:p>2130,0</text:p>
          </table:table-cell>
          <table:table-cell table:formula="of:=[.C1662]" office:value-type="float" office:value="-1138" calcext:value-type="float">
            <text:p>-1138,0</text:p>
          </table:table-cell>
          <table:table-cell table:formula="of:=[.D1663]*2" office:value-type="float" office:value="-2276" calcext:value-type="float">
            <text:p>-2276,0</text:p>
          </table:table-cell>
          <table:table-cell table:formula="of:=[.D1662]" office:value-type="float" office:value="1737.5" calcext:value-type="float">
            <text:p>1737,5</text:p>
          </table:table-cell>
          <table:table-cell table:number-columns-repeated="3"/>
        </table:table-row>
        <table:table-row table:style-name="ro1">
          <table:table-cell table:formula="of:=IF([.B1664]&gt;=0;1;-1)*(2^[.$D$3])" office:value-type="float" office:value="4096" calcext:value-type="float">
            <text:p>4096</text:p>
          </table:table-cell>
          <table:table-cell table:formula="of:=[.$B$3]+[.E1664]-[.F1664]" office:value-type="float" office:value="7445.5" calcext:value-type="float">
            <text:p>7445,5</text:p>
          </table:table-cell>
          <table:table-cell table:formula="of:=[.B1664]-[.A1664]" office:value-type="float" office:value="3349.5" calcext:value-type="float">
            <text:p>3349,5</text:p>
          </table:table-cell>
          <table:table-cell table:formula="of:=[.C1663]" office:value-type="float" office:value="2130" calcext:value-type="float">
            <text:p>2130,0</text:p>
          </table:table-cell>
          <table:table-cell table:formula="of:=[.D1664]*2" office:value-type="float" office:value="4260" calcext:value-type="float">
            <text:p>4260,0</text:p>
          </table:table-cell>
          <table:table-cell table:formula="of:=[.D1663]" office:value-type="float" office:value="-1138" calcext:value-type="float">
            <text:p>-1138,0</text:p>
          </table:table-cell>
          <table:table-cell table:number-columns-repeated="3"/>
        </table:table-row>
        <table:table-row table:style-name="ro1">
          <table:table-cell table:formula="of:=IF([.B1665]&gt;=0;1;-1)*(2^[.$D$3])" office:value-type="float" office:value="4096" calcext:value-type="float">
            <text:p>4096</text:p>
          </table:table-cell>
          <table:table-cell table:formula="of:=[.$B$3]+[.E1665]-[.F1665]" office:value-type="float" office:value="6616.5" calcext:value-type="float">
            <text:p>6616,5</text:p>
          </table:table-cell>
          <table:table-cell table:formula="of:=[.B1665]-[.A1665]" office:value-type="float" office:value="2520.5" calcext:value-type="float">
            <text:p>2520,5</text:p>
          </table:table-cell>
          <table:table-cell table:formula="of:=[.C1664]" office:value-type="float" office:value="3349.5" calcext:value-type="float">
            <text:p>3349,5</text:p>
          </table:table-cell>
          <table:table-cell table:formula="of:=[.D1665]*2" office:value-type="float" office:value="6699" calcext:value-type="float">
            <text:p>6699,0</text:p>
          </table:table-cell>
          <table:table-cell table:formula="of:=[.D1664]" office:value-type="float" office:value="2130" calcext:value-type="float">
            <text:p>2130,0</text:p>
          </table:table-cell>
          <table:table-cell table:number-columns-repeated="3"/>
        </table:table-row>
        <table:table-row table:style-name="ro1">
          <table:table-cell table:formula="of:=IF([.B1666]&gt;=0;1;-1)*(2^[.$D$3])" office:value-type="float" office:value="4096" calcext:value-type="float">
            <text:p>4096</text:p>
          </table:table-cell>
          <table:table-cell table:formula="of:=[.$B$3]+[.E1666]-[.F1666]" office:value-type="float" office:value="3739" calcext:value-type="float">
            <text:p>3739,0</text:p>
          </table:table-cell>
          <table:table-cell table:formula="of:=[.B1666]-[.A1666]" office:value-type="float" office:value="-357" calcext:value-type="float">
            <text:p>-357,0</text:p>
          </table:table-cell>
          <table:table-cell table:formula="of:=[.C1665]" office:value-type="float" office:value="2520.5" calcext:value-type="float">
            <text:p>2520,5</text:p>
          </table:table-cell>
          <table:table-cell table:formula="of:=[.D1666]*2" office:value-type="float" office:value="5041" calcext:value-type="float">
            <text:p>5041,0</text:p>
          </table:table-cell>
          <table:table-cell table:formula="of:=[.D1665]" office:value-type="float" office:value="3349.5" calcext:value-type="float">
            <text:p>3349,5</text:p>
          </table:table-cell>
          <table:table-cell table:number-columns-repeated="3"/>
        </table:table-row>
        <table:table-row table:style-name="ro1">
          <table:table-cell table:formula="of:=IF([.B1667]&gt;=0;1;-1)*(2^[.$D$3])" office:value-type="float" office:value="-4096" calcext:value-type="float">
            <text:p>-4096</text:p>
          </table:table-cell>
          <table:table-cell table:formula="of:=[.$B$3]+[.E1667]-[.F1667]" office:value-type="float" office:value="-1187" calcext:value-type="float">
            <text:p>-1187,0</text:p>
          </table:table-cell>
          <table:table-cell table:formula="of:=[.B1667]-[.A1667]" office:value-type="float" office:value="2909" calcext:value-type="float">
            <text:p>2909,0</text:p>
          </table:table-cell>
          <table:table-cell table:formula="of:=[.C1666]" office:value-type="float" office:value="-357" calcext:value-type="float">
            <text:p>-357,0</text:p>
          </table:table-cell>
          <table:table-cell table:formula="of:=[.D1667]*2" office:value-type="float" office:value="-714" calcext:value-type="float">
            <text:p>-714,0</text:p>
          </table:table-cell>
          <table:table-cell table:formula="of:=[.D1666]" office:value-type="float" office:value="2520.5" calcext:value-type="float">
            <text:p>2520,5</text:p>
          </table:table-cell>
          <table:table-cell table:number-columns-repeated="3"/>
        </table:table-row>
        <table:table-row table:style-name="ro1">
          <table:table-cell table:formula="of:=IF([.B1668]&gt;=0;1;-1)*(2^[.$D$3])" office:value-type="float" office:value="4096" calcext:value-type="float">
            <text:p>4096</text:p>
          </table:table-cell>
          <table:table-cell table:formula="of:=[.$B$3]+[.E1668]-[.F1668]" office:value-type="float" office:value="8222.5" calcext:value-type="float">
            <text:p>8222,5</text:p>
          </table:table-cell>
          <table:table-cell table:formula="of:=[.B1668]-[.A1668]" office:value-type="float" office:value="4126.5" calcext:value-type="float">
            <text:p>4126,5</text:p>
          </table:table-cell>
          <table:table-cell table:formula="of:=[.C1667]" office:value-type="float" office:value="2909" calcext:value-type="float">
            <text:p>2909,0</text:p>
          </table:table-cell>
          <table:table-cell table:formula="of:=[.D1668]*2" office:value-type="float" office:value="5818" calcext:value-type="float">
            <text:p>5818,0</text:p>
          </table:table-cell>
          <table:table-cell table:formula="of:=[.D1667]" office:value-type="float" office:value="-357" calcext:value-type="float">
            <text:p>-357,0</text:p>
          </table:table-cell>
          <table:table-cell table:number-columns-repeated="3"/>
        </table:table-row>
        <table:table-row table:style-name="ro1">
          <table:table-cell table:formula="of:=IF([.B1669]&gt;=0;1;-1)*(2^[.$D$3])" office:value-type="float" office:value="4096" calcext:value-type="float">
            <text:p>4096</text:p>
          </table:table-cell>
          <table:table-cell table:formula="of:=[.$B$3]+[.E1669]-[.F1669]" office:value-type="float" office:value="7391.5" calcext:value-type="float">
            <text:p>7391,5</text:p>
          </table:table-cell>
          <table:table-cell table:formula="of:=[.B1669]-[.A1669]" office:value-type="float" office:value="3295.5" calcext:value-type="float">
            <text:p>3295,5</text:p>
          </table:table-cell>
          <table:table-cell table:formula="of:=[.C1668]" office:value-type="float" office:value="4126.5" calcext:value-type="float">
            <text:p>4126,5</text:p>
          </table:table-cell>
          <table:table-cell table:formula="of:=[.D1669]*2" office:value-type="float" office:value="8253" calcext:value-type="float">
            <text:p>8253,0</text:p>
          </table:table-cell>
          <table:table-cell table:formula="of:=[.D1668]" office:value-type="float" office:value="2909" calcext:value-type="float">
            <text:p>2909,0</text:p>
          </table:table-cell>
          <table:table-cell table:number-columns-repeated="3"/>
        </table:table-row>
        <table:table-row table:style-name="ro1">
          <table:table-cell table:formula="of:=IF([.B1670]&gt;=0;1;-1)*(2^[.$D$3])" office:value-type="float" office:value="4096" calcext:value-type="float">
            <text:p>4096</text:p>
          </table:table-cell>
          <table:table-cell table:formula="of:=[.$B$3]+[.E1670]-[.F1670]" office:value-type="float" office:value="4512" calcext:value-type="float">
            <text:p>4512,0</text:p>
          </table:table-cell>
          <table:table-cell table:formula="of:=[.B1670]-[.A1670]" office:value-type="float" office:value="416" calcext:value-type="float">
            <text:p>416,0</text:p>
          </table:table-cell>
          <table:table-cell table:formula="of:=[.C1669]" office:value-type="float" office:value="3295.5" calcext:value-type="float">
            <text:p>3295,5</text:p>
          </table:table-cell>
          <table:table-cell table:formula="of:=[.D1670]*2" office:value-type="float" office:value="6591" calcext:value-type="float">
            <text:p>6591,0</text:p>
          </table:table-cell>
          <table:table-cell table:formula="of:=[.D1669]" office:value-type="float" office:value="4126.5" calcext:value-type="float">
            <text:p>4126,5</text:p>
          </table:table-cell>
          <table:table-cell table:number-columns-repeated="3"/>
        </table:table-row>
        <table:table-row table:style-name="ro1">
          <table:table-cell table:formula="of:=IF([.B1671]&gt;=0;1;-1)*(2^[.$D$3])" office:value-type="float" office:value="-4096" calcext:value-type="float">
            <text:p>-4096</text:p>
          </table:table-cell>
          <table:table-cell table:formula="of:=[.$B$3]+[.E1671]-[.F1671]" office:value-type="float" office:value="-416" calcext:value-type="float">
            <text:p>-416,0</text:p>
          </table:table-cell>
          <table:table-cell table:formula="of:=[.B1671]-[.A1671]" office:value-type="float" office:value="3680" calcext:value-type="float">
            <text:p>3680,0</text:p>
          </table:table-cell>
          <table:table-cell table:formula="of:=[.C1670]" office:value-type="float" office:value="416" calcext:value-type="float">
            <text:p>416,0</text:p>
          </table:table-cell>
          <table:table-cell table:formula="of:=[.D1671]*2" office:value-type="float" office:value="832" calcext:value-type="float">
            <text:p>832,0</text:p>
          </table:table-cell>
          <table:table-cell table:formula="of:=[.D1670]" office:value-type="float" office:value="3295.5" calcext:value-type="float">
            <text:p>3295,5</text:p>
          </table:table-cell>
          <table:table-cell table:number-columns-repeated="3"/>
        </table:table-row>
        <table:table-row table:style-name="ro1">
          <table:table-cell table:formula="of:=IF([.B1672]&gt;=0;1;-1)*(2^[.$D$3])" office:value-type="float" office:value="4096" calcext:value-type="float">
            <text:p>4096</text:p>
          </table:table-cell>
          <table:table-cell table:formula="of:=[.$B$3]+[.E1672]-[.F1672]" office:value-type="float" office:value="8991.5" calcext:value-type="float">
            <text:p>8991,5</text:p>
          </table:table-cell>
          <table:table-cell table:formula="of:=[.B1672]-[.A1672]" office:value-type="float" office:value="4895.5" calcext:value-type="float">
            <text:p>4895,5</text:p>
          </table:table-cell>
          <table:table-cell table:formula="of:=[.C1671]" office:value-type="float" office:value="3680" calcext:value-type="float">
            <text:p>3680,0</text:p>
          </table:table-cell>
          <table:table-cell table:formula="of:=[.D1672]*2" office:value-type="float" office:value="7360" calcext:value-type="float">
            <text:p>7360,0</text:p>
          </table:table-cell>
          <table:table-cell table:formula="of:=[.D1671]" office:value-type="float" office:value="416" calcext:value-type="float">
            <text:p>416,0</text:p>
          </table:table-cell>
          <table:table-cell table:number-columns-repeated="3"/>
        </table:table-row>
        <table:table-row table:style-name="ro1">
          <table:table-cell table:formula="of:=IF([.B1673]&gt;=0;1;-1)*(2^[.$D$3])" office:value-type="float" office:value="4096" calcext:value-type="float">
            <text:p>4096</text:p>
          </table:table-cell>
          <table:table-cell table:formula="of:=[.$B$3]+[.E1673]-[.F1673]" office:value-type="float" office:value="8158.5" calcext:value-type="float">
            <text:p>8158,5</text:p>
          </table:table-cell>
          <table:table-cell table:formula="of:=[.B1673]-[.A1673]" office:value-type="float" office:value="4062.5" calcext:value-type="float">
            <text:p>4062,5</text:p>
          </table:table-cell>
          <table:table-cell table:formula="of:=[.C1672]" office:value-type="float" office:value="4895.5" calcext:value-type="float">
            <text:p>4895,5</text:p>
          </table:table-cell>
          <table:table-cell table:formula="of:=[.D1673]*2" office:value-type="float" office:value="9791" calcext:value-type="float">
            <text:p>9791,0</text:p>
          </table:table-cell>
          <table:table-cell table:formula="of:=[.D1672]" office:value-type="float" office:value="3680" calcext:value-type="float">
            <text:p>3680,0</text:p>
          </table:table-cell>
          <table:table-cell table:number-columns-repeated="3"/>
        </table:table-row>
        <table:table-row table:style-name="ro1">
          <table:table-cell table:formula="of:=IF([.B1674]&gt;=0;1;-1)*(2^[.$D$3])" office:value-type="float" office:value="4096" calcext:value-type="float">
            <text:p>4096</text:p>
          </table:table-cell>
          <table:table-cell table:formula="of:=[.$B$3]+[.E1674]-[.F1674]" office:value-type="float" office:value="5277" calcext:value-type="float">
            <text:p>5277,0</text:p>
          </table:table-cell>
          <table:table-cell table:formula="of:=[.B1674]-[.A1674]" office:value-type="float" office:value="1181" calcext:value-type="float">
            <text:p>1181,0</text:p>
          </table:table-cell>
          <table:table-cell table:formula="of:=[.C1673]" office:value-type="float" office:value="4062.5" calcext:value-type="float">
            <text:p>4062,5</text:p>
          </table:table-cell>
          <table:table-cell table:formula="of:=[.D1674]*2" office:value-type="float" office:value="8125" calcext:value-type="float">
            <text:p>8125,0</text:p>
          </table:table-cell>
          <table:table-cell table:formula="of:=[.D1673]" office:value-type="float" office:value="4895.5" calcext:value-type="float">
            <text:p>4895,5</text:p>
          </table:table-cell>
          <table:table-cell table:number-columns-repeated="3"/>
        </table:table-row>
        <table:table-row table:style-name="ro1">
          <table:table-cell table:formula="of:=IF([.B1675]&gt;=0;1;-1)*(2^[.$D$3])" office:value-type="float" office:value="4096" calcext:value-type="float">
            <text:p>4096</text:p>
          </table:table-cell>
          <table:table-cell table:formula="of:=[.$B$3]+[.E1675]-[.F1675]" office:value-type="float" office:value="347" calcext:value-type="float">
            <text:p>347,0</text:p>
          </table:table-cell>
          <table:table-cell table:formula="of:=[.B1675]-[.A1675]" office:value-type="float" office:value="-3749" calcext:value-type="float">
            <text:p>-3749,0</text:p>
          </table:table-cell>
          <table:table-cell table:formula="of:=[.C1674]" office:value-type="float" office:value="1181" calcext:value-type="float">
            <text:p>1181,0</text:p>
          </table:table-cell>
          <table:table-cell table:formula="of:=[.D1675]*2" office:value-type="float" office:value="2362" calcext:value-type="float">
            <text:p>2362,0</text:p>
          </table:table-cell>
          <table:table-cell table:formula="of:=[.D1674]" office:value-type="float" office:value="4062.5" calcext:value-type="float">
            <text:p>4062,5</text:p>
          </table:table-cell>
          <table:table-cell table:number-columns-repeated="3"/>
        </table:table-row>
        <table:table-row table:style-name="ro1">
          <table:table-cell table:formula="of:=IF([.B1676]&gt;=0;1;-1)*(2^[.$D$3])" office:value-type="float" office:value="-4096" calcext:value-type="float">
            <text:p>-4096</text:p>
          </table:table-cell>
          <table:table-cell table:formula="of:=[.$B$3]+[.E1676]-[.F1676]" office:value-type="float" office:value="-6631.5" calcext:value-type="float">
            <text:p>-6631,5</text:p>
          </table:table-cell>
          <table:table-cell table:formula="of:=[.B1676]-[.A1676]" office:value-type="float" office:value="-2535.5" calcext:value-type="float">
            <text:p>-2535,5</text:p>
          </table:table-cell>
          <table:table-cell table:formula="of:=[.C1675]" office:value-type="float" office:value="-3749" calcext:value-type="float">
            <text:p>-3749,0</text:p>
          </table:table-cell>
          <table:table-cell table:formula="of:=[.D1676]*2" office:value-type="float" office:value="-7498" calcext:value-type="float">
            <text:p>-7498,0</text:p>
          </table:table-cell>
          <table:table-cell table:formula="of:=[.D1675]" office:value-type="float" office:value="1181" calcext:value-type="float">
            <text:p>1181,0</text:p>
          </table:table-cell>
          <table:table-cell table:number-columns-repeated="3"/>
        </table:table-row>
        <table:table-row table:style-name="ro1">
          <table:table-cell table:formula="of:=IF([.B1677]&gt;=0;1;-1)*(2^[.$D$3])" office:value-type="float" office:value="4096" calcext:value-type="float">
            <text:p>4096</text:p>
          </table:table-cell>
          <table:table-cell table:formula="of:=[.$B$3]+[.E1677]-[.F1677]" office:value-type="float" office:value="725.5" calcext:value-type="float">
            <text:p>725,5</text:p>
          </table:table-cell>
          <table:table-cell table:formula="of:=[.B1677]-[.A1677]" office:value-type="float" office:value="-3370.5" calcext:value-type="float">
            <text:p>-3370,5</text:p>
          </table:table-cell>
          <table:table-cell table:formula="of:=[.C1676]" office:value-type="float" office:value="-2535.5" calcext:value-type="float">
            <text:p>-2535,5</text:p>
          </table:table-cell>
          <table:table-cell table:formula="of:=[.D1677]*2" office:value-type="float" office:value="-5071" calcext:value-type="float">
            <text:p>-5071,0</text:p>
          </table:table-cell>
          <table:table-cell table:formula="of:=[.D1676]" office:value-type="float" office:value="-3749" calcext:value-type="float">
            <text:p>-3749,0</text:p>
          </table:table-cell>
          <table:table-cell table:number-columns-repeated="3"/>
        </table:table-row>
        <table:table-row table:style-name="ro1">
          <table:table-cell table:formula="of:=IF([.B1678]&gt;=0;1;-1)*(2^[.$D$3])" office:value-type="float" office:value="-4096" calcext:value-type="float">
            <text:p>-4096</text:p>
          </table:table-cell>
          <table:table-cell table:formula="of:=[.$B$3]+[.E1678]-[.F1678]" office:value-type="float" office:value="-2158" calcext:value-type="float">
            <text:p>-2158,0</text:p>
          </table:table-cell>
          <table:table-cell table:formula="of:=[.B1678]-[.A1678]" office:value-type="float" office:value="1938" calcext:value-type="float">
            <text:p>1938,0</text:p>
          </table:table-cell>
          <table:table-cell table:formula="of:=[.C1677]" office:value-type="float" office:value="-3370.5" calcext:value-type="float">
            <text:p>-3370,5</text:p>
          </table:table-cell>
          <table:table-cell table:formula="of:=[.D1678]*2" office:value-type="float" office:value="-6741" calcext:value-type="float">
            <text:p>-6741,0</text:p>
          </table:table-cell>
          <table:table-cell table:formula="of:=[.D1677]" office:value-type="float" office:value="-2535.5" calcext:value-type="float">
            <text:p>-2535,5</text:p>
          </table:table-cell>
          <table:table-cell table:number-columns-repeated="3"/>
        </table:table-row>
        <table:table-row table:style-name="ro1">
          <table:table-cell table:formula="of:=IF([.B1679]&gt;=0;1;-1)*(2^[.$D$3])" office:value-type="float" office:value="4096" calcext:value-type="float">
            <text:p>4096</text:p>
          </table:table-cell>
          <table:table-cell table:formula="of:=[.$B$3]+[.E1679]-[.F1679]" office:value-type="float" office:value="9294" calcext:value-type="float">
            <text:p>9294,0</text:p>
          </table:table-cell>
          <table:table-cell table:formula="of:=[.B1679]-[.A1679]" office:value-type="float" office:value="5198" calcext:value-type="float">
            <text:p>5198,0</text:p>
          </table:table-cell>
          <table:table-cell table:formula="of:=[.C1678]" office:value-type="float" office:value="1938" calcext:value-type="float">
            <text:p>1938,0</text:p>
          </table:table-cell>
          <table:table-cell table:formula="of:=[.D1679]*2" office:value-type="float" office:value="3876" calcext:value-type="float">
            <text:p>3876,0</text:p>
          </table:table-cell>
          <table:table-cell table:formula="of:=[.D1678]" office:value-type="float" office:value="-3370.5" calcext:value-type="float">
            <text:p>-3370,5</text:p>
          </table:table-cell>
          <table:table-cell table:number-columns-repeated="3"/>
        </table:table-row>
        <table:table-row table:style-name="ro1">
          <table:table-cell table:formula="of:=IF([.B1680]&gt;=0;1;-1)*(2^[.$D$3])" office:value-type="float" office:value="4096" calcext:value-type="float">
            <text:p>4096</text:p>
          </table:table-cell>
          <table:table-cell table:formula="of:=[.$B$3]+[.E1680]-[.F1680]" office:value-type="float" office:value="10505.5" calcext:value-type="float">
            <text:p>10505,5</text:p>
          </table:table-cell>
          <table:table-cell table:formula="of:=[.B1680]-[.A1680]" office:value-type="float" office:value="6409.5" calcext:value-type="float">
            <text:p>6409,5</text:p>
          </table:table-cell>
          <table:table-cell table:formula="of:=[.C1679]" office:value-type="float" office:value="5198" calcext:value-type="float">
            <text:p>5198,0</text:p>
          </table:table-cell>
          <table:table-cell table:formula="of:=[.D1680]*2" office:value-type="float" office:value="10396" calcext:value-type="float">
            <text:p>10396,0</text:p>
          </table:table-cell>
          <table:table-cell table:formula="of:=[.D1679]" office:value-type="float" office:value="1938" calcext:value-type="float">
            <text:p>1938,0</text:p>
          </table:table-cell>
          <table:table-cell table:number-columns-repeated="3"/>
        </table:table-row>
        <table:table-row table:style-name="ro1">
          <table:table-cell table:formula="of:=IF([.B1681]&gt;=0;1;-1)*(2^[.$D$3])" office:value-type="float" office:value="4096" calcext:value-type="float">
            <text:p>4096</text:p>
          </table:table-cell>
          <table:table-cell table:formula="of:=[.$B$3]+[.E1681]-[.F1681]" office:value-type="float" office:value="9668.5" calcext:value-type="float">
            <text:p>9668,5</text:p>
          </table:table-cell>
          <table:table-cell table:formula="of:=[.B1681]-[.A1681]" office:value-type="float" office:value="5572.5" calcext:value-type="float">
            <text:p>5572,5</text:p>
          </table:table-cell>
          <table:table-cell table:formula="of:=[.C1680]" office:value-type="float" office:value="6409.5" calcext:value-type="float">
            <text:p>6409,5</text:p>
          </table:table-cell>
          <table:table-cell table:formula="of:=[.D1681]*2" office:value-type="float" office:value="12819" calcext:value-type="float">
            <text:p>12819,0</text:p>
          </table:table-cell>
          <table:table-cell table:formula="of:=[.D1680]" office:value-type="float" office:value="5198" calcext:value-type="float">
            <text:p>5198,0</text:p>
          </table:table-cell>
          <table:table-cell table:number-columns-repeated="3"/>
        </table:table-row>
        <table:table-row table:style-name="ro1">
          <table:table-cell table:formula="of:=IF([.B1682]&gt;=0;1;-1)*(2^[.$D$3])" office:value-type="float" office:value="4096" calcext:value-type="float">
            <text:p>4096</text:p>
          </table:table-cell>
          <table:table-cell table:formula="of:=[.$B$3]+[.E1682]-[.F1682]" office:value-type="float" office:value="6783" calcext:value-type="float">
            <text:p>6783,0</text:p>
          </table:table-cell>
          <table:table-cell table:formula="of:=[.B1682]-[.A1682]" office:value-type="float" office:value="2687" calcext:value-type="float">
            <text:p>2687,0</text:p>
          </table:table-cell>
          <table:table-cell table:formula="of:=[.C1681]" office:value-type="float" office:value="5572.5" calcext:value-type="float">
            <text:p>5572,5</text:p>
          </table:table-cell>
          <table:table-cell table:formula="of:=[.D1682]*2" office:value-type="float" office:value="11145" calcext:value-type="float">
            <text:p>11145,0</text:p>
          </table:table-cell>
          <table:table-cell table:formula="of:=[.D1681]" office:value-type="float" office:value="6409.5" calcext:value-type="float">
            <text:p>6409,5</text:p>
          </table:table-cell>
          <table:table-cell table:number-columns-repeated="3"/>
        </table:table-row>
        <table:table-row table:style-name="ro1">
          <table:table-cell table:formula="of:=IF([.B1683]&gt;=0;1;-1)*(2^[.$D$3])" office:value-type="float" office:value="4096" calcext:value-type="float">
            <text:p>4096</text:p>
          </table:table-cell>
          <table:table-cell table:formula="of:=[.$B$3]+[.E1683]-[.F1683]" office:value-type="float" office:value="1849" calcext:value-type="float">
            <text:p>1849,0</text:p>
          </table:table-cell>
          <table:table-cell table:formula="of:=[.B1683]-[.A1683]" office:value-type="float" office:value="-2247" calcext:value-type="float">
            <text:p>-2247,0</text:p>
          </table:table-cell>
          <table:table-cell table:formula="of:=[.C1682]" office:value-type="float" office:value="2687" calcext:value-type="float">
            <text:p>2687,0</text:p>
          </table:table-cell>
          <table:table-cell table:formula="of:=[.D1683]*2" office:value-type="float" office:value="5374" calcext:value-type="float">
            <text:p>5374,0</text:p>
          </table:table-cell>
          <table:table-cell table:formula="of:=[.D1682]" office:value-type="float" office:value="5572.5" calcext:value-type="float">
            <text:p>5572,5</text:p>
          </table:table-cell>
          <table:table-cell table:number-columns-repeated="3"/>
        </table:table-row>
        <table:table-row table:style-name="ro1">
          <table:table-cell table:formula="of:=IF([.B1684]&gt;=0;1;-1)*(2^[.$D$3])" office:value-type="float" office:value="-4096" calcext:value-type="float">
            <text:p>-4096</text:p>
          </table:table-cell>
          <table:table-cell table:formula="of:=[.$B$3]+[.E1684]-[.F1684]" office:value-type="float" office:value="-5133.5" calcext:value-type="float">
            <text:p>-5133,5</text:p>
          </table:table-cell>
          <table:table-cell table:formula="of:=[.B1684]-[.A1684]" office:value-type="float" office:value="-1037.5" calcext:value-type="float">
            <text:p>-1037,5</text:p>
          </table:table-cell>
          <table:table-cell table:formula="of:=[.C1683]" office:value-type="float" office:value="-2247" calcext:value-type="float">
            <text:p>-2247,0</text:p>
          </table:table-cell>
          <table:table-cell table:formula="of:=[.D1684]*2" office:value-type="float" office:value="-4494" calcext:value-type="float">
            <text:p>-4494,0</text:p>
          </table:table-cell>
          <table:table-cell table:formula="of:=[.D1683]" office:value-type="float" office:value="2687" calcext:value-type="float">
            <text:p>2687,0</text:p>
          </table:table-cell>
          <table:table-cell table:number-columns-repeated="3"/>
        </table:table-row>
        <table:table-row table:style-name="ro1">
          <table:table-cell table:formula="of:=IF([.B1685]&gt;=0;1;-1)*(2^[.$D$3])" office:value-type="float" office:value="4096" calcext:value-type="float">
            <text:p>4096</text:p>
          </table:table-cell>
          <table:table-cell table:formula="of:=[.$B$3]+[.E1685]-[.F1685]" office:value-type="float" office:value="2219.5" calcext:value-type="float">
            <text:p>2219,5</text:p>
          </table:table-cell>
          <table:table-cell table:formula="of:=[.B1685]-[.A1685]" office:value-type="float" office:value="-1876.5" calcext:value-type="float">
            <text:p>-1876,5</text:p>
          </table:table-cell>
          <table:table-cell table:formula="of:=[.C1684]" office:value-type="float" office:value="-1037.5" calcext:value-type="float">
            <text:p>-1037,5</text:p>
          </table:table-cell>
          <table:table-cell table:formula="of:=[.D1685]*2" office:value-type="float" office:value="-2075" calcext:value-type="float">
            <text:p>-2075,0</text:p>
          </table:table-cell>
          <table:table-cell table:formula="of:=[.D1684]" office:value-type="float" office:value="-2247" calcext:value-type="float">
            <text:p>-2247,0</text:p>
          </table:table-cell>
          <table:table-cell table:number-columns-repeated="3"/>
        </table:table-row>
        <table:table-row table:style-name="ro1">
          <table:table-cell table:formula="of:=IF([.B1686]&gt;=0;1;-1)*(2^[.$D$3])" office:value-type="float" office:value="-4096" calcext:value-type="float">
            <text:p>-4096</text:p>
          </table:table-cell>
          <table:table-cell table:formula="of:=[.$B$3]+[.E1686]-[.F1686]" office:value-type="float" office:value="-668" calcext:value-type="float">
            <text:p>-668,0</text:p>
          </table:table-cell>
          <table:table-cell table:formula="of:=[.B1686]-[.A1686]" office:value-type="float" office:value="3428" calcext:value-type="float">
            <text:p>3428,0</text:p>
          </table:table-cell>
          <table:table-cell table:formula="of:=[.C1685]" office:value-type="float" office:value="-1876.5" calcext:value-type="float">
            <text:p>-1876,5</text:p>
          </table:table-cell>
          <table:table-cell table:formula="of:=[.D1686]*2" office:value-type="float" office:value="-3753" calcext:value-type="float">
            <text:p>-3753,0</text:p>
          </table:table-cell>
          <table:table-cell table:formula="of:=[.D1685]" office:value-type="float" office:value="-1037.5" calcext:value-type="float">
            <text:p>-1037,5</text:p>
          </table:table-cell>
          <table:table-cell table:number-columns-repeated="3"/>
        </table:table-row>
        <table:table-row table:style-name="ro1">
          <table:table-cell table:formula="of:=IF([.B1687]&gt;=0;1;-1)*(2^[.$D$3])" office:value-type="float" office:value="4096" calcext:value-type="float">
            <text:p>4096</text:p>
          </table:table-cell>
          <table:table-cell table:formula="of:=[.$B$3]+[.E1687]-[.F1687]" office:value-type="float" office:value="10780" calcext:value-type="float">
            <text:p>10780,0</text:p>
          </table:table-cell>
          <table:table-cell table:formula="of:=[.B1687]-[.A1687]" office:value-type="float" office:value="6684" calcext:value-type="float">
            <text:p>6684,0</text:p>
          </table:table-cell>
          <table:table-cell table:formula="of:=[.C1686]" office:value-type="float" office:value="3428" calcext:value-type="float">
            <text:p>3428,0</text:p>
          </table:table-cell>
          <table:table-cell table:formula="of:=[.D1687]*2" office:value-type="float" office:value="6856" calcext:value-type="float">
            <text:p>6856,0</text:p>
          </table:table-cell>
          <table:table-cell table:formula="of:=[.D1686]" office:value-type="float" office:value="-1876.5" calcext:value-type="float">
            <text:p>-1876,5</text:p>
          </table:table-cell>
          <table:table-cell table:number-columns-repeated="3"/>
        </table:table-row>
        <table:table-row table:style-name="ro1">
          <table:table-cell table:formula="of:=IF([.B1688]&gt;=0;1;-1)*(2^[.$D$3])" office:value-type="float" office:value="4096" calcext:value-type="float">
            <text:p>4096</text:p>
          </table:table-cell>
          <table:table-cell table:formula="of:=[.$B$3]+[.E1688]-[.F1688]" office:value-type="float" office:value="11987.5" calcext:value-type="float">
            <text:p>11987,5</text:p>
          </table:table-cell>
          <table:table-cell table:formula="of:=[.B1688]-[.A1688]" office:value-type="float" office:value="7891.5" calcext:value-type="float">
            <text:p>7891,5</text:p>
          </table:table-cell>
          <table:table-cell table:formula="of:=[.C1687]" office:value-type="float" office:value="6684" calcext:value-type="float">
            <text:p>6684,0</text:p>
          </table:table-cell>
          <table:table-cell table:formula="of:=[.D1688]*2" office:value-type="float" office:value="13368" calcext:value-type="float">
            <text:p>13368,0</text:p>
          </table:table-cell>
          <table:table-cell table:formula="of:=[.D1687]" office:value-type="float" office:value="3428" calcext:value-type="float">
            <text:p>3428,0</text:p>
          </table:table-cell>
          <table:table-cell table:number-columns-repeated="3"/>
        </table:table-row>
        <table:table-row table:style-name="ro1">
          <table:table-cell table:formula="of:=IF([.B1689]&gt;=0;1;-1)*(2^[.$D$3])" office:value-type="float" office:value="4096" calcext:value-type="float">
            <text:p>4096</text:p>
          </table:table-cell>
          <table:table-cell table:formula="of:=[.$B$3]+[.E1689]-[.F1689]" office:value-type="float" office:value="11146.5" calcext:value-type="float">
            <text:p>11146,5</text:p>
          </table:table-cell>
          <table:table-cell table:formula="of:=[.B1689]-[.A1689]" office:value-type="float" office:value="7050.5" calcext:value-type="float">
            <text:p>7050,5</text:p>
          </table:table-cell>
          <table:table-cell table:formula="of:=[.C1688]" office:value-type="float" office:value="7891.5" calcext:value-type="float">
            <text:p>7891,5</text:p>
          </table:table-cell>
          <table:table-cell table:formula="of:=[.D1689]*2" office:value-type="float" office:value="15783" calcext:value-type="float">
            <text:p>15783,0</text:p>
          </table:table-cell>
          <table:table-cell table:formula="of:=[.D1688]" office:value-type="float" office:value="6684" calcext:value-type="float">
            <text:p>6684,0</text:p>
          </table:table-cell>
          <table:table-cell table:number-columns-repeated="3"/>
        </table:table-row>
        <table:table-row table:style-name="ro1">
          <table:table-cell table:formula="of:=IF([.B1690]&gt;=0;1;-1)*(2^[.$D$3])" office:value-type="float" office:value="4096" calcext:value-type="float">
            <text:p>4096</text:p>
          </table:table-cell>
          <table:table-cell table:formula="of:=[.$B$3]+[.E1690]-[.F1690]" office:value-type="float" office:value="8257" calcext:value-type="float">
            <text:p>8257,0</text:p>
          </table:table-cell>
          <table:table-cell table:formula="of:=[.B1690]-[.A1690]" office:value-type="float" office:value="4161" calcext:value-type="float">
            <text:p>4161,0</text:p>
          </table:table-cell>
          <table:table-cell table:formula="of:=[.C1689]" office:value-type="float" office:value="7050.5" calcext:value-type="float">
            <text:p>7050,5</text:p>
          </table:table-cell>
          <table:table-cell table:formula="of:=[.D1690]*2" office:value-type="float" office:value="14101" calcext:value-type="float">
            <text:p>14101,0</text:p>
          </table:table-cell>
          <table:table-cell table:formula="of:=[.D1689]" office:value-type="float" office:value="7891.5" calcext:value-type="float">
            <text:p>7891,5</text:p>
          </table:table-cell>
          <table:table-cell table:number-columns-repeated="3"/>
        </table:table-row>
        <table:table-row table:style-name="ro1">
          <table:table-cell table:formula="of:=IF([.B1691]&gt;=0;1;-1)*(2^[.$D$3])" office:value-type="float" office:value="4096" calcext:value-type="float">
            <text:p>4096</text:p>
          </table:table-cell>
          <table:table-cell table:formula="of:=[.$B$3]+[.E1691]-[.F1691]" office:value-type="float" office:value="3319" calcext:value-type="float">
            <text:p>3319,0</text:p>
          </table:table-cell>
          <table:table-cell table:formula="of:=[.B1691]-[.A1691]" office:value-type="float" office:value="-777" calcext:value-type="float">
            <text:p>-777,0</text:p>
          </table:table-cell>
          <table:table-cell table:formula="of:=[.C1690]" office:value-type="float" office:value="4161" calcext:value-type="float">
            <text:p>4161,0</text:p>
          </table:table-cell>
          <table:table-cell table:formula="of:=[.D1691]*2" office:value-type="float" office:value="8322" calcext:value-type="float">
            <text:p>8322,0</text:p>
          </table:table-cell>
          <table:table-cell table:formula="of:=[.D1690]" office:value-type="float" office:value="7050.5" calcext:value-type="float">
            <text:p>7050,5</text:p>
          </table:table-cell>
          <table:table-cell table:number-columns-repeated="3"/>
        </table:table-row>
        <table:table-row table:style-name="ro1">
          <table:table-cell table:formula="of:=IF([.B1692]&gt;=0;1;-1)*(2^[.$D$3])" office:value-type="float" office:value="-4096" calcext:value-type="float">
            <text:p>-4096</text:p>
          </table:table-cell>
          <table:table-cell table:formula="of:=[.$B$3]+[.E1692]-[.F1692]" office:value-type="float" office:value="-3667.5" calcext:value-type="float">
            <text:p>-3667,5</text:p>
          </table:table-cell>
          <table:table-cell table:formula="of:=[.B1692]-[.A1692]" office:value-type="float" office:value="428.5" calcext:value-type="float">
            <text:p>428,5</text:p>
          </table:table-cell>
          <table:table-cell table:formula="of:=[.C1691]" office:value-type="float" office:value="-777" calcext:value-type="float">
            <text:p>-777,0</text:p>
          </table:table-cell>
          <table:table-cell table:formula="of:=[.D1692]*2" office:value-type="float" office:value="-1554" calcext:value-type="float">
            <text:p>-1554,0</text:p>
          </table:table-cell>
          <table:table-cell table:formula="of:=[.D1691]" office:value-type="float" office:value="4161" calcext:value-type="float">
            <text:p>4161,0</text:p>
          </table:table-cell>
          <table:table-cell table:number-columns-repeated="3"/>
        </table:table-row>
        <table:table-row table:style-name="ro1">
          <table:table-cell table:formula="of:=IF([.B1693]&gt;=0;1;-1)*(2^[.$D$3])" office:value-type="float" office:value="4096" calcext:value-type="float">
            <text:p>4096</text:p>
          </table:table-cell>
          <table:table-cell table:formula="of:=[.$B$3]+[.E1693]-[.F1693]" office:value-type="float" office:value="3681.5" calcext:value-type="float">
            <text:p>3681,5</text:p>
          </table:table-cell>
          <table:table-cell table:formula="of:=[.B1693]-[.A1693]" office:value-type="float" office:value="-414.5" calcext:value-type="float">
            <text:p>-414,5</text:p>
          </table:table-cell>
          <table:table-cell table:formula="of:=[.C1692]" office:value-type="float" office:value="428.5" calcext:value-type="float">
            <text:p>428,5</text:p>
          </table:table-cell>
          <table:table-cell table:formula="of:=[.D1693]*2" office:value-type="float" office:value="857" calcext:value-type="float">
            <text:p>857,0</text:p>
          </table:table-cell>
          <table:table-cell table:formula="of:=[.D1692]" office:value-type="float" office:value="-777" calcext:value-type="float">
            <text:p>-777,0</text:p>
          </table:table-cell>
          <table:table-cell table:number-columns-repeated="3"/>
        </table:table-row>
        <table:table-row table:style-name="ro1">
          <table:table-cell table:formula="of:=IF([.B1694]&gt;=0;1;-1)*(2^[.$D$3])" office:value-type="float" office:value="4096" calcext:value-type="float">
            <text:p>4096</text:p>
          </table:table-cell>
          <table:table-cell table:formula="of:=[.$B$3]+[.E1694]-[.F1694]" office:value-type="float" office:value="790" calcext:value-type="float">
            <text:p>790,0</text:p>
          </table:table-cell>
          <table:table-cell table:formula="of:=[.B1694]-[.A1694]" office:value-type="float" office:value="-3306" calcext:value-type="float">
            <text:p>-3306,0</text:p>
          </table:table-cell>
          <table:table-cell table:formula="of:=[.C1693]" office:value-type="float" office:value="-414.5" calcext:value-type="float">
            <text:p>-414,5</text:p>
          </table:table-cell>
          <table:table-cell table:formula="of:=[.D1694]*2" office:value-type="float" office:value="-829" calcext:value-type="float">
            <text:p>-829,0</text:p>
          </table:table-cell>
          <table:table-cell table:formula="of:=[.D1693]" office:value-type="float" office:value="428.5" calcext:value-type="float">
            <text:p>428,5</text:p>
          </table:table-cell>
          <table:table-cell table:number-columns-repeated="3"/>
        </table:table-row>
        <table:table-row table:style-name="ro1">
          <table:table-cell table:formula="of:=IF([.B1695]&gt;=0;1;-1)*(2^[.$D$3])" office:value-type="float" office:value="-4096" calcext:value-type="float">
            <text:p>-4096</text:p>
          </table:table-cell>
          <table:table-cell table:formula="of:=[.$B$3]+[.E1695]-[.F1695]" office:value-type="float" office:value="-4150" calcext:value-type="float">
            <text:p>-4150,0</text:p>
          </table:table-cell>
          <table:table-cell table:formula="of:=[.B1695]-[.A1695]" office:value-type="float" office:value="-54" calcext:value-type="float">
            <text:p>-54,0</text:p>
          </table:table-cell>
          <table:table-cell table:formula="of:=[.C1694]" office:value-type="float" office:value="-3306" calcext:value-type="float">
            <text:p>-3306,0</text:p>
          </table:table-cell>
          <table:table-cell table:formula="of:=[.D1695]*2" office:value-type="float" office:value="-6612" calcext:value-type="float">
            <text:p>-6612,0</text:p>
          </table:table-cell>
          <table:table-cell table:formula="of:=[.D1694]" office:value-type="float" office:value="-414.5" calcext:value-type="float">
            <text:p>-414,5</text:p>
          </table:table-cell>
          <table:table-cell table:number-columns-repeated="3"/>
        </table:table-row>
        <table:table-row table:style-name="ro1">
          <table:table-cell table:formula="of:=IF([.B1696]&gt;=0;1;-1)*(2^[.$D$3])" office:value-type="float" office:value="4096" calcext:value-type="float">
            <text:p>4096</text:p>
          </table:table-cell>
          <table:table-cell table:formula="of:=[.$B$3]+[.E1696]-[.F1696]" office:value-type="float" office:value="5245.5" calcext:value-type="float">
            <text:p>5245,5</text:p>
          </table:table-cell>
          <table:table-cell table:formula="of:=[.B1696]-[.A1696]" office:value-type="float" office:value="1149.5" calcext:value-type="float">
            <text:p>1149,5</text:p>
          </table:table-cell>
          <table:table-cell table:formula="of:=[.C1695]" office:value-type="float" office:value="-54" calcext:value-type="float">
            <text:p>-54,0</text:p>
          </table:table-cell>
          <table:table-cell table:formula="of:=[.D1696]*2" office:value-type="float" office:value="-108" calcext:value-type="float">
            <text:p>-108,0</text:p>
          </table:table-cell>
          <table:table-cell table:formula="of:=[.D1695]" office:value-type="float" office:value="-3306" calcext:value-type="float">
            <text:p>-3306,0</text:p>
          </table:table-cell>
          <table:table-cell table:number-columns-repeated="3"/>
        </table:table-row>
        <table:table-row table:style-name="ro1">
          <table:table-cell table:formula="of:=IF([.B1697]&gt;=0;1;-1)*(2^[.$D$3])" office:value-type="float" office:value="4096" calcext:value-type="float">
            <text:p>4096</text:p>
          </table:table-cell>
          <table:table-cell table:formula="of:=[.$B$3]+[.E1697]-[.F1697]" office:value-type="float" office:value="4400.5" calcext:value-type="float">
            <text:p>4400,5</text:p>
          </table:table-cell>
          <table:table-cell table:formula="of:=[.B1697]-[.A1697]" office:value-type="float" office:value="304.5" calcext:value-type="float">
            <text:p>304,5</text:p>
          </table:table-cell>
          <table:table-cell table:formula="of:=[.C1696]" office:value-type="float" office:value="1149.5" calcext:value-type="float">
            <text:p>1149,5</text:p>
          </table:table-cell>
          <table:table-cell table:formula="of:=[.D1697]*2" office:value-type="float" office:value="2299" calcext:value-type="float">
            <text:p>2299,0</text:p>
          </table:table-cell>
          <table:table-cell table:formula="of:=[.D1696]" office:value-type="float" office:value="-54" calcext:value-type="float">
            <text:p>-54,0</text:p>
          </table:table-cell>
          <table:table-cell table:number-columns-repeated="3"/>
        </table:table-row>
        <table:table-row table:style-name="ro1">
          <table:table-cell table:formula="of:=IF([.B1698]&gt;=0;1;-1)*(2^[.$D$3])" office:value-type="float" office:value="4096" calcext:value-type="float">
            <text:p>4096</text:p>
          </table:table-cell>
          <table:table-cell table:formula="of:=[.$B$3]+[.E1698]-[.F1698]" office:value-type="float" office:value="1507" calcext:value-type="float">
            <text:p>1507,0</text:p>
          </table:table-cell>
          <table:table-cell table:formula="of:=[.B1698]-[.A1698]" office:value-type="float" office:value="-2589" calcext:value-type="float">
            <text:p>-2589,0</text:p>
          </table:table-cell>
          <table:table-cell table:formula="of:=[.C1697]" office:value-type="float" office:value="304.5" calcext:value-type="float">
            <text:p>304,5</text:p>
          </table:table-cell>
          <table:table-cell table:formula="of:=[.D1698]*2" office:value-type="float" office:value="609" calcext:value-type="float">
            <text:p>609,0</text:p>
          </table:table-cell>
          <table:table-cell table:formula="of:=[.D1697]" office:value-type="float" office:value="1149.5" calcext:value-type="float">
            <text:p>1149,5</text:p>
          </table:table-cell>
          <table:table-cell table:number-columns-repeated="3"/>
        </table:table-row>
        <table:table-row table:style-name="ro1">
          <table:table-cell table:formula="of:=IF([.B1699]&gt;=0;1;-1)*(2^[.$D$3])" office:value-type="float" office:value="-4096" calcext:value-type="float">
            <text:p>-4096</text:p>
          </table:table-cell>
          <table:table-cell table:formula="of:=[.$B$3]+[.E1699]-[.F1699]" office:value-type="float" office:value="-3435" calcext:value-type="float">
            <text:p>-3435,0</text:p>
          </table:table-cell>
          <table:table-cell table:formula="of:=[.B1699]-[.A1699]" office:value-type="float" office:value="661" calcext:value-type="float">
            <text:p>661,0</text:p>
          </table:table-cell>
          <table:table-cell table:formula="of:=[.C1698]" office:value-type="float" office:value="-2589" calcext:value-type="float">
            <text:p>-2589,0</text:p>
          </table:table-cell>
          <table:table-cell table:formula="of:=[.D1699]*2" office:value-type="float" office:value="-5178" calcext:value-type="float">
            <text:p>-5178,0</text:p>
          </table:table-cell>
          <table:table-cell table:formula="of:=[.D1698]" office:value-type="float" office:value="304.5" calcext:value-type="float">
            <text:p>304,5</text:p>
          </table:table-cell>
          <table:table-cell table:number-columns-repeated="3"/>
        </table:table-row>
        <table:table-row table:style-name="ro1">
          <table:table-cell table:formula="of:=IF([.B1700]&gt;=0;1;-1)*(2^[.$D$3])" office:value-type="float" office:value="4096" calcext:value-type="float">
            <text:p>4096</text:p>
          </table:table-cell>
          <table:table-cell table:formula="of:=[.$B$3]+[.E1700]-[.F1700]" office:value-type="float" office:value="5958.5" calcext:value-type="float">
            <text:p>5958,5</text:p>
          </table:table-cell>
          <table:table-cell table:formula="of:=[.B1700]-[.A1700]" office:value-type="float" office:value="1862.5" calcext:value-type="float">
            <text:p>1862,5</text:p>
          </table:table-cell>
          <table:table-cell table:formula="of:=[.C1699]" office:value-type="float" office:value="661" calcext:value-type="float">
            <text:p>661,0</text:p>
          </table:table-cell>
          <table:table-cell table:formula="of:=[.D1700]*2" office:value-type="float" office:value="1322" calcext:value-type="float">
            <text:p>1322,0</text:p>
          </table:table-cell>
          <table:table-cell table:formula="of:=[.D1699]" office:value-type="float" office:value="-2589" calcext:value-type="float">
            <text:p>-2589,0</text:p>
          </table:table-cell>
          <table:table-cell table:number-columns-repeated="3"/>
        </table:table-row>
        <table:table-row table:style-name="ro1">
          <table:table-cell table:formula="of:=IF([.B1701]&gt;=0;1;-1)*(2^[.$D$3])" office:value-type="float" office:value="4096" calcext:value-type="float">
            <text:p>4096</text:p>
          </table:table-cell>
          <table:table-cell table:formula="of:=[.$B$3]+[.E1701]-[.F1701]" office:value-type="float" office:value="5111.5" calcext:value-type="float">
            <text:p>5111,5</text:p>
          </table:table-cell>
          <table:table-cell table:formula="of:=[.B1701]-[.A1701]" office:value-type="float" office:value="1015.5" calcext:value-type="float">
            <text:p>1015,5</text:p>
          </table:table-cell>
          <table:table-cell table:formula="of:=[.C1700]" office:value-type="float" office:value="1862.5" calcext:value-type="float">
            <text:p>1862,5</text:p>
          </table:table-cell>
          <table:table-cell table:formula="of:=[.D1701]*2" office:value-type="float" office:value="3725" calcext:value-type="float">
            <text:p>3725,0</text:p>
          </table:table-cell>
          <table:table-cell table:formula="of:=[.D1700]" office:value-type="float" office:value="661" calcext:value-type="float">
            <text:p>661,0</text:p>
          </table:table-cell>
          <table:table-cell table:number-columns-repeated="3"/>
        </table:table-row>
        <table:table-row table:style-name="ro1">
          <table:table-cell table:formula="of:=IF([.B1702]&gt;=0;1;-1)*(2^[.$D$3])" office:value-type="float" office:value="4096" calcext:value-type="float">
            <text:p>4096</text:p>
          </table:table-cell>
          <table:table-cell table:formula="of:=[.$B$3]+[.E1702]-[.F1702]" office:value-type="float" office:value="2216" calcext:value-type="float">
            <text:p>2216,0</text:p>
          </table:table-cell>
          <table:table-cell table:formula="of:=[.B1702]-[.A1702]" office:value-type="float" office:value="-1880" calcext:value-type="float">
            <text:p>-1880,0</text:p>
          </table:table-cell>
          <table:table-cell table:formula="of:=[.C1701]" office:value-type="float" office:value="1015.5" calcext:value-type="float">
            <text:p>1015,5</text:p>
          </table:table-cell>
          <table:table-cell table:formula="of:=[.D1702]*2" office:value-type="float" office:value="2031" calcext:value-type="float">
            <text:p>2031,0</text:p>
          </table:table-cell>
          <table:table-cell table:formula="of:=[.D1701]" office:value-type="float" office:value="1862.5" calcext:value-type="float">
            <text:p>1862,5</text:p>
          </table:table-cell>
          <table:table-cell table:number-columns-repeated="3"/>
        </table:table-row>
        <table:table-row table:style-name="ro1">
          <table:table-cell table:formula="of:=IF([.B1703]&gt;=0;1;-1)*(2^[.$D$3])" office:value-type="float" office:value="-4096" calcext:value-type="float">
            <text:p>-4096</text:p>
          </table:table-cell>
          <table:table-cell table:formula="of:=[.$B$3]+[.E1703]-[.F1703]" office:value-type="float" office:value="-2728" calcext:value-type="float">
            <text:p>-2728,0</text:p>
          </table:table-cell>
          <table:table-cell table:formula="of:=[.B1703]-[.A1703]" office:value-type="float" office:value="1368" calcext:value-type="float">
            <text:p>1368,0</text:p>
          </table:table-cell>
          <table:table-cell table:formula="of:=[.C1702]" office:value-type="float" office:value="-1880" calcext:value-type="float">
            <text:p>-1880,0</text:p>
          </table:table-cell>
          <table:table-cell table:formula="of:=[.D1703]*2" office:value-type="float" office:value="-3760" calcext:value-type="float">
            <text:p>-3760,0</text:p>
          </table:table-cell>
          <table:table-cell table:formula="of:=[.D1702]" office:value-type="float" office:value="1015.5" calcext:value-type="float">
            <text:p>1015,5</text:p>
          </table:table-cell>
          <table:table-cell table:number-columns-repeated="3"/>
        </table:table-row>
        <table:table-row table:style-name="ro1">
          <table:table-cell table:formula="of:=IF([.B1704]&gt;=0;1;-1)*(2^[.$D$3])" office:value-type="float" office:value="4096" calcext:value-type="float">
            <text:p>4096</text:p>
          </table:table-cell>
          <table:table-cell table:formula="of:=[.$B$3]+[.E1704]-[.F1704]" office:value-type="float" office:value="6663.5" calcext:value-type="float">
            <text:p>6663,5</text:p>
          </table:table-cell>
          <table:table-cell table:formula="of:=[.B1704]-[.A1704]" office:value-type="float" office:value="2567.5" calcext:value-type="float">
            <text:p>2567,5</text:p>
          </table:table-cell>
          <table:table-cell table:formula="of:=[.C1703]" office:value-type="float" office:value="1368" calcext:value-type="float">
            <text:p>1368,0</text:p>
          </table:table-cell>
          <table:table-cell table:formula="of:=[.D1704]*2" office:value-type="float" office:value="2736" calcext:value-type="float">
            <text:p>2736,0</text:p>
          </table:table-cell>
          <table:table-cell table:formula="of:=[.D1703]" office:value-type="float" office:value="-1880" calcext:value-type="float">
            <text:p>-1880,0</text:p>
          </table:table-cell>
          <table:table-cell table:number-columns-repeated="3"/>
        </table:table-row>
        <table:table-row table:style-name="ro1">
          <table:table-cell table:formula="of:=IF([.B1705]&gt;=0;1;-1)*(2^[.$D$3])" office:value-type="float" office:value="4096" calcext:value-type="float">
            <text:p>4096</text:p>
          </table:table-cell>
          <table:table-cell table:formula="of:=[.$B$3]+[.E1705]-[.F1705]" office:value-type="float" office:value="5814.5" calcext:value-type="float">
            <text:p>5814,5</text:p>
          </table:table-cell>
          <table:table-cell table:formula="of:=[.B1705]-[.A1705]" office:value-type="float" office:value="1718.5" calcext:value-type="float">
            <text:p>1718,5</text:p>
          </table:table-cell>
          <table:table-cell table:formula="of:=[.C1704]" office:value-type="float" office:value="2567.5" calcext:value-type="float">
            <text:p>2567,5</text:p>
          </table:table-cell>
          <table:table-cell table:formula="of:=[.D1705]*2" office:value-type="float" office:value="5135" calcext:value-type="float">
            <text:p>5135,0</text:p>
          </table:table-cell>
          <table:table-cell table:formula="of:=[.D1704]" office:value-type="float" office:value="1368" calcext:value-type="float">
            <text:p>1368,0</text:p>
          </table:table-cell>
          <table:table-cell table:number-columns-repeated="3"/>
        </table:table-row>
        <table:table-row table:style-name="ro1">
          <table:table-cell table:formula="of:=IF([.B1706]&gt;=0;1;-1)*(2^[.$D$3])" office:value-type="float" office:value="4096" calcext:value-type="float">
            <text:p>4096</text:p>
          </table:table-cell>
          <table:table-cell table:formula="of:=[.$B$3]+[.E1706]-[.F1706]" office:value-type="float" office:value="2917" calcext:value-type="float">
            <text:p>2917,0</text:p>
          </table:table-cell>
          <table:table-cell table:formula="of:=[.B1706]-[.A1706]" office:value-type="float" office:value="-1179" calcext:value-type="float">
            <text:p>-1179,0</text:p>
          </table:table-cell>
          <table:table-cell table:formula="of:=[.C1705]" office:value-type="float" office:value="1718.5" calcext:value-type="float">
            <text:p>1718,5</text:p>
          </table:table-cell>
          <table:table-cell table:formula="of:=[.D1706]*2" office:value-type="float" office:value="3437" calcext:value-type="float">
            <text:p>3437,0</text:p>
          </table:table-cell>
          <table:table-cell table:formula="of:=[.D1705]" office:value-type="float" office:value="2567.5" calcext:value-type="float">
            <text:p>2567,5</text:p>
          </table:table-cell>
          <table:table-cell table:number-columns-repeated="3"/>
        </table:table-row>
        <table:table-row table:style-name="ro1">
          <table:table-cell table:formula="of:=IF([.B1707]&gt;=0;1;-1)*(2^[.$D$3])" office:value-type="float" office:value="-4096" calcext:value-type="float">
            <text:p>-4096</text:p>
          </table:table-cell>
          <table:table-cell table:formula="of:=[.$B$3]+[.E1707]-[.F1707]" office:value-type="float" office:value="-2029" calcext:value-type="float">
            <text:p>-2029,0</text:p>
          </table:table-cell>
          <table:table-cell table:formula="of:=[.B1707]-[.A1707]" office:value-type="float" office:value="2067" calcext:value-type="float">
            <text:p>2067,0</text:p>
          </table:table-cell>
          <table:table-cell table:formula="of:=[.C1706]" office:value-type="float" office:value="-1179" calcext:value-type="float">
            <text:p>-1179,0</text:p>
          </table:table-cell>
          <table:table-cell table:formula="of:=[.D1707]*2" office:value-type="float" office:value="-2358" calcext:value-type="float">
            <text:p>-2358,0</text:p>
          </table:table-cell>
          <table:table-cell table:formula="of:=[.D1706]" office:value-type="float" office:value="1718.5" calcext:value-type="float">
            <text:p>1718,5</text:p>
          </table:table-cell>
          <table:table-cell table:number-columns-repeated="3"/>
        </table:table-row>
        <table:table-row table:style-name="ro1">
          <table:table-cell table:formula="of:=IF([.B1708]&gt;=0;1;-1)*(2^[.$D$3])" office:value-type="float" office:value="4096" calcext:value-type="float">
            <text:p>4096</text:p>
          </table:table-cell>
          <table:table-cell table:formula="of:=[.$B$3]+[.E1708]-[.F1708]" office:value-type="float" office:value="7360.5" calcext:value-type="float">
            <text:p>7360,5</text:p>
          </table:table-cell>
          <table:table-cell table:formula="of:=[.B1708]-[.A1708]" office:value-type="float" office:value="3264.5" calcext:value-type="float">
            <text:p>3264,5</text:p>
          </table:table-cell>
          <table:table-cell table:formula="of:=[.C1707]" office:value-type="float" office:value="2067" calcext:value-type="float">
            <text:p>2067,0</text:p>
          </table:table-cell>
          <table:table-cell table:formula="of:=[.D1708]*2" office:value-type="float" office:value="4134" calcext:value-type="float">
            <text:p>4134,0</text:p>
          </table:table-cell>
          <table:table-cell table:formula="of:=[.D1707]" office:value-type="float" office:value="-1179" calcext:value-type="float">
            <text:p>-1179,0</text:p>
          </table:table-cell>
          <table:table-cell table:number-columns-repeated="3"/>
        </table:table-row>
        <table:table-row table:style-name="ro1">
          <table:table-cell table:formula="of:=IF([.B1709]&gt;=0;1;-1)*(2^[.$D$3])" office:value-type="float" office:value="4096" calcext:value-type="float">
            <text:p>4096</text:p>
          </table:table-cell>
          <table:table-cell table:formula="of:=[.$B$3]+[.E1709]-[.F1709]" office:value-type="float" office:value="6509.5" calcext:value-type="float">
            <text:p>6509,5</text:p>
          </table:table-cell>
          <table:table-cell table:formula="of:=[.B1709]-[.A1709]" office:value-type="float" office:value="2413.5" calcext:value-type="float">
            <text:p>2413,5</text:p>
          </table:table-cell>
          <table:table-cell table:formula="of:=[.C1708]" office:value-type="float" office:value="3264.5" calcext:value-type="float">
            <text:p>3264,5</text:p>
          </table:table-cell>
          <table:table-cell table:formula="of:=[.D1709]*2" office:value-type="float" office:value="6529" calcext:value-type="float">
            <text:p>6529,0</text:p>
          </table:table-cell>
          <table:table-cell table:formula="of:=[.D1708]" office:value-type="float" office:value="2067" calcext:value-type="float">
            <text:p>2067,0</text:p>
          </table:table-cell>
          <table:table-cell table:number-columns-repeated="3"/>
        </table:table-row>
        <table:table-row table:style-name="ro1">
          <table:table-cell table:formula="of:=IF([.B1710]&gt;=0;1;-1)*(2^[.$D$3])" office:value-type="float" office:value="4096" calcext:value-type="float">
            <text:p>4096</text:p>
          </table:table-cell>
          <table:table-cell table:formula="of:=[.$B$3]+[.E1710]-[.F1710]" office:value-type="float" office:value="3610" calcext:value-type="float">
            <text:p>3610,0</text:p>
          </table:table-cell>
          <table:table-cell table:formula="of:=[.B1710]-[.A1710]" office:value-type="float" office:value="-486" calcext:value-type="float">
            <text:p>-486,0</text:p>
          </table:table-cell>
          <table:table-cell table:formula="of:=[.C1709]" office:value-type="float" office:value="2413.5" calcext:value-type="float">
            <text:p>2413,5</text:p>
          </table:table-cell>
          <table:table-cell table:formula="of:=[.D1710]*2" office:value-type="float" office:value="4827" calcext:value-type="float">
            <text:p>4827,0</text:p>
          </table:table-cell>
          <table:table-cell table:formula="of:=[.D1709]" office:value-type="float" office:value="3264.5" calcext:value-type="float">
            <text:p>3264,5</text:p>
          </table:table-cell>
          <table:table-cell table:number-columns-repeated="3"/>
        </table:table-row>
        <table:table-row table:style-name="ro1">
          <table:table-cell table:formula="of:=IF([.B1711]&gt;=0;1;-1)*(2^[.$D$3])" office:value-type="float" office:value="-4096" calcext:value-type="float">
            <text:p>-4096</text:p>
          </table:table-cell>
          <table:table-cell table:formula="of:=[.$B$3]+[.E1711]-[.F1711]" office:value-type="float" office:value="-1338" calcext:value-type="float">
            <text:p>-1338,0</text:p>
          </table:table-cell>
          <table:table-cell table:formula="of:=[.B1711]-[.A1711]" office:value-type="float" office:value="2758" calcext:value-type="float">
            <text:p>2758,0</text:p>
          </table:table-cell>
          <table:table-cell table:formula="of:=[.C1710]" office:value-type="float" office:value="-486" calcext:value-type="float">
            <text:p>-486,0</text:p>
          </table:table-cell>
          <table:table-cell table:formula="of:=[.D1711]*2" office:value-type="float" office:value="-972" calcext:value-type="float">
            <text:p>-972,0</text:p>
          </table:table-cell>
          <table:table-cell table:formula="of:=[.D1710]" office:value-type="float" office:value="2413.5" calcext:value-type="float">
            <text:p>2413,5</text:p>
          </table:table-cell>
          <table:table-cell table:number-columns-repeated="3"/>
        </table:table-row>
        <table:table-row table:style-name="ro1">
          <table:table-cell table:formula="of:=IF([.B1712]&gt;=0;1;-1)*(2^[.$D$3])" office:value-type="float" office:value="4096" calcext:value-type="float">
            <text:p>4096</text:p>
          </table:table-cell>
          <table:table-cell table:formula="of:=[.$B$3]+[.E1712]-[.F1712]" office:value-type="float" office:value="8049.5" calcext:value-type="float">
            <text:p>8049,5</text:p>
          </table:table-cell>
          <table:table-cell table:formula="of:=[.B1712]-[.A1712]" office:value-type="float" office:value="3953.5" calcext:value-type="float">
            <text:p>3953,5</text:p>
          </table:table-cell>
          <table:table-cell table:formula="of:=[.C1711]" office:value-type="float" office:value="2758" calcext:value-type="float">
            <text:p>2758,0</text:p>
          </table:table-cell>
          <table:table-cell table:formula="of:=[.D1712]*2" office:value-type="float" office:value="5516" calcext:value-type="float">
            <text:p>5516,0</text:p>
          </table:table-cell>
          <table:table-cell table:formula="of:=[.D1711]" office:value-type="float" office:value="-486" calcext:value-type="float">
            <text:p>-486,0</text:p>
          </table:table-cell>
          <table:table-cell table:number-columns-repeated="3"/>
        </table:table-row>
        <table:table-row table:style-name="ro1">
          <table:table-cell table:formula="of:=IF([.B1713]&gt;=0;1;-1)*(2^[.$D$3])" office:value-type="float" office:value="4096" calcext:value-type="float">
            <text:p>4096</text:p>
          </table:table-cell>
          <table:table-cell table:formula="of:=[.$B$3]+[.E1713]-[.F1713]" office:value-type="float" office:value="7196.5" calcext:value-type="float">
            <text:p>7196,5</text:p>
          </table:table-cell>
          <table:table-cell table:formula="of:=[.B1713]-[.A1713]" office:value-type="float" office:value="3100.5" calcext:value-type="float">
            <text:p>3100,5</text:p>
          </table:table-cell>
          <table:table-cell table:formula="of:=[.C1712]" office:value-type="float" office:value="3953.5" calcext:value-type="float">
            <text:p>3953,5</text:p>
          </table:table-cell>
          <table:table-cell table:formula="of:=[.D1713]*2" office:value-type="float" office:value="7907" calcext:value-type="float">
            <text:p>7907,0</text:p>
          </table:table-cell>
          <table:table-cell table:formula="of:=[.D1712]" office:value-type="float" office:value="2758" calcext:value-type="float">
            <text:p>2758,0</text:p>
          </table:table-cell>
          <table:table-cell table:number-columns-repeated="3"/>
        </table:table-row>
        <table:table-row table:style-name="ro1">
          <table:table-cell table:formula="of:=IF([.B1714]&gt;=0;1;-1)*(2^[.$D$3])" office:value-type="float" office:value="4096" calcext:value-type="float">
            <text:p>4096</text:p>
          </table:table-cell>
          <table:table-cell table:formula="of:=[.$B$3]+[.E1714]-[.F1714]" office:value-type="float" office:value="4295" calcext:value-type="float">
            <text:p>4295,0</text:p>
          </table:table-cell>
          <table:table-cell table:formula="of:=[.B1714]-[.A1714]" office:value-type="float" office:value="199" calcext:value-type="float">
            <text:p>199,0</text:p>
          </table:table-cell>
          <table:table-cell table:formula="of:=[.C1713]" office:value-type="float" office:value="3100.5" calcext:value-type="float">
            <text:p>3100,5</text:p>
          </table:table-cell>
          <table:table-cell table:formula="of:=[.D1714]*2" office:value-type="float" office:value="6201" calcext:value-type="float">
            <text:p>6201,0</text:p>
          </table:table-cell>
          <table:table-cell table:formula="of:=[.D1713]" office:value-type="float" office:value="3953.5" calcext:value-type="float">
            <text:p>3953,5</text:p>
          </table:table-cell>
          <table:table-cell table:number-columns-repeated="3"/>
        </table:table-row>
        <table:table-row table:style-name="ro1">
          <table:table-cell table:formula="of:=IF([.B1715]&gt;=0;1;-1)*(2^[.$D$3])" office:value-type="float" office:value="-4096" calcext:value-type="float">
            <text:p>-4096</text:p>
          </table:table-cell>
          <table:table-cell table:formula="of:=[.$B$3]+[.E1715]-[.F1715]" office:value-type="float" office:value="-655" calcext:value-type="float">
            <text:p>-655,0</text:p>
          </table:table-cell>
          <table:table-cell table:formula="of:=[.B1715]-[.A1715]" office:value-type="float" office:value="3441" calcext:value-type="float">
            <text:p>3441,0</text:p>
          </table:table-cell>
          <table:table-cell table:formula="of:=[.C1714]" office:value-type="float" office:value="199" calcext:value-type="float">
            <text:p>199,0</text:p>
          </table:table-cell>
          <table:table-cell table:formula="of:=[.D1715]*2" office:value-type="float" office:value="398" calcext:value-type="float">
            <text:p>398,0</text:p>
          </table:table-cell>
          <table:table-cell table:formula="of:=[.D1714]" office:value-type="float" office:value="3100.5" calcext:value-type="float">
            <text:p>3100,5</text:p>
          </table:table-cell>
          <table:table-cell table:number-columns-repeated="3"/>
        </table:table-row>
        <table:table-row table:style-name="ro1">
          <table:table-cell table:formula="of:=IF([.B1716]&gt;=0;1;-1)*(2^[.$D$3])" office:value-type="float" office:value="4096" calcext:value-type="float">
            <text:p>4096</text:p>
          </table:table-cell>
          <table:table-cell table:formula="of:=[.$B$3]+[.E1716]-[.F1716]" office:value-type="float" office:value="8730.5" calcext:value-type="float">
            <text:p>8730,5</text:p>
          </table:table-cell>
          <table:table-cell table:formula="of:=[.B1716]-[.A1716]" office:value-type="float" office:value="4634.5" calcext:value-type="float">
            <text:p>4634,5</text:p>
          </table:table-cell>
          <table:table-cell table:formula="of:=[.C1715]" office:value-type="float" office:value="3441" calcext:value-type="float">
            <text:p>3441,0</text:p>
          </table:table-cell>
          <table:table-cell table:formula="of:=[.D1716]*2" office:value-type="float" office:value="6882" calcext:value-type="float">
            <text:p>6882,0</text:p>
          </table:table-cell>
          <table:table-cell table:formula="of:=[.D1715]" office:value-type="float" office:value="199" calcext:value-type="float">
            <text:p>199,0</text:p>
          </table:table-cell>
          <table:table-cell table:number-columns-repeated="3"/>
        </table:table-row>
        <table:table-row table:style-name="ro1">
          <table:table-cell table:formula="of:=IF([.B1717]&gt;=0;1;-1)*(2^[.$D$3])" office:value-type="float" office:value="4096" calcext:value-type="float">
            <text:p>4096</text:p>
          </table:table-cell>
          <table:table-cell table:formula="of:=[.$B$3]+[.E1717]-[.F1717]" office:value-type="float" office:value="7875.5" calcext:value-type="float">
            <text:p>7875,5</text:p>
          </table:table-cell>
          <table:table-cell table:formula="of:=[.B1717]-[.A1717]" office:value-type="float" office:value="3779.5" calcext:value-type="float">
            <text:p>3779,5</text:p>
          </table:table-cell>
          <table:table-cell table:formula="of:=[.C1716]" office:value-type="float" office:value="4634.5" calcext:value-type="float">
            <text:p>4634,5</text:p>
          </table:table-cell>
          <table:table-cell table:formula="of:=[.D1717]*2" office:value-type="float" office:value="9269" calcext:value-type="float">
            <text:p>9269,0</text:p>
          </table:table-cell>
          <table:table-cell table:formula="of:=[.D1716]" office:value-type="float" office:value="3441" calcext:value-type="float">
            <text:p>3441,0</text:p>
          </table:table-cell>
          <table:table-cell table:number-columns-repeated="3"/>
        </table:table-row>
        <table:table-row table:style-name="ro1">
          <table:table-cell table:formula="of:=IF([.B1718]&gt;=0;1;-1)*(2^[.$D$3])" office:value-type="float" office:value="4096" calcext:value-type="float">
            <text:p>4096</text:p>
          </table:table-cell>
          <table:table-cell table:formula="of:=[.$B$3]+[.E1718]-[.F1718]" office:value-type="float" office:value="4972" calcext:value-type="float">
            <text:p>4972,0</text:p>
          </table:table-cell>
          <table:table-cell table:formula="of:=[.B1718]-[.A1718]" office:value-type="float" office:value="876" calcext:value-type="float">
            <text:p>876,0</text:p>
          </table:table-cell>
          <table:table-cell table:formula="of:=[.C1717]" office:value-type="float" office:value="3779.5" calcext:value-type="float">
            <text:p>3779,5</text:p>
          </table:table-cell>
          <table:table-cell table:formula="of:=[.D1718]*2" office:value-type="float" office:value="7559" calcext:value-type="float">
            <text:p>7559,0</text:p>
          </table:table-cell>
          <table:table-cell table:formula="of:=[.D1717]" office:value-type="float" office:value="4634.5" calcext:value-type="float">
            <text:p>4634,5</text:p>
          </table:table-cell>
          <table:table-cell table:number-columns-repeated="3"/>
        </table:table-row>
        <table:table-row table:style-name="ro1">
          <table:table-cell table:formula="of:=IF([.B1719]&gt;=0;1;-1)*(2^[.$D$3])" office:value-type="float" office:value="4096" calcext:value-type="float">
            <text:p>4096</text:p>
          </table:table-cell>
          <table:table-cell table:formula="of:=[.$B$3]+[.E1719]-[.F1719]" office:value-type="float" office:value="20" calcext:value-type="float">
            <text:p>20,0</text:p>
          </table:table-cell>
          <table:table-cell table:formula="of:=[.B1719]-[.A1719]" office:value-type="float" office:value="-4076" calcext:value-type="float">
            <text:p>-4076,0</text:p>
          </table:table-cell>
          <table:table-cell table:formula="of:=[.C1718]" office:value-type="float" office:value="876" calcext:value-type="float">
            <text:p>876,0</text:p>
          </table:table-cell>
          <table:table-cell table:formula="of:=[.D1719]*2" office:value-type="float" office:value="1752" calcext:value-type="float">
            <text:p>1752,0</text:p>
          </table:table-cell>
          <table:table-cell table:formula="of:=[.D1718]" office:value-type="float" office:value="3779.5" calcext:value-type="float">
            <text:p>3779,5</text:p>
          </table:table-cell>
          <table:table-cell table:number-columns-repeated="3"/>
        </table:table-row>
        <table:table-row table:style-name="ro1">
          <table:table-cell table:formula="of:=IF([.B1720]&gt;=0;1;-1)*(2^[.$D$3])" office:value-type="float" office:value="-4096" calcext:value-type="float">
            <text:p>-4096</text:p>
          </table:table-cell>
          <table:table-cell table:formula="of:=[.$B$3]+[.E1720]-[.F1720]" office:value-type="float" office:value="-6980.5" calcext:value-type="float">
            <text:p>-6980,5</text:p>
          </table:table-cell>
          <table:table-cell table:formula="of:=[.B1720]-[.A1720]" office:value-type="float" office:value="-2884.5" calcext:value-type="float">
            <text:p>-2884,5</text:p>
          </table:table-cell>
          <table:table-cell table:formula="of:=[.C1719]" office:value-type="float" office:value="-4076" calcext:value-type="float">
            <text:p>-4076,0</text:p>
          </table:table-cell>
          <table:table-cell table:formula="of:=[.D1720]*2" office:value-type="float" office:value="-8152" calcext:value-type="float">
            <text:p>-8152,0</text:p>
          </table:table-cell>
          <table:table-cell table:formula="of:=[.D1719]" office:value-type="float" office:value="876" calcext:value-type="float">
            <text:p>876,0</text:p>
          </table:table-cell>
          <table:table-cell table:number-columns-repeated="3"/>
        </table:table-row>
        <table:table-row table:style-name="ro1">
          <table:table-cell table:formula="of:=IF([.B1721]&gt;=0;1;-1)*(2^[.$D$3])" office:value-type="float" office:value="4096" calcext:value-type="float">
            <text:p>4096</text:p>
          </table:table-cell>
          <table:table-cell table:formula="of:=[.$B$3]+[.E1721]-[.F1721]" office:value-type="float" office:value="354.5" calcext:value-type="float">
            <text:p>354,5</text:p>
          </table:table-cell>
          <table:table-cell table:formula="of:=[.B1721]-[.A1721]" office:value-type="float" office:value="-3741.5" calcext:value-type="float">
            <text:p>-3741,5</text:p>
          </table:table-cell>
          <table:table-cell table:formula="of:=[.C1720]" office:value-type="float" office:value="-2884.5" calcext:value-type="float">
            <text:p>-2884,5</text:p>
          </table:table-cell>
          <table:table-cell table:formula="of:=[.D1721]*2" office:value-type="float" office:value="-5769" calcext:value-type="float">
            <text:p>-5769,0</text:p>
          </table:table-cell>
          <table:table-cell table:formula="of:=[.D1720]" office:value-type="float" office:value="-4076" calcext:value-type="float">
            <text:p>-4076,0</text:p>
          </table:table-cell>
          <table:table-cell table:number-columns-repeated="3"/>
        </table:table-row>
        <table:table-row table:style-name="ro1">
          <table:table-cell table:formula="of:=IF([.B1722]&gt;=0;1;-1)*(2^[.$D$3])" office:value-type="float" office:value="-4096" calcext:value-type="float">
            <text:p>-4096</text:p>
          </table:table-cell>
          <table:table-cell table:formula="of:=[.$B$3]+[.E1722]-[.F1722]" office:value-type="float" office:value="-2551" calcext:value-type="float">
            <text:p>-2551,0</text:p>
          </table:table-cell>
          <table:table-cell table:formula="of:=[.B1722]-[.A1722]" office:value-type="float" office:value="1545" calcext:value-type="float">
            <text:p>1545,0</text:p>
          </table:table-cell>
          <table:table-cell table:formula="of:=[.C1721]" office:value-type="float" office:value="-3741.5" calcext:value-type="float">
            <text:p>-3741,5</text:p>
          </table:table-cell>
          <table:table-cell table:formula="of:=[.D1722]*2" office:value-type="float" office:value="-7483" calcext:value-type="float">
            <text:p>-7483,0</text:p>
          </table:table-cell>
          <table:table-cell table:formula="of:=[.D1721]" office:value-type="float" office:value="-2884.5" calcext:value-type="float">
            <text:p>-2884,5</text:p>
          </table:table-cell>
          <table:table-cell table:number-columns-repeated="3"/>
        </table:table-row>
        <table:table-row table:style-name="ro1">
          <table:table-cell table:formula="of:=IF([.B1723]&gt;=0;1;-1)*(2^[.$D$3])" office:value-type="float" office:value="4096" calcext:value-type="float">
            <text:p>4096</text:p>
          </table:table-cell>
          <table:table-cell table:formula="of:=[.$B$3]+[.E1723]-[.F1723]" office:value-type="float" office:value="8879" calcext:value-type="float">
            <text:p>8879,0</text:p>
          </table:table-cell>
          <table:table-cell table:formula="of:=[.B1723]-[.A1723]" office:value-type="float" office:value="4783" calcext:value-type="float">
            <text:p>4783,0</text:p>
          </table:table-cell>
          <table:table-cell table:formula="of:=[.C1722]" office:value-type="float" office:value="1545" calcext:value-type="float">
            <text:p>1545,0</text:p>
          </table:table-cell>
          <table:table-cell table:formula="of:=[.D1723]*2" office:value-type="float" office:value="3090" calcext:value-type="float">
            <text:p>3090,0</text:p>
          </table:table-cell>
          <table:table-cell table:formula="of:=[.D1722]" office:value-type="float" office:value="-3741.5" calcext:value-type="float">
            <text:p>-3741,5</text:p>
          </table:table-cell>
          <table:table-cell table:number-columns-repeated="3"/>
        </table:table-row>
        <table:table-row table:style-name="ro1">
          <table:table-cell table:formula="of:=IF([.B1724]&gt;=0;1;-1)*(2^[.$D$3])" office:value-type="float" office:value="4096" calcext:value-type="float">
            <text:p>4096</text:p>
          </table:table-cell>
          <table:table-cell table:formula="of:=[.$B$3]+[.E1724]-[.F1724]" office:value-type="float" office:value="10068.5" calcext:value-type="float">
            <text:p>10068,5</text:p>
          </table:table-cell>
          <table:table-cell table:formula="of:=[.B1724]-[.A1724]" office:value-type="float" office:value="5972.5" calcext:value-type="float">
            <text:p>5972,5</text:p>
          </table:table-cell>
          <table:table-cell table:formula="of:=[.C1723]" office:value-type="float" office:value="4783" calcext:value-type="float">
            <text:p>4783,0</text:p>
          </table:table-cell>
          <table:table-cell table:formula="of:=[.D1724]*2" office:value-type="float" office:value="9566" calcext:value-type="float">
            <text:p>9566,0</text:p>
          </table:table-cell>
          <table:table-cell table:formula="of:=[.D1723]" office:value-type="float" office:value="1545" calcext:value-type="float">
            <text:p>1545,0</text:p>
          </table:table-cell>
          <table:table-cell table:number-columns-repeated="3"/>
        </table:table-row>
        <table:table-row table:style-name="ro1">
          <table:table-cell table:formula="of:=IF([.B1725]&gt;=0;1;-1)*(2^[.$D$3])" office:value-type="float" office:value="4096" calcext:value-type="float">
            <text:p>4096</text:p>
          </table:table-cell>
          <table:table-cell table:formula="of:=[.$B$3]+[.E1725]-[.F1725]" office:value-type="float" office:value="9209.5" calcext:value-type="float">
            <text:p>9209,5</text:p>
          </table:table-cell>
          <table:table-cell table:formula="of:=[.B1725]-[.A1725]" office:value-type="float" office:value="5113.5" calcext:value-type="float">
            <text:p>5113,5</text:p>
          </table:table-cell>
          <table:table-cell table:formula="of:=[.C1724]" office:value-type="float" office:value="5972.5" calcext:value-type="float">
            <text:p>5972,5</text:p>
          </table:table-cell>
          <table:table-cell table:formula="of:=[.D1725]*2" office:value-type="float" office:value="11945" calcext:value-type="float">
            <text:p>11945,0</text:p>
          </table:table-cell>
          <table:table-cell table:formula="of:=[.D1724]" office:value-type="float" office:value="4783" calcext:value-type="float">
            <text:p>4783,0</text:p>
          </table:table-cell>
          <table:table-cell table:number-columns-repeated="3"/>
        </table:table-row>
        <table:table-row table:style-name="ro1">
          <table:table-cell table:formula="of:=IF([.B1726]&gt;=0;1;-1)*(2^[.$D$3])" office:value-type="float" office:value="4096" calcext:value-type="float">
            <text:p>4096</text:p>
          </table:table-cell>
          <table:table-cell table:formula="of:=[.$B$3]+[.E1726]-[.F1726]" office:value-type="float" office:value="6302" calcext:value-type="float">
            <text:p>6302,0</text:p>
          </table:table-cell>
          <table:table-cell table:formula="of:=[.B1726]-[.A1726]" office:value-type="float" office:value="2206" calcext:value-type="float">
            <text:p>2206,0</text:p>
          </table:table-cell>
          <table:table-cell table:formula="of:=[.C1725]" office:value-type="float" office:value="5113.5" calcext:value-type="float">
            <text:p>5113,5</text:p>
          </table:table-cell>
          <table:table-cell table:formula="of:=[.D1726]*2" office:value-type="float" office:value="10227" calcext:value-type="float">
            <text:p>10227,0</text:p>
          </table:table-cell>
          <table:table-cell table:formula="of:=[.D1725]" office:value-type="float" office:value="5972.5" calcext:value-type="float">
            <text:p>5972,5</text:p>
          </table:table-cell>
          <table:table-cell table:number-columns-repeated="3"/>
        </table:table-row>
        <table:table-row table:style-name="ro1">
          <table:table-cell table:formula="of:=IF([.B1727]&gt;=0;1;-1)*(2^[.$D$3])" office:value-type="float" office:value="4096" calcext:value-type="float">
            <text:p>4096</text:p>
          </table:table-cell>
          <table:table-cell table:formula="of:=[.$B$3]+[.E1727]-[.F1727]" office:value-type="float" office:value="1346" calcext:value-type="float">
            <text:p>1346,0</text:p>
          </table:table-cell>
          <table:table-cell table:formula="of:=[.B1727]-[.A1727]" office:value-type="float" office:value="-2750" calcext:value-type="float">
            <text:p>-2750,0</text:p>
          </table:table-cell>
          <table:table-cell table:formula="of:=[.C1726]" office:value-type="float" office:value="2206" calcext:value-type="float">
            <text:p>2206,0</text:p>
          </table:table-cell>
          <table:table-cell table:formula="of:=[.D1727]*2" office:value-type="float" office:value="4412" calcext:value-type="float">
            <text:p>4412,0</text:p>
          </table:table-cell>
          <table:table-cell table:formula="of:=[.D1726]" office:value-type="float" office:value="5113.5" calcext:value-type="float">
            <text:p>5113,5</text:p>
          </table:table-cell>
          <table:table-cell table:number-columns-repeated="3"/>
        </table:table-row>
        <table:table-row table:style-name="ro1">
          <table:table-cell table:formula="of:=IF([.B1728]&gt;=0;1;-1)*(2^[.$D$3])" office:value-type="float" office:value="-4096" calcext:value-type="float">
            <text:p>-4096</text:p>
          </table:table-cell>
          <table:table-cell table:formula="of:=[.$B$3]+[.E1728]-[.F1728]" office:value-type="float" office:value="-5658.5" calcext:value-type="float">
            <text:p>-5658,5</text:p>
          </table:table-cell>
          <table:table-cell table:formula="of:=[.B1728]-[.A1728]" office:value-type="float" office:value="-1562.5" calcext:value-type="float">
            <text:p>-1562,5</text:p>
          </table:table-cell>
          <table:table-cell table:formula="of:=[.C1727]" office:value-type="float" office:value="-2750" calcext:value-type="float">
            <text:p>-2750,0</text:p>
          </table:table-cell>
          <table:table-cell table:formula="of:=[.D1728]*2" office:value-type="float" office:value="-5500" calcext:value-type="float">
            <text:p>-5500,0</text:p>
          </table:table-cell>
          <table:table-cell table:formula="of:=[.D1727]" office:value-type="float" office:value="2206" calcext:value-type="float">
            <text:p>2206,0</text:p>
          </table:table-cell>
          <table:table-cell table:number-columns-repeated="3"/>
        </table:table-row>
        <table:table-row table:style-name="ro1">
          <table:table-cell table:formula="of:=IF([.B1729]&gt;=0;1;-1)*(2^[.$D$3])" office:value-type="float" office:value="4096" calcext:value-type="float">
            <text:p>4096</text:p>
          </table:table-cell>
          <table:table-cell table:formula="of:=[.$B$3]+[.E1729]-[.F1729]" office:value-type="float" office:value="1672.5" calcext:value-type="float">
            <text:p>1672,5</text:p>
          </table:table-cell>
          <table:table-cell table:formula="of:=[.B1729]-[.A1729]" office:value-type="float" office:value="-2423.5" calcext:value-type="float">
            <text:p>-2423,5</text:p>
          </table:table-cell>
          <table:table-cell table:formula="of:=[.C1728]" office:value-type="float" office:value="-1562.5" calcext:value-type="float">
            <text:p>-1562,5</text:p>
          </table:table-cell>
          <table:table-cell table:formula="of:=[.D1729]*2" office:value-type="float" office:value="-3125" calcext:value-type="float">
            <text:p>-3125,0</text:p>
          </table:table-cell>
          <table:table-cell table:formula="of:=[.D1728]" office:value-type="float" office:value="-2750" calcext:value-type="float">
            <text:p>-2750,0</text:p>
          </table:table-cell>
          <table:table-cell table:number-columns-repeated="3"/>
        </table:table-row>
        <table:table-row table:style-name="ro1">
          <table:table-cell table:formula="of:=IF([.B1730]&gt;=0;1;-1)*(2^[.$D$3])" office:value-type="float" office:value="-4096" calcext:value-type="float">
            <text:p>-4096</text:p>
          </table:table-cell>
          <table:table-cell table:formula="of:=[.$B$3]+[.E1730]-[.F1730]" office:value-type="float" office:value="-1237" calcext:value-type="float">
            <text:p>-1237,0</text:p>
          </table:table-cell>
          <table:table-cell table:formula="of:=[.B1730]-[.A1730]" office:value-type="float" office:value="2859" calcext:value-type="float">
            <text:p>2859,0</text:p>
          </table:table-cell>
          <table:table-cell table:formula="of:=[.C1729]" office:value-type="float" office:value="-2423.5" calcext:value-type="float">
            <text:p>-2423,5</text:p>
          </table:table-cell>
          <table:table-cell table:formula="of:=[.D1730]*2" office:value-type="float" office:value="-4847" calcext:value-type="float">
            <text:p>-4847,0</text:p>
          </table:table-cell>
          <table:table-cell table:formula="of:=[.D1729]" office:value-type="float" office:value="-1562.5" calcext:value-type="float">
            <text:p>-1562,5</text:p>
          </table:table-cell>
          <table:table-cell table:number-columns-repeated="3"/>
        </table:table-row>
        <table:table-row table:style-name="ro1">
          <table:table-cell table:formula="of:=IF([.B1731]&gt;=0;1;-1)*(2^[.$D$3])" office:value-type="float" office:value="4096" calcext:value-type="float">
            <text:p>4096</text:p>
          </table:table-cell>
          <table:table-cell table:formula="of:=[.$B$3]+[.E1731]-[.F1731]" office:value-type="float" office:value="10189" calcext:value-type="float">
            <text:p>10189,0</text:p>
          </table:table-cell>
          <table:table-cell table:formula="of:=[.B1731]-[.A1731]" office:value-type="float" office:value="6093" calcext:value-type="float">
            <text:p>6093,0</text:p>
          </table:table-cell>
          <table:table-cell table:formula="of:=[.C1730]" office:value-type="float" office:value="2859" calcext:value-type="float">
            <text:p>2859,0</text:p>
          </table:table-cell>
          <table:table-cell table:formula="of:=[.D1731]*2" office:value-type="float" office:value="5718" calcext:value-type="float">
            <text:p>5718,0</text:p>
          </table:table-cell>
          <table:table-cell table:formula="of:=[.D1730]" office:value-type="float" office:value="-2423.5" calcext:value-type="float">
            <text:p>-2423,5</text:p>
          </table:table-cell>
          <table:table-cell table:number-columns-repeated="3"/>
        </table:table-row>
        <table:table-row table:style-name="ro1">
          <table:table-cell table:formula="of:=IF([.B1732]&gt;=0;1;-1)*(2^[.$D$3])" office:value-type="float" office:value="4096" calcext:value-type="float">
            <text:p>4096</text:p>
          </table:table-cell>
          <table:table-cell table:formula="of:=[.$B$3]+[.E1732]-[.F1732]" office:value-type="float" office:value="11374.5" calcext:value-type="float">
            <text:p>11374,5</text:p>
          </table:table-cell>
          <table:table-cell table:formula="of:=[.B1732]-[.A1732]" office:value-type="float" office:value="7278.5" calcext:value-type="float">
            <text:p>7278,5</text:p>
          </table:table-cell>
          <table:table-cell table:formula="of:=[.C1731]" office:value-type="float" office:value="6093" calcext:value-type="float">
            <text:p>6093,0</text:p>
          </table:table-cell>
          <table:table-cell table:formula="of:=[.D1732]*2" office:value-type="float" office:value="12186" calcext:value-type="float">
            <text:p>12186,0</text:p>
          </table:table-cell>
          <table:table-cell table:formula="of:=[.D1731]" office:value-type="float" office:value="2859" calcext:value-type="float">
            <text:p>2859,0</text:p>
          </table:table-cell>
          <table:table-cell table:number-columns-repeated="3"/>
        </table:table-row>
        <table:table-row table:style-name="ro1">
          <table:table-cell table:formula="of:=IF([.B1733]&gt;=0;1;-1)*(2^[.$D$3])" office:value-type="float" office:value="4096" calcext:value-type="float">
            <text:p>4096</text:p>
          </table:table-cell>
          <table:table-cell table:formula="of:=[.$B$3]+[.E1733]-[.F1733]" office:value-type="float" office:value="10511.5" calcext:value-type="float">
            <text:p>10511,5</text:p>
          </table:table-cell>
          <table:table-cell table:formula="of:=[.B1733]-[.A1733]" office:value-type="float" office:value="6415.5" calcext:value-type="float">
            <text:p>6415,5</text:p>
          </table:table-cell>
          <table:table-cell table:formula="of:=[.C1732]" office:value-type="float" office:value="7278.5" calcext:value-type="float">
            <text:p>7278,5</text:p>
          </table:table-cell>
          <table:table-cell table:formula="of:=[.D1733]*2" office:value-type="float" office:value="14557" calcext:value-type="float">
            <text:p>14557,0</text:p>
          </table:table-cell>
          <table:table-cell table:formula="of:=[.D1732]" office:value-type="float" office:value="6093" calcext:value-type="float">
            <text:p>6093,0</text:p>
          </table:table-cell>
          <table:table-cell table:number-columns-repeated="3"/>
        </table:table-row>
        <table:table-row table:style-name="ro1">
          <table:table-cell table:formula="of:=IF([.B1734]&gt;=0;1;-1)*(2^[.$D$3])" office:value-type="float" office:value="4096" calcext:value-type="float">
            <text:p>4096</text:p>
          </table:table-cell>
          <table:table-cell table:formula="of:=[.$B$3]+[.E1734]-[.F1734]" office:value-type="float" office:value="7600" calcext:value-type="float">
            <text:p>7600,0</text:p>
          </table:table-cell>
          <table:table-cell table:formula="of:=[.B1734]-[.A1734]" office:value-type="float" office:value="3504" calcext:value-type="float">
            <text:p>3504,0</text:p>
          </table:table-cell>
          <table:table-cell table:formula="of:=[.C1733]" office:value-type="float" office:value="6415.5" calcext:value-type="float">
            <text:p>6415,5</text:p>
          </table:table-cell>
          <table:table-cell table:formula="of:=[.D1734]*2" office:value-type="float" office:value="12831" calcext:value-type="float">
            <text:p>12831,0</text:p>
          </table:table-cell>
          <table:table-cell table:formula="of:=[.D1733]" office:value-type="float" office:value="7278.5" calcext:value-type="float">
            <text:p>7278,5</text:p>
          </table:table-cell>
          <table:table-cell table:number-columns-repeated="3"/>
        </table:table-row>
        <table:table-row table:style-name="ro1">
          <table:table-cell table:formula="of:=IF([.B1735]&gt;=0;1;-1)*(2^[.$D$3])" office:value-type="float" office:value="4096" calcext:value-type="float">
            <text:p>4096</text:p>
          </table:table-cell>
          <table:table-cell table:formula="of:=[.$B$3]+[.E1735]-[.F1735]" office:value-type="float" office:value="2640" calcext:value-type="float">
            <text:p>2640,0</text:p>
          </table:table-cell>
          <table:table-cell table:formula="of:=[.B1735]-[.A1735]" office:value-type="float" office:value="-1456" calcext:value-type="float">
            <text:p>-1456,0</text:p>
          </table:table-cell>
          <table:table-cell table:formula="of:=[.C1734]" office:value-type="float" office:value="3504" calcext:value-type="float">
            <text:p>3504,0</text:p>
          </table:table-cell>
          <table:table-cell table:formula="of:=[.D1735]*2" office:value-type="float" office:value="7008" calcext:value-type="float">
            <text:p>7008,0</text:p>
          </table:table-cell>
          <table:table-cell table:formula="of:=[.D1734]" office:value-type="float" office:value="6415.5" calcext:value-type="float">
            <text:p>6415,5</text:p>
          </table:table-cell>
          <table:table-cell table:number-columns-repeated="3"/>
        </table:table-row>
        <table:table-row table:style-name="ro1">
          <table:table-cell table:formula="of:=IF([.B1736]&gt;=0;1;-1)*(2^[.$D$3])" office:value-type="float" office:value="-4096" calcext:value-type="float">
            <text:p>-4096</text:p>
          </table:table-cell>
          <table:table-cell table:formula="of:=[.$B$3]+[.E1736]-[.F1736]" office:value-type="float" office:value="-4368.5" calcext:value-type="float">
            <text:p>-4368,5</text:p>
          </table:table-cell>
          <table:table-cell table:formula="of:=[.B1736]-[.A1736]" office:value-type="float" office:value="-272.5" calcext:value-type="float">
            <text:p>-272,5</text:p>
          </table:table-cell>
          <table:table-cell table:formula="of:=[.C1735]" office:value-type="float" office:value="-1456" calcext:value-type="float">
            <text:p>-1456,0</text:p>
          </table:table-cell>
          <table:table-cell table:formula="of:=[.D1736]*2" office:value-type="float" office:value="-2912" calcext:value-type="float">
            <text:p>-2912,0</text:p>
          </table:table-cell>
          <table:table-cell table:formula="of:=[.D1735]" office:value-type="float" office:value="3504" calcext:value-type="float">
            <text:p>3504,0</text:p>
          </table:table-cell>
          <table:table-cell table:number-columns-repeated="3"/>
        </table:table-row>
        <table:table-row table:style-name="ro1">
          <table:table-cell table:formula="of:=IF([.B1737]&gt;=0;1;-1)*(2^[.$D$3])" office:value-type="float" office:value="4096" calcext:value-type="float">
            <text:p>4096</text:p>
          </table:table-cell>
          <table:table-cell table:formula="of:=[.$B$3]+[.E1737]-[.F1737]" office:value-type="float" office:value="2958.5" calcext:value-type="float">
            <text:p>2958,5</text:p>
          </table:table-cell>
          <table:table-cell table:formula="of:=[.B1737]-[.A1737]" office:value-type="float" office:value="-1137.5" calcext:value-type="float">
            <text:p>-1137,5</text:p>
          </table:table-cell>
          <table:table-cell table:formula="of:=[.C1736]" office:value-type="float" office:value="-272.5" calcext:value-type="float">
            <text:p>-272,5</text:p>
          </table:table-cell>
          <table:table-cell table:formula="of:=[.D1737]*2" office:value-type="float" office:value="-545" calcext:value-type="float">
            <text:p>-545,0</text:p>
          </table:table-cell>
          <table:table-cell table:formula="of:=[.D1736]" office:value-type="float" office:value="-1456" calcext:value-type="float">
            <text:p>-1456,0</text:p>
          </table:table-cell>
          <table:table-cell table:number-columns-repeated="3"/>
        </table:table-row>
        <table:table-row table:style-name="ro1">
          <table:table-cell table:formula="of:=IF([.B1738]&gt;=0;1;-1)*(2^[.$D$3])" office:value-type="float" office:value="4096" calcext:value-type="float">
            <text:p>4096</text:p>
          </table:table-cell>
          <table:table-cell table:formula="of:=[.$B$3]+[.E1738]-[.F1738]" office:value-type="float" office:value="45" calcext:value-type="float">
            <text:p>45,0</text:p>
          </table:table-cell>
          <table:table-cell table:formula="of:=[.B1738]-[.A1738]" office:value-type="float" office:value="-4051" calcext:value-type="float">
            <text:p>-4051,0</text:p>
          </table:table-cell>
          <table:table-cell table:formula="of:=[.C1737]" office:value-type="float" office:value="-1137.5" calcext:value-type="float">
            <text:p>-1137,5</text:p>
          </table:table-cell>
          <table:table-cell table:formula="of:=[.D1738]*2" office:value-type="float" office:value="-2275" calcext:value-type="float">
            <text:p>-2275,0</text:p>
          </table:table-cell>
          <table:table-cell table:formula="of:=[.D1737]" office:value-type="float" office:value="-272.5" calcext:value-type="float">
            <text:p>-272,5</text:p>
          </table:table-cell>
          <table:table-cell table:number-columns-repeated="3"/>
        </table:table-row>
        <table:table-row table:style-name="ro1">
          <table:table-cell table:formula="of:=IF([.B1739]&gt;=0;1;-1)*(2^[.$D$3])" office:value-type="float" office:value="-4096" calcext:value-type="float">
            <text:p>-4096</text:p>
          </table:table-cell>
          <table:table-cell table:formula="of:=[.$B$3]+[.E1739]-[.F1739]" office:value-type="float" office:value="-4917" calcext:value-type="float">
            <text:p>-4917,0</text:p>
          </table:table-cell>
          <table:table-cell table:formula="of:=[.B1739]-[.A1739]" office:value-type="float" office:value="-821" calcext:value-type="float">
            <text:p>-821,0</text:p>
          </table:table-cell>
          <table:table-cell table:formula="of:=[.C1738]" office:value-type="float" office:value="-4051" calcext:value-type="float">
            <text:p>-4051,0</text:p>
          </table:table-cell>
          <table:table-cell table:formula="of:=[.D1739]*2" office:value-type="float" office:value="-8102" calcext:value-type="float">
            <text:p>-8102,0</text:p>
          </table:table-cell>
          <table:table-cell table:formula="of:=[.D1738]" office:value-type="float" office:value="-1137.5" calcext:value-type="float">
            <text:p>-1137,5</text:p>
          </table:table-cell>
          <table:table-cell table:number-columns-repeated="3"/>
        </table:table-row>
        <table:table-row table:style-name="ro1">
          <table:table-cell table:formula="of:=IF([.B1740]&gt;=0;1;-1)*(2^[.$D$3])" office:value-type="float" office:value="4096" calcext:value-type="float">
            <text:p>4096</text:p>
          </table:table-cell>
          <table:table-cell table:formula="of:=[.$B$3]+[.E1740]-[.F1740]" office:value-type="float" office:value="4456.5" calcext:value-type="float">
            <text:p>4456,5</text:p>
          </table:table-cell>
          <table:table-cell table:formula="of:=[.B1740]-[.A1740]" office:value-type="float" office:value="360.5" calcext:value-type="float">
            <text:p>360,5</text:p>
          </table:table-cell>
          <table:table-cell table:formula="of:=[.C1739]" office:value-type="float" office:value="-821" calcext:value-type="float">
            <text:p>-821,0</text:p>
          </table:table-cell>
          <table:table-cell table:formula="of:=[.D1740]*2" office:value-type="float" office:value="-1642" calcext:value-type="float">
            <text:p>-1642,0</text:p>
          </table:table-cell>
          <table:table-cell table:formula="of:=[.D1739]" office:value-type="float" office:value="-4051" calcext:value-type="float">
            <text:p>-4051,0</text:p>
          </table:table-cell>
          <table:table-cell table:number-columns-repeated="3"/>
        </table:table-row>
        <table:table-row table:style-name="ro1">
          <table:table-cell table:formula="of:=IF([.B1741]&gt;=0;1;-1)*(2^[.$D$3])" office:value-type="float" office:value="4096" calcext:value-type="float">
            <text:p>4096</text:p>
          </table:table-cell>
          <table:table-cell table:formula="of:=[.$B$3]+[.E1741]-[.F1741]" office:value-type="float" office:value="3589.5" calcext:value-type="float">
            <text:p>3589,5</text:p>
          </table:table-cell>
          <table:table-cell table:formula="of:=[.B1741]-[.A1741]" office:value-type="float" office:value="-506.5" calcext:value-type="float">
            <text:p>-506,5</text:p>
          </table:table-cell>
          <table:table-cell table:formula="of:=[.C1740]" office:value-type="float" office:value="360.5" calcext:value-type="float">
            <text:p>360,5</text:p>
          </table:table-cell>
          <table:table-cell table:formula="of:=[.D1741]*2" office:value-type="float" office:value="721" calcext:value-type="float">
            <text:p>721,0</text:p>
          </table:table-cell>
          <table:table-cell table:formula="of:=[.D1740]" office:value-type="float" office:value="-821" calcext:value-type="float">
            <text:p>-821,0</text:p>
          </table:table-cell>
          <table:table-cell table:number-columns-repeated="3"/>
        </table:table-row>
        <table:table-row table:style-name="ro1">
          <table:table-cell table:formula="of:=IF([.B1742]&gt;=0;1;-1)*(2^[.$D$3])" office:value-type="float" office:value="4096" calcext:value-type="float">
            <text:p>4096</text:p>
          </table:table-cell>
          <table:table-cell table:formula="of:=[.$B$3]+[.E1742]-[.F1742]" office:value-type="float" office:value="674" calcext:value-type="float">
            <text:p>674,0</text:p>
          </table:table-cell>
          <table:table-cell table:formula="of:=[.B1742]-[.A1742]" office:value-type="float" office:value="-3422" calcext:value-type="float">
            <text:p>-3422,0</text:p>
          </table:table-cell>
          <table:table-cell table:formula="of:=[.C1741]" office:value-type="float" office:value="-506.5" calcext:value-type="float">
            <text:p>-506,5</text:p>
          </table:table-cell>
          <table:table-cell table:formula="of:=[.D1742]*2" office:value-type="float" office:value="-1013" calcext:value-type="float">
            <text:p>-1013,0</text:p>
          </table:table-cell>
          <table:table-cell table:formula="of:=[.D1741]" office:value-type="float" office:value="360.5" calcext:value-type="float">
            <text:p>360,5</text:p>
          </table:table-cell>
          <table:table-cell table:number-columns-repeated="3"/>
        </table:table-row>
        <table:table-row table:style-name="ro1">
          <table:table-cell table:formula="of:=IF([.B1743]&gt;=0;1;-1)*(2^[.$D$3])" office:value-type="float" office:value="-4096" calcext:value-type="float">
            <text:p>-4096</text:p>
          </table:table-cell>
          <table:table-cell table:formula="of:=[.$B$3]+[.E1743]-[.F1743]" office:value-type="float" office:value="-4290" calcext:value-type="float">
            <text:p>-4290,0</text:p>
          </table:table-cell>
          <table:table-cell table:formula="of:=[.B1743]-[.A1743]" office:value-type="float" office:value="-194" calcext:value-type="float">
            <text:p>-194,0</text:p>
          </table:table-cell>
          <table:table-cell table:formula="of:=[.C1742]" office:value-type="float" office:value="-3422" calcext:value-type="float">
            <text:p>-3422,0</text:p>
          </table:table-cell>
          <table:table-cell table:formula="of:=[.D1743]*2" office:value-type="float" office:value="-6844" calcext:value-type="float">
            <text:p>-6844,0</text:p>
          </table:table-cell>
          <table:table-cell table:formula="of:=[.D1742]" office:value-type="float" office:value="-506.5" calcext:value-type="float">
            <text:p>-506,5</text:p>
          </table:table-cell>
          <table:table-cell table:number-columns-repeated="3"/>
        </table:table-row>
        <table:table-row table:style-name="ro1">
          <table:table-cell table:formula="of:=IF([.B1744]&gt;=0;1;-1)*(2^[.$D$3])" office:value-type="float" office:value="4096" calcext:value-type="float">
            <text:p>4096</text:p>
          </table:table-cell>
          <table:table-cell table:formula="of:=[.$B$3]+[.E1744]-[.F1744]" office:value-type="float" office:value="5081.5" calcext:value-type="float">
            <text:p>5081,5</text:p>
          </table:table-cell>
          <table:table-cell table:formula="of:=[.B1744]-[.A1744]" office:value-type="float" office:value="985.5" calcext:value-type="float">
            <text:p>985,5</text:p>
          </table:table-cell>
          <table:table-cell table:formula="of:=[.C1743]" office:value-type="float" office:value="-194" calcext:value-type="float">
            <text:p>-194,0</text:p>
          </table:table-cell>
          <table:table-cell table:formula="of:=[.D1744]*2" office:value-type="float" office:value="-388" calcext:value-type="float">
            <text:p>-388,0</text:p>
          </table:table-cell>
          <table:table-cell table:formula="of:=[.D1743]" office:value-type="float" office:value="-3422" calcext:value-type="float">
            <text:p>-3422,0</text:p>
          </table:table-cell>
          <table:table-cell table:number-columns-repeated="3"/>
        </table:table-row>
        <table:table-row table:style-name="ro1">
          <table:table-cell table:formula="of:=IF([.B1745]&gt;=0;1;-1)*(2^[.$D$3])" office:value-type="float" office:value="4096" calcext:value-type="float">
            <text:p>4096</text:p>
          </table:table-cell>
          <table:table-cell table:formula="of:=[.$B$3]+[.E1745]-[.F1745]" office:value-type="float" office:value="4212.5" calcext:value-type="float">
            <text:p>4212,5</text:p>
          </table:table-cell>
          <table:table-cell table:formula="of:=[.B1745]-[.A1745]" office:value-type="float" office:value="116.5" calcext:value-type="float">
            <text:p>116,5</text:p>
          </table:table-cell>
          <table:table-cell table:formula="of:=[.C1744]" office:value-type="float" office:value="985.5" calcext:value-type="float">
            <text:p>985,5</text:p>
          </table:table-cell>
          <table:table-cell table:formula="of:=[.D1745]*2" office:value-type="float" office:value="1971" calcext:value-type="float">
            <text:p>1971,0</text:p>
          </table:table-cell>
          <table:table-cell table:formula="of:=[.D1744]" office:value-type="float" office:value="-194" calcext:value-type="float">
            <text:p>-194,0</text:p>
          </table:table-cell>
          <table:table-cell table:number-columns-repeated="3"/>
        </table:table-row>
        <table:table-row table:style-name="ro1">
          <table:table-cell table:formula="of:=IF([.B1746]&gt;=0;1;-1)*(2^[.$D$3])" office:value-type="float" office:value="4096" calcext:value-type="float">
            <text:p>4096</text:p>
          </table:table-cell>
          <table:table-cell table:formula="of:=[.$B$3]+[.E1746]-[.F1746]" office:value-type="float" office:value="1295" calcext:value-type="float">
            <text:p>1295,0</text:p>
          </table:table-cell>
          <table:table-cell table:formula="of:=[.B1746]-[.A1746]" office:value-type="float" office:value="-2801" calcext:value-type="float">
            <text:p>-2801,0</text:p>
          </table:table-cell>
          <table:table-cell table:formula="of:=[.C1745]" office:value-type="float" office:value="116.5" calcext:value-type="float">
            <text:p>116,5</text:p>
          </table:table-cell>
          <table:table-cell table:formula="of:=[.D1746]*2" office:value-type="float" office:value="233" calcext:value-type="float">
            <text:p>233,0</text:p>
          </table:table-cell>
          <table:table-cell table:formula="of:=[.D1745]" office:value-type="float" office:value="985.5" calcext:value-type="float">
            <text:p>985,5</text:p>
          </table:table-cell>
          <table:table-cell table:number-columns-repeated="3"/>
        </table:table-row>
        <table:table-row table:style-name="ro1">
          <table:table-cell table:formula="of:=IF([.B1747]&gt;=0;1;-1)*(2^[.$D$3])" office:value-type="float" office:value="-4096" calcext:value-type="float">
            <text:p>-4096</text:p>
          </table:table-cell>
          <table:table-cell table:formula="of:=[.$B$3]+[.E1747]-[.F1747]" office:value-type="float" office:value="-3671" calcext:value-type="float">
            <text:p>-3671,0</text:p>
          </table:table-cell>
          <table:table-cell table:formula="of:=[.B1747]-[.A1747]" office:value-type="float" office:value="425" calcext:value-type="float">
            <text:p>425,0</text:p>
          </table:table-cell>
          <table:table-cell table:formula="of:=[.C1746]" office:value-type="float" office:value="-2801" calcext:value-type="float">
            <text:p>-2801,0</text:p>
          </table:table-cell>
          <table:table-cell table:formula="of:=[.D1747]*2" office:value-type="float" office:value="-5602" calcext:value-type="float">
            <text:p>-5602,0</text:p>
          </table:table-cell>
          <table:table-cell table:formula="of:=[.D1746]" office:value-type="float" office:value="116.5" calcext:value-type="float">
            <text:p>116,5</text:p>
          </table:table-cell>
          <table:table-cell table:number-columns-repeated="3"/>
        </table:table-row>
        <table:table-row table:style-name="ro1">
          <table:table-cell table:formula="of:=IF([.B1748]&gt;=0;1;-1)*(2^[.$D$3])" office:value-type="float" office:value="4096" calcext:value-type="float">
            <text:p>4096</text:p>
          </table:table-cell>
          <table:table-cell table:formula="of:=[.$B$3]+[.E1748]-[.F1748]" office:value-type="float" office:value="5698.5" calcext:value-type="float">
            <text:p>5698,5</text:p>
          </table:table-cell>
          <table:table-cell table:formula="of:=[.B1748]-[.A1748]" office:value-type="float" office:value="1602.5" calcext:value-type="float">
            <text:p>1602,5</text:p>
          </table:table-cell>
          <table:table-cell table:formula="of:=[.C1747]" office:value-type="float" office:value="425" calcext:value-type="float">
            <text:p>425,0</text:p>
          </table:table-cell>
          <table:table-cell table:formula="of:=[.D1748]*2" office:value-type="float" office:value="850" calcext:value-type="float">
            <text:p>850,0</text:p>
          </table:table-cell>
          <table:table-cell table:formula="of:=[.D1747]" office:value-type="float" office:value="-2801" calcext:value-type="float">
            <text:p>-2801,0</text:p>
          </table:table-cell>
          <table:table-cell table:number-columns-repeated="3"/>
        </table:table-row>
        <table:table-row table:style-name="ro1">
          <table:table-cell table:formula="of:=IF([.B1749]&gt;=0;1;-1)*(2^[.$D$3])" office:value-type="float" office:value="4096" calcext:value-type="float">
            <text:p>4096</text:p>
          </table:table-cell>
          <table:table-cell table:formula="of:=[.$B$3]+[.E1749]-[.F1749]" office:value-type="float" office:value="4827.5" calcext:value-type="float">
            <text:p>4827,5</text:p>
          </table:table-cell>
          <table:table-cell table:formula="of:=[.B1749]-[.A1749]" office:value-type="float" office:value="731.5" calcext:value-type="float">
            <text:p>731,5</text:p>
          </table:table-cell>
          <table:table-cell table:formula="of:=[.C1748]" office:value-type="float" office:value="1602.5" calcext:value-type="float">
            <text:p>1602,5</text:p>
          </table:table-cell>
          <table:table-cell table:formula="of:=[.D1749]*2" office:value-type="float" office:value="3205" calcext:value-type="float">
            <text:p>3205,0</text:p>
          </table:table-cell>
          <table:table-cell table:formula="of:=[.D1748]" office:value-type="float" office:value="425" calcext:value-type="float">
            <text:p>425,0</text:p>
          </table:table-cell>
          <table:table-cell table:number-columns-repeated="3"/>
        </table:table-row>
        <table:table-row table:style-name="ro1">
          <table:table-cell table:formula="of:=IF([.B1750]&gt;=0;1;-1)*(2^[.$D$3])" office:value-type="float" office:value="4096" calcext:value-type="float">
            <text:p>4096</text:p>
          </table:table-cell>
          <table:table-cell table:formula="of:=[.$B$3]+[.E1750]-[.F1750]" office:value-type="float" office:value="1908" calcext:value-type="float">
            <text:p>1908,0</text:p>
          </table:table-cell>
          <table:table-cell table:formula="of:=[.B1750]-[.A1750]" office:value-type="float" office:value="-2188" calcext:value-type="float">
            <text:p>-2188,0</text:p>
          </table:table-cell>
          <table:table-cell table:formula="of:=[.C1749]" office:value-type="float" office:value="731.5" calcext:value-type="float">
            <text:p>731,5</text:p>
          </table:table-cell>
          <table:table-cell table:formula="of:=[.D1750]*2" office:value-type="float" office:value="1463" calcext:value-type="float">
            <text:p>1463,0</text:p>
          </table:table-cell>
          <table:table-cell table:formula="of:=[.D1749]" office:value-type="float" office:value="1602.5" calcext:value-type="float">
            <text:p>1602,5</text:p>
          </table:table-cell>
          <table:table-cell table:number-columns-repeated="3"/>
        </table:table-row>
        <table:table-row table:style-name="ro1">
          <table:table-cell table:formula="of:=IF([.B1751]&gt;=0;1;-1)*(2^[.$D$3])" office:value-type="float" office:value="-4096" calcext:value-type="float">
            <text:p>-4096</text:p>
          </table:table-cell>
          <table:table-cell table:formula="of:=[.$B$3]+[.E1751]-[.F1751]" office:value-type="float" office:value="-3060" calcext:value-type="float">
            <text:p>-3060,0</text:p>
          </table:table-cell>
          <table:table-cell table:formula="of:=[.B1751]-[.A1751]" office:value-type="float" office:value="1036" calcext:value-type="float">
            <text:p>1036,0</text:p>
          </table:table-cell>
          <table:table-cell table:formula="of:=[.C1750]" office:value-type="float" office:value="-2188" calcext:value-type="float">
            <text:p>-2188,0</text:p>
          </table:table-cell>
          <table:table-cell table:formula="of:=[.D1751]*2" office:value-type="float" office:value="-4376" calcext:value-type="float">
            <text:p>-4376,0</text:p>
          </table:table-cell>
          <table:table-cell table:formula="of:=[.D1750]" office:value-type="float" office:value="731.5" calcext:value-type="float">
            <text:p>731,5</text:p>
          </table:table-cell>
          <table:table-cell table:number-columns-repeated="3"/>
        </table:table-row>
        <table:table-row table:style-name="ro1">
          <table:table-cell table:formula="of:=IF([.B1752]&gt;=0;1;-1)*(2^[.$D$3])" office:value-type="float" office:value="4096" calcext:value-type="float">
            <text:p>4096</text:p>
          </table:table-cell>
          <table:table-cell table:formula="of:=[.$B$3]+[.E1752]-[.F1752]" office:value-type="float" office:value="6307.5" calcext:value-type="float">
            <text:p>6307,5</text:p>
          </table:table-cell>
          <table:table-cell table:formula="of:=[.B1752]-[.A1752]" office:value-type="float" office:value="2211.5" calcext:value-type="float">
            <text:p>2211,5</text:p>
          </table:table-cell>
          <table:table-cell table:formula="of:=[.C1751]" office:value-type="float" office:value="1036" calcext:value-type="float">
            <text:p>1036,0</text:p>
          </table:table-cell>
          <table:table-cell table:formula="of:=[.D1752]*2" office:value-type="float" office:value="2072" calcext:value-type="float">
            <text:p>2072,0</text:p>
          </table:table-cell>
          <table:table-cell table:formula="of:=[.D1751]" office:value-type="float" office:value="-2188" calcext:value-type="float">
            <text:p>-2188,0</text:p>
          </table:table-cell>
          <table:table-cell table:number-columns-repeated="3"/>
        </table:table-row>
        <table:table-row table:style-name="ro1">
          <table:table-cell table:formula="of:=IF([.B1753]&gt;=0;1;-1)*(2^[.$D$3])" office:value-type="float" office:value="4096" calcext:value-type="float">
            <text:p>4096</text:p>
          </table:table-cell>
          <table:table-cell table:formula="of:=[.$B$3]+[.E1753]-[.F1753]" office:value-type="float" office:value="5434.5" calcext:value-type="float">
            <text:p>5434,5</text:p>
          </table:table-cell>
          <table:table-cell table:formula="of:=[.B1753]-[.A1753]" office:value-type="float" office:value="1338.5" calcext:value-type="float">
            <text:p>1338,5</text:p>
          </table:table-cell>
          <table:table-cell table:formula="of:=[.C1752]" office:value-type="float" office:value="2211.5" calcext:value-type="float">
            <text:p>2211,5</text:p>
          </table:table-cell>
          <table:table-cell table:formula="of:=[.D1753]*2" office:value-type="float" office:value="4423" calcext:value-type="float">
            <text:p>4423,0</text:p>
          </table:table-cell>
          <table:table-cell table:formula="of:=[.D1752]" office:value-type="float" office:value="1036" calcext:value-type="float">
            <text:p>1036,0</text:p>
          </table:table-cell>
          <table:table-cell table:number-columns-repeated="3"/>
        </table:table-row>
        <table:table-row table:style-name="ro1">
          <table:table-cell table:formula="of:=IF([.B1754]&gt;=0;1;-1)*(2^[.$D$3])" office:value-type="float" office:value="4096" calcext:value-type="float">
            <text:p>4096</text:p>
          </table:table-cell>
          <table:table-cell table:formula="of:=[.$B$3]+[.E1754]-[.F1754]" office:value-type="float" office:value="2513" calcext:value-type="float">
            <text:p>2513,0</text:p>
          </table:table-cell>
          <table:table-cell table:formula="of:=[.B1754]-[.A1754]" office:value-type="float" office:value="-1583" calcext:value-type="float">
            <text:p>-1583,0</text:p>
          </table:table-cell>
          <table:table-cell table:formula="of:=[.C1753]" office:value-type="float" office:value="1338.5" calcext:value-type="float">
            <text:p>1338,5</text:p>
          </table:table-cell>
          <table:table-cell table:formula="of:=[.D1754]*2" office:value-type="float" office:value="2677" calcext:value-type="float">
            <text:p>2677,0</text:p>
          </table:table-cell>
          <table:table-cell table:formula="of:=[.D1753]" office:value-type="float" office:value="2211.5" calcext:value-type="float">
            <text:p>2211,5</text:p>
          </table:table-cell>
          <table:table-cell table:number-columns-repeated="3"/>
        </table:table-row>
        <table:table-row table:style-name="ro1">
          <table:table-cell table:formula="of:=IF([.B1755]&gt;=0;1;-1)*(2^[.$D$3])" office:value-type="float" office:value="-4096" calcext:value-type="float">
            <text:p>-4096</text:p>
          </table:table-cell>
          <table:table-cell table:formula="of:=[.$B$3]+[.E1755]-[.F1755]" office:value-type="float" office:value="-2457" calcext:value-type="float">
            <text:p>-2457,0</text:p>
          </table:table-cell>
          <table:table-cell table:formula="of:=[.B1755]-[.A1755]" office:value-type="float" office:value="1639" calcext:value-type="float">
            <text:p>1639,0</text:p>
          </table:table-cell>
          <table:table-cell table:formula="of:=[.C1754]" office:value-type="float" office:value="-1583" calcext:value-type="float">
            <text:p>-1583,0</text:p>
          </table:table-cell>
          <table:table-cell table:formula="of:=[.D1755]*2" office:value-type="float" office:value="-3166" calcext:value-type="float">
            <text:p>-3166,0</text:p>
          </table:table-cell>
          <table:table-cell table:formula="of:=[.D1754]" office:value-type="float" office:value="1338.5" calcext:value-type="float">
            <text:p>1338,5</text:p>
          </table:table-cell>
          <table:table-cell table:number-columns-repeated="3"/>
        </table:table-row>
        <table:table-row table:style-name="ro1">
          <table:table-cell table:formula="of:=IF([.B1756]&gt;=0;1;-1)*(2^[.$D$3])" office:value-type="float" office:value="4096" calcext:value-type="float">
            <text:p>4096</text:p>
          </table:table-cell>
          <table:table-cell table:formula="of:=[.$B$3]+[.E1756]-[.F1756]" office:value-type="float" office:value="6908.5" calcext:value-type="float">
            <text:p>6908,5</text:p>
          </table:table-cell>
          <table:table-cell table:formula="of:=[.B1756]-[.A1756]" office:value-type="float" office:value="2812.5" calcext:value-type="float">
            <text:p>2812,5</text:p>
          </table:table-cell>
          <table:table-cell table:formula="of:=[.C1755]" office:value-type="float" office:value="1639" calcext:value-type="float">
            <text:p>1639,0</text:p>
          </table:table-cell>
          <table:table-cell table:formula="of:=[.D1756]*2" office:value-type="float" office:value="3278" calcext:value-type="float">
            <text:p>3278,0</text:p>
          </table:table-cell>
          <table:table-cell table:formula="of:=[.D1755]" office:value-type="float" office:value="-1583" calcext:value-type="float">
            <text:p>-1583,0</text:p>
          </table:table-cell>
          <table:table-cell table:number-columns-repeated="3"/>
        </table:table-row>
        <table:table-row table:style-name="ro1">
          <table:table-cell table:formula="of:=IF([.B1757]&gt;=0;1;-1)*(2^[.$D$3])" office:value-type="float" office:value="4096" calcext:value-type="float">
            <text:p>4096</text:p>
          </table:table-cell>
          <table:table-cell table:formula="of:=[.$B$3]+[.E1757]-[.F1757]" office:value-type="float" office:value="6033.5" calcext:value-type="float">
            <text:p>6033,5</text:p>
          </table:table-cell>
          <table:table-cell table:formula="of:=[.B1757]-[.A1757]" office:value-type="float" office:value="1937.5" calcext:value-type="float">
            <text:p>1937,5</text:p>
          </table:table-cell>
          <table:table-cell table:formula="of:=[.C1756]" office:value-type="float" office:value="2812.5" calcext:value-type="float">
            <text:p>2812,5</text:p>
          </table:table-cell>
          <table:table-cell table:formula="of:=[.D1757]*2" office:value-type="float" office:value="5625" calcext:value-type="float">
            <text:p>5625,0</text:p>
          </table:table-cell>
          <table:table-cell table:formula="of:=[.D1756]" office:value-type="float" office:value="1639" calcext:value-type="float">
            <text:p>1639,0</text:p>
          </table:table-cell>
          <table:table-cell table:number-columns-repeated="3"/>
        </table:table-row>
        <table:table-row table:style-name="ro1">
          <table:table-cell table:formula="of:=IF([.B1758]&gt;=0;1;-1)*(2^[.$D$3])" office:value-type="float" office:value="4096" calcext:value-type="float">
            <text:p>4096</text:p>
          </table:table-cell>
          <table:table-cell table:formula="of:=[.$B$3]+[.E1758]-[.F1758]" office:value-type="float" office:value="3110" calcext:value-type="float">
            <text:p>3110,0</text:p>
          </table:table-cell>
          <table:table-cell table:formula="of:=[.B1758]-[.A1758]" office:value-type="float" office:value="-986" calcext:value-type="float">
            <text:p>-986,0</text:p>
          </table:table-cell>
          <table:table-cell table:formula="of:=[.C1757]" office:value-type="float" office:value="1937.5" calcext:value-type="float">
            <text:p>1937,5</text:p>
          </table:table-cell>
          <table:table-cell table:formula="of:=[.D1758]*2" office:value-type="float" office:value="3875" calcext:value-type="float">
            <text:p>3875,0</text:p>
          </table:table-cell>
          <table:table-cell table:formula="of:=[.D1757]" office:value-type="float" office:value="2812.5" calcext:value-type="float">
            <text:p>2812,5</text:p>
          </table:table-cell>
          <table:table-cell table:number-columns-repeated="3"/>
        </table:table-row>
        <table:table-row table:style-name="ro1">
          <table:table-cell table:formula="of:=IF([.B1759]&gt;=0;1;-1)*(2^[.$D$3])" office:value-type="float" office:value="-4096" calcext:value-type="float">
            <text:p>-4096</text:p>
          </table:table-cell>
          <table:table-cell table:formula="of:=[.$B$3]+[.E1759]-[.F1759]" office:value-type="float" office:value="-1862" calcext:value-type="float">
            <text:p>-1862,0</text:p>
          </table:table-cell>
          <table:table-cell table:formula="of:=[.B1759]-[.A1759]" office:value-type="float" office:value="2234" calcext:value-type="float">
            <text:p>2234,0</text:p>
          </table:table-cell>
          <table:table-cell table:formula="of:=[.C1758]" office:value-type="float" office:value="-986" calcext:value-type="float">
            <text:p>-986,0</text:p>
          </table:table-cell>
          <table:table-cell table:formula="of:=[.D1759]*2" office:value-type="float" office:value="-1972" calcext:value-type="float">
            <text:p>-1972,0</text:p>
          </table:table-cell>
          <table:table-cell table:formula="of:=[.D1758]" office:value-type="float" office:value="1937.5" calcext:value-type="float">
            <text:p>1937,5</text:p>
          </table:table-cell>
          <table:table-cell table:number-columns-repeated="3"/>
        </table:table-row>
        <table:table-row table:style-name="ro1">
          <table:table-cell table:formula="of:=IF([.B1760]&gt;=0;1;-1)*(2^[.$D$3])" office:value-type="float" office:value="4096" calcext:value-type="float">
            <text:p>4096</text:p>
          </table:table-cell>
          <table:table-cell table:formula="of:=[.$B$3]+[.E1760]-[.F1760]" office:value-type="float" office:value="7501.5" calcext:value-type="float">
            <text:p>7501,5</text:p>
          </table:table-cell>
          <table:table-cell table:formula="of:=[.B1760]-[.A1760]" office:value-type="float" office:value="3405.5" calcext:value-type="float">
            <text:p>3405,5</text:p>
          </table:table-cell>
          <table:table-cell table:formula="of:=[.C1759]" office:value-type="float" office:value="2234" calcext:value-type="float">
            <text:p>2234,0</text:p>
          </table:table-cell>
          <table:table-cell table:formula="of:=[.D1760]*2" office:value-type="float" office:value="4468" calcext:value-type="float">
            <text:p>4468,0</text:p>
          </table:table-cell>
          <table:table-cell table:formula="of:=[.D1759]" office:value-type="float" office:value="-986" calcext:value-type="float">
            <text:p>-986,0</text:p>
          </table:table-cell>
          <table:table-cell table:number-columns-repeated="3"/>
        </table:table-row>
        <table:table-row table:style-name="ro1">
          <table:table-cell table:formula="of:=IF([.B1761]&gt;=0;1;-1)*(2^[.$D$3])" office:value-type="float" office:value="4096" calcext:value-type="float">
            <text:p>4096</text:p>
          </table:table-cell>
          <table:table-cell table:formula="of:=[.$B$3]+[.E1761]-[.F1761]" office:value-type="float" office:value="6624.5" calcext:value-type="float">
            <text:p>6624,5</text:p>
          </table:table-cell>
          <table:table-cell table:formula="of:=[.B1761]-[.A1761]" office:value-type="float" office:value="2528.5" calcext:value-type="float">
            <text:p>2528,5</text:p>
          </table:table-cell>
          <table:table-cell table:formula="of:=[.C1760]" office:value-type="float" office:value="3405.5" calcext:value-type="float">
            <text:p>3405,5</text:p>
          </table:table-cell>
          <table:table-cell table:formula="of:=[.D1761]*2" office:value-type="float" office:value="6811" calcext:value-type="float">
            <text:p>6811,0</text:p>
          </table:table-cell>
          <table:table-cell table:formula="of:=[.D1760]" office:value-type="float" office:value="2234" calcext:value-type="float">
            <text:p>2234,0</text:p>
          </table:table-cell>
          <table:table-cell table:number-columns-repeated="3"/>
        </table:table-row>
        <table:table-row table:style-name="ro1">
          <table:table-cell table:formula="of:=IF([.B1762]&gt;=0;1;-1)*(2^[.$D$3])" office:value-type="float" office:value="4096" calcext:value-type="float">
            <text:p>4096</text:p>
          </table:table-cell>
          <table:table-cell table:formula="of:=[.$B$3]+[.E1762]-[.F1762]" office:value-type="float" office:value="3699" calcext:value-type="float">
            <text:p>3699,0</text:p>
          </table:table-cell>
          <table:table-cell table:formula="of:=[.B1762]-[.A1762]" office:value-type="float" office:value="-397" calcext:value-type="float">
            <text:p>-397,0</text:p>
          </table:table-cell>
          <table:table-cell table:formula="of:=[.C1761]" office:value-type="float" office:value="2528.5" calcext:value-type="float">
            <text:p>2528,5</text:p>
          </table:table-cell>
          <table:table-cell table:formula="of:=[.D1762]*2" office:value-type="float" office:value="5057" calcext:value-type="float">
            <text:p>5057,0</text:p>
          </table:table-cell>
          <table:table-cell table:formula="of:=[.D1761]" office:value-type="float" office:value="3405.5" calcext:value-type="float">
            <text:p>3405,5</text:p>
          </table:table-cell>
          <table:table-cell table:number-columns-repeated="3"/>
        </table:table-row>
        <table:table-row table:style-name="ro1">
          <table:table-cell table:formula="of:=IF([.B1763]&gt;=0;1;-1)*(2^[.$D$3])" office:value-type="float" office:value="-4096" calcext:value-type="float">
            <text:p>-4096</text:p>
          </table:table-cell>
          <table:table-cell table:formula="of:=[.$B$3]+[.E1763]-[.F1763]" office:value-type="float" office:value="-1275" calcext:value-type="float">
            <text:p>-1275,0</text:p>
          </table:table-cell>
          <table:table-cell table:formula="of:=[.B1763]-[.A1763]" office:value-type="float" office:value="2821" calcext:value-type="float">
            <text:p>2821,0</text:p>
          </table:table-cell>
          <table:table-cell table:formula="of:=[.C1762]" office:value-type="float" office:value="-397" calcext:value-type="float">
            <text:p>-397,0</text:p>
          </table:table-cell>
          <table:table-cell table:formula="of:=[.D1763]*2" office:value-type="float" office:value="-794" calcext:value-type="float">
            <text:p>-794,0</text:p>
          </table:table-cell>
          <table:table-cell table:formula="of:=[.D1762]" office:value-type="float" office:value="2528.5" calcext:value-type="float">
            <text:p>2528,5</text:p>
          </table:table-cell>
          <table:table-cell table:number-columns-repeated="3"/>
        </table:table-row>
        <table:table-row table:style-name="ro1">
          <table:table-cell table:formula="of:=IF([.B1764]&gt;=0;1;-1)*(2^[.$D$3])" office:value-type="float" office:value="4096" calcext:value-type="float">
            <text:p>4096</text:p>
          </table:table-cell>
          <table:table-cell table:formula="of:=[.$B$3]+[.E1764]-[.F1764]" office:value-type="float" office:value="8086.5" calcext:value-type="float">
            <text:p>8086,5</text:p>
          </table:table-cell>
          <table:table-cell table:formula="of:=[.B1764]-[.A1764]" office:value-type="float" office:value="3990.5" calcext:value-type="float">
            <text:p>3990,5</text:p>
          </table:table-cell>
          <table:table-cell table:formula="of:=[.C1763]" office:value-type="float" office:value="2821" calcext:value-type="float">
            <text:p>2821,0</text:p>
          </table:table-cell>
          <table:table-cell table:formula="of:=[.D1764]*2" office:value-type="float" office:value="5642" calcext:value-type="float">
            <text:p>5642,0</text:p>
          </table:table-cell>
          <table:table-cell table:formula="of:=[.D1763]" office:value-type="float" office:value="-397" calcext:value-type="float">
            <text:p>-397,0</text:p>
          </table:table-cell>
          <table:table-cell table:number-columns-repeated="3"/>
        </table:table-row>
        <table:table-row table:style-name="ro1">
          <table:table-cell table:formula="of:=IF([.B1765]&gt;=0;1;-1)*(2^[.$D$3])" office:value-type="float" office:value="4096" calcext:value-type="float">
            <text:p>4096</text:p>
          </table:table-cell>
          <table:table-cell table:formula="of:=[.$B$3]+[.E1765]-[.F1765]" office:value-type="float" office:value="7207.5" calcext:value-type="float">
            <text:p>7207,5</text:p>
          </table:table-cell>
          <table:table-cell table:formula="of:=[.B1765]-[.A1765]" office:value-type="float" office:value="3111.5" calcext:value-type="float">
            <text:p>3111,5</text:p>
          </table:table-cell>
          <table:table-cell table:formula="of:=[.C1764]" office:value-type="float" office:value="3990.5" calcext:value-type="float">
            <text:p>3990,5</text:p>
          </table:table-cell>
          <table:table-cell table:formula="of:=[.D1765]*2" office:value-type="float" office:value="7981" calcext:value-type="float">
            <text:p>7981,0</text:p>
          </table:table-cell>
          <table:table-cell table:formula="of:=[.D1764]" office:value-type="float" office:value="2821" calcext:value-type="float">
            <text:p>2821,0</text:p>
          </table:table-cell>
          <table:table-cell table:number-columns-repeated="3"/>
        </table:table-row>
        <table:table-row table:style-name="ro1">
          <table:table-cell table:formula="of:=IF([.B1766]&gt;=0;1;-1)*(2^[.$D$3])" office:value-type="float" office:value="4096" calcext:value-type="float">
            <text:p>4096</text:p>
          </table:table-cell>
          <table:table-cell table:formula="of:=[.$B$3]+[.E1766]-[.F1766]" office:value-type="float" office:value="4280" calcext:value-type="float">
            <text:p>4280,0</text:p>
          </table:table-cell>
          <table:table-cell table:formula="of:=[.B1766]-[.A1766]" office:value-type="float" office:value="184" calcext:value-type="float">
            <text:p>184,0</text:p>
          </table:table-cell>
          <table:table-cell table:formula="of:=[.C1765]" office:value-type="float" office:value="3111.5" calcext:value-type="float">
            <text:p>3111,5</text:p>
          </table:table-cell>
          <table:table-cell table:formula="of:=[.D1766]*2" office:value-type="float" office:value="6223" calcext:value-type="float">
            <text:p>6223,0</text:p>
          </table:table-cell>
          <table:table-cell table:formula="of:=[.D1765]" office:value-type="float" office:value="3990.5" calcext:value-type="float">
            <text:p>3990,5</text:p>
          </table:table-cell>
          <table:table-cell table:number-columns-repeated="3"/>
        </table:table-row>
        <table:table-row table:style-name="ro1">
          <table:table-cell table:formula="of:=IF([.B1767]&gt;=0;1;-1)*(2^[.$D$3])" office:value-type="float" office:value="-4096" calcext:value-type="float">
            <text:p>-4096</text:p>
          </table:table-cell>
          <table:table-cell table:formula="of:=[.$B$3]+[.E1767]-[.F1767]" office:value-type="float" office:value="-696" calcext:value-type="float">
            <text:p>-696,0</text:p>
          </table:table-cell>
          <table:table-cell table:formula="of:=[.B1767]-[.A1767]" office:value-type="float" office:value="3400" calcext:value-type="float">
            <text:p>3400,0</text:p>
          </table:table-cell>
          <table:table-cell table:formula="of:=[.C1766]" office:value-type="float" office:value="184" calcext:value-type="float">
            <text:p>184,0</text:p>
          </table:table-cell>
          <table:table-cell table:formula="of:=[.D1767]*2" office:value-type="float" office:value="368" calcext:value-type="float">
            <text:p>368,0</text:p>
          </table:table-cell>
          <table:table-cell table:formula="of:=[.D1766]" office:value-type="float" office:value="3111.5" calcext:value-type="float">
            <text:p>3111,5</text:p>
          </table:table-cell>
          <table:table-cell table:number-columns-repeated="3"/>
        </table:table-row>
        <table:table-row table:style-name="ro1">
          <table:table-cell table:formula="of:=IF([.B1768]&gt;=0;1;-1)*(2^[.$D$3])" office:value-type="float" office:value="4096" calcext:value-type="float">
            <text:p>4096</text:p>
          </table:table-cell>
          <table:table-cell table:formula="of:=[.$B$3]+[.E1768]-[.F1768]" office:value-type="float" office:value="8663.5" calcext:value-type="float">
            <text:p>8663,5</text:p>
          </table:table-cell>
          <table:table-cell table:formula="of:=[.B1768]-[.A1768]" office:value-type="float" office:value="4567.5" calcext:value-type="float">
            <text:p>4567,5</text:p>
          </table:table-cell>
          <table:table-cell table:formula="of:=[.C1767]" office:value-type="float" office:value="3400" calcext:value-type="float">
            <text:p>3400,0</text:p>
          </table:table-cell>
          <table:table-cell table:formula="of:=[.D1768]*2" office:value-type="float" office:value="6800" calcext:value-type="float">
            <text:p>6800,0</text:p>
          </table:table-cell>
          <table:table-cell table:formula="of:=[.D1767]" office:value-type="float" office:value="184" calcext:value-type="float">
            <text:p>184,0</text:p>
          </table:table-cell>
          <table:table-cell table:number-columns-repeated="3"/>
        </table:table-row>
        <table:table-row table:style-name="ro1">
          <table:table-cell table:formula="of:=IF([.B1769]&gt;=0;1;-1)*(2^[.$D$3])" office:value-type="float" office:value="4096" calcext:value-type="float">
            <text:p>4096</text:p>
          </table:table-cell>
          <table:table-cell table:formula="of:=[.$B$3]+[.E1769]-[.F1769]" office:value-type="float" office:value="7782.5" calcext:value-type="float">
            <text:p>7782,5</text:p>
          </table:table-cell>
          <table:table-cell table:formula="of:=[.B1769]-[.A1769]" office:value-type="float" office:value="3686.5" calcext:value-type="float">
            <text:p>3686,5</text:p>
          </table:table-cell>
          <table:table-cell table:formula="of:=[.C1768]" office:value-type="float" office:value="4567.5" calcext:value-type="float">
            <text:p>4567,5</text:p>
          </table:table-cell>
          <table:table-cell table:formula="of:=[.D1769]*2" office:value-type="float" office:value="9135" calcext:value-type="float">
            <text:p>9135,0</text:p>
          </table:table-cell>
          <table:table-cell table:formula="of:=[.D1768]" office:value-type="float" office:value="3400" calcext:value-type="float">
            <text:p>3400,0</text:p>
          </table:table-cell>
          <table:table-cell table:number-columns-repeated="3"/>
        </table:table-row>
        <table:table-row table:style-name="ro1">
          <table:table-cell table:formula="of:=IF([.B1770]&gt;=0;1;-1)*(2^[.$D$3])" office:value-type="float" office:value="4096" calcext:value-type="float">
            <text:p>4096</text:p>
          </table:table-cell>
          <table:table-cell table:formula="of:=[.$B$3]+[.E1770]-[.F1770]" office:value-type="float" office:value="4853" calcext:value-type="float">
            <text:p>4853,0</text:p>
          </table:table-cell>
          <table:table-cell table:formula="of:=[.B1770]-[.A1770]" office:value-type="float" office:value="757" calcext:value-type="float">
            <text:p>757,0</text:p>
          </table:table-cell>
          <table:table-cell table:formula="of:=[.C1769]" office:value-type="float" office:value="3686.5" calcext:value-type="float">
            <text:p>3686,5</text:p>
          </table:table-cell>
          <table:table-cell table:formula="of:=[.D1770]*2" office:value-type="float" office:value="7373" calcext:value-type="float">
            <text:p>7373,0</text:p>
          </table:table-cell>
          <table:table-cell table:formula="of:=[.D1769]" office:value-type="float" office:value="4567.5" calcext:value-type="float">
            <text:p>4567,5</text:p>
          </table:table-cell>
          <table:table-cell table:number-columns-repeated="3"/>
        </table:table-row>
        <table:table-row table:style-name="ro1">
          <table:table-cell table:formula="of:=IF([.B1771]&gt;=0;1;-1)*(2^[.$D$3])" office:value-type="float" office:value="-4096" calcext:value-type="float">
            <text:p>-4096</text:p>
          </table:table-cell>
          <table:table-cell table:formula="of:=[.$B$3]+[.E1771]-[.F1771]" office:value-type="float" office:value="-125" calcext:value-type="float">
            <text:p>-125,0</text:p>
          </table:table-cell>
          <table:table-cell table:formula="of:=[.B1771]-[.A1771]" office:value-type="float" office:value="3971" calcext:value-type="float">
            <text:p>3971,0</text:p>
          </table:table-cell>
          <table:table-cell table:formula="of:=[.C1770]" office:value-type="float" office:value="757" calcext:value-type="float">
            <text:p>757,0</text:p>
          </table:table-cell>
          <table:table-cell table:formula="of:=[.D1771]*2" office:value-type="float" office:value="1514" calcext:value-type="float">
            <text:p>1514,0</text:p>
          </table:table-cell>
          <table:table-cell table:formula="of:=[.D1770]" office:value-type="float" office:value="3686.5" calcext:value-type="float">
            <text:p>3686,5</text:p>
          </table:table-cell>
          <table:table-cell table:number-columns-repeated="3"/>
        </table:table-row>
        <table:table-row table:style-name="ro1">
          <table:table-cell table:formula="of:=IF([.B1772]&gt;=0;1;-1)*(2^[.$D$3])" office:value-type="float" office:value="4096" calcext:value-type="float">
            <text:p>4096</text:p>
          </table:table-cell>
          <table:table-cell table:formula="of:=[.$B$3]+[.E1772]-[.F1772]" office:value-type="float" office:value="9232.5" calcext:value-type="float">
            <text:p>9232,5</text:p>
          </table:table-cell>
          <table:table-cell table:formula="of:=[.B1772]-[.A1772]" office:value-type="float" office:value="5136.5" calcext:value-type="float">
            <text:p>5136,5</text:p>
          </table:table-cell>
          <table:table-cell table:formula="of:=[.C1771]" office:value-type="float" office:value="3971" calcext:value-type="float">
            <text:p>3971,0</text:p>
          </table:table-cell>
          <table:table-cell table:formula="of:=[.D1772]*2" office:value-type="float" office:value="7942" calcext:value-type="float">
            <text:p>7942,0</text:p>
          </table:table-cell>
          <table:table-cell table:formula="of:=[.D1771]" office:value-type="float" office:value="757" calcext:value-type="float">
            <text:p>757,0</text:p>
          </table:table-cell>
          <table:table-cell table:number-columns-repeated="3"/>
        </table:table-row>
        <table:table-row table:style-name="ro1">
          <table:table-cell table:formula="of:=IF([.B1773]&gt;=0;1;-1)*(2^[.$D$3])" office:value-type="float" office:value="4096" calcext:value-type="float">
            <text:p>4096</text:p>
          </table:table-cell>
          <table:table-cell table:formula="of:=[.$B$3]+[.E1773]-[.F1773]" office:value-type="float" office:value="8349.5" calcext:value-type="float">
            <text:p>8349,5</text:p>
          </table:table-cell>
          <table:table-cell table:formula="of:=[.B1773]-[.A1773]" office:value-type="float" office:value="4253.5" calcext:value-type="float">
            <text:p>4253,5</text:p>
          </table:table-cell>
          <table:table-cell table:formula="of:=[.C1772]" office:value-type="float" office:value="5136.5" calcext:value-type="float">
            <text:p>5136,5</text:p>
          </table:table-cell>
          <table:table-cell table:formula="of:=[.D1773]*2" office:value-type="float" office:value="10273" calcext:value-type="float">
            <text:p>10273,0</text:p>
          </table:table-cell>
          <table:table-cell table:formula="of:=[.D1772]" office:value-type="float" office:value="3971" calcext:value-type="float">
            <text:p>3971,0</text:p>
          </table:table-cell>
          <table:table-cell table:number-columns-repeated="3"/>
        </table:table-row>
        <table:table-row table:style-name="ro1">
          <table:table-cell table:formula="of:=IF([.B1774]&gt;=0;1;-1)*(2^[.$D$3])" office:value-type="float" office:value="4096" calcext:value-type="float">
            <text:p>4096</text:p>
          </table:table-cell>
          <table:table-cell table:formula="of:=[.$B$3]+[.E1774]-[.F1774]" office:value-type="float" office:value="5418" calcext:value-type="float">
            <text:p>5418,0</text:p>
          </table:table-cell>
          <table:table-cell table:formula="of:=[.B1774]-[.A1774]" office:value-type="float" office:value="1322" calcext:value-type="float">
            <text:p>1322,0</text:p>
          </table:table-cell>
          <table:table-cell table:formula="of:=[.C1773]" office:value-type="float" office:value="4253.5" calcext:value-type="float">
            <text:p>4253,5</text:p>
          </table:table-cell>
          <table:table-cell table:formula="of:=[.D1774]*2" office:value-type="float" office:value="8507" calcext:value-type="float">
            <text:p>8507,0</text:p>
          </table:table-cell>
          <table:table-cell table:formula="of:=[.D1773]" office:value-type="float" office:value="5136.5" calcext:value-type="float">
            <text:p>5136,5</text:p>
          </table:table-cell>
          <table:table-cell table:number-columns-repeated="3"/>
        </table:table-row>
        <table:table-row table:style-name="ro1">
          <table:table-cell table:formula="of:=IF([.B1775]&gt;=0;1;-1)*(2^[.$D$3])" office:value-type="float" office:value="4096" calcext:value-type="float">
            <text:p>4096</text:p>
          </table:table-cell>
          <table:table-cell table:formula="of:=[.$B$3]+[.E1775]-[.F1775]" office:value-type="float" office:value="438" calcext:value-type="float">
            <text:p>438,0</text:p>
          </table:table-cell>
          <table:table-cell table:formula="of:=[.B1775]-[.A1775]" office:value-type="float" office:value="-3658" calcext:value-type="float">
            <text:p>-3658,0</text:p>
          </table:table-cell>
          <table:table-cell table:formula="of:=[.C1774]" office:value-type="float" office:value="1322" calcext:value-type="float">
            <text:p>1322,0</text:p>
          </table:table-cell>
          <table:table-cell table:formula="of:=[.D1775]*2" office:value-type="float" office:value="2644" calcext:value-type="float">
            <text:p>2644,0</text:p>
          </table:table-cell>
          <table:table-cell table:formula="of:=[.D1774]" office:value-type="float" office:value="4253.5" calcext:value-type="float">
            <text:p>4253,5</text:p>
          </table:table-cell>
          <table:table-cell table:number-columns-repeated="3"/>
        </table:table-row>
        <table:table-row table:style-name="ro1">
          <table:table-cell table:formula="of:=IF([.B1776]&gt;=0;1;-1)*(2^[.$D$3])" office:value-type="float" office:value="-4096" calcext:value-type="float">
            <text:p>-4096</text:p>
          </table:table-cell>
          <table:table-cell table:formula="of:=[.$B$3]+[.E1776]-[.F1776]" office:value-type="float" office:value="-6590.5" calcext:value-type="float">
            <text:p>-6590,5</text:p>
          </table:table-cell>
          <table:table-cell table:formula="of:=[.B1776]-[.A1776]" office:value-type="float" office:value="-2494.5" calcext:value-type="float">
            <text:p>-2494,5</text:p>
          </table:table-cell>
          <table:table-cell table:formula="of:=[.C1775]" office:value-type="float" office:value="-3658" calcext:value-type="float">
            <text:p>-3658,0</text:p>
          </table:table-cell>
          <table:table-cell table:formula="of:=[.D1776]*2" office:value-type="float" office:value="-7316" calcext:value-type="float">
            <text:p>-7316,0</text:p>
          </table:table-cell>
          <table:table-cell table:formula="of:=[.D1775]" office:value-type="float" office:value="1322" calcext:value-type="float">
            <text:p>1322,0</text:p>
          </table:table-cell>
          <table:table-cell table:number-columns-repeated="3"/>
        </table:table-row>
        <table:table-row table:style-name="ro1">
          <table:table-cell table:formula="of:=IF([.B1777]&gt;=0;1;-1)*(2^[.$D$3])" office:value-type="float" office:value="4096" calcext:value-type="float">
            <text:p>4096</text:p>
          </table:table-cell>
          <table:table-cell table:formula="of:=[.$B$3]+[.E1777]-[.F1777]" office:value-type="float" office:value="716.5" calcext:value-type="float">
            <text:p>716,5</text:p>
          </table:table-cell>
          <table:table-cell table:formula="of:=[.B1777]-[.A1777]" office:value-type="float" office:value="-3379.5" calcext:value-type="float">
            <text:p>-3379,5</text:p>
          </table:table-cell>
          <table:table-cell table:formula="of:=[.C1776]" office:value-type="float" office:value="-2494.5" calcext:value-type="float">
            <text:p>-2494,5</text:p>
          </table:table-cell>
          <table:table-cell table:formula="of:=[.D1777]*2" office:value-type="float" office:value="-4989" calcext:value-type="float">
            <text:p>-4989,0</text:p>
          </table:table-cell>
          <table:table-cell table:formula="of:=[.D1776]" office:value-type="float" office:value="-3658" calcext:value-type="float">
            <text:p>-3658,0</text:p>
          </table:table-cell>
          <table:table-cell table:number-columns-repeated="3"/>
        </table:table-row>
        <table:table-row table:style-name="ro1">
          <table:table-cell table:formula="of:=IF([.B1778]&gt;=0;1;-1)*(2^[.$D$3])" office:value-type="float" office:value="-4096" calcext:value-type="float">
            <text:p>-4096</text:p>
          </table:table-cell>
          <table:table-cell table:formula="of:=[.$B$3]+[.E1778]-[.F1778]" office:value-type="float" office:value="-2217" calcext:value-type="float">
            <text:p>-2217,0</text:p>
          </table:table-cell>
          <table:table-cell table:formula="of:=[.B1778]-[.A1778]" office:value-type="float" office:value="1879" calcext:value-type="float">
            <text:p>1879,0</text:p>
          </table:table-cell>
          <table:table-cell table:formula="of:=[.C1777]" office:value-type="float" office:value="-3379.5" calcext:value-type="float">
            <text:p>-3379,5</text:p>
          </table:table-cell>
          <table:table-cell table:formula="of:=[.D1778]*2" office:value-type="float" office:value="-6759" calcext:value-type="float">
            <text:p>-6759,0</text:p>
          </table:table-cell>
          <table:table-cell table:formula="of:=[.D1777]" office:value-type="float" office:value="-2494.5" calcext:value-type="float">
            <text:p>-2494,5</text:p>
          </table:table-cell>
          <table:table-cell table:number-columns-repeated="3"/>
        </table:table-row>
        <table:table-row table:style-name="ro1">
          <table:table-cell table:formula="of:=IF([.B1779]&gt;=0;1;-1)*(2^[.$D$3])" office:value-type="float" office:value="4096" calcext:value-type="float">
            <text:p>4096</text:p>
          </table:table-cell>
          <table:table-cell table:formula="of:=[.$B$3]+[.E1779]-[.F1779]" office:value-type="float" office:value="9185" calcext:value-type="float">
            <text:p>9185,0</text:p>
          </table:table-cell>
          <table:table-cell table:formula="of:=[.B1779]-[.A1779]" office:value-type="float" office:value="5089" calcext:value-type="float">
            <text:p>5089,0</text:p>
          </table:table-cell>
          <table:table-cell table:formula="of:=[.C1778]" office:value-type="float" office:value="1879" calcext:value-type="float">
            <text:p>1879,0</text:p>
          </table:table-cell>
          <table:table-cell table:formula="of:=[.D1779]*2" office:value-type="float" office:value="3758" calcext:value-type="float">
            <text:p>3758,0</text:p>
          </table:table-cell>
          <table:table-cell table:formula="of:=[.D1778]" office:value-type="float" office:value="-3379.5" calcext:value-type="float">
            <text:p>-3379,5</text:p>
          </table:table-cell>
          <table:table-cell table:number-columns-repeated="3"/>
        </table:table-row>
        <table:table-row table:style-name="ro1">
          <table:table-cell table:formula="of:=IF([.B1780]&gt;=0;1;-1)*(2^[.$D$3])" office:value-type="float" office:value="4096" calcext:value-type="float">
            <text:p>4096</text:p>
          </table:table-cell>
          <table:table-cell table:formula="of:=[.$B$3]+[.E1780]-[.F1780]" office:value-type="float" office:value="10346.5" calcext:value-type="float">
            <text:p>10346,5</text:p>
          </table:table-cell>
          <table:table-cell table:formula="of:=[.B1780]-[.A1780]" office:value-type="float" office:value="6250.5" calcext:value-type="float">
            <text:p>6250,5</text:p>
          </table:table-cell>
          <table:table-cell table:formula="of:=[.C1779]" office:value-type="float" office:value="5089" calcext:value-type="float">
            <text:p>5089,0</text:p>
          </table:table-cell>
          <table:table-cell table:formula="of:=[.D1780]*2" office:value-type="float" office:value="10178" calcext:value-type="float">
            <text:p>10178,0</text:p>
          </table:table-cell>
          <table:table-cell table:formula="of:=[.D1779]" office:value-type="float" office:value="1879" calcext:value-type="float">
            <text:p>1879,0</text:p>
          </table:table-cell>
          <table:table-cell table:number-columns-repeated="3"/>
        </table:table-row>
        <table:table-row table:style-name="ro1">
          <table:table-cell table:formula="of:=IF([.B1781]&gt;=0;1;-1)*(2^[.$D$3])" office:value-type="float" office:value="4096" calcext:value-type="float">
            <text:p>4096</text:p>
          </table:table-cell>
          <table:table-cell table:formula="of:=[.$B$3]+[.E1781]-[.F1781]" office:value-type="float" office:value="9459.5" calcext:value-type="float">
            <text:p>9459,5</text:p>
          </table:table-cell>
          <table:table-cell table:formula="of:=[.B1781]-[.A1781]" office:value-type="float" office:value="5363.5" calcext:value-type="float">
            <text:p>5363,5</text:p>
          </table:table-cell>
          <table:table-cell table:formula="of:=[.C1780]" office:value-type="float" office:value="6250.5" calcext:value-type="float">
            <text:p>6250,5</text:p>
          </table:table-cell>
          <table:table-cell table:formula="of:=[.D1781]*2" office:value-type="float" office:value="12501" calcext:value-type="float">
            <text:p>12501,0</text:p>
          </table:table-cell>
          <table:table-cell table:formula="of:=[.D1780]" office:value-type="float" office:value="5089" calcext:value-type="float">
            <text:p>5089,0</text:p>
          </table:table-cell>
          <table:table-cell table:number-columns-repeated="3"/>
        </table:table-row>
        <table:table-row table:style-name="ro1">
          <table:table-cell table:formula="of:=IF([.B1782]&gt;=0;1;-1)*(2^[.$D$3])" office:value-type="float" office:value="4096" calcext:value-type="float">
            <text:p>4096</text:p>
          </table:table-cell>
          <table:table-cell table:formula="of:=[.$B$3]+[.E1782]-[.F1782]" office:value-type="float" office:value="6524" calcext:value-type="float">
            <text:p>6524,0</text:p>
          </table:table-cell>
          <table:table-cell table:formula="of:=[.B1782]-[.A1782]" office:value-type="float" office:value="2428" calcext:value-type="float">
            <text:p>2428,0</text:p>
          </table:table-cell>
          <table:table-cell table:formula="of:=[.C1781]" office:value-type="float" office:value="5363.5" calcext:value-type="float">
            <text:p>5363,5</text:p>
          </table:table-cell>
          <table:table-cell table:formula="of:=[.D1782]*2" office:value-type="float" office:value="10727" calcext:value-type="float">
            <text:p>10727,0</text:p>
          </table:table-cell>
          <table:table-cell table:formula="of:=[.D1781]" office:value-type="float" office:value="6250.5" calcext:value-type="float">
            <text:p>6250,5</text:p>
          </table:table-cell>
          <table:table-cell table:number-columns-repeated="3"/>
        </table:table-row>
        <table:table-row table:style-name="ro1">
          <table:table-cell table:formula="of:=IF([.B1783]&gt;=0;1;-1)*(2^[.$D$3])" office:value-type="float" office:value="4096" calcext:value-type="float">
            <text:p>4096</text:p>
          </table:table-cell>
          <table:table-cell table:formula="of:=[.$B$3]+[.E1783]-[.F1783]" office:value-type="float" office:value="1540" calcext:value-type="float">
            <text:p>1540,0</text:p>
          </table:table-cell>
          <table:table-cell table:formula="of:=[.B1783]-[.A1783]" office:value-type="float" office:value="-2556" calcext:value-type="float">
            <text:p>-2556,0</text:p>
          </table:table-cell>
          <table:table-cell table:formula="of:=[.C1782]" office:value-type="float" office:value="2428" calcext:value-type="float">
            <text:p>2428,0</text:p>
          </table:table-cell>
          <table:table-cell table:formula="of:=[.D1783]*2" office:value-type="float" office:value="4856" calcext:value-type="float">
            <text:p>4856,0</text:p>
          </table:table-cell>
          <table:table-cell table:formula="of:=[.D1782]" office:value-type="float" office:value="5363.5" calcext:value-type="float">
            <text:p>5363,5</text:p>
          </table:table-cell>
          <table:table-cell table:number-columns-repeated="3"/>
        </table:table-row>
        <table:table-row table:style-name="ro1">
          <table:table-cell table:formula="of:=IF([.B1784]&gt;=0;1;-1)*(2^[.$D$3])" office:value-type="float" office:value="-4096" calcext:value-type="float">
            <text:p>-4096</text:p>
          </table:table-cell>
          <table:table-cell table:formula="of:=[.$B$3]+[.E1784]-[.F1784]" office:value-type="float" office:value="-5492.5" calcext:value-type="float">
            <text:p>-5492,5</text:p>
          </table:table-cell>
          <table:table-cell table:formula="of:=[.B1784]-[.A1784]" office:value-type="float" office:value="-1396.5" calcext:value-type="float">
            <text:p>-1396,5</text:p>
          </table:table-cell>
          <table:table-cell table:formula="of:=[.C1783]" office:value-type="float" office:value="-2556" calcext:value-type="float">
            <text:p>-2556,0</text:p>
          </table:table-cell>
          <table:table-cell table:formula="of:=[.D1784]*2" office:value-type="float" office:value="-5112" calcext:value-type="float">
            <text:p>-5112,0</text:p>
          </table:table-cell>
          <table:table-cell table:formula="of:=[.D1783]" office:value-type="float" office:value="2428" calcext:value-type="float">
            <text:p>2428,0</text:p>
          </table:table-cell>
          <table:table-cell table:number-columns-repeated="3"/>
        </table:table-row>
        <table:table-row table:style-name="ro1">
          <table:table-cell table:formula="of:=IF([.B1785]&gt;=0;1;-1)*(2^[.$D$3])" office:value-type="float" office:value="4096" calcext:value-type="float">
            <text:p>4096</text:p>
          </table:table-cell>
          <table:table-cell table:formula="of:=[.$B$3]+[.E1785]-[.F1785]" office:value-type="float" office:value="1810.5" calcext:value-type="float">
            <text:p>1810,5</text:p>
          </table:table-cell>
          <table:table-cell table:formula="of:=[.B1785]-[.A1785]" office:value-type="float" office:value="-2285.5" calcext:value-type="float">
            <text:p>-2285,5</text:p>
          </table:table-cell>
          <table:table-cell table:formula="of:=[.C1784]" office:value-type="float" office:value="-1396.5" calcext:value-type="float">
            <text:p>-1396,5</text:p>
          </table:table-cell>
          <table:table-cell table:formula="of:=[.D1785]*2" office:value-type="float" office:value="-2793" calcext:value-type="float">
            <text:p>-2793,0</text:p>
          </table:table-cell>
          <table:table-cell table:formula="of:=[.D1784]" office:value-type="float" office:value="-2556" calcext:value-type="float">
            <text:p>-2556,0</text:p>
          </table:table-cell>
          <table:table-cell table:number-columns-repeated="3"/>
        </table:table-row>
        <table:table-row table:style-name="ro1">
          <table:table-cell table:formula="of:=IF([.B1786]&gt;=0;1;-1)*(2^[.$D$3])" office:value-type="float" office:value="-4096" calcext:value-type="float">
            <text:p>-4096</text:p>
          </table:table-cell>
          <table:table-cell table:formula="of:=[.$B$3]+[.E1786]-[.F1786]" office:value-type="float" office:value="-1127" calcext:value-type="float">
            <text:p>-1127,0</text:p>
          </table:table-cell>
          <table:table-cell table:formula="of:=[.B1786]-[.A1786]" office:value-type="float" office:value="2969" calcext:value-type="float">
            <text:p>2969,0</text:p>
          </table:table-cell>
          <table:table-cell table:formula="of:=[.C1785]" office:value-type="float" office:value="-2285.5" calcext:value-type="float">
            <text:p>-2285,5</text:p>
          </table:table-cell>
          <table:table-cell table:formula="of:=[.D1786]*2" office:value-type="float" office:value="-4571" calcext:value-type="float">
            <text:p>-4571,0</text:p>
          </table:table-cell>
          <table:table-cell table:formula="of:=[.D1785]" office:value-type="float" office:value="-1396.5" calcext:value-type="float">
            <text:p>-1396,5</text:p>
          </table:table-cell>
          <table:table-cell table:number-columns-repeated="3"/>
        </table:table-row>
        <table:table-row table:style-name="ro1">
          <table:table-cell table:formula="of:=IF([.B1787]&gt;=0;1;-1)*(2^[.$D$3])" office:value-type="float" office:value="4096" calcext:value-type="float">
            <text:p>4096</text:p>
          </table:table-cell>
          <table:table-cell table:formula="of:=[.$B$3]+[.E1787]-[.F1787]" office:value-type="float" office:value="10271" calcext:value-type="float">
            <text:p>10271,0</text:p>
          </table:table-cell>
          <table:table-cell table:formula="of:=[.B1787]-[.A1787]" office:value-type="float" office:value="6175" calcext:value-type="float">
            <text:p>6175,0</text:p>
          </table:table-cell>
          <table:table-cell table:formula="of:=[.C1786]" office:value-type="float" office:value="2969" calcext:value-type="float">
            <text:p>2969,0</text:p>
          </table:table-cell>
          <table:table-cell table:formula="of:=[.D1787]*2" office:value-type="float" office:value="5938" calcext:value-type="float">
            <text:p>5938,0</text:p>
          </table:table-cell>
          <table:table-cell table:formula="of:=[.D1786]" office:value-type="float" office:value="-2285.5" calcext:value-type="float">
            <text:p>-2285,5</text:p>
          </table:table-cell>
          <table:table-cell table:number-columns-repeated="3"/>
        </table:table-row>
        <table:table-row table:style-name="ro1">
          <table:table-cell table:formula="of:=IF([.B1788]&gt;=0;1;-1)*(2^[.$D$3])" office:value-type="float" office:value="4096" calcext:value-type="float">
            <text:p>4096</text:p>
          </table:table-cell>
          <table:table-cell table:formula="of:=[.$B$3]+[.E1788]-[.F1788]" office:value-type="float" office:value="11428.5" calcext:value-type="float">
            <text:p>11428,5</text:p>
          </table:table-cell>
          <table:table-cell table:formula="of:=[.B1788]-[.A1788]" office:value-type="float" office:value="7332.5" calcext:value-type="float">
            <text:p>7332,5</text:p>
          </table:table-cell>
          <table:table-cell table:formula="of:=[.C1787]" office:value-type="float" office:value="6175" calcext:value-type="float">
            <text:p>6175,0</text:p>
          </table:table-cell>
          <table:table-cell table:formula="of:=[.D1788]*2" office:value-type="float" office:value="12350" calcext:value-type="float">
            <text:p>12350,0</text:p>
          </table:table-cell>
          <table:table-cell table:formula="of:=[.D1787]" office:value-type="float" office:value="2969" calcext:value-type="float">
            <text:p>2969,0</text:p>
          </table:table-cell>
          <table:table-cell table:number-columns-repeated="3"/>
        </table:table-row>
        <table:table-row table:style-name="ro1">
          <table:table-cell table:formula="of:=IF([.B1789]&gt;=0;1;-1)*(2^[.$D$3])" office:value-type="float" office:value="4096" calcext:value-type="float">
            <text:p>4096</text:p>
          </table:table-cell>
          <table:table-cell table:formula="of:=[.$B$3]+[.E1789]-[.F1789]" office:value-type="float" office:value="10537.5" calcext:value-type="float">
            <text:p>10537,5</text:p>
          </table:table-cell>
          <table:table-cell table:formula="of:=[.B1789]-[.A1789]" office:value-type="float" office:value="6441.5" calcext:value-type="float">
            <text:p>6441,5</text:p>
          </table:table-cell>
          <table:table-cell table:formula="of:=[.C1788]" office:value-type="float" office:value="7332.5" calcext:value-type="float">
            <text:p>7332,5</text:p>
          </table:table-cell>
          <table:table-cell table:formula="of:=[.D1789]*2" office:value-type="float" office:value="14665" calcext:value-type="float">
            <text:p>14665,0</text:p>
          </table:table-cell>
          <table:table-cell table:formula="of:=[.D1788]" office:value-type="float" office:value="6175" calcext:value-type="float">
            <text:p>6175,0</text:p>
          </table:table-cell>
          <table:table-cell table:number-columns-repeated="3"/>
        </table:table-row>
        <table:table-row table:style-name="ro1">
          <table:table-cell table:formula="of:=IF([.B1790]&gt;=0;1;-1)*(2^[.$D$3])" office:value-type="float" office:value="4096" calcext:value-type="float">
            <text:p>4096</text:p>
          </table:table-cell>
          <table:table-cell table:formula="of:=[.$B$3]+[.E1790]-[.F1790]" office:value-type="float" office:value="7598" calcext:value-type="float">
            <text:p>7598,0</text:p>
          </table:table-cell>
          <table:table-cell table:formula="of:=[.B1790]-[.A1790]" office:value-type="float" office:value="3502" calcext:value-type="float">
            <text:p>3502,0</text:p>
          </table:table-cell>
          <table:table-cell table:formula="of:=[.C1789]" office:value-type="float" office:value="6441.5" calcext:value-type="float">
            <text:p>6441,5</text:p>
          </table:table-cell>
          <table:table-cell table:formula="of:=[.D1790]*2" office:value-type="float" office:value="12883" calcext:value-type="float">
            <text:p>12883,0</text:p>
          </table:table-cell>
          <table:table-cell table:formula="of:=[.D1789]" office:value-type="float" office:value="7332.5" calcext:value-type="float">
            <text:p>7332,5</text:p>
          </table:table-cell>
          <table:table-cell table:number-columns-repeated="3"/>
        </table:table-row>
        <table:table-row table:style-name="ro1">
          <table:table-cell table:formula="of:=IF([.B1791]&gt;=0;1;-1)*(2^[.$D$3])" office:value-type="float" office:value="4096" calcext:value-type="float">
            <text:p>4096</text:p>
          </table:table-cell>
          <table:table-cell table:formula="of:=[.$B$3]+[.E1791]-[.F1791]" office:value-type="float" office:value="2610" calcext:value-type="float">
            <text:p>2610,0</text:p>
          </table:table-cell>
          <table:table-cell table:formula="of:=[.B1791]-[.A1791]" office:value-type="float" office:value="-1486" calcext:value-type="float">
            <text:p>-1486,0</text:p>
          </table:table-cell>
          <table:table-cell table:formula="of:=[.C1790]" office:value-type="float" office:value="3502" calcext:value-type="float">
            <text:p>3502,0</text:p>
          </table:table-cell>
          <table:table-cell table:formula="of:=[.D1791]*2" office:value-type="float" office:value="7004" calcext:value-type="float">
            <text:p>7004,0</text:p>
          </table:table-cell>
          <table:table-cell table:formula="of:=[.D1790]" office:value-type="float" office:value="6441.5" calcext:value-type="float">
            <text:p>6441,5</text:p>
          </table:table-cell>
          <table:table-cell table:number-columns-repeated="3"/>
        </table:table-row>
        <table:table-row table:style-name="ro1">
          <table:table-cell table:formula="of:=IF([.B1792]&gt;=0;1;-1)*(2^[.$D$3])" office:value-type="float" office:value="-4096" calcext:value-type="float">
            <text:p>-4096</text:p>
          </table:table-cell>
          <table:table-cell table:formula="of:=[.$B$3]+[.E1792]-[.F1792]" office:value-type="float" office:value="-4426.5" calcext:value-type="float">
            <text:p>-4426,5</text:p>
          </table:table-cell>
          <table:table-cell table:formula="of:=[.B1792]-[.A1792]" office:value-type="float" office:value="-330.5" calcext:value-type="float">
            <text:p>-330,5</text:p>
          </table:table-cell>
          <table:table-cell table:formula="of:=[.C1791]" office:value-type="float" office:value="-1486" calcext:value-type="float">
            <text:p>-1486,0</text:p>
          </table:table-cell>
          <table:table-cell table:formula="of:=[.D1792]*2" office:value-type="float" office:value="-2972" calcext:value-type="float">
            <text:p>-2972,0</text:p>
          </table:table-cell>
          <table:table-cell table:formula="of:=[.D1791]" office:value-type="float" office:value="3502" calcext:value-type="float">
            <text:p>3502,0</text:p>
          </table:table-cell>
          <table:table-cell table:number-columns-repeated="3"/>
        </table:table-row>
        <table:table-row table:style-name="ro1">
          <table:table-cell table:formula="of:=IF([.B1793]&gt;=0;1;-1)*(2^[.$D$3])" office:value-type="float" office:value="4096" calcext:value-type="float">
            <text:p>4096</text:p>
          </table:table-cell>
          <table:table-cell table:formula="of:=[.$B$3]+[.E1793]-[.F1793]" office:value-type="float" office:value="2872.5" calcext:value-type="float">
            <text:p>2872,5</text:p>
          </table:table-cell>
          <table:table-cell table:formula="of:=[.B1793]-[.A1793]" office:value-type="float" office:value="-1223.5" calcext:value-type="float">
            <text:p>-1223,5</text:p>
          </table:table-cell>
          <table:table-cell table:formula="of:=[.C1792]" office:value-type="float" office:value="-330.5" calcext:value-type="float">
            <text:p>-330,5</text:p>
          </table:table-cell>
          <table:table-cell table:formula="of:=[.D1793]*2" office:value-type="float" office:value="-661" calcext:value-type="float">
            <text:p>-661,0</text:p>
          </table:table-cell>
          <table:table-cell table:formula="of:=[.D1792]" office:value-type="float" office:value="-1486" calcext:value-type="float">
            <text:p>-1486,0</text:p>
          </table:table-cell>
          <table:table-cell table:number-columns-repeated="3"/>
        </table:table-row>
        <table:table-row table:style-name="ro1">
          <table:table-cell table:formula="of:=IF([.B1794]&gt;=0;1;-1)*(2^[.$D$3])" office:value-type="float" office:value="-4096" calcext:value-type="float">
            <text:p>-4096</text:p>
          </table:table-cell>
          <table:table-cell table:formula="of:=[.$B$3]+[.E1794]-[.F1794]" office:value-type="float" office:value="-69" calcext:value-type="float">
            <text:p>-69,0</text:p>
          </table:table-cell>
          <table:table-cell table:formula="of:=[.B1794]-[.A1794]" office:value-type="float" office:value="4027" calcext:value-type="float">
            <text:p>4027,0</text:p>
          </table:table-cell>
          <table:table-cell table:formula="of:=[.C1793]" office:value-type="float" office:value="-1223.5" calcext:value-type="float">
            <text:p>-1223,5</text:p>
          </table:table-cell>
          <table:table-cell table:formula="of:=[.D1794]*2" office:value-type="float" office:value="-2447" calcext:value-type="float">
            <text:p>-2447,0</text:p>
          </table:table-cell>
          <table:table-cell table:formula="of:=[.D1793]" office:value-type="float" office:value="-330.5" calcext:value-type="float">
            <text:p>-330,5</text:p>
          </table:table-cell>
          <table:table-cell table:number-columns-repeated="3"/>
        </table:table-row>
        <table:table-row table:style-name="ro1">
          <table:table-cell table:formula="of:=IF([.B1795]&gt;=0;1;-1)*(2^[.$D$3])" office:value-type="float" office:value="4096" calcext:value-type="float">
            <text:p>4096</text:p>
          </table:table-cell>
          <table:table-cell table:formula="of:=[.$B$3]+[.E1795]-[.F1795]" office:value-type="float" office:value="11325" calcext:value-type="float">
            <text:p>11325,0</text:p>
          </table:table-cell>
          <table:table-cell table:formula="of:=[.B1795]-[.A1795]" office:value-type="float" office:value="7229" calcext:value-type="float">
            <text:p>7229,0</text:p>
          </table:table-cell>
          <table:table-cell table:formula="of:=[.C1794]" office:value-type="float" office:value="4027" calcext:value-type="float">
            <text:p>4027,0</text:p>
          </table:table-cell>
          <table:table-cell table:formula="of:=[.D1795]*2" office:value-type="float" office:value="8054" calcext:value-type="float">
            <text:p>8054,0</text:p>
          </table:table-cell>
          <table:table-cell table:formula="of:=[.D1794]" office:value-type="float" office:value="-1223.5" calcext:value-type="float">
            <text:p>-1223,5</text:p>
          </table:table-cell>
          <table:table-cell table:number-columns-repeated="3"/>
        </table:table-row>
        <table:table-row table:style-name="ro1">
          <table:table-cell table:formula="of:=IF([.B1796]&gt;=0;1;-1)*(2^[.$D$3])" office:value-type="float" office:value="4096" calcext:value-type="float">
            <text:p>4096</text:p>
          </table:table-cell>
          <table:table-cell table:formula="of:=[.$B$3]+[.E1796]-[.F1796]" office:value-type="float" office:value="12478.5" calcext:value-type="float">
            <text:p>12478,5</text:p>
          </table:table-cell>
          <table:table-cell table:formula="of:=[.B1796]-[.A1796]" office:value-type="float" office:value="8382.5" calcext:value-type="float">
            <text:p>8382,5</text:p>
          </table:table-cell>
          <table:table-cell table:formula="of:=[.C1795]" office:value-type="float" office:value="7229" calcext:value-type="float">
            <text:p>7229,0</text:p>
          </table:table-cell>
          <table:table-cell table:formula="of:=[.D1796]*2" office:value-type="float" office:value="14458" calcext:value-type="float">
            <text:p>14458,0</text:p>
          </table:table-cell>
          <table:table-cell table:formula="of:=[.D1795]" office:value-type="float" office:value="4027" calcext:value-type="float">
            <text:p>4027,0</text:p>
          </table:table-cell>
          <table:table-cell table:number-columns-repeated="3"/>
        </table:table-row>
        <table:table-row table:style-name="ro1">
          <table:table-cell table:formula="of:=IF([.B1797]&gt;=0;1;-1)*(2^[.$D$3])" office:value-type="float" office:value="4096" calcext:value-type="float">
            <text:p>4096</text:p>
          </table:table-cell>
          <table:table-cell table:formula="of:=[.$B$3]+[.E1797]-[.F1797]" office:value-type="float" office:value="11583.5" calcext:value-type="float">
            <text:p>11583,5</text:p>
          </table:table-cell>
          <table:table-cell table:formula="of:=[.B1797]-[.A1797]" office:value-type="float" office:value="7487.5" calcext:value-type="float">
            <text:p>7487,5</text:p>
          </table:table-cell>
          <table:table-cell table:formula="of:=[.C1796]" office:value-type="float" office:value="8382.5" calcext:value-type="float">
            <text:p>8382,5</text:p>
          </table:table-cell>
          <table:table-cell table:formula="of:=[.D1797]*2" office:value-type="float" office:value="16765" calcext:value-type="float">
            <text:p>16765,0</text:p>
          </table:table-cell>
          <table:table-cell table:formula="of:=[.D1796]" office:value-type="float" office:value="7229" calcext:value-type="float">
            <text:p>7229,0</text:p>
          </table:table-cell>
          <table:table-cell table:number-columns-repeated="3"/>
        </table:table-row>
        <table:table-row table:style-name="ro1">
          <table:table-cell table:formula="of:=IF([.B1798]&gt;=0;1;-1)*(2^[.$D$3])" office:value-type="float" office:value="4096" calcext:value-type="float">
            <text:p>4096</text:p>
          </table:table-cell>
          <table:table-cell table:formula="of:=[.$B$3]+[.E1798]-[.F1798]" office:value-type="float" office:value="8640" calcext:value-type="float">
            <text:p>8640,0</text:p>
          </table:table-cell>
          <table:table-cell table:formula="of:=[.B1798]-[.A1798]" office:value-type="float" office:value="4544" calcext:value-type="float">
            <text:p>4544,0</text:p>
          </table:table-cell>
          <table:table-cell table:formula="of:=[.C1797]" office:value-type="float" office:value="7487.5" calcext:value-type="float">
            <text:p>7487,5</text:p>
          </table:table-cell>
          <table:table-cell table:formula="of:=[.D1798]*2" office:value-type="float" office:value="14975" calcext:value-type="float">
            <text:p>14975,0</text:p>
          </table:table-cell>
          <table:table-cell table:formula="of:=[.D1797]" office:value-type="float" office:value="8382.5" calcext:value-type="float">
            <text:p>8382,5</text:p>
          </table:table-cell>
          <table:table-cell table:number-columns-repeated="3"/>
        </table:table-row>
        <table:table-row table:style-name="ro1">
          <table:table-cell table:formula="of:=IF([.B1799]&gt;=0;1;-1)*(2^[.$D$3])" office:value-type="float" office:value="4096" calcext:value-type="float">
            <text:p>4096</text:p>
          </table:table-cell>
          <table:table-cell table:formula="of:=[.$B$3]+[.E1799]-[.F1799]" office:value-type="float" office:value="3648" calcext:value-type="float">
            <text:p>3648,0</text:p>
          </table:table-cell>
          <table:table-cell table:formula="of:=[.B1799]-[.A1799]" office:value-type="float" office:value="-448" calcext:value-type="float">
            <text:p>-448,0</text:p>
          </table:table-cell>
          <table:table-cell table:formula="of:=[.C1798]" office:value-type="float" office:value="4544" calcext:value-type="float">
            <text:p>4544,0</text:p>
          </table:table-cell>
          <table:table-cell table:formula="of:=[.D1799]*2" office:value-type="float" office:value="9088" calcext:value-type="float">
            <text:p>9088,0</text:p>
          </table:table-cell>
          <table:table-cell table:formula="of:=[.D1798]" office:value-type="float" office:value="7487.5" calcext:value-type="float">
            <text:p>7487,5</text:p>
          </table:table-cell>
          <table:table-cell table:number-columns-repeated="3"/>
        </table:table-row>
        <table:table-row table:style-name="ro1">
          <table:table-cell table:formula="of:=IF([.B1800]&gt;=0;1;-1)*(2^[.$D$3])" office:value-type="float" office:value="-4096" calcext:value-type="float">
            <text:p>-4096</text:p>
          </table:table-cell>
          <table:table-cell table:formula="of:=[.$B$3]+[.E1800]-[.F1800]" office:value-type="float" office:value="-3392.5" calcext:value-type="float">
            <text:p>-3392,5</text:p>
          </table:table-cell>
          <table:table-cell table:formula="of:=[.B1800]-[.A1800]" office:value-type="float" office:value="703.5" calcext:value-type="float">
            <text:p>703,5</text:p>
          </table:table-cell>
          <table:table-cell table:formula="of:=[.C1799]" office:value-type="float" office:value="-448" calcext:value-type="float">
            <text:p>-448,0</text:p>
          </table:table-cell>
          <table:table-cell table:formula="of:=[.D1800]*2" office:value-type="float" office:value="-896" calcext:value-type="float">
            <text:p>-896,0</text:p>
          </table:table-cell>
          <table:table-cell table:formula="of:=[.D1799]" office:value-type="float" office:value="4544" calcext:value-type="float">
            <text:p>4544,0</text:p>
          </table:table-cell>
          <table:table-cell table:number-columns-repeated="3"/>
        </table:table-row>
        <table:table-row table:style-name="ro1">
          <table:table-cell table:formula="of:=IF([.B1801]&gt;=0;1;-1)*(2^[.$D$3])" office:value-type="float" office:value="4096" calcext:value-type="float">
            <text:p>4096</text:p>
          </table:table-cell>
          <table:table-cell table:formula="of:=[.$B$3]+[.E1801]-[.F1801]" office:value-type="float" office:value="3902.5" calcext:value-type="float">
            <text:p>3902,5</text:p>
          </table:table-cell>
          <table:table-cell table:formula="of:=[.B1801]-[.A1801]" office:value-type="float" office:value="-193.5" calcext:value-type="float">
            <text:p>-193,5</text:p>
          </table:table-cell>
          <table:table-cell table:formula="of:=[.C1800]" office:value-type="float" office:value="703.5" calcext:value-type="float">
            <text:p>703,5</text:p>
          </table:table-cell>
          <table:table-cell table:formula="of:=[.D1801]*2" office:value-type="float" office:value="1407" calcext:value-type="float">
            <text:p>1407,0</text:p>
          </table:table-cell>
          <table:table-cell table:formula="of:=[.D1800]" office:value-type="float" office:value="-448" calcext:value-type="float">
            <text:p>-448,0</text:p>
          </table:table-cell>
          <table:table-cell table:number-columns-repeated="3"/>
        </table:table-row>
        <table:table-row table:style-name="ro1">
          <table:table-cell table:formula="of:=IF([.B1802]&gt;=0;1;-1)*(2^[.$D$3])" office:value-type="float" office:value="4096" calcext:value-type="float">
            <text:p>4096</text:p>
          </table:table-cell>
          <table:table-cell table:formula="of:=[.$B$3]+[.E1802]-[.F1802]" office:value-type="float" office:value="957" calcext:value-type="float">
            <text:p>957,0</text:p>
          </table:table-cell>
          <table:table-cell table:formula="of:=[.B1802]-[.A1802]" office:value-type="float" office:value="-3139" calcext:value-type="float">
            <text:p>-3139,0</text:p>
          </table:table-cell>
          <table:table-cell table:formula="of:=[.C1801]" office:value-type="float" office:value="-193.5" calcext:value-type="float">
            <text:p>-193,5</text:p>
          </table:table-cell>
          <table:table-cell table:formula="of:=[.D1802]*2" office:value-type="float" office:value="-387" calcext:value-type="float">
            <text:p>-387,0</text:p>
          </table:table-cell>
          <table:table-cell table:formula="of:=[.D1801]" office:value-type="float" office:value="703.5" calcext:value-type="float">
            <text:p>703,5</text:p>
          </table:table-cell>
          <table:table-cell table:number-columns-repeated="3"/>
        </table:table-row>
        <table:table-row table:style-name="ro1">
          <table:table-cell table:formula="of:=IF([.B1803]&gt;=0;1;-1)*(2^[.$D$3])" office:value-type="float" office:value="-4096" calcext:value-type="float">
            <text:p>-4096</text:p>
          </table:table-cell>
          <table:table-cell table:formula="of:=[.$B$3]+[.E1803]-[.F1803]" office:value-type="float" office:value="-4037" calcext:value-type="float">
            <text:p>-4037,0</text:p>
          </table:table-cell>
          <table:table-cell table:formula="of:=[.B1803]-[.A1803]" office:value-type="float" office:value="59" calcext:value-type="float">
            <text:p>59,0</text:p>
          </table:table-cell>
          <table:table-cell table:formula="of:=[.C1802]" office:value-type="float" office:value="-3139" calcext:value-type="float">
            <text:p>-3139,0</text:p>
          </table:table-cell>
          <table:table-cell table:formula="of:=[.D1803]*2" office:value-type="float" office:value="-6278" calcext:value-type="float">
            <text:p>-6278,0</text:p>
          </table:table-cell>
          <table:table-cell table:formula="of:=[.D1802]" office:value-type="float" office:value="-193.5" calcext:value-type="float">
            <text:p>-193,5</text:p>
          </table:table-cell>
          <table:table-cell table:number-columns-repeated="3"/>
        </table:table-row>
        <table:table-row table:style-name="ro1">
          <table:table-cell table:formula="of:=IF([.B1804]&gt;=0;1;-1)*(2^[.$D$3])" office:value-type="float" office:value="4096" calcext:value-type="float">
            <text:p>4096</text:p>
          </table:table-cell>
          <table:table-cell table:formula="of:=[.$B$3]+[.E1804]-[.F1804]" office:value-type="float" office:value="5304.5" calcext:value-type="float">
            <text:p>5304,5</text:p>
          </table:table-cell>
          <table:table-cell table:formula="of:=[.B1804]-[.A1804]" office:value-type="float" office:value="1208.5" calcext:value-type="float">
            <text:p>1208,5</text:p>
          </table:table-cell>
          <table:table-cell table:formula="of:=[.C1803]" office:value-type="float" office:value="59" calcext:value-type="float">
            <text:p>59,0</text:p>
          </table:table-cell>
          <table:table-cell table:formula="of:=[.D1804]*2" office:value-type="float" office:value="118" calcext:value-type="float">
            <text:p>118,0</text:p>
          </table:table-cell>
          <table:table-cell table:formula="of:=[.D1803]" office:value-type="float" office:value="-3139" calcext:value-type="float">
            <text:p>-3139,0</text:p>
          </table:table-cell>
          <table:table-cell table:number-columns-repeated="3"/>
        </table:table-row>
        <table:table-row table:style-name="ro1">
          <table:table-cell table:formula="of:=IF([.B1805]&gt;=0;1;-1)*(2^[.$D$3])" office:value-type="float" office:value="4096" calcext:value-type="float">
            <text:p>4096</text:p>
          </table:table-cell>
          <table:table-cell table:formula="of:=[.$B$3]+[.E1805]-[.F1805]" office:value-type="float" office:value="4405.5" calcext:value-type="float">
            <text:p>4405,5</text:p>
          </table:table-cell>
          <table:table-cell table:formula="of:=[.B1805]-[.A1805]" office:value-type="float" office:value="309.5" calcext:value-type="float">
            <text:p>309,5</text:p>
          </table:table-cell>
          <table:table-cell table:formula="of:=[.C1804]" office:value-type="float" office:value="1208.5" calcext:value-type="float">
            <text:p>1208,5</text:p>
          </table:table-cell>
          <table:table-cell table:formula="of:=[.D1805]*2" office:value-type="float" office:value="2417" calcext:value-type="float">
            <text:p>2417,0</text:p>
          </table:table-cell>
          <table:table-cell table:formula="of:=[.D1804]" office:value-type="float" office:value="59" calcext:value-type="float">
            <text:p>59,0</text:p>
          </table:table-cell>
          <table:table-cell table:number-columns-repeated="3"/>
        </table:table-row>
        <table:table-row table:style-name="ro1">
          <table:table-cell table:formula="of:=IF([.B1806]&gt;=0;1;-1)*(2^[.$D$3])" office:value-type="float" office:value="4096" calcext:value-type="float">
            <text:p>4096</text:p>
          </table:table-cell>
          <table:table-cell table:formula="of:=[.$B$3]+[.E1806]-[.F1806]" office:value-type="float" office:value="1458" calcext:value-type="float">
            <text:p>1458,0</text:p>
          </table:table-cell>
          <table:table-cell table:formula="of:=[.B1806]-[.A1806]" office:value-type="float" office:value="-2638" calcext:value-type="float">
            <text:p>-2638,0</text:p>
          </table:table-cell>
          <table:table-cell table:formula="of:=[.C1805]" office:value-type="float" office:value="309.5" calcext:value-type="float">
            <text:p>309,5</text:p>
          </table:table-cell>
          <table:table-cell table:formula="of:=[.D1806]*2" office:value-type="float" office:value="619" calcext:value-type="float">
            <text:p>619,0</text:p>
          </table:table-cell>
          <table:table-cell table:formula="of:=[.D1805]" office:value-type="float" office:value="1208.5" calcext:value-type="float">
            <text:p>1208,5</text:p>
          </table:table-cell>
          <table:table-cell table:number-columns-repeated="3"/>
        </table:table-row>
        <table:table-row table:style-name="ro1">
          <table:table-cell table:formula="of:=IF([.B1807]&gt;=0;1;-1)*(2^[.$D$3])" office:value-type="float" office:value="-4096" calcext:value-type="float">
            <text:p>-4096</text:p>
          </table:table-cell>
          <table:table-cell table:formula="of:=[.$B$3]+[.E1807]-[.F1807]" office:value-type="float" office:value="-3538" calcext:value-type="float">
            <text:p>-3538,0</text:p>
          </table:table-cell>
          <table:table-cell table:formula="of:=[.B1807]-[.A1807]" office:value-type="float" office:value="558" calcext:value-type="float">
            <text:p>558,0</text:p>
          </table:table-cell>
          <table:table-cell table:formula="of:=[.C1806]" office:value-type="float" office:value="-2638" calcext:value-type="float">
            <text:p>-2638,0</text:p>
          </table:table-cell>
          <table:table-cell table:formula="of:=[.D1807]*2" office:value-type="float" office:value="-5276" calcext:value-type="float">
            <text:p>-5276,0</text:p>
          </table:table-cell>
          <table:table-cell table:formula="of:=[.D1806]" office:value-type="float" office:value="309.5" calcext:value-type="float">
            <text:p>309,5</text:p>
          </table:table-cell>
          <table:table-cell table:number-columns-repeated="3"/>
        </table:table-row>
        <table:table-row table:style-name="ro1">
          <table:table-cell table:formula="of:=IF([.B1808]&gt;=0;1;-1)*(2^[.$D$3])" office:value-type="float" office:value="4096" calcext:value-type="float">
            <text:p>4096</text:p>
          </table:table-cell>
          <table:table-cell table:formula="of:=[.$B$3]+[.E1808]-[.F1808]" office:value-type="float" office:value="5801.5" calcext:value-type="float">
            <text:p>5801,5</text:p>
          </table:table-cell>
          <table:table-cell table:formula="of:=[.B1808]-[.A1808]" office:value-type="float" office:value="1705.5" calcext:value-type="float">
            <text:p>1705,5</text:p>
          </table:table-cell>
          <table:table-cell table:formula="of:=[.C1807]" office:value-type="float" office:value="558" calcext:value-type="float">
            <text:p>558,0</text:p>
          </table:table-cell>
          <table:table-cell table:formula="of:=[.D1808]*2" office:value-type="float" office:value="1116" calcext:value-type="float">
            <text:p>1116,0</text:p>
          </table:table-cell>
          <table:table-cell table:formula="of:=[.D1807]" office:value-type="float" office:value="-2638" calcext:value-type="float">
            <text:p>-2638,0</text:p>
          </table:table-cell>
          <table:table-cell table:number-columns-repeated="3"/>
        </table:table-row>
        <table:table-row table:style-name="ro1">
          <table:table-cell table:formula="of:=IF([.B1809]&gt;=0;1;-1)*(2^[.$D$3])" office:value-type="float" office:value="4096" calcext:value-type="float">
            <text:p>4096</text:p>
          </table:table-cell>
          <table:table-cell table:formula="of:=[.$B$3]+[.E1809]-[.F1809]" office:value-type="float" office:value="4900.5" calcext:value-type="float">
            <text:p>4900,5</text:p>
          </table:table-cell>
          <table:table-cell table:formula="of:=[.B1809]-[.A1809]" office:value-type="float" office:value="804.5" calcext:value-type="float">
            <text:p>804,5</text:p>
          </table:table-cell>
          <table:table-cell table:formula="of:=[.C1808]" office:value-type="float" office:value="1705.5" calcext:value-type="float">
            <text:p>1705,5</text:p>
          </table:table-cell>
          <table:table-cell table:formula="of:=[.D1809]*2" office:value-type="float" office:value="3411" calcext:value-type="float">
            <text:p>3411,0</text:p>
          </table:table-cell>
          <table:table-cell table:formula="of:=[.D1808]" office:value-type="float" office:value="558" calcext:value-type="float">
            <text:p>558,0</text:p>
          </table:table-cell>
          <table:table-cell table:number-columns-repeated="3"/>
        </table:table-row>
        <table:table-row table:style-name="ro1">
          <table:table-cell table:formula="of:=IF([.B1810]&gt;=0;1;-1)*(2^[.$D$3])" office:value-type="float" office:value="4096" calcext:value-type="float">
            <text:p>4096</text:p>
          </table:table-cell>
          <table:table-cell table:formula="of:=[.$B$3]+[.E1810]-[.F1810]" office:value-type="float" office:value="1951" calcext:value-type="float">
            <text:p>1951,0</text:p>
          </table:table-cell>
          <table:table-cell table:formula="of:=[.B1810]-[.A1810]" office:value-type="float" office:value="-2145" calcext:value-type="float">
            <text:p>-2145,0</text:p>
          </table:table-cell>
          <table:table-cell table:formula="of:=[.C1809]" office:value-type="float" office:value="804.5" calcext:value-type="float">
            <text:p>804,5</text:p>
          </table:table-cell>
          <table:table-cell table:formula="of:=[.D1810]*2" office:value-type="float" office:value="1609" calcext:value-type="float">
            <text:p>1609,0</text:p>
          </table:table-cell>
          <table:table-cell table:formula="of:=[.D1809]" office:value-type="float" office:value="1705.5" calcext:value-type="float">
            <text:p>1705,5</text:p>
          </table:table-cell>
          <table:table-cell table:number-columns-repeated="3"/>
        </table:table-row>
        <table:table-row table:style-name="ro1">
          <table:table-cell table:formula="of:=IF([.B1811]&gt;=0;1;-1)*(2^[.$D$3])" office:value-type="float" office:value="-4096" calcext:value-type="float">
            <text:p>-4096</text:p>
          </table:table-cell>
          <table:table-cell table:formula="of:=[.$B$3]+[.E1811]-[.F1811]" office:value-type="float" office:value="-3047" calcext:value-type="float">
            <text:p>-3047,0</text:p>
          </table:table-cell>
          <table:table-cell table:formula="of:=[.B1811]-[.A1811]" office:value-type="float" office:value="1049" calcext:value-type="float">
            <text:p>1049,0</text:p>
          </table:table-cell>
          <table:table-cell table:formula="of:=[.C1810]" office:value-type="float" office:value="-2145" calcext:value-type="float">
            <text:p>-2145,0</text:p>
          </table:table-cell>
          <table:table-cell table:formula="of:=[.D1811]*2" office:value-type="float" office:value="-4290" calcext:value-type="float">
            <text:p>-4290,0</text:p>
          </table:table-cell>
          <table:table-cell table:formula="of:=[.D1810]" office:value-type="float" office:value="804.5" calcext:value-type="float">
            <text:p>804,5</text:p>
          </table:table-cell>
          <table:table-cell table:number-columns-repeated="3"/>
        </table:table-row>
        <table:table-row table:style-name="ro1">
          <table:table-cell table:formula="of:=IF([.B1812]&gt;=0;1;-1)*(2^[.$D$3])" office:value-type="float" office:value="4096" calcext:value-type="float">
            <text:p>4096</text:p>
          </table:table-cell>
          <table:table-cell table:formula="of:=[.$B$3]+[.E1812]-[.F1812]" office:value-type="float" office:value="6290.5" calcext:value-type="float">
            <text:p>6290,5</text:p>
          </table:table-cell>
          <table:table-cell table:formula="of:=[.B1812]-[.A1812]" office:value-type="float" office:value="2194.5" calcext:value-type="float">
            <text:p>2194,5</text:p>
          </table:table-cell>
          <table:table-cell table:formula="of:=[.C1811]" office:value-type="float" office:value="1049" calcext:value-type="float">
            <text:p>1049,0</text:p>
          </table:table-cell>
          <table:table-cell table:formula="of:=[.D1812]*2" office:value-type="float" office:value="2098" calcext:value-type="float">
            <text:p>2098,0</text:p>
          </table:table-cell>
          <table:table-cell table:formula="of:=[.D1811]" office:value-type="float" office:value="-2145" calcext:value-type="float">
            <text:p>-2145,0</text:p>
          </table:table-cell>
          <table:table-cell table:number-columns-repeated="3"/>
        </table:table-row>
        <table:table-row table:style-name="ro1">
          <table:table-cell table:formula="of:=IF([.B1813]&gt;=0;1;-1)*(2^[.$D$3])" office:value-type="float" office:value="4096" calcext:value-type="float">
            <text:p>4096</text:p>
          </table:table-cell>
          <table:table-cell table:formula="of:=[.$B$3]+[.E1813]-[.F1813]" office:value-type="float" office:value="5387.5" calcext:value-type="float">
            <text:p>5387,5</text:p>
          </table:table-cell>
          <table:table-cell table:formula="of:=[.B1813]-[.A1813]" office:value-type="float" office:value="1291.5" calcext:value-type="float">
            <text:p>1291,5</text:p>
          </table:table-cell>
          <table:table-cell table:formula="of:=[.C1812]" office:value-type="float" office:value="2194.5" calcext:value-type="float">
            <text:p>2194,5</text:p>
          </table:table-cell>
          <table:table-cell table:formula="of:=[.D1813]*2" office:value-type="float" office:value="4389" calcext:value-type="float">
            <text:p>4389,0</text:p>
          </table:table-cell>
          <table:table-cell table:formula="of:=[.D1812]" office:value-type="float" office:value="1049" calcext:value-type="float">
            <text:p>1049,0</text:p>
          </table:table-cell>
          <table:table-cell table:number-columns-repeated="3"/>
        </table:table-row>
        <table:table-row table:style-name="ro1">
          <table:table-cell table:formula="of:=IF([.B1814]&gt;=0;1;-1)*(2^[.$D$3])" office:value-type="float" office:value="4096" calcext:value-type="float">
            <text:p>4096</text:p>
          </table:table-cell>
          <table:table-cell table:formula="of:=[.$B$3]+[.E1814]-[.F1814]" office:value-type="float" office:value="2436" calcext:value-type="float">
            <text:p>2436,0</text:p>
          </table:table-cell>
          <table:table-cell table:formula="of:=[.B1814]-[.A1814]" office:value-type="float" office:value="-1660" calcext:value-type="float">
            <text:p>-1660,0</text:p>
          </table:table-cell>
          <table:table-cell table:formula="of:=[.C1813]" office:value-type="float" office:value="1291.5" calcext:value-type="float">
            <text:p>1291,5</text:p>
          </table:table-cell>
          <table:table-cell table:formula="of:=[.D1814]*2" office:value-type="float" office:value="2583" calcext:value-type="float">
            <text:p>2583,0</text:p>
          </table:table-cell>
          <table:table-cell table:formula="of:=[.D1813]" office:value-type="float" office:value="2194.5" calcext:value-type="float">
            <text:p>2194,5</text:p>
          </table:table-cell>
          <table:table-cell table:number-columns-repeated="3"/>
        </table:table-row>
        <table:table-row table:style-name="ro1">
          <table:table-cell table:formula="of:=IF([.B1815]&gt;=0;1;-1)*(2^[.$D$3])" office:value-type="float" office:value="-4096" calcext:value-type="float">
            <text:p>-4096</text:p>
          </table:table-cell>
          <table:table-cell table:formula="of:=[.$B$3]+[.E1815]-[.F1815]" office:value-type="float" office:value="-2564" calcext:value-type="float">
            <text:p>-2564,0</text:p>
          </table:table-cell>
          <table:table-cell table:formula="of:=[.B1815]-[.A1815]" office:value-type="float" office:value="1532" calcext:value-type="float">
            <text:p>1532,0</text:p>
          </table:table-cell>
          <table:table-cell table:formula="of:=[.C1814]" office:value-type="float" office:value="-1660" calcext:value-type="float">
            <text:p>-1660,0</text:p>
          </table:table-cell>
          <table:table-cell table:formula="of:=[.D1815]*2" office:value-type="float" office:value="-3320" calcext:value-type="float">
            <text:p>-3320,0</text:p>
          </table:table-cell>
          <table:table-cell table:formula="of:=[.D1814]" office:value-type="float" office:value="1291.5" calcext:value-type="float">
            <text:p>1291,5</text:p>
          </table:table-cell>
          <table:table-cell table:number-columns-repeated="3"/>
        </table:table-row>
        <table:table-row table:style-name="ro1">
          <table:table-cell table:formula="of:=IF([.B1816]&gt;=0;1;-1)*(2^[.$D$3])" office:value-type="float" office:value="4096" calcext:value-type="float">
            <text:p>4096</text:p>
          </table:table-cell>
          <table:table-cell table:formula="of:=[.$B$3]+[.E1816]-[.F1816]" office:value-type="float" office:value="6771.5" calcext:value-type="float">
            <text:p>6771,5</text:p>
          </table:table-cell>
          <table:table-cell table:formula="of:=[.B1816]-[.A1816]" office:value-type="float" office:value="2675.5" calcext:value-type="float">
            <text:p>2675,5</text:p>
          </table:table-cell>
          <table:table-cell table:formula="of:=[.C1815]" office:value-type="float" office:value="1532" calcext:value-type="float">
            <text:p>1532,0</text:p>
          </table:table-cell>
          <table:table-cell table:formula="of:=[.D1816]*2" office:value-type="float" office:value="3064" calcext:value-type="float">
            <text:p>3064,0</text:p>
          </table:table-cell>
          <table:table-cell table:formula="of:=[.D1815]" office:value-type="float" office:value="-1660" calcext:value-type="float">
            <text:p>-1660,0</text:p>
          </table:table-cell>
          <table:table-cell table:number-columns-repeated="3"/>
        </table:table-row>
        <table:table-row table:style-name="ro1">
          <table:table-cell table:formula="of:=IF([.B1817]&gt;=0;1;-1)*(2^[.$D$3])" office:value-type="float" office:value="4096" calcext:value-type="float">
            <text:p>4096</text:p>
          </table:table-cell>
          <table:table-cell table:formula="of:=[.$B$3]+[.E1817]-[.F1817]" office:value-type="float" office:value="5866.5" calcext:value-type="float">
            <text:p>5866,5</text:p>
          </table:table-cell>
          <table:table-cell table:formula="of:=[.B1817]-[.A1817]" office:value-type="float" office:value="1770.5" calcext:value-type="float">
            <text:p>1770,5</text:p>
          </table:table-cell>
          <table:table-cell table:formula="of:=[.C1816]" office:value-type="float" office:value="2675.5" calcext:value-type="float">
            <text:p>2675,5</text:p>
          </table:table-cell>
          <table:table-cell table:formula="of:=[.D1817]*2" office:value-type="float" office:value="5351" calcext:value-type="float">
            <text:p>5351,0</text:p>
          </table:table-cell>
          <table:table-cell table:formula="of:=[.D1816]" office:value-type="float" office:value="1532" calcext:value-type="float">
            <text:p>1532,0</text:p>
          </table:table-cell>
          <table:table-cell table:number-columns-repeated="3"/>
        </table:table-row>
        <table:table-row table:style-name="ro1">
          <table:table-cell table:formula="of:=IF([.B1818]&gt;=0;1;-1)*(2^[.$D$3])" office:value-type="float" office:value="4096" calcext:value-type="float">
            <text:p>4096</text:p>
          </table:table-cell>
          <table:table-cell table:formula="of:=[.$B$3]+[.E1818]-[.F1818]" office:value-type="float" office:value="2913" calcext:value-type="float">
            <text:p>2913,0</text:p>
          </table:table-cell>
          <table:table-cell table:formula="of:=[.B1818]-[.A1818]" office:value-type="float" office:value="-1183" calcext:value-type="float">
            <text:p>-1183,0</text:p>
          </table:table-cell>
          <table:table-cell table:formula="of:=[.C1817]" office:value-type="float" office:value="1770.5" calcext:value-type="float">
            <text:p>1770,5</text:p>
          </table:table-cell>
          <table:table-cell table:formula="of:=[.D1818]*2" office:value-type="float" office:value="3541" calcext:value-type="float">
            <text:p>3541,0</text:p>
          </table:table-cell>
          <table:table-cell table:formula="of:=[.D1817]" office:value-type="float" office:value="2675.5" calcext:value-type="float">
            <text:p>2675,5</text:p>
          </table:table-cell>
          <table:table-cell table:number-columns-repeated="3"/>
        </table:table-row>
        <table:table-row table:style-name="ro1">
          <table:table-cell table:formula="of:=IF([.B1819]&gt;=0;1;-1)*(2^[.$D$3])" office:value-type="float" office:value="-4096" calcext:value-type="float">
            <text:p>-4096</text:p>
          </table:table-cell>
          <table:table-cell table:formula="of:=[.$B$3]+[.E1819]-[.F1819]" office:value-type="float" office:value="-2089" calcext:value-type="float">
            <text:p>-2089,0</text:p>
          </table:table-cell>
          <table:table-cell table:formula="of:=[.B1819]-[.A1819]" office:value-type="float" office:value="2007" calcext:value-type="float">
            <text:p>2007,0</text:p>
          </table:table-cell>
          <table:table-cell table:formula="of:=[.C1818]" office:value-type="float" office:value="-1183" calcext:value-type="float">
            <text:p>-1183,0</text:p>
          </table:table-cell>
          <table:table-cell table:formula="of:=[.D1819]*2" office:value-type="float" office:value="-2366" calcext:value-type="float">
            <text:p>-2366,0</text:p>
          </table:table-cell>
          <table:table-cell table:formula="of:=[.D1818]" office:value-type="float" office:value="1770.5" calcext:value-type="float">
            <text:p>1770,5</text:p>
          </table:table-cell>
          <table:table-cell table:number-columns-repeated="3"/>
        </table:table-row>
        <table:table-row table:style-name="ro1">
          <table:table-cell table:formula="of:=IF([.B1820]&gt;=0;1;-1)*(2^[.$D$3])" office:value-type="float" office:value="4096" calcext:value-type="float">
            <text:p>4096</text:p>
          </table:table-cell>
          <table:table-cell table:formula="of:=[.$B$3]+[.E1820]-[.F1820]" office:value-type="float" office:value="7244.5" calcext:value-type="float">
            <text:p>7244,5</text:p>
          </table:table-cell>
          <table:table-cell table:formula="of:=[.B1820]-[.A1820]" office:value-type="float" office:value="3148.5" calcext:value-type="float">
            <text:p>3148,5</text:p>
          </table:table-cell>
          <table:table-cell table:formula="of:=[.C1819]" office:value-type="float" office:value="2007" calcext:value-type="float">
            <text:p>2007,0</text:p>
          </table:table-cell>
          <table:table-cell table:formula="of:=[.D1820]*2" office:value-type="float" office:value="4014" calcext:value-type="float">
            <text:p>4014,0</text:p>
          </table:table-cell>
          <table:table-cell table:formula="of:=[.D1819]" office:value-type="float" office:value="-1183" calcext:value-type="float">
            <text:p>-1183,0</text:p>
          </table:table-cell>
          <table:table-cell table:number-columns-repeated="3"/>
        </table:table-row>
        <table:table-row table:style-name="ro1">
          <table:table-cell table:formula="of:=IF([.B1821]&gt;=0;1;-1)*(2^[.$D$3])" office:value-type="float" office:value="4096" calcext:value-type="float">
            <text:p>4096</text:p>
          </table:table-cell>
          <table:table-cell table:formula="of:=[.$B$3]+[.E1821]-[.F1821]" office:value-type="float" office:value="6337.5" calcext:value-type="float">
            <text:p>6337,5</text:p>
          </table:table-cell>
          <table:table-cell table:formula="of:=[.B1821]-[.A1821]" office:value-type="float" office:value="2241.5" calcext:value-type="float">
            <text:p>2241,5</text:p>
          </table:table-cell>
          <table:table-cell table:formula="of:=[.C1820]" office:value-type="float" office:value="3148.5" calcext:value-type="float">
            <text:p>3148,5</text:p>
          </table:table-cell>
          <table:table-cell table:formula="of:=[.D1821]*2" office:value-type="float" office:value="6297" calcext:value-type="float">
            <text:p>6297,0</text:p>
          </table:table-cell>
          <table:table-cell table:formula="of:=[.D1820]" office:value-type="float" office:value="2007" calcext:value-type="float">
            <text:p>2007,0</text:p>
          </table:table-cell>
          <table:table-cell table:number-columns-repeated="3"/>
        </table:table-row>
        <table:table-row table:style-name="ro1">
          <table:table-cell table:formula="of:=IF([.B1822]&gt;=0;1;-1)*(2^[.$D$3])" office:value-type="float" office:value="4096" calcext:value-type="float">
            <text:p>4096</text:p>
          </table:table-cell>
          <table:table-cell table:formula="of:=[.$B$3]+[.E1822]-[.F1822]" office:value-type="float" office:value="3382" calcext:value-type="float">
            <text:p>3382,0</text:p>
          </table:table-cell>
          <table:table-cell table:formula="of:=[.B1822]-[.A1822]" office:value-type="float" office:value="-714" calcext:value-type="float">
            <text:p>-714,0</text:p>
          </table:table-cell>
          <table:table-cell table:formula="of:=[.C1821]" office:value-type="float" office:value="2241.5" calcext:value-type="float">
            <text:p>2241,5</text:p>
          </table:table-cell>
          <table:table-cell table:formula="of:=[.D1822]*2" office:value-type="float" office:value="4483" calcext:value-type="float">
            <text:p>4483,0</text:p>
          </table:table-cell>
          <table:table-cell table:formula="of:=[.D1821]" office:value-type="float" office:value="3148.5" calcext:value-type="float">
            <text:p>3148,5</text:p>
          </table:table-cell>
          <table:table-cell table:number-columns-repeated="3"/>
        </table:table-row>
        <table:table-row table:style-name="ro1">
          <table:table-cell table:formula="of:=IF([.B1823]&gt;=0;1;-1)*(2^[.$D$3])" office:value-type="float" office:value="-4096" calcext:value-type="float">
            <text:p>-4096</text:p>
          </table:table-cell>
          <table:table-cell table:formula="of:=[.$B$3]+[.E1823]-[.F1823]" office:value-type="float" office:value="-1622" calcext:value-type="float">
            <text:p>-1622,0</text:p>
          </table:table-cell>
          <table:table-cell table:formula="of:=[.B1823]-[.A1823]" office:value-type="float" office:value="2474" calcext:value-type="float">
            <text:p>2474,0</text:p>
          </table:table-cell>
          <table:table-cell table:formula="of:=[.C1822]" office:value-type="float" office:value="-714" calcext:value-type="float">
            <text:p>-714,0</text:p>
          </table:table-cell>
          <table:table-cell table:formula="of:=[.D1823]*2" office:value-type="float" office:value="-1428" calcext:value-type="float">
            <text:p>-1428,0</text:p>
          </table:table-cell>
          <table:table-cell table:formula="of:=[.D1822]" office:value-type="float" office:value="2241.5" calcext:value-type="float">
            <text:p>2241,5</text:p>
          </table:table-cell>
          <table:table-cell table:number-columns-repeated="3"/>
        </table:table-row>
        <table:table-row table:style-name="ro1">
          <table:table-cell table:formula="of:=IF([.B1824]&gt;=0;1;-1)*(2^[.$D$3])" office:value-type="float" office:value="4096" calcext:value-type="float">
            <text:p>4096</text:p>
          </table:table-cell>
          <table:table-cell table:formula="of:=[.$B$3]+[.E1824]-[.F1824]" office:value-type="float" office:value="7709.5" calcext:value-type="float">
            <text:p>7709,5</text:p>
          </table:table-cell>
          <table:table-cell table:formula="of:=[.B1824]-[.A1824]" office:value-type="float" office:value="3613.5" calcext:value-type="float">
            <text:p>3613,5</text:p>
          </table:table-cell>
          <table:table-cell table:formula="of:=[.C1823]" office:value-type="float" office:value="2474" calcext:value-type="float">
            <text:p>2474,0</text:p>
          </table:table-cell>
          <table:table-cell table:formula="of:=[.D1824]*2" office:value-type="float" office:value="4948" calcext:value-type="float">
            <text:p>4948,0</text:p>
          </table:table-cell>
          <table:table-cell table:formula="of:=[.D1823]" office:value-type="float" office:value="-714" calcext:value-type="float">
            <text:p>-714,0</text:p>
          </table:table-cell>
          <table:table-cell table:number-columns-repeated="3"/>
        </table:table-row>
        <table:table-row table:style-name="ro1">
          <table:table-cell table:formula="of:=IF([.B1825]&gt;=0;1;-1)*(2^[.$D$3])" office:value-type="float" office:value="4096" calcext:value-type="float">
            <text:p>4096</text:p>
          </table:table-cell>
          <table:table-cell table:formula="of:=[.$B$3]+[.E1825]-[.F1825]" office:value-type="float" office:value="6800.5" calcext:value-type="float">
            <text:p>6800,5</text:p>
          </table:table-cell>
          <table:table-cell table:formula="of:=[.B1825]-[.A1825]" office:value-type="float" office:value="2704.5" calcext:value-type="float">
            <text:p>2704,5</text:p>
          </table:table-cell>
          <table:table-cell table:formula="of:=[.C1824]" office:value-type="float" office:value="3613.5" calcext:value-type="float">
            <text:p>3613,5</text:p>
          </table:table-cell>
          <table:table-cell table:formula="of:=[.D1825]*2" office:value-type="float" office:value="7227" calcext:value-type="float">
            <text:p>7227,0</text:p>
          </table:table-cell>
          <table:table-cell table:formula="of:=[.D1824]" office:value-type="float" office:value="2474" calcext:value-type="float">
            <text:p>2474,0</text:p>
          </table:table-cell>
          <table:table-cell table:number-columns-repeated="3"/>
        </table:table-row>
        <table:table-row table:style-name="ro1">
          <table:table-cell table:formula="of:=IF([.B1826]&gt;=0;1;-1)*(2^[.$D$3])" office:value-type="float" office:value="4096" calcext:value-type="float">
            <text:p>4096</text:p>
          </table:table-cell>
          <table:table-cell table:formula="of:=[.$B$3]+[.E1826]-[.F1826]" office:value-type="float" office:value="3843" calcext:value-type="float">
            <text:p>3843,0</text:p>
          </table:table-cell>
          <table:table-cell table:formula="of:=[.B1826]-[.A1826]" office:value-type="float" office:value="-253" calcext:value-type="float">
            <text:p>-253,0</text:p>
          </table:table-cell>
          <table:table-cell table:formula="of:=[.C1825]" office:value-type="float" office:value="2704.5" calcext:value-type="float">
            <text:p>2704,5</text:p>
          </table:table-cell>
          <table:table-cell table:formula="of:=[.D1826]*2" office:value-type="float" office:value="5409" calcext:value-type="float">
            <text:p>5409,0</text:p>
          </table:table-cell>
          <table:table-cell table:formula="of:=[.D1825]" office:value-type="float" office:value="3613.5" calcext:value-type="float">
            <text:p>3613,5</text:p>
          </table:table-cell>
          <table:table-cell table:number-columns-repeated="3"/>
        </table:table-row>
        <table:table-row table:style-name="ro1">
          <table:table-cell table:formula="of:=IF([.B1827]&gt;=0;1;-1)*(2^[.$D$3])" office:value-type="float" office:value="-4096" calcext:value-type="float">
            <text:p>-4096</text:p>
          </table:table-cell>
          <table:table-cell table:formula="of:=[.$B$3]+[.E1827]-[.F1827]" office:value-type="float" office:value="-1163" calcext:value-type="float">
            <text:p>-1163,0</text:p>
          </table:table-cell>
          <table:table-cell table:formula="of:=[.B1827]-[.A1827]" office:value-type="float" office:value="2933" calcext:value-type="float">
            <text:p>2933,0</text:p>
          </table:table-cell>
          <table:table-cell table:formula="of:=[.C1826]" office:value-type="float" office:value="-253" calcext:value-type="float">
            <text:p>-253,0</text:p>
          </table:table-cell>
          <table:table-cell table:formula="of:=[.D1827]*2" office:value-type="float" office:value="-506" calcext:value-type="float">
            <text:p>-506,0</text:p>
          </table:table-cell>
          <table:table-cell table:formula="of:=[.D1826]" office:value-type="float" office:value="2704.5" calcext:value-type="float">
            <text:p>2704,5</text:p>
          </table:table-cell>
          <table:table-cell table:number-columns-repeated="3"/>
        </table:table-row>
        <table:table-row table:style-name="ro1">
          <table:table-cell table:formula="of:=IF([.B1828]&gt;=0;1;-1)*(2^[.$D$3])" office:value-type="float" office:value="4096" calcext:value-type="float">
            <text:p>4096</text:p>
          </table:table-cell>
          <table:table-cell table:formula="of:=[.$B$3]+[.E1828]-[.F1828]" office:value-type="float" office:value="8166.5" calcext:value-type="float">
            <text:p>8166,5</text:p>
          </table:table-cell>
          <table:table-cell table:formula="of:=[.B1828]-[.A1828]" office:value-type="float" office:value="4070.5" calcext:value-type="float">
            <text:p>4070,5</text:p>
          </table:table-cell>
          <table:table-cell table:formula="of:=[.C1827]" office:value-type="float" office:value="2933" calcext:value-type="float">
            <text:p>2933,0</text:p>
          </table:table-cell>
          <table:table-cell table:formula="of:=[.D1828]*2" office:value-type="float" office:value="5866" calcext:value-type="float">
            <text:p>5866,0</text:p>
          </table:table-cell>
          <table:table-cell table:formula="of:=[.D1827]" office:value-type="float" office:value="-253" calcext:value-type="float">
            <text:p>-253,0</text:p>
          </table:table-cell>
          <table:table-cell table:number-columns-repeated="3"/>
        </table:table-row>
        <table:table-row table:style-name="ro1">
          <table:table-cell table:formula="of:=IF([.B1829]&gt;=0;1;-1)*(2^[.$D$3])" office:value-type="float" office:value="4096" calcext:value-type="float">
            <text:p>4096</text:p>
          </table:table-cell>
          <table:table-cell table:formula="of:=[.$B$3]+[.E1829]-[.F1829]" office:value-type="float" office:value="7255.5" calcext:value-type="float">
            <text:p>7255,5</text:p>
          </table:table-cell>
          <table:table-cell table:formula="of:=[.B1829]-[.A1829]" office:value-type="float" office:value="3159.5" calcext:value-type="float">
            <text:p>3159,5</text:p>
          </table:table-cell>
          <table:table-cell table:formula="of:=[.C1828]" office:value-type="float" office:value="4070.5" calcext:value-type="float">
            <text:p>4070,5</text:p>
          </table:table-cell>
          <table:table-cell table:formula="of:=[.D1829]*2" office:value-type="float" office:value="8141" calcext:value-type="float">
            <text:p>8141,0</text:p>
          </table:table-cell>
          <table:table-cell table:formula="of:=[.D1828]" office:value-type="float" office:value="2933" calcext:value-type="float">
            <text:p>2933,0</text:p>
          </table:table-cell>
          <table:table-cell table:number-columns-repeated="3"/>
        </table:table-row>
        <table:table-row table:style-name="ro1">
          <table:table-cell table:formula="of:=IF([.B1830]&gt;=0;1;-1)*(2^[.$D$3])" office:value-type="float" office:value="4096" calcext:value-type="float">
            <text:p>4096</text:p>
          </table:table-cell>
          <table:table-cell table:formula="of:=[.$B$3]+[.E1830]-[.F1830]" office:value-type="float" office:value="4296" calcext:value-type="float">
            <text:p>4296,0</text:p>
          </table:table-cell>
          <table:table-cell table:formula="of:=[.B1830]-[.A1830]" office:value-type="float" office:value="200" calcext:value-type="float">
            <text:p>200,0</text:p>
          </table:table-cell>
          <table:table-cell table:formula="of:=[.C1829]" office:value-type="float" office:value="3159.5" calcext:value-type="float">
            <text:p>3159,5</text:p>
          </table:table-cell>
          <table:table-cell table:formula="of:=[.D1830]*2" office:value-type="float" office:value="6319" calcext:value-type="float">
            <text:p>6319,0</text:p>
          </table:table-cell>
          <table:table-cell table:formula="of:=[.D1829]" office:value-type="float" office:value="4070.5" calcext:value-type="float">
            <text:p>4070,5</text:p>
          </table:table-cell>
          <table:table-cell table:number-columns-repeated="3"/>
        </table:table-row>
        <table:table-row table:style-name="ro1">
          <table:table-cell table:formula="of:=IF([.B1831]&gt;=0;1;-1)*(2^[.$D$3])" office:value-type="float" office:value="-4096" calcext:value-type="float">
            <text:p>-4096</text:p>
          </table:table-cell>
          <table:table-cell table:formula="of:=[.$B$3]+[.E1831]-[.F1831]" office:value-type="float" office:value="-712" calcext:value-type="float">
            <text:p>-712,0</text:p>
          </table:table-cell>
          <table:table-cell table:formula="of:=[.B1831]-[.A1831]" office:value-type="float" office:value="3384" calcext:value-type="float">
            <text:p>3384,0</text:p>
          </table:table-cell>
          <table:table-cell table:formula="of:=[.C1830]" office:value-type="float" office:value="200" calcext:value-type="float">
            <text:p>200,0</text:p>
          </table:table-cell>
          <table:table-cell table:formula="of:=[.D1831]*2" office:value-type="float" office:value="400" calcext:value-type="float">
            <text:p>400,0</text:p>
          </table:table-cell>
          <table:table-cell table:formula="of:=[.D1830]" office:value-type="float" office:value="3159.5" calcext:value-type="float">
            <text:p>3159,5</text:p>
          </table:table-cell>
          <table:table-cell table:number-columns-repeated="3"/>
        </table:table-row>
        <table:table-row table:style-name="ro1">
          <table:table-cell table:formula="of:=IF([.B1832]&gt;=0;1;-1)*(2^[.$D$3])" office:value-type="float" office:value="4096" calcext:value-type="float">
            <text:p>4096</text:p>
          </table:table-cell>
          <table:table-cell table:formula="of:=[.$B$3]+[.E1832]-[.F1832]" office:value-type="float" office:value="8615.5" calcext:value-type="float">
            <text:p>8615,5</text:p>
          </table:table-cell>
          <table:table-cell table:formula="of:=[.B1832]-[.A1832]" office:value-type="float" office:value="4519.5" calcext:value-type="float">
            <text:p>4519,5</text:p>
          </table:table-cell>
          <table:table-cell table:formula="of:=[.C1831]" office:value-type="float" office:value="3384" calcext:value-type="float">
            <text:p>3384,0</text:p>
          </table:table-cell>
          <table:table-cell table:formula="of:=[.D1832]*2" office:value-type="float" office:value="6768" calcext:value-type="float">
            <text:p>6768,0</text:p>
          </table:table-cell>
          <table:table-cell table:formula="of:=[.D1831]" office:value-type="float" office:value="200" calcext:value-type="float">
            <text:p>200,0</text:p>
          </table:table-cell>
          <table:table-cell table:number-columns-repeated="3"/>
        </table:table-row>
        <table:table-row table:style-name="ro1">
          <table:table-cell table:formula="of:=IF([.B1833]&gt;=0;1;-1)*(2^[.$D$3])" office:value-type="float" office:value="4096" calcext:value-type="float">
            <text:p>4096</text:p>
          </table:table-cell>
          <table:table-cell table:formula="of:=[.$B$3]+[.E1833]-[.F1833]" office:value-type="float" office:value="7702.5" calcext:value-type="float">
            <text:p>7702,5</text:p>
          </table:table-cell>
          <table:table-cell table:formula="of:=[.B1833]-[.A1833]" office:value-type="float" office:value="3606.5" calcext:value-type="float">
            <text:p>3606,5</text:p>
          </table:table-cell>
          <table:table-cell table:formula="of:=[.C1832]" office:value-type="float" office:value="4519.5" calcext:value-type="float">
            <text:p>4519,5</text:p>
          </table:table-cell>
          <table:table-cell table:formula="of:=[.D1833]*2" office:value-type="float" office:value="9039" calcext:value-type="float">
            <text:p>9039,0</text:p>
          </table:table-cell>
          <table:table-cell table:formula="of:=[.D1832]" office:value-type="float" office:value="3384" calcext:value-type="float">
            <text:p>3384,0</text:p>
          </table:table-cell>
          <table:table-cell table:number-columns-repeated="3"/>
        </table:table-row>
        <table:table-row table:style-name="ro1">
          <table:table-cell table:formula="of:=IF([.B1834]&gt;=0;1;-1)*(2^[.$D$3])" office:value-type="float" office:value="4096" calcext:value-type="float">
            <text:p>4096</text:p>
          </table:table-cell>
          <table:table-cell table:formula="of:=[.$B$3]+[.E1834]-[.F1834]" office:value-type="float" office:value="4741" calcext:value-type="float">
            <text:p>4741,0</text:p>
          </table:table-cell>
          <table:table-cell table:formula="of:=[.B1834]-[.A1834]" office:value-type="float" office:value="645" calcext:value-type="float">
            <text:p>645,0</text:p>
          </table:table-cell>
          <table:table-cell table:formula="of:=[.C1833]" office:value-type="float" office:value="3606.5" calcext:value-type="float">
            <text:p>3606,5</text:p>
          </table:table-cell>
          <table:table-cell table:formula="of:=[.D1834]*2" office:value-type="float" office:value="7213" calcext:value-type="float">
            <text:p>7213,0</text:p>
          </table:table-cell>
          <table:table-cell table:formula="of:=[.D1833]" office:value-type="float" office:value="4519.5" calcext:value-type="float">
            <text:p>4519,5</text:p>
          </table:table-cell>
          <table:table-cell table:number-columns-repeated="3"/>
        </table:table-row>
        <table:table-row table:style-name="ro1">
          <table:table-cell table:formula="of:=IF([.B1835]&gt;=0;1;-1)*(2^[.$D$3])" office:value-type="float" office:value="-4096" calcext:value-type="float">
            <text:p>-4096</text:p>
          </table:table-cell>
          <table:table-cell table:formula="of:=[.$B$3]+[.E1835]-[.F1835]" office:value-type="float" office:value="-269" calcext:value-type="float">
            <text:p>-269,0</text:p>
          </table:table-cell>
          <table:table-cell table:formula="of:=[.B1835]-[.A1835]" office:value-type="float" office:value="3827" calcext:value-type="float">
            <text:p>3827,0</text:p>
          </table:table-cell>
          <table:table-cell table:formula="of:=[.C1834]" office:value-type="float" office:value="645" calcext:value-type="float">
            <text:p>645,0</text:p>
          </table:table-cell>
          <table:table-cell table:formula="of:=[.D1835]*2" office:value-type="float" office:value="1290" calcext:value-type="float">
            <text:p>1290,0</text:p>
          </table:table-cell>
          <table:table-cell table:formula="of:=[.D1834]" office:value-type="float" office:value="3606.5" calcext:value-type="float">
            <text:p>3606,5</text:p>
          </table:table-cell>
          <table:table-cell table:number-columns-repeated="3"/>
        </table:table-row>
        <table:table-row table:style-name="ro1">
          <table:table-cell table:formula="of:=IF([.B1836]&gt;=0;1;-1)*(2^[.$D$3])" office:value-type="float" office:value="4096" calcext:value-type="float">
            <text:p>4096</text:p>
          </table:table-cell>
          <table:table-cell table:formula="of:=[.$B$3]+[.E1836]-[.F1836]" office:value-type="float" office:value="9056.5" calcext:value-type="float">
            <text:p>9056,5</text:p>
          </table:table-cell>
          <table:table-cell table:formula="of:=[.B1836]-[.A1836]" office:value-type="float" office:value="4960.5" calcext:value-type="float">
            <text:p>4960,5</text:p>
          </table:table-cell>
          <table:table-cell table:formula="of:=[.C1835]" office:value-type="float" office:value="3827" calcext:value-type="float">
            <text:p>3827,0</text:p>
          </table:table-cell>
          <table:table-cell table:formula="of:=[.D1836]*2" office:value-type="float" office:value="7654" calcext:value-type="float">
            <text:p>7654,0</text:p>
          </table:table-cell>
          <table:table-cell table:formula="of:=[.D1835]" office:value-type="float" office:value="645" calcext:value-type="float">
            <text:p>645,0</text:p>
          </table:table-cell>
          <table:table-cell table:number-columns-repeated="3"/>
        </table:table-row>
        <table:table-row table:style-name="ro1">
          <table:table-cell table:formula="of:=IF([.B1837]&gt;=0;1;-1)*(2^[.$D$3])" office:value-type="float" office:value="4096" calcext:value-type="float">
            <text:p>4096</text:p>
          </table:table-cell>
          <table:table-cell table:formula="of:=[.$B$3]+[.E1837]-[.F1837]" office:value-type="float" office:value="8141.5" calcext:value-type="float">
            <text:p>8141,5</text:p>
          </table:table-cell>
          <table:table-cell table:formula="of:=[.B1837]-[.A1837]" office:value-type="float" office:value="4045.5" calcext:value-type="float">
            <text:p>4045,5</text:p>
          </table:table-cell>
          <table:table-cell table:formula="of:=[.C1836]" office:value-type="float" office:value="4960.5" calcext:value-type="float">
            <text:p>4960,5</text:p>
          </table:table-cell>
          <table:table-cell table:formula="of:=[.D1837]*2" office:value-type="float" office:value="9921" calcext:value-type="float">
            <text:p>9921,0</text:p>
          </table:table-cell>
          <table:table-cell table:formula="of:=[.D1836]" office:value-type="float" office:value="3827" calcext:value-type="float">
            <text:p>3827,0</text:p>
          </table:table-cell>
          <table:table-cell table:number-columns-repeated="3"/>
        </table:table-row>
        <table:table-row table:style-name="ro1">
          <table:table-cell table:formula="of:=IF([.B1838]&gt;=0;1;-1)*(2^[.$D$3])" office:value-type="float" office:value="4096" calcext:value-type="float">
            <text:p>4096</text:p>
          </table:table-cell>
          <table:table-cell table:formula="of:=[.$B$3]+[.E1838]-[.F1838]" office:value-type="float" office:value="5178" calcext:value-type="float">
            <text:p>5178,0</text:p>
          </table:table-cell>
          <table:table-cell table:formula="of:=[.B1838]-[.A1838]" office:value-type="float" office:value="1082" calcext:value-type="float">
            <text:p>1082,0</text:p>
          </table:table-cell>
          <table:table-cell table:formula="of:=[.C1837]" office:value-type="float" office:value="4045.5" calcext:value-type="float">
            <text:p>4045,5</text:p>
          </table:table-cell>
          <table:table-cell table:formula="of:=[.D1838]*2" office:value-type="float" office:value="8091" calcext:value-type="float">
            <text:p>8091,0</text:p>
          </table:table-cell>
          <table:table-cell table:formula="of:=[.D1837]" office:value-type="float" office:value="4960.5" calcext:value-type="float">
            <text:p>4960,5</text:p>
          </table:table-cell>
          <table:table-cell table:number-columns-repeated="3"/>
        </table:table-row>
        <table:table-row table:style-name="ro1">
          <table:table-cell table:formula="of:=IF([.B1839]&gt;=0;1;-1)*(2^[.$D$3])" office:value-type="float" office:value="4096" calcext:value-type="float">
            <text:p>4096</text:p>
          </table:table-cell>
          <table:table-cell table:formula="of:=[.$B$3]+[.E1839]-[.F1839]" office:value-type="float" office:value="166" calcext:value-type="float">
            <text:p>166,0</text:p>
          </table:table-cell>
          <table:table-cell table:formula="of:=[.B1839]-[.A1839]" office:value-type="float" office:value="-3930" calcext:value-type="float">
            <text:p>-3930,0</text:p>
          </table:table-cell>
          <table:table-cell table:formula="of:=[.C1838]" office:value-type="float" office:value="1082" calcext:value-type="float">
            <text:p>1082,0</text:p>
          </table:table-cell>
          <table:table-cell table:formula="of:=[.D1839]*2" office:value-type="float" office:value="2164" calcext:value-type="float">
            <text:p>2164,0</text:p>
          </table:table-cell>
          <table:table-cell table:formula="of:=[.D1838]" office:value-type="float" office:value="4045.5" calcext:value-type="float">
            <text:p>4045,5</text:p>
          </table:table-cell>
          <table:table-cell table:number-columns-repeated="3"/>
        </table:table-row>
        <table:table-row table:style-name="ro1">
          <table:table-cell table:formula="of:=IF([.B1840]&gt;=0;1;-1)*(2^[.$D$3])" office:value-type="float" office:value="-4096" calcext:value-type="float">
            <text:p>-4096</text:p>
          </table:table-cell>
          <table:table-cell table:formula="of:=[.$B$3]+[.E1840]-[.F1840]" office:value-type="float" office:value="-6894.5" calcext:value-type="float">
            <text:p>-6894,5</text:p>
          </table:table-cell>
          <table:table-cell table:formula="of:=[.B1840]-[.A1840]" office:value-type="float" office:value="-2798.5" calcext:value-type="float">
            <text:p>-2798,5</text:p>
          </table:table-cell>
          <table:table-cell table:formula="of:=[.C1839]" office:value-type="float" office:value="-3930" calcext:value-type="float">
            <text:p>-3930,0</text:p>
          </table:table-cell>
          <table:table-cell table:formula="of:=[.D1840]*2" office:value-type="float" office:value="-7860" calcext:value-type="float">
            <text:p>-7860,0</text:p>
          </table:table-cell>
          <table:table-cell table:formula="of:=[.D1839]" office:value-type="float" office:value="1082" calcext:value-type="float">
            <text:p>1082,0</text:p>
          </table:table-cell>
          <table:table-cell table:number-columns-repeated="3"/>
        </table:table-row>
        <table:table-row table:style-name="ro1">
          <table:table-cell table:formula="of:=IF([.B1841]&gt;=0;1;-1)*(2^[.$D$3])" office:value-type="float" office:value="4096" calcext:value-type="float">
            <text:p>4096</text:p>
          </table:table-cell>
          <table:table-cell table:formula="of:=[.$B$3]+[.E1841]-[.F1841]" office:value-type="float" office:value="380.5" calcext:value-type="float">
            <text:p>380,5</text:p>
          </table:table-cell>
          <table:table-cell table:formula="of:=[.B1841]-[.A1841]" office:value-type="float" office:value="-3715.5" calcext:value-type="float">
            <text:p>-3715,5</text:p>
          </table:table-cell>
          <table:table-cell table:formula="of:=[.C1840]" office:value-type="float" office:value="-2798.5" calcext:value-type="float">
            <text:p>-2798,5</text:p>
          </table:table-cell>
          <table:table-cell table:formula="of:=[.D1841]*2" office:value-type="float" office:value="-5597" calcext:value-type="float">
            <text:p>-5597,0</text:p>
          </table:table-cell>
          <table:table-cell table:formula="of:=[.D1840]" office:value-type="float" office:value="-3930" calcext:value-type="float">
            <text:p>-3930,0</text:p>
          </table:table-cell>
          <table:table-cell table:number-columns-repeated="3"/>
        </table:table-row>
        <table:table-row table:style-name="ro1">
          <table:table-cell table:formula="of:=IF([.B1842]&gt;=0;1;-1)*(2^[.$D$3])" office:value-type="float" office:value="-4096" calcext:value-type="float">
            <text:p>-4096</text:p>
          </table:table-cell>
          <table:table-cell table:formula="of:=[.$B$3]+[.E1842]-[.F1842]" office:value-type="float" office:value="-2585" calcext:value-type="float">
            <text:p>-2585,0</text:p>
          </table:table-cell>
          <table:table-cell table:formula="of:=[.B1842]-[.A1842]" office:value-type="float" office:value="1511" calcext:value-type="float">
            <text:p>1511,0</text:p>
          </table:table-cell>
          <table:table-cell table:formula="of:=[.C1841]" office:value-type="float" office:value="-3715.5" calcext:value-type="float">
            <text:p>-3715,5</text:p>
          </table:table-cell>
          <table:table-cell table:formula="of:=[.D1842]*2" office:value-type="float" office:value="-7431" calcext:value-type="float">
            <text:p>-7431,0</text:p>
          </table:table-cell>
          <table:table-cell table:formula="of:=[.D1841]" office:value-type="float" office:value="-2798.5" calcext:value-type="float">
            <text:p>-2798,5</text:p>
          </table:table-cell>
          <table:table-cell table:number-columns-repeated="3"/>
        </table:table-row>
        <table:table-row table:style-name="ro1">
          <table:table-cell table:formula="of:=IF([.B1843]&gt;=0;1;-1)*(2^[.$D$3])" office:value-type="float" office:value="4096" calcext:value-type="float">
            <text:p>4096</text:p>
          </table:table-cell>
          <table:table-cell table:formula="of:=[.$B$3]+[.E1843]-[.F1843]" office:value-type="float" office:value="8785" calcext:value-type="float">
            <text:p>8785,0</text:p>
          </table:table-cell>
          <table:table-cell table:formula="of:=[.B1843]-[.A1843]" office:value-type="float" office:value="4689" calcext:value-type="float">
            <text:p>4689,0</text:p>
          </table:table-cell>
          <table:table-cell table:formula="of:=[.C1842]" office:value-type="float" office:value="1511" calcext:value-type="float">
            <text:p>1511,0</text:p>
          </table:table-cell>
          <table:table-cell table:formula="of:=[.D1843]*2" office:value-type="float" office:value="3022" calcext:value-type="float">
            <text:p>3022,0</text:p>
          </table:table-cell>
          <table:table-cell table:formula="of:=[.D1842]" office:value-type="float" office:value="-3715.5" calcext:value-type="float">
            <text:p>-3715,5</text:p>
          </table:table-cell>
          <table:table-cell table:number-columns-repeated="3"/>
        </table:table-row>
        <table:table-row table:style-name="ro1">
          <table:table-cell table:formula="of:=IF([.B1844]&gt;=0;1;-1)*(2^[.$D$3])" office:value-type="float" office:value="4096" calcext:value-type="float">
            <text:p>4096</text:p>
          </table:table-cell>
          <table:table-cell table:formula="of:=[.$B$3]+[.E1844]-[.F1844]" office:value-type="float" office:value="9914.5" calcext:value-type="float">
            <text:p>9914,5</text:p>
          </table:table-cell>
          <table:table-cell table:formula="of:=[.B1844]-[.A1844]" office:value-type="float" office:value="5818.5" calcext:value-type="float">
            <text:p>5818,5</text:p>
          </table:table-cell>
          <table:table-cell table:formula="of:=[.C1843]" office:value-type="float" office:value="4689" calcext:value-type="float">
            <text:p>4689,0</text:p>
          </table:table-cell>
          <table:table-cell table:formula="of:=[.D1844]*2" office:value-type="float" office:value="9378" calcext:value-type="float">
            <text:p>9378,0</text:p>
          </table:table-cell>
          <table:table-cell table:formula="of:=[.D1843]" office:value-type="float" office:value="1511" calcext:value-type="float">
            <text:p>1511,0</text:p>
          </table:table-cell>
          <table:table-cell table:number-columns-repeated="3"/>
        </table:table-row>
        <table:table-row table:style-name="ro1">
          <table:table-cell table:formula="of:=IF([.B1845]&gt;=0;1;-1)*(2^[.$D$3])" office:value-type="float" office:value="4096" calcext:value-type="float">
            <text:p>4096</text:p>
          </table:table-cell>
          <table:table-cell table:formula="of:=[.$B$3]+[.E1845]-[.F1845]" office:value-type="float" office:value="8995.5" calcext:value-type="float">
            <text:p>8995,5</text:p>
          </table:table-cell>
          <table:table-cell table:formula="of:=[.B1845]-[.A1845]" office:value-type="float" office:value="4899.5" calcext:value-type="float">
            <text:p>4899,5</text:p>
          </table:table-cell>
          <table:table-cell table:formula="of:=[.C1844]" office:value-type="float" office:value="5818.5" calcext:value-type="float">
            <text:p>5818,5</text:p>
          </table:table-cell>
          <table:table-cell table:formula="of:=[.D1845]*2" office:value-type="float" office:value="11637" calcext:value-type="float">
            <text:p>11637,0</text:p>
          </table:table-cell>
          <table:table-cell table:formula="of:=[.D1844]" office:value-type="float" office:value="4689" calcext:value-type="float">
            <text:p>4689,0</text:p>
          </table:table-cell>
          <table:table-cell table:number-columns-repeated="3"/>
        </table:table-row>
        <table:table-row table:style-name="ro1">
          <table:table-cell table:formula="of:=IF([.B1846]&gt;=0;1;-1)*(2^[.$D$3])" office:value-type="float" office:value="4096" calcext:value-type="float">
            <text:p>4096</text:p>
          </table:table-cell>
          <table:table-cell table:formula="of:=[.$B$3]+[.E1846]-[.F1846]" office:value-type="float" office:value="6028" calcext:value-type="float">
            <text:p>6028,0</text:p>
          </table:table-cell>
          <table:table-cell table:formula="of:=[.B1846]-[.A1846]" office:value-type="float" office:value="1932" calcext:value-type="float">
            <text:p>1932,0</text:p>
          </table:table-cell>
          <table:table-cell table:formula="of:=[.C1845]" office:value-type="float" office:value="4899.5" calcext:value-type="float">
            <text:p>4899,5</text:p>
          </table:table-cell>
          <table:table-cell table:formula="of:=[.D1846]*2" office:value-type="float" office:value="9799" calcext:value-type="float">
            <text:p>9799,0</text:p>
          </table:table-cell>
          <table:table-cell table:formula="of:=[.D1845]" office:value-type="float" office:value="5818.5" calcext:value-type="float">
            <text:p>5818,5</text:p>
          </table:table-cell>
          <table:table-cell table:number-columns-repeated="3"/>
        </table:table-row>
        <table:table-row table:style-name="ro1">
          <table:table-cell table:formula="of:=IF([.B1847]&gt;=0;1;-1)*(2^[.$D$3])" office:value-type="float" office:value="4096" calcext:value-type="float">
            <text:p>4096</text:p>
          </table:table-cell>
          <table:table-cell table:formula="of:=[.$B$3]+[.E1847]-[.F1847]" office:value-type="float" office:value="1012" calcext:value-type="float">
            <text:p>1012,0</text:p>
          </table:table-cell>
          <table:table-cell table:formula="of:=[.B1847]-[.A1847]" office:value-type="float" office:value="-3084" calcext:value-type="float">
            <text:p>-3084,0</text:p>
          </table:table-cell>
          <table:table-cell table:formula="of:=[.C1846]" office:value-type="float" office:value="1932" calcext:value-type="float">
            <text:p>1932,0</text:p>
          </table:table-cell>
          <table:table-cell table:formula="of:=[.D1847]*2" office:value-type="float" office:value="3864" calcext:value-type="float">
            <text:p>3864,0</text:p>
          </table:table-cell>
          <table:table-cell table:formula="of:=[.D1846]" office:value-type="float" office:value="4899.5" calcext:value-type="float">
            <text:p>4899,5</text:p>
          </table:table-cell>
          <table:table-cell table:number-columns-repeated="3"/>
        </table:table-row>
        <table:table-row table:style-name="ro1">
          <table:table-cell table:formula="of:=IF([.B1848]&gt;=0;1;-1)*(2^[.$D$3])" office:value-type="float" office:value="-4096" calcext:value-type="float">
            <text:p>-4096</text:p>
          </table:table-cell>
          <table:table-cell table:formula="of:=[.$B$3]+[.E1848]-[.F1848]" office:value-type="float" office:value="-6052.5" calcext:value-type="float">
            <text:p>-6052,5</text:p>
          </table:table-cell>
          <table:table-cell table:formula="of:=[.B1848]-[.A1848]" office:value-type="float" office:value="-1956.5" calcext:value-type="float">
            <text:p>-1956,5</text:p>
          </table:table-cell>
          <table:table-cell table:formula="of:=[.C1847]" office:value-type="float" office:value="-3084" calcext:value-type="float">
            <text:p>-3084,0</text:p>
          </table:table-cell>
          <table:table-cell table:formula="of:=[.D1848]*2" office:value-type="float" office:value="-6168" calcext:value-type="float">
            <text:p>-6168,0</text:p>
          </table:table-cell>
          <table:table-cell table:formula="of:=[.D1847]" office:value-type="float" office:value="1932" calcext:value-type="float">
            <text:p>1932,0</text:p>
          </table:table-cell>
          <table:table-cell table:number-columns-repeated="3"/>
        </table:table-row>
        <table:table-row table:style-name="ro1">
          <table:table-cell table:formula="of:=IF([.B1849]&gt;=0;1;-1)*(2^[.$D$3])" office:value-type="float" office:value="4096" calcext:value-type="float">
            <text:p>4096</text:p>
          </table:table-cell>
          <table:table-cell table:formula="of:=[.$B$3]+[.E1849]-[.F1849]" office:value-type="float" office:value="1218.5" calcext:value-type="float">
            <text:p>1218,5</text:p>
          </table:table-cell>
          <table:table-cell table:formula="of:=[.B1849]-[.A1849]" office:value-type="float" office:value="-2877.5" calcext:value-type="float">
            <text:p>-2877,5</text:p>
          </table:table-cell>
          <table:table-cell table:formula="of:=[.C1848]" office:value-type="float" office:value="-1956.5" calcext:value-type="float">
            <text:p>-1956,5</text:p>
          </table:table-cell>
          <table:table-cell table:formula="of:=[.D1849]*2" office:value-type="float" office:value="-3913" calcext:value-type="float">
            <text:p>-3913,0</text:p>
          </table:table-cell>
          <table:table-cell table:formula="of:=[.D1848]" office:value-type="float" office:value="-3084" calcext:value-type="float">
            <text:p>-3084,0</text:p>
          </table:table-cell>
          <table:table-cell table:number-columns-repeated="3"/>
        </table:table-row>
        <table:table-row table:style-name="ro1">
          <table:table-cell table:formula="of:=IF([.B1850]&gt;=0;1;-1)*(2^[.$D$3])" office:value-type="float" office:value="-4096" calcext:value-type="float">
            <text:p>-4096</text:p>
          </table:table-cell>
          <table:table-cell table:formula="of:=[.$B$3]+[.E1850]-[.F1850]" office:value-type="float" office:value="-1751" calcext:value-type="float">
            <text:p>-1751,0</text:p>
          </table:table-cell>
          <table:table-cell table:formula="of:=[.B1850]-[.A1850]" office:value-type="float" office:value="2345" calcext:value-type="float">
            <text:p>2345,0</text:p>
          </table:table-cell>
          <table:table-cell table:formula="of:=[.C1849]" office:value-type="float" office:value="-2877.5" calcext:value-type="float">
            <text:p>-2877,5</text:p>
          </table:table-cell>
          <table:table-cell table:formula="of:=[.D1850]*2" office:value-type="float" office:value="-5755" calcext:value-type="float">
            <text:p>-5755,0</text:p>
          </table:table-cell>
          <table:table-cell table:formula="of:=[.D1849]" office:value-type="float" office:value="-1956.5" calcext:value-type="float">
            <text:p>-1956,5</text:p>
          </table:table-cell>
          <table:table-cell table:number-columns-repeated="3"/>
        </table:table-row>
        <table:table-row table:style-name="ro1">
          <table:table-cell table:formula="of:=IF([.B1851]&gt;=0;1;-1)*(2^[.$D$3])" office:value-type="float" office:value="4096" calcext:value-type="float">
            <text:p>4096</text:p>
          </table:table-cell>
          <table:table-cell table:formula="of:=[.$B$3]+[.E1851]-[.F1851]" office:value-type="float" office:value="9615" calcext:value-type="float">
            <text:p>9615,0</text:p>
          </table:table-cell>
          <table:table-cell table:formula="of:=[.B1851]-[.A1851]" office:value-type="float" office:value="5519" calcext:value-type="float">
            <text:p>5519,0</text:p>
          </table:table-cell>
          <table:table-cell table:formula="of:=[.C1850]" office:value-type="float" office:value="2345" calcext:value-type="float">
            <text:p>2345,0</text:p>
          </table:table-cell>
          <table:table-cell table:formula="of:=[.D1851]*2" office:value-type="float" office:value="4690" calcext:value-type="float">
            <text:p>4690,0</text:p>
          </table:table-cell>
          <table:table-cell table:formula="of:=[.D1850]" office:value-type="float" office:value="-2877.5" calcext:value-type="float">
            <text:p>-2877,5</text:p>
          </table:table-cell>
          <table:table-cell table:number-columns-repeated="3"/>
        </table:table-row>
        <table:table-row table:style-name="ro1">
          <table:table-cell table:formula="of:=IF([.B1852]&gt;=0;1;-1)*(2^[.$D$3])" office:value-type="float" office:value="4096" calcext:value-type="float">
            <text:p>4096</text:p>
          </table:table-cell>
          <table:table-cell table:formula="of:=[.$B$3]+[.E1852]-[.F1852]" office:value-type="float" office:value="10740.5" calcext:value-type="float">
            <text:p>10740,5</text:p>
          </table:table-cell>
          <table:table-cell table:formula="of:=[.B1852]-[.A1852]" office:value-type="float" office:value="6644.5" calcext:value-type="float">
            <text:p>6644,5</text:p>
          </table:table-cell>
          <table:table-cell table:formula="of:=[.C1851]" office:value-type="float" office:value="5519" calcext:value-type="float">
            <text:p>5519,0</text:p>
          </table:table-cell>
          <table:table-cell table:formula="of:=[.D1852]*2" office:value-type="float" office:value="11038" calcext:value-type="float">
            <text:p>11038,0</text:p>
          </table:table-cell>
          <table:table-cell table:formula="of:=[.D1851]" office:value-type="float" office:value="2345" calcext:value-type="float">
            <text:p>2345,0</text:p>
          </table:table-cell>
          <table:table-cell table:number-columns-repeated="3"/>
        </table:table-row>
        <table:table-row table:style-name="ro1">
          <table:table-cell table:formula="of:=IF([.B1853]&gt;=0;1;-1)*(2^[.$D$3])" office:value-type="float" office:value="4096" calcext:value-type="float">
            <text:p>4096</text:p>
          </table:table-cell>
          <table:table-cell table:formula="of:=[.$B$3]+[.E1853]-[.F1853]" office:value-type="float" office:value="9817.5" calcext:value-type="float">
            <text:p>9817,5</text:p>
          </table:table-cell>
          <table:table-cell table:formula="of:=[.B1853]-[.A1853]" office:value-type="float" office:value="5721.5" calcext:value-type="float">
            <text:p>5721,5</text:p>
          </table:table-cell>
          <table:table-cell table:formula="of:=[.C1852]" office:value-type="float" office:value="6644.5" calcext:value-type="float">
            <text:p>6644,5</text:p>
          </table:table-cell>
          <table:table-cell table:formula="of:=[.D1853]*2" office:value-type="float" office:value="13289" calcext:value-type="float">
            <text:p>13289,0</text:p>
          </table:table-cell>
          <table:table-cell table:formula="of:=[.D1852]" office:value-type="float" office:value="5519" calcext:value-type="float">
            <text:p>5519,0</text:p>
          </table:table-cell>
          <table:table-cell table:number-columns-repeated="3"/>
        </table:table-row>
        <table:table-row table:style-name="ro1">
          <table:table-cell table:formula="of:=IF([.B1854]&gt;=0;1;-1)*(2^[.$D$3])" office:value-type="float" office:value="4096" calcext:value-type="float">
            <text:p>4096</text:p>
          </table:table-cell>
          <table:table-cell table:formula="of:=[.$B$3]+[.E1854]-[.F1854]" office:value-type="float" office:value="6846" calcext:value-type="float">
            <text:p>6846,0</text:p>
          </table:table-cell>
          <table:table-cell table:formula="of:=[.B1854]-[.A1854]" office:value-type="float" office:value="2750" calcext:value-type="float">
            <text:p>2750,0</text:p>
          </table:table-cell>
          <table:table-cell table:formula="of:=[.C1853]" office:value-type="float" office:value="5721.5" calcext:value-type="float">
            <text:p>5721,5</text:p>
          </table:table-cell>
          <table:table-cell table:formula="of:=[.D1854]*2" office:value-type="float" office:value="11443" calcext:value-type="float">
            <text:p>11443,0</text:p>
          </table:table-cell>
          <table:table-cell table:formula="of:=[.D1853]" office:value-type="float" office:value="6644.5" calcext:value-type="float">
            <text:p>6644,5</text:p>
          </table:table-cell>
          <table:table-cell table:number-columns-repeated="3"/>
        </table:table-row>
        <table:table-row table:style-name="ro1">
          <table:table-cell table:formula="of:=IF([.B1855]&gt;=0;1;-1)*(2^[.$D$3])" office:value-type="float" office:value="4096" calcext:value-type="float">
            <text:p>4096</text:p>
          </table:table-cell>
          <table:table-cell table:formula="of:=[.$B$3]+[.E1855]-[.F1855]" office:value-type="float" office:value="1826" calcext:value-type="float">
            <text:p>1826,0</text:p>
          </table:table-cell>
          <table:table-cell table:formula="of:=[.B1855]-[.A1855]" office:value-type="float" office:value="-2270" calcext:value-type="float">
            <text:p>-2270,0</text:p>
          </table:table-cell>
          <table:table-cell table:formula="of:=[.C1854]" office:value-type="float" office:value="2750" calcext:value-type="float">
            <text:p>2750,0</text:p>
          </table:table-cell>
          <table:table-cell table:formula="of:=[.D1855]*2" office:value-type="float" office:value="5500" calcext:value-type="float">
            <text:p>5500,0</text:p>
          </table:table-cell>
          <table:table-cell table:formula="of:=[.D1854]" office:value-type="float" office:value="5721.5" calcext:value-type="float">
            <text:p>5721,5</text:p>
          </table:table-cell>
          <table:table-cell table:number-columns-repeated="3"/>
        </table:table-row>
        <table:table-row table:style-name="ro1">
          <table:table-cell table:formula="of:=IF([.B1856]&gt;=0;1;-1)*(2^[.$D$3])" office:value-type="float" office:value="-4096" calcext:value-type="float">
            <text:p>-4096</text:p>
          </table:table-cell>
          <table:table-cell table:formula="of:=[.$B$3]+[.E1856]-[.F1856]" office:value-type="float" office:value="-5242.5" calcext:value-type="float">
            <text:p>-5242,5</text:p>
          </table:table-cell>
          <table:table-cell table:formula="of:=[.B1856]-[.A1856]" office:value-type="float" office:value="-1146.5" calcext:value-type="float">
            <text:p>-1146,5</text:p>
          </table:table-cell>
          <table:table-cell table:formula="of:=[.C1855]" office:value-type="float" office:value="-2270" calcext:value-type="float">
            <text:p>-2270,0</text:p>
          </table:table-cell>
          <table:table-cell table:formula="of:=[.D1856]*2" office:value-type="float" office:value="-4540" calcext:value-type="float">
            <text:p>-4540,0</text:p>
          </table:table-cell>
          <table:table-cell table:formula="of:=[.D1855]" office:value-type="float" office:value="2750" calcext:value-type="float">
            <text:p>2750,0</text:p>
          </table:table-cell>
          <table:table-cell table:number-columns-repeated="3"/>
        </table:table-row>
        <table:table-row table:style-name="ro1">
          <table:table-cell table:formula="of:=IF([.B1857]&gt;=0;1;-1)*(2^[.$D$3])" office:value-type="float" office:value="4096" calcext:value-type="float">
            <text:p>4096</text:p>
          </table:table-cell>
          <table:table-cell table:formula="of:=[.$B$3]+[.E1857]-[.F1857]" office:value-type="float" office:value="2024.5" calcext:value-type="float">
            <text:p>2024,5</text:p>
          </table:table-cell>
          <table:table-cell table:formula="of:=[.B1857]-[.A1857]" office:value-type="float" office:value="-2071.5" calcext:value-type="float">
            <text:p>-2071,5</text:p>
          </table:table-cell>
          <table:table-cell table:formula="of:=[.C1856]" office:value-type="float" office:value="-1146.5" calcext:value-type="float">
            <text:p>-1146,5</text:p>
          </table:table-cell>
          <table:table-cell table:formula="of:=[.D1857]*2" office:value-type="float" office:value="-2293" calcext:value-type="float">
            <text:p>-2293,0</text:p>
          </table:table-cell>
          <table:table-cell table:formula="of:=[.D1856]" office:value-type="float" office:value="-2270" calcext:value-type="float">
            <text:p>-2270,0</text:p>
          </table:table-cell>
          <table:table-cell table:number-columns-repeated="3"/>
        </table:table-row>
        <table:table-row table:style-name="ro1">
          <table:table-cell table:formula="of:=IF([.B1858]&gt;=0;1;-1)*(2^[.$D$3])" office:value-type="float" office:value="-4096" calcext:value-type="float">
            <text:p>-4096</text:p>
          </table:table-cell>
          <table:table-cell table:formula="of:=[.$B$3]+[.E1858]-[.F1858]" office:value-type="float" office:value="-949" calcext:value-type="float">
            <text:p>-949,0</text:p>
          </table:table-cell>
          <table:table-cell table:formula="of:=[.B1858]-[.A1858]" office:value-type="float" office:value="3147" calcext:value-type="float">
            <text:p>3147,0</text:p>
          </table:table-cell>
          <table:table-cell table:formula="of:=[.C1857]" office:value-type="float" office:value="-2071.5" calcext:value-type="float">
            <text:p>-2071,5</text:p>
          </table:table-cell>
          <table:table-cell table:formula="of:=[.D1858]*2" office:value-type="float" office:value="-4143" calcext:value-type="float">
            <text:p>-4143,0</text:p>
          </table:table-cell>
          <table:table-cell table:formula="of:=[.D1857]" office:value-type="float" office:value="-1146.5" calcext:value-type="float">
            <text:p>-1146,5</text:p>
          </table:table-cell>
          <table:table-cell table:number-columns-repeated="3"/>
        </table:table-row>
        <table:table-row table:style-name="ro1">
          <table:table-cell table:formula="of:=IF([.B1859]&gt;=0;1;-1)*(2^[.$D$3])" office:value-type="float" office:value="4096" calcext:value-type="float">
            <text:p>4096</text:p>
          </table:table-cell>
          <table:table-cell table:formula="of:=[.$B$3]+[.E1859]-[.F1859]" office:value-type="float" office:value="10413" calcext:value-type="float">
            <text:p>10413,0</text:p>
          </table:table-cell>
          <table:table-cell table:formula="of:=[.B1859]-[.A1859]" office:value-type="float" office:value="6317" calcext:value-type="float">
            <text:p>6317,0</text:p>
          </table:table-cell>
          <table:table-cell table:formula="of:=[.C1858]" office:value-type="float" office:value="3147" calcext:value-type="float">
            <text:p>3147,0</text:p>
          </table:table-cell>
          <table:table-cell table:formula="of:=[.D1859]*2" office:value-type="float" office:value="6294" calcext:value-type="float">
            <text:p>6294,0</text:p>
          </table:table-cell>
          <table:table-cell table:formula="of:=[.D1858]" office:value-type="float" office:value="-2071.5" calcext:value-type="float">
            <text:p>-2071,5</text:p>
          </table:table-cell>
          <table:table-cell table:number-columns-repeated="3"/>
        </table:table-row>
        <table:table-row table:style-name="ro1">
          <table:table-cell table:formula="of:=IF([.B1860]&gt;=0;1;-1)*(2^[.$D$3])" office:value-type="float" office:value="4096" calcext:value-type="float">
            <text:p>4096</text:p>
          </table:table-cell>
          <table:table-cell table:formula="of:=[.$B$3]+[.E1860]-[.F1860]" office:value-type="float" office:value="11534.5" calcext:value-type="float">
            <text:p>11534,5</text:p>
          </table:table-cell>
          <table:table-cell table:formula="of:=[.B1860]-[.A1860]" office:value-type="float" office:value="7438.5" calcext:value-type="float">
            <text:p>7438,5</text:p>
          </table:table-cell>
          <table:table-cell table:formula="of:=[.C1859]" office:value-type="float" office:value="6317" calcext:value-type="float">
            <text:p>6317,0</text:p>
          </table:table-cell>
          <table:table-cell table:formula="of:=[.D1860]*2" office:value-type="float" office:value="12634" calcext:value-type="float">
            <text:p>12634,0</text:p>
          </table:table-cell>
          <table:table-cell table:formula="of:=[.D1859]" office:value-type="float" office:value="3147" calcext:value-type="float">
            <text:p>3147,0</text:p>
          </table:table-cell>
          <table:table-cell table:number-columns-repeated="3"/>
        </table:table-row>
        <table:table-row table:style-name="ro1">
          <table:table-cell table:formula="of:=IF([.B1861]&gt;=0;1;-1)*(2^[.$D$3])" office:value-type="float" office:value="4096" calcext:value-type="float">
            <text:p>4096</text:p>
          </table:table-cell>
          <table:table-cell table:formula="of:=[.$B$3]+[.E1861]-[.F1861]" office:value-type="float" office:value="10607.5" calcext:value-type="float">
            <text:p>10607,5</text:p>
          </table:table-cell>
          <table:table-cell table:formula="of:=[.B1861]-[.A1861]" office:value-type="float" office:value="6511.5" calcext:value-type="float">
            <text:p>6511,5</text:p>
          </table:table-cell>
          <table:table-cell table:formula="of:=[.C1860]" office:value-type="float" office:value="7438.5" calcext:value-type="float">
            <text:p>7438,5</text:p>
          </table:table-cell>
          <table:table-cell table:formula="of:=[.D1861]*2" office:value-type="float" office:value="14877" calcext:value-type="float">
            <text:p>14877,0</text:p>
          </table:table-cell>
          <table:table-cell table:formula="of:=[.D1860]" office:value-type="float" office:value="6317" calcext:value-type="float">
            <text:p>6317,0</text:p>
          </table:table-cell>
          <table:table-cell table:number-columns-repeated="3"/>
        </table:table-row>
        <table:table-row table:style-name="ro1">
          <table:table-cell table:formula="of:=IF([.B1862]&gt;=0;1;-1)*(2^[.$D$3])" office:value-type="float" office:value="4096" calcext:value-type="float">
            <text:p>4096</text:p>
          </table:table-cell>
          <table:table-cell table:formula="of:=[.$B$3]+[.E1862]-[.F1862]" office:value-type="float" office:value="7632" calcext:value-type="float">
            <text:p>7632,0</text:p>
          </table:table-cell>
          <table:table-cell table:formula="of:=[.B1862]-[.A1862]" office:value-type="float" office:value="3536" calcext:value-type="float">
            <text:p>3536,0</text:p>
          </table:table-cell>
          <table:table-cell table:formula="of:=[.C1861]" office:value-type="float" office:value="6511.5" calcext:value-type="float">
            <text:p>6511,5</text:p>
          </table:table-cell>
          <table:table-cell table:formula="of:=[.D1862]*2" office:value-type="float" office:value="13023" calcext:value-type="float">
            <text:p>13023,0</text:p>
          </table:table-cell>
          <table:table-cell table:formula="of:=[.D1861]" office:value-type="float" office:value="7438.5" calcext:value-type="float">
            <text:p>7438,5</text:p>
          </table:table-cell>
          <table:table-cell table:number-columns-repeated="3"/>
        </table:table-row>
        <table:table-row table:style-name="ro1">
          <table:table-cell table:formula="of:=IF([.B1863]&gt;=0;1;-1)*(2^[.$D$3])" office:value-type="float" office:value="4096" calcext:value-type="float">
            <text:p>4096</text:p>
          </table:table-cell>
          <table:table-cell table:formula="of:=[.$B$3]+[.E1863]-[.F1863]" office:value-type="float" office:value="2608" calcext:value-type="float">
            <text:p>2608,0</text:p>
          </table:table-cell>
          <table:table-cell table:formula="of:=[.B1863]-[.A1863]" office:value-type="float" office:value="-1488" calcext:value-type="float">
            <text:p>-1488,0</text:p>
          </table:table-cell>
          <table:table-cell table:formula="of:=[.C1862]" office:value-type="float" office:value="3536" calcext:value-type="float">
            <text:p>3536,0</text:p>
          </table:table-cell>
          <table:table-cell table:formula="of:=[.D1863]*2" office:value-type="float" office:value="7072" calcext:value-type="float">
            <text:p>7072,0</text:p>
          </table:table-cell>
          <table:table-cell table:formula="of:=[.D1862]" office:value-type="float" office:value="6511.5" calcext:value-type="float">
            <text:p>6511,5</text:p>
          </table:table-cell>
          <table:table-cell table:number-columns-repeated="3"/>
        </table:table-row>
        <table:table-row table:style-name="ro1">
          <table:table-cell table:formula="of:=IF([.B1864]&gt;=0;1;-1)*(2^[.$D$3])" office:value-type="float" office:value="-4096" calcext:value-type="float">
            <text:p>-4096</text:p>
          </table:table-cell>
          <table:table-cell table:formula="of:=[.$B$3]+[.E1864]-[.F1864]" office:value-type="float" office:value="-4464.5" calcext:value-type="float">
            <text:p>-4464,5</text:p>
          </table:table-cell>
          <table:table-cell table:formula="of:=[.B1864]-[.A1864]" office:value-type="float" office:value="-368.5" calcext:value-type="float">
            <text:p>-368,5</text:p>
          </table:table-cell>
          <table:table-cell table:formula="of:=[.C1863]" office:value-type="float" office:value="-1488" calcext:value-type="float">
            <text:p>-1488,0</text:p>
          </table:table-cell>
          <table:table-cell table:formula="of:=[.D1864]*2" office:value-type="float" office:value="-2976" calcext:value-type="float">
            <text:p>-2976,0</text:p>
          </table:table-cell>
          <table:table-cell table:formula="of:=[.D1863]" office:value-type="float" office:value="3536" calcext:value-type="float">
            <text:p>3536,0</text:p>
          </table:table-cell>
          <table:table-cell table:number-columns-repeated="3"/>
        </table:table-row>
        <table:table-row table:style-name="ro1">
          <table:table-cell table:formula="of:=IF([.B1865]&gt;=0;1;-1)*(2^[.$D$3])" office:value-type="float" office:value="4096" calcext:value-type="float">
            <text:p>4096</text:p>
          </table:table-cell>
          <table:table-cell table:formula="of:=[.$B$3]+[.E1865]-[.F1865]" office:value-type="float" office:value="2798.5" calcext:value-type="float">
            <text:p>2798,5</text:p>
          </table:table-cell>
          <table:table-cell table:formula="of:=[.B1865]-[.A1865]" office:value-type="float" office:value="-1297.5" calcext:value-type="float">
            <text:p>-1297,5</text:p>
          </table:table-cell>
          <table:table-cell table:formula="of:=[.C1864]" office:value-type="float" office:value="-368.5" calcext:value-type="float">
            <text:p>-368,5</text:p>
          </table:table-cell>
          <table:table-cell table:formula="of:=[.D1865]*2" office:value-type="float" office:value="-737" calcext:value-type="float">
            <text:p>-737,0</text:p>
          </table:table-cell>
          <table:table-cell table:formula="of:=[.D1864]" office:value-type="float" office:value="-1488" calcext:value-type="float">
            <text:p>-1488,0</text:p>
          </table:table-cell>
          <table:table-cell table:number-columns-repeated="3"/>
        </table:table-row>
        <table:table-row table:style-name="ro1">
          <table:table-cell table:formula="of:=IF([.B1866]&gt;=0;1;-1)*(2^[.$D$3])" office:value-type="float" office:value="-4096" calcext:value-type="float">
            <text:p>-4096</text:p>
          </table:table-cell>
          <table:table-cell table:formula="of:=[.$B$3]+[.E1866]-[.F1866]" office:value-type="float" office:value="-179" calcext:value-type="float">
            <text:p>-179,0</text:p>
          </table:table-cell>
          <table:table-cell table:formula="of:=[.B1866]-[.A1866]" office:value-type="float" office:value="3917" calcext:value-type="float">
            <text:p>3917,0</text:p>
          </table:table-cell>
          <table:table-cell table:formula="of:=[.C1865]" office:value-type="float" office:value="-1297.5" calcext:value-type="float">
            <text:p>-1297,5</text:p>
          </table:table-cell>
          <table:table-cell table:formula="of:=[.D1866]*2" office:value-type="float" office:value="-2595" calcext:value-type="float">
            <text:p>-2595,0</text:p>
          </table:table-cell>
          <table:table-cell table:formula="of:=[.D1865]" office:value-type="float" office:value="-368.5" calcext:value-type="float">
            <text:p>-368,5</text:p>
          </table:table-cell>
          <table:table-cell table:number-columns-repeated="3"/>
        </table:table-row>
        <table:table-row table:style-name="ro1">
          <table:table-cell table:formula="of:=IF([.B1867]&gt;=0;1;-1)*(2^[.$D$3])" office:value-type="float" office:value="4096" calcext:value-type="float">
            <text:p>4096</text:p>
          </table:table-cell>
          <table:table-cell table:formula="of:=[.$B$3]+[.E1867]-[.F1867]" office:value-type="float" office:value="11179" calcext:value-type="float">
            <text:p>11179,0</text:p>
          </table:table-cell>
          <table:table-cell table:formula="of:=[.B1867]-[.A1867]" office:value-type="float" office:value="7083" calcext:value-type="float">
            <text:p>7083,0</text:p>
          </table:table-cell>
          <table:table-cell table:formula="of:=[.C1866]" office:value-type="float" office:value="3917" calcext:value-type="float">
            <text:p>3917,0</text:p>
          </table:table-cell>
          <table:table-cell table:formula="of:=[.D1867]*2" office:value-type="float" office:value="7834" calcext:value-type="float">
            <text:p>7834,0</text:p>
          </table:table-cell>
          <table:table-cell table:formula="of:=[.D1866]" office:value-type="float" office:value="-1297.5" calcext:value-type="float">
            <text:p>-1297,5</text:p>
          </table:table-cell>
          <table:table-cell table:number-columns-repeated="3"/>
        </table:table-row>
        <table:table-row table:style-name="ro1">
          <table:table-cell table:formula="of:=IF([.B1868]&gt;=0;1;-1)*(2^[.$D$3])" office:value-type="float" office:value="4096" calcext:value-type="float">
            <text:p>4096</text:p>
          </table:table-cell>
          <table:table-cell table:formula="of:=[.$B$3]+[.E1868]-[.F1868]" office:value-type="float" office:value="12296.5" calcext:value-type="float">
            <text:p>12296,5</text:p>
          </table:table-cell>
          <table:table-cell table:formula="of:=[.B1868]-[.A1868]" office:value-type="float" office:value="8200.5" calcext:value-type="float">
            <text:p>8200,5</text:p>
          </table:table-cell>
          <table:table-cell table:formula="of:=[.C1867]" office:value-type="float" office:value="7083" calcext:value-type="float">
            <text:p>7083,0</text:p>
          </table:table-cell>
          <table:table-cell table:formula="of:=[.D1868]*2" office:value-type="float" office:value="14166" calcext:value-type="float">
            <text:p>14166,0</text:p>
          </table:table-cell>
          <table:table-cell table:formula="of:=[.D1867]" office:value-type="float" office:value="3917" calcext:value-type="float">
            <text:p>3917,0</text:p>
          </table:table-cell>
          <table:table-cell table:number-columns-repeated="3"/>
        </table:table-row>
        <table:table-row table:style-name="ro1">
          <table:table-cell table:formula="of:=IF([.B1869]&gt;=0;1;-1)*(2^[.$D$3])" office:value-type="float" office:value="4096" calcext:value-type="float">
            <text:p>4096</text:p>
          </table:table-cell>
          <table:table-cell table:formula="of:=[.$B$3]+[.E1869]-[.F1869]" office:value-type="float" office:value="11365.5" calcext:value-type="float">
            <text:p>11365,5</text:p>
          </table:table-cell>
          <table:table-cell table:formula="of:=[.B1869]-[.A1869]" office:value-type="float" office:value="7269.5" calcext:value-type="float">
            <text:p>7269,5</text:p>
          </table:table-cell>
          <table:table-cell table:formula="of:=[.C1868]" office:value-type="float" office:value="8200.5" calcext:value-type="float">
            <text:p>8200,5</text:p>
          </table:table-cell>
          <table:table-cell table:formula="of:=[.D1869]*2" office:value-type="float" office:value="16401" calcext:value-type="float">
            <text:p>16401,0</text:p>
          </table:table-cell>
          <table:table-cell table:formula="of:=[.D1868]" office:value-type="float" office:value="7083" calcext:value-type="float">
            <text:p>7083,0</text:p>
          </table:table-cell>
          <table:table-cell table:number-columns-repeated="3"/>
        </table:table-row>
        <table:table-row table:style-name="ro1">
          <table:table-cell table:formula="of:=IF([.B1870]&gt;=0;1;-1)*(2^[.$D$3])" office:value-type="float" office:value="4096" calcext:value-type="float">
            <text:p>4096</text:p>
          </table:table-cell>
          <table:table-cell table:formula="of:=[.$B$3]+[.E1870]-[.F1870]" office:value-type="float" office:value="8386" calcext:value-type="float">
            <text:p>8386,0</text:p>
          </table:table-cell>
          <table:table-cell table:formula="of:=[.B1870]-[.A1870]" office:value-type="float" office:value="4290" calcext:value-type="float">
            <text:p>4290,0</text:p>
          </table:table-cell>
          <table:table-cell table:formula="of:=[.C1869]" office:value-type="float" office:value="7269.5" calcext:value-type="float">
            <text:p>7269,5</text:p>
          </table:table-cell>
          <table:table-cell table:formula="of:=[.D1870]*2" office:value-type="float" office:value="14539" calcext:value-type="float">
            <text:p>14539,0</text:p>
          </table:table-cell>
          <table:table-cell table:formula="of:=[.D1869]" office:value-type="float" office:value="8200.5" calcext:value-type="float">
            <text:p>8200,5</text:p>
          </table:table-cell>
          <table:table-cell table:number-columns-repeated="3"/>
        </table:table-row>
        <table:table-row table:style-name="ro1">
          <table:table-cell table:formula="of:=IF([.B1871]&gt;=0;1;-1)*(2^[.$D$3])" office:value-type="float" office:value="4096" calcext:value-type="float">
            <text:p>4096</text:p>
          </table:table-cell>
          <table:table-cell table:formula="of:=[.$B$3]+[.E1871]-[.F1871]" office:value-type="float" office:value="3358" calcext:value-type="float">
            <text:p>3358,0</text:p>
          </table:table-cell>
          <table:table-cell table:formula="of:=[.B1871]-[.A1871]" office:value-type="float" office:value="-738" calcext:value-type="float">
            <text:p>-738,0</text:p>
          </table:table-cell>
          <table:table-cell table:formula="of:=[.C1870]" office:value-type="float" office:value="4290" calcext:value-type="float">
            <text:p>4290,0</text:p>
          </table:table-cell>
          <table:table-cell table:formula="of:=[.D1871]*2" office:value-type="float" office:value="8580" calcext:value-type="float">
            <text:p>8580,0</text:p>
          </table:table-cell>
          <table:table-cell table:formula="of:=[.D1870]" office:value-type="float" office:value="7269.5" calcext:value-type="float">
            <text:p>7269,5</text:p>
          </table:table-cell>
          <table:table-cell table:number-columns-repeated="3"/>
        </table:table-row>
        <table:table-row table:style-name="ro1">
          <table:table-cell table:formula="of:=IF([.B1872]&gt;=0;1;-1)*(2^[.$D$3])" office:value-type="float" office:value="-4096" calcext:value-type="float">
            <text:p>-4096</text:p>
          </table:table-cell>
          <table:table-cell table:formula="of:=[.$B$3]+[.E1872]-[.F1872]" office:value-type="float" office:value="-3718.5" calcext:value-type="float">
            <text:p>-3718,5</text:p>
          </table:table-cell>
          <table:table-cell table:formula="of:=[.B1872]-[.A1872]" office:value-type="float" office:value="377.5" calcext:value-type="float">
            <text:p>377,5</text:p>
          </table:table-cell>
          <table:table-cell table:formula="of:=[.C1871]" office:value-type="float" office:value="-738" calcext:value-type="float">
            <text:p>-738,0</text:p>
          </table:table-cell>
          <table:table-cell table:formula="of:=[.D1872]*2" office:value-type="float" office:value="-1476" calcext:value-type="float">
            <text:p>-1476,0</text:p>
          </table:table-cell>
          <table:table-cell table:formula="of:=[.D1871]" office:value-type="float" office:value="4290" calcext:value-type="float">
            <text:p>4290,0</text:p>
          </table:table-cell>
          <table:table-cell table:number-columns-repeated="3"/>
        </table:table-row>
        <table:table-row table:style-name="ro1">
          <table:table-cell table:formula="of:=IF([.B1873]&gt;=0;1;-1)*(2^[.$D$3])" office:value-type="float" office:value="4096" calcext:value-type="float">
            <text:p>4096</text:p>
          </table:table-cell>
          <table:table-cell table:formula="of:=[.$B$3]+[.E1873]-[.F1873]" office:value-type="float" office:value="3540.5" calcext:value-type="float">
            <text:p>3540,5</text:p>
          </table:table-cell>
          <table:table-cell table:formula="of:=[.B1873]-[.A1873]" office:value-type="float" office:value="-555.5" calcext:value-type="float">
            <text:p>-555,5</text:p>
          </table:table-cell>
          <table:table-cell table:formula="of:=[.C1872]" office:value-type="float" office:value="377.5" calcext:value-type="float">
            <text:p>377,5</text:p>
          </table:table-cell>
          <table:table-cell table:formula="of:=[.D1873]*2" office:value-type="float" office:value="755" calcext:value-type="float">
            <text:p>755,0</text:p>
          </table:table-cell>
          <table:table-cell table:formula="of:=[.D1872]" office:value-type="float" office:value="-738" calcext:value-type="float">
            <text:p>-738,0</text:p>
          </table:table-cell>
          <table:table-cell table:number-columns-repeated="3"/>
        </table:table-row>
        <table:table-row table:style-name="ro1">
          <table:table-cell table:formula="of:=IF([.B1874]&gt;=0;1;-1)*(2^[.$D$3])" office:value-type="float" office:value="4096" calcext:value-type="float">
            <text:p>4096</text:p>
          </table:table-cell>
          <table:table-cell table:formula="of:=[.$B$3]+[.E1874]-[.F1874]" office:value-type="float" office:value="559" calcext:value-type="float">
            <text:p>559,0</text:p>
          </table:table-cell>
          <table:table-cell table:formula="of:=[.B1874]-[.A1874]" office:value-type="float" office:value="-3537" calcext:value-type="float">
            <text:p>-3537,0</text:p>
          </table:table-cell>
          <table:table-cell table:formula="of:=[.C1873]" office:value-type="float" office:value="-555.5" calcext:value-type="float">
            <text:p>-555,5</text:p>
          </table:table-cell>
          <table:table-cell table:formula="of:=[.D1874]*2" office:value-type="float" office:value="-1111" calcext:value-type="float">
            <text:p>-1111,0</text:p>
          </table:table-cell>
          <table:table-cell table:formula="of:=[.D1873]" office:value-type="float" office:value="377.5" calcext:value-type="float">
            <text:p>377,5</text:p>
          </table:table-cell>
          <table:table-cell table:number-columns-repeated="3"/>
        </table:table-row>
        <table:table-row table:style-name="ro1">
          <table:table-cell table:formula="of:=IF([.B1875]&gt;=0;1;-1)*(2^[.$D$3])" office:value-type="float" office:value="-4096" calcext:value-type="float">
            <text:p>-4096</text:p>
          </table:table-cell>
          <table:table-cell table:formula="of:=[.$B$3]+[.E1875]-[.F1875]" office:value-type="float" office:value="-4471" calcext:value-type="float">
            <text:p>-4471,0</text:p>
          </table:table-cell>
          <table:table-cell table:formula="of:=[.B1875]-[.A1875]" office:value-type="float" office:value="-375" calcext:value-type="float">
            <text:p>-375,0</text:p>
          </table:table-cell>
          <table:table-cell table:formula="of:=[.C1874]" office:value-type="float" office:value="-3537" calcext:value-type="float">
            <text:p>-3537,0</text:p>
          </table:table-cell>
          <table:table-cell table:formula="of:=[.D1875]*2" office:value-type="float" office:value="-7074" calcext:value-type="float">
            <text:p>-7074,0</text:p>
          </table:table-cell>
          <table:table-cell table:formula="of:=[.D1874]" office:value-type="float" office:value="-555.5" calcext:value-type="float">
            <text:p>-555,5</text:p>
          </table:table-cell>
          <table:table-cell table:number-columns-repeated="3"/>
        </table:table-row>
        <table:table-row table:style-name="ro1">
          <table:table-cell table:formula="of:=IF([.B1876]&gt;=0;1;-1)*(2^[.$D$3])" office:value-type="float" office:value="4096" calcext:value-type="float">
            <text:p>4096</text:p>
          </table:table-cell>
          <table:table-cell table:formula="of:=[.$B$3]+[.E1876]-[.F1876]" office:value-type="float" office:value="4834.5" calcext:value-type="float">
            <text:p>4834,5</text:p>
          </table:table-cell>
          <table:table-cell table:formula="of:=[.B1876]-[.A1876]" office:value-type="float" office:value="738.5" calcext:value-type="float">
            <text:p>738,5</text:p>
          </table:table-cell>
          <table:table-cell table:formula="of:=[.C1875]" office:value-type="float" office:value="-375" calcext:value-type="float">
            <text:p>-375,0</text:p>
          </table:table-cell>
          <table:table-cell table:formula="of:=[.D1876]*2" office:value-type="float" office:value="-750" calcext:value-type="float">
            <text:p>-750,0</text:p>
          </table:table-cell>
          <table:table-cell table:formula="of:=[.D1875]" office:value-type="float" office:value="-3537" calcext:value-type="float">
            <text:p>-3537,0</text:p>
          </table:table-cell>
          <table:table-cell table:number-columns-repeated="3"/>
        </table:table-row>
        <table:table-row table:style-name="ro1">
          <table:table-cell table:formula="of:=IF([.B1877]&gt;=0;1;-1)*(2^[.$D$3])" office:value-type="float" office:value="4096" calcext:value-type="float">
            <text:p>4096</text:p>
          </table:table-cell>
          <table:table-cell table:formula="of:=[.$B$3]+[.E1877]-[.F1877]" office:value-type="float" office:value="3899.5" calcext:value-type="float">
            <text:p>3899,5</text:p>
          </table:table-cell>
          <table:table-cell table:formula="of:=[.B1877]-[.A1877]" office:value-type="float" office:value="-196.5" calcext:value-type="float">
            <text:p>-196,5</text:p>
          </table:table-cell>
          <table:table-cell table:formula="of:=[.C1876]" office:value-type="float" office:value="738.5" calcext:value-type="float">
            <text:p>738,5</text:p>
          </table:table-cell>
          <table:table-cell table:formula="of:=[.D1877]*2" office:value-type="float" office:value="1477" calcext:value-type="float">
            <text:p>1477,0</text:p>
          </table:table-cell>
          <table:table-cell table:formula="of:=[.D1876]" office:value-type="float" office:value="-375" calcext:value-type="float">
            <text:p>-375,0</text:p>
          </table:table-cell>
          <table:table-cell table:number-columns-repeated="3"/>
        </table:table-row>
        <table:table-row table:style-name="ro1">
          <table:table-cell table:formula="of:=IF([.B1878]&gt;=0;1;-1)*(2^[.$D$3])" office:value-type="float" office:value="4096" calcext:value-type="float">
            <text:p>4096</text:p>
          </table:table-cell>
          <table:table-cell table:formula="of:=[.$B$3]+[.E1878]-[.F1878]" office:value-type="float" office:value="916" calcext:value-type="float">
            <text:p>916,0</text:p>
          </table:table-cell>
          <table:table-cell table:formula="of:=[.B1878]-[.A1878]" office:value-type="float" office:value="-3180" calcext:value-type="float">
            <text:p>-3180,0</text:p>
          </table:table-cell>
          <table:table-cell table:formula="of:=[.C1877]" office:value-type="float" office:value="-196.5" calcext:value-type="float">
            <text:p>-196,5</text:p>
          </table:table-cell>
          <table:table-cell table:formula="of:=[.D1878]*2" office:value-type="float" office:value="-393" calcext:value-type="float">
            <text:p>-393,0</text:p>
          </table:table-cell>
          <table:table-cell table:formula="of:=[.D1877]" office:value-type="float" office:value="738.5" calcext:value-type="float">
            <text:p>738,5</text:p>
          </table:table-cell>
          <table:table-cell table:number-columns-repeated="3"/>
        </table:table-row>
        <table:table-row table:style-name="ro1">
          <table:table-cell table:formula="of:=IF([.B1879]&gt;=0;1;-1)*(2^[.$D$3])" office:value-type="float" office:value="-4096" calcext:value-type="float">
            <text:p>-4096</text:p>
          </table:table-cell>
          <table:table-cell table:formula="of:=[.$B$3]+[.E1879]-[.F1879]" office:value-type="float" office:value="-4116" calcext:value-type="float">
            <text:p>-4116,0</text:p>
          </table:table-cell>
          <table:table-cell table:formula="of:=[.B1879]-[.A1879]" office:value-type="float" office:value="-20" calcext:value-type="float">
            <text:p>-20,0</text:p>
          </table:table-cell>
          <table:table-cell table:formula="of:=[.C1878]" office:value-type="float" office:value="-3180" calcext:value-type="float">
            <text:p>-3180,0</text:p>
          </table:table-cell>
          <table:table-cell table:formula="of:=[.D1879]*2" office:value-type="float" office:value="-6360" calcext:value-type="float">
            <text:p>-6360,0</text:p>
          </table:table-cell>
          <table:table-cell table:formula="of:=[.D1878]" office:value-type="float" office:value="-196.5" calcext:value-type="float">
            <text:p>-196,5</text:p>
          </table:table-cell>
          <table:table-cell table:number-columns-repeated="3"/>
        </table:table-row>
        <table:table-row table:style-name="ro1">
          <table:table-cell table:formula="of:=IF([.B1880]&gt;=0;1;-1)*(2^[.$D$3])" office:value-type="float" office:value="4096" calcext:value-type="float">
            <text:p>4096</text:p>
          </table:table-cell>
          <table:table-cell table:formula="of:=[.$B$3]+[.E1880]-[.F1880]" office:value-type="float" office:value="5187.5" calcext:value-type="float">
            <text:p>5187,5</text:p>
          </table:table-cell>
          <table:table-cell table:formula="of:=[.B1880]-[.A1880]" office:value-type="float" office:value="1091.5" calcext:value-type="float">
            <text:p>1091,5</text:p>
          </table:table-cell>
          <table:table-cell table:formula="of:=[.C1879]" office:value-type="float" office:value="-20" calcext:value-type="float">
            <text:p>-20,0</text:p>
          </table:table-cell>
          <table:table-cell table:formula="of:=[.D1880]*2" office:value-type="float" office:value="-40" calcext:value-type="float">
            <text:p>-40,0</text:p>
          </table:table-cell>
          <table:table-cell table:formula="of:=[.D1879]" office:value-type="float" office:value="-3180" calcext:value-type="float">
            <text:p>-3180,0</text:p>
          </table:table-cell>
          <table:table-cell table:number-columns-repeated="3"/>
        </table:table-row>
        <table:table-row table:style-name="ro1">
          <table:table-cell table:formula="of:=IF([.B1881]&gt;=0;1;-1)*(2^[.$D$3])" office:value-type="float" office:value="4096" calcext:value-type="float">
            <text:p>4096</text:p>
          </table:table-cell>
          <table:table-cell table:formula="of:=[.$B$3]+[.E1881]-[.F1881]" office:value-type="float" office:value="4250.5" calcext:value-type="float">
            <text:p>4250,5</text:p>
          </table:table-cell>
          <table:table-cell table:formula="of:=[.B1881]-[.A1881]" office:value-type="float" office:value="154.5" calcext:value-type="float">
            <text:p>154,5</text:p>
          </table:table-cell>
          <table:table-cell table:formula="of:=[.C1880]" office:value-type="float" office:value="1091.5" calcext:value-type="float">
            <text:p>1091,5</text:p>
          </table:table-cell>
          <table:table-cell table:formula="of:=[.D1881]*2" office:value-type="float" office:value="2183" calcext:value-type="float">
            <text:p>2183,0</text:p>
          </table:table-cell>
          <table:table-cell table:formula="of:=[.D1880]" office:value-type="float" office:value="-20" calcext:value-type="float">
            <text:p>-20,0</text:p>
          </table:table-cell>
          <table:table-cell table:number-columns-repeated="3"/>
        </table:table-row>
        <table:table-row table:style-name="ro1">
          <table:table-cell table:formula="of:=IF([.B1882]&gt;=0;1;-1)*(2^[.$D$3])" office:value-type="float" office:value="4096" calcext:value-type="float">
            <text:p>4096</text:p>
          </table:table-cell>
          <table:table-cell table:formula="of:=[.$B$3]+[.E1882]-[.F1882]" office:value-type="float" office:value="1265" calcext:value-type="float">
            <text:p>1265,0</text:p>
          </table:table-cell>
          <table:table-cell table:formula="of:=[.B1882]-[.A1882]" office:value-type="float" office:value="-2831" calcext:value-type="float">
            <text:p>-2831,0</text:p>
          </table:table-cell>
          <table:table-cell table:formula="of:=[.C1881]" office:value-type="float" office:value="154.5" calcext:value-type="float">
            <text:p>154,5</text:p>
          </table:table-cell>
          <table:table-cell table:formula="of:=[.D1882]*2" office:value-type="float" office:value="309" calcext:value-type="float">
            <text:p>309,0</text:p>
          </table:table-cell>
          <table:table-cell table:formula="of:=[.D1881]" office:value-type="float" office:value="1091.5" calcext:value-type="float">
            <text:p>1091,5</text:p>
          </table:table-cell>
          <table:table-cell table:number-columns-repeated="3"/>
        </table:table-row>
        <table:table-row table:style-name="ro1">
          <table:table-cell table:formula="of:=IF([.B1883]&gt;=0;1;-1)*(2^[.$D$3])" office:value-type="float" office:value="-4096" calcext:value-type="float">
            <text:p>-4096</text:p>
          </table:table-cell>
          <table:table-cell table:formula="of:=[.$B$3]+[.E1883]-[.F1883]" office:value-type="float" office:value="-3769" calcext:value-type="float">
            <text:p>-3769,0</text:p>
          </table:table-cell>
          <table:table-cell table:formula="of:=[.B1883]-[.A1883]" office:value-type="float" office:value="327" calcext:value-type="float">
            <text:p>327,0</text:p>
          </table:table-cell>
          <table:table-cell table:formula="of:=[.C1882]" office:value-type="float" office:value="-2831" calcext:value-type="float">
            <text:p>-2831,0</text:p>
          </table:table-cell>
          <table:table-cell table:formula="of:=[.D1883]*2" office:value-type="float" office:value="-5662" calcext:value-type="float">
            <text:p>-5662,0</text:p>
          </table:table-cell>
          <table:table-cell table:formula="of:=[.D1882]" office:value-type="float" office:value="154.5" calcext:value-type="float">
            <text:p>154,5</text:p>
          </table:table-cell>
          <table:table-cell table:number-columns-repeated="3"/>
        </table:table-row>
        <table:table-row table:style-name="ro1">
          <table:table-cell table:formula="of:=IF([.B1884]&gt;=0;1;-1)*(2^[.$D$3])" office:value-type="float" office:value="4096" calcext:value-type="float">
            <text:p>4096</text:p>
          </table:table-cell>
          <table:table-cell table:formula="of:=[.$B$3]+[.E1884]-[.F1884]" office:value-type="float" office:value="5532.5" calcext:value-type="float">
            <text:p>5532,5</text:p>
          </table:table-cell>
          <table:table-cell table:formula="of:=[.B1884]-[.A1884]" office:value-type="float" office:value="1436.5" calcext:value-type="float">
            <text:p>1436,5</text:p>
          </table:table-cell>
          <table:table-cell table:formula="of:=[.C1883]" office:value-type="float" office:value="327" calcext:value-type="float">
            <text:p>327,0</text:p>
          </table:table-cell>
          <table:table-cell table:formula="of:=[.D1884]*2" office:value-type="float" office:value="654" calcext:value-type="float">
            <text:p>654,0</text:p>
          </table:table-cell>
          <table:table-cell table:formula="of:=[.D1883]" office:value-type="float" office:value="-2831" calcext:value-type="float">
            <text:p>-2831,0</text:p>
          </table:table-cell>
          <table:table-cell table:number-columns-repeated="3"/>
        </table:table-row>
        <table:table-row table:style-name="ro1">
          <table:table-cell table:formula="of:=IF([.B1885]&gt;=0;1;-1)*(2^[.$D$3])" office:value-type="float" office:value="4096" calcext:value-type="float">
            <text:p>4096</text:p>
          </table:table-cell>
          <table:table-cell table:formula="of:=[.$B$3]+[.E1885]-[.F1885]" office:value-type="float" office:value="4593.5" calcext:value-type="float">
            <text:p>4593,5</text:p>
          </table:table-cell>
          <table:table-cell table:formula="of:=[.B1885]-[.A1885]" office:value-type="float" office:value="497.5" calcext:value-type="float">
            <text:p>497,5</text:p>
          </table:table-cell>
          <table:table-cell table:formula="of:=[.C1884]" office:value-type="float" office:value="1436.5" calcext:value-type="float">
            <text:p>1436,5</text:p>
          </table:table-cell>
          <table:table-cell table:formula="of:=[.D1885]*2" office:value-type="float" office:value="2873" calcext:value-type="float">
            <text:p>2873,0</text:p>
          </table:table-cell>
          <table:table-cell table:formula="of:=[.D1884]" office:value-type="float" office:value="327" calcext:value-type="float">
            <text:p>327,0</text:p>
          </table:table-cell>
          <table:table-cell table:number-columns-repeated="3"/>
        </table:table-row>
        <table:table-row table:style-name="ro1">
          <table:table-cell table:formula="of:=IF([.B1886]&gt;=0;1;-1)*(2^[.$D$3])" office:value-type="float" office:value="4096" calcext:value-type="float">
            <text:p>4096</text:p>
          </table:table-cell>
          <table:table-cell table:formula="of:=[.$B$3]+[.E1886]-[.F1886]" office:value-type="float" office:value="1606" calcext:value-type="float">
            <text:p>1606,0</text:p>
          </table:table-cell>
          <table:table-cell table:formula="of:=[.B1886]-[.A1886]" office:value-type="float" office:value="-2490" calcext:value-type="float">
            <text:p>-2490,0</text:p>
          </table:table-cell>
          <table:table-cell table:formula="of:=[.C1885]" office:value-type="float" office:value="497.5" calcext:value-type="float">
            <text:p>497,5</text:p>
          </table:table-cell>
          <table:table-cell table:formula="of:=[.D1886]*2" office:value-type="float" office:value="995" calcext:value-type="float">
            <text:p>995,0</text:p>
          </table:table-cell>
          <table:table-cell table:formula="of:=[.D1885]" office:value-type="float" office:value="1436.5" calcext:value-type="float">
            <text:p>1436,5</text:p>
          </table:table-cell>
          <table:table-cell table:number-columns-repeated="3"/>
        </table:table-row>
        <table:table-row table:style-name="ro1">
          <table:table-cell table:formula="of:=IF([.B1887]&gt;=0;1;-1)*(2^[.$D$3])" office:value-type="float" office:value="-4096" calcext:value-type="float">
            <text:p>-4096</text:p>
          </table:table-cell>
          <table:table-cell table:formula="of:=[.$B$3]+[.E1887]-[.F1887]" office:value-type="float" office:value="-3430" calcext:value-type="float">
            <text:p>-3430,0</text:p>
          </table:table-cell>
          <table:table-cell table:formula="of:=[.B1887]-[.A1887]" office:value-type="float" office:value="666" calcext:value-type="float">
            <text:p>666,0</text:p>
          </table:table-cell>
          <table:table-cell table:formula="of:=[.C1886]" office:value-type="float" office:value="-2490" calcext:value-type="float">
            <text:p>-2490,0</text:p>
          </table:table-cell>
          <table:table-cell table:formula="of:=[.D1887]*2" office:value-type="float" office:value="-4980" calcext:value-type="float">
            <text:p>-4980,0</text:p>
          </table:table-cell>
          <table:table-cell table:formula="of:=[.D1886]" office:value-type="float" office:value="497.5" calcext:value-type="float">
            <text:p>497,5</text:p>
          </table:table-cell>
          <table:table-cell table:number-columns-repeated="3"/>
        </table:table-row>
        <table:table-row table:style-name="ro1">
          <table:table-cell table:formula="of:=IF([.B1888]&gt;=0;1;-1)*(2^[.$D$3])" office:value-type="float" office:value="4096" calcext:value-type="float">
            <text:p>4096</text:p>
          </table:table-cell>
          <table:table-cell table:formula="of:=[.$B$3]+[.E1888]-[.F1888]" office:value-type="float" office:value="5869.5" calcext:value-type="float">
            <text:p>5869,5</text:p>
          </table:table-cell>
          <table:table-cell table:formula="of:=[.B1888]-[.A1888]" office:value-type="float" office:value="1773.5" calcext:value-type="float">
            <text:p>1773,5</text:p>
          </table:table-cell>
          <table:table-cell table:formula="of:=[.C1887]" office:value-type="float" office:value="666" calcext:value-type="float">
            <text:p>666,0</text:p>
          </table:table-cell>
          <table:table-cell table:formula="of:=[.D1888]*2" office:value-type="float" office:value="1332" calcext:value-type="float">
            <text:p>1332,0</text:p>
          </table:table-cell>
          <table:table-cell table:formula="of:=[.D1887]" office:value-type="float" office:value="-2490" calcext:value-type="float">
            <text:p>-2490,0</text:p>
          </table:table-cell>
          <table:table-cell table:number-columns-repeated="3"/>
        </table:table-row>
        <table:table-row table:style-name="ro1">
          <table:table-cell table:formula="of:=IF([.B1889]&gt;=0;1;-1)*(2^[.$D$3])" office:value-type="float" office:value="4096" calcext:value-type="float">
            <text:p>4096</text:p>
          </table:table-cell>
          <table:table-cell table:formula="of:=[.$B$3]+[.E1889]-[.F1889]" office:value-type="float" office:value="4928.5" calcext:value-type="float">
            <text:p>4928,5</text:p>
          </table:table-cell>
          <table:table-cell table:formula="of:=[.B1889]-[.A1889]" office:value-type="float" office:value="832.5" calcext:value-type="float">
            <text:p>832,5</text:p>
          </table:table-cell>
          <table:table-cell table:formula="of:=[.C1888]" office:value-type="float" office:value="1773.5" calcext:value-type="float">
            <text:p>1773,5</text:p>
          </table:table-cell>
          <table:table-cell table:formula="of:=[.D1889]*2" office:value-type="float" office:value="3547" calcext:value-type="float">
            <text:p>3547,0</text:p>
          </table:table-cell>
          <table:table-cell table:formula="of:=[.D1888]" office:value-type="float" office:value="666" calcext:value-type="float">
            <text:p>666,0</text:p>
          </table:table-cell>
          <table:table-cell table:number-columns-repeated="3"/>
        </table:table-row>
        <table:table-row table:style-name="ro1">
          <table:table-cell table:formula="of:=IF([.B1890]&gt;=0;1;-1)*(2^[.$D$3])" office:value-type="float" office:value="4096" calcext:value-type="float">
            <text:p>4096</text:p>
          </table:table-cell>
          <table:table-cell table:formula="of:=[.$B$3]+[.E1890]-[.F1890]" office:value-type="float" office:value="1939" calcext:value-type="float">
            <text:p>1939,0</text:p>
          </table:table-cell>
          <table:table-cell table:formula="of:=[.B1890]-[.A1890]" office:value-type="float" office:value="-2157" calcext:value-type="float">
            <text:p>-2157,0</text:p>
          </table:table-cell>
          <table:table-cell table:formula="of:=[.C1889]" office:value-type="float" office:value="832.5" calcext:value-type="float">
            <text:p>832,5</text:p>
          </table:table-cell>
          <table:table-cell table:formula="of:=[.D1890]*2" office:value-type="float" office:value="1665" calcext:value-type="float">
            <text:p>1665,0</text:p>
          </table:table-cell>
          <table:table-cell table:formula="of:=[.D1889]" office:value-type="float" office:value="1773.5" calcext:value-type="float">
            <text:p>1773,5</text:p>
          </table:table-cell>
          <table:table-cell table:number-columns-repeated="3"/>
        </table:table-row>
        <table:table-row table:style-name="ro1">
          <table:table-cell table:formula="of:=IF([.B1891]&gt;=0;1;-1)*(2^[.$D$3])" office:value-type="float" office:value="-4096" calcext:value-type="float">
            <text:p>-4096</text:p>
          </table:table-cell>
          <table:table-cell table:formula="of:=[.$B$3]+[.E1891]-[.F1891]" office:value-type="float" office:value="-3099" calcext:value-type="float">
            <text:p>-3099,0</text:p>
          </table:table-cell>
          <table:table-cell table:formula="of:=[.B1891]-[.A1891]" office:value-type="float" office:value="997" calcext:value-type="float">
            <text:p>997,0</text:p>
          </table:table-cell>
          <table:table-cell table:formula="of:=[.C1890]" office:value-type="float" office:value="-2157" calcext:value-type="float">
            <text:p>-2157,0</text:p>
          </table:table-cell>
          <table:table-cell table:formula="of:=[.D1891]*2" office:value-type="float" office:value="-4314" calcext:value-type="float">
            <text:p>-4314,0</text:p>
          </table:table-cell>
          <table:table-cell table:formula="of:=[.D1890]" office:value-type="float" office:value="832.5" calcext:value-type="float">
            <text:p>832,5</text:p>
          </table:table-cell>
          <table:table-cell table:number-columns-repeated="3"/>
        </table:table-row>
        <table:table-row table:style-name="ro1">
          <table:table-cell table:formula="of:=IF([.B1892]&gt;=0;1;-1)*(2^[.$D$3])" office:value-type="float" office:value="4096" calcext:value-type="float">
            <text:p>4096</text:p>
          </table:table-cell>
          <table:table-cell table:formula="of:=[.$B$3]+[.E1892]-[.F1892]" office:value-type="float" office:value="6198.5" calcext:value-type="float">
            <text:p>6198,5</text:p>
          </table:table-cell>
          <table:table-cell table:formula="of:=[.B1892]-[.A1892]" office:value-type="float" office:value="2102.5" calcext:value-type="float">
            <text:p>2102,5</text:p>
          </table:table-cell>
          <table:table-cell table:formula="of:=[.C1891]" office:value-type="float" office:value="997" calcext:value-type="float">
            <text:p>997,0</text:p>
          </table:table-cell>
          <table:table-cell table:formula="of:=[.D1892]*2" office:value-type="float" office:value="1994" calcext:value-type="float">
            <text:p>1994,0</text:p>
          </table:table-cell>
          <table:table-cell table:formula="of:=[.D1891]" office:value-type="float" office:value="-2157" calcext:value-type="float">
            <text:p>-2157,0</text:p>
          </table:table-cell>
          <table:table-cell table:number-columns-repeated="3"/>
        </table:table-row>
        <table:table-row table:style-name="ro1">
          <table:table-cell table:formula="of:=IF([.B1893]&gt;=0;1;-1)*(2^[.$D$3])" office:value-type="float" office:value="4096" calcext:value-type="float">
            <text:p>4096</text:p>
          </table:table-cell>
          <table:table-cell table:formula="of:=[.$B$3]+[.E1893]-[.F1893]" office:value-type="float" office:value="5255.5" calcext:value-type="float">
            <text:p>5255,5</text:p>
          </table:table-cell>
          <table:table-cell table:formula="of:=[.B1893]-[.A1893]" office:value-type="float" office:value="1159.5" calcext:value-type="float">
            <text:p>1159,5</text:p>
          </table:table-cell>
          <table:table-cell table:formula="of:=[.C1892]" office:value-type="float" office:value="2102.5" calcext:value-type="float">
            <text:p>2102,5</text:p>
          </table:table-cell>
          <table:table-cell table:formula="of:=[.D1893]*2" office:value-type="float" office:value="4205" calcext:value-type="float">
            <text:p>4205,0</text:p>
          </table:table-cell>
          <table:table-cell table:formula="of:=[.D1892]" office:value-type="float" office:value="997" calcext:value-type="float">
            <text:p>997,0</text:p>
          </table:table-cell>
          <table:table-cell table:number-columns-repeated="3"/>
        </table:table-row>
        <table:table-row table:style-name="ro1">
          <table:table-cell table:formula="of:=IF([.B1894]&gt;=0;1;-1)*(2^[.$D$3])" office:value-type="float" office:value="4096" calcext:value-type="float">
            <text:p>4096</text:p>
          </table:table-cell>
          <table:table-cell table:formula="of:=[.$B$3]+[.E1894]-[.F1894]" office:value-type="float" office:value="2264" calcext:value-type="float">
            <text:p>2264,0</text:p>
          </table:table-cell>
          <table:table-cell table:formula="of:=[.B1894]-[.A1894]" office:value-type="float" office:value="-1832" calcext:value-type="float">
            <text:p>-1832,0</text:p>
          </table:table-cell>
          <table:table-cell table:formula="of:=[.C1893]" office:value-type="float" office:value="1159.5" calcext:value-type="float">
            <text:p>1159,5</text:p>
          </table:table-cell>
          <table:table-cell table:formula="of:=[.D1894]*2" office:value-type="float" office:value="2319" calcext:value-type="float">
            <text:p>2319,0</text:p>
          </table:table-cell>
          <table:table-cell table:formula="of:=[.D1893]" office:value-type="float" office:value="2102.5" calcext:value-type="float">
            <text:p>2102,5</text:p>
          </table:table-cell>
          <table:table-cell table:number-columns-repeated="3"/>
        </table:table-row>
        <table:table-row table:style-name="ro1">
          <table:table-cell table:formula="of:=IF([.B1895]&gt;=0;1;-1)*(2^[.$D$3])" office:value-type="float" office:value="-4096" calcext:value-type="float">
            <text:p>-4096</text:p>
          </table:table-cell>
          <table:table-cell table:formula="of:=[.$B$3]+[.E1895]-[.F1895]" office:value-type="float" office:value="-2776" calcext:value-type="float">
            <text:p>-2776,0</text:p>
          </table:table-cell>
          <table:table-cell table:formula="of:=[.B1895]-[.A1895]" office:value-type="float" office:value="1320" calcext:value-type="float">
            <text:p>1320,0</text:p>
          </table:table-cell>
          <table:table-cell table:formula="of:=[.C1894]" office:value-type="float" office:value="-1832" calcext:value-type="float">
            <text:p>-1832,0</text:p>
          </table:table-cell>
          <table:table-cell table:formula="of:=[.D1895]*2" office:value-type="float" office:value="-3664" calcext:value-type="float">
            <text:p>-3664,0</text:p>
          </table:table-cell>
          <table:table-cell table:formula="of:=[.D1894]" office:value-type="float" office:value="1159.5" calcext:value-type="float">
            <text:p>1159,5</text:p>
          </table:table-cell>
          <table:table-cell table:number-columns-repeated="3"/>
        </table:table-row>
        <table:table-row table:style-name="ro1">
          <table:table-cell table:formula="of:=IF([.B1896]&gt;=0;1;-1)*(2^[.$D$3])" office:value-type="float" office:value="4096" calcext:value-type="float">
            <text:p>4096</text:p>
          </table:table-cell>
          <table:table-cell table:formula="of:=[.$B$3]+[.E1896]-[.F1896]" office:value-type="float" office:value="6519.5" calcext:value-type="float">
            <text:p>6519,5</text:p>
          </table:table-cell>
          <table:table-cell table:formula="of:=[.B1896]-[.A1896]" office:value-type="float" office:value="2423.5" calcext:value-type="float">
            <text:p>2423,5</text:p>
          </table:table-cell>
          <table:table-cell table:formula="of:=[.C1895]" office:value-type="float" office:value="1320" calcext:value-type="float">
            <text:p>1320,0</text:p>
          </table:table-cell>
          <table:table-cell table:formula="of:=[.D1896]*2" office:value-type="float" office:value="2640" calcext:value-type="float">
            <text:p>2640,0</text:p>
          </table:table-cell>
          <table:table-cell table:formula="of:=[.D1895]" office:value-type="float" office:value="-1832" calcext:value-type="float">
            <text:p>-1832,0</text:p>
          </table:table-cell>
          <table:table-cell table:number-columns-repeated="3"/>
        </table:table-row>
        <table:table-row table:style-name="ro1">
          <table:table-cell table:formula="of:=IF([.B1897]&gt;=0;1;-1)*(2^[.$D$3])" office:value-type="float" office:value="4096" calcext:value-type="float">
            <text:p>4096</text:p>
          </table:table-cell>
          <table:table-cell table:formula="of:=[.$B$3]+[.E1897]-[.F1897]" office:value-type="float" office:value="5574.5" calcext:value-type="float">
            <text:p>5574,5</text:p>
          </table:table-cell>
          <table:table-cell table:formula="of:=[.B1897]-[.A1897]" office:value-type="float" office:value="1478.5" calcext:value-type="float">
            <text:p>1478,5</text:p>
          </table:table-cell>
          <table:table-cell table:formula="of:=[.C1896]" office:value-type="float" office:value="2423.5" calcext:value-type="float">
            <text:p>2423,5</text:p>
          </table:table-cell>
          <table:table-cell table:formula="of:=[.D1897]*2" office:value-type="float" office:value="4847" calcext:value-type="float">
            <text:p>4847,0</text:p>
          </table:table-cell>
          <table:table-cell table:formula="of:=[.D1896]" office:value-type="float" office:value="1320" calcext:value-type="float">
            <text:p>1320,0</text:p>
          </table:table-cell>
          <table:table-cell table:number-columns-repeated="3"/>
        </table:table-row>
        <table:table-row table:style-name="ro1">
          <table:table-cell table:formula="of:=IF([.B1898]&gt;=0;1;-1)*(2^[.$D$3])" office:value-type="float" office:value="4096" calcext:value-type="float">
            <text:p>4096</text:p>
          </table:table-cell>
          <table:table-cell table:formula="of:=[.$B$3]+[.E1898]-[.F1898]" office:value-type="float" office:value="2581" calcext:value-type="float">
            <text:p>2581,0</text:p>
          </table:table-cell>
          <table:table-cell table:formula="of:=[.B1898]-[.A1898]" office:value-type="float" office:value="-1515" calcext:value-type="float">
            <text:p>-1515,0</text:p>
          </table:table-cell>
          <table:table-cell table:formula="of:=[.C1897]" office:value-type="float" office:value="1478.5" calcext:value-type="float">
            <text:p>1478,5</text:p>
          </table:table-cell>
          <table:table-cell table:formula="of:=[.D1898]*2" office:value-type="float" office:value="2957" calcext:value-type="float">
            <text:p>2957,0</text:p>
          </table:table-cell>
          <table:table-cell table:formula="of:=[.D1897]" office:value-type="float" office:value="2423.5" calcext:value-type="float">
            <text:p>2423,5</text:p>
          </table:table-cell>
          <table:table-cell table:number-columns-repeated="3"/>
        </table:table-row>
        <table:table-row table:style-name="ro1">
          <table:table-cell table:formula="of:=IF([.B1899]&gt;=0;1;-1)*(2^[.$D$3])" office:value-type="float" office:value="-4096" calcext:value-type="float">
            <text:p>-4096</text:p>
          </table:table-cell>
          <table:table-cell table:formula="of:=[.$B$3]+[.E1899]-[.F1899]" office:value-type="float" office:value="-2461" calcext:value-type="float">
            <text:p>-2461,0</text:p>
          </table:table-cell>
          <table:table-cell table:formula="of:=[.B1899]-[.A1899]" office:value-type="float" office:value="1635" calcext:value-type="float">
            <text:p>1635,0</text:p>
          </table:table-cell>
          <table:table-cell table:formula="of:=[.C1898]" office:value-type="float" office:value="-1515" calcext:value-type="float">
            <text:p>-1515,0</text:p>
          </table:table-cell>
          <table:table-cell table:formula="of:=[.D1899]*2" office:value-type="float" office:value="-3030" calcext:value-type="float">
            <text:p>-3030,0</text:p>
          </table:table-cell>
          <table:table-cell table:formula="of:=[.D1898]" office:value-type="float" office:value="1478.5" calcext:value-type="float">
            <text:p>1478,5</text:p>
          </table:table-cell>
          <table:table-cell table:number-columns-repeated="3"/>
        </table:table-row>
        <table:table-row table:style-name="ro1">
          <table:table-cell table:formula="of:=IF([.B1900]&gt;=0;1;-1)*(2^[.$D$3])" office:value-type="float" office:value="4096" calcext:value-type="float">
            <text:p>4096</text:p>
          </table:table-cell>
          <table:table-cell table:formula="of:=[.$B$3]+[.E1900]-[.F1900]" office:value-type="float" office:value="6832.5" calcext:value-type="float">
            <text:p>6832,5</text:p>
          </table:table-cell>
          <table:table-cell table:formula="of:=[.B1900]-[.A1900]" office:value-type="float" office:value="2736.5" calcext:value-type="float">
            <text:p>2736,5</text:p>
          </table:table-cell>
          <table:table-cell table:formula="of:=[.C1899]" office:value-type="float" office:value="1635" calcext:value-type="float">
            <text:p>1635,0</text:p>
          </table:table-cell>
          <table:table-cell table:formula="of:=[.D1900]*2" office:value-type="float" office:value="3270" calcext:value-type="float">
            <text:p>3270,0</text:p>
          </table:table-cell>
          <table:table-cell table:formula="of:=[.D1899]" office:value-type="float" office:value="-1515" calcext:value-type="float">
            <text:p>-1515,0</text:p>
          </table:table-cell>
          <table:table-cell table:number-columns-repeated="3"/>
        </table:table-row>
        <table:table-row table:style-name="ro1">
          <table:table-cell table:formula="of:=IF([.B1901]&gt;=0;1;-1)*(2^[.$D$3])" office:value-type="float" office:value="4096" calcext:value-type="float">
            <text:p>4096</text:p>
          </table:table-cell>
          <table:table-cell table:formula="of:=[.$B$3]+[.E1901]-[.F1901]" office:value-type="float" office:value="5885.5" calcext:value-type="float">
            <text:p>5885,5</text:p>
          </table:table-cell>
          <table:table-cell table:formula="of:=[.B1901]-[.A1901]" office:value-type="float" office:value="1789.5" calcext:value-type="float">
            <text:p>1789,5</text:p>
          </table:table-cell>
          <table:table-cell table:formula="of:=[.C1900]" office:value-type="float" office:value="2736.5" calcext:value-type="float">
            <text:p>2736,5</text:p>
          </table:table-cell>
          <table:table-cell table:formula="of:=[.D1901]*2" office:value-type="float" office:value="5473" calcext:value-type="float">
            <text:p>5473,0</text:p>
          </table:table-cell>
          <table:table-cell table:formula="of:=[.D1900]" office:value-type="float" office:value="1635" calcext:value-type="float">
            <text:p>1635,0</text:p>
          </table:table-cell>
          <table:table-cell table:number-columns-repeated="3"/>
        </table:table-row>
        <table:table-row table:style-name="ro1">
          <table:table-cell table:formula="of:=IF([.B1902]&gt;=0;1;-1)*(2^[.$D$3])" office:value-type="float" office:value="4096" calcext:value-type="float">
            <text:p>4096</text:p>
          </table:table-cell>
          <table:table-cell table:formula="of:=[.$B$3]+[.E1902]-[.F1902]" office:value-type="float" office:value="2890" calcext:value-type="float">
            <text:p>2890,0</text:p>
          </table:table-cell>
          <table:table-cell table:formula="of:=[.B1902]-[.A1902]" office:value-type="float" office:value="-1206" calcext:value-type="float">
            <text:p>-1206,0</text:p>
          </table:table-cell>
          <table:table-cell table:formula="of:=[.C1901]" office:value-type="float" office:value="1789.5" calcext:value-type="float">
            <text:p>1789,5</text:p>
          </table:table-cell>
          <table:table-cell table:formula="of:=[.D1902]*2" office:value-type="float" office:value="3579" calcext:value-type="float">
            <text:p>3579,0</text:p>
          </table:table-cell>
          <table:table-cell table:formula="of:=[.D1901]" office:value-type="float" office:value="2736.5" calcext:value-type="float">
            <text:p>2736,5</text:p>
          </table:table-cell>
          <table:table-cell table:number-columns-repeated="3"/>
        </table:table-row>
        <table:table-row table:style-name="ro1">
          <table:table-cell table:formula="of:=IF([.B1903]&gt;=0;1;-1)*(2^[.$D$3])" office:value-type="float" office:value="-4096" calcext:value-type="float">
            <text:p>-4096</text:p>
          </table:table-cell>
          <table:table-cell table:formula="of:=[.$B$3]+[.E1903]-[.F1903]" office:value-type="float" office:value="-2154" calcext:value-type="float">
            <text:p>-2154,0</text:p>
          </table:table-cell>
          <table:table-cell table:formula="of:=[.B1903]-[.A1903]" office:value-type="float" office:value="1942" calcext:value-type="float">
            <text:p>1942,0</text:p>
          </table:table-cell>
          <table:table-cell table:formula="of:=[.C1902]" office:value-type="float" office:value="-1206" calcext:value-type="float">
            <text:p>-1206,0</text:p>
          </table:table-cell>
          <table:table-cell table:formula="of:=[.D1903]*2" office:value-type="float" office:value="-2412" calcext:value-type="float">
            <text:p>-2412,0</text:p>
          </table:table-cell>
          <table:table-cell table:formula="of:=[.D1902]" office:value-type="float" office:value="1789.5" calcext:value-type="float">
            <text:p>1789,5</text:p>
          </table:table-cell>
          <table:table-cell table:number-columns-repeated="3"/>
        </table:table-row>
        <table:table-row table:style-name="ro1">
          <table:table-cell table:formula="of:=IF([.B1904]&gt;=0;1;-1)*(2^[.$D$3])" office:value-type="float" office:value="4096" calcext:value-type="float">
            <text:p>4096</text:p>
          </table:table-cell>
          <table:table-cell table:formula="of:=[.$B$3]+[.E1904]-[.F1904]" office:value-type="float" office:value="7137.5" calcext:value-type="float">
            <text:p>7137,5</text:p>
          </table:table-cell>
          <table:table-cell table:formula="of:=[.B1904]-[.A1904]" office:value-type="float" office:value="3041.5" calcext:value-type="float">
            <text:p>3041,5</text:p>
          </table:table-cell>
          <table:table-cell table:formula="of:=[.C1903]" office:value-type="float" office:value="1942" calcext:value-type="float">
            <text:p>1942,0</text:p>
          </table:table-cell>
          <table:table-cell table:formula="of:=[.D1904]*2" office:value-type="float" office:value="3884" calcext:value-type="float">
            <text:p>3884,0</text:p>
          </table:table-cell>
          <table:table-cell table:formula="of:=[.D1903]" office:value-type="float" office:value="-1206" calcext:value-type="float">
            <text:p>-1206,0</text:p>
          </table:table-cell>
          <table:table-cell table:number-columns-repeated="3"/>
        </table:table-row>
        <table:table-row table:style-name="ro1">
          <table:table-cell table:formula="of:=IF([.B1905]&gt;=0;1;-1)*(2^[.$D$3])" office:value-type="float" office:value="4096" calcext:value-type="float">
            <text:p>4096</text:p>
          </table:table-cell>
          <table:table-cell table:formula="of:=[.$B$3]+[.E1905]-[.F1905]" office:value-type="float" office:value="6188.5" calcext:value-type="float">
            <text:p>6188,5</text:p>
          </table:table-cell>
          <table:table-cell table:formula="of:=[.B1905]-[.A1905]" office:value-type="float" office:value="2092.5" calcext:value-type="float">
            <text:p>2092,5</text:p>
          </table:table-cell>
          <table:table-cell table:formula="of:=[.C1904]" office:value-type="float" office:value="3041.5" calcext:value-type="float">
            <text:p>3041,5</text:p>
          </table:table-cell>
          <table:table-cell table:formula="of:=[.D1905]*2" office:value-type="float" office:value="6083" calcext:value-type="float">
            <text:p>6083,0</text:p>
          </table:table-cell>
          <table:table-cell table:formula="of:=[.D1904]" office:value-type="float" office:value="1942" calcext:value-type="float">
            <text:p>1942,0</text:p>
          </table:table-cell>
          <table:table-cell table:number-columns-repeated="3"/>
        </table:table-row>
        <table:table-row table:style-name="ro1">
          <table:table-cell table:formula="of:=IF([.B1906]&gt;=0;1;-1)*(2^[.$D$3])" office:value-type="float" office:value="4096" calcext:value-type="float">
            <text:p>4096</text:p>
          </table:table-cell>
          <table:table-cell table:formula="of:=[.$B$3]+[.E1906]-[.F1906]" office:value-type="float" office:value="3191" calcext:value-type="float">
            <text:p>3191,0</text:p>
          </table:table-cell>
          <table:table-cell table:formula="of:=[.B1906]-[.A1906]" office:value-type="float" office:value="-905" calcext:value-type="float">
            <text:p>-905,0</text:p>
          </table:table-cell>
          <table:table-cell table:formula="of:=[.C1905]" office:value-type="float" office:value="2092.5" calcext:value-type="float">
            <text:p>2092,5</text:p>
          </table:table-cell>
          <table:table-cell table:formula="of:=[.D1906]*2" office:value-type="float" office:value="4185" calcext:value-type="float">
            <text:p>4185,0</text:p>
          </table:table-cell>
          <table:table-cell table:formula="of:=[.D1905]" office:value-type="float" office:value="3041.5" calcext:value-type="float">
            <text:p>3041,5</text:p>
          </table:table-cell>
          <table:table-cell table:number-columns-repeated="3"/>
        </table:table-row>
        <table:table-row table:style-name="ro1">
          <table:table-cell table:formula="of:=IF([.B1907]&gt;=0;1;-1)*(2^[.$D$3])" office:value-type="float" office:value="-4096" calcext:value-type="float">
            <text:p>-4096</text:p>
          </table:table-cell>
          <table:table-cell table:formula="of:=[.$B$3]+[.E1907]-[.F1907]" office:value-type="float" office:value="-1855" calcext:value-type="float">
            <text:p>-1855,0</text:p>
          </table:table-cell>
          <table:table-cell table:formula="of:=[.B1907]-[.A1907]" office:value-type="float" office:value="2241" calcext:value-type="float">
            <text:p>2241,0</text:p>
          </table:table-cell>
          <table:table-cell table:formula="of:=[.C1906]" office:value-type="float" office:value="-905" calcext:value-type="float">
            <text:p>-905,0</text:p>
          </table:table-cell>
          <table:table-cell table:formula="of:=[.D1907]*2" office:value-type="float" office:value="-1810" calcext:value-type="float">
            <text:p>-1810,0</text:p>
          </table:table-cell>
          <table:table-cell table:formula="of:=[.D1906]" office:value-type="float" office:value="2092.5" calcext:value-type="float">
            <text:p>2092,5</text:p>
          </table:table-cell>
          <table:table-cell table:number-columns-repeated="3"/>
        </table:table-row>
        <table:table-row table:style-name="ro1">
          <table:table-cell table:formula="of:=IF([.B1908]&gt;=0;1;-1)*(2^[.$D$3])" office:value-type="float" office:value="4096" calcext:value-type="float">
            <text:p>4096</text:p>
          </table:table-cell>
          <table:table-cell table:formula="of:=[.$B$3]+[.E1908]-[.F1908]" office:value-type="float" office:value="7434.5" calcext:value-type="float">
            <text:p>7434,5</text:p>
          </table:table-cell>
          <table:table-cell table:formula="of:=[.B1908]-[.A1908]" office:value-type="float" office:value="3338.5" calcext:value-type="float">
            <text:p>3338,5</text:p>
          </table:table-cell>
          <table:table-cell table:formula="of:=[.C1907]" office:value-type="float" office:value="2241" calcext:value-type="float">
            <text:p>2241,0</text:p>
          </table:table-cell>
          <table:table-cell table:formula="of:=[.D1908]*2" office:value-type="float" office:value="4482" calcext:value-type="float">
            <text:p>4482,0</text:p>
          </table:table-cell>
          <table:table-cell table:formula="of:=[.D1907]" office:value-type="float" office:value="-905" calcext:value-type="float">
            <text:p>-905,0</text:p>
          </table:table-cell>
          <table:table-cell table:number-columns-repeated="3"/>
        </table:table-row>
        <table:table-row table:style-name="ro1">
          <table:table-cell table:formula="of:=IF([.B1909]&gt;=0;1;-1)*(2^[.$D$3])" office:value-type="float" office:value="4096" calcext:value-type="float">
            <text:p>4096</text:p>
          </table:table-cell>
          <table:table-cell table:formula="of:=[.$B$3]+[.E1909]-[.F1909]" office:value-type="float" office:value="6483.5" calcext:value-type="float">
            <text:p>6483,5</text:p>
          </table:table-cell>
          <table:table-cell table:formula="of:=[.B1909]-[.A1909]" office:value-type="float" office:value="2387.5" calcext:value-type="float">
            <text:p>2387,5</text:p>
          </table:table-cell>
          <table:table-cell table:formula="of:=[.C1908]" office:value-type="float" office:value="3338.5" calcext:value-type="float">
            <text:p>3338,5</text:p>
          </table:table-cell>
          <table:table-cell table:formula="of:=[.D1909]*2" office:value-type="float" office:value="6677" calcext:value-type="float">
            <text:p>6677,0</text:p>
          </table:table-cell>
          <table:table-cell table:formula="of:=[.D1908]" office:value-type="float" office:value="2241" calcext:value-type="float">
            <text:p>2241,0</text:p>
          </table:table-cell>
          <table:table-cell table:number-columns-repeated="3"/>
        </table:table-row>
        <table:table-row table:style-name="ro1">
          <table:table-cell table:formula="of:=IF([.B1910]&gt;=0;1;-1)*(2^[.$D$3])" office:value-type="float" office:value="4096" calcext:value-type="float">
            <text:p>4096</text:p>
          </table:table-cell>
          <table:table-cell table:formula="of:=[.$B$3]+[.E1910]-[.F1910]" office:value-type="float" office:value="3484" calcext:value-type="float">
            <text:p>3484,0</text:p>
          </table:table-cell>
          <table:table-cell table:formula="of:=[.B1910]-[.A1910]" office:value-type="float" office:value="-612" calcext:value-type="float">
            <text:p>-612,0</text:p>
          </table:table-cell>
          <table:table-cell table:formula="of:=[.C1909]" office:value-type="float" office:value="2387.5" calcext:value-type="float">
            <text:p>2387,5</text:p>
          </table:table-cell>
          <table:table-cell table:formula="of:=[.D1910]*2" office:value-type="float" office:value="4775" calcext:value-type="float">
            <text:p>4775,0</text:p>
          </table:table-cell>
          <table:table-cell table:formula="of:=[.D1909]" office:value-type="float" office:value="3338.5" calcext:value-type="float">
            <text:p>3338,5</text:p>
          </table:table-cell>
          <table:table-cell table:number-columns-repeated="3"/>
        </table:table-row>
        <table:table-row table:style-name="ro1">
          <table:table-cell table:formula="of:=IF([.B1911]&gt;=0;1;-1)*(2^[.$D$3])" office:value-type="float" office:value="-4096" calcext:value-type="float">
            <text:p>-4096</text:p>
          </table:table-cell>
          <table:table-cell table:formula="of:=[.$B$3]+[.E1911]-[.F1911]" office:value-type="float" office:value="-1564" calcext:value-type="float">
            <text:p>-1564,0</text:p>
          </table:table-cell>
          <table:table-cell table:formula="of:=[.B1911]-[.A1911]" office:value-type="float" office:value="2532" calcext:value-type="float">
            <text:p>2532,0</text:p>
          </table:table-cell>
          <table:table-cell table:formula="of:=[.C1910]" office:value-type="float" office:value="-612" calcext:value-type="float">
            <text:p>-612,0</text:p>
          </table:table-cell>
          <table:table-cell table:formula="of:=[.D1911]*2" office:value-type="float" office:value="-1224" calcext:value-type="float">
            <text:p>-1224,0</text:p>
          </table:table-cell>
          <table:table-cell table:formula="of:=[.D1910]" office:value-type="float" office:value="2387.5" calcext:value-type="float">
            <text:p>2387,5</text:p>
          </table:table-cell>
          <table:table-cell table:number-columns-repeated="3"/>
        </table:table-row>
        <table:table-row table:style-name="ro1">
          <table:table-cell table:formula="of:=IF([.B1912]&gt;=0;1;-1)*(2^[.$D$3])" office:value-type="float" office:value="4096" calcext:value-type="float">
            <text:p>4096</text:p>
          </table:table-cell>
          <table:table-cell table:formula="of:=[.$B$3]+[.E1912]-[.F1912]" office:value-type="float" office:value="7723.5" calcext:value-type="float">
            <text:p>7723,5</text:p>
          </table:table-cell>
          <table:table-cell table:formula="of:=[.B1912]-[.A1912]" office:value-type="float" office:value="3627.5" calcext:value-type="float">
            <text:p>3627,5</text:p>
          </table:table-cell>
          <table:table-cell table:formula="of:=[.C1911]" office:value-type="float" office:value="2532" calcext:value-type="float">
            <text:p>2532,0</text:p>
          </table:table-cell>
          <table:table-cell table:formula="of:=[.D1912]*2" office:value-type="float" office:value="5064" calcext:value-type="float">
            <text:p>5064,0</text:p>
          </table:table-cell>
          <table:table-cell table:formula="of:=[.D1911]" office:value-type="float" office:value="-612" calcext:value-type="float">
            <text:p>-612,0</text:p>
          </table:table-cell>
          <table:table-cell table:number-columns-repeated="3"/>
        </table:table-row>
        <table:table-row table:style-name="ro1">
          <table:table-cell table:formula="of:=IF([.B1913]&gt;=0;1;-1)*(2^[.$D$3])" office:value-type="float" office:value="4096" calcext:value-type="float">
            <text:p>4096</text:p>
          </table:table-cell>
          <table:table-cell table:formula="of:=[.$B$3]+[.E1913]-[.F1913]" office:value-type="float" office:value="6770.5" calcext:value-type="float">
            <text:p>6770,5</text:p>
          </table:table-cell>
          <table:table-cell table:formula="of:=[.B1913]-[.A1913]" office:value-type="float" office:value="2674.5" calcext:value-type="float">
            <text:p>2674,5</text:p>
          </table:table-cell>
          <table:table-cell table:formula="of:=[.C1912]" office:value-type="float" office:value="3627.5" calcext:value-type="float">
            <text:p>3627,5</text:p>
          </table:table-cell>
          <table:table-cell table:formula="of:=[.D1913]*2" office:value-type="float" office:value="7255" calcext:value-type="float">
            <text:p>7255,0</text:p>
          </table:table-cell>
          <table:table-cell table:formula="of:=[.D1912]" office:value-type="float" office:value="2532" calcext:value-type="float">
            <text:p>2532,0</text:p>
          </table:table-cell>
          <table:table-cell table:number-columns-repeated="3"/>
        </table:table-row>
        <table:table-row table:style-name="ro1">
          <table:table-cell table:formula="of:=IF([.B1914]&gt;=0;1;-1)*(2^[.$D$3])" office:value-type="float" office:value="4096" calcext:value-type="float">
            <text:p>4096</text:p>
          </table:table-cell>
          <table:table-cell table:formula="of:=[.$B$3]+[.E1914]-[.F1914]" office:value-type="float" office:value="3769" calcext:value-type="float">
            <text:p>3769,0</text:p>
          </table:table-cell>
          <table:table-cell table:formula="of:=[.B1914]-[.A1914]" office:value-type="float" office:value="-327" calcext:value-type="float">
            <text:p>-327,0</text:p>
          </table:table-cell>
          <table:table-cell table:formula="of:=[.C1913]" office:value-type="float" office:value="2674.5" calcext:value-type="float">
            <text:p>2674,5</text:p>
          </table:table-cell>
          <table:table-cell table:formula="of:=[.D1914]*2" office:value-type="float" office:value="5349" calcext:value-type="float">
            <text:p>5349,0</text:p>
          </table:table-cell>
          <table:table-cell table:formula="of:=[.D1913]" office:value-type="float" office:value="3627.5" calcext:value-type="float">
            <text:p>3627,5</text:p>
          </table:table-cell>
          <table:table-cell table:number-columns-repeated="3"/>
        </table:table-row>
        <table:table-row table:style-name="ro1">
          <table:table-cell table:formula="of:=IF([.B1915]&gt;=0;1;-1)*(2^[.$D$3])" office:value-type="float" office:value="-4096" calcext:value-type="float">
            <text:p>-4096</text:p>
          </table:table-cell>
          <table:table-cell table:formula="of:=[.$B$3]+[.E1915]-[.F1915]" office:value-type="float" office:value="-1281" calcext:value-type="float">
            <text:p>-1281,0</text:p>
          </table:table-cell>
          <table:table-cell table:formula="of:=[.B1915]-[.A1915]" office:value-type="float" office:value="2815" calcext:value-type="float">
            <text:p>2815,0</text:p>
          </table:table-cell>
          <table:table-cell table:formula="of:=[.C1914]" office:value-type="float" office:value="-327" calcext:value-type="float">
            <text:p>-327,0</text:p>
          </table:table-cell>
          <table:table-cell table:formula="of:=[.D1915]*2" office:value-type="float" office:value="-654" calcext:value-type="float">
            <text:p>-654,0</text:p>
          </table:table-cell>
          <table:table-cell table:formula="of:=[.D1914]" office:value-type="float" office:value="2674.5" calcext:value-type="float">
            <text:p>2674,5</text:p>
          </table:table-cell>
          <table:table-cell table:number-columns-repeated="3"/>
        </table:table-row>
        <table:table-row table:style-name="ro1">
          <table:table-cell table:formula="of:=IF([.B1916]&gt;=0;1;-1)*(2^[.$D$3])" office:value-type="float" office:value="4096" calcext:value-type="float">
            <text:p>4096</text:p>
          </table:table-cell>
          <table:table-cell table:formula="of:=[.$B$3]+[.E1916]-[.F1916]" office:value-type="float" office:value="8004.5" calcext:value-type="float">
            <text:p>8004,5</text:p>
          </table:table-cell>
          <table:table-cell table:formula="of:=[.B1916]-[.A1916]" office:value-type="float" office:value="3908.5" calcext:value-type="float">
            <text:p>3908,5</text:p>
          </table:table-cell>
          <table:table-cell table:formula="of:=[.C1915]" office:value-type="float" office:value="2815" calcext:value-type="float">
            <text:p>2815,0</text:p>
          </table:table-cell>
          <table:table-cell table:formula="of:=[.D1916]*2" office:value-type="float" office:value="5630" calcext:value-type="float">
            <text:p>5630,0</text:p>
          </table:table-cell>
          <table:table-cell table:formula="of:=[.D1915]" office:value-type="float" office:value="-327" calcext:value-type="float">
            <text:p>-327,0</text:p>
          </table:table-cell>
          <table:table-cell table:number-columns-repeated="3"/>
        </table:table-row>
        <table:table-row table:style-name="ro1">
          <table:table-cell table:formula="of:=IF([.B1917]&gt;=0;1;-1)*(2^[.$D$3])" office:value-type="float" office:value="4096" calcext:value-type="float">
            <text:p>4096</text:p>
          </table:table-cell>
          <table:table-cell table:formula="of:=[.$B$3]+[.E1917]-[.F1917]" office:value-type="float" office:value="7049.5" calcext:value-type="float">
            <text:p>7049,5</text:p>
          </table:table-cell>
          <table:table-cell table:formula="of:=[.B1917]-[.A1917]" office:value-type="float" office:value="2953.5" calcext:value-type="float">
            <text:p>2953,5</text:p>
          </table:table-cell>
          <table:table-cell table:formula="of:=[.C1916]" office:value-type="float" office:value="3908.5" calcext:value-type="float">
            <text:p>3908,5</text:p>
          </table:table-cell>
          <table:table-cell table:formula="of:=[.D1917]*2" office:value-type="float" office:value="7817" calcext:value-type="float">
            <text:p>7817,0</text:p>
          </table:table-cell>
          <table:table-cell table:formula="of:=[.D1916]" office:value-type="float" office:value="2815" calcext:value-type="float">
            <text:p>2815,0</text:p>
          </table:table-cell>
          <table:table-cell table:number-columns-repeated="3"/>
        </table:table-row>
        <table:table-row table:style-name="ro1">
          <table:table-cell table:formula="of:=IF([.B1918]&gt;=0;1;-1)*(2^[.$D$3])" office:value-type="float" office:value="4096" calcext:value-type="float">
            <text:p>4096</text:p>
          </table:table-cell>
          <table:table-cell table:formula="of:=[.$B$3]+[.E1918]-[.F1918]" office:value-type="float" office:value="4046" calcext:value-type="float">
            <text:p>4046,0</text:p>
          </table:table-cell>
          <table:table-cell table:formula="of:=[.B1918]-[.A1918]" office:value-type="float" office:value="-50" calcext:value-type="float">
            <text:p>-50,0</text:p>
          </table:table-cell>
          <table:table-cell table:formula="of:=[.C1917]" office:value-type="float" office:value="2953.5" calcext:value-type="float">
            <text:p>2953,5</text:p>
          </table:table-cell>
          <table:table-cell table:formula="of:=[.D1918]*2" office:value-type="float" office:value="5907" calcext:value-type="float">
            <text:p>5907,0</text:p>
          </table:table-cell>
          <table:table-cell table:formula="of:=[.D1917]" office:value-type="float" office:value="3908.5" calcext:value-type="float">
            <text:p>3908,5</text:p>
          </table:table-cell>
          <table:table-cell table:number-columns-repeated="3"/>
        </table:table-row>
        <table:table-row table:style-name="ro1">
          <table:table-cell table:formula="of:=IF([.B1919]&gt;=0;1;-1)*(2^[.$D$3])" office:value-type="float" office:value="-4096" calcext:value-type="float">
            <text:p>-4096</text:p>
          </table:table-cell>
          <table:table-cell table:formula="of:=[.$B$3]+[.E1919]-[.F1919]" office:value-type="float" office:value="-1006" calcext:value-type="float">
            <text:p>-1006,0</text:p>
          </table:table-cell>
          <table:table-cell table:formula="of:=[.B1919]-[.A1919]" office:value-type="float" office:value="3090" calcext:value-type="float">
            <text:p>3090,0</text:p>
          </table:table-cell>
          <table:table-cell table:formula="of:=[.C1918]" office:value-type="float" office:value="-50" calcext:value-type="float">
            <text:p>-50,0</text:p>
          </table:table-cell>
          <table:table-cell table:formula="of:=[.D1919]*2" office:value-type="float" office:value="-100" calcext:value-type="float">
            <text:p>-100,0</text:p>
          </table:table-cell>
          <table:table-cell table:formula="of:=[.D1918]" office:value-type="float" office:value="2953.5" calcext:value-type="float">
            <text:p>2953,5</text:p>
          </table:table-cell>
          <table:table-cell table:number-columns-repeated="3"/>
        </table:table-row>
        <table:table-row table:style-name="ro1">
          <table:table-cell table:formula="of:=IF([.B1920]&gt;=0;1;-1)*(2^[.$D$3])" office:value-type="float" office:value="4096" calcext:value-type="float">
            <text:p>4096</text:p>
          </table:table-cell>
          <table:table-cell table:formula="of:=[.$B$3]+[.E1920]-[.F1920]" office:value-type="float" office:value="8277.5" calcext:value-type="float">
            <text:p>8277,5</text:p>
          </table:table-cell>
          <table:table-cell table:formula="of:=[.B1920]-[.A1920]" office:value-type="float" office:value="4181.5" calcext:value-type="float">
            <text:p>4181,5</text:p>
          </table:table-cell>
          <table:table-cell table:formula="of:=[.C1919]" office:value-type="float" office:value="3090" calcext:value-type="float">
            <text:p>3090,0</text:p>
          </table:table-cell>
          <table:table-cell table:formula="of:=[.D1920]*2" office:value-type="float" office:value="6180" calcext:value-type="float">
            <text:p>6180,0</text:p>
          </table:table-cell>
          <table:table-cell table:formula="of:=[.D1919]" office:value-type="float" office:value="-50" calcext:value-type="float">
            <text:p>-50,0</text:p>
          </table:table-cell>
          <table:table-cell table:number-columns-repeated="3"/>
        </table:table-row>
        <table:table-row table:style-name="ro1">
          <table:table-cell table:formula="of:=IF([.B1921]&gt;=0;1;-1)*(2^[.$D$3])" office:value-type="float" office:value="4096" calcext:value-type="float">
            <text:p>4096</text:p>
          </table:table-cell>
          <table:table-cell table:formula="of:=[.$B$3]+[.E1921]-[.F1921]" office:value-type="float" office:value="7320.5" calcext:value-type="float">
            <text:p>7320,5</text:p>
          </table:table-cell>
          <table:table-cell table:formula="of:=[.B1921]-[.A1921]" office:value-type="float" office:value="3224.5" calcext:value-type="float">
            <text:p>3224,5</text:p>
          </table:table-cell>
          <table:table-cell table:formula="of:=[.C1920]" office:value-type="float" office:value="4181.5" calcext:value-type="float">
            <text:p>4181,5</text:p>
          </table:table-cell>
          <table:table-cell table:formula="of:=[.D1921]*2" office:value-type="float" office:value="8363" calcext:value-type="float">
            <text:p>8363,0</text:p>
          </table:table-cell>
          <table:table-cell table:formula="of:=[.D1920]" office:value-type="float" office:value="3090" calcext:value-type="float">
            <text:p>3090,0</text:p>
          </table:table-cell>
          <table:table-cell table:number-columns-repeated="3"/>
        </table:table-row>
        <table:table-row table:style-name="ro1">
          <table:table-cell table:formula="of:=IF([.B1922]&gt;=0;1;-1)*(2^[.$D$3])" office:value-type="float" office:value="4096" calcext:value-type="float">
            <text:p>4096</text:p>
          </table:table-cell>
          <table:table-cell table:formula="of:=[.$B$3]+[.E1922]-[.F1922]" office:value-type="float" office:value="4315" calcext:value-type="float">
            <text:p>4315,0</text:p>
          </table:table-cell>
          <table:table-cell table:formula="of:=[.B1922]-[.A1922]" office:value-type="float" office:value="219" calcext:value-type="float">
            <text:p>219,0</text:p>
          </table:table-cell>
          <table:table-cell table:formula="of:=[.C1921]" office:value-type="float" office:value="3224.5" calcext:value-type="float">
            <text:p>3224,5</text:p>
          </table:table-cell>
          <table:table-cell table:formula="of:=[.D1922]*2" office:value-type="float" office:value="6449" calcext:value-type="float">
            <text:p>6449,0</text:p>
          </table:table-cell>
          <table:table-cell table:formula="of:=[.D1921]" office:value-type="float" office:value="4181.5" calcext:value-type="float">
            <text:p>4181,5</text:p>
          </table:table-cell>
          <table:table-cell table:number-columns-repeated="3"/>
        </table:table-row>
        <table:table-row table:style-name="ro1">
          <table:table-cell table:formula="of:=IF([.B1923]&gt;=0;1;-1)*(2^[.$D$3])" office:value-type="float" office:value="-4096" calcext:value-type="float">
            <text:p>-4096</text:p>
          </table:table-cell>
          <table:table-cell table:formula="of:=[.$B$3]+[.E1923]-[.F1923]" office:value-type="float" office:value="-739" calcext:value-type="float">
            <text:p>-739,0</text:p>
          </table:table-cell>
          <table:table-cell table:formula="of:=[.B1923]-[.A1923]" office:value-type="float" office:value="3357" calcext:value-type="float">
            <text:p>3357,0</text:p>
          </table:table-cell>
          <table:table-cell table:formula="of:=[.C1922]" office:value-type="float" office:value="219" calcext:value-type="float">
            <text:p>219,0</text:p>
          </table:table-cell>
          <table:table-cell table:formula="of:=[.D1923]*2" office:value-type="float" office:value="438" calcext:value-type="float">
            <text:p>438,0</text:p>
          </table:table-cell>
          <table:table-cell table:formula="of:=[.D1922]" office:value-type="float" office:value="3224.5" calcext:value-type="float">
            <text:p>3224,5</text:p>
          </table:table-cell>
          <table:table-cell table:number-columns-repeated="3"/>
        </table:table-row>
        <table:table-row table:style-name="ro1">
          <table:table-cell table:formula="of:=IF([.B1924]&gt;=0;1;-1)*(2^[.$D$3])" office:value-type="float" office:value="4096" calcext:value-type="float">
            <text:p>4096</text:p>
          </table:table-cell>
          <table:table-cell table:formula="of:=[.$B$3]+[.E1924]-[.F1924]" office:value-type="float" office:value="8542.5" calcext:value-type="float">
            <text:p>8542,5</text:p>
          </table:table-cell>
          <table:table-cell table:formula="of:=[.B1924]-[.A1924]" office:value-type="float" office:value="4446.5" calcext:value-type="float">
            <text:p>4446,5</text:p>
          </table:table-cell>
          <table:table-cell table:formula="of:=[.C1923]" office:value-type="float" office:value="3357" calcext:value-type="float">
            <text:p>3357,0</text:p>
          </table:table-cell>
          <table:table-cell table:formula="of:=[.D1924]*2" office:value-type="float" office:value="6714" calcext:value-type="float">
            <text:p>6714,0</text:p>
          </table:table-cell>
          <table:table-cell table:formula="of:=[.D1923]" office:value-type="float" office:value="219" calcext:value-type="float">
            <text:p>219,0</text:p>
          </table:table-cell>
          <table:table-cell table:number-columns-repeated="3"/>
        </table:table-row>
        <table:table-row table:style-name="ro1">
          <table:table-cell table:formula="of:=IF([.B1925]&gt;=0;1;-1)*(2^[.$D$3])" office:value-type="float" office:value="4096" calcext:value-type="float">
            <text:p>4096</text:p>
          </table:table-cell>
          <table:table-cell table:formula="of:=[.$B$3]+[.E1925]-[.F1925]" office:value-type="float" office:value="7583.5" calcext:value-type="float">
            <text:p>7583,5</text:p>
          </table:table-cell>
          <table:table-cell table:formula="of:=[.B1925]-[.A1925]" office:value-type="float" office:value="3487.5" calcext:value-type="float">
            <text:p>3487,5</text:p>
          </table:table-cell>
          <table:table-cell table:formula="of:=[.C1924]" office:value-type="float" office:value="4446.5" calcext:value-type="float">
            <text:p>4446,5</text:p>
          </table:table-cell>
          <table:table-cell table:formula="of:=[.D1925]*2" office:value-type="float" office:value="8893" calcext:value-type="float">
            <text:p>8893,0</text:p>
          </table:table-cell>
          <table:table-cell table:formula="of:=[.D1924]" office:value-type="float" office:value="3357" calcext:value-type="float">
            <text:p>3357,0</text:p>
          </table:table-cell>
          <table:table-cell table:number-columns-repeated="3"/>
        </table:table-row>
        <table:table-row table:style-name="ro1">
          <table:table-cell table:formula="of:=IF([.B1926]&gt;=0;1;-1)*(2^[.$D$3])" office:value-type="float" office:value="4096" calcext:value-type="float">
            <text:p>4096</text:p>
          </table:table-cell>
          <table:table-cell table:formula="of:=[.$B$3]+[.E1926]-[.F1926]" office:value-type="float" office:value="4576" calcext:value-type="float">
            <text:p>4576,0</text:p>
          </table:table-cell>
          <table:table-cell table:formula="of:=[.B1926]-[.A1926]" office:value-type="float" office:value="480" calcext:value-type="float">
            <text:p>480,0</text:p>
          </table:table-cell>
          <table:table-cell table:formula="of:=[.C1925]" office:value-type="float" office:value="3487.5" calcext:value-type="float">
            <text:p>3487,5</text:p>
          </table:table-cell>
          <table:table-cell table:formula="of:=[.D1926]*2" office:value-type="float" office:value="6975" calcext:value-type="float">
            <text:p>6975,0</text:p>
          </table:table-cell>
          <table:table-cell table:formula="of:=[.D1925]" office:value-type="float" office:value="4446.5" calcext:value-type="float">
            <text:p>4446,5</text:p>
          </table:table-cell>
          <table:table-cell table:number-columns-repeated="3"/>
        </table:table-row>
        <table:table-row table:style-name="ro1">
          <table:table-cell table:formula="of:=IF([.B1927]&gt;=0;1;-1)*(2^[.$D$3])" office:value-type="float" office:value="-4096" calcext:value-type="float">
            <text:p>-4096</text:p>
          </table:table-cell>
          <table:table-cell table:formula="of:=[.$B$3]+[.E1927]-[.F1927]" office:value-type="float" office:value="-480" calcext:value-type="float">
            <text:p>-480,0</text:p>
          </table:table-cell>
          <table:table-cell table:formula="of:=[.B1927]-[.A1927]" office:value-type="float" office:value="3616" calcext:value-type="float">
            <text:p>3616,0</text:p>
          </table:table-cell>
          <table:table-cell table:formula="of:=[.C1926]" office:value-type="float" office:value="480" calcext:value-type="float">
            <text:p>480,0</text:p>
          </table:table-cell>
          <table:table-cell table:formula="of:=[.D1927]*2" office:value-type="float" office:value="960" calcext:value-type="float">
            <text:p>960,0</text:p>
          </table:table-cell>
          <table:table-cell table:formula="of:=[.D1926]" office:value-type="float" office:value="3487.5" calcext:value-type="float">
            <text:p>3487,5</text:p>
          </table:table-cell>
          <table:table-cell table:number-columns-repeated="3"/>
        </table:table-row>
        <table:table-row table:style-name="ro1">
          <table:table-cell table:formula="of:=IF([.B1928]&gt;=0;1;-1)*(2^[.$D$3])" office:value-type="float" office:value="4096" calcext:value-type="float">
            <text:p>4096</text:p>
          </table:table-cell>
          <table:table-cell table:formula="of:=[.$B$3]+[.E1928]-[.F1928]" office:value-type="float" office:value="8799.5" calcext:value-type="float">
            <text:p>8799,5</text:p>
          </table:table-cell>
          <table:table-cell table:formula="of:=[.B1928]-[.A1928]" office:value-type="float" office:value="4703.5" calcext:value-type="float">
            <text:p>4703,5</text:p>
          </table:table-cell>
          <table:table-cell table:formula="of:=[.C1927]" office:value-type="float" office:value="3616" calcext:value-type="float">
            <text:p>3616,0</text:p>
          </table:table-cell>
          <table:table-cell table:formula="of:=[.D1928]*2" office:value-type="float" office:value="7232" calcext:value-type="float">
            <text:p>7232,0</text:p>
          </table:table-cell>
          <table:table-cell table:formula="of:=[.D1927]" office:value-type="float" office:value="480" calcext:value-type="float">
            <text:p>480,0</text:p>
          </table:table-cell>
          <table:table-cell table:number-columns-repeated="3"/>
        </table:table-row>
        <table:table-row table:style-name="ro1">
          <table:table-cell table:formula="of:=IF([.B1929]&gt;=0;1;-1)*(2^[.$D$3])" office:value-type="float" office:value="4096" calcext:value-type="float">
            <text:p>4096</text:p>
          </table:table-cell>
          <table:table-cell table:formula="of:=[.$B$3]+[.E1929]-[.F1929]" office:value-type="float" office:value="7838.5" calcext:value-type="float">
            <text:p>7838,5</text:p>
          </table:table-cell>
          <table:table-cell table:formula="of:=[.B1929]-[.A1929]" office:value-type="float" office:value="3742.5" calcext:value-type="float">
            <text:p>3742,5</text:p>
          </table:table-cell>
          <table:table-cell table:formula="of:=[.C1928]" office:value-type="float" office:value="4703.5" calcext:value-type="float">
            <text:p>4703,5</text:p>
          </table:table-cell>
          <table:table-cell table:formula="of:=[.D1929]*2" office:value-type="float" office:value="9407" calcext:value-type="float">
            <text:p>9407,0</text:p>
          </table:table-cell>
          <table:table-cell table:formula="of:=[.D1928]" office:value-type="float" office:value="3616" calcext:value-type="float">
            <text:p>3616,0</text:p>
          </table:table-cell>
          <table:table-cell table:number-columns-repeated="3"/>
        </table:table-row>
        <table:table-row table:style-name="ro1">
          <table:table-cell table:formula="of:=IF([.B1930]&gt;=0;1;-1)*(2^[.$D$3])" office:value-type="float" office:value="4096" calcext:value-type="float">
            <text:p>4096</text:p>
          </table:table-cell>
          <table:table-cell table:formula="of:=[.$B$3]+[.E1930]-[.F1930]" office:value-type="float" office:value="4829" calcext:value-type="float">
            <text:p>4829,0</text:p>
          </table:table-cell>
          <table:table-cell table:formula="of:=[.B1930]-[.A1930]" office:value-type="float" office:value="733" calcext:value-type="float">
            <text:p>733,0</text:p>
          </table:table-cell>
          <table:table-cell table:formula="of:=[.C1929]" office:value-type="float" office:value="3742.5" calcext:value-type="float">
            <text:p>3742,5</text:p>
          </table:table-cell>
          <table:table-cell table:formula="of:=[.D1930]*2" office:value-type="float" office:value="7485" calcext:value-type="float">
            <text:p>7485,0</text:p>
          </table:table-cell>
          <table:table-cell table:formula="of:=[.D1929]" office:value-type="float" office:value="4703.5" calcext:value-type="float">
            <text:p>4703,5</text:p>
          </table:table-cell>
          <table:table-cell table:number-columns-repeated="3"/>
        </table:table-row>
        <table:table-row table:style-name="ro1">
          <table:table-cell table:formula="of:=IF([.B1931]&gt;=0;1;-1)*(2^[.$D$3])" office:value-type="float" office:value="-4096" calcext:value-type="float">
            <text:p>-4096</text:p>
          </table:table-cell>
          <table:table-cell table:formula="of:=[.$B$3]+[.E1931]-[.F1931]" office:value-type="float" office:value="-229" calcext:value-type="float">
            <text:p>-229,0</text:p>
          </table:table-cell>
          <table:table-cell table:formula="of:=[.B1931]-[.A1931]" office:value-type="float" office:value="3867" calcext:value-type="float">
            <text:p>3867,0</text:p>
          </table:table-cell>
          <table:table-cell table:formula="of:=[.C1930]" office:value-type="float" office:value="733" calcext:value-type="float">
            <text:p>733,0</text:p>
          </table:table-cell>
          <table:table-cell table:formula="of:=[.D1931]*2" office:value-type="float" office:value="1466" calcext:value-type="float">
            <text:p>1466,0</text:p>
          </table:table-cell>
          <table:table-cell table:formula="of:=[.D1930]" office:value-type="float" office:value="3742.5" calcext:value-type="float">
            <text:p>3742,5</text:p>
          </table:table-cell>
          <table:table-cell table:number-columns-repeated="3"/>
        </table:table-row>
        <table:table-row table:style-name="ro1">
          <table:table-cell table:formula="of:=IF([.B1932]&gt;=0;1;-1)*(2^[.$D$3])" office:value-type="float" office:value="4096" calcext:value-type="float">
            <text:p>4096</text:p>
          </table:table-cell>
          <table:table-cell table:formula="of:=[.$B$3]+[.E1932]-[.F1932]" office:value-type="float" office:value="9048.5" calcext:value-type="float">
            <text:p>9048,5</text:p>
          </table:table-cell>
          <table:table-cell table:formula="of:=[.B1932]-[.A1932]" office:value-type="float" office:value="4952.5" calcext:value-type="float">
            <text:p>4952,5</text:p>
          </table:table-cell>
          <table:table-cell table:formula="of:=[.C1931]" office:value-type="float" office:value="3867" calcext:value-type="float">
            <text:p>3867,0</text:p>
          </table:table-cell>
          <table:table-cell table:formula="of:=[.D1932]*2" office:value-type="float" office:value="7734" calcext:value-type="float">
            <text:p>7734,0</text:p>
          </table:table-cell>
          <table:table-cell table:formula="of:=[.D1931]" office:value-type="float" office:value="733" calcext:value-type="float">
            <text:p>733,0</text:p>
          </table:table-cell>
          <table:table-cell table:number-columns-repeated="3"/>
        </table:table-row>
        <table:table-row table:style-name="ro1">
          <table:table-cell table:formula="of:=IF([.B1933]&gt;=0;1;-1)*(2^[.$D$3])" office:value-type="float" office:value="4096" calcext:value-type="float">
            <text:p>4096</text:p>
          </table:table-cell>
          <table:table-cell table:formula="of:=[.$B$3]+[.E1933]-[.F1933]" office:value-type="float" office:value="8085.5" calcext:value-type="float">
            <text:p>8085,5</text:p>
          </table:table-cell>
          <table:table-cell table:formula="of:=[.B1933]-[.A1933]" office:value-type="float" office:value="3989.5" calcext:value-type="float">
            <text:p>3989,5</text:p>
          </table:table-cell>
          <table:table-cell table:formula="of:=[.C1932]" office:value-type="float" office:value="4952.5" calcext:value-type="float">
            <text:p>4952,5</text:p>
          </table:table-cell>
          <table:table-cell table:formula="of:=[.D1933]*2" office:value-type="float" office:value="9905" calcext:value-type="float">
            <text:p>9905,0</text:p>
          </table:table-cell>
          <table:table-cell table:formula="of:=[.D1932]" office:value-type="float" office:value="3867" calcext:value-type="float">
            <text:p>3867,0</text:p>
          </table:table-cell>
          <table:table-cell table:number-columns-repeated="3"/>
        </table:table-row>
        <table:table-row table:style-name="ro1">
          <table:table-cell table:formula="of:=IF([.B1934]&gt;=0;1;-1)*(2^[.$D$3])" office:value-type="float" office:value="4096" calcext:value-type="float">
            <text:p>4096</text:p>
          </table:table-cell>
          <table:table-cell table:formula="of:=[.$B$3]+[.E1934]-[.F1934]" office:value-type="float" office:value="5074" calcext:value-type="float">
            <text:p>5074,0</text:p>
          </table:table-cell>
          <table:table-cell table:formula="of:=[.B1934]-[.A1934]" office:value-type="float" office:value="978" calcext:value-type="float">
            <text:p>978,0</text:p>
          </table:table-cell>
          <table:table-cell table:formula="of:=[.C1933]" office:value-type="float" office:value="3989.5" calcext:value-type="float">
            <text:p>3989,5</text:p>
          </table:table-cell>
          <table:table-cell table:formula="of:=[.D1934]*2" office:value-type="float" office:value="7979" calcext:value-type="float">
            <text:p>7979,0</text:p>
          </table:table-cell>
          <table:table-cell table:formula="of:=[.D1933]" office:value-type="float" office:value="4952.5" calcext:value-type="float">
            <text:p>4952,5</text:p>
          </table:table-cell>
          <table:table-cell table:number-columns-repeated="3"/>
        </table:table-row>
        <table:table-row table:style-name="ro1">
          <table:table-cell table:formula="of:=IF([.B1935]&gt;=0;1;-1)*(2^[.$D$3])" office:value-type="float" office:value="4096" calcext:value-type="float">
            <text:p>4096</text:p>
          </table:table-cell>
          <table:table-cell table:formula="of:=[.$B$3]+[.E1935]-[.F1935]" office:value-type="float" office:value="14" calcext:value-type="float">
            <text:p>14,0</text:p>
          </table:table-cell>
          <table:table-cell table:formula="of:=[.B1935]-[.A1935]" office:value-type="float" office:value="-4082" calcext:value-type="float">
            <text:p>-4082,0</text:p>
          </table:table-cell>
          <table:table-cell table:formula="of:=[.C1934]" office:value-type="float" office:value="978" calcext:value-type="float">
            <text:p>978,0</text:p>
          </table:table-cell>
          <table:table-cell table:formula="of:=[.D1935]*2" office:value-type="float" office:value="1956" calcext:value-type="float">
            <text:p>1956,0</text:p>
          </table:table-cell>
          <table:table-cell table:formula="of:=[.D1934]" office:value-type="float" office:value="3989.5" calcext:value-type="float">
            <text:p>3989,5</text:p>
          </table:table-cell>
          <table:table-cell table:number-columns-repeated="3"/>
        </table:table-row>
        <table:table-row table:style-name="ro1">
          <table:table-cell table:formula="of:=IF([.B1936]&gt;=0;1;-1)*(2^[.$D$3])" office:value-type="float" office:value="-4096" calcext:value-type="float">
            <text:p>-4096</text:p>
          </table:table-cell>
          <table:table-cell table:formula="of:=[.$B$3]+[.E1936]-[.F1936]" office:value-type="float" office:value="-7094.5" calcext:value-type="float">
            <text:p>-7094,5</text:p>
          </table:table-cell>
          <table:table-cell table:formula="of:=[.B1936]-[.A1936]" office:value-type="float" office:value="-2998.5" calcext:value-type="float">
            <text:p>-2998,5</text:p>
          </table:table-cell>
          <table:table-cell table:formula="of:=[.C1935]" office:value-type="float" office:value="-4082" calcext:value-type="float">
            <text:p>-4082,0</text:p>
          </table:table-cell>
          <table:table-cell table:formula="of:=[.D1936]*2" office:value-type="float" office:value="-8164" calcext:value-type="float">
            <text:p>-8164,0</text:p>
          </table:table-cell>
          <table:table-cell table:formula="of:=[.D1935]" office:value-type="float" office:value="978" calcext:value-type="float">
            <text:p>978,0</text:p>
          </table:table-cell>
          <table:table-cell table:number-columns-repeated="3"/>
        </table:table-row>
        <table:table-row table:style-name="ro1">
          <table:table-cell table:formula="of:=IF([.B1937]&gt;=0;1;-1)*(2^[.$D$3])" office:value-type="float" office:value="4096" calcext:value-type="float">
            <text:p>4096</text:p>
          </table:table-cell>
          <table:table-cell table:formula="of:=[.$B$3]+[.E1937]-[.F1937]" office:value-type="float" office:value="132.5" calcext:value-type="float">
            <text:p>132,5</text:p>
          </table:table-cell>
          <table:table-cell table:formula="of:=[.B1937]-[.A1937]" office:value-type="float" office:value="-3963.5" calcext:value-type="float">
            <text:p>-3963,5</text:p>
          </table:table-cell>
          <table:table-cell table:formula="of:=[.C1936]" office:value-type="float" office:value="-2998.5" calcext:value-type="float">
            <text:p>-2998,5</text:p>
          </table:table-cell>
          <table:table-cell table:formula="of:=[.D1937]*2" office:value-type="float" office:value="-5997" calcext:value-type="float">
            <text:p>-5997,0</text:p>
          </table:table-cell>
          <table:table-cell table:formula="of:=[.D1936]" office:value-type="float" office:value="-4082" calcext:value-type="float">
            <text:p>-4082,0</text:p>
          </table:table-cell>
          <table:table-cell table:number-columns-repeated="3"/>
        </table:table-row>
        <table:table-row table:style-name="ro1">
          <table:table-cell table:formula="of:=IF([.B1938]&gt;=0;1;-1)*(2^[.$D$3])" office:value-type="float" office:value="-4096" calcext:value-type="float">
            <text:p>-4096</text:p>
          </table:table-cell>
          <table:table-cell table:formula="of:=[.$B$3]+[.E1938]-[.F1938]" office:value-type="float" office:value="-2881" calcext:value-type="float">
            <text:p>-2881,0</text:p>
          </table:table-cell>
          <table:table-cell table:formula="of:=[.B1938]-[.A1938]" office:value-type="float" office:value="1215" calcext:value-type="float">
            <text:p>1215,0</text:p>
          </table:table-cell>
          <table:table-cell table:formula="of:=[.C1937]" office:value-type="float" office:value="-3963.5" calcext:value-type="float">
            <text:p>-3963,5</text:p>
          </table:table-cell>
          <table:table-cell table:formula="of:=[.D1938]*2" office:value-type="float" office:value="-7927" calcext:value-type="float">
            <text:p>-7927,0</text:p>
          </table:table-cell>
          <table:table-cell table:formula="of:=[.D1937]" office:value-type="float" office:value="-2998.5" calcext:value-type="float">
            <text:p>-2998,5</text:p>
          </table:table-cell>
          <table:table-cell table:number-columns-repeated="3"/>
        </table:table-row>
        <table:table-row table:style-name="ro1">
          <table:table-cell table:formula="of:=IF([.B1939]&gt;=0;1;-1)*(2^[.$D$3])" office:value-type="float" office:value="4096" calcext:value-type="float">
            <text:p>4096</text:p>
          </table:table-cell>
          <table:table-cell table:formula="of:=[.$B$3]+[.E1939]-[.F1939]" office:value-type="float" office:value="8441" calcext:value-type="float">
            <text:p>8441,0</text:p>
          </table:table-cell>
          <table:table-cell table:formula="of:=[.B1939]-[.A1939]" office:value-type="float" office:value="4345" calcext:value-type="float">
            <text:p>4345,0</text:p>
          </table:table-cell>
          <table:table-cell table:formula="of:=[.C1938]" office:value-type="float" office:value="1215" calcext:value-type="float">
            <text:p>1215,0</text:p>
          </table:table-cell>
          <table:table-cell table:formula="of:=[.D1939]*2" office:value-type="float" office:value="2430" calcext:value-type="float">
            <text:p>2430,0</text:p>
          </table:table-cell>
          <table:table-cell table:formula="of:=[.D1938]" office:value-type="float" office:value="-3963.5" calcext:value-type="float">
            <text:p>-3963,5</text:p>
          </table:table-cell>
          <table:table-cell table:number-columns-repeated="3"/>
        </table:table-row>
        <table:table-row table:style-name="ro1">
          <table:table-cell table:formula="of:=IF([.B1940]&gt;=0;1;-1)*(2^[.$D$3])" office:value-type="float" office:value="4096" calcext:value-type="float">
            <text:p>4096</text:p>
          </table:table-cell>
          <table:table-cell table:formula="of:=[.$B$3]+[.E1940]-[.F1940]" office:value-type="float" office:value="9522.5" calcext:value-type="float">
            <text:p>9522,5</text:p>
          </table:table-cell>
          <table:table-cell table:formula="of:=[.B1940]-[.A1940]" office:value-type="float" office:value="5426.5" calcext:value-type="float">
            <text:p>5426,5</text:p>
          </table:table-cell>
          <table:table-cell table:formula="of:=[.C1939]" office:value-type="float" office:value="4345" calcext:value-type="float">
            <text:p>4345,0</text:p>
          </table:table-cell>
          <table:table-cell table:formula="of:=[.D1940]*2" office:value-type="float" office:value="8690" calcext:value-type="float">
            <text:p>8690,0</text:p>
          </table:table-cell>
          <table:table-cell table:formula="of:=[.D1939]" office:value-type="float" office:value="1215" calcext:value-type="float">
            <text:p>1215,0</text:p>
          </table:table-cell>
          <table:table-cell table:number-columns-repeated="3"/>
        </table:table-row>
        <table:table-row table:style-name="ro1">
          <table:table-cell table:formula="of:=IF([.B1941]&gt;=0;1;-1)*(2^[.$D$3])" office:value-type="float" office:value="4096" calcext:value-type="float">
            <text:p>4096</text:p>
          </table:table-cell>
          <table:table-cell table:formula="of:=[.$B$3]+[.E1941]-[.F1941]" office:value-type="float" office:value="8555.5" calcext:value-type="float">
            <text:p>8555,5</text:p>
          </table:table-cell>
          <table:table-cell table:formula="of:=[.B1941]-[.A1941]" office:value-type="float" office:value="4459.5" calcext:value-type="float">
            <text:p>4459,5</text:p>
          </table:table-cell>
          <table:table-cell table:formula="of:=[.C1940]" office:value-type="float" office:value="5426.5" calcext:value-type="float">
            <text:p>5426,5</text:p>
          </table:table-cell>
          <table:table-cell table:formula="of:=[.D1941]*2" office:value-type="float" office:value="10853" calcext:value-type="float">
            <text:p>10853,0</text:p>
          </table:table-cell>
          <table:table-cell table:formula="of:=[.D1940]" office:value-type="float" office:value="4345" calcext:value-type="float">
            <text:p>4345,0</text:p>
          </table:table-cell>
          <table:table-cell table:number-columns-repeated="3"/>
        </table:table-row>
        <table:table-row table:style-name="ro1">
          <table:table-cell table:formula="of:=IF([.B1942]&gt;=0;1;-1)*(2^[.$D$3])" office:value-type="float" office:value="4096" calcext:value-type="float">
            <text:p>4096</text:p>
          </table:table-cell>
          <table:table-cell table:formula="of:=[.$B$3]+[.E1942]-[.F1942]" office:value-type="float" office:value="5540" calcext:value-type="float">
            <text:p>5540,0</text:p>
          </table:table-cell>
          <table:table-cell table:formula="of:=[.B1942]-[.A1942]" office:value-type="float" office:value="1444" calcext:value-type="float">
            <text:p>1444,0</text:p>
          </table:table-cell>
          <table:table-cell table:formula="of:=[.C1941]" office:value-type="float" office:value="4459.5" calcext:value-type="float">
            <text:p>4459,5</text:p>
          </table:table-cell>
          <table:table-cell table:formula="of:=[.D1942]*2" office:value-type="float" office:value="8919" calcext:value-type="float">
            <text:p>8919,0</text:p>
          </table:table-cell>
          <table:table-cell table:formula="of:=[.D1941]" office:value-type="float" office:value="5426.5" calcext:value-type="float">
            <text:p>5426,5</text:p>
          </table:table-cell>
          <table:table-cell table:number-columns-repeated="3"/>
        </table:table-row>
        <table:table-row table:style-name="ro1">
          <table:table-cell table:formula="of:=IF([.B1943]&gt;=0;1;-1)*(2^[.$D$3])" office:value-type="float" office:value="4096" calcext:value-type="float">
            <text:p>4096</text:p>
          </table:table-cell>
          <table:table-cell table:formula="of:=[.$B$3]+[.E1943]-[.F1943]" office:value-type="float" office:value="476" calcext:value-type="float">
            <text:p>476,0</text:p>
          </table:table-cell>
          <table:table-cell table:formula="of:=[.B1943]-[.A1943]" office:value-type="float" office:value="-3620" calcext:value-type="float">
            <text:p>-3620,0</text:p>
          </table:table-cell>
          <table:table-cell table:formula="of:=[.C1942]" office:value-type="float" office:value="1444" calcext:value-type="float">
            <text:p>1444,0</text:p>
          </table:table-cell>
          <table:table-cell table:formula="of:=[.D1943]*2" office:value-type="float" office:value="2888" calcext:value-type="float">
            <text:p>2888,0</text:p>
          </table:table-cell>
          <table:table-cell table:formula="of:=[.D1942]" office:value-type="float" office:value="4459.5" calcext:value-type="float">
            <text:p>4459,5</text:p>
          </table:table-cell>
          <table:table-cell table:number-columns-repeated="3"/>
        </table:table-row>
        <table:table-row table:style-name="ro1">
          <table:table-cell table:formula="of:=IF([.B1944]&gt;=0;1;-1)*(2^[.$D$3])" office:value-type="float" office:value="-4096" calcext:value-type="float">
            <text:p>-4096</text:p>
          </table:table-cell>
          <table:table-cell table:formula="of:=[.$B$3]+[.E1944]-[.F1944]" office:value-type="float" office:value="-6636.5" calcext:value-type="float">
            <text:p>-6636,5</text:p>
          </table:table-cell>
          <table:table-cell table:formula="of:=[.B1944]-[.A1944]" office:value-type="float" office:value="-2540.5" calcext:value-type="float">
            <text:p>-2540,5</text:p>
          </table:table-cell>
          <table:table-cell table:formula="of:=[.C1943]" office:value-type="float" office:value="-3620" calcext:value-type="float">
            <text:p>-3620,0</text:p>
          </table:table-cell>
          <table:table-cell table:formula="of:=[.D1944]*2" office:value-type="float" office:value="-7240" calcext:value-type="float">
            <text:p>-7240,0</text:p>
          </table:table-cell>
          <table:table-cell table:formula="of:=[.D1943]" office:value-type="float" office:value="1444" calcext:value-type="float">
            <text:p>1444,0</text:p>
          </table:table-cell>
          <table:table-cell table:number-columns-repeated="3"/>
        </table:table-row>
        <table:table-row table:style-name="ro1">
          <table:table-cell table:formula="of:=IF([.B1945]&gt;=0;1;-1)*(2^[.$D$3])" office:value-type="float" office:value="4096" calcext:value-type="float">
            <text:p>4096</text:p>
          </table:table-cell>
          <table:table-cell table:formula="of:=[.$B$3]+[.E1945]-[.F1945]" office:value-type="float" office:value="586.5" calcext:value-type="float">
            <text:p>586,5</text:p>
          </table:table-cell>
          <table:table-cell table:formula="of:=[.B1945]-[.A1945]" office:value-type="float" office:value="-3509.5" calcext:value-type="float">
            <text:p>-3509,5</text:p>
          </table:table-cell>
          <table:table-cell table:formula="of:=[.C1944]" office:value-type="float" office:value="-2540.5" calcext:value-type="float">
            <text:p>-2540,5</text:p>
          </table:table-cell>
          <table:table-cell table:formula="of:=[.D1945]*2" office:value-type="float" office:value="-5081" calcext:value-type="float">
            <text:p>-5081,0</text:p>
          </table:table-cell>
          <table:table-cell table:formula="of:=[.D1944]" office:value-type="float" office:value="-3620" calcext:value-type="float">
            <text:p>-3620,0</text:p>
          </table:table-cell>
          <table:table-cell table:number-columns-repeated="3"/>
        </table:table-row>
        <table:table-row table:style-name="ro1">
          <table:table-cell table:formula="of:=IF([.B1946]&gt;=0;1;-1)*(2^[.$D$3])" office:value-type="float" office:value="-4096" calcext:value-type="float">
            <text:p>-4096</text:p>
          </table:table-cell>
          <table:table-cell table:formula="of:=[.$B$3]+[.E1946]-[.F1946]" office:value-type="float" office:value="-2431" calcext:value-type="float">
            <text:p>-2431,0</text:p>
          </table:table-cell>
          <table:table-cell table:formula="of:=[.B1946]-[.A1946]" office:value-type="float" office:value="1665" calcext:value-type="float">
            <text:p>1665,0</text:p>
          </table:table-cell>
          <table:table-cell table:formula="of:=[.C1945]" office:value-type="float" office:value="-3509.5" calcext:value-type="float">
            <text:p>-3509,5</text:p>
          </table:table-cell>
          <table:table-cell table:formula="of:=[.D1946]*2" office:value-type="float" office:value="-7019" calcext:value-type="float">
            <text:p>-7019,0</text:p>
          </table:table-cell>
          <table:table-cell table:formula="of:=[.D1945]" office:value-type="float" office:value="-2540.5" calcext:value-type="float">
            <text:p>-2540,5</text:p>
          </table:table-cell>
          <table:table-cell table:number-columns-repeated="3"/>
        </table:table-row>
        <table:table-row table:style-name="ro1">
          <table:table-cell table:formula="of:=IF([.B1947]&gt;=0;1;-1)*(2^[.$D$3])" office:value-type="float" office:value="4096" calcext:value-type="float">
            <text:p>4096</text:p>
          </table:table-cell>
          <table:table-cell table:formula="of:=[.$B$3]+[.E1947]-[.F1947]" office:value-type="float" office:value="8887" calcext:value-type="float">
            <text:p>8887,0</text:p>
          </table:table-cell>
          <table:table-cell table:formula="of:=[.B1947]-[.A1947]" office:value-type="float" office:value="4791" calcext:value-type="float">
            <text:p>4791,0</text:p>
          </table:table-cell>
          <table:table-cell table:formula="of:=[.C1946]" office:value-type="float" office:value="1665" calcext:value-type="float">
            <text:p>1665,0</text:p>
          </table:table-cell>
          <table:table-cell table:formula="of:=[.D1947]*2" office:value-type="float" office:value="3330" calcext:value-type="float">
            <text:p>3330,0</text:p>
          </table:table-cell>
          <table:table-cell table:formula="of:=[.D1946]" office:value-type="float" office:value="-3509.5" calcext:value-type="float">
            <text:p>-3509,5</text:p>
          </table:table-cell>
          <table:table-cell table:number-columns-repeated="3"/>
        </table:table-row>
        <table:table-row table:style-name="ro1">
          <table:table-cell table:formula="of:=IF([.B1948]&gt;=0;1;-1)*(2^[.$D$3])" office:value-type="float" office:value="4096" calcext:value-type="float">
            <text:p>4096</text:p>
          </table:table-cell>
          <table:table-cell table:formula="of:=[.$B$3]+[.E1948]-[.F1948]" office:value-type="float" office:value="9964.5" calcext:value-type="float">
            <text:p>9964,5</text:p>
          </table:table-cell>
          <table:table-cell table:formula="of:=[.B1948]-[.A1948]" office:value-type="float" office:value="5868.5" calcext:value-type="float">
            <text:p>5868,5</text:p>
          </table:table-cell>
          <table:table-cell table:formula="of:=[.C1947]" office:value-type="float" office:value="4791" calcext:value-type="float">
            <text:p>4791,0</text:p>
          </table:table-cell>
          <table:table-cell table:formula="of:=[.D1948]*2" office:value-type="float" office:value="9582" calcext:value-type="float">
            <text:p>9582,0</text:p>
          </table:table-cell>
          <table:table-cell table:formula="of:=[.D1947]" office:value-type="float" office:value="1665" calcext:value-type="float">
            <text:p>1665,0</text:p>
          </table:table-cell>
          <table:table-cell table:number-columns-repeated="3"/>
        </table:table-row>
        <table:table-row table:style-name="ro1">
          <table:table-cell table:formula="of:=IF([.B1949]&gt;=0;1;-1)*(2^[.$D$3])" office:value-type="float" office:value="4096" calcext:value-type="float">
            <text:p>4096</text:p>
          </table:table-cell>
          <table:table-cell table:formula="of:=[.$B$3]+[.E1949]-[.F1949]" office:value-type="float" office:value="8993.5" calcext:value-type="float">
            <text:p>8993,5</text:p>
          </table:table-cell>
          <table:table-cell table:formula="of:=[.B1949]-[.A1949]" office:value-type="float" office:value="4897.5" calcext:value-type="float">
            <text:p>4897,5</text:p>
          </table:table-cell>
          <table:table-cell table:formula="of:=[.C1948]" office:value-type="float" office:value="5868.5" calcext:value-type="float">
            <text:p>5868,5</text:p>
          </table:table-cell>
          <table:table-cell table:formula="of:=[.D1949]*2" office:value-type="float" office:value="11737" calcext:value-type="float">
            <text:p>11737,0</text:p>
          </table:table-cell>
          <table:table-cell table:formula="of:=[.D1948]" office:value-type="float" office:value="4791" calcext:value-type="float">
            <text:p>4791,0</text:p>
          </table:table-cell>
          <table:table-cell table:number-columns-repeated="3"/>
        </table:table-row>
        <table:table-row table:style-name="ro1">
          <table:table-cell table:formula="of:=IF([.B1950]&gt;=0;1;-1)*(2^[.$D$3])" office:value-type="float" office:value="4096" calcext:value-type="float">
            <text:p>4096</text:p>
          </table:table-cell>
          <table:table-cell table:formula="of:=[.$B$3]+[.E1950]-[.F1950]" office:value-type="float" office:value="5974" calcext:value-type="float">
            <text:p>5974,0</text:p>
          </table:table-cell>
          <table:table-cell table:formula="of:=[.B1950]-[.A1950]" office:value-type="float" office:value="1878" calcext:value-type="float">
            <text:p>1878,0</text:p>
          </table:table-cell>
          <table:table-cell table:formula="of:=[.C1949]" office:value-type="float" office:value="4897.5" calcext:value-type="float">
            <text:p>4897,5</text:p>
          </table:table-cell>
          <table:table-cell table:formula="of:=[.D1950]*2" office:value-type="float" office:value="9795" calcext:value-type="float">
            <text:p>9795,0</text:p>
          </table:table-cell>
          <table:table-cell table:formula="of:=[.D1949]" office:value-type="float" office:value="5868.5" calcext:value-type="float">
            <text:p>5868,5</text:p>
          </table:table-cell>
          <table:table-cell table:number-columns-repeated="3"/>
        </table:table-row>
        <table:table-row table:style-name="ro1">
          <table:table-cell table:formula="of:=IF([.B1951]&gt;=0;1;-1)*(2^[.$D$3])" office:value-type="float" office:value="4096" calcext:value-type="float">
            <text:p>4096</text:p>
          </table:table-cell>
          <table:table-cell table:formula="of:=[.$B$3]+[.E1951]-[.F1951]" office:value-type="float" office:value="906" calcext:value-type="float">
            <text:p>906,0</text:p>
          </table:table-cell>
          <table:table-cell table:formula="of:=[.B1951]-[.A1951]" office:value-type="float" office:value="-3190" calcext:value-type="float">
            <text:p>-3190,0</text:p>
          </table:table-cell>
          <table:table-cell table:formula="of:=[.C1950]" office:value-type="float" office:value="1878" calcext:value-type="float">
            <text:p>1878,0</text:p>
          </table:table-cell>
          <table:table-cell table:formula="of:=[.D1951]*2" office:value-type="float" office:value="3756" calcext:value-type="float">
            <text:p>3756,0</text:p>
          </table:table-cell>
          <table:table-cell table:formula="of:=[.D1950]" office:value-type="float" office:value="4897.5" calcext:value-type="float">
            <text:p>4897,5</text:p>
          </table:table-cell>
          <table:table-cell table:number-columns-repeated="3"/>
        </table:table-row>
        <table:table-row table:style-name="ro1">
          <table:table-cell table:formula="of:=IF([.B1952]&gt;=0;1;-1)*(2^[.$D$3])" office:value-type="float" office:value="-4096" calcext:value-type="float">
            <text:p>-4096</text:p>
          </table:table-cell>
          <table:table-cell table:formula="of:=[.$B$3]+[.E1952]-[.F1952]" office:value-type="float" office:value="-6210.5" calcext:value-type="float">
            <text:p>-6210,5</text:p>
          </table:table-cell>
          <table:table-cell table:formula="of:=[.B1952]-[.A1952]" office:value-type="float" office:value="-2114.5" calcext:value-type="float">
            <text:p>-2114,5</text:p>
          </table:table-cell>
          <table:table-cell table:formula="of:=[.C1951]" office:value-type="float" office:value="-3190" calcext:value-type="float">
            <text:p>-3190,0</text:p>
          </table:table-cell>
          <table:table-cell table:formula="of:=[.D1952]*2" office:value-type="float" office:value="-6380" calcext:value-type="float">
            <text:p>-6380,0</text:p>
          </table:table-cell>
          <table:table-cell table:formula="of:=[.D1951]" office:value-type="float" office:value="1878" calcext:value-type="float">
            <text:p>1878,0</text:p>
          </table:table-cell>
          <table:table-cell table:number-columns-repeated="3"/>
        </table:table-row>
        <table:table-row table:style-name="ro1">
          <table:table-cell table:formula="of:=IF([.B1953]&gt;=0;1;-1)*(2^[.$D$3])" office:value-type="float" office:value="4096" calcext:value-type="float">
            <text:p>4096</text:p>
          </table:table-cell>
          <table:table-cell table:formula="of:=[.$B$3]+[.E1953]-[.F1953]" office:value-type="float" office:value="1008.5" calcext:value-type="float">
            <text:p>1008,5</text:p>
          </table:table-cell>
          <table:table-cell table:formula="of:=[.B1953]-[.A1953]" office:value-type="float" office:value="-3087.5" calcext:value-type="float">
            <text:p>-3087,5</text:p>
          </table:table-cell>
          <table:table-cell table:formula="of:=[.C1952]" office:value-type="float" office:value="-2114.5" calcext:value-type="float">
            <text:p>-2114,5</text:p>
          </table:table-cell>
          <table:table-cell table:formula="of:=[.D1953]*2" office:value-type="float" office:value="-4229" calcext:value-type="float">
            <text:p>-4229,0</text:p>
          </table:table-cell>
          <table:table-cell table:formula="of:=[.D1952]" office:value-type="float" office:value="-3190" calcext:value-type="float">
            <text:p>-3190,0</text:p>
          </table:table-cell>
          <table:table-cell table:number-columns-repeated="3"/>
        </table:table-row>
        <table:table-row table:style-name="ro1">
          <table:table-cell table:formula="of:=IF([.B1954]&gt;=0;1;-1)*(2^[.$D$3])" office:value-type="float" office:value="-4096" calcext:value-type="float">
            <text:p>-4096</text:p>
          </table:table-cell>
          <table:table-cell table:formula="of:=[.$B$3]+[.E1954]-[.F1954]" office:value-type="float" office:value="-2013" calcext:value-type="float">
            <text:p>-2013,0</text:p>
          </table:table-cell>
          <table:table-cell table:formula="of:=[.B1954]-[.A1954]" office:value-type="float" office:value="2083" calcext:value-type="float">
            <text:p>2083,0</text:p>
          </table:table-cell>
          <table:table-cell table:formula="of:=[.C1953]" office:value-type="float" office:value="-3087.5" calcext:value-type="float">
            <text:p>-3087,5</text:p>
          </table:table-cell>
          <table:table-cell table:formula="of:=[.D1954]*2" office:value-type="float" office:value="-6175" calcext:value-type="float">
            <text:p>-6175,0</text:p>
          </table:table-cell>
          <table:table-cell table:formula="of:=[.D1953]" office:value-type="float" office:value="-2114.5" calcext:value-type="float">
            <text:p>-2114,5</text:p>
          </table:table-cell>
          <table:table-cell table:number-columns-repeated="3"/>
        </table:table-row>
        <table:table-row table:style-name="ro1">
          <table:table-cell table:formula="of:=IF([.B1955]&gt;=0;1;-1)*(2^[.$D$3])" office:value-type="float" office:value="4096" calcext:value-type="float">
            <text:p>4096</text:p>
          </table:table-cell>
          <table:table-cell table:formula="of:=[.$B$3]+[.E1955]-[.F1955]" office:value-type="float" office:value="9301" calcext:value-type="float">
            <text:p>9301,0</text:p>
          </table:table-cell>
          <table:table-cell table:formula="of:=[.B1955]-[.A1955]" office:value-type="float" office:value="5205" calcext:value-type="float">
            <text:p>5205,0</text:p>
          </table:table-cell>
          <table:table-cell table:formula="of:=[.C1954]" office:value-type="float" office:value="2083" calcext:value-type="float">
            <text:p>2083,0</text:p>
          </table:table-cell>
          <table:table-cell table:formula="of:=[.D1955]*2" office:value-type="float" office:value="4166" calcext:value-type="float">
            <text:p>4166,0</text:p>
          </table:table-cell>
          <table:table-cell table:formula="of:=[.D1954]" office:value-type="float" office:value="-3087.5" calcext:value-type="float">
            <text:p>-3087,5</text:p>
          </table:table-cell>
          <table:table-cell table:number-columns-repeated="3"/>
        </table:table-row>
        <table:table-row table:style-name="ro1">
          <table:table-cell table:formula="of:=IF([.B1956]&gt;=0;1;-1)*(2^[.$D$3])" office:value-type="float" office:value="4096" calcext:value-type="float">
            <text:p>4096</text:p>
          </table:table-cell>
          <table:table-cell table:formula="of:=[.$B$3]+[.E1956]-[.F1956]" office:value-type="float" office:value="10374.5" calcext:value-type="float">
            <text:p>10374,5</text:p>
          </table:table-cell>
          <table:table-cell table:formula="of:=[.B1956]-[.A1956]" office:value-type="float" office:value="6278.5" calcext:value-type="float">
            <text:p>6278,5</text:p>
          </table:table-cell>
          <table:table-cell table:formula="of:=[.C1955]" office:value-type="float" office:value="5205" calcext:value-type="float">
            <text:p>5205,0</text:p>
          </table:table-cell>
          <table:table-cell table:formula="of:=[.D1956]*2" office:value-type="float" office:value="10410" calcext:value-type="float">
            <text:p>10410,0</text:p>
          </table:table-cell>
          <table:table-cell table:formula="of:=[.D1955]" office:value-type="float" office:value="2083" calcext:value-type="float">
            <text:p>2083,0</text:p>
          </table:table-cell>
          <table:table-cell table:number-columns-repeated="3"/>
        </table:table-row>
        <table:table-row table:style-name="ro1">
          <table:table-cell table:formula="of:=IF([.B1957]&gt;=0;1;-1)*(2^[.$D$3])" office:value-type="float" office:value="4096" calcext:value-type="float">
            <text:p>4096</text:p>
          </table:table-cell>
          <table:table-cell table:formula="of:=[.$B$3]+[.E1957]-[.F1957]" office:value-type="float" office:value="9399.5" calcext:value-type="float">
            <text:p>9399,5</text:p>
          </table:table-cell>
          <table:table-cell table:formula="of:=[.B1957]-[.A1957]" office:value-type="float" office:value="5303.5" calcext:value-type="float">
            <text:p>5303,5</text:p>
          </table:table-cell>
          <table:table-cell table:formula="of:=[.C1956]" office:value-type="float" office:value="6278.5" calcext:value-type="float">
            <text:p>6278,5</text:p>
          </table:table-cell>
          <table:table-cell table:formula="of:=[.D1957]*2" office:value-type="float" office:value="12557" calcext:value-type="float">
            <text:p>12557,0</text:p>
          </table:table-cell>
          <table:table-cell table:formula="of:=[.D1956]" office:value-type="float" office:value="5205" calcext:value-type="float">
            <text:p>5205,0</text:p>
          </table:table-cell>
          <table:table-cell table:number-columns-repeated="3"/>
        </table:table-row>
        <table:table-row table:style-name="ro1">
          <table:table-cell table:formula="of:=IF([.B1958]&gt;=0;1;-1)*(2^[.$D$3])" office:value-type="float" office:value="4096" calcext:value-type="float">
            <text:p>4096</text:p>
          </table:table-cell>
          <table:table-cell table:formula="of:=[.$B$3]+[.E1958]-[.F1958]" office:value-type="float" office:value="6376" calcext:value-type="float">
            <text:p>6376,0</text:p>
          </table:table-cell>
          <table:table-cell table:formula="of:=[.B1958]-[.A1958]" office:value-type="float" office:value="2280" calcext:value-type="float">
            <text:p>2280,0</text:p>
          </table:table-cell>
          <table:table-cell table:formula="of:=[.C1957]" office:value-type="float" office:value="5303.5" calcext:value-type="float">
            <text:p>5303,5</text:p>
          </table:table-cell>
          <table:table-cell table:formula="of:=[.D1958]*2" office:value-type="float" office:value="10607" calcext:value-type="float">
            <text:p>10607,0</text:p>
          </table:table-cell>
          <table:table-cell table:formula="of:=[.D1957]" office:value-type="float" office:value="6278.5" calcext:value-type="float">
            <text:p>6278,5</text:p>
          </table:table-cell>
          <table:table-cell table:number-columns-repeated="3"/>
        </table:table-row>
        <table:table-row table:style-name="ro1">
          <table:table-cell table:formula="of:=IF([.B1959]&gt;=0;1;-1)*(2^[.$D$3])" office:value-type="float" office:value="4096" calcext:value-type="float">
            <text:p>4096</text:p>
          </table:table-cell>
          <table:table-cell table:formula="of:=[.$B$3]+[.E1959]-[.F1959]" office:value-type="float" office:value="1304" calcext:value-type="float">
            <text:p>1304,0</text:p>
          </table:table-cell>
          <table:table-cell table:formula="of:=[.B1959]-[.A1959]" office:value-type="float" office:value="-2792" calcext:value-type="float">
            <text:p>-2792,0</text:p>
          </table:table-cell>
          <table:table-cell table:formula="of:=[.C1958]" office:value-type="float" office:value="2280" calcext:value-type="float">
            <text:p>2280,0</text:p>
          </table:table-cell>
          <table:table-cell table:formula="of:=[.D1959]*2" office:value-type="float" office:value="4560" calcext:value-type="float">
            <text:p>4560,0</text:p>
          </table:table-cell>
          <table:table-cell table:formula="of:=[.D1958]" office:value-type="float" office:value="5303.5" calcext:value-type="float">
            <text:p>5303,5</text:p>
          </table:table-cell>
          <table:table-cell table:number-columns-repeated="3"/>
        </table:table-row>
        <table:table-row table:style-name="ro1">
          <table:table-cell table:formula="of:=IF([.B1960]&gt;=0;1;-1)*(2^[.$D$3])" office:value-type="float" office:value="-4096" calcext:value-type="float">
            <text:p>-4096</text:p>
          </table:table-cell>
          <table:table-cell table:formula="of:=[.$B$3]+[.E1960]-[.F1960]" office:value-type="float" office:value="-5816.5" calcext:value-type="float">
            <text:p>-5816,5</text:p>
          </table:table-cell>
          <table:table-cell table:formula="of:=[.B1960]-[.A1960]" office:value-type="float" office:value="-1720.5" calcext:value-type="float">
            <text:p>-1720,5</text:p>
          </table:table-cell>
          <table:table-cell table:formula="of:=[.C1959]" office:value-type="float" office:value="-2792" calcext:value-type="float">
            <text:p>-2792,0</text:p>
          </table:table-cell>
          <table:table-cell table:formula="of:=[.D1960]*2" office:value-type="float" office:value="-5584" calcext:value-type="float">
            <text:p>-5584,0</text:p>
          </table:table-cell>
          <table:table-cell table:formula="of:=[.D1959]" office:value-type="float" office:value="2280" calcext:value-type="float">
            <text:p>2280,0</text:p>
          </table:table-cell>
          <table:table-cell table:number-columns-repeated="3"/>
        </table:table-row>
        <table:table-row table:style-name="ro1">
          <table:table-cell table:formula="of:=IF([.B1961]&gt;=0;1;-1)*(2^[.$D$3])" office:value-type="float" office:value="4096" calcext:value-type="float">
            <text:p>4096</text:p>
          </table:table-cell>
          <table:table-cell table:formula="of:=[.$B$3]+[.E1961]-[.F1961]" office:value-type="float" office:value="1398.5" calcext:value-type="float">
            <text:p>1398,5</text:p>
          </table:table-cell>
          <table:table-cell table:formula="of:=[.B1961]-[.A1961]" office:value-type="float" office:value="-2697.5" calcext:value-type="float">
            <text:p>-2697,5</text:p>
          </table:table-cell>
          <table:table-cell table:formula="of:=[.C1960]" office:value-type="float" office:value="-1720.5" calcext:value-type="float">
            <text:p>-1720,5</text:p>
          </table:table-cell>
          <table:table-cell table:formula="of:=[.D1961]*2" office:value-type="float" office:value="-3441" calcext:value-type="float">
            <text:p>-3441,0</text:p>
          </table:table-cell>
          <table:table-cell table:formula="of:=[.D1960]" office:value-type="float" office:value="-2792" calcext:value-type="float">
            <text:p>-2792,0</text:p>
          </table:table-cell>
          <table:table-cell table:number-columns-repeated="3"/>
        </table:table-row>
        <table:table-row table:style-name="ro1">
          <table:table-cell table:formula="of:=IF([.B1962]&gt;=0;1;-1)*(2^[.$D$3])" office:value-type="float" office:value="-4096" calcext:value-type="float">
            <text:p>-4096</text:p>
          </table:table-cell>
          <table:table-cell table:formula="of:=[.$B$3]+[.E1962]-[.F1962]" office:value-type="float" office:value="-1627" calcext:value-type="float">
            <text:p>-1627,0</text:p>
          </table:table-cell>
          <table:table-cell table:formula="of:=[.B1962]-[.A1962]" office:value-type="float" office:value="2469" calcext:value-type="float">
            <text:p>2469,0</text:p>
          </table:table-cell>
          <table:table-cell table:formula="of:=[.C1961]" office:value-type="float" office:value="-2697.5" calcext:value-type="float">
            <text:p>-2697,5</text:p>
          </table:table-cell>
          <table:table-cell table:formula="of:=[.D1962]*2" office:value-type="float" office:value="-5395" calcext:value-type="float">
            <text:p>-5395,0</text:p>
          </table:table-cell>
          <table:table-cell table:formula="of:=[.D1961]" office:value-type="float" office:value="-1720.5" calcext:value-type="float">
            <text:p>-1720,5</text:p>
          </table:table-cell>
          <table:table-cell table:number-columns-repeated="3"/>
        </table:table-row>
        <table:table-row table:style-name="ro1">
          <table:table-cell table:formula="of:=IF([.B1963]&gt;=0;1;-1)*(2^[.$D$3])" office:value-type="float" office:value="4096" calcext:value-type="float">
            <text:p>4096</text:p>
          </table:table-cell>
          <table:table-cell table:formula="of:=[.$B$3]+[.E1963]-[.F1963]" office:value-type="float" office:value="9683" calcext:value-type="float">
            <text:p>9683,0</text:p>
          </table:table-cell>
          <table:table-cell table:formula="of:=[.B1963]-[.A1963]" office:value-type="float" office:value="5587" calcext:value-type="float">
            <text:p>5587,0</text:p>
          </table:table-cell>
          <table:table-cell table:formula="of:=[.C1962]" office:value-type="float" office:value="2469" calcext:value-type="float">
            <text:p>2469,0</text:p>
          </table:table-cell>
          <table:table-cell table:formula="of:=[.D1963]*2" office:value-type="float" office:value="4938" calcext:value-type="float">
            <text:p>4938,0</text:p>
          </table:table-cell>
          <table:table-cell table:formula="of:=[.D1962]" office:value-type="float" office:value="-2697.5" calcext:value-type="float">
            <text:p>-2697,5</text:p>
          </table:table-cell>
          <table:table-cell table:number-columns-repeated="3"/>
        </table:table-row>
        <table:table-row table:style-name="ro1">
          <table:table-cell table:formula="of:=IF([.B1964]&gt;=0;1;-1)*(2^[.$D$3])" office:value-type="float" office:value="4096" calcext:value-type="float">
            <text:p>4096</text:p>
          </table:table-cell>
          <table:table-cell table:formula="of:=[.$B$3]+[.E1964]-[.F1964]" office:value-type="float" office:value="10752.5" calcext:value-type="float">
            <text:p>10752,5</text:p>
          </table:table-cell>
          <table:table-cell table:formula="of:=[.B1964]-[.A1964]" office:value-type="float" office:value="6656.5" calcext:value-type="float">
            <text:p>6656,5</text:p>
          </table:table-cell>
          <table:table-cell table:formula="of:=[.C1963]" office:value-type="float" office:value="5587" calcext:value-type="float">
            <text:p>5587,0</text:p>
          </table:table-cell>
          <table:table-cell table:formula="of:=[.D1964]*2" office:value-type="float" office:value="11174" calcext:value-type="float">
            <text:p>11174,0</text:p>
          </table:table-cell>
          <table:table-cell table:formula="of:=[.D1963]" office:value-type="float" office:value="2469" calcext:value-type="float">
            <text:p>2469,0</text:p>
          </table:table-cell>
          <table:table-cell table:number-columns-repeated="3"/>
        </table:table-row>
        <table:table-row table:style-name="ro1">
          <table:table-cell table:formula="of:=IF([.B1965]&gt;=0;1;-1)*(2^[.$D$3])" office:value-type="float" office:value="4096" calcext:value-type="float">
            <text:p>4096</text:p>
          </table:table-cell>
          <table:table-cell table:formula="of:=[.$B$3]+[.E1965]-[.F1965]" office:value-type="float" office:value="9773.5" calcext:value-type="float">
            <text:p>9773,5</text:p>
          </table:table-cell>
          <table:table-cell table:formula="of:=[.B1965]-[.A1965]" office:value-type="float" office:value="5677.5" calcext:value-type="float">
            <text:p>5677,5</text:p>
          </table:table-cell>
          <table:table-cell table:formula="of:=[.C1964]" office:value-type="float" office:value="6656.5" calcext:value-type="float">
            <text:p>6656,5</text:p>
          </table:table-cell>
          <table:table-cell table:formula="of:=[.D1965]*2" office:value-type="float" office:value="13313" calcext:value-type="float">
            <text:p>13313,0</text:p>
          </table:table-cell>
          <table:table-cell table:formula="of:=[.D1964]" office:value-type="float" office:value="5587" calcext:value-type="float">
            <text:p>5587,0</text:p>
          </table:table-cell>
          <table:table-cell table:number-columns-repeated="3"/>
        </table:table-row>
        <table:table-row table:style-name="ro1">
          <table:table-cell table:formula="of:=IF([.B1966]&gt;=0;1;-1)*(2^[.$D$3])" office:value-type="float" office:value="4096" calcext:value-type="float">
            <text:p>4096</text:p>
          </table:table-cell>
          <table:table-cell table:formula="of:=[.$B$3]+[.E1966]-[.F1966]" office:value-type="float" office:value="6746" calcext:value-type="float">
            <text:p>6746,0</text:p>
          </table:table-cell>
          <table:table-cell table:formula="of:=[.B1966]-[.A1966]" office:value-type="float" office:value="2650" calcext:value-type="float">
            <text:p>2650,0</text:p>
          </table:table-cell>
          <table:table-cell table:formula="of:=[.C1965]" office:value-type="float" office:value="5677.5" calcext:value-type="float">
            <text:p>5677,5</text:p>
          </table:table-cell>
          <table:table-cell table:formula="of:=[.D1966]*2" office:value-type="float" office:value="11355" calcext:value-type="float">
            <text:p>11355,0</text:p>
          </table:table-cell>
          <table:table-cell table:formula="of:=[.D1965]" office:value-type="float" office:value="6656.5" calcext:value-type="float">
            <text:p>6656,5</text:p>
          </table:table-cell>
          <table:table-cell table:number-columns-repeated="3"/>
        </table:table-row>
        <table:table-row table:style-name="ro1">
          <table:table-cell table:formula="of:=IF([.B1967]&gt;=0;1;-1)*(2^[.$D$3])" office:value-type="float" office:value="4096" calcext:value-type="float">
            <text:p>4096</text:p>
          </table:table-cell>
          <table:table-cell table:formula="of:=[.$B$3]+[.E1967]-[.F1967]" office:value-type="float" office:value="1670" calcext:value-type="float">
            <text:p>1670,0</text:p>
          </table:table-cell>
          <table:table-cell table:formula="of:=[.B1967]-[.A1967]" office:value-type="float" office:value="-2426" calcext:value-type="float">
            <text:p>-2426,0</text:p>
          </table:table-cell>
          <table:table-cell table:formula="of:=[.C1966]" office:value-type="float" office:value="2650" calcext:value-type="float">
            <text:p>2650,0</text:p>
          </table:table-cell>
          <table:table-cell table:formula="of:=[.D1967]*2" office:value-type="float" office:value="5300" calcext:value-type="float">
            <text:p>5300,0</text:p>
          </table:table-cell>
          <table:table-cell table:formula="of:=[.D1966]" office:value-type="float" office:value="5677.5" calcext:value-type="float">
            <text:p>5677,5</text:p>
          </table:table-cell>
          <table:table-cell table:number-columns-repeated="3"/>
        </table:table-row>
        <table:table-row table:style-name="ro1">
          <table:table-cell table:formula="of:=IF([.B1968]&gt;=0;1;-1)*(2^[.$D$3])" office:value-type="float" office:value="-4096" calcext:value-type="float">
            <text:p>-4096</text:p>
          </table:table-cell>
          <table:table-cell table:formula="of:=[.$B$3]+[.E1968]-[.F1968]" office:value-type="float" office:value="-5454.5" calcext:value-type="float">
            <text:p>-5454,5</text:p>
          </table:table-cell>
          <table:table-cell table:formula="of:=[.B1968]-[.A1968]" office:value-type="float" office:value="-1358.5" calcext:value-type="float">
            <text:p>-1358,5</text:p>
          </table:table-cell>
          <table:table-cell table:formula="of:=[.C1967]" office:value-type="float" office:value="-2426" calcext:value-type="float">
            <text:p>-2426,0</text:p>
          </table:table-cell>
          <table:table-cell table:formula="of:=[.D1968]*2" office:value-type="float" office:value="-4852" calcext:value-type="float">
            <text:p>-4852,0</text:p>
          </table:table-cell>
          <table:table-cell table:formula="of:=[.D1967]" office:value-type="float" office:value="2650" calcext:value-type="float">
            <text:p>2650,0</text:p>
          </table:table-cell>
          <table:table-cell table:number-columns-repeated="3"/>
        </table:table-row>
        <table:table-row table:style-name="ro1">
          <table:table-cell table:formula="of:=IF([.B1969]&gt;=0;1;-1)*(2^[.$D$3])" office:value-type="float" office:value="4096" calcext:value-type="float">
            <text:p>4096</text:p>
          </table:table-cell>
          <table:table-cell table:formula="of:=[.$B$3]+[.E1969]-[.F1969]" office:value-type="float" office:value="1756.5" calcext:value-type="float">
            <text:p>1756,5</text:p>
          </table:table-cell>
          <table:table-cell table:formula="of:=[.B1969]-[.A1969]" office:value-type="float" office:value="-2339.5" calcext:value-type="float">
            <text:p>-2339,5</text:p>
          </table:table-cell>
          <table:table-cell table:formula="of:=[.C1968]" office:value-type="float" office:value="-1358.5" calcext:value-type="float">
            <text:p>-1358,5</text:p>
          </table:table-cell>
          <table:table-cell table:formula="of:=[.D1969]*2" office:value-type="float" office:value="-2717" calcext:value-type="float">
            <text:p>-2717,0</text:p>
          </table:table-cell>
          <table:table-cell table:formula="of:=[.D1968]" office:value-type="float" office:value="-2426" calcext:value-type="float">
            <text:p>-2426,0</text:p>
          </table:table-cell>
          <table:table-cell table:number-columns-repeated="3"/>
        </table:table-row>
        <table:table-row table:style-name="ro1">
          <table:table-cell table:formula="of:=IF([.B1970]&gt;=0;1;-1)*(2^[.$D$3])" office:value-type="float" office:value="-4096" calcext:value-type="float">
            <text:p>-4096</text:p>
          </table:table-cell>
          <table:table-cell table:formula="of:=[.$B$3]+[.E1970]-[.F1970]" office:value-type="float" office:value="-1273" calcext:value-type="float">
            <text:p>-1273,0</text:p>
          </table:table-cell>
          <table:table-cell table:formula="of:=[.B1970]-[.A1970]" office:value-type="float" office:value="2823" calcext:value-type="float">
            <text:p>2823,0</text:p>
          </table:table-cell>
          <table:table-cell table:formula="of:=[.C1969]" office:value-type="float" office:value="-2339.5" calcext:value-type="float">
            <text:p>-2339,5</text:p>
          </table:table-cell>
          <table:table-cell table:formula="of:=[.D1970]*2" office:value-type="float" office:value="-4679" calcext:value-type="float">
            <text:p>-4679,0</text:p>
          </table:table-cell>
          <table:table-cell table:formula="of:=[.D1969]" office:value-type="float" office:value="-1358.5" calcext:value-type="float">
            <text:p>-1358,5</text:p>
          </table:table-cell>
          <table:table-cell table:number-columns-repeated="3"/>
        </table:table-row>
        <table:table-row table:style-name="ro1">
          <table:table-cell table:formula="of:=IF([.B1971]&gt;=0;1;-1)*(2^[.$D$3])" office:value-type="float" office:value="4096" calcext:value-type="float">
            <text:p>4096</text:p>
          </table:table-cell>
          <table:table-cell table:formula="of:=[.$B$3]+[.E1971]-[.F1971]" office:value-type="float" office:value="10033" calcext:value-type="float">
            <text:p>10033,0</text:p>
          </table:table-cell>
          <table:table-cell table:formula="of:=[.B1971]-[.A1971]" office:value-type="float" office:value="5937" calcext:value-type="float">
            <text:p>5937,0</text:p>
          </table:table-cell>
          <table:table-cell table:formula="of:=[.C1970]" office:value-type="float" office:value="2823" calcext:value-type="float">
            <text:p>2823,0</text:p>
          </table:table-cell>
          <table:table-cell table:formula="of:=[.D1971]*2" office:value-type="float" office:value="5646" calcext:value-type="float">
            <text:p>5646,0</text:p>
          </table:table-cell>
          <table:table-cell table:formula="of:=[.D1970]" office:value-type="float" office:value="-2339.5" calcext:value-type="float">
            <text:p>-2339,5</text:p>
          </table:table-cell>
          <table:table-cell table:number-columns-repeated="3"/>
        </table:table-row>
        <table:table-row table:style-name="ro1">
          <table:table-cell table:formula="of:=IF([.B1972]&gt;=0;1;-1)*(2^[.$D$3])" office:value-type="float" office:value="4096" calcext:value-type="float">
            <text:p>4096</text:p>
          </table:table-cell>
          <table:table-cell table:formula="of:=[.$B$3]+[.E1972]-[.F1972]" office:value-type="float" office:value="11098.5" calcext:value-type="float">
            <text:p>11098,5</text:p>
          </table:table-cell>
          <table:table-cell table:formula="of:=[.B1972]-[.A1972]" office:value-type="float" office:value="7002.5" calcext:value-type="float">
            <text:p>7002,5</text:p>
          </table:table-cell>
          <table:table-cell table:formula="of:=[.C1971]" office:value-type="float" office:value="5937" calcext:value-type="float">
            <text:p>5937,0</text:p>
          </table:table-cell>
          <table:table-cell table:formula="of:=[.D1972]*2" office:value-type="float" office:value="11874" calcext:value-type="float">
            <text:p>11874,0</text:p>
          </table:table-cell>
          <table:table-cell table:formula="of:=[.D1971]" office:value-type="float" office:value="2823" calcext:value-type="float">
            <text:p>2823,0</text:p>
          </table:table-cell>
          <table:table-cell table:number-columns-repeated="3"/>
        </table:table-row>
        <table:table-row table:style-name="ro1">
          <table:table-cell table:formula="of:=IF([.B1973]&gt;=0;1;-1)*(2^[.$D$3])" office:value-type="float" office:value="4096" calcext:value-type="float">
            <text:p>4096</text:p>
          </table:table-cell>
          <table:table-cell table:formula="of:=[.$B$3]+[.E1973]-[.F1973]" office:value-type="float" office:value="10115.5" calcext:value-type="float">
            <text:p>10115,5</text:p>
          </table:table-cell>
          <table:table-cell table:formula="of:=[.B1973]-[.A1973]" office:value-type="float" office:value="6019.5" calcext:value-type="float">
            <text:p>6019,5</text:p>
          </table:table-cell>
          <table:table-cell table:formula="of:=[.C1972]" office:value-type="float" office:value="7002.5" calcext:value-type="float">
            <text:p>7002,5</text:p>
          </table:table-cell>
          <table:table-cell table:formula="of:=[.D1973]*2" office:value-type="float" office:value="14005" calcext:value-type="float">
            <text:p>14005,0</text:p>
          </table:table-cell>
          <table:table-cell table:formula="of:=[.D1972]" office:value-type="float" office:value="5937" calcext:value-type="float">
            <text:p>5937,0</text:p>
          </table:table-cell>
          <table:table-cell table:number-columns-repeated="3"/>
        </table:table-row>
        <table:table-row table:style-name="ro1">
          <table:table-cell table:formula="of:=IF([.B1974]&gt;=0;1;-1)*(2^[.$D$3])" office:value-type="float" office:value="4096" calcext:value-type="float">
            <text:p>4096</text:p>
          </table:table-cell>
          <table:table-cell table:formula="of:=[.$B$3]+[.E1974]-[.F1974]" office:value-type="float" office:value="7084" calcext:value-type="float">
            <text:p>7084,0</text:p>
          </table:table-cell>
          <table:table-cell table:formula="of:=[.B1974]-[.A1974]" office:value-type="float" office:value="2988" calcext:value-type="float">
            <text:p>2988,0</text:p>
          </table:table-cell>
          <table:table-cell table:formula="of:=[.C1973]" office:value-type="float" office:value="6019.5" calcext:value-type="float">
            <text:p>6019,5</text:p>
          </table:table-cell>
          <table:table-cell table:formula="of:=[.D1974]*2" office:value-type="float" office:value="12039" calcext:value-type="float">
            <text:p>12039,0</text:p>
          </table:table-cell>
          <table:table-cell table:formula="of:=[.D1973]" office:value-type="float" office:value="7002.5" calcext:value-type="float">
            <text:p>7002,5</text:p>
          </table:table-cell>
          <table:table-cell table:number-columns-repeated="3"/>
        </table:table-row>
        <table:table-row table:style-name="ro1">
          <table:table-cell table:formula="of:=IF([.B1975]&gt;=0;1;-1)*(2^[.$D$3])" office:value-type="float" office:value="4096" calcext:value-type="float">
            <text:p>4096</text:p>
          </table:table-cell>
          <table:table-cell table:formula="of:=[.$B$3]+[.E1975]-[.F1975]" office:value-type="float" office:value="2004" calcext:value-type="float">
            <text:p>2004,0</text:p>
          </table:table-cell>
          <table:table-cell table:formula="of:=[.B1975]-[.A1975]" office:value-type="float" office:value="-2092" calcext:value-type="float">
            <text:p>-2092,0</text:p>
          </table:table-cell>
          <table:table-cell table:formula="of:=[.C1974]" office:value-type="float" office:value="2988" calcext:value-type="float">
            <text:p>2988,0</text:p>
          </table:table-cell>
          <table:table-cell table:formula="of:=[.D1975]*2" office:value-type="float" office:value="5976" calcext:value-type="float">
            <text:p>5976,0</text:p>
          </table:table-cell>
          <table:table-cell table:formula="of:=[.D1974]" office:value-type="float" office:value="6019.5" calcext:value-type="float">
            <text:p>6019,5</text:p>
          </table:table-cell>
          <table:table-cell table:number-columns-repeated="3"/>
        </table:table-row>
        <table:table-row table:style-name="ro1">
          <table:table-cell table:formula="of:=IF([.B1976]&gt;=0;1;-1)*(2^[.$D$3])" office:value-type="float" office:value="-4096" calcext:value-type="float">
            <text:p>-4096</text:p>
          </table:table-cell>
          <table:table-cell table:formula="of:=[.$B$3]+[.E1976]-[.F1976]" office:value-type="float" office:value="-5124.5" calcext:value-type="float">
            <text:p>-5124,5</text:p>
          </table:table-cell>
          <table:table-cell table:formula="of:=[.B1976]-[.A1976]" office:value-type="float" office:value="-1028.5" calcext:value-type="float">
            <text:p>-1028,5</text:p>
          </table:table-cell>
          <table:table-cell table:formula="of:=[.C1975]" office:value-type="float" office:value="-2092" calcext:value-type="float">
            <text:p>-2092,0</text:p>
          </table:table-cell>
          <table:table-cell table:formula="of:=[.D1976]*2" office:value-type="float" office:value="-4184" calcext:value-type="float">
            <text:p>-4184,0</text:p>
          </table:table-cell>
          <table:table-cell table:formula="of:=[.D1975]" office:value-type="float" office:value="2988" calcext:value-type="float">
            <text:p>2988,0</text:p>
          </table:table-cell>
          <table:table-cell table:number-columns-repeated="3"/>
        </table:table-row>
        <table:table-row table:style-name="ro1">
          <table:table-cell table:formula="of:=IF([.B1977]&gt;=0;1;-1)*(2^[.$D$3])" office:value-type="float" office:value="4096" calcext:value-type="float">
            <text:p>4096</text:p>
          </table:table-cell>
          <table:table-cell table:formula="of:=[.$B$3]+[.E1977]-[.F1977]" office:value-type="float" office:value="2082.5" calcext:value-type="float">
            <text:p>2082,5</text:p>
          </table:table-cell>
          <table:table-cell table:formula="of:=[.B1977]-[.A1977]" office:value-type="float" office:value="-2013.5" calcext:value-type="float">
            <text:p>-2013,5</text:p>
          </table:table-cell>
          <table:table-cell table:formula="of:=[.C1976]" office:value-type="float" office:value="-1028.5" calcext:value-type="float">
            <text:p>-1028,5</text:p>
          </table:table-cell>
          <table:table-cell table:formula="of:=[.D1977]*2" office:value-type="float" office:value="-2057" calcext:value-type="float">
            <text:p>-2057,0</text:p>
          </table:table-cell>
          <table:table-cell table:formula="of:=[.D1976]" office:value-type="float" office:value="-2092" calcext:value-type="float">
            <text:p>-2092,0</text:p>
          </table:table-cell>
          <table:table-cell table:number-columns-repeated="3"/>
        </table:table-row>
        <table:table-row table:style-name="ro1">
          <table:table-cell table:formula="of:=IF([.B1978]&gt;=0;1;-1)*(2^[.$D$3])" office:value-type="float" office:value="-4096" calcext:value-type="float">
            <text:p>-4096</text:p>
          </table:table-cell>
          <table:table-cell table:formula="of:=[.$B$3]+[.E1978]-[.F1978]" office:value-type="float" office:value="-951" calcext:value-type="float">
            <text:p>-951,0</text:p>
          </table:table-cell>
          <table:table-cell table:formula="of:=[.B1978]-[.A1978]" office:value-type="float" office:value="3145" calcext:value-type="float">
            <text:p>3145,0</text:p>
          </table:table-cell>
          <table:table-cell table:formula="of:=[.C1977]" office:value-type="float" office:value="-2013.5" calcext:value-type="float">
            <text:p>-2013,5</text:p>
          </table:table-cell>
          <table:table-cell table:formula="of:=[.D1978]*2" office:value-type="float" office:value="-4027" calcext:value-type="float">
            <text:p>-4027,0</text:p>
          </table:table-cell>
          <table:table-cell table:formula="of:=[.D1977]" office:value-type="float" office:value="-1028.5" calcext:value-type="float">
            <text:p>-1028,5</text:p>
          </table:table-cell>
          <table:table-cell table:number-columns-repeated="3"/>
        </table:table-row>
        <table:table-row table:style-name="ro1">
          <table:table-cell table:formula="of:=IF([.B1979]&gt;=0;1;-1)*(2^[.$D$3])" office:value-type="float" office:value="4096" calcext:value-type="float">
            <text:p>4096</text:p>
          </table:table-cell>
          <table:table-cell table:formula="of:=[.$B$3]+[.E1979]-[.F1979]" office:value-type="float" office:value="10351" calcext:value-type="float">
            <text:p>10351,0</text:p>
          </table:table-cell>
          <table:table-cell table:formula="of:=[.B1979]-[.A1979]" office:value-type="float" office:value="6255" calcext:value-type="float">
            <text:p>6255,0</text:p>
          </table:table-cell>
          <table:table-cell table:formula="of:=[.C1978]" office:value-type="float" office:value="3145" calcext:value-type="float">
            <text:p>3145,0</text:p>
          </table:table-cell>
          <table:table-cell table:formula="of:=[.D1979]*2" office:value-type="float" office:value="6290" calcext:value-type="float">
            <text:p>6290,0</text:p>
          </table:table-cell>
          <table:table-cell table:formula="of:=[.D1978]" office:value-type="float" office:value="-2013.5" calcext:value-type="float">
            <text:p>-2013,5</text:p>
          </table:table-cell>
          <table:table-cell table:number-columns-repeated="3"/>
        </table:table-row>
        <table:table-row table:style-name="ro1">
          <table:table-cell table:formula="of:=IF([.B1980]&gt;=0;1;-1)*(2^[.$D$3])" office:value-type="float" office:value="4096" calcext:value-type="float">
            <text:p>4096</text:p>
          </table:table-cell>
          <table:table-cell table:formula="of:=[.$B$3]+[.E1980]-[.F1980]" office:value-type="float" office:value="11412.5" calcext:value-type="float">
            <text:p>11412,5</text:p>
          </table:table-cell>
          <table:table-cell table:formula="of:=[.B1980]-[.A1980]" office:value-type="float" office:value="7316.5" calcext:value-type="float">
            <text:p>7316,5</text:p>
          </table:table-cell>
          <table:table-cell table:formula="of:=[.C1979]" office:value-type="float" office:value="6255" calcext:value-type="float">
            <text:p>6255,0</text:p>
          </table:table-cell>
          <table:table-cell table:formula="of:=[.D1980]*2" office:value-type="float" office:value="12510" calcext:value-type="float">
            <text:p>12510,0</text:p>
          </table:table-cell>
          <table:table-cell table:formula="of:=[.D1979]" office:value-type="float" office:value="3145" calcext:value-type="float">
            <text:p>3145,0</text:p>
          </table:table-cell>
          <table:table-cell table:number-columns-repeated="3"/>
        </table:table-row>
        <table:table-row table:style-name="ro1">
          <table:table-cell table:formula="of:=IF([.B1981]&gt;=0;1;-1)*(2^[.$D$3])" office:value-type="float" office:value="4096" calcext:value-type="float">
            <text:p>4096</text:p>
          </table:table-cell>
          <table:table-cell table:formula="of:=[.$B$3]+[.E1981]-[.F1981]" office:value-type="float" office:value="10425.5" calcext:value-type="float">
            <text:p>10425,5</text:p>
          </table:table-cell>
          <table:table-cell table:formula="of:=[.B1981]-[.A1981]" office:value-type="float" office:value="6329.5" calcext:value-type="float">
            <text:p>6329,5</text:p>
          </table:table-cell>
          <table:table-cell table:formula="of:=[.C1980]" office:value-type="float" office:value="7316.5" calcext:value-type="float">
            <text:p>7316,5</text:p>
          </table:table-cell>
          <table:table-cell table:formula="of:=[.D1981]*2" office:value-type="float" office:value="14633" calcext:value-type="float">
            <text:p>14633,0</text:p>
          </table:table-cell>
          <table:table-cell table:formula="of:=[.D1980]" office:value-type="float" office:value="6255" calcext:value-type="float">
            <text:p>6255,0</text:p>
          </table:table-cell>
          <table:table-cell table:number-columns-repeated="3"/>
        </table:table-row>
        <table:table-row table:style-name="ro1">
          <table:table-cell table:formula="of:=IF([.B1982]&gt;=0;1;-1)*(2^[.$D$3])" office:value-type="float" office:value="4096" calcext:value-type="float">
            <text:p>4096</text:p>
          </table:table-cell>
          <table:table-cell table:formula="of:=[.$B$3]+[.E1982]-[.F1982]" office:value-type="float" office:value="7390" calcext:value-type="float">
            <text:p>7390,0</text:p>
          </table:table-cell>
          <table:table-cell table:formula="of:=[.B1982]-[.A1982]" office:value-type="float" office:value="3294" calcext:value-type="float">
            <text:p>3294,0</text:p>
          </table:table-cell>
          <table:table-cell table:formula="of:=[.C1981]" office:value-type="float" office:value="6329.5" calcext:value-type="float">
            <text:p>6329,5</text:p>
          </table:table-cell>
          <table:table-cell table:formula="of:=[.D1982]*2" office:value-type="float" office:value="12659" calcext:value-type="float">
            <text:p>12659,0</text:p>
          </table:table-cell>
          <table:table-cell table:formula="of:=[.D1981]" office:value-type="float" office:value="7316.5" calcext:value-type="float">
            <text:p>7316,5</text:p>
          </table:table-cell>
          <table:table-cell table:number-columns-repeated="3"/>
        </table:table-row>
        <table:table-row table:style-name="ro1">
          <table:table-cell table:formula="of:=IF([.B1983]&gt;=0;1;-1)*(2^[.$D$3])" office:value-type="float" office:value="4096" calcext:value-type="float">
            <text:p>4096</text:p>
          </table:table-cell>
          <table:table-cell table:formula="of:=[.$B$3]+[.E1983]-[.F1983]" office:value-type="float" office:value="2306" calcext:value-type="float">
            <text:p>2306,0</text:p>
          </table:table-cell>
          <table:table-cell table:formula="of:=[.B1983]-[.A1983]" office:value-type="float" office:value="-1790" calcext:value-type="float">
            <text:p>-1790,0</text:p>
          </table:table-cell>
          <table:table-cell table:formula="of:=[.C1982]" office:value-type="float" office:value="3294" calcext:value-type="float">
            <text:p>3294,0</text:p>
          </table:table-cell>
          <table:table-cell table:formula="of:=[.D1983]*2" office:value-type="float" office:value="6588" calcext:value-type="float">
            <text:p>6588,0</text:p>
          </table:table-cell>
          <table:table-cell table:formula="of:=[.D1982]" office:value-type="float" office:value="6329.5" calcext:value-type="float">
            <text:p>6329,5</text:p>
          </table:table-cell>
          <table:table-cell table:number-columns-repeated="3"/>
        </table:table-row>
        <table:table-row table:style-name="ro1">
          <table:table-cell table:formula="of:=IF([.B1984]&gt;=0;1;-1)*(2^[.$D$3])" office:value-type="float" office:value="-4096" calcext:value-type="float">
            <text:p>-4096</text:p>
          </table:table-cell>
          <table:table-cell table:formula="of:=[.$B$3]+[.E1984]-[.F1984]" office:value-type="float" office:value="-4826.5" calcext:value-type="float">
            <text:p>-4826,5</text:p>
          </table:table-cell>
          <table:table-cell table:formula="of:=[.B1984]-[.A1984]" office:value-type="float" office:value="-730.5" calcext:value-type="float">
            <text:p>-730,5</text:p>
          </table:table-cell>
          <table:table-cell table:formula="of:=[.C1983]" office:value-type="float" office:value="-1790" calcext:value-type="float">
            <text:p>-1790,0</text:p>
          </table:table-cell>
          <table:table-cell table:formula="of:=[.D1984]*2" office:value-type="float" office:value="-3580" calcext:value-type="float">
            <text:p>-3580,0</text:p>
          </table:table-cell>
          <table:table-cell table:formula="of:=[.D1983]" office:value-type="float" office:value="3294" calcext:value-type="float">
            <text:p>3294,0</text:p>
          </table:table-cell>
          <table:table-cell table:number-columns-repeated="3"/>
        </table:table-row>
        <table:table-row table:style-name="ro1">
          <table:table-cell table:formula="of:=IF([.B1985]&gt;=0;1;-1)*(2^[.$D$3])" office:value-type="float" office:value="4096" calcext:value-type="float">
            <text:p>4096</text:p>
          </table:table-cell>
          <table:table-cell table:formula="of:=[.$B$3]+[.E1985]-[.F1985]" office:value-type="float" office:value="2376.5" calcext:value-type="float">
            <text:p>2376,5</text:p>
          </table:table-cell>
          <table:table-cell table:formula="of:=[.B1985]-[.A1985]" office:value-type="float" office:value="-1719.5" calcext:value-type="float">
            <text:p>-1719,5</text:p>
          </table:table-cell>
          <table:table-cell table:formula="of:=[.C1984]" office:value-type="float" office:value="-730.5" calcext:value-type="float">
            <text:p>-730,5</text:p>
          </table:table-cell>
          <table:table-cell table:formula="of:=[.D1985]*2" office:value-type="float" office:value="-1461" calcext:value-type="float">
            <text:p>-1461,0</text:p>
          </table:table-cell>
          <table:table-cell table:formula="of:=[.D1984]" office:value-type="float" office:value="-1790" calcext:value-type="float">
            <text:p>-1790,0</text:p>
          </table:table-cell>
          <table:table-cell table:number-columns-repeated="3"/>
        </table:table-row>
        <table:table-row table:style-name="ro1">
          <table:table-cell table:formula="of:=IF([.B1986]&gt;=0;1;-1)*(2^[.$D$3])" office:value-type="float" office:value="-4096" calcext:value-type="float">
            <text:p>-4096</text:p>
          </table:table-cell>
          <table:table-cell table:formula="of:=[.$B$3]+[.E1986]-[.F1986]" office:value-type="float" office:value="-661" calcext:value-type="float">
            <text:p>-661,0</text:p>
          </table:table-cell>
          <table:table-cell table:formula="of:=[.B1986]-[.A1986]" office:value-type="float" office:value="3435" calcext:value-type="float">
            <text:p>3435,0</text:p>
          </table:table-cell>
          <table:table-cell table:formula="of:=[.C1985]" office:value-type="float" office:value="-1719.5" calcext:value-type="float">
            <text:p>-1719,5</text:p>
          </table:table-cell>
          <table:table-cell table:formula="of:=[.D1986]*2" office:value-type="float" office:value="-3439" calcext:value-type="float">
            <text:p>-3439,0</text:p>
          </table:table-cell>
          <table:table-cell table:formula="of:=[.D1985]" office:value-type="float" office:value="-730.5" calcext:value-type="float">
            <text:p>-730,5</text:p>
          </table:table-cell>
          <table:table-cell table:number-columns-repeated="3"/>
        </table:table-row>
        <table:table-row table:style-name="ro1">
          <table:table-cell table:formula="of:=IF([.B1987]&gt;=0;1;-1)*(2^[.$D$3])" office:value-type="float" office:value="4096" calcext:value-type="float">
            <text:p>4096</text:p>
          </table:table-cell>
          <table:table-cell table:formula="of:=[.$B$3]+[.E1987]-[.F1987]" office:value-type="float" office:value="10637" calcext:value-type="float">
            <text:p>10637,0</text:p>
          </table:table-cell>
          <table:table-cell table:formula="of:=[.B1987]-[.A1987]" office:value-type="float" office:value="6541" calcext:value-type="float">
            <text:p>6541,0</text:p>
          </table:table-cell>
          <table:table-cell table:formula="of:=[.C1986]" office:value-type="float" office:value="3435" calcext:value-type="float">
            <text:p>3435,0</text:p>
          </table:table-cell>
          <table:table-cell table:formula="of:=[.D1987]*2" office:value-type="float" office:value="6870" calcext:value-type="float">
            <text:p>6870,0</text:p>
          </table:table-cell>
          <table:table-cell table:formula="of:=[.D1986]" office:value-type="float" office:value="-1719.5" calcext:value-type="float">
            <text:p>-1719,5</text:p>
          </table:table-cell>
          <table:table-cell table:number-columns-repeated="3"/>
        </table:table-row>
        <table:table-row table:style-name="ro1">
          <table:table-cell table:formula="of:=IF([.B1988]&gt;=0;1;-1)*(2^[.$D$3])" office:value-type="float" office:value="4096" calcext:value-type="float">
            <text:p>4096</text:p>
          </table:table-cell>
          <table:table-cell table:formula="of:=[.$B$3]+[.E1988]-[.F1988]" office:value-type="float" office:value="11694.5" calcext:value-type="float">
            <text:p>11694,5</text:p>
          </table:table-cell>
          <table:table-cell table:formula="of:=[.B1988]-[.A1988]" office:value-type="float" office:value="7598.5" calcext:value-type="float">
            <text:p>7598,5</text:p>
          </table:table-cell>
          <table:table-cell table:formula="of:=[.C1987]" office:value-type="float" office:value="6541" calcext:value-type="float">
            <text:p>6541,0</text:p>
          </table:table-cell>
          <table:table-cell table:formula="of:=[.D1988]*2" office:value-type="float" office:value="13082" calcext:value-type="float">
            <text:p>13082,0</text:p>
          </table:table-cell>
          <table:table-cell table:formula="of:=[.D1987]" office:value-type="float" office:value="3435" calcext:value-type="float">
            <text:p>3435,0</text:p>
          </table:table-cell>
          <table:table-cell table:number-columns-repeated="3"/>
        </table:table-row>
        <table:table-row table:style-name="ro1">
          <table:table-cell table:formula="of:=IF([.B1989]&gt;=0;1;-1)*(2^[.$D$3])" office:value-type="float" office:value="4096" calcext:value-type="float">
            <text:p>4096</text:p>
          </table:table-cell>
          <table:table-cell table:formula="of:=[.$B$3]+[.E1989]-[.F1989]" office:value-type="float" office:value="10703.5" calcext:value-type="float">
            <text:p>10703,5</text:p>
          </table:table-cell>
          <table:table-cell table:formula="of:=[.B1989]-[.A1989]" office:value-type="float" office:value="6607.5" calcext:value-type="float">
            <text:p>6607,5</text:p>
          </table:table-cell>
          <table:table-cell table:formula="of:=[.C1988]" office:value-type="float" office:value="7598.5" calcext:value-type="float">
            <text:p>7598,5</text:p>
          </table:table-cell>
          <table:table-cell table:formula="of:=[.D1989]*2" office:value-type="float" office:value="15197" calcext:value-type="float">
            <text:p>15197,0</text:p>
          </table:table-cell>
          <table:table-cell table:formula="of:=[.D1988]" office:value-type="float" office:value="6541" calcext:value-type="float">
            <text:p>6541,0</text:p>
          </table:table-cell>
          <table:table-cell table:number-columns-repeated="3"/>
        </table:table-row>
        <table:table-row table:style-name="ro1">
          <table:table-cell table:formula="of:=IF([.B1990]&gt;=0;1;-1)*(2^[.$D$3])" office:value-type="float" office:value="4096" calcext:value-type="float">
            <text:p>4096</text:p>
          </table:table-cell>
          <table:table-cell table:formula="of:=[.$B$3]+[.E1990]-[.F1990]" office:value-type="float" office:value="7664" calcext:value-type="float">
            <text:p>7664,0</text:p>
          </table:table-cell>
          <table:table-cell table:formula="of:=[.B1990]-[.A1990]" office:value-type="float" office:value="3568" calcext:value-type="float">
            <text:p>3568,0</text:p>
          </table:table-cell>
          <table:table-cell table:formula="of:=[.C1989]" office:value-type="float" office:value="6607.5" calcext:value-type="float">
            <text:p>6607,5</text:p>
          </table:table-cell>
          <table:table-cell table:formula="of:=[.D1990]*2" office:value-type="float" office:value="13215" calcext:value-type="float">
            <text:p>13215,0</text:p>
          </table:table-cell>
          <table:table-cell table:formula="of:=[.D1989]" office:value-type="float" office:value="7598.5" calcext:value-type="float">
            <text:p>7598,5</text:p>
          </table:table-cell>
          <table:table-cell table:number-columns-repeated="3"/>
        </table:table-row>
        <table:table-row table:style-name="ro1">
          <table:table-cell table:formula="of:=IF([.B1991]&gt;=0;1;-1)*(2^[.$D$3])" office:value-type="float" office:value="4096" calcext:value-type="float">
            <text:p>4096</text:p>
          </table:table-cell>
          <table:table-cell table:formula="of:=[.$B$3]+[.E1991]-[.F1991]" office:value-type="float" office:value="2576" calcext:value-type="float">
            <text:p>2576,0</text:p>
          </table:table-cell>
          <table:table-cell table:formula="of:=[.B1991]-[.A1991]" office:value-type="float" office:value="-1520" calcext:value-type="float">
            <text:p>-1520,0</text:p>
          </table:table-cell>
          <table:table-cell table:formula="of:=[.C1990]" office:value-type="float" office:value="3568" calcext:value-type="float">
            <text:p>3568,0</text:p>
          </table:table-cell>
          <table:table-cell table:formula="of:=[.D1991]*2" office:value-type="float" office:value="7136" calcext:value-type="float">
            <text:p>7136,0</text:p>
          </table:table-cell>
          <table:table-cell table:formula="of:=[.D1990]" office:value-type="float" office:value="6607.5" calcext:value-type="float">
            <text:p>6607,5</text:p>
          </table:table-cell>
          <table:table-cell table:number-columns-repeated="3"/>
        </table:table-row>
        <table:table-row table:style-name="ro1">
          <table:table-cell table:formula="of:=IF([.B1992]&gt;=0;1;-1)*(2^[.$D$3])" office:value-type="float" office:value="-4096" calcext:value-type="float">
            <text:p>-4096</text:p>
          </table:table-cell>
          <table:table-cell table:formula="of:=[.$B$3]+[.E1992]-[.F1992]" office:value-type="float" office:value="-4560.5" calcext:value-type="float">
            <text:p>-4560,5</text:p>
          </table:table-cell>
          <table:table-cell table:formula="of:=[.B1992]-[.A1992]" office:value-type="float" office:value="-464.5" calcext:value-type="float">
            <text:p>-464,5</text:p>
          </table:table-cell>
          <table:table-cell table:formula="of:=[.C1991]" office:value-type="float" office:value="-1520" calcext:value-type="float">
            <text:p>-1520,0</text:p>
          </table:table-cell>
          <table:table-cell table:formula="of:=[.D1992]*2" office:value-type="float" office:value="-3040" calcext:value-type="float">
            <text:p>-3040,0</text:p>
          </table:table-cell>
          <table:table-cell table:formula="of:=[.D1991]" office:value-type="float" office:value="3568" calcext:value-type="float">
            <text:p>3568,0</text:p>
          </table:table-cell>
          <table:table-cell table:number-columns-repeated="3"/>
        </table:table-row>
        <table:table-row table:style-name="ro1">
          <table:table-cell table:formula="of:=IF([.B1993]&gt;=0;1;-1)*(2^[.$D$3])" office:value-type="float" office:value="4096" calcext:value-type="float">
            <text:p>4096</text:p>
          </table:table-cell>
          <table:table-cell table:formula="of:=[.$B$3]+[.E1993]-[.F1993]" office:value-type="float" office:value="2638.5" calcext:value-type="float">
            <text:p>2638,5</text:p>
          </table:table-cell>
          <table:table-cell table:formula="of:=[.B1993]-[.A1993]" office:value-type="float" office:value="-1457.5" calcext:value-type="float">
            <text:p>-1457,5</text:p>
          </table:table-cell>
          <table:table-cell table:formula="of:=[.C1992]" office:value-type="float" office:value="-464.5" calcext:value-type="float">
            <text:p>-464,5</text:p>
          </table:table-cell>
          <table:table-cell table:formula="of:=[.D1993]*2" office:value-type="float" office:value="-929" calcext:value-type="float">
            <text:p>-929,0</text:p>
          </table:table-cell>
          <table:table-cell table:formula="of:=[.D1992]" office:value-type="float" office:value="-1520" calcext:value-type="float">
            <text:p>-1520,0</text:p>
          </table:table-cell>
          <table:table-cell table:number-columns-repeated="3"/>
        </table:table-row>
        <table:table-row table:style-name="ro1">
          <table:table-cell table:formula="of:=IF([.B1994]&gt;=0;1;-1)*(2^[.$D$3])" office:value-type="float" office:value="-4096" calcext:value-type="float">
            <text:p>-4096</text:p>
          </table:table-cell>
          <table:table-cell table:formula="of:=[.$B$3]+[.E1994]-[.F1994]" office:value-type="float" office:value="-403" calcext:value-type="float">
            <text:p>-403,0</text:p>
          </table:table-cell>
          <table:table-cell table:formula="of:=[.B1994]-[.A1994]" office:value-type="float" office:value="3693" calcext:value-type="float">
            <text:p>3693,0</text:p>
          </table:table-cell>
          <table:table-cell table:formula="of:=[.C1993]" office:value-type="float" office:value="-1457.5" calcext:value-type="float">
            <text:p>-1457,5</text:p>
          </table:table-cell>
          <table:table-cell table:formula="of:=[.D1994]*2" office:value-type="float" office:value="-2915" calcext:value-type="float">
            <text:p>-2915,0</text:p>
          </table:table-cell>
          <table:table-cell table:formula="of:=[.D1993]" office:value-type="float" office:value="-464.5" calcext:value-type="float">
            <text:p>-464,5</text:p>
          </table:table-cell>
          <table:table-cell table:number-columns-repeated="3"/>
        </table:table-row>
        <table:table-row table:style-name="ro1">
          <table:table-cell table:formula="of:=IF([.B1995]&gt;=0;1;-1)*(2^[.$D$3])" office:value-type="float" office:value="4096" calcext:value-type="float">
            <text:p>4096</text:p>
          </table:table-cell>
          <table:table-cell table:formula="of:=[.$B$3]+[.E1995]-[.F1995]" office:value-type="float" office:value="10891" calcext:value-type="float">
            <text:p>10891,0</text:p>
          </table:table-cell>
          <table:table-cell table:formula="of:=[.B1995]-[.A1995]" office:value-type="float" office:value="6795" calcext:value-type="float">
            <text:p>6795,0</text:p>
          </table:table-cell>
          <table:table-cell table:formula="of:=[.C1994]" office:value-type="float" office:value="3693" calcext:value-type="float">
            <text:p>3693,0</text:p>
          </table:table-cell>
          <table:table-cell table:formula="of:=[.D1995]*2" office:value-type="float" office:value="7386" calcext:value-type="float">
            <text:p>7386,0</text:p>
          </table:table-cell>
          <table:table-cell table:formula="of:=[.D1994]" office:value-type="float" office:value="-1457.5" calcext:value-type="float">
            <text:p>-1457,5</text:p>
          </table:table-cell>
          <table:table-cell table:number-columns-repeated="3"/>
        </table:table-row>
        <table:table-row table:style-name="ro1">
          <table:table-cell table:formula="of:=IF([.B1996]&gt;=0;1;-1)*(2^[.$D$3])" office:value-type="float" office:value="4096" calcext:value-type="float">
            <text:p>4096</text:p>
          </table:table-cell>
          <table:table-cell table:formula="of:=[.$B$3]+[.E1996]-[.F1996]" office:value-type="float" office:value="11944.5" calcext:value-type="float">
            <text:p>11944,5</text:p>
          </table:table-cell>
          <table:table-cell table:formula="of:=[.B1996]-[.A1996]" office:value-type="float" office:value="7848.5" calcext:value-type="float">
            <text:p>7848,5</text:p>
          </table:table-cell>
          <table:table-cell table:formula="of:=[.C1995]" office:value-type="float" office:value="6795" calcext:value-type="float">
            <text:p>6795,0</text:p>
          </table:table-cell>
          <table:table-cell table:formula="of:=[.D1996]*2" office:value-type="float" office:value="13590" calcext:value-type="float">
            <text:p>13590,0</text:p>
          </table:table-cell>
          <table:table-cell table:formula="of:=[.D1995]" office:value-type="float" office:value="3693" calcext:value-type="float">
            <text:p>3693,0</text:p>
          </table:table-cell>
          <table:table-cell table:number-columns-repeated="3"/>
        </table:table-row>
        <table:table-row table:style-name="ro1">
          <table:table-cell table:formula="of:=IF([.B1997]&gt;=0;1;-1)*(2^[.$D$3])" office:value-type="float" office:value="4096" calcext:value-type="float">
            <text:p>4096</text:p>
          </table:table-cell>
          <table:table-cell table:formula="of:=[.$B$3]+[.E1997]-[.F1997]" office:value-type="float" office:value="10949.5" calcext:value-type="float">
            <text:p>10949,5</text:p>
          </table:table-cell>
          <table:table-cell table:formula="of:=[.B1997]-[.A1997]" office:value-type="float" office:value="6853.5" calcext:value-type="float">
            <text:p>6853,5</text:p>
          </table:table-cell>
          <table:table-cell table:formula="of:=[.C1996]" office:value-type="float" office:value="7848.5" calcext:value-type="float">
            <text:p>7848,5</text:p>
          </table:table-cell>
          <table:table-cell table:formula="of:=[.D1997]*2" office:value-type="float" office:value="15697" calcext:value-type="float">
            <text:p>15697,0</text:p>
          </table:table-cell>
          <table:table-cell table:formula="of:=[.D1996]" office:value-type="float" office:value="6795" calcext:value-type="float">
            <text:p>6795,0</text:p>
          </table:table-cell>
          <table:table-cell table:number-columns-repeated="3"/>
        </table:table-row>
        <table:table-row table:style-name="ro1">
          <table:table-cell table:formula="of:=IF([.B1998]&gt;=0;1;-1)*(2^[.$D$3])" office:value-type="float" office:value="4096" calcext:value-type="float">
            <text:p>4096</text:p>
          </table:table-cell>
          <table:table-cell table:formula="of:=[.$B$3]+[.E1998]-[.F1998]" office:value-type="float" office:value="7906" calcext:value-type="float">
            <text:p>7906,0</text:p>
          </table:table-cell>
          <table:table-cell table:formula="of:=[.B1998]-[.A1998]" office:value-type="float" office:value="3810" calcext:value-type="float">
            <text:p>3810,0</text:p>
          </table:table-cell>
          <table:table-cell table:formula="of:=[.C1997]" office:value-type="float" office:value="6853.5" calcext:value-type="float">
            <text:p>6853,5</text:p>
          </table:table-cell>
          <table:table-cell table:formula="of:=[.D1998]*2" office:value-type="float" office:value="13707" calcext:value-type="float">
            <text:p>13707,0</text:p>
          </table:table-cell>
          <table:table-cell table:formula="of:=[.D1997]" office:value-type="float" office:value="7848.5" calcext:value-type="float">
            <text:p>7848,5</text:p>
          </table:table-cell>
          <table:table-cell table:number-columns-repeated="3"/>
        </table:table-row>
        <table:table-row table:style-name="ro1">
          <table:table-cell table:formula="of:=IF([.B1999]&gt;=0;1;-1)*(2^[.$D$3])" office:value-type="float" office:value="4096" calcext:value-type="float">
            <text:p>4096</text:p>
          </table:table-cell>
          <table:table-cell table:formula="of:=[.$B$3]+[.E1999]-[.F1999]" office:value-type="float" office:value="2814" calcext:value-type="float">
            <text:p>2814,0</text:p>
          </table:table-cell>
          <table:table-cell table:formula="of:=[.B1999]-[.A1999]" office:value-type="float" office:value="-1282" calcext:value-type="float">
            <text:p>-1282,0</text:p>
          </table:table-cell>
          <table:table-cell table:formula="of:=[.C1998]" office:value-type="float" office:value="3810" calcext:value-type="float">
            <text:p>3810,0</text:p>
          </table:table-cell>
          <table:table-cell table:formula="of:=[.D1999]*2" office:value-type="float" office:value="7620" calcext:value-type="float">
            <text:p>7620,0</text:p>
          </table:table-cell>
          <table:table-cell table:formula="of:=[.D1998]" office:value-type="float" office:value="6853.5" calcext:value-type="float">
            <text:p>6853,5</text:p>
          </table:table-cell>
          <table:table-cell table:number-columns-repeated="3"/>
        </table:table-row>
        <table:table-row table:style-name="ro1">
          <table:table-cell table:formula="of:=IF([.B2000]&gt;=0;1;-1)*(2^[.$D$3])" office:value-type="float" office:value="-4096" calcext:value-type="float">
            <text:p>-4096</text:p>
          </table:table-cell>
          <table:table-cell table:formula="of:=[.$B$3]+[.E2000]-[.F2000]" office:value-type="float" office:value="-4326.5" calcext:value-type="float">
            <text:p>-4326,5</text:p>
          </table:table-cell>
          <table:table-cell table:formula="of:=[.B2000]-[.A2000]" office:value-type="float" office:value="-230.5" calcext:value-type="float">
            <text:p>-230,5</text:p>
          </table:table-cell>
          <table:table-cell table:formula="of:=[.C1999]" office:value-type="float" office:value="-1282" calcext:value-type="float">
            <text:p>-1282,0</text:p>
          </table:table-cell>
          <table:table-cell table:formula="of:=[.D2000]*2" office:value-type="float" office:value="-2564" calcext:value-type="float">
            <text:p>-2564,0</text:p>
          </table:table-cell>
          <table:table-cell table:formula="of:=[.D1999]" office:value-type="float" office:value="3810" calcext:value-type="float">
            <text:p>3810,0</text:p>
          </table:table-cell>
          <table:table-cell table:number-columns-repeated="3"/>
        </table:table-row>
        <table:table-row table:style-name="ro1">
          <table:table-cell table:formula="of:=IF([.B2001]&gt;=0;1;-1)*(2^[.$D$3])" office:value-type="float" office:value="4096" calcext:value-type="float">
            <text:p>4096</text:p>
          </table:table-cell>
          <table:table-cell table:formula="of:=[.$B$3]+[.E2001]-[.F2001]" office:value-type="float" office:value="2868.5" calcext:value-type="float">
            <text:p>2868,5</text:p>
          </table:table-cell>
          <table:table-cell table:formula="of:=[.B2001]-[.A2001]" office:value-type="float" office:value="-1227.5" calcext:value-type="float">
            <text:p>-1227,5</text:p>
          </table:table-cell>
          <table:table-cell table:formula="of:=[.C2000]" office:value-type="float" office:value="-230.5" calcext:value-type="float">
            <text:p>-230,5</text:p>
          </table:table-cell>
          <table:table-cell table:formula="of:=[.D2001]*2" office:value-type="float" office:value="-461" calcext:value-type="float">
            <text:p>-461,0</text:p>
          </table:table-cell>
          <table:table-cell table:formula="of:=[.D2000]" office:value-type="float" office:value="-1282" calcext:value-type="float">
            <text:p>-1282,0</text:p>
          </table:table-cell>
          <table:table-cell table:number-columns-repeated="3"/>
        </table:table-row>
        <table:table-row table:style-name="ro1">
          <table:table-cell table:formula="of:=IF([.B2002]&gt;=0;1;-1)*(2^[.$D$3])" office:value-type="float" office:value="-4096" calcext:value-type="float">
            <text:p>-4096</text:p>
          </table:table-cell>
          <table:table-cell table:formula="of:=[.$B$3]+[.E2002]-[.F2002]" office:value-type="float" office:value="-177" calcext:value-type="float">
            <text:p>-177,0</text:p>
          </table:table-cell>
          <table:table-cell table:formula="of:=[.B2002]-[.A2002]" office:value-type="float" office:value="3919" calcext:value-type="float">
            <text:p>3919,0</text:p>
          </table:table-cell>
          <table:table-cell table:formula="of:=[.C2001]" office:value-type="float" office:value="-1227.5" calcext:value-type="float">
            <text:p>-1227,5</text:p>
          </table:table-cell>
          <table:table-cell table:formula="of:=[.D2002]*2" office:value-type="float" office:value="-2455" calcext:value-type="float">
            <text:p>-2455,0</text:p>
          </table:table-cell>
          <table:table-cell table:formula="of:=[.D2001]" office:value-type="float" office:value="-230.5" calcext:value-type="float">
            <text:p>-230,5</text:p>
          </table:table-cell>
          <table:table-cell table:number-columns-repeated="3"/>
        </table:table-row>
        <table:table-row table:style-name="ro1">
          <table:table-cell table:formula="of:=IF([.B2003]&gt;=0;1;-1)*(2^[.$D$3])" office:value-type="float" office:value="4096" calcext:value-type="float">
            <text:p>4096</text:p>
          </table:table-cell>
          <table:table-cell table:formula="of:=[.$B$3]+[.E2003]-[.F2003]" office:value-type="float" office:value="11113" calcext:value-type="float">
            <text:p>11113,0</text:p>
          </table:table-cell>
          <table:table-cell table:formula="of:=[.B2003]-[.A2003]" office:value-type="float" office:value="7017" calcext:value-type="float">
            <text:p>7017,0</text:p>
          </table:table-cell>
          <table:table-cell table:formula="of:=[.C2002]" office:value-type="float" office:value="3919" calcext:value-type="float">
            <text:p>3919,0</text:p>
          </table:table-cell>
          <table:table-cell table:formula="of:=[.D2003]*2" office:value-type="float" office:value="7838" calcext:value-type="float">
            <text:p>7838,0</text:p>
          </table:table-cell>
          <table:table-cell table:formula="of:=[.D2002]" office:value-type="float" office:value="-1227.5" calcext:value-type="float">
            <text:p>-1227,5</text:p>
          </table:table-cell>
          <table:table-cell table:number-columns-repeated="3"/>
        </table:table-row>
        <table:table-row table:style-name="ro2">
          <table:table-cell table:formula="of:=IF([.B2004]&gt;=0;1;-1)*(2^[.$D$3])" office:value-type="float" office:value="4096" calcext:value-type="float">
            <text:p>4096</text:p>
          </table:table-cell>
          <table:table-cell table:formula="of:=[.$B$3]+[.E2004]-[.F2004]" office:value-type="float" office:value="12162.5" calcext:value-type="float">
            <text:p>12162,5</text:p>
          </table:table-cell>
          <table:table-cell table:formula="of:=[.B2004]-[.A2004]" office:value-type="float" office:value="8066.5" calcext:value-type="float">
            <text:p>8066,5</text:p>
          </table:table-cell>
          <table:table-cell table:formula="of:=[.C2003]" office:value-type="float" office:value="7017" calcext:value-type="float">
            <text:p>7017,0</text:p>
          </table:table-cell>
          <table:table-cell table:formula="of:=[.D2004]*2" office:value-type="float" office:value="14034" calcext:value-type="float">
            <text:p>14034,0</text:p>
          </table:table-cell>
          <table:table-cell table:formula="of:=[.D2003]" office:value-type="float" office:value="3919" calcext:value-type="float">
            <text:p>3919,0</text:p>
          </table:table-cell>
          <table:table-cell table:number-columns-repeated="3"/>
        </table:table-row>
        <table:table-row table:style-name="ro1">
          <table:table-cell table:formula="of:=IF([.B2005]&gt;=0;1;-1)*(2^[.$D$3])" office:value-type="float" office:value="4096" calcext:value-type="float">
            <text:p>4096</text:p>
          </table:table-cell>
          <table:table-cell table:formula="of:=[.$B$3]+[.E2005]-[.F2005]" office:value-type="float" office:value="11163.5" calcext:value-type="float">
            <text:p>11163,5</text:p>
          </table:table-cell>
          <table:table-cell table:formula="of:=[.B2005]-[.A2005]" office:value-type="float" office:value="7067.5" calcext:value-type="float">
            <text:p>7067,5</text:p>
          </table:table-cell>
          <table:table-cell table:formula="of:=[.C2004]" office:value-type="float" office:value="8066.5" calcext:value-type="float">
            <text:p>8066,5</text:p>
          </table:table-cell>
          <table:table-cell table:formula="of:=[.D2005]*2" office:value-type="float" office:value="16133" calcext:value-type="float">
            <text:p>16133,0</text:p>
          </table:table-cell>
          <table:table-cell table:formula="of:=[.D2004]" office:value-type="float" office:value="7017" calcext:value-type="float">
            <text:p>7017,0</text:p>
          </table:table-cell>
          <table:table-cell table:number-columns-repeated="3"/>
        </table:table-row>
        <table:table-row table:style-name="ro1">
          <table:table-cell table:formula="of:=IF([.B2006]&gt;=0;1;-1)*(2^[.$D$3])" office:value-type="float" office:value="4096" calcext:value-type="float">
            <text:p>4096</text:p>
          </table:table-cell>
          <table:table-cell table:formula="of:=[.$B$3]+[.E2006]-[.F2006]" office:value-type="float" office:value="8116" calcext:value-type="float">
            <text:p>8116,0</text:p>
          </table:table-cell>
          <table:table-cell table:formula="of:=[.B2006]-[.A2006]" office:value-type="float" office:value="4020" calcext:value-type="float">
            <text:p>4020,0</text:p>
          </table:table-cell>
          <table:table-cell table:formula="of:=[.C2005]" office:value-type="float" office:value="7067.5" calcext:value-type="float">
            <text:p>7067,5</text:p>
          </table:table-cell>
          <table:table-cell table:formula="of:=[.D2006]*2" office:value-type="float" office:value="14135" calcext:value-type="float">
            <text:p>14135,0</text:p>
          </table:table-cell>
          <table:table-cell table:formula="of:=[.D2005]" office:value-type="float" office:value="8066.5" calcext:value-type="float">
            <text:p>8066,5</text:p>
          </table:table-cell>
          <table:table-cell table:number-columns-repeated="3"/>
        </table:table-row>
        <table:table-row table:style-name="ro1">
          <table:table-cell table:formula="of:=IF([.B2007]&gt;=0;1;-1)*(2^[.$D$3])" office:value-type="float" office:value="4096" calcext:value-type="float">
            <text:p>4096</text:p>
          </table:table-cell>
          <table:table-cell table:formula="of:=[.$B$3]+[.E2007]-[.F2007]" office:value-type="float" office:value="3020" calcext:value-type="float">
            <text:p>3020,0</text:p>
          </table:table-cell>
          <table:table-cell table:formula="of:=[.B2007]-[.A2007]" office:value-type="float" office:value="-1076" calcext:value-type="float">
            <text:p>-1076,0</text:p>
          </table:table-cell>
          <table:table-cell table:formula="of:=[.C2006]" office:value-type="float" office:value="4020" calcext:value-type="float">
            <text:p>4020,0</text:p>
          </table:table-cell>
          <table:table-cell table:formula="of:=[.D2007]*2" office:value-type="float" office:value="8040" calcext:value-type="float">
            <text:p>8040,0</text:p>
          </table:table-cell>
          <table:table-cell table:formula="of:=[.D2006]" office:value-type="float" office:value="7067.5" calcext:value-type="float">
            <text:p>7067,5</text:p>
          </table:table-cell>
          <table:table-cell table:number-columns-repeated="3"/>
        </table:table-row>
        <table:table-row table:style-name="ro1">
          <table:table-cell table:formula="of:=IF([.B2008]&gt;=0;1;-1)*(2^[.$D$3])" office:value-type="float" office:value="-4096" calcext:value-type="float">
            <text:p>-4096</text:p>
          </table:table-cell>
          <table:table-cell table:formula="of:=[.$B$3]+[.E2008]-[.F2008]" office:value-type="float" office:value="-4124.5" calcext:value-type="float">
            <text:p>-4124,5</text:p>
          </table:table-cell>
          <table:table-cell table:formula="of:=[.B2008]-[.A2008]" office:value-type="float" office:value="-28.5" calcext:value-type="float">
            <text:p>-28,5</text:p>
          </table:table-cell>
          <table:table-cell table:formula="of:=[.C2007]" office:value-type="float" office:value="-1076" calcext:value-type="float">
            <text:p>-1076,0</text:p>
          </table:table-cell>
          <table:table-cell table:formula="of:=[.D2008]*2" office:value-type="float" office:value="-2152" calcext:value-type="float">
            <text:p>-2152,0</text:p>
          </table:table-cell>
          <table:table-cell table:formula="of:=[.D2007]" office:value-type="float" office:value="4020" calcext:value-type="float">
            <text:p>4020,0</text:p>
          </table:table-cell>
          <table:table-cell table:number-columns-repeated="3"/>
        </table:table-row>
        <table:table-row table:style-name="ro1">
          <table:table-cell table:formula="of:=IF([.B2009]&gt;=0;1;-1)*(2^[.$D$3])" office:value-type="float" office:value="4096" calcext:value-type="float">
            <text:p>4096</text:p>
          </table:table-cell>
          <table:table-cell table:style-name="ce7" table:formula="of:=[.$B$3]+[.E2009]-[.F2009]" office:value-type="float" office:value="3066.5" calcext:value-type="float">
            <text:p>3066,5</text:p>
          </table:table-cell>
          <table:table-cell table:style-name="ce7" table:formula="of:=[.B2009]-[.A2009]" office:value-type="float" office:value="-1029.5" calcext:value-type="float">
            <text:p>-1029,5</text:p>
          </table:table-cell>
          <table:table-cell table:style-name="ce7" table:formula="of:=[.C2008]" office:value-type="float" office:value="-28.5" calcext:value-type="float">
            <text:p>-28,5</text:p>
          </table:table-cell>
          <table:table-cell table:style-name="ce7" table:formula="of:=[.D2009]*2" office:value-type="float" office:value="-57" calcext:value-type="float">
            <text:p>-57,0</text:p>
          </table:table-cell>
          <table:table-cell table:style-name="ce7" table:formula="of:=[.D2008]" office:value-type="float" office:value="-1076" calcext:value-type="float">
            <text:p>-1076,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loext:min-decimal-places="3" number:min-integer-digits="1"/>
    </number:number-style>
    <number:number-style style:name="N106">
      <number:number number:decimal-places="1" loext:min-decimal-places="1" number:min-integer-digits="1"/>
    </number:number-style>
    <number:number-style style:name="N10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07:14:11.643707740</meta:creation-date>
    <dc:date>2017-03-19T07:50:23.092819845</dc:date>
    <meta:editing-duration>PT16H40M12S</meta:editing-duration>
    <meta:editing-cycles>4</meta:editing-cycles>
    <meta:generator>LibreOffice/5.1.6.2$Linux_X86_64 LibreOffice_project/10m0$Build-2</meta:generator>
    <meta:document-statistic meta:table-count="2" meta:cell-count="12056" meta:object-count="0"/>
  </office:meta>
</office:document-meta>
</file>